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97.31pt"/>
    </style:style>
    <style:style style:name="co8" style:family="table-column">
      <style:table-column-properties fo:break-before="auto" style:column-width="46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room_20191202_220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  <table:table-cell office:value-type="string" calcext:value-type="string">
            <text:p>kType_3</text:p>
          </table:table-cell>
          <table:table-cell office:value-type="string" calcext:value-type="string">
            <text:p>kType_4</text:p>
          </table:table-cell>
        </table:table-row>
        <table:table-row table:style-name="ro1">
          <table:table-cell office:value-type="string" calcext:value-type="string">
            <text:p>2019-12-02 22:05:22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862542762457" calcext:value-type="float">
            <text:p>72.5862542762457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60526" calcext:value-type="float">
            <text:p>4060526</text:p>
          </table:table-cell>
          <table:table-cell office:value-type="float" office:value="2001567" calcext:value-type="float">
            <text:p>2001567</text:p>
          </table:table-cell>
          <table:table-cell office:value-type="float" office:value="236493" calcext:value-type="float">
            <text:p>236493</text:p>
          </table:table-cell>
          <table:table-cell office:value-type="float" office:value="572603" calcext:value-type="float">
            <text:p>572603</text:p>
          </table:table-cell>
          <table:table-cell office:value-type="float" office:value="227097" calcext:value-type="float">
            <text:p>2270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3049" calcext:value-type="float">
            <text:p>223049</text:p>
          </table:table-cell>
          <table:table-cell office:value-type="float" office:value="222457" calcext:value-type="float">
            <text:p>222457</text:p>
          </table:table-cell>
          <table:table-cell office:value-type="float" office:value="2.42026238683014" calcext:value-type="float">
            <text:p>2.42026238683014</text:p>
          </table:table-cell>
          <table:table-cell office:value-type="float" office:value="1.19302704251135" calcext:value-type="float">
            <text:p>1.19302704251135</text:p>
          </table:table-cell>
          <table:table-cell office:value-type="float" office:value="0.140960829372505" calcext:value-type="float">
            <text:p>0.140960829372505</text:p>
          </table:table-cell>
          <table:table-cell office:value-type="float" office:value="0.341298024809125" calcext:value-type="float">
            <text:p>0.341298024809125</text:p>
          </table:table-cell>
          <table:table-cell office:value-type="float" office:value="0.135360376281783" calcext:value-type="float">
            <text:p>0.135360376281783</text:p>
          </table:table-cell>
          <table:table-cell office:value-type="float" office:value="5" calcext:value-type="float">
            <text:p>5</text:p>
          </table:table-cell>
          <table:table-cell office:value-type="float" office:value="0.132947579973648" calcext:value-type="float">
            <text:p>0.132947579973648</text:p>
          </table:table-cell>
          <table:table-cell office:value-type="float" office:value="0.132594720434513" calcext:value-type="float">
            <text:p>0.132594720434513</text:p>
          </table:table-cell>
          <table:table-cell office:value-type="float" office:value="-221.807834125499" calcext:value-type="float">
            <text:p>-221.807834125499</text:p>
          </table:table-cell>
          <table:table-cell office:value-type="float" office:value="-181.740395038175" calcext:value-type="float">
            <text:p>-181.740395038175</text:p>
          </table:table-cell>
          <table:table-cell office:value-type="float" office:value="-222.927924743643" calcext:value-type="float">
            <text:p>-222.927924743643</text:p>
          </table:table-cell>
          <table:table-cell office:value-type="float" office:value="750" calcext:value-type="float">
            <text:p>750</text:p>
          </table:table-cell>
          <table:table-cell office:value-type="float" office:value="-223.41048400527" calcext:value-type="float">
            <text:p>-223.41048400527</text:p>
          </table:table-cell>
        </table:table-row>
        <table:table-row table:style-name="ro1">
          <table:table-cell office:value-type="string" calcext:value-type="string">
            <text:p>2019-12-02 22:05:24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809106623289" calcext:value-type="float">
            <text:p>72.5809106623289</text:p>
          </table:table-cell>
          <table:table-cell office:value-type="float" office:value="982.210970853686" calcext:value-type="float">
            <text:p>982.210970853686</text:p>
          </table:table-cell>
          <table:table-cell office:value-type="float" office:value="4084786" calcext:value-type="float">
            <text:p>4084786</text:p>
          </table:table-cell>
          <table:table-cell office:value-type="float" office:value="2016912" calcext:value-type="float">
            <text:p>2016912</text:p>
          </table:table-cell>
          <table:table-cell office:value-type="float" office:value="236027" calcext:value-type="float">
            <text:p>236027</text:p>
          </table:table-cell>
          <table:table-cell office:value-type="float" office:value="570945" calcext:value-type="float">
            <text:p>570945</text:p>
          </table:table-cell>
          <table:table-cell office:value-type="float" office:value="229033" calcext:value-type="float">
            <text:p>2290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91" calcext:value-type="float">
            <text:p>222491</text:p>
          </table:table-cell>
          <table:table-cell office:value-type="float" office:value="222522" calcext:value-type="float">
            <text:p>222522</text:p>
          </table:table-cell>
          <table:table-cell office:value-type="float" office:value="2.43472247537642" calcext:value-type="float">
            <text:p>2.43472247537642</text:p>
          </table:table-cell>
          <table:table-cell office:value-type="float" office:value="1.20217337634246" calcext:value-type="float">
            <text:p>1.20217337634246</text:p>
          </table:table-cell>
          <table:table-cell office:value-type="float" office:value="0.14068307169474" calcext:value-type="float">
            <text:p>0.14068307169474</text:p>
          </table:table-cell>
          <table:table-cell office:value-type="float" office:value="0.340309779680941" calcext:value-type="float">
            <text:p>0.340309779680941</text:p>
          </table:table-cell>
          <table:table-cell office:value-type="float" office:value="0.136514322342196" calcext:value-type="float">
            <text:p>0.136514322342196</text:p>
          </table:table-cell>
          <table:table-cell office:value-type="float" office:value="5" calcext:value-type="float">
            <text:p>5</text:p>
          </table:table-cell>
          <table:table-cell office:value-type="float" office:value="0.132614986016153" calcext:value-type="float">
            <text:p>0.132614986016153</text:p>
          </table:table-cell>
          <table:table-cell office:value-type="float" office:value="0.132633463458236" calcext:value-type="float">
            <text:p>0.132633463458236</text:p>
          </table:table-cell>
          <table:table-cell office:value-type="float" office:value="-221.863385661052" calcext:value-type="float">
            <text:p>-221.863385661052</text:p>
          </table:table-cell>
          <table:table-cell office:value-type="float" office:value="-181.938044063812" calcext:value-type="float">
            <text:p>-181.938044063812</text:p>
          </table:table-cell>
          <table:table-cell office:value-type="float" office:value="-222.697135531561" calcext:value-type="float">
            <text:p>-222.697135531561</text:p>
          </table:table-cell>
          <table:table-cell office:value-type="float" office:value="750" calcext:value-type="float">
            <text:p>750</text:p>
          </table:table-cell>
          <table:table-cell office:value-type="float" office:value="-223.477002796769" calcext:value-type="float">
            <text:p>-223.477002796769</text:p>
          </table:table-cell>
        </table:table-row>
        <table:table-row table:style-name="ro1">
          <table:table-cell office:value-type="string" calcext:value-type="string">
            <text:p>2019-12-02 22:05:25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58754952214" calcext:value-type="float">
            <text:p>72.558754952214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8820" calcext:value-type="float">
            <text:p>4088820</text:p>
          </table:table-cell>
          <table:table-cell office:value-type="float" office:value="2018841" calcext:value-type="float">
            <text:p>2018841</text:p>
          </table:table-cell>
          <table:table-cell office:value-type="float" office:value="236010" calcext:value-type="float">
            <text:p>236010</text:p>
          </table:table-cell>
          <table:table-cell office:value-type="float" office:value="569511" calcext:value-type="float">
            <text:p>569511</text:p>
          </table:table-cell>
          <table:table-cell office:value-type="float" office:value="227909" calcext:value-type="float">
            <text:p>227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879" calcext:value-type="float">
            <text:p>222879</text:p>
          </table:table-cell>
          <table:table-cell office:value-type="float" office:value="222416" calcext:value-type="float">
            <text:p>222416</text:p>
          </table:table-cell>
          <table:table-cell office:value-type="float" office:value="2.4371269270333" calcext:value-type="float">
            <text:p>2.4371269270333</text:p>
          </table:table-cell>
          <table:table-cell office:value-type="float" office:value="1.20332315007724" calcext:value-type="float">
            <text:p>1.20332315007724</text:p>
          </table:table-cell>
          <table:table-cell office:value-type="float" office:value="0.140672938903921" calcext:value-type="float">
            <text:p>0.140672938903921</text:p>
          </table:table-cell>
          <table:table-cell office:value-type="float" office:value="0.33945504897297" calcext:value-type="float">
            <text:p>0.33945504897297</text:p>
          </table:table-cell>
          <table:table-cell office:value-type="float" office:value="0.135844366055055" calcext:value-type="float">
            <text:p>0.135844366055055</text:p>
          </table:table-cell>
          <table:table-cell office:value-type="float" office:value="5" calcext:value-type="float">
            <text:p>5</text:p>
          </table:table-cell>
          <table:table-cell office:value-type="float" office:value="0.13284625206545" calcext:value-type="float">
            <text:p>0.13284625206545</text:p>
          </table:table-cell>
          <table:table-cell office:value-type="float" office:value="0.132570282527242" calcext:value-type="float">
            <text:p>0.132570282527242</text:p>
          </table:table-cell>
          <table:table-cell office:value-type="float" office:value="-221.865412219216" calcext:value-type="float">
            <text:p>-221.865412219216</text:p>
          </table:table-cell>
          <table:table-cell office:value-type="float" office:value="-182.108990205406" calcext:value-type="float">
            <text:p>-182.108990205406</text:p>
          </table:table-cell>
          <table:table-cell office:value-type="float" office:value="-222.831126788989" calcext:value-type="float">
            <text:p>-222.831126788989</text:p>
          </table:table-cell>
          <table:table-cell office:value-type="float" office:value="750" calcext:value-type="float">
            <text:p>750</text:p>
          </table:table-cell>
          <table:table-cell office:value-type="float" office:value="-223.43074958691" calcext:value-type="float">
            <text:p>-223.43074958691</text:p>
          </table:table-cell>
        </table:table-row>
        <table:table-row table:style-name="ro1">
          <table:table-cell office:value-type="string" calcext:value-type="string">
            <text:p>2019-12-02 22:05:26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698327093887" calcext:value-type="float">
            <text:p>72.5698327093887</text:p>
          </table:table-cell>
          <table:table-cell office:value-type="float" office:value="982.202448596623" calcext:value-type="float">
            <text:p>982.202448596623</text:p>
          </table:table-cell>
          <table:table-cell office:value-type="float" office:value="4088821" calcext:value-type="float">
            <text:p>4088821</text:p>
          </table:table-cell>
          <table:table-cell office:value-type="float" office:value="2037901" calcext:value-type="float">
            <text:p>2037901</text:p>
          </table:table-cell>
          <table:table-cell office:value-type="float" office:value="235657" calcext:value-type="float">
            <text:p>235657</text:p>
          </table:table-cell>
          <table:table-cell office:value-type="float" office:value="568265" calcext:value-type="float">
            <text:p>568265</text:p>
          </table:table-cell>
          <table:table-cell office:value-type="float" office:value="227106" calcext:value-type="float">
            <text:p>2271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3151" calcext:value-type="float">
            <text:p>223151</text:p>
          </table:table-cell>
          <table:table-cell office:value-type="float" office:value="222397" calcext:value-type="float">
            <text:p>222397</text:p>
          </table:table-cell>
          <table:table-cell office:value-type="float" office:value="2.43712752307982" calcext:value-type="float">
            <text:p>2.43712752307982</text:p>
          </table:table-cell>
          <table:table-cell office:value-type="float" office:value="1.21468379672573" calcext:value-type="float">
            <text:p>1.21468379672573</text:p>
          </table:table-cell>
          <table:table-cell office:value-type="float" office:value="0.140462534482781" calcext:value-type="float">
            <text:p>0.140462534482781</text:p>
          </table:table-cell>
          <table:table-cell office:value-type="float" office:value="0.338712375010535" calcext:value-type="float">
            <text:p>0.338712375010535</text:p>
          </table:table-cell>
          <table:table-cell office:value-type="float" office:value="0.135365740700452" calcext:value-type="float">
            <text:p>0.135365740700452</text:p>
          </table:table-cell>
          <table:table-cell office:value-type="float" office:value="5" calcext:value-type="float">
            <text:p>5</text:p>
          </table:table-cell>
          <table:table-cell office:value-type="float" office:value="0.133008376718566" calcext:value-type="float">
            <text:p>0.133008376718566</text:p>
          </table:table-cell>
          <table:table-cell office:value-type="float" office:value="0.132558957643385" calcext:value-type="float">
            <text:p>0.132558957643385</text:p>
          </table:table-cell>
          <table:table-cell office:value-type="float" office:value="-221.907493103444" calcext:value-type="float">
            <text:p>-221.907493103444</text:p>
          </table:table-cell>
          <table:table-cell office:value-type="float" office:value="-182.257524997893" calcext:value-type="float">
            <text:p>-182.257524997893</text:p>
          </table:table-cell>
          <table:table-cell office:value-type="float" office:value="-222.926851859909" calcext:value-type="float">
            <text:p>-222.926851859909</text:p>
          </table:table-cell>
          <table:table-cell office:value-type="float" office:value="750" calcext:value-type="float">
            <text:p>750</text:p>
          </table:table-cell>
          <table:table-cell office:value-type="float" office:value="-223.398324656287" calcext:value-type="float">
            <text:p>-223.398324656287</text:p>
          </table:table-cell>
        </table:table-row>
        <table:table-row table:style-name="ro1">
          <table:table-cell office:value-type="string" calcext:value-type="string">
            <text:p>2019-12-02 22:05:28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751762804939" calcext:value-type="float">
            <text:p>72.5751762804939</text:p>
          </table:table-cell>
          <table:table-cell office:value-type="float" office:value="982.202448596623" calcext:value-type="float">
            <text:p>982.202448596623</text:p>
          </table:table-cell>
          <table:table-cell office:value-type="float" office:value="4083354" calcext:value-type="float">
            <text:p>4083354</text:p>
          </table:table-cell>
          <table:table-cell office:value-type="float" office:value="2034826" calcext:value-type="float">
            <text:p>2034826</text:p>
          </table:table-cell>
          <table:table-cell office:value-type="float" office:value="235774" calcext:value-type="float">
            <text:p>235774</text:p>
          </table:table-cell>
          <table:table-cell office:value-type="float" office:value="566898" calcext:value-type="float">
            <text:p>566898</text:p>
          </table:table-cell>
          <table:table-cell office:value-type="float" office:value="227238" calcext:value-type="float">
            <text:p>227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3055" calcext:value-type="float">
            <text:p>223055</text:p>
          </table:table-cell>
          <table:table-cell office:value-type="float" office:value="222332" calcext:value-type="float">
            <text:p>222332</text:p>
          </table:table-cell>
          <table:table-cell office:value-type="float" office:value="2.43386893676149" calcext:value-type="float">
            <text:p>2.43386893676149</text:p>
          </table:table-cell>
          <table:table-cell office:value-type="float" office:value="1.21285095368039" calcext:value-type="float">
            <text:p>1.21285095368039</text:p>
          </table:table-cell>
          <table:table-cell office:value-type="float" office:value="0.140532271925482" calcext:value-type="float">
            <text:p>0.140532271925482</text:p>
          </table:table-cell>
          <table:table-cell office:value-type="float" office:value="0.337897579419324" calcext:value-type="float">
            <text:p>0.337897579419324</text:p>
          </table:table-cell>
          <table:table-cell office:value-type="float" office:value="0.135444418840935" calcext:value-type="float">
            <text:p>0.135444418840935</text:p>
          </table:table-cell>
          <table:table-cell office:value-type="float" office:value="5" calcext:value-type="float">
            <text:p>5</text:p>
          </table:table-cell>
          <table:table-cell office:value-type="float" office:value="0.13295115625276" calcext:value-type="float">
            <text:p>0.13295115625276</text:p>
          </table:table-cell>
          <table:table-cell office:value-type="float" office:value="0.132520214619662" calcext:value-type="float">
            <text:p>0.132520214619662</text:p>
          </table:table-cell>
          <table:table-cell office:value-type="float" office:value="-221.893545614904" calcext:value-type="float">
            <text:p>-221.893545614904</text:p>
          </table:table-cell>
          <table:table-cell office:value-type="float" office:value="-182.420484116135" calcext:value-type="float">
            <text:p>-182.420484116135</text:p>
          </table:table-cell>
          <table:table-cell office:value-type="float" office:value="-222.911116231813" calcext:value-type="float">
            <text:p>-222.911116231813</text:p>
          </table:table-cell>
          <table:table-cell office:value-type="float" office:value="750" calcext:value-type="float">
            <text:p>750</text:p>
          </table:table-cell>
          <table:table-cell office:value-type="float" office:value="-223.409768749448" calcext:value-type="float">
            <text:p>-223.409768749448</text:p>
          </table:table-cell>
        </table:table-row>
        <table:table-row table:style-name="ro1">
          <table:table-cell office:value-type="string" calcext:value-type="string">
            <text:p>2019-12-02 22:05:29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698327093887" calcext:value-type="float">
            <text:p>72.5698327093887</text:p>
          </table:table-cell>
          <table:table-cell office:value-type="float" office:value="982.202448596623" calcext:value-type="float">
            <text:p>982.202448596623</text:p>
          </table:table-cell>
          <table:table-cell office:value-type="float" office:value="4087727" calcext:value-type="float">
            <text:p>4087727</text:p>
          </table:table-cell>
          <table:table-cell office:value-type="float" office:value="2033090" calcext:value-type="float">
            <text:p>2033090</text:p>
          </table:table-cell>
          <table:table-cell office:value-type="float" office:value="235594" calcext:value-type="float">
            <text:p>235594</text:p>
          </table:table-cell>
          <table:table-cell office:value-type="float" office:value="565688" calcext:value-type="float">
            <text:p>565688</text:p>
          </table:table-cell>
          <table:table-cell office:value-type="float" office:value="230186" calcext:value-type="float">
            <text:p>2301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97" calcext:value-type="float">
            <text:p>222097</text:p>
          </table:table-cell>
          <table:table-cell office:value-type="float" office:value="222440" calcext:value-type="float">
            <text:p>222440</text:p>
          </table:table-cell>
          <table:table-cell office:value-type="float" office:value="2.43647544818824" calcext:value-type="float">
            <text:p>2.43647544818824</text:p>
          </table:table-cell>
          <table:table-cell office:value-type="float" office:value="1.21181621692374" calcext:value-type="float">
            <text:p>1.21181621692374</text:p>
          </table:table-cell>
          <table:table-cell office:value-type="float" office:value="0.140424983552096" calcext:value-type="float">
            <text:p>0.140424983552096</text:p>
          </table:table-cell>
          <table:table-cell office:value-type="float" office:value="0.337176363131566" calcext:value-type="float">
            <text:p>0.337176363131566</text:p>
          </table:table-cell>
          <table:table-cell office:value-type="float" office:value="0.137201563978382" calcext:value-type="float">
            <text:p>0.137201563978382</text:p>
          </table:table-cell>
          <table:table-cell office:value-type="float" office:value="5" calcext:value-type="float">
            <text:p>5</text:p>
          </table:table-cell>
          <table:table-cell office:value-type="float" office:value="0.132380143687742" calcext:value-type="float">
            <text:p>0.132380143687742</text:p>
          </table:table-cell>
          <table:table-cell office:value-type="float" office:value="0.132584587643693" calcext:value-type="float">
            <text:p>0.132584587643693</text:p>
          </table:table-cell>
          <table:table-cell office:value-type="float" office:value="-221.915003289581" calcext:value-type="float">
            <text:p>-221.915003289581</text:p>
          </table:table-cell>
          <table:table-cell office:value-type="float" office:value="-182.564727373687" calcext:value-type="float">
            <text:p>-182.564727373687</text:p>
          </table:table-cell>
          <table:table-cell office:value-type="float" office:value="-222.559687204324" calcext:value-type="float">
            <text:p>-222.559687204324</text:p>
          </table:table-cell>
          <table:table-cell office:value-type="float" office:value="750" calcext:value-type="float">
            <text:p>750</text:p>
          </table:table-cell>
          <table:table-cell office:value-type="float" office:value="-223.523971262452" calcext:value-type="float">
            <text:p>-223.523971262452</text:p>
          </table:table-cell>
        </table:table-row>
        <table:table-row table:style-name="ro1">
          <table:table-cell office:value-type="string" calcext:value-type="string">
            <text:p>2019-12-02 22:05:30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58754952214" calcext:value-type="float">
            <text:p>72.558754952214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4509" calcext:value-type="float">
            <text:p>4084509</text:p>
          </table:table-cell>
          <table:table-cell office:value-type="float" office:value="2035605" calcext:value-type="float">
            <text:p>2035605</text:p>
          </table:table-cell>
          <table:table-cell office:value-type="float" office:value="235517" calcext:value-type="float">
            <text:p>235517</text:p>
          </table:table-cell>
          <table:table-cell office:value-type="float" office:value="564251" calcext:value-type="float">
            <text:p>564251</text:p>
          </table:table-cell>
          <table:table-cell office:value-type="float" office:value="230104" calcext:value-type="float">
            <text:p>230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01" calcext:value-type="float">
            <text:p>222201</text:p>
          </table:table-cell>
          <table:table-cell office:value-type="float" office:value="222437" calcext:value-type="float">
            <text:p>222437</text:p>
          </table:table-cell>
          <table:table-cell office:value-type="float" office:value="2.43455737049071" calcext:value-type="float">
            <text:p>2.43455737049071</text:p>
          </table:table-cell>
          <table:table-cell office:value-type="float" office:value="1.21331527391854" calcext:value-type="float">
            <text:p>1.21331527391854</text:p>
          </table:table-cell>
          <table:table-cell office:value-type="float" office:value="0.140379087970148" calcext:value-type="float">
            <text:p>0.140379087970148</text:p>
          </table:table-cell>
          <table:table-cell office:value-type="float" office:value="0.336319844284039" calcext:value-type="float">
            <text:p>0.336319844284039</text:p>
          </table:table-cell>
          <table:table-cell office:value-type="float" office:value="0.137152688163839" calcext:value-type="float">
            <text:p>0.137152688163839</text:p>
          </table:table-cell>
          <table:table-cell office:value-type="float" office:value="5" calcext:value-type="float">
            <text:p>5</text:p>
          </table:table-cell>
          <table:table-cell office:value-type="float" office:value="0.132442132525698" calcext:value-type="float">
            <text:p>0.132442132525698</text:p>
          </table:table-cell>
          <table:table-cell office:value-type="float" office:value="0.132582799504137" calcext:value-type="float">
            <text:p>0.132582799504137</text:p>
          </table:table-cell>
          <table:table-cell office:value-type="float" office:value="-221.92418240597" calcext:value-type="float">
            <text:p>-221.92418240597</text:p>
          </table:table-cell>
          <table:table-cell office:value-type="float" office:value="-182.736031143192" calcext:value-type="float">
            <text:p>-182.736031143192</text:p>
          </table:table-cell>
          <table:table-cell office:value-type="float" office:value="-222.569462367232" calcext:value-type="float">
            <text:p>-222.569462367232</text:p>
          </table:table-cell>
          <table:table-cell office:value-type="float" office:value="750" calcext:value-type="float">
            <text:p>750</text:p>
          </table:table-cell>
          <table:table-cell office:value-type="float" office:value="-223.51157349486" calcext:value-type="float">
            <text:p>-223.51157349486</text:p>
          </table:table-cell>
        </table:table-row>
        <table:table-row table:style-name="ro1">
          <table:table-cell office:value-type="string" calcext:value-type="string">
            <text:p>2019-12-02 22:05:31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5476773908073" calcext:value-type="float">
            <text:p>72.5476773908073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8482" calcext:value-type="float">
            <text:p>4088482</text:p>
          </table:table-cell>
          <table:table-cell office:value-type="float" office:value="2040160" calcext:value-type="float">
            <text:p>2040160</text:p>
          </table:table-cell>
          <table:table-cell office:value-type="float" office:value="235540" calcext:value-type="float">
            <text:p>235540</text:p>
          </table:table-cell>
          <table:table-cell office:value-type="float" office:value="562700" calcext:value-type="float">
            <text:p>562700</text:p>
          </table:table-cell>
          <table:table-cell office:value-type="float" office:value="230183" calcext:value-type="float">
            <text:p>230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20" calcext:value-type="float">
            <text:p>222120</text:p>
          </table:table-cell>
          <table:table-cell office:value-type="float" office:value="222340" calcext:value-type="float">
            <text:p>222340</text:p>
          </table:table-cell>
          <table:table-cell office:value-type="float" office:value="2.43692546330994" calcext:value-type="float">
            <text:p>2.43692546330994</text:p>
          </table:table-cell>
          <table:table-cell office:value-type="float" office:value="1.21603026581171" calcext:value-type="float">
            <text:p>1.21603026581171</text:p>
          </table:table-cell>
          <table:table-cell office:value-type="float" office:value="0.140392797040081" calcext:value-type="float">
            <text:p>0.140392797040081</text:p>
          </table:table-cell>
          <table:table-cell office:value-type="float" office:value="0.335395376133368" calcext:value-type="float">
            <text:p>0.335395376133368</text:p>
          </table:table-cell>
          <table:table-cell office:value-type="float" office:value="0.137199775838825" calcext:value-type="float">
            <text:p>0.137199775838825</text:p>
          </table:table-cell>
          <table:table-cell office:value-type="float" office:value="5" calcext:value-type="float">
            <text:p>5</text:p>
          </table:table-cell>
          <table:table-cell office:value-type="float" office:value="0.132393852757675" calcext:value-type="float">
            <text:p>0.132393852757675</text:p>
          </table:table-cell>
          <table:table-cell office:value-type="float" office:value="0.132524982991813" calcext:value-type="float">
            <text:p>0.132524982991813</text:p>
          </table:table-cell>
          <table:table-cell office:value-type="float" office:value="-221.921440591984" calcext:value-type="float">
            <text:p>-221.921440591984</text:p>
          </table:table-cell>
          <table:table-cell office:value-type="float" office:value="-182.920924773326" calcext:value-type="float">
            <text:p>-182.920924773326</text:p>
          </table:table-cell>
          <table:table-cell office:value-type="float" office:value="-222.560044832235" calcext:value-type="float">
            <text:p>-222.560044832235</text:p>
          </table:table-cell>
          <table:table-cell office:value-type="float" office:value="750" calcext:value-type="float">
            <text:p>750</text:p>
          </table:table-cell>
          <table:table-cell office:value-type="float" office:value="-223.521229448465" calcext:value-type="float">
            <text:p>-223.521229448465</text:p>
          </table:table-cell>
        </table:table-row>
        <table:table-row table:style-name="ro1">
          <table:table-cell office:value-type="string" calcext:value-type="string">
            <text:p>2019-12-02 22:05:33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2708383371" calcext:value-type="float">
            <text:p>72.52708383371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8485" calcext:value-type="float">
            <text:p>4088485</text:p>
          </table:table-cell>
          <table:table-cell office:value-type="float" office:value="2037910" calcext:value-type="float">
            <text:p>2037910</text:p>
          </table:table-cell>
          <table:table-cell office:value-type="float" office:value="235290" calcext:value-type="float">
            <text:p>235290</text:p>
          </table:table-cell>
          <table:table-cell office:value-type="float" office:value="561365" calcext:value-type="float">
            <text:p>561365</text:p>
          </table:table-cell>
          <table:table-cell office:value-type="float" office:value="229941" calcext:value-type="float">
            <text:p>2299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67" calcext:value-type="float">
            <text:p>222167</text:p>
          </table:table-cell>
          <table:table-cell office:value-type="float" office:value="222438" calcext:value-type="float">
            <text:p>222438</text:p>
          </table:table-cell>
          <table:table-cell office:value-type="float" office:value="2.4369272514495" calcext:value-type="float">
            <text:p>2.4369272514495</text:p>
          </table:table-cell>
          <table:table-cell office:value-type="float" office:value="1.2146891611444" calcext:value-type="float">
            <text:p>1.2146891611444</text:p>
          </table:table-cell>
          <table:table-cell office:value-type="float" office:value="0.140243785410379" calcext:value-type="float">
            <text:p>0.140243785410379</text:p>
          </table:table-cell>
          <table:table-cell office:value-type="float" office:value="0.334599654030759" calcext:value-type="float">
            <text:p>0.334599654030759</text:p>
          </table:table-cell>
          <table:table-cell office:value-type="float" office:value="0.137055532581274" calcext:value-type="float">
            <text:p>0.137055532581274</text:p>
          </table:table-cell>
          <table:table-cell office:value-type="float" office:value="5" calcext:value-type="float">
            <text:p>5</text:p>
          </table:table-cell>
          <table:table-cell office:value-type="float" office:value="0.132421866944059" calcext:value-type="float">
            <text:p>0.132421866944059</text:p>
          </table:table-cell>
          <table:table-cell office:value-type="float" office:value="0.132583395550656" calcext:value-type="float">
            <text:p>0.132583395550656</text:p>
          </table:table-cell>
          <table:table-cell office:value-type="float" office:value="-221.951242917924" calcext:value-type="float">
            <text:p>-221.951242917924</text:p>
          </table:table-cell>
          <table:table-cell office:value-type="float" office:value="-183.080069193848" calcext:value-type="float">
            <text:p>-183.080069193848</text:p>
          </table:table-cell>
          <table:table-cell office:value-type="float" office:value="-222.588893483745" calcext:value-type="float">
            <text:p>-222.588893483745</text:p>
          </table:table-cell>
          <table:table-cell office:value-type="float" office:value="750" calcext:value-type="float">
            <text:p>750</text:p>
          </table:table-cell>
          <table:table-cell office:value-type="float" office:value="-223.515626611188" calcext:value-type="float">
            <text:p>-223.515626611188</text:p>
          </table:table-cell>
        </table:table-row>
        <table:table-row table:style-name="ro1">
          <table:table-cell office:value-type="string" calcext:value-type="string">
            <text:p>2019-12-02 22:05:34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160064190407" calcext:value-type="float">
            <text:p>72.5160064190407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985" calcext:value-type="float">
            <text:p>4087985</text:p>
          </table:table-cell>
          <table:table-cell office:value-type="float" office:value="2025239" calcext:value-type="float">
            <text:p>2025239</text:p>
          </table:table-cell>
          <table:table-cell office:value-type="float" office:value="235687" calcext:value-type="float">
            <text:p>235687</text:p>
          </table:table-cell>
          <table:table-cell office:value-type="float" office:value="559804" calcext:value-type="float">
            <text:p>559804</text:p>
          </table:table-cell>
          <table:table-cell office:value-type="float" office:value="229349" calcext:value-type="float">
            <text:p>2293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50" calcext:value-type="float">
            <text:p>222350</text:p>
          </table:table-cell>
          <table:table-cell office:value-type="float" office:value="222400" calcext:value-type="float">
            <text:p>222400</text:p>
          </table:table-cell>
          <table:table-cell office:value-type="float" office:value="2.43662922819009" calcext:value-type="float">
            <text:p>2.43662922819009</text:p>
          </table:table-cell>
          <table:table-cell office:value-type="float" office:value="1.20713665570458" calcext:value-type="float">
            <text:p>1.20713665570458</text:p>
          </table:table-cell>
          <table:table-cell office:value-type="float" office:value="0.140480415878345" calcext:value-type="float">
            <text:p>0.140480415878345</text:p>
          </table:table-cell>
          <table:table-cell office:value-type="float" office:value="0.333669225414899" calcext:value-type="float">
            <text:p>0.333669225414899</text:p>
          </table:table-cell>
          <table:table-cell office:value-type="float" office:value="0.136702673042139" calcext:value-type="float">
            <text:p>0.136702673042139</text:p>
          </table:table-cell>
          <table:table-cell office:value-type="float" office:value="5" calcext:value-type="float">
            <text:p>5</text:p>
          </table:table-cell>
          <table:table-cell office:value-type="float" office:value="0.132530943457001" calcext:value-type="float">
            <text:p>0.132530943457001</text:p>
          </table:table-cell>
          <table:table-cell office:value-type="float" office:value="0.132560745782941" calcext:value-type="float">
            <text:p>0.132560745782941</text:p>
          </table:table-cell>
          <table:table-cell office:value-type="float" office:value="-221.903916824331" calcext:value-type="float">
            <text:p>-221.903916824331</text:p>
          </table:table-cell>
          <table:table-cell office:value-type="float" office:value="-183.26615491702" calcext:value-type="float">
            <text:p>-183.26615491702</text:p>
          </table:table-cell>
          <table:table-cell office:value-type="float" office:value="-222.659465391572" calcext:value-type="float">
            <text:p>-222.659465391572</text:p>
          </table:table-cell>
          <table:table-cell office:value-type="float" office:value="750" calcext:value-type="float">
            <text:p>750</text:p>
          </table:table-cell>
          <table:table-cell office:value-type="float" office:value="-223.4938113086" calcext:value-type="float">
            <text:p>-223.4938113086</text:p>
          </table:table-cell>
        </table:table-row>
        <table:table-row table:style-name="ro1">
          <table:table-cell office:value-type="string" calcext:value-type="string">
            <text:p>2019-12-02 22:05:35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480678700589" calcext:value-type="float">
            <text:p>72.5480678700589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8378" calcext:value-type="float">
            <text:p>4088378</text:p>
          </table:table-cell>
          <table:table-cell office:value-type="float" office:value="2017910" calcext:value-type="float">
            <text:p>2017910</text:p>
          </table:table-cell>
          <table:table-cell office:value-type="float" office:value="235497" calcext:value-type="float">
            <text:p>235497</text:p>
          </table:table-cell>
          <table:table-cell office:value-type="float" office:value="558387" calcext:value-type="float">
            <text:p>558387</text:p>
          </table:table-cell>
          <table:table-cell office:value-type="float" office:value="228841" calcext:value-type="float">
            <text:p>228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85" calcext:value-type="float">
            <text:p>222485</text:p>
          </table:table-cell>
          <table:table-cell office:value-type="float" office:value="222351" calcext:value-type="float">
            <text:p>222351</text:p>
          </table:table-cell>
          <table:table-cell office:value-type="float" office:value="2.43686347447198" calcext:value-type="float">
            <text:p>2.43686347447198</text:p>
          </table:table-cell>
          <table:table-cell office:value-type="float" office:value="1.20276823076823" calcext:value-type="float">
            <text:p>1.20276823076823</text:p>
          </table:table-cell>
          <table:table-cell office:value-type="float" office:value="0.140367167039772" calcext:value-type="float">
            <text:p>0.140367167039772</text:p>
          </table:table-cell>
          <table:table-cell office:value-type="float" office:value="0.332824627497748" calcext:value-type="float">
            <text:p>0.332824627497748</text:p>
          </table:table-cell>
          <table:table-cell office:value-type="float" office:value="0.136399881410585" calcext:value-type="float">
            <text:p>0.136399881410585</text:p>
          </table:table-cell>
          <table:table-cell office:value-type="float" office:value="5" calcext:value-type="float">
            <text:p>5</text:p>
          </table:table-cell>
          <table:table-cell office:value-type="float" office:value="0.13261140973704" calcext:value-type="float">
            <text:p>0.13261140973704</text:p>
          </table:table-cell>
          <table:table-cell office:value-type="float" office:value="0.132531539503519" calcext:value-type="float">
            <text:p>0.132531539503519</text:p>
          </table:table-cell>
          <table:table-cell office:value-type="float" office:value="-221.926566592046" calcext:value-type="float">
            <text:p>-221.926566592046</text:p>
          </table:table-cell>
          <table:table-cell office:value-type="float" office:value="-183.43507450045" calcext:value-type="float">
            <text:p>-183.43507450045</text:p>
          </table:table-cell>
          <table:table-cell office:value-type="float" office:value="-222.720023717883" calcext:value-type="float">
            <text:p>-222.720023717883</text:p>
          </table:table-cell>
          <table:table-cell office:value-type="float" office:value="750" calcext:value-type="float">
            <text:p>750</text:p>
          </table:table-cell>
          <table:table-cell office:value-type="float" office:value="-223.477718052592" calcext:value-type="float">
            <text:p>-223.477718052592</text:p>
          </table:table-cell>
        </table:table-row>
        <table:table-row table:style-name="ro1">
          <table:table-cell office:value-type="string" calcext:value-type="string">
            <text:p>2019-12-02 22:05:36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427243161968" calcext:value-type="float">
            <text:p>72.5427243161968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8385" calcext:value-type="float">
            <text:p>4088385</text:p>
          </table:table-cell>
          <table:table-cell office:value-type="float" office:value="2020998" calcext:value-type="float">
            <text:p>2020998</text:p>
          </table:table-cell>
          <table:table-cell office:value-type="float" office:value="235587" calcext:value-type="float">
            <text:p>235587</text:p>
          </table:table-cell>
          <table:table-cell office:value-type="float" office:value="556852" calcext:value-type="float">
            <text:p>556852</text:p>
          </table:table-cell>
          <table:table-cell office:value-type="float" office:value="227644" calcext:value-type="float">
            <text:p>2276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853" calcext:value-type="float">
            <text:p>222853</text:p>
          </table:table-cell>
          <table:table-cell office:value-type="float" office:value="222262" calcext:value-type="float">
            <text:p>222262</text:p>
          </table:table-cell>
          <table:table-cell office:value-type="float" office:value="2.43686764679761" calcext:value-type="float">
            <text:p>2.43686764679761</text:p>
          </table:table-cell>
          <table:table-cell office:value-type="float" office:value="1.20460882241831" calcext:value-type="float">
            <text:p>1.20460882241831</text:p>
          </table:table-cell>
          <table:table-cell office:value-type="float" office:value="0.140420811226465" calcext:value-type="float">
            <text:p>0.140420811226465</text:p>
          </table:table-cell>
          <table:table-cell office:value-type="float" office:value="0.331909696091377" calcext:value-type="float">
            <text:p>0.331909696091377</text:p>
          </table:table-cell>
          <table:table-cell office:value-type="float" office:value="0.135686413727571" calcext:value-type="float">
            <text:p>0.135686413727571</text:p>
          </table:table-cell>
          <table:table-cell office:value-type="float" office:value="5" calcext:value-type="float">
            <text:p>5</text:p>
          </table:table-cell>
          <table:table-cell office:value-type="float" office:value="0.132830754855961" calcext:value-type="float">
            <text:p>0.132830754855961</text:p>
          </table:table-cell>
          <table:table-cell office:value-type="float" office:value="0.132478491363346" calcext:value-type="float">
            <text:p>0.132478491363346</text:p>
          </table:table-cell>
          <table:table-cell office:value-type="float" office:value="-221.915837754707" calcext:value-type="float">
            <text:p>-221.915837754707</text:p>
          </table:table-cell>
          <table:table-cell office:value-type="float" office:value="-183.618060781725" calcext:value-type="float">
            <text:p>-183.618060781725</text:p>
          </table:table-cell>
          <table:table-cell office:value-type="float" office:value="-222.862717254486" calcext:value-type="float">
            <text:p>-222.862717254486</text:p>
          </table:table-cell>
          <table:table-cell office:value-type="float" office:value="750" calcext:value-type="float">
            <text:p>750</text:p>
          </table:table-cell>
          <table:table-cell office:value-type="float" office:value="-223.433849028808" calcext:value-type="float">
            <text:p>-223.433849028808</text:p>
          </table:table-cell>
        </table:table-row>
        <table:table-row table:style-name="ro1">
          <table:table-cell office:value-type="string" calcext:value-type="string">
            <text:p>2019-12-02 22:05:38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221303466978" calcext:value-type="float">
            <text:p>72.5221303466978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88362" calcext:value-type="float">
            <text:p>4088362</text:p>
          </table:table-cell>
          <table:table-cell office:value-type="float" office:value="2041161" calcext:value-type="float">
            <text:p>2041161</text:p>
          </table:table-cell>
          <table:table-cell office:value-type="float" office:value="235858" calcext:value-type="float">
            <text:p>235858</text:p>
          </table:table-cell>
          <table:table-cell office:value-type="float" office:value="555503" calcext:value-type="float">
            <text:p>555503</text:p>
          </table:table-cell>
          <table:table-cell office:value-type="float" office:value="226984" calcext:value-type="float">
            <text:p>226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3108" calcext:value-type="float">
            <text:p>223108</text:p>
          </table:table-cell>
          <table:table-cell office:value-type="float" office:value="222280" calcext:value-type="float">
            <text:p>222280</text:p>
          </table:table-cell>
          <table:table-cell office:value-type="float" office:value="2.43685393772768" calcext:value-type="float">
            <text:p>2.43685393772768</text:p>
          </table:table-cell>
          <table:table-cell office:value-type="float" office:value="1.21662690837704" calcext:value-type="float">
            <text:p>1.21662690837704</text:p>
          </table:table-cell>
          <table:table-cell office:value-type="float" office:value="0.140582339833062" calcext:value-type="float">
            <text:p>0.140582339833062</text:p>
          </table:table-cell>
          <table:table-cell office:value-type="float" office:value="0.331105629337505" calcext:value-type="float">
            <text:p>0.331105629337505</text:p>
          </table:table-cell>
          <table:table-cell office:value-type="float" office:value="0.135293023025158" calcext:value-type="float">
            <text:p>0.135293023025158</text:p>
          </table:table-cell>
          <table:table-cell office:value-type="float" office:value="5" calcext:value-type="float">
            <text:p>5</text:p>
          </table:table-cell>
          <table:table-cell office:value-type="float" office:value="0.132982746718257" calcext:value-type="float">
            <text:p>0.132982746718257</text:p>
          </table:table-cell>
          <table:table-cell office:value-type="float" office:value="0.132489220200684" calcext:value-type="float">
            <text:p>0.132489220200684</text:p>
          </table:table-cell>
          <table:table-cell office:value-type="float" office:value="-221.883532033388" calcext:value-type="float">
            <text:p>-221.883532033388</text:p>
          </table:table-cell>
          <table:table-cell office:value-type="float" office:value="-183.778874132499" calcext:value-type="float">
            <text:p>-183.778874132499</text:p>
          </table:table-cell>
          <table:table-cell office:value-type="float" office:value="-222.941395394968" calcext:value-type="float">
            <text:p>-222.941395394968</text:p>
          </table:table-cell>
          <table:table-cell office:value-type="float" office:value="750" calcext:value-type="float">
            <text:p>750</text:p>
          </table:table-cell>
          <table:table-cell office:value-type="float" office:value="-223.403450656349" calcext:value-type="float">
            <text:p>-223.403450656349</text:p>
          </table:table-cell>
        </table:table-row>
        <table:table-row table:style-name="ro1">
          <table:table-cell office:value-type="string" calcext:value-type="string">
            <text:p>2019-12-02 22:05:3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515616298948" calcext:value-type="float">
            <text:p>72.515616298948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8757" calcext:value-type="float">
            <text:p>4088757</text:p>
          </table:table-cell>
          <table:table-cell office:value-type="float" office:value="2032948" calcext:value-type="float">
            <text:p>2032948</text:p>
          </table:table-cell>
          <table:table-cell office:value-type="float" office:value="235806" calcext:value-type="float">
            <text:p>235806</text:p>
          </table:table-cell>
          <table:table-cell office:value-type="float" office:value="554198" calcext:value-type="float">
            <text:p>554198</text:p>
          </table:table-cell>
          <table:table-cell office:value-type="float" office:value="227252" calcext:value-type="float">
            <text:p>227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871" calcext:value-type="float">
            <text:p>222871</text:p>
          </table:table-cell>
          <table:table-cell office:value-type="float" office:value="222188" calcext:value-type="float">
            <text:p>222188</text:p>
          </table:table-cell>
          <table:table-cell office:value-type="float" office:value="2.43708937610261" calcext:value-type="float">
            <text:p>2.43708937610261</text:p>
          </table:table-cell>
          <table:table-cell office:value-type="float" office:value="1.21173157831807" calcext:value-type="float">
            <text:p>1.21173157831807</text:p>
          </table:table-cell>
          <table:table-cell office:value-type="float" office:value="0.140551345414084" calcext:value-type="float">
            <text:p>0.140551345414084</text:p>
          </table:table-cell>
          <table:table-cell office:value-type="float" office:value="0.33032778863046" calcext:value-type="float">
            <text:p>0.33032778863046</text:p>
          </table:table-cell>
          <table:table-cell office:value-type="float" office:value="0.135452763492198" calcext:value-type="float">
            <text:p>0.135452763492198</text:p>
          </table:table-cell>
          <table:table-cell office:value-type="float" office:value="5" calcext:value-type="float">
            <text:p>5</text:p>
          </table:table-cell>
          <table:table-cell office:value-type="float" office:value="0.1328414836933" calcext:value-type="float">
            <text:p>0.1328414836933</text:p>
          </table:table-cell>
          <table:table-cell office:value-type="float" office:value="0.132434383920954" calcext:value-type="float">
            <text:p>0.132434383920954</text:p>
          </table:table-cell>
          <table:table-cell office:value-type="float" office:value="-221.889730917183" calcext:value-type="float">
            <text:p>-221.889730917183</text:p>
          </table:table-cell>
          <table:table-cell office:value-type="float" office:value="-183.934442273908" calcext:value-type="float">
            <text:p>-183.934442273908</text:p>
          </table:table-cell>
          <table:table-cell office:value-type="float" office:value="-222.90944730156" calcext:value-type="float">
            <text:p>-222.90944730156</text:p>
          </table:table-cell>
          <table:table-cell office:value-type="float" office:value="750" calcext:value-type="float">
            <text:p>750</text:p>
          </table:table-cell>
          <table:table-cell office:value-type="float" office:value="-223.43170326134" calcext:value-type="float">
            <text:p>-223.43170326134</text:p>
          </table:table-cell>
        </table:table-row>
        <table:table-row table:style-name="ro1">
          <table:table-cell office:value-type="string" calcext:value-type="string">
            <text:p>2019-12-02 22:05:40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328177535233" calcext:value-type="float">
            <text:p>72.5328177535233</text:p>
          </table:table-cell>
          <table:table-cell office:value-type="float" office:value="982.238444845038" calcext:value-type="float">
            <text:p>982.238444845038</text:p>
          </table:table-cell>
          <table:table-cell office:value-type="float" office:value="4088701" calcext:value-type="float">
            <text:p>4088701</text:p>
          </table:table-cell>
          <table:table-cell office:value-type="float" office:value="2017580" calcext:value-type="float">
            <text:p>2017580</text:p>
          </table:table-cell>
          <table:table-cell office:value-type="float" office:value="235832" calcext:value-type="float">
            <text:p>235832</text:p>
          </table:table-cell>
          <table:table-cell office:value-type="float" office:value="552951" calcext:value-type="float">
            <text:p>552951</text:p>
          </table:table-cell>
          <table:table-cell office:value-type="float" office:value="228362" calcext:value-type="float">
            <text:p>2283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23" calcext:value-type="float">
            <text:p>222523</text:p>
          </table:table-cell>
          <table:table-cell office:value-type="float" office:value="222202" calcext:value-type="float">
            <text:p>222202</text:p>
          </table:table-cell>
          <table:table-cell office:value-type="float" office:value="2.43705599749756" calcext:value-type="float">
            <text:p>2.43705599749756</text:p>
          </table:table-cell>
          <table:table-cell office:value-type="float" office:value="1.20257153541702" calcext:value-type="float">
            <text:p>1.20257153541702</text:p>
          </table:table-cell>
          <table:table-cell office:value-type="float" office:value="0.140566842623573" calcext:value-type="float">
            <text:p>0.140566842623573</text:p>
          </table:table-cell>
          <table:table-cell office:value-type="float" office:value="0.329584518621506" calcext:value-type="float">
            <text:p>0.329584518621506</text:p>
          </table:table-cell>
          <table:table-cell office:value-type="float" office:value="0.136114375128076" calcext:value-type="float">
            <text:p>0.136114375128076</text:p>
          </table:table-cell>
          <table:table-cell office:value-type="float" office:value="5" calcext:value-type="float">
            <text:p>5</text:p>
          </table:table-cell>
          <table:table-cell office:value-type="float" office:value="0.132634059504754" calcext:value-type="float">
            <text:p>0.132634059504754</text:p>
          </table:table-cell>
          <table:table-cell office:value-type="float" office:value="0.132442728572217" calcext:value-type="float">
            <text:p>0.132442728572217</text:p>
          </table:table-cell>
          <table:table-cell office:value-type="float" office:value="-221.886631475285" calcext:value-type="float">
            <text:p>-221.886631475285</text:p>
          </table:table-cell>
          <table:table-cell office:value-type="float" office:value="-184.083096275699" calcext:value-type="float">
            <text:p>-184.083096275699</text:p>
          </table:table-cell>
          <table:table-cell office:value-type="float" office:value="-222.777124974385" calcext:value-type="float">
            <text:p>-222.777124974385</text:p>
          </table:table-cell>
          <table:table-cell office:value-type="float" office:value="750" calcext:value-type="float">
            <text:p>750</text:p>
          </table:table-cell>
          <table:table-cell office:value-type="float" office:value="-223.473188099049" calcext:value-type="float">
            <text:p>-223.473188099049</text:p>
          </table:table-cell>
        </table:table-row>
        <table:table-row table:style-name="ro1">
          <table:table-cell office:value-type="string" calcext:value-type="string">
            <text:p>2019-12-02 22:05:42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110528646971" calcext:value-type="float">
            <text:p>72.5110528646971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8352" calcext:value-type="float">
            <text:p>4088352</text:p>
          </table:table-cell>
          <table:table-cell office:value-type="float" office:value="2016785" calcext:value-type="float">
            <text:p>2016785</text:p>
          </table:table-cell>
          <table:table-cell office:value-type="float" office:value="235704" calcext:value-type="float">
            <text:p>235704</text:p>
          </table:table-cell>
          <table:table-cell office:value-type="float" office:value="551577" calcext:value-type="float">
            <text:p>551577</text:p>
          </table:table-cell>
          <table:table-cell office:value-type="float" office:value="228749" calcext:value-type="float">
            <text:p>2287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52" calcext:value-type="float">
            <text:p>222452</text:p>
          </table:table-cell>
          <table:table-cell office:value-type="float" office:value="222275" calcext:value-type="float">
            <text:p>222275</text:p>
          </table:table-cell>
          <table:table-cell office:value-type="float" office:value="2.43684797726249" calcext:value-type="float">
            <text:p>2.43684797726249</text:p>
          </table:table-cell>
          <table:table-cell office:value-type="float" office:value="1.20209767843457" calcext:value-type="float">
            <text:p>1.20209767843457</text:p>
          </table:table-cell>
          <table:table-cell office:value-type="float" office:value="0.140490548669165" calcext:value-type="float">
            <text:p>0.140490548669165</text:p>
          </table:table-cell>
          <table:table-cell office:value-type="float" office:value="0.328765550704664" calcext:value-type="float">
            <text:p>0.328765550704664</text:p>
          </table:table-cell>
          <table:table-cell office:value-type="float" office:value="0.136345045130854" calcext:value-type="float">
            <text:p>0.136345045130854</text:p>
          </table:table-cell>
          <table:table-cell office:value-type="float" office:value="5" calcext:value-type="float">
            <text:p>5</text:p>
          </table:table-cell>
          <table:table-cell office:value-type="float" office:value="0.132591740201919" calcext:value-type="float">
            <text:p>0.132591740201919</text:p>
          </table:table-cell>
          <table:table-cell office:value-type="float" office:value="0.13248623996809" calcext:value-type="float">
            <text:p>0.13248623996809</text:p>
          </table:table-cell>
          <table:table-cell office:value-type="float" office:value="-221.901890266167" calcext:value-type="float">
            <text:p>-221.901890266167</text:p>
          </table:table-cell>
          <table:table-cell office:value-type="float" office:value="-184.246889859067" calcext:value-type="float">
            <text:p>-184.246889859067</text:p>
          </table:table-cell>
          <table:table-cell office:value-type="float" office:value="-222.730990973829" calcext:value-type="float">
            <text:p>-222.730990973829</text:p>
          </table:table-cell>
          <table:table-cell office:value-type="float" office:value="750" calcext:value-type="float">
            <text:p>750</text:p>
          </table:table-cell>
          <table:table-cell office:value-type="float" office:value="-223.481651959616" calcext:value-type="float">
            <text:p>-223.481651959616</text:p>
          </table:table-cell>
        </table:table-row>
        <table:table-row table:style-name="ro1">
          <table:table-cell office:value-type="string" calcext:value-type="string">
            <text:p>2019-12-02 22:05:43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847241543203" calcext:value-type="float">
            <text:p>72.4847241543203</text:p>
          </table:table-cell>
          <table:table-cell office:value-type="float" office:value="982.238444845038" calcext:value-type="float">
            <text:p>982.238444845038</text:p>
          </table:table-cell>
          <table:table-cell office:value-type="float" office:value="4088567" calcext:value-type="float">
            <text:p>4088567</text:p>
          </table:table-cell>
          <table:table-cell office:value-type="float" office:value="2026313" calcext:value-type="float">
            <text:p>2026313</text:p>
          </table:table-cell>
          <table:table-cell office:value-type="float" office:value="235724" calcext:value-type="float">
            <text:p>235724</text:p>
          </table:table-cell>
          <table:table-cell office:value-type="float" office:value="550204" calcext:value-type="float">
            <text:p>550204</text:p>
          </table:table-cell>
          <table:table-cell office:value-type="float" office:value="229475" calcext:value-type="float">
            <text:p>2294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25" calcext:value-type="float">
            <text:p>222225</text:p>
          </table:table-cell>
          <table:table-cell office:value-type="float" office:value="222205" calcext:value-type="float">
            <text:p>222205</text:p>
          </table:table-cell>
          <table:table-cell office:value-type="float" office:value="2.43697612726404" calcext:value-type="float">
            <text:p>2.43697612726404</text:p>
          </table:table-cell>
          <table:table-cell office:value-type="float" office:value="1.20777680966578" calcext:value-type="float">
            <text:p>1.20777680966578</text:p>
          </table:table-cell>
          <table:table-cell office:value-type="float" office:value="0.140502469599541" calcext:value-type="float">
            <text:p>0.140502469599541</text:p>
          </table:table-cell>
          <table:table-cell office:value-type="float" office:value="0.32794717883434" calcext:value-type="float">
            <text:p>0.32794717883434</text:p>
          </table:table-cell>
          <table:table-cell office:value-type="float" office:value="0.136777774903509" calcext:value-type="float">
            <text:p>0.136777774903509</text:p>
          </table:table-cell>
          <table:table-cell office:value-type="float" office:value="5" calcext:value-type="float">
            <text:p>5</text:p>
          </table:table-cell>
          <table:table-cell office:value-type="float" office:value="0.13245643764215" calcext:value-type="float">
            <text:p>0.13245643764215</text:p>
          </table:table-cell>
          <table:table-cell office:value-type="float" office:value="0.132444516711773" calcext:value-type="float">
            <text:p>0.132444516711773</text:p>
          </table:table-cell>
          <table:table-cell office:value-type="float" office:value="-221.899506080092" calcext:value-type="float">
            <text:p>-221.899506080092</text:p>
          </table:table-cell>
          <table:table-cell office:value-type="float" office:value="-184.410564233132" calcext:value-type="float">
            <text:p>-184.410564233132</text:p>
          </table:table-cell>
          <table:table-cell office:value-type="float" office:value="-222.644445019298" calcext:value-type="float">
            <text:p>-222.644445019298</text:p>
          </table:table-cell>
          <table:table-cell office:value-type="float" office:value="750" calcext:value-type="float">
            <text:p>750</text:p>
          </table:table-cell>
          <table:table-cell office:value-type="float" office:value="-223.50871247157" calcext:value-type="float">
            <text:p>-223.50871247157</text:p>
          </table:table-cell>
        </table:table-row>
        <table:table-row table:style-name="ro1">
          <table:table-cell office:value-type="string" calcext:value-type="string">
            <text:p>2019-12-02 22:05:44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950218189752" calcext:value-type="float">
            <text:p>72.4950218189752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8178" calcext:value-type="float">
            <text:p>4088178</text:p>
          </table:table-cell>
          <table:table-cell office:value-type="float" office:value="2036623" calcext:value-type="float">
            <text:p>2036623</text:p>
          </table:table-cell>
          <table:table-cell office:value-type="float" office:value="235605" calcext:value-type="float">
            <text:p>235605</text:p>
          </table:table-cell>
          <table:table-cell office:value-type="float" office:value="548621" calcext:value-type="float">
            <text:p>548621</text:p>
          </table:table-cell>
          <table:table-cell office:value-type="float" office:value="229788" calcext:value-type="float">
            <text:p>2297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62" calcext:value-type="float">
            <text:p>221962</text:p>
          </table:table-cell>
          <table:table-cell office:value-type="float" office:value="222231" calcext:value-type="float">
            <text:p>222231</text:p>
          </table:table-cell>
          <table:table-cell office:value-type="float" office:value="2.43674426516822" calcext:value-type="float">
            <text:p>2.43674426516822</text:p>
          </table:table-cell>
          <table:table-cell office:value-type="float" office:value="1.21392204927469" calcext:value-type="float">
            <text:p>1.21392204927469</text:p>
          </table:table-cell>
          <table:table-cell office:value-type="float" office:value="0.140431540063803" calcext:value-type="float">
            <text:p>0.140431540063803</text:p>
          </table:table-cell>
          <table:table-cell office:value-type="float" office:value="0.327003637195067" calcext:value-type="float">
            <text:p>0.327003637195067</text:p>
          </table:table-cell>
          <table:table-cell office:value-type="float" office:value="0.136964337463896" calcext:value-type="float">
            <text:p>0.136964337463896</text:p>
          </table:table-cell>
          <table:table-cell office:value-type="float" office:value="5" calcext:value-type="float">
            <text:p>5</text:p>
          </table:table-cell>
          <table:table-cell office:value-type="float" office:value="0.132299677407703" calcext:value-type="float">
            <text:p>0.132299677407703</text:p>
          </table:table-cell>
          <table:table-cell office:value-type="float" office:value="0.132460013921263" calcext:value-type="float">
            <text:p>0.132460013921263</text:p>
          </table:table-cell>
          <table:table-cell office:value-type="float" office:value="-221.913691987239" calcext:value-type="float">
            <text:p>-221.913691987239</text:p>
          </table:table-cell>
          <table:table-cell office:value-type="float" office:value="-184.599272560987" calcext:value-type="float">
            <text:p>-184.599272560987</text:p>
          </table:table-cell>
          <table:table-cell office:value-type="float" office:value="-222.607132507221" calcext:value-type="float">
            <text:p>-222.607132507221</text:p>
          </table:table-cell>
          <table:table-cell office:value-type="float" office:value="750" calcext:value-type="float">
            <text:p>750</text:p>
          </table:table-cell>
          <table:table-cell office:value-type="float" office:value="-223.540064518459" calcext:value-type="float">
            <text:p>-223.540064518459</text:p>
          </table:table-cell>
        </table:table-row>
        <table:table-row table:style-name="ro1">
          <table:table-cell office:value-type="string" calcext:value-type="string">
            <text:p>2019-12-02 22:05:45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007554307655" calcext:value-type="float">
            <text:p>72.5007554307655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90346" calcext:value-type="float">
            <text:p>4090346</text:p>
          </table:table-cell>
          <table:table-cell office:value-type="float" office:value="2035041" calcext:value-type="float">
            <text:p>2035041</text:p>
          </table:table-cell>
          <table:table-cell office:value-type="float" office:value="235488" calcext:value-type="float">
            <text:p>235488</text:p>
          </table:table-cell>
          <table:table-cell office:value-type="float" office:value="547051" calcext:value-type="float">
            <text:p>547051</text:p>
          </table:table-cell>
          <table:table-cell office:value-type="float" office:value="229576" calcext:value-type="float">
            <text:p>2295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13" calcext:value-type="float">
            <text:p>222213</text:p>
          </table:table-cell>
          <table:table-cell office:value-type="float" office:value="222287" calcext:value-type="float">
            <text:p>222287</text:p>
          </table:table-cell>
          <table:table-cell office:value-type="float" office:value="2.438036494021" calcext:value-type="float">
            <text:p>2.438036494021</text:p>
          </table:table-cell>
          <table:table-cell office:value-type="float" office:value="1.21297910368193" calcext:value-type="float">
            <text:p>1.21297910368193</text:p>
          </table:table-cell>
          <table:table-cell office:value-type="float" office:value="0.140361802621103" calcext:value-type="float">
            <text:p>0.140361802621103</text:p>
          </table:table-cell>
          <table:table-cell office:value-type="float" office:value="0.326067844160538" calcext:value-type="float">
            <text:p>0.326067844160538</text:p>
          </table:table-cell>
          <table:table-cell office:value-type="float" office:value="0.136837975601909" calcext:value-type="float">
            <text:p>0.136837975601909</text:p>
          </table:table-cell>
          <table:table-cell office:value-type="float" office:value="5" calcext:value-type="float">
            <text:p>5</text:p>
          </table:table-cell>
          <table:table-cell office:value-type="float" office:value="0.132449285083924" calcext:value-type="float">
            <text:p>0.132449285083924</text:p>
          </table:table-cell>
          <table:table-cell office:value-type="float" office:value="0.132493392526316" calcext:value-type="float">
            <text:p>0.132493392526316</text:p>
          </table:table-cell>
          <table:table-cell office:value-type="float" office:value="-221.927639475779" calcext:value-type="float">
            <text:p>-221.927639475779</text:p>
          </table:table-cell>
          <table:table-cell office:value-type="float" office:value="-184.786431167892" calcext:value-type="float">
            <text:p>-184.786431167892</text:p>
          </table:table-cell>
          <table:table-cell office:value-type="float" office:value="-222.632404879618" calcext:value-type="float">
            <text:p>-222.632404879618</text:p>
          </table:table-cell>
          <table:table-cell office:value-type="float" office:value="750" calcext:value-type="float">
            <text:p>750</text:p>
          </table:table-cell>
          <table:table-cell office:value-type="float" office:value="-223.510142983215" calcext:value-type="float">
            <text:p>-223.510142983215</text:p>
          </table:table-cell>
        </table:table-row>
        <table:table-row table:style-name="ro1">
          <table:table-cell office:value-type="string" calcext:value-type="string">
            <text:p>2019-12-02 22:05:4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16396529558" calcext:value-type="float">
            <text:p>72.516396529558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8459" calcext:value-type="float">
            <text:p>4088459</text:p>
          </table:table-cell>
          <table:table-cell office:value-type="float" office:value="2026081" calcext:value-type="float">
            <text:p>2026081</text:p>
          </table:table-cell>
          <table:table-cell office:value-type="float" office:value="236136" calcext:value-type="float">
            <text:p>236136</text:p>
          </table:table-cell>
          <table:table-cell office:value-type="float" office:value="545592" calcext:value-type="float">
            <text:p>545592</text:p>
          </table:table-cell>
          <table:table-cell office:value-type="float" office:value="228884" calcext:value-type="float">
            <text:p>2288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79" calcext:value-type="float">
            <text:p>222379</text:p>
          </table:table-cell>
          <table:table-cell office:value-type="float" office:value="222233" calcext:value-type="float">
            <text:p>222233</text:p>
          </table:table-cell>
          <table:table-cell office:value-type="float" office:value="2.43691175424001" calcext:value-type="float">
            <text:p>2.43691175424001</text:p>
          </table:table-cell>
          <table:table-cell office:value-type="float" office:value="1.20763852687341" calcext:value-type="float">
            <text:p>1.20763852687341</text:p>
          </table:table-cell>
          <table:table-cell office:value-type="float" office:value="0.14074804076529" calcext:value-type="float">
            <text:p>0.14074804076529</text:p>
          </table:table-cell>
          <table:table-cell office:value-type="float" office:value="0.325198212289597" calcext:value-type="float">
            <text:p>0.325198212289597</text:p>
          </table:table-cell>
          <table:table-cell office:value-type="float" office:value="0.136425511410893" calcext:value-type="float">
            <text:p>0.136425511410893</text:p>
          </table:table-cell>
          <table:table-cell office:value-type="float" office:value="5" calcext:value-type="float">
            <text:p>5</text:p>
          </table:table-cell>
          <table:table-cell office:value-type="float" office:value="0.132548228806046" calcext:value-type="float">
            <text:p>0.132548228806046</text:p>
          </table:table-cell>
          <table:table-cell office:value-type="float" office:value="0.1324612060143" calcext:value-type="float">
            <text:p>0.1324612060143</text:p>
          </table:table-cell>
          <table:table-cell office:value-type="float" office:value="-221.850391846942" calcext:value-type="float">
            <text:p>-221.850391846942</text:p>
          </table:table-cell>
          <table:table-cell office:value-type="float" office:value="-184.960357542081" calcext:value-type="float">
            <text:p>-184.960357542081</text:p>
          </table:table-cell>
          <table:table-cell office:value-type="float" office:value="-222.714897717821" calcext:value-type="float">
            <text:p>-222.714897717821</text:p>
          </table:table-cell>
          <table:table-cell office:value-type="float" office:value="750" calcext:value-type="float">
            <text:p>750</text:p>
          </table:table-cell>
          <table:table-cell office:value-type="float" office:value="-223.490354238791" calcext:value-type="float">
            <text:p>-223.490354238791</text:p>
          </table:table-cell>
        </table:table-row>
        <table:table-row table:style-name="ro1">
          <table:table-cell office:value-type="string" calcext:value-type="string">
            <text:p>2019-12-02 22:05:48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328177535233" calcext:value-type="float">
            <text:p>72.5328177535233</text:p>
          </table:table-cell>
          <table:table-cell office:value-type="float" office:value="982.183496884053" calcext:value-type="float">
            <text:p>982.183496884053</text:p>
          </table:table-cell>
          <table:table-cell office:value-type="float" office:value="4088440" calcext:value-type="float">
            <text:p>4088440</text:p>
          </table:table-cell>
          <table:table-cell office:value-type="float" office:value="2018111" calcext:value-type="float">
            <text:p>2018111</text:p>
          </table:table-cell>
          <table:table-cell office:value-type="float" office:value="236177" calcext:value-type="float">
            <text:p>236177</text:p>
          </table:table-cell>
          <table:table-cell office:value-type="float" office:value="543973" calcext:value-type="float">
            <text:p>543973</text:p>
          </table:table-cell>
          <table:table-cell office:value-type="float" office:value="227553" calcext:value-type="float">
            <text:p>2275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812" calcext:value-type="float">
            <text:p>222812</text:p>
          </table:table-cell>
          <table:table-cell office:value-type="float" office:value="222110" calcext:value-type="float">
            <text:p>222110</text:p>
          </table:table-cell>
          <table:table-cell office:value-type="float" office:value="2.43690042935615" calcext:value-type="float">
            <text:p>2.43690042935615</text:p>
          </table:table-cell>
          <table:table-cell office:value-type="float" office:value="1.20288803611851" calcext:value-type="float">
            <text:p>1.20288803611851</text:p>
          </table:table-cell>
          <table:table-cell office:value-type="float" office:value="0.140772478672561" calcext:value-type="float">
            <text:p>0.140772478672561</text:p>
          </table:table-cell>
          <table:table-cell office:value-type="float" office:value="0.324233212975647" calcext:value-type="float">
            <text:p>0.324233212975647</text:p>
          </table:table-cell>
          <table:table-cell office:value-type="float" office:value="0.13563217349436" calcext:value-type="float">
            <text:p>0.13563217349436</text:p>
          </table:table-cell>
          <table:table-cell office:value-type="float" office:value="5" calcext:value-type="float">
            <text:p>5</text:p>
          </table:table-cell>
          <table:table-cell office:value-type="float" office:value="0.13280631694869" calcext:value-type="float">
            <text:p>0.13280631694869</text:p>
          </table:table-cell>
          <table:table-cell office:value-type="float" office:value="0.132387892292487" calcext:value-type="float">
            <text:p>0.132387892292487</text:p>
          </table:table-cell>
          <table:table-cell office:value-type="float" office:value="-221.845504265488" calcext:value-type="float">
            <text:p>-221.845504265488</text:p>
          </table:table-cell>
          <table:table-cell office:value-type="float" office:value="-185.153357404871" calcext:value-type="float">
            <text:p>-185.153357404871</text:p>
          </table:table-cell>
          <table:table-cell office:value-type="float" office:value="-222.873565301128" calcext:value-type="float">
            <text:p>-222.873565301128</text:p>
          </table:table-cell>
          <table:table-cell office:value-type="float" office:value="750" calcext:value-type="float">
            <text:p>750</text:p>
          </table:table-cell>
          <table:table-cell office:value-type="float" office:value="-223.438736610262" calcext:value-type="float">
            <text:p>-223.438736610262</text:p>
          </table:table-cell>
        </table:table-row>
        <table:table-row table:style-name="ro1">
          <table:table-cell office:value-type="string" calcext:value-type="string">
            <text:p>2019-12-02 22:05:49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48848799836" calcext:value-type="float">
            <text:p>72.548848799836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89961" calcext:value-type="float">
            <text:p>4089961</text:p>
          </table:table-cell>
          <table:table-cell office:value-type="float" office:value="2041676" calcext:value-type="float">
            <text:p>2041676</text:p>
          </table:table-cell>
          <table:table-cell office:value-type="float" office:value="236362" calcext:value-type="float">
            <text:p>236362</text:p>
          </table:table-cell>
          <table:table-cell office:value-type="float" office:value="542562" calcext:value-type="float">
            <text:p>542562</text:p>
          </table:table-cell>
          <table:table-cell office:value-type="float" office:value="226908" calcext:value-type="float">
            <text:p>2269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938" calcext:value-type="float">
            <text:p>222938</text:p>
          </table:table-cell>
          <table:table-cell office:value-type="float" office:value="222137" calcext:value-type="float">
            <text:p>222137</text:p>
          </table:table-cell>
          <table:table-cell office:value-type="float" office:value="2.43780701611126" calcext:value-type="float">
            <text:p>2.43780701611126</text:p>
          </table:table-cell>
          <table:table-cell office:value-type="float" office:value="1.21693387233423" calcext:value-type="float">
            <text:p>1.21693387233423</text:p>
          </table:table-cell>
          <table:table-cell office:value-type="float" office:value="0.140882747278541" calcext:value-type="float">
            <text:p>0.140882747278541</text:p>
          </table:table-cell>
          <table:table-cell office:value-type="float" office:value="0.323392191337608" calcext:value-type="float">
            <text:p>0.323392191337608</text:p>
          </table:table-cell>
          <table:table-cell office:value-type="float" office:value="0.135247723489728" calcext:value-type="float">
            <text:p>0.135247723489728</text:p>
          </table:table-cell>
          <table:table-cell office:value-type="float" office:value="5" calcext:value-type="float">
            <text:p>5</text:p>
          </table:table-cell>
          <table:table-cell office:value-type="float" office:value="0.13288141881006" calcext:value-type="float">
            <text:p>0.13288141881006</text:p>
          </table:table-cell>
          <table:table-cell office:value-type="float" office:value="0.132403985548495" calcext:value-type="float">
            <text:p>0.132403985548495</text:p>
          </table:table-cell>
          <table:table-cell office:value-type="float" office:value="-221.823450544292" calcext:value-type="float">
            <text:p>-221.823450544292</text:p>
          </table:table-cell>
          <table:table-cell office:value-type="float" office:value="-185.321561732478" calcext:value-type="float">
            <text:p>-185.321561732478</text:p>
          </table:table-cell>
          <table:table-cell office:value-type="float" office:value="-222.950455302054" calcext:value-type="float">
            <text:p>-222.950455302054</text:p>
          </table:table-cell>
          <table:table-cell office:value-type="float" office:value="750" calcext:value-type="float">
            <text:p>750</text:p>
          </table:table-cell>
          <table:table-cell office:value-type="float" office:value="-223.423716237988" calcext:value-type="float">
            <text:p>-223.423716237988</text:p>
          </table:table-cell>
        </table:table-row>
        <table:table-row table:style-name="ro1">
          <table:table-cell office:value-type="string" calcext:value-type="string">
            <text:p>2019-12-02 22:05:50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221303466978" calcext:value-type="float">
            <text:p>72.5221303466978</text:p>
          </table:table-cell>
          <table:table-cell office:value-type="float" office:value="982.238444845038" calcext:value-type="float">
            <text:p>982.238444845038</text:p>
          </table:table-cell>
          <table:table-cell office:value-type="float" office:value="4088749" calcext:value-type="float">
            <text:p>4088749</text:p>
          </table:table-cell>
          <table:table-cell office:value-type="float" office:value="2037500" calcext:value-type="float">
            <text:p>2037500</text:p>
          </table:table-cell>
          <table:table-cell office:value-type="float" office:value="236056" calcext:value-type="float">
            <text:p>236056</text:p>
          </table:table-cell>
          <table:table-cell office:value-type="float" office:value="541203" calcext:value-type="float">
            <text:p>541203</text:p>
          </table:table-cell>
          <table:table-cell office:value-type="float" office:value="226848" calcext:value-type="float">
            <text:p>2268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944" calcext:value-type="float">
            <text:p>222944</text:p>
          </table:table-cell>
          <table:table-cell office:value-type="float" office:value="221995" calcext:value-type="float">
            <text:p>221995</text:p>
          </table:table-cell>
          <table:table-cell office:value-type="float" office:value="2.43708460773046" calcext:value-type="float">
            <text:p>2.43708460773046</text:p>
          </table:table-cell>
          <table:table-cell office:value-type="float" office:value="1.21444478207168" calcext:value-type="float">
            <text:p>1.21444478207168</text:p>
          </table:table-cell>
          <table:table-cell office:value-type="float" office:value="0.140700357043786" calcext:value-type="float">
            <text:p>0.140700357043786</text:p>
          </table:table-cell>
          <table:table-cell office:value-type="float" office:value="0.322582164118548" calcext:value-type="float">
            <text:p>0.322582164118548</text:p>
          </table:table-cell>
          <table:table-cell office:value-type="float" office:value="0.1352119606986" calcext:value-type="float">
            <text:p>0.1352119606986</text:p>
          </table:table-cell>
          <table:table-cell office:value-type="float" office:value="5" calcext:value-type="float">
            <text:p>5</text:p>
          </table:table-cell>
          <table:table-cell office:value-type="float" office:value="0.132884995089173" calcext:value-type="float">
            <text:p>0.132884995089173</text:p>
          </table:table-cell>
          <table:table-cell office:value-type="float" office:value="0.132319346942824" calcext:value-type="float">
            <text:p>0.132319346942824</text:p>
          </table:table-cell>
          <table:table-cell office:value-type="float" office:value="-221.859928591243" calcext:value-type="float">
            <text:p>-221.859928591243</text:p>
          </table:table-cell>
          <table:table-cell office:value-type="float" office:value="-185.48356717629" calcext:value-type="float">
            <text:p>-185.48356717629</text:p>
          </table:table-cell>
          <table:table-cell office:value-type="float" office:value="-222.95760786028" calcext:value-type="float">
            <text:p>-222.95760786028</text:p>
          </table:table-cell>
          <table:table-cell office:value-type="float" office:value="750" calcext:value-type="float">
            <text:p>750</text:p>
          </table:table-cell>
          <table:table-cell office:value-type="float" office:value="-223.423000982165" calcext:value-type="float">
            <text:p>-223.423000982165</text:p>
          </table:table-cell>
        </table:table-row>
        <table:table-row table:style-name="ro1">
          <table:table-cell office:value-type="string" calcext:value-type="string">
            <text:p>2019-12-02 22:05:52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060991725337" calcext:value-type="float">
            <text:p>72.5060991725337</text:p>
          </table:table-cell>
          <table:table-cell office:value-type="float" office:value="982.183496884053" calcext:value-type="float">
            <text:p>982.183496884053</text:p>
          </table:table-cell>
          <table:table-cell office:value-type="float" office:value="4088875" calcext:value-type="float">
            <text:p>4088875</text:p>
          </table:table-cell>
          <table:table-cell office:value-type="float" office:value="2040270" calcext:value-type="float">
            <text:p>2040270</text:p>
          </table:table-cell>
          <table:table-cell office:value-type="float" office:value="235634" calcext:value-type="float">
            <text:p>235634</text:p>
          </table:table-cell>
          <table:table-cell office:value-type="float" office:value="539935" calcext:value-type="float">
            <text:p>539935</text:p>
          </table:table-cell>
          <table:table-cell office:value-type="float" office:value="226734" calcext:value-type="float">
            <text:p>2267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854" calcext:value-type="float">
            <text:p>222854</text:p>
          </table:table-cell>
          <table:table-cell office:value-type="float" office:value="221953" calcext:value-type="float">
            <text:p>221953</text:p>
          </table:table-cell>
          <table:table-cell office:value-type="float" office:value="2.43715970959183" calcext:value-type="float">
            <text:p>2.43715970959183</text:p>
          </table:table-cell>
          <table:table-cell office:value-type="float" office:value="1.21609583092878" calcext:value-type="float">
            <text:p>1.21609583092878</text:p>
          </table:table-cell>
          <table:table-cell office:value-type="float" office:value="0.140448825412849" calcext:value-type="float">
            <text:p>0.140448825412849</text:p>
          </table:table-cell>
          <table:table-cell office:value-type="float" office:value="0.321826377132699" calcext:value-type="float">
            <text:p>0.321826377132699</text:p>
          </table:table-cell>
          <table:table-cell office:value-type="float" office:value="0.135144011395456" calcext:value-type="float">
            <text:p>0.135144011395456</text:p>
          </table:table-cell>
          <table:table-cell office:value-type="float" office:value="5" calcext:value-type="float">
            <text:p>5</text:p>
          </table:table-cell>
          <table:table-cell office:value-type="float" office:value="0.13283135090248" calcext:value-type="float">
            <text:p>0.13283135090248</text:p>
          </table:table-cell>
          <table:table-cell office:value-type="float" office:value="0.132294312989034" calcext:value-type="float">
            <text:p>0.132294312989034</text:p>
          </table:table-cell>
          <table:table-cell office:value-type="float" office:value="-221.91023491743" calcext:value-type="float">
            <text:p>-221.91023491743</text:p>
          </table:table-cell>
          <table:table-cell office:value-type="float" office:value="-185.63472457346" calcext:value-type="float">
            <text:p>-185.63472457346</text:p>
          </table:table-cell>
          <table:table-cell office:value-type="float" office:value="-222.971197720909" calcext:value-type="float">
            <text:p>-222.971197720909</text:p>
          </table:table-cell>
          <table:table-cell office:value-type="float" office:value="750" calcext:value-type="float">
            <text:p>750</text:p>
          </table:table-cell>
          <table:table-cell office:value-type="float" office:value="-223.433729819504" calcext:value-type="float">
            <text:p>-223.433729819504</text:p>
          </table:table-cell>
        </table:table-row>
        <table:table-row table:style-name="ro1">
          <table:table-cell office:value-type="string" calcext:value-type="string">
            <text:p>2019-12-02 22:05:53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015352447588" calcext:value-type="float">
            <text:p>72.5015352447588</text:p>
          </table:table-cell>
          <table:table-cell office:value-type="float" office:value="982.282964397959" calcext:value-type="float">
            <text:p>982.282964397959</text:p>
          </table:table-cell>
          <table:table-cell office:value-type="float" office:value="4089128" calcext:value-type="float">
            <text:p>4089128</text:p>
          </table:table-cell>
          <table:table-cell office:value-type="float" office:value="2041924" calcext:value-type="float">
            <text:p>2041924</text:p>
          </table:table-cell>
          <table:table-cell office:value-type="float" office:value="234912" calcext:value-type="float">
            <text:p>234912</text:p>
          </table:table-cell>
          <table:table-cell office:value-type="float" office:value="538504" calcext:value-type="float">
            <text:p>538504</text:p>
          </table:table-cell>
          <table:table-cell office:value-type="float" office:value="229800" calcext:value-type="float">
            <text:p>2298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65" calcext:value-type="float">
            <text:p>221965</text:p>
          </table:table-cell>
          <table:table-cell office:value-type="float" office:value="222080" calcext:value-type="float">
            <text:p>222080</text:p>
          </table:table-cell>
          <table:table-cell office:value-type="float" office:value="2.43731050936109" calcext:value-type="float">
            <text:p>2.43731050936109</text:p>
          </table:table-cell>
          <table:table-cell office:value-type="float" office:value="1.21708169187089" calcext:value-type="float">
            <text:p>1.21708169187089</text:p>
          </table:table-cell>
          <table:table-cell office:value-type="float" office:value="0.140018479826269" calcext:value-type="float">
            <text:p>0.140018479826269</text:p>
          </table:table-cell>
          <table:table-cell office:value-type="float" office:value="0.320973434564285" calcext:value-type="float">
            <text:p>0.320973434564285</text:p>
          </table:table-cell>
          <table:table-cell office:value-type="float" office:value="0.136971490022122" calcext:value-type="float">
            <text:p>0.136971490022122</text:p>
          </table:table-cell>
          <table:table-cell office:value-type="float" office:value="5" calcext:value-type="float">
            <text:p>5</text:p>
          </table:table-cell>
          <table:table-cell office:value-type="float" office:value="0.13230146554726" calcext:value-type="float">
            <text:p>0.13230146554726</text:p>
          </table:table-cell>
          <table:table-cell office:value-type="float" office:value="0.132370010896922" calcext:value-type="float">
            <text:p>0.132370010896922</text:p>
          </table:table-cell>
          <table:table-cell office:value-type="float" office:value="-221.996304034746" calcext:value-type="float">
            <text:p>-221.996304034746</text:p>
          </table:table-cell>
          <table:table-cell office:value-type="float" office:value="-185.805313087143" calcext:value-type="float">
            <text:p>-185.805313087143</text:p>
          </table:table-cell>
          <table:table-cell office:value-type="float" office:value="-222.605701995576" calcext:value-type="float">
            <text:p>-222.605701995576</text:p>
          </table:table-cell>
          <table:table-cell office:value-type="float" office:value="750" calcext:value-type="float">
            <text:p>750</text:p>
          </table:table-cell>
          <table:table-cell office:value-type="float" office:value="-223.539706890548" calcext:value-type="float">
            <text:p>-223.539706890548</text:p>
          </table:table-cell>
        </table:table-row>
        <table:table-row table:style-name="ro1">
          <table:table-cell office:value-type="string" calcext:value-type="string">
            <text:p>2019-12-02 22:05:54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011453425498" calcext:value-type="float">
            <text:p>72.5011453425498</text:p>
          </table:table-cell>
          <table:table-cell office:value-type="float" office:value="982.219493147556" calcext:value-type="float">
            <text:p>982.219493147556</text:p>
          </table:table-cell>
          <table:table-cell office:value-type="float" office:value="4088294" calcext:value-type="float">
            <text:p>4088294</text:p>
          </table:table-cell>
          <table:table-cell office:value-type="float" office:value="2040785" calcext:value-type="float">
            <text:p>2040785</text:p>
          </table:table-cell>
          <table:table-cell office:value-type="float" office:value="235251" calcext:value-type="float">
            <text:p>235251</text:p>
          </table:table-cell>
          <table:table-cell office:value-type="float" office:value="537477" calcext:value-type="float">
            <text:p>537477</text:p>
          </table:table-cell>
          <table:table-cell office:value-type="float" office:value="229825" calcext:value-type="float">
            <text:p>2298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36" calcext:value-type="float">
            <text:p>221936</text:p>
          </table:table-cell>
          <table:table-cell office:value-type="float" office:value="222125" calcext:value-type="float">
            <text:p>222125</text:p>
          </table:table-cell>
          <table:table-cell office:value-type="float" office:value="2.4368134065644" calcext:value-type="float">
            <text:p>2.4368134065644</text:p>
          </table:table-cell>
          <table:table-cell office:value-type="float" office:value="1.21640279488597" calcext:value-type="float">
            <text:p>1.21640279488597</text:p>
          </table:table-cell>
          <table:table-cell office:value-type="float" office:value="0.140220539596145" calcext:value-type="float">
            <text:p>0.140220539596145</text:p>
          </table:table-cell>
          <table:table-cell office:value-type="float" office:value="0.320361294789469" calcext:value-type="float">
            <text:p>0.320361294789469</text:p>
          </table:table-cell>
          <table:table-cell office:value-type="float" office:value="0.136986391185092" calcext:value-type="float">
            <text:p>0.136986391185092</text:p>
          </table:table-cell>
          <table:table-cell office:value-type="float" office:value="5" calcext:value-type="float">
            <text:p>5</text:p>
          </table:table-cell>
          <table:table-cell office:value-type="float" office:value="0.132284180198214" calcext:value-type="float">
            <text:p>0.132284180198214</text:p>
          </table:table-cell>
          <table:table-cell office:value-type="float" office:value="0.132396832990269" calcext:value-type="float">
            <text:p>0.132396832990269</text:p>
          </table:table-cell>
          <table:table-cell office:value-type="float" office:value="-221.955892080771" calcext:value-type="float">
            <text:p>-221.955892080771</text:p>
          </table:table-cell>
          <table:table-cell office:value-type="float" office:value="-185.927741042106" calcext:value-type="float">
            <text:p>-185.927741042106</text:p>
          </table:table-cell>
          <table:table-cell office:value-type="float" office:value="-222.602721762982" calcext:value-type="float">
            <text:p>-222.602721762982</text:p>
          </table:table-cell>
          <table:table-cell office:value-type="float" office:value="750" calcext:value-type="float">
            <text:p>750</text:p>
          </table:table-cell>
          <table:table-cell office:value-type="float" office:value="-223.543163960357" calcext:value-type="float">
            <text:p>-223.543163960357</text:p>
          </table:table-cell>
        </table:table-row>
        <table:table-row table:style-name="ro1">
          <table:table-cell office:value-type="string" calcext:value-type="string">
            <text:p>2019-12-02 22:05:56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793803784584" calcext:value-type="float">
            <text:p>72.4793803784584</text:p>
          </table:table-cell>
          <table:table-cell office:value-type="float" office:value="982.293392892899" calcext:value-type="float">
            <text:p>982.293392892899</text:p>
          </table:table-cell>
          <table:table-cell office:value-type="float" office:value="4088864" calcext:value-type="float">
            <text:p>4088864</text:p>
          </table:table-cell>
          <table:table-cell office:value-type="float" office:value="2042523" calcext:value-type="float">
            <text:p>2042523</text:p>
          </table:table-cell>
          <table:table-cell office:value-type="float" office:value="235131" calcext:value-type="float">
            <text:p>235131</text:p>
          </table:table-cell>
          <table:table-cell office:value-type="float" office:value="536091" calcext:value-type="float">
            <text:p>536091</text:p>
          </table:table-cell>
          <table:table-cell office:value-type="float" office:value="229830" calcext:value-type="float">
            <text:p>2298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93" calcext:value-type="float">
            <text:p>221893</text:p>
          </table:table-cell>
          <table:table-cell office:value-type="float" office:value="222086" calcext:value-type="float">
            <text:p>222086</text:p>
          </table:table-cell>
          <table:table-cell office:value-type="float" office:value="2.43715315308012" calcext:value-type="float">
            <text:p>2.43715315308012</text:p>
          </table:table-cell>
          <table:table-cell office:value-type="float" office:value="1.21743872373566" calcext:value-type="float">
            <text:p>1.21743872373566</text:p>
          </table:table-cell>
          <table:table-cell office:value-type="float" office:value="0.140149014013888" calcext:value-type="float">
            <text:p>0.140149014013888</text:p>
          </table:table-cell>
          <table:table-cell office:value-type="float" office:value="0.3195351743144" calcext:value-type="float">
            <text:p>0.3195351743144</text:p>
          </table:table-cell>
          <table:table-cell office:value-type="float" office:value="0.136989371417686" calcext:value-type="float">
            <text:p>0.136989371417686</text:p>
          </table:table-cell>
          <table:table-cell office:value-type="float" office:value="5" calcext:value-type="float">
            <text:p>5</text:p>
          </table:table-cell>
          <table:table-cell office:value-type="float" office:value="0.132258550197905" calcext:value-type="float">
            <text:p>0.132258550197905</text:p>
          </table:table-cell>
          <table:table-cell office:value-type="float" office:value="0.132373587176035" calcext:value-type="float">
            <text:p>0.132373587176035</text:p>
          </table:table-cell>
          <table:table-cell office:value-type="float" office:value="-221.970197197222" calcext:value-type="float">
            <text:p>-221.970197197222</text:p>
          </table:table-cell>
          <table:table-cell office:value-type="float" office:value="-186.09296513712" calcext:value-type="float">
            <text:p>-186.09296513712</text:p>
          </table:table-cell>
          <table:table-cell office:value-type="float" office:value="-222.602125716463" calcext:value-type="float">
            <text:p>-222.602125716463</text:p>
          </table:table-cell>
          <table:table-cell office:value-type="float" office:value="750" calcext:value-type="float">
            <text:p>750</text:p>
          </table:table-cell>
          <table:table-cell office:value-type="float" office:value="-223.548289960419" calcext:value-type="float">
            <text:p>-223.548289960419</text:p>
          </table:table-cell>
        </table:table-row>
        <table:table-row table:style-name="ro1">
          <table:table-cell office:value-type="string" calcext:value-type="string">
            <text:p>2019-12-02 22:05:5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83944661193" calcext:value-type="float">
            <text:p>72.483944661193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8651" calcext:value-type="float">
            <text:p>4088651</text:p>
          </table:table-cell>
          <table:table-cell office:value-type="float" office:value="2042340" calcext:value-type="float">
            <text:p>2042340</text:p>
          </table:table-cell>
          <table:table-cell office:value-type="float" office:value="234764" calcext:value-type="float">
            <text:p>234764</text:p>
          </table:table-cell>
          <table:table-cell office:value-type="float" office:value="534532" calcext:value-type="float">
            <text:p>534532</text:p>
          </table:table-cell>
          <table:table-cell office:value-type="float" office:value="229843" calcext:value-type="float">
            <text:p>2298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06" calcext:value-type="float">
            <text:p>221906</text:p>
          </table:table-cell>
          <table:table-cell office:value-type="float" office:value="222016" calcext:value-type="float">
            <text:p>222016</text:p>
          </table:table-cell>
          <table:table-cell office:value-type="float" office:value="2.43702619517162" calcext:value-type="float">
            <text:p>2.43702619517162</text:p>
          </table:table-cell>
          <table:table-cell office:value-type="float" office:value="1.21732964722272" calcext:value-type="float">
            <text:p>1.21732964722272</text:p>
          </table:table-cell>
          <table:table-cell office:value-type="float" office:value="0.139930264941486" calcext:value-type="float">
            <text:p>0.139930264941486</text:p>
          </table:table-cell>
          <table:table-cell office:value-type="float" office:value="0.318605937791578" calcext:value-type="float">
            <text:p>0.318605937791578</text:p>
          </table:table-cell>
          <table:table-cell office:value-type="float" office:value="0.13699712002243" calcext:value-type="float">
            <text:p>0.13699712002243</text:p>
          </table:table-cell>
          <table:table-cell office:value-type="float" office:value="5" calcext:value-type="float">
            <text:p>5</text:p>
          </table:table-cell>
          <table:table-cell office:value-type="float" office:value="0.13226629880265" calcext:value-type="float">
            <text:p>0.13226629880265</text:p>
          </table:table-cell>
          <table:table-cell office:value-type="float" office:value="0.132331863919719" calcext:value-type="float">
            <text:p>0.132331863919719</text:p>
          </table:table-cell>
          <table:table-cell office:value-type="float" office:value="-222.013947011703" calcext:value-type="float">
            <text:p>-222.013947011703</text:p>
          </table:table-cell>
          <table:table-cell office:value-type="float" office:value="-186.278812441684" calcext:value-type="float">
            <text:p>-186.278812441684</text:p>
          </table:table-cell>
          <table:table-cell office:value-type="float" office:value="-222.600575995514" calcext:value-type="float">
            <text:p>-222.600575995514</text:p>
          </table:table-cell>
          <table:table-cell office:value-type="float" office:value="750" calcext:value-type="float">
            <text:p>750</text:p>
          </table:table-cell>
          <table:table-cell office:value-type="float" office:value="-223.54674023947" calcext:value-type="float">
            <text:p>-223.54674023947</text:p>
          </table:table-cell>
        </table:table-row>
        <table:table-row table:style-name="ro1">
          <table:table-cell office:value-type="string" calcext:value-type="string">
            <text:p>2019-12-02 22:05:58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686928011643" calcext:value-type="float">
            <text:p>72.4686928011643</text:p>
          </table:table-cell>
          <table:table-cell office:value-type="float" office:value="982.238444845038" calcext:value-type="float">
            <text:p>982.238444845038</text:p>
          </table:table-cell>
          <table:table-cell office:value-type="float" office:value="4088553" calcext:value-type="float">
            <text:p>4088553</text:p>
          </table:table-cell>
          <table:table-cell office:value-type="float" office:value="2028125" calcext:value-type="float">
            <text:p>2028125</text:p>
          </table:table-cell>
          <table:table-cell office:value-type="float" office:value="234737" calcext:value-type="float">
            <text:p>234737</text:p>
          </table:table-cell>
          <table:table-cell office:value-type="float" office:value="533553" calcext:value-type="float">
            <text:p>533553</text:p>
          </table:table-cell>
          <table:table-cell office:value-type="float" office:value="229451" calcext:value-type="float">
            <text:p>2294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34" calcext:value-type="float">
            <text:p>222034</text:p>
          </table:table-cell>
          <table:table-cell office:value-type="float" office:value="222032" calcext:value-type="float">
            <text:p>222032</text:p>
          </table:table-cell>
          <table:table-cell office:value-type="float" office:value="2.43696778261277" calcext:value-type="float">
            <text:p>2.43696778261277</text:p>
          </table:table-cell>
          <table:table-cell office:value-type="float" office:value="1.20885684595786" calcext:value-type="float">
            <text:p>1.20885684595786</text:p>
          </table:table-cell>
          <table:table-cell office:value-type="float" office:value="0.139914171685478" calcext:value-type="float">
            <text:p>0.139914171685478</text:p>
          </table:table-cell>
          <table:table-cell office:value-type="float" office:value="0.318022408249665" calcext:value-type="float">
            <text:p>0.318022408249665</text:p>
          </table:table-cell>
          <table:table-cell office:value-type="float" office:value="0.136763469787058" calcext:value-type="float">
            <text:p>0.136763469787058</text:p>
          </table:table-cell>
          <table:table-cell office:value-type="float" office:value="5" calcext:value-type="float">
            <text:p>5</text:p>
          </table:table-cell>
          <table:table-cell office:value-type="float" office:value="0.132342592757057" calcext:value-type="float">
            <text:p>0.132342592757057</text:p>
          </table:table-cell>
          <table:table-cell office:value-type="float" office:value="0.13234140066402" calcext:value-type="float">
            <text:p>0.13234140066402</text:p>
          </table:table-cell>
          <table:table-cell office:value-type="float" office:value="-222.017165662904" calcext:value-type="float">
            <text:p>-222.017165662904</text:p>
          </table:table-cell>
          <table:table-cell office:value-type="float" office:value="-186.395518350067" calcext:value-type="float">
            <text:p>-186.395518350067</text:p>
          </table:table-cell>
          <table:table-cell office:value-type="float" office:value="-222.647306042588" calcext:value-type="float">
            <text:p>-222.647306042588</text:p>
          </table:table-cell>
          <table:table-cell office:value-type="float" office:value="750" calcext:value-type="float">
            <text:p>750</text:p>
          </table:table-cell>
          <table:table-cell office:value-type="float" office:value="-223.531481448589" calcext:value-type="float">
            <text:p>-223.531481448589</text:p>
          </table:table-cell>
        </table:table-row>
        <table:table-row table:style-name="ro1">
          <table:table-cell office:value-type="string" calcext:value-type="string">
            <text:p>2019-12-02 22:05:59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732573403928" calcext:value-type="float">
            <text:p>72.4732573403928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8608" calcext:value-type="float">
            <text:p>4088608</text:p>
          </table:table-cell>
          <table:table-cell office:value-type="float" office:value="2027772" calcext:value-type="float">
            <text:p>2027772</text:p>
          </table:table-cell>
          <table:table-cell office:value-type="float" office:value="234915" calcext:value-type="float">
            <text:p>234915</text:p>
          </table:table-cell>
          <table:table-cell office:value-type="float" office:value="532239" calcext:value-type="float">
            <text:p>532239</text:p>
          </table:table-cell>
          <table:table-cell office:value-type="float" office:value="229391" calcext:value-type="float">
            <text:p>2293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64" calcext:value-type="float">
            <text:p>221964</text:p>
          </table:table-cell>
          <table:table-cell office:value-type="float" office:value="221961" calcext:value-type="float">
            <text:p>221961</text:p>
          </table:table-cell>
          <table:table-cell office:value-type="float" office:value="2.43700056517131" calcext:value-type="float">
            <text:p>2.43700056517131</text:p>
          </table:table-cell>
          <table:table-cell office:value-type="float" office:value="1.20864644153672" calcext:value-type="float">
            <text:p>1.20864644153672</text:p>
          </table:table-cell>
          <table:table-cell office:value-type="float" office:value="0.140020267965826" calcext:value-type="float">
            <text:p>0.140020267965826</text:p>
          </table:table-cell>
          <table:table-cell office:value-type="float" office:value="0.317239203123951" calcext:value-type="float">
            <text:p>0.317239203123951</text:p>
          </table:table-cell>
          <table:table-cell office:value-type="float" office:value="0.136727706995929" calcext:value-type="float">
            <text:p>0.136727706995929</text:p>
          </table:table-cell>
          <table:table-cell office:value-type="float" office:value="5" calcext:value-type="float">
            <text:p>5</text:p>
          </table:table-cell>
          <table:table-cell office:value-type="float" office:value="0.132300869500741" calcext:value-type="float">
            <text:p>0.132300869500741</text:p>
          </table:table-cell>
          <table:table-cell office:value-type="float" office:value="0.132299081361184" calcext:value-type="float">
            <text:p>0.132299081361184</text:p>
          </table:table-cell>
          <table:table-cell office:value-type="float" office:value="-221.995946406835" calcext:value-type="float">
            <text:p>-221.995946406835</text:p>
          </table:table-cell>
          <table:table-cell office:value-type="float" office:value="-186.55215937521" calcext:value-type="float">
            <text:p>-186.55215937521</text:p>
          </table:table-cell>
          <table:table-cell office:value-type="float" office:value="-222.654458600814" calcext:value-type="float">
            <text:p>-222.654458600814</text:p>
          </table:table-cell>
          <table:table-cell office:value-type="float" office:value="750" calcext:value-type="float">
            <text:p>750</text:p>
          </table:table-cell>
          <table:table-cell office:value-type="float" office:value="-223.539826099852" calcext:value-type="float">
            <text:p>-223.539826099852</text:p>
          </table:table-cell>
        </table:table-row>
        <table:table-row table:style-name="ro1">
          <table:table-cell office:value-type="string" calcext:value-type="string">
            <text:p>2019-12-02 22:06:01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465388892391" calcext:value-type="float">
            <text:p>72.4465388892391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8710" calcext:value-type="float">
            <text:p>4088710</text:p>
          </table:table-cell>
          <table:table-cell office:value-type="float" office:value="2023899" calcext:value-type="float">
            <text:p>2023899</text:p>
          </table:table-cell>
          <table:table-cell office:value-type="float" office:value="234993" calcext:value-type="float">
            <text:p>234993</text:p>
          </table:table-cell>
          <table:table-cell office:value-type="float" office:value="530840" calcext:value-type="float">
            <text:p>530840</text:p>
          </table:table-cell>
          <table:table-cell office:value-type="float" office:value="229199" calcext:value-type="float">
            <text:p>2291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38" calcext:value-type="float">
            <text:p>222038</text:p>
          </table:table-cell>
          <table:table-cell office:value-type="float" office:value="221970" calcext:value-type="float">
            <text:p>221970</text:p>
          </table:table-cell>
          <table:table-cell office:value-type="float" office:value="2.43706136191623" calcext:value-type="float">
            <text:p>2.43706136191623</text:p>
          </table:table-cell>
          <table:table-cell office:value-type="float" office:value="1.20633795336937" calcext:value-type="float">
            <text:p>1.20633795336937</text:p>
          </table:table-cell>
          <table:table-cell office:value-type="float" office:value="0.140066759594293" calcext:value-type="float">
            <text:p>0.140066759594293</text:p>
          </table:table-cell>
          <table:table-cell office:value-type="float" office:value="0.316405334044139" calcext:value-type="float">
            <text:p>0.316405334044139</text:p>
          </table:table-cell>
          <table:table-cell office:value-type="float" office:value="0.136613266064318" calcext:value-type="float">
            <text:p>0.136613266064318</text:p>
          </table:table-cell>
          <table:table-cell office:value-type="float" office:value="5" calcext:value-type="float">
            <text:p>5</text:p>
          </table:table-cell>
          <table:table-cell office:value-type="float" office:value="0.132344976943133" calcext:value-type="float">
            <text:p>0.132344976943133</text:p>
          </table:table-cell>
          <table:table-cell office:value-type="float" office:value="0.132304445779854" calcext:value-type="float">
            <text:p>0.132304445779854</text:p>
          </table:table-cell>
          <table:table-cell office:value-type="float" office:value="-221.986648081141" calcext:value-type="float">
            <text:p>-221.986648081141</text:p>
          </table:table-cell>
          <table:table-cell office:value-type="float" office:value="-186.718933191172" calcext:value-type="float">
            <text:p>-186.718933191172</text:p>
          </table:table-cell>
          <table:table-cell office:value-type="float" office:value="-222.677346787136" calcext:value-type="float">
            <text:p>-222.677346787136</text:p>
          </table:table-cell>
          <table:table-cell office:value-type="float" office:value="750" calcext:value-type="float">
            <text:p>750</text:p>
          </table:table-cell>
          <table:table-cell office:value-type="float" office:value="-223.531004611374" calcext:value-type="float">
            <text:p>-223.531004611374</text:p>
          </table:table-cell>
        </table:table-row>
        <table:table-row table:style-name="ro1">
          <table:table-cell office:value-type="string" calcext:value-type="string">
            <text:p>2019-12-02 22:06:0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675240858669" calcext:value-type="float">
            <text:p>72.4675240858669</text:p>
          </table:table-cell>
          <table:table-cell office:value-type="float" office:value="982.157930909764" calcext:value-type="float">
            <text:p>982.157930909764</text:p>
          </table:table-cell>
          <table:table-cell office:value-type="float" office:value="4089740" calcext:value-type="float">
            <text:p>4089740</text:p>
          </table:table-cell>
          <table:table-cell office:value-type="float" office:value="2032911" calcext:value-type="float">
            <text:p>2032911</text:p>
          </table:table-cell>
          <table:table-cell office:value-type="float" office:value="234587" calcext:value-type="float">
            <text:p>234587</text:p>
          </table:table-cell>
          <table:table-cell office:value-type="float" office:value="529587" calcext:value-type="float">
            <text:p>529587</text:p>
          </table:table-cell>
          <table:table-cell office:value-type="float" office:value="229476" calcext:value-type="float">
            <text:p>2294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13" calcext:value-type="float">
            <text:p>221913</text:p>
          </table:table-cell>
          <table:table-cell office:value-type="float" office:value="221938" calcext:value-type="float">
            <text:p>221938</text:p>
          </table:table-cell>
          <table:table-cell office:value-type="float" office:value="2.4376752898306" calcext:value-type="float">
            <text:p>2.4376752898306</text:p>
          </table:table-cell>
          <table:table-cell office:value-type="float" office:value="1.21170952459687" calcext:value-type="float">
            <text:p>1.21170952459687</text:p>
          </table:table-cell>
          <table:table-cell office:value-type="float" office:value="0.139824764707656" calcext:value-type="float">
            <text:p>0.139824764707656</text:p>
          </table:table-cell>
          <table:table-cell office:value-type="float" office:value="0.315658487756072" calcext:value-type="float">
            <text:p>0.315658487756072</text:p>
          </table:table-cell>
          <table:table-cell office:value-type="float" office:value="0.136778370950028" calcext:value-type="float">
            <text:p>0.136778370950028</text:p>
          </table:table-cell>
          <table:table-cell office:value-type="float" office:value="5" calcext:value-type="float">
            <text:p>5</text:p>
          </table:table-cell>
          <table:table-cell office:value-type="float" office:value="0.132270471128282" calcext:value-type="float">
            <text:p>0.132270471128282</text:p>
          </table:table-cell>
          <table:table-cell office:value-type="float" office:value="0.132285372291252" calcext:value-type="float">
            <text:p>0.132285372291252</text:p>
          </table:table-cell>
          <table:table-cell office:value-type="float" office:value="-222.035047058469" calcext:value-type="float">
            <text:p>-222.035047058469</text:p>
          </table:table-cell>
          <table:table-cell office:value-type="float" office:value="-186.868302448786" calcext:value-type="float">
            <text:p>-186.868302448786</text:p>
          </table:table-cell>
          <table:table-cell office:value-type="float" office:value="-222.644325809994" calcext:value-type="float">
            <text:p>-222.644325809994</text:p>
          </table:table-cell>
          <table:table-cell office:value-type="float" office:value="750" calcext:value-type="float">
            <text:p>750</text:p>
          </table:table-cell>
          <table:table-cell office:value-type="float" office:value="-223.545905774344" calcext:value-type="float">
            <text:p>-223.545905774344</text:p>
          </table:table-cell>
        </table:table-row>
        <table:table-row table:style-name="ro1">
          <table:table-cell office:value-type="string" calcext:value-type="string">
            <text:p>2019-12-02 22:06:0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572262952697" calcext:value-type="float">
            <text:p>72.4572262952697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90918" calcext:value-type="float">
            <text:p>4090918</text:p>
          </table:table-cell>
          <table:table-cell office:value-type="float" office:value="2043121" calcext:value-type="float">
            <text:p>2043121</text:p>
          </table:table-cell>
          <table:table-cell office:value-type="float" office:value="233603" calcext:value-type="float">
            <text:p>233603</text:p>
          </table:table-cell>
          <table:table-cell office:value-type="float" office:value="527994" calcext:value-type="float">
            <text:p>527994</text:p>
          </table:table-cell>
          <table:table-cell office:value-type="float" office:value="229778" calcext:value-type="float">
            <text:p>2297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90" calcext:value-type="float">
            <text:p>221890</text:p>
          </table:table-cell>
          <table:table-cell office:value-type="float" office:value="221895" calcext:value-type="float">
            <text:p>221895</text:p>
          </table:table-cell>
          <table:table-cell office:value-type="float" office:value="2.43837743262976" calcext:value-type="float">
            <text:p>2.43837743262976</text:p>
          </table:table-cell>
          <table:table-cell office:value-type="float" office:value="1.2177951595539" calcext:value-type="float">
            <text:p>1.2177951595539</text:p>
          </table:table-cell>
          <table:table-cell office:value-type="float" office:value="0.139238254933149" calcext:value-type="float">
            <text:p>0.139238254933149</text:p>
          </table:table-cell>
          <table:table-cell office:value-type="float" office:value="0.314708985651611" calcext:value-type="float">
            <text:p>0.314708985651611</text:p>
          </table:table-cell>
          <table:table-cell office:value-type="float" office:value="0.136958376998708" calcext:value-type="float">
            <text:p>0.136958376998708</text:p>
          </table:table-cell>
          <table:table-cell office:value-type="float" office:value="5" calcext:value-type="float">
            <text:p>5</text:p>
          </table:table-cell>
          <table:table-cell office:value-type="float" office:value="0.132256762058349" calcext:value-type="float">
            <text:p>0.132256762058349</text:p>
          </table:table-cell>
          <table:table-cell office:value-type="float" office:value="0.132259742290943" calcext:value-type="float">
            <text:p>0.132259742290943</text:p>
          </table:table-cell>
          <table:table-cell office:value-type="float" office:value="-222.15234901337" calcext:value-type="float">
            <text:p>-222.15234901337</text:p>
          </table:table-cell>
          <table:table-cell office:value-type="float" office:value="-187.058202869678" calcext:value-type="float">
            <text:p>-187.058202869678</text:p>
          </table:table-cell>
          <table:table-cell office:value-type="float" office:value="-222.608324600258" calcext:value-type="float">
            <text:p>-222.608324600258</text:p>
          </table:table-cell>
          <table:table-cell office:value-type="float" office:value="750" calcext:value-type="float">
            <text:p>750</text:p>
          </table:table-cell>
          <table:table-cell office:value-type="float" office:value="-223.54864758833" calcext:value-type="float">
            <text:p>-223.54864758833</text:p>
          </table:table-cell>
        </table:table-row>
        <table:table-row table:style-name="ro1">
          <table:table-cell office:value-type="string" calcext:value-type="string">
            <text:p>2019-12-02 22:06:04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572262952697" calcext:value-type="float">
            <text:p>72.4572262952697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8236" calcext:value-type="float">
            <text:p>4088236</text:p>
          </table:table-cell>
          <table:table-cell office:value-type="float" office:value="2032206" calcext:value-type="float">
            <text:p>2032206</text:p>
          </table:table-cell>
          <table:table-cell office:value-type="float" office:value="234044" calcext:value-type="float">
            <text:p>234044</text:p>
          </table:table-cell>
          <table:table-cell office:value-type="float" office:value="526870" calcext:value-type="float">
            <text:p>526870</text:p>
          </table:table-cell>
          <table:table-cell office:value-type="float" office:value="229619" calcext:value-type="float">
            <text:p>2296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99" calcext:value-type="float">
            <text:p>222099</text:p>
          </table:table-cell>
          <table:table-cell office:value-type="float" office:value="221962" calcext:value-type="float">
            <text:p>221962</text:p>
          </table:table-cell>
          <table:table-cell office:value-type="float" office:value="2.43677883586631" calcext:value-type="float">
            <text:p>2.43677883586631</text:p>
          </table:table-cell>
          <table:table-cell office:value-type="float" office:value="1.21128931180111" calcext:value-type="float">
            <text:p>1.21128931180111</text:p>
          </table:table-cell>
          <table:table-cell office:value-type="float" office:value="0.139501111447944" calcext:value-type="float">
            <text:p>0.139501111447944</text:p>
          </table:table-cell>
          <table:table-cell office:value-type="float" office:value="0.31403902936447" calcext:value-type="float">
            <text:p>0.31403902936447</text:p>
          </table:table-cell>
          <table:table-cell office:value-type="float" office:value="0.136863605602217" calcext:value-type="float">
            <text:p>0.136863605602217</text:p>
          </table:table-cell>
          <table:table-cell office:value-type="float" office:value="5" calcext:value-type="float">
            <text:p>5</text:p>
          </table:table-cell>
          <table:table-cell office:value-type="float" office:value="0.13238133578078" calcext:value-type="float">
            <text:p>0.13238133578078</text:p>
          </table:table-cell>
          <table:table-cell office:value-type="float" office:value="0.132299677407703" calcext:value-type="float">
            <text:p>0.132299677407703</text:p>
          </table:table-cell>
          <table:table-cell office:value-type="float" office:value="-222.099777710411" calcext:value-type="float">
            <text:p>-222.099777710411</text:p>
          </table:table-cell>
          <table:table-cell office:value-type="float" office:value="-187.192194127106" calcext:value-type="float">
            <text:p>-187.192194127106</text:p>
          </table:table-cell>
          <table:table-cell office:value-type="float" office:value="-222.627278879557" calcext:value-type="float">
            <text:p>-222.627278879557</text:p>
          </table:table-cell>
          <table:table-cell office:value-type="float" office:value="750" calcext:value-type="float">
            <text:p>750</text:p>
          </table:table-cell>
          <table:table-cell office:value-type="float" office:value="-223.523732843844" calcext:value-type="float">
            <text:p>-223.523732843844</text:p>
          </table:table-cell>
        </table:table-row>
        <table:table-row table:style-name="ro1">
          <table:table-cell office:value-type="string" calcext:value-type="string">
            <text:p>2019-12-02 22:06:06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572262952697" calcext:value-type="float">
            <text:p>72.4572262952697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8711" calcext:value-type="float">
            <text:p>4088711</text:p>
          </table:table-cell>
          <table:table-cell office:value-type="float" office:value="2033732" calcext:value-type="float">
            <text:p>2033732</text:p>
          </table:table-cell>
          <table:table-cell office:value-type="float" office:value="233865" calcext:value-type="float">
            <text:p>233865</text:p>
          </table:table-cell>
          <table:table-cell office:value-type="float" office:value="525610" calcext:value-type="float">
            <text:p>525610</text:p>
          </table:table-cell>
          <table:table-cell office:value-type="float" office:value="229306" calcext:value-type="float">
            <text:p>2293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44" calcext:value-type="float">
            <text:p>222044</text:p>
          </table:table-cell>
          <table:table-cell office:value-type="float" office:value="222011" calcext:value-type="float">
            <text:p>222011</text:p>
          </table:table-cell>
          <table:table-cell office:value-type="float" office:value="2.43706195796275" calcext:value-type="float">
            <text:p>2.43706195796275</text:p>
          </table:table-cell>
          <table:table-cell office:value-type="float" office:value="1.21219887878881" calcext:value-type="float">
            <text:p>1.21219887878881</text:p>
          </table:table-cell>
          <table:table-cell office:value-type="float" office:value="0.139394419121077" calcext:value-type="float">
            <text:p>0.139394419121077</text:p>
          </table:table-cell>
          <table:table-cell office:value-type="float" office:value="0.313288010750772" calcext:value-type="float">
            <text:p>0.313288010750772</text:p>
          </table:table-cell>
          <table:table-cell office:value-type="float" office:value="0.13667704304183" calcext:value-type="float">
            <text:p>0.13667704304183</text:p>
          </table:table-cell>
          <table:table-cell office:value-type="float" office:value="5" calcext:value-type="float">
            <text:p>5</text:p>
          </table:table-cell>
          <table:table-cell office:value-type="float" office:value="0.132348553222245" calcext:value-type="float">
            <text:p>0.132348553222245</text:p>
          </table:table-cell>
          <table:table-cell office:value-type="float" office:value="0.132328883687125" calcext:value-type="float">
            <text:p>0.132328883687125</text:p>
          </table:table-cell>
          <table:table-cell office:value-type="float" office:value="-222.121116175785" calcext:value-type="float">
            <text:p>-222.121116175785</text:p>
          </table:table-cell>
          <table:table-cell office:value-type="float" office:value="-187.342397849846" calcext:value-type="float">
            <text:p>-187.342397849846</text:p>
          </table:table-cell>
          <table:table-cell office:value-type="float" office:value="-222.664591391634" calcext:value-type="float">
            <text:p>-222.664591391634</text:p>
          </table:table-cell>
          <table:table-cell office:value-type="float" office:value="750" calcext:value-type="float">
            <text:p>750</text:p>
          </table:table-cell>
          <table:table-cell office:value-type="float" office:value="-223.530289355551" calcext:value-type="float">
            <text:p>-223.530289355551</text:p>
          </table:table-cell>
        </table:table-row>
        <table:table-row table:style-name="ro1">
          <table:table-cell office:value-type="string" calcext:value-type="string">
            <text:p>2019-12-02 22:06:0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411951734393" calcext:value-type="float">
            <text:p>72.4411951734393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8765" calcext:value-type="float">
            <text:p>4088765</text:p>
          </table:table-cell>
          <table:table-cell office:value-type="float" office:value="2025393" calcext:value-type="float">
            <text:p>2025393</text:p>
          </table:table-cell>
          <table:table-cell office:value-type="float" office:value="233845" calcext:value-type="float">
            <text:p>233845</text:p>
          </table:table-cell>
          <table:table-cell office:value-type="float" office:value="524422" calcext:value-type="float">
            <text:p>524422</text:p>
          </table:table-cell>
          <table:table-cell office:value-type="float" office:value="227082" calcext:value-type="float">
            <text:p>2270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11" calcext:value-type="float">
            <text:p>222611</text:p>
          </table:table-cell>
          <table:table-cell office:value-type="float" office:value="221778" calcext:value-type="float">
            <text:p>221778</text:p>
          </table:table-cell>
          <table:table-cell office:value-type="float" office:value="2.43709414447476" calcext:value-type="float">
            <text:p>2.43709414447476</text:p>
          </table:table-cell>
          <table:table-cell office:value-type="float" office:value="1.20722844686847" calcext:value-type="float">
            <text:p>1.20722844686847</text:p>
          </table:table-cell>
          <table:table-cell office:value-type="float" office:value="0.139382498190701" calcext:value-type="float">
            <text:p>0.139382498190701</text:p>
          </table:table-cell>
          <table:table-cell office:value-type="float" office:value="0.312579907486428" calcext:value-type="float">
            <text:p>0.312579907486428</text:p>
          </table:table-cell>
          <table:table-cell office:value-type="float" office:value="0.135351435584001" calcext:value-type="float">
            <text:p>0.135351435584001</text:p>
          </table:table-cell>
          <table:table-cell office:value-type="float" office:value="5" calcext:value-type="float">
            <text:p>5</text:p>
          </table:table-cell>
          <table:table-cell office:value-type="float" office:value="0.13268651159841" calcext:value-type="float">
            <text:p>0.13268651159841</text:p>
          </table:table-cell>
          <table:table-cell office:value-type="float" office:value="0.132190004848242" calcext:value-type="float">
            <text:p>0.132190004848242</text:p>
          </table:table-cell>
          <table:table-cell office:value-type="float" office:value="-222.12350036186" calcext:value-type="float">
            <text:p>-222.12350036186</text:p>
          </table:table-cell>
          <table:table-cell office:value-type="float" office:value="-187.484018502714" calcext:value-type="float">
            <text:p>-187.484018502714</text:p>
          </table:table-cell>
          <table:table-cell office:value-type="float" office:value="-222.9297128832" calcext:value-type="float">
            <text:p>-222.9297128832</text:p>
          </table:table-cell>
          <table:table-cell office:value-type="float" office:value="750" calcext:value-type="float">
            <text:p>750</text:p>
          </table:table-cell>
          <table:table-cell office:value-type="float" office:value="-223.462697680318" calcext:value-type="float">
            <text:p>-223.462697680318</text:p>
          </table:table-cell>
        </table:table-row>
        <table:table-row table:style-name="ro1">
          <table:table-cell office:value-type="string" calcext:value-type="string">
            <text:p>2019-12-02 22:06:08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335159724944" calcext:value-type="float">
            <text:p>72.4335159724944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4154" calcext:value-type="float">
            <text:p>4084154</text:p>
          </table:table-cell>
          <table:table-cell office:value-type="float" office:value="2015238" calcext:value-type="float">
            <text:p>2015238</text:p>
          </table:table-cell>
          <table:table-cell office:value-type="float" office:value="233481" calcext:value-type="float">
            <text:p>233481</text:p>
          </table:table-cell>
          <table:table-cell office:value-type="float" office:value="522862" calcext:value-type="float">
            <text:p>522862</text:p>
          </table:table-cell>
          <table:table-cell office:value-type="float" office:value="227776" calcext:value-type="float">
            <text:p>2277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45" calcext:value-type="float">
            <text:p>222345</text:p>
          </table:table-cell>
          <table:table-cell office:value-type="float" office:value="221806" calcext:value-type="float">
            <text:p>221806</text:p>
          </table:table-cell>
          <table:table-cell office:value-type="float" office:value="2.43434577397654" calcext:value-type="float">
            <text:p>2.43434577397654</text:p>
          </table:table-cell>
          <table:table-cell office:value-type="float" office:value="1.20117559446998" calcext:value-type="float">
            <text:p>1.20117559446998</text:p>
          </table:table-cell>
          <table:table-cell office:value-type="float" office:value="0.139165537257855" calcext:value-type="float">
            <text:p>0.139165537257855</text:p>
          </table:table-cell>
          <table:table-cell office:value-type="float" office:value="0.311650074917087" calcext:value-type="float">
            <text:p>0.311650074917087</text:p>
          </table:table-cell>
          <table:table-cell office:value-type="float" office:value="0.135765091868054" calcext:value-type="float">
            <text:p>0.135765091868054</text:p>
          </table:table-cell>
          <table:table-cell office:value-type="float" office:value="5" calcext:value-type="float">
            <text:p>5</text:p>
          </table:table-cell>
          <table:table-cell office:value-type="float" office:value="0.132527963224407" calcext:value-type="float">
            <text:p>0.132527963224407</text:p>
          </table:table-cell>
          <table:table-cell office:value-type="float" office:value="0.132206694150769" calcext:value-type="float">
            <text:p>0.132206694150769</text:p>
          </table:table-cell>
          <table:table-cell office:value-type="float" office:value="-222.166892548429" calcext:value-type="float">
            <text:p>-222.166892548429</text:p>
          </table:table-cell>
          <table:table-cell office:value-type="float" office:value="-187.669985016583" calcext:value-type="float">
            <text:p>-187.669985016583</text:p>
          </table:table-cell>
          <table:table-cell office:value-type="float" office:value="-222.846981626389" calcext:value-type="float">
            <text:p>-222.846981626389</text:p>
          </table:table-cell>
          <table:table-cell office:value-type="float" office:value="750" calcext:value-type="float">
            <text:p>750</text:p>
          </table:table-cell>
          <table:table-cell office:value-type="float" office:value="-223.494407355119" calcext:value-type="float">
            <text:p>-223.494407355119</text:p>
          </table:table-cell>
        </table:table-row>
        <table:table-row table:style-name="ro1">
          <table:table-cell office:value-type="string" calcext:value-type="string">
            <text:p>2019-12-02 22:06:10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511037834325" calcext:value-type="float">
            <text:p>72.4511037834325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87980" calcext:value-type="float">
            <text:p>4087980</text:p>
          </table:table-cell>
          <table:table-cell office:value-type="float" office:value="2018086" calcext:value-type="float">
            <text:p>2018086</text:p>
          </table:table-cell>
          <table:table-cell office:value-type="float" office:value="233351" calcext:value-type="float">
            <text:p>233351</text:p>
          </table:table-cell>
          <table:table-cell office:value-type="float" office:value="522117" calcext:value-type="float">
            <text:p>522117</text:p>
          </table:table-cell>
          <table:table-cell office:value-type="float" office:value="228640" calcext:value-type="float">
            <text:p>2286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68" calcext:value-type="float">
            <text:p>222168</text:p>
          </table:table-cell>
          <table:table-cell office:value-type="float" office:value="221804" calcext:value-type="float">
            <text:p>221804</text:p>
          </table:table-cell>
          <table:table-cell office:value-type="float" office:value="2.4366262479575" calcext:value-type="float">
            <text:p>2.4366262479575</text:p>
          </table:table-cell>
          <table:table-cell office:value-type="float" office:value="1.20287313495554" calcext:value-type="float">
            <text:p>1.20287313495554</text:p>
          </table:table-cell>
          <table:table-cell office:value-type="float" office:value="0.13908805121041" calcext:value-type="float">
            <text:p>0.13908805121041</text:p>
          </table:table-cell>
          <table:table-cell office:value-type="float" office:value="0.311206020260575" calcext:value-type="float">
            <text:p>0.311206020260575</text:p>
          </table:table-cell>
          <table:table-cell office:value-type="float" office:value="0.136280076060304" calcext:value-type="float">
            <text:p>0.136280076060304</text:p>
          </table:table-cell>
          <table:table-cell office:value-type="float" office:value="5" calcext:value-type="float">
            <text:p>5</text:p>
          </table:table-cell>
          <table:table-cell office:value-type="float" office:value="0.132422462990578" calcext:value-type="float">
            <text:p>0.132422462990578</text:p>
          </table:table-cell>
          <table:table-cell office:value-type="float" office:value="0.132205502057731" calcext:value-type="float">
            <text:p>0.132205502057731</text:p>
          </table:table-cell>
          <table:table-cell office:value-type="float" office:value="-222.182389757918" calcext:value-type="float">
            <text:p>-222.182389757918</text:p>
          </table:table-cell>
          <table:table-cell office:value-type="float" office:value="-187.758795947885" calcext:value-type="float">
            <text:p>-187.758795947885</text:p>
          </table:table-cell>
          <table:table-cell office:value-type="float" office:value="-222.743984787939" calcext:value-type="float">
            <text:p>-222.743984787939</text:p>
          </table:table-cell>
          <table:table-cell office:value-type="float" office:value="750" calcext:value-type="float">
            <text:p>750</text:p>
          </table:table-cell>
          <table:table-cell office:value-type="float" office:value="-223.515507401884" calcext:value-type="float">
            <text:p>-223.515507401884</text:p>
          </table:table-cell>
        </table:table-row>
        <table:table-row table:style-name="ro1">
          <table:table-cell office:value-type="string" calcext:value-type="string">
            <text:p>2019-12-02 22:06:11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633489997322" calcext:value-type="float">
            <text:p>72.4633489997322</text:p>
          </table:table-cell>
          <table:table-cell office:value-type="float" office:value="982.156022936139" calcext:value-type="float">
            <text:p>982.156022936139</text:p>
          </table:table-cell>
          <table:table-cell office:value-type="float" office:value="4088797" calcext:value-type="float">
            <text:p>4088797</text:p>
          </table:table-cell>
          <table:table-cell office:value-type="float" office:value="2029918" calcext:value-type="float">
            <text:p>2029918</text:p>
          </table:table-cell>
          <table:table-cell office:value-type="float" office:value="233549" calcext:value-type="float">
            <text:p>233549</text:p>
          </table:table-cell>
          <table:table-cell office:value-type="float" office:value="520980" calcext:value-type="float">
            <text:p>520980</text:p>
          </table:table-cell>
          <table:table-cell office:value-type="float" office:value="229232" calcext:value-type="float">
            <text:p>2292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84" calcext:value-type="float">
            <text:p>221984</text:p>
          </table:table-cell>
          <table:table-cell office:value-type="float" office:value="221837" calcext:value-type="float">
            <text:p>221837</text:p>
          </table:table-cell>
          <table:table-cell office:value-type="float" office:value="2.43711321796336" calcext:value-type="float">
            <text:p>2.43711321796336</text:p>
          </table:table-cell>
          <table:table-cell office:value-type="float" office:value="1.20992555736608" calcext:value-type="float">
            <text:p>1.20992555736608</text:p>
          </table:table-cell>
          <table:table-cell office:value-type="float" office:value="0.139206068421134" calcext:value-type="float">
            <text:p>0.139206068421134</text:p>
          </table:table-cell>
          <table:table-cell office:value-type="float" office:value="0.31052831536869" calcext:value-type="float">
            <text:p>0.31052831536869</text:p>
          </table:table-cell>
          <table:table-cell office:value-type="float" office:value="0.136632935599439" calcext:value-type="float">
            <text:p>0.136632935599439</text:p>
          </table:table-cell>
          <table:table-cell office:value-type="float" office:value="5" calcext:value-type="float">
            <text:p>5</text:p>
          </table:table-cell>
          <table:table-cell office:value-type="float" office:value="0.132312790431117" calcext:value-type="float">
            <text:p>0.132312790431117</text:p>
          </table:table-cell>
          <table:table-cell office:value-type="float" office:value="0.132225171592852" calcext:value-type="float">
            <text:p>0.132225171592852</text:p>
          </table:table-cell>
          <table:table-cell office:value-type="float" office:value="-222.158786315773" calcext:value-type="float">
            <text:p>-222.158786315773</text:p>
          </table:table-cell>
          <table:table-cell office:value-type="float" office:value="-187.894336926262" calcext:value-type="float">
            <text:p>-187.894336926262</text:p>
          </table:table-cell>
          <table:table-cell office:value-type="float" office:value="-222.673412880112" calcext:value-type="float">
            <text:p>-222.673412880112</text:p>
          </table:table-cell>
          <table:table-cell office:value-type="float" office:value="750" calcext:value-type="float">
            <text:p>750</text:p>
          </table:table-cell>
          <table:table-cell office:value-type="float" office:value="-223.537441913777" calcext:value-type="float">
            <text:p>-223.537441913777</text:p>
          </table:table-cell>
        </table:table-row>
        <table:table-row table:style-name="ro1">
          <table:table-cell office:value-type="string" calcext:value-type="string">
            <text:p>2019-12-02 22:06:1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625699855005" calcext:value-type="float">
            <text:p>72.4625699855005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73203" calcext:value-type="float">
            <text:p>4073203</text:p>
          </table:table-cell>
          <table:table-cell office:value-type="float" office:value="2037337" calcext:value-type="float">
            <text:p>2037337</text:p>
          </table:table-cell>
          <table:table-cell office:value-type="float" office:value="232893" calcext:value-type="float">
            <text:p>232893</text:p>
          </table:table-cell>
          <table:table-cell office:value-type="float" office:value="519809" calcext:value-type="float">
            <text:p>519809</text:p>
          </table:table-cell>
          <table:table-cell office:value-type="float" office:value="229547" calcext:value-type="float">
            <text:p>2295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71" calcext:value-type="float">
            <text:p>221871</text:p>
          </table:table-cell>
          <table:table-cell office:value-type="float" office:value="221799" calcext:value-type="float">
            <text:p>221799</text:p>
          </table:table-cell>
          <table:table-cell office:value-type="float" office:value="2.42781846854907" calcext:value-type="float">
            <text:p>2.42781846854907</text:p>
          </table:table-cell>
          <table:table-cell office:value-type="float" office:value="1.21434762648912" calcext:value-type="float">
            <text:p>1.21434762648912</text:p>
          </table:table-cell>
          <table:table-cell office:value-type="float" office:value="0.138815061904795" calcext:value-type="float">
            <text:p>0.138815061904795</text:p>
          </table:table-cell>
          <table:table-cell office:value-type="float" office:value="0.309830344895166" calcext:value-type="float">
            <text:p>0.309830344895166</text:p>
          </table:table-cell>
          <table:table-cell office:value-type="float" office:value="0.136820690252863" calcext:value-type="float">
            <text:p>0.136820690252863</text:p>
          </table:table-cell>
          <table:table-cell office:value-type="float" office:value="5" calcext:value-type="float">
            <text:p>5</text:p>
          </table:table-cell>
          <table:table-cell office:value-type="float" office:value="0.132245437174492" calcext:value-type="float">
            <text:p>0.132245437174492</text:p>
          </table:table-cell>
          <table:table-cell office:value-type="float" office:value="0.132202521825137" calcext:value-type="float">
            <text:p>0.132202521825137</text:p>
          </table:table-cell>
          <table:table-cell office:value-type="float" office:value="-222.236987619041" calcext:value-type="float">
            <text:p>-222.236987619041</text:p>
          </table:table-cell>
          <table:table-cell office:value-type="float" office:value="-188.033931020967" calcext:value-type="float">
            <text:p>-188.033931020967</text:p>
          </table:table-cell>
          <table:table-cell office:value-type="float" office:value="-222.635861949427" calcext:value-type="float">
            <text:p>-222.635861949427</text:p>
          </table:table-cell>
          <table:table-cell office:value-type="float" office:value="750" calcext:value-type="float">
            <text:p>750</text:p>
          </table:table-cell>
          <table:table-cell office:value-type="float" office:value="-223.550912565102" calcext:value-type="float">
            <text:p>-223.550912565102</text:p>
          </table:table-cell>
        </table:table-row>
        <table:table-row table:style-name="ro1">
          <table:table-cell office:value-type="string" calcext:value-type="string">
            <text:p>2019-12-02 22:06:13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576157473109" calcext:value-type="float">
            <text:p>72.4576157473109</text:p>
          </table:table-cell>
          <table:table-cell office:value-type="float" office:value="982.202448596623" calcext:value-type="float">
            <text:p>982.202448596623</text:p>
          </table:table-cell>
          <table:table-cell office:value-type="float" office:value="4087901" calcext:value-type="float">
            <text:p>4087901</text:p>
          </table:table-cell>
          <table:table-cell office:value-type="float" office:value="2041605" calcext:value-type="float">
            <text:p>2041605</text:p>
          </table:table-cell>
          <table:table-cell office:value-type="float" office:value="233247" calcext:value-type="float">
            <text:p>233247</text:p>
          </table:table-cell>
          <table:table-cell office:value-type="float" office:value="518619" calcext:value-type="float">
            <text:p>518619</text:p>
          </table:table-cell>
          <table:table-cell office:value-type="float" office:value="229605" calcext:value-type="float">
            <text:p>2296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20" calcext:value-type="float">
            <text:p>221920</text:p>
          </table:table-cell>
          <table:table-cell office:value-type="float" office:value="221819" calcext:value-type="float">
            <text:p>221819</text:p>
          </table:table-cell>
          <table:table-cell office:value-type="float" office:value="2.43657916028251" calcext:value-type="float">
            <text:p>2.43657916028251</text:p>
          </table:table-cell>
          <table:table-cell office:value-type="float" office:value="1.21689155303139" calcext:value-type="float">
            <text:p>1.21689155303139</text:p>
          </table:table-cell>
          <table:table-cell office:value-type="float" office:value="0.139026062372453" calcext:value-type="float">
            <text:p>0.139026062372453</text:p>
          </table:table-cell>
          <table:table-cell office:value-type="float" office:value="0.309121049537784" calcext:value-type="float">
            <text:p>0.309121049537784</text:p>
          </table:table-cell>
          <table:table-cell office:value-type="float" office:value="0.136855260950954" calcext:value-type="float">
            <text:p>0.136855260950954</text:p>
          </table:table-cell>
          <table:table-cell office:value-type="float" office:value="5" calcext:value-type="float">
            <text:p>5</text:p>
          </table:table-cell>
          <table:table-cell office:value-type="float" office:value="0.132274643453913" calcext:value-type="float">
            <text:p>0.132274643453913</text:p>
          </table:table-cell>
          <table:table-cell office:value-type="float" office:value="0.132214442755514" calcext:value-type="float">
            <text:p>0.132214442755514</text:p>
          </table:table-cell>
          <table:table-cell office:value-type="float" office:value="-222.194787525509" calcext:value-type="float">
            <text:p>-222.194787525509</text:p>
          </table:table-cell>
          <table:table-cell office:value-type="float" office:value="-188.175790092443" calcext:value-type="float">
            <text:p>-188.175790092443</text:p>
          </table:table-cell>
          <table:table-cell office:value-type="float" office:value="-222.628947809809" calcext:value-type="float">
            <text:p>-222.628947809809</text:p>
          </table:table-cell>
          <table:table-cell office:value-type="float" office:value="750" calcext:value-type="float">
            <text:p>750</text:p>
          </table:table-cell>
          <table:table-cell office:value-type="float" office:value="-223.545071309217" calcext:value-type="float">
            <text:p>-223.545071309217</text:p>
          </table:table-cell>
        </table:table-row>
        <table:table-row table:style-name="ro1">
          <table:table-cell office:value-type="string" calcext:value-type="string">
            <text:p>2019-12-02 22:06:15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518825965159" calcext:value-type="float">
            <text:p>72.4518825965159</text:p>
          </table:table-cell>
          <table:table-cell office:value-type="float" office:value="982.11150590557" calcext:value-type="float">
            <text:p>982.11150590557</text:p>
          </table:table-cell>
          <table:table-cell office:value-type="float" office:value="4089491" calcext:value-type="float">
            <text:p>4089491</text:p>
          </table:table-cell>
          <table:table-cell office:value-type="float" office:value="2040066" calcext:value-type="float">
            <text:p>2040066</text:p>
          </table:table-cell>
          <table:table-cell office:value-type="float" office:value="232951" calcext:value-type="float">
            <text:p>232951</text:p>
          </table:table-cell>
          <table:table-cell office:value-type="float" office:value="517309" calcext:value-type="float">
            <text:p>517309</text:p>
          </table:table-cell>
          <table:table-cell office:value-type="float" office:value="229364" calcext:value-type="float">
            <text:p>2293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28" calcext:value-type="float">
            <text:p>222028</text:p>
          </table:table-cell>
          <table:table-cell office:value-type="float" office:value="221893" calcext:value-type="float">
            <text:p>221893</text:p>
          </table:table-cell>
          <table:table-cell office:value-type="float" office:value="2.43752687424742" calcext:value-type="float">
            <text:p>2.43752687424742</text:p>
          </table:table-cell>
          <table:table-cell office:value-type="float" office:value="1.21597423743895" calcext:value-type="float">
            <text:p>1.21597423743895</text:p>
          </table:table-cell>
          <table:table-cell office:value-type="float" office:value="0.138849632602886" calcext:value-type="float">
            <text:p>0.138849632602886</text:p>
          </table:table-cell>
          <table:table-cell office:value-type="float" office:value="0.308340228598145" calcext:value-type="float">
            <text:p>0.308340228598145</text:p>
          </table:table-cell>
          <table:table-cell office:value-type="float" office:value="0.136711613739921" calcext:value-type="float">
            <text:p>0.136711613739921</text:p>
          </table:table-cell>
          <table:table-cell office:value-type="float" office:value="5" calcext:value-type="float">
            <text:p>5</text:p>
          </table:table-cell>
          <table:table-cell office:value-type="float" office:value="0.132339016477944" calcext:value-type="float">
            <text:p>0.132339016477944</text:p>
          </table:table-cell>
          <table:table-cell office:value-type="float" office:value="0.132258550197905" calcext:value-type="float">
            <text:p>0.132258550197905</text:p>
          </table:table-cell>
          <table:table-cell office:value-type="float" office:value="-222.230073479423" calcext:value-type="float">
            <text:p>-222.230073479423</text:p>
          </table:table-cell>
          <table:table-cell office:value-type="float" office:value="-188.331954280371" calcext:value-type="float">
            <text:p>-188.331954280371</text:p>
          </table:table-cell>
          <table:table-cell office:value-type="float" office:value="-222.657677252016" calcext:value-type="float">
            <text:p>-222.657677252016</text:p>
          </table:table-cell>
          <table:table-cell office:value-type="float" office:value="750" calcext:value-type="float">
            <text:p>750</text:p>
          </table:table-cell>
          <table:table-cell office:value-type="float" office:value="-223.532196704411" calcext:value-type="float">
            <text:p>-223.532196704411</text:p>
          </table:table-cell>
        </table:table-row>
        <table:table-row table:style-name="ro1">
          <table:table-cell office:value-type="string" calcext:value-type="string">
            <text:p>2019-12-02 22:06:16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633489997322" calcext:value-type="float">
            <text:p>72.4633489997322</text:p>
          </table:table-cell>
          <table:table-cell office:value-type="float" office:value="982.210970853686" calcext:value-type="float">
            <text:p>982.210970853686</text:p>
          </table:table-cell>
          <table:table-cell office:value-type="float" office:value="4089403" calcext:value-type="float">
            <text:p>4089403</text:p>
          </table:table-cell>
          <table:table-cell office:value-type="float" office:value="2030192" calcext:value-type="float">
            <text:p>2030192</text:p>
          </table:table-cell>
          <table:table-cell office:value-type="float" office:value="232612" calcext:value-type="float">
            <text:p>232612</text:p>
          </table:table-cell>
          <table:table-cell office:value-type="float" office:value="515827" calcext:value-type="float">
            <text:p>515827</text:p>
          </table:table-cell>
          <table:table-cell office:value-type="float" office:value="227280" calcext:value-type="float">
            <text:p>2272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37" calcext:value-type="float">
            <text:p>222637</text:p>
          </table:table-cell>
          <table:table-cell office:value-type="float" office:value="221728" calcext:value-type="float">
            <text:p>221728</text:p>
          </table:table-cell>
          <table:table-cell office:value-type="float" office:value="2.43747442215376" calcext:value-type="float">
            <text:p>2.43747442215376</text:p>
          </table:table-cell>
          <table:table-cell office:value-type="float" office:value="1.21008887411223" calcext:value-type="float">
            <text:p>1.21008887411223</text:p>
          </table:table-cell>
          <table:table-cell office:value-type="float" office:value="0.13864757283301" calcext:value-type="float">
            <text:p>0.13864757283301</text:p>
          </table:table-cell>
          <table:table-cell office:value-type="float" office:value="0.307456887657271" calcext:value-type="float">
            <text:p>0.307456887657271</text:p>
          </table:table-cell>
          <table:table-cell office:value-type="float" office:value="0.135469452794725" calcext:value-type="float">
            <text:p>0.135469452794725</text:p>
          </table:table-cell>
          <table:table-cell office:value-type="float" office:value="5" calcext:value-type="float">
            <text:p>5</text:p>
          </table:table-cell>
          <table:table-cell office:value-type="float" office:value="0.132702008807899" calcext:value-type="float">
            <text:p>0.132702008807899</text:p>
          </table:table-cell>
          <table:table-cell office:value-type="float" office:value="0.132160202522302" calcext:value-type="float">
            <text:p>0.132160202522302</text:p>
          </table:table-cell>
          <table:table-cell office:value-type="float" office:value="-222.270485433398" calcext:value-type="float">
            <text:p>-222.270485433398</text:p>
          </table:table-cell>
          <table:table-cell office:value-type="float" office:value="-188.508622468546" calcext:value-type="float">
            <text:p>-188.508622468546</text:p>
          </table:table-cell>
          <table:table-cell office:value-type="float" office:value="-222.906109441055" calcext:value-type="float">
            <text:p>-222.906109441055</text:p>
          </table:table-cell>
          <table:table-cell office:value-type="float" office:value="750" calcext:value-type="float">
            <text:p>750</text:p>
          </table:table-cell>
          <table:table-cell office:value-type="float" office:value="-223.45959823842" calcext:value-type="float">
            <text:p>-223.45959823842</text:p>
          </table:table-cell>
        </table:table-row>
        <table:table-row table:style-name="ro1">
          <table:table-cell office:value-type="string" calcext:value-type="string">
            <text:p>2019-12-02 22:06:1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736469720207" calcext:value-type="float">
            <text:p>72.4736469720207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8598" calcext:value-type="float">
            <text:p>4088598</text:p>
          </table:table-cell>
          <table:table-cell office:value-type="float" office:value="2024105" calcext:value-type="float">
            <text:p>2024105</text:p>
          </table:table-cell>
          <table:table-cell office:value-type="float" office:value="232540" calcext:value-type="float">
            <text:p>232540</text:p>
          </table:table-cell>
          <table:table-cell office:value-type="float" office:value="514756" calcext:value-type="float">
            <text:p>514756</text:p>
          </table:table-cell>
          <table:table-cell office:value-type="float" office:value="227017" calcext:value-type="float">
            <text:p>2270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98" calcext:value-type="float">
            <text:p>222698</text:p>
          </table:table-cell>
          <table:table-cell office:value-type="float" office:value="221661" calcext:value-type="float">
            <text:p>221661</text:p>
          </table:table-cell>
          <table:table-cell office:value-type="float" office:value="2.43699460470612" calcext:value-type="float">
            <text:p>2.43699460470612</text:p>
          </table:table-cell>
          <table:table-cell office:value-type="float" office:value="1.20646073895225" calcext:value-type="float">
            <text:p>1.20646073895225</text:p>
          </table:table-cell>
          <table:table-cell office:value-type="float" office:value="0.138604657483656" calcext:value-type="float">
            <text:p>0.138604657483656</text:p>
          </table:table-cell>
          <table:table-cell office:value-type="float" office:value="0.306818521835628" calcext:value-type="float">
            <text:p>0.306818521835628</text:p>
          </table:table-cell>
          <table:table-cell office:value-type="float" office:value="0.135312692560279" calcext:value-type="float">
            <text:p>0.135312692560279</text:p>
          </table:table-cell>
          <table:table-cell office:value-type="float" office:value="5" calcext:value-type="float">
            <text:p>5</text:p>
          </table:table-cell>
          <table:table-cell office:value-type="float" office:value="0.132738367645546" calcext:value-type="float">
            <text:p>0.132738367645546</text:p>
          </table:table-cell>
          <table:table-cell office:value-type="float" office:value="0.132120267405542" calcext:value-type="float">
            <text:p>0.132120267405542</text:p>
          </table:table-cell>
          <table:table-cell office:value-type="float" office:value="-222.279068503269" calcext:value-type="float">
            <text:p>-222.279068503269</text:p>
          </table:table-cell>
          <table:table-cell office:value-type="float" office:value="-188.636295632874" calcext:value-type="float">
            <text:p>-188.636295632874</text:p>
          </table:table-cell>
          <table:table-cell office:value-type="float" office:value="-222.937461487944" calcext:value-type="float">
            <text:p>-222.937461487944</text:p>
          </table:table-cell>
          <table:table-cell office:value-type="float" office:value="750" calcext:value-type="float">
            <text:p>750</text:p>
          </table:table-cell>
          <table:table-cell office:value-type="float" office:value="-223.452326470891" calcext:value-type="float">
            <text:p>-223.452326470891</text:p>
          </table:table-cell>
        </table:table-row>
        <table:table-row table:style-name="ro1">
          <table:table-cell office:value-type="string" calcext:value-type="string">
            <text:p>2019-12-02 22:06:1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457601958813" calcext:value-type="float">
            <text:p>72.4457601958813</text:p>
          </table:table-cell>
          <table:table-cell office:value-type="float" office:value="982.121935959336" calcext:value-type="float">
            <text:p>982.121935959336</text:p>
          </table:table-cell>
          <table:table-cell office:value-type="float" office:value="4089964" calcext:value-type="float">
            <text:p>4089964</text:p>
          </table:table-cell>
          <table:table-cell office:value-type="float" office:value="2035879" calcext:value-type="float">
            <text:p>2035879</text:p>
          </table:table-cell>
          <table:table-cell office:value-type="float" office:value="231993" calcext:value-type="float">
            <text:p>231993</text:p>
          </table:table-cell>
          <table:table-cell office:value-type="float" office:value="513243" calcext:value-type="float">
            <text:p>513243</text:p>
          </table:table-cell>
          <table:table-cell office:value-type="float" office:value="226492" calcext:value-type="float">
            <text:p>2264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940" calcext:value-type="float">
            <text:p>222940</text:p>
          </table:table-cell>
          <table:table-cell office:value-type="float" office:value="221736" calcext:value-type="float">
            <text:p>221736</text:p>
          </table:table-cell>
          <table:table-cell office:value-type="float" office:value="2.43780880425081" calcext:value-type="float">
            <text:p>2.43780880425081</text:p>
          </table:table-cell>
          <table:table-cell office:value-type="float" office:value="1.2134785906647" calcext:value-type="float">
            <text:p>1.2134785906647</text:p>
          </table:table-cell>
          <table:table-cell office:value-type="float" office:value="0.138278620037868" calcext:value-type="float">
            <text:p>0.138278620037868</text:p>
          </table:table-cell>
          <table:table-cell office:value-type="float" office:value="0.305916703452671" calcext:value-type="float">
            <text:p>0.305916703452671</text:p>
          </table:table-cell>
          <table:table-cell office:value-type="float" office:value="0.134999768137904" calcext:value-type="float">
            <text:p>0.134999768137904</text:p>
          </table:table-cell>
          <table:table-cell office:value-type="float" office:value="5" calcext:value-type="float">
            <text:p>5</text:p>
          </table:table-cell>
          <table:table-cell office:value-type="float" office:value="0.132882610903098" calcext:value-type="float">
            <text:p>0.132882610903098</text:p>
          </table:table-cell>
          <table:table-cell office:value-type="float" office:value="0.132164970894452" calcext:value-type="float">
            <text:p>0.132164970894452</text:p>
          </table:table-cell>
          <table:table-cell office:value-type="float" office:value="-222.344275992426" calcext:value-type="float">
            <text:p>-222.344275992426</text:p>
          </table:table-cell>
          <table:table-cell office:value-type="float" office:value="-188.816659309466" calcext:value-type="float">
            <text:p>-188.816659309466</text:p>
          </table:table-cell>
          <table:table-cell office:value-type="float" office:value="-223.000046372419" calcext:value-type="float">
            <text:p>-223.000046372419</text:p>
          </table:table-cell>
          <table:table-cell office:value-type="float" office:value="750" calcext:value-type="float">
            <text:p>750</text:p>
          </table:table-cell>
          <table:table-cell office:value-type="float" office:value="-223.423477819381" calcext:value-type="float">
            <text:p>-223.423477819381</text:p>
          </table:table-cell>
        </table:table-row>
        <table:table-row table:style-name="ro1">
          <table:table-cell office:value-type="string" calcext:value-type="string">
            <text:p>2019-12-02 22:06:20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732573403928" calcext:value-type="float">
            <text:p>72.4732573403928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8655" calcext:value-type="float">
            <text:p>4088655</text:p>
          </table:table-cell>
          <table:table-cell office:value-type="float" office:value="2042234" calcext:value-type="float">
            <text:p>2042234</text:p>
          </table:table-cell>
          <table:table-cell office:value-type="float" office:value="232380" calcext:value-type="float">
            <text:p>232380</text:p>
          </table:table-cell>
          <table:table-cell office:value-type="float" office:value="512524" calcext:value-type="float">
            <text:p>512524</text:p>
          </table:table-cell>
          <table:table-cell office:value-type="float" office:value="226574" calcext:value-type="float">
            <text:p>2265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855" calcext:value-type="float">
            <text:p>222855</text:p>
          </table:table-cell>
          <table:table-cell office:value-type="float" office:value="221655" calcext:value-type="float">
            <text:p>221655</text:p>
          </table:table-cell>
          <table:table-cell office:value-type="float" office:value="2.43702857935769" calcext:value-type="float">
            <text:p>2.43702857935769</text:p>
          </table:table-cell>
          <table:table-cell office:value-type="float" office:value="1.21726646629172" calcext:value-type="float">
            <text:p>1.21726646629172</text:p>
          </table:table-cell>
          <table:table-cell office:value-type="float" office:value="0.138509290040647" calcext:value-type="float">
            <text:p>0.138509290040647</text:p>
          </table:table-cell>
          <table:table-cell office:value-type="float" office:value="0.305488146005648" calcext:value-type="float">
            <text:p>0.305488146005648</text:p>
          </table:table-cell>
          <table:table-cell office:value-type="float" office:value="0.135048643952446" calcext:value-type="float">
            <text:p>0.135048643952446</text:p>
          </table:table-cell>
          <table:table-cell office:value-type="float" office:value="5" calcext:value-type="float">
            <text:p>5</text:p>
          </table:table-cell>
          <table:table-cell office:value-type="float" office:value="0.132831946948999" calcext:value-type="float">
            <text:p>0.132831946948999</text:p>
          </table:table-cell>
          <table:table-cell office:value-type="float" office:value="0.132116691126429" calcext:value-type="float">
            <text:p>0.132116691126429</text:p>
          </table:table-cell>
          <table:table-cell office:value-type="float" office:value="-222.298141991871" calcext:value-type="float">
            <text:p>-222.298141991871</text:p>
          </table:table-cell>
          <table:table-cell office:value-type="float" office:value="-188.90237079887" calcext:value-type="float">
            <text:p>-188.90237079887</text:p>
          </table:table-cell>
          <table:table-cell office:value-type="float" office:value="-222.990271209511" calcext:value-type="float">
            <text:p>-222.990271209511</text:p>
          </table:table-cell>
          <table:table-cell office:value-type="float" office:value="750" calcext:value-type="float">
            <text:p>750</text:p>
          </table:table-cell>
          <table:table-cell office:value-type="float" office:value="-223.4336106102" calcext:value-type="float">
            <text:p>-223.4336106102</text:p>
          </table:table-cell>
        </table:table-row>
        <table:table-row table:style-name="ro1">
          <table:table-cell office:value-type="string" calcext:value-type="string">
            <text:p>2019-12-02 22:06:21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728676991895" calcext:value-type="float">
            <text:p>72.4728676991895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7940" calcext:value-type="float">
            <text:p>4087940</text:p>
          </table:table-cell>
          <table:table-cell office:value-type="float" office:value="2021716" calcext:value-type="float">
            <text:p>2021716</text:p>
          </table:table-cell>
          <table:table-cell office:value-type="float" office:value="232372" calcext:value-type="float">
            <text:p>232372</text:p>
          </table:table-cell>
          <table:table-cell office:value-type="float" office:value="511484" calcext:value-type="float">
            <text:p>511484</text:p>
          </table:table-cell>
          <table:table-cell office:value-type="float" office:value="227342" calcext:value-type="float">
            <text:p>2273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43" calcext:value-type="float">
            <text:p>222443</text:p>
          </table:table-cell>
          <table:table-cell office:value-type="float" office:value="221711" calcext:value-type="float">
            <text:p>221711</text:p>
          </table:table-cell>
          <table:table-cell office:value-type="float" office:value="2.43660240609675" calcext:value-type="float">
            <text:p>2.43660240609675</text:p>
          </table:table-cell>
          <table:table-cell office:value-type="float" office:value="1.20503678381882" calcext:value-type="float">
            <text:p>1.20503678381882</text:p>
          </table:table-cell>
          <table:table-cell office:value-type="float" office:value="0.138504521668496" calcext:value-type="float">
            <text:p>0.138504521668496</text:p>
          </table:table-cell>
          <table:table-cell office:value-type="float" office:value="0.304868257626087" calcext:value-type="float">
            <text:p>0.304868257626087</text:p>
          </table:table-cell>
          <table:table-cell office:value-type="float" office:value="0.135506407678891" calcext:value-type="float">
            <text:p>0.135506407678891</text:p>
          </table:table-cell>
          <table:table-cell office:value-type="float" office:value="5" calcext:value-type="float">
            <text:p>5</text:p>
          </table:table-cell>
          <table:table-cell office:value-type="float" office:value="0.13258637578325" calcext:value-type="float">
            <text:p>0.13258637578325</text:p>
          </table:table-cell>
          <table:table-cell office:value-type="float" office:value="0.132150069731482" calcext:value-type="float">
            <text:p>0.132150069731482</text:p>
          </table:table-cell>
          <table:table-cell office:value-type="float" office:value="-222.299095666301" calcext:value-type="float">
            <text:p>-222.299095666301</text:p>
          </table:table-cell>
          <table:table-cell office:value-type="float" office:value="-189.026348474783" calcext:value-type="float">
            <text:p>-189.026348474783</text:p>
          </table:table-cell>
          <table:table-cell office:value-type="float" office:value="-222.898718464222" calcext:value-type="float">
            <text:p>-222.898718464222</text:p>
          </table:table-cell>
          <table:table-cell office:value-type="float" office:value="750" calcext:value-type="float">
            <text:p>750</text:p>
          </table:table-cell>
          <table:table-cell office:value-type="float" office:value="-223.48272484335" calcext:value-type="float">
            <text:p>-223.48272484335</text:p>
          </table:table-cell>
        </table:table-row>
        <table:table-row table:style-name="ro1">
          <table:table-cell office:value-type="string" calcext:value-type="string">
            <text:p>2019-12-02 22:06:2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2438576045" calcext:value-type="float">
            <text:p>72.42438576045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88849" calcext:value-type="float">
            <text:p>4088849</text:p>
          </table:table-cell>
          <table:table-cell office:value-type="float" office:value="2029846" calcext:value-type="float">
            <text:p>2029846</text:p>
          </table:table-cell>
          <table:table-cell office:value-type="float" office:value="232343" calcext:value-type="float">
            <text:p>232343</text:p>
          </table:table-cell>
          <table:table-cell office:value-type="float" office:value="510412" calcext:value-type="float">
            <text:p>510412</text:p>
          </table:table-cell>
          <table:table-cell office:value-type="float" office:value="226899" calcext:value-type="float">
            <text:p>2268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00" calcext:value-type="float">
            <text:p>222500</text:p>
          </table:table-cell>
          <table:table-cell office:value-type="float" office:value="221666" calcext:value-type="float">
            <text:p>221666</text:p>
          </table:table-cell>
          <table:table-cell office:value-type="float" office:value="2.43714421238234" calcext:value-type="float">
            <text:p>2.43714421238234</text:p>
          </table:table-cell>
          <table:table-cell office:value-type="float" office:value="1.20988264201673" calcext:value-type="float">
            <text:p>1.20988264201673</text:p>
          </table:table-cell>
          <table:table-cell office:value-type="float" office:value="0.138487236319451" calcext:value-type="float">
            <text:p>0.138487236319451</text:p>
          </table:table-cell>
          <table:table-cell office:value-type="float" office:value="0.304229295757925" calcext:value-type="float">
            <text:p>0.304229295757925</text:p>
          </table:table-cell>
          <table:table-cell office:value-type="float" office:value="0.135242359071059" calcext:value-type="float">
            <text:p>0.135242359071059</text:p>
          </table:table-cell>
          <table:table-cell office:value-type="float" office:value="5" calcext:value-type="float">
            <text:p>5</text:p>
          </table:table-cell>
          <table:table-cell office:value-type="float" office:value="0.132620350434822" calcext:value-type="float">
            <text:p>0.132620350434822</text:p>
          </table:table-cell>
          <table:table-cell office:value-type="float" office:value="0.132123247638136" calcext:value-type="float">
            <text:p>0.132123247638136</text:p>
          </table:table-cell>
          <table:table-cell office:value-type="float" office:value="-222.30255273611" calcext:value-type="float">
            <text:p>-222.30255273611</text:p>
          </table:table-cell>
          <table:table-cell office:value-type="float" office:value="-189.154140848415" calcext:value-type="float">
            <text:p>-189.154140848415</text:p>
          </table:table-cell>
          <table:table-cell office:value-type="float" office:value="-222.951528185788" calcext:value-type="float">
            <text:p>-222.951528185788</text:p>
          </table:table-cell>
          <table:table-cell office:value-type="float" office:value="750" calcext:value-type="float">
            <text:p>750</text:p>
          </table:table-cell>
          <table:table-cell office:value-type="float" office:value="-223.475929913036" calcext:value-type="float">
            <text:p>-223.475929913036</text:p>
          </table:table-cell>
        </table:table-row>
        <table:table-row table:style-name="ro1">
          <table:table-cell office:value-type="string" calcext:value-type="string">
            <text:p>2019-12-02 22:06:2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98445140211" calcext:value-type="float">
            <text:p>72.398445140211</text:p>
          </table:table-cell>
          <table:table-cell office:value-type="float" office:value="982.138979374118" calcext:value-type="float">
            <text:p>982.138979374118</text:p>
          </table:table-cell>
          <table:table-cell office:value-type="float" office:value="4088437" calcext:value-type="float">
            <text:p>4088437</text:p>
          </table:table-cell>
          <table:table-cell office:value-type="float" office:value="2023956" calcext:value-type="float">
            <text:p>2023956</text:p>
          </table:table-cell>
          <table:table-cell office:value-type="float" office:value="232233" calcext:value-type="float">
            <text:p>232233</text:p>
          </table:table-cell>
          <table:table-cell office:value-type="float" office:value="509335" calcext:value-type="float">
            <text:p>509335</text:p>
          </table:table-cell>
          <table:table-cell office:value-type="float" office:value="227248" calcext:value-type="float">
            <text:p>2272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44" calcext:value-type="float">
            <text:p>222444</text:p>
          </table:table-cell>
          <table:table-cell office:value-type="float" office:value="221611" calcext:value-type="float">
            <text:p>221611</text:p>
          </table:table-cell>
          <table:table-cell office:value-type="float" office:value="2.43689864121659" calcext:value-type="float">
            <text:p>2.43689864121659</text:p>
          </table:table-cell>
          <table:table-cell office:value-type="float" office:value="1.20637192802095" calcext:value-type="float">
            <text:p>1.20637192802095</text:p>
          </table:table-cell>
          <table:table-cell office:value-type="float" office:value="0.138421671202382" calcext:value-type="float">
            <text:p>0.138421671202382</text:p>
          </table:table-cell>
          <table:table-cell office:value-type="float" office:value="0.303587353657169" calcext:value-type="float">
            <text:p>0.303587353657169</text:p>
          </table:table-cell>
          <table:table-cell office:value-type="float" office:value="0.135450379306123" calcext:value-type="float">
            <text:p>0.135450379306123</text:p>
          </table:table-cell>
          <table:table-cell office:value-type="float" office:value="5" calcext:value-type="float">
            <text:p>5</text:p>
          </table:table-cell>
          <table:table-cell office:value-type="float" office:value="0.132586971829769" calcext:value-type="float">
            <text:p>0.132586971829769</text:p>
          </table:table-cell>
          <table:table-cell office:value-type="float" office:value="0.132090465079601" calcext:value-type="float">
            <text:p>0.132090465079601</text:p>
          </table:table-cell>
          <table:table-cell office:value-type="float" office:value="-222.315665759524" calcext:value-type="float">
            <text:p>-222.315665759524</text:p>
          </table:table-cell>
          <table:table-cell office:value-type="float" office:value="-189.282529268566" calcext:value-type="float">
            <text:p>-189.282529268566</text:p>
          </table:table-cell>
          <table:table-cell office:value-type="float" office:value="-222.909924138775" calcext:value-type="float">
            <text:p>-222.909924138775</text:p>
          </table:table-cell>
          <table:table-cell office:value-type="float" office:value="750" calcext:value-type="float">
            <text:p>750</text:p>
          </table:table-cell>
          <table:table-cell office:value-type="float" office:value="-223.482605634046" calcext:value-type="float">
            <text:p>-223.482605634046</text:p>
          </table:table-cell>
        </table:table-row>
        <table:table-row table:style-name="ro1">
          <table:table-cell office:value-type="string" calcext:value-type="string">
            <text:p>2019-12-02 22:06:2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549179035449" calcext:value-type="float">
            <text:p>72.3549179035449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8390" calcext:value-type="float">
            <text:p>4088390</text:p>
          </table:table-cell>
          <table:table-cell office:value-type="float" office:value="2024729" calcext:value-type="float">
            <text:p>2024729</text:p>
          </table:table-cell>
          <table:table-cell office:value-type="float" office:value="231950" calcext:value-type="float">
            <text:p>231950</text:p>
          </table:table-cell>
          <table:table-cell office:value-type="float" office:value="508264" calcext:value-type="float">
            <text:p>508264</text:p>
          </table:table-cell>
          <table:table-cell office:value-type="float" office:value="227177" calcext:value-type="float">
            <text:p>2271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43" calcext:value-type="float">
            <text:p>222443</text:p>
          </table:table-cell>
          <table:table-cell office:value-type="float" office:value="221636" calcext:value-type="float">
            <text:p>221636</text:p>
          </table:table-cell>
          <table:table-cell office:value-type="float" office:value="2.43687062703021" calcext:value-type="float">
            <text:p>2.43687062703021</text:p>
          </table:table-cell>
          <table:table-cell office:value-type="float" office:value="1.20683267197998" calcext:value-type="float">
            <text:p>1.20683267197998</text:p>
          </table:table-cell>
          <table:table-cell office:value-type="float" office:value="0.138252990037559" calcext:value-type="float">
            <text:p>0.138252990037559</text:p>
          </table:table-cell>
          <table:table-cell office:value-type="float" office:value="0.302948987835525" calcext:value-type="float">
            <text:p>0.302948987835525</text:p>
          </table:table-cell>
          <table:table-cell office:value-type="float" office:value="0.135408060003288" calcext:value-type="float">
            <text:p>0.135408060003288</text:p>
          </table:table-cell>
          <table:table-cell office:value-type="float" office:value="5" calcext:value-type="float">
            <text:p>5</text:p>
          </table:table-cell>
          <table:table-cell office:value-type="float" office:value="0.13258637578325" calcext:value-type="float">
            <text:p>0.13258637578325</text:p>
          </table:table-cell>
          <table:table-cell office:value-type="float" office:value="0.132105366242572" calcext:value-type="float">
            <text:p>0.132105366242572</text:p>
          </table:table-cell>
          <table:table-cell office:value-type="float" office:value="-222.349401992488" calcext:value-type="float">
            <text:p>-222.349401992488</text:p>
          </table:table-cell>
          <table:table-cell office:value-type="float" office:value="-189.410202432895" calcext:value-type="float">
            <text:p>-189.410202432895</text:p>
          </table:table-cell>
          <table:table-cell office:value-type="float" office:value="-222.918387999342" calcext:value-type="float">
            <text:p>-222.918387999342</text:p>
          </table:table-cell>
          <table:table-cell office:value-type="float" office:value="750" calcext:value-type="float">
            <text:p>750</text:p>
          </table:table-cell>
          <table:table-cell office:value-type="float" office:value="-223.48272484335" calcext:value-type="float">
            <text:p>-223.48272484335</text:p>
          </table:table-cell>
        </table:table-row>
        <table:table-row table:style-name="ro1">
          <table:table-cell office:value-type="string" calcext:value-type="string">
            <text:p>2019-12-02 22:06:2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709490752859" calcext:value-type="float">
            <text:p>72.3709490752859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8549" calcext:value-type="float">
            <text:p>4088549</text:p>
          </table:table-cell>
          <table:table-cell office:value-type="float" office:value="2019469" calcext:value-type="float">
            <text:p>2019469</text:p>
          </table:table-cell>
          <table:table-cell office:value-type="float" office:value="231840" calcext:value-type="float">
            <text:p>231840</text:p>
          </table:table-cell>
          <table:table-cell office:value-type="float" office:value="507408" calcext:value-type="float">
            <text:p>507408</text:p>
          </table:table-cell>
          <table:table-cell office:value-type="float" office:value="228651" calcext:value-type="float">
            <text:p>2286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91" calcext:value-type="float">
            <text:p>221891</text:p>
          </table:table-cell>
          <table:table-cell office:value-type="float" office:value="221570" calcext:value-type="float">
            <text:p>221570</text:p>
          </table:table-cell>
          <table:table-cell office:value-type="float" office:value="2.4369653984267" calcext:value-type="float">
            <text:p>2.4369653984267</text:p>
          </table:table-cell>
          <table:table-cell office:value-type="float" office:value="1.20369746729105" calcext:value-type="float">
            <text:p>1.20369746729105</text:p>
          </table:table-cell>
          <table:table-cell office:value-type="float" office:value="0.13818742492049" calcext:value-type="float">
            <text:p>0.13818742492049</text:p>
          </table:table-cell>
          <table:table-cell office:value-type="float" office:value="0.302438772015425" calcext:value-type="float">
            <text:p>0.302438772015425</text:p>
          </table:table-cell>
          <table:table-cell office:value-type="float" office:value="0.136286632572011" calcext:value-type="float">
            <text:p>0.136286632572011</text:p>
          </table:table-cell>
          <table:table-cell office:value-type="float" office:value="5" calcext:value-type="float">
            <text:p>5</text:p>
          </table:table-cell>
          <table:table-cell office:value-type="float" office:value="0.132257358104868" calcext:value-type="float">
            <text:p>0.132257358104868</text:p>
          </table:table-cell>
          <table:table-cell office:value-type="float" office:value="0.13206602717233" calcext:value-type="float">
            <text:p>0.13206602717233</text:p>
          </table:table-cell>
          <table:table-cell office:value-type="float" office:value="-222.362515015902" calcext:value-type="float">
            <text:p>-222.362515015902</text:p>
          </table:table-cell>
          <table:table-cell office:value-type="float" office:value="-189.512245596915" calcext:value-type="float">
            <text:p>-189.512245596915</text:p>
          </table:table-cell>
          <table:table-cell office:value-type="float" office:value="-222.742673485598" calcext:value-type="float">
            <text:p>-222.742673485598</text:p>
          </table:table-cell>
          <table:table-cell office:value-type="float" office:value="750" calcext:value-type="float">
            <text:p>750</text:p>
          </table:table-cell>
          <table:table-cell office:value-type="float" office:value="-223.548528379026" calcext:value-type="float">
            <text:p>-223.548528379026</text:p>
          </table:table-cell>
        </table:table-row>
        <table:table-row table:style-name="ro1">
          <table:table-cell office:value-type="string" calcext:value-type="string">
            <text:p>2019-12-02 22:06:27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656053598949" calcext:value-type="float">
            <text:p>72.3656053598949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8542" calcext:value-type="float">
            <text:p>4088542</text:p>
          </table:table-cell>
          <table:table-cell office:value-type="float" office:value="2043058" calcext:value-type="float">
            <text:p>2043058</text:p>
          </table:table-cell>
          <table:table-cell office:value-type="float" office:value="231915" calcext:value-type="float">
            <text:p>231915</text:p>
          </table:table-cell>
          <table:table-cell office:value-type="float" office:value="506219" calcext:value-type="float">
            <text:p>506219</text:p>
          </table:table-cell>
          <table:table-cell office:value-type="float" office:value="229513" calcext:value-type="float">
            <text:p>2295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44" calcext:value-type="float">
            <text:p>221744</text:p>
          </table:table-cell>
          <table:table-cell office:value-type="float" office:value="221689" calcext:value-type="float">
            <text:p>221689</text:p>
          </table:table-cell>
          <table:table-cell office:value-type="float" office:value="2.43696122610107" calcext:value-type="float">
            <text:p>2.43696122610107</text:p>
          </table:table-cell>
          <table:table-cell office:value-type="float" office:value="1.21775760862322" calcext:value-type="float">
            <text:p>1.21775760862322</text:p>
          </table:table-cell>
          <table:table-cell office:value-type="float" office:value="0.138232128409401" calcext:value-type="float">
            <text:p>0.138232128409401</text:p>
          </table:table-cell>
          <table:table-cell office:value-type="float" office:value="0.301730072704562" calcext:value-type="float">
            <text:p>0.301730072704562</text:p>
          </table:table-cell>
          <table:table-cell office:value-type="float" office:value="0.136800424671224" calcext:value-type="float">
            <text:p>0.136800424671224</text:p>
          </table:table-cell>
          <table:table-cell office:value-type="float" office:value="5" calcext:value-type="float">
            <text:p>5</text:p>
          </table:table-cell>
          <table:table-cell office:value-type="float" office:value="0.132169739266603" calcext:value-type="float">
            <text:p>0.132169739266603</text:p>
          </table:table-cell>
          <table:table-cell office:value-type="float" office:value="0.132136956708068" calcext:value-type="float">
            <text:p>0.132136956708068</text:p>
          </table:table-cell>
          <table:table-cell office:value-type="float" office:value="-222.35357431812" calcext:value-type="float">
            <text:p>-222.35357431812</text:p>
          </table:table-cell>
          <table:table-cell office:value-type="float" office:value="-189.653985459088" calcext:value-type="float">
            <text:p>-189.653985459088</text:p>
          </table:table-cell>
          <table:table-cell office:value-type="float" office:value="-222.639915065755" calcext:value-type="float">
            <text:p>-222.639915065755</text:p>
          </table:table-cell>
          <table:table-cell office:value-type="float" office:value="750" calcext:value-type="float">
            <text:p>750</text:p>
          </table:table-cell>
          <table:table-cell office:value-type="float" office:value="-223.566052146679" calcext:value-type="float">
            <text:p>-223.566052146679</text:p>
          </table:table-cell>
        </table:table-row>
        <table:table-row table:style-name="ro1">
          <table:table-cell office:value-type="string" calcext:value-type="string">
            <text:p>2019-12-02 22:06:2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86980170323" calcext:value-type="float">
            <text:p>72.386980170323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9513" calcext:value-type="float">
            <text:p>4089513</text:p>
          </table:table-cell>
          <table:table-cell office:value-type="float" office:value="2026031" calcext:value-type="float">
            <text:p>2026031</text:p>
          </table:table-cell>
          <table:table-cell office:value-type="float" office:value="231889" calcext:value-type="float">
            <text:p>231889</text:p>
          </table:table-cell>
          <table:table-cell office:value-type="float" office:value="504918" calcext:value-type="float">
            <text:p>504918</text:p>
          </table:table-cell>
          <table:table-cell office:value-type="float" office:value="228219" calcext:value-type="float">
            <text:p>2282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53" calcext:value-type="float">
            <text:p>222053</text:p>
          </table:table-cell>
          <table:table-cell office:value-type="float" office:value="221567" calcext:value-type="float">
            <text:p>221567</text:p>
          </table:table-cell>
          <table:table-cell office:value-type="float" office:value="2.43753998727083" calcext:value-type="float">
            <text:p>2.43753998727083</text:p>
          </table:table-cell>
          <table:table-cell office:value-type="float" office:value="1.20760872454747" calcext:value-type="float">
            <text:p>1.20760872454747</text:p>
          </table:table-cell>
          <table:table-cell office:value-type="float" office:value="0.138216631199912" calcext:value-type="float">
            <text:p>0.138216631199912</text:p>
          </table:table-cell>
          <table:table-cell office:value-type="float" office:value="0.300954616183593" calcext:value-type="float">
            <text:p>0.300954616183593</text:p>
          </table:table-cell>
          <table:table-cell office:value-type="float" office:value="0.136029140475886" calcext:value-type="float">
            <text:p>0.136029140475886</text:p>
          </table:table-cell>
          <table:table-cell office:value-type="float" office:value="5" calcext:value-type="float">
            <text:p>5</text:p>
          </table:table-cell>
          <table:table-cell office:value-type="float" office:value="0.132353917640915" calcext:value-type="float">
            <text:p>0.132353917640915</text:p>
          </table:table-cell>
          <table:table-cell office:value-type="float" office:value="0.132064239032774" calcext:value-type="float">
            <text:p>0.132064239032774</text:p>
          </table:table-cell>
          <table:table-cell office:value-type="float" office:value="-222.356673760018" calcext:value-type="float">
            <text:p>-222.356673760018</text:p>
          </table:table-cell>
          <table:table-cell office:value-type="float" office:value="-189.809076763281" calcext:value-type="float">
            <text:p>-189.809076763281</text:p>
          </table:table-cell>
          <table:table-cell office:value-type="float" office:value="-222.794171904823" calcext:value-type="float">
            <text:p>-222.794171904823</text:p>
          </table:table-cell>
          <table:table-cell office:value-type="float" office:value="750" calcext:value-type="float">
            <text:p>750</text:p>
          </table:table-cell>
          <table:table-cell office:value-type="float" office:value="-223.529216471817" calcext:value-type="float">
            <text:p>-223.529216471817</text:p>
          </table:table-cell>
        </table:table-row>
        <table:table-row table:style-name="ro1">
          <table:table-cell office:value-type="string" calcext:value-type="string">
            <text:p>2019-12-02 22:06:30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194311824352" calcext:value-type="float">
            <text:p>72.4194311824352</text:p>
          </table:table-cell>
          <table:table-cell office:value-type="float" office:value="982.130457648321" calcext:value-type="float">
            <text:p>982.130457648321</text:p>
          </table:table-cell>
          <table:table-cell office:value-type="float" office:value="4088711" calcext:value-type="float">
            <text:p>4088711</text:p>
          </table:table-cell>
          <table:table-cell office:value-type="float" office:value="2018193" calcext:value-type="float">
            <text:p>2018193</text:p>
          </table:table-cell>
          <table:table-cell office:value-type="float" office:value="231950" calcext:value-type="float">
            <text:p>231950</text:p>
          </table:table-cell>
          <table:table-cell office:value-type="float" office:value="503790" calcext:value-type="float">
            <text:p>503790</text:p>
          </table:table-cell>
          <table:table-cell office:value-type="float" office:value="228171" calcext:value-type="float">
            <text:p>2281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02" calcext:value-type="float">
            <text:p>222102</text:p>
          </table:table-cell>
          <table:table-cell office:value-type="float" office:value="221567" calcext:value-type="float">
            <text:p>221567</text:p>
          </table:table-cell>
          <table:table-cell office:value-type="float" office:value="2.43706195796275" calcext:value-type="float">
            <text:p>2.43706195796275</text:p>
          </table:table-cell>
          <table:table-cell office:value-type="float" office:value="1.20293691193305" calcext:value-type="float">
            <text:p>1.20293691193305</text:p>
          </table:table-cell>
          <table:table-cell office:value-type="float" office:value="0.138252990037559" calcext:value-type="float">
            <text:p>0.138252990037559</text:p>
          </table:table-cell>
          <table:table-cell office:value-type="float" office:value="0.300282275710377" calcext:value-type="float">
            <text:p>0.300282275710377</text:p>
          </table:table-cell>
          <table:table-cell office:value-type="float" office:value="0.136000530242983" calcext:value-type="float">
            <text:p>0.136000530242983</text:p>
          </table:table-cell>
          <table:table-cell office:value-type="float" office:value="5" calcext:value-type="float">
            <text:p>5</text:p>
          </table:table-cell>
          <table:table-cell office:value-type="float" office:value="0.132383123920336" calcext:value-type="float">
            <text:p>0.132383123920336</text:p>
          </table:table-cell>
          <table:table-cell office:value-type="float" office:value="0.132064239032774" calcext:value-type="float">
            <text:p>0.132064239032774</text:p>
          </table:table-cell>
          <table:table-cell office:value-type="float" office:value="-222.349401992488" calcext:value-type="float">
            <text:p>-222.349401992488</text:p>
          </table:table-cell>
          <table:table-cell office:value-type="float" office:value="-189.943544857925" calcext:value-type="float">
            <text:p>-189.943544857925</text:p>
          </table:table-cell>
          <table:table-cell office:value-type="float" office:value="-222.799893951403" calcext:value-type="float">
            <text:p>-222.799893951403</text:p>
          </table:table-cell>
          <table:table-cell office:value-type="float" office:value="750" calcext:value-type="float">
            <text:p>750</text:p>
          </table:table-cell>
          <table:table-cell office:value-type="float" office:value="-223.523375215933" calcext:value-type="float">
            <text:p>-223.523375215933</text:p>
          </table:table-cell>
        </table:table-row>
        <table:table-row table:style-name="ro1">
          <table:table-cell office:value-type="string" calcext:value-type="string">
            <text:p>2019-12-02 22:06:31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079659023915" calcext:value-type="float">
            <text:p>72.4079659023915</text:p>
          </table:table-cell>
          <table:table-cell office:value-type="float" office:value="982.195832783714" calcext:value-type="float">
            <text:p>982.195832783714</text:p>
          </table:table-cell>
          <table:table-cell office:value-type="float" office:value="4088725" calcext:value-type="float">
            <text:p>4088725</text:p>
          </table:table-cell>
          <table:table-cell office:value-type="float" office:value="2024840" calcext:value-type="float">
            <text:p>2024840</text:p>
          </table:table-cell>
          <table:table-cell office:value-type="float" office:value="232132" calcext:value-type="float">
            <text:p>232132</text:p>
          </table:table-cell>
          <table:table-cell office:value-type="float" office:value="502607" calcext:value-type="float">
            <text:p>502607</text:p>
          </table:table-cell>
          <table:table-cell office:value-type="float" office:value="226833" calcext:value-type="float">
            <text:p>2268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69" calcext:value-type="float">
            <text:p>222569</text:p>
          </table:table-cell>
          <table:table-cell office:value-type="float" office:value="221519" calcext:value-type="float">
            <text:p>221519</text:p>
          </table:table-cell>
          <table:table-cell office:value-type="float" office:value="2.43707030261401" calcext:value-type="float">
            <text:p>2.43707030261401</text:p>
          </table:table-cell>
          <table:table-cell office:value-type="float" office:value="1.20689883314357" calcext:value-type="float">
            <text:p>1.20689883314357</text:p>
          </table:table-cell>
          <table:table-cell office:value-type="float" office:value="0.138361470503982" calcext:value-type="float">
            <text:p>0.138361470503982</text:p>
          </table:table-cell>
          <table:table-cell office:value-type="float" office:value="0.299577152678627" calcext:value-type="float">
            <text:p>0.299577152678627</text:p>
          </table:table-cell>
          <table:table-cell office:value-type="float" office:value="0.135203020000818" calcext:value-type="float">
            <text:p>0.135203020000818</text:p>
          </table:table-cell>
          <table:table-cell office:value-type="float" office:value="5" calcext:value-type="float">
            <text:p>5</text:p>
          </table:table-cell>
          <table:table-cell office:value-type="float" office:value="0.13266147764462" calcext:value-type="float">
            <text:p>0.13266147764462</text:p>
          </table:table-cell>
          <table:table-cell office:value-type="float" office:value="0.132035628799871" calcext:value-type="float">
            <text:p>0.132035628799871</text:p>
          </table:table-cell>
          <table:table-cell office:value-type="float" office:value="-222.327705899204" calcext:value-type="float">
            <text:p>-222.327705899204</text:p>
          </table:table-cell>
          <table:table-cell office:value-type="float" office:value="-190.084569464275" calcext:value-type="float">
            <text:p>-190.084569464275</text:p>
          </table:table-cell>
          <table:table-cell office:value-type="float" office:value="-222.959395999836" calcext:value-type="float">
            <text:p>-222.959395999836</text:p>
          </table:table-cell>
          <table:table-cell office:value-type="float" office:value="750" calcext:value-type="float">
            <text:p>750</text:p>
          </table:table-cell>
          <table:table-cell office:value-type="float" office:value="-223.467704471076" calcext:value-type="float">
            <text:p>-223.467704471076</text:p>
          </table:table-cell>
        </table:table-row>
        <table:table-row table:style-name="ro1">
          <table:table-cell office:value-type="string" calcext:value-type="string">
            <text:p>2019-12-02 22:06:3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140874838841" calcext:value-type="float">
            <text:p>72.4140874838841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7919" calcext:value-type="float">
            <text:p>4087919</text:p>
          </table:table-cell>
          <table:table-cell office:value-type="float" office:value="2033159" calcext:value-type="float">
            <text:p>2033159</text:p>
          </table:table-cell>
          <table:table-cell office:value-type="float" office:value="232218" calcext:value-type="float">
            <text:p>232218</text:p>
          </table:table-cell>
          <table:table-cell office:value-type="float" office:value="501527" calcext:value-type="float">
            <text:p>501527</text:p>
          </table:table-cell>
          <table:table-cell office:value-type="float" office:value="226644" calcext:value-type="float">
            <text:p>2266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30" calcext:value-type="float">
            <text:p>222630</text:p>
          </table:table-cell>
          <table:table-cell office:value-type="float" office:value="221506" calcext:value-type="float">
            <text:p>221506</text:p>
          </table:table-cell>
          <table:table-cell office:value-type="float" office:value="2.43658988911985" calcext:value-type="float">
            <text:p>2.43658988911985</text:p>
          </table:table-cell>
          <table:table-cell office:value-type="float" office:value="1.21185734413354" calcext:value-type="float">
            <text:p>1.21185734413354</text:p>
          </table:table-cell>
          <table:table-cell office:value-type="float" office:value="0.1384127305046" calcext:value-type="float">
            <text:p>0.1384127305046</text:p>
          </table:table-cell>
          <table:table-cell office:value-type="float" office:value="0.298933422438314" calcext:value-type="float">
            <text:p>0.298933422438314</text:p>
          </table:table-cell>
          <table:table-cell office:value-type="float" office:value="0.135090367208763" calcext:value-type="float">
            <text:p>0.135090367208763</text:p>
          </table:table-cell>
          <table:table-cell office:value-type="float" office:value="5" calcext:value-type="float">
            <text:p>5</text:p>
          </table:table-cell>
          <table:table-cell office:value-type="float" office:value="0.132697836482267" calcext:value-type="float">
            <text:p>0.132697836482267</text:p>
          </table:table-cell>
          <table:table-cell office:value-type="float" office:value="0.132027880195127" calcext:value-type="float">
            <text:p>0.132027880195127</text:p>
          </table:table-cell>
          <table:table-cell office:value-type="float" office:value="-222.31745389908" calcext:value-type="float">
            <text:p>-222.31745389908</text:p>
          </table:table-cell>
          <table:table-cell office:value-type="float" office:value="-190.213315512337" calcext:value-type="float">
            <text:p>-190.213315512337</text:p>
          </table:table-cell>
          <table:table-cell office:value-type="float" office:value="-222.981926558247" calcext:value-type="float">
            <text:p>-222.981926558247</text:p>
          </table:table-cell>
          <table:table-cell office:value-type="float" office:value="750" calcext:value-type="float">
            <text:p>750</text:p>
          </table:table-cell>
          <table:table-cell office:value-type="float" office:value="-223.460432703547" calcext:value-type="float">
            <text:p>-223.460432703547</text:p>
          </table:table-cell>
        </table:table-row>
        <table:table-row table:style-name="ro1">
          <table:table-cell office:value-type="string" calcext:value-type="string">
            <text:p>2019-12-02 22:06:34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923238516233" calcext:value-type="float">
            <text:p>72.3923238516233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89336" calcext:value-type="float">
            <text:p>4089336</text:p>
          </table:table-cell>
          <table:table-cell office:value-type="float" office:value="2041527" calcext:value-type="float">
            <text:p>2041527</text:p>
          </table:table-cell>
          <table:table-cell office:value-type="float" office:value="232440" calcext:value-type="float">
            <text:p>232440</text:p>
          </table:table-cell>
          <table:table-cell office:value-type="float" office:value="500339" calcext:value-type="float">
            <text:p>500339</text:p>
          </table:table-cell>
          <table:table-cell office:value-type="float" office:value="226326" calcext:value-type="float">
            <text:p>2263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726" calcext:value-type="float">
            <text:p>222726</text:p>
          </table:table-cell>
          <table:table-cell office:value-type="float" office:value="221473" calcext:value-type="float">
            <text:p>221473</text:p>
          </table:table-cell>
          <table:table-cell office:value-type="float" office:value="2.437434487037" calcext:value-type="float">
            <text:p>2.437434487037</text:p>
          </table:table-cell>
          <table:table-cell office:value-type="float" office:value="1.21684506140292" calcext:value-type="float">
            <text:p>1.21684506140292</text:p>
          </table:table-cell>
          <table:table-cell office:value-type="float" office:value="0.138545052831775" calcext:value-type="float">
            <text:p>0.138545052831775</text:p>
          </table:table-cell>
          <table:table-cell office:value-type="float" office:value="0.29822531917397" calcext:value-type="float">
            <text:p>0.29822531917397</text:p>
          </table:table-cell>
          <table:table-cell office:value-type="float" office:value="0.134900824415782" calcext:value-type="float">
            <text:p>0.134900824415782</text:p>
          </table:table-cell>
          <table:table-cell office:value-type="float" office:value="5" calcext:value-type="float">
            <text:p>5</text:p>
          </table:table-cell>
          <table:table-cell office:value-type="float" office:value="0.132755056948073" calcext:value-type="float">
            <text:p>0.132755056948073</text:p>
          </table:table-cell>
          <table:table-cell office:value-type="float" office:value="0.132008210660006" calcext:value-type="float">
            <text:p>0.132008210660006</text:p>
          </table:table-cell>
          <table:table-cell office:value-type="float" office:value="-222.290989433645" calcext:value-type="float">
            <text:p>-222.290989433645</text:p>
          </table:table-cell>
          <table:table-cell office:value-type="float" office:value="-190.354936165206" calcext:value-type="float">
            <text:p>-190.354936165206</text:p>
          </table:table-cell>
          <table:table-cell office:value-type="float" office:value="-223.019835116844" calcext:value-type="float">
            <text:p>-223.019835116844</text:p>
          </table:table-cell>
          <table:table-cell office:value-type="float" office:value="750" calcext:value-type="float">
            <text:p>750</text:p>
          </table:table-cell>
          <table:table-cell office:value-type="float" office:value="-223.448988610386" calcext:value-type="float">
            <text:p>-223.448988610386</text:p>
          </table:table-cell>
        </table:table-row>
        <table:table-row table:style-name="ro1">
          <table:table-cell office:value-type="string" calcext:value-type="string">
            <text:p>2019-12-02 22:06:3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976675244011" calcext:value-type="float">
            <text:p>72.3976675244011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90598" calcext:value-type="float">
            <text:p>4090598</text:p>
          </table:table-cell>
          <table:table-cell office:value-type="float" office:value="2042639" calcext:value-type="float">
            <text:p>2042639</text:p>
          </table:table-cell>
          <table:table-cell office:value-type="float" office:value="232294" calcext:value-type="float">
            <text:p>232294</text:p>
          </table:table-cell>
          <table:table-cell office:value-type="float" office:value="499368" calcext:value-type="float">
            <text:p>499368</text:p>
          </table:table-cell>
          <table:table-cell office:value-type="float" office:value="226302" calcext:value-type="float">
            <text:p>2263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13" calcext:value-type="float">
            <text:p>222613</text:p>
          </table:table-cell>
          <table:table-cell office:value-type="float" office:value="221423" calcext:value-type="float">
            <text:p>221423</text:p>
          </table:table-cell>
          <table:table-cell office:value-type="float" office:value="2.43818669774374" calcext:value-type="float">
            <text:p>2.43818669774374</text:p>
          </table:table-cell>
          <table:table-cell office:value-type="float" office:value="1.21750786513184" calcext:value-type="float">
            <text:p>1.21750786513184</text:p>
          </table:table-cell>
          <table:table-cell office:value-type="float" office:value="0.138458030040029" calcext:value-type="float">
            <text:p>0.138458030040029</text:p>
          </table:table-cell>
          <table:table-cell office:value-type="float" office:value="0.297646558004207" calcext:value-type="float">
            <text:p>0.297646558004207</text:p>
          </table:table-cell>
          <table:table-cell office:value-type="float" office:value="0.134886519299331" calcext:value-type="float">
            <text:p>0.134886519299331</text:p>
          </table:table-cell>
          <table:table-cell office:value-type="float" office:value="5" calcext:value-type="float">
            <text:p>5</text:p>
          </table:table-cell>
          <table:table-cell office:value-type="float" office:value="0.132687703691447" calcext:value-type="float">
            <text:p>0.132687703691447</text:p>
          </table:table-cell>
          <table:table-cell office:value-type="float" office:value="0.131978408334065" calcext:value-type="float">
            <text:p>0.131978408334065</text:p>
          </table:table-cell>
          <table:table-cell office:value-type="float" office:value="-222.308393991994" calcext:value-type="float">
            <text:p>-222.308393991994</text:p>
          </table:table-cell>
          <table:table-cell office:value-type="float" office:value="-190.470688399159" calcext:value-type="float">
            <text:p>-190.470688399159</text:p>
          </table:table-cell>
          <table:table-cell office:value-type="float" office:value="-223.022696140134" calcext:value-type="float">
            <text:p>-223.022696140134</text:p>
          </table:table-cell>
          <table:table-cell office:value-type="float" office:value="750" calcext:value-type="float">
            <text:p>750</text:p>
          </table:table-cell>
          <table:table-cell office:value-type="float" office:value="-223.462459261711" calcext:value-type="float">
            <text:p>-223.462459261711</text:p>
          </table:table-cell>
        </table:table-row>
        <table:table-row table:style-name="ro1">
          <table:table-cell office:value-type="string" calcext:value-type="string">
            <text:p>2019-12-02 22:06:3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923238516233" calcext:value-type="float">
            <text:p>72.3923238516233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8662" calcext:value-type="float">
            <text:p>4088662</text:p>
          </table:table-cell>
          <table:table-cell office:value-type="float" office:value="2017271" calcext:value-type="float">
            <text:p>2017271</text:p>
          </table:table-cell>
          <table:table-cell office:value-type="float" office:value="232940" calcext:value-type="float">
            <text:p>232940</text:p>
          </table:table-cell>
          <table:table-cell office:value-type="float" office:value="498403" calcext:value-type="float">
            <text:p>498403</text:p>
          </table:table-cell>
          <table:table-cell office:value-type="float" office:value="227720" calcext:value-type="float">
            <text:p>2277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21" calcext:value-type="float">
            <text:p>222121</text:p>
          </table:table-cell>
          <table:table-cell office:value-type="float" office:value="221426" calcext:value-type="float">
            <text:p>221426</text:p>
          </table:table-cell>
          <table:table-cell office:value-type="float" office:value="2.43703275168333" calcext:value-type="float">
            <text:p>2.43703275168333</text:p>
          </table:table-cell>
          <table:table-cell office:value-type="float" office:value="1.20238735704271" calcext:value-type="float">
            <text:p>1.20238735704271</text:p>
          </table:table-cell>
          <table:table-cell office:value-type="float" office:value="0.138843076091179" calcext:value-type="float">
            <text:p>0.138843076091179</text:p>
          </table:table-cell>
          <table:table-cell office:value-type="float" office:value="0.297071373113558" calcext:value-type="float">
            <text:p>0.297071373113558</text:p>
          </table:table-cell>
          <table:table-cell office:value-type="float" office:value="0.135731713263001" calcext:value-type="float">
            <text:p>0.135731713263001</text:p>
          </table:table-cell>
          <table:table-cell office:value-type="float" office:value="5" calcext:value-type="float">
            <text:p>5</text:p>
          </table:table-cell>
          <table:table-cell office:value-type="float" office:value="0.132394448804194" calcext:value-type="float">
            <text:p>0.132394448804194</text:p>
          </table:table-cell>
          <table:table-cell office:value-type="float" office:value="0.131980196473622" calcext:value-type="float">
            <text:p>0.131980196473622</text:p>
          </table:table-cell>
          <table:table-cell office:value-type="float" office:value="-222.231384781764" calcext:value-type="float">
            <text:p>-222.231384781764</text:p>
          </table:table-cell>
          <table:table-cell office:value-type="float" office:value="-190.585725377289" calcext:value-type="float">
            <text:p>-190.585725377289</text:p>
          </table:table-cell>
          <table:table-cell office:value-type="float" office:value="-222.8536573474" calcext:value-type="float">
            <text:p>-222.8536573474</text:p>
          </table:table-cell>
          <table:table-cell office:value-type="float" office:value="750" calcext:value-type="float">
            <text:p>750</text:p>
          </table:table-cell>
          <table:table-cell office:value-type="float" office:value="-223.521110239161" calcext:value-type="float">
            <text:p>-223.521110239161</text:p>
          </table:table-cell>
        </table:table-row>
        <table:table-row table:style-name="ro1">
          <table:table-cell office:value-type="string" calcext:value-type="string">
            <text:p>2019-12-02 22:06:37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079659023915" calcext:value-type="float">
            <text:p>72.4079659023915</text:p>
          </table:table-cell>
          <table:table-cell office:value-type="float" office:value="982.16835993648" calcext:value-type="float">
            <text:p>982.16835993648</text:p>
          </table:table-cell>
          <table:table-cell office:value-type="float" office:value="4088587" calcext:value-type="float">
            <text:p>4088587</text:p>
          </table:table-cell>
          <table:table-cell office:value-type="float" office:value="2038222" calcext:value-type="float">
            <text:p>2038222</text:p>
          </table:table-cell>
          <table:table-cell office:value-type="float" office:value="232794" calcext:value-type="float">
            <text:p>232794</text:p>
          </table:table-cell>
          <table:table-cell office:value-type="float" office:value="497372" calcext:value-type="float">
            <text:p>497372</text:p>
          </table:table-cell>
          <table:table-cell office:value-type="float" office:value="229220" calcext:value-type="float">
            <text:p>2292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97" calcext:value-type="float">
            <text:p>221697</text:p>
          </table:table-cell>
          <table:table-cell office:value-type="float" office:value="221450" calcext:value-type="float">
            <text:p>221450</text:p>
          </table:table-cell>
          <table:table-cell office:value-type="float" office:value="2.43698804819441" calcext:value-type="float">
            <text:p>2.43698804819441</text:p>
          </table:table-cell>
          <table:table-cell office:value-type="float" office:value="1.21487512765826" calcext:value-type="float">
            <text:p>1.21487512765826</text:p>
          </table:table-cell>
          <table:table-cell office:value-type="float" office:value="0.138756053299433" calcext:value-type="float">
            <text:p>0.138756053299433</text:p>
          </table:table-cell>
          <table:table-cell office:value-type="float" office:value="0.296456849152666" calcext:value-type="float">
            <text:p>0.296456849152666</text:p>
          </table:table-cell>
          <table:table-cell office:value-type="float" office:value="0.136625783041213" calcext:value-type="float">
            <text:p>0.136625783041213</text:p>
          </table:table-cell>
          <table:table-cell office:value-type="float" office:value="5" calcext:value-type="float">
            <text:p>5</text:p>
          </table:table-cell>
          <table:table-cell office:value-type="float" office:value="0.132141725080219" calcext:value-type="float">
            <text:p>0.132141725080219</text:p>
          </table:table-cell>
          <table:table-cell office:value-type="float" office:value="0.131994501590073" calcext:value-type="float">
            <text:p>0.131994501590073</text:p>
          </table:table-cell>
          <table:table-cell office:value-type="float" office:value="-222.248789340113" calcext:value-type="float">
            <text:p>-222.248789340113</text:p>
          </table:table-cell>
          <table:table-cell office:value-type="float" office:value="-190.708630169467" calcext:value-type="float">
            <text:p>-190.708630169467</text:p>
          </table:table-cell>
          <table:table-cell office:value-type="float" office:value="-222.674843391757" calcext:value-type="float">
            <text:p>-222.674843391757</text:p>
          </table:table-cell>
          <table:table-cell office:value-type="float" office:value="750" calcext:value-type="float">
            <text:p>750</text:p>
          </table:table-cell>
          <table:table-cell office:value-type="float" office:value="-223.571654983956" calcext:value-type="float">
            <text:p>-223.571654983956</text:p>
          </table:table-cell>
        </table:table-row>
        <table:table-row table:style-name="ro1">
          <table:table-cell office:value-type="string" calcext:value-type="string">
            <text:p>2019-12-02 22:06:39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3804705237531" calcext:value-type="float">
            <text:p>72.3804705237531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7890" calcext:value-type="float">
            <text:p>4087890</text:p>
          </table:table-cell>
          <table:table-cell office:value-type="float" office:value="2042273" calcext:value-type="float">
            <text:p>2042273</text:p>
          </table:table-cell>
          <table:table-cell office:value-type="float" office:value="232725" calcext:value-type="float">
            <text:p>232725</text:p>
          </table:table-cell>
          <table:table-cell office:value-type="float" office:value="496348" calcext:value-type="float">
            <text:p>496348</text:p>
          </table:table-cell>
          <table:table-cell office:value-type="float" office:value="229306" calcext:value-type="float">
            <text:p>2293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05" calcext:value-type="float">
            <text:p>221605</text:p>
          </table:table-cell>
          <table:table-cell office:value-type="float" office:value="221491" calcext:value-type="float">
            <text:p>221491</text:p>
          </table:table-cell>
          <table:table-cell office:value-type="float" office:value="2.4365726037708" calcext:value-type="float">
            <text:p>2.4365726037708</text:p>
          </table:table-cell>
          <table:table-cell office:value-type="float" office:value="1.21728971210596" calcext:value-type="float">
            <text:p>1.21728971210596</text:p>
          </table:table-cell>
          <table:table-cell office:value-type="float" office:value="0.138714926089636" calcext:value-type="float">
            <text:p>0.138714926089636</text:p>
          </table:table-cell>
          <table:table-cell office:value-type="float" office:value="0.295846497517407" calcext:value-type="float">
            <text:p>0.295846497517407</text:p>
          </table:table-cell>
          <table:table-cell office:value-type="float" office:value="0.13667704304183" calcext:value-type="float">
            <text:p>0.13667704304183</text:p>
          </table:table-cell>
          <table:table-cell office:value-type="float" office:value="5" calcext:value-type="float">
            <text:p>5</text:p>
          </table:table-cell>
          <table:table-cell office:value-type="float" office:value="0.132086888800489" calcext:value-type="float">
            <text:p>0.132086888800489</text:p>
          </table:table-cell>
          <table:table-cell office:value-type="float" office:value="0.132018939497344" calcext:value-type="float">
            <text:p>0.132018939497344</text:p>
          </table:table-cell>
          <table:table-cell office:value-type="float" office:value="-222.257014782073" calcext:value-type="float">
            <text:p>-222.257014782073</text:p>
          </table:table-cell>
          <table:table-cell office:value-type="float" office:value="-190.830700496519" calcext:value-type="float">
            <text:p>-190.830700496519</text:p>
          </table:table-cell>
          <table:table-cell office:value-type="float" office:value="-222.664591391634" calcext:value-type="float">
            <text:p>-222.664591391634</text:p>
          </table:table-cell>
          <table:table-cell office:value-type="float" office:value="750" calcext:value-type="float">
            <text:p>750</text:p>
          </table:table-cell>
          <table:table-cell office:value-type="float" office:value="-223.582622239902" calcext:value-type="float">
            <text:p>-223.582622239902</text:p>
          </table:table-cell>
        </table:table-row>
        <table:table-row table:style-name="ro1">
          <table:table-cell office:value-type="string" calcext:value-type="string">
            <text:p>2019-12-02 22:06:4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854253027157" calcext:value-type="float">
            <text:p>72.3854253027157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8029" calcext:value-type="float">
            <text:p>4088029</text:p>
          </table:table-cell>
          <table:table-cell office:value-type="float" office:value="2040272" calcext:value-type="float">
            <text:p>2040272</text:p>
          </table:table-cell>
          <table:table-cell office:value-type="float" office:value="232919" calcext:value-type="float">
            <text:p>232919</text:p>
          </table:table-cell>
          <table:table-cell office:value-type="float" office:value="495202" calcext:value-type="float">
            <text:p>495202</text:p>
          </table:table-cell>
          <table:table-cell office:value-type="float" office:value="229393" calcext:value-type="float">
            <text:p>2293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8" calcext:value-type="float">
            <text:p>221708</text:p>
          </table:table-cell>
          <table:table-cell office:value-type="float" office:value="221475" calcext:value-type="float">
            <text:p>221475</text:p>
          </table:table-cell>
          <table:table-cell office:value-type="float" office:value="2.43665545423692" calcext:value-type="float">
            <text:p>2.43665545423692</text:p>
          </table:table-cell>
          <table:table-cell office:value-type="float" office:value="1.21609702302182" calcext:value-type="float">
            <text:p>1.21609702302182</text:p>
          </table:table-cell>
          <table:table-cell office:value-type="float" office:value="0.138830559114284" calcext:value-type="float">
            <text:p>0.138830559114284</text:p>
          </table:table-cell>
          <table:table-cell office:value-type="float" office:value="0.295163428206852" calcext:value-type="float">
            <text:p>0.295163428206852</text:p>
          </table:table-cell>
          <table:table-cell office:value-type="float" office:value="0.136728899088967" calcext:value-type="float">
            <text:p>0.136728899088967</text:p>
          </table:table-cell>
          <table:table-cell office:value-type="float" office:value="5" calcext:value-type="float">
            <text:p>5</text:p>
          </table:table-cell>
          <table:table-cell office:value-type="float" office:value="0.132148281591926" calcext:value-type="float">
            <text:p>0.132148281591926</text:p>
          </table:table-cell>
          <table:table-cell office:value-type="float" office:value="0.132009402753044" calcext:value-type="float">
            <text:p>0.132009402753044</text:p>
          </table:table-cell>
          <table:table-cell office:value-type="float" office:value="-222.233888177143" calcext:value-type="float">
            <text:p>-222.233888177143</text:p>
          </table:table-cell>
          <table:table-cell office:value-type="float" office:value="-190.96731435863" calcext:value-type="float">
            <text:p>-190.96731435863</text:p>
          </table:table-cell>
          <table:table-cell office:value-type="float" office:value="-222.654220182207" calcext:value-type="float">
            <text:p>-222.654220182207</text:p>
          </table:table-cell>
          <table:table-cell office:value-type="float" office:value="750" calcext:value-type="float">
            <text:p>750</text:p>
          </table:table-cell>
          <table:table-cell office:value-type="float" office:value="-223.570343681615" calcext:value-type="float">
            <text:p>-223.570343681615</text:p>
          </table:table-cell>
        </table:table-row>
        <table:table-row table:style-name="ro1">
          <table:table-cell office:value-type="string" calcext:value-type="string">
            <text:p>2019-12-02 22:06:4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64051450134" calcext:value-type="float">
            <text:p>72.364051450134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424" calcext:value-type="float">
            <text:p>4087424</text:p>
          </table:table-cell>
          <table:table-cell office:value-type="float" office:value="2042455" calcext:value-type="float">
            <text:p>2042455</text:p>
          </table:table-cell>
          <table:table-cell office:value-type="float" office:value="232968" calcext:value-type="float">
            <text:p>232968</text:p>
          </table:table-cell>
          <table:table-cell office:value-type="float" office:value="494093" calcext:value-type="float">
            <text:p>494093</text:p>
          </table:table-cell>
          <table:table-cell office:value-type="float" office:value="229378" calcext:value-type="float">
            <text:p>2293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68" calcext:value-type="float">
            <text:p>221668</text:p>
          </table:table-cell>
          <table:table-cell office:value-type="float" office:value="221551" calcext:value-type="float">
            <text:p>221551</text:p>
          </table:table-cell>
          <table:table-cell office:value-type="float" office:value="2.43629484609304" calcext:value-type="float">
            <text:p>2.43629484609304</text:p>
          </table:table-cell>
          <table:table-cell office:value-type="float" office:value="1.21739819257238" calcext:value-type="float">
            <text:p>1.21739819257238</text:p>
          </table:table-cell>
          <table:table-cell office:value-type="float" office:value="0.138859765393706" calcext:value-type="float">
            <text:p>0.138859765393706</text:p>
          </table:table-cell>
          <table:table-cell office:value-type="float" office:value="0.294502412617494" calcext:value-type="float">
            <text:p>0.294502412617494</text:p>
          </table:table-cell>
          <table:table-cell office:value-type="float" office:value="0.136719958391185" calcext:value-type="float">
            <text:p>0.136719958391185</text:p>
          </table:table-cell>
          <table:table-cell office:value-type="float" office:value="5" calcext:value-type="float">
            <text:p>5</text:p>
          </table:table-cell>
          <table:table-cell office:value-type="float" office:value="0.132124439731174" calcext:value-type="float">
            <text:p>0.132124439731174</text:p>
          </table:table-cell>
          <table:table-cell office:value-type="float" office:value="0.132054702288473" calcext:value-type="float">
            <text:p>0.132054702288473</text:p>
          </table:table-cell>
          <table:table-cell office:value-type="float" office:value="-222.228046921259" calcext:value-type="float">
            <text:p>-222.228046921259</text:p>
          </table:table-cell>
          <table:table-cell office:value-type="float" office:value="-191.099517476501" calcext:value-type="float">
            <text:p>-191.099517476501</text:p>
          </table:table-cell>
          <table:table-cell office:value-type="float" office:value="-222.656008321763" calcext:value-type="float">
            <text:p>-222.656008321763</text:p>
          </table:table-cell>
          <table:table-cell office:value-type="float" office:value="750" calcext:value-type="float">
            <text:p>750</text:p>
          </table:table-cell>
          <table:table-cell office:value-type="float" office:value="-223.575112053765" calcext:value-type="float">
            <text:p>-223.575112053765</text:p>
          </table:table-cell>
        </table:table-row>
        <table:table-row table:style-name="ro1">
          <table:table-cell office:value-type="string" calcext:value-type="string">
            <text:p>2019-12-02 22:06:43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3331547846944" calcext:value-type="float">
            <text:p>72.3331547846944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770" calcext:value-type="float">
            <text:p>4087770</text:p>
          </table:table-cell>
          <table:table-cell office:value-type="float" office:value="2042173" calcext:value-type="float">
            <text:p>2042173</text:p>
          </table:table-cell>
          <table:table-cell office:value-type="float" office:value="232918" calcext:value-type="float">
            <text:p>232918</text:p>
          </table:table-cell>
          <table:table-cell office:value-type="float" office:value="493180" calcext:value-type="float">
            <text:p>493180</text:p>
          </table:table-cell>
          <table:table-cell office:value-type="float" office:value="229369" calcext:value-type="float">
            <text:p>2293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67" calcext:value-type="float">
            <text:p>221667</text:p>
          </table:table-cell>
          <table:table-cell office:value-type="float" office:value="221448" calcext:value-type="float">
            <text:p>221448</text:p>
          </table:table-cell>
          <table:table-cell office:value-type="float" office:value="2.43650107818855" calcext:value-type="float">
            <text:p>2.43650107818855</text:p>
          </table:table-cell>
          <table:table-cell office:value-type="float" office:value="1.21723010745407" calcext:value-type="float">
            <text:p>1.21723010745407</text:p>
          </table:table-cell>
          <table:table-cell office:value-type="float" office:value="0.138829963067766" calcext:value-type="float">
            <text:p>0.138829963067766</text:p>
          </table:table-cell>
          <table:table-cell office:value-type="float" office:value="0.293958222145822" calcext:value-type="float">
            <text:p>0.293958222145822</text:p>
          </table:table-cell>
          <table:table-cell office:value-type="float" office:value="0.136714593972515" calcext:value-type="float">
            <text:p>0.136714593972515</text:p>
          </table:table-cell>
          <table:table-cell office:value-type="float" office:value="5" calcext:value-type="float">
            <text:p>5</text:p>
          </table:table-cell>
          <table:table-cell office:value-type="float" office:value="0.132123843684655" calcext:value-type="float">
            <text:p>0.132123843684655</text:p>
          </table:table-cell>
          <table:table-cell office:value-type="float" office:value="0.131993309497036" calcext:value-type="float">
            <text:p>0.131993309497036</text:p>
          </table:table-cell>
          <table:table-cell office:value-type="float" office:value="-222.234007386447" calcext:value-type="float">
            <text:p>-222.234007386447</text:p>
          </table:table-cell>
          <table:table-cell office:value-type="float" office:value="-191.208355570836" calcext:value-type="float">
            <text:p>-191.208355570836</text:p>
          </table:table-cell>
          <table:table-cell office:value-type="float" office:value="-222.657081205497" calcext:value-type="float">
            <text:p>-222.657081205497</text:p>
          </table:table-cell>
          <table:table-cell office:value-type="float" office:value="750" calcext:value-type="float">
            <text:p>750</text:p>
          </table:table-cell>
          <table:table-cell office:value-type="float" office:value="-223.575231263069" calcext:value-type="float">
            <text:p>-223.575231263069</text:p>
          </table:table-cell>
        </table:table-row>
        <table:table-row table:style-name="ro1">
          <table:table-cell office:value-type="string" calcext:value-type="string">
            <text:p>2019-12-02 22:06:44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3759041993461" calcext:value-type="float">
            <text:p>72.3759041993461</text:p>
          </table:table-cell>
          <table:table-cell office:value-type="float" office:value="982.195832783714" calcext:value-type="float">
            <text:p>982.195832783714</text:p>
          </table:table-cell>
          <table:table-cell office:value-type="float" office:value="4087586" calcext:value-type="float">
            <text:p>4087586</text:p>
          </table:table-cell>
          <table:table-cell office:value-type="float" office:value="2035366" calcext:value-type="float">
            <text:p>2035366</text:p>
          </table:table-cell>
          <table:table-cell office:value-type="float" office:value="232984" calcext:value-type="float">
            <text:p>232984</text:p>
          </table:table-cell>
          <table:table-cell office:value-type="float" office:value="491899" calcext:value-type="float">
            <text:p>491899</text:p>
          </table:table-cell>
          <table:table-cell office:value-type="float" office:value="229124" calcext:value-type="float">
            <text:p>2291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63" calcext:value-type="float">
            <text:p>221763</text:p>
          </table:table-cell>
          <table:table-cell office:value-type="float" office:value="221457" calcext:value-type="float">
            <text:p>221457</text:p>
          </table:table-cell>
          <table:table-cell office:value-type="float" office:value="2.43639140562909" calcext:value-type="float">
            <text:p>2.43639140562909</text:p>
          </table:table-cell>
          <table:table-cell office:value-type="float" office:value="1.21317281880055" calcext:value-type="float">
            <text:p>1.21317281880055</text:p>
          </table:table-cell>
          <table:table-cell office:value-type="float" office:value="0.138869302138007" calcext:value-type="float">
            <text:p>0.138869302138007</text:p>
          </table:table-cell>
          <table:table-cell office:value-type="float" office:value="0.293194686555229" calcext:value-type="float">
            <text:p>0.293194686555229</text:p>
          </table:table-cell>
          <table:table-cell office:value-type="float" office:value="0.136568562575407" calcext:value-type="float">
            <text:p>0.136568562575407</text:p>
          </table:table-cell>
          <table:table-cell office:value-type="float" office:value="5" calcext:value-type="float">
            <text:p>5</text:p>
          </table:table-cell>
          <table:table-cell office:value-type="float" office:value="0.13218106415046" calcext:value-type="float">
            <text:p>0.13218106415046</text:p>
          </table:table-cell>
          <table:table-cell office:value-type="float" office:value="0.131998673915705" calcext:value-type="float">
            <text:p>0.131998673915705</text:p>
          </table:table-cell>
          <table:table-cell office:value-type="float" office:value="-222.226139572399" calcext:value-type="float">
            <text:p>-222.226139572399</text:p>
          </table:table-cell>
          <table:table-cell office:value-type="float" office:value="-191.361062688954" calcext:value-type="float">
            <text:p>-191.361062688954</text:p>
          </table:table-cell>
          <table:table-cell office:value-type="float" office:value="-222.686287484919" calcext:value-type="float">
            <text:p>-222.686287484919</text:p>
          </table:table-cell>
          <table:table-cell office:value-type="float" office:value="750" calcext:value-type="float">
            <text:p>750</text:p>
          </table:table-cell>
          <table:table-cell office:value-type="float" office:value="-223.563787169908" calcext:value-type="float">
            <text:p>-223.563787169908</text:p>
          </table:table-cell>
        </table:table-row>
        <table:table-row table:style-name="ro1">
          <table:table-cell office:value-type="string" calcext:value-type="string">
            <text:p>2019-12-02 22:06:45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022334148152" calcext:value-type="float">
            <text:p>72.4022334148152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616" calcext:value-type="float">
            <text:p>4087616</text:p>
          </table:table-cell>
          <table:table-cell office:value-type="float" office:value="2030487" calcext:value-type="float">
            <text:p>2030487</text:p>
          </table:table-cell>
          <table:table-cell office:value-type="float" office:value="233019" calcext:value-type="float">
            <text:p>233019</text:p>
          </table:table-cell>
          <table:table-cell office:value-type="float" office:value="491002" calcext:value-type="float">
            <text:p>491002</text:p>
          </table:table-cell>
          <table:table-cell office:value-type="float" office:value="228996" calcext:value-type="float">
            <text:p>2289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08" calcext:value-type="float">
            <text:p>221808</text:p>
          </table:table-cell>
          <table:table-cell office:value-type="float" office:value="221467" calcext:value-type="float">
            <text:p>221467</text:p>
          </table:table-cell>
          <table:table-cell office:value-type="float" office:value="2.43640928702465" calcext:value-type="float">
            <text:p>2.43640928702465</text:p>
          </table:table-cell>
          <table:table-cell office:value-type="float" office:value="1.21026470783528" calcext:value-type="float">
            <text:p>1.21026470783528</text:p>
          </table:table-cell>
          <table:table-cell office:value-type="float" office:value="0.138890163766165" calcext:value-type="float">
            <text:p>0.138890163766165</text:p>
          </table:table-cell>
          <table:table-cell office:value-type="float" office:value="0.292660032827858" calcext:value-type="float">
            <text:p>0.292660032827858</text:p>
          </table:table-cell>
          <table:table-cell office:value-type="float" office:value="0.136492268621" calcext:value-type="float">
            <text:p>0.136492268621</text:p>
          </table:table-cell>
          <table:table-cell office:value-type="float" office:value="5" calcext:value-type="float">
            <text:p>5</text:p>
          </table:table-cell>
          <table:table-cell office:value-type="float" office:value="0.132207886243807" calcext:value-type="float">
            <text:p>0.132207886243807</text:p>
          </table:table-cell>
          <table:table-cell office:value-type="float" office:value="0.132004634380893" calcext:value-type="float">
            <text:p>0.132004634380893</text:p>
          </table:table-cell>
          <table:table-cell office:value-type="float" office:value="-222.221967246767" calcext:value-type="float">
            <text:p>-222.221967246767</text:p>
          </table:table-cell>
          <table:table-cell office:value-type="float" office:value="-191.467993434428" calcext:value-type="float">
            <text:p>-191.467993434428</text:p>
          </table:table-cell>
          <table:table-cell office:value-type="float" office:value="-222.7015462758" calcext:value-type="float">
            <text:p>-222.7015462758</text:p>
          </table:table-cell>
          <table:table-cell office:value-type="float" office:value="750" calcext:value-type="float">
            <text:p>750</text:p>
          </table:table-cell>
          <table:table-cell office:value-type="float" office:value="-223.558422751239" calcext:value-type="float">
            <text:p>-223.558422751239</text:p>
          </table:table-cell>
        </table:table-row>
        <table:table-row table:style-name="ro1">
          <table:table-cell office:value-type="string" calcext:value-type="string">
            <text:p>2019-12-02 22:06:46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3972787021329" calcext:value-type="float">
            <text:p>72.3972787021329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738" calcext:value-type="float">
            <text:p>4087738</text:p>
          </table:table-cell>
          <table:table-cell office:value-type="float" office:value="2023075" calcext:value-type="float">
            <text:p>2023075</text:p>
          </table:table-cell>
          <table:table-cell office:value-type="float" office:value="233020" calcext:value-type="float">
            <text:p>233020</text:p>
          </table:table-cell>
          <table:table-cell office:value-type="float" office:value="490007" calcext:value-type="float">
            <text:p>490007</text:p>
          </table:table-cell>
          <table:table-cell office:value-type="float" office:value="228610" calcext:value-type="float">
            <text:p>2286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41" calcext:value-type="float">
            <text:p>221941</text:p>
          </table:table-cell>
          <table:table-cell office:value-type="float" office:value="221382" calcext:value-type="float">
            <text:p>221382</text:p>
          </table:table-cell>
          <table:table-cell office:value-type="float" office:value="2.43648200469995" calcext:value-type="float">
            <text:p>2.43648200469995</text:p>
          </table:table-cell>
          <table:table-cell office:value-type="float" office:value="1.20584681103788" calcext:value-type="float">
            <text:p>1.20584681103788</text:p>
          </table:table-cell>
          <table:table-cell office:value-type="float" office:value="0.138890759812684" calcext:value-type="float">
            <text:p>0.138890759812684</text:p>
          </table:table-cell>
          <table:table-cell office:value-type="float" office:value="0.292066966541644" calcext:value-type="float">
            <text:p>0.292066966541644</text:p>
          </table:table-cell>
          <table:table-cell office:value-type="float" office:value="0.13626219466474" calcext:value-type="float">
            <text:p>0.13626219466474</text:p>
          </table:table-cell>
          <table:table-cell office:value-type="float" office:value="5" calcext:value-type="float">
            <text:p>5</text:p>
          </table:table-cell>
          <table:table-cell office:value-type="float" office:value="0.132287160430808" calcext:value-type="float">
            <text:p>0.132287160430808</text:p>
          </table:table-cell>
          <table:table-cell office:value-type="float" office:value="0.131953970426794" calcext:value-type="float">
            <text:p>0.131953970426794</text:p>
          </table:table-cell>
          <table:table-cell office:value-type="float" office:value="-222.221848037463" calcext:value-type="float">
            <text:p>-222.221848037463</text:p>
          </table:table-cell>
          <table:table-cell office:value-type="float" office:value="-191.586606691671" calcext:value-type="float">
            <text:p>-191.586606691671</text:p>
          </table:table-cell>
          <table:table-cell office:value-type="float" office:value="-222.747561067052" calcext:value-type="float">
            <text:p>-222.747561067052</text:p>
          </table:table-cell>
          <table:table-cell office:value-type="float" office:value="750" calcext:value-type="float">
            <text:p>750</text:p>
          </table:table-cell>
          <table:table-cell office:value-type="float" office:value="-223.542567913838" calcext:value-type="float">
            <text:p>-223.542567913838</text:p>
          </table:table-cell>
        </table:table-row>
        <table:table-row table:style-name="ro1">
          <table:table-cell office:value-type="string" calcext:value-type="string">
            <text:p>2019-12-02 22:06:48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129204783004" calcext:value-type="float">
            <text:p>72.4129204783004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8022" calcext:value-type="float">
            <text:p>4088022</text:p>
          </table:table-cell>
          <table:table-cell office:value-type="float" office:value="2016824" calcext:value-type="float">
            <text:p>2016824</text:p>
          </table:table-cell>
          <table:table-cell office:value-type="float" office:value="232929" calcext:value-type="float">
            <text:p>232929</text:p>
          </table:table-cell>
          <table:table-cell office:value-type="float" office:value="488864" calcext:value-type="float">
            <text:p>488864</text:p>
          </table:table-cell>
          <table:table-cell office:value-type="float" office:value="227953" calcext:value-type="float">
            <text:p>2279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16" calcext:value-type="float">
            <text:p>222016</text:p>
          </table:table-cell>
          <table:table-cell office:value-type="float" office:value="221408" calcext:value-type="float">
            <text:p>221408</text:p>
          </table:table-cell>
          <table:table-cell office:value-type="float" office:value="2.43665128191129" calcext:value-type="float">
            <text:p>2.43665128191129</text:p>
          </table:table-cell>
          <table:table-cell office:value-type="float" office:value="1.20212092424881" calcext:value-type="float">
            <text:p>1.20212092424881</text:p>
          </table:table-cell>
          <table:table-cell office:value-type="float" office:value="0.138836519579472" calcext:value-type="float">
            <text:p>0.138836519579472</text:p>
          </table:table-cell>
          <table:table-cell office:value-type="float" office:value="0.291385685370646" calcext:value-type="float">
            <text:p>0.291385685370646</text:p>
          </table:table-cell>
          <table:table-cell office:value-type="float" office:value="0.135870592101883" calcext:value-type="float">
            <text:p>0.135870592101883</text:p>
          </table:table-cell>
          <table:table-cell office:value-type="float" office:value="5" calcext:value-type="float">
            <text:p>5</text:p>
          </table:table-cell>
          <table:table-cell office:value-type="float" office:value="0.132331863919719" calcext:value-type="float">
            <text:p>0.132331863919719</text:p>
          </table:table-cell>
          <table:table-cell office:value-type="float" office:value="0.131969467636283" calcext:value-type="float">
            <text:p>0.131969467636283</text:p>
          </table:table-cell>
          <table:table-cell office:value-type="float" office:value="-222.232696084105" calcext:value-type="float">
            <text:p>-222.232696084105</text:p>
          </table:table-cell>
          <table:table-cell office:value-type="float" office:value="-191.722862925871" calcext:value-type="float">
            <text:p>-191.722862925871</text:p>
          </table:table-cell>
          <table:table-cell office:value-type="float" office:value="-222.825881579623" calcext:value-type="float">
            <text:p>-222.825881579623</text:p>
          </table:table-cell>
          <table:table-cell office:value-type="float" office:value="750" calcext:value-type="float">
            <text:p>750</text:p>
          </table:table-cell>
          <table:table-cell office:value-type="float" office:value="-223.533627216056" calcext:value-type="float">
            <text:p>-223.533627216056</text:p>
          </table:table-cell>
        </table:table-row>
        <table:table-row table:style-name="ro1">
          <table:table-cell office:value-type="string" calcext:value-type="string">
            <text:p>2019-12-02 22:06:4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350729952109" calcext:value-type="float">
            <text:p>72.4350729952109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7970" calcext:value-type="float">
            <text:p>4087970</text:p>
          </table:table-cell>
          <table:table-cell office:value-type="float" office:value="2016241" calcext:value-type="float">
            <text:p>2016241</text:p>
          </table:table-cell>
          <table:table-cell office:value-type="float" office:value="233203" calcext:value-type="float">
            <text:p>233203</text:p>
          </table:table-cell>
          <table:table-cell office:value-type="float" office:value="487931" calcext:value-type="float">
            <text:p>487931</text:p>
          </table:table-cell>
          <table:table-cell office:value-type="float" office:value="227618" calcext:value-type="float">
            <text:p>2276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90" calcext:value-type="float">
            <text:p>222190</text:p>
          </table:table-cell>
          <table:table-cell office:value-type="float" office:value="221451" calcext:value-type="float">
            <text:p>221451</text:p>
          </table:table-cell>
          <table:table-cell office:value-type="float" office:value="2.43662028749231" calcext:value-type="float">
            <text:p>2.43662028749231</text:p>
          </table:table-cell>
          <table:table-cell office:value-type="float" office:value="1.20177342912834" calcext:value-type="float">
            <text:p>1.20177342912834</text:p>
          </table:table-cell>
          <table:table-cell office:value-type="float" office:value="0.138999836325626" calcext:value-type="float">
            <text:p>0.138999836325626</text:p>
          </table:table-cell>
          <table:table-cell office:value-type="float" office:value="0.290829573968598" calcext:value-type="float">
            <text:p>0.290829573968598</text:p>
          </table:table-cell>
          <table:table-cell office:value-type="float" office:value="0.135670916518082" calcext:value-type="float">
            <text:p>0.135670916518082</text:p>
          </table:table-cell>
          <table:table-cell office:value-type="float" office:value="5" calcext:value-type="float">
            <text:p>5</text:p>
          </table:table-cell>
          <table:table-cell office:value-type="float" office:value="0.132435576013991" calcext:value-type="float">
            <text:p>0.132435576013991</text:p>
          </table:table-cell>
          <table:table-cell office:value-type="float" office:value="0.131995097636592" calcext:value-type="float">
            <text:p>0.131995097636592</text:p>
          </table:table-cell>
          <table:table-cell office:value-type="float" office:value="-222.200032734875" calcext:value-type="float">
            <text:p>-222.200032734875</text:p>
          </table:table-cell>
          <table:table-cell office:value-type="float" office:value="-191.83408520628" calcext:value-type="float">
            <text:p>-191.83408520628</text:p>
          </table:table-cell>
          <table:table-cell office:value-type="float" office:value="-222.865816696384" calcext:value-type="float">
            <text:p>-222.865816696384</text:p>
          </table:table-cell>
          <table:table-cell office:value-type="float" office:value="750" calcext:value-type="float">
            <text:p>750</text:p>
          </table:table-cell>
          <table:table-cell office:value-type="float" office:value="-223.512884797202" calcext:value-type="float">
            <text:p>-223.512884797202</text:p>
          </table:table-cell>
        </table:table-row>
        <table:table-row table:style-name="ro1">
          <table:table-cell office:value-type="string" calcext:value-type="string">
            <text:p>2019-12-02 22:06:50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182639972596" calcext:value-type="float">
            <text:p>72.4182639972596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9801" calcext:value-type="float">
            <text:p>4089801</text:p>
          </table:table-cell>
          <table:table-cell office:value-type="float" office:value="2017682" calcext:value-type="float">
            <text:p>2017682</text:p>
          </table:table-cell>
          <table:table-cell office:value-type="float" office:value="233265" calcext:value-type="float">
            <text:p>233265</text:p>
          </table:table-cell>
          <table:table-cell office:value-type="float" office:value="486797" calcext:value-type="float">
            <text:p>486797</text:p>
          </table:table-cell>
          <table:table-cell office:value-type="float" office:value="226849" calcext:value-type="float">
            <text:p>2268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24" calcext:value-type="float">
            <text:p>222424</text:p>
          </table:table-cell>
          <table:table-cell office:value-type="float" office:value="221333" calcext:value-type="float">
            <text:p>221333</text:p>
          </table:table-cell>
          <table:table-cell office:value-type="float" office:value="2.43771164866825" calcext:value-type="float">
            <text:p>2.43771164866825</text:p>
          </table:table-cell>
          <table:table-cell office:value-type="float" office:value="1.20263233216194" calcext:value-type="float">
            <text:p>1.20263233216194</text:p>
          </table:table-cell>
          <table:table-cell office:value-type="float" office:value="0.139036791209792" calcext:value-type="float">
            <text:p>0.139036791209792</text:p>
          </table:table-cell>
          <table:table-cell office:value-type="float" office:value="0.29015365721627" calcext:value-type="float">
            <text:p>0.29015365721627</text:p>
          </table:table-cell>
          <table:table-cell office:value-type="float" office:value="0.135212556745119" calcext:value-type="float">
            <text:p>0.135212556745119</text:p>
          </table:table-cell>
          <table:table-cell office:value-type="float" office:value="5" calcext:value-type="float">
            <text:p>5</text:p>
          </table:table-cell>
          <table:table-cell office:value-type="float" office:value="0.132575050899392" calcext:value-type="float">
            <text:p>0.132575050899392</text:p>
          </table:table-cell>
          <table:table-cell office:value-type="float" office:value="0.131924764147373" calcext:value-type="float">
            <text:p>0.131924764147373</text:p>
          </table:table-cell>
          <table:table-cell office:value-type="float" office:value="-222.192641758042" calcext:value-type="float">
            <text:p>-222.192641758042</text:p>
          </table:table-cell>
          <table:table-cell office:value-type="float" office:value="-191.969268556746" calcext:value-type="float">
            <text:p>-191.969268556746</text:p>
          </table:table-cell>
          <table:table-cell office:value-type="float" office:value="-222.957488650976" calcext:value-type="float">
            <text:p>-222.957488650976</text:p>
          </table:table-cell>
          <table:table-cell office:value-type="float" office:value="750" calcext:value-type="float">
            <text:p>750</text:p>
          </table:table-cell>
          <table:table-cell office:value-type="float" office:value="-223.484989820122" calcext:value-type="float">
            <text:p>-223.484989820122</text:p>
          </table:table-cell>
        </table:table-row>
        <table:table-row table:style-name="ro1">
          <table:table-cell office:value-type="string" calcext:value-type="string">
            <text:p>2019-12-02 22:06:51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079659023915" calcext:value-type="float">
            <text:p>72.4079659023915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9203" calcext:value-type="float">
            <text:p>4089203</text:p>
          </table:table-cell>
          <table:table-cell office:value-type="float" office:value="2037429" calcext:value-type="float">
            <text:p>2037429</text:p>
          </table:table-cell>
          <table:table-cell office:value-type="float" office:value="233536" calcext:value-type="float">
            <text:p>233536</text:p>
          </table:table-cell>
          <table:table-cell office:value-type="float" office:value="485956" calcext:value-type="float">
            <text:p>485956</text:p>
          </table:table-cell>
          <table:table-cell office:value-type="float" office:value="226250" calcext:value-type="float">
            <text:p>2262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48" calcext:value-type="float">
            <text:p>222648</text:p>
          </table:table-cell>
          <table:table-cell office:value-type="float" office:value="221274" calcext:value-type="float">
            <text:p>221274</text:p>
          </table:table-cell>
          <table:table-cell office:value-type="float" office:value="2.43735521285" calcext:value-type="float">
            <text:p>2.43735521285</text:p>
          </table:table-cell>
          <table:table-cell office:value-type="float" office:value="1.21440246276885" calcext:value-type="float">
            <text:p>1.21440246276885</text:p>
          </table:table-cell>
          <table:table-cell office:value-type="float" office:value="0.139198319816389" calcext:value-type="float">
            <text:p>0.139198319816389</text:p>
          </table:table-cell>
          <table:table-cell office:value-type="float" office:value="0.289652382093952" calcext:value-type="float">
            <text:p>0.289652382093952</text:p>
          </table:table-cell>
          <table:table-cell office:value-type="float" office:value="0.134855524880353" calcext:value-type="float">
            <text:p>0.134855524880353</text:p>
          </table:table-cell>
          <table:table-cell office:value-type="float" office:value="5" calcext:value-type="float">
            <text:p>5</text:p>
          </table:table-cell>
          <table:table-cell office:value-type="float" office:value="0.132708565319606" calcext:value-type="float">
            <text:p>0.132708565319606</text:p>
          </table:table-cell>
          <table:table-cell office:value-type="float" office:value="0.131889597402763" calcext:value-type="float">
            <text:p>0.131889597402763</text:p>
          </table:table-cell>
          <table:table-cell office:value-type="float" office:value="-222.160336036722" calcext:value-type="float">
            <text:p>-222.160336036722</text:p>
          </table:table-cell>
          <table:table-cell office:value-type="float" office:value="-192.06952358121" calcext:value-type="float">
            <text:p>-192.06952358121</text:p>
          </table:table-cell>
          <table:table-cell office:value-type="float" office:value="-223.028895023929" calcext:value-type="float">
            <text:p>-223.028895023929</text:p>
          </table:table-cell>
          <table:table-cell office:value-type="float" office:value="750" calcext:value-type="float">
            <text:p>750</text:p>
          </table:table-cell>
          <table:table-cell office:value-type="float" office:value="-223.458286936079" calcext:value-type="float">
            <text:p>-223.458286936079</text:p>
          </table:table-cell>
        </table:table-row>
        <table:table-row table:style-name="ro1">
          <table:table-cell office:value-type="string" calcext:value-type="string">
            <text:p>2019-12-02 22:06:5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297293820918" calcext:value-type="float">
            <text:p>72.4297293820918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7590" calcext:value-type="float">
            <text:p>4087590</text:p>
          </table:table-cell>
          <table:table-cell office:value-type="float" office:value="2041856" calcext:value-type="float">
            <text:p>2041856</text:p>
          </table:table-cell>
          <table:table-cell office:value-type="float" office:value="233677" calcext:value-type="float">
            <text:p>233677</text:p>
          </table:table-cell>
          <table:table-cell office:value-type="float" office:value="485028" calcext:value-type="float">
            <text:p>485028</text:p>
          </table:table-cell>
          <table:table-cell office:value-type="float" office:value="226093" calcext:value-type="float">
            <text:p>2260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97" calcext:value-type="float">
            <text:p>222597</text:p>
          </table:table-cell>
          <table:table-cell office:value-type="float" office:value="221194" calcext:value-type="float">
            <text:p>221194</text:p>
          </table:table-cell>
          <table:table-cell office:value-type="float" office:value="2.43639378981516" calcext:value-type="float">
            <text:p>2.43639378981516</text:p>
          </table:table-cell>
          <table:table-cell office:value-type="float" office:value="1.21704116070761" calcext:value-type="float">
            <text:p>1.21704116070761</text:p>
          </table:table-cell>
          <table:table-cell office:value-type="float" office:value="0.139282362375541" calcext:value-type="float">
            <text:p>0.139282362375541</text:p>
          </table:table-cell>
          <table:table-cell office:value-type="float" office:value="0.289099250924498" calcext:value-type="float">
            <text:p>0.289099250924498</text:p>
          </table:table-cell>
          <table:table-cell office:value-type="float" office:value="0.1347619455769" calcext:value-type="float">
            <text:p>0.1347619455769</text:p>
          </table:table-cell>
          <table:table-cell office:value-type="float" office:value="5" calcext:value-type="float">
            <text:p>5</text:p>
          </table:table-cell>
          <table:table-cell office:value-type="float" office:value="0.132678166947146" calcext:value-type="float">
            <text:p>0.132678166947146</text:p>
          </table:table-cell>
          <table:table-cell office:value-type="float" office:value="0.131841913681258" calcext:value-type="float">
            <text:p>0.131841913681258</text:p>
          </table:table-cell>
          <table:table-cell office:value-type="float" office:value="-222.143527524892" calcext:value-type="float">
            <text:p>-222.143527524892</text:p>
          </table:table-cell>
          <table:table-cell office:value-type="float" office:value="-192.1801498151" calcext:value-type="float">
            <text:p>-192.1801498151</text:p>
          </table:table-cell>
          <table:table-cell office:value-type="float" office:value="-223.04761088462" calcext:value-type="float">
            <text:p>-223.04761088462</text:p>
          </table:table-cell>
          <table:table-cell office:value-type="float" office:value="750" calcext:value-type="float">
            <text:p>750</text:p>
          </table:table-cell>
          <table:table-cell office:value-type="float" office:value="-223.464366610571" calcext:value-type="float">
            <text:p>-223.464366610571</text:p>
          </table:table-cell>
        </table:table-row>
        <table:table-row table:style-name="ro1">
          <table:table-cell office:value-type="string" calcext:value-type="string">
            <text:p>2019-12-02 22:06:54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350729952109" calcext:value-type="float">
            <text:p>72.4350729952109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88651" calcext:value-type="float">
            <text:p>4088651</text:p>
          </table:table-cell>
          <table:table-cell office:value-type="float" office:value="2047557" calcext:value-type="float">
            <text:p>2047557</text:p>
          </table:table-cell>
          <table:table-cell office:value-type="float" office:value="233743" calcext:value-type="float">
            <text:p>233743</text:p>
          </table:table-cell>
          <table:table-cell office:value-type="float" office:value="484076" calcext:value-type="float">
            <text:p>484076</text:p>
          </table:table-cell>
          <table:table-cell office:value-type="float" office:value="226139" calcext:value-type="float">
            <text:p>2261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51" calcext:value-type="float">
            <text:p>222551</text:p>
          </table:table-cell>
          <table:table-cell office:value-type="float" office:value="221240" calcext:value-type="float">
            <text:p>221240</text:p>
          </table:table-cell>
          <table:table-cell office:value-type="float" office:value="2.43702619517162" calcext:value-type="float">
            <text:p>2.43702619517162</text:p>
          </table:table-cell>
          <table:table-cell office:value-type="float" office:value="1.22043922191134" calcext:value-type="float">
            <text:p>1.22043922191134</text:p>
          </table:table-cell>
          <table:table-cell office:value-type="float" office:value="0.139321701445782" calcext:value-type="float">
            <text:p>0.139321701445782</text:p>
          </table:table-cell>
          <table:table-cell office:value-type="float" office:value="0.288531814638593" calcext:value-type="float">
            <text:p>0.288531814638593</text:p>
          </table:table-cell>
          <table:table-cell office:value-type="float" office:value="0.134789363716765" calcext:value-type="float">
            <text:p>0.134789363716765</text:p>
          </table:table-cell>
          <table:table-cell office:value-type="float" office:value="5" calcext:value-type="float">
            <text:p>5</text:p>
          </table:table-cell>
          <table:table-cell office:value-type="float" office:value="0.132650748807281" calcext:value-type="float">
            <text:p>0.132650748807281</text:p>
          </table:table-cell>
          <table:table-cell office:value-type="float" office:value="0.131869331821124" calcext:value-type="float">
            <text:p>0.131869331821124</text:p>
          </table:table-cell>
          <table:table-cell office:value-type="float" office:value="-222.135659710844" calcext:value-type="float">
            <text:p>-222.135659710844</text:p>
          </table:table-cell>
          <table:table-cell office:value-type="float" office:value="-192.293637072281" calcext:value-type="float">
            <text:p>-192.293637072281</text:p>
          </table:table-cell>
          <table:table-cell office:value-type="float" office:value="-223.042127256647" calcext:value-type="float">
            <text:p>-223.042127256647</text:p>
          </table:table-cell>
          <table:table-cell office:value-type="float" office:value="750" calcext:value-type="float">
            <text:p>750</text:p>
          </table:table-cell>
          <table:table-cell office:value-type="float" office:value="-223.469850238544" calcext:value-type="float">
            <text:p>-223.469850238544</text:p>
          </table:table-cell>
        </table:table-row>
        <table:table-row table:style-name="ro1">
          <table:table-cell office:value-type="string" calcext:value-type="string">
            <text:p>2019-12-02 22:06:55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507143625276" calcext:value-type="float">
            <text:p>72.4507143625276</text:p>
          </table:table-cell>
          <table:table-cell office:value-type="float" office:value="982.195832783714" calcext:value-type="float">
            <text:p>982.195832783714</text:p>
          </table:table-cell>
          <table:table-cell office:value-type="float" office:value="4087757" calcext:value-type="float">
            <text:p>4087757</text:p>
          </table:table-cell>
          <table:table-cell office:value-type="float" office:value="2042991" calcext:value-type="float">
            <text:p>2042991</text:p>
          </table:table-cell>
          <table:table-cell office:value-type="float" office:value="234460" calcext:value-type="float">
            <text:p>234460</text:p>
          </table:table-cell>
          <table:table-cell office:value-type="float" office:value="483074" calcext:value-type="float">
            <text:p>483074</text:p>
          </table:table-cell>
          <table:table-cell office:value-type="float" office:value="226131" calcext:value-type="float">
            <text:p>2261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00" calcext:value-type="float">
            <text:p>222500</text:p>
          </table:table-cell>
          <table:table-cell office:value-type="float" office:value="221188" calcext:value-type="float">
            <text:p>221188</text:p>
          </table:table-cell>
          <table:table-cell office:value-type="float" office:value="2.4364933295838" calcext:value-type="float">
            <text:p>2.4364933295838</text:p>
          </table:table-cell>
          <table:table-cell office:value-type="float" office:value="1.21771767350646" calcext:value-type="float">
            <text:p>1.21771767350646</text:p>
          </table:table-cell>
          <table:table-cell office:value-type="float" office:value="0.139749066799768" calcext:value-type="float">
            <text:p>0.139749066799768</text:p>
          </table:table-cell>
          <table:table-cell office:value-type="float" office:value="0.287934576026747" calcext:value-type="float">
            <text:p>0.287934576026747</text:p>
          </table:table-cell>
          <table:table-cell office:value-type="float" office:value="0.134784595344614" calcext:value-type="float">
            <text:p>0.134784595344614</text:p>
          </table:table-cell>
          <table:table-cell office:value-type="float" office:value="5" calcext:value-type="float">
            <text:p>5</text:p>
          </table:table-cell>
          <table:table-cell office:value-type="float" office:value="0.132620350434822" calcext:value-type="float">
            <text:p>0.132620350434822</text:p>
          </table:table-cell>
          <table:table-cell office:value-type="float" office:value="0.131838337402146" calcext:value-type="float">
            <text:p>0.131838337402146</text:p>
          </table:table-cell>
          <table:table-cell office:value-type="float" office:value="-222.050186640046" calcext:value-type="float">
            <text:p>-222.050186640046</text:p>
          </table:table-cell>
          <table:table-cell office:value-type="float" office:value="-192.413084794651" calcext:value-type="float">
            <text:p>-192.413084794651</text:p>
          </table:table-cell>
          <table:table-cell office:value-type="float" office:value="-223.043080931077" calcext:value-type="float">
            <text:p>-223.043080931077</text:p>
          </table:table-cell>
          <table:table-cell office:value-type="float" office:value="750" calcext:value-type="float">
            <text:p>750</text:p>
          </table:table-cell>
          <table:table-cell office:value-type="float" office:value="-223.475929913036" calcext:value-type="float">
            <text:p>-223.475929913036</text:p>
          </table:table-cell>
        </table:table-row>
        <table:table-row table:style-name="ro1">
          <table:table-cell office:value-type="string" calcext:value-type="string">
            <text:p>2019-12-02 22:06:5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297293820918" calcext:value-type="float">
            <text:p>72.4297293820918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7495" calcext:value-type="float">
            <text:p>4087495</text:p>
          </table:table-cell>
          <table:table-cell office:value-type="float" office:value="2036271" calcext:value-type="float">
            <text:p>2036271</text:p>
          </table:table-cell>
          <table:table-cell office:value-type="float" office:value="234654" calcext:value-type="float">
            <text:p>234654</text:p>
          </table:table-cell>
          <table:table-cell office:value-type="float" office:value="482177" calcext:value-type="float">
            <text:p>482177</text:p>
          </table:table-cell>
          <table:table-cell office:value-type="float" office:value="226297" calcext:value-type="float">
            <text:p>2262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00" calcext:value-type="float">
            <text:p>222500</text:p>
          </table:table-cell>
          <table:table-cell office:value-type="float" office:value="221165" calcext:value-type="float">
            <text:p>221165</text:p>
          </table:table-cell>
          <table:table-cell office:value-type="float" office:value="2.43633716539588" calcext:value-type="float">
            <text:p>2.43633716539588</text:p>
          </table:table-cell>
          <table:table-cell office:value-type="float" office:value="1.21371224090007" calcext:value-type="float">
            <text:p>1.21371224090007</text:p>
          </table:table-cell>
          <table:table-cell office:value-type="float" office:value="0.139864699824417" calcext:value-type="float">
            <text:p>0.139864699824417</text:p>
          </table:table-cell>
          <table:table-cell office:value-type="float" office:value="0.287399922299376" calcext:value-type="float">
            <text:p>0.287399922299376</text:p>
          </table:table-cell>
          <table:table-cell office:value-type="float" office:value="0.134883539066737" calcext:value-type="float">
            <text:p>0.134883539066737</text:p>
          </table:table-cell>
          <table:table-cell office:value-type="float" office:value="5" calcext:value-type="float">
            <text:p>5</text:p>
          </table:table-cell>
          <table:table-cell office:value-type="float" office:value="0.132620350434822" calcext:value-type="float">
            <text:p>0.132620350434822</text:p>
          </table:table-cell>
          <table:table-cell office:value-type="float" office:value="0.131824628332213" calcext:value-type="float">
            <text:p>0.131824628332213</text:p>
          </table:table-cell>
          <table:table-cell office:value-type="float" office:value="-222.027060035117" calcext:value-type="float">
            <text:p>-222.027060035117</text:p>
          </table:table-cell>
          <table:table-cell office:value-type="float" office:value="-192.520015540125" calcext:value-type="float">
            <text:p>-192.520015540125</text:p>
          </table:table-cell>
          <table:table-cell office:value-type="float" office:value="-223.023292186653" calcext:value-type="float">
            <text:p>-223.023292186653</text:p>
          </table:table-cell>
          <table:table-cell office:value-type="float" office:value="750" calcext:value-type="float">
            <text:p>750</text:p>
          </table:table-cell>
          <table:table-cell office:value-type="float" office:value="-223.475929913036" calcext:value-type="float">
            <text:p>-223.475929913036</text:p>
          </table:table-cell>
        </table:table-row>
        <table:table-row table:style-name="ro1">
          <table:table-cell office:value-type="string" calcext:value-type="string">
            <text:p>2019-12-02 22:06:58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198202250094" calcext:value-type="float">
            <text:p>72.4198202250094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9208" calcext:value-type="float">
            <text:p>4089208</text:p>
          </table:table-cell>
          <table:table-cell office:value-type="float" office:value="2023698" calcext:value-type="float">
            <text:p>2023698</text:p>
          </table:table-cell>
          <table:table-cell office:value-type="float" office:value="234757" calcext:value-type="float">
            <text:p>234757</text:p>
          </table:table-cell>
          <table:table-cell office:value-type="float" office:value="481306" calcext:value-type="float">
            <text:p>481306</text:p>
          </table:table-cell>
          <table:table-cell office:value-type="float" office:value="227215" calcext:value-type="float">
            <text:p>2272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71" calcext:value-type="float">
            <text:p>222271</text:p>
          </table:table-cell>
          <table:table-cell office:value-type="float" office:value="221276" calcext:value-type="float">
            <text:p>221276</text:p>
          </table:table-cell>
          <table:table-cell office:value-type="float" office:value="2.43735819308259" calcext:value-type="float">
            <text:p>2.43735819308259</text:p>
          </table:table-cell>
          <table:table-cell office:value-type="float" office:value="1.20621814801909" calcext:value-type="float">
            <text:p>1.20621814801909</text:p>
          </table:table-cell>
          <table:table-cell office:value-type="float" office:value="0.139926092615854" calcext:value-type="float">
            <text:p>0.139926092615854</text:p>
          </table:table-cell>
          <table:table-cell office:value-type="float" office:value="0.286880765781494" calcext:value-type="float">
            <text:p>0.286880765781494</text:p>
          </table:table-cell>
          <table:table-cell office:value-type="float" office:value="0.135430709771002" calcext:value-type="float">
            <text:p>0.135430709771002</text:p>
          </table:table-cell>
          <table:table-cell office:value-type="float" office:value="5" calcext:value-type="float">
            <text:p>5</text:p>
          </table:table-cell>
          <table:table-cell office:value-type="float" office:value="0.132483855782015" calcext:value-type="float">
            <text:p>0.132483855782015</text:p>
          </table:table-cell>
          <table:table-cell office:value-type="float" office:value="0.131890789495801" calcext:value-type="float">
            <text:p>0.131890789495801</text:p>
          </table:table-cell>
          <table:table-cell office:value-type="float" office:value="-222.014781476829" calcext:value-type="float">
            <text:p>-222.014781476829</text:p>
          </table:table-cell>
          <table:table-cell office:value-type="float" office:value="-192.623846843701" calcext:value-type="float">
            <text:p>-192.623846843701</text:p>
          </table:table-cell>
          <table:table-cell office:value-type="float" office:value="-222.913858045799" calcext:value-type="float">
            <text:p>-222.913858045799</text:p>
          </table:table-cell>
          <table:table-cell office:value-type="float" office:value="750" calcext:value-type="float">
            <text:p>750</text:p>
          </table:table-cell>
          <table:table-cell office:value-type="float" office:value="-223.503228843597" calcext:value-type="float">
            <text:p>-223.503228843597</text:p>
          </table:table-cell>
        </table:table-row>
        <table:table-row table:style-name="ro1">
          <table:table-cell office:value-type="string" calcext:value-type="string">
            <text:p>2019-12-02 22:06:5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087437768102" calcext:value-type="float">
            <text:p>72.4087437768102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8009" calcext:value-type="float">
            <text:p>4088009</text:p>
          </table:table-cell>
          <table:table-cell office:value-type="float" office:value="2018594" calcext:value-type="float">
            <text:p>2018594</text:p>
          </table:table-cell>
          <table:table-cell office:value-type="float" office:value="234793" calcext:value-type="float">
            <text:p>234793</text:p>
          </table:table-cell>
          <table:table-cell office:value-type="float" office:value="480383" calcext:value-type="float">
            <text:p>480383</text:p>
          </table:table-cell>
          <table:table-cell office:value-type="float" office:value="227430" calcext:value-type="float">
            <text:p>2274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59" calcext:value-type="float">
            <text:p>222259</text:p>
          </table:table-cell>
          <table:table-cell office:value-type="float" office:value="221280" calcext:value-type="float">
            <text:p>221280</text:p>
          </table:table-cell>
          <table:table-cell office:value-type="float" office:value="2.43664353330654" calcext:value-type="float">
            <text:p>2.43664353330654</text:p>
          </table:table-cell>
          <table:table-cell office:value-type="float" office:value="1.2031759265871" calcext:value-type="float">
            <text:p>1.2031759265871</text:p>
          </table:table-cell>
          <table:table-cell office:value-type="float" office:value="0.139947550290531" calcext:value-type="float">
            <text:p>0.139947550290531</text:p>
          </table:table-cell>
          <table:table-cell office:value-type="float" office:value="0.286330614844634" calcext:value-type="float">
            <text:p>0.286330614844634</text:p>
          </table:table-cell>
          <table:table-cell office:value-type="float" office:value="0.135558859772546" calcext:value-type="float">
            <text:p>0.135558859772546</text:p>
          </table:table-cell>
          <table:table-cell office:value-type="float" office:value="5" calcext:value-type="float">
            <text:p>5</text:p>
          </table:table-cell>
          <table:table-cell office:value-type="float" office:value="0.132476703223789" calcext:value-type="float">
            <text:p>0.132476703223789</text:p>
          </table:table-cell>
          <table:table-cell office:value-type="float" office:value="0.131893173681876" calcext:value-type="float">
            <text:p>0.131893173681876</text:p>
          </table:table-cell>
          <table:table-cell office:value-type="float" office:value="-222.010489941894" calcext:value-type="float">
            <text:p>-222.010489941894</text:p>
          </table:table-cell>
          <table:table-cell office:value-type="float" office:value="-192.733877031073" calcext:value-type="float">
            <text:p>-192.733877031073</text:p>
          </table:table-cell>
          <table:table-cell office:value-type="float" office:value="-222.888228045491" calcext:value-type="float">
            <text:p>-222.888228045491</text:p>
          </table:table-cell>
          <table:table-cell office:value-type="float" office:value="750" calcext:value-type="float">
            <text:p>750</text:p>
          </table:table-cell>
          <table:table-cell office:value-type="float" office:value="-223.504659355242" calcext:value-type="float">
            <text:p>-223.504659355242</text:p>
          </table:table-cell>
        </table:table-row>
        <table:table-row table:style-name="ro1">
          <table:table-cell office:value-type="string" calcext:value-type="string">
            <text:p>2019-12-02 22:07:00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556945615081" calcext:value-type="float">
            <text:p>72.3556945615081</text:p>
          </table:table-cell>
          <table:table-cell office:value-type="float" office:value="982.303820641489" calcext:value-type="float">
            <text:p>982.303820641489</text:p>
          </table:table-cell>
          <table:table-cell office:value-type="float" office:value="4088361" calcext:value-type="float">
            <text:p>4088361</text:p>
          </table:table-cell>
          <table:table-cell office:value-type="float" office:value="2016544" calcext:value-type="float">
            <text:p>2016544</text:p>
          </table:table-cell>
          <table:table-cell office:value-type="float" office:value="234452" calcext:value-type="float">
            <text:p>234452</text:p>
          </table:table-cell>
          <table:table-cell office:value-type="float" office:value="479502" calcext:value-type="float">
            <text:p>479502</text:p>
          </table:table-cell>
          <table:table-cell office:value-type="float" office:value="227898" calcext:value-type="float">
            <text:p>2278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47" calcext:value-type="float">
            <text:p>222047</text:p>
          </table:table-cell>
          <table:table-cell office:value-type="float" office:value="221268" calcext:value-type="float">
            <text:p>221268</text:p>
          </table:table-cell>
          <table:table-cell office:value-type="float" office:value="2.43685334168116" calcext:value-type="float">
            <text:p>2.43685334168116</text:p>
          </table:table-cell>
          <table:table-cell office:value-type="float" office:value="1.20195403122354" calcext:value-type="float">
            <text:p>1.20195403122354</text:p>
          </table:table-cell>
          <table:table-cell office:value-type="float" office:value="0.139744298427617" calcext:value-type="float">
            <text:p>0.139744298427617</text:p>
          </table:table-cell>
          <table:table-cell office:value-type="float" office:value="0.285805497861564" calcext:value-type="float">
            <text:p>0.285805497861564</text:p>
          </table:table-cell>
          <table:table-cell office:value-type="float" office:value="0.135837809543349" calcext:value-type="float">
            <text:p>0.135837809543349</text:p>
          </table:table-cell>
          <table:table-cell office:value-type="float" office:value="5" calcext:value-type="float">
            <text:p>5</text:p>
          </table:table-cell>
          <table:table-cell office:value-type="float" office:value="0.132350341361802" calcext:value-type="float">
            <text:p>0.132350341361802</text:p>
          </table:table-cell>
          <table:table-cell office:value-type="float" office:value="0.13188602112365" calcext:value-type="float">
            <text:p>0.13188602112365</text:p>
          </table:table-cell>
          <table:table-cell office:value-type="float" office:value="-222.051140314477" calcext:value-type="float">
            <text:p>-222.051140314477</text:p>
          </table:table-cell>
          <table:table-cell office:value-type="float" office:value="-192.838900427687" calcext:value-type="float">
            <text:p>-192.838900427687</text:p>
          </table:table-cell>
          <table:table-cell office:value-type="float" office:value="-222.83243809133" calcext:value-type="float">
            <text:p>-222.83243809133</text:p>
          </table:table-cell>
          <table:table-cell office:value-type="float" office:value="750" calcext:value-type="float">
            <text:p>750</text:p>
          </table:table-cell>
          <table:table-cell office:value-type="float" office:value="-223.52993172764" calcext:value-type="float">
            <text:p>-223.52993172764</text:p>
          </table:table-cell>
        </table:table-row>
        <table:table-row table:style-name="ro1">
          <table:table-cell office:value-type="string" calcext:value-type="string">
            <text:p>2019-12-02 22:07:0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335428885731" calcext:value-type="float">
            <text:p>72.3335428885731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8302" calcext:value-type="float">
            <text:p>4088302</text:p>
          </table:table-cell>
          <table:table-cell office:value-type="float" office:value="2033630" calcext:value-type="float">
            <text:p>2033630</text:p>
          </table:table-cell>
          <table:table-cell office:value-type="float" office:value="234430" calcext:value-type="float">
            <text:p>234430</text:p>
          </table:table-cell>
          <table:table-cell office:value-type="float" office:value="478628" calcext:value-type="float">
            <text:p>478628</text:p>
          </table:table-cell>
          <table:table-cell office:value-type="float" office:value="229039" calcext:value-type="float">
            <text:p>229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49" calcext:value-type="float">
            <text:p>221649</text:p>
          </table:table-cell>
          <table:table-cell office:value-type="float" office:value="221289" calcext:value-type="float">
            <text:p>221289</text:p>
          </table:table-cell>
          <table:table-cell office:value-type="float" office:value="2.43681817493655" calcext:value-type="float">
            <text:p>2.43681817493655</text:p>
          </table:table-cell>
          <table:table-cell office:value-type="float" office:value="1.2121380820439" calcext:value-type="float">
            <text:p>1.2121380820439</text:p>
          </table:table-cell>
          <table:table-cell office:value-type="float" office:value="0.139731185404204" calcext:value-type="float">
            <text:p>0.139731185404204</text:p>
          </table:table-cell>
          <table:table-cell office:value-type="float" office:value="0.285284553204126" calcext:value-type="float">
            <text:p>0.285284553204126</text:p>
          </table:table-cell>
          <table:table-cell office:value-type="float" office:value="0.136517898621309" calcext:value-type="float">
            <text:p>0.136517898621309</text:p>
          </table:table-cell>
          <table:table-cell office:value-type="float" office:value="5" calcext:value-type="float">
            <text:p>5</text:p>
          </table:table-cell>
          <table:table-cell office:value-type="float" office:value="0.132113114847316" calcext:value-type="float">
            <text:p>0.132113114847316</text:p>
          </table:table-cell>
          <table:table-cell office:value-type="float" office:value="0.131898538100545" calcext:value-type="float">
            <text:p>0.131898538100545</text:p>
          </table:table-cell>
          <table:table-cell office:value-type="float" office:value="-222.053762919159" calcext:value-type="float">
            <text:p>-222.053762919159</text:p>
          </table:table-cell>
          <table:table-cell office:value-type="float" office:value="-192.943089359175" calcext:value-type="float">
            <text:p>-192.943089359175</text:p>
          </table:table-cell>
          <table:table-cell office:value-type="float" office:value="-222.696420275738" calcext:value-type="float">
            <text:p>-222.696420275738</text:p>
          </table:table-cell>
          <table:table-cell office:value-type="float" office:value="750" calcext:value-type="float">
            <text:p>750</text:p>
          </table:table-cell>
          <table:table-cell office:value-type="float" office:value="-223.577377030537" calcext:value-type="float">
            <text:p>-223.577377030537</text:p>
          </table:table-cell>
        </table:table-row>
        <table:table-row table:style-name="ro1">
          <table:table-cell office:value-type="string" calcext:value-type="string">
            <text:p>2019-12-02 22:07:03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659938133963" calcext:value-type="float">
            <text:p>72.3659938133963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8508" calcext:value-type="float">
            <text:p>4088508</text:p>
          </table:table-cell>
          <table:table-cell office:value-type="float" office:value="2031106" calcext:value-type="float">
            <text:p>2031106</text:p>
          </table:table-cell>
          <table:table-cell office:value-type="float" office:value="234283" calcext:value-type="float">
            <text:p>234283</text:p>
          </table:table-cell>
          <table:table-cell office:value-type="float" office:value="477503" calcext:value-type="float">
            <text:p>477503</text:p>
          </table:table-cell>
          <table:table-cell office:value-type="float" office:value="229012" calcext:value-type="float">
            <text:p>2290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71" calcext:value-type="float">
            <text:p>221671</text:p>
          </table:table-cell>
          <table:table-cell office:value-type="float" office:value="221286" calcext:value-type="float">
            <text:p>221286</text:p>
          </table:table-cell>
          <table:table-cell office:value-type="float" office:value="2.43694096051943" calcext:value-type="float">
            <text:p>2.43694096051943</text:p>
          </table:table-cell>
          <table:table-cell office:value-type="float" office:value="1.21063366063042" calcext:value-type="float">
            <text:p>1.21063366063042</text:p>
          </table:table-cell>
          <table:table-cell office:value-type="float" office:value="0.139643566565939" calcext:value-type="float">
            <text:p>0.139643566565939</text:p>
          </table:table-cell>
          <table:table-cell office:value-type="float" office:value="0.284614000870466" calcext:value-type="float">
            <text:p>0.284614000870466</text:p>
          </table:table-cell>
          <table:table-cell office:value-type="float" office:value="0.136501805365301" calcext:value-type="float">
            <text:p>0.136501805365301</text:p>
          </table:table-cell>
          <table:table-cell office:value-type="float" office:value="5" calcext:value-type="float">
            <text:p>5</text:p>
          </table:table-cell>
          <table:table-cell office:value-type="float" office:value="0.13212622787073" calcext:value-type="float">
            <text:p>0.13212622787073</text:p>
          </table:table-cell>
          <table:table-cell office:value-type="float" office:value="0.131896749960989" calcext:value-type="float">
            <text:p>0.131896749960989</text:p>
          </table:table-cell>
          <table:table-cell office:value-type="float" office:value="-222.071286686812" calcext:value-type="float">
            <text:p>-222.071286686812</text:p>
          </table:table-cell>
          <table:table-cell office:value-type="float" office:value="-193.077199825907" calcext:value-type="float">
            <text:p>-193.077199825907</text:p>
          </table:table-cell>
          <table:table-cell office:value-type="float" office:value="-222.69963892694" calcext:value-type="float">
            <text:p>-222.69963892694</text:p>
          </table:table-cell>
          <table:table-cell office:value-type="float" office:value="750" calcext:value-type="float">
            <text:p>750</text:p>
          </table:table-cell>
          <table:table-cell office:value-type="float" office:value="-223.574754425854" calcext:value-type="float">
            <text:p>-223.574754425854</text:p>
          </table:table-cell>
        </table:table-row>
        <table:table-row table:style-name="ro1">
          <table:table-cell office:value-type="string" calcext:value-type="string">
            <text:p>2019-12-02 22:07:0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911800649034" calcext:value-type="float">
            <text:p>72.2911800649034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8327" calcext:value-type="float">
            <text:p>4088327</text:p>
          </table:table-cell>
          <table:table-cell office:value-type="float" office:value="2036459" calcext:value-type="float">
            <text:p>2036459</text:p>
          </table:table-cell>
          <table:table-cell office:value-type="float" office:value="234214" calcext:value-type="float">
            <text:p>234214</text:p>
          </table:table-cell>
          <table:table-cell office:value-type="float" office:value="476671" calcext:value-type="float">
            <text:p>476671</text:p>
          </table:table-cell>
          <table:table-cell office:value-type="float" office:value="229125" calcext:value-type="float">
            <text:p>229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38" calcext:value-type="float">
            <text:p>221638</text:p>
          </table:table-cell>
          <table:table-cell office:value-type="float" office:value="221266" calcext:value-type="float">
            <text:p>221266</text:p>
          </table:table-cell>
          <table:table-cell office:value-type="float" office:value="2.43683307609952" calcext:value-type="float">
            <text:p>2.43683307609952</text:p>
          </table:table-cell>
          <table:table-cell office:value-type="float" office:value="1.2138242976456" calcext:value-type="float">
            <text:p>1.2138242976456</text:p>
          </table:table-cell>
          <table:table-cell office:value-type="float" office:value="0.139602439356141" calcext:value-type="float">
            <text:p>0.139602439356141</text:p>
          </table:table-cell>
          <table:table-cell office:value-type="float" office:value="0.284118090166818" calcext:value-type="float">
            <text:p>0.284118090166818</text:p>
          </table:table-cell>
          <table:table-cell office:value-type="float" office:value="0.136569158621926" calcext:value-type="float">
            <text:p>0.136569158621926</text:p>
          </table:table-cell>
          <table:table-cell office:value-type="float" office:value="5" calcext:value-type="float">
            <text:p>5</text:p>
          </table:table-cell>
          <table:table-cell office:value-type="float" office:value="0.132106558335609" calcext:value-type="float">
            <text:p>0.132106558335609</text:p>
          </table:table-cell>
          <table:table-cell office:value-type="float" office:value="0.131884829030613" calcext:value-type="float">
            <text:p>0.131884829030613</text:p>
          </table:table-cell>
          <table:table-cell office:value-type="float" office:value="-222.079512128772" calcext:value-type="float">
            <text:p>-222.079512128772</text:p>
          </table:table-cell>
          <table:table-cell office:value-type="float" office:value="-193.176381966636" calcext:value-type="float">
            <text:p>-193.176381966636</text:p>
          </table:table-cell>
          <table:table-cell office:value-type="float" office:value="-222.686168275615" calcext:value-type="float">
            <text:p>-222.686168275615</text:p>
          </table:table-cell>
          <table:table-cell office:value-type="float" office:value="750" calcext:value-type="float">
            <text:p>750</text:p>
          </table:table-cell>
          <table:table-cell office:value-type="float" office:value="-223.578688332878" calcext:value-type="float">
            <text:p>-223.578688332878</text:p>
          </table:table-cell>
        </table:table-row>
        <table:table-row table:style-name="ro1">
          <table:table-cell office:value-type="string" calcext:value-type="string">
            <text:p>2019-12-02 22:07:05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75535756216" calcext:value-type="float">
            <text:p>72.275535756216</text:p>
          </table:table-cell>
          <table:table-cell office:value-type="float" office:value="982.276347042632" calcext:value-type="float">
            <text:p>982.276347042632</text:p>
          </table:table-cell>
          <table:table-cell office:value-type="float" office:value="4088247" calcext:value-type="float">
            <text:p>4088247</text:p>
          </table:table-cell>
          <table:table-cell office:value-type="float" office:value="2033521" calcext:value-type="float">
            <text:p>2033521</text:p>
          </table:table-cell>
          <table:table-cell office:value-type="float" office:value="234272" calcext:value-type="float">
            <text:p>234272</text:p>
          </table:table-cell>
          <table:table-cell office:value-type="float" office:value="475718" calcext:value-type="float">
            <text:p>475718</text:p>
          </table:table-cell>
          <table:table-cell office:value-type="float" office:value="228920" calcext:value-type="float">
            <text:p>2289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84" calcext:value-type="float">
            <text:p>221684</text:p>
          </table:table-cell>
          <table:table-cell office:value-type="float" office:value="221275" calcext:value-type="float">
            <text:p>221275</text:p>
          </table:table-cell>
          <table:table-cell office:value-type="float" office:value="2.43678539237802" calcext:value-type="float">
            <text:p>2.43678539237802</text:p>
          </table:table-cell>
          <table:table-cell office:value-type="float" office:value="1.21207311297335" calcext:value-type="float">
            <text:p>1.21207311297335</text:p>
          </table:table-cell>
          <table:table-cell office:value-type="float" office:value="0.139637010054232" calcext:value-type="float">
            <text:p>0.139637010054232</text:p>
          </table:table-cell>
          <table:table-cell office:value-type="float" office:value="0.283550057834394" calcext:value-type="float">
            <text:p>0.283550057834394</text:p>
          </table:table-cell>
          <table:table-cell office:value-type="float" office:value="0.13644696908557" calcext:value-type="float">
            <text:p>0.13644696908557</text:p>
          </table:table-cell>
          <table:table-cell office:value-type="float" office:value="5" calcext:value-type="float">
            <text:p>5</text:p>
          </table:table-cell>
          <table:table-cell office:value-type="float" office:value="0.132133976475474" calcext:value-type="float">
            <text:p>0.132133976475474</text:p>
          </table:table-cell>
          <table:table-cell office:value-type="float" office:value="0.131890193449282" calcext:value-type="float">
            <text:p>0.131890193449282</text:p>
          </table:table-cell>
          <table:table-cell office:value-type="float" office:value="-222.072597989154" calcext:value-type="float">
            <text:p>-222.072597989154</text:p>
          </table:table-cell>
          <table:table-cell office:value-type="float" office:value="-193.289988433121" calcext:value-type="float">
            <text:p>-193.289988433121</text:p>
          </table:table-cell>
          <table:table-cell office:value-type="float" office:value="-222.710606182886" calcext:value-type="float">
            <text:p>-222.710606182886</text:p>
          </table:table-cell>
          <table:table-cell office:value-type="float" office:value="750" calcext:value-type="float">
            <text:p>750</text:p>
          </table:table-cell>
          <table:table-cell office:value-type="float" office:value="-223.573204704905" calcext:value-type="float">
            <text:p>-223.573204704905</text:p>
          </table:table-cell>
        </table:table-row>
        <table:table-row table:style-name="ro1">
          <table:table-cell office:value-type="string" calcext:value-type="string">
            <text:p>2019-12-02 22:07:07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2961362842503" calcext:value-type="float">
            <text:p>72.2961362842503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9804" calcext:value-type="float">
            <text:p>4089804</text:p>
          </table:table-cell>
          <table:table-cell office:value-type="float" office:value="2043241" calcext:value-type="float">
            <text:p>2043241</text:p>
          </table:table-cell>
          <table:table-cell office:value-type="float" office:value="234165" calcext:value-type="float">
            <text:p>234165</text:p>
          </table:table-cell>
          <table:table-cell office:value-type="float" office:value="474639" calcext:value-type="float">
            <text:p>474639</text:p>
          </table:table-cell>
          <table:table-cell office:value-type="float" office:value="229247" calcext:value-type="float">
            <text:p>2292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50" calcext:value-type="float">
            <text:p>221650</text:p>
          </table:table-cell>
          <table:table-cell office:value-type="float" office:value="221271" calcext:value-type="float">
            <text:p>221271</text:p>
          </table:table-cell>
          <table:table-cell office:value-type="float" office:value="2.4377134368078" calcext:value-type="float">
            <text:p>2.4377134368078</text:p>
          </table:table-cell>
          <table:table-cell office:value-type="float" office:value="1.21786668513616" calcext:value-type="float">
            <text:p>1.21786668513616</text:p>
          </table:table-cell>
          <table:table-cell office:value-type="float" office:value="0.139573233076719" calcext:value-type="float">
            <text:p>0.139573233076719</text:p>
          </table:table-cell>
          <table:table-cell office:value-type="float" office:value="0.2829069236406" calcext:value-type="float">
            <text:p>0.2829069236406</text:p>
          </table:table-cell>
          <table:table-cell office:value-type="float" office:value="0.136641876297221" calcext:value-type="float">
            <text:p>0.136641876297221</text:p>
          </table:table-cell>
          <table:table-cell office:value-type="float" office:value="5" calcext:value-type="float">
            <text:p>5</text:p>
          </table:table-cell>
          <table:table-cell office:value-type="float" office:value="0.132113710893835" calcext:value-type="float">
            <text:p>0.132113710893835</text:p>
          </table:table-cell>
          <table:table-cell office:value-type="float" office:value="0.131887809263207" calcext:value-type="float">
            <text:p>0.131887809263207</text:p>
          </table:table-cell>
          <table:table-cell office:value-type="float" office:value="-222.085353384656" calcext:value-type="float">
            <text:p>-222.085353384656</text:p>
          </table:table-cell>
          <table:table-cell office:value-type="float" office:value="-193.41861527188" calcext:value-type="float">
            <text:p>-193.41861527188</text:p>
          </table:table-cell>
          <table:table-cell office:value-type="float" office:value="-222.671624740556" calcext:value-type="float">
            <text:p>-222.671624740556</text:p>
          </table:table-cell>
          <table:table-cell office:value-type="float" office:value="750" calcext:value-type="float">
            <text:p>750</text:p>
          </table:table-cell>
          <table:table-cell office:value-type="float" office:value="-223.577257821233" calcext:value-type="float">
            <text:p>-223.577257821233</text:p>
          </table:table-cell>
        </table:table-row>
        <table:table-row table:style-name="ro1">
          <table:table-cell office:value-type="string" calcext:value-type="string">
            <text:p>2019-12-02 22:07:08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3133312730133" calcext:value-type="float">
            <text:p>72.3133312730133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3913" calcext:value-type="float">
            <text:p>4083913</text:p>
          </table:table-cell>
          <table:table-cell office:value-type="float" office:value="2037986" calcext:value-type="float">
            <text:p>2037986</text:p>
          </table:table-cell>
          <table:table-cell office:value-type="float" office:value="233297" calcext:value-type="float">
            <text:p>233297</text:p>
          </table:table-cell>
          <table:table-cell office:value-type="float" office:value="472944" calcext:value-type="float">
            <text:p>472944</text:p>
          </table:table-cell>
          <table:table-cell office:value-type="float" office:value="228948" calcext:value-type="float">
            <text:p>228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54" calcext:value-type="float">
            <text:p>221854</text:p>
          </table:table-cell>
          <table:table-cell office:value-type="float" office:value="221168" calcext:value-type="float">
            <text:p>221168</text:p>
          </table:table-cell>
          <table:table-cell office:value-type="float" office:value="2.4342021267655" calcext:value-type="float">
            <text:p>2.4342021267655</text:p>
          </table:table-cell>
          <table:table-cell office:value-type="float" office:value="1.21473446067982" calcext:value-type="float">
            <text:p>1.21473446067982</text:p>
          </table:table-cell>
          <table:table-cell office:value-type="float" office:value="0.139055864698394" calcext:value-type="float">
            <text:p>0.139055864698394</text:p>
          </table:table-cell>
          <table:table-cell office:value-type="float" office:value="0.28189662479122" calcext:value-type="float">
            <text:p>0.28189662479122</text:p>
          </table:table-cell>
          <table:table-cell office:value-type="float" office:value="0.136463658388097" calcext:value-type="float">
            <text:p>0.136463658388097</text:p>
          </table:table-cell>
          <table:table-cell office:value-type="float" office:value="5" calcext:value-type="float">
            <text:p>5</text:p>
          </table:table-cell>
          <table:table-cell office:value-type="float" office:value="0.132235304383672" calcext:value-type="float">
            <text:p>0.132235304383672</text:p>
          </table:table-cell>
          <table:table-cell office:value-type="float" office:value="0.131826416471769" calcext:value-type="float">
            <text:p>0.131826416471769</text:p>
          </table:table-cell>
          <table:table-cell office:value-type="float" office:value="-222.188827060321" calcext:value-type="float">
            <text:p>-222.188827060321</text:p>
          </table:table-cell>
          <table:table-cell office:value-type="float" office:value="-193.620675041756" calcext:value-type="float">
            <text:p>-193.620675041756</text:p>
          </table:table-cell>
          <table:table-cell office:value-type="float" office:value="-222.707268322381" calcext:value-type="float">
            <text:p>-222.707268322381</text:p>
          </table:table-cell>
          <table:table-cell office:value-type="float" office:value="750" calcext:value-type="float">
            <text:p>750</text:p>
          </table:table-cell>
          <table:table-cell office:value-type="float" office:value="-223.552939123266" calcext:value-type="float">
            <text:p>-223.552939123266</text:p>
          </table:table-cell>
        </table:table-row>
        <table:table-row table:style-name="ro1">
          <table:table-cell office:value-type="string" calcext:value-type="string">
            <text:p>2019-12-02 22:07:0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64460464178" calcext:value-type="float">
            <text:p>72.264460464178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6831" calcext:value-type="float">
            <text:p>4086831</text:p>
          </table:table-cell>
          <table:table-cell office:value-type="float" office:value="2017329" calcext:value-type="float">
            <text:p>2017329</text:p>
          </table:table-cell>
          <table:table-cell office:value-type="float" office:value="234105" calcext:value-type="float">
            <text:p>234105</text:p>
          </table:table-cell>
          <table:table-cell office:value-type="float" office:value="472282" calcext:value-type="float">
            <text:p>472282</text:p>
          </table:table-cell>
          <table:table-cell office:value-type="float" office:value="227222" calcext:value-type="float">
            <text:p>2272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70" calcext:value-type="float">
            <text:p>222270</text:p>
          </table:table-cell>
          <table:table-cell office:value-type="float" office:value="221227" calcext:value-type="float">
            <text:p>221227</text:p>
          </table:table-cell>
          <table:table-cell office:value-type="float" office:value="2.43594139050739" calcext:value-type="float">
            <text:p>2.43594139050739</text:p>
          </table:table-cell>
          <table:table-cell office:value-type="float" office:value="1.2024219277408" calcext:value-type="float">
            <text:p>1.2024219277408</text:p>
          </table:table-cell>
          <table:table-cell office:value-type="float" office:value="0.139537470285591" calcext:value-type="float">
            <text:p>0.139537470285591</text:p>
          </table:table-cell>
          <table:table-cell office:value-type="float" office:value="0.281502041995769" calcext:value-type="float">
            <text:p>0.281502041995769</text:p>
          </table:table-cell>
          <table:table-cell office:value-type="float" office:value="0.135434882096634" calcext:value-type="float">
            <text:p>0.135434882096634</text:p>
          </table:table-cell>
          <table:table-cell office:value-type="float" office:value="5" calcext:value-type="float">
            <text:p>5</text:p>
          </table:table-cell>
          <table:table-cell office:value-type="float" office:value="0.132483259735496" calcext:value-type="float">
            <text:p>0.132483259735496</text:p>
          </table:table-cell>
          <table:table-cell office:value-type="float" office:value="0.131861583216379" calcext:value-type="float">
            <text:p>0.131861583216379</text:p>
          </table:table-cell>
          <table:table-cell office:value-type="float" office:value="-222.092505942882" calcext:value-type="float">
            <text:p>-222.092505942882</text:p>
          </table:table-cell>
          <table:table-cell office:value-type="float" office:value="-193.699591600846" calcext:value-type="float">
            <text:p>-193.699591600846</text:p>
          </table:table-cell>
          <table:table-cell office:value-type="float" office:value="-222.913023580673" calcext:value-type="float">
            <text:p>-222.913023580673</text:p>
          </table:table-cell>
          <table:table-cell office:value-type="float" office:value="750" calcext:value-type="float">
            <text:p>750</text:p>
          </table:table-cell>
          <table:table-cell office:value-type="float" office:value="-223.503348052901" calcext:value-type="float">
            <text:p>-223.503348052901</text:p>
          </table:table-cell>
        </table:table-row>
        <table:table-row table:style-name="ro1">
          <table:table-cell office:value-type="string" calcext:value-type="string">
            <text:p>2019-12-02 22:07:10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698044013687" calcext:value-type="float">
            <text:p>72.2698044013687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9438" calcext:value-type="float">
            <text:p>4089438</text:p>
          </table:table-cell>
          <table:table-cell office:value-type="float" office:value="2023336" calcext:value-type="float">
            <text:p>2023336</text:p>
          </table:table-cell>
          <table:table-cell office:value-type="float" office:value="234386" calcext:value-type="float">
            <text:p>234386</text:p>
          </table:table-cell>
          <table:table-cell office:value-type="float" office:value="471663" calcext:value-type="float">
            <text:p>471663</text:p>
          </table:table-cell>
          <table:table-cell office:value-type="float" office:value="226941" calcext:value-type="float">
            <text:p>2269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15" calcext:value-type="float">
            <text:p>222315</text:p>
          </table:table-cell>
          <table:table-cell office:value-type="float" office:value="221149" calcext:value-type="float">
            <text:p>221149</text:p>
          </table:table-cell>
          <table:table-cell office:value-type="float" office:value="2.43749528378192" calcext:value-type="float">
            <text:p>2.43749528378192</text:p>
          </table:table-cell>
          <table:table-cell office:value-type="float" office:value="1.20600237917928" calcext:value-type="float">
            <text:p>1.20600237917928</text:p>
          </table:table-cell>
          <table:table-cell office:value-type="float" office:value="0.139704959357376" calcext:value-type="float">
            <text:p>0.139704959357376</text:p>
          </table:table-cell>
          <table:table-cell office:value-type="float" office:value="0.281133089200626" calcext:value-type="float">
            <text:p>0.281133089200626</text:p>
          </table:table-cell>
          <table:table-cell office:value-type="float" office:value="0.135267393024849" calcext:value-type="float">
            <text:p>0.135267393024849</text:p>
          </table:table-cell>
          <table:table-cell office:value-type="float" office:value="5" calcext:value-type="float">
            <text:p>5</text:p>
          </table:table-cell>
          <table:table-cell office:value-type="float" office:value="0.132510081828842" calcext:value-type="float">
            <text:p>0.132510081828842</text:p>
          </table:table-cell>
          <table:table-cell office:value-type="float" office:value="0.131815091587912" calcext:value-type="float">
            <text:p>0.131815091587912</text:p>
          </table:table-cell>
          <table:table-cell office:value-type="float" office:value="-222.059008128525" calcext:value-type="float">
            <text:p>-222.059008128525</text:p>
          </table:table-cell>
          <table:table-cell office:value-type="float" office:value="-193.773382159875" calcext:value-type="float">
            <text:p>-193.773382159875</text:p>
          </table:table-cell>
          <table:table-cell office:value-type="float" office:value="-222.94652139503" calcext:value-type="float">
            <text:p>-222.94652139503</text:p>
          </table:table-cell>
          <table:table-cell office:value-type="float" office:value="750" calcext:value-type="float">
            <text:p>750</text:p>
          </table:table-cell>
          <table:table-cell office:value-type="float" office:value="-223.497983634232" calcext:value-type="float">
            <text:p>-223.497983634232</text:p>
          </table:table-cell>
        </table:table-row>
        <table:table-row table:style-name="ro1">
          <table:table-cell office:value-type="string" calcext:value-type="string">
            <text:p>2019-12-02 22:07:1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808797362301" calcext:value-type="float">
            <text:p>72.2808797362301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611" calcext:value-type="float">
            <text:p>4087611</text:p>
          </table:table-cell>
          <table:table-cell office:value-type="float" office:value="2027480" calcext:value-type="float">
            <text:p>2027480</text:p>
          </table:table-cell>
          <table:table-cell office:value-type="float" office:value="234047" calcext:value-type="float">
            <text:p>234047</text:p>
          </table:table-cell>
          <table:table-cell office:value-type="float" office:value="470621" calcext:value-type="float">
            <text:p>470621</text:p>
          </table:table-cell>
          <table:table-cell office:value-type="float" office:value="228696" calcext:value-type="float">
            <text:p>2286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14" calcext:value-type="float">
            <text:p>221914</text:p>
          </table:table-cell>
          <table:table-cell office:value-type="float" office:value="221192" calcext:value-type="float">
            <text:p>221192</text:p>
          </table:table-cell>
          <table:table-cell office:value-type="float" office:value="2.43640630679206" calcext:value-type="float">
            <text:p>2.43640630679206</text:p>
          </table:table-cell>
          <table:table-cell office:value-type="float" office:value="1.20847239595323" calcext:value-type="float">
            <text:p>1.20847239595323</text:p>
          </table:table-cell>
          <table:table-cell office:value-type="float" office:value="0.1395028995875" calcext:value-type="float">
            <text:p>0.1395028995875</text:p>
          </table:table-cell>
          <table:table-cell office:value-type="float" office:value="0.280512008728028" calcext:value-type="float">
            <text:p>0.280512008728028</text:p>
          </table:table-cell>
          <table:table-cell office:value-type="float" office:value="0.136313454665357" calcext:value-type="float">
            <text:p>0.136313454665357</text:p>
          </table:table-cell>
          <table:table-cell office:value-type="float" office:value="5" calcext:value-type="float">
            <text:p>5</text:p>
          </table:table-cell>
          <table:table-cell office:value-type="float" office:value="0.1322710671748" calcext:value-type="float">
            <text:p>0.1322710671748</text:p>
          </table:table-cell>
          <table:table-cell office:value-type="float" office:value="0.131840721588221" calcext:value-type="float">
            <text:p>0.131840721588221</text:p>
          </table:table-cell>
          <table:table-cell office:value-type="float" office:value="-222.0994200825" calcext:value-type="float">
            <text:p>-222.0994200825</text:p>
          </table:table-cell>
          <table:table-cell office:value-type="float" office:value="-193.897598254394" calcext:value-type="float">
            <text:p>-193.897598254394</text:p>
          </table:table-cell>
          <table:table-cell office:value-type="float" office:value="-222.737309066928" calcext:value-type="float">
            <text:p>-222.737309066928</text:p>
          </table:table-cell>
          <table:table-cell office:value-type="float" office:value="750" calcext:value-type="float">
            <text:p>750</text:p>
          </table:table-cell>
          <table:table-cell office:value-type="float" office:value="-223.54578656504" calcext:value-type="float">
            <text:p>-223.54578656504</text:p>
          </table:table-cell>
        </table:table-row>
        <table:table-row table:style-name="ro1">
          <table:table-cell office:value-type="string" calcext:value-type="string">
            <text:p>2019-12-02 22:07:1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701917676789" calcext:value-type="float">
            <text:p>72.2701917676789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772" calcext:value-type="float">
            <text:p>4087772</text:p>
          </table:table-cell>
          <table:table-cell office:value-type="float" office:value="2017193" calcext:value-type="float">
            <text:p>2017193</text:p>
          </table:table-cell>
          <table:table-cell office:value-type="float" office:value="233791" calcext:value-type="float">
            <text:p>233791</text:p>
          </table:table-cell>
          <table:table-cell office:value-type="float" office:value="469306" calcext:value-type="float">
            <text:p>469306</text:p>
          </table:table-cell>
          <table:table-cell office:value-type="float" office:value="227177" calcext:value-type="float">
            <text:p>2271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59" calcext:value-type="float">
            <text:p>222459</text:p>
          </table:table-cell>
          <table:table-cell office:value-type="float" office:value="221241" calcext:value-type="float">
            <text:p>221241</text:p>
          </table:table-cell>
          <table:table-cell office:value-type="float" office:value="2.43650227028159" calcext:value-type="float">
            <text:p>2.43650227028159</text:p>
          </table:table-cell>
          <table:table-cell office:value-type="float" office:value="1.20234086541425" calcext:value-type="float">
            <text:p>1.20234086541425</text:p>
          </table:table-cell>
          <table:table-cell office:value-type="float" office:value="0.139350311678685" calcext:value-type="float">
            <text:p>0.139350311678685</text:p>
          </table:table-cell>
          <table:table-cell office:value-type="float" office:value="0.279728207555796" calcext:value-type="float">
            <text:p>0.279728207555796</text:p>
          </table:table-cell>
          <table:table-cell office:value-type="float" office:value="0.135408060003288" calcext:value-type="float">
            <text:p>0.135408060003288</text:p>
          </table:table-cell>
          <table:table-cell office:value-type="float" office:value="5" calcext:value-type="float">
            <text:p>5</text:p>
          </table:table-cell>
          <table:table-cell office:value-type="float" office:value="0.132595912527551" calcext:value-type="float">
            <text:p>0.132595912527551</text:p>
          </table:table-cell>
          <table:table-cell office:value-type="float" office:value="0.131869927867642" calcext:value-type="float">
            <text:p>0.131869927867642</text:p>
          </table:table-cell>
          <table:table-cell office:value-type="float" office:value="-222.129937664263" calcext:value-type="float">
            <text:p>-222.129937664263</text:p>
          </table:table-cell>
          <table:table-cell office:value-type="float" office:value="-194.054358488841" calcext:value-type="float">
            <text:p>-194.054358488841</text:p>
          </table:table-cell>
          <table:table-cell office:value-type="float" office:value="-222.918387999342" calcext:value-type="float">
            <text:p>-222.918387999342</text:p>
          </table:table-cell>
          <table:table-cell office:value-type="float" office:value="750" calcext:value-type="float">
            <text:p>750</text:p>
          </table:table-cell>
          <table:table-cell office:value-type="float" office:value="-223.48081749449" calcext:value-type="float">
            <text:p>-223.48081749449</text:p>
          </table:table-cell>
        </table:table-row>
        <table:table-row table:style-name="ro1">
          <table:table-cell office:value-type="string" calcext:value-type="string">
            <text:p>2019-12-02 22:07:1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804922501818" calcext:value-type="float">
            <text:p>72.2804922501818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7518" calcext:value-type="float">
            <text:p>4087518</text:p>
          </table:table-cell>
          <table:table-cell office:value-type="float" office:value="2039237" calcext:value-type="float">
            <text:p>2039237</text:p>
          </table:table-cell>
          <table:table-cell office:value-type="float" office:value="234175" calcext:value-type="float">
            <text:p>234175</text:p>
          </table:table-cell>
          <table:table-cell office:value-type="float" office:value="468761" calcext:value-type="float">
            <text:p>468761</text:p>
          </table:table-cell>
          <table:table-cell office:value-type="float" office:value="226156" calcext:value-type="float">
            <text:p>2261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33" calcext:value-type="float">
            <text:p>222633</text:p>
          </table:table-cell>
          <table:table-cell office:value-type="float" office:value="221090" calcext:value-type="float">
            <text:p>221090</text:p>
          </table:table-cell>
          <table:table-cell office:value-type="float" office:value="2.43635087446581" calcext:value-type="float">
            <text:p>2.43635087446581</text:p>
          </table:table-cell>
          <table:table-cell office:value-type="float" office:value="1.21548011487485" calcext:value-type="float">
            <text:p>1.21548011487485</text:p>
          </table:table-cell>
          <table:table-cell office:value-type="float" office:value="0.139579193541907" calcext:value-type="float">
            <text:p>0.139579193541907</text:p>
          </table:table-cell>
          <table:table-cell office:value-type="float" office:value="0.279403362203045" calcext:value-type="float">
            <text:p>0.279403362203045</text:p>
          </table:table-cell>
          <table:table-cell office:value-type="float" office:value="0.134799496507585" calcext:value-type="float">
            <text:p>0.134799496507585</text:p>
          </table:table-cell>
          <table:table-cell office:value-type="float" office:value="5" calcext:value-type="float">
            <text:p>5</text:p>
          </table:table-cell>
          <table:table-cell office:value-type="float" office:value="0.132699624621823" calcext:value-type="float">
            <text:p>0.132699624621823</text:p>
          </table:table-cell>
          <table:table-cell office:value-type="float" office:value="0.131779924843302" calcext:value-type="float">
            <text:p>0.131779924843302</text:p>
          </table:table-cell>
          <table:table-cell office:value-type="float" office:value="-222.084161291618" calcext:value-type="float">
            <text:p>-222.084161291618</text:p>
          </table:table-cell>
          <table:table-cell office:value-type="float" office:value="-194.119327559391" calcext:value-type="float">
            <text:p>-194.119327559391</text:p>
          </table:table-cell>
          <table:table-cell office:value-type="float" office:value="-223.040100698483" calcext:value-type="float">
            <text:p>-223.040100698483</text:p>
          </table:table-cell>
          <table:table-cell office:value-type="float" office:value="750" calcext:value-type="float">
            <text:p>750</text:p>
          </table:table-cell>
          <table:table-cell office:value-type="float" office:value="-223.460075075635" calcext:value-type="float">
            <text:p>-223.460075075635</text:p>
          </table:table-cell>
        </table:table-row>
        <table:table-row table:style-name="ro1">
          <table:table-cell office:value-type="string" calcext:value-type="string">
            <text:p>2019-12-02 22:07:16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484286014685" calcext:value-type="float">
            <text:p>72.2484286014685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7377" calcext:value-type="float">
            <text:p>4087377</text:p>
          </table:table-cell>
          <table:table-cell office:value-type="float" office:value="2032073" calcext:value-type="float">
            <text:p>2032073</text:p>
          </table:table-cell>
          <table:table-cell office:value-type="float" office:value="234285" calcext:value-type="float">
            <text:p>234285</text:p>
          </table:table-cell>
          <table:table-cell office:value-type="float" office:value="468053" calcext:value-type="float">
            <text:p>468053</text:p>
          </table:table-cell>
          <table:table-cell office:value-type="float" office:value="226442" calcext:value-type="float">
            <text:p>2264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12" calcext:value-type="float">
            <text:p>222512</text:p>
          </table:table-cell>
          <table:table-cell office:value-type="float" office:value="221085" calcext:value-type="float">
            <text:p>221085</text:p>
          </table:table-cell>
          <table:table-cell office:value-type="float" office:value="2.43626683190666" calcext:value-type="float">
            <text:p>2.43626683190666</text:p>
          </table:table-cell>
          <table:table-cell office:value-type="float" office:value="1.21121003761411" calcext:value-type="float">
            <text:p>1.21121003761411</text:p>
          </table:table-cell>
          <table:table-cell office:value-type="float" office:value="0.139644758658976" calcext:value-type="float">
            <text:p>0.139644758658976</text:p>
          </table:table-cell>
          <table:table-cell office:value-type="float" office:value="0.278981361267729" calcext:value-type="float">
            <text:p>0.278981361267729</text:p>
          </table:table-cell>
          <table:table-cell office:value-type="float" office:value="0.134969965811964" calcext:value-type="float">
            <text:p>0.134969965811964</text:p>
          </table:table-cell>
          <table:table-cell office:value-type="float" office:value="5" calcext:value-type="float">
            <text:p>5</text:p>
          </table:table-cell>
          <table:table-cell office:value-type="float" office:value="0.132627502993048" calcext:value-type="float">
            <text:p>0.132627502993048</text:p>
          </table:table-cell>
          <table:table-cell office:value-type="float" office:value="0.131776944610708" calcext:value-type="float">
            <text:p>0.131776944610708</text:p>
          </table:table-cell>
          <table:table-cell office:value-type="float" office:value="-222.071048268205" calcext:value-type="float">
            <text:p>-222.071048268205</text:p>
          </table:table-cell>
          <table:table-cell office:value-type="float" office:value="-194.203727746454" calcext:value-type="float">
            <text:p>-194.203727746454</text:p>
          </table:table-cell>
          <table:table-cell office:value-type="float" office:value="-223.006006837607" calcext:value-type="float">
            <text:p>-223.006006837607</text:p>
          </table:table-cell>
          <table:table-cell office:value-type="float" office:value="750" calcext:value-type="float">
            <text:p>750</text:p>
          </table:table-cell>
          <table:table-cell office:value-type="float" office:value="-223.47449940139" calcext:value-type="float">
            <text:p>-223.47449940139</text:p>
          </table:table-cell>
        </table:table-row>
        <table:table-row table:style-name="ro1">
          <table:table-cell office:value-type="string" calcext:value-type="string">
            <text:p>2019-12-02 22:07:1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595037650355" calcext:value-type="float">
            <text:p>72.2595037650355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619" calcext:value-type="float">
            <text:p>4087619</text:p>
          </table:table-cell>
          <table:table-cell office:value-type="float" office:value="2031376" calcext:value-type="float">
            <text:p>2031376</text:p>
          </table:table-cell>
          <table:table-cell office:value-type="float" office:value="234139" calcext:value-type="float">
            <text:p>234139</text:p>
          </table:table-cell>
          <table:table-cell office:value-type="float" office:value="467518" calcext:value-type="float">
            <text:p>467518</text:p>
          </table:table-cell>
          <table:table-cell office:value-type="float" office:value="228884" calcext:value-type="float">
            <text:p>2288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49" calcext:value-type="float">
            <text:p>221749</text:p>
          </table:table-cell>
          <table:table-cell office:value-type="float" office:value="221188" calcext:value-type="float">
            <text:p>221188</text:p>
          </table:table-cell>
          <table:table-cell office:value-type="float" office:value="2.43641107516421" calcext:value-type="float">
            <text:p>2.43641107516421</text:p>
          </table:table-cell>
          <table:table-cell office:value-type="float" office:value="1.2107945931905" calcext:value-type="float">
            <text:p>1.2107945931905</text:p>
          </table:table-cell>
          <table:table-cell office:value-type="float" office:value="0.13955773586723" calcext:value-type="float">
            <text:p>0.13955773586723</text:p>
          </table:table-cell>
          <table:table-cell office:value-type="float" office:value="0.278662476380167" calcext:value-type="float">
            <text:p>0.278662476380167</text:p>
          </table:table-cell>
          <table:table-cell office:value-type="float" office:value="0.136425511410893" calcext:value-type="float">
            <text:p>0.136425511410893</text:p>
          </table:table-cell>
          <table:table-cell office:value-type="float" office:value="5" calcext:value-type="float">
            <text:p>5</text:p>
          </table:table-cell>
          <table:table-cell office:value-type="float" office:value="0.132172719499197" calcext:value-type="float">
            <text:p>0.132172719499197</text:p>
          </table:table-cell>
          <table:table-cell office:value-type="float" office:value="0.131838337402146" calcext:value-type="float">
            <text:p>0.131838337402146</text:p>
          </table:table-cell>
          <table:table-cell office:value-type="float" office:value="-222.088452826554" calcext:value-type="float">
            <text:p>-222.088452826554</text:p>
          </table:table-cell>
          <table:table-cell office:value-type="float" office:value="-194.267504723967" calcext:value-type="float">
            <text:p>-194.267504723967</text:p>
          </table:table-cell>
          <table:table-cell office:value-type="float" office:value="-222.714897717821" calcext:value-type="float">
            <text:p>-222.714897717821</text:p>
          </table:table-cell>
          <table:table-cell office:value-type="float" office:value="750" calcext:value-type="float">
            <text:p>750</text:p>
          </table:table-cell>
          <table:table-cell office:value-type="float" office:value="-223.565456100161" calcext:value-type="float">
            <text:p>-223.565456100161</text:p>
          </table:table-cell>
        </table:table-row>
        <table:table-row table:style-name="ro1">
          <table:table-cell office:value-type="string" calcext:value-type="string">
            <text:p>2019-12-02 22:07:18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2529981620981" calcext:value-type="float">
            <text:p>72.2529981620981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178" calcext:value-type="float">
            <text:p>4087178</text:p>
          </table:table-cell>
          <table:table-cell office:value-type="float" office:value="2041967" calcext:value-type="float">
            <text:p>2041967</text:p>
          </table:table-cell>
          <table:table-cell office:value-type="float" office:value="233325" calcext:value-type="float">
            <text:p>233325</text:p>
          </table:table-cell>
          <table:table-cell office:value-type="float" office:value="466366" calcext:value-type="float">
            <text:p>466366</text:p>
          </table:table-cell>
          <table:table-cell office:value-type="float" office:value="229180" calcext:value-type="float">
            <text:p>2291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21" calcext:value-type="float">
            <text:p>221721</text:p>
          </table:table-cell>
          <table:table-cell office:value-type="float" office:value="221245" calcext:value-type="float">
            <text:p>221245</text:p>
          </table:table-cell>
          <table:table-cell office:value-type="float" office:value="2.43614821864941" calcext:value-type="float">
            <text:p>2.43614821864941</text:p>
          </table:table-cell>
          <table:table-cell office:value-type="float" office:value="1.2171073218712" calcext:value-type="float">
            <text:p>1.2171073218712</text:p>
          </table:table-cell>
          <table:table-cell office:value-type="float" office:value="0.139072554000921" calcext:value-type="float">
            <text:p>0.139072554000921</text:p>
          </table:table-cell>
          <table:table-cell office:value-type="float" office:value="0.2779758307905" calcext:value-type="float">
            <text:p>0.2779758307905</text:p>
          </table:table-cell>
          <table:table-cell office:value-type="float" office:value="0.136601941180461" calcext:value-type="float">
            <text:p>0.136601941180461</text:p>
          </table:table-cell>
          <table:table-cell office:value-type="float" office:value="5" calcext:value-type="float">
            <text:p>5</text:p>
          </table:table-cell>
          <table:table-cell office:value-type="float" office:value="0.13215603019667" calcext:value-type="float">
            <text:p>0.13215603019667</text:p>
          </table:table-cell>
          <table:table-cell office:value-type="float" office:value="0.131872312053718" calcext:value-type="float">
            <text:p>0.131872312053718</text:p>
          </table:table-cell>
          <table:table-cell office:value-type="float" office:value="-222.185489199816" calcext:value-type="float">
            <text:p>-222.185489199816</text:p>
          </table:table-cell>
          <table:table-cell office:value-type="float" office:value="-194.4048338419" calcext:value-type="float">
            <text:p>-194.4048338419</text:p>
          </table:table-cell>
          <table:table-cell office:value-type="float" office:value="-222.679611763908" calcext:value-type="float">
            <text:p>-222.679611763908</text:p>
          </table:table-cell>
          <table:table-cell office:value-type="float" office:value="750" calcext:value-type="float">
            <text:p>750</text:p>
          </table:table-cell>
          <table:table-cell office:value-type="float" office:value="-223.568793960666" calcext:value-type="float">
            <text:p>-223.568793960666</text:p>
          </table:table-cell>
        </table:table-row>
        <table:table-row table:style-name="ro1">
          <table:table-cell office:value-type="string" calcext:value-type="string">
            <text:p>2019-12-02 22:07:19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648477706187" calcext:value-type="float">
            <text:p>72.2648477706187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7672" calcext:value-type="float">
            <text:p>4087672</text:p>
          </table:table-cell>
          <table:table-cell office:value-type="float" office:value="2026516" calcext:value-type="float">
            <text:p>2026516</text:p>
          </table:table-cell>
          <table:table-cell office:value-type="float" office:value="233712" calcext:value-type="float">
            <text:p>233712</text:p>
          </table:table-cell>
          <table:table-cell office:value-type="float" office:value="465452" calcext:value-type="float">
            <text:p>465452</text:p>
          </table:table-cell>
          <table:table-cell office:value-type="float" office:value="228548" calcext:value-type="float">
            <text:p>2285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04" calcext:value-type="float">
            <text:p>221904</text:p>
          </table:table-cell>
          <table:table-cell office:value-type="float" office:value="221193" calcext:value-type="float">
            <text:p>221193</text:p>
          </table:table-cell>
          <table:table-cell office:value-type="float" office:value="2.4364426656297" calcext:value-type="float">
            <text:p>2.4364426656297</text:p>
          </table:table-cell>
          <table:table-cell office:value-type="float" office:value="1.20789780710909" calcext:value-type="float">
            <text:p>1.20789780710909</text:p>
          </table:table-cell>
          <table:table-cell office:value-type="float" office:value="0.139303224003699" calcext:value-type="float">
            <text:p>0.139303224003699</text:p>
          </table:table-cell>
          <table:table-cell office:value-type="float" office:value="0.277431044272309" calcext:value-type="float">
            <text:p>0.277431044272309</text:p>
          </table:table-cell>
          <table:table-cell office:value-type="float" office:value="0.136225239780574" calcext:value-type="float">
            <text:p>0.136225239780574</text:p>
          </table:table-cell>
          <table:table-cell office:value-type="float" office:value="5" calcext:value-type="float">
            <text:p>5</text:p>
          </table:table-cell>
          <table:table-cell office:value-type="float" office:value="0.132265106709612" calcext:value-type="float">
            <text:p>0.132265106709612</text:p>
          </table:table-cell>
          <table:table-cell office:value-type="float" office:value="0.13184131763474" calcext:value-type="float">
            <text:p>0.13184131763474</text:p>
          </table:table-cell>
          <table:table-cell office:value-type="float" office:value="-222.13935519926" calcext:value-type="float">
            <text:p>-222.13935519926</text:p>
          </table:table-cell>
          <table:table-cell office:value-type="float" office:value="-194.513791145538" calcext:value-type="float">
            <text:p>-194.513791145538</text:p>
          </table:table-cell>
          <table:table-cell office:value-type="float" office:value="-222.754952043885" calcext:value-type="float">
            <text:p>-222.754952043885</text:p>
          </table:table-cell>
          <table:table-cell office:value-type="float" office:value="750" calcext:value-type="float">
            <text:p>750</text:p>
          </table:table-cell>
          <table:table-cell office:value-type="float" office:value="-223.546978658078" calcext:value-type="float">
            <text:p>-223.546978658078</text:p>
          </table:table-cell>
        </table:table-row>
        <table:table-row table:style-name="ro1">
          <table:table-cell office:value-type="string" calcext:value-type="string">
            <text:p>2019-12-02 22:07:21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648477706187" calcext:value-type="float">
            <text:p>72.2648477706187</text:p>
          </table:table-cell>
          <table:table-cell office:value-type="float" office:value="982.276347042632" calcext:value-type="float">
            <text:p>982.276347042632</text:p>
          </table:table-cell>
          <table:table-cell office:value-type="float" office:value="4087579" calcext:value-type="float">
            <text:p>4087579</text:p>
          </table:table-cell>
          <table:table-cell office:value-type="float" office:value="2018076" calcext:value-type="float">
            <text:p>2018076</text:p>
          </table:table-cell>
          <table:table-cell office:value-type="float" office:value="233718" calcext:value-type="float">
            <text:p>233718</text:p>
          </table:table-cell>
          <table:table-cell office:value-type="float" office:value="464355" calcext:value-type="float">
            <text:p>464355</text:p>
          </table:table-cell>
          <table:table-cell office:value-type="float" office:value="226883" calcext:value-type="float">
            <text:p>2268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33" calcext:value-type="float">
            <text:p>222333</text:p>
          </table:table-cell>
          <table:table-cell office:value-type="float" office:value="221135" calcext:value-type="float">
            <text:p>221135</text:p>
          </table:table-cell>
          <table:table-cell office:value-type="float" office:value="2.43638723330346" calcext:value-type="float">
            <text:p>2.43638723330346</text:p>
          </table:table-cell>
          <table:table-cell office:value-type="float" office:value="1.20286717449035" calcext:value-type="float">
            <text:p>1.20286717449035</text:p>
          </table:table-cell>
          <table:table-cell office:value-type="float" office:value="0.139306800282812" calcext:value-type="float">
            <text:p>0.139306800282812</text:p>
          </table:table-cell>
          <table:table-cell office:value-type="float" office:value="0.276777181241176" calcext:value-type="float">
            <text:p>0.276777181241176</text:p>
          </table:table-cell>
          <table:table-cell office:value-type="float" office:value="0.135232822326758" calcext:value-type="float">
            <text:p>0.135232822326758</text:p>
          </table:table-cell>
          <table:table-cell office:value-type="float" office:value="5" calcext:value-type="float">
            <text:p>5</text:p>
          </table:table-cell>
          <table:table-cell office:value-type="float" office:value="0.132520810666181" calcext:value-type="float">
            <text:p>0.132520810666181</text:p>
          </table:table-cell>
          <table:table-cell office:value-type="float" office:value="0.131806746936649" calcext:value-type="float">
            <text:p>0.131806746936649</text:p>
          </table:table-cell>
          <table:table-cell office:value-type="float" office:value="-222.138639943438" calcext:value-type="float">
            <text:p>-222.138639943438</text:p>
          </table:table-cell>
          <table:table-cell office:value-type="float" office:value="-194.644563751765" calcext:value-type="float">
            <text:p>-194.644563751765</text:p>
          </table:table-cell>
          <table:table-cell office:value-type="float" office:value="-222.953435534648" calcext:value-type="float">
            <text:p>-222.953435534648</text:p>
          </table:table-cell>
          <table:table-cell office:value-type="float" office:value="750" calcext:value-type="float">
            <text:p>750</text:p>
          </table:table-cell>
          <table:table-cell office:value-type="float" office:value="-223.495837866764" calcext:value-type="float">
            <text:p>-223.495837866764</text:p>
          </table:table-cell>
        </table:table-row>
        <table:table-row table:style-name="ro1">
          <table:table-cell office:value-type="string" calcext:value-type="string">
            <text:p>2019-12-02 22:07:2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701917676789" calcext:value-type="float">
            <text:p>72.2701917676789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528" calcext:value-type="float">
            <text:p>4087528</text:p>
          </table:table-cell>
          <table:table-cell office:value-type="float" office:value="2034873" calcext:value-type="float">
            <text:p>2034873</text:p>
          </table:table-cell>
          <table:table-cell office:value-type="float" office:value="233541" calcext:value-type="float">
            <text:p>233541</text:p>
          </table:table-cell>
          <table:table-cell office:value-type="float" office:value="463804" calcext:value-type="float">
            <text:p>463804</text:p>
          </table:table-cell>
          <table:table-cell office:value-type="float" office:value="226315" calcext:value-type="float">
            <text:p>2263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02" calcext:value-type="float">
            <text:p>222502</text:p>
          </table:table-cell>
          <table:table-cell office:value-type="float" office:value="221115" calcext:value-type="float">
            <text:p>221115</text:p>
          </table:table-cell>
          <table:table-cell office:value-type="float" office:value="2.436356834931" calcext:value-type="float">
            <text:p>2.436356834931</text:p>
          </table:table-cell>
          <table:table-cell office:value-type="float" office:value="1.21287896786677" calcext:value-type="float">
            <text:p>1.21287896786677</text:p>
          </table:table-cell>
          <table:table-cell office:value-type="float" office:value="0.139201300048983" calcext:value-type="float">
            <text:p>0.139201300048983</text:p>
          </table:table-cell>
          <table:table-cell office:value-type="float" office:value="0.276448759609313" calcext:value-type="float">
            <text:p>0.276448759609313</text:p>
          </table:table-cell>
          <table:table-cell office:value-type="float" office:value="0.134894267904075" calcext:value-type="float">
            <text:p>0.134894267904075</text:p>
          </table:table-cell>
          <table:table-cell office:value-type="float" office:value="5" calcext:value-type="float">
            <text:p>5</text:p>
          </table:table-cell>
          <table:table-cell office:value-type="float" office:value="0.13262154252786" calcext:value-type="float">
            <text:p>0.13262154252786</text:p>
          </table:table-cell>
          <table:table-cell office:value-type="float" office:value="0.131794826006273" calcext:value-type="float">
            <text:p>0.131794826006273</text:p>
          </table:table-cell>
          <table:table-cell office:value-type="float" office:value="-222.159739990203" calcext:value-type="float">
            <text:p>-222.159739990203</text:p>
          </table:table-cell>
          <table:table-cell office:value-type="float" office:value="-194.710248078137" calcext:value-type="float">
            <text:p>-194.710248078137</text:p>
          </table:table-cell>
          <table:table-cell office:value-type="float" office:value="-223.021146419185" calcext:value-type="float">
            <text:p>-223.021146419185</text:p>
          </table:table-cell>
          <table:table-cell office:value-type="float" office:value="750" calcext:value-type="float">
            <text:p>750</text:p>
          </table:table-cell>
          <table:table-cell office:value-type="float" office:value="-223.475691494428" calcext:value-type="float">
            <text:p>-223.475691494428</text:p>
          </table:table-cell>
        </table:table-row>
        <table:table-row table:style-name="ro1">
          <table:table-cell office:value-type="string" calcext:value-type="string">
            <text:p>2019-12-02 22:07:23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911800649034" calcext:value-type="float">
            <text:p>72.2911800649034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9063" calcext:value-type="float">
            <text:p>4089063</text:p>
          </table:table-cell>
          <table:table-cell office:value-type="float" office:value="2026256" calcext:value-type="float">
            <text:p>2026256</text:p>
          </table:table-cell>
          <table:table-cell office:value-type="float" office:value="233142" calcext:value-type="float">
            <text:p>233142</text:p>
          </table:table-cell>
          <table:table-cell office:value-type="float" office:value="462921" calcext:value-type="float">
            <text:p>462921</text:p>
          </table:table-cell>
          <table:table-cell office:value-type="float" office:value="228501" calcext:value-type="float">
            <text:p>2285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09" calcext:value-type="float">
            <text:p>221809</text:p>
          </table:table-cell>
          <table:table-cell office:value-type="float" office:value="221160" calcext:value-type="float">
            <text:p>221160</text:p>
          </table:table-cell>
          <table:table-cell office:value-type="float" office:value="2.43727176633737" calcext:value-type="float">
            <text:p>2.43727176633737</text:p>
          </table:table-cell>
          <table:table-cell office:value-type="float" office:value="1.2077428350142" calcext:value-type="float">
            <text:p>1.2077428350142</text:p>
          </table:table-cell>
          <table:table-cell office:value-type="float" office:value="0.138963477487979" calcext:value-type="float">
            <text:p>0.138963477487979</text:p>
          </table:table-cell>
          <table:table-cell office:value-type="float" office:value="0.275922450533205" calcext:value-type="float">
            <text:p>0.275922450533205</text:p>
          </table:table-cell>
          <table:table-cell office:value-type="float" office:value="0.13619722559419" calcext:value-type="float">
            <text:p>0.13619722559419</text:p>
          </table:table-cell>
          <table:table-cell office:value-type="float" office:value="5" calcext:value-type="float">
            <text:p>5</text:p>
          </table:table-cell>
          <table:table-cell office:value-type="float" office:value="0.132208482290325" calcext:value-type="float">
            <text:p>0.132208482290325</text:p>
          </table:table-cell>
          <table:table-cell office:value-type="float" office:value="0.131821648099619" calcext:value-type="float">
            <text:p>0.131821648099619</text:p>
          </table:table-cell>
          <table:table-cell office:value-type="float" office:value="-222.207304502404" calcext:value-type="float">
            <text:p>-222.207304502404</text:p>
          </table:table-cell>
          <table:table-cell office:value-type="float" office:value="-194.815509893359" calcext:value-type="float">
            <text:p>-194.815509893359</text:p>
          </table:table-cell>
          <table:table-cell office:value-type="float" office:value="-222.760554881162" calcext:value-type="float">
            <text:p>-222.760554881162</text:p>
          </table:table-cell>
          <table:table-cell office:value-type="float" office:value="750" calcext:value-type="float">
            <text:p>750</text:p>
          </table:table-cell>
          <table:table-cell office:value-type="float" office:value="-223.558303541935" calcext:value-type="float">
            <text:p>-223.558303541935</text:p>
          </table:table-cell>
        </table:table-row>
        <table:table-row table:style-name="ro1">
          <table:table-cell office:value-type="string" calcext:value-type="string">
            <text:p>2019-12-02 22:07:2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018678455337" calcext:value-type="float">
            <text:p>72.3018678455337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90054" calcext:value-type="float">
            <text:p>4090054</text:p>
          </table:table-cell>
          <table:table-cell office:value-type="float" office:value="2032142" calcext:value-type="float">
            <text:p>2032142</text:p>
          </table:table-cell>
          <table:table-cell office:value-type="float" office:value="233253" calcext:value-type="float">
            <text:p>233253</text:p>
          </table:table-cell>
          <table:table-cell office:value-type="float" office:value="461732" calcext:value-type="float">
            <text:p>461732</text:p>
          </table:table-cell>
          <table:table-cell office:value-type="float" office:value="226154" calcext:value-type="float">
            <text:p>2261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36" calcext:value-type="float">
            <text:p>222636</text:p>
          </table:table-cell>
          <table:table-cell office:value-type="float" office:value="221071" calcext:value-type="float">
            <text:p>221071</text:p>
          </table:table-cell>
          <table:table-cell office:value-type="float" office:value="2.43786244843751" calcext:value-type="float">
            <text:p>2.43786244843751</text:p>
          </table:table-cell>
          <table:table-cell office:value-type="float" office:value="1.21125116482391" calcext:value-type="float">
            <text:p>1.21125116482391</text:p>
          </table:table-cell>
          <table:table-cell office:value-type="float" office:value="0.139029638651566" calcext:value-type="float">
            <text:p>0.139029638651566</text:p>
          </table:table-cell>
          <table:table-cell office:value-type="float" office:value="0.275213751222342" calcext:value-type="float">
            <text:p>0.275213751222342</text:p>
          </table:table-cell>
          <table:table-cell office:value-type="float" office:value="0.134798304414547" calcext:value-type="float">
            <text:p>0.134798304414547</text:p>
          </table:table-cell>
          <table:table-cell office:value-type="float" office:value="5" calcext:value-type="float">
            <text:p>5</text:p>
          </table:table-cell>
          <table:table-cell office:value-type="float" office:value="0.13270141276138" calcext:value-type="float">
            <text:p>0.13270141276138</text:p>
          </table:table-cell>
          <table:table-cell office:value-type="float" office:value="0.131768599959445" calcext:value-type="float">
            <text:p>0.131768599959445</text:p>
          </table:table-cell>
          <table:table-cell office:value-type="float" office:value="-222.194072269687" calcext:value-type="float">
            <text:p>-222.194072269687</text:p>
          </table:table-cell>
          <table:table-cell office:value-type="float" office:value="-194.957249755532" calcext:value-type="float">
            <text:p>-194.957249755532</text:p>
          </table:table-cell>
          <table:table-cell office:value-type="float" office:value="-223.040339117091" calcext:value-type="float">
            <text:p>-223.040339117091</text:p>
          </table:table-cell>
          <table:table-cell office:value-type="float" office:value="750" calcext:value-type="float">
            <text:p>750</text:p>
          </table:table-cell>
          <table:table-cell office:value-type="float" office:value="-223.459717447724" calcext:value-type="float">
            <text:p>-223.459717447724</text:p>
          </table:table-cell>
        </table:table-row>
        <table:table-row table:style-name="ro1">
          <table:table-cell office:value-type="string" calcext:value-type="string">
            <text:p>2019-12-02 22:07:26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2911800649034" calcext:value-type="float">
            <text:p>72.2911800649034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8526" calcext:value-type="float">
            <text:p>4088526</text:p>
          </table:table-cell>
          <table:table-cell office:value-type="float" office:value="2039129" calcext:value-type="float">
            <text:p>2039129</text:p>
          </table:table-cell>
          <table:table-cell office:value-type="float" office:value="233367" calcext:value-type="float">
            <text:p>233367</text:p>
          </table:table-cell>
          <table:table-cell office:value-type="float" office:value="461297" calcext:value-type="float">
            <text:p>461297</text:p>
          </table:table-cell>
          <table:table-cell office:value-type="float" office:value="226231" calcext:value-type="float">
            <text:p>2262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72" calcext:value-type="float">
            <text:p>222372</text:p>
          </table:table-cell>
          <table:table-cell office:value-type="float" office:value="221131" calcext:value-type="float">
            <text:p>221131</text:p>
          </table:table-cell>
          <table:table-cell office:value-type="float" office:value="2.43695168935677" calcext:value-type="float">
            <text:p>2.43695168935677</text:p>
          </table:table-cell>
          <table:table-cell office:value-type="float" office:value="1.21541574185082" calcext:value-type="float">
            <text:p>1.21541574185082</text:p>
          </table:table-cell>
          <table:table-cell office:value-type="float" office:value="0.139097587954711" calcext:value-type="float">
            <text:p>0.139097587954711</text:p>
          </table:table-cell>
          <table:table-cell office:value-type="float" office:value="0.274954470986661" calcext:value-type="float">
            <text:p>0.274954470986661</text:p>
          </table:table-cell>
          <table:table-cell office:value-type="float" office:value="0.134844199996495" calcext:value-type="float">
            <text:p>0.134844199996495</text:p>
          </table:table-cell>
          <table:table-cell office:value-type="float" office:value="5" calcext:value-type="float">
            <text:p>5</text:p>
          </table:table-cell>
          <table:table-cell office:value-type="float" office:value="0.132544056480414" calcext:value-type="float">
            <text:p>0.132544056480414</text:p>
          </table:table-cell>
          <table:table-cell office:value-type="float" office:value="0.131804362750574" calcext:value-type="float">
            <text:p>0.131804362750574</text:p>
          </table:table-cell>
          <table:table-cell office:value-type="float" office:value="-222.180482409058" calcext:value-type="float">
            <text:p>-222.180482409058</text:p>
          </table:table-cell>
          <table:table-cell office:value-type="float" office:value="-195.009105802668" calcext:value-type="float">
            <text:p>-195.009105802668</text:p>
          </table:table-cell>
          <table:table-cell office:value-type="float" office:value="-223.031160000701" calcext:value-type="float">
            <text:p>-223.031160000701</text:p>
          </table:table-cell>
          <table:table-cell office:value-type="float" office:value="750" calcext:value-type="float">
            <text:p>750</text:p>
          </table:table-cell>
          <table:table-cell office:value-type="float" office:value="-223.491188703917" calcext:value-type="float">
            <text:p>-223.491188703917</text:p>
          </table:table-cell>
        </table:table-row>
        <table:table-row table:style-name="ro1">
          <table:table-cell office:value-type="string" calcext:value-type="string">
            <text:p>2019-12-02 22:07:27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269417025483" calcext:value-type="float">
            <text:p>72.269417025483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9042" calcext:value-type="float">
            <text:p>4089042</text:p>
          </table:table-cell>
          <table:table-cell office:value-type="float" office:value="2021029" calcext:value-type="float">
            <text:p>2021029</text:p>
          </table:table-cell>
          <table:table-cell office:value-type="float" office:value="233198" calcext:value-type="float">
            <text:p>233198</text:p>
          </table:table-cell>
          <table:table-cell office:value-type="float" office:value="460680" calcext:value-type="float">
            <text:p>460680</text:p>
          </table:table-cell>
          <table:table-cell office:value-type="float" office:value="227726" calcext:value-type="float">
            <text:p>2277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24" calcext:value-type="float">
            <text:p>222024</text:p>
          </table:table-cell>
          <table:table-cell office:value-type="float" office:value="221239" calcext:value-type="float">
            <text:p>221239</text:p>
          </table:table-cell>
          <table:table-cell office:value-type="float" office:value="2.43725924936047" calcext:value-type="float">
            <text:p>2.43725924936047</text:p>
          </table:table-cell>
          <table:table-cell office:value-type="float" office:value="1.20462729986039" calcext:value-type="float">
            <text:p>1.20462729986039</text:p>
          </table:table-cell>
          <table:table-cell office:value-type="float" office:value="0.138996856093032" calcext:value-type="float">
            <text:p>0.138996856093032</text:p>
          </table:table-cell>
          <table:table-cell office:value-type="float" office:value="0.274586710284556" calcext:value-type="float">
            <text:p>0.274586710284556</text:p>
          </table:table-cell>
          <table:table-cell office:value-type="float" office:value="0.135735289542114" calcext:value-type="float">
            <text:p>0.135735289542114</text:p>
          </table:table-cell>
          <table:table-cell office:value-type="float" office:value="5" calcext:value-type="float">
            <text:p>5</text:p>
          </table:table-cell>
          <table:table-cell office:value-type="float" office:value="0.132336632291869" calcext:value-type="float">
            <text:p>0.132336632291869</text:p>
          </table:table-cell>
          <table:table-cell office:value-type="float" office:value="0.131868735774605" calcext:value-type="float">
            <text:p>0.131868735774605</text:p>
          </table:table-cell>
          <table:table-cell office:value-type="float" office:value="-222.200628781394" calcext:value-type="float">
            <text:p>-222.200628781394</text:p>
          </table:table-cell>
          <table:table-cell office:value-type="float" office:value="-195.082657943089" calcext:value-type="float">
            <text:p>-195.082657943089</text:p>
          </table:table-cell>
          <table:table-cell office:value-type="float" office:value="-222.852942091577" calcext:value-type="float">
            <text:p>-222.852942091577</text:p>
          </table:table-cell>
          <table:table-cell office:value-type="float" office:value="750" calcext:value-type="float">
            <text:p>750</text:p>
          </table:table-cell>
          <table:table-cell office:value-type="float" office:value="-223.532673541626" calcext:value-type="float">
            <text:p>-223.532673541626</text:p>
          </table:table-cell>
        </table:table-row>
        <table:table-row table:style-name="ro1">
          <table:table-cell office:value-type="string" calcext:value-type="string">
            <text:p>2019-12-02 22:07:2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2801047545579" calcext:value-type="float">
            <text:p>72.2801047545579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8057" calcext:value-type="float">
            <text:p>4088057</text:p>
          </table:table-cell>
          <table:table-cell office:value-type="float" office:value="2016158" calcext:value-type="float">
            <text:p>2016158</text:p>
          </table:table-cell>
          <table:table-cell office:value-type="float" office:value="233210" calcext:value-type="float">
            <text:p>233210</text:p>
          </table:table-cell>
          <table:table-cell office:value-type="float" office:value="459996" calcext:value-type="float">
            <text:p>459996</text:p>
          </table:table-cell>
          <table:table-cell office:value-type="float" office:value="228030" calcext:value-type="float">
            <text:p>2280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43" calcext:value-type="float">
            <text:p>222043</text:p>
          </table:table-cell>
          <table:table-cell office:value-type="float" office:value="221132" calcext:value-type="float">
            <text:p>221132</text:p>
          </table:table-cell>
          <table:table-cell office:value-type="float" office:value="2.43667214353945" calcext:value-type="float">
            <text:p>2.43667214353945</text:p>
          </table:table-cell>
          <table:table-cell office:value-type="float" office:value="1.20172395726728" calcext:value-type="float">
            <text:p>1.20172395726728</text:p>
          </table:table-cell>
          <table:table-cell office:value-type="float" office:value="0.139004008651258" calcext:value-type="float">
            <text:p>0.139004008651258</text:p>
          </table:table-cell>
          <table:table-cell office:value-type="float" office:value="0.274179014465691" calcext:value-type="float">
            <text:p>0.274179014465691</text:p>
          </table:table-cell>
          <table:table-cell office:value-type="float" office:value="0.135916487683831" calcext:value-type="float">
            <text:p>0.135916487683831</text:p>
          </table:table-cell>
          <table:table-cell office:value-type="float" office:value="5" calcext:value-type="float">
            <text:p>5</text:p>
          </table:table-cell>
          <table:table-cell office:value-type="float" office:value="0.132347957175727" calcext:value-type="float">
            <text:p>0.132347957175727</text:p>
          </table:table-cell>
          <table:table-cell office:value-type="float" office:value="0.131804958797092" calcext:value-type="float">
            <text:p>0.131804958797092</text:p>
          </table:table-cell>
          <table:table-cell office:value-type="float" office:value="-222.199198269748" calcext:value-type="float">
            <text:p>-222.199198269748</text:p>
          </table:table-cell>
          <table:table-cell office:value-type="float" office:value="-195.164197106862" calcext:value-type="float">
            <text:p>-195.164197106862</text:p>
          </table:table-cell>
          <table:table-cell office:value-type="float" office:value="-222.816702463234" calcext:value-type="float">
            <text:p>-222.816702463234</text:p>
          </table:table-cell>
          <table:table-cell office:value-type="float" office:value="750" calcext:value-type="float">
            <text:p>750</text:p>
          </table:table-cell>
          <table:table-cell office:value-type="float" office:value="-223.530408564855" calcext:value-type="float">
            <text:p>-223.530408564855</text:p>
          </table:table-cell>
        </table:table-row>
        <table:table-row table:style-name="ro1">
          <table:table-cell office:value-type="string" calcext:value-type="string">
            <text:p>2019-12-02 22:07:30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2808797362301" calcext:value-type="float">
            <text:p>72.2808797362301</text:p>
          </table:table-cell>
          <table:table-cell office:value-type="float" office:value="982.276347042632" calcext:value-type="float">
            <text:p>982.276347042632</text:p>
          </table:table-cell>
          <table:table-cell office:value-type="float" office:value="4087856" calcext:value-type="float">
            <text:p>4087856</text:p>
          </table:table-cell>
          <table:table-cell office:value-type="float" office:value="2016042" calcext:value-type="float">
            <text:p>2016042</text:p>
          </table:table-cell>
          <table:table-cell office:value-type="float" office:value="233261" calcext:value-type="float">
            <text:p>233261</text:p>
          </table:table-cell>
          <table:table-cell office:value-type="float" office:value="459196" calcext:value-type="float">
            <text:p>459196</text:p>
          </table:table-cell>
          <table:table-cell office:value-type="float" office:value="228010" calcext:value-type="float">
            <text:p>2280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35" calcext:value-type="float">
            <text:p>222035</text:p>
          </table:table-cell>
          <table:table-cell office:value-type="float" office:value="221127" calcext:value-type="float">
            <text:p>221127</text:p>
          </table:table-cell>
          <table:table-cell office:value-type="float" office:value="2.43655233818917" calcext:value-type="float">
            <text:p>2.43655233818917</text:p>
          </table:table-cell>
          <table:table-cell office:value-type="float" office:value="1.2016548158711" calcext:value-type="float">
            <text:p>1.2016548158711</text:p>
          </table:table-cell>
          <table:table-cell office:value-type="float" office:value="0.139034407023717" calcext:value-type="float">
            <text:p>0.139034407023717</text:p>
          </table:table-cell>
          <table:table-cell office:value-type="float" office:value="0.273702177250645" calcext:value-type="float">
            <text:p>0.273702177250645</text:p>
          </table:table-cell>
          <table:table-cell office:value-type="float" office:value="0.135904566753455" calcext:value-type="float">
            <text:p>0.135904566753455</text:p>
          </table:table-cell>
          <table:table-cell office:value-type="float" office:value="5" calcext:value-type="float">
            <text:p>5</text:p>
          </table:table-cell>
          <table:table-cell office:value-type="float" office:value="0.132343188803576" calcext:value-type="float">
            <text:p>0.132343188803576</text:p>
          </table:table-cell>
          <table:table-cell office:value-type="float" office:value="0.131801978564498" calcext:value-type="float">
            <text:p>0.131801978564498</text:p>
          </table:table-cell>
          <table:table-cell office:value-type="float" office:value="-222.193118595257" calcext:value-type="float">
            <text:p>-222.193118595257</text:p>
          </table:table-cell>
          <table:table-cell office:value-type="float" office:value="-195.259564549871" calcext:value-type="float">
            <text:p>-195.259564549871</text:p>
          </table:table-cell>
          <table:table-cell office:value-type="float" office:value="-222.819086649309" calcext:value-type="float">
            <text:p>-222.819086649309</text:p>
          </table:table-cell>
          <table:table-cell office:value-type="float" office:value="750" calcext:value-type="float">
            <text:p>750</text:p>
          </table:table-cell>
          <table:table-cell office:value-type="float" office:value="-223.531362239285" calcext:value-type="float">
            <text:p>-223.531362239285</text:p>
          </table:table-cell>
        </table:table-row>
        <table:table-row table:style-name="ro1">
          <table:table-cell office:value-type="string" calcext:value-type="string">
            <text:p>2019-12-02 22:07:31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2846734665991" calcext:value-type="float">
            <text:p>72.2846734665991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855" calcext:value-type="float">
            <text:p>4087855</text:p>
          </table:table-cell>
          <table:table-cell office:value-type="float" office:value="2016734" calcext:value-type="float">
            <text:p>2016734</text:p>
          </table:table-cell>
          <table:table-cell office:value-type="float" office:value="233397" calcext:value-type="float">
            <text:p>233397</text:p>
          </table:table-cell>
          <table:table-cell office:value-type="float" office:value="458482" calcext:value-type="float">
            <text:p>458482</text:p>
          </table:table-cell>
          <table:table-cell office:value-type="float" office:value="228424" calcext:value-type="float">
            <text:p>2284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06" calcext:value-type="float">
            <text:p>221906</text:p>
          </table:table-cell>
          <table:table-cell office:value-type="float" office:value="221231" calcext:value-type="float">
            <text:p>221231</text:p>
          </table:table-cell>
          <table:table-cell office:value-type="float" office:value="2.43655174214265" calcext:value-type="float">
            <text:p>2.43655174214265</text:p>
          </table:table-cell>
          <table:table-cell office:value-type="float" office:value="1.20206728006211" calcext:value-type="float">
            <text:p>1.20206728006211</text:p>
          </table:table-cell>
          <table:table-cell office:value-type="float" office:value="0.139115469350275" calcext:value-type="float">
            <text:p>0.139115469350275</text:p>
          </table:table-cell>
          <table:table-cell office:value-type="float" office:value="0.273276600036216" calcext:value-type="float">
            <text:p>0.273276600036216</text:p>
          </table:table-cell>
          <table:table-cell office:value-type="float" office:value="0.136151330012242" calcext:value-type="float">
            <text:p>0.136151330012242</text:p>
          </table:table-cell>
          <table:table-cell office:value-type="float" office:value="5" calcext:value-type="float">
            <text:p>5</text:p>
          </table:table-cell>
          <table:table-cell office:value-type="float" office:value="0.13226629880265" calcext:value-type="float">
            <text:p>0.13226629880265</text:p>
          </table:table-cell>
          <table:table-cell office:value-type="float" office:value="0.131863967402454" calcext:value-type="float">
            <text:p>0.131863967402454</text:p>
          </table:table-cell>
          <table:table-cell office:value-type="float" office:value="-222.176906129945" calcext:value-type="float">
            <text:p>-222.176906129945</text:p>
          </table:table-cell>
          <table:table-cell office:value-type="float" office:value="-195.344679992757" calcext:value-type="float">
            <text:p>-195.344679992757</text:p>
          </table:table-cell>
          <table:table-cell office:value-type="float" office:value="-222.769733997552" calcext:value-type="float">
            <text:p>-222.769733997552</text:p>
          </table:table-cell>
          <table:table-cell office:value-type="float" office:value="750" calcext:value-type="float">
            <text:p>750</text:p>
          </table:table-cell>
          <table:table-cell office:value-type="float" office:value="-223.54674023947" calcext:value-type="float">
            <text:p>-223.54674023947</text:p>
          </table:table-cell>
        </table:table-row>
        <table:table-row table:style-name="ro1">
          <table:table-cell office:value-type="string" calcext:value-type="string">
            <text:p>2019-12-02 22:07:32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113919988446" calcext:value-type="float">
            <text:p>72.3113919988446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8169" calcext:value-type="float">
            <text:p>4088169</text:p>
          </table:table-cell>
          <table:table-cell office:value-type="float" office:value="2019453" calcext:value-type="float">
            <text:p>2019453</text:p>
          </table:table-cell>
          <table:table-cell office:value-type="float" office:value="233363" calcext:value-type="float">
            <text:p>233363</text:p>
          </table:table-cell>
          <table:table-cell office:value-type="float" office:value="457702" calcext:value-type="float">
            <text:p>457702</text:p>
          </table:table-cell>
          <table:table-cell office:value-type="float" office:value="228659" calcext:value-type="float">
            <text:p>2286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95" calcext:value-type="float">
            <text:p>221795</text:p>
          </table:table-cell>
          <table:table-cell office:value-type="float" office:value="221154" calcext:value-type="float">
            <text:p>221154</text:p>
          </table:table-cell>
          <table:table-cell office:value-type="float" office:value="2.43673890074955" calcext:value-type="float">
            <text:p>2.43673890074955</text:p>
          </table:table-cell>
          <table:table-cell office:value-type="float" office:value="1.20368793054675" calcext:value-type="float">
            <text:p>1.20368793054675</text:p>
          </table:table-cell>
          <table:table-cell office:value-type="float" office:value="0.139095203768635" calcext:value-type="float">
            <text:p>0.139095203768635</text:p>
          </table:table-cell>
          <table:table-cell office:value-type="float" office:value="0.272811683751545" calcext:value-type="float">
            <text:p>0.272811683751545</text:p>
          </table:table-cell>
          <table:table-cell office:value-type="float" office:value="0.136291400944162" calcext:value-type="float">
            <text:p>0.136291400944162</text:p>
          </table:table-cell>
          <table:table-cell office:value-type="float" office:value="5" calcext:value-type="float">
            <text:p>5</text:p>
          </table:table-cell>
          <table:table-cell office:value-type="float" office:value="0.132200137639062" calcext:value-type="float">
            <text:p>0.132200137639062</text:p>
          </table:table-cell>
          <table:table-cell office:value-type="float" office:value="0.131818071820506" calcext:value-type="float">
            <text:p>0.131818071820506</text:p>
          </table:table-cell>
          <table:table-cell office:value-type="float" office:value="-222.180959246273" calcext:value-type="float">
            <text:p>-222.180959246273</text:p>
          </table:table-cell>
          <table:table-cell office:value-type="float" office:value="-195.437663249691" calcext:value-type="float">
            <text:p>-195.437663249691</text:p>
          </table:table-cell>
          <table:table-cell office:value-type="float" office:value="-222.741719811168" calcext:value-type="float">
            <text:p>-222.741719811168</text:p>
          </table:table-cell>
          <table:table-cell office:value-type="float" office:value="750" calcext:value-type="float">
            <text:p>750</text:p>
          </table:table-cell>
          <table:table-cell office:value-type="float" office:value="-223.559972472188" calcext:value-type="float">
            <text:p>-223.559972472188</text:p>
          </table:table-cell>
        </table:table-row>
        <table:table-row table:style-name="ro1">
          <table:table-cell office:value-type="string" calcext:value-type="string">
            <text:p>2019-12-02 22:07:33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220793520869" calcext:value-type="float">
            <text:p>72.3220793520869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8239" calcext:value-type="float">
            <text:p>4088239</text:p>
          </table:table-cell>
          <table:table-cell office:value-type="float" office:value="2036870" calcext:value-type="float">
            <text:p>2036870</text:p>
          </table:table-cell>
          <table:table-cell office:value-type="float" office:value="233332" calcext:value-type="float">
            <text:p>233332</text:p>
          </table:table-cell>
          <table:table-cell office:value-type="float" office:value="457068" calcext:value-type="float">
            <text:p>457068</text:p>
          </table:table-cell>
          <table:table-cell office:value-type="float" office:value="229009" calcext:value-type="float">
            <text:p>2290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9" calcext:value-type="float">
            <text:p>221709</text:p>
          </table:table-cell>
          <table:table-cell office:value-type="float" office:value="221207" calcext:value-type="float">
            <text:p>221207</text:p>
          </table:table-cell>
          <table:table-cell office:value-type="float" office:value="2.43678062400587" calcext:value-type="float">
            <text:p>2.43678062400587</text:p>
          </table:table-cell>
          <table:table-cell office:value-type="float" office:value="1.21406927276483" calcext:value-type="float">
            <text:p>1.21406927276483</text:p>
          </table:table-cell>
          <table:table-cell office:value-type="float" office:value="0.139076726326552" calcext:value-type="float">
            <text:p>0.139076726326552</text:p>
          </table:table-cell>
          <table:table-cell office:value-type="float" office:value="0.272433790258621" calcext:value-type="float">
            <text:p>0.272433790258621</text:p>
          </table:table-cell>
          <table:table-cell office:value-type="float" office:value="0.136500017225744" calcext:value-type="float">
            <text:p>0.136500017225744</text:p>
          </table:table-cell>
          <table:table-cell office:value-type="float" office:value="5" calcext:value-type="float">
            <text:p>5</text:p>
          </table:table-cell>
          <table:table-cell office:value-type="float" office:value="0.132148877638445" calcext:value-type="float">
            <text:p>0.132148877638445</text:p>
          </table:table-cell>
          <table:table-cell office:value-type="float" office:value="0.131849662286003" calcext:value-type="float">
            <text:p>0.131849662286003</text:p>
          </table:table-cell>
          <table:table-cell office:value-type="float" office:value="-222.18465473469" calcext:value-type="float">
            <text:p>-222.18465473469</text:p>
          </table:table-cell>
          <table:table-cell office:value-type="float" office:value="-195.513241948276" calcext:value-type="float">
            <text:p>-195.513241948276</text:p>
          </table:table-cell>
          <table:table-cell office:value-type="float" office:value="-222.699996554851" calcext:value-type="float">
            <text:p>-222.699996554851</text:p>
          </table:table-cell>
          <table:table-cell office:value-type="float" office:value="750" calcext:value-type="float">
            <text:p>750</text:p>
          </table:table-cell>
          <table:table-cell office:value-type="float" office:value="-223.570224472311" calcext:value-type="float">
            <text:p>-223.570224472311</text:p>
          </table:table-cell>
        </table:table-row>
        <table:table-row table:style-name="ro1">
          <table:table-cell office:value-type="string" calcext:value-type="string">
            <text:p>2019-12-02 22:07:3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121677372389" calcext:value-type="float">
            <text:p>72.3121677372389</text:p>
          </table:table-cell>
          <table:table-cell office:value-type="float" office:value="982.286774480825" calcext:value-type="float">
            <text:p>982.286774480825</text:p>
          </table:table-cell>
          <table:table-cell office:value-type="float" office:value="4088180" calcext:value-type="float">
            <text:p>4088180</text:p>
          </table:table-cell>
          <table:table-cell office:value-type="float" office:value="2040458" calcext:value-type="float">
            <text:p>2040458</text:p>
          </table:table-cell>
          <table:table-cell office:value-type="float" office:value="233357" calcext:value-type="float">
            <text:p>233357</text:p>
          </table:table-cell>
          <table:table-cell office:value-type="float" office:value="456310" calcext:value-type="float">
            <text:p>456310</text:p>
          </table:table-cell>
          <table:table-cell office:value-type="float" office:value="229244" calcext:value-type="float">
            <text:p>2292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13" calcext:value-type="float">
            <text:p>221613</text:p>
          </table:table-cell>
          <table:table-cell office:value-type="float" office:value="221216" calcext:value-type="float">
            <text:p>221216</text:p>
          </table:table-cell>
          <table:table-cell office:value-type="float" office:value="2.43674545726126" calcext:value-type="float">
            <text:p>2.43674545726126</text:p>
          </table:table-cell>
          <table:table-cell office:value-type="float" office:value="1.21620788767432" calcext:value-type="float">
            <text:p>1.21620788767432</text:p>
          </table:table-cell>
          <table:table-cell office:value-type="float" office:value="0.139091627489522" calcext:value-type="float">
            <text:p>0.139091627489522</text:p>
          </table:table-cell>
          <table:table-cell office:value-type="float" office:value="0.271981986997364" calcext:value-type="float">
            <text:p>0.271981986997364</text:p>
          </table:table-cell>
          <table:table-cell office:value-type="float" office:value="0.136640088157664" calcext:value-type="float">
            <text:p>0.136640088157664</text:p>
          </table:table-cell>
          <table:table-cell office:value-type="float" office:value="5" calcext:value-type="float">
            <text:p>5</text:p>
          </table:table-cell>
          <table:table-cell office:value-type="float" office:value="0.132091657172639" calcext:value-type="float">
            <text:p>0.132091657172639</text:p>
          </table:table-cell>
          <table:table-cell office:value-type="float" office:value="0.131855026704672" calcext:value-type="float">
            <text:p>0.131855026704672</text:p>
          </table:table-cell>
          <table:table-cell office:value-type="float" office:value="-222.181674502096" calcext:value-type="float">
            <text:p>-222.181674502096</text:p>
          </table:table-cell>
          <table:table-cell office:value-type="float" office:value="-195.603602600527" calcext:value-type="float">
            <text:p>-195.603602600527</text:p>
          </table:table-cell>
          <table:table-cell office:value-type="float" office:value="-222.671982368467" calcext:value-type="float">
            <text:p>-222.671982368467</text:p>
          </table:table-cell>
          <table:table-cell office:value-type="float" office:value="750" calcext:value-type="float">
            <text:p>750</text:p>
          </table:table-cell>
          <table:table-cell office:value-type="float" office:value="-223.581668565472" calcext:value-type="float">
            <text:p>-223.581668565472</text:p>
          </table:table-cell>
        </table:table-row>
        <table:table-row table:style-name="ro1">
          <table:table-cell office:value-type="string" calcext:value-type="string">
            <text:p>2019-12-02 22:07:3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266468800236" calcext:value-type="float">
            <text:p>72.3266468800236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8197" calcext:value-type="float">
            <text:p>4088197</text:p>
          </table:table-cell>
          <table:table-cell office:value-type="float" office:value="2041397" calcext:value-type="float">
            <text:p>2041397</text:p>
          </table:table-cell>
          <table:table-cell office:value-type="float" office:value="233271" calcext:value-type="float">
            <text:p>233271</text:p>
          </table:table-cell>
          <table:table-cell office:value-type="float" office:value="455490" calcext:value-type="float">
            <text:p>455490</text:p>
          </table:table-cell>
          <table:table-cell office:value-type="float" office:value="229290" calcext:value-type="float">
            <text:p>2292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67" calcext:value-type="float">
            <text:p>221667</text:p>
          </table:table-cell>
          <table:table-cell office:value-type="float" office:value="221229" calcext:value-type="float">
            <text:p>221229</text:p>
          </table:table-cell>
          <table:table-cell office:value-type="float" office:value="2.43675559005208" calcext:value-type="float">
            <text:p>2.43675559005208</text:p>
          </table:table-cell>
          <table:table-cell office:value-type="float" office:value="1.21676757535548" calcext:value-type="float">
            <text:p>1.21676757535548</text:p>
          </table:table-cell>
          <table:table-cell office:value-type="float" office:value="0.139040367488905" calcext:value-type="float">
            <text:p>0.139040367488905</text:p>
          </table:table-cell>
          <table:table-cell office:value-type="float" office:value="0.271493228851942" calcext:value-type="float">
            <text:p>0.271493228851942</text:p>
          </table:table-cell>
          <table:table-cell office:value-type="float" office:value="0.136667506297529" calcext:value-type="float">
            <text:p>0.136667506297529</text:p>
          </table:table-cell>
          <table:table-cell office:value-type="float" office:value="5" calcext:value-type="float">
            <text:p>5</text:p>
          </table:table-cell>
          <table:table-cell office:value-type="float" office:value="0.132123843684655" calcext:value-type="float">
            <text:p>0.132123843684655</text:p>
          </table:table-cell>
          <table:table-cell office:value-type="float" office:value="0.131862775309417" calcext:value-type="float">
            <text:p>0.131862775309417</text:p>
          </table:table-cell>
          <table:table-cell office:value-type="float" office:value="-222.191926502219" calcext:value-type="float">
            <text:p>-222.191926502219</text:p>
          </table:table-cell>
          <table:table-cell office:value-type="float" office:value="-195.701354229612" calcext:value-type="float">
            <text:p>-195.701354229612</text:p>
          </table:table-cell>
          <table:table-cell office:value-type="float" office:value="-222.666498740494" calcext:value-type="float">
            <text:p>-222.666498740494</text:p>
          </table:table-cell>
          <table:table-cell office:value-type="float" office:value="750" calcext:value-type="float">
            <text:p>750</text:p>
          </table:table-cell>
          <table:table-cell office:value-type="float" office:value="-223.575231263069" calcext:value-type="float">
            <text:p>-223.575231263069</text:p>
          </table:table-cell>
        </table:table-row>
        <table:table-row table:style-name="ro1">
          <table:table-cell office:value-type="string" calcext:value-type="string">
            <text:p>2019-12-02 22:07:37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3430657135411" calcext:value-type="float">
            <text:p>72.3430657135411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72273" calcext:value-type="float">
            <text:p>4072273</text:p>
          </table:table-cell>
          <table:table-cell office:value-type="float" office:value="2037609" calcext:value-type="float">
            <text:p>2037609</text:p>
          </table:table-cell>
          <table:table-cell office:value-type="float" office:value="233425" calcext:value-type="float">
            <text:p>233425</text:p>
          </table:table-cell>
          <table:table-cell office:value-type="float" office:value="454540" calcext:value-type="float">
            <text:p>454540</text:p>
          </table:table-cell>
          <table:table-cell office:value-type="float" office:value="229071" calcext:value-type="float">
            <text:p>2290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14" calcext:value-type="float">
            <text:p>221714</text:p>
          </table:table-cell>
          <table:table-cell office:value-type="float" office:value="221272" calcext:value-type="float">
            <text:p>221272</text:p>
          </table:table-cell>
          <table:table-cell office:value-type="float" office:value="2.42726414528658" calcext:value-type="float">
            <text:p>2.42726414528658</text:p>
          </table:table-cell>
          <table:table-cell office:value-type="float" office:value="1.21450975114223" calcext:value-type="float">
            <text:p>1.21450975114223</text:p>
          </table:table-cell>
          <table:table-cell office:value-type="float" office:value="0.139132158652801" calcext:value-type="float">
            <text:p>0.139132158652801</text:p>
          </table:table-cell>
          <table:table-cell office:value-type="float" office:value="0.270926984659074" calcext:value-type="float">
            <text:p>0.270926984659074</text:p>
          </table:table-cell>
          <table:table-cell office:value-type="float" office:value="0.136536972109911" calcext:value-type="float">
            <text:p>0.136536972109911</text:p>
          </table:table-cell>
          <table:table-cell office:value-type="float" office:value="5" calcext:value-type="float">
            <text:p>5</text:p>
          </table:table-cell>
          <table:table-cell office:value-type="float" office:value="0.132151857871039" calcext:value-type="float">
            <text:p>0.132151857871039</text:p>
          </table:table-cell>
          <table:table-cell office:value-type="float" office:value="0.131888405309725" calcext:value-type="float">
            <text:p>0.131888405309725</text:p>
          </table:table-cell>
          <table:table-cell office:value-type="float" office:value="-222.17356826944" calcext:value-type="float">
            <text:p>-222.17356826944</text:p>
          </table:table-cell>
          <table:table-cell office:value-type="float" office:value="-195.814603068185" calcext:value-type="float">
            <text:p>-195.814603068185</text:p>
          </table:table-cell>
          <table:table-cell office:value-type="float" office:value="-222.692605578018" calcext:value-type="float">
            <text:p>-222.692605578018</text:p>
          </table:table-cell>
          <table:table-cell office:value-type="float" office:value="750" calcext:value-type="float">
            <text:p>750</text:p>
          </table:table-cell>
          <table:table-cell office:value-type="float" office:value="-223.569628425792" calcext:value-type="float">
            <text:p>-223.569628425792</text:p>
          </table:table-cell>
        </table:table-row>
        <table:table-row table:style-name="ro1">
          <table:table-cell office:value-type="string" calcext:value-type="string">
            <text:p>2019-12-02 22:07:38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3644399419375" calcext:value-type="float">
            <text:p>72.3644399419375</text:p>
          </table:table-cell>
          <table:table-cell office:value-type="float" office:value="982.261205515966" calcext:value-type="float">
            <text:p>982.261205515966</text:p>
          </table:table-cell>
          <table:table-cell office:value-type="float" office:value="4087913" calcext:value-type="float">
            <text:p>4087913</text:p>
          </table:table-cell>
          <table:table-cell office:value-type="float" office:value="2034866" calcext:value-type="float">
            <text:p>2034866</text:p>
          </table:table-cell>
          <table:table-cell office:value-type="float" office:value="233003" calcext:value-type="float">
            <text:p>233003</text:p>
          </table:table-cell>
          <table:table-cell office:value-type="float" office:value="453916" calcext:value-type="float">
            <text:p>453916</text:p>
          </table:table-cell>
          <table:table-cell office:value-type="float" office:value="229004" calcext:value-type="float">
            <text:p>2290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79" calcext:value-type="float">
            <text:p>221779</text:p>
          </table:table-cell>
          <table:table-cell office:value-type="float" office:value="221249" calcext:value-type="float">
            <text:p>221249</text:p>
          </table:table-cell>
          <table:table-cell office:value-type="float" office:value="2.43658631284074" calcext:value-type="float">
            <text:p>2.43658631284074</text:p>
          </table:table-cell>
          <table:table-cell office:value-type="float" office:value="1.21287479554114" calcext:value-type="float">
            <text:p>1.21287479554114</text:p>
          </table:table-cell>
          <table:table-cell office:value-type="float" office:value="0.138880627021864" calcext:value-type="float">
            <text:p>0.138880627021864</text:p>
          </table:table-cell>
          <table:table-cell office:value-type="float" office:value="0.270555051631338" calcext:value-type="float">
            <text:p>0.270555051631338</text:p>
          </table:table-cell>
          <table:table-cell office:value-type="float" office:value="0.13649703699315" calcext:value-type="float">
            <text:p>0.13649703699315</text:p>
          </table:table-cell>
          <table:table-cell office:value-type="float" office:value="5" calcext:value-type="float">
            <text:p>5</text:p>
          </table:table-cell>
          <table:table-cell office:value-type="float" office:value="0.132190600894761" calcext:value-type="float">
            <text:p>0.132190600894761</text:p>
          </table:table-cell>
          <table:table-cell office:value-type="float" office:value="0.131874696239793" calcext:value-type="float">
            <text:p>0.131874696239793</text:p>
          </table:table-cell>
          <table:table-cell office:value-type="float" office:value="-222.223874595627" calcext:value-type="float">
            <text:p>-222.223874595627</text:p>
          </table:table-cell>
          <table:table-cell office:value-type="float" office:value="-195.888989673732" calcext:value-type="float">
            <text:p>-195.888989673732</text:p>
          </table:table-cell>
          <table:table-cell office:value-type="float" office:value="-222.70059260137" calcext:value-type="float">
            <text:p>-222.70059260137</text:p>
          </table:table-cell>
          <table:table-cell office:value-type="float" office:value="750" calcext:value-type="float">
            <text:p>750</text:p>
          </table:table-cell>
          <table:table-cell office:value-type="float" office:value="-223.561879821048" calcext:value-type="float">
            <text:p>-223.561879821048</text:p>
          </table:table-cell>
        </table:table-row>
        <table:table-row table:style-name="ro1">
          <table:table-cell office:value-type="string" calcext:value-type="string">
            <text:p>2019-12-02 22:07:4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961121778752" calcext:value-type="float">
            <text:p>72.3961121778752</text:p>
          </table:table-cell>
          <table:table-cell office:value-type="float" office:value="982.280154848959" calcext:value-type="float">
            <text:p>982.280154848959</text:p>
          </table:table-cell>
          <table:table-cell office:value-type="float" office:value="4090086" calcext:value-type="float">
            <text:p>4090086</text:p>
          </table:table-cell>
          <table:table-cell office:value-type="float" office:value="2033709" calcext:value-type="float">
            <text:p>2033709</text:p>
          </table:table-cell>
          <table:table-cell office:value-type="float" office:value="233394" calcext:value-type="float">
            <text:p>233394</text:p>
          </table:table-cell>
          <table:table-cell office:value-type="float" office:value="453120" calcext:value-type="float">
            <text:p>453120</text:p>
          </table:table-cell>
          <table:table-cell office:value-type="float" office:value="228749" calcext:value-type="float">
            <text:p>2287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13" calcext:value-type="float">
            <text:p>221913</text:p>
          </table:table-cell>
          <table:table-cell office:value-type="float" office:value="221146" calcext:value-type="float">
            <text:p>221146</text:p>
          </table:table-cell>
          <table:table-cell office:value-type="float" office:value="2.43788152192611" calcext:value-type="float">
            <text:p>2.43788152192611</text:p>
          </table:table-cell>
          <table:table-cell office:value-type="float" office:value="1.21218516971888" calcext:value-type="float">
            <text:p>1.21218516971888</text:p>
          </table:table-cell>
          <table:table-cell office:value-type="float" office:value="0.139113681210718" calcext:value-type="float">
            <text:p>0.139113681210718</text:p>
          </table:table-cell>
          <table:table-cell office:value-type="float" office:value="0.270080598602366" calcext:value-type="float">
            <text:p>0.270080598602366</text:p>
          </table:table-cell>
          <table:table-cell office:value-type="float" office:value="0.136345045130854" calcext:value-type="float">
            <text:p>0.136345045130854</text:p>
          </table:table-cell>
          <table:table-cell office:value-type="float" office:value="5" calcext:value-type="float">
            <text:p>5</text:p>
          </table:table-cell>
          <table:table-cell office:value-type="float" office:value="0.132270471128282" calcext:value-type="float">
            <text:p>0.132270471128282</text:p>
          </table:table-cell>
          <table:table-cell office:value-type="float" office:value="0.131813303448356" calcext:value-type="float">
            <text:p>0.131813303448356</text:p>
          </table:table-cell>
          <table:table-cell office:value-type="float" office:value="-222.177263757856" calcext:value-type="float">
            <text:p>-222.177263757856</text:p>
          </table:table-cell>
          <table:table-cell office:value-type="float" office:value="-195.983880279527" calcext:value-type="float">
            <text:p>-195.983880279527</text:p>
          </table:table-cell>
          <table:table-cell office:value-type="float" office:value="-222.730990973829" calcext:value-type="float">
            <text:p>-222.730990973829</text:p>
          </table:table-cell>
          <table:table-cell office:value-type="float" office:value="750" calcext:value-type="float">
            <text:p>750</text:p>
          </table:table-cell>
          <table:table-cell office:value-type="float" office:value="-223.545905774344" calcext:value-type="float">
            <text:p>-223.545905774344</text:p>
          </table:table-cell>
        </table:table-row>
        <table:table-row table:style-name="ro1">
          <table:table-cell office:value-type="string" calcext:value-type="string">
            <text:p>2019-12-02 22:07:4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174858259317" calcext:value-type="float">
            <text:p>72.4174858259317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8159" calcext:value-type="float">
            <text:p>4088159</text:p>
          </table:table-cell>
          <table:table-cell office:value-type="float" office:value="2027022" calcext:value-type="float">
            <text:p>2027022</text:p>
          </table:table-cell>
          <table:table-cell office:value-type="float" office:value="233382" calcext:value-type="float">
            <text:p>233382</text:p>
          </table:table-cell>
          <table:table-cell office:value-type="float" office:value="452349" calcext:value-type="float">
            <text:p>452349</text:p>
          </table:table-cell>
          <table:table-cell office:value-type="float" office:value="228350" calcext:value-type="float">
            <text:p>2283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66" calcext:value-type="float">
            <text:p>221966</text:p>
          </table:table-cell>
          <table:table-cell office:value-type="float" office:value="221300" calcext:value-type="float">
            <text:p>221300</text:p>
          </table:table-cell>
          <table:table-cell office:value-type="float" office:value="2.43673294028436" calcext:value-type="float">
            <text:p>2.43673294028436</text:p>
          </table:table-cell>
          <table:table-cell office:value-type="float" office:value="1.20819940664761" calcext:value-type="float">
            <text:p>1.20819940664761</text:p>
          </table:table-cell>
          <table:table-cell office:value-type="float" office:value="0.139106528652493" calcext:value-type="float">
            <text:p>0.139106528652493</text:p>
          </table:table-cell>
          <table:table-cell office:value-type="float" office:value="0.269621046736365" calcext:value-type="float">
            <text:p>0.269621046736365</text:p>
          </table:table-cell>
          <table:table-cell office:value-type="float" office:value="0.13610722256985" calcext:value-type="float">
            <text:p>0.13610722256985</text:p>
          </table:table-cell>
          <table:table-cell office:value-type="float" office:value="5" calcext:value-type="float">
            <text:p>5</text:p>
          </table:table-cell>
          <table:table-cell office:value-type="float" office:value="0.132302061593778" calcext:value-type="float">
            <text:p>0.132302061593778</text:p>
          </table:table-cell>
          <table:table-cell office:value-type="float" office:value="0.131905094612252" calcext:value-type="float">
            <text:p>0.131905094612252</text:p>
          </table:table-cell>
          <table:table-cell office:value-type="float" office:value="-222.178694269501" calcext:value-type="float">
            <text:p>-222.178694269501</text:p>
          </table:table-cell>
          <table:table-cell office:value-type="float" office:value="-196.075790652727" calcext:value-type="float">
            <text:p>-196.075790652727</text:p>
          </table:table-cell>
          <table:table-cell office:value-type="float" office:value="-222.77855548603" calcext:value-type="float">
            <text:p>-222.77855548603</text:p>
          </table:table-cell>
          <table:table-cell office:value-type="float" office:value="750" calcext:value-type="float">
            <text:p>750</text:p>
          </table:table-cell>
          <table:table-cell office:value-type="float" office:value="-223.539587681244" calcext:value-type="float">
            <text:p>-223.539587681244</text:p>
          </table:table-cell>
        </table:table-row>
        <table:table-row table:style-name="ro1">
          <table:table-cell office:value-type="string" calcext:value-type="string">
            <text:p>2019-12-02 22:07:42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174858259317" calcext:value-type="float">
            <text:p>72.4174858259317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820" calcext:value-type="float">
            <text:p>4087820</text:p>
          </table:table-cell>
          <table:table-cell office:value-type="float" office:value="2023038" calcext:value-type="float">
            <text:p>2023038</text:p>
          </table:table-cell>
          <table:table-cell office:value-type="float" office:value="233450" calcext:value-type="float">
            <text:p>233450</text:p>
          </table:table-cell>
          <table:table-cell office:value-type="float" office:value="451451" calcext:value-type="float">
            <text:p>451451</text:p>
          </table:table-cell>
          <table:table-cell office:value-type="float" office:value="226500" calcext:value-type="float">
            <text:p>2265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68" calcext:value-type="float">
            <text:p>222468</text:p>
          </table:table-cell>
          <table:table-cell office:value-type="float" office:value="221118" calcext:value-type="float">
            <text:p>221118</text:p>
          </table:table-cell>
          <table:table-cell office:value-type="float" office:value="2.43653088051449" calcext:value-type="float">
            <text:p>2.43653088051449</text:p>
          </table:table-cell>
          <table:table-cell office:value-type="float" office:value="1.20582475731668" calcext:value-type="float">
            <text:p>1.20582475731668</text:p>
          </table:table-cell>
          <table:table-cell office:value-type="float" office:value="0.139147059815772" calcext:value-type="float">
            <text:p>0.139147059815772</text:p>
          </table:table-cell>
          <table:table-cell office:value-type="float" office:value="0.269085796962475" calcext:value-type="float">
            <text:p>0.269085796962475</text:p>
          </table:table-cell>
          <table:table-cell office:value-type="float" office:value="0.135004536510055" calcext:value-type="float">
            <text:p>0.135004536510055</text:p>
          </table:table-cell>
          <table:table-cell office:value-type="float" office:value="5" calcext:value-type="float">
            <text:p>5</text:p>
          </table:table-cell>
          <table:table-cell office:value-type="float" office:value="0.13260127694622" calcext:value-type="float">
            <text:p>0.13260127694622</text:p>
          </table:table-cell>
          <table:table-cell office:value-type="float" office:value="0.131796614145829" calcext:value-type="float">
            <text:p>0.131796614145829</text:p>
          </table:table-cell>
          <table:table-cell office:value-type="float" office:value="-222.170588036846" calcext:value-type="float">
            <text:p>-222.170588036846</text:p>
          </table:table-cell>
          <table:table-cell office:value-type="float" office:value="-196.182840607505" calcext:value-type="float">
            <text:p>-196.182840607505</text:p>
          </table:table-cell>
          <table:table-cell office:value-type="float" office:value="-222.999092697989" calcext:value-type="float">
            <text:p>-222.999092697989</text:p>
          </table:table-cell>
          <table:table-cell office:value-type="float" office:value="750" calcext:value-type="float">
            <text:p>750</text:p>
          </table:table-cell>
          <table:table-cell office:value-type="float" office:value="-223.479744610756" calcext:value-type="float">
            <text:p>-223.479744610756</text:p>
          </table:table-cell>
        </table:table-row>
        <table:table-row table:style-name="ro1">
          <table:table-cell office:value-type="string" calcext:value-type="string">
            <text:p>2019-12-02 22:07:43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232183669566" calcext:value-type="float">
            <text:p>72.4232183669566</text:p>
          </table:table-cell>
          <table:table-cell office:value-type="float" office:value="982.261205515966" calcext:value-type="float">
            <text:p>982.261205515966</text:p>
          </table:table-cell>
          <table:table-cell office:value-type="float" office:value="4088459" calcext:value-type="float">
            <text:p>4088459</text:p>
          </table:table-cell>
          <table:table-cell office:value-type="float" office:value="2026939" calcext:value-type="float">
            <text:p>2026939</text:p>
          </table:table-cell>
          <table:table-cell office:value-type="float" office:value="233211" calcext:value-type="float">
            <text:p>233211</text:p>
          </table:table-cell>
          <table:table-cell office:value-type="float" office:value="450530" calcext:value-type="float">
            <text:p>450530</text:p>
          </table:table-cell>
          <table:table-cell office:value-type="float" office:value="226433" calcext:value-type="float">
            <text:p>2264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78" calcext:value-type="float">
            <text:p>222478</text:p>
          </table:table-cell>
          <table:table-cell office:value-type="float" office:value="221059" calcext:value-type="float">
            <text:p>221059</text:p>
          </table:table-cell>
          <table:table-cell office:value-type="float" office:value="2.43691175424001" calcext:value-type="float">
            <text:p>2.43691175424001</text:p>
          </table:table-cell>
          <table:table-cell office:value-type="float" office:value="1.20814993478655" calcext:value-type="float">
            <text:p>1.20814993478655</text:p>
          </table:table-cell>
          <table:table-cell office:value-type="float" office:value="0.139004604697776" calcext:value-type="float">
            <text:p>0.139004604697776</text:p>
          </table:table-cell>
          <table:table-cell office:value-type="float" office:value="0.268536838118653" calcext:value-type="float">
            <text:p>0.268536838118653</text:p>
          </table:table-cell>
          <table:table-cell office:value-type="float" office:value="0.134964601393295" calcext:value-type="float">
            <text:p>0.134964601393295</text:p>
          </table:table-cell>
          <table:table-cell office:value-type="float" office:value="5" calcext:value-type="float">
            <text:p>5</text:p>
          </table:table-cell>
          <table:table-cell office:value-type="float" office:value="0.132607237411408" calcext:value-type="float">
            <text:p>0.132607237411408</text:p>
          </table:table-cell>
          <table:table-cell office:value-type="float" office:value="0.131761447401219" calcext:value-type="float">
            <text:p>0.131761447401219</text:p>
          </table:table-cell>
          <table:table-cell office:value-type="float" office:value="-222.199079060445" calcext:value-type="float">
            <text:p>-222.199079060445</text:p>
          </table:table-cell>
          <table:table-cell office:value-type="float" office:value="-196.292632376269" calcext:value-type="float">
            <text:p>-196.292632376269</text:p>
          </table:table-cell>
          <table:table-cell office:value-type="float" office:value="-223.007079721341" calcext:value-type="float">
            <text:p>-223.007079721341</text:p>
          </table:table-cell>
          <table:table-cell office:value-type="float" office:value="750" calcext:value-type="float">
            <text:p>750</text:p>
          </table:table-cell>
          <table:table-cell office:value-type="float" office:value="-223.478552517718" calcext:value-type="float">
            <text:p>-223.478552517718</text:p>
          </table:table-cell>
        </table:table-row>
        <table:table-row table:style-name="ro1">
          <table:table-cell office:value-type="string" calcext:value-type="string">
            <text:p>2019-12-02 22:07:45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4420269426" calcext:value-type="float">
            <text:p>72.44420269426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215" calcext:value-type="float">
            <text:p>4087215</text:p>
          </table:table-cell>
          <table:table-cell office:value-type="float" office:value="2032163" calcext:value-type="float">
            <text:p>2032163</text:p>
          </table:table-cell>
          <table:table-cell office:value-type="float" office:value="233184" calcext:value-type="float">
            <text:p>233184</text:p>
          </table:table-cell>
          <table:table-cell office:value-type="float" office:value="449986" calcext:value-type="float">
            <text:p>449986</text:p>
          </table:table-cell>
          <table:table-cell office:value-type="float" office:value="226211" calcext:value-type="float">
            <text:p>2262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91" calcext:value-type="float">
            <text:p>222491</text:p>
          </table:table-cell>
          <table:table-cell office:value-type="float" office:value="221137" calcext:value-type="float">
            <text:p>221137</text:p>
          </table:table-cell>
          <table:table-cell office:value-type="float" office:value="2.43617027237061" calcext:value-type="float">
            <text:p>2.43617027237061</text:p>
          </table:table-cell>
          <table:table-cell office:value-type="float" office:value="1.2112636818008" calcext:value-type="float">
            <text:p>1.2112636818008</text:p>
          </table:table-cell>
          <table:table-cell office:value-type="float" office:value="0.138988511441769" calcext:value-type="float">
            <text:p>0.138988511441769</text:p>
          </table:table-cell>
          <table:table-cell office:value-type="float" office:value="0.268212588812421" calcext:value-type="float">
            <text:p>0.268212588812421</text:p>
          </table:table-cell>
          <table:table-cell office:value-type="float" office:value="0.134832279066119" calcext:value-type="float">
            <text:p>0.134832279066119</text:p>
          </table:table-cell>
          <table:table-cell office:value-type="float" office:value="5" calcext:value-type="float">
            <text:p>5</text:p>
          </table:table-cell>
          <table:table-cell office:value-type="float" office:value="0.132614986016153" calcext:value-type="float">
            <text:p>0.132614986016153</text:p>
          </table:table-cell>
          <table:table-cell office:value-type="float" office:value="0.131807939029686" calcext:value-type="float">
            <text:p>0.131807939029686</text:p>
          </table:table-cell>
          <table:table-cell office:value-type="float" office:value="-222.202297711646" calcext:value-type="float">
            <text:p>-222.202297711646</text:p>
          </table:table-cell>
          <table:table-cell office:value-type="float" office:value="-196.357482237516" calcext:value-type="float">
            <text:p>-196.357482237516</text:p>
          </table:table-cell>
          <table:table-cell office:value-type="float" office:value="-223.033544186776" calcext:value-type="float">
            <text:p>-223.033544186776</text:p>
          </table:table-cell>
          <table:table-cell office:value-type="float" office:value="750" calcext:value-type="float">
            <text:p>750</text:p>
          </table:table-cell>
          <table:table-cell office:value-type="float" office:value="-223.477002796769" calcext:value-type="float">
            <text:p>-223.477002796769</text:p>
          </table:table-cell>
        </table:table-row>
        <table:table-row table:style-name="ro1">
          <table:table-cell office:value-type="string" calcext:value-type="string">
            <text:p>2019-12-02 22:07:4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4420269426" calcext:value-type="float">
            <text:p>72.44420269426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214" calcext:value-type="float">
            <text:p>4087214</text:p>
          </table:table-cell>
          <table:table-cell office:value-type="float" office:value="2040633" calcext:value-type="float">
            <text:p>2040633</text:p>
          </table:table-cell>
          <table:table-cell office:value-type="float" office:value="233134" calcext:value-type="float">
            <text:p>233134</text:p>
          </table:table-cell>
          <table:table-cell office:value-type="float" office:value="449355" calcext:value-type="float">
            <text:p>449355</text:p>
          </table:table-cell>
          <table:table-cell office:value-type="float" office:value="225991" calcext:value-type="float">
            <text:p>2259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601" calcext:value-type="float">
            <text:p>222601</text:p>
          </table:table-cell>
          <table:table-cell office:value-type="float" office:value="221045" calcext:value-type="float">
            <text:p>221045</text:p>
          </table:table-cell>
          <table:table-cell office:value-type="float" office:value="2.43616967632409" calcext:value-type="float">
            <text:p>2.43616967632409</text:p>
          </table:table-cell>
          <table:table-cell office:value-type="float" office:value="1.21631219581511" calcext:value-type="float">
            <text:p>1.21631219581511</text:p>
          </table:table-cell>
          <table:table-cell office:value-type="float" office:value="0.138958709115828" calcext:value-type="float">
            <text:p>0.138958709115828</text:p>
          </table:table-cell>
          <table:table-cell office:value-type="float" office:value="0.267836483459053" calcext:value-type="float">
            <text:p>0.267836483459053</text:p>
          </table:table-cell>
          <table:table-cell office:value-type="float" office:value="0.134701148831981" calcext:value-type="float">
            <text:p>0.134701148831981</text:p>
          </table:table-cell>
          <table:table-cell office:value-type="float" office:value="5" calcext:value-type="float">
            <text:p>5</text:p>
          </table:table-cell>
          <table:table-cell office:value-type="float" office:value="0.132680551133222" calcext:value-type="float">
            <text:p>0.132680551133222</text:p>
          </table:table-cell>
          <table:table-cell office:value-type="float" office:value="0.131753102749956" calcext:value-type="float">
            <text:p>0.131753102749956</text:p>
          </table:table-cell>
          <table:table-cell office:value-type="float" office:value="-222.208258176834" calcext:value-type="float">
            <text:p>-222.208258176834</text:p>
          </table:table-cell>
          <table:table-cell office:value-type="float" office:value="-196.432703308189" calcext:value-type="float">
            <text:p>-196.432703308189</text:p>
          </table:table-cell>
          <table:table-cell office:value-type="float" office:value="-223.059770233604" calcext:value-type="float">
            <text:p>-223.059770233604</text:p>
          </table:table-cell>
          <table:table-cell office:value-type="float" office:value="750" calcext:value-type="float">
            <text:p>750</text:p>
          </table:table-cell>
          <table:table-cell office:value-type="float" office:value="-223.463889773356" calcext:value-type="float">
            <text:p>-223.463889773356</text:p>
          </table:table-cell>
        </table:table-row>
        <table:table-row table:style-name="ro1">
          <table:table-cell office:value-type="string" calcext:value-type="string">
            <text:p>2019-12-02 22:07:47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327374036831" calcext:value-type="float">
            <text:p>72.4327374036831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7387" calcext:value-type="float">
            <text:p>4087387</text:p>
          </table:table-cell>
          <table:table-cell office:value-type="float" office:value="2014962" calcext:value-type="float">
            <text:p>2014962</text:p>
          </table:table-cell>
          <table:table-cell office:value-type="float" office:value="233151" calcext:value-type="float">
            <text:p>233151</text:p>
          </table:table-cell>
          <table:table-cell office:value-type="float" office:value="449003" calcext:value-type="float">
            <text:p>449003</text:p>
          </table:table-cell>
          <table:table-cell office:value-type="float" office:value="227583" calcext:value-type="float">
            <text:p>2275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79" calcext:value-type="float">
            <text:p>222079</text:p>
          </table:table-cell>
          <table:table-cell office:value-type="float" office:value="221108" calcext:value-type="float">
            <text:p>221108</text:p>
          </table:table-cell>
          <table:table-cell office:value-type="float" office:value="2.43627279237184" calcext:value-type="float">
            <text:p>2.43627279237184</text:p>
          </table:table-cell>
          <table:table-cell office:value-type="float" office:value="1.20101108563078" calcext:value-type="float">
            <text:p>1.20101108563078</text:p>
          </table:table-cell>
          <table:table-cell office:value-type="float" office:value="0.138968841906648" calcext:value-type="float">
            <text:p>0.138968841906648</text:p>
          </table:table-cell>
          <table:table-cell office:value-type="float" office:value="0.267626675084433" calcext:value-type="float">
            <text:p>0.267626675084433</text:p>
          </table:table-cell>
          <table:table-cell office:value-type="float" office:value="0.135650054889924" calcext:value-type="float">
            <text:p>0.135650054889924</text:p>
          </table:table-cell>
          <table:table-cell office:value-type="float" office:value="5" calcext:value-type="float">
            <text:p>5</text:p>
          </table:table-cell>
          <table:table-cell office:value-type="float" office:value="0.132369414850404" calcext:value-type="float">
            <text:p>0.132369414850404</text:p>
          </table:table-cell>
          <table:table-cell office:value-type="float" office:value="0.131790653680641" calcext:value-type="float">
            <text:p>0.131790653680641</text:p>
          </table:table-cell>
          <table:table-cell office:value-type="float" office:value="-222.20623161867" calcext:value-type="float">
            <text:p>-222.20623161867</text:p>
          </table:table-cell>
          <table:table-cell office:value-type="float" office:value="-196.474664983113" calcext:value-type="float">
            <text:p>-196.474664983113</text:p>
          </table:table-cell>
          <table:table-cell office:value-type="float" office:value="-222.869989022015" calcext:value-type="float">
            <text:p>-222.869989022015</text:p>
          </table:table-cell>
          <table:table-cell office:value-type="float" office:value="750" calcext:value-type="float">
            <text:p>750</text:p>
          </table:table-cell>
          <table:table-cell office:value-type="float" office:value="-223.526117029919" calcext:value-type="float">
            <text:p>-223.526117029919</text:p>
          </table:table-cell>
        </table:table-row>
        <table:table-row table:style-name="ro1">
          <table:table-cell office:value-type="string" calcext:value-type="string">
            <text:p>2019-12-02 22:07:49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651863967348" calcext:value-type="float">
            <text:p>72.4651863967348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7355" calcext:value-type="float">
            <text:p>4087355</text:p>
          </table:table-cell>
          <table:table-cell office:value-type="float" office:value="2040193" calcext:value-type="float">
            <text:p>2040193</text:p>
          </table:table-cell>
          <table:table-cell office:value-type="float" office:value="232888" calcext:value-type="float">
            <text:p>232888</text:p>
          </table:table-cell>
          <table:table-cell office:value-type="float" office:value="448265" calcext:value-type="float">
            <text:p>448265</text:p>
          </table:table-cell>
          <table:table-cell office:value-type="float" office:value="229143" calcext:value-type="float">
            <text:p>2291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50" calcext:value-type="float">
            <text:p>221450</text:p>
          </table:table-cell>
          <table:table-cell office:value-type="float" office:value="221161" calcext:value-type="float">
            <text:p>221161</text:p>
          </table:table-cell>
          <table:table-cell office:value-type="float" office:value="2.43625371888324" calcext:value-type="float">
            <text:p>2.43625371888324</text:p>
          </table:table-cell>
          <table:table-cell office:value-type="float" office:value="1.21604993534683" calcext:value-type="float">
            <text:p>1.21604993534683</text:p>
          </table:table-cell>
          <table:table-cell office:value-type="float" office:value="0.138812081672201" calcext:value-type="float">
            <text:p>0.138812081672201</text:p>
          </table:table-cell>
          <table:table-cell office:value-type="float" office:value="0.267186792753552" calcext:value-type="float">
            <text:p>0.267186792753552</text:p>
          </table:table-cell>
          <table:table-cell office:value-type="float" office:value="0.136579887459265" calcext:value-type="float">
            <text:p>0.136579887459265</text:p>
          </table:table-cell>
          <table:table-cell office:value-type="float" office:value="5" calcext:value-type="float">
            <text:p>5</text:p>
          </table:table-cell>
          <table:table-cell office:value-type="float" office:value="0.131994501590073" calcext:value-type="float">
            <text:p>0.131994501590073</text:p>
          </table:table-cell>
          <table:table-cell office:value-type="float" office:value="0.131822244146138" calcext:value-type="float">
            <text:p>0.131822244146138</text:p>
          </table:table-cell>
          <table:table-cell office:value-type="float" office:value="-222.23758366556" calcext:value-type="float">
            <text:p>-222.23758366556</text:p>
          </table:table-cell>
          <table:table-cell office:value-type="float" office:value="-196.562641449289" calcext:value-type="float">
            <text:p>-196.562641449289</text:p>
          </table:table-cell>
          <table:table-cell office:value-type="float" office:value="-222.684022508147" calcext:value-type="float">
            <text:p>-222.684022508147</text:p>
          </table:table-cell>
          <table:table-cell office:value-type="float" office:value="750" calcext:value-type="float">
            <text:p>750</text:p>
          </table:table-cell>
          <table:table-cell office:value-type="float" office:value="-223.601099681985" calcext:value-type="float">
            <text:p>-223.601099681985</text:p>
          </table:table-cell>
        </table:table-row>
        <table:table-row table:style-name="ro1">
          <table:table-cell office:value-type="string" calcext:value-type="string">
            <text:p>2019-12-02 22:07:5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434238859966" calcext:value-type="float">
            <text:p>72.4434238859966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7376" calcext:value-type="float">
            <text:p>4087376</text:p>
          </table:table-cell>
          <table:table-cell office:value-type="float" office:value="2035127" calcext:value-type="float">
            <text:p>2035127</text:p>
          </table:table-cell>
          <table:table-cell office:value-type="float" office:value="232736" calcext:value-type="float">
            <text:p>232736</text:p>
          </table:table-cell>
          <table:table-cell office:value-type="float" office:value="447288" calcext:value-type="float">
            <text:p>447288</text:p>
          </table:table-cell>
          <table:table-cell office:value-type="float" office:value="228958" calcext:value-type="float">
            <text:p>228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81" calcext:value-type="float">
            <text:p>221581</text:p>
          </table:table-cell>
          <table:table-cell office:value-type="float" office:value="221159" calcext:value-type="float">
            <text:p>221159</text:p>
          </table:table-cell>
          <table:table-cell office:value-type="float" office:value="2.43626623586014" calcext:value-type="float">
            <text:p>2.43626623586014</text:p>
          </table:table-cell>
          <table:table-cell office:value-type="float" office:value="1.21303036368255" calcext:value-type="float">
            <text:p>1.21303036368255</text:p>
          </table:table-cell>
          <table:table-cell office:value-type="float" office:value="0.138721482601343" calcext:value-type="float">
            <text:p>0.138721482601343</text:p>
          </table:table-cell>
          <table:table-cell office:value-type="float" office:value="0.266604455304677" calcext:value-type="float">
            <text:p>0.266604455304677</text:p>
          </table:table-cell>
          <table:table-cell office:value-type="float" office:value="0.136469618853285" calcext:value-type="float">
            <text:p>0.136469618853285</text:p>
          </table:table-cell>
          <table:table-cell office:value-type="float" office:value="5" calcext:value-type="float">
            <text:p>5</text:p>
          </table:table-cell>
          <table:table-cell office:value-type="float" office:value="0.132072583684037" calcext:value-type="float">
            <text:p>0.132072583684037</text:p>
          </table:table-cell>
          <table:table-cell office:value-type="float" office:value="0.1318210520531" calcext:value-type="float">
            <text:p>0.1318210520531</text:p>
          </table:table-cell>
          <table:table-cell office:value-type="float" office:value="-222.255703479731" calcext:value-type="float">
            <text:p>-222.255703479731</text:p>
          </table:table-cell>
          <table:table-cell office:value-type="float" office:value="-196.679108939065" calcext:value-type="float">
            <text:p>-196.679108939065</text:p>
          </table:table-cell>
          <table:table-cell office:value-type="float" office:value="-222.706076229343" calcext:value-type="float">
            <text:p>-222.706076229343</text:p>
          </table:table-cell>
          <table:table-cell office:value-type="float" office:value="750" calcext:value-type="float">
            <text:p>750</text:p>
          </table:table-cell>
          <table:table-cell office:value-type="float" office:value="-223.585483263193" calcext:value-type="float">
            <text:p>-223.585483263193</text:p>
          </table:table-cell>
        </table:table-row>
        <table:table-row table:style-name="ro1">
          <table:table-cell office:value-type="string" calcext:value-type="string">
            <text:p>2019-12-02 22:07:5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816059520006" calcext:value-type="float">
            <text:p>72.4816059520006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242" calcext:value-type="float">
            <text:p>4087242</text:p>
          </table:table-cell>
          <table:table-cell office:value-type="float" office:value="2030215" calcext:value-type="float">
            <text:p>2030215</text:p>
          </table:table-cell>
          <table:table-cell office:value-type="float" office:value="232718" calcext:value-type="float">
            <text:p>232718</text:p>
          </table:table-cell>
          <table:table-cell office:value-type="float" office:value="446691" calcext:value-type="float">
            <text:p>446691</text:p>
          </table:table-cell>
          <table:table-cell office:value-type="float" office:value="228739" calcext:value-type="float">
            <text:p>2287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16" calcext:value-type="float">
            <text:p>221616</text:p>
          </table:table-cell>
          <table:table-cell office:value-type="float" office:value="221101" calcext:value-type="float">
            <text:p>221101</text:p>
          </table:table-cell>
          <table:table-cell office:value-type="float" office:value="2.43618636562662" calcext:value-type="float">
            <text:p>2.43618636562662</text:p>
          </table:table-cell>
          <table:table-cell office:value-type="float" office:value="1.21010258318217" calcext:value-type="float">
            <text:p>1.21010258318217</text:p>
          </table:table-cell>
          <table:table-cell office:value-type="float" office:value="0.138710753764004" calcext:value-type="float">
            <text:p>0.138710753764004</text:p>
          </table:table-cell>
          <table:table-cell office:value-type="float" office:value="0.266248615532948" calcext:value-type="float">
            <text:p>0.266248615532948</text:p>
          </table:table-cell>
          <table:table-cell office:value-type="float" office:value="0.136339084665666" calcext:value-type="float">
            <text:p>0.136339084665666</text:p>
          </table:table-cell>
          <table:table-cell office:value-type="float" office:value="5" calcext:value-type="float">
            <text:p>5</text:p>
          </table:table-cell>
          <table:table-cell office:value-type="float" office:value="0.132093445312196" calcext:value-type="float">
            <text:p>0.132093445312196</text:p>
          </table:table-cell>
          <table:table-cell office:value-type="float" office:value="0.131786481355009" calcext:value-type="float">
            <text:p>0.131786481355009</text:p>
          </table:table-cell>
          <table:table-cell office:value-type="float" office:value="-222.257849247199" calcext:value-type="float">
            <text:p>-222.257849247199</text:p>
          </table:table-cell>
          <table:table-cell office:value-type="float" office:value="-196.75027689341" calcext:value-type="float">
            <text:p>-196.75027689341</text:p>
          </table:table-cell>
          <table:table-cell office:value-type="float" office:value="-222.732183066867" calcext:value-type="float">
            <text:p>-222.732183066867</text:p>
          </table:table-cell>
          <table:table-cell office:value-type="float" office:value="750" calcext:value-type="float">
            <text:p>750</text:p>
          </table:table-cell>
          <table:table-cell office:value-type="float" office:value="-223.581310937561" calcext:value-type="float">
            <text:p>-223.581310937561</text:p>
          </table:table-cell>
        </table:table-row>
        <table:table-row table:style-name="ro1">
          <table:table-cell office:value-type="string" calcext:value-type="string">
            <text:p>2019-12-02 22:07:5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812161336212" calcext:value-type="float">
            <text:p>72.4812161336212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87455" calcext:value-type="float">
            <text:p>4087455</text:p>
          </table:table-cell>
          <table:table-cell office:value-type="float" office:value="2019461" calcext:value-type="float">
            <text:p>2019461</text:p>
          </table:table-cell>
          <table:table-cell office:value-type="float" office:value="233040" calcext:value-type="float">
            <text:p>233040</text:p>
          </table:table-cell>
          <table:table-cell office:value-type="float" office:value="445686" calcext:value-type="float">
            <text:p>445686</text:p>
          </table:table-cell>
          <table:table-cell office:value-type="float" office:value="226531" calcext:value-type="float">
            <text:p>2265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84" calcext:value-type="float">
            <text:p>222284</text:p>
          </table:table-cell>
          <table:table-cell office:value-type="float" office:value="221105" calcext:value-type="float">
            <text:p>221105</text:p>
          </table:table-cell>
          <table:table-cell office:value-type="float" office:value="2.43631332353512" calcext:value-type="float">
            <text:p>2.43631332353512</text:p>
          </table:table-cell>
          <table:table-cell office:value-type="float" office:value="1.2036926989189" calcext:value-type="float">
            <text:p>1.2036926989189</text:p>
          </table:table-cell>
          <table:table-cell office:value-type="float" office:value="0.13890268074306" calcext:value-type="float">
            <text:p>0.13890268074306</text:p>
          </table:table-cell>
          <table:table-cell office:value-type="float" office:value="0.265649588781546" calcext:value-type="float">
            <text:p>0.265649588781546</text:p>
          </table:table-cell>
          <table:table-cell office:value-type="float" office:value="0.135023013952138" calcext:value-type="float">
            <text:p>0.135023013952138</text:p>
          </table:table-cell>
          <table:table-cell office:value-type="float" office:value="5" calcext:value-type="float">
            <text:p>5</text:p>
          </table:table-cell>
          <table:table-cell office:value-type="float" office:value="0.132491604386759" calcext:value-type="float">
            <text:p>0.132491604386759</text:p>
          </table:table-cell>
          <table:table-cell office:value-type="float" office:value="0.131788865541084" calcext:value-type="float">
            <text:p>0.131788865541084</text:p>
          </table:table-cell>
          <table:table-cell office:value-type="float" office:value="-222.219463851388" calcext:value-type="float">
            <text:p>-222.219463851388</text:p>
          </table:table-cell>
          <table:table-cell office:value-type="float" office:value="-196.870082243691" calcext:value-type="float">
            <text:p>-196.870082243691</text:p>
          </table:table-cell>
          <table:table-cell office:value-type="float" office:value="-222.995397209572" calcext:value-type="float">
            <text:p>-222.995397209572</text:p>
          </table:table-cell>
          <table:table-cell office:value-type="float" office:value="750" calcext:value-type="float">
            <text:p>750</text:p>
          </table:table-cell>
          <table:table-cell office:value-type="float" office:value="-223.501679122648" calcext:value-type="float">
            <text:p>-223.501679122648</text:p>
          </table:table-cell>
        </table:table-row>
        <table:table-row table:style-name="ro1">
          <table:table-cell office:value-type="string" calcext:value-type="string">
            <text:p>2019-12-02 22:07:54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709193495413" calcext:value-type="float">
            <text:p>72.4709193495413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323" calcext:value-type="float">
            <text:p>4087323</text:p>
          </table:table-cell>
          <table:table-cell office:value-type="float" office:value="2026309" calcext:value-type="float">
            <text:p>2026309</text:p>
          </table:table-cell>
          <table:table-cell office:value-type="float" office:value="233304" calcext:value-type="float">
            <text:p>233304</text:p>
          </table:table-cell>
          <table:table-cell office:value-type="float" office:value="444894" calcext:value-type="float">
            <text:p>444894</text:p>
          </table:table-cell>
          <table:table-cell office:value-type="float" office:value="226236" calcext:value-type="float">
            <text:p>2262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61" calcext:value-type="float">
            <text:p>222361</text:p>
          </table:table-cell>
          <table:table-cell office:value-type="float" office:value="221090" calcext:value-type="float">
            <text:p>221090</text:p>
          </table:table-cell>
          <table:table-cell office:value-type="float" office:value="2.43623464539464" calcext:value-type="float">
            <text:p>2.43623464539464</text:p>
          </table:table-cell>
          <table:table-cell office:value-type="float" office:value="1.2077744254797" calcext:value-type="float">
            <text:p>1.2077744254797</text:p>
          </table:table-cell>
          <table:table-cell office:value-type="float" office:value="0.139060037024026" calcext:value-type="float">
            <text:p>0.139060037024026</text:p>
          </table:table-cell>
          <table:table-cell office:value-type="float" office:value="0.26517751993865" calcext:value-type="float">
            <text:p>0.26517751993865</text:p>
          </table:table-cell>
          <table:table-cell office:value-type="float" office:value="0.134847180229089" calcext:value-type="float">
            <text:p>0.134847180229089</text:p>
          </table:table-cell>
          <table:table-cell office:value-type="float" office:value="5" calcext:value-type="float">
            <text:p>5</text:p>
          </table:table-cell>
          <table:table-cell office:value-type="float" office:value="0.132537499968708" calcext:value-type="float">
            <text:p>0.132537499968708</text:p>
          </table:table-cell>
          <table:table-cell office:value-type="float" office:value="0.131779924843302" calcext:value-type="float">
            <text:p>0.131779924843302</text:p>
          </table:table-cell>
          <table:table-cell office:value-type="float" office:value="-222.187992595195" calcext:value-type="float">
            <text:p>-222.187992595195</text:p>
          </table:table-cell>
          <table:table-cell office:value-type="float" office:value="-196.96449601227" calcext:value-type="float">
            <text:p>-196.96449601227</text:p>
          </table:table-cell>
          <table:table-cell office:value-type="float" office:value="-223.030563954182" calcext:value-type="float">
            <text:p>-223.030563954182</text:p>
          </table:table-cell>
          <table:table-cell office:value-type="float" office:value="750" calcext:value-type="float">
            <text:p>750</text:p>
          </table:table-cell>
          <table:table-cell office:value-type="float" office:value="-223.492500006258" calcext:value-type="float">
            <text:p>-223.492500006258</text:p>
          </table:table-cell>
        </table:table-row>
        <table:table-row table:style-name="ro1">
          <table:table-cell office:value-type="string" calcext:value-type="string">
            <text:p>2019-12-02 22:07:5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766524039743" calcext:value-type="float">
            <text:p>72.4766524039743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7152" calcext:value-type="float">
            <text:p>4087152</text:p>
          </table:table-cell>
          <table:table-cell office:value-type="float" office:value="2034849" calcext:value-type="float">
            <text:p>2034849</text:p>
          </table:table-cell>
          <table:table-cell office:value-type="float" office:value="233594" calcext:value-type="float">
            <text:p>233594</text:p>
          </table:table-cell>
          <table:table-cell office:value-type="float" office:value="444210" calcext:value-type="float">
            <text:p>444210</text:p>
          </table:table-cell>
          <table:table-cell office:value-type="float" office:value="226069" calcext:value-type="float">
            <text:p>2260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34" calcext:value-type="float">
            <text:p>222434</text:p>
          </table:table-cell>
          <table:table-cell office:value-type="float" office:value="221037" calcext:value-type="float">
            <text:p>221037</text:p>
          </table:table-cell>
          <table:table-cell office:value-type="float" office:value="2.43613272143992" calcext:value-type="float">
            <text:p>2.43613272143992</text:p>
          </table:table-cell>
          <table:table-cell office:value-type="float" office:value="1.21286466275032" calcext:value-type="float">
            <text:p>1.21286466275032</text:p>
          </table:table-cell>
          <table:table-cell office:value-type="float" office:value="0.13923289051448" calcext:value-type="float">
            <text:p>0.13923289051448</text:p>
          </table:table-cell>
          <table:table-cell office:value-type="float" office:value="0.264769824119785" calcext:value-type="float">
            <text:p>0.264769824119785</text:p>
          </table:table-cell>
          <table:table-cell office:value-type="float" office:value="0.134747640460448" calcext:value-type="float">
            <text:p>0.134747640460448</text:p>
          </table:table-cell>
          <table:table-cell office:value-type="float" office:value="5" calcext:value-type="float">
            <text:p>5</text:p>
          </table:table-cell>
          <table:table-cell office:value-type="float" office:value="0.132581011364581" calcext:value-type="float">
            <text:p>0.132581011364581</text:p>
          </table:table-cell>
          <table:table-cell office:value-type="float" office:value="0.131748334377805" calcext:value-type="float">
            <text:p>0.131748334377805</text:p>
          </table:table-cell>
          <table:table-cell office:value-type="float" office:value="-222.153421897104" calcext:value-type="float">
            <text:p>-222.153421897104</text:p>
          </table:table-cell>
          <table:table-cell office:value-type="float" office:value="-197.046035176043" calcext:value-type="float">
            <text:p>-197.046035176043</text:p>
          </table:table-cell>
          <table:table-cell office:value-type="float" office:value="-223.05047190791" calcext:value-type="float">
            <text:p>-223.05047190791</text:p>
          </table:table-cell>
          <table:table-cell office:value-type="float" office:value="750" calcext:value-type="float">
            <text:p>750</text:p>
          </table:table-cell>
          <table:table-cell office:value-type="float" office:value="-223.483797727084" calcext:value-type="float">
            <text:p>-223.483797727084</text:p>
          </table:table-cell>
        </table:table-row>
        <table:table-row table:style-name="ro1">
          <table:table-cell office:value-type="string" calcext:value-type="string">
            <text:p>2019-12-02 22:07:5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709193495413" calcext:value-type="float">
            <text:p>72.4709193495413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5516" calcext:value-type="float">
            <text:p>4085516</text:p>
          </table:table-cell>
          <table:table-cell office:value-type="float" office:value="2037545" calcext:value-type="float">
            <text:p>2037545</text:p>
          </table:table-cell>
          <table:table-cell office:value-type="float" office:value="233763" calcext:value-type="float">
            <text:p>233763</text:p>
          </table:table-cell>
          <table:table-cell office:value-type="float" office:value="443569" calcext:value-type="float">
            <text:p>443569</text:p>
          </table:table-cell>
          <table:table-cell office:value-type="float" office:value="226017" calcext:value-type="float">
            <text:p>2260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418" calcext:value-type="float">
            <text:p>222418</text:p>
          </table:table-cell>
          <table:table-cell office:value-type="float" office:value="220969" calcext:value-type="float">
            <text:p>220969</text:p>
          </table:table-cell>
          <table:table-cell office:value-type="float" office:value="2.43515758933515" calcext:value-type="float">
            <text:p>2.43515758933515</text:p>
          </table:table-cell>
          <table:table-cell office:value-type="float" office:value="1.21447160416503" calcext:value-type="float">
            <text:p>1.21447160416503</text:p>
          </table:table-cell>
          <table:table-cell office:value-type="float" office:value="0.139333622376158" calcext:value-type="float">
            <text:p>0.139333622376158</text:p>
          </table:table-cell>
          <table:table-cell office:value-type="float" office:value="0.264387758301229" calcext:value-type="float">
            <text:p>0.264387758301229</text:p>
          </table:table-cell>
          <table:table-cell office:value-type="float" office:value="0.13471664604147" calcext:value-type="float">
            <text:p>0.13471664604147</text:p>
          </table:table-cell>
          <table:table-cell office:value-type="float" office:value="5" calcext:value-type="float">
            <text:p>5</text:p>
          </table:table-cell>
          <table:table-cell office:value-type="float" office:value="0.13257147462028" calcext:value-type="float">
            <text:p>0.13257147462028</text:p>
          </table:table-cell>
          <table:table-cell office:value-type="float" office:value="0.131707803214527" calcext:value-type="float">
            <text:p>0.131707803214527</text:p>
          </table:table-cell>
          <table:table-cell office:value-type="float" office:value="-222.133275524768" calcext:value-type="float">
            <text:p>-222.133275524768</text:p>
          </table:table-cell>
          <table:table-cell office:value-type="float" office:value="-197.122448339754" calcext:value-type="float">
            <text:p>-197.122448339754</text:p>
          </table:table-cell>
          <table:table-cell office:value-type="float" office:value="-223.056670791706" calcext:value-type="float">
            <text:p>-223.056670791706</text:p>
          </table:table-cell>
          <table:table-cell office:value-type="float" office:value="750" calcext:value-type="float">
            <text:p>750</text:p>
          </table:table-cell>
          <table:table-cell office:value-type="float" office:value="-223.485705075944" calcext:value-type="float">
            <text:p>-223.485705075944</text:p>
          </table:table-cell>
        </table:table-row>
        <table:table-row table:style-name="ro1">
          <table:table-cell office:value-type="string" calcext:value-type="string">
            <text:p>2019-12-02 22:07:57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819957608046" calcext:value-type="float">
            <text:p>72.4819957608046</text:p>
          </table:table-cell>
          <table:table-cell office:value-type="float" office:value="982.233733061225" calcext:value-type="float">
            <text:p>982.233733061225</text:p>
          </table:table-cell>
          <table:table-cell office:value-type="float" office:value="4089406" calcext:value-type="float">
            <text:p>4089406</text:p>
          </table:table-cell>
          <table:table-cell office:value-type="float" office:value="2019210" calcext:value-type="float">
            <text:p>2019210</text:p>
          </table:table-cell>
          <table:table-cell office:value-type="float" office:value="233880" calcext:value-type="float">
            <text:p>233880</text:p>
          </table:table-cell>
          <table:table-cell office:value-type="float" office:value="443182" calcext:value-type="float">
            <text:p>443182</text:p>
          </table:table-cell>
          <table:table-cell office:value-type="float" office:value="228382" calcext:value-type="float">
            <text:p>2283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79" calcext:value-type="float">
            <text:p>221579</text:p>
          </table:table-cell>
          <table:table-cell office:value-type="float" office:value="221067" calcext:value-type="float">
            <text:p>221067</text:p>
          </table:table-cell>
          <table:table-cell office:value-type="float" office:value="2.43747621029332" calcext:value-type="float">
            <text:p>2.43747621029332</text:p>
          </table:table-cell>
          <table:table-cell office:value-type="float" office:value="1.20354309124268" calcext:value-type="float">
            <text:p>1.20354309124268</text:p>
          </table:table-cell>
          <table:table-cell office:value-type="float" office:value="0.139403359818859" calcext:value-type="float">
            <text:p>0.139403359818859</text:p>
          </table:table-cell>
          <table:table-cell office:value-type="float" office:value="0.26415708829845" calcext:value-type="float">
            <text:p>0.26415708829845</text:p>
          </table:table-cell>
          <table:table-cell office:value-type="float" office:value="0.136126296058452" calcext:value-type="float">
            <text:p>0.136126296058452</text:p>
          </table:table-cell>
          <table:table-cell office:value-type="float" office:value="5" calcext:value-type="float">
            <text:p>5</text:p>
          </table:table-cell>
          <table:table-cell office:value-type="float" office:value="0.132071391591" calcext:value-type="float">
            <text:p>0.132071391591</text:p>
          </table:table-cell>
          <table:table-cell office:value-type="float" office:value="0.13176621577337" calcext:value-type="float">
            <text:p>0.13176621577337</text:p>
          </table:table-cell>
          <table:table-cell office:value-type="float" office:value="-222.119328036228" calcext:value-type="float">
            <text:p>-222.119328036228</text:p>
          </table:table-cell>
          <table:table-cell office:value-type="float" office:value="-197.16858234031" calcext:value-type="float">
            <text:p>-197.16858234031</text:p>
          </table:table-cell>
          <table:table-cell office:value-type="float" office:value="-222.77474078831" calcext:value-type="float">
            <text:p>-222.77474078831</text:p>
          </table:table-cell>
          <table:table-cell office:value-type="float" office:value="750" calcext:value-type="float">
            <text:p>750</text:p>
          </table:table-cell>
          <table:table-cell office:value-type="float" office:value="-223.5857216818" calcext:value-type="float">
            <text:p>-223.5857216818</text:p>
          </table:table-cell>
        </table:table-row>
        <table:table-row table:style-name="ro1">
          <table:table-cell office:value-type="string" calcext:value-type="string">
            <text:p>2019-12-02 22:07:59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606222823508" calcext:value-type="float">
            <text:p>72.4606222823508</text:p>
          </table:table-cell>
          <table:table-cell office:value-type="float" office:value="982.288677992423" calcext:value-type="float">
            <text:p>982.288677992423</text:p>
          </table:table-cell>
          <table:table-cell office:value-type="float" office:value="4088294" calcext:value-type="float">
            <text:p>4088294</text:p>
          </table:table-cell>
          <table:table-cell office:value-type="float" office:value="2040477" calcext:value-type="float">
            <text:p>2040477</text:p>
          </table:table-cell>
          <table:table-cell office:value-type="float" office:value="233865" calcext:value-type="float">
            <text:p>233865</text:p>
          </table:table-cell>
          <table:table-cell office:value-type="float" office:value="442203" calcext:value-type="float">
            <text:p>442203</text:p>
          </table:table-cell>
          <table:table-cell office:value-type="float" office:value="229086" calcext:value-type="float">
            <text:p>2290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45" calcext:value-type="float">
            <text:p>221545</text:p>
          </table:table-cell>
          <table:table-cell office:value-type="float" office:value="221113" calcext:value-type="float">
            <text:p>221113</text:p>
          </table:table-cell>
          <table:table-cell office:value-type="float" office:value="2.4368134065644" calcext:value-type="float">
            <text:p>2.4368134065644</text:p>
          </table:table-cell>
          <table:table-cell office:value-type="float" office:value="1.21621921255818" calcext:value-type="float">
            <text:p>1.21621921255818</text:p>
          </table:table-cell>
          <table:table-cell office:value-type="float" office:value="0.139394419121077" calcext:value-type="float">
            <text:p>0.139394419121077</text:p>
          </table:table-cell>
          <table:table-cell office:value-type="float" office:value="0.263573558756537" calcext:value-type="float">
            <text:p>0.263573558756537</text:p>
          </table:table-cell>
          <table:table-cell office:value-type="float" office:value="0.136545912807693" calcext:value-type="float">
            <text:p>0.136545912807693</text:p>
          </table:table-cell>
          <table:table-cell office:value-type="float" office:value="5" calcext:value-type="float">
            <text:p>5</text:p>
          </table:table-cell>
          <table:table-cell office:value-type="float" office:value="0.13205112600936" calcext:value-type="float">
            <text:p>0.13205112600936</text:p>
          </table:table-cell>
          <table:table-cell office:value-type="float" office:value="0.131793633913235" calcext:value-type="float">
            <text:p>0.131793633913235</text:p>
          </table:table-cell>
          <table:table-cell office:value-type="float" office:value="-222.121116175785" calcext:value-type="float">
            <text:p>-222.121116175785</text:p>
          </table:table-cell>
          <table:table-cell office:value-type="float" office:value="-197.285288248693" calcext:value-type="float">
            <text:p>-197.285288248693</text:p>
          </table:table-cell>
          <table:table-cell office:value-type="float" office:value="-222.690817438461" calcext:value-type="float">
            <text:p>-222.690817438461</text:p>
          </table:table-cell>
          <table:table-cell office:value-type="float" office:value="750" calcext:value-type="float">
            <text:p>750</text:p>
          </table:table-cell>
          <table:table-cell office:value-type="float" office:value="-223.589774798128" calcext:value-type="float">
            <text:p>-223.589774798128</text:p>
          </table:table-cell>
        </table:table-row>
        <table:table-row table:style-name="ro1">
          <table:table-cell office:value-type="string" calcext:value-type="string">
            <text:p>2019-12-02 22:08:00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755156069625" calcext:value-type="float">
            <text:p>72.3755156069625</text:p>
          </table:table-cell>
          <table:table-cell office:value-type="float" office:value="982.29720117271" calcext:value-type="float">
            <text:p>982.29720117271</text:p>
          </table:table-cell>
          <table:table-cell office:value-type="float" office:value="4087390" calcext:value-type="float">
            <text:p>4087390</text:p>
          </table:table-cell>
          <table:table-cell office:value-type="float" office:value="2022471" calcext:value-type="float">
            <text:p>2022471</text:p>
          </table:table-cell>
          <table:table-cell office:value-type="float" office:value="234356" calcext:value-type="float">
            <text:p>234356</text:p>
          </table:table-cell>
          <table:table-cell office:value-type="float" office:value="441110" calcext:value-type="float">
            <text:p>441110</text:p>
          </table:table-cell>
          <table:table-cell office:value-type="float" office:value="226437" calcext:value-type="float">
            <text:p>2264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40" calcext:value-type="float">
            <text:p>222340</text:p>
          </table:table-cell>
          <table:table-cell office:value-type="float" office:value="221018" calcext:value-type="float">
            <text:p>221018</text:p>
          </table:table-cell>
          <table:table-cell office:value-type="float" office:value="2.4362745805114" calcext:value-type="float">
            <text:p>2.4362745805114</text:p>
          </table:table-cell>
          <table:table-cell office:value-type="float" office:value="1.20548679894052" calcext:value-type="float">
            <text:p>1.20548679894052</text:p>
          </table:table-cell>
          <table:table-cell office:value-type="float" office:value="0.139687077961812" calcext:value-type="float">
            <text:p>0.139687077961812</text:p>
          </table:table-cell>
          <table:table-cell office:value-type="float" office:value="0.26292207991148" calcext:value-type="float">
            <text:p>0.26292207991148</text:p>
          </table:table-cell>
          <table:table-cell office:value-type="float" office:value="0.13496698557937" calcext:value-type="float">
            <text:p>0.13496698557937</text:p>
          </table:table-cell>
          <table:table-cell office:value-type="float" office:value="5" calcext:value-type="float">
            <text:p>5</text:p>
          </table:table-cell>
          <table:table-cell office:value-type="float" office:value="0.132524982991813" calcext:value-type="float">
            <text:p>0.132524982991813</text:p>
          </table:table-cell>
          <table:table-cell office:value-type="float" office:value="0.131737009493948" calcext:value-type="float">
            <text:p>0.131737009493948</text:p>
          </table:table-cell>
          <table:table-cell office:value-type="float" office:value="-222.062584407638" calcext:value-type="float">
            <text:p>-222.062584407638</text:p>
          </table:table-cell>
          <table:table-cell office:value-type="float" office:value="-197.415584017704" calcext:value-type="float">
            <text:p>-197.415584017704</text:p>
          </table:table-cell>
          <table:table-cell office:value-type="float" office:value="-223.006602884126" calcext:value-type="float">
            <text:p>-223.006602884126</text:p>
          </table:table-cell>
          <table:table-cell office:value-type="float" office:value="750" calcext:value-type="float">
            <text:p>750</text:p>
          </table:table-cell>
          <table:table-cell office:value-type="float" office:value="-223.495003401637" calcext:value-type="float">
            <text:p>-223.495003401637</text:p>
          </table:table-cell>
        </table:table-row>
        <table:table-row table:style-name="ro1">
          <table:table-cell office:value-type="string" calcext:value-type="string">
            <text:p>2019-12-02 22:08:01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968898702892" calcext:value-type="float">
            <text:p>72.3968898702892</text:p>
          </table:table-cell>
          <table:table-cell office:value-type="float" office:value="982.269728467431" calcext:value-type="float">
            <text:p>982.269728467431</text:p>
          </table:table-cell>
          <table:table-cell office:value-type="float" office:value="4089172" calcext:value-type="float">
            <text:p>4089172</text:p>
          </table:table-cell>
          <table:table-cell office:value-type="float" office:value="2043831" calcext:value-type="float">
            <text:p>2043831</text:p>
          </table:table-cell>
          <table:table-cell office:value-type="float" office:value="234636" calcext:value-type="float">
            <text:p>234636</text:p>
          </table:table-cell>
          <table:table-cell office:value-type="float" office:value="440375" calcext:value-type="float">
            <text:p>440375</text:p>
          </table:table-cell>
          <table:table-cell office:value-type="float" office:value="225884" calcext:value-type="float">
            <text:p>2258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07" calcext:value-type="float">
            <text:p>222507</text:p>
          </table:table-cell>
          <table:table-cell office:value-type="float" office:value="221030" calcext:value-type="float">
            <text:p>221030</text:p>
          </table:table-cell>
          <table:table-cell office:value-type="float" office:value="2.43733673540792" calcext:value-type="float">
            <text:p>2.43733673540792</text:p>
          </table:table-cell>
          <table:table-cell office:value-type="float" office:value="1.21821835258226" calcext:value-type="float">
            <text:p>1.21821835258226</text:p>
          </table:table-cell>
          <table:table-cell office:value-type="float" office:value="0.139853970987078" calcext:value-type="float">
            <text:p>0.139853970987078</text:p>
          </table:table-cell>
          <table:table-cell office:value-type="float" office:value="0.262483985720156" calcext:value-type="float">
            <text:p>0.262483985720156</text:p>
          </table:table-cell>
          <table:table-cell office:value-type="float" office:value="0.134637371854469" calcext:value-type="float">
            <text:p>0.134637371854469</text:p>
          </table:table-cell>
          <table:table-cell office:value-type="float" office:value="5" calcext:value-type="float">
            <text:p>5</text:p>
          </table:table-cell>
          <table:table-cell office:value-type="float" office:value="0.132624522760454" calcext:value-type="float">
            <text:p>0.132624522760454</text:p>
          </table:table-cell>
          <table:table-cell office:value-type="float" office:value="0.131744162052174" calcext:value-type="float">
            <text:p>0.131744162052174</text:p>
          </table:table-cell>
          <table:table-cell office:value-type="float" office:value="-222.029205802584" calcext:value-type="float">
            <text:p>-222.029205802584</text:p>
          </table:table-cell>
          <table:table-cell office:value-type="float" office:value="-197.503202855969" calcext:value-type="float">
            <text:p>-197.503202855969</text:p>
          </table:table-cell>
          <table:table-cell office:value-type="float" office:value="-223.072525629106" calcext:value-type="float">
            <text:p>-223.072525629106</text:p>
          </table:table-cell>
          <table:table-cell office:value-type="float" office:value="750" calcext:value-type="float">
            <text:p>750</text:p>
          </table:table-cell>
          <table:table-cell office:value-type="float" office:value="-223.475095447909" calcext:value-type="float">
            <text:p>-223.475095447909</text:p>
          </table:table-cell>
        </table:table-row>
        <table:table-row table:style-name="ro1">
          <table:table-cell office:value-type="string" calcext:value-type="string">
            <text:p>2019-12-02 22:08:03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125314572882" calcext:value-type="float">
            <text:p>72.4125314572882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9409" calcext:value-type="float">
            <text:p>4089409</text:p>
          </table:table-cell>
          <table:table-cell office:value-type="float" office:value="2025911" calcext:value-type="float">
            <text:p>2025911</text:p>
          </table:table-cell>
          <table:table-cell office:value-type="float" office:value="234608" calcext:value-type="float">
            <text:p>234608</text:p>
          </table:table-cell>
          <table:table-cell office:value-type="float" office:value="439802" calcext:value-type="float">
            <text:p>439802</text:p>
          </table:table-cell>
          <table:table-cell office:value-type="float" office:value="228405" calcext:value-type="float">
            <text:p>2284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34" calcext:value-type="float">
            <text:p>221534</text:p>
          </table:table-cell>
          <table:table-cell office:value-type="float" office:value="221066" calcext:value-type="float">
            <text:p>221066</text:p>
          </table:table-cell>
          <table:table-cell office:value-type="float" office:value="2.43747799843287" calcext:value-type="float">
            <text:p>2.43747799843287</text:p>
          </table:table-cell>
          <table:table-cell office:value-type="float" office:value="1.20753719896522" calcext:value-type="float">
            <text:p>1.20753719896522</text:p>
          </table:table-cell>
          <table:table-cell office:value-type="float" office:value="0.139837281684551" calcext:value-type="float">
            <text:p>0.139837281684551</text:p>
          </table:table-cell>
          <table:table-cell office:value-type="float" office:value="0.262142451064879" calcext:value-type="float">
            <text:p>0.262142451064879</text:p>
          </table:table-cell>
          <table:table-cell office:value-type="float" office:value="0.136140005128384" calcext:value-type="float">
            <text:p>0.136140005128384</text:p>
          </table:table-cell>
          <table:table-cell office:value-type="float" office:value="5" calcext:value-type="float">
            <text:p>5</text:p>
          </table:table-cell>
          <table:table-cell office:value-type="float" office:value="0.132044569497653" calcext:value-type="float">
            <text:p>0.132044569497653</text:p>
          </table:table-cell>
          <table:table-cell office:value-type="float" office:value="0.131765619726851" calcext:value-type="float">
            <text:p>0.131765619726851</text:p>
          </table:table-cell>
          <table:table-cell office:value-type="float" office:value="-222.03254366309" calcext:value-type="float">
            <text:p>-222.03254366309</text:p>
          </table:table-cell>
          <table:table-cell office:value-type="float" office:value="-197.571509787024" calcext:value-type="float">
            <text:p>-197.571509787024</text:p>
          </table:table-cell>
          <table:table-cell office:value-type="float" office:value="-222.771998974323" calcext:value-type="float">
            <text:p>-222.771998974323</text:p>
          </table:table-cell>
          <table:table-cell office:value-type="float" office:value="750" calcext:value-type="float">
            <text:p>750</text:p>
          </table:table-cell>
          <table:table-cell office:value-type="float" office:value="-223.591086100469" calcext:value-type="float">
            <text:p>-223.591086100469</text:p>
          </table:table-cell>
        </table:table-row>
        <table:table-row table:style-name="ro1">
          <table:table-cell office:value-type="string" calcext:value-type="string">
            <text:p>2019-12-02 22:08:04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136984915984" calcext:value-type="float">
            <text:p>72.4136984915984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8363" calcext:value-type="float">
            <text:p>4088363</text:p>
          </table:table-cell>
          <table:table-cell office:value-type="float" office:value="2026075" calcext:value-type="float">
            <text:p>2026075</text:p>
          </table:table-cell>
          <table:table-cell office:value-type="float" office:value="234531" calcext:value-type="float">
            <text:p>234531</text:p>
          </table:table-cell>
          <table:table-cell office:value-type="float" office:value="439393" calcext:value-type="float">
            <text:p>439393</text:p>
          </table:table-cell>
          <table:table-cell office:value-type="float" office:value="228489" calcext:value-type="float">
            <text:p>228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40" calcext:value-type="float">
            <text:p>221540</text:p>
          </table:table-cell>
          <table:table-cell office:value-type="float" office:value="221061" calcext:value-type="float">
            <text:p>221061</text:p>
          </table:table-cell>
          <table:table-cell office:value-type="float" office:value="2.4368545337742" calcext:value-type="float">
            <text:p>2.4368545337742</text:p>
          </table:table-cell>
          <table:table-cell office:value-type="float" office:value="1.2076349505943" calcext:value-type="float">
            <text:p>1.2076349505943</text:p>
          </table:table-cell>
          <table:table-cell office:value-type="float" office:value="0.139791386102603" calcext:value-type="float">
            <text:p>0.139791386102603</text:p>
          </table:table-cell>
          <table:table-cell office:value-type="float" office:value="0.261898668038686" calcext:value-type="float">
            <text:p>0.261898668038686</text:p>
          </table:table-cell>
          <table:table-cell office:value-type="float" office:value="0.136190073035964" calcext:value-type="float">
            <text:p>0.136190073035964</text:p>
          </table:table-cell>
          <table:table-cell office:value-type="float" office:value="5" calcext:value-type="float">
            <text:p>5</text:p>
          </table:table-cell>
          <table:table-cell office:value-type="float" office:value="0.132048145776766" calcext:value-type="float">
            <text:p>0.132048145776766</text:p>
          </table:table-cell>
          <table:table-cell office:value-type="float" office:value="0.131762639494257" calcext:value-type="float">
            <text:p>0.131762639494257</text:p>
          </table:table-cell>
          <table:table-cell office:value-type="float" office:value="-222.041722779479" calcext:value-type="float">
            <text:p>-222.041722779479</text:p>
          </table:table-cell>
          <table:table-cell office:value-type="float" office:value="-197.620266392263" calcext:value-type="float">
            <text:p>-197.620266392263</text:p>
          </table:table-cell>
          <table:table-cell office:value-type="float" office:value="-222.761985392807" calcext:value-type="float">
            <text:p>-222.761985392807</text:p>
          </table:table-cell>
          <table:table-cell office:value-type="float" office:value="750" calcext:value-type="float">
            <text:p>750</text:p>
          </table:table-cell>
          <table:table-cell office:value-type="float" office:value="-223.590370844647" calcext:value-type="float">
            <text:p>-223.590370844647</text:p>
          </table:table-cell>
        </table:table-row>
        <table:table-row table:style-name="ro1">
          <table:table-cell office:value-type="string" calcext:value-type="string">
            <text:p>2019-12-02 22:08:05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449814642216" calcext:value-type="float">
            <text:p>72.4449814642216</text:p>
          </table:table-cell>
          <table:table-cell office:value-type="float" office:value="982.187310481894" calcext:value-type="float">
            <text:p>982.187310481894</text:p>
          </table:table-cell>
          <table:table-cell office:value-type="float" office:value="4087997" calcext:value-type="float">
            <text:p>4087997</text:p>
          </table:table-cell>
          <table:table-cell office:value-type="float" office:value="2036907" calcext:value-type="float">
            <text:p>2036907</text:p>
          </table:table-cell>
          <table:table-cell office:value-type="float" office:value="234738" calcext:value-type="float">
            <text:p>234738</text:p>
          </table:table-cell>
          <table:table-cell office:value-type="float" office:value="438571" calcext:value-type="float">
            <text:p>438571</text:p>
          </table:table-cell>
          <table:table-cell office:value-type="float" office:value="228650" calcext:value-type="float">
            <text:p>2286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93" calcext:value-type="float">
            <text:p>221493</text:p>
          </table:table-cell>
          <table:table-cell office:value-type="float" office:value="221077" calcext:value-type="float">
            <text:p>221077</text:p>
          </table:table-cell>
          <table:table-cell office:value-type="float" office:value="2.43663638074832" calcext:value-type="float">
            <text:p>2.43663638074832</text:p>
          </table:table-cell>
          <table:table-cell office:value-type="float" office:value="1.21409132648603" calcext:value-type="float">
            <text:p>1.21409132648603</text:p>
          </table:table-cell>
          <table:table-cell office:value-type="float" office:value="0.139914767731997" calcext:value-type="float">
            <text:p>0.139914767731997</text:p>
          </table:table-cell>
          <table:table-cell office:value-type="float" office:value="0.261408717800226" calcext:value-type="float">
            <text:p>0.261408717800226</text:p>
          </table:table-cell>
          <table:table-cell office:value-type="float" office:value="0.136286036525492" calcext:value-type="float">
            <text:p>0.136286036525492</text:p>
          </table:table-cell>
          <table:table-cell office:value-type="float" office:value="5" calcext:value-type="float">
            <text:p>5</text:p>
          </table:table-cell>
          <table:table-cell office:value-type="float" office:value="0.132020131590382" calcext:value-type="float">
            <text:p>0.132020131590382</text:p>
          </table:table-cell>
          <table:table-cell office:value-type="float" office:value="0.131772176238558" calcext:value-type="float">
            <text:p>0.131772176238558</text:p>
          </table:table-cell>
          <table:table-cell office:value-type="float" office:value="-222.017046453601" calcext:value-type="float">
            <text:p>-222.017046453601</text:p>
          </table:table-cell>
          <table:table-cell office:value-type="float" office:value="-197.718256439955" calcext:value-type="float">
            <text:p>-197.718256439955</text:p>
          </table:table-cell>
          <table:table-cell office:value-type="float" office:value="-222.742792694902" calcext:value-type="float">
            <text:p>-222.742792694902</text:p>
          </table:table-cell>
          <table:table-cell office:value-type="float" office:value="750" calcext:value-type="float">
            <text:p>750</text:p>
          </table:table-cell>
          <table:table-cell office:value-type="float" office:value="-223.595973681924" calcext:value-type="float">
            <text:p>-223.595973681924</text:p>
          </table:table-cell>
        </table:table-row>
        <table:table-row table:style-name="ro1">
          <table:table-cell office:value-type="string" calcext:value-type="string">
            <text:p>2019-12-02 22:08:06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23996638861" calcext:value-type="float">
            <text:p>72.423996638861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589" calcext:value-type="float">
            <text:p>4087589</text:p>
          </table:table-cell>
          <table:table-cell office:value-type="float" office:value="2037733" calcext:value-type="float">
            <text:p>2037733</text:p>
          </table:table-cell>
          <table:table-cell office:value-type="float" office:value="234839" calcext:value-type="float">
            <text:p>234839</text:p>
          </table:table-cell>
          <table:table-cell office:value-type="float" office:value="437852" calcext:value-type="float">
            <text:p>437852</text:p>
          </table:table-cell>
          <table:table-cell office:value-type="float" office:value="228922" calcext:value-type="float">
            <text:p>2289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40" calcext:value-type="float">
            <text:p>221440</text:p>
          </table:table-cell>
          <table:table-cell office:value-type="float" office:value="221029" calcext:value-type="float">
            <text:p>221029</text:p>
          </table:table-cell>
          <table:table-cell office:value-type="float" office:value="2.43639319376864" calcext:value-type="float">
            <text:p>2.43639319376864</text:p>
          </table:table-cell>
          <table:table-cell office:value-type="float" office:value="1.21458366091057" calcext:value-type="float">
            <text:p>1.21458366091057</text:p>
          </table:table-cell>
          <table:table-cell office:value-type="float" office:value="0.139974968430396" calcext:value-type="float">
            <text:p>0.139974968430396</text:p>
          </table:table-cell>
          <table:table-cell office:value-type="float" office:value="0.260980160353203" calcext:value-type="float">
            <text:p>0.260980160353203</text:p>
          </table:table-cell>
          <table:table-cell office:value-type="float" office:value="0.136448161178608" calcext:value-type="float">
            <text:p>0.136448161178608</text:p>
          </table:table-cell>
          <table:table-cell office:value-type="float" office:value="5" calcext:value-type="float">
            <text:p>5</text:p>
          </table:table-cell>
          <table:table-cell office:value-type="float" office:value="0.131988541124885" calcext:value-type="float">
            <text:p>0.131988541124885</text:p>
          </table:table-cell>
          <table:table-cell office:value-type="float" office:value="0.131743566005655" calcext:value-type="float">
            <text:p>0.131743566005655</text:p>
          </table:table-cell>
          <table:table-cell office:value-type="float" office:value="-222.005006313921" calcext:value-type="float">
            <text:p>-222.005006313921</text:p>
          </table:table-cell>
          <table:table-cell office:value-type="float" office:value="-197.803967929359" calcext:value-type="float">
            <text:p>-197.803967929359</text:p>
          </table:table-cell>
          <table:table-cell office:value-type="float" office:value="-222.710367764278" calcext:value-type="float">
            <text:p>-222.710367764278</text:p>
          </table:table-cell>
          <table:table-cell office:value-type="float" office:value="750" calcext:value-type="float">
            <text:p>750</text:p>
          </table:table-cell>
          <table:table-cell office:value-type="float" office:value="-223.602291775023" calcext:value-type="float">
            <text:p>-223.602291775023</text:p>
          </table:table-cell>
        </table:table-row>
        <table:table-row table:style-name="ro1">
          <table:table-cell office:value-type="string" calcext:value-type="string">
            <text:p>2019-12-02 22:08:0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297293820918" calcext:value-type="float">
            <text:p>72.4297293820918</text:p>
          </table:table-cell>
          <table:table-cell office:value-type="float" office:value="982.286774480825" calcext:value-type="float">
            <text:p>982.286774480825</text:p>
          </table:table-cell>
          <table:table-cell office:value-type="float" office:value="4087606" calcext:value-type="float">
            <text:p>4087606</text:p>
          </table:table-cell>
          <table:table-cell office:value-type="float" office:value="2033238" calcext:value-type="float">
            <text:p>2033238</text:p>
          </table:table-cell>
          <table:table-cell office:value-type="float" office:value="234706" calcext:value-type="float">
            <text:p>234706</text:p>
          </table:table-cell>
          <table:table-cell office:value-type="float" office:value="437008" calcext:value-type="float">
            <text:p>437008</text:p>
          </table:table-cell>
          <table:table-cell office:value-type="float" office:value="228669" calcext:value-type="float">
            <text:p>2286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77" calcext:value-type="float">
            <text:p>221577</text:p>
          </table:table-cell>
          <table:table-cell office:value-type="float" office:value="221139" calcext:value-type="float">
            <text:p>221139</text:p>
          </table:table-cell>
          <table:table-cell office:value-type="float" office:value="2.43640332655946" calcext:value-type="float">
            <text:p>2.43640332655946</text:p>
          </table:table-cell>
          <table:table-cell office:value-type="float" office:value="1.21190443180852" calcext:value-type="float">
            <text:p>1.21190443180852</text:p>
          </table:table-cell>
          <table:table-cell office:value-type="float" office:value="0.139895694243395" calcext:value-type="float">
            <text:p>0.139895694243395</text:p>
          </table:table-cell>
          <table:table-cell office:value-type="float" office:value="0.260477097091329" calcext:value-type="float">
            <text:p>0.260477097091329</text:p>
          </table:table-cell>
          <table:table-cell office:value-type="float" office:value="0.13629736140935" calcext:value-type="float">
            <text:p>0.13629736140935</text:p>
          </table:table-cell>
          <table:table-cell office:value-type="float" office:value="5" calcext:value-type="float">
            <text:p>5</text:p>
          </table:table-cell>
          <table:table-cell office:value-type="float" office:value="0.132070199497962" calcext:value-type="float">
            <text:p>0.132070199497962</text:p>
          </table:table-cell>
          <table:table-cell office:value-type="float" office:value="0.131809131122724" calcext:value-type="float">
            <text:p>0.131809131122724</text:p>
          </table:table-cell>
          <table:table-cell office:value-type="float" office:value="-222.020861151321" calcext:value-type="float">
            <text:p>-222.020861151321</text:p>
          </table:table-cell>
          <table:table-cell office:value-type="float" office:value="-197.904580581734" calcext:value-type="float">
            <text:p>-197.904580581734</text:p>
          </table:table-cell>
          <table:table-cell office:value-type="float" office:value="-222.74052771813" calcext:value-type="float">
            <text:p>-222.74052771813</text:p>
          </table:table-cell>
          <table:table-cell office:value-type="float" office:value="750" calcext:value-type="float">
            <text:p>750</text:p>
          </table:table-cell>
          <table:table-cell office:value-type="float" office:value="-223.585960100408" calcext:value-type="float">
            <text:p>-223.585960100408</text:p>
          </table:table-cell>
        </table:table-row>
        <table:table-row table:style-name="ro1">
          <table:table-cell office:value-type="string" calcext:value-type="string">
            <text:p>2019-12-02 22:08:09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075769508189" calcext:value-type="float">
            <text:p>72.4075769508189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6109" calcext:value-type="float">
            <text:p>4086109</text:p>
          </table:table-cell>
          <table:table-cell office:value-type="float" office:value="2020628" calcext:value-type="float">
            <text:p>2020628</text:p>
          </table:table-cell>
          <table:table-cell office:value-type="float" office:value="234601" calcext:value-type="float">
            <text:p>234601</text:p>
          </table:table-cell>
          <table:table-cell office:value-type="float" office:value="436125" calcext:value-type="float">
            <text:p>436125</text:p>
          </table:table-cell>
          <table:table-cell office:value-type="float" office:value="227833" calcext:value-type="float">
            <text:p>2278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15" calcext:value-type="float">
            <text:p>221715</text:p>
          </table:table-cell>
          <table:table-cell office:value-type="float" office:value="221150" calcext:value-type="float">
            <text:p>221150</text:p>
          </table:table-cell>
          <table:table-cell office:value-type="float" office:value="2.43551104492081" calcext:value-type="float">
            <text:p>2.43551104492081</text:p>
          </table:table-cell>
          <table:table-cell office:value-type="float" office:value="1.20438828520635" calcext:value-type="float">
            <text:p>1.20438828520635</text:p>
          </table:table-cell>
          <table:table-cell office:value-type="float" office:value="0.13983310935892" calcext:value-type="float">
            <text:p>0.13983310935892</text:p>
          </table:table-cell>
          <table:table-cell office:value-type="float" office:value="0.259950788015221" calcext:value-type="float">
            <text:p>0.259950788015221</text:p>
          </table:table-cell>
          <table:table-cell office:value-type="float" office:value="0.135799066519626" calcext:value-type="float">
            <text:p>0.135799066519626</text:p>
          </table:table-cell>
          <table:table-cell office:value-type="float" office:value="5" calcext:value-type="float">
            <text:p>5</text:p>
          </table:table-cell>
          <table:table-cell office:value-type="float" office:value="0.132152453917557" calcext:value-type="float">
            <text:p>0.132152453917557</text:p>
          </table:table-cell>
          <table:table-cell office:value-type="float" office:value="0.131815687634431" calcext:value-type="float">
            <text:p>0.131815687634431</text:p>
          </table:table-cell>
          <table:table-cell office:value-type="float" office:value="-222.033378128216" calcext:value-type="float">
            <text:p>-222.033378128216</text:p>
          </table:table-cell>
          <table:table-cell office:value-type="float" office:value="-198.009842396956" calcext:value-type="float">
            <text:p>-198.009842396956</text:p>
          </table:table-cell>
          <table:table-cell office:value-type="float" office:value="-222.840186696075" calcext:value-type="float">
            <text:p>-222.840186696075</text:p>
          </table:table-cell>
          <table:table-cell office:value-type="float" office:value="750" calcext:value-type="float">
            <text:p>750</text:p>
          </table:table-cell>
          <table:table-cell office:value-type="float" office:value="-223.569509216489" calcext:value-type="float">
            <text:p>-223.569509216489</text:p>
          </table:table-cell>
        </table:table-row>
        <table:table-row table:style-name="ro1">
          <table:table-cell office:value-type="string" calcext:value-type="string">
            <text:p>2019-12-02 22:08:10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3759041993461" calcext:value-type="float">
            <text:p>72.3759041993461</text:p>
          </table:table-cell>
          <table:table-cell office:value-type="float" office:value="982.250778543333" calcext:value-type="float">
            <text:p>982.250778543333</text:p>
          </table:table-cell>
          <table:table-cell office:value-type="float" office:value="4087504" calcext:value-type="float">
            <text:p>4087504</text:p>
          </table:table-cell>
          <table:table-cell office:value-type="float" office:value="2014777" calcext:value-type="float">
            <text:p>2014777</text:p>
          </table:table-cell>
          <table:table-cell office:value-type="float" office:value="234600" calcext:value-type="float">
            <text:p>234600</text:p>
          </table:table-cell>
          <table:table-cell office:value-type="float" office:value="435460" calcext:value-type="float">
            <text:p>435460</text:p>
          </table:table-cell>
          <table:table-cell office:value-type="float" office:value="227102" calcext:value-type="float">
            <text:p>2271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75" calcext:value-type="float">
            <text:p>221975</text:p>
          </table:table-cell>
          <table:table-cell office:value-type="float" office:value="220981" calcext:value-type="float">
            <text:p>220981</text:p>
          </table:table-cell>
          <table:table-cell office:value-type="float" office:value="2.43634252981454" calcext:value-type="float">
            <text:p>2.43634252981454</text:p>
          </table:table-cell>
          <table:table-cell office:value-type="float" office:value="1.20090081702481" calcext:value-type="float">
            <text:p>1.20090081702481</text:p>
          </table:table-cell>
          <table:table-cell office:value-type="float" office:value="0.139832513312401" calcext:value-type="float">
            <text:p>0.139832513312401</text:p>
          </table:table-cell>
          <table:table-cell office:value-type="float" office:value="0.259554417080214" calcext:value-type="float">
            <text:p>0.259554417080214</text:p>
          </table:table-cell>
          <table:table-cell office:value-type="float" office:value="0.135363356514377" calcext:value-type="float">
            <text:p>0.135363356514377</text:p>
          </table:table-cell>
          <table:table-cell office:value-type="float" office:value="5" calcext:value-type="float">
            <text:p>5</text:p>
          </table:table-cell>
          <table:table-cell office:value-type="float" office:value="0.132307426012448" calcext:value-type="float">
            <text:p>0.132307426012448</text:p>
          </table:table-cell>
          <table:table-cell office:value-type="float" office:value="0.131714955772752" calcext:value-type="float">
            <text:p>0.131714955772752</text:p>
          </table:table-cell>
          <table:table-cell office:value-type="float" office:value="-222.03349733752" calcext:value-type="float">
            <text:p>-222.03349733752</text:p>
          </table:table-cell>
          <table:table-cell office:value-type="float" office:value="-198.089116583957" calcext:value-type="float">
            <text:p>-198.089116583957</text:p>
          </table:table-cell>
          <table:table-cell office:value-type="float" office:value="-222.927328697125" calcext:value-type="float">
            <text:p>-222.927328697125</text:p>
          </table:table-cell>
          <table:table-cell office:value-type="float" office:value="750" calcext:value-type="float">
            <text:p>750</text:p>
          </table:table-cell>
          <table:table-cell office:value-type="float" office:value="-223.53851479751" calcext:value-type="float">
            <text:p>-223.53851479751</text:p>
          </table:table-cell>
        </table:table-row>
        <table:table-row table:style-name="ro1">
          <table:table-cell office:value-type="string" calcext:value-type="string">
            <text:p>2019-12-02 22:08:11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923238516233" calcext:value-type="float">
            <text:p>72.3923238516233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7405" calcext:value-type="float">
            <text:p>4087405</text:p>
          </table:table-cell>
          <table:table-cell office:value-type="float" office:value="2017483" calcext:value-type="float">
            <text:p>2017483</text:p>
          </table:table-cell>
          <table:table-cell office:value-type="float" office:value="234588" calcext:value-type="float">
            <text:p>234588</text:p>
          </table:table-cell>
          <table:table-cell office:value-type="float" office:value="434712" calcext:value-type="float">
            <text:p>434712</text:p>
          </table:table-cell>
          <table:table-cell office:value-type="float" office:value="226626" calcext:value-type="float">
            <text:p>2266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88" calcext:value-type="float">
            <text:p>222188</text:p>
          </table:table-cell>
          <table:table-cell office:value-type="float" office:value="221057" calcext:value-type="float">
            <text:p>221057</text:p>
          </table:table-cell>
          <table:table-cell office:value-type="float" office:value="2.43628352120918" calcext:value-type="float">
            <text:p>2.43628352120918</text:p>
          </table:table-cell>
          <table:table-cell office:value-type="float" office:value="1.2025137189047" calcext:value-type="float">
            <text:p>1.2025137189047</text:p>
          </table:table-cell>
          <table:table-cell office:value-type="float" office:value="0.139825360754175" calcext:value-type="float">
            <text:p>0.139825360754175</text:p>
          </table:table-cell>
          <table:table-cell office:value-type="float" office:value="0.259108574284145" calcext:value-type="float">
            <text:p>0.259108574284145</text:p>
          </table:table-cell>
          <table:table-cell office:value-type="float" office:value="0.135079638371424" calcext:value-type="float">
            <text:p>0.135079638371424</text:p>
          </table:table-cell>
          <table:table-cell office:value-type="float" office:value="5" calcext:value-type="float">
            <text:p>5</text:p>
          </table:table-cell>
          <table:table-cell office:value-type="float" office:value="0.132434383920954" calcext:value-type="float">
            <text:p>0.132434383920954</text:p>
          </table:table-cell>
          <table:table-cell office:value-type="float" office:value="0.131760255308182" calcext:value-type="float">
            <text:p>0.131760255308182</text:p>
          </table:table-cell>
          <table:table-cell office:value-type="float" office:value="-222.034927849165" calcext:value-type="float">
            <text:p>-222.034927849165</text:p>
          </table:table-cell>
          <table:table-cell office:value-type="float" office:value="-198.178285143171" calcext:value-type="float">
            <text:p>-198.178285143171</text:p>
          </table:table-cell>
          <table:table-cell office:value-type="float" office:value="-222.984072325715" calcext:value-type="float">
            <text:p>-222.984072325715</text:p>
          </table:table-cell>
          <table:table-cell office:value-type="float" office:value="750" calcext:value-type="float">
            <text:p>750</text:p>
          </table:table-cell>
          <table:table-cell office:value-type="float" office:value="-223.513123215809" calcext:value-type="float">
            <text:p>-223.513123215809</text:p>
          </table:table-cell>
        </table:table-row>
        <table:table-row table:style-name="ro1">
          <table:table-cell office:value-type="string" calcext:value-type="string">
            <text:p>2019-12-02 22:08:1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709490752859" calcext:value-type="float">
            <text:p>72.3709490752859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9288" calcext:value-type="float">
            <text:p>4089288</text:p>
          </table:table-cell>
          <table:table-cell office:value-type="float" office:value="2041008" calcext:value-type="float">
            <text:p>2041008</text:p>
          </table:table-cell>
          <table:table-cell office:value-type="float" office:value="234769" calcext:value-type="float">
            <text:p>234769</text:p>
          </table:table-cell>
          <table:table-cell office:value-type="float" office:value="434058" calcext:value-type="float">
            <text:p>434058</text:p>
          </table:table-cell>
          <table:table-cell office:value-type="float" office:value="225681" calcext:value-type="float">
            <text:p>2256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354" calcext:value-type="float">
            <text:p>222354</text:p>
          </table:table-cell>
          <table:table-cell office:value-type="float" office:value="220961" calcext:value-type="float">
            <text:p>220961</text:p>
          </table:table-cell>
          <table:table-cell office:value-type="float" office:value="2.4374058768041" calcext:value-type="float">
            <text:p>2.4374058768041</text:p>
          </table:table-cell>
          <table:table-cell office:value-type="float" office:value="1.21653571325966" calcext:value-type="float">
            <text:p>1.21653571325966</text:p>
          </table:table-cell>
          <table:table-cell office:value-type="float" office:value="0.13993324517408" calcext:value-type="float">
            <text:p>0.13993324517408</text:p>
          </table:table-cell>
          <table:table-cell office:value-type="float" office:value="0.258718759860845" calcext:value-type="float">
            <text:p>0.258718759860845</text:p>
          </table:table-cell>
          <table:table-cell office:value-type="float" office:value="0.134516374411151" calcext:value-type="float">
            <text:p>0.134516374411151</text:p>
          </table:table-cell>
          <table:table-cell office:value-type="float" office:value="5" calcext:value-type="float">
            <text:p>5</text:p>
          </table:table-cell>
          <table:table-cell office:value-type="float" office:value="0.132533327643076" calcext:value-type="float">
            <text:p>0.132533327643076</text:p>
          </table:table-cell>
          <table:table-cell office:value-type="float" office:value="0.131703034842376" calcext:value-type="float">
            <text:p>0.131703034842376</text:p>
          </table:table-cell>
          <table:table-cell office:value-type="float" office:value="-222.013350965184" calcext:value-type="float">
            <text:p>-222.013350965184</text:p>
          </table:table-cell>
          <table:table-cell office:value-type="float" office:value="-198.256248027831" calcext:value-type="float">
            <text:p>-198.256248027831</text:p>
          </table:table-cell>
          <table:table-cell office:value-type="float" office:value="-223.09672511777" calcext:value-type="float">
            <text:p>-223.09672511777</text:p>
          </table:table-cell>
          <table:table-cell office:value-type="float" office:value="750" calcext:value-type="float">
            <text:p>750</text:p>
          </table:table-cell>
          <table:table-cell office:value-type="float" office:value="-223.493334471385" calcext:value-type="float">
            <text:p>-223.493334471385</text:p>
          </table:table-cell>
        </table:table-row>
        <table:table-row table:style-name="ro1">
          <table:table-cell office:value-type="string" calcext:value-type="string">
            <text:p>2019-12-02 22:08:14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442304131043" calcext:value-type="float">
            <text:p>72.3442304131043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7432" calcext:value-type="float">
            <text:p>4087432</text:p>
          </table:table-cell>
          <table:table-cell office:value-type="float" office:value="2031541" calcext:value-type="float">
            <text:p>2031541</text:p>
          </table:table-cell>
          <table:table-cell office:value-type="float" office:value="234891" calcext:value-type="float">
            <text:p>234891</text:p>
          </table:table-cell>
          <table:table-cell office:value-type="float" office:value="433618" calcext:value-type="float">
            <text:p>433618</text:p>
          </table:table-cell>
          <table:table-cell office:value-type="float" office:value="226468" calcext:value-type="float">
            <text:p>2264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50" calcext:value-type="float">
            <text:p>222150</text:p>
          </table:table-cell>
          <table:table-cell office:value-type="float" office:value="221026" calcext:value-type="float">
            <text:p>221026</text:p>
          </table:table-cell>
          <table:table-cell office:value-type="float" office:value="2.43629961446519" calcext:value-type="float">
            <text:p>2.43629961446519</text:p>
          </table:table-cell>
          <table:table-cell office:value-type="float" office:value="1.21089294086611" calcext:value-type="float">
            <text:p>1.21089294086611</text:p>
          </table:table-cell>
          <table:table-cell office:value-type="float" office:value="0.140005962849374" calcext:value-type="float">
            <text:p>0.140005962849374</text:p>
          </table:table-cell>
          <table:table-cell office:value-type="float" office:value="0.258456499392569" calcext:value-type="float">
            <text:p>0.258456499392569</text:p>
          </table:table-cell>
          <table:table-cell office:value-type="float" office:value="0.134985463021453" calcext:value-type="float">
            <text:p>0.134985463021453</text:p>
          </table:table-cell>
          <table:table-cell office:value-type="float" office:value="5" calcext:value-type="float">
            <text:p>5</text:p>
          </table:table-cell>
          <table:table-cell office:value-type="float" office:value="0.132411734153239" calcext:value-type="float">
            <text:p>0.132411734153239</text:p>
          </table:table-cell>
          <table:table-cell office:value-type="float" office:value="0.131741777866099" calcext:value-type="float">
            <text:p>0.131741777866099</text:p>
          </table:table-cell>
          <table:table-cell office:value-type="float" office:value="-221.998807430125" calcext:value-type="float">
            <text:p>-221.998807430125</text:p>
          </table:table-cell>
          <table:table-cell office:value-type="float" office:value="-198.308700121486" calcext:value-type="float">
            <text:p>-198.308700121486</text:p>
          </table:table-cell>
          <table:table-cell office:value-type="float" office:value="-223.002907395709" calcext:value-type="float">
            <text:p>-223.002907395709</text:p>
          </table:table-cell>
          <table:table-cell office:value-type="float" office:value="750" calcext:value-type="float">
            <text:p>750</text:p>
          </table:table-cell>
          <table:table-cell office:value-type="float" office:value="-223.517653169352" calcext:value-type="float">
            <text:p>-223.517653169352</text:p>
          </table:table-cell>
        </table:table-row>
        <table:table-row table:style-name="ro1">
          <table:table-cell office:value-type="string" calcext:value-type="string">
            <text:p>2019-12-02 22:08:15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71337588653" calcext:value-type="float">
            <text:p>72.371337588653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7255" calcext:value-type="float">
            <text:p>4087255</text:p>
          </table:table-cell>
          <table:table-cell office:value-type="float" office:value="2015233" calcext:value-type="float">
            <text:p>2015233</text:p>
          </table:table-cell>
          <table:table-cell office:value-type="float" office:value="234795" calcext:value-type="float">
            <text:p>234795</text:p>
          </table:table-cell>
          <table:table-cell office:value-type="float" office:value="432934" calcext:value-type="float">
            <text:p>432934</text:p>
          </table:table-cell>
          <table:table-cell office:value-type="float" office:value="227626" calcext:value-type="float">
            <text:p>2276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70" calcext:value-type="float">
            <text:p>221770</text:p>
          </table:table-cell>
          <table:table-cell office:value-type="float" office:value="221107" calcext:value-type="float">
            <text:p>221107</text:p>
          </table:table-cell>
          <table:table-cell office:value-type="float" office:value="2.43619411423136" calcext:value-type="float">
            <text:p>2.43619411423136</text:p>
          </table:table-cell>
          <table:table-cell office:value-type="float" office:value="1.20117261423738" calcext:value-type="float">
            <text:p>1.20117261423738</text:p>
          </table:table-cell>
          <table:table-cell office:value-type="float" office:value="0.139948742383569" calcext:value-type="float">
            <text:p>0.139948742383569</text:p>
          </table:table-cell>
          <table:table-cell office:value-type="float" office:value="0.258048803573704" calcext:value-type="float">
            <text:p>0.258048803573704</text:p>
          </table:table-cell>
          <table:table-cell office:value-type="float" office:value="0.135675684890233" calcext:value-type="float">
            <text:p>0.135675684890233</text:p>
          </table:table-cell>
          <table:table-cell office:value-type="float" office:value="5" calcext:value-type="float">
            <text:p>5</text:p>
          </table:table-cell>
          <table:table-cell office:value-type="float" office:value="0.132185236476092" calcext:value-type="float">
            <text:p>0.132185236476092</text:p>
          </table:table-cell>
          <table:table-cell office:value-type="float" office:value="0.131790057634122" calcext:value-type="float">
            <text:p>0.131790057634122</text:p>
          </table:table-cell>
          <table:table-cell office:value-type="float" office:value="-222.010251523286" calcext:value-type="float">
            <text:p>-222.010251523286</text:p>
          </table:table-cell>
          <table:table-cell office:value-type="float" office:value="-198.390239285259" calcext:value-type="float">
            <text:p>-198.390239285259</text:p>
          </table:table-cell>
          <table:table-cell office:value-type="float" office:value="-222.864863021953" calcext:value-type="float">
            <text:p>-222.864863021953</text:p>
          </table:table-cell>
          <table:table-cell office:value-type="float" office:value="750" calcext:value-type="float">
            <text:p>750</text:p>
          </table:table-cell>
          <table:table-cell office:value-type="float" office:value="-223.562952704782" calcext:value-type="float">
            <text:p>-223.562952704782</text:p>
          </table:table-cell>
        </table:table-row>
        <table:table-row table:style-name="ro1">
          <table:table-cell office:value-type="string" calcext:value-type="string">
            <text:p>2019-12-02 22:08:1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388866551" calcext:value-type="float">
            <text:p>72.3388866551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7165" calcext:value-type="float">
            <text:p>4087165</text:p>
          </table:table-cell>
          <table:table-cell office:value-type="float" office:value="2030466" calcext:value-type="float">
            <text:p>2030466</text:p>
          </table:table-cell>
          <table:table-cell office:value-type="float" office:value="234665" calcext:value-type="float">
            <text:p>234665</text:p>
          </table:table-cell>
          <table:table-cell office:value-type="float" office:value="432544" calcext:value-type="float">
            <text:p>432544</text:p>
          </table:table-cell>
          <table:table-cell office:value-type="float" office:value="228594" calcext:value-type="float">
            <text:p>228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49" calcext:value-type="float">
            <text:p>221449</text:p>
          </table:table-cell>
          <table:table-cell office:value-type="float" office:value="221082" calcext:value-type="float">
            <text:p>221082</text:p>
          </table:table-cell>
          <table:table-cell office:value-type="float" office:value="2.43614047004467" calcext:value-type="float">
            <text:p>2.43614047004467</text:p>
          </table:table-cell>
          <table:table-cell office:value-type="float" office:value="1.21025219085839" calcext:value-type="float">
            <text:p>1.21025219085839</text:p>
          </table:table-cell>
          <table:table-cell office:value-type="float" office:value="0.139871256336124" calcext:value-type="float">
            <text:p>0.139871256336124</text:p>
          </table:table-cell>
          <table:table-cell office:value-type="float" office:value="0.257816345431369" calcext:value-type="float">
            <text:p>0.257816345431369</text:p>
          </table:table-cell>
          <table:table-cell office:value-type="float" office:value="0.136252657920439" calcext:value-type="float">
            <text:p>0.136252657920439</text:p>
          </table:table-cell>
          <table:table-cell office:value-type="float" office:value="5" calcext:value-type="float">
            <text:p>5</text:p>
          </table:table-cell>
          <table:table-cell office:value-type="float" office:value="0.131993905543555" calcext:value-type="float">
            <text:p>0.131993905543555</text:p>
          </table:table-cell>
          <table:table-cell office:value-type="float" office:value="0.131775156471152" calcext:value-type="float">
            <text:p>0.131775156471152</text:p>
          </table:table-cell>
          <table:table-cell office:value-type="float" office:value="-222.025748732775" calcext:value-type="float">
            <text:p>-222.025748732775</text:p>
          </table:table-cell>
          <table:table-cell office:value-type="float" office:value="-198.436730913726" calcext:value-type="float">
            <text:p>-198.436730913726</text:p>
          </table:table-cell>
          <table:table-cell office:value-type="float" office:value="-222.749468415912" calcext:value-type="float">
            <text:p>-222.749468415912</text:p>
          </table:table-cell>
          <table:table-cell office:value-type="float" office:value="750" calcext:value-type="float">
            <text:p>750</text:p>
          </table:table-cell>
          <table:table-cell office:value-type="float" office:value="-223.601218891289" calcext:value-type="float">
            <text:p>-223.601218891289</text:p>
          </table:table-cell>
        </table:table-row>
        <table:table-row table:style-name="ro1">
          <table:table-cell office:value-type="string" calcext:value-type="string">
            <text:p>2019-12-02 22:08:18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3927480927" calcext:value-type="float">
            <text:p>72.33927480927</text:p>
          </table:table-cell>
          <table:table-cell office:value-type="float" office:value="982.267824172716" calcext:value-type="float">
            <text:p>982.267824172716</text:p>
          </table:table-cell>
          <table:table-cell office:value-type="float" office:value="4086807" calcext:value-type="float">
            <text:p>4086807</text:p>
          </table:table-cell>
          <table:table-cell office:value-type="float" office:value="2033795" calcext:value-type="float">
            <text:p>2033795</text:p>
          </table:table-cell>
          <table:table-cell office:value-type="float" office:value="234470" calcext:value-type="float">
            <text:p>234470</text:p>
          </table:table-cell>
          <table:table-cell office:value-type="float" office:value="431628" calcext:value-type="float">
            <text:p>431628</text:p>
          </table:table-cell>
          <table:table-cell office:value-type="float" office:value="228657" calcext:value-type="float">
            <text:p>2286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22" calcext:value-type="float">
            <text:p>221522</text:p>
          </table:table-cell>
          <table:table-cell office:value-type="float" office:value="221091" calcext:value-type="float">
            <text:p>221091</text:p>
          </table:table-cell>
          <table:table-cell office:value-type="float" office:value="2.43592708539094" calcext:value-type="float">
            <text:p>2.43592708539094</text:p>
          </table:table-cell>
          <table:table-cell office:value-type="float" office:value="1.2122364297195" calcext:value-type="float">
            <text:p>1.2122364297195</text:p>
          </table:table-cell>
          <table:table-cell office:value-type="float" office:value="0.139755027264956" calcext:value-type="float">
            <text:p>0.139755027264956</text:p>
          </table:table-cell>
          <table:table-cell office:value-type="float" office:value="0.257270366820141" calcext:value-type="float">
            <text:p>0.257270366820141</text:p>
          </table:table-cell>
          <table:table-cell office:value-type="float" office:value="0.136290208851124" calcext:value-type="float">
            <text:p>0.136290208851124</text:p>
          </table:table-cell>
          <table:table-cell office:value-type="float" office:value="5" calcext:value-type="float">
            <text:p>5</text:p>
          </table:table-cell>
          <table:table-cell office:value-type="float" office:value="0.132037416939428" calcext:value-type="float">
            <text:p>0.132037416939428</text:p>
          </table:table-cell>
          <table:table-cell office:value-type="float" office:value="0.131780520889821" calcext:value-type="float">
            <text:p>0.131780520889821</text:p>
          </table:table-cell>
          <table:table-cell office:value-type="float" office:value="-222.048994547009" calcext:value-type="float">
            <text:p>-222.048994547009</text:p>
          </table:table-cell>
          <table:table-cell office:value-type="float" office:value="-198.545926635972" calcext:value-type="float">
            <text:p>-198.545926635972</text:p>
          </table:table-cell>
          <table:table-cell office:value-type="float" office:value="-222.741958229775" calcext:value-type="float">
            <text:p>-222.741958229775</text:p>
          </table:table-cell>
          <table:table-cell office:value-type="float" office:value="750" calcext:value-type="float">
            <text:p>750</text:p>
          </table:table-cell>
          <table:table-cell office:value-type="float" office:value="-223.592516612115" calcext:value-type="float">
            <text:p>-223.592516612115</text:p>
          </table:table-cell>
        </table:table-row>
        <table:table-row table:style-name="ro1">
          <table:table-cell office:value-type="string" calcext:value-type="string">
            <text:p>2019-12-02 22:08:1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388866551" calcext:value-type="float">
            <text:p>72.3388866551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7178" calcext:value-type="float">
            <text:p>4087178</text:p>
          </table:table-cell>
          <table:table-cell office:value-type="float" office:value="2021175" calcext:value-type="float">
            <text:p>2021175</text:p>
          </table:table-cell>
          <table:table-cell office:value-type="float" office:value="234354" calcext:value-type="float">
            <text:p>234354</text:p>
          </table:table-cell>
          <table:table-cell office:value-type="float" office:value="430765" calcext:value-type="float">
            <text:p>430765</text:p>
          </table:table-cell>
          <table:table-cell office:value-type="float" office:value="227973" calcext:value-type="float">
            <text:p>2279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58" calcext:value-type="float">
            <text:p>221758</text:p>
          </table:table-cell>
          <table:table-cell office:value-type="float" office:value="221064" calcext:value-type="float">
            <text:p>221064</text:p>
          </table:table-cell>
          <table:table-cell office:value-type="float" office:value="2.43614821864941" calcext:value-type="float">
            <text:p>2.43614821864941</text:p>
          </table:table-cell>
          <table:table-cell office:value-type="float" office:value="1.20471432265214" calcext:value-type="float">
            <text:p>1.20471432265214</text:p>
          </table:table-cell>
          <table:table-cell office:value-type="float" office:value="0.139685885868774" calcext:value-type="float">
            <text:p>0.139685885868774</text:p>
          </table:table-cell>
          <table:table-cell office:value-type="float" office:value="0.256755978674409" calcext:value-type="float">
            <text:p>0.256755978674409</text:p>
          </table:table-cell>
          <table:table-cell office:value-type="float" office:value="0.135882513032259" calcext:value-type="float">
            <text:p>0.135882513032259</text:p>
          </table:table-cell>
          <table:table-cell office:value-type="float" office:value="5" calcext:value-type="float">
            <text:p>5</text:p>
          </table:table-cell>
          <table:table-cell office:value-type="float" office:value="0.132178083917866" calcext:value-type="float">
            <text:p>0.132178083917866</text:p>
          </table:table-cell>
          <table:table-cell office:value-type="float" office:value="0.131764427633813" calcext:value-type="float">
            <text:p>0.131764427633813</text:p>
          </table:table-cell>
          <table:table-cell office:value-type="float" office:value="-222.062822826245" calcext:value-type="float">
            <text:p>-222.062822826245</text:p>
          </table:table-cell>
          <table:table-cell office:value-type="float" office:value="-198.648804265118" calcext:value-type="float">
            <text:p>-198.648804265118</text:p>
          </table:table-cell>
          <table:table-cell office:value-type="float" office:value="-222.823497393548" calcext:value-type="float">
            <text:p>-222.823497393548</text:p>
          </table:table-cell>
          <table:table-cell office:value-type="float" office:value="750" calcext:value-type="float">
            <text:p>750</text:p>
          </table:table-cell>
          <table:table-cell office:value-type="float" office:value="-223.564383216427" calcext:value-type="float">
            <text:p>-223.564383216427</text:p>
          </table:table-cell>
        </table:table-row>
        <table:table-row table:style-name="ro1">
          <table:table-cell office:value-type="string" calcext:value-type="string">
            <text:p>2019-12-02 22:08:20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228553299513" calcext:value-type="float">
            <text:p>72.3228553299513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7127" calcext:value-type="float">
            <text:p>4087127</text:p>
          </table:table-cell>
          <table:table-cell office:value-type="float" office:value="2015222" calcext:value-type="float">
            <text:p>2015222</text:p>
          </table:table-cell>
          <table:table-cell office:value-type="float" office:value="234437" calcext:value-type="float">
            <text:p>234437</text:p>
          </table:table-cell>
          <table:table-cell office:value-type="float" office:value="430152" calcext:value-type="float">
            <text:p>430152</text:p>
          </table:table-cell>
          <table:table-cell office:value-type="float" office:value="227432" calcext:value-type="float">
            <text:p>2274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09" calcext:value-type="float">
            <text:p>221809</text:p>
          </table:table-cell>
          <table:table-cell office:value-type="float" office:value="221119" calcext:value-type="float">
            <text:p>221119</text:p>
          </table:table-cell>
          <table:table-cell office:value-type="float" office:value="2.43611782027695" calcext:value-type="float">
            <text:p>2.43611782027695</text:p>
          </table:table-cell>
          <table:table-cell office:value-type="float" office:value="1.20116605772567" calcext:value-type="float">
            <text:p>1.20116605772567</text:p>
          </table:table-cell>
          <table:table-cell office:value-type="float" office:value="0.139735357729835" calcext:value-type="float">
            <text:p>0.139735357729835</text:p>
          </table:table-cell>
          <table:table-cell office:value-type="float" office:value="0.25639060215838" calcext:value-type="float">
            <text:p>0.25639060215838</text:p>
          </table:table-cell>
          <table:table-cell office:value-type="float" office:value="0.135560051865584" calcext:value-type="float">
            <text:p>0.135560051865584</text:p>
          </table:table-cell>
          <table:table-cell office:value-type="float" office:value="5" calcext:value-type="float">
            <text:p>5</text:p>
          </table:table-cell>
          <table:table-cell office:value-type="float" office:value="0.132208482290325" calcext:value-type="float">
            <text:p>0.132208482290325</text:p>
          </table:table-cell>
          <table:table-cell office:value-type="float" office:value="0.131797210192348" calcext:value-type="float">
            <text:p>0.131797210192348</text:p>
          </table:table-cell>
          <table:table-cell office:value-type="float" office:value="-222.052928454033" calcext:value-type="float">
            <text:p>-222.052928454033</text:p>
          </table:table-cell>
          <table:table-cell office:value-type="float" office:value="-198.721879568324" calcext:value-type="float">
            <text:p>-198.721879568324</text:p>
          </table:table-cell>
          <table:table-cell office:value-type="float" office:value="-222.887989626883" calcext:value-type="float">
            <text:p>-222.887989626883</text:p>
          </table:table-cell>
          <table:table-cell office:value-type="float" office:value="750" calcext:value-type="float">
            <text:p>750</text:p>
          </table:table-cell>
          <table:table-cell office:value-type="float" office:value="-223.558303541935" calcext:value-type="float">
            <text:p>-223.558303541935</text:p>
          </table:table-cell>
        </table:table-row>
        <table:table-row table:style-name="ro1">
          <table:table-cell office:value-type="string" calcext:value-type="string">
            <text:p>2019-12-02 22:08:2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49962436489" calcext:value-type="float">
            <text:p>72.349962436489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7112" calcext:value-type="float">
            <text:p>4087112</text:p>
          </table:table-cell>
          <table:table-cell office:value-type="float" office:value="2014988" calcext:value-type="float">
            <text:p>2014988</text:p>
          </table:table-cell>
          <table:table-cell office:value-type="float" office:value="234448" calcext:value-type="float">
            <text:p>234448</text:p>
          </table:table-cell>
          <table:table-cell office:value-type="float" office:value="429372" calcext:value-type="float">
            <text:p>429372</text:p>
          </table:table-cell>
          <table:table-cell office:value-type="float" office:value="227090" calcext:value-type="float">
            <text:p>2270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68" calcext:value-type="float">
            <text:p>221968</text:p>
          </table:table-cell>
          <table:table-cell office:value-type="float" office:value="221022" calcext:value-type="float">
            <text:p>221022</text:p>
          </table:table-cell>
          <table:table-cell office:value-type="float" office:value="2.43610887957917" calcext:value-type="float">
            <text:p>2.43610887957917</text:p>
          </table:table-cell>
          <table:table-cell office:value-type="float" office:value="1.20102658284027" calcext:value-type="float">
            <text:p>1.20102658284027</text:p>
          </table:table-cell>
          <table:table-cell office:value-type="float" office:value="0.139741914241542" calcext:value-type="float">
            <text:p>0.139741914241542</text:p>
          </table:table-cell>
          <table:table-cell office:value-type="float" office:value="0.255925685873709" calcext:value-type="float">
            <text:p>0.255925685873709</text:p>
          </table:table-cell>
          <table:table-cell office:value-type="float" office:value="0.135356203956151" calcext:value-type="float">
            <text:p>0.135356203956151</text:p>
          </table:table-cell>
          <table:table-cell office:value-type="float" office:value="5" calcext:value-type="float">
            <text:p>5</text:p>
          </table:table-cell>
          <table:table-cell office:value-type="float" office:value="0.132303253686816" calcext:value-type="float">
            <text:p>0.132303253686816</text:p>
          </table:table-cell>
          <table:table-cell office:value-type="float" office:value="0.131739393680023" calcext:value-type="float">
            <text:p>0.131739393680023</text:p>
          </table:table-cell>
          <table:table-cell office:value-type="float" office:value="-222.051617151692" calcext:value-type="float">
            <text:p>-222.051617151692</text:p>
          </table:table-cell>
          <table:table-cell office:value-type="float" office:value="-198.814862825258" calcext:value-type="float">
            <text:p>-198.814862825258</text:p>
          </table:table-cell>
          <table:table-cell office:value-type="float" office:value="-222.92875920877" calcext:value-type="float">
            <text:p>-222.92875920877</text:p>
          </table:table-cell>
          <table:table-cell office:value-type="float" office:value="750" calcext:value-type="float">
            <text:p>750</text:p>
          </table:table-cell>
          <table:table-cell office:value-type="float" office:value="-223.539349262637" calcext:value-type="float">
            <text:p>-223.539349262637</text:p>
          </table:table-cell>
        </table:table-row>
        <table:table-row table:style-name="ro1">
          <table:table-cell office:value-type="string" calcext:value-type="string">
            <text:p>2019-12-02 22:08:23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659938133963" calcext:value-type="float">
            <text:p>72.3659938133963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6952" calcext:value-type="float">
            <text:p>4086952</text:p>
          </table:table-cell>
          <table:table-cell office:value-type="float" office:value="2039593" calcext:value-type="float">
            <text:p>2039593</text:p>
          </table:table-cell>
          <table:table-cell office:value-type="float" office:value="234433" calcext:value-type="float">
            <text:p>234433</text:p>
          </table:table-cell>
          <table:table-cell office:value-type="float" office:value="428732" calcext:value-type="float">
            <text:p>428732</text:p>
          </table:table-cell>
          <table:table-cell office:value-type="float" office:value="225699" calcext:value-type="float">
            <text:p>2256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500" calcext:value-type="float">
            <text:p>222500</text:p>
          </table:table-cell>
          <table:table-cell office:value-type="float" office:value="220953" calcext:value-type="float">
            <text:p>220953</text:p>
          </table:table-cell>
          <table:table-cell office:value-type="float" office:value="2.43601351213616" calcext:value-type="float">
            <text:p>2.43601351213616</text:p>
          </table:table-cell>
          <table:table-cell office:value-type="float" office:value="1.21569230743555" calcext:value-type="float">
            <text:p>1.21569230743555</text:p>
          </table:table-cell>
          <table:table-cell office:value-type="float" office:value="0.13973297354376" calcext:value-type="float">
            <text:p>0.13973297354376</text:p>
          </table:table-cell>
          <table:table-cell office:value-type="float" office:value="0.255544216101672" calcext:value-type="float">
            <text:p>0.255544216101672</text:p>
          </table:table-cell>
          <table:table-cell office:value-type="float" office:value="0.134527103248489" calcext:value-type="float">
            <text:p>0.134527103248489</text:p>
          </table:table-cell>
          <table:table-cell office:value-type="float" office:value="5" calcext:value-type="float">
            <text:p>5</text:p>
          </table:table-cell>
          <table:table-cell office:value-type="float" office:value="0.132620350434822" calcext:value-type="float">
            <text:p>0.132620350434822</text:p>
          </table:table-cell>
          <table:table-cell office:value-type="float" office:value="0.131698266470226" calcext:value-type="float">
            <text:p>0.131698266470226</text:p>
          </table:table-cell>
          <table:table-cell office:value-type="float" office:value="-222.053405291248" calcext:value-type="float">
            <text:p>-222.053405291248</text:p>
          </table:table-cell>
          <table:table-cell office:value-type="float" office:value="-198.891156779666" calcext:value-type="float">
            <text:p>-198.891156779666</text:p>
          </table:table-cell>
          <table:table-cell office:value-type="float" office:value="-223.094579350302" calcext:value-type="float">
            <text:p>-223.094579350302</text:p>
          </table:table-cell>
          <table:table-cell office:value-type="float" office:value="750" calcext:value-type="float">
            <text:p>750</text:p>
          </table:table-cell>
          <table:table-cell office:value-type="float" office:value="-223.475929913036" calcext:value-type="float">
            <text:p>-223.475929913036</text:p>
          </table:table-cell>
        </table:table-row>
        <table:table-row table:style-name="ro1">
          <table:table-cell office:value-type="string" calcext:value-type="string">
            <text:p>2019-12-02 22:08:24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931013477037" calcext:value-type="float">
            <text:p>72.3931013477037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6940" calcext:value-type="float">
            <text:p>4086940</text:p>
          </table:table-cell>
          <table:table-cell office:value-type="float" office:value="2034177" calcext:value-type="float">
            <text:p>2034177</text:p>
          </table:table-cell>
          <table:table-cell office:value-type="float" office:value="234505" calcext:value-type="float">
            <text:p>234505</text:p>
          </table:table-cell>
          <table:table-cell office:value-type="float" office:value="428218" calcext:value-type="float">
            <text:p>428218</text:p>
          </table:table-cell>
          <table:table-cell office:value-type="float" office:value="225848" calcext:value-type="float">
            <text:p>2258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195" calcext:value-type="float">
            <text:p>222195</text:p>
          </table:table-cell>
          <table:table-cell office:value-type="float" office:value="220951" calcext:value-type="float">
            <text:p>220951</text:p>
          </table:table-cell>
          <table:table-cell office:value-type="float" office:value="2.43600635957794" calcext:value-type="float">
            <text:p>2.43600635957794</text:p>
          </table:table-cell>
          <table:table-cell office:value-type="float" office:value="1.21246411948968" calcext:value-type="float">
            <text:p>1.21246411948968</text:p>
          </table:table-cell>
          <table:table-cell office:value-type="float" office:value="0.139775888893114" calcext:value-type="float">
            <text:p>0.139775888893114</text:p>
          </table:table-cell>
          <table:table-cell office:value-type="float" office:value="0.255237848191005" calcext:value-type="float">
            <text:p>0.255237848191005</text:p>
          </table:table-cell>
          <table:table-cell office:value-type="float" office:value="0.134615914179792" calcext:value-type="float">
            <text:p>0.134615914179792</text:p>
          </table:table-cell>
          <table:table-cell office:value-type="float" office:value="5" calcext:value-type="float">
            <text:p>5</text:p>
          </table:table-cell>
          <table:table-cell office:value-type="float" office:value="0.132438556246585" calcext:value-type="float">
            <text:p>0.132438556246585</text:p>
          </table:table-cell>
          <table:table-cell office:value-type="float" office:value="0.131697074377188" calcext:value-type="float">
            <text:p>0.131697074377188</text:p>
          </table:table-cell>
          <table:table-cell office:value-type="float" office:value="-222.044822221377" calcext:value-type="float">
            <text:p>-222.044822221377</text:p>
          </table:table-cell>
          <table:table-cell office:value-type="float" office:value="-198.952430361799" calcext:value-type="float">
            <text:p>-198.952430361799</text:p>
          </table:table-cell>
          <table:table-cell office:value-type="float" office:value="-223.076817164042" calcext:value-type="float">
            <text:p>-223.076817164042</text:p>
          </table:table-cell>
          <table:table-cell office:value-type="float" office:value="750" calcext:value-type="float">
            <text:p>750</text:p>
          </table:table-cell>
          <table:table-cell office:value-type="float" office:value="-223.512288750683" calcext:value-type="float">
            <text:p>-223.512288750683</text:p>
          </table:table-cell>
        </table:table-row>
        <table:table-row table:style-name="ro1">
          <table:table-cell office:value-type="string" calcext:value-type="string">
            <text:p>2019-12-02 22:08:25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034000612134" calcext:value-type="float">
            <text:p>72.4034000612134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6977" calcext:value-type="float">
            <text:p>4086977</text:p>
          </table:table-cell>
          <table:table-cell office:value-type="float" office:value="2023689" calcext:value-type="float">
            <text:p>2023689</text:p>
          </table:table-cell>
          <table:table-cell office:value-type="float" office:value="234531" calcext:value-type="float">
            <text:p>234531</text:p>
          </table:table-cell>
          <table:table-cell office:value-type="float" office:value="427660" calcext:value-type="float">
            <text:p>427660</text:p>
          </table:table-cell>
          <table:table-cell office:value-type="float" office:value="226440" calcext:value-type="float">
            <text:p>2264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17" calcext:value-type="float">
            <text:p>222017</text:p>
          </table:table-cell>
          <table:table-cell office:value-type="float" office:value="220951" calcext:value-type="float">
            <text:p>220951</text:p>
          </table:table-cell>
          <table:table-cell office:value-type="float" office:value="2.43602841329913" calcext:value-type="float">
            <text:p>2.43602841329913</text:p>
          </table:table-cell>
          <table:table-cell office:value-type="float" office:value="1.20621278360042" calcext:value-type="float">
            <text:p>1.20621278360042</text:p>
          </table:table-cell>
          <table:table-cell office:value-type="float" office:value="0.139791386102603" calcext:value-type="float">
            <text:p>0.139791386102603</text:p>
          </table:table-cell>
          <table:table-cell office:value-type="float" office:value="0.25490525423351" calcext:value-type="float">
            <text:p>0.25490525423351</text:p>
          </table:table-cell>
          <table:table-cell office:value-type="float" office:value="0.134968773718926" calcext:value-type="float">
            <text:p>0.134968773718926</text:p>
          </table:table-cell>
          <table:table-cell office:value-type="float" office:value="5" calcext:value-type="float">
            <text:p>5</text:p>
          </table:table-cell>
          <table:table-cell office:value-type="float" office:value="0.132332459966238" calcext:value-type="float">
            <text:p>0.132332459966238</text:p>
          </table:table-cell>
          <table:table-cell office:value-type="float" office:value="0.131697074377188" calcext:value-type="float">
            <text:p>0.131697074377188</text:p>
          </table:table-cell>
          <table:table-cell office:value-type="float" office:value="-222.041722779479" calcext:value-type="float">
            <text:p>-222.041722779479</text:p>
          </table:table-cell>
          <table:table-cell office:value-type="float" office:value="-199.018949153298" calcext:value-type="float">
            <text:p>-199.018949153298</text:p>
          </table:table-cell>
          <table:table-cell office:value-type="float" office:value="-223.006245256215" calcext:value-type="float">
            <text:p>-223.006245256215</text:p>
          </table:table-cell>
          <table:table-cell office:value-type="float" office:value="750" calcext:value-type="float">
            <text:p>750</text:p>
          </table:table-cell>
          <table:table-cell office:value-type="float" office:value="-223.533508006753" calcext:value-type="float">
            <text:p>-223.533508006753</text:p>
          </table:table-cell>
        </table:table-row>
        <table:table-row table:style-name="ro1">
          <table:table-cell office:value-type="string" calcext:value-type="string">
            <text:p>2019-12-02 22:08:27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099105166219" calcext:value-type="float">
            <text:p>72.4099105166219</text:p>
          </table:table-cell>
          <table:table-cell office:value-type="float" office:value="982.210970853686" calcext:value-type="float">
            <text:p>982.210970853686</text:p>
          </table:table-cell>
          <table:table-cell office:value-type="float" office:value="4087010" calcext:value-type="float">
            <text:p>4087010</text:p>
          </table:table-cell>
          <table:table-cell office:value-type="float" office:value="2014851" calcext:value-type="float">
            <text:p>2014851</text:p>
          </table:table-cell>
          <table:table-cell office:value-type="float" office:value="234590" calcext:value-type="float">
            <text:p>234590</text:p>
          </table:table-cell>
          <table:table-cell office:value-type="float" office:value="427120" calcext:value-type="float">
            <text:p>427120</text:p>
          </table:table-cell>
          <table:table-cell office:value-type="float" office:value="227407" calcext:value-type="float">
            <text:p>2274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06" calcext:value-type="float">
            <text:p>221806</text:p>
          </table:table-cell>
          <table:table-cell office:value-type="float" office:value="220976" calcext:value-type="float">
            <text:p>220976</text:p>
          </table:table-cell>
          <table:table-cell office:value-type="float" office:value="2.43604808283425" calcext:value-type="float">
            <text:p>2.43604808283425</text:p>
          </table:table-cell>
          <table:table-cell office:value-type="float" office:value="1.2009449244672" calcext:value-type="float">
            <text:p>1.2009449244672</text:p>
          </table:table-cell>
          <table:table-cell office:value-type="float" office:value="0.139826552847213" calcext:value-type="float">
            <text:p>0.139826552847213</text:p>
          </table:table-cell>
          <table:table-cell office:value-type="float" office:value="0.254583389113353" calcext:value-type="float">
            <text:p>0.254583389113353</text:p>
          </table:table-cell>
          <table:table-cell office:value-type="float" office:value="0.135545150702614" calcext:value-type="float">
            <text:p>0.135545150702614</text:p>
          </table:table-cell>
          <table:table-cell office:value-type="float" office:value="5" calcext:value-type="float">
            <text:p>5</text:p>
          </table:table-cell>
          <table:table-cell office:value-type="float" office:value="0.132206694150769" calcext:value-type="float">
            <text:p>0.132206694150769</text:p>
          </table:table-cell>
          <table:table-cell office:value-type="float" office:value="0.131711975540158" calcext:value-type="float">
            <text:p>0.131711975540158</text:p>
          </table:table-cell>
          <table:table-cell office:value-type="float" office:value="-222.034689430557" calcext:value-type="float">
            <text:p>-222.034689430557</text:p>
          </table:table-cell>
          <table:table-cell office:value-type="float" office:value="-199.083322177329" calcext:value-type="float">
            <text:p>-199.083322177329</text:p>
          </table:table-cell>
          <table:table-cell office:value-type="float" office:value="-222.890969859477" calcext:value-type="float">
            <text:p>-222.890969859477</text:p>
          </table:table-cell>
          <table:table-cell office:value-type="float" office:value="750" calcext:value-type="float">
            <text:p>750</text:p>
          </table:table-cell>
          <table:table-cell office:value-type="float" office:value="-223.558661169846" calcext:value-type="float">
            <text:p>-223.558661169846</text:p>
          </table:table-cell>
        </table:table-row>
        <table:table-row table:style-name="ro1">
          <table:table-cell office:value-type="string" calcext:value-type="string">
            <text:p>2019-12-02 22:08:28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931013477037" calcext:value-type="float">
            <text:p>72.3931013477037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158" calcext:value-type="float">
            <text:p>4087158</text:p>
          </table:table-cell>
          <table:table-cell office:value-type="float" office:value="2033001" calcext:value-type="float">
            <text:p>2033001</text:p>
          </table:table-cell>
          <table:table-cell office:value-type="float" office:value="233665" calcext:value-type="float">
            <text:p>233665</text:p>
          </table:table-cell>
          <table:table-cell office:value-type="float" office:value="426026" calcext:value-type="float">
            <text:p>426026</text:p>
          </table:table-cell>
          <table:table-cell office:value-type="float" office:value="228477" calcext:value-type="float">
            <text:p>2284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04" calcext:value-type="float">
            <text:p>221404</text:p>
          </table:table-cell>
          <table:table-cell office:value-type="float" office:value="220955" calcext:value-type="float">
            <text:p>220955</text:p>
          </table:table-cell>
          <table:table-cell office:value-type="float" office:value="2.43613629771904" calcext:value-type="float">
            <text:p>2.43613629771904</text:p>
          </table:table-cell>
          <table:table-cell office:value-type="float" office:value="1.21176316878357" calcext:value-type="float">
            <text:p>1.21176316878357</text:p>
          </table:table-cell>
          <table:table-cell office:value-type="float" office:value="0.139275209817315" calcext:value-type="float">
            <text:p>0.139275209817315</text:p>
          </table:table-cell>
          <table:table-cell office:value-type="float" office:value="0.253931314221777" calcext:value-type="float">
            <text:p>0.253931314221777</text:p>
          </table:table-cell>
          <table:table-cell office:value-type="float" office:value="0.136182920477738" calcext:value-type="float">
            <text:p>0.136182920477738</text:p>
          </table:table-cell>
          <table:table-cell office:value-type="float" office:value="5" calcext:value-type="float">
            <text:p>5</text:p>
          </table:table-cell>
          <table:table-cell office:value-type="float" office:value="0.131967083450208" calcext:value-type="float">
            <text:p>0.131967083450208</text:p>
          </table:table-cell>
          <table:table-cell office:value-type="float" office:value="0.131699458563263" calcext:value-type="float">
            <text:p>0.131699458563263</text:p>
          </table:table-cell>
          <table:table-cell office:value-type="float" office:value="-222.144958036537" calcext:value-type="float">
            <text:p>-222.144958036537</text:p>
          </table:table-cell>
          <table:table-cell office:value-type="float" office:value="-199.213737155645" calcext:value-type="float">
            <text:p>-199.213737155645</text:p>
          </table:table-cell>
          <table:table-cell office:value-type="float" office:value="-222.763415904452" calcext:value-type="float">
            <text:p>-222.763415904452</text:p>
          </table:table-cell>
          <table:table-cell office:value-type="float" office:value="750" calcext:value-type="float">
            <text:p>750</text:p>
          </table:table-cell>
          <table:table-cell office:value-type="float" office:value="-223.606583309958" calcext:value-type="float">
            <text:p>-223.606583309958</text:p>
          </table:table-cell>
        </table:table-row>
        <table:table-row table:style-name="ro1">
          <table:table-cell office:value-type="string" calcext:value-type="string">
            <text:p>2019-12-02 22:08:2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927126044513" calcext:value-type="float">
            <text:p>72.3927126044513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8248" calcext:value-type="float">
            <text:p>4088248</text:p>
          </table:table-cell>
          <table:table-cell office:value-type="float" office:value="2039997" calcext:value-type="float">
            <text:p>2039997</text:p>
          </table:table-cell>
          <table:table-cell office:value-type="float" office:value="234333" calcext:value-type="float">
            <text:p>234333</text:p>
          </table:table-cell>
          <table:table-cell office:value-type="float" office:value="425762" calcext:value-type="float">
            <text:p>425762</text:p>
          </table:table-cell>
          <table:table-cell office:value-type="float" office:value="228762" calcext:value-type="float">
            <text:p>2287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12" calcext:value-type="float">
            <text:p>221312</text:p>
          </table:table-cell>
          <table:table-cell office:value-type="float" office:value="221061" calcext:value-type="float">
            <text:p>221061</text:p>
          </table:table-cell>
          <table:table-cell office:value-type="float" office:value="2.43678598842454" calcext:value-type="float">
            <text:p>2.43678598842454</text:p>
          </table:table-cell>
          <table:table-cell office:value-type="float" office:value="1.21593311022915" calcext:value-type="float">
            <text:p>1.21593311022915</text:p>
          </table:table-cell>
          <table:table-cell office:value-type="float" office:value="0.139673368891879" calcext:value-type="float">
            <text:p>0.139673368891879</text:p>
          </table:table-cell>
          <table:table-cell office:value-type="float" office:value="0.253773957940812" calcext:value-type="float">
            <text:p>0.253773957940812</text:p>
          </table:table-cell>
          <table:table-cell office:value-type="float" office:value="0.136352793735599" calcext:value-type="float">
            <text:p>0.136352793735599</text:p>
          </table:table-cell>
          <table:table-cell office:value-type="float" office:value="5" calcext:value-type="float">
            <text:p>5</text:p>
          </table:table-cell>
          <table:table-cell office:value-type="float" office:value="0.131912247170478" calcext:value-type="float">
            <text:p>0.131912247170478</text:p>
          </table:table-cell>
          <table:table-cell office:value-type="float" office:value="0.131762639494257" calcext:value-type="float">
            <text:p>0.131762639494257</text:p>
          </table:table-cell>
          <table:table-cell office:value-type="float" office:value="-222.065326221624" calcext:value-type="float">
            <text:p>-222.065326221624</text:p>
          </table:table-cell>
          <table:table-cell office:value-type="float" office:value="-199.245208411838" calcext:value-type="float">
            <text:p>-199.245208411838</text:p>
          </table:table-cell>
          <table:table-cell office:value-type="float" office:value="-222.72944125288" calcext:value-type="float">
            <text:p>-222.72944125288</text:p>
          </table:table-cell>
          <table:table-cell office:value-type="float" office:value="750" calcext:value-type="float">
            <text:p>750</text:p>
          </table:table-cell>
          <table:table-cell office:value-type="float" office:value="-223.617550565904" calcext:value-type="float">
            <text:p>-223.617550565904</text:p>
          </table:table-cell>
        </table:table-row>
        <table:table-row table:style-name="ro1">
          <table:table-cell office:value-type="string" calcext:value-type="string">
            <text:p>2019-12-02 22:08:30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3992227177188" calcext:value-type="float">
            <text:p>72.3992227177188</text:p>
          </table:table-cell>
          <table:table-cell office:value-type="float" office:value="982.238444845038" calcext:value-type="float">
            <text:p>982.238444845038</text:p>
          </table:table-cell>
          <table:table-cell office:value-type="float" office:value="4088904" calcext:value-type="float">
            <text:p>4088904</text:p>
          </table:table-cell>
          <table:table-cell office:value-type="float" office:value="2026970" calcext:value-type="float">
            <text:p>2026970</text:p>
          </table:table-cell>
          <table:table-cell office:value-type="float" office:value="234360" calcext:value-type="float">
            <text:p>234360</text:p>
          </table:table-cell>
          <table:table-cell office:value-type="float" office:value="424793" calcext:value-type="float">
            <text:p>424793</text:p>
          </table:table-cell>
          <table:table-cell office:value-type="float" office:value="227853" calcext:value-type="float">
            <text:p>2278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83" calcext:value-type="float">
            <text:p>221583</text:p>
          </table:table-cell>
          <table:table-cell office:value-type="float" office:value="220971" calcext:value-type="float">
            <text:p>220971</text:p>
          </table:table-cell>
          <table:table-cell office:value-type="float" office:value="2.43717699494088" calcext:value-type="float">
            <text:p>2.43717699494088</text:p>
          </table:table-cell>
          <table:table-cell office:value-type="float" office:value="1.20816841222863" calcext:value-type="float">
            <text:p>1.20816841222863</text:p>
          </table:table-cell>
          <table:table-cell office:value-type="float" office:value="0.139689462147887" calcext:value-type="float">
            <text:p>0.139689462147887</text:p>
          </table:table-cell>
          <table:table-cell office:value-type="float" office:value="0.253196388864087" calcext:value-type="float">
            <text:p>0.253196388864087</text:p>
          </table:table-cell>
          <table:table-cell office:value-type="float" office:value="0.135810987450002" calcext:value-type="float">
            <text:p>0.135810987450002</text:p>
          </table:table-cell>
          <table:table-cell office:value-type="float" office:value="5" calcext:value-type="float">
            <text:p>5</text:p>
          </table:table-cell>
          <table:table-cell office:value-type="float" office:value="0.132073775777075" calcext:value-type="float">
            <text:p>0.132073775777075</text:p>
          </table:table-cell>
          <table:table-cell office:value-type="float" office:value="0.131708995307564" calcext:value-type="float">
            <text:p>0.131708995307564</text:p>
          </table:table-cell>
          <table:table-cell office:value-type="float" office:value="-222.062107570423" calcext:value-type="float">
            <text:p>-222.062107570423</text:p>
          </table:table-cell>
          <table:table-cell office:value-type="float" office:value="-199.360722227183" calcext:value-type="float">
            <text:p>-199.360722227183</text:p>
          </table:table-cell>
          <table:table-cell office:value-type="float" office:value="-222.83780251" calcext:value-type="float">
            <text:p>-222.83780251</text:p>
          </table:table-cell>
          <table:table-cell office:value-type="float" office:value="750" calcext:value-type="float">
            <text:p>750</text:p>
          </table:table-cell>
          <table:table-cell office:value-type="float" office:value="-223.585244844585" calcext:value-type="float">
            <text:p>-223.585244844585</text:p>
          </table:table-cell>
        </table:table-row>
        <table:table-row table:style-name="ro1">
          <table:table-cell office:value-type="string" calcext:value-type="string">
            <text:p>2019-12-02 22:08:3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98445140211" calcext:value-type="float">
            <text:p>72.398445140211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8221" calcext:value-type="float">
            <text:p>4088221</text:p>
          </table:table-cell>
          <table:table-cell office:value-type="float" office:value="2020436" calcext:value-type="float">
            <text:p>2020436</text:p>
          </table:table-cell>
          <table:table-cell office:value-type="float" office:value="234423" calcext:value-type="float">
            <text:p>234423</text:p>
          </table:table-cell>
          <table:table-cell office:value-type="float" office:value="423956" calcext:value-type="float">
            <text:p>423956</text:p>
          </table:table-cell>
          <table:table-cell office:value-type="float" office:value="226151" calcext:value-type="float">
            <text:p>2261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00" calcext:value-type="float">
            <text:p>222200</text:p>
          </table:table-cell>
          <table:table-cell office:value-type="float" office:value="220899" calcext:value-type="float">
            <text:p>220899</text:p>
          </table:table-cell>
          <table:table-cell office:value-type="float" office:value="2.43676989516853" calcext:value-type="float">
            <text:p>2.43676989516853</text:p>
          </table:table-cell>
          <table:table-cell office:value-type="float" office:value="1.20427384427474" calcext:value-type="float">
            <text:p>1.20427384427474</text:p>
          </table:table-cell>
          <table:table-cell office:value-type="float" office:value="0.139727013078572" calcext:value-type="float">
            <text:p>0.139727013078572</text:p>
          </table:table-cell>
          <table:table-cell office:value-type="float" office:value="0.252697497927844" calcext:value-type="float">
            <text:p>0.252697497927844</text:p>
          </table:table-cell>
          <table:table-cell office:value-type="float" office:value="0.134796516274991" calcext:value-type="float">
            <text:p>0.134796516274991</text:p>
          </table:table-cell>
          <table:table-cell office:value-type="float" office:value="5" calcext:value-type="float">
            <text:p>5</text:p>
          </table:table-cell>
          <table:table-cell office:value-type="float" office:value="0.132441536479179" calcext:value-type="float">
            <text:p>0.132441536479179</text:p>
          </table:table-cell>
          <table:table-cell office:value-type="float" office:value="0.13166607995821" calcext:value-type="float">
            <text:p>0.13166607995821</text:p>
          </table:table-cell>
          <table:table-cell office:value-type="float" office:value="-222.054597384286" calcext:value-type="float">
            <text:p>-222.054597384286</text:p>
          </table:table-cell>
          <table:table-cell office:value-type="float" office:value="-199.460500414431" calcext:value-type="float">
            <text:p>-199.460500414431</text:p>
          </table:table-cell>
          <table:table-cell office:value-type="float" office:value="-223.040696745002" calcext:value-type="float">
            <text:p>-223.040696745002</text:p>
          </table:table-cell>
          <table:table-cell office:value-type="float" office:value="750" calcext:value-type="float">
            <text:p>750</text:p>
          </table:table-cell>
          <table:table-cell office:value-type="float" office:value="-223.511692704164" calcext:value-type="float">
            <text:p>-223.511692704164</text:p>
          </table:table-cell>
        </table:table-row>
        <table:table-row table:style-name="ro1">
          <table:table-cell office:value-type="string" calcext:value-type="string">
            <text:p>2019-12-02 22:08:3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556945615081" calcext:value-type="float">
            <text:p>72.3556945615081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339" calcext:value-type="float">
            <text:p>4087339</text:p>
          </table:table-cell>
          <table:table-cell office:value-type="float" office:value="2024549" calcext:value-type="float">
            <text:p>2024549</text:p>
          </table:table-cell>
          <table:table-cell office:value-type="float" office:value="233935" calcext:value-type="float">
            <text:p>233935</text:p>
          </table:table-cell>
          <table:table-cell office:value-type="float" office:value="423487" calcext:value-type="float">
            <text:p>423487</text:p>
          </table:table-cell>
          <table:table-cell office:value-type="float" office:value="228335" calcext:value-type="float">
            <text:p>2283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88" calcext:value-type="float">
            <text:p>221488</text:p>
          </table:table-cell>
          <table:table-cell office:value-type="float" office:value="221015" calcext:value-type="float">
            <text:p>221015</text:p>
          </table:table-cell>
          <table:table-cell office:value-type="float" office:value="2.43624418213894" calcext:value-type="float">
            <text:p>2.43624418213894</text:p>
          </table:table-cell>
          <table:table-cell office:value-type="float" office:value="1.2067253836066" calcext:value-type="float">
            <text:p>1.2067253836066</text:p>
          </table:table-cell>
          <table:table-cell office:value-type="float" office:value="0.139436142377394" calcext:value-type="float">
            <text:p>0.139436142377394</text:p>
          </table:table-cell>
          <table:table-cell office:value-type="float" office:value="0.252417952110523" calcext:value-type="float">
            <text:p>0.252417952110523</text:p>
          </table:table-cell>
          <table:table-cell office:value-type="float" office:value="0.136098281872068" calcext:value-type="float">
            <text:p>0.136098281872068</text:p>
          </table:table-cell>
          <table:table-cell office:value-type="float" office:value="5" calcext:value-type="float">
            <text:p>5</text:p>
          </table:table-cell>
          <table:table-cell office:value-type="float" office:value="0.132017151357788" calcext:value-type="float">
            <text:p>0.132017151357788</text:p>
          </table:table-cell>
          <table:table-cell office:value-type="float" office:value="0.131735221354392" calcext:value-type="float">
            <text:p>0.131735221354392</text:p>
          </table:table-cell>
          <table:table-cell office:value-type="float" office:value="-222.112771524521" calcext:value-type="float">
            <text:p>-222.112771524521</text:p>
          </table:table-cell>
          <table:table-cell office:value-type="float" office:value="-199.516409577895" calcext:value-type="float">
            <text:p>-199.516409577895</text:p>
          </table:table-cell>
          <table:table-cell office:value-type="float" office:value="-222.780343625586" calcext:value-type="float">
            <text:p>-222.780343625586</text:p>
          </table:table-cell>
          <table:table-cell office:value-type="float" office:value="750" calcext:value-type="float">
            <text:p>750</text:p>
          </table:table-cell>
          <table:table-cell office:value-type="float" office:value="-223.596569728442" calcext:value-type="float">
            <text:p>-223.596569728442</text:p>
          </table:table-cell>
        </table:table-row>
        <table:table-row table:style-name="ro1">
          <table:table-cell office:value-type="string" calcext:value-type="string">
            <text:p>2019-12-02 22:08:34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3560828761264" calcext:value-type="float">
            <text:p>72.3560828761264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8840" calcext:value-type="float">
            <text:p>4088840</text:p>
          </table:table-cell>
          <table:table-cell office:value-type="float" office:value="2042016" calcext:value-type="float">
            <text:p>2042016</text:p>
          </table:table-cell>
          <table:table-cell office:value-type="float" office:value="234260" calcext:value-type="float">
            <text:p>234260</text:p>
          </table:table-cell>
          <table:table-cell office:value-type="float" office:value="422995" calcext:value-type="float">
            <text:p>422995</text:p>
          </table:table-cell>
          <table:table-cell office:value-type="float" office:value="228780" calcext:value-type="float">
            <text:p>2287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90" calcext:value-type="float">
            <text:p>221290</text:p>
          </table:table-cell>
          <table:table-cell office:value-type="float" office:value="220983" calcext:value-type="float">
            <text:p>220983</text:p>
          </table:table-cell>
          <table:table-cell office:value-type="float" office:value="2.43713884796367" calcext:value-type="float">
            <text:p>2.43713884796367</text:p>
          </table:table-cell>
          <table:table-cell office:value-type="float" office:value="1.21713652815062" calcext:value-type="float">
            <text:p>1.21713652815062</text:p>
          </table:table-cell>
          <table:table-cell office:value-type="float" office:value="0.139629857496006" calcext:value-type="float">
            <text:p>0.139629857496006</text:p>
          </table:table-cell>
          <table:table-cell office:value-type="float" office:value="0.25212469722327" calcext:value-type="float">
            <text:p>0.25212469722327</text:p>
          </table:table-cell>
          <table:table-cell office:value-type="float" office:value="0.136363522572937" calcext:value-type="float">
            <text:p>0.136363522572937</text:p>
          </table:table-cell>
          <table:table-cell office:value-type="float" office:value="5" calcext:value-type="float">
            <text:p>5</text:p>
          </table:table-cell>
          <table:table-cell office:value-type="float" office:value="0.131899134147064" calcext:value-type="float">
            <text:p>0.131899134147064</text:p>
          </table:table-cell>
          <table:table-cell office:value-type="float" office:value="0.13171614786579" calcext:value-type="float">
            <text:p>0.13171614786579</text:p>
          </table:table-cell>
          <table:table-cell office:value-type="float" office:value="-222.074028500799" calcext:value-type="float">
            <text:p>-222.074028500799</text:p>
          </table:table-cell>
          <table:table-cell office:value-type="float" office:value="-199.575060555346" calcext:value-type="float">
            <text:p>-199.575060555346</text:p>
          </table:table-cell>
          <table:table-cell office:value-type="float" office:value="-222.727295485413" calcext:value-type="float">
            <text:p>-222.727295485413</text:p>
          </table:table-cell>
          <table:table-cell office:value-type="float" office:value="750" calcext:value-type="float">
            <text:p>750</text:p>
          </table:table-cell>
          <table:table-cell office:value-type="float" office:value="-223.620173170587" calcext:value-type="float">
            <text:p>-223.620173170587</text:p>
          </table:table-cell>
        </table:table-row>
        <table:table-row table:style-name="ro1">
          <table:table-cell office:value-type="string" calcext:value-type="string">
            <text:p>2019-12-02 22:08:36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606500296167" calcext:value-type="float">
            <text:p>72.3606500296167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7935" calcext:value-type="float">
            <text:p>4087935</text:p>
          </table:table-cell>
          <table:table-cell office:value-type="float" office:value="2040391" calcext:value-type="float">
            <text:p>2040391</text:p>
          </table:table-cell>
          <table:table-cell office:value-type="float" office:value="234458" calcext:value-type="float">
            <text:p>234458</text:p>
          </table:table-cell>
          <table:table-cell office:value-type="float" office:value="422388" calcext:value-type="float">
            <text:p>422388</text:p>
          </table:table-cell>
          <table:table-cell office:value-type="float" office:value="228826" calcext:value-type="float">
            <text:p>2288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72" calcext:value-type="float">
            <text:p>221372</text:p>
          </table:table-cell>
          <table:table-cell office:value-type="float" office:value="221032" calcext:value-type="float">
            <text:p>221032</text:p>
          </table:table-cell>
          <table:table-cell office:value-type="float" office:value="2.43659942586415" calcext:value-type="float">
            <text:p>2.43659942586415</text:p>
          </table:table-cell>
          <table:table-cell office:value-type="float" office:value="1.21616795255756" calcext:value-type="float">
            <text:p>1.21616795255756</text:p>
          </table:table-cell>
          <table:table-cell office:value-type="float" office:value="0.13974787470673" calcext:value-type="float">
            <text:p>0.13974787470673</text:p>
          </table:table-cell>
          <table:table-cell office:value-type="float" office:value="0.251762896986353" calcext:value-type="float">
            <text:p>0.251762896986353</text:p>
          </table:table-cell>
          <table:table-cell office:value-type="float" office:value="0.136390940712802" calcext:value-type="float">
            <text:p>0.136390940712802</text:p>
          </table:table-cell>
          <table:table-cell office:value-type="float" office:value="5" calcext:value-type="float">
            <text:p>5</text:p>
          </table:table-cell>
          <table:table-cell office:value-type="float" office:value="0.131948009961606" calcext:value-type="float">
            <text:p>0.131948009961606</text:p>
          </table:table-cell>
          <table:table-cell office:value-type="float" office:value="0.131745354145211" calcext:value-type="float">
            <text:p>0.131745354145211</text:p>
          </table:table-cell>
          <table:table-cell office:value-type="float" office:value="-222.050425058654" calcext:value-type="float">
            <text:p>-222.050425058654</text:p>
          </table:table-cell>
          <table:table-cell office:value-type="float" office:value="-199.647420602729" calcext:value-type="float">
            <text:p>-199.647420602729</text:p>
          </table:table-cell>
          <table:table-cell office:value-type="float" office:value="-222.721811857439" calcext:value-type="float">
            <text:p>-222.721811857439</text:p>
          </table:table-cell>
          <table:table-cell office:value-type="float" office:value="750" calcext:value-type="float">
            <text:p>750</text:p>
          </table:table-cell>
          <table:table-cell office:value-type="float" office:value="-223.610398007679" calcext:value-type="float">
            <text:p>-223.610398007679</text:p>
          </table:table-cell>
        </table:table-row>
        <table:table-row table:style-name="ro1">
          <table:table-cell office:value-type="string" calcext:value-type="string">
            <text:p>2019-12-02 22:08:3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3934900813807" calcext:value-type="float">
            <text:p>72.3934900813807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7767" calcext:value-type="float">
            <text:p>4087767</text:p>
          </table:table-cell>
          <table:table-cell office:value-type="float" office:value="2037862" calcext:value-type="float">
            <text:p>2037862</text:p>
          </table:table-cell>
          <table:table-cell office:value-type="float" office:value="234541" calcext:value-type="float">
            <text:p>234541</text:p>
          </table:table-cell>
          <table:table-cell office:value-type="float" office:value="421709" calcext:value-type="float">
            <text:p>421709</text:p>
          </table:table-cell>
          <table:table-cell office:value-type="float" office:value="228786" calcext:value-type="float">
            <text:p>2287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74" calcext:value-type="float">
            <text:p>221274</text:p>
          </table:table-cell>
          <table:table-cell office:value-type="float" office:value="220999" calcext:value-type="float">
            <text:p>220999</text:p>
          </table:table-cell>
          <table:table-cell office:value-type="float" office:value="2.43649929004899" calcext:value-type="float">
            <text:p>2.43649929004899</text:p>
          </table:table-cell>
          <table:table-cell office:value-type="float" office:value="1.21466055091149" calcext:value-type="float">
            <text:p>1.21466055091149</text:p>
          </table:table-cell>
          <table:table-cell office:value-type="float" office:value="0.139797346567791" calcext:value-type="float">
            <text:p>0.139797346567791</text:p>
          </table:table-cell>
          <table:table-cell office:value-type="float" office:value="0.251358181400082" calcext:value-type="float">
            <text:p>0.251358181400082</text:p>
          </table:table-cell>
          <table:table-cell office:value-type="float" office:value="0.13636709885205" calcext:value-type="float">
            <text:p>0.13636709885205</text:p>
          </table:table-cell>
          <table:table-cell office:value-type="float" office:value="5" calcext:value-type="float">
            <text:p>5</text:p>
          </table:table-cell>
          <table:table-cell office:value-type="float" office:value="0.131889597402763" calcext:value-type="float">
            <text:p>0.131889597402763</text:p>
          </table:table-cell>
          <table:table-cell office:value-type="float" office:value="0.131725684610091" calcext:value-type="float">
            <text:p>0.131725684610091</text:p>
          </table:table-cell>
          <table:table-cell office:value-type="float" office:value="-222.040530686442" calcext:value-type="float">
            <text:p>-222.040530686442</text:p>
          </table:table-cell>
          <table:table-cell office:value-type="float" office:value="-199.728363719984" calcext:value-type="float">
            <text:p>-199.728363719984</text:p>
          </table:table-cell>
          <table:table-cell office:value-type="float" office:value="-222.72658022959" calcext:value-type="float">
            <text:p>-222.72658022959</text:p>
          </table:table-cell>
          <table:table-cell office:value-type="float" office:value="750" calcext:value-type="float">
            <text:p>750</text:p>
          </table:table-cell>
          <table:table-cell office:value-type="float" office:value="-223.622080519447" calcext:value-type="float">
            <text:p>-223.622080519447</text:p>
          </table:table-cell>
        </table:table-row>
        <table:table-row table:style-name="ro1">
          <table:table-cell office:value-type="string" calcext:value-type="string">
            <text:p>2019-12-02 22:08:38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148654397291" calcext:value-type="float">
            <text:p>72.4148654397291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8146" calcext:value-type="float">
            <text:p>4088146</text:p>
          </table:table-cell>
          <table:table-cell office:value-type="float" office:value="2031950" calcext:value-type="float">
            <text:p>2031950</text:p>
          </table:table-cell>
          <table:table-cell office:value-type="float" office:value="233716" calcext:value-type="float">
            <text:p>233716</text:p>
          </table:table-cell>
          <table:table-cell office:value-type="float" office:value="420675" calcext:value-type="float">
            <text:p>420675</text:p>
          </table:table-cell>
          <table:table-cell office:value-type="float" office:value="228418" calcext:value-type="float">
            <text:p>2284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75" calcext:value-type="float">
            <text:p>221475</text:p>
          </table:table-cell>
          <table:table-cell office:value-type="float" office:value="221040" calcext:value-type="float">
            <text:p>221040</text:p>
          </table:table-cell>
          <table:table-cell office:value-type="float" office:value="2.43672519167962" calcext:value-type="float">
            <text:p>2.43672519167962</text:p>
          </table:table-cell>
          <table:table-cell office:value-type="float" office:value="1.2111367238923" calcext:value-type="float">
            <text:p>1.2111367238923</text:p>
          </table:table-cell>
          <table:table-cell office:value-type="float" office:value="0.139305608189775" calcext:value-type="float">
            <text:p>0.139305608189775</text:p>
          </table:table-cell>
          <table:table-cell office:value-type="float" office:value="0.250741869299635" calcext:value-type="float">
            <text:p>0.250741869299635</text:p>
          </table:table-cell>
          <table:table-cell office:value-type="float" office:value="0.136147753733129" calcext:value-type="float">
            <text:p>0.136147753733129</text:p>
          </table:table-cell>
          <table:table-cell office:value-type="float" office:value="5" calcext:value-type="float">
            <text:p>5</text:p>
          </table:table-cell>
          <table:table-cell office:value-type="float" office:value="0.132009402753044" calcext:value-type="float">
            <text:p>0.132009402753044</text:p>
          </table:table-cell>
          <table:table-cell office:value-type="float" office:value="0.131750122517362" calcext:value-type="float">
            <text:p>0.131750122517362</text:p>
          </table:table-cell>
          <table:table-cell office:value-type="float" office:value="-222.138878362045" calcext:value-type="float">
            <text:p>-222.138878362045</text:p>
          </table:table-cell>
          <table:table-cell office:value-type="float" office:value="-199.851626140073" calcext:value-type="float">
            <text:p>-199.851626140073</text:p>
          </table:table-cell>
          <table:table-cell office:value-type="float" office:value="-222.770449253374" calcext:value-type="float">
            <text:p>-222.770449253374</text:p>
          </table:table-cell>
          <table:table-cell office:value-type="float" office:value="750" calcext:value-type="float">
            <text:p>750</text:p>
          </table:table-cell>
          <table:table-cell office:value-type="float" office:value="-223.598119449391" calcext:value-type="float">
            <text:p>-223.598119449391</text:p>
          </table:table-cell>
        </table:table-row>
        <table:table-row table:style-name="ro1">
          <table:table-cell office:value-type="string" calcext:value-type="string">
            <text:p>2019-12-02 22:08:39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091326996563" calcext:value-type="float">
            <text:p>72.4091326996563</text:p>
          </table:table-cell>
          <table:table-cell office:value-type="float" office:value="982.166452864384" calcext:value-type="float">
            <text:p>982.166452864384</text:p>
          </table:table-cell>
          <table:table-cell office:value-type="float" office:value="4087815" calcext:value-type="float">
            <text:p>4087815</text:p>
          </table:table-cell>
          <table:table-cell office:value-type="float" office:value="2018773" calcext:value-type="float">
            <text:p>2018773</text:p>
          </table:table-cell>
          <table:table-cell office:value-type="float" office:value="234314" calcext:value-type="float">
            <text:p>234314</text:p>
          </table:table-cell>
          <table:table-cell office:value-type="float" office:value="420227" calcext:value-type="float">
            <text:p>420227</text:p>
          </table:table-cell>
          <table:table-cell office:value-type="float" office:value="227660" calcext:value-type="float">
            <text:p>2276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15" calcext:value-type="float">
            <text:p>221615</text:p>
          </table:table-cell>
          <table:table-cell office:value-type="float" office:value="221064" calcext:value-type="float">
            <text:p>221064</text:p>
          </table:table-cell>
          <table:table-cell office:value-type="float" office:value="2.43652790028189" calcext:value-type="float">
            <text:p>2.43652790028189</text:p>
          </table:table-cell>
          <table:table-cell office:value-type="float" office:value="1.20328261891396" calcext:value-type="float">
            <text:p>1.20328261891396</text:p>
          </table:table-cell>
          <table:table-cell office:value-type="float" office:value="0.139662044008022" calcext:value-type="float">
            <text:p>0.139662044008022</text:p>
          </table:table-cell>
          <table:table-cell office:value-type="float" office:value="0.250474840459209" calcext:value-type="float">
            <text:p>0.250474840459209</text:p>
          </table:table-cell>
          <table:table-cell office:value-type="float" office:value="0.135695950471872" calcext:value-type="float">
            <text:p>0.135695950471872</text:p>
          </table:table-cell>
          <table:table-cell office:value-type="float" office:value="5" calcext:value-type="float">
            <text:p>5</text:p>
          </table:table-cell>
          <table:table-cell office:value-type="float" office:value="0.132092849265677" calcext:value-type="float">
            <text:p>0.132092849265677</text:p>
          </table:table-cell>
          <table:table-cell office:value-type="float" office:value="0.131764427633813" calcext:value-type="float">
            <text:p>0.131764427633813</text:p>
          </table:table-cell>
          <table:table-cell office:value-type="float" office:value="-222.067591198396" calcext:value-type="float">
            <text:p>-222.067591198396</text:p>
          </table:table-cell>
          <table:table-cell office:value-type="float" office:value="-199.905031908158" calcext:value-type="float">
            <text:p>-199.905031908158</text:p>
          </table:table-cell>
          <table:table-cell office:value-type="float" office:value="-222.860809905626" calcext:value-type="float">
            <text:p>-222.860809905626</text:p>
          </table:table-cell>
          <table:table-cell office:value-type="float" office:value="750" calcext:value-type="float">
            <text:p>750</text:p>
          </table:table-cell>
          <table:table-cell office:value-type="float" office:value="-223.581430146865" calcext:value-type="float">
            <text:p>-223.581430146865</text:p>
          </table:table-cell>
        </table:table-row>
        <table:table-row table:style-name="ro1">
          <table:table-cell office:value-type="string" calcext:value-type="string">
            <text:p>2019-12-02 22:08:41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099105166219" calcext:value-type="float">
            <text:p>72.4099105166219</text:p>
          </table:table-cell>
          <table:table-cell office:value-type="float" office:value="982.210970853686" calcext:value-type="float">
            <text:p>982.210970853686</text:p>
          </table:table-cell>
          <table:table-cell office:value-type="float" office:value="4087894" calcext:value-type="float">
            <text:p>4087894</text:p>
          </table:table-cell>
          <table:table-cell office:value-type="float" office:value="2014391" calcext:value-type="float">
            <text:p>2014391</text:p>
          </table:table-cell>
          <table:table-cell office:value-type="float" office:value="234444" calcext:value-type="float">
            <text:p>234444</text:p>
          </table:table-cell>
          <table:table-cell office:value-type="float" office:value="419484" calcext:value-type="float">
            <text:p>419484</text:p>
          </table:table-cell>
          <table:table-cell office:value-type="float" office:value="227045" calcext:value-type="float">
            <text:p>2270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94" calcext:value-type="float">
            <text:p>221794</text:p>
          </table:table-cell>
          <table:table-cell office:value-type="float" office:value="220936" calcext:value-type="float">
            <text:p>220936</text:p>
          </table:table-cell>
          <table:table-cell office:value-type="float" office:value="2.43657498795688" calcext:value-type="float">
            <text:p>2.43657498795688</text:p>
          </table:table-cell>
          <table:table-cell office:value-type="float" office:value="1.20067074306855" calcext:value-type="float">
            <text:p>1.20067074306855</text:p>
          </table:table-cell>
          <table:table-cell office:value-type="float" office:value="0.139739530055467" calcext:value-type="float">
            <text:p>0.139739530055467</text:p>
          </table:table-cell>
          <table:table-cell office:value-type="float" office:value="0.250031977895734" calcext:value-type="float">
            <text:p>0.250031977895734</text:p>
          </table:table-cell>
          <table:table-cell office:value-type="float" office:value="0.135329381862805" calcext:value-type="float">
            <text:p>0.135329381862805</text:p>
          </table:table-cell>
          <table:table-cell office:value-type="float" office:value="5" calcext:value-type="float">
            <text:p>5</text:p>
          </table:table-cell>
          <table:table-cell office:value-type="float" office:value="0.132199541592543" calcext:value-type="float">
            <text:p>0.132199541592543</text:p>
          </table:table-cell>
          <table:table-cell office:value-type="float" office:value="0.131688133679406" calcext:value-type="float">
            <text:p>0.131688133679406</text:p>
          </table:table-cell>
          <table:table-cell office:value-type="float" office:value="-222.052093988907" calcext:value-type="float">
            <text:p>-222.052093988907</text:p>
          </table:table-cell>
          <table:table-cell office:value-type="float" office:value="-199.993604420853" calcext:value-type="float">
            <text:p>-199.993604420853</text:p>
          </table:table-cell>
          <table:table-cell office:value-type="float" office:value="-222.934123627439" calcext:value-type="float">
            <text:p>-222.934123627439</text:p>
          </table:table-cell>
          <table:table-cell office:value-type="float" office:value="750" calcext:value-type="float">
            <text:p>750</text:p>
          </table:table-cell>
          <table:table-cell office:value-type="float" office:value="-223.560091681491" calcext:value-type="float">
            <text:p>-223.560091681491</text:p>
          </table:table-cell>
        </table:table-row>
        <table:table-row table:style-name="ro1">
          <table:table-cell office:value-type="string" calcext:value-type="string">
            <text:p>2019-12-02 22:08:4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091326996563" calcext:value-type="float">
            <text:p>72.4091326996563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8142" calcext:value-type="float">
            <text:p>4088142</text:p>
          </table:table-cell>
          <table:table-cell office:value-type="float" office:value="2015856" calcext:value-type="float">
            <text:p>2015856</text:p>
          </table:table-cell>
          <table:table-cell office:value-type="float" office:value="234325" calcext:value-type="float">
            <text:p>234325</text:p>
          </table:table-cell>
          <table:table-cell office:value-type="float" office:value="418870" calcext:value-type="float">
            <text:p>418870</text:p>
          </table:table-cell>
          <table:table-cell office:value-type="float" office:value="226557" calcext:value-type="float">
            <text:p>2265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92" calcext:value-type="float">
            <text:p>221892</text:p>
          </table:table-cell>
          <table:table-cell office:value-type="float" office:value="220873" calcext:value-type="float">
            <text:p>220873</text:p>
          </table:table-cell>
          <table:table-cell office:value-type="float" office:value="2.43672280749354" calcext:value-type="float">
            <text:p>2.43672280749354</text:p>
          </table:table-cell>
          <table:table-cell office:value-type="float" office:value="1.2015439512186" calcext:value-type="float">
            <text:p>1.2015439512186</text:p>
          </table:table-cell>
          <table:table-cell office:value-type="float" office:value="0.139668600519729" calcext:value-type="float">
            <text:p>0.139668600519729</text:p>
          </table:table-cell>
          <table:table-cell office:value-type="float" office:value="0.249666005333186" calcext:value-type="float">
            <text:p>0.249666005333186</text:p>
          </table:table-cell>
          <table:table-cell office:value-type="float" office:value="0.135038511161627" calcext:value-type="float">
            <text:p>0.135038511161627</text:p>
          </table:table-cell>
          <table:table-cell office:value-type="float" office:value="5" calcext:value-type="float">
            <text:p>5</text:p>
          </table:table-cell>
          <table:table-cell office:value-type="float" office:value="0.132257954151387" calcext:value-type="float">
            <text:p>0.132257954151387</text:p>
          </table:table-cell>
          <table:table-cell office:value-type="float" office:value="0.131650582748721" calcext:value-type="float">
            <text:p>0.131650582748721</text:p>
          </table:table-cell>
          <table:table-cell office:value-type="float" office:value="-222.066279896054" calcext:value-type="float">
            <text:p>-222.066279896054</text:p>
          </table:table-cell>
          <table:table-cell office:value-type="float" office:value="-200.066798933363" calcext:value-type="float">
            <text:p>-200.066798933363</text:p>
          </table:table-cell>
          <table:table-cell office:value-type="float" office:value="-222.992297767675" calcext:value-type="float">
            <text:p>-222.992297767675</text:p>
          </table:table-cell>
          <table:table-cell office:value-type="float" office:value="750" calcext:value-type="float">
            <text:p>750</text:p>
          </table:table-cell>
          <table:table-cell office:value-type="float" office:value="-223.548409169723" calcext:value-type="float">
            <text:p>-223.548409169723</text:p>
          </table:table-cell>
        </table:table-row>
        <table:table-row table:style-name="ro1">
          <table:table-cell office:value-type="string" calcext:value-type="string">
            <text:p>2019-12-02 22:08:4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305077162704" calcext:value-type="float">
            <text:p>72.4305077162704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7356" calcext:value-type="float">
            <text:p>4087356</text:p>
          </table:table-cell>
          <table:table-cell office:value-type="float" office:value="2024343" calcext:value-type="float">
            <text:p>2024343</text:p>
          </table:table-cell>
          <table:table-cell office:value-type="float" office:value="234326" calcext:value-type="float">
            <text:p>234326</text:p>
          </table:table-cell>
          <table:table-cell office:value-type="float" office:value="418214" calcext:value-type="float">
            <text:p>418214</text:p>
          </table:table-cell>
          <table:table-cell office:value-type="float" office:value="225959" calcext:value-type="float">
            <text:p>2259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47" calcext:value-type="float">
            <text:p>222047</text:p>
          </table:table-cell>
          <table:table-cell office:value-type="float" office:value="220903" calcext:value-type="float">
            <text:p>220903</text:p>
          </table:table-cell>
          <table:table-cell office:value-type="float" office:value="2.43625431492976" calcext:value-type="float">
            <text:p>2.43625431492976</text:p>
          </table:table-cell>
          <table:table-cell office:value-type="float" office:value="1.20660259802372" calcext:value-type="float">
            <text:p>1.20660259802372</text:p>
          </table:table-cell>
          <table:table-cell office:value-type="float" office:value="0.139669196566248" calcext:value-type="float">
            <text:p>0.139669196566248</text:p>
          </table:table-cell>
          <table:table-cell office:value-type="float" office:value="0.249274998816848" calcext:value-type="float">
            <text:p>0.249274998816848</text:p>
          </table:table-cell>
          <table:table-cell office:value-type="float" office:value="0.134682075343379" calcext:value-type="float">
            <text:p>0.134682075343379</text:p>
          </table:table-cell>
          <table:table-cell office:value-type="float" office:value="5" calcext:value-type="float">
            <text:p>5</text:p>
          </table:table-cell>
          <table:table-cell office:value-type="float" office:value="0.132350341361802" calcext:value-type="float">
            <text:p>0.132350341361802</text:p>
          </table:table-cell>
          <table:table-cell office:value-type="float" office:value="0.131668464144285" calcext:value-type="float">
            <text:p>0.131668464144285</text:p>
          </table:table-cell>
          <table:table-cell office:value-type="float" office:value="-222.06616068675" calcext:value-type="float">
            <text:p>-222.06616068675</text:p>
          </table:table-cell>
          <table:table-cell office:value-type="float" office:value="-200.14500023663" calcext:value-type="float">
            <text:p>-200.14500023663</text:p>
          </table:table-cell>
          <table:table-cell office:value-type="float" office:value="-223.063584931324" calcext:value-type="float">
            <text:p>-223.063584931324</text:p>
          </table:table-cell>
          <table:table-cell office:value-type="float" office:value="750" calcext:value-type="float">
            <text:p>750</text:p>
          </table:table-cell>
          <table:table-cell office:value-type="float" office:value="-223.52993172764" calcext:value-type="float">
            <text:p>-223.52993172764</text:p>
          </table:table-cell>
        </table:table-row>
        <table:table-row table:style-name="ro1">
          <table:table-cell office:value-type="string" calcext:value-type="string">
            <text:p>2019-12-02 22:08:44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202092580081" calcext:value-type="float">
            <text:p>72.4202092580081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7637" calcext:value-type="float">
            <text:p>4087637</text:p>
          </table:table-cell>
          <table:table-cell office:value-type="float" office:value="2030337" calcext:value-type="float">
            <text:p>2030337</text:p>
          </table:table-cell>
          <table:table-cell office:value-type="float" office:value="234365" calcext:value-type="float">
            <text:p>234365</text:p>
          </table:table-cell>
          <table:table-cell office:value-type="float" office:value="417558" calcext:value-type="float">
            <text:p>417558</text:p>
          </table:table-cell>
          <table:table-cell office:value-type="float" office:value="225805" calcext:value-type="float">
            <text:p>2258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91" calcext:value-type="float">
            <text:p>222091</text:p>
          </table:table-cell>
          <table:table-cell office:value-type="float" office:value="220858" calcext:value-type="float">
            <text:p>220858</text:p>
          </table:table-cell>
          <table:table-cell office:value-type="float" office:value="2.43642180400155" calcext:value-type="float">
            <text:p>2.43642180400155</text:p>
          </table:table-cell>
          <table:table-cell office:value-type="float" office:value="1.21017530085746" calcext:value-type="float">
            <text:p>1.21017530085746</text:p>
          </table:table-cell>
          <table:table-cell office:value-type="float" office:value="0.139692442380481" calcext:value-type="float">
            <text:p>0.139692442380481</text:p>
          </table:table-cell>
          <table:table-cell office:value-type="float" office:value="0.248883992300509" calcext:value-type="float">
            <text:p>0.248883992300509</text:p>
          </table:table-cell>
          <table:table-cell office:value-type="float" office:value="0.134590284179483" calcext:value-type="float">
            <text:p>0.134590284179483</text:p>
          </table:table-cell>
          <table:table-cell office:value-type="float" office:value="5" calcext:value-type="float">
            <text:p>5</text:p>
          </table:table-cell>
          <table:table-cell office:value-type="float" office:value="0.132376567408629" calcext:value-type="float">
            <text:p>0.132376567408629</text:p>
          </table:table-cell>
          <table:table-cell office:value-type="float" office:value="0.131641642050939" calcext:value-type="float">
            <text:p>0.131641642050939</text:p>
          </table:table-cell>
          <table:table-cell office:value-type="float" office:value="-222.061511523904" calcext:value-type="float">
            <text:p>-222.061511523904</text:p>
          </table:table-cell>
          <table:table-cell office:value-type="float" office:value="-200.223201539898" calcext:value-type="float">
            <text:p>-200.223201539898</text:p>
          </table:table-cell>
          <table:table-cell office:value-type="float" office:value="-223.081943164103" calcext:value-type="float">
            <text:p>-223.081943164103</text:p>
          </table:table-cell>
          <table:table-cell office:value-type="float" office:value="750" calcext:value-type="float">
            <text:p>750</text:p>
          </table:table-cell>
          <table:table-cell office:value-type="float" office:value="-223.524686518274" calcext:value-type="float">
            <text:p>-223.524686518274</text:p>
          </table:table-cell>
        </table:table-row>
        <table:table-row table:style-name="ro1">
          <table:table-cell office:value-type="string" calcext:value-type="string">
            <text:p>2019-12-02 22:08:46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144764665944" calcext:value-type="float">
            <text:p>72.4144764665944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9692" calcext:value-type="float">
            <text:p>4089692</text:p>
          </table:table-cell>
          <table:table-cell office:value-type="float" office:value="2040778" calcext:value-type="float">
            <text:p>2040778</text:p>
          </table:table-cell>
          <table:table-cell office:value-type="float" office:value="234306" calcext:value-type="float">
            <text:p>234306</text:p>
          </table:table-cell>
          <table:table-cell office:value-type="float" office:value="416937" calcext:value-type="float">
            <text:p>416937</text:p>
          </table:table-cell>
          <table:table-cell office:value-type="float" office:value="225492" calcext:value-type="float">
            <text:p>2254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210" calcext:value-type="float">
            <text:p>222210</text:p>
          </table:table-cell>
          <table:table-cell office:value-type="float" office:value="220827" calcext:value-type="float">
            <text:p>220827</text:p>
          </table:table-cell>
          <table:table-cell office:value-type="float" office:value="2.4376466795977" calcext:value-type="float">
            <text:p>2.4376466795977</text:p>
          </table:table-cell>
          <table:table-cell office:value-type="float" office:value="1.21639862256034" calcext:value-type="float">
            <text:p>1.21639862256034</text:p>
          </table:table-cell>
          <table:table-cell office:value-type="float" office:value="0.139657275635871" calcext:value-type="float">
            <text:p>0.139657275635871</text:p>
          </table:table-cell>
          <table:table-cell office:value-type="float" office:value="0.24851384741233" calcext:value-type="float">
            <text:p>0.24851384741233</text:p>
          </table:table-cell>
          <table:table-cell office:value-type="float" office:value="0.134403721619096" calcext:value-type="float">
            <text:p>0.134403721619096</text:p>
          </table:table-cell>
          <table:table-cell office:value-type="float" office:value="5" calcext:value-type="float">
            <text:p>5</text:p>
          </table:table-cell>
          <table:table-cell office:value-type="float" office:value="0.132447496944368" calcext:value-type="float">
            <text:p>0.132447496944368</text:p>
          </table:table-cell>
          <table:table-cell office:value-type="float" office:value="0.131623164608856" calcext:value-type="float">
            <text:p>0.131623164608856</text:p>
          </table:table-cell>
          <table:table-cell office:value-type="float" office:value="-222.068544872826" calcext:value-type="float">
            <text:p>-222.068544872826</text:p>
          </table:table-cell>
          <table:table-cell office:value-type="float" office:value="-200.297230517534" calcext:value-type="float">
            <text:p>-200.297230517534</text:p>
          </table:table-cell>
          <table:table-cell office:value-type="float" office:value="-223.119255676181" calcext:value-type="float">
            <text:p>-223.119255676181</text:p>
          </table:table-cell>
          <table:table-cell office:value-type="float" office:value="750" calcext:value-type="float">
            <text:p>750</text:p>
          </table:table-cell>
          <table:table-cell office:value-type="float" office:value="-223.510500611127" calcext:value-type="float">
            <text:p>-223.510500611127</text:p>
          </table:table-cell>
        </table:table-row>
        <table:table-row table:style-name="ro1">
          <table:table-cell office:value-type="string" calcext:value-type="string">
            <text:p>2019-12-02 22:08:4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144764665944" calcext:value-type="float">
            <text:p>72.4144764665944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9913" calcext:value-type="float">
            <text:p>4089913</text:p>
          </table:table-cell>
          <table:table-cell office:value-type="float" office:value="2039357" calcext:value-type="float">
            <text:p>2039357</text:p>
          </table:table-cell>
          <table:table-cell office:value-type="float" office:value="234291" calcext:value-type="float">
            <text:p>234291</text:p>
          </table:table-cell>
          <table:table-cell office:value-type="float" office:value="416153" calcext:value-type="float">
            <text:p>416153</text:p>
          </table:table-cell>
          <table:table-cell office:value-type="float" office:value="225703" calcext:value-type="float">
            <text:p>2257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08" calcext:value-type="float">
            <text:p>222008</text:p>
          </table:table-cell>
          <table:table-cell office:value-type="float" office:value="220771" calcext:value-type="float">
            <text:p>220771</text:p>
          </table:table-cell>
          <table:table-cell office:value-type="float" office:value="2.43777840587835" calcext:value-type="float">
            <text:p>2.43777840587835</text:p>
          </table:table-cell>
          <table:table-cell office:value-type="float" office:value="1.21555164045711" calcext:value-type="float">
            <text:p>1.21555164045711</text:p>
          </table:table-cell>
          <table:table-cell office:value-type="float" office:value="0.139648334938089" calcext:value-type="float">
            <text:p>0.139648334938089</text:p>
          </table:table-cell>
          <table:table-cell office:value-type="float" office:value="0.248046546941584" calcext:value-type="float">
            <text:p>0.248046546941584</text:p>
          </table:table-cell>
          <table:table-cell office:value-type="float" office:value="0.134529487434565" calcext:value-type="float">
            <text:p>0.134529487434565</text:p>
          </table:table-cell>
          <table:table-cell office:value-type="float" office:value="5" calcext:value-type="float">
            <text:p>5</text:p>
          </table:table-cell>
          <table:table-cell office:value-type="float" office:value="0.132327095547568" calcext:value-type="float">
            <text:p>0.132327095547568</text:p>
          </table:table-cell>
          <table:table-cell office:value-type="float" office:value="0.131589786003803" calcext:value-type="float">
            <text:p>0.131589786003803</text:p>
          </table:table-cell>
          <table:table-cell office:value-type="float" office:value="-222.070333012382" calcext:value-type="float">
            <text:p>-222.070333012382</text:p>
          </table:table-cell>
          <table:table-cell office:value-type="float" office:value="-200.390690611683" calcext:value-type="float">
            <text:p>-200.390690611683</text:p>
          </table:table-cell>
          <table:table-cell office:value-type="float" office:value="-223.094102513087" calcext:value-type="float">
            <text:p>-223.094102513087</text:p>
          </table:table-cell>
          <table:table-cell office:value-type="float" office:value="750" calcext:value-type="float">
            <text:p>750</text:p>
          </table:table-cell>
          <table:table-cell office:value-type="float" office:value="-223.534580890486" calcext:value-type="float">
            <text:p>-223.534580890486</text:p>
          </table:table-cell>
        </table:table-row>
        <table:table-row table:style-name="ro1">
          <table:table-cell office:value-type="string" calcext:value-type="string">
            <text:p>2019-12-02 22:08:48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98445140211" calcext:value-type="float">
            <text:p>72.398445140211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725" calcext:value-type="float">
            <text:p>4087725</text:p>
          </table:table-cell>
          <table:table-cell office:value-type="float" office:value="2038002" calcext:value-type="float">
            <text:p>2038002</text:p>
          </table:table-cell>
          <table:table-cell office:value-type="float" office:value="234195" calcext:value-type="float">
            <text:p>234195</text:p>
          </table:table-cell>
          <table:table-cell office:value-type="float" office:value="415963" calcext:value-type="float">
            <text:p>415963</text:p>
          </table:table-cell>
          <table:table-cell office:value-type="float" office:value="228625" calcext:value-type="float">
            <text:p>2286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25" calcext:value-type="float">
            <text:p>221225</text:p>
          </table:table-cell>
          <table:table-cell office:value-type="float" office:value="220899" calcext:value-type="float">
            <text:p>220899</text:p>
          </table:table-cell>
          <table:table-cell office:value-type="float" office:value="2.4364742560952" calcext:value-type="float">
            <text:p>2.4364742560952</text:p>
          </table:table-cell>
          <table:table-cell office:value-type="float" office:value="1.21474399742413" calcext:value-type="float">
            <text:p>1.21474399742413</text:p>
          </table:table-cell>
          <table:table-cell office:value-type="float" office:value="0.139591114472284" calcext:value-type="float">
            <text:p>0.139591114472284</text:p>
          </table:table-cell>
          <table:table-cell office:value-type="float" office:value="0.24793329810301" calcext:value-type="float">
            <text:p>0.24793329810301</text:p>
          </table:table-cell>
          <table:table-cell office:value-type="float" office:value="0.136271135362522" calcext:value-type="float">
            <text:p>0.136271135362522</text:p>
          </table:table-cell>
          <table:table-cell office:value-type="float" office:value="5" calcext:value-type="float">
            <text:p>5</text:p>
          </table:table-cell>
          <table:table-cell office:value-type="float" office:value="0.131860391123342" calcext:value-type="float">
            <text:p>0.131860391123342</text:p>
          </table:table-cell>
          <table:table-cell office:value-type="float" office:value="0.13166607995821" calcext:value-type="float">
            <text:p>0.13166607995821</text:p>
          </table:table-cell>
          <table:table-cell office:value-type="float" office:value="-222.081777105543" calcext:value-type="float">
            <text:p>-222.081777105543</text:p>
          </table:table-cell>
          <table:table-cell office:value-type="float" office:value="-200.413340379398" calcext:value-type="float">
            <text:p>-200.413340379398</text:p>
          </table:table-cell>
          <table:table-cell office:value-type="float" office:value="-222.745772927496" calcext:value-type="float">
            <text:p>-222.745772927496</text:p>
          </table:table-cell>
          <table:table-cell office:value-type="float" office:value="750" calcext:value-type="float">
            <text:p>750</text:p>
          </table:table-cell>
          <table:table-cell office:value-type="float" office:value="-223.627921775332" calcext:value-type="float">
            <text:p>-223.627921775332</text:p>
          </table:table-cell>
        </table:table-row>
        <table:table-row table:style-name="ro1">
          <table:table-cell office:value-type="string" calcext:value-type="string">
            <text:p>2019-12-02 22:08:50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927126044513" calcext:value-type="float">
            <text:p>72.3927126044513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8261" calcext:value-type="float">
            <text:p>4088261</text:p>
          </table:table-cell>
          <table:table-cell office:value-type="float" office:value="2043281" calcext:value-type="float">
            <text:p>2043281</text:p>
          </table:table-cell>
          <table:table-cell office:value-type="float" office:value="234035" calcext:value-type="float">
            <text:p>234035</text:p>
          </table:table-cell>
          <table:table-cell office:value-type="float" office:value="415154" calcext:value-type="float">
            <text:p>415154</text:p>
          </table:table-cell>
          <table:table-cell office:value-type="float" office:value="228670" calcext:value-type="float">
            <text:p>2286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58" calcext:value-type="float">
            <text:p>221258</text:p>
          </table:table-cell>
          <table:table-cell office:value-type="float" office:value="220994" calcext:value-type="float">
            <text:p>220994</text:p>
          </table:table-cell>
          <table:table-cell office:value-type="float" office:value="2.43679373702928" calcext:value-type="float">
            <text:p>2.43679373702928</text:p>
          </table:table-cell>
          <table:table-cell office:value-type="float" office:value="1.21789052699691" calcext:value-type="float">
            <text:p>1.21789052699691</text:p>
          </table:table-cell>
          <table:table-cell office:value-type="float" office:value="0.139495747029274" calcext:value-type="float">
            <text:p>0.139495747029274</text:p>
          </table:table-cell>
          <table:table-cell office:value-type="float" office:value="0.247451096469295" calcext:value-type="float">
            <text:p>0.247451096469295</text:p>
          </table:table-cell>
          <table:table-cell office:value-type="float" office:value="0.136297957455868" calcext:value-type="float">
            <text:p>0.136297957455868</text:p>
          </table:table-cell>
          <table:table-cell office:value-type="float" office:value="5" calcext:value-type="float">
            <text:p>5</text:p>
          </table:table-cell>
          <table:table-cell office:value-type="float" office:value="0.131880060658462" calcext:value-type="float">
            <text:p>0.131880060658462</text:p>
          </table:table-cell>
          <table:table-cell office:value-type="float" office:value="0.131722704377497" calcext:value-type="float">
            <text:p>0.131722704377497</text:p>
          </table:table-cell>
          <table:table-cell office:value-type="float" office:value="-222.100850594145" calcext:value-type="float">
            <text:p>-222.100850594145</text:p>
          </table:table-cell>
          <table:table-cell office:value-type="float" office:value="-200.509780706141" calcext:value-type="float">
            <text:p>-200.509780706141</text:p>
          </table:table-cell>
          <table:table-cell office:value-type="float" office:value="-222.740408508826" calcext:value-type="float">
            <text:p>-222.740408508826</text:p>
          </table:table-cell>
          <table:table-cell office:value-type="float" office:value="750" calcext:value-type="float">
            <text:p>750</text:p>
          </table:table-cell>
          <table:table-cell office:value-type="float" office:value="-223.623987868308" calcext:value-type="float">
            <text:p>-223.623987868308</text:p>
          </table:table-cell>
        </table:table-row>
        <table:table-row table:style-name="ro1">
          <table:table-cell office:value-type="string" calcext:value-type="string">
            <text:p>2019-12-02 22:08:51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927126044513" calcext:value-type="float">
            <text:p>72.3927126044513</text:p>
          </table:table-cell>
          <table:table-cell office:value-type="float" office:value="982.267824172716" calcext:value-type="float">
            <text:p>982.267824172716</text:p>
          </table:table-cell>
          <table:table-cell office:value-type="float" office:value="4087305" calcext:value-type="float">
            <text:p>4087305</text:p>
          </table:table-cell>
          <table:table-cell office:value-type="float" office:value="2030252" calcext:value-type="float">
            <text:p>2030252</text:p>
          </table:table-cell>
          <table:table-cell office:value-type="float" office:value="233904" calcext:value-type="float">
            <text:p>233904</text:p>
          </table:table-cell>
          <table:table-cell office:value-type="float" office:value="414399" calcext:value-type="float">
            <text:p>414399</text:p>
          </table:table-cell>
          <table:table-cell office:value-type="float" office:value="228336" calcext:value-type="float">
            <text:p>2283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50" calcext:value-type="float">
            <text:p>221350</text:p>
          </table:table-cell>
          <table:table-cell office:value-type="float" office:value="220950" calcext:value-type="float">
            <text:p>220950</text:p>
          </table:table-cell>
          <table:table-cell office:value-type="float" office:value="2.4362239165573" calcext:value-type="float">
            <text:p>2.4362239165573</text:p>
          </table:table-cell>
          <table:table-cell office:value-type="float" office:value="1.21012463690336" calcext:value-type="float">
            <text:p>1.21012463690336</text:p>
          </table:table-cell>
          <table:table-cell office:value-type="float" office:value="0.13941766493531" calcext:value-type="float">
            <text:p>0.13941766493531</text:p>
          </table:table-cell>
          <table:table-cell office:value-type="float" office:value="0.247001081347594" calcext:value-type="float">
            <text:p>0.247001081347594</text:p>
          </table:table-cell>
          <table:table-cell office:value-type="float" office:value="0.136098877918586" calcext:value-type="float">
            <text:p>0.136098877918586</text:p>
          </table:table-cell>
          <table:table-cell office:value-type="float" office:value="5" calcext:value-type="float">
            <text:p>5</text:p>
          </table:table-cell>
          <table:table-cell office:value-type="float" office:value="0.131934896938193" calcext:value-type="float">
            <text:p>0.131934896938193</text:p>
          </table:table-cell>
          <table:table-cell office:value-type="float" office:value="0.131696478330669" calcext:value-type="float">
            <text:p>0.131696478330669</text:p>
          </table:table-cell>
          <table:table-cell office:value-type="float" office:value="-222.116467012938" calcext:value-type="float">
            <text:p>-222.116467012938</text:p>
          </table:table-cell>
          <table:table-cell office:value-type="float" office:value="-200.599783730481" calcext:value-type="float">
            <text:p>-200.599783730481</text:p>
          </table:table-cell>
          <table:table-cell office:value-type="float" office:value="-222.780224416283" calcext:value-type="float">
            <text:p>-222.780224416283</text:p>
          </table:table-cell>
          <table:table-cell office:value-type="float" office:value="750" calcext:value-type="float">
            <text:p>750</text:p>
          </table:table-cell>
          <table:table-cell office:value-type="float" office:value="-223.613020612362" calcext:value-type="float">
            <text:p>-223.613020612362</text:p>
          </table:table-cell>
        </table:table-row>
        <table:table-row table:style-name="ro1">
          <table:table-cell office:value-type="string" calcext:value-type="string">
            <text:p>2019-12-02 22:08:5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030111886562" calcext:value-type="float">
            <text:p>72.4030111886562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8411" calcext:value-type="float">
            <text:p>4088411</text:p>
          </table:table-cell>
          <table:table-cell office:value-type="float" office:value="2019475" calcext:value-type="float">
            <text:p>2019475</text:p>
          </table:table-cell>
          <table:table-cell office:value-type="float" office:value="233911" calcext:value-type="float">
            <text:p>233911</text:p>
          </table:table-cell>
          <table:table-cell office:value-type="float" office:value="413657" calcext:value-type="float">
            <text:p>413657</text:p>
          </table:table-cell>
          <table:table-cell office:value-type="float" office:value="227621" calcext:value-type="float">
            <text:p>227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08" calcext:value-type="float">
            <text:p>221508</text:p>
          </table:table-cell>
          <table:table-cell office:value-type="float" office:value="220933" calcext:value-type="float">
            <text:p>220933</text:p>
          </table:table-cell>
          <table:table-cell office:value-type="float" office:value="2.4368831440071" calcext:value-type="float">
            <text:p>2.4368831440071</text:p>
          </table:table-cell>
          <table:table-cell office:value-type="float" office:value="1.20370104357017" calcext:value-type="float">
            <text:p>1.20370104357017</text:p>
          </table:table-cell>
          <table:table-cell office:value-type="float" office:value="0.139421837260942" calcext:value-type="float">
            <text:p>0.139421837260942</text:p>
          </table:table-cell>
          <table:table-cell office:value-type="float" office:value="0.246558814830639" calcext:value-type="float">
            <text:p>0.246558814830639</text:p>
          </table:table-cell>
          <table:table-cell office:value-type="float" office:value="0.135672704657639" calcext:value-type="float">
            <text:p>0.135672704657639</text:p>
          </table:table-cell>
          <table:table-cell office:value-type="float" office:value="5" calcext:value-type="float">
            <text:p>5</text:p>
          </table:table-cell>
          <table:table-cell office:value-type="float" office:value="0.132029072288164" calcext:value-type="float">
            <text:p>0.132029072288164</text:p>
          </table:table-cell>
          <table:table-cell office:value-type="float" office:value="0.131686345539849" calcext:value-type="float">
            <text:p>0.131686345539849</text:p>
          </table:table-cell>
          <table:table-cell office:value-type="float" office:value="-222.115632547812" calcext:value-type="float">
            <text:p>-222.115632547812</text:p>
          </table:table-cell>
          <table:table-cell office:value-type="float" office:value="-200.688237033872" calcext:value-type="float">
            <text:p>-200.688237033872</text:p>
          </table:table-cell>
          <table:table-cell office:value-type="float" office:value="-222.865459068472" calcext:value-type="float">
            <text:p>-222.865459068472</text:p>
          </table:table-cell>
          <table:table-cell office:value-type="float" office:value="750" calcext:value-type="float">
            <text:p>750</text:p>
          </table:table-cell>
          <table:table-cell office:value-type="float" office:value="-223.594185542367" calcext:value-type="float">
            <text:p>-223.594185542367</text:p>
          </table:table-cell>
        </table:table-row>
        <table:table-row table:style-name="ro1">
          <table:table-cell office:value-type="string" calcext:value-type="string">
            <text:p>2019-12-02 22:08:53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3919350892199" calcext:value-type="float">
            <text:p>72.3919350892199</text:p>
          </table:table-cell>
          <table:table-cell office:value-type="float" office:value="982.250778543333" calcext:value-type="float">
            <text:p>982.250778543333</text:p>
          </table:table-cell>
          <table:table-cell office:value-type="float" office:value="4087236" calcext:value-type="float">
            <text:p>4087236</text:p>
          </table:table-cell>
          <table:table-cell office:value-type="float" office:value="2023591" calcext:value-type="float">
            <text:p>2023591</text:p>
          </table:table-cell>
          <table:table-cell office:value-type="float" office:value="234003" calcext:value-type="float">
            <text:p>234003</text:p>
          </table:table-cell>
          <table:table-cell office:value-type="float" office:value="413077" calcext:value-type="float">
            <text:p>413077</text:p>
          </table:table-cell>
          <table:table-cell office:value-type="float" office:value="226184" calcext:value-type="float">
            <text:p>2261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70" calcext:value-type="float">
            <text:p>221870</text:p>
          </table:table-cell>
          <table:table-cell office:value-type="float" office:value="220780" calcext:value-type="float">
            <text:p>220780</text:p>
          </table:table-cell>
          <table:table-cell office:value-type="float" office:value="2.4361827893475" calcext:value-type="float">
            <text:p>2.4361827893475</text:p>
          </table:table-cell>
          <table:table-cell office:value-type="float" office:value="1.20615437104158" calcext:value-type="float">
            <text:p>1.20615437104158</text:p>
          </table:table-cell>
          <table:table-cell office:value-type="float" office:value="0.139476673540673" calcext:value-type="float">
            <text:p>0.139476673540673</text:p>
          </table:table-cell>
          <table:table-cell office:value-type="float" office:value="0.24621310784973" calcext:value-type="float">
            <text:p>0.24621310784973</text:p>
          </table:table-cell>
          <table:table-cell office:value-type="float" office:value="0.134816185810111" calcext:value-type="float">
            <text:p>0.134816185810111</text:p>
          </table:table-cell>
          <table:table-cell office:value-type="float" office:value="5" calcext:value-type="float">
            <text:p>5</text:p>
          </table:table-cell>
          <table:table-cell office:value-type="float" office:value="0.132244841127973" calcext:value-type="float">
            <text:p>0.132244841127973</text:p>
          </table:table-cell>
          <table:table-cell office:value-type="float" office:value="0.131595150422472" calcext:value-type="float">
            <text:p>0.131595150422472</text:p>
          </table:table-cell>
          <table:table-cell office:value-type="float" office:value="-222.104665291865" calcext:value-type="float">
            <text:p>-222.104665291865</text:p>
          </table:table-cell>
          <table:table-cell office:value-type="float" office:value="-200.757378430054" calcext:value-type="float">
            <text:p>-200.757378430054</text:p>
          </table:table-cell>
          <table:table-cell office:value-type="float" office:value="-223.036762837978" calcext:value-type="float">
            <text:p>-223.036762837978</text:p>
          </table:table-cell>
          <table:table-cell office:value-type="float" office:value="750" calcext:value-type="float">
            <text:p>750</text:p>
          </table:table-cell>
          <table:table-cell office:value-type="float" office:value="-223.551031774405" calcext:value-type="float">
            <text:p>-223.551031774405</text:p>
          </table:table-cell>
        </table:table-row>
        <table:table-row table:style-name="ro1">
          <table:table-cell office:value-type="string" calcext:value-type="string">
            <text:p>2019-12-02 22:08:55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862027556704" calcext:value-type="float">
            <text:p>72.3862027556704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228" calcext:value-type="float">
            <text:p>4087228</text:p>
          </table:table-cell>
          <table:table-cell office:value-type="float" office:value="2021211" calcext:value-type="float">
            <text:p>2021211</text:p>
          </table:table-cell>
          <table:table-cell office:value-type="float" office:value="234180" calcext:value-type="float">
            <text:p>234180</text:p>
          </table:table-cell>
          <table:table-cell office:value-type="float" office:value="412727" calcext:value-type="float">
            <text:p>412727</text:p>
          </table:table-cell>
          <table:table-cell office:value-type="float" office:value="227956" calcext:value-type="float">
            <text:p>2279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92" calcext:value-type="float">
            <text:p>221292</text:p>
          </table:table-cell>
          <table:table-cell office:value-type="float" office:value="220890" calcext:value-type="float">
            <text:p>220890</text:p>
          </table:table-cell>
          <table:table-cell office:value-type="float" office:value="2.43617802097535" calcext:value-type="float">
            <text:p>2.43617802097535</text:p>
          </table:table-cell>
          <table:table-cell office:value-type="float" office:value="1.20473578032682" calcext:value-type="float">
            <text:p>1.20473578032682</text:p>
          </table:table-cell>
          <table:table-cell office:value-type="float" office:value="0.139582173774502" calcext:value-type="float">
            <text:p>0.139582173774502</text:p>
          </table:table-cell>
          <table:table-cell office:value-type="float" office:value="0.246004491568147" calcext:value-type="float">
            <text:p>0.246004491568147</text:p>
          </table:table-cell>
          <table:table-cell office:value-type="float" office:value="0.135872380241439" calcext:value-type="float">
            <text:p>0.135872380241439</text:p>
          </table:table-cell>
          <table:table-cell office:value-type="float" office:value="5" calcext:value-type="float">
            <text:p>5</text:p>
          </table:table-cell>
          <table:table-cell office:value-type="float" office:value="0.131900326240102" calcext:value-type="float">
            <text:p>0.131900326240102</text:p>
          </table:table-cell>
          <table:table-cell office:value-type="float" office:value="0.131660715539541" calcext:value-type="float">
            <text:p>0.131660715539541</text:p>
          </table:table-cell>
          <table:table-cell office:value-type="float" office:value="-222.0835652451" calcext:value-type="float">
            <text:p>-222.0835652451</text:p>
          </table:table-cell>
          <table:table-cell office:value-type="float" office:value="-200.799101686371" calcext:value-type="float">
            <text:p>-200.799101686371</text:p>
          </table:table-cell>
          <table:table-cell office:value-type="float" office:value="-222.825523951712" calcext:value-type="float">
            <text:p>-222.825523951712</text:p>
          </table:table-cell>
          <table:table-cell office:value-type="float" office:value="750" calcext:value-type="float">
            <text:p>750</text:p>
          </table:table-cell>
          <table:table-cell office:value-type="float" office:value="-223.61993475198" calcext:value-type="float">
            <text:p>-223.61993475198</text:p>
          </table:table-cell>
        </table:table-row>
        <table:table-row table:style-name="ro1">
          <table:table-cell office:value-type="string" calcext:value-type="string">
            <text:p>2019-12-02 22:08:56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079659023915" calcext:value-type="float">
            <text:p>72.4079659023915</text:p>
          </table:table-cell>
          <table:table-cell office:value-type="float" office:value="982.250778543333" calcext:value-type="float">
            <text:p>982.250778543333</text:p>
          </table:table-cell>
          <table:table-cell office:value-type="float" office:value="4088805" calcext:value-type="float">
            <text:p>4088805</text:p>
          </table:table-cell>
          <table:table-cell office:value-type="float" office:value="2032744" calcext:value-type="float">
            <text:p>2032744</text:p>
          </table:table-cell>
          <table:table-cell office:value-type="float" office:value="234056" calcext:value-type="float">
            <text:p>234056</text:p>
          </table:table-cell>
          <table:table-cell office:value-type="float" office:value="411791" calcext:value-type="float">
            <text:p>411791</text:p>
          </table:table-cell>
          <table:table-cell office:value-type="float" office:value="228104" calcext:value-type="float">
            <text:p>2281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11" calcext:value-type="float">
            <text:p>221311</text:p>
          </table:table-cell>
          <table:table-cell office:value-type="float" office:value="220897" calcext:value-type="float">
            <text:p>220897</text:p>
          </table:table-cell>
          <table:table-cell office:value-type="float" office:value="2.43711798633551" calcext:value-type="float">
            <text:p>2.43711798633551</text:p>
          </table:table-cell>
          <table:table-cell office:value-type="float" office:value="1.21160998482823" calcext:value-type="float">
            <text:p>1.21160998482823</text:p>
          </table:table-cell>
          <table:table-cell office:value-type="float" office:value="0.139508264006169" calcext:value-type="float">
            <text:p>0.139508264006169</text:p>
          </table:table-cell>
          <table:table-cell office:value-type="float" office:value="0.245446592026543" calcext:value-type="float">
            <text:p>0.245446592026543</text:p>
          </table:table-cell>
          <table:table-cell office:value-type="float" office:value="0.135960595126223" calcext:value-type="float">
            <text:p>0.135960595126223</text:p>
          </table:table-cell>
          <table:table-cell office:value-type="float" office:value="5" calcext:value-type="float">
            <text:p>5</text:p>
          </table:table-cell>
          <table:table-cell office:value-type="float" office:value="0.131911651123959" calcext:value-type="float">
            <text:p>0.131911651123959</text:p>
          </table:table-cell>
          <table:table-cell office:value-type="float" office:value="0.131664887865172" calcext:value-type="float">
            <text:p>0.131664887865172</text:p>
          </table:table-cell>
          <table:table-cell office:value-type="float" office:value="-222.098347198766" calcext:value-type="float">
            <text:p>-222.098347198766</text:p>
          </table:table-cell>
          <table:table-cell office:value-type="float" office:value="-200.910681594691" calcext:value-type="float">
            <text:p>-200.910681594691</text:p>
          </table:table-cell>
          <table:table-cell office:value-type="float" office:value="-222.807880974755" calcext:value-type="float">
            <text:p>-222.807880974755</text:p>
          </table:table-cell>
          <table:table-cell office:value-type="float" office:value="750" calcext:value-type="float">
            <text:p>750</text:p>
          </table:table-cell>
          <table:table-cell office:value-type="float" office:value="-223.617669775208" calcext:value-type="float">
            <text:p>-223.617669775208</text:p>
          </table:table-cell>
        </table:table-row>
        <table:table-row table:style-name="ro1">
          <table:table-cell office:value-type="string" calcext:value-type="string">
            <text:p>2019-12-02 22:08:57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915463172409" calcext:value-type="float">
            <text:p>72.3915463172409</text:p>
          </table:table-cell>
          <table:table-cell office:value-type="float" office:value="982.187310481894" calcext:value-type="float">
            <text:p>982.187310481894</text:p>
          </table:table-cell>
          <table:table-cell office:value-type="float" office:value="4088168" calcext:value-type="float">
            <text:p>4088168</text:p>
          </table:table-cell>
          <table:table-cell office:value-type="float" office:value="2021946" calcext:value-type="float">
            <text:p>2021946</text:p>
          </table:table-cell>
          <table:table-cell office:value-type="float" office:value="233996" calcext:value-type="float">
            <text:p>233996</text:p>
          </table:table-cell>
          <table:table-cell office:value-type="float" office:value="411131" calcext:value-type="float">
            <text:p>411131</text:p>
          </table:table-cell>
          <table:table-cell office:value-type="float" office:value="227737" calcext:value-type="float">
            <text:p>2277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26" calcext:value-type="float">
            <text:p>221426</text:p>
          </table:table-cell>
          <table:table-cell office:value-type="float" office:value="220868" calcext:value-type="float">
            <text:p>220868</text:p>
          </table:table-cell>
          <table:table-cell office:value-type="float" office:value="2.43673830470303" calcext:value-type="float">
            <text:p>2.43673830470303</text:p>
          </table:table-cell>
          <table:table-cell office:value-type="float" office:value="1.20517387451814" calcext:value-type="float">
            <text:p>1.20517387451814</text:p>
          </table:table-cell>
          <table:table-cell office:value-type="float" office:value="0.139472501215041" calcext:value-type="float">
            <text:p>0.139472501215041</text:p>
          </table:table-cell>
          <table:table-cell office:value-type="float" office:value="0.245053201324129" calcext:value-type="float">
            <text:p>0.245053201324129</text:p>
          </table:table-cell>
          <table:table-cell office:value-type="float" office:value="0.13574184605382" calcext:value-type="float">
            <text:p>0.13574184605382</text:p>
          </table:table-cell>
          <table:table-cell office:value-type="float" office:value="5" calcext:value-type="float">
            <text:p>5</text:p>
          </table:table-cell>
          <table:table-cell office:value-type="float" office:value="0.131980196473622" calcext:value-type="float">
            <text:p>0.131980196473622</text:p>
          </table:table-cell>
          <table:table-cell office:value-type="float" office:value="0.131647602516127" calcext:value-type="float">
            <text:p>0.131647602516127</text:p>
          </table:table-cell>
          <table:table-cell office:value-type="float" office:value="-222.105499756992" calcext:value-type="float">
            <text:p>-222.105499756992</text:p>
          </table:table-cell>
          <table:table-cell office:value-type="float" office:value="-200.989359735174" calcext:value-type="float">
            <text:p>-200.989359735174</text:p>
          </table:table-cell>
          <table:table-cell office:value-type="float" office:value="-222.851630789236" calcext:value-type="float">
            <text:p>-222.851630789236</text:p>
          </table:table-cell>
          <table:table-cell office:value-type="float" office:value="750" calcext:value-type="float">
            <text:p>750</text:p>
          </table:table-cell>
          <table:table-cell office:value-type="float" office:value="-223.603960705276" calcext:value-type="float">
            <text:p>-223.603960705276</text:p>
          </table:table-cell>
        </table:table-row>
        <table:table-row table:style-name="ro1">
          <table:table-cell office:value-type="string" calcext:value-type="string">
            <text:p>2019-12-02 22:08:58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133094897371" calcext:value-type="float">
            <text:p>72.4133094897371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8218" calcext:value-type="float">
            <text:p>4088218</text:p>
          </table:table-cell>
          <table:table-cell office:value-type="float" office:value="2020873" calcext:value-type="float">
            <text:p>2020873</text:p>
          </table:table-cell>
          <table:table-cell office:value-type="float" office:value="234476" calcext:value-type="float">
            <text:p>234476</text:p>
          </table:table-cell>
          <table:table-cell office:value-type="float" office:value="410627" calcext:value-type="float">
            <text:p>410627</text:p>
          </table:table-cell>
          <table:table-cell office:value-type="float" office:value="226288" calcext:value-type="float">
            <text:p>2262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65" calcext:value-type="float">
            <text:p>221765</text:p>
          </table:table-cell>
          <table:table-cell office:value-type="float" office:value="220865" calcext:value-type="float">
            <text:p>220865</text:p>
          </table:table-cell>
          <table:table-cell office:value-type="float" office:value="2.43676810702897" calcext:value-type="float">
            <text:p>2.43676810702897</text:p>
          </table:table-cell>
          <table:table-cell office:value-type="float" office:value="1.20453431660346" calcext:value-type="float">
            <text:p>1.20453431660346</text:p>
          </table:table-cell>
          <table:table-cell office:value-type="float" office:value="0.139758603544069" calcext:value-type="float">
            <text:p>0.139758603544069</text:p>
          </table:table-cell>
          <table:table-cell office:value-type="float" office:value="0.24475279387865" calcext:value-type="float">
            <text:p>0.24475279387865</text:p>
          </table:table-cell>
          <table:table-cell office:value-type="float" office:value="0.134878174648067" calcext:value-type="float">
            <text:p>0.134878174648067</text:p>
          </table:table-cell>
          <table:table-cell office:value-type="float" office:value="5" calcext:value-type="float">
            <text:p>5</text:p>
          </table:table-cell>
          <table:table-cell office:value-type="float" office:value="0.132182256243498" calcext:value-type="float">
            <text:p>0.132182256243498</text:p>
          </table:table-cell>
          <table:table-cell office:value-type="float" office:value="0.13164581437657" calcext:value-type="float">
            <text:p>0.13164581437657</text:p>
          </table:table-cell>
          <table:table-cell office:value-type="float" office:value="-222.048279291186" calcext:value-type="float">
            <text:p>-222.048279291186</text:p>
          </table:table-cell>
          <table:table-cell office:value-type="float" office:value="-201.04944122427" calcext:value-type="float">
            <text:p>-201.04944122427</text:p>
          </table:table-cell>
          <table:table-cell office:value-type="float" office:value="-223.024365070387" calcext:value-type="float">
            <text:p>-223.024365070387</text:p>
          </table:table-cell>
          <table:table-cell office:value-type="float" office:value="750" calcext:value-type="float">
            <text:p>750</text:p>
          </table:table-cell>
          <table:table-cell office:value-type="float" office:value="-223.5635487513" calcext:value-type="float">
            <text:p>-223.5635487513</text:p>
          </table:table-cell>
        </table:table-row>
        <table:table-row table:style-name="ro1">
          <table:table-cell office:value-type="string" calcext:value-type="string">
            <text:p>2019-12-02 22:09:00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182639972596" calcext:value-type="float">
            <text:p>72.4182639972596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882" calcext:value-type="float">
            <text:p>4087882</text:p>
          </table:table-cell>
          <table:table-cell office:value-type="float" office:value="2014514" calcext:value-type="float">
            <text:p>2014514</text:p>
          </table:table-cell>
          <table:table-cell office:value-type="float" office:value="234473" calcext:value-type="float">
            <text:p>234473</text:p>
          </table:table-cell>
          <table:table-cell office:value-type="float" office:value="410108" calcext:value-type="float">
            <text:p>410108</text:p>
          </table:table-cell>
          <table:table-cell office:value-type="float" office:value="226874" calcext:value-type="float">
            <text:p>2268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0" calcext:value-type="float">
            <text:p>221700</text:p>
          </table:table-cell>
          <table:table-cell office:value-type="float" office:value="220785" calcext:value-type="float">
            <text:p>220785</text:p>
          </table:table-cell>
          <table:table-cell office:value-type="float" office:value="2.43656783539865" calcext:value-type="float">
            <text:p>2.43656783539865</text:p>
          </table:table-cell>
          <table:table-cell office:value-type="float" office:value="1.20074405679036" calcext:value-type="float">
            <text:p>1.20074405679036</text:p>
          </table:table-cell>
          <table:table-cell office:value-type="float" office:value="0.139756815404512" calcext:value-type="float">
            <text:p>0.139756815404512</text:p>
          </table:table-cell>
          <table:table-cell office:value-type="float" office:value="0.244443445735388" calcext:value-type="float">
            <text:p>0.244443445735388</text:p>
          </table:table-cell>
          <table:table-cell office:value-type="float" office:value="0.135227457908089" calcext:value-type="float">
            <text:p>0.135227457908089</text:p>
          </table:table-cell>
          <table:table-cell office:value-type="float" office:value="5" calcext:value-type="float">
            <text:p>5</text:p>
          </table:table-cell>
          <table:table-cell office:value-type="float" office:value="0.132143513219775" calcext:value-type="float">
            <text:p>0.132143513219775</text:p>
          </table:table-cell>
          <table:table-cell office:value-type="float" office:value="0.131598130655066" calcext:value-type="float">
            <text:p>0.131598130655066</text:p>
          </table:table-cell>
          <table:table-cell office:value-type="float" office:value="-222.048636919098" calcext:value-type="float">
            <text:p>-222.048636919098</text:p>
          </table:table-cell>
          <table:table-cell office:value-type="float" office:value="-201.111310852922" calcext:value-type="float">
            <text:p>-201.111310852922</text:p>
          </table:table-cell>
          <table:table-cell office:value-type="float" office:value="-222.954508418382" calcext:value-type="float">
            <text:p>-222.954508418382</text:p>
          </table:table-cell>
          <table:table-cell office:value-type="float" office:value="750" calcext:value-type="float">
            <text:p>750</text:p>
          </table:table-cell>
          <table:table-cell office:value-type="float" office:value="-223.571297356045" calcext:value-type="float">
            <text:p>-223.571297356045</text:p>
          </table:table-cell>
        </table:table-row>
        <table:table-row table:style-name="ro1">
          <table:table-cell office:value-type="string" calcext:value-type="string">
            <text:p>2019-12-02 22:09:01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022334148152" calcext:value-type="float">
            <text:p>72.4022334148152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90278" calcext:value-type="float">
            <text:p>4090278</text:p>
          </table:table-cell>
          <table:table-cell office:value-type="float" office:value="2039970" calcext:value-type="float">
            <text:p>2039970</text:p>
          </table:table-cell>
          <table:table-cell office:value-type="float" office:value="234193" calcext:value-type="float">
            <text:p>234193</text:p>
          </table:table-cell>
          <table:table-cell office:value-type="float" office:value="409683" calcext:value-type="float">
            <text:p>409683</text:p>
          </table:table-cell>
          <table:table-cell office:value-type="float" office:value="228575" calcext:value-type="float">
            <text:p>228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57" calcext:value-type="float">
            <text:p>221157</text:p>
          </table:table-cell>
          <table:table-cell office:value-type="float" office:value="220841" calcext:value-type="float">
            <text:p>220841</text:p>
          </table:table-cell>
          <table:table-cell office:value-type="float" office:value="2.43799596285772" calcext:value-type="float">
            <text:p>2.43799596285772</text:p>
          </table:table-cell>
          <table:table-cell office:value-type="float" office:value="1.21591701697314" calcext:value-type="float">
            <text:p>1.21591701697314</text:p>
          </table:table-cell>
          <table:table-cell office:value-type="float" office:value="0.139589922379246" calcext:value-type="float">
            <text:p>0.139589922379246</text:p>
          </table:table-cell>
          <table:table-cell office:value-type="float" office:value="0.244190125964895" calcext:value-type="float">
            <text:p>0.244190125964895</text:p>
          </table:table-cell>
          <table:table-cell office:value-type="float" office:value="0.136241333036582" calcext:value-type="float">
            <text:p>0.136241333036582</text:p>
          </table:table-cell>
          <table:table-cell office:value-type="float" office:value="5" calcext:value-type="float">
            <text:p>5</text:p>
          </table:table-cell>
          <table:table-cell office:value-type="float" office:value="0.131819859960062" calcext:value-type="float">
            <text:p>0.131819859960062</text:p>
          </table:table-cell>
          <table:table-cell office:value-type="float" office:value="0.131631509260119" calcext:value-type="float">
            <text:p>0.131631509260119</text:p>
          </table:table-cell>
          <table:table-cell office:value-type="float" office:value="-222.082015524151" calcext:value-type="float">
            <text:p>-222.082015524151</text:p>
          </table:table-cell>
          <table:table-cell office:value-type="float" office:value="-201.161974807021" calcext:value-type="float">
            <text:p>-201.161974807021</text:p>
          </table:table-cell>
          <table:table-cell office:value-type="float" office:value="-222.751733392684" calcext:value-type="float">
            <text:p>-222.751733392684</text:p>
          </table:table-cell>
          <table:table-cell office:value-type="float" office:value="750" calcext:value-type="float">
            <text:p>750</text:p>
          </table:table-cell>
          <table:table-cell office:value-type="float" office:value="-223.636028007988" calcext:value-type="float">
            <text:p>-223.636028007988</text:p>
          </table:table-cell>
        </table:table-row>
        <table:table-row table:style-name="ro1">
          <table:table-cell office:value-type="string" calcext:value-type="string">
            <text:p>2019-12-02 22:09:02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182639972596" calcext:value-type="float">
            <text:p>72.4182639972596</text:p>
          </table:table-cell>
          <table:table-cell office:value-type="float" office:value="982.187310481894" calcext:value-type="float">
            <text:p>982.187310481894</text:p>
          </table:table-cell>
          <table:table-cell office:value-type="float" office:value="4089266" calcext:value-type="float">
            <text:p>4089266</text:p>
          </table:table-cell>
          <table:table-cell office:value-type="float" office:value="2028783" calcext:value-type="float">
            <text:p>2028783</text:p>
          </table:table-cell>
          <table:table-cell office:value-type="float" office:value="234107" calcext:value-type="float">
            <text:p>234107</text:p>
          </table:table-cell>
          <table:table-cell office:value-type="float" office:value="408818" calcext:value-type="float">
            <text:p>408818</text:p>
          </table:table-cell>
          <table:table-cell office:value-type="float" office:value="227859" calcext:value-type="float">
            <text:p>2278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87" calcext:value-type="float">
            <text:p>221387</text:p>
          </table:table-cell>
          <table:table-cell office:value-type="float" office:value="220831" calcext:value-type="float">
            <text:p>220831</text:p>
          </table:table-cell>
          <table:table-cell office:value-type="float" office:value="2.43739276378068" calcext:value-type="float">
            <text:p>2.43739276378068</text:p>
          </table:table-cell>
          <table:table-cell office:value-type="float" office:value="1.20924904456723" calcext:value-type="float">
            <text:p>1.20924904456723</text:p>
          </table:table-cell>
          <table:table-cell office:value-type="float" office:value="0.139538662378629" calcext:value-type="float">
            <text:p>0.139538662378629</text:p>
          </table:table-cell>
          <table:table-cell office:value-type="float" office:value="0.243674545726126" calcext:value-type="float">
            <text:p>0.243674545726126</text:p>
          </table:table-cell>
          <table:table-cell office:value-type="float" office:value="0.135814563729115" calcext:value-type="float">
            <text:p>0.135814563729115</text:p>
          </table:table-cell>
          <table:table-cell office:value-type="float" office:value="5" calcext:value-type="float">
            <text:p>5</text:p>
          </table:table-cell>
          <table:table-cell office:value-type="float" office:value="0.131956950659388" calcext:value-type="float">
            <text:p>0.131956950659388</text:p>
          </table:table-cell>
          <table:table-cell office:value-type="float" office:value="0.131625548794931" calcext:value-type="float">
            <text:p>0.131625548794931</text:p>
          </table:table-cell>
          <table:table-cell office:value-type="float" office:value="-222.092267524274" calcext:value-type="float">
            <text:p>-222.092267524274</text:p>
          </table:table-cell>
          <table:table-cell office:value-type="float" office:value="-201.265090854775" calcext:value-type="float">
            <text:p>-201.265090854775</text:p>
          </table:table-cell>
          <table:table-cell office:value-type="float" office:value="-222.837087254177" calcext:value-type="float">
            <text:p>-222.837087254177</text:p>
          </table:table-cell>
          <table:table-cell office:value-type="float" office:value="750" calcext:value-type="float">
            <text:p>750</text:p>
          </table:table-cell>
          <table:table-cell office:value-type="float" office:value="-223.608609868122" calcext:value-type="float">
            <text:p>-223.608609868122</text:p>
          </table:table-cell>
        </table:table-row>
        <table:table-row table:style-name="ro1">
          <table:table-cell office:value-type="string" calcext:value-type="string">
            <text:p>2019-12-02 22:09:04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014556026722" calcext:value-type="float">
            <text:p>72.4014556026722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213" calcext:value-type="float">
            <text:p>4087213</text:p>
          </table:table-cell>
          <table:table-cell office:value-type="float" office:value="2034520" calcext:value-type="float">
            <text:p>2034520</text:p>
          </table:table-cell>
          <table:table-cell office:value-type="float" office:value="234208" calcext:value-type="float">
            <text:p>234208</text:p>
          </table:table-cell>
          <table:table-cell office:value-type="float" office:value="408134" calcext:value-type="float">
            <text:p>408134</text:p>
          </table:table-cell>
          <table:table-cell office:value-type="float" office:value="225400" calcext:value-type="float">
            <text:p>2254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94" calcext:value-type="float">
            <text:p>222094</text:p>
          </table:table-cell>
          <table:table-cell office:value-type="float" office:value="220753" calcext:value-type="float">
            <text:p>220753</text:p>
          </table:table-cell>
          <table:table-cell office:value-type="float" office:value="2.43616908027757" calcext:value-type="float">
            <text:p>2.43616908027757</text:p>
          </table:table-cell>
          <table:table-cell office:value-type="float" office:value="1.21266856344564" calcext:value-type="float">
            <text:p>1.21266856344564</text:p>
          </table:table-cell>
          <table:table-cell office:value-type="float" office:value="0.139598863077028" calcext:value-type="float">
            <text:p>0.139598863077028</text:p>
          </table:table-cell>
          <table:table-cell office:value-type="float" office:value="0.243266849907261" calcext:value-type="float">
            <text:p>0.243266849907261</text:p>
          </table:table-cell>
          <table:table-cell office:value-type="float" office:value="0.134348885339366" calcext:value-type="float">
            <text:p>0.134348885339366</text:p>
          </table:table-cell>
          <table:table-cell office:value-type="float" office:value="5" calcext:value-type="float">
            <text:p>5</text:p>
          </table:table-cell>
          <table:table-cell office:value-type="float" office:value="0.132378355548186" calcext:value-type="float">
            <text:p>0.132378355548186</text:p>
          </table:table-cell>
          <table:table-cell office:value-type="float" office:value="0.131579057166464" calcext:value-type="float">
            <text:p>0.131579057166464</text:p>
          </table:table-cell>
          <table:table-cell office:value-type="float" office:value="-222.080227384594" calcext:value-type="float">
            <text:p>-222.080227384594</text:p>
          </table:table-cell>
          <table:table-cell office:value-type="float" office:value="-201.346630018548" calcext:value-type="float">
            <text:p>-201.346630018548</text:p>
          </table:table-cell>
          <table:table-cell office:value-type="float" office:value="-223.130222932127" calcext:value-type="float">
            <text:p>-223.130222932127</text:p>
          </table:table-cell>
          <table:table-cell office:value-type="float" office:value="750" calcext:value-type="float">
            <text:p>750</text:p>
          </table:table-cell>
          <table:table-cell office:value-type="float" office:value="-223.524328890363" calcext:value-type="float">
            <text:p>-223.524328890363</text:p>
          </table:table-cell>
        </table:table-row>
        <table:table-row table:style-name="ro1">
          <table:table-cell office:value-type="string" calcext:value-type="string">
            <text:p>2019-12-02 22:09:0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071879896709" calcext:value-type="float">
            <text:p>72.4071879896709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7168" calcext:value-type="float">
            <text:p>4087168</text:p>
          </table:table-cell>
          <table:table-cell office:value-type="float" office:value="2014248" calcext:value-type="float">
            <text:p>2014248</text:p>
          </table:table-cell>
          <table:table-cell office:value-type="float" office:value="234370" calcext:value-type="float">
            <text:p>234370</text:p>
          </table:table-cell>
          <table:table-cell office:value-type="float" office:value="407984" calcext:value-type="float">
            <text:p>407984</text:p>
          </table:table-cell>
          <table:table-cell office:value-type="float" office:value="227517" calcext:value-type="float">
            <text:p>2275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30" calcext:value-type="float">
            <text:p>221330</text:p>
          </table:table-cell>
          <table:table-cell office:value-type="float" office:value="220858" calcext:value-type="float">
            <text:p>220858</text:p>
          </table:table-cell>
          <table:table-cell office:value-type="float" office:value="2.43614225818423" calcext:value-type="float">
            <text:p>2.43614225818423</text:p>
          </table:table-cell>
          <table:table-cell office:value-type="float" office:value="1.20058550841636" calcext:value-type="float">
            <text:p>1.20058550841636</text:p>
          </table:table-cell>
          <table:table-cell office:value-type="float" office:value="0.139695422613075" calcext:value-type="float">
            <text:p>0.139695422613075</text:p>
          </table:table-cell>
          <table:table-cell office:value-type="float" office:value="0.24317744292944" calcext:value-type="float">
            <text:p>0.24317744292944</text:p>
          </table:table-cell>
          <table:table-cell office:value-type="float" office:value="0.135610715819683" calcext:value-type="float">
            <text:p>0.135610715819683</text:p>
          </table:table-cell>
          <table:table-cell office:value-type="float" office:value="5" calcext:value-type="float">
            <text:p>5</text:p>
          </table:table-cell>
          <table:table-cell office:value-type="float" office:value="0.131922976007816" calcext:value-type="float">
            <text:p>0.131922976007816</text:p>
          </table:table-cell>
          <table:table-cell office:value-type="float" office:value="0.131641642050939" calcext:value-type="float">
            <text:p>0.131641642050939</text:p>
          </table:table-cell>
          <table:table-cell office:value-type="float" office:value="-222.060915477385" calcext:value-type="float">
            <text:p>-222.060915477385</text:p>
          </table:table-cell>
          <table:table-cell office:value-type="float" office:value="-201.364511414112" calcext:value-type="float">
            <text:p>-201.364511414112</text:p>
          </table:table-cell>
          <table:table-cell office:value-type="float" office:value="-222.877856836063" calcext:value-type="float">
            <text:p>-222.877856836063</text:p>
          </table:table-cell>
          <table:table-cell office:value-type="float" office:value="750" calcext:value-type="float">
            <text:p>750</text:p>
          </table:table-cell>
          <table:table-cell office:value-type="float" office:value="-223.615404798437" calcext:value-type="float">
            <text:p>-223.615404798437</text:p>
          </table:table-cell>
        </table:table-row>
        <table:table-row table:style-name="ro1">
          <table:table-cell office:value-type="string" calcext:value-type="string">
            <text:p>2019-12-02 22:09:06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968898702892" calcext:value-type="float">
            <text:p>72.3968898702892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8928" calcext:value-type="float">
            <text:p>4088928</text:p>
          </table:table-cell>
          <table:table-cell office:value-type="float" office:value="2038603" calcext:value-type="float">
            <text:p>2038603</text:p>
          </table:table-cell>
          <table:table-cell office:value-type="float" office:value="234428" calcext:value-type="float">
            <text:p>234428</text:p>
          </table:table-cell>
          <table:table-cell office:value-type="float" office:value="407464" calcext:value-type="float">
            <text:p>407464</text:p>
          </table:table-cell>
          <table:table-cell office:value-type="float" office:value="228484" calcext:value-type="float">
            <text:p>2284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47" calcext:value-type="float">
            <text:p>221047</text:p>
          </table:table-cell>
          <table:table-cell office:value-type="float" office:value="220837" calcext:value-type="float">
            <text:p>220837</text:p>
          </table:table-cell>
          <table:table-cell office:value-type="float" office:value="2.43719130005733" calcext:value-type="float">
            <text:p>2.43719130005733</text:p>
          </table:table-cell>
          <table:table-cell office:value-type="float" office:value="1.21510222138193" calcext:value-type="float">
            <text:p>1.21510222138193</text:p>
          </table:table-cell>
          <table:table-cell office:value-type="float" office:value="0.139729993311166" calcext:value-type="float">
            <text:p>0.139729993311166</text:p>
          </table:table-cell>
          <table:table-cell office:value-type="float" office:value="0.24286749873966" calcext:value-type="float">
            <text:p>0.24286749873966</text:p>
          </table:table-cell>
          <table:table-cell office:value-type="float" office:value="0.13618709280337" calcext:value-type="float">
            <text:p>0.13618709280337</text:p>
          </table:table-cell>
          <table:table-cell office:value-type="float" office:value="5" calcext:value-type="float">
            <text:p>5</text:p>
          </table:table-cell>
          <table:table-cell office:value-type="float" office:value="0.131754294842994" calcext:value-type="float">
            <text:p>0.131754294842994</text:p>
          </table:table-cell>
          <table:table-cell office:value-type="float" office:value="0.131629125074044" calcext:value-type="float">
            <text:p>0.131629125074044</text:p>
          </table:table-cell>
          <table:table-cell office:value-type="float" office:value="-222.054001337767" calcext:value-type="float">
            <text:p>-222.054001337767</text:p>
          </table:table-cell>
          <table:table-cell office:value-type="float" office:value="-201.426500252068" calcext:value-type="float">
            <text:p>-201.426500252068</text:p>
          </table:table-cell>
          <table:table-cell office:value-type="float" office:value="-222.762581439326" calcext:value-type="float">
            <text:p>-222.762581439326</text:p>
          </table:table-cell>
          <table:table-cell office:value-type="float" office:value="750" calcext:value-type="float">
            <text:p>750</text:p>
          </table:table-cell>
          <table:table-cell office:value-type="float" office:value="-223.649141031401" calcext:value-type="float">
            <text:p>-223.649141031401</text:p>
          </table:table-cell>
        </table:table-row>
        <table:table-row table:style-name="ro1">
          <table:table-cell office:value-type="string" calcext:value-type="string">
            <text:p>2019-12-02 22:09:07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125314572882" calcext:value-type="float">
            <text:p>72.4125314572882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8256" calcext:value-type="float">
            <text:p>4088256</text:p>
          </table:table-cell>
          <table:table-cell office:value-type="float" office:value="2041626" calcext:value-type="float">
            <text:p>2041626</text:p>
          </table:table-cell>
          <table:table-cell office:value-type="float" office:value="234477" calcext:value-type="float">
            <text:p>234477</text:p>
          </table:table-cell>
          <table:table-cell office:value-type="float" office:value="406844" calcext:value-type="float">
            <text:p>406844</text:p>
          </table:table-cell>
          <table:table-cell office:value-type="float" office:value="228471" calcext:value-type="float">
            <text:p>2284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27" calcext:value-type="float">
            <text:p>221027</text:p>
          </table:table-cell>
          <table:table-cell office:value-type="float" office:value="220802" calcext:value-type="float">
            <text:p>220802</text:p>
          </table:table-cell>
          <table:table-cell office:value-type="float" office:value="2.43679075679669" calcext:value-type="float">
            <text:p>2.43679075679669</text:p>
          </table:table-cell>
          <table:table-cell office:value-type="float" office:value="1.21690407000829" calcext:value-type="float">
            <text:p>1.21690407000829</text:p>
          </table:table-cell>
          <table:table-cell office:value-type="float" office:value="0.139759199590588" calcext:value-type="float">
            <text:p>0.139759199590588</text:p>
          </table:table-cell>
          <table:table-cell office:value-type="float" office:value="0.242497949897999" calcext:value-type="float">
            <text:p>0.242497949897999</text:p>
          </table:table-cell>
          <table:table-cell office:value-type="float" office:value="0.136179344198626" calcext:value-type="float">
            <text:p>0.136179344198626</text:p>
          </table:table-cell>
          <table:table-cell office:value-type="float" office:value="5" calcext:value-type="float">
            <text:p>5</text:p>
          </table:table-cell>
          <table:table-cell office:value-type="float" office:value="0.131742373912617" calcext:value-type="float">
            <text:p>0.131742373912617</text:p>
          </table:table-cell>
          <table:table-cell office:value-type="float" office:value="0.131608263445886" calcext:value-type="float">
            <text:p>0.131608263445886</text:p>
          </table:table-cell>
          <table:table-cell office:value-type="float" office:value="-222.048160081882" calcext:value-type="float">
            <text:p>-222.048160081882</text:p>
          </table:table-cell>
          <table:table-cell office:value-type="float" office:value="-201.5004100204" calcext:value-type="float">
            <text:p>-201.5004100204</text:p>
          </table:table-cell>
          <table:table-cell office:value-type="float" office:value="-222.764131160275" calcext:value-type="float">
            <text:p>-222.764131160275</text:p>
          </table:table-cell>
          <table:table-cell office:value-type="float" office:value="750" calcext:value-type="float">
            <text:p>750</text:p>
          </table:table-cell>
          <table:table-cell office:value-type="float" office:value="-223.651525217477" calcext:value-type="float">
            <text:p>-223.651525217477</text:p>
          </table:table-cell>
        </table:table-row>
        <table:table-row table:style-name="ro1">
          <table:table-cell office:value-type="string" calcext:value-type="string">
            <text:p>2019-12-02 22:09:0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174858259317" calcext:value-type="float">
            <text:p>72.4174858259317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5570" calcext:value-type="float">
            <text:p>4085570</text:p>
          </table:table-cell>
          <table:table-cell office:value-type="float" office:value="2022664" calcext:value-type="float">
            <text:p>2022664</text:p>
          </table:table-cell>
          <table:table-cell office:value-type="float" office:value="234427" calcext:value-type="float">
            <text:p>234427</text:p>
          </table:table-cell>
          <table:table-cell office:value-type="float" office:value="406016" calcext:value-type="float">
            <text:p>406016</text:p>
          </table:table-cell>
          <table:table-cell office:value-type="float" office:value="227877" calcext:value-type="float">
            <text:p>2278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49" calcext:value-type="float">
            <text:p>221349</text:p>
          </table:table-cell>
          <table:table-cell office:value-type="float" office:value="220790" calcext:value-type="float">
            <text:p>220790</text:p>
          </table:table-cell>
          <table:table-cell office:value-type="float" office:value="2.43518977584717" calcext:value-type="float">
            <text:p>2.43518977584717</text:p>
          </table:table-cell>
          <table:table-cell office:value-type="float" office:value="1.20560183591865" calcext:value-type="float">
            <text:p>1.20560183591865</text:p>
          </table:table-cell>
          <table:table-cell office:value-type="float" office:value="0.139729397264647" calcext:value-type="float">
            <text:p>0.139729397264647</text:p>
          </table:table-cell>
          <table:table-cell office:value-type="float" office:value="0.242004423380425" calcext:value-type="float">
            <text:p>0.242004423380425</text:p>
          </table:table-cell>
          <table:table-cell office:value-type="float" office:value="0.135825292566454" calcext:value-type="float">
            <text:p>0.135825292566454</text:p>
          </table:table-cell>
          <table:table-cell office:value-type="float" office:value="5" calcext:value-type="float">
            <text:p>5</text:p>
          </table:table-cell>
          <table:table-cell office:value-type="float" office:value="0.131934300891674" calcext:value-type="float">
            <text:p>0.131934300891674</text:p>
          </table:table-cell>
          <table:table-cell office:value-type="float" office:value="0.13160111088766" calcext:value-type="float">
            <text:p>0.13160111088766</text:p>
          </table:table-cell>
          <table:table-cell office:value-type="float" office:value="-222.054120547071" calcext:value-type="float">
            <text:p>-222.054120547071</text:p>
          </table:table-cell>
          <table:table-cell office:value-type="float" office:value="-201.599115323915" calcext:value-type="float">
            <text:p>-201.599115323915</text:p>
          </table:table-cell>
          <table:table-cell office:value-type="float" office:value="-222.834941486709" calcext:value-type="float">
            <text:p>-222.834941486709</text:p>
          </table:table-cell>
          <table:table-cell office:value-type="float" office:value="750" calcext:value-type="float">
            <text:p>750</text:p>
          </table:table-cell>
          <table:table-cell office:value-type="float" office:value="-223.613139821665" calcext:value-type="float">
            <text:p>-223.613139821665</text:p>
          </table:table-cell>
        </table:table-row>
        <table:table-row table:style-name="ro1">
          <table:table-cell office:value-type="string" calcext:value-type="string">
            <text:p>2019-12-02 22:09:10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178749163834" calcext:value-type="float">
            <text:p>72.4178749163834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7116" calcext:value-type="float">
            <text:p>4087116</text:p>
          </table:table-cell>
          <table:table-cell office:value-type="float" office:value="2014446" calcext:value-type="float">
            <text:p>2014446</text:p>
          </table:table-cell>
          <table:table-cell office:value-type="float" office:value="234467" calcext:value-type="float">
            <text:p>234467</text:p>
          </table:table-cell>
          <table:table-cell office:value-type="float" office:value="405238" calcext:value-type="float">
            <text:p>405238</text:p>
          </table:table-cell>
          <table:table-cell office:value-type="float" office:value="226522" calcext:value-type="float">
            <text:p>2265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44" calcext:value-type="float">
            <text:p>221644</text:p>
          </table:table-cell>
          <table:table-cell office:value-type="float" office:value="220865" calcext:value-type="float">
            <text:p>220865</text:p>
          </table:table-cell>
          <table:table-cell office:value-type="float" office:value="2.43611126376525" calcext:value-type="float">
            <text:p>2.43611126376525</text:p>
          </table:table-cell>
          <table:table-cell office:value-type="float" office:value="1.20070352562708" calcext:value-type="float">
            <text:p>1.20070352562708</text:p>
          </table:table-cell>
          <table:table-cell office:value-type="float" office:value="0.1397532391254" calcext:value-type="float">
            <text:p>0.1397532391254</text:p>
          </table:table-cell>
          <table:table-cell office:value-type="float" office:value="0.241540699188793" calcext:value-type="float">
            <text:p>0.241540699188793</text:p>
          </table:table-cell>
          <table:table-cell office:value-type="float" office:value="0.135017649533468" calcext:value-type="float">
            <text:p>0.135017649533468</text:p>
          </table:table-cell>
          <table:table-cell office:value-type="float" office:value="5" calcext:value-type="float">
            <text:p>5</text:p>
          </table:table-cell>
          <table:table-cell office:value-type="float" office:value="0.132110134614722" calcext:value-type="float">
            <text:p>0.132110134614722</text:p>
          </table:table-cell>
          <table:table-cell office:value-type="float" office:value="0.13164581437657" calcext:value-type="float">
            <text:p>0.13164581437657</text:p>
          </table:table-cell>
          <table:table-cell office:value-type="float" office:value="-222.04935217492" calcext:value-type="float">
            <text:p>-222.04935217492</text:p>
          </table:table-cell>
          <table:table-cell office:value-type="float" office:value="-201.691860162241" calcext:value-type="float">
            <text:p>-201.691860162241</text:p>
          </table:table-cell>
          <table:table-cell office:value-type="float" office:value="-222.996470093306" calcext:value-type="float">
            <text:p>-222.996470093306</text:p>
          </table:table-cell>
          <table:table-cell office:value-type="float" office:value="750" calcext:value-type="float">
            <text:p>750</text:p>
          </table:table-cell>
          <table:table-cell office:value-type="float" office:value="-223.577973077056" calcext:value-type="float">
            <text:p>-223.577973077056</text:p>
          </table:table-cell>
        </table:table-row>
        <table:table-row table:style-name="ro1">
          <table:table-cell office:value-type="string" calcext:value-type="string">
            <text:p>2019-12-02 22:09:11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236075076965" calcext:value-type="float">
            <text:p>72.4236075076965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293" calcext:value-type="float">
            <text:p>4087293</text:p>
          </table:table-cell>
          <table:table-cell office:value-type="float" office:value="2033256" calcext:value-type="float">
            <text:p>2033256</text:p>
          </table:table-cell>
          <table:table-cell office:value-type="float" office:value="234338" calcext:value-type="float">
            <text:p>234338</text:p>
          </table:table-cell>
          <table:table-cell office:value-type="float" office:value="404725" calcext:value-type="float">
            <text:p>404725</text:p>
          </table:table-cell>
          <table:table-cell office:value-type="float" office:value="225562" calcext:value-type="float">
            <text:p>2255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01" calcext:value-type="float">
            <text:p>222001</text:p>
          </table:table-cell>
          <table:table-cell office:value-type="float" office:value="220770" calcext:value-type="float">
            <text:p>220770</text:p>
          </table:table-cell>
          <table:table-cell office:value-type="float" office:value="2.43621676399908" calcext:value-type="float">
            <text:p>2.43621676399908</text:p>
          </table:table-cell>
          <table:table-cell office:value-type="float" office:value="1.21191516064586" calcext:value-type="float">
            <text:p>1.21191516064586</text:p>
          </table:table-cell>
          <table:table-cell office:value-type="float" office:value="0.139676349124473" calcext:value-type="float">
            <text:p>0.139676349124473</text:p>
          </table:table-cell>
          <table:table-cell office:value-type="float" office:value="0.241234927324644" calcext:value-type="float">
            <text:p>0.241234927324644</text:p>
          </table:table-cell>
          <table:table-cell office:value-type="float" office:value="0.134445444875413" calcext:value-type="float">
            <text:p>0.134445444875413</text:p>
          </table:table-cell>
          <table:table-cell office:value-type="float" office:value="5" calcext:value-type="float">
            <text:p>5</text:p>
          </table:table-cell>
          <table:table-cell office:value-type="float" office:value="0.132322923221937" calcext:value-type="float">
            <text:p>0.132322923221937</text:p>
          </table:table-cell>
          <table:table-cell office:value-type="float" office:value="0.131589189957284" calcext:value-type="float">
            <text:p>0.131589189957284</text:p>
          </table:table-cell>
          <table:table-cell office:value-type="float" office:value="-222.064730175105" calcext:value-type="float">
            <text:p>-222.064730175105</text:p>
          </table:table-cell>
          <table:table-cell office:value-type="float" office:value="-201.753014535071" calcext:value-type="float">
            <text:p>-201.753014535071</text:p>
          </table:table-cell>
          <table:table-cell office:value-type="float" office:value="-223.110911024917" calcext:value-type="float">
            <text:p>-223.110911024917</text:p>
          </table:table-cell>
          <table:table-cell office:value-type="float" office:value="750" calcext:value-type="float">
            <text:p>750</text:p>
          </table:table-cell>
          <table:table-cell office:value-type="float" office:value="-223.535415355613" calcext:value-type="float">
            <text:p>-223.535415355613</text:p>
          </table:table-cell>
        </table:table-row>
        <table:table-row table:style-name="ro1">
          <table:table-cell office:value-type="string" calcext:value-type="string">
            <text:p>2019-12-02 22:09:12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503249320472" calcext:value-type="float">
            <text:p>72.4503249320472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246" calcext:value-type="float">
            <text:p>4087246</text:p>
          </table:table-cell>
          <table:table-cell office:value-type="float" office:value="2016403" calcext:value-type="float">
            <text:p>2016403</text:p>
          </table:table-cell>
          <table:table-cell office:value-type="float" office:value="234723" calcext:value-type="float">
            <text:p>234723</text:p>
          </table:table-cell>
          <table:table-cell office:value-type="float" office:value="404435" calcext:value-type="float">
            <text:p>404435</text:p>
          </table:table-cell>
          <table:table-cell office:value-type="float" office:value="226631" calcext:value-type="float">
            <text:p>2266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92" calcext:value-type="float">
            <text:p>221592</text:p>
          </table:table-cell>
          <table:table-cell office:value-type="float" office:value="220668" calcext:value-type="float">
            <text:p>220668</text:p>
          </table:table-cell>
          <table:table-cell office:value-type="float" office:value="2.43618874981269" calcext:value-type="float">
            <text:p>2.43618874981269</text:p>
          </table:table-cell>
          <table:table-cell office:value-type="float" office:value="1.20186998866439" calcext:value-type="float">
            <text:p>1.20186998866439</text:p>
          </table:table-cell>
          <table:table-cell office:value-type="float" office:value="0.139905827034214" calcext:value-type="float">
            <text:p>0.139905827034214</text:p>
          </table:table-cell>
          <table:table-cell office:value-type="float" office:value="0.24106207383419" calcext:value-type="float">
            <text:p>0.24106207383419</text:p>
          </table:table-cell>
          <table:table-cell office:value-type="float" office:value="0.135082618604019" calcext:value-type="float">
            <text:p>0.135082618604019</text:p>
          </table:table-cell>
          <table:table-cell office:value-type="float" office:value="5" calcext:value-type="float">
            <text:p>5</text:p>
          </table:table-cell>
          <table:table-cell office:value-type="float" office:value="0.132079140195744" calcext:value-type="float">
            <text:p>0.132079140195744</text:p>
          </table:table-cell>
          <table:table-cell office:value-type="float" office:value="0.131528393212365" calcext:value-type="float">
            <text:p>0.131528393212365</text:p>
          </table:table-cell>
          <table:table-cell office:value-type="float" office:value="-222.018834593157" calcext:value-type="float">
            <text:p>-222.018834593157</text:p>
          </table:table-cell>
          <table:table-cell office:value-type="float" office:value="-201.787585233162" calcext:value-type="float">
            <text:p>-201.787585233162</text:p>
          </table:table-cell>
          <table:table-cell office:value-type="float" office:value="-222.983476279196" calcext:value-type="float">
            <text:p>-222.983476279196</text:p>
          </table:table-cell>
          <table:table-cell office:value-type="float" office:value="750" calcext:value-type="float">
            <text:p>750</text:p>
          </table:table-cell>
          <table:table-cell office:value-type="float" office:value="-223.584171960851" calcext:value-type="float">
            <text:p>-223.584171960851</text:p>
          </table:table-cell>
        </table:table-row>
        <table:table-row table:style-name="ro1">
          <table:table-cell office:value-type="string" calcext:value-type="string">
            <text:p>2019-12-02 22:09:14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449814642216" calcext:value-type="float">
            <text:p>72.4449814642216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216" calcext:value-type="float">
            <text:p>4087216</text:p>
          </table:table-cell>
          <table:table-cell office:value-type="float" office:value="2038545" calcext:value-type="float">
            <text:p>2038545</text:p>
          </table:table-cell>
          <table:table-cell office:value-type="float" office:value="234366" calcext:value-type="float">
            <text:p>234366</text:p>
          </table:table-cell>
          <table:table-cell office:value-type="float" office:value="403964" calcext:value-type="float">
            <text:p>403964</text:p>
          </table:table-cell>
          <table:table-cell office:value-type="float" office:value="228497" calcext:value-type="float">
            <text:p>2284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55" calcext:value-type="float">
            <text:p>221155</text:p>
          </table:table-cell>
          <table:table-cell office:value-type="float" office:value="220875" calcext:value-type="float">
            <text:p>220875</text:p>
          </table:table-cell>
          <table:table-cell office:value-type="float" office:value="2.43617086841713" calcext:value-type="float">
            <text:p>2.43617086841713</text:p>
          </table:table-cell>
          <table:table-cell office:value-type="float" office:value="1.21506765068384" calcext:value-type="float">
            <text:p>1.21506765068384</text:p>
          </table:table-cell>
          <table:table-cell office:value-type="float" office:value="0.139693038427" calcext:value-type="float">
            <text:p>0.139693038427</text:p>
          </table:table-cell>
          <table:table-cell office:value-type="float" office:value="0.240781335923831" calcext:value-type="float">
            <text:p>0.240781335923831</text:p>
          </table:table-cell>
          <table:table-cell office:value-type="float" office:value="0.136194841408115" calcext:value-type="float">
            <text:p>0.136194841408115</text:p>
          </table:table-cell>
          <table:table-cell office:value-type="float" office:value="5" calcext:value-type="float">
            <text:p>5</text:p>
          </table:table-cell>
          <table:table-cell office:value-type="float" office:value="0.131818667867025" calcext:value-type="float">
            <text:p>0.131818667867025</text:p>
          </table:table-cell>
          <table:table-cell office:value-type="float" office:value="0.131651774841759" calcext:value-type="float">
            <text:p>0.131651774841759</text:p>
          </table:table-cell>
          <table:table-cell office:value-type="float" office:value="-222.0613923146" calcext:value-type="float">
            <text:p>-222.0613923146</text:p>
          </table:table-cell>
          <table:table-cell office:value-type="float" office:value="-201.843732815234" calcext:value-type="float">
            <text:p>-201.843732815234</text:p>
          </table:table-cell>
          <table:table-cell office:value-type="float" office:value="-222.761031718377" calcext:value-type="float">
            <text:p>-222.761031718377</text:p>
          </table:table-cell>
          <table:table-cell office:value-type="float" office:value="750" calcext:value-type="float">
            <text:p>750</text:p>
          </table:table-cell>
          <table:table-cell office:value-type="float" office:value="-223.636266426595" calcext:value-type="float">
            <text:p>-223.636266426595</text:p>
          </table:table-cell>
        </table:table-row>
        <table:table-row table:style-name="ro1">
          <table:table-cell office:value-type="string" calcext:value-type="string">
            <text:p>2019-12-02 22:09:1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713090386219" calcext:value-type="float">
            <text:p>72.4713090386219</text:p>
          </table:table-cell>
          <table:table-cell office:value-type="float" office:value="982.233733061225" calcext:value-type="float">
            <text:p>982.233733061225</text:p>
          </table:table-cell>
          <table:table-cell office:value-type="float" office:value="4087347" calcext:value-type="float">
            <text:p>4087347</text:p>
          </table:table-cell>
          <table:table-cell office:value-type="float" office:value="2017069" calcext:value-type="float">
            <text:p>2017069</text:p>
          </table:table-cell>
          <table:table-cell office:value-type="float" office:value="234220" calcext:value-type="float">
            <text:p>234220</text:p>
          </table:table-cell>
          <table:table-cell office:value-type="float" office:value="403026" calcext:value-type="float">
            <text:p>403026</text:p>
          </table:table-cell>
          <table:table-cell office:value-type="float" office:value="227286" calcext:value-type="float">
            <text:p>2272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59" calcext:value-type="float">
            <text:p>221559</text:p>
          </table:table-cell>
          <table:table-cell office:value-type="float" office:value="220861" calcext:value-type="float">
            <text:p>220861</text:p>
          </table:table-cell>
          <table:table-cell office:value-type="float" office:value="2.43624895051109" calcext:value-type="float">
            <text:p>2.43624895051109</text:p>
          </table:table-cell>
          <table:table-cell office:value-type="float" office:value="1.20226695564591" calcext:value-type="float">
            <text:p>1.20226695564591</text:p>
          </table:table-cell>
          <table:table-cell office:value-type="float" office:value="0.139606015635254" calcext:value-type="float">
            <text:p>0.139606015635254</text:p>
          </table:table-cell>
          <table:table-cell office:value-type="float" office:value="0.240222244289189" calcext:value-type="float">
            <text:p>0.240222244289189</text:p>
          </table:table-cell>
          <table:table-cell office:value-type="float" office:value="0.135473029073838" calcext:value-type="float">
            <text:p>0.135473029073838</text:p>
          </table:table-cell>
          <table:table-cell office:value-type="float" office:value="5" calcext:value-type="float">
            <text:p>5</text:p>
          </table:table-cell>
          <table:table-cell office:value-type="float" office:value="0.132059470660623" calcext:value-type="float">
            <text:p>0.132059470660623</text:p>
          </table:table-cell>
          <table:table-cell office:value-type="float" office:value="0.131643430190495" calcext:value-type="float">
            <text:p>0.131643430190495</text:p>
          </table:table-cell>
          <table:table-cell office:value-type="float" office:value="-222.078796872949" calcext:value-type="float">
            <text:p>-222.078796872949</text:p>
          </table:table-cell>
          <table:table-cell office:value-type="float" office:value="-201.955551142162" calcext:value-type="float">
            <text:p>-201.955551142162</text:p>
          </table:table-cell>
          <table:table-cell office:value-type="float" office:value="-222.905394185232" calcext:value-type="float">
            <text:p>-222.905394185232</text:p>
          </table:table-cell>
          <table:table-cell office:value-type="float" office:value="750" calcext:value-type="float">
            <text:p>750</text:p>
          </table:table-cell>
          <table:table-cell office:value-type="float" office:value="-223.588105867875" calcext:value-type="float">
            <text:p>-223.588105867875</text:p>
          </table:table-cell>
        </table:table-row>
        <table:table-row table:style-name="ro1">
          <table:table-cell office:value-type="string" calcext:value-type="string">
            <text:p>2019-12-02 22:09:16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507143625276" calcext:value-type="float">
            <text:p>72.4507143625276</text:p>
          </table:table-cell>
          <table:table-cell office:value-type="float" office:value="982.250778543333" calcext:value-type="float">
            <text:p>982.250778543333</text:p>
          </table:table-cell>
          <table:table-cell office:value-type="float" office:value="4088955" calcext:value-type="float">
            <text:p>4088955</text:p>
          </table:table-cell>
          <table:table-cell office:value-type="float" office:value="2024772" calcext:value-type="float">
            <text:p>2024772</text:p>
          </table:table-cell>
          <table:table-cell office:value-type="float" office:value="234467" calcext:value-type="float">
            <text:p>234467</text:p>
          </table:table-cell>
          <table:table-cell office:value-type="float" office:value="402251" calcext:value-type="float">
            <text:p>402251</text:p>
          </table:table-cell>
          <table:table-cell office:value-type="float" office:value="226000" calcext:value-type="float">
            <text:p>2260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49" calcext:value-type="float">
            <text:p>221949</text:p>
          </table:table-cell>
          <table:table-cell office:value-type="float" office:value="220787" calcext:value-type="float">
            <text:p>220787</text:p>
          </table:table-cell>
          <table:table-cell office:value-type="float" office:value="2.43720739331334" calcext:value-type="float">
            <text:p>2.43720739331334</text:p>
          </table:table-cell>
          <table:table-cell office:value-type="float" office:value="1.20685830198029" calcext:value-type="float">
            <text:p>1.20685830198029</text:p>
          </table:table-cell>
          <table:table-cell office:value-type="float" office:value="0.1397532391254" calcext:value-type="float">
            <text:p>0.1397532391254</text:p>
          </table:table-cell>
          <table:table-cell office:value-type="float" office:value="0.239760308237113" calcext:value-type="float">
            <text:p>0.239760308237113</text:p>
          </table:table-cell>
          <table:table-cell office:value-type="float" office:value="0.134706513250651" calcext:value-type="float">
            <text:p>0.134706513250651</text:p>
          </table:table-cell>
          <table:table-cell office:value-type="float" office:value="5" calcext:value-type="float">
            <text:p>5</text:p>
          </table:table-cell>
          <table:table-cell office:value-type="float" office:value="0.132291928802959" calcext:value-type="float">
            <text:p>0.132291928802959</text:p>
          </table:table-cell>
          <table:table-cell office:value-type="float" office:value="0.131599322748103" calcext:value-type="float">
            <text:p>0.131599322748103</text:p>
          </table:table-cell>
          <table:table-cell office:value-type="float" office:value="-222.04935217492" calcext:value-type="float">
            <text:p>-222.04935217492</text:p>
          </table:table-cell>
          <table:table-cell office:value-type="float" office:value="-202.047938352577" calcext:value-type="float">
            <text:p>-202.047938352577</text:p>
          </table:table-cell>
          <table:table-cell office:value-type="float" office:value="-223.05869734987" calcext:value-type="float">
            <text:p>-223.05869734987</text:p>
          </table:table-cell>
          <table:table-cell office:value-type="float" office:value="750" calcext:value-type="float">
            <text:p>750</text:p>
          </table:table-cell>
          <table:table-cell office:value-type="float" office:value="-223.541614239408" calcext:value-type="float">
            <text:p>-223.541614239408</text:p>
          </table:table-cell>
        </table:table-row>
        <table:table-row table:style-name="ro1">
          <table:table-cell office:value-type="string" calcext:value-type="string">
            <text:p>2019-12-02 22:09:18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602327129944" calcext:value-type="float">
            <text:p>72.4602327129944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837" calcext:value-type="float">
            <text:p>4087837</text:p>
          </table:table-cell>
          <table:table-cell office:value-type="float" office:value="2030029" calcext:value-type="float">
            <text:p>2030029</text:p>
          </table:table-cell>
          <table:table-cell office:value-type="float" office:value="234599" calcext:value-type="float">
            <text:p>234599</text:p>
          </table:table-cell>
          <table:table-cell office:value-type="float" office:value="401595" calcext:value-type="float">
            <text:p>401595</text:p>
          </table:table-cell>
          <table:table-cell office:value-type="float" office:value="225633" calcext:value-type="float">
            <text:p>2256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63" calcext:value-type="float">
            <text:p>221963</text:p>
          </table:table-cell>
          <table:table-cell office:value-type="float" office:value="220781" calcext:value-type="float">
            <text:p>220781</text:p>
          </table:table-cell>
          <table:table-cell office:value-type="float" office:value="2.43654101330531" calcext:value-type="float">
            <text:p>2.43654101330531</text:p>
          </table:table-cell>
          <table:table-cell office:value-type="float" office:value="1.20999171852967" calcext:value-type="float">
            <text:p>1.20999171852967</text:p>
          </table:table-cell>
          <table:table-cell office:value-type="float" office:value="0.139831917265882" calcext:value-type="float">
            <text:p>0.139831917265882</text:p>
          </table:table-cell>
          <table:table-cell office:value-type="float" office:value="0.239369301720774" calcext:value-type="float">
            <text:p>0.239369301720774</text:p>
          </table:table-cell>
          <table:table-cell office:value-type="float" office:value="0.134487764178248" calcext:value-type="float">
            <text:p>0.134487764178248</text:p>
          </table:table-cell>
          <table:table-cell office:value-type="float" office:value="5" calcext:value-type="float">
            <text:p>5</text:p>
          </table:table-cell>
          <table:table-cell office:value-type="float" office:value="0.132300273454222" calcext:value-type="float">
            <text:p>0.132300273454222</text:p>
          </table:table-cell>
          <table:table-cell office:value-type="float" office:value="0.131595746468991" calcext:value-type="float">
            <text:p>0.131595746468991</text:p>
          </table:table-cell>
          <table:table-cell office:value-type="float" office:value="-222.033616546824" calcext:value-type="float">
            <text:p>-222.033616546824</text:p>
          </table:table-cell>
          <table:table-cell office:value-type="float" office:value="-202.126139655845" calcext:value-type="float">
            <text:p>-202.126139655845</text:p>
          </table:table-cell>
          <table:table-cell office:value-type="float" office:value="-223.10244716435" calcext:value-type="float">
            <text:p>-223.10244716435</text:p>
          </table:table-cell>
          <table:table-cell office:value-type="float" office:value="750" calcext:value-type="float">
            <text:p>750</text:p>
          </table:table-cell>
          <table:table-cell office:value-type="float" office:value="-223.539945309156" calcext:value-type="float">
            <text:p>-223.539945309156</text:p>
          </table:table-cell>
        </table:table-row>
        <table:table-row table:style-name="ro1">
          <table:table-cell office:value-type="string" calcext:value-type="string">
            <text:p>2019-12-02 22:09:1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762626550319" calcext:value-type="float">
            <text:p>72.4762626550319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90225" calcext:value-type="float">
            <text:p>4090225</text:p>
          </table:table-cell>
          <table:table-cell office:value-type="float" office:value="2042464" calcext:value-type="float">
            <text:p>2042464</text:p>
          </table:table-cell>
          <table:table-cell office:value-type="float" office:value="234920" calcext:value-type="float">
            <text:p>234920</text:p>
          </table:table-cell>
          <table:table-cell office:value-type="float" office:value="401105" calcext:value-type="float">
            <text:p>401105</text:p>
          </table:table-cell>
          <table:table-cell office:value-type="float" office:value="225323" calcext:value-type="float">
            <text:p>2253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52" calcext:value-type="float">
            <text:p>221852</text:p>
          </table:table-cell>
          <table:table-cell office:value-type="float" office:value="220716" calcext:value-type="float">
            <text:p>220716</text:p>
          </table:table-cell>
          <table:table-cell office:value-type="float" office:value="2.43796437239222" calcext:value-type="float">
            <text:p>2.43796437239222</text:p>
          </table:table-cell>
          <table:table-cell office:value-type="float" office:value="1.21740355699105" calcext:value-type="float">
            <text:p>1.21740355699105</text:p>
          </table:table-cell>
          <table:table-cell office:value-type="float" office:value="0.14002324819842" calcext:value-type="float">
            <text:p>0.14002324819842</text:p>
          </table:table-cell>
          <table:table-cell office:value-type="float" office:value="0.239077238926558" calcext:value-type="float">
            <text:p>0.239077238926558</text:p>
          </table:table-cell>
          <table:table-cell office:value-type="float" office:value="0.134302989757417" calcext:value-type="float">
            <text:p>0.134302989757417</text:p>
          </table:table-cell>
          <table:table-cell office:value-type="float" office:value="5" calcext:value-type="float">
            <text:p>5</text:p>
          </table:table-cell>
          <table:table-cell office:value-type="float" office:value="0.132234112290634" calcext:value-type="float">
            <text:p>0.132234112290634</text:p>
          </table:table-cell>
          <table:table-cell office:value-type="float" office:value="0.131557003445268" calcext:value-type="float">
            <text:p>0.131557003445268</text:p>
          </table:table-cell>
          <table:table-cell office:value-type="float" office:value="-221.995350360316" calcext:value-type="float">
            <text:p>-221.995350360316</text:p>
          </table:table-cell>
          <table:table-cell office:value-type="float" office:value="-202.184552214688" calcext:value-type="float">
            <text:p>-202.184552214688</text:p>
          </table:table-cell>
          <table:table-cell office:value-type="float" office:value="-223.139402048516" calcext:value-type="float">
            <text:p>-223.139402048516</text:p>
          </table:table-cell>
          <table:table-cell office:value-type="float" office:value="750" calcext:value-type="float">
            <text:p>750</text:p>
          </table:table-cell>
          <table:table-cell office:value-type="float" office:value="-223.553177541873" calcext:value-type="float">
            <text:p>-223.553177541873</text:p>
          </table:table-cell>
        </table:table-row>
        <table:table-row table:style-name="ro1">
          <table:table-cell office:value-type="string" calcext:value-type="string">
            <text:p>2019-12-02 22:09:20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877289682029" calcext:value-type="float">
            <text:p>72.4877289682029</text:p>
          </table:table-cell>
          <table:table-cell office:value-type="float" office:value="982.187310481894" calcext:value-type="float">
            <text:p>982.187310481894</text:p>
          </table:table-cell>
          <table:table-cell office:value-type="float" office:value="4088078" calcext:value-type="float">
            <text:p>4088078</text:p>
          </table:table-cell>
          <table:table-cell office:value-type="float" office:value="2023524" calcext:value-type="float">
            <text:p>2023524</text:p>
          </table:table-cell>
          <table:table-cell office:value-type="float" office:value="235085" calcext:value-type="float">
            <text:p>235085</text:p>
          </table:table-cell>
          <table:table-cell office:value-type="float" office:value="400709" calcext:value-type="float">
            <text:p>400709</text:p>
          </table:table-cell>
          <table:table-cell office:value-type="float" office:value="226020" calcext:value-type="float">
            <text:p>2260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15" calcext:value-type="float">
            <text:p>221715</text:p>
          </table:table-cell>
          <table:table-cell office:value-type="float" office:value="220700" calcext:value-type="float">
            <text:p>220700</text:p>
          </table:table-cell>
          <table:table-cell office:value-type="float" office:value="2.43668466051634" calcext:value-type="float">
            <text:p>2.43668466051634</text:p>
          </table:table-cell>
          <table:table-cell office:value-type="float" office:value="1.20611443592482" calcext:value-type="float">
            <text:p>1.20611443592482</text:p>
          </table:table-cell>
          <table:table-cell office:value-type="float" office:value="0.140121595874023" calcext:value-type="float">
            <text:p>0.140121595874023</text:p>
          </table:table-cell>
          <table:table-cell office:value-type="float" office:value="0.23884120450511" calcext:value-type="float">
            <text:p>0.23884120450511</text:p>
          </table:table-cell>
          <table:table-cell office:value-type="float" office:value="0.134718434181027" calcext:value-type="float">
            <text:p>0.134718434181027</text:p>
          </table:table-cell>
          <table:table-cell office:value-type="float" office:value="5" calcext:value-type="float">
            <text:p>5</text:p>
          </table:table-cell>
          <table:table-cell office:value-type="float" office:value="0.132152453917557" calcext:value-type="float">
            <text:p>0.132152453917557</text:p>
          </table:table-cell>
          <table:table-cell office:value-type="float" office:value="0.131547466700967" calcext:value-type="float">
            <text:p>0.131547466700967</text:p>
          </table:table-cell>
          <table:table-cell office:value-type="float" office:value="-221.975680825195" calcext:value-type="float">
            <text:p>-221.975680825195</text:p>
          </table:table-cell>
          <table:table-cell office:value-type="float" office:value="-202.231759098978" calcext:value-type="float">
            <text:p>-202.231759098978</text:p>
          </table:table-cell>
          <table:table-cell office:value-type="float" office:value="-223.056313163795" calcext:value-type="float">
            <text:p>-223.056313163795</text:p>
          </table:table-cell>
          <table:table-cell office:value-type="float" office:value="750" calcext:value-type="float">
            <text:p>750</text:p>
          </table:table-cell>
          <table:table-cell office:value-type="float" office:value="-223.569509216489" calcext:value-type="float">
            <text:p>-223.569509216489</text:p>
          </table:table-cell>
        </table:table-row>
        <table:table-row table:style-name="ro1">
          <table:table-cell office:value-type="string" calcext:value-type="string">
            <text:p>2019-12-02 22:09:2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816059520006" calcext:value-type="float">
            <text:p>72.4816059520006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8123" calcext:value-type="float">
            <text:p>4088123</text:p>
          </table:table-cell>
          <table:table-cell office:value-type="float" office:value="2028669" calcext:value-type="float">
            <text:p>2028669</text:p>
          </table:table-cell>
          <table:table-cell office:value-type="float" office:value="235164" calcext:value-type="float">
            <text:p>235164</text:p>
          </table:table-cell>
          <table:table-cell office:value-type="float" office:value="400151" calcext:value-type="float">
            <text:p>400151</text:p>
          </table:table-cell>
          <table:table-cell office:value-type="float" office:value="225965" calcext:value-type="float">
            <text:p>2259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63" calcext:value-type="float">
            <text:p>221763</text:p>
          </table:table-cell>
          <table:table-cell office:value-type="float" office:value="220681" calcext:value-type="float">
            <text:p>220681</text:p>
          </table:table-cell>
          <table:table-cell office:value-type="float" office:value="2.43671148260969" calcext:value-type="float">
            <text:p>2.43671148260969</text:p>
          </table:table-cell>
          <table:table-cell office:value-type="float" office:value="1.20918109526409" calcext:value-type="float">
            <text:p>1.20918109526409</text:p>
          </table:table-cell>
          <table:table-cell office:value-type="float" office:value="0.140168683549009" calcext:value-type="float">
            <text:p>0.140168683549009</text:p>
          </table:table-cell>
          <table:table-cell office:value-type="float" office:value="0.238508610547615" calcext:value-type="float">
            <text:p>0.238508610547615</text:p>
          </table:table-cell>
          <table:table-cell office:value-type="float" office:value="0.134685651622492" calcext:value-type="float">
            <text:p>0.134685651622492</text:p>
          </table:table-cell>
          <table:table-cell office:value-type="float" office:value="5" calcext:value-type="float">
            <text:p>5</text:p>
          </table:table-cell>
          <table:table-cell office:value-type="float" office:value="0.13218106415046" calcext:value-type="float">
            <text:p>0.13218106415046</text:p>
          </table:table-cell>
          <table:table-cell office:value-type="float" office:value="0.13153614181711" calcext:value-type="float">
            <text:p>0.13153614181711</text:p>
          </table:table-cell>
          <table:table-cell office:value-type="float" office:value="-221.966263290198" calcext:value-type="float">
            <text:p>-221.966263290198</text:p>
          </table:table-cell>
          <table:table-cell office:value-type="float" office:value="-202.298277890477" calcext:value-type="float">
            <text:p>-202.298277890477</text:p>
          </table:table-cell>
          <table:table-cell office:value-type="float" office:value="-223.062869675502" calcext:value-type="float">
            <text:p>-223.062869675502</text:p>
          </table:table-cell>
          <table:table-cell office:value-type="float" office:value="750" calcext:value-type="float">
            <text:p>750</text:p>
          </table:table-cell>
          <table:table-cell office:value-type="float" office:value="-223.563787169908" calcext:value-type="float">
            <text:p>-223.563787169908</text:p>
          </table:table-cell>
        </table:table-row>
        <table:table-row table:style-name="ro1">
          <table:table-cell office:value-type="string" calcext:value-type="string">
            <text:p>2019-12-02 22:09:23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716987181269" calcext:value-type="float">
            <text:p>72.4716987181269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352" calcext:value-type="float">
            <text:p>4087352</text:p>
          </table:table-cell>
          <table:table-cell office:value-type="float" office:value="2015881" calcext:value-type="float">
            <text:p>2015881</text:p>
          </table:table-cell>
          <table:table-cell office:value-type="float" office:value="235269" calcext:value-type="float">
            <text:p>235269</text:p>
          </table:table-cell>
          <table:table-cell office:value-type="float" office:value="399533" calcext:value-type="float">
            <text:p>399533</text:p>
          </table:table-cell>
          <table:table-cell office:value-type="float" office:value="226723" calcext:value-type="float">
            <text:p>2267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81" calcext:value-type="float">
            <text:p>221481</text:p>
          </table:table-cell>
          <table:table-cell office:value-type="float" office:value="220700" calcext:value-type="float">
            <text:p>220700</text:p>
          </table:table-cell>
          <table:table-cell office:value-type="float" office:value="2.43625193074369" calcext:value-type="float">
            <text:p>2.43625193074369</text:p>
          </table:table-cell>
          <table:table-cell office:value-type="float" office:value="1.20155885238157" calcext:value-type="float">
            <text:p>1.20155885238157</text:p>
          </table:table-cell>
          <table:table-cell office:value-type="float" office:value="0.140231268433484" calcext:value-type="float">
            <text:p>0.140231268433484</text:p>
          </table:table-cell>
          <table:table-cell office:value-type="float" office:value="0.238140253798992" calcext:value-type="float">
            <text:p>0.238140253798992</text:p>
          </table:table-cell>
          <table:table-cell office:value-type="float" office:value="0.135137454883749" calcext:value-type="float">
            <text:p>0.135137454883749</text:p>
          </table:table-cell>
          <table:table-cell office:value-type="float" office:value="5" calcext:value-type="float">
            <text:p>5</text:p>
          </table:table-cell>
          <table:table-cell office:value-type="float" office:value="0.132012979032156" calcext:value-type="float">
            <text:p>0.132012979032156</text:p>
          </table:table-cell>
          <table:table-cell office:value-type="float" office:value="0.131547466700967" calcext:value-type="float">
            <text:p>0.131547466700967</text:p>
          </table:table-cell>
          <table:table-cell office:value-type="float" office:value="-221.953746313303" calcext:value-type="float">
            <text:p>-221.953746313303</text:p>
          </table:table-cell>
          <table:table-cell office:value-type="float" office:value="-202.371949240202" calcext:value-type="float">
            <text:p>-202.371949240202</text:p>
          </table:table-cell>
          <table:table-cell office:value-type="float" office:value="-222.97250902325" calcext:value-type="float">
            <text:p>-222.97250902325</text:p>
          </table:table-cell>
          <table:table-cell office:value-type="float" office:value="750" calcext:value-type="float">
            <text:p>750</text:p>
          </table:table-cell>
          <table:table-cell office:value-type="float" office:value="-223.597404193569" calcext:value-type="float">
            <text:p>-223.597404193569</text:p>
          </table:table-cell>
        </table:table-row>
        <table:table-row table:style-name="ro1">
          <table:table-cell office:value-type="string" calcext:value-type="string">
            <text:p>2019-12-02 22:09:24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713090386219" calcext:value-type="float">
            <text:p>72.4713090386219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87420" calcext:value-type="float">
            <text:p>4087420</text:p>
          </table:table-cell>
          <table:table-cell office:value-type="float" office:value="2034141" calcext:value-type="float">
            <text:p>2034141</text:p>
          </table:table-cell>
          <table:table-cell office:value-type="float" office:value="235083" calcext:value-type="float">
            <text:p>235083</text:p>
          </table:table-cell>
          <table:table-cell office:value-type="float" office:value="398707" calcext:value-type="float">
            <text:p>398707</text:p>
          </table:table-cell>
          <table:table-cell office:value-type="float" office:value="225371" calcext:value-type="float">
            <text:p>225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2035" calcext:value-type="float">
            <text:p>222035</text:p>
          </table:table-cell>
          <table:table-cell office:value-type="float" office:value="220700" calcext:value-type="float">
            <text:p>220700</text:p>
          </table:table-cell>
          <table:table-cell office:value-type="float" office:value="2.43629246190696" calcext:value-type="float">
            <text:p>2.43629246190696</text:p>
          </table:table-cell>
          <table:table-cell office:value-type="float" office:value="1.21244266181501" calcext:value-type="float">
            <text:p>1.21244266181501</text:p>
          </table:table-cell>
          <table:table-cell office:value-type="float" office:value="0.140120403780985" calcext:value-type="float">
            <text:p>0.140120403780985</text:p>
          </table:table-cell>
          <table:table-cell office:value-type="float" office:value="0.237647919374456" calcext:value-type="float">
            <text:p>0.237647919374456</text:p>
          </table:table-cell>
          <table:table-cell office:value-type="float" office:value="0.13433159999032" calcext:value-type="float">
            <text:p>0.13433159999032</text:p>
          </table:table-cell>
          <table:table-cell office:value-type="float" office:value="5" calcext:value-type="float">
            <text:p>5</text:p>
          </table:table-cell>
          <table:table-cell office:value-type="float" office:value="0.132343188803576" calcext:value-type="float">
            <text:p>0.132343188803576</text:p>
          </table:table-cell>
          <table:table-cell office:value-type="float" office:value="0.131547466700967" calcext:value-type="float">
            <text:p>0.131547466700967</text:p>
          </table:table-cell>
          <table:table-cell office:value-type="float" office:value="-221.975919243803" calcext:value-type="float">
            <text:p>-221.975919243803</text:p>
          </table:table-cell>
          <table:table-cell office:value-type="float" office:value="-202.470416125109" calcext:value-type="float">
            <text:p>-202.470416125109</text:p>
          </table:table-cell>
          <table:table-cell office:value-type="float" office:value="-223.133680001936" calcext:value-type="float">
            <text:p>-223.133680001936</text:p>
          </table:table-cell>
          <table:table-cell office:value-type="float" office:value="750" calcext:value-type="float">
            <text:p>750</text:p>
          </table:table-cell>
          <table:table-cell office:value-type="float" office:value="-223.531362239285" calcext:value-type="float">
            <text:p>-223.531362239285</text:p>
          </table:table-cell>
        </table:table-row>
        <table:table-row table:style-name="ro1">
          <table:table-cell office:value-type="string" calcext:value-type="string">
            <text:p>2019-12-02 22:09:2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713090386219" calcext:value-type="float">
            <text:p>72.4713090386219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87265" calcext:value-type="float">
            <text:p>4087265</text:p>
          </table:table-cell>
          <table:table-cell office:value-type="float" office:value="2039874" calcext:value-type="float">
            <text:p>2039874</text:p>
          </table:table-cell>
          <table:table-cell office:value-type="float" office:value="235124" calcext:value-type="float">
            <text:p>235124</text:p>
          </table:table-cell>
          <table:table-cell office:value-type="float" office:value="398233" calcext:value-type="float">
            <text:p>398233</text:p>
          </table:table-cell>
          <table:table-cell office:value-type="float" office:value="225178" calcext:value-type="float">
            <text:p>2251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76" calcext:value-type="float">
            <text:p>221976</text:p>
          </table:table-cell>
          <table:table-cell office:value-type="float" office:value="220677" calcext:value-type="float">
            <text:p>220677</text:p>
          </table:table-cell>
          <table:table-cell office:value-type="float" office:value="2.43620007469655" calcext:value-type="float">
            <text:p>2.43620007469655</text:p>
          </table:table-cell>
          <table:table-cell office:value-type="float" office:value="1.21585979650733" calcext:value-type="float">
            <text:p>1.21585979650733</text:p>
          </table:table-cell>
          <table:table-cell office:value-type="float" office:value="0.140144841688257" calcext:value-type="float">
            <text:p>0.140144841688257</text:p>
          </table:table-cell>
          <table:table-cell office:value-type="float" office:value="0.237365393324541" calcext:value-type="float">
            <text:p>0.237365393324541</text:p>
          </table:table-cell>
          <table:table-cell office:value-type="float" office:value="0.13421656301219" calcext:value-type="float">
            <text:p>0.13421656301219</text:p>
          </table:table-cell>
          <table:table-cell office:value-type="float" office:value="5" calcext:value-type="float">
            <text:p>5</text:p>
          </table:table-cell>
          <table:table-cell office:value-type="float" office:value="0.132308022058966" calcext:value-type="float">
            <text:p>0.132308022058966</text:p>
          </table:table-cell>
          <table:table-cell office:value-type="float" office:value="0.131533757631035" calcext:value-type="float">
            <text:p>0.131533757631035</text:p>
          </table:table-cell>
          <table:table-cell office:value-type="float" office:value="-221.971031662349" calcext:value-type="float">
            <text:p>-221.971031662349</text:p>
          </table:table-cell>
          <table:table-cell office:value-type="float" office:value="-202.526921335092" calcext:value-type="float">
            <text:p>-202.526921335092</text:p>
          </table:table-cell>
          <table:table-cell office:value-type="float" office:value="-223.156687397562" calcext:value-type="float">
            <text:p>-223.156687397562</text:p>
          </table:table-cell>
          <table:table-cell office:value-type="float" office:value="750" calcext:value-type="float">
            <text:p>750</text:p>
          </table:table-cell>
          <table:table-cell office:value-type="float" office:value="-223.538395588207" calcext:value-type="float">
            <text:p>-223.538395588207</text:p>
          </table:table-cell>
        </table:table-row>
        <table:table-row table:style-name="ro1">
          <table:table-cell office:value-type="string" calcext:value-type="string">
            <text:p>2019-12-02 22:09:26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716987181269" calcext:value-type="float">
            <text:p>72.4716987181269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168" calcext:value-type="float">
            <text:p>4087168</text:p>
          </table:table-cell>
          <table:table-cell office:value-type="float" office:value="2031087" calcext:value-type="float">
            <text:p>2031087</text:p>
          </table:table-cell>
          <table:table-cell office:value-type="float" office:value="235473" calcext:value-type="float">
            <text:p>235473</text:p>
          </table:table-cell>
          <table:table-cell office:value-type="float" office:value="397894" calcext:value-type="float">
            <text:p>397894</text:p>
          </table:table-cell>
          <table:table-cell office:value-type="float" office:value="225584" calcext:value-type="float">
            <text:p>2255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42" calcext:value-type="float">
            <text:p>221842</text:p>
          </table:table-cell>
          <table:table-cell office:value-type="float" office:value="220699" calcext:value-type="float">
            <text:p>220699</text:p>
          </table:table-cell>
          <table:table-cell office:value-type="float" office:value="2.43614225818423" calcext:value-type="float">
            <text:p>2.43614225818423</text:p>
          </table:table-cell>
          <table:table-cell office:value-type="float" office:value="1.21062233574657" calcext:value-type="float">
            <text:p>1.21062233574657</text:p>
          </table:table-cell>
          <table:table-cell office:value-type="float" office:value="0.140352861923321" calcext:value-type="float">
            <text:p>0.140352861923321</text:p>
          </table:table-cell>
          <table:table-cell office:value-type="float" office:value="0.237163333554665" calcext:value-type="float">
            <text:p>0.237163333554665</text:p>
          </table:table-cell>
          <table:table-cell office:value-type="float" office:value="0.134458557898826" calcext:value-type="float">
            <text:p>0.134458557898826</text:p>
          </table:table-cell>
          <table:table-cell office:value-type="float" office:value="5" calcext:value-type="float">
            <text:p>5</text:p>
          </table:table-cell>
          <table:table-cell office:value-type="float" office:value="0.132228151825446" calcext:value-type="float">
            <text:p>0.132228151825446</text:p>
          </table:table-cell>
          <table:table-cell office:value-type="float" office:value="0.131546870654448" calcext:value-type="float">
            <text:p>0.131546870654448</text:p>
          </table:table-cell>
          <table:table-cell office:value-type="float" office:value="-221.929427615336" calcext:value-type="float">
            <text:p>-221.929427615336</text:p>
          </table:table-cell>
          <table:table-cell office:value-type="float" office:value="-202.567333289067" calcext:value-type="float">
            <text:p>-202.567333289067</text:p>
          </table:table-cell>
          <table:table-cell office:value-type="float" office:value="-223.108288420235" calcext:value-type="float">
            <text:p>-223.108288420235</text:p>
          </table:table-cell>
          <table:table-cell office:value-type="float" office:value="750" calcext:value-type="float">
            <text:p>750</text:p>
          </table:table-cell>
          <table:table-cell office:value-type="float" office:value="-223.554369634911" calcext:value-type="float">
            <text:p>-223.554369634911</text:p>
          </table:table-cell>
        </table:table-row>
        <table:table-row table:style-name="ro1">
          <table:table-cell office:value-type="string" calcext:value-type="string">
            <text:p>2019-12-02 22:09:28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770421433412" calcext:value-type="float">
            <text:p>72.4770421433412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268" calcext:value-type="float">
            <text:p>4087268</text:p>
          </table:table-cell>
          <table:table-cell office:value-type="float" office:value="2013718" calcext:value-type="float">
            <text:p>2013718</text:p>
          </table:table-cell>
          <table:table-cell office:value-type="float" office:value="235570" calcext:value-type="float">
            <text:p>235570</text:p>
          </table:table-cell>
          <table:table-cell office:value-type="float" office:value="397386" calcext:value-type="float">
            <text:p>397386</text:p>
          </table:table-cell>
          <table:table-cell office:value-type="float" office:value="226411" calcext:value-type="float">
            <text:p>2264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92" calcext:value-type="float">
            <text:p>221592</text:p>
          </table:table-cell>
          <table:table-cell office:value-type="float" office:value="220682" calcext:value-type="float">
            <text:p>220682</text:p>
          </table:table-cell>
          <table:table-cell office:value-type="float" office:value="2.43620186283611" calcext:value-type="float">
            <text:p>2.43620186283611</text:p>
          </table:table-cell>
          <table:table-cell office:value-type="float" office:value="1.20026960376139" calcext:value-type="float">
            <text:p>1.20026960376139</text:p>
          </table:table-cell>
          <table:table-cell office:value-type="float" office:value="0.140410678435645" calcext:value-type="float">
            <text:p>0.140410678435645</text:p>
          </table:table-cell>
          <table:table-cell office:value-type="float" office:value="0.236860541923111" calcext:value-type="float">
            <text:p>0.236860541923111</text:p>
          </table:table-cell>
          <table:table-cell office:value-type="float" office:value="0.134951488369881" calcext:value-type="float">
            <text:p>0.134951488369881</text:p>
          </table:table-cell>
          <table:table-cell office:value-type="float" office:value="5" calcext:value-type="float">
            <text:p>5</text:p>
          </table:table-cell>
          <table:table-cell office:value-type="float" office:value="0.132079140195744" calcext:value-type="float">
            <text:p>0.132079140195744</text:p>
          </table:table-cell>
          <table:table-cell office:value-type="float" office:value="0.131536737863629" calcext:value-type="float">
            <text:p>0.131536737863629</text:p>
          </table:table-cell>
          <table:table-cell office:value-type="float" office:value="-221.917864312871" calcext:value-type="float">
            <text:p>-221.917864312871</text:p>
          </table:table-cell>
          <table:table-cell office:value-type="float" office:value="-202.627891615378" calcext:value-type="float">
            <text:p>-202.627891615378</text:p>
          </table:table-cell>
          <table:table-cell office:value-type="float" office:value="-223.009702326024" calcext:value-type="float">
            <text:p>-223.009702326024</text:p>
          </table:table-cell>
          <table:table-cell office:value-type="float" office:value="750" calcext:value-type="float">
            <text:p>750</text:p>
          </table:table-cell>
          <table:table-cell office:value-type="float" office:value="-223.584171960851" calcext:value-type="float">
            <text:p>-223.584171960851</text:p>
          </table:table-cell>
        </table:table-row>
        <table:table-row table:style-name="ro1">
          <table:table-cell office:value-type="string" calcext:value-type="string">
            <text:p>2019-12-02 22:09:29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037591415785" calcext:value-type="float">
            <text:p>72.5037591415785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311" calcext:value-type="float">
            <text:p>4087311</text:p>
          </table:table-cell>
          <table:table-cell office:value-type="float" office:value="2039091" calcext:value-type="float">
            <text:p>2039091</text:p>
          </table:table-cell>
          <table:table-cell office:value-type="float" office:value="235201" calcext:value-type="float">
            <text:p>235201</text:p>
          </table:table-cell>
          <table:table-cell office:value-type="float" office:value="396621" calcext:value-type="float">
            <text:p>396621</text:p>
          </table:table-cell>
          <table:table-cell office:value-type="float" office:value="228392" calcext:value-type="float">
            <text:p>2283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35" calcext:value-type="float">
            <text:p>221035</text:p>
          </table:table-cell>
          <table:table-cell office:value-type="float" office:value="220711" calcext:value-type="float">
            <text:p>220711</text:p>
          </table:table-cell>
          <table:table-cell office:value-type="float" office:value="2.43622749283641" calcext:value-type="float">
            <text:p>2.43622749283641</text:p>
          </table:table-cell>
          <table:table-cell office:value-type="float" office:value="1.21539309208311" calcext:value-type="float">
            <text:p>1.21539309208311</text:p>
          </table:table-cell>
          <table:table-cell office:value-type="float" office:value="0.140190737270205" calcext:value-type="float">
            <text:p>0.140190737270205</text:p>
          </table:table-cell>
          <table:table-cell office:value-type="float" office:value="0.236404566336222" calcext:value-type="float">
            <text:p>0.236404566336222</text:p>
          </table:table-cell>
          <table:table-cell office:value-type="float" office:value="0.13613225652364" calcext:value-type="float">
            <text:p>0.13613225652364</text:p>
          </table:table-cell>
          <table:table-cell office:value-type="float" office:value="5" calcext:value-type="float">
            <text:p>5</text:p>
          </table:table-cell>
          <table:table-cell office:value-type="float" office:value="0.131747142284768" calcext:value-type="float">
            <text:p>0.131747142284768</text:p>
          </table:table-cell>
          <table:table-cell office:value-type="float" office:value="0.131554023212674" calcext:value-type="float">
            <text:p>0.131554023212674</text:p>
          </table:table-cell>
          <table:table-cell office:value-type="float" office:value="-221.961852545959" calcext:value-type="float">
            <text:p>-221.961852545959</text:p>
          </table:table-cell>
          <table:table-cell office:value-type="float" office:value="-202.719086732756" calcext:value-type="float">
            <text:p>-202.719086732756</text:p>
          </table:table-cell>
          <table:table-cell office:value-type="float" office:value="-222.773548695272" calcext:value-type="float">
            <text:p>-222.773548695272</text:p>
          </table:table-cell>
          <table:table-cell office:value-type="float" office:value="750" calcext:value-type="float">
            <text:p>750</text:p>
          </table:table-cell>
          <table:table-cell office:value-type="float" office:value="-223.650571543046" calcext:value-type="float">
            <text:p>-223.650571543046</text:p>
          </table:table-cell>
        </table:table-row>
        <table:table-row table:style-name="ro1">
          <table:table-cell office:value-type="string" calcext:value-type="string">
            <text:p>2019-12-02 22:09:30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5255228553068" calcext:value-type="float">
            <text:p>72.5255228553068</text:p>
          </table:table-cell>
          <table:table-cell office:value-type="float" office:value="982.278251455718" calcext:value-type="float">
            <text:p>982.278251455718</text:p>
          </table:table-cell>
          <table:table-cell office:value-type="float" office:value="4087879" calcext:value-type="float">
            <text:p>4087879</text:p>
          </table:table-cell>
          <table:table-cell office:value-type="float" office:value="2034481" calcext:value-type="float">
            <text:p>2034481</text:p>
          </table:table-cell>
          <table:table-cell office:value-type="float" office:value="234956" calcext:value-type="float">
            <text:p>234956</text:p>
          </table:table-cell>
          <table:table-cell office:value-type="float" office:value="396161" calcext:value-type="float">
            <text:p>396161</text:p>
          </table:table-cell>
          <table:table-cell office:value-type="float" office:value="228308" calcext:value-type="float">
            <text:p>2283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06" calcext:value-type="float">
            <text:p>221106</text:p>
          </table:table-cell>
          <table:table-cell office:value-type="float" office:value="220721" calcext:value-type="float">
            <text:p>220721</text:p>
          </table:table-cell>
          <table:table-cell office:value-type="float" office:value="2.4365660472591" calcext:value-type="float">
            <text:p>2.4365660472591</text:p>
          </table:table-cell>
          <table:table-cell office:value-type="float" office:value="1.2126453176314" calcext:value-type="float">
            <text:p>1.2126453176314</text:p>
          </table:table-cell>
          <table:table-cell office:value-type="float" office:value="0.140044705873097" calcext:value-type="float">
            <text:p>0.140044705873097</text:p>
          </table:table-cell>
          <table:table-cell office:value-type="float" office:value="0.236130384937571" calcext:value-type="float">
            <text:p>0.236130384937571</text:p>
          </table:table-cell>
          <table:table-cell office:value-type="float" office:value="0.13608218861606" calcext:value-type="float">
            <text:p>0.13608218861606</text:p>
          </table:table-cell>
          <table:table-cell office:value-type="float" office:value="5" calcext:value-type="float">
            <text:p>5</text:p>
          </table:table-cell>
          <table:table-cell office:value-type="float" office:value="0.131789461587603" calcext:value-type="float">
            <text:p>0.131789461587603</text:p>
          </table:table-cell>
          <table:table-cell office:value-type="float" office:value="0.131559983677862" calcext:value-type="float">
            <text:p>0.131559983677862</text:p>
          </table:table-cell>
          <table:table-cell office:value-type="float" office:value="-221.991058825381" calcext:value-type="float">
            <text:p>-221.991058825381</text:p>
          </table:table-cell>
          <table:table-cell office:value-type="float" office:value="-202.773923012486" calcext:value-type="float">
            <text:p>-202.773923012486</text:p>
          </table:table-cell>
          <table:table-cell office:value-type="float" office:value="-222.783562276788" calcext:value-type="float">
            <text:p>-222.783562276788</text:p>
          </table:table-cell>
          <table:table-cell office:value-type="float" office:value="750" calcext:value-type="float">
            <text:p>750</text:p>
          </table:table-cell>
          <table:table-cell office:value-type="float" office:value="-223.642107682479" calcext:value-type="float">
            <text:p>-223.642107682479</text:p>
          </table:table-cell>
        </table:table-row>
        <table:table-row table:style-name="ro1">
          <table:table-cell office:value-type="string" calcext:value-type="string">
            <text:p>2019-12-02 22:09:31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366000251708" calcext:value-type="float">
            <text:p>72.5366000251708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8688" calcext:value-type="float">
            <text:p>4088688</text:p>
          </table:table-cell>
          <table:table-cell office:value-type="float" office:value="2034125" calcext:value-type="float">
            <text:p>2034125</text:p>
          </table:table-cell>
          <table:table-cell office:value-type="float" office:value="234906" calcext:value-type="float">
            <text:p>234906</text:p>
          </table:table-cell>
          <table:table-cell office:value-type="float" office:value="395536" calcext:value-type="float">
            <text:p>395536</text:p>
          </table:table-cell>
          <table:table-cell office:value-type="float" office:value="227932" calcext:value-type="float">
            <text:p>2279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75" calcext:value-type="float">
            <text:p>221175</text:p>
          </table:table-cell>
          <table:table-cell office:value-type="float" office:value="220757" calcext:value-type="float">
            <text:p>220757</text:p>
          </table:table-cell>
          <table:table-cell office:value-type="float" office:value="2.43704824889281" calcext:value-type="float">
            <text:p>2.43704824889281</text:p>
          </table:table-cell>
          <table:table-cell office:value-type="float" office:value="1.21243312507071" calcext:value-type="float">
            <text:p>1.21243312507071</text:p>
          </table:table-cell>
          <table:table-cell office:value-type="float" office:value="0.140014903547156" calcext:value-type="float">
            <text:p>0.140014903547156</text:p>
          </table:table-cell>
          <table:table-cell office:value-type="float" office:value="0.235757855863316" calcext:value-type="float">
            <text:p>0.235757855863316</text:p>
          </table:table-cell>
          <table:table-cell office:value-type="float" office:value="0.135858075124988" calcext:value-type="float">
            <text:p>0.135858075124988</text:p>
          </table:table-cell>
          <table:table-cell office:value-type="float" office:value="5" calcext:value-type="float">
            <text:p>5</text:p>
          </table:table-cell>
          <table:table-cell office:value-type="float" office:value="0.131830588797401" calcext:value-type="float">
            <text:p>0.131830588797401</text:p>
          </table:table-cell>
          <table:table-cell office:value-type="float" office:value="0.131581441352539" calcext:value-type="float">
            <text:p>0.131581441352539</text:p>
          </table:table-cell>
          <table:table-cell office:value-type="float" office:value="-221.997019290569" calcext:value-type="float">
            <text:p>-221.997019290569</text:p>
          </table:table-cell>
          <table:table-cell office:value-type="float" office:value="-202.848428827337" calcext:value-type="float">
            <text:p>-202.848428827337</text:p>
          </table:table-cell>
          <table:table-cell office:value-type="float" office:value="-222.828384975002" calcext:value-type="float">
            <text:p>-222.828384975002</text:p>
          </table:table-cell>
          <table:table-cell office:value-type="float" office:value="750" calcext:value-type="float">
            <text:p>750</text:p>
          </table:table-cell>
          <table:table-cell office:value-type="float" office:value="-223.63388224052" calcext:value-type="float">
            <text:p>-223.63388224052</text:p>
          </table:table-cell>
        </table:table-row>
        <table:table-row table:style-name="ro1">
          <table:table-cell office:value-type="string" calcext:value-type="string">
            <text:p>2019-12-02 22:09:33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5415530292939" calcext:value-type="float">
            <text:p>72.5415530292939</text:p>
          </table:table-cell>
          <table:table-cell office:value-type="float" office:value="982.16835993648" calcext:value-type="float">
            <text:p>982.16835993648</text:p>
          </table:table-cell>
          <table:table-cell office:value-type="float" office:value="4081382" calcext:value-type="float">
            <text:p>4081382</text:p>
          </table:table-cell>
          <table:table-cell office:value-type="float" office:value="2032436" calcext:value-type="float">
            <text:p>2032436</text:p>
          </table:table-cell>
          <table:table-cell office:value-type="float" office:value="235110" calcext:value-type="float">
            <text:p>235110</text:p>
          </table:table-cell>
          <table:table-cell office:value-type="float" office:value="394789" calcext:value-type="float">
            <text:p>394789</text:p>
          </table:table-cell>
          <table:table-cell office:value-type="float" office:value="226170" calcext:value-type="float">
            <text:p>2261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29" calcext:value-type="float">
            <text:p>221729</text:p>
          </table:table-cell>
          <table:table-cell office:value-type="float" office:value="220683" calcext:value-type="float">
            <text:p>220683</text:p>
          </table:table-cell>
          <table:table-cell office:value-type="float" office:value="2.4326935330264" calcext:value-type="float">
            <text:p>2.4326935330264</text:p>
          </table:table-cell>
          <table:table-cell office:value-type="float" office:value="1.21142640250044" calcext:value-type="float">
            <text:p>1.21142640250044</text:p>
          </table:table-cell>
          <table:table-cell office:value-type="float" office:value="0.140136497036993" calcext:value-type="float">
            <text:p>0.140136497036993</text:p>
          </table:table-cell>
          <table:table-cell office:value-type="float" office:value="0.235312609113766" calcext:value-type="float">
            <text:p>0.235312609113766</text:p>
          </table:table-cell>
          <table:table-cell office:value-type="float" office:value="0.134807841158848" calcext:value-type="float">
            <text:p>0.134807841158848</text:p>
          </table:table-cell>
          <table:table-cell office:value-type="float" office:value="5" calcext:value-type="float">
            <text:p>5</text:p>
          </table:table-cell>
          <table:table-cell office:value-type="float" office:value="0.132160798568821" calcext:value-type="float">
            <text:p>0.132160798568821</text:p>
          </table:table-cell>
          <table:table-cell office:value-type="float" office:value="0.131537333910147" calcext:value-type="float">
            <text:p>0.131537333910147</text:p>
          </table:table-cell>
          <table:table-cell office:value-type="float" office:value="-221.972700592601" calcext:value-type="float">
            <text:p>-221.972700592601</text:p>
          </table:table-cell>
          <table:table-cell office:value-type="float" office:value="-202.937478177247" calcext:value-type="float">
            <text:p>-202.937478177247</text:p>
          </table:table-cell>
          <table:table-cell office:value-type="float" office:value="-223.03843176823" calcext:value-type="float">
            <text:p>-223.03843176823</text:p>
          </table:table-cell>
          <table:table-cell office:value-type="float" office:value="750" calcext:value-type="float">
            <text:p>750</text:p>
          </table:table-cell>
          <table:table-cell office:value-type="float" office:value="-223.567840286236" calcext:value-type="float">
            <text:p>-223.567840286236</text:p>
          </table:table-cell>
        </table:table-row>
        <table:table-row table:style-name="ro1">
          <table:table-cell office:value-type="string" calcext:value-type="string">
            <text:p>2019-12-02 22:09:34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106628140403" calcext:value-type="float">
            <text:p>72.5106628140403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044" calcext:value-type="float">
            <text:p>4087044</text:p>
          </table:table-cell>
          <table:table-cell office:value-type="float" office:value="2026727" calcext:value-type="float">
            <text:p>2026727</text:p>
          </table:table-cell>
          <table:table-cell office:value-type="float" office:value="235303" calcext:value-type="float">
            <text:p>235303</text:p>
          </table:table-cell>
          <table:table-cell office:value-type="float" office:value="394446" calcext:value-type="float">
            <text:p>394446</text:p>
          </table:table-cell>
          <table:table-cell office:value-type="float" office:value="227957" calcext:value-type="float">
            <text:p>2279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74" calcext:value-type="float">
            <text:p>221074</text:p>
          </table:table-cell>
          <table:table-cell office:value-type="float" office:value="220766" calcext:value-type="float">
            <text:p>220766</text:p>
          </table:table-cell>
          <table:table-cell office:value-type="float" office:value="2.43606834841589" calcext:value-type="float">
            <text:p>2.43606834841589</text:p>
          </table:table-cell>
          <table:table-cell office:value-type="float" office:value="1.20802357292456" calcext:value-type="float">
            <text:p>1.20802357292456</text:p>
          </table:table-cell>
          <table:table-cell office:value-type="float" office:value="0.140251534015123" calcext:value-type="float">
            <text:p>0.140251534015123</text:p>
          </table:table-cell>
          <table:table-cell office:value-type="float" office:value="0.235108165157815" calcext:value-type="float">
            <text:p>0.235108165157815</text:p>
          </table:table-cell>
          <table:table-cell office:value-type="float" office:value="0.135872976287958" calcext:value-type="float">
            <text:p>0.135872976287958</text:p>
          </table:table-cell>
          <table:table-cell office:value-type="float" office:value="5" calcext:value-type="float">
            <text:p>5</text:p>
          </table:table-cell>
          <table:table-cell office:value-type="float" office:value="0.131770388099001" calcext:value-type="float">
            <text:p>0.131770388099001</text:p>
          </table:table-cell>
          <table:table-cell office:value-type="float" office:value="0.131586805771208" calcext:value-type="float">
            <text:p>0.131586805771208</text:p>
          </table:table-cell>
          <table:table-cell office:value-type="float" office:value="-221.949693196975" calcext:value-type="float">
            <text:p>-221.949693196975</text:p>
          </table:table-cell>
          <table:table-cell office:value-type="float" office:value="-202.978366968437" calcext:value-type="float">
            <text:p>-202.978366968437</text:p>
          </table:table-cell>
          <table:table-cell office:value-type="float" office:value="-222.825404742408" calcext:value-type="float">
            <text:p>-222.825404742408</text:p>
          </table:table-cell>
          <table:table-cell office:value-type="float" office:value="750" calcext:value-type="float">
            <text:p>750</text:p>
          </table:table-cell>
          <table:table-cell office:value-type="float" office:value="-223.6459223802" calcext:value-type="float">
            <text:p>-223.6459223802</text:p>
          </table:table-cell>
        </table:table-row>
        <table:table-row table:style-name="ro1">
          <table:table-cell office:value-type="string" calcext:value-type="string">
            <text:p>2019-12-02 22:09:3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152261692799" calcext:value-type="float">
            <text:p>72.5152261692799</text:p>
          </table:table-cell>
          <table:table-cell office:value-type="float" office:value="982.149408991957" calcext:value-type="float">
            <text:p>982.149408991957</text:p>
          </table:table-cell>
          <table:table-cell office:value-type="float" office:value="4089097" calcext:value-type="float">
            <text:p>4089097</text:p>
          </table:table-cell>
          <table:table-cell office:value-type="float" office:value="2041246" calcext:value-type="float">
            <text:p>2041246</text:p>
          </table:table-cell>
          <table:table-cell office:value-type="float" office:value="234933" calcext:value-type="float">
            <text:p>234933</text:p>
          </table:table-cell>
          <table:table-cell office:value-type="float" office:value="393989" calcext:value-type="float">
            <text:p>393989</text:p>
          </table:table-cell>
          <table:table-cell office:value-type="float" office:value="228386" calcext:value-type="float">
            <text:p>2283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02" calcext:value-type="float">
            <text:p>221002</text:p>
          </table:table-cell>
          <table:table-cell office:value-type="float" office:value="220726" calcext:value-type="float">
            <text:p>220726</text:p>
          </table:table-cell>
          <table:table-cell office:value-type="float" office:value="2.43729203191901" calcext:value-type="float">
            <text:p>2.43729203191901</text:p>
          </table:table-cell>
          <table:table-cell office:value-type="float" office:value="1.21667757233114" calcext:value-type="float">
            <text:p>1.21667757233114</text:p>
          </table:table-cell>
          <table:table-cell office:value-type="float" office:value="0.140030996803164" calcext:value-type="float">
            <text:p>0.140030996803164</text:p>
          </table:table-cell>
          <table:table-cell office:value-type="float" office:value="0.234835771898719" calcext:value-type="float">
            <text:p>0.234835771898719</text:p>
          </table:table-cell>
          <table:table-cell office:value-type="float" office:value="0.136128680244527" calcext:value-type="float">
            <text:p>0.136128680244527</text:p>
          </table:table-cell>
          <table:table-cell office:value-type="float" office:value="5" calcext:value-type="float">
            <text:p>5</text:p>
          </table:table-cell>
          <table:table-cell office:value-type="float" office:value="0.131727472749647" calcext:value-type="float">
            <text:p>0.131727472749647</text:p>
          </table:table-cell>
          <table:table-cell office:value-type="float" office:value="0.131562963910456" calcext:value-type="float">
            <text:p>0.131562963910456</text:p>
          </table:table-cell>
          <table:table-cell office:value-type="float" office:value="-221.993800639367" calcext:value-type="float">
            <text:p>-221.993800639367</text:p>
          </table:table-cell>
          <table:table-cell office:value-type="float" office:value="-203.032845620256" calcext:value-type="float">
            <text:p>-203.032845620256</text:p>
          </table:table-cell>
          <table:table-cell office:value-type="float" office:value="-222.774263951095" calcext:value-type="float">
            <text:p>-222.774263951095</text:p>
          </table:table-cell>
          <table:table-cell office:value-type="float" office:value="750" calcext:value-type="float">
            <text:p>750</text:p>
          </table:table-cell>
          <table:table-cell office:value-type="float" office:value="-223.654505450071" calcext:value-type="float">
            <text:p>-223.654505450071</text:p>
          </table:table-cell>
        </table:table-row>
        <table:table-row table:style-name="ro1">
          <table:table-cell office:value-type="string" calcext:value-type="string">
            <text:p>2019-12-02 22:09:37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5148360300364" calcext:value-type="float">
            <text:p>72.5148360300364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450" calcext:value-type="float">
            <text:p>4087450</text:p>
          </table:table-cell>
          <table:table-cell office:value-type="float" office:value="2028052" calcext:value-type="float">
            <text:p>2028052</text:p>
          </table:table-cell>
          <table:table-cell office:value-type="float" office:value="234853" calcext:value-type="float">
            <text:p>234853</text:p>
          </table:table-cell>
          <table:table-cell office:value-type="float" office:value="393173" calcext:value-type="float">
            <text:p>393173</text:p>
          </table:table-cell>
          <table:table-cell office:value-type="float" office:value="227586" calcext:value-type="float">
            <text:p>2275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85" calcext:value-type="float">
            <text:p>221385</text:p>
          </table:table-cell>
          <table:table-cell office:value-type="float" office:value="220734" calcext:value-type="float">
            <text:p>220734</text:p>
          </table:table-cell>
          <table:table-cell office:value-type="float" office:value="2.43631034330253" calcext:value-type="float">
            <text:p>2.43631034330253</text:p>
          </table:table-cell>
          <table:table-cell office:value-type="float" office:value="1.20881333456198" calcext:value-type="float">
            <text:p>1.20881333456198</text:p>
          </table:table-cell>
          <table:table-cell office:value-type="float" office:value="0.139983313081659" calcext:value-type="float">
            <text:p>0.139983313081659</text:p>
          </table:table-cell>
          <table:table-cell office:value-type="float" office:value="0.234349397939372" calcext:value-type="float">
            <text:p>0.234349397939372</text:p>
          </table:table-cell>
          <table:table-cell office:value-type="float" office:value="0.13565184302948" calcext:value-type="float">
            <text:p>0.13565184302948</text:p>
          </table:table-cell>
          <table:table-cell office:value-type="float" office:value="5" calcext:value-type="float">
            <text:p>5</text:p>
          </table:table-cell>
          <table:table-cell office:value-type="float" office:value="0.131955758566351" calcext:value-type="float">
            <text:p>0.131955758566351</text:p>
          </table:table-cell>
          <table:table-cell office:value-type="float" office:value="0.131567732282607" calcext:value-type="float">
            <text:p>0.131567732282607</text:p>
          </table:table-cell>
          <table:table-cell office:value-type="float" office:value="-222.003337383668" calcext:value-type="float">
            <text:p>-222.003337383668</text:p>
          </table:table-cell>
          <table:table-cell office:value-type="float" office:value="-203.130120412126" calcext:value-type="float">
            <text:p>-203.130120412126</text:p>
          </table:table-cell>
          <table:table-cell office:value-type="float" office:value="-222.869631394104" calcext:value-type="float">
            <text:p>-222.869631394104</text:p>
          </table:table-cell>
          <table:table-cell office:value-type="float" office:value="750" calcext:value-type="float">
            <text:p>750</text:p>
          </table:table-cell>
          <table:table-cell office:value-type="float" office:value="-223.60884828673" calcext:value-type="float">
            <text:p>-223.60884828673</text:p>
          </table:table-cell>
        </table:table-row>
        <table:table-row table:style-name="ro1">
          <table:table-cell office:value-type="string" calcext:value-type="string">
            <text:p>2019-12-02 22:09:3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991956878739" calcext:value-type="float">
            <text:p>72.4991956878739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6653" calcext:value-type="float">
            <text:p>4086653</text:p>
          </table:table-cell>
          <table:table-cell office:value-type="float" office:value="2017188" calcext:value-type="float">
            <text:p>2017188</text:p>
          </table:table-cell>
          <table:table-cell office:value-type="float" office:value="234979" calcext:value-type="float">
            <text:p>234979</text:p>
          </table:table-cell>
          <table:table-cell office:value-type="float" office:value="392467" calcext:value-type="float">
            <text:p>392467</text:p>
          </table:table-cell>
          <table:table-cell office:value-type="float" office:value="225964" calcext:value-type="float">
            <text:p>2259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941" calcext:value-type="float">
            <text:p>221941</text:p>
          </table:table-cell>
          <table:table-cell office:value-type="float" office:value="220670" calcext:value-type="float">
            <text:p>220670</text:p>
          </table:table-cell>
          <table:table-cell office:value-type="float" office:value="2.43583529422704" calcext:value-type="float">
            <text:p>2.43583529422704</text:p>
          </table:table-cell>
          <table:table-cell office:value-type="float" office:value="1.20233788518165" calcext:value-type="float">
            <text:p>1.20233788518165</text:p>
          </table:table-cell>
          <table:table-cell office:value-type="float" office:value="0.140058414943029" calcext:value-type="float">
            <text:p>0.140058414943029</text:p>
          </table:table-cell>
          <table:table-cell office:value-type="float" office:value="0.233928589097093" calcext:value-type="float">
            <text:p>0.233928589097093</text:p>
          </table:table-cell>
          <table:table-cell office:value-type="float" office:value="0.134685055575973" calcext:value-type="float">
            <text:p>0.134685055575973</text:p>
          </table:table-cell>
          <table:table-cell office:value-type="float" office:value="5" calcext:value-type="float">
            <text:p>5</text:p>
          </table:table-cell>
          <table:table-cell office:value-type="float" office:value="0.132287160430808" calcext:value-type="float">
            <text:p>0.132287160430808</text:p>
          </table:table-cell>
          <table:table-cell office:value-type="float" office:value="0.131529585305403" calcext:value-type="float">
            <text:p>0.131529585305403</text:p>
          </table:table-cell>
          <table:table-cell office:value-type="float" office:value="-221.988317011394" calcext:value-type="float">
            <text:p>-221.988317011394</text:p>
          </table:table-cell>
          <table:table-cell office:value-type="float" office:value="-203.214282180581" calcext:value-type="float">
            <text:p>-203.214282180581</text:p>
          </table:table-cell>
          <table:table-cell office:value-type="float" office:value="-223.062988884805" calcext:value-type="float">
            <text:p>-223.062988884805</text:p>
          </table:table-cell>
          <table:table-cell office:value-type="float" office:value="750" calcext:value-type="float">
            <text:p>750</text:p>
          </table:table-cell>
          <table:table-cell office:value-type="float" office:value="-223.542567913838" calcext:value-type="float">
            <text:p>-223.542567913838</text:p>
          </table:table-cell>
        </table:table-row>
        <table:table-row table:style-name="ro1">
          <table:table-cell office:value-type="string" calcext:value-type="string">
            <text:p>2019-12-02 22:09:3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247748724635" calcext:value-type="float">
            <text:p>72.4247748724635</text:p>
          </table:table-cell>
          <table:table-cell office:value-type="float" office:value="982.157930909764" calcext:value-type="float">
            <text:p>982.157930909764</text:p>
          </table:table-cell>
          <table:table-cell office:value-type="float" office:value="4087040" calcext:value-type="float">
            <text:p>4087040</text:p>
          </table:table-cell>
          <table:table-cell office:value-type="float" office:value="2017947" calcext:value-type="float">
            <text:p>2017947</text:p>
          </table:table-cell>
          <table:table-cell office:value-type="float" office:value="235231" calcext:value-type="float">
            <text:p>235231</text:p>
          </table:table-cell>
          <table:table-cell office:value-type="float" office:value="392338" calcext:value-type="float">
            <text:p>392338</text:p>
          </table:table-cell>
          <table:table-cell office:value-type="float" office:value="226201" calcext:value-type="float">
            <text:p>2262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27" calcext:value-type="float">
            <text:p>221627</text:p>
          </table:table-cell>
          <table:table-cell office:value-type="float" office:value="220589" calcext:value-type="float">
            <text:p>220589</text:p>
          </table:table-cell>
          <table:table-cell office:value-type="float" office:value="2.43606596422982" calcext:value-type="float">
            <text:p>2.43606596422982</text:p>
          </table:table-cell>
          <table:table-cell office:value-type="float" office:value="1.20279028448943" calcext:value-type="float">
            <text:p>1.20279028448943</text:p>
          </table:table-cell>
          <table:table-cell office:value-type="float" office:value="0.140208618665769" calcext:value-type="float">
            <text:p>0.140208618665769</text:p>
          </table:table-cell>
          <table:table-cell office:value-type="float" office:value="0.233851699096167" calcext:value-type="float">
            <text:p>0.233851699096167</text:p>
          </table:table-cell>
          <table:table-cell office:value-type="float" office:value="0.134826318600931" calcext:value-type="float">
            <text:p>0.134826318600931</text:p>
          </table:table-cell>
          <table:table-cell office:value-type="float" office:value="5" calcext:value-type="float">
            <text:p>5</text:p>
          </table:table-cell>
          <table:table-cell office:value-type="float" office:value="0.132100001823902" calcext:value-type="float">
            <text:p>0.132100001823902</text:p>
          </table:table-cell>
          <table:table-cell office:value-type="float" office:value="0.131481305537379" calcext:value-type="float">
            <text:p>0.131481305537379</text:p>
          </table:table-cell>
          <table:table-cell office:value-type="float" office:value="-221.958276266846" calcext:value-type="float">
            <text:p>-221.958276266846</text:p>
          </table:table-cell>
          <table:table-cell office:value-type="float" office:value="-203.229660180767" calcext:value-type="float">
            <text:p>-203.229660180767</text:p>
          </table:table-cell>
          <table:table-cell office:value-type="float" office:value="-223.034736279814" calcext:value-type="float">
            <text:p>-223.034736279814</text:p>
          </table:table-cell>
          <table:table-cell office:value-type="float" office:value="750" calcext:value-type="float">
            <text:p>750</text:p>
          </table:table-cell>
          <table:table-cell office:value-type="float" office:value="-223.57999963522" calcext:value-type="float">
            <text:p>-223.57999963522</text:p>
          </table:table-cell>
        </table:table-row>
        <table:table-row table:style-name="ro1">
          <table:table-cell office:value-type="string" calcext:value-type="string">
            <text:p>2019-12-02 22:09:40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3656053598949" calcext:value-type="float">
            <text:p>72.3656053598949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6973" calcext:value-type="float">
            <text:p>4086973</text:p>
          </table:table-cell>
          <table:table-cell office:value-type="float" office:value="2015402" calcext:value-type="float">
            <text:p>2015402</text:p>
          </table:table-cell>
          <table:table-cell office:value-type="float" office:value="235010" calcext:value-type="float">
            <text:p>235010</text:p>
          </table:table-cell>
          <table:table-cell office:value-type="float" office:value="391795" calcext:value-type="float">
            <text:p>391795</text:p>
          </table:table-cell>
          <table:table-cell office:value-type="float" office:value="227246" calcext:value-type="float">
            <text:p>2272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56" calcext:value-type="float">
            <text:p>221356</text:p>
          </table:table-cell>
          <table:table-cell office:value-type="float" office:value="220692" calcext:value-type="float">
            <text:p>220692</text:p>
          </table:table-cell>
          <table:table-cell office:value-type="float" office:value="2.43602602911306" calcext:value-type="float">
            <text:p>2.43602602911306</text:p>
          </table:table-cell>
          <table:table-cell office:value-type="float" office:value="1.20127334609906" calcext:value-type="float">
            <text:p>1.20127334609906</text:p>
          </table:table-cell>
          <table:table-cell office:value-type="float" office:value="0.140076892385112" calcext:value-type="float">
            <text:p>0.140076892385112</text:p>
          </table:table-cell>
          <table:table-cell office:value-type="float" office:value="0.233528045836454" calcext:value-type="float">
            <text:p>0.233528045836454</text:p>
          </table:table-cell>
          <table:table-cell office:value-type="float" office:value="0.135449187213086" calcext:value-type="float">
            <text:p>0.135449187213086</text:p>
          </table:table-cell>
          <table:table-cell office:value-type="float" office:value="5" calcext:value-type="float">
            <text:p>5</text:p>
          </table:table-cell>
          <table:table-cell office:value-type="float" office:value="0.131938473217305" calcext:value-type="float">
            <text:p>0.131938473217305</text:p>
          </table:table-cell>
          <table:table-cell office:value-type="float" office:value="0.131542698328817" calcext:value-type="float">
            <text:p>0.131542698328817</text:p>
          </table:table-cell>
          <table:table-cell office:value-type="float" office:value="-221.984621522978" calcext:value-type="float">
            <text:p>-221.984621522978</text:p>
          </table:table-cell>
          <table:table-cell office:value-type="float" office:value="-203.294390832709" calcext:value-type="float">
            <text:p>-203.294390832709</text:p>
          </table:table-cell>
          <table:table-cell office:value-type="float" office:value="-222.910162557383" calcext:value-type="float">
            <text:p>-222.910162557383</text:p>
          </table:table-cell>
          <table:table-cell office:value-type="float" office:value="750" calcext:value-type="float">
            <text:p>750</text:p>
          </table:table-cell>
          <table:table-cell office:value-type="float" office:value="-223.612305356539" calcext:value-type="float">
            <text:p>-223.612305356539</text:p>
          </table:table-cell>
        </table:table-row>
        <table:table-row table:style-name="ro1">
          <table:table-cell office:value-type="string" calcext:value-type="string">
            <text:p>2019-12-02 22:09:4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178994525578" calcext:value-type="float">
            <text:p>72.3178994525578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7145" calcext:value-type="float">
            <text:p>4087145</text:p>
          </table:table-cell>
          <table:table-cell office:value-type="float" office:value="2020160" calcext:value-type="float">
            <text:p>2020160</text:p>
          </table:table-cell>
          <table:table-cell office:value-type="float" office:value="234532" calcext:value-type="float">
            <text:p>234532</text:p>
          </table:table-cell>
          <table:table-cell office:value-type="float" office:value="391378" calcext:value-type="float">
            <text:p>391378</text:p>
          </table:table-cell>
          <table:table-cell office:value-type="float" office:value="227754" calcext:value-type="float">
            <text:p>2277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18" calcext:value-type="float">
            <text:p>221218</text:p>
          </table:table-cell>
          <table:table-cell office:value-type="float" office:value="220665" calcext:value-type="float">
            <text:p>220665</text:p>
          </table:table-cell>
          <table:table-cell office:value-type="float" office:value="2.43612854911429" calcext:value-type="float">
            <text:p>2.43612854911429</text:p>
          </table:table-cell>
          <table:table-cell office:value-type="float" office:value="1.20410933543555" calcext:value-type="float">
            <text:p>1.20410933543555</text:p>
          </table:table-cell>
          <table:table-cell office:value-type="float" office:value="0.139791982149122" calcext:value-type="float">
            <text:p>0.139791982149122</text:p>
          </table:table-cell>
          <table:table-cell office:value-type="float" office:value="0.233279494438111" calcext:value-type="float">
            <text:p>0.233279494438111</text:p>
          </table:table-cell>
          <table:table-cell office:value-type="float" office:value="0.13575197884464" calcext:value-type="float">
            <text:p>0.13575197884464</text:p>
          </table:table-cell>
          <table:table-cell office:value-type="float" office:value="5" calcext:value-type="float">
            <text:p>5</text:p>
          </table:table-cell>
          <table:table-cell office:value-type="float" office:value="0.13185621879771" calcext:value-type="float">
            <text:p>0.13185621879771</text:p>
          </table:table-cell>
          <table:table-cell office:value-type="float" office:value="0.131526605072809" calcext:value-type="float">
            <text:p>0.131526605072809</text:p>
          </table:table-cell>
          <table:table-cell office:value-type="float" office:value="-222.041603570176" calcext:value-type="float">
            <text:p>-222.041603570176</text:p>
          </table:table-cell>
          <table:table-cell office:value-type="float" office:value="-203.344101112378" calcext:value-type="float">
            <text:p>-203.344101112378</text:p>
          </table:table-cell>
          <table:table-cell office:value-type="float" office:value="-222.849604231072" calcext:value-type="float">
            <text:p>-222.849604231072</text:p>
          </table:table-cell>
          <table:table-cell office:value-type="float" office:value="750" calcext:value-type="float">
            <text:p>750</text:p>
          </table:table-cell>
          <table:table-cell office:value-type="float" office:value="-223.628756240458" calcext:value-type="float">
            <text:p>-223.628756240458</text:p>
          </table:table-cell>
        </table:table-row>
        <table:table-row table:style-name="ro1">
          <table:table-cell office:value-type="string" calcext:value-type="string">
            <text:p>2019-12-02 22:09:43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3339309828762" calcext:value-type="float">
            <text:p>72.3339309828762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7576" calcext:value-type="float">
            <text:p>4087576</text:p>
          </table:table-cell>
          <table:table-cell office:value-type="float" office:value="2018927" calcext:value-type="float">
            <text:p>2018927</text:p>
          </table:table-cell>
          <table:table-cell office:value-type="float" office:value="234009" calcext:value-type="float">
            <text:p>234009</text:p>
          </table:table-cell>
          <table:table-cell office:value-type="float" office:value="390337" calcext:value-type="float">
            <text:p>390337</text:p>
          </table:table-cell>
          <table:table-cell office:value-type="float" office:value="227726" calcext:value-type="float">
            <text:p>2277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28" calcext:value-type="float">
            <text:p>221128</text:p>
          </table:table-cell>
          <table:table-cell office:value-type="float" office:value="220654" calcext:value-type="float">
            <text:p>220654</text:p>
          </table:table-cell>
          <table:table-cell office:value-type="float" office:value="2.4363854451639" calcext:value-type="float">
            <text:p>2.4363854451639</text:p>
          </table:table-cell>
          <table:table-cell office:value-type="float" office:value="1.20337441007786" calcext:value-type="float">
            <text:p>1.20337441007786</text:p>
          </table:table-cell>
          <table:table-cell office:value-type="float" office:value="0.139480249819785" calcext:value-type="float">
            <text:p>0.139480249819785</text:p>
          </table:table-cell>
          <table:table-cell office:value-type="float" office:value="0.232659010012032" calcext:value-type="float">
            <text:p>0.232659010012032</text:p>
          </table:table-cell>
          <table:table-cell office:value-type="float" office:value="0.135735289542114" calcext:value-type="float">
            <text:p>0.135735289542114</text:p>
          </table:table-cell>
          <table:table-cell office:value-type="float" office:value="5" calcext:value-type="float">
            <text:p>5</text:p>
          </table:table-cell>
          <table:table-cell office:value-type="float" office:value="0.131802574611017" calcext:value-type="float">
            <text:p>0.131802574611017</text:p>
          </table:table-cell>
          <table:table-cell office:value-type="float" office:value="0.131520048561102" calcext:value-type="float">
            <text:p>0.131520048561102</text:p>
          </table:table-cell>
          <table:table-cell office:value-type="float" office:value="-222.103950036043" calcext:value-type="float">
            <text:p>-222.103950036043</text:p>
          </table:table-cell>
          <table:table-cell office:value-type="float" office:value="-203.468197997594" calcext:value-type="float">
            <text:p>-203.468197997594</text:p>
          </table:table-cell>
          <table:table-cell office:value-type="float" office:value="-222.852942091577" calcext:value-type="float">
            <text:p>-222.852942091577</text:p>
          </table:table-cell>
          <table:table-cell office:value-type="float" office:value="750" calcext:value-type="float">
            <text:p>750</text:p>
          </table:table-cell>
          <table:table-cell office:value-type="float" office:value="-223.639485077797" calcext:value-type="float">
            <text:p>-223.639485077797</text:p>
          </table:table-cell>
        </table:table-row>
        <table:table-row table:style-name="ro1">
          <table:table-cell office:value-type="string" calcext:value-type="string">
            <text:p>2019-12-02 22:09:44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3717260924445" calcext:value-type="float">
            <text:p>72.3717260924445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142" calcext:value-type="float">
            <text:p>4087142</text:p>
          </table:table-cell>
          <table:table-cell office:value-type="float" office:value="2029443" calcext:value-type="float">
            <text:p>2029443</text:p>
          </table:table-cell>
          <table:table-cell office:value-type="float" office:value="234725" calcext:value-type="float">
            <text:p>234725</text:p>
          </table:table-cell>
          <table:table-cell office:value-type="float" office:value="390254" calcext:value-type="float">
            <text:p>390254</text:p>
          </table:table-cell>
          <table:table-cell office:value-type="float" office:value="228098" calcext:value-type="float">
            <text:p>2280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34" calcext:value-type="float">
            <text:p>221034</text:p>
          </table:table-cell>
          <table:table-cell office:value-type="float" office:value="220656" calcext:value-type="float">
            <text:p>220656</text:p>
          </table:table-cell>
          <table:table-cell office:value-type="float" office:value="2.43612676097474" calcext:value-type="float">
            <text:p>2.43612676097474</text:p>
          </table:table-cell>
          <table:table-cell office:value-type="float" office:value="1.20964243526965" calcext:value-type="float">
            <text:p>1.20964243526965</text:p>
          </table:table-cell>
          <table:table-cell office:value-type="float" office:value="0.139907019127252" calcext:value-type="float">
            <text:p>0.139907019127252</text:p>
          </table:table-cell>
          <table:table-cell office:value-type="float" office:value="0.232609538150971" calcext:value-type="float">
            <text:p>0.232609538150971</text:p>
          </table:table-cell>
          <table:table-cell office:value-type="float" office:value="0.13595701884711" calcext:value-type="float">
            <text:p>0.13595701884711</text:p>
          </table:table-cell>
          <table:table-cell office:value-type="float" office:value="5" calcext:value-type="float">
            <text:p>5</text:p>
          </table:table-cell>
          <table:table-cell office:value-type="float" office:value="0.131746546238249" calcext:value-type="float">
            <text:p>0.131746546238249</text:p>
          </table:table-cell>
          <table:table-cell office:value-type="float" office:value="0.13152124065414" calcext:value-type="float">
            <text:p>0.13152124065414</text:p>
          </table:table-cell>
          <table:table-cell office:value-type="float" office:value="-222.01859617455" calcext:value-type="float">
            <text:p>-222.01859617455</text:p>
          </table:table-cell>
          <table:table-cell office:value-type="float" office:value="-203.478092369806" calcext:value-type="float">
            <text:p>-203.478092369806</text:p>
          </table:table-cell>
          <table:table-cell office:value-type="float" office:value="-222.808596230578" calcext:value-type="float">
            <text:p>-222.808596230578</text:p>
          </table:table-cell>
          <table:table-cell office:value-type="float" office:value="750" calcext:value-type="float">
            <text:p>750</text:p>
          </table:table-cell>
          <table:table-cell office:value-type="float" office:value="-223.65069075235" calcext:value-type="float">
            <text:p>-223.65069075235</text:p>
          </table:table-cell>
        </table:table-row>
        <table:table-row table:style-name="ro1">
          <table:table-cell office:value-type="string" calcext:value-type="string">
            <text:p>2019-12-02 22:09:46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140874838841" calcext:value-type="float">
            <text:p>72.4140874838841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7149" calcext:value-type="float">
            <text:p>4087149</text:p>
          </table:table-cell>
          <table:table-cell office:value-type="float" office:value="2038577" calcext:value-type="float">
            <text:p>2038577</text:p>
          </table:table-cell>
          <table:table-cell office:value-type="float" office:value="234724" calcext:value-type="float">
            <text:p>234724</text:p>
          </table:table-cell>
          <table:table-cell office:value-type="float" office:value="389796" calcext:value-type="float">
            <text:p>389796</text:p>
          </table:table-cell>
          <table:table-cell office:value-type="float" office:value="228371" calcext:value-type="float">
            <text:p>228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03" calcext:value-type="float">
            <text:p>220903</text:p>
          </table:table-cell>
          <table:table-cell office:value-type="float" office:value="220636" calcext:value-type="float">
            <text:p>220636</text:p>
          </table:table-cell>
          <table:table-cell office:value-type="float" office:value="2.43613093330037" calcext:value-type="float">
            <text:p>2.43613093330037</text:p>
          </table:table-cell>
          <table:table-cell office:value-type="float" office:value="1.21508672417244" calcext:value-type="float">
            <text:p>1.21508672417244</text:p>
          </table:table-cell>
          <table:table-cell office:value-type="float" office:value="0.139906423080733" calcext:value-type="float">
            <text:p>0.139906423080733</text:p>
          </table:table-cell>
          <table:table-cell office:value-type="float" office:value="0.232336548845357" calcext:value-type="float">
            <text:p>0.232336548845357</text:p>
          </table:table-cell>
          <table:table-cell office:value-type="float" office:value="0.136119739546745" calcext:value-type="float">
            <text:p>0.136119739546745</text:p>
          </table:table-cell>
          <table:table-cell office:value-type="float" office:value="5" calcext:value-type="float">
            <text:p>5</text:p>
          </table:table-cell>
          <table:table-cell office:value-type="float" office:value="0.131668464144285" calcext:value-type="float">
            <text:p>0.131668464144285</text:p>
          </table:table-cell>
          <table:table-cell office:value-type="float" office:value="0.131509319723763" calcext:value-type="float">
            <text:p>0.131509319723763</text:p>
          </table:table-cell>
          <table:table-cell office:value-type="float" office:value="-222.018715383853" calcext:value-type="float">
            <text:p>-222.018715383853</text:p>
          </table:table-cell>
          <table:table-cell office:value-type="float" office:value="-203.532690230929" calcext:value-type="float">
            <text:p>-203.532690230929</text:p>
          </table:table-cell>
          <table:table-cell office:value-type="float" office:value="-222.776052090651" calcext:value-type="float">
            <text:p>-222.776052090651</text:p>
          </table:table-cell>
          <table:table-cell office:value-type="float" office:value="750" calcext:value-type="float">
            <text:p>750</text:p>
          </table:table-cell>
          <table:table-cell office:value-type="float" office:value="-223.666307171143" calcext:value-type="float">
            <text:p>-223.666307171143</text:p>
          </table:table-cell>
        </table:table-row>
        <table:table-row table:style-name="ro1">
          <table:table-cell office:value-type="string" calcext:value-type="string">
            <text:p>2019-12-02 22:09:4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251639749014" calcext:value-type="float">
            <text:p>72.4251639749014</text:p>
          </table:table-cell>
          <table:table-cell office:value-type="float" office:value="982.276347042632" calcext:value-type="float">
            <text:p>982.276347042632</text:p>
          </table:table-cell>
          <table:table-cell office:value-type="float" office:value="4087024" calcext:value-type="float">
            <text:p>4087024</text:p>
          </table:table-cell>
          <table:table-cell office:value-type="float" office:value="2036413" calcext:value-type="float">
            <text:p>2036413</text:p>
          </table:table-cell>
          <table:table-cell office:value-type="float" office:value="234840" calcext:value-type="float">
            <text:p>234840</text:p>
          </table:table-cell>
          <table:table-cell office:value-type="float" office:value="389118" calcext:value-type="float">
            <text:p>389118</text:p>
          </table:table-cell>
          <table:table-cell office:value-type="float" office:value="228305" calcext:value-type="float">
            <text:p>2283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25" calcext:value-type="float">
            <text:p>220825</text:p>
          </table:table-cell>
          <table:table-cell office:value-type="float" office:value="220695" calcext:value-type="float">
            <text:p>220695</text:p>
          </table:table-cell>
          <table:table-cell office:value-type="float" office:value="2.43605642748552" calcext:value-type="float">
            <text:p>2.43605642748552</text:p>
          </table:table-cell>
          <table:table-cell office:value-type="float" office:value="1.21379687950574" calcext:value-type="float">
            <text:p>1.21379687950574</text:p>
          </table:table-cell>
          <table:table-cell office:value-type="float" office:value="0.139975564476915" calcext:value-type="float">
            <text:p>0.139975564476915</text:p>
          </table:table-cell>
          <table:table-cell office:value-type="float" office:value="0.231932429305605" calcext:value-type="float">
            <text:p>0.231932429305605</text:p>
          </table:table-cell>
          <table:table-cell office:value-type="float" office:value="0.136080400476503" calcext:value-type="float">
            <text:p>0.136080400476503</text:p>
          </table:table-cell>
          <table:table-cell office:value-type="float" office:value="5" calcext:value-type="float">
            <text:p>5</text:p>
          </table:table-cell>
          <table:table-cell office:value-type="float" office:value="0.131621972515818" calcext:value-type="float">
            <text:p>0.131621972515818</text:p>
          </table:table-cell>
          <table:table-cell office:value-type="float" office:value="0.131544486468373" calcext:value-type="float">
            <text:p>0.131544486468373</text:p>
          </table:table-cell>
          <table:table-cell office:value-type="float" office:value="-222.004887104617" calcext:value-type="float">
            <text:p>-222.004887104617</text:p>
          </table:table-cell>
          <table:table-cell office:value-type="float" office:value="-203.613514138879" calcext:value-type="float">
            <text:p>-203.613514138879</text:p>
          </table:table-cell>
          <table:table-cell office:value-type="float" office:value="-222.783919904699" calcext:value-type="float">
            <text:p>-222.783919904699</text:p>
          </table:table-cell>
          <table:table-cell office:value-type="float" office:value="750" calcext:value-type="float">
            <text:p>750</text:p>
          </table:table-cell>
          <table:table-cell office:value-type="float" office:value="-223.675605496836" calcext:value-type="float">
            <text:p>-223.675605496836</text:p>
          </table:table-cell>
        </table:table-row>
        <table:table-row table:style-name="ro1">
          <table:table-cell office:value-type="string" calcext:value-type="string">
            <text:p>2019-12-02 22:09:48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301185539689" calcext:value-type="float">
            <text:p>72.4301185539689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7249" calcext:value-type="float">
            <text:p>4087249</text:p>
          </table:table-cell>
          <table:table-cell office:value-type="float" office:value="2039580" calcext:value-type="float">
            <text:p>2039580</text:p>
          </table:table-cell>
          <table:table-cell office:value-type="float" office:value="233883" calcext:value-type="float">
            <text:p>233883</text:p>
          </table:table-cell>
          <table:table-cell office:value-type="float" office:value="388282" calcext:value-type="float">
            <text:p>388282</text:p>
          </table:table-cell>
          <table:table-cell office:value-type="float" office:value="228282" calcext:value-type="float">
            <text:p>2282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56" calcext:value-type="float">
            <text:p>220956</text:p>
          </table:table-cell>
          <table:table-cell office:value-type="float" office:value="220652" calcext:value-type="float">
            <text:p>220652</text:p>
          </table:table-cell>
          <table:table-cell office:value-type="float" office:value="2.43619053795225" calcext:value-type="float">
            <text:p>2.43619053795225</text:p>
          </table:table-cell>
          <table:table-cell office:value-type="float" office:value="1.2156845588308" calcext:value-type="float">
            <text:p>1.2156845588308</text:p>
          </table:table-cell>
          <table:table-cell office:value-type="float" office:value="0.139405147958415" calcext:value-type="float">
            <text:p>0.139405147958415</text:p>
          </table:table-cell>
          <table:table-cell office:value-type="float" office:value="0.231434134415881" calcext:value-type="float">
            <text:p>0.231434134415881</text:p>
          </table:table-cell>
          <table:table-cell office:value-type="float" office:value="0.136066691406571" calcext:value-type="float">
            <text:p>0.136066691406571</text:p>
          </table:table-cell>
          <table:table-cell office:value-type="float" office:value="5" calcext:value-type="float">
            <text:p>5</text:p>
          </table:table-cell>
          <table:table-cell office:value-type="float" office:value="0.131700054609782" calcext:value-type="float">
            <text:p>0.131700054609782</text:p>
          </table:table-cell>
          <table:table-cell office:value-type="float" office:value="0.131518856468064" calcext:value-type="float">
            <text:p>0.131518856468064</text:p>
          </table:table-cell>
          <table:table-cell office:value-type="float" office:value="-222.118970408317" calcext:value-type="float">
            <text:p>-222.118970408317</text:p>
          </table:table-cell>
          <table:table-cell office:value-type="float" office:value="-203.713173116824" calcext:value-type="float">
            <text:p>-203.713173116824</text:p>
          </table:table-cell>
          <table:table-cell office:value-type="float" office:value="-222.786661718686" calcext:value-type="float">
            <text:p>-222.786661718686</text:p>
          </table:table-cell>
          <table:table-cell office:value-type="float" office:value="750" calcext:value-type="float">
            <text:p>750</text:p>
          </table:table-cell>
          <table:table-cell office:value-type="float" office:value="-223.659989078044" calcext:value-type="float">
            <text:p>-223.659989078044</text:p>
          </table:table-cell>
        </table:table-row>
        <table:table-row table:style-name="ro1">
          <table:table-cell office:value-type="string" calcext:value-type="string">
            <text:p>2019-12-02 22:09:49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308968689965" calcext:value-type="float">
            <text:p>72.4308968689965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7218" calcext:value-type="float">
            <text:p>4087218</text:p>
          </table:table-cell>
          <table:table-cell office:value-type="float" office:value="2039499" calcext:value-type="float">
            <text:p>2039499</text:p>
          </table:table-cell>
          <table:table-cell office:value-type="float" office:value="234506" calcext:value-type="float">
            <text:p>234506</text:p>
          </table:table-cell>
          <table:table-cell office:value-type="float" office:value="388141" calcext:value-type="float">
            <text:p>388141</text:p>
          </table:table-cell>
          <table:table-cell office:value-type="float" office:value="228301" calcext:value-type="float">
            <text:p>2283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15" calcext:value-type="float">
            <text:p>220915</text:p>
          </table:table-cell>
          <table:table-cell office:value-type="float" office:value="220668" calcext:value-type="float">
            <text:p>220668</text:p>
          </table:table-cell>
          <table:table-cell office:value-type="float" office:value="2.43617206051017" calcext:value-type="float">
            <text:p>2.43617206051017</text:p>
          </table:table-cell>
          <table:table-cell office:value-type="float" office:value="1.21563627906278" calcext:value-type="float">
            <text:p>1.21563627906278</text:p>
          </table:table-cell>
          <table:table-cell office:value-type="float" office:value="0.139776484939633" calcext:value-type="float">
            <text:p>0.139776484939633</text:p>
          </table:table-cell>
          <table:table-cell office:value-type="float" office:value="0.231350091856729" calcext:value-type="float">
            <text:p>0.231350091856729</text:p>
          </table:table-cell>
          <table:table-cell office:value-type="float" office:value="0.136078016290428" calcext:value-type="float">
            <text:p>0.136078016290428</text:p>
          </table:table-cell>
          <table:table-cell office:value-type="float" office:value="5" calcext:value-type="float">
            <text:p>5</text:p>
          </table:table-cell>
          <table:table-cell office:value-type="float" office:value="0.131675616702511" calcext:value-type="float">
            <text:p>0.131675616702511</text:p>
          </table:table-cell>
          <table:table-cell office:value-type="float" office:value="0.131528393212365" calcext:value-type="float">
            <text:p>0.131528393212365</text:p>
          </table:table-cell>
          <table:table-cell office:value-type="float" office:value="-222.044703012073" calcext:value-type="float">
            <text:p>-222.044703012073</text:p>
          </table:table-cell>
          <table:table-cell office:value-type="float" office:value="-203.729981628654" calcext:value-type="float">
            <text:p>-203.729981628654</text:p>
          </table:table-cell>
          <table:table-cell office:value-type="float" office:value="-222.784396741914" calcext:value-type="float">
            <text:p>-222.784396741914</text:p>
          </table:table-cell>
          <table:table-cell office:value-type="float" office:value="750" calcext:value-type="float">
            <text:p>750</text:p>
          </table:table-cell>
          <table:table-cell office:value-type="float" office:value="-223.664876659498" calcext:value-type="float">
            <text:p>-223.664876659498</text:p>
          </table:table-cell>
        </table:table-row>
        <table:table-row table:style-name="ro1">
          <table:table-cell office:value-type="string" calcext:value-type="string">
            <text:p>2019-12-02 22:09:51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308968689965" calcext:value-type="float">
            <text:p>72.4308968689965</text:p>
          </table:table-cell>
          <table:table-cell office:value-type="float" office:value="982.174974855814" calcext:value-type="float">
            <text:p>982.174974855814</text:p>
          </table:table-cell>
          <table:table-cell office:value-type="float" office:value="4087218" calcext:value-type="float">
            <text:p>4087218</text:p>
          </table:table-cell>
          <table:table-cell office:value-type="float" office:value="2037818" calcext:value-type="float">
            <text:p>2037818</text:p>
          </table:table-cell>
          <table:table-cell office:value-type="float" office:value="234550" calcext:value-type="float">
            <text:p>234550</text:p>
          </table:table-cell>
          <table:table-cell office:value-type="float" office:value="387657" calcext:value-type="float">
            <text:p>387657</text:p>
          </table:table-cell>
          <table:table-cell office:value-type="float" office:value="228270" calcext:value-type="float">
            <text:p>2282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83" calcext:value-type="float">
            <text:p>220983</text:p>
          </table:table-cell>
          <table:table-cell office:value-type="float" office:value="220639" calcext:value-type="float">
            <text:p>220639</text:p>
          </table:table-cell>
          <table:table-cell office:value-type="float" office:value="2.43617206051017" calcext:value-type="float">
            <text:p>2.43617206051017</text:p>
          </table:table-cell>
          <table:table-cell office:value-type="float" office:value="1.21463432486466" calcext:value-type="float">
            <text:p>1.21463432486466</text:p>
          </table:table-cell>
          <table:table-cell office:value-type="float" office:value="0.139802710986461" calcext:value-type="float">
            <text:p>0.139802710986461</text:p>
          </table:table-cell>
          <table:table-cell office:value-type="float" office:value="0.231061605341626" calcext:value-type="float">
            <text:p>0.231061605341626</text:p>
          </table:table-cell>
          <table:table-cell office:value-type="float" office:value="0.136059538848345" calcext:value-type="float">
            <text:p>0.136059538848345</text:p>
          </table:table-cell>
          <table:table-cell office:value-type="float" office:value="5" calcext:value-type="float">
            <text:p>5</text:p>
          </table:table-cell>
          <table:table-cell office:value-type="float" office:value="0.13171614786579" calcext:value-type="float">
            <text:p>0.13171614786579</text:p>
          </table:table-cell>
          <table:table-cell office:value-type="float" office:value="0.13151110786332" calcext:value-type="float">
            <text:p>0.13151110786332</text:p>
          </table:table-cell>
          <table:table-cell office:value-type="float" office:value="-222.039457802708" calcext:value-type="float">
            <text:p>-222.039457802708</text:p>
          </table:table-cell>
          <table:table-cell office:value-type="float" office:value="-203.787678931675" calcext:value-type="float">
            <text:p>-203.787678931675</text:p>
          </table:table-cell>
          <table:table-cell office:value-type="float" office:value="-222.788092230331" calcext:value-type="float">
            <text:p>-222.788092230331</text:p>
          </table:table-cell>
          <table:table-cell office:value-type="float" office:value="750" calcext:value-type="float">
            <text:p>750</text:p>
          </table:table-cell>
          <table:table-cell office:value-type="float" office:value="-223.656770426842" calcext:value-type="float">
            <text:p>-223.656770426842</text:p>
          </table:table-cell>
        </table:table-row>
        <table:table-row table:style-name="ro1">
          <table:table-cell office:value-type="string" calcext:value-type="string">
            <text:p>2019-12-02 22:09:5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140874838841" calcext:value-type="float">
            <text:p>72.4140874838841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7045" calcext:value-type="float">
            <text:p>4087045</text:p>
          </table:table-cell>
          <table:table-cell office:value-type="float" office:value="2037422" calcext:value-type="float">
            <text:p>2037422</text:p>
          </table:table-cell>
          <table:table-cell office:value-type="float" office:value="234518" calcext:value-type="float">
            <text:p>234518</text:p>
          </table:table-cell>
          <table:table-cell office:value-type="float" office:value="387036" calcext:value-type="float">
            <text:p>387036</text:p>
          </table:table-cell>
          <table:table-cell office:value-type="float" office:value="228073" calcext:value-type="float">
            <text:p>2280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74" calcext:value-type="float">
            <text:p>221074</text:p>
          </table:table-cell>
          <table:table-cell office:value-type="float" office:value="220634" calcext:value-type="float">
            <text:p>220634</text:p>
          </table:table-cell>
          <table:table-cell office:value-type="float" office:value="2.43606894446241" calcext:value-type="float">
            <text:p>2.43606894446241</text:p>
          </table:table-cell>
          <table:table-cell office:value-type="float" office:value="1.21439829044322" calcext:value-type="float">
            <text:p>1.21439829044322</text:p>
          </table:table-cell>
          <table:table-cell office:value-type="float" office:value="0.139783637497859" calcext:value-type="float">
            <text:p>0.139783637497859</text:p>
          </table:table-cell>
          <table:table-cell office:value-type="float" office:value="0.230691460453446" calcext:value-type="float">
            <text:p>0.230691460453446</text:p>
          </table:table-cell>
          <table:table-cell office:value-type="float" office:value="0.13594211768414" calcext:value-type="float">
            <text:p>0.13594211768414</text:p>
          </table:table-cell>
          <table:table-cell office:value-type="float" office:value="5" calcext:value-type="float">
            <text:p>5</text:p>
          </table:table-cell>
          <table:table-cell office:value-type="float" office:value="0.131770388099001" calcext:value-type="float">
            <text:p>0.131770388099001</text:p>
          </table:table-cell>
          <table:table-cell office:value-type="float" office:value="0.131508127630726" calcext:value-type="float">
            <text:p>0.131508127630726</text:p>
          </table:table-cell>
          <table:table-cell office:value-type="float" office:value="-222.043272500428" calcext:value-type="float">
            <text:p>-222.043272500428</text:p>
          </table:table-cell>
          <table:table-cell office:value-type="float" office:value="-203.861707909311" calcext:value-type="float">
            <text:p>-203.861707909311</text:p>
          </table:table-cell>
          <table:table-cell office:value-type="float" office:value="-222.811576463172" calcext:value-type="float">
            <text:p>-222.811576463172</text:p>
          </table:table-cell>
          <table:table-cell office:value-type="float" office:value="750" calcext:value-type="float">
            <text:p>750</text:p>
          </table:table-cell>
          <table:table-cell office:value-type="float" office:value="-223.6459223802" calcext:value-type="float">
            <text:p>-223.6459223802</text:p>
          </table:table-cell>
        </table:table-row>
        <table:table-row table:style-name="ro1">
          <table:table-cell office:value-type="string" calcext:value-type="string">
            <text:p>2019-12-02 22:09:53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4205982814314" calcext:value-type="float">
            <text:p>72.4205982814314</text:p>
          </table:table-cell>
          <table:table-cell office:value-type="float" office:value="982.210970853686" calcext:value-type="float">
            <text:p>982.210970853686</text:p>
          </table:table-cell>
          <table:table-cell office:value-type="float" office:value="4089111" calcext:value-type="float">
            <text:p>4089111</text:p>
          </table:table-cell>
          <table:table-cell office:value-type="float" office:value="2025459" calcext:value-type="float">
            <text:p>2025459</text:p>
          </table:table-cell>
          <table:table-cell office:value-type="float" office:value="233655" calcext:value-type="float">
            <text:p>233655</text:p>
          </table:table-cell>
          <table:table-cell office:value-type="float" office:value="385963" calcext:value-type="float">
            <text:p>385963</text:p>
          </table:table-cell>
          <table:table-cell office:value-type="float" office:value="227411" calcext:value-type="float">
            <text:p>2274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72" calcext:value-type="float">
            <text:p>221372</text:p>
          </table:table-cell>
          <table:table-cell office:value-type="float" office:value="220607" calcext:value-type="float">
            <text:p>220607</text:p>
          </table:table-cell>
          <table:table-cell office:value-type="float" office:value="2.43730037657027" calcext:value-type="float">
            <text:p>2.43730037657027</text:p>
          </table:table-cell>
          <table:table-cell office:value-type="float" office:value="1.20726778593871" calcext:value-type="float">
            <text:p>1.20726778593871</text:p>
          </table:table-cell>
          <table:table-cell office:value-type="float" office:value="0.139269249352127" calcext:value-type="float">
            <text:p>0.139269249352127</text:p>
          </table:table-cell>
          <table:table-cell office:value-type="float" office:value="0.230051902538765" calcext:value-type="float">
            <text:p>0.230051902538765</text:p>
          </table:table-cell>
          <table:table-cell office:value-type="float" office:value="0.135547534888689" calcext:value-type="float">
            <text:p>0.135547534888689</text:p>
          </table:table-cell>
          <table:table-cell office:value-type="float" office:value="5" calcext:value-type="float">
            <text:p>5</text:p>
          </table:table-cell>
          <table:table-cell office:value-type="float" office:value="0.131948009961606" calcext:value-type="float">
            <text:p>0.131948009961606</text:p>
          </table:table-cell>
          <table:table-cell office:value-type="float" office:value="0.131492034374718" calcext:value-type="float">
            <text:p>0.131492034374718</text:p>
          </table:table-cell>
          <table:table-cell office:value-type="float" office:value="-222.146150129575" calcext:value-type="float">
            <text:p>-222.146150129575</text:p>
          </table:table-cell>
          <table:table-cell office:value-type="float" office:value="-203.989619492247" calcext:value-type="float">
            <text:p>-203.989619492247</text:p>
          </table:table-cell>
          <table:table-cell office:value-type="float" office:value="-222.890493022262" calcext:value-type="float">
            <text:p>-222.890493022262</text:p>
          </table:table-cell>
          <table:table-cell office:value-type="float" office:value="750" calcext:value-type="float">
            <text:p>750</text:p>
          </table:table-cell>
          <table:table-cell office:value-type="float" office:value="-223.610398007679" calcext:value-type="float">
            <text:p>-223.610398007679</text:p>
          </table:table-cell>
        </table:table-row>
        <table:table-row table:style-name="ro1">
          <table:table-cell office:value-type="string" calcext:value-type="string">
            <text:p>2019-12-02 22:09:5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354622269514" calcext:value-type="float">
            <text:p>72.4354622269514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87233" calcext:value-type="float">
            <text:p>4087233</text:p>
          </table:table-cell>
          <table:table-cell office:value-type="float" office:value="2040541" calcext:value-type="float">
            <text:p>2040541</text:p>
          </table:table-cell>
          <table:table-cell office:value-type="float" office:value="234383" calcext:value-type="float">
            <text:p>234383</text:p>
          </table:table-cell>
          <table:table-cell office:value-type="float" office:value="385748" calcext:value-type="float">
            <text:p>385748</text:p>
          </table:table-cell>
          <table:table-cell office:value-type="float" office:value="225192" calcext:value-type="float">
            <text:p>2251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823" calcext:value-type="float">
            <text:p>221823</text:p>
          </table:table-cell>
          <table:table-cell office:value-type="float" office:value="220571" calcext:value-type="float">
            <text:p>220571</text:p>
          </table:table-cell>
          <table:table-cell office:value-type="float" office:value="2.43618100120795" calcext:value-type="float">
            <text:p>2.43618100120795</text:p>
          </table:table-cell>
          <table:table-cell office:value-type="float" office:value="1.21625735953538" calcext:value-type="float">
            <text:p>1.21625735953538</text:p>
          </table:table-cell>
          <table:table-cell office:value-type="float" office:value="0.13970317121782" calcext:value-type="float">
            <text:p>0.13970317121782</text:p>
          </table:table-cell>
          <table:table-cell office:value-type="float" office:value="0.229923752537221" calcext:value-type="float">
            <text:p>0.229923752537221</text:p>
          </table:table-cell>
          <table:table-cell office:value-type="float" office:value="0.134224907663454" calcext:value-type="float">
            <text:p>0.134224907663454</text:p>
          </table:table-cell>
          <table:table-cell office:value-type="float" office:value="5" calcext:value-type="float">
            <text:p>5</text:p>
          </table:table-cell>
          <table:table-cell office:value-type="float" office:value="0.132216826941589" calcext:value-type="float">
            <text:p>0.132216826941589</text:p>
          </table:table-cell>
          <table:table-cell office:value-type="float" office:value="0.131470576700041" calcext:value-type="float">
            <text:p>0.131470576700041</text:p>
          </table:table-cell>
          <table:table-cell office:value-type="float" office:value="-222.059365756436" calcext:value-type="float">
            <text:p>-222.059365756436</text:p>
          </table:table-cell>
          <table:table-cell office:value-type="float" office:value="-204.015249492556" calcext:value-type="float">
            <text:p>-204.015249492556</text:p>
          </table:table-cell>
          <table:table-cell office:value-type="float" office:value="-223.155018467309" calcext:value-type="float">
            <text:p>-223.155018467309</text:p>
          </table:table-cell>
          <table:table-cell office:value-type="float" office:value="750" calcext:value-type="float">
            <text:p>750</text:p>
          </table:table-cell>
          <table:table-cell office:value-type="float" office:value="-223.556634611682" calcext:value-type="float">
            <text:p>-223.556634611682</text:p>
          </table:table-cell>
        </table:table-row>
        <table:table-row table:style-name="ro1">
          <table:table-cell office:value-type="string" calcext:value-type="string">
            <text:p>2019-12-02 22:09:56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247748724635" calcext:value-type="float">
            <text:p>72.4247748724635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8497" calcext:value-type="float">
            <text:p>4088497</text:p>
          </table:table-cell>
          <table:table-cell office:value-type="float" office:value="2036673" calcext:value-type="float">
            <text:p>2036673</text:p>
          </table:table-cell>
          <table:table-cell office:value-type="float" office:value="234339" calcext:value-type="float">
            <text:p>234339</text:p>
          </table:table-cell>
          <table:table-cell office:value-type="float" office:value="385316" calcext:value-type="float">
            <text:p>385316</text:p>
          </table:table-cell>
          <table:table-cell office:value-type="float" office:value="225222" calcext:value-type="float">
            <text:p>2252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4" calcext:value-type="float">
            <text:p>221704</text:p>
          </table:table-cell>
          <table:table-cell office:value-type="float" office:value="220496" calcext:value-type="float">
            <text:p>220496</text:p>
          </table:table-cell>
          <table:table-cell office:value-type="float" office:value="2.43693440400772" calcext:value-type="float">
            <text:p>2.43693440400772</text:p>
          </table:table-cell>
          <table:table-cell office:value-type="float" office:value="1.21395185160063" calcext:value-type="float">
            <text:p>1.21395185160063</text:p>
          </table:table-cell>
          <table:table-cell office:value-type="float" office:value="0.139676945170992" calcext:value-type="float">
            <text:p>0.139676945170992</text:p>
          </table:table-cell>
          <table:table-cell office:value-type="float" office:value="0.229666260441096" calcext:value-type="float">
            <text:p>0.229666260441096</text:p>
          </table:table-cell>
          <table:table-cell office:value-type="float" office:value="0.134242789059018" calcext:value-type="float">
            <text:p>0.134242789059018</text:p>
          </table:table-cell>
          <table:table-cell office:value-type="float" office:value="5" calcext:value-type="float">
            <text:p>5</text:p>
          </table:table-cell>
          <table:table-cell office:value-type="float" office:value="0.132145897405851" calcext:value-type="float">
            <text:p>0.132145897405851</text:p>
          </table:table-cell>
          <table:table-cell office:value-type="float" office:value="0.13142587321113" calcext:value-type="float">
            <text:p>0.13142587321113</text:p>
          </table:table-cell>
          <table:table-cell office:value-type="float" office:value="-222.064610965802" calcext:value-type="float">
            <text:p>-222.064610965802</text:p>
          </table:table-cell>
          <table:table-cell office:value-type="float" office:value="-204.066747911781" calcext:value-type="float">
            <text:p>-204.066747911781</text:p>
          </table:table-cell>
          <table:table-cell office:value-type="float" office:value="-223.151442188196" calcext:value-type="float">
            <text:p>-223.151442188196</text:p>
          </table:table-cell>
          <table:table-cell office:value-type="float" office:value="750" calcext:value-type="float">
            <text:p>750</text:p>
          </table:table-cell>
          <table:table-cell office:value-type="float" office:value="-223.57082051883" calcext:value-type="float">
            <text:p>-223.57082051883</text:p>
          </table:table-cell>
        </table:table-row>
        <table:table-row table:style-name="ro1">
          <table:table-cell office:value-type="string" calcext:value-type="string">
            <text:p>2019-12-02 22:09:5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202092580081" calcext:value-type="float">
            <text:p>72.4202092580081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7311" calcext:value-type="float">
            <text:p>4087311</text:p>
          </table:table-cell>
          <table:table-cell office:value-type="float" office:value="2025057" calcext:value-type="float">
            <text:p>2025057</text:p>
          </table:table-cell>
          <table:table-cell office:value-type="float" office:value="234336" calcext:value-type="float">
            <text:p>234336</text:p>
          </table:table-cell>
          <table:table-cell office:value-type="float" office:value="384936" calcext:value-type="float">
            <text:p>384936</text:p>
          </table:table-cell>
          <table:table-cell office:value-type="float" office:value="225769" calcext:value-type="float">
            <text:p>2257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25" calcext:value-type="float">
            <text:p>221625</text:p>
          </table:table-cell>
          <table:table-cell office:value-type="float" office:value="220545" calcext:value-type="float">
            <text:p>220545</text:p>
          </table:table-cell>
          <table:table-cell office:value-type="float" office:value="2.43622749283641" calcext:value-type="float">
            <text:p>2.43622749283641</text:p>
          </table:table-cell>
          <table:table-cell office:value-type="float" office:value="1.20702817523815" calcext:value-type="float">
            <text:p>1.20702817523815</text:p>
          </table:table-cell>
          <table:table-cell office:value-type="float" office:value="0.139675157031436" calcext:value-type="float">
            <text:p>0.139675157031436</text:p>
          </table:table-cell>
          <table:table-cell office:value-type="float" office:value="0.229439762763949" calcext:value-type="float">
            <text:p>0.229439762763949</text:p>
          </table:table-cell>
          <table:table-cell office:value-type="float" office:value="0.134568826504806" calcext:value-type="float">
            <text:p>0.134568826504806</text:p>
          </table:table-cell>
          <table:table-cell office:value-type="float" office:value="5" calcext:value-type="float">
            <text:p>5</text:p>
          </table:table-cell>
          <table:table-cell office:value-type="float" office:value="0.132098809730865" calcext:value-type="float">
            <text:p>0.132098809730865</text:p>
          </table:table-cell>
          <table:table-cell office:value-type="float" office:value="0.131455079490552" calcext:value-type="float">
            <text:p>0.131455079490552</text:p>
          </table:table-cell>
          <table:table-cell office:value-type="float" office:value="-222.064968593713" calcext:value-type="float">
            <text:p>-222.064968593713</text:p>
          </table:table-cell>
          <table:table-cell office:value-type="float" office:value="-204.11204744721" calcext:value-type="float">
            <text:p>-204.11204744721</text:p>
          </table:table-cell>
          <table:table-cell office:value-type="float" office:value="-223.086234699039" calcext:value-type="float">
            <text:p>-223.086234699039</text:p>
          </table:table-cell>
          <table:table-cell office:value-type="float" office:value="750" calcext:value-type="float">
            <text:p>750</text:p>
          </table:table-cell>
          <table:table-cell office:value-type="float" office:value="-223.580238053827" calcext:value-type="float">
            <text:p>-223.580238053827</text:p>
          </table:table-cell>
        </table:table-row>
        <table:table-row table:style-name="ro1">
          <table:table-cell office:value-type="string" calcext:value-type="string">
            <text:p>2019-12-02 22:09:5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190421302855" calcext:value-type="float">
            <text:p>72.4190421302855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7693" calcext:value-type="float">
            <text:p>4087693</text:p>
          </table:table-cell>
          <table:table-cell office:value-type="float" office:value="2014263" calcext:value-type="float">
            <text:p>2014263</text:p>
          </table:table-cell>
          <table:table-cell office:value-type="float" office:value="234211" calcext:value-type="float">
            <text:p>234211</text:p>
          </table:table-cell>
          <table:table-cell office:value-type="float" office:value="384468" calcext:value-type="float">
            <text:p>384468</text:p>
          </table:table-cell>
          <table:table-cell office:value-type="float" office:value="226639" calcext:value-type="float">
            <text:p>2266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27" calcext:value-type="float">
            <text:p>221327</text:p>
          </table:table-cell>
          <table:table-cell office:value-type="float" office:value="220525" calcext:value-type="float">
            <text:p>220525</text:p>
          </table:table-cell>
          <table:table-cell office:value-type="float" office:value="2.4364551826066" calcext:value-type="float">
            <text:p>2.4364551826066</text:p>
          </table:table-cell>
          <table:table-cell office:value-type="float" office:value="1.20059444911414" calcext:value-type="float">
            <text:p>1.20059444911414</text:p>
          </table:table-cell>
          <table:table-cell office:value-type="float" office:value="0.139600651216585" calcext:value-type="float">
            <text:p>0.139600651216585</text:p>
          </table:table-cell>
          <table:table-cell office:value-type="float" office:value="0.229160812993147" calcext:value-type="float">
            <text:p>0.229160812993147</text:p>
          </table:table-cell>
          <table:table-cell office:value-type="float" office:value="0.135087386976169" calcext:value-type="float">
            <text:p>0.135087386976169</text:p>
          </table:table-cell>
          <table:table-cell office:value-type="float" office:value="5" calcext:value-type="float">
            <text:p>5</text:p>
          </table:table-cell>
          <table:table-cell office:value-type="float" office:value="0.13192118786826" calcext:value-type="float">
            <text:p>0.13192118786826</text:p>
          </table:table-cell>
          <table:table-cell office:value-type="float" office:value="0.131443158560176" calcext:value-type="float">
            <text:p>0.131443158560176</text:p>
          </table:table-cell>
          <table:table-cell office:value-type="float" office:value="-222.079869756683" calcext:value-type="float">
            <text:p>-222.079869756683</text:p>
          </table:table-cell>
          <table:table-cell office:value-type="float" office:value="-204.167837401371" calcext:value-type="float">
            <text:p>-204.167837401371</text:p>
          </table:table-cell>
          <table:table-cell office:value-type="float" office:value="-222.982522604766" calcext:value-type="float">
            <text:p>-222.982522604766</text:p>
          </table:table-cell>
          <table:table-cell office:value-type="float" office:value="750" calcext:value-type="float">
            <text:p>750</text:p>
          </table:table-cell>
          <table:table-cell office:value-type="float" office:value="-223.615762426348" calcext:value-type="float">
            <text:p>-223.615762426348</text:p>
          </table:table-cell>
        </table:table-row>
        <table:table-row table:style-name="ro1">
          <table:table-cell office:value-type="string" calcext:value-type="string">
            <text:p>2019-12-02 22:09:59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087437768102" calcext:value-type="float">
            <text:p>72.4087437768102</text:p>
          </table:table-cell>
          <table:table-cell office:value-type="float" office:value="982.295297542749" calcext:value-type="float">
            <text:p>982.295297542749</text:p>
          </table:table-cell>
          <table:table-cell office:value-type="float" office:value="4087082" calcext:value-type="float">
            <text:p>4087082</text:p>
          </table:table-cell>
          <table:table-cell office:value-type="float" office:value="2034939" calcext:value-type="float">
            <text:p>2034939</text:p>
          </table:table-cell>
          <table:table-cell office:value-type="float" office:value="233718" calcext:value-type="float">
            <text:p>233718</text:p>
          </table:table-cell>
          <table:table-cell office:value-type="float" office:value="383755" calcext:value-type="float">
            <text:p>383755</text:p>
          </table:table-cell>
          <table:table-cell office:value-type="float" office:value="228085" calcext:value-type="float">
            <text:p>2280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21" calcext:value-type="float">
            <text:p>221021</text:p>
          </table:table-cell>
          <table:table-cell office:value-type="float" office:value="220616" calcext:value-type="float">
            <text:p>220616</text:p>
          </table:table-cell>
          <table:table-cell office:value-type="float" office:value="2.43609099818361" calcext:value-type="float">
            <text:p>2.43609099818361</text:p>
          </table:table-cell>
          <table:table-cell office:value-type="float" office:value="1.21291830693702" calcext:value-type="float">
            <text:p>1.21291830693702</text:p>
          </table:table-cell>
          <table:table-cell office:value-type="float" office:value="0.139306800282812" calcext:value-type="float">
            <text:p>0.139306800282812</text:p>
          </table:table-cell>
          <table:table-cell office:value-type="float" office:value="0.228735831825236" calcext:value-type="float">
            <text:p>0.228735831825236</text:p>
          </table:table-cell>
          <table:table-cell office:value-type="float" office:value="0.135949270242366" calcext:value-type="float">
            <text:p>0.135949270242366</text:p>
          </table:table-cell>
          <table:table-cell office:value-type="float" office:value="5" calcext:value-type="float">
            <text:p>5</text:p>
          </table:table-cell>
          <table:table-cell office:value-type="float" office:value="0.131738797633505" calcext:value-type="float">
            <text:p>0.131738797633505</text:p>
          </table:table-cell>
          <table:table-cell office:value-type="float" office:value="0.131497398793387" calcext:value-type="float">
            <text:p>0.131497398793387</text:p>
          </table:table-cell>
          <table:table-cell office:value-type="float" office:value="-222.138639943438" calcext:value-type="float">
            <text:p>-222.138639943438</text:p>
          </table:table-cell>
          <table:table-cell office:value-type="float" office:value="-204.252833634953" calcext:value-type="float">
            <text:p>-204.252833634953</text:p>
          </table:table-cell>
          <table:table-cell office:value-type="float" office:value="-222.810145951527" calcext:value-type="float">
            <text:p>-222.810145951527</text:p>
          </table:table-cell>
          <table:table-cell office:value-type="float" office:value="750" calcext:value-type="float">
            <text:p>750</text:p>
          </table:table-cell>
          <table:table-cell office:value-type="float" office:value="-223.652240473299" calcext:value-type="float">
            <text:p>-223.652240473299</text:p>
          </table:table-cell>
        </table:table-row>
        <table:table-row table:style-name="ro1">
          <table:table-cell office:value-type="string" calcext:value-type="string">
            <text:p>2019-12-02 22:10:01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083548443886" calcext:value-type="float">
            <text:p>72.4083548443886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86990" calcext:value-type="float">
            <text:p>4086990</text:p>
          </table:table-cell>
          <table:table-cell office:value-type="float" office:value="2023678" calcext:value-type="float">
            <text:p>2023678</text:p>
          </table:table-cell>
          <table:table-cell office:value-type="float" office:value="233672" calcext:value-type="float">
            <text:p>233672</text:p>
          </table:table-cell>
          <table:table-cell office:value-type="float" office:value="383142" calcext:value-type="float">
            <text:p>383142</text:p>
          </table:table-cell>
          <table:table-cell office:value-type="float" office:value="227524" calcext:value-type="float">
            <text:p>2275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18" calcext:value-type="float">
            <text:p>221018</text:p>
          </table:table-cell>
          <table:table-cell office:value-type="float" office:value="220556" calcext:value-type="float">
            <text:p>220556</text:p>
          </table:table-cell>
          <table:table-cell office:value-type="float" office:value="2.43603616190388" calcext:value-type="float">
            <text:p>2.43603616190388</text:p>
          </table:table-cell>
          <table:table-cell office:value-type="float" office:value="1.20620622708872" calcext:value-type="float">
            <text:p>1.20620622708872</text:p>
          </table:table-cell>
          <table:table-cell office:value-type="float" office:value="0.139279382142947" calcext:value-type="float">
            <text:p>0.139279382142947</text:p>
          </table:table-cell>
          <table:table-cell office:value-type="float" office:value="0.228370455309207" calcext:value-type="float">
            <text:p>0.228370455309207</text:p>
          </table:table-cell>
          <table:table-cell office:value-type="float" office:value="0.135614888145314" calcext:value-type="float">
            <text:p>0.135614888145314</text:p>
          </table:table-cell>
          <table:table-cell office:value-type="float" office:value="5" calcext:value-type="float">
            <text:p>5</text:p>
          </table:table-cell>
          <table:table-cell office:value-type="float" office:value="0.131737009493948" calcext:value-type="float">
            <text:p>0.131737009493948</text:p>
          </table:table-cell>
          <table:table-cell office:value-type="float" office:value="0.131461636002259" calcext:value-type="float">
            <text:p>0.131461636002259</text:p>
          </table:table-cell>
          <table:table-cell office:value-type="float" office:value="-222.144123571411" calcext:value-type="float">
            <text:p>-222.144123571411</text:p>
          </table:table-cell>
          <table:table-cell office:value-type="float" office:value="-204.325908938159" calcext:value-type="float">
            <text:p>-204.325908938159</text:p>
          </table:table-cell>
          <table:table-cell office:value-type="float" office:value="-222.877022370937" calcext:value-type="float">
            <text:p>-222.877022370937</text:p>
          </table:table-cell>
          <table:table-cell office:value-type="float" office:value="750" calcext:value-type="float">
            <text:p>750</text:p>
          </table:table-cell>
          <table:table-cell office:value-type="float" office:value="-223.65259810121" calcext:value-type="float">
            <text:p>-223.65259810121</text:p>
          </table:table-cell>
        </table:table-row>
        <table:table-row table:style-name="ro1">
          <table:table-cell office:value-type="string" calcext:value-type="string">
            <text:p>2019-12-02 22:10:02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087437768102" calcext:value-type="float">
            <text:p>72.4087437768102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7413" calcext:value-type="float">
            <text:p>4087413</text:p>
          </table:table-cell>
          <table:table-cell office:value-type="float" office:value="2017053" calcext:value-type="float">
            <text:p>2017053</text:p>
          </table:table-cell>
          <table:table-cell office:value-type="float" office:value="233588" calcext:value-type="float">
            <text:p>233588</text:p>
          </table:table-cell>
          <table:table-cell office:value-type="float" office:value="382453" calcext:value-type="float">
            <text:p>382453</text:p>
          </table:table-cell>
          <table:table-cell office:value-type="float" office:value="225924" calcext:value-type="float">
            <text:p>2259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03" calcext:value-type="float">
            <text:p>221503</text:p>
          </table:table-cell>
          <table:table-cell office:value-type="float" office:value="220495" calcext:value-type="float">
            <text:p>220495</text:p>
          </table:table-cell>
          <table:table-cell office:value-type="float" office:value="2.43628828958133" calcext:value-type="float">
            <text:p>2.43628828958133</text:p>
          </table:table-cell>
          <table:table-cell office:value-type="float" office:value="1.20225741890161" calcext:value-type="float">
            <text:p>1.20225741890161</text:p>
          </table:table-cell>
          <table:table-cell office:value-type="float" office:value="0.139229314235367" calcext:value-type="float">
            <text:p>0.139229314235367</text:p>
          </table:table-cell>
          <table:table-cell office:value-type="float" office:value="0.227959779257748" calcext:value-type="float">
            <text:p>0.227959779257748</text:p>
          </table:table-cell>
          <table:table-cell office:value-type="float" office:value="0.134661213715221" calcext:value-type="float">
            <text:p>0.134661213715221</text:p>
          </table:table-cell>
          <table:table-cell office:value-type="float" office:value="5" calcext:value-type="float">
            <text:p>5</text:p>
          </table:table-cell>
          <table:table-cell office:value-type="float" office:value="0.13202609205557" calcext:value-type="float">
            <text:p>0.13202609205557</text:p>
          </table:table-cell>
          <table:table-cell office:value-type="float" office:value="0.131425277164612" calcext:value-type="float">
            <text:p>0.131425277164612</text:p>
          </table:table-cell>
          <table:table-cell office:value-type="float" office:value="-222.154137152927" calcext:value-type="float">
            <text:p>-222.154137152927</text:p>
          </table:table-cell>
          <table:table-cell office:value-type="float" office:value="-204.40804414845" calcext:value-type="float">
            <text:p>-204.40804414845</text:p>
          </table:table-cell>
          <table:table-cell office:value-type="float" office:value="-223.067757256956" calcext:value-type="float">
            <text:p>-223.067757256956</text:p>
          </table:table-cell>
          <table:table-cell office:value-type="float" office:value="750" calcext:value-type="float">
            <text:p>750</text:p>
          </table:table-cell>
          <table:table-cell office:value-type="float" office:value="-223.594781588886" calcext:value-type="float">
            <text:p>-223.594781588886</text:p>
          </table:table-cell>
        </table:table-row>
        <table:table-row table:style-name="ro1">
          <table:table-cell office:value-type="string" calcext:value-type="string">
            <text:p>2019-12-02 22:10:0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136984915984" calcext:value-type="float">
            <text:p>72.4136984915984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7229" calcext:value-type="float">
            <text:p>4087229</text:p>
          </table:table-cell>
          <table:table-cell office:value-type="float" office:value="2016928" calcext:value-type="float">
            <text:p>2016928</text:p>
          </table:table-cell>
          <table:table-cell office:value-type="float" office:value="233760" calcext:value-type="float">
            <text:p>233760</text:p>
          </table:table-cell>
          <table:table-cell office:value-type="float" office:value="382342" calcext:value-type="float">
            <text:p>382342</text:p>
          </table:table-cell>
          <table:table-cell office:value-type="float" office:value="226168" calcext:value-type="float">
            <text:p>2261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74" calcext:value-type="float">
            <text:p>221474</text:p>
          </table:table-cell>
          <table:table-cell office:value-type="float" office:value="220532" calcext:value-type="float">
            <text:p>220532</text:p>
          </table:table-cell>
          <table:table-cell office:value-type="float" office:value="2.43617861702187" calcext:value-type="float">
            <text:p>2.43617861702187</text:p>
          </table:table-cell>
          <table:table-cell office:value-type="float" office:value="1.20218291308676" calcext:value-type="float">
            <text:p>1.20218291308676</text:p>
          </table:table-cell>
          <table:table-cell office:value-type="float" office:value="0.139331834236602" calcext:value-type="float">
            <text:p>0.139331834236602</text:p>
          </table:table-cell>
          <table:table-cell office:value-type="float" office:value="0.22789361809416" calcext:value-type="float">
            <text:p>0.22789361809416</text:p>
          </table:table-cell>
          <table:table-cell office:value-type="float" office:value="0.13480664906581" calcext:value-type="float">
            <text:p>0.13480664906581</text:p>
          </table:table-cell>
          <table:table-cell office:value-type="float" office:value="5" calcext:value-type="float">
            <text:p>5</text:p>
          </table:table-cell>
          <table:table-cell office:value-type="float" office:value="0.132008806706525" calcext:value-type="float">
            <text:p>0.132008806706525</text:p>
          </table:table-cell>
          <table:table-cell office:value-type="float" office:value="0.131447330885807" calcext:value-type="float">
            <text:p>0.131447330885807</text:p>
          </table:table-cell>
          <table:table-cell office:value-type="float" office:value="-222.13363315268" calcext:value-type="float">
            <text:p>-222.13363315268</text:p>
          </table:table-cell>
          <table:table-cell office:value-type="float" office:value="-204.421276381168" calcext:value-type="float">
            <text:p>-204.421276381168</text:p>
          </table:table-cell>
          <table:table-cell office:value-type="float" office:value="-223.038670186838" calcext:value-type="float">
            <text:p>-223.038670186838</text:p>
          </table:table-cell>
          <table:table-cell office:value-type="float" office:value="750" calcext:value-type="float">
            <text:p>750</text:p>
          </table:table-cell>
          <table:table-cell office:value-type="float" office:value="-223.598238658695" calcext:value-type="float">
            <text:p>-223.598238658695</text:p>
          </table:table-cell>
        </table:table-row>
        <table:table-row table:style-name="ro1">
          <table:table-cell office:value-type="string" calcext:value-type="string">
            <text:p>2019-12-02 22:10:0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030111886562" calcext:value-type="float">
            <text:p>72.4030111886562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87538" calcext:value-type="float">
            <text:p>4087538</text:p>
          </table:table-cell>
          <table:table-cell office:value-type="float" office:value="2030772" calcext:value-type="float">
            <text:p>2030772</text:p>
          </table:table-cell>
          <table:table-cell office:value-type="float" office:value="233499" calcext:value-type="float">
            <text:p>233499</text:p>
          </table:table-cell>
          <table:table-cell office:value-type="float" office:value="381934" calcext:value-type="float">
            <text:p>381934</text:p>
          </table:table-cell>
          <table:table-cell office:value-type="float" office:value="227958" calcext:value-type="float">
            <text:p>227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62" calcext:value-type="float">
            <text:p>220762</text:p>
          </table:table-cell>
          <table:table-cell office:value-type="float" office:value="220656" calcext:value-type="float">
            <text:p>220656</text:p>
          </table:table-cell>
          <table:table-cell office:value-type="float" office:value="2.43636279539618" calcext:value-type="float">
            <text:p>2.43636279539618</text:p>
          </table:table-cell>
          <table:table-cell office:value-type="float" office:value="1.21043458109314" calcext:value-type="float">
            <text:p>1.21043458109314</text:p>
          </table:table-cell>
          <table:table-cell office:value-type="float" office:value="0.139176266095193" calcext:value-type="float">
            <text:p>0.139176266095193</text:p>
          </table:table-cell>
          <table:table-cell office:value-type="float" office:value="0.227650431114487" calcext:value-type="float">
            <text:p>0.227650431114487</text:p>
          </table:table-cell>
          <table:table-cell office:value-type="float" office:value="0.135873572334477" calcext:value-type="float">
            <text:p>0.135873572334477</text:p>
          </table:table-cell>
          <table:table-cell office:value-type="float" office:value="5" calcext:value-type="float">
            <text:p>5</text:p>
          </table:table-cell>
          <table:table-cell office:value-type="float" office:value="0.131584421585133" calcext:value-type="float">
            <text:p>0.131584421585133</text:p>
          </table:table-cell>
          <table:table-cell office:value-type="float" office:value="0.13152124065414" calcext:value-type="float">
            <text:p>0.13152124065414</text:p>
          </table:table-cell>
          <table:table-cell office:value-type="float" office:value="-222.164746780961" calcext:value-type="float">
            <text:p>-222.164746780961</text:p>
          </table:table-cell>
          <table:table-cell office:value-type="float" office:value="-204.469913777103" calcext:value-type="float">
            <text:p>-204.469913777103</text:p>
          </table:table-cell>
          <table:table-cell office:value-type="float" office:value="-222.825285533105" calcext:value-type="float">
            <text:p>-222.825285533105</text:p>
          </table:table-cell>
          <table:table-cell office:value-type="float" office:value="750" calcext:value-type="float">
            <text:p>750</text:p>
          </table:table-cell>
          <table:table-cell office:value-type="float" office:value="-223.683115682973" calcext:value-type="float">
            <text:p>-223.683115682973</text:p>
          </table:table-cell>
        </table:table-row>
        <table:table-row table:style-name="ro1">
          <table:table-cell office:value-type="string" calcext:value-type="string">
            <text:p>2019-12-02 22:10:06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182639972596" calcext:value-type="float">
            <text:p>72.4182639972596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188" calcext:value-type="float">
            <text:p>4087188</text:p>
          </table:table-cell>
          <table:table-cell office:value-type="float" office:value="2027047" calcext:value-type="float">
            <text:p>2027047</text:p>
          </table:table-cell>
          <table:table-cell office:value-type="float" office:value="233699" calcext:value-type="float">
            <text:p>233699</text:p>
          </table:table-cell>
          <table:table-cell office:value-type="float" office:value="381308" calcext:value-type="float">
            <text:p>381308</text:p>
          </table:table-cell>
          <table:table-cell office:value-type="float" office:value="227827" calcext:value-type="float">
            <text:p>2278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38" calcext:value-type="float">
            <text:p>220938</text:p>
          </table:table-cell>
          <table:table-cell office:value-type="float" office:value="220535" calcext:value-type="float">
            <text:p>220535</text:p>
          </table:table-cell>
          <table:table-cell office:value-type="float" office:value="2.4361541791146" calcext:value-type="float">
            <text:p>2.4361541791146</text:p>
          </table:table-cell>
          <table:table-cell office:value-type="float" office:value="1.20821430781058" calcext:value-type="float">
            <text:p>1.20821430781058</text:p>
          </table:table-cell>
          <table:table-cell office:value-type="float" office:value="0.139295475398955" calcext:value-type="float">
            <text:p>0.139295475398955</text:p>
          </table:table-cell>
          <table:table-cell office:value-type="float" office:value="0.227277305993713" calcext:value-type="float">
            <text:p>0.227277305993713</text:p>
          </table:table-cell>
          <table:table-cell office:value-type="float" office:value="0.135795490240513" calcext:value-type="float">
            <text:p>0.135795490240513</text:p>
          </table:table-cell>
          <table:table-cell office:value-type="float" office:value="5" calcext:value-type="float">
            <text:p>5</text:p>
          </table:table-cell>
          <table:table-cell office:value-type="float" office:value="0.131689325772443" calcext:value-type="float">
            <text:p>0.131689325772443</text:p>
          </table:table-cell>
          <table:table-cell office:value-type="float" office:value="0.131449119025364" calcext:value-type="float">
            <text:p>0.131449119025364</text:p>
          </table:table-cell>
          <table:table-cell office:value-type="float" office:value="-222.140904920209" calcext:value-type="float">
            <text:p>-222.140904920209</text:p>
          </table:table-cell>
          <table:table-cell office:value-type="float" office:value="-204.544538801257" calcext:value-type="float">
            <text:p>-204.544538801257</text:p>
          </table:table-cell>
          <table:table-cell office:value-type="float" office:value="-222.840901951897" calcext:value-type="float">
            <text:p>-222.840901951897</text:p>
          </table:table-cell>
          <table:table-cell office:value-type="float" office:value="750" calcext:value-type="float">
            <text:p>750</text:p>
          </table:table-cell>
          <table:table-cell office:value-type="float" office:value="-223.662134845511" calcext:value-type="float">
            <text:p>-223.662134845511</text:p>
          </table:table-cell>
        </table:table-row>
        <table:table-row table:style-name="ro1">
          <table:table-cell office:value-type="string" calcext:value-type="string">
            <text:p>2019-12-02 22:10:07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079659023915" calcext:value-type="float">
            <text:p>72.4079659023915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187" calcext:value-type="float">
            <text:p>4087187</text:p>
          </table:table-cell>
          <table:table-cell office:value-type="float" office:value="2027114" calcext:value-type="float">
            <text:p>2027114</text:p>
          </table:table-cell>
          <table:table-cell office:value-type="float" office:value="233594" calcext:value-type="float">
            <text:p>233594</text:p>
          </table:table-cell>
          <table:table-cell office:value-type="float" office:value="380972" calcext:value-type="float">
            <text:p>380972</text:p>
          </table:table-cell>
          <table:table-cell office:value-type="float" office:value="227779" calcext:value-type="float">
            <text:p>2277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94" calcext:value-type="float">
            <text:p>220894</text:p>
          </table:table-cell>
          <table:table-cell office:value-type="float" office:value="220513" calcext:value-type="float">
            <text:p>220513</text:p>
          </table:table-cell>
          <table:table-cell office:value-type="float" office:value="2.43615358306808" calcext:value-type="float">
            <text:p>2.43615358306808</text:p>
          </table:table-cell>
          <table:table-cell office:value-type="float" office:value="1.20825424292734" calcext:value-type="float">
            <text:p>1.20825424292734</text:p>
          </table:table-cell>
          <table:table-cell office:value-type="float" office:value="0.13923289051448" calcext:value-type="float">
            <text:p>0.13923289051448</text:p>
          </table:table-cell>
          <table:table-cell office:value-type="float" office:value="0.227077034363393" calcext:value-type="float">
            <text:p>0.227077034363393</text:p>
          </table:table-cell>
          <table:table-cell office:value-type="float" office:value="0.13576688000761" calcext:value-type="float">
            <text:p>0.13576688000761</text:p>
          </table:table-cell>
          <table:table-cell office:value-type="float" office:value="5" calcext:value-type="float">
            <text:p>5</text:p>
          </table:table-cell>
          <table:table-cell office:value-type="float" office:value="0.131663099725616" calcext:value-type="float">
            <text:p>0.131663099725616</text:p>
          </table:table-cell>
          <table:table-cell office:value-type="float" office:value="0.13143600600195" calcext:value-type="float">
            <text:p>0.13143600600195</text:p>
          </table:table-cell>
          <table:table-cell office:value-type="float" office:value="-222.153421897104" calcext:value-type="float">
            <text:p>-222.153421897104</text:p>
          </table:table-cell>
          <table:table-cell office:value-type="float" office:value="-204.584593127321" calcext:value-type="float">
            <text:p>-204.584593127321</text:p>
          </table:table-cell>
          <table:table-cell office:value-type="float" office:value="-222.846623998478" calcext:value-type="float">
            <text:p>-222.846623998478</text:p>
          </table:table-cell>
          <table:table-cell office:value-type="float" office:value="750" calcext:value-type="float">
            <text:p>750</text:p>
          </table:table-cell>
          <table:table-cell office:value-type="float" office:value="-223.667380054877" calcext:value-type="float">
            <text:p>-223.667380054877</text:p>
          </table:table-cell>
        </table:table-row>
        <table:table-row table:style-name="ro1">
          <table:table-cell office:value-type="string" calcext:value-type="string">
            <text:p>2019-12-02 22:10:08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236075076965" calcext:value-type="float">
            <text:p>72.4236075076965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2413" calcext:value-type="float">
            <text:p>4082413</text:p>
          </table:table-cell>
          <table:table-cell office:value-type="float" office:value="2028565" calcext:value-type="float">
            <text:p>2028565</text:p>
          </table:table-cell>
          <table:table-cell office:value-type="float" office:value="233074" calcext:value-type="float">
            <text:p>233074</text:p>
          </table:table-cell>
          <table:table-cell office:value-type="float" office:value="380375" calcext:value-type="float">
            <text:p>380375</text:p>
          </table:table-cell>
          <table:table-cell office:value-type="float" office:value="228030" calcext:value-type="float">
            <text:p>2280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86" calcext:value-type="float">
            <text:p>220786</text:p>
          </table:table-cell>
          <table:table-cell office:value-type="float" office:value="220423" calcext:value-type="float">
            <text:p>220423</text:p>
          </table:table-cell>
          <table:table-cell office:value-type="float" office:value="2.43330805698729" calcext:value-type="float">
            <text:p>2.43330805698729</text:p>
          </table:table-cell>
          <table:table-cell office:value-type="float" office:value="1.20911910642613" calcext:value-type="float">
            <text:p>1.20911910642613</text:p>
          </table:table-cell>
          <table:table-cell office:value-type="float" office:value="0.1389229463247" calcext:value-type="float">
            <text:p>0.1389229463247</text:p>
          </table:table-cell>
          <table:table-cell office:value-type="float" office:value="0.226721194591665" calcext:value-type="float">
            <text:p>0.226721194591665</text:p>
          </table:table-cell>
          <table:table-cell office:value-type="float" office:value="0.135916487683831" calcext:value-type="float">
            <text:p>0.135916487683831</text:p>
          </table:table-cell>
          <table:table-cell office:value-type="float" office:value="5" calcext:value-type="float">
            <text:p>5</text:p>
          </table:table-cell>
          <table:table-cell office:value-type="float" office:value="0.131598726701585" calcext:value-type="float">
            <text:p>0.131598726701585</text:p>
          </table:table-cell>
          <table:table-cell office:value-type="float" office:value="0.131382361815257" calcext:value-type="float">
            <text:p>0.131382361815257</text:p>
          </table:table-cell>
          <table:table-cell office:value-type="float" office:value="-222.21541073506" calcext:value-type="float">
            <text:p>-222.21541073506</text:p>
          </table:table-cell>
          <table:table-cell office:value-type="float" office:value="-204.655761081667" calcext:value-type="float">
            <text:p>-204.655761081667</text:p>
          </table:table-cell>
          <table:table-cell office:value-type="float" office:value="-222.816702463234" calcext:value-type="float">
            <text:p>-222.816702463234</text:p>
          </table:table-cell>
          <table:table-cell office:value-type="float" office:value="750" calcext:value-type="float">
            <text:p>750</text:p>
          </table:table-cell>
          <table:table-cell office:value-type="float" office:value="-223.680254659683" calcext:value-type="float">
            <text:p>-223.680254659683</text:p>
          </table:table-cell>
        </table:table-row>
        <table:table-row table:style-name="ro1">
          <table:table-cell office:value-type="string" calcext:value-type="string">
            <text:p>2019-12-02 22:10:1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854253027157" calcext:value-type="float">
            <text:p>72.3854253027157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6738" calcext:value-type="float">
            <text:p>4086738</text:p>
          </table:table-cell>
          <table:table-cell office:value-type="float" office:value="2038541" calcext:value-type="float">
            <text:p>2038541</text:p>
          </table:table-cell>
          <table:table-cell office:value-type="float" office:value="233305" calcext:value-type="float">
            <text:p>233305</text:p>
          </table:table-cell>
          <table:table-cell office:value-type="float" office:value="379815" calcext:value-type="float">
            <text:p>379815</text:p>
          </table:table-cell>
          <table:table-cell office:value-type="float" office:value="227886" calcext:value-type="float">
            <text:p>2278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33" calcext:value-type="float">
            <text:p>220933</text:p>
          </table:table-cell>
          <table:table-cell office:value-type="float" office:value="220512" calcext:value-type="float">
            <text:p>220512</text:p>
          </table:table-cell>
          <table:table-cell office:value-type="float" office:value="2.43588595818114" calcext:value-type="float">
            <text:p>2.43588595818114</text:p>
          </table:table-cell>
          <table:table-cell office:value-type="float" office:value="1.21506526649776" calcext:value-type="float">
            <text:p>1.21506526649776</text:p>
          </table:table-cell>
          <table:table-cell office:value-type="float" office:value="0.139060633070544" calcext:value-type="float">
            <text:p>0.139060633070544</text:p>
          </table:table-cell>
          <table:table-cell office:value-type="float" office:value="0.226387408541132" calcext:value-type="float">
            <text:p>0.226387408541132</text:p>
          </table:table-cell>
          <table:table-cell office:value-type="float" office:value="0.135830656985123" calcext:value-type="float">
            <text:p>0.135830656985123</text:p>
          </table:table-cell>
          <table:table-cell office:value-type="float" office:value="5" calcext:value-type="float">
            <text:p>5</text:p>
          </table:table-cell>
          <table:table-cell office:value-type="float" office:value="0.131686345539849" calcext:value-type="float">
            <text:p>0.131686345539849</text:p>
          </table:table-cell>
          <table:table-cell office:value-type="float" office:value="0.131435409955431" calcext:value-type="float">
            <text:p>0.131435409955431</text:p>
          </table:table-cell>
          <table:table-cell office:value-type="float" office:value="-222.187873385891" calcext:value-type="float">
            <text:p>-222.187873385891</text:p>
          </table:table-cell>
          <table:table-cell office:value-type="float" office:value="-204.722518291774" calcext:value-type="float">
            <text:p>-204.722518291774</text:p>
          </table:table-cell>
          <table:table-cell office:value-type="float" office:value="-222.833868602975" calcext:value-type="float">
            <text:p>-222.833868602975</text:p>
          </table:table-cell>
          <table:table-cell office:value-type="float" office:value="750" calcext:value-type="float">
            <text:p>750</text:p>
          </table:table-cell>
          <table:table-cell office:value-type="float" office:value="-223.66273089203" calcext:value-type="float">
            <text:p>-223.66273089203</text:p>
          </table:table-cell>
        </table:table-row>
        <table:table-row table:style-name="ro1">
          <table:table-cell office:value-type="string" calcext:value-type="string">
            <text:p>2019-12-02 22:10:11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071879896709" calcext:value-type="float">
            <text:p>72.4071879896709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7879" calcext:value-type="float">
            <text:p>4087879</text:p>
          </table:table-cell>
          <table:table-cell office:value-type="float" office:value="2016302" calcext:value-type="float">
            <text:p>2016302</text:p>
          </table:table-cell>
          <table:table-cell office:value-type="float" office:value="233369" calcext:value-type="float">
            <text:p>233369</text:p>
          </table:table-cell>
          <table:table-cell office:value-type="float" office:value="379080" calcext:value-type="float">
            <text:p>379080</text:p>
          </table:table-cell>
          <table:table-cell office:value-type="float" office:value="226374" calcext:value-type="float">
            <text:p>2263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94" calcext:value-type="float">
            <text:p>221394</text:p>
          </table:table-cell>
          <table:table-cell office:value-type="float" office:value="220522" calcext:value-type="float">
            <text:p>220522</text:p>
          </table:table-cell>
          <table:table-cell office:value-type="float" office:value="2.4365660472591" calcext:value-type="float">
            <text:p>2.4365660472591</text:p>
          </table:table-cell>
          <table:table-cell office:value-type="float" office:value="1.20180978796599" calcext:value-type="float">
            <text:p>1.20180978796599</text:p>
          </table:table-cell>
          <table:table-cell office:value-type="float" office:value="0.139098780047748" calcext:value-type="float">
            <text:p>0.139098780047748</text:p>
          </table:table-cell>
          <table:table-cell office:value-type="float" office:value="0.225949314349808" calcext:value-type="float">
            <text:p>0.225949314349808</text:p>
          </table:table-cell>
          <table:table-cell office:value-type="float" office:value="0.134929434648685" calcext:value-type="float">
            <text:p>0.134929434648685</text:p>
          </table:table-cell>
          <table:table-cell office:value-type="float" office:value="5" calcext:value-type="float">
            <text:p>5</text:p>
          </table:table-cell>
          <table:table-cell office:value-type="float" office:value="0.13196112298502" calcext:value-type="float">
            <text:p>0.13196112298502</text:p>
          </table:table-cell>
          <table:table-cell office:value-type="float" office:value="0.131441370420619" calcext:value-type="float">
            <text:p>0.131441370420619</text:p>
          </table:table-cell>
          <table:table-cell office:value-type="float" office:value="-222.18024399045" calcext:value-type="float">
            <text:p>-222.18024399045</text:p>
          </table:table-cell>
          <table:table-cell office:value-type="float" office:value="-204.810137130038" calcext:value-type="float">
            <text:p>-204.810137130038</text:p>
          </table:table-cell>
          <table:table-cell office:value-type="float" office:value="-223.014113070263" calcext:value-type="float">
            <text:p>-223.014113070263</text:p>
          </table:table-cell>
          <table:table-cell office:value-type="float" office:value="750" calcext:value-type="float">
            <text:p>750</text:p>
          </table:table-cell>
          <table:table-cell office:value-type="float" office:value="-223.607775402996" calcext:value-type="float">
            <text:p>-223.607775402996</text:p>
          </table:table-cell>
        </table:table-row>
        <table:table-row table:style-name="ro1">
          <table:table-cell office:value-type="string" calcext:value-type="string">
            <text:p>2019-12-02 22:10:12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3915463172409" calcext:value-type="float">
            <text:p>72.3915463172409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725" calcext:value-type="float">
            <text:p>4087725</text:p>
          </table:table-cell>
          <table:table-cell office:value-type="float" office:value="2023320" calcext:value-type="float">
            <text:p>2023320</text:p>
          </table:table-cell>
          <table:table-cell office:value-type="float" office:value="233474" calcext:value-type="float">
            <text:p>233474</text:p>
          </table:table-cell>
          <table:table-cell office:value-type="float" office:value="378518" calcext:value-type="float">
            <text:p>378518</text:p>
          </table:table-cell>
          <table:table-cell office:value-type="float" office:value="225409" calcext:value-type="float">
            <text:p>2254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36" calcext:value-type="float">
            <text:p>221636</text:p>
          </table:table-cell>
          <table:table-cell office:value-type="float" office:value="220448" calcext:value-type="float">
            <text:p>220448</text:p>
          </table:table-cell>
          <table:table-cell office:value-type="float" office:value="2.4364742560952" calcext:value-type="float">
            <text:p>2.4364742560952</text:p>
          </table:table-cell>
          <table:table-cell office:value-type="float" office:value="1.20599284243498" calcext:value-type="float">
            <text:p>1.20599284243498</text:p>
          </table:table-cell>
          <table:table-cell office:value-type="float" office:value="0.139161364932223" calcext:value-type="float">
            <text:p>0.139161364932223</text:p>
          </table:table-cell>
          <table:table-cell office:value-type="float" office:value="0.225614336206238" calcext:value-type="float">
            <text:p>0.225614336206238</text:p>
          </table:table-cell>
          <table:table-cell office:value-type="float" office:value="0.134354249758035" calcext:value-type="float">
            <text:p>0.134354249758035</text:p>
          </table:table-cell>
          <table:table-cell office:value-type="float" office:value="5" calcext:value-type="float">
            <text:p>5</text:p>
          </table:table-cell>
          <table:table-cell office:value-type="float" office:value="0.132105366242572" calcext:value-type="float">
            <text:p>0.132105366242572</text:p>
          </table:table-cell>
          <table:table-cell office:value-type="float" office:value="0.131397262978227" calcext:value-type="float">
            <text:p>0.131397262978227</text:p>
          </table:table-cell>
          <table:table-cell office:value-type="float" office:value="-222.167727013555" calcext:value-type="float">
            <text:p>-222.167727013555</text:p>
          </table:table-cell>
          <table:table-cell office:value-type="float" office:value="-204.877132758752" calcext:value-type="float">
            <text:p>-204.877132758752</text:p>
          </table:table-cell>
          <table:table-cell office:value-type="float" office:value="-223.129150048393" calcext:value-type="float">
            <text:p>-223.129150048393</text:p>
          </table:table-cell>
          <table:table-cell office:value-type="float" office:value="750" calcext:value-type="float">
            <text:p>750</text:p>
          </table:table-cell>
          <table:table-cell office:value-type="float" office:value="-223.578926751486" calcext:value-type="float">
            <text:p>-223.578926751486</text:p>
          </table:table-cell>
        </table:table-row>
        <table:table-row table:style-name="ro1">
          <table:table-cell office:value-type="string" calcext:value-type="string">
            <text:p>2019-12-02 22:10:13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961121778752" calcext:value-type="float">
            <text:p>72.3961121778752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8299" calcext:value-type="float">
            <text:p>4088299</text:p>
          </table:table-cell>
          <table:table-cell office:value-type="float" office:value="2023759" calcext:value-type="float">
            <text:p>2023759</text:p>
          </table:table-cell>
          <table:table-cell office:value-type="float" office:value="233439" calcext:value-type="float">
            <text:p>233439</text:p>
          </table:table-cell>
          <table:table-cell office:value-type="float" office:value="378015" calcext:value-type="float">
            <text:p>378015</text:p>
          </table:table-cell>
          <table:table-cell office:value-type="float" office:value="225419" calcext:value-type="float">
            <text:p>225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48" calcext:value-type="float">
            <text:p>221648</text:p>
          </table:table-cell>
          <table:table-cell office:value-type="float" office:value="220382" calcext:value-type="float">
            <text:p>220382</text:p>
          </table:table-cell>
          <table:table-cell office:value-type="float" office:value="2.436816386797" calcext:value-type="float">
            <text:p>2.436816386797</text:p>
          </table:table-cell>
          <table:table-cell office:value-type="float" office:value="1.20625450685674" calcext:value-type="float">
            <text:p>1.20625450685674</text:p>
          </table:table-cell>
          <table:table-cell office:value-type="float" office:value="0.139140503304065" calcext:value-type="float">
            <text:p>0.139140503304065</text:p>
          </table:table-cell>
          <table:table-cell office:value-type="float" office:value="0.225314524807277" calcext:value-type="float">
            <text:p>0.225314524807277</text:p>
          </table:table-cell>
          <table:table-cell office:value-type="float" office:value="0.134360210223223" calcext:value-type="float">
            <text:p>0.134360210223223</text:p>
          </table:table-cell>
          <table:table-cell office:value-type="float" office:value="5" calcext:value-type="float">
            <text:p>5</text:p>
          </table:table-cell>
          <table:table-cell office:value-type="float" office:value="0.132112518800797" calcext:value-type="float">
            <text:p>0.132112518800797</text:p>
          </table:table-cell>
          <table:table-cell office:value-type="float" office:value="0.131357923907986" calcext:value-type="float">
            <text:p>0.131357923907986</text:p>
          </table:table-cell>
          <table:table-cell office:value-type="float" office:value="-222.171899339187" calcext:value-type="float">
            <text:p>-222.171899339187</text:p>
          </table:table-cell>
          <table:table-cell office:value-type="float" office:value="-204.937095038545" calcext:value-type="float">
            <text:p>-204.937095038545</text:p>
          </table:table-cell>
          <table:table-cell office:value-type="float" office:value="-223.127957955355" calcext:value-type="float">
            <text:p>-223.127957955355</text:p>
          </table:table-cell>
          <table:table-cell office:value-type="float" office:value="750" calcext:value-type="float">
            <text:p>750</text:p>
          </table:table-cell>
          <table:table-cell office:value-type="float" office:value="-223.577496239841" calcext:value-type="float">
            <text:p>-223.577496239841</text:p>
          </table:table-cell>
        </table:table-row>
        <table:table-row table:style-name="ro1">
          <table:table-cell office:value-type="string" calcext:value-type="string">
            <text:p>2019-12-02 22:10:1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39650102887" calcext:value-type="float">
            <text:p>72.39650102887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87630" calcext:value-type="float">
            <text:p>4087630</text:p>
          </table:table-cell>
          <table:table-cell office:value-type="float" office:value="2039009" calcext:value-type="float">
            <text:p>2039009</text:p>
          </table:table-cell>
          <table:table-cell office:value-type="float" office:value="233522" calcext:value-type="float">
            <text:p>233522</text:p>
          </table:table-cell>
          <table:table-cell office:value-type="float" office:value="377650" calcext:value-type="float">
            <text:p>377650</text:p>
          </table:table-cell>
          <table:table-cell office:value-type="float" office:value="224960" calcext:value-type="float">
            <text:p>2249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9" calcext:value-type="float">
            <text:p>221709</text:p>
          </table:table-cell>
          <table:table-cell office:value-type="float" office:value="220438" calcext:value-type="float">
            <text:p>220438</text:p>
          </table:table-cell>
          <table:table-cell office:value-type="float" office:value="2.43641763167591" calcext:value-type="float">
            <text:p>2.43641763167591</text:p>
          </table:table-cell>
          <table:table-cell office:value-type="float" office:value="1.21534421626857" calcext:value-type="float">
            <text:p>1.21534421626857</text:p>
          </table:table-cell>
          <table:table-cell office:value-type="float" office:value="0.139189975165126" calcext:value-type="float">
            <text:p>0.139189975165126</text:p>
          </table:table-cell>
          <table:table-cell office:value-type="float" office:value="0.225096967827912" calcext:value-type="float">
            <text:p>0.225096967827912</text:p>
          </table:table-cell>
          <table:table-cell office:value-type="float" office:value="0.13408662487109" calcext:value-type="float">
            <text:p>0.13408662487109</text:p>
          </table:table-cell>
          <table:table-cell office:value-type="float" office:value="5" calcext:value-type="float">
            <text:p>5</text:p>
          </table:table-cell>
          <table:table-cell office:value-type="float" office:value="0.132148877638445" calcext:value-type="float">
            <text:p>0.132148877638445</text:p>
          </table:table-cell>
          <table:table-cell office:value-type="float" office:value="0.131391302513039" calcext:value-type="float">
            <text:p>0.131391302513039</text:p>
          </table:table-cell>
          <table:table-cell office:value-type="float" office:value="-222.162004966975" calcext:value-type="float">
            <text:p>-222.162004966975</text:p>
          </table:table-cell>
          <table:table-cell office:value-type="float" office:value="-204.980606434418" calcext:value-type="float">
            <text:p>-204.980606434418</text:p>
          </table:table-cell>
          <table:table-cell office:value-type="float" office:value="-223.182675025782" calcext:value-type="float">
            <text:p>-223.182675025782</text:p>
          </table:table-cell>
          <table:table-cell office:value-type="float" office:value="750" calcext:value-type="float">
            <text:p>750</text:p>
          </table:table-cell>
          <table:table-cell office:value-type="float" office:value="-223.570224472311" calcext:value-type="float">
            <text:p>-223.570224472311</text:p>
          </table:table-cell>
        </table:table-row>
        <table:table-row table:style-name="ro1">
          <table:table-cell office:value-type="string" calcext:value-type="string">
            <text:p>2019-12-02 22:10:1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067990189472" calcext:value-type="float">
            <text:p>72.4067990189472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679" calcext:value-type="float">
            <text:p>4087679</text:p>
          </table:table-cell>
          <table:table-cell office:value-type="float" office:value="2028663" calcext:value-type="float">
            <text:p>2028663</text:p>
          </table:table-cell>
          <table:table-cell office:value-type="float" office:value="233512" calcext:value-type="float">
            <text:p>233512</text:p>
          </table:table-cell>
          <table:table-cell office:value-type="float" office:value="377279" calcext:value-type="float">
            <text:p>377279</text:p>
          </table:table-cell>
          <table:table-cell office:value-type="float" office:value="225331" calcext:value-type="float">
            <text:p>2253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48" calcext:value-type="float">
            <text:p>221548</text:p>
          </table:table-cell>
          <table:table-cell office:value-type="float" office:value="220382" calcext:value-type="float">
            <text:p>220382</text:p>
          </table:table-cell>
          <table:table-cell office:value-type="float" office:value="2.43644683795534" calcext:value-type="float">
            <text:p>2.43644683795534</text:p>
          </table:table-cell>
          <table:table-cell office:value-type="float" office:value="1.20917751898498" calcext:value-type="float">
            <text:p>1.20917751898498</text:p>
          </table:table-cell>
          <table:table-cell office:value-type="float" office:value="0.139184014699938" calcext:value-type="float">
            <text:p>0.139184014699938</text:p>
          </table:table-cell>
          <table:table-cell office:value-type="float" office:value="0.224875834569434" calcext:value-type="float">
            <text:p>0.224875834569434</text:p>
          </table:table-cell>
          <table:table-cell office:value-type="float" office:value="0.134307758129568" calcext:value-type="float">
            <text:p>0.134307758129568</text:p>
          </table:table-cell>
          <table:table-cell office:value-type="float" office:value="5" calcext:value-type="float">
            <text:p>5</text:p>
          </table:table-cell>
          <table:table-cell office:value-type="float" office:value="0.132052914148916" calcext:value-type="float">
            <text:p>0.132052914148916</text:p>
          </table:table-cell>
          <table:table-cell office:value-type="float" office:value="0.131357923907986" calcext:value-type="float">
            <text:p>0.131357923907986</text:p>
          </table:table-cell>
          <table:table-cell office:value-type="float" office:value="-222.163197060012" calcext:value-type="float">
            <text:p>-222.163197060012</text:p>
          </table:table-cell>
          <table:table-cell office:value-type="float" office:value="-205.024833086113" calcext:value-type="float">
            <text:p>-205.024833086113</text:p>
          </table:table-cell>
          <table:table-cell office:value-type="float" office:value="-223.138448374086" calcext:value-type="float">
            <text:p>-223.138448374086</text:p>
          </table:table-cell>
          <table:table-cell office:value-type="float" office:value="750" calcext:value-type="float">
            <text:p>750</text:p>
          </table:table-cell>
          <table:table-cell office:value-type="float" office:value="-223.589417170217" calcext:value-type="float">
            <text:p>-223.589417170217</text:p>
          </table:table-cell>
        </table:table-row>
        <table:table-row table:style-name="ro1">
          <table:table-cell office:value-type="string" calcext:value-type="string">
            <text:p>2019-12-02 22:10:17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060210487735" calcext:value-type="float">
            <text:p>72.4060210487735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7948" calcext:value-type="float">
            <text:p>4087948</text:p>
          </table:table-cell>
          <table:table-cell office:value-type="float" office:value="2029002" calcext:value-type="float">
            <text:p>2029002</text:p>
          </table:table-cell>
          <table:table-cell office:value-type="float" office:value="233705" calcext:value-type="float">
            <text:p>233705</text:p>
          </table:table-cell>
          <table:table-cell office:value-type="float" office:value="376881" calcext:value-type="float">
            <text:p>376881</text:p>
          </table:table-cell>
          <table:table-cell office:value-type="float" office:value="225308" calcext:value-type="float">
            <text:p>2253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57" calcext:value-type="float">
            <text:p>221557</text:p>
          </table:table-cell>
          <table:table-cell office:value-type="float" office:value="220362" calcext:value-type="float">
            <text:p>220362</text:p>
          </table:table-cell>
          <table:table-cell office:value-type="float" office:value="2.4366071744689" calcext:value-type="float">
            <text:p>2.4366071744689</text:p>
          </table:table-cell>
          <table:table-cell office:value-type="float" office:value="1.20937957875485" calcext:value-type="float">
            <text:p>1.20937957875485</text:p>
          </table:table-cell>
          <table:table-cell office:value-type="float" office:value="0.139299051678068" calcext:value-type="float">
            <text:p>0.139299051678068</text:p>
          </table:table-cell>
          <table:table-cell office:value-type="float" office:value="0.224638608054949" calcext:value-type="float">
            <text:p>0.224638608054949</text:p>
          </table:table-cell>
          <table:table-cell office:value-type="float" office:value="0.134294049059635" calcext:value-type="float">
            <text:p>0.134294049059635</text:p>
          </table:table-cell>
          <table:table-cell office:value-type="float" office:value="5" calcext:value-type="float">
            <text:p>5</text:p>
          </table:table-cell>
          <table:table-cell office:value-type="float" office:value="0.132058278567586" calcext:value-type="float">
            <text:p>0.132058278567586</text:p>
          </table:table-cell>
          <table:table-cell office:value-type="float" office:value="0.13134600297761" calcext:value-type="float">
            <text:p>0.13134600297761</text:p>
          </table:table-cell>
          <table:table-cell office:value-type="float" office:value="-222.140189664386" calcext:value-type="float">
            <text:p>-222.140189664386</text:p>
          </table:table-cell>
          <table:table-cell office:value-type="float" office:value="-205.07227838901" calcext:value-type="float">
            <text:p>-205.07227838901</text:p>
          </table:table-cell>
          <table:table-cell office:value-type="float" office:value="-223.141190188073" calcext:value-type="float">
            <text:p>-223.141190188073</text:p>
          </table:table-cell>
          <table:table-cell office:value-type="float" office:value="750" calcext:value-type="float">
            <text:p>750</text:p>
          </table:table-cell>
          <table:table-cell office:value-type="float" office:value="-223.588344286483" calcext:value-type="float">
            <text:p>-223.588344286483</text:p>
          </table:table-cell>
        </table:table-row>
        <table:table-row table:style-name="ro1">
          <table:table-cell office:value-type="string" calcext:value-type="string">
            <text:p>2019-12-02 22:10:1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014556026722" calcext:value-type="float">
            <text:p>72.4014556026722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379" calcext:value-type="float">
            <text:p>4087379</text:p>
          </table:table-cell>
          <table:table-cell office:value-type="float" office:value="2022317" calcext:value-type="float">
            <text:p>2022317</text:p>
          </table:table-cell>
          <table:table-cell office:value-type="float" office:value="232962" calcext:value-type="float">
            <text:p>232962</text:p>
          </table:table-cell>
          <table:table-cell office:value-type="float" office:value="375997" calcext:value-type="float">
            <text:p>375997</text:p>
          </table:table-cell>
          <table:table-cell office:value-type="float" office:value="225694" calcext:value-type="float">
            <text:p>2256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32" calcext:value-type="float">
            <text:p>221432</text:p>
          </table:table-cell>
          <table:table-cell office:value-type="float" office:value="220393" calcext:value-type="float">
            <text:p>220393</text:p>
          </table:table-cell>
          <table:table-cell office:value-type="float" office:value="2.43626802399969" calcext:value-type="float">
            <text:p>2.43626802399969</text:p>
          </table:table-cell>
          <table:table-cell office:value-type="float" office:value="1.20539500777662" calcext:value-type="float">
            <text:p>1.20539500777662</text:p>
          </table:table-cell>
          <table:table-cell office:value-type="float" office:value="0.138856189114593" calcext:value-type="float">
            <text:p>0.138856189114593</text:p>
          </table:table-cell>
          <table:table-cell office:value-type="float" office:value="0.224111702932322" calcext:value-type="float">
            <text:p>0.224111702932322</text:p>
          </table:table-cell>
          <table:table-cell office:value-type="float" office:value="0.134524123015895" calcext:value-type="float">
            <text:p>0.134524123015895</text:p>
          </table:table-cell>
          <table:table-cell office:value-type="float" office:value="5" calcext:value-type="float">
            <text:p>5</text:p>
          </table:table-cell>
          <table:table-cell office:value-type="float" office:value="0.131983772752735" calcext:value-type="float">
            <text:p>0.131983772752735</text:p>
          </table:table-cell>
          <table:table-cell office:value-type="float" office:value="0.131364480419693" calcext:value-type="float">
            <text:p>0.131364480419693</text:p>
          </table:table-cell>
          <table:table-cell office:value-type="float" office:value="-222.228762177081" calcext:value-type="float">
            <text:p>-222.228762177081</text:p>
          </table:table-cell>
          <table:table-cell office:value-type="float" office:value="-205.177659413536" calcext:value-type="float">
            <text:p>-205.177659413536</text:p>
          </table:table-cell>
          <table:table-cell office:value-type="float" office:value="-223.095175396821" calcext:value-type="float">
            <text:p>-223.095175396821</text:p>
          </table:table-cell>
          <table:table-cell office:value-type="float" office:value="750" calcext:value-type="float">
            <text:p>750</text:p>
          </table:table-cell>
          <table:table-cell office:value-type="float" office:value="-223.603245449453" calcext:value-type="float">
            <text:p>-223.603245449453</text:p>
          </table:table-cell>
        </table:table-row>
        <table:table-row table:style-name="ro1">
          <table:table-cell office:value-type="string" calcext:value-type="string">
            <text:p>2019-12-02 22:10:2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3953344471592" calcext:value-type="float">
            <text:p>72.3953344471592</text:p>
          </table:table-cell>
          <table:table-cell office:value-type="float" office:value="982.153221642833" calcext:value-type="float">
            <text:p>982.153221642833</text:p>
          </table:table-cell>
          <table:table-cell office:value-type="float" office:value="4087501" calcext:value-type="float">
            <text:p>4087501</text:p>
          </table:table-cell>
          <table:table-cell office:value-type="float" office:value="2013335" calcext:value-type="float">
            <text:p>2013335</text:p>
          </table:table-cell>
          <table:table-cell office:value-type="float" office:value="233527" calcext:value-type="float">
            <text:p>233527</text:p>
          </table:table-cell>
          <table:table-cell office:value-type="float" office:value="376015" calcext:value-type="float">
            <text:p>376015</text:p>
          </table:table-cell>
          <table:table-cell office:value-type="float" office:value="226433" calcext:value-type="float">
            <text:p>2264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69" calcext:value-type="float">
            <text:p>221169</text:p>
          </table:table-cell>
          <table:table-cell office:value-type="float" office:value="220422" calcext:value-type="float">
            <text:p>220422</text:p>
          </table:table-cell>
          <table:table-cell office:value-type="float" office:value="2.43634074167499" calcext:value-type="float">
            <text:p>2.43634074167499</text:p>
          </table:table-cell>
          <table:table-cell office:value-type="float" office:value="1.20004131794468" calcext:value-type="float">
            <text:p>1.20004131794468</text:p>
          </table:table-cell>
          <table:table-cell office:value-type="float" office:value="0.13919295539772" calcext:value-type="float">
            <text:p>0.13919295539772</text:p>
          </table:table-cell>
          <table:table-cell office:value-type="float" office:value="0.224122431769661" calcext:value-type="float">
            <text:p>0.224122431769661</text:p>
          </table:table-cell>
          <table:table-cell office:value-type="float" office:value="0.134964601393295" calcext:value-type="float">
            <text:p>0.134964601393295</text:p>
          </table:table-cell>
          <table:table-cell office:value-type="float" office:value="5" calcext:value-type="float">
            <text:p>5</text:p>
          </table:table-cell>
          <table:table-cell office:value-type="float" office:value="0.131827012518288" calcext:value-type="float">
            <text:p>0.131827012518288</text:p>
          </table:table-cell>
          <table:table-cell office:value-type="float" office:value="0.131381765768739" calcext:value-type="float">
            <text:p>0.131381765768739</text:p>
          </table:table-cell>
          <table:table-cell office:value-type="float" office:value="-222.161408920456" calcext:value-type="float">
            <text:p>-222.161408920456</text:p>
          </table:table-cell>
          <table:table-cell office:value-type="float" office:value="-205.175513646068" calcext:value-type="float">
            <text:p>-205.175513646068</text:p>
          </table:table-cell>
          <table:table-cell office:value-type="float" office:value="-223.007079721341" calcext:value-type="float">
            <text:p>-223.007079721341</text:p>
          </table:table-cell>
          <table:table-cell office:value-type="float" office:value="750" calcext:value-type="float">
            <text:p>750</text:p>
          </table:table-cell>
          <table:table-cell office:value-type="float" office:value="-223.634597496342" calcext:value-type="float">
            <text:p>-223.634597496342</text:p>
          </table:table-cell>
        </table:table-row>
        <table:table-row table:style-name="ro1">
          <table:table-cell office:value-type="string" calcext:value-type="string">
            <text:p>2019-12-02 22:10:21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167076163019" calcext:value-type="float">
            <text:p>72.4167076163019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7878" calcext:value-type="float">
            <text:p>4087878</text:p>
          </table:table-cell>
          <table:table-cell office:value-type="float" office:value="2014979" calcext:value-type="float">
            <text:p>2014979</text:p>
          </table:table-cell>
          <table:table-cell office:value-type="float" office:value="233343" calcext:value-type="float">
            <text:p>233343</text:p>
          </table:table-cell>
          <table:table-cell office:value-type="float" office:value="375576" calcext:value-type="float">
            <text:p>375576</text:p>
          </table:table-cell>
          <table:table-cell office:value-type="float" office:value="226363" calcext:value-type="float">
            <text:p>2263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50" calcext:value-type="float">
            <text:p>221250</text:p>
          </table:table-cell>
          <table:table-cell office:value-type="float" office:value="220432" calcext:value-type="float">
            <text:p>220432</text:p>
          </table:table-cell>
          <table:table-cell office:value-type="float" office:value="2.43656545121258" calcext:value-type="float">
            <text:p>2.43656545121258</text:p>
          </table:table-cell>
          <table:table-cell office:value-type="float" office:value="1.2010212184216" calcext:value-type="float">
            <text:p>1.2010212184216</text:p>
          </table:table-cell>
          <table:table-cell office:value-type="float" office:value="0.139083282838259" calcext:value-type="float">
            <text:p>0.139083282838259</text:p>
          </table:table-cell>
          <table:table-cell office:value-type="float" office:value="0.223860767347904" calcext:value-type="float">
            <text:p>0.223860767347904</text:p>
          </table:table-cell>
          <table:table-cell office:value-type="float" office:value="0.134922878136978" calcext:value-type="float">
            <text:p>0.134922878136978</text:p>
          </table:table-cell>
          <table:table-cell office:value-type="float" office:value="5" calcext:value-type="float">
            <text:p>5</text:p>
          </table:table-cell>
          <table:table-cell office:value-type="float" office:value="0.131875292286312" calcext:value-type="float">
            <text:p>0.131875292286312</text:p>
          </table:table-cell>
          <table:table-cell office:value-type="float" office:value="0.131387726233927" calcext:value-type="float">
            <text:p>0.131387726233927</text:p>
          </table:table-cell>
          <table:table-cell office:value-type="float" office:value="-222.183343432348" calcext:value-type="float">
            <text:p>-222.183343432348</text:p>
          </table:table-cell>
          <table:table-cell office:value-type="float" office:value="-205.227846530419" calcext:value-type="float">
            <text:p>-205.227846530419</text:p>
          </table:table-cell>
          <table:table-cell office:value-type="float" office:value="-223.015424372604" calcext:value-type="float">
            <text:p>-223.015424372604</text:p>
          </table:table-cell>
          <table:table-cell office:value-type="float" office:value="750" calcext:value-type="float">
            <text:p>750</text:p>
          </table:table-cell>
          <table:table-cell office:value-type="float" office:value="-223.624941542738" calcext:value-type="float">
            <text:p>-223.624941542738</text:p>
          </table:table-cell>
        </table:table-row>
        <table:table-row table:style-name="ro1">
          <table:table-cell office:value-type="string" calcext:value-type="string">
            <text:p>2019-12-02 22:10:2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277833790742" calcext:value-type="float">
            <text:p>72.4277833790742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6890" calcext:value-type="float">
            <text:p>4086890</text:p>
          </table:table-cell>
          <table:table-cell office:value-type="float" office:value="2025702" calcext:value-type="float">
            <text:p>2025702</text:p>
          </table:table-cell>
          <table:table-cell office:value-type="float" office:value="233409" calcext:value-type="float">
            <text:p>233409</text:p>
          </table:table-cell>
          <table:table-cell office:value-type="float" office:value="375123" calcext:value-type="float">
            <text:p>375123</text:p>
          </table:table-cell>
          <table:table-cell office:value-type="float" office:value="227703" calcext:value-type="float">
            <text:p>2277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4" calcext:value-type="float">
            <text:p>220854</text:p>
          </table:table-cell>
          <table:table-cell office:value-type="float" office:value="220480" calcext:value-type="float">
            <text:p>220480</text:p>
          </table:table-cell>
          <table:table-cell office:value-type="float" office:value="2.435976557252" calcext:value-type="float">
            <text:p>2.435976557252</text:p>
          </table:table-cell>
          <table:table-cell office:value-type="float" office:value="1.20741262524278" calcext:value-type="float">
            <text:p>1.20741262524278</text:p>
          </table:table-cell>
          <table:table-cell office:value-type="float" office:value="0.1391226219085" calcext:value-type="float">
            <text:p>0.1391226219085</text:p>
          </table:table-cell>
          <table:table-cell office:value-type="float" office:value="0.223590758274884" calcext:value-type="float">
            <text:p>0.223590758274884</text:p>
          </table:table-cell>
          <table:table-cell office:value-type="float" office:value="0.135721580472181" calcext:value-type="float">
            <text:p>0.135721580472181</text:p>
          </table:table-cell>
          <table:table-cell office:value-type="float" office:value="5" calcext:value-type="float">
            <text:p>5</text:p>
          </table:table-cell>
          <table:table-cell office:value-type="float" office:value="0.131639257864864" calcext:value-type="float">
            <text:p>0.131639257864864</text:p>
          </table:table-cell>
          <table:table-cell office:value-type="float" office:value="0.131416336466829" calcext:value-type="float">
            <text:p>0.131416336466829</text:p>
          </table:table-cell>
          <table:table-cell office:value-type="float" office:value="-222.1754756183" calcext:value-type="float">
            <text:p>-222.1754756183</text:p>
          </table:table-cell>
          <table:table-cell office:value-type="float" office:value="-205.281848345023" calcext:value-type="float">
            <text:p>-205.281848345023</text:p>
          </table:table-cell>
          <table:table-cell office:value-type="float" office:value="-222.855683905564" calcext:value-type="float">
            <text:p>-222.855683905564</text:p>
          </table:table-cell>
          <table:table-cell office:value-type="float" office:value="750" calcext:value-type="float">
            <text:p>750</text:p>
          </table:table-cell>
          <table:table-cell office:value-type="float" office:value="-223.672148427027" calcext:value-type="float">
            <text:p>-223.672148427027</text:p>
          </table:table-cell>
        </table:table-row>
        <table:table-row table:style-name="ro1">
          <table:table-cell office:value-type="string" calcext:value-type="string">
            <text:p>2019-12-02 22:10:24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491565831533" calcext:value-type="float">
            <text:p>72.4491565831533</text:p>
          </table:table-cell>
          <table:table-cell office:value-type="float" office:value="982.161743797361" calcext:value-type="float">
            <text:p>982.161743797361</text:p>
          </table:table-cell>
          <table:table-cell office:value-type="float" office:value="4087069" calcext:value-type="float">
            <text:p>4087069</text:p>
          </table:table-cell>
          <table:table-cell office:value-type="float" office:value="2036264" calcext:value-type="float">
            <text:p>2036264</text:p>
          </table:table-cell>
          <table:table-cell office:value-type="float" office:value="233306" calcext:value-type="float">
            <text:p>233306</text:p>
          </table:table-cell>
          <table:table-cell office:value-type="float" office:value="374605" calcext:value-type="float">
            <text:p>374605</text:p>
          </table:table-cell>
          <table:table-cell office:value-type="float" office:value="227987" calcext:value-type="float">
            <text:p>2279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99" calcext:value-type="float">
            <text:p>220799</text:p>
          </table:table-cell>
          <table:table-cell office:value-type="float" office:value="220494" calcext:value-type="float">
            <text:p>220494</text:p>
          </table:table-cell>
          <table:table-cell office:value-type="float" office:value="2.43608324957886" calcext:value-type="float">
            <text:p>2.43608324957886</text:p>
          </table:table-cell>
          <table:table-cell office:value-type="float" office:value="1.21370806857444" calcext:value-type="float">
            <text:p>1.21370806857444</text:p>
          </table:table-cell>
          <table:table-cell office:value-type="float" office:value="0.139061229117063" calcext:value-type="float">
            <text:p>0.139061229117063</text:p>
          </table:table-cell>
          <table:table-cell office:value-type="float" office:value="0.223282006178141" calcext:value-type="float">
            <text:p>0.223282006178141</text:p>
          </table:table-cell>
          <table:table-cell office:value-type="float" office:value="0.135890857683522" calcext:value-type="float">
            <text:p>0.135890857683522</text:p>
          </table:table-cell>
          <table:table-cell office:value-type="float" office:value="5" calcext:value-type="float">
            <text:p>5</text:p>
          </table:table-cell>
          <table:table-cell office:value-type="float" office:value="0.131606475306329" calcext:value-type="float">
            <text:p>0.131606475306329</text:p>
          </table:table-cell>
          <table:table-cell office:value-type="float" office:value="0.131424681118093" calcext:value-type="float">
            <text:p>0.131424681118093</text:p>
          </table:table-cell>
          <table:table-cell office:value-type="float" office:value="-222.187754176587" calcext:value-type="float">
            <text:p>-222.187754176587</text:p>
          </table:table-cell>
          <table:table-cell office:value-type="float" office:value="-205.343598764372" calcext:value-type="float">
            <text:p>-205.343598764372</text:p>
          </table:table-cell>
          <table:table-cell office:value-type="float" office:value="-222.821828463295" calcext:value-type="float">
            <text:p>-222.821828463295</text:p>
          </table:table-cell>
          <table:table-cell office:value-type="float" office:value="750" calcext:value-type="float">
            <text:p>750</text:p>
          </table:table-cell>
          <table:table-cell office:value-type="float" office:value="-223.678704938734" calcext:value-type="float">
            <text:p>-223.678704938734</text:p>
          </table:table-cell>
        </table:table-row>
        <table:table-row table:style-name="ro1">
          <table:table-cell office:value-type="string" calcext:value-type="string">
            <text:p>2019-12-02 22:10:25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709193495413" calcext:value-type="float">
            <text:p>72.4709193495413</text:p>
          </table:table-cell>
          <table:table-cell office:value-type="float" office:value="982.280154848959" calcext:value-type="float">
            <text:p>982.280154848959</text:p>
          </table:table-cell>
          <table:table-cell office:value-type="float" office:value="4087265" calcext:value-type="float">
            <text:p>4087265</text:p>
          </table:table-cell>
          <table:table-cell office:value-type="float" office:value="2035928" calcext:value-type="float">
            <text:p>2035928</text:p>
          </table:table-cell>
          <table:table-cell office:value-type="float" office:value="233304" calcext:value-type="float">
            <text:p>233304</text:p>
          </table:table-cell>
          <table:table-cell office:value-type="float" office:value="373650" calcext:value-type="float">
            <text:p>373650</text:p>
          </table:table-cell>
          <table:table-cell office:value-type="float" office:value="225057" calcext:value-type="float">
            <text:p>225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72" calcext:value-type="float">
            <text:p>221772</text:p>
          </table:table-cell>
          <table:table-cell office:value-type="float" office:value="220338" calcext:value-type="float">
            <text:p>220338</text:p>
          </table:table-cell>
          <table:table-cell office:value-type="float" office:value="2.43620007469655" calcext:value-type="float">
            <text:p>2.43620007469655</text:p>
          </table:table-cell>
          <table:table-cell office:value-type="float" office:value="1.21350779694412" calcext:value-type="float">
            <text:p>1.21350779694412</text:p>
          </table:table-cell>
          <table:table-cell office:value-type="float" office:value="0.139060037024026" calcext:value-type="float">
            <text:p>0.139060037024026</text:p>
          </table:table-cell>
          <table:table-cell office:value-type="float" office:value="0.22271278175268" calcext:value-type="float">
            <text:p>0.22271278175268</text:p>
          </table:table-cell>
          <table:table-cell office:value-type="float" office:value="0.134144441383414" calcext:value-type="float">
            <text:p>0.134144441383414</text:p>
          </table:table-cell>
          <table:table-cell office:value-type="float" office:value="5" calcext:value-type="float">
            <text:p>5</text:p>
          </table:table-cell>
          <table:table-cell office:value-type="float" office:value="0.13218642856913" calcext:value-type="float">
            <text:p>0.13218642856913</text:p>
          </table:table-cell>
          <table:table-cell office:value-type="float" office:value="0.131331697861159" calcext:value-type="float">
            <text:p>0.131331697861159</text:p>
          </table:table-cell>
          <table:table-cell office:value-type="float" office:value="-222.187992595195" calcext:value-type="float">
            <text:p>-222.187992595195</text:p>
          </table:table-cell>
          <table:table-cell office:value-type="float" office:value="-205.457443649464" calcext:value-type="float">
            <text:p>-205.457443649464</text:p>
          </table:table-cell>
          <table:table-cell office:value-type="float" office:value="-223.171111723317" calcext:value-type="float">
            <text:p>-223.171111723317</text:p>
          </table:table-cell>
          <table:table-cell office:value-type="float" office:value="750" calcext:value-type="float">
            <text:p>750</text:p>
          </table:table-cell>
          <table:table-cell office:value-type="float" office:value="-223.562714286174" calcext:value-type="float">
            <text:p>-223.562714286174</text:p>
          </table:table-cell>
        </table:table-row>
        <table:table-row table:style-name="ro1">
          <table:table-cell office:value-type="string" calcext:value-type="string">
            <text:p>2019-12-02 22:10:2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548893819382" calcext:value-type="float">
            <text:p>72.4548893819382</text:p>
          </table:table-cell>
          <table:table-cell office:value-type="float" office:value="982.280154848959" calcext:value-type="float">
            <text:p>982.280154848959</text:p>
          </table:table-cell>
          <table:table-cell office:value-type="float" office:value="4089045" calcext:value-type="float">
            <text:p>4089045</text:p>
          </table:table-cell>
          <table:table-cell office:value-type="float" office:value="2025707" calcext:value-type="float">
            <text:p>2025707</text:p>
          </table:table-cell>
          <table:table-cell office:value-type="float" office:value="233176" calcext:value-type="float">
            <text:p>233176</text:p>
          </table:table-cell>
          <table:table-cell office:value-type="float" office:value="373658" calcext:value-type="float">
            <text:p>373658</text:p>
          </table:table-cell>
          <table:table-cell office:value-type="float" office:value="225811" calcext:value-type="float">
            <text:p>2258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47" calcext:value-type="float">
            <text:p>221447</text:p>
          </table:table-cell>
          <table:table-cell office:value-type="float" office:value="220476" calcext:value-type="float">
            <text:p>220476</text:p>
          </table:table-cell>
          <table:table-cell office:value-type="float" office:value="2.43726103750003" calcext:value-type="float">
            <text:p>2.43726103750003</text:p>
          </table:table-cell>
          <table:table-cell office:value-type="float" office:value="1.20741560547538" calcext:value-type="float">
            <text:p>1.20741560547538</text:p>
          </table:table-cell>
          <table:table-cell office:value-type="float" office:value="0.138983743069618" calcext:value-type="float">
            <text:p>0.138983743069618</text:p>
          </table:table-cell>
          <table:table-cell office:value-type="float" office:value="0.22271755012483" calcext:value-type="float">
            <text:p>0.22271755012483</text:p>
          </table:table-cell>
          <table:table-cell office:value-type="float" office:value="0.134593860458596" calcext:value-type="float">
            <text:p>0.134593860458596</text:p>
          </table:table-cell>
          <table:table-cell office:value-type="float" office:value="5" calcext:value-type="float">
            <text:p>5</text:p>
          </table:table-cell>
          <table:table-cell office:value-type="float" office:value="0.131992713450517" calcext:value-type="float">
            <text:p>0.131992713450517</text:p>
          </table:table-cell>
          <table:table-cell office:value-type="float" office:value="0.131413952280754" calcext:value-type="float">
            <text:p>0.131413952280754</text:p>
          </table:table-cell>
          <table:table-cell office:value-type="float" office:value="-222.203251386076" calcext:value-type="float">
            <text:p>-222.203251386076</text:p>
          </table:table-cell>
          <table:table-cell office:value-type="float" office:value="-205.456489975034" calcext:value-type="float">
            <text:p>-205.456489975034</text:p>
          </table:table-cell>
          <table:table-cell office:value-type="float" office:value="-223.081227908281" calcext:value-type="float">
            <text:p>-223.081227908281</text:p>
          </table:table-cell>
          <table:table-cell office:value-type="float" office:value="750" calcext:value-type="float">
            <text:p>750</text:p>
          </table:table-cell>
          <table:table-cell office:value-type="float" office:value="-223.601457309897" calcext:value-type="float">
            <text:p>-223.601457309897</text:p>
          </table:table-cell>
        </table:table-row>
        <table:table-row table:style-name="ro1">
          <table:table-cell office:value-type="string" calcext:value-type="string">
            <text:p>2019-12-02 22:10:27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380806491006" calcext:value-type="float">
            <text:p>72.4380806491006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6961" calcext:value-type="float">
            <text:p>4086961</text:p>
          </table:table-cell>
          <table:table-cell office:value-type="float" office:value="2026266" calcext:value-type="float">
            <text:p>2026266</text:p>
          </table:table-cell>
          <table:table-cell office:value-type="float" office:value="233085" calcext:value-type="float">
            <text:p>233085</text:p>
          </table:table-cell>
          <table:table-cell office:value-type="float" office:value="373302" calcext:value-type="float">
            <text:p>373302</text:p>
          </table:table-cell>
          <table:table-cell office:value-type="float" office:value="227846" calcext:value-type="float">
            <text:p>227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98" calcext:value-type="float">
            <text:p>220798</text:p>
          </table:table-cell>
          <table:table-cell office:value-type="float" office:value="220574" calcext:value-type="float">
            <text:p>220574</text:p>
          </table:table-cell>
          <table:table-cell office:value-type="float" office:value="2.43601887655483" calcext:value-type="float">
            <text:p>2.43601887655483</text:p>
          </table:table-cell>
          <table:table-cell office:value-type="float" office:value="1.20774879547939" calcext:value-type="float">
            <text:p>1.20774879547939</text:p>
          </table:table-cell>
          <table:table-cell office:value-type="float" office:value="0.138929502836407" calcext:value-type="float">
            <text:p>0.138929502836407</text:p>
          </table:table-cell>
          <table:table-cell office:value-type="float" office:value="0.222505357564134" calcext:value-type="float">
            <text:p>0.222505357564134</text:p>
          </table:table-cell>
          <table:table-cell office:value-type="float" office:value="0.13580681512437" calcext:value-type="float">
            <text:p>0.13580681512437</text:p>
          </table:table-cell>
          <table:table-cell office:value-type="float" office:value="5" calcext:value-type="float">
            <text:p>5</text:p>
          </table:table-cell>
          <table:table-cell office:value-type="float" office:value="0.13160587925981" calcext:value-type="float">
            <text:p>0.13160587925981</text:p>
          </table:table-cell>
          <table:table-cell office:value-type="float" office:value="0.131472364839597" calcext:value-type="float">
            <text:p>0.131472364839597</text:p>
          </table:table-cell>
          <table:table-cell office:value-type="float" office:value="-222.214099432719" calcext:value-type="float">
            <text:p>-222.214099432719</text:p>
          </table:table-cell>
          <table:table-cell office:value-type="float" office:value="-205.498928487173" calcext:value-type="float">
            <text:p>-205.498928487173</text:p>
          </table:table-cell>
          <table:table-cell office:value-type="float" office:value="-222.838636975126" calcext:value-type="float">
            <text:p>-222.838636975126</text:p>
          </table:table-cell>
          <table:table-cell office:value-type="float" office:value="750" calcext:value-type="float">
            <text:p>750</text:p>
          </table:table-cell>
          <table:table-cell office:value-type="float" office:value="-223.678824148038" calcext:value-type="float">
            <text:p>-223.678824148038</text:p>
          </table:table-cell>
        </table:table-row>
        <table:table-row table:style-name="ro1">
          <table:table-cell office:value-type="string" calcext:value-type="string">
            <text:p>2019-12-02 22:10:29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167076163019" calcext:value-type="float">
            <text:p>72.4167076163019</text:p>
          </table:table-cell>
          <table:table-cell office:value-type="float" office:value="982.263108672514" calcext:value-type="float">
            <text:p>982.263108672514</text:p>
          </table:table-cell>
          <table:table-cell office:value-type="float" office:value="4086960" calcext:value-type="float">
            <text:p>4086960</text:p>
          </table:table-cell>
          <table:table-cell office:value-type="float" office:value="2018617" calcext:value-type="float">
            <text:p>2018617</text:p>
          </table:table-cell>
          <table:table-cell office:value-type="float" office:value="232891" calcext:value-type="float">
            <text:p>232891</text:p>
          </table:table-cell>
          <table:table-cell office:value-type="float" office:value="372491" calcext:value-type="float">
            <text:p>372491</text:p>
          </table:table-cell>
          <table:table-cell office:value-type="float" office:value="227061" calcext:value-type="float">
            <text:p>2270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05" calcext:value-type="float">
            <text:p>221205</text:p>
          </table:table-cell>
          <table:table-cell office:value-type="float" office:value="220409" calcext:value-type="float">
            <text:p>220409</text:p>
          </table:table-cell>
          <table:table-cell office:value-type="float" office:value="2.43601828050831" calcext:value-type="float">
            <text:p>2.43601828050831</text:p>
          </table:table-cell>
          <table:table-cell office:value-type="float" office:value="1.20318963565703" calcext:value-type="float">
            <text:p>1.20318963565703</text:p>
          </table:table-cell>
          <table:table-cell office:value-type="float" office:value="0.138813869811758" calcext:value-type="float">
            <text:p>0.138813869811758</text:p>
          </table:table-cell>
          <table:table-cell office:value-type="float" office:value="0.222021963837381" calcext:value-type="float">
            <text:p>0.222021963837381</text:p>
          </table:table-cell>
          <table:table-cell office:value-type="float" office:value="0.135338918607106" calcext:value-type="float">
            <text:p>0.135338918607106</text:p>
          </table:table-cell>
          <table:table-cell office:value-type="float" office:value="5" calcext:value-type="float">
            <text:p>5</text:p>
          </table:table-cell>
          <table:table-cell office:value-type="float" office:value="0.131848470192965" calcext:value-type="float">
            <text:p>0.131848470192965</text:p>
          </table:table-cell>
          <table:table-cell office:value-type="float" office:value="0.131374017163994" calcext:value-type="float">
            <text:p>0.131374017163994</text:p>
          </table:table-cell>
          <table:table-cell office:value-type="float" office:value="-222.237226037648" calcext:value-type="float">
            <text:p>-222.237226037648</text:p>
          </table:table-cell>
          <table:table-cell office:value-type="float" office:value="-205.595607232524" calcext:value-type="float">
            <text:p>-205.595607232524</text:p>
          </table:table-cell>
          <table:table-cell office:value-type="float" office:value="-222.932216278579" calcext:value-type="float">
            <text:p>-222.932216278579</text:p>
          </table:table-cell>
          <table:table-cell office:value-type="float" office:value="750" calcext:value-type="float">
            <text:p>750</text:p>
          </table:table-cell>
          <table:table-cell office:value-type="float" office:value="-223.630305961407" calcext:value-type="float">
            <text:p>-223.630305961407</text:p>
          </table:table-cell>
        </table:table-row>
        <table:table-row table:style-name="ro1">
          <table:table-cell office:value-type="string" calcext:value-type="string">
            <text:p>2019-12-02 22:10:3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167076163019" calcext:value-type="float">
            <text:p>72.4167076163019</text:p>
          </table:table-cell>
          <table:table-cell office:value-type="float" office:value="982.263108672514" calcext:value-type="float">
            <text:p>982.263108672514</text:p>
          </table:table-cell>
          <table:table-cell office:value-type="float" office:value="4086387" calcext:value-type="float">
            <text:p>4086387</text:p>
          </table:table-cell>
          <table:table-cell office:value-type="float" office:value="2039683" calcext:value-type="float">
            <text:p>2039683</text:p>
          </table:table-cell>
          <table:table-cell office:value-type="float" office:value="232383" calcext:value-type="float">
            <text:p>232383</text:p>
          </table:table-cell>
          <table:table-cell office:value-type="float" office:value="372010" calcext:value-type="float">
            <text:p>372010</text:p>
          </table:table-cell>
          <table:table-cell office:value-type="float" office:value="228042" calcext:value-type="float">
            <text:p>2280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86" calcext:value-type="float">
            <text:p>220786</text:p>
          </table:table-cell>
          <table:table-cell office:value-type="float" office:value="220420" calcext:value-type="float">
            <text:p>220420</text:p>
          </table:table-cell>
          <table:table-cell office:value-type="float" office:value="2.43567674585304" calcext:value-type="float">
            <text:p>2.43567674585304</text:p>
          </table:table-cell>
          <table:table-cell office:value-type="float" office:value="1.21574595162224" calcext:value-type="float">
            <text:p>1.21574595162224</text:p>
          </table:table-cell>
          <table:table-cell office:value-type="float" office:value="0.138511078180203" calcext:value-type="float">
            <text:p>0.138511078180203</text:p>
          </table:table-cell>
          <table:table-cell office:value-type="float" office:value="0.221735265461834" calcext:value-type="float">
            <text:p>0.221735265461834</text:p>
          </table:table-cell>
          <table:table-cell office:value-type="float" office:value="0.135923640242057" calcext:value-type="float">
            <text:p>0.135923640242057</text:p>
          </table:table-cell>
          <table:table-cell office:value-type="float" office:value="5" calcext:value-type="float">
            <text:p>5</text:p>
          </table:table-cell>
          <table:table-cell office:value-type="float" office:value="0.131598726701585" calcext:value-type="float">
            <text:p>0.131598726701585</text:p>
          </table:table-cell>
          <table:table-cell office:value-type="float" office:value="0.131380573675701" calcext:value-type="float">
            <text:p>0.131380573675701</text:p>
          </table:table-cell>
          <table:table-cell office:value-type="float" office:value="-222.297784363959" calcext:value-type="float">
            <text:p>-222.297784363959</text:p>
          </table:table-cell>
          <table:table-cell office:value-type="float" office:value="-205.652946907633" calcext:value-type="float">
            <text:p>-205.652946907633</text:p>
          </table:table-cell>
          <table:table-cell office:value-type="float" office:value="-222.815271951589" calcext:value-type="float">
            <text:p>-222.815271951589</text:p>
          </table:table-cell>
          <table:table-cell office:value-type="float" office:value="750" calcext:value-type="float">
            <text:p>750</text:p>
          </table:table-cell>
          <table:table-cell office:value-type="float" office:value="-223.680254659683" calcext:value-type="float">
            <text:p>-223.680254659683</text:p>
          </table:table-cell>
        </table:table-row>
        <table:table-row table:style-name="ro1">
          <table:table-cell office:value-type="string" calcext:value-type="string">
            <text:p>2019-12-02 22:10:31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4052430402977" calcext:value-type="float">
            <text:p>72.4052430402977</text:p>
          </table:table-cell>
          <table:table-cell office:value-type="float" office:value="982.218591311035" calcext:value-type="float">
            <text:p>982.218591311035</text:p>
          </table:table-cell>
          <table:table-cell office:value-type="float" office:value="4087051" calcext:value-type="float">
            <text:p>4087051</text:p>
          </table:table-cell>
          <table:table-cell office:value-type="float" office:value="2039048" calcext:value-type="float">
            <text:p>2039048</text:p>
          </table:table-cell>
          <table:table-cell office:value-type="float" office:value="233027" calcext:value-type="float">
            <text:p>233027</text:p>
          </table:table-cell>
          <table:table-cell office:value-type="float" office:value="372052" calcext:value-type="float">
            <text:p>372052</text:p>
          </table:table-cell>
          <table:table-cell office:value-type="float" office:value="228130" calcext:value-type="float">
            <text:p>2281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81" calcext:value-type="float">
            <text:p>220681</text:p>
          </table:table-cell>
          <table:table-cell office:value-type="float" office:value="220463" calcext:value-type="float">
            <text:p>220463</text:p>
          </table:table-cell>
          <table:table-cell office:value-type="float" office:value="2.43607252074152" calcext:value-type="float">
            <text:p>2.43607252074152</text:p>
          </table:table-cell>
          <table:table-cell office:value-type="float" office:value="1.2153674620828" calcext:value-type="float">
            <text:p>1.2153674620828</text:p>
          </table:table-cell>
          <table:table-cell office:value-type="float" office:value="0.138894932138316" calcext:value-type="float">
            <text:p>0.138894932138316</text:p>
          </table:table-cell>
          <table:table-cell office:value-type="float" office:value="0.221760299415624" calcext:value-type="float">
            <text:p>0.221760299415624</text:p>
          </table:table-cell>
          <table:table-cell office:value-type="float" office:value="0.135976092335712" calcext:value-type="float">
            <text:p>0.135976092335712</text:p>
          </table:table-cell>
          <table:table-cell office:value-type="float" office:value="5" calcext:value-type="float">
            <text:p>5</text:p>
          </table:table-cell>
          <table:table-cell office:value-type="float" office:value="0.13153614181711" calcext:value-type="float">
            <text:p>0.13153614181711</text:p>
          </table:table-cell>
          <table:table-cell office:value-type="float" office:value="0.13140620367601" calcext:value-type="float">
            <text:p>0.13140620367601</text:p>
          </table:table-cell>
          <table:table-cell office:value-type="float" office:value="-222.221013572337" calcext:value-type="float">
            <text:p>-222.221013572337</text:p>
          </table:table-cell>
          <table:table-cell office:value-type="float" office:value="-205.647940116875" calcext:value-type="float">
            <text:p>-205.647940116875</text:p>
          </table:table-cell>
          <table:table-cell office:value-type="float" office:value="-222.804781532858" calcext:value-type="float">
            <text:p>-222.804781532858</text:p>
          </table:table-cell>
          <table:table-cell office:value-type="float" office:value="750" calcext:value-type="float">
            <text:p>750</text:p>
          </table:table-cell>
          <table:table-cell office:value-type="float" office:value="-223.692771636578" calcext:value-type="float">
            <text:p>-223.692771636578</text:p>
          </table:table-cell>
        </table:table-row>
        <table:table-row table:style-name="ro1">
          <table:table-cell office:value-type="string" calcext:value-type="string">
            <text:p>2019-12-02 22:10:33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4212725196244" calcext:value-type="float">
            <text:p>72.4212725196244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7217" calcext:value-type="float">
            <text:p>4087217</text:p>
          </table:table-cell>
          <table:table-cell office:value-type="float" office:value="2039631" calcext:value-type="float">
            <text:p>2039631</text:p>
          </table:table-cell>
          <table:table-cell office:value-type="float" office:value="232833" calcext:value-type="float">
            <text:p>232833</text:p>
          </table:table-cell>
          <table:table-cell office:value-type="float" office:value="371436" calcext:value-type="float">
            <text:p>371436</text:p>
          </table:table-cell>
          <table:table-cell office:value-type="float" office:value="228148" calcext:value-type="float">
            <text:p>2281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22" calcext:value-type="float">
            <text:p>220722</text:p>
          </table:table-cell>
          <table:table-cell office:value-type="float" office:value="220497" calcext:value-type="float">
            <text:p>220497</text:p>
          </table:table-cell>
          <table:table-cell office:value-type="float" office:value="2.43617146446365" calcext:value-type="float">
            <text:p>2.43617146446365</text:p>
          </table:table-cell>
          <table:table-cell office:value-type="float" office:value="1.21571495720326" calcext:value-type="float">
            <text:p>1.21571495720326</text:p>
          </table:table-cell>
          <table:table-cell office:value-type="float" office:value="0.138779299113667" calcext:value-type="float">
            <text:p>0.138779299113667</text:p>
          </table:table-cell>
          <table:table-cell office:value-type="float" office:value="0.221393134760038" calcext:value-type="float">
            <text:p>0.221393134760038</text:p>
          </table:table-cell>
          <table:table-cell office:value-type="float" office:value="0.135986821173051" calcext:value-type="float">
            <text:p>0.135986821173051</text:p>
          </table:table-cell>
          <table:table-cell office:value-type="float" office:value="5" calcext:value-type="float">
            <text:p>5</text:p>
          </table:table-cell>
          <table:table-cell office:value-type="float" office:value="0.131560579724381" calcext:value-type="float">
            <text:p>0.131560579724381</text:p>
          </table:table-cell>
          <table:table-cell office:value-type="float" office:value="0.131426469257649" calcext:value-type="float">
            <text:p>0.131426469257649</text:p>
          </table:table-cell>
          <table:table-cell office:value-type="float" office:value="-222.244140177267" calcext:value-type="float">
            <text:p>-222.244140177267</text:p>
          </table:table-cell>
          <table:table-cell office:value-type="float" office:value="-205.721373047992" calcext:value-type="float">
            <text:p>-205.721373047992</text:p>
          </table:table-cell>
          <table:table-cell office:value-type="float" office:value="-222.80263576539" calcext:value-type="float">
            <text:p>-222.80263576539</text:p>
          </table:table-cell>
          <table:table-cell office:value-type="float" office:value="750" calcext:value-type="float">
            <text:p>750</text:p>
          </table:table-cell>
          <table:table-cell office:value-type="float" office:value="-223.687884055124" calcext:value-type="float">
            <text:p>-223.687884055124</text:p>
          </table:table-cell>
        </table:table-row>
        <table:table-row table:style-name="ro1">
          <table:table-cell office:value-type="string" calcext:value-type="string">
            <text:p>2019-12-02 22:10:34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4270049108387" calcext:value-type="float">
            <text:p>72.4270049108387</text:p>
          </table:table-cell>
          <table:table-cell office:value-type="float" office:value="982.227114078362" calcext:value-type="float">
            <text:p>982.227114078362</text:p>
          </table:table-cell>
          <table:table-cell office:value-type="float" office:value="4087210" calcext:value-type="float">
            <text:p>4087210</text:p>
          </table:table-cell>
          <table:table-cell office:value-type="float" office:value="2039324" calcext:value-type="float">
            <text:p>2039324</text:p>
          </table:table-cell>
          <table:table-cell office:value-type="float" office:value="232571" calcext:value-type="float">
            <text:p>232571</text:p>
          </table:table-cell>
          <table:table-cell office:value-type="float" office:value="371121" calcext:value-type="float">
            <text:p>371121</text:p>
          </table:table-cell>
          <table:table-cell office:value-type="float" office:value="228122" calcext:value-type="float">
            <text:p>2281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52" calcext:value-type="float">
            <text:p>220752</text:p>
          </table:table-cell>
          <table:table-cell office:value-type="float" office:value="220491" calcext:value-type="float">
            <text:p>220491</text:p>
          </table:table-cell>
          <table:table-cell office:value-type="float" office:value="2.43616729213802" calcext:value-type="float">
            <text:p>2.43616729213802</text:p>
          </table:table-cell>
          <table:table-cell office:value-type="float" office:value="1.21553197092199" calcext:value-type="float">
            <text:p>1.21553197092199</text:p>
          </table:table-cell>
          <table:table-cell office:value-type="float" office:value="0.138623134925739" calcext:value-type="float">
            <text:p>0.138623134925739</text:p>
          </table:table-cell>
          <table:table-cell office:value-type="float" office:value="0.221205380106614" calcext:value-type="float">
            <text:p>0.221205380106614</text:p>
          </table:table-cell>
          <table:table-cell office:value-type="float" office:value="0.135971323963562" calcext:value-type="float">
            <text:p>0.135971323963562</text:p>
          </table:table-cell>
          <table:table-cell office:value-type="float" office:value="5" calcext:value-type="float">
            <text:p>5</text:p>
          </table:table-cell>
          <table:table-cell office:value-type="float" office:value="0.131578461119945" calcext:value-type="float">
            <text:p>0.131578461119945</text:p>
          </table:table-cell>
          <table:table-cell office:value-type="float" office:value="0.131422892978536" calcext:value-type="float">
            <text:p>0.131422892978536</text:p>
          </table:table-cell>
          <table:table-cell office:value-type="float" office:value="-222.275373014852" calcext:value-type="float">
            <text:p>-222.275373014852</text:p>
          </table:table-cell>
          <table:table-cell office:value-type="float" office:value="-205.758923978677" calcext:value-type="float">
            <text:p>-205.758923978677</text:p>
          </table:table-cell>
          <table:table-cell office:value-type="float" office:value="-222.805735207288" calcext:value-type="float">
            <text:p>-222.805735207288</text:p>
          </table:table-cell>
          <table:table-cell office:value-type="float" office:value="750" calcext:value-type="float">
            <text:p>750</text:p>
          </table:table-cell>
          <table:table-cell office:value-type="float" office:value="-223.684307776011" calcext:value-type="float">
            <text:p>-223.684307776011</text:p>
          </table:table-cell>
        </table:table-row>
        <table:table-row table:style-name="ro1">
          <table:table-cell office:value-type="string" calcext:value-type="string">
            <text:p>2019-12-02 22:10:35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4430344675016" calcext:value-type="float">
            <text:p>72.4430344675016</text:p>
          </table:table-cell>
          <table:table-cell office:value-type="float" office:value="982.254585639535" calcext:value-type="float">
            <text:p>982.254585639535</text:p>
          </table:table-cell>
          <table:table-cell office:value-type="float" office:value="4087084" calcext:value-type="float">
            <text:p>4087084</text:p>
          </table:table-cell>
          <table:table-cell office:value-type="float" office:value="2014092" calcext:value-type="float">
            <text:p>2014092</text:p>
          </table:table-cell>
          <table:table-cell office:value-type="float" office:value="232652" calcext:value-type="float">
            <text:p>232652</text:p>
          </table:table-cell>
          <table:table-cell office:value-type="float" office:value="370242" calcext:value-type="float">
            <text:p>370242</text:p>
          </table:table-cell>
          <table:table-cell office:value-type="float" office:value="226330" calcext:value-type="float">
            <text:p>2263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84" calcext:value-type="float">
            <text:p>221284</text:p>
          </table:table-cell>
          <table:table-cell office:value-type="float" office:value="220430" calcext:value-type="float">
            <text:p>220430</text:p>
          </table:table-cell>
          <table:table-cell office:value-type="float" office:value="2.43609219027665" calcext:value-type="float">
            <text:p>2.43609219027665</text:p>
          </table:table-cell>
          <table:table-cell office:value-type="float" office:value="1.20049252515942" calcext:value-type="float">
            <text:p>1.20049252515942</text:p>
          </table:table-cell>
          <table:table-cell office:value-type="float" office:value="0.138671414693763" calcext:value-type="float">
            <text:p>0.138671414693763</text:p>
          </table:table-cell>
          <table:table-cell office:value-type="float" office:value="0.220681455216581" calcext:value-type="float">
            <text:p>0.220681455216581</text:p>
          </table:table-cell>
          <table:table-cell office:value-type="float" office:value="0.134903208601857" calcext:value-type="float">
            <text:p>0.134903208601857</text:p>
          </table:table-cell>
          <table:table-cell office:value-type="float" office:value="5" calcext:value-type="float">
            <text:p>5</text:p>
          </table:table-cell>
          <table:table-cell office:value-type="float" office:value="0.131895557867951" calcext:value-type="float">
            <text:p>0.131895557867951</text:p>
          </table:table-cell>
          <table:table-cell office:value-type="float" office:value="0.131386534140889" calcext:value-type="float">
            <text:p>0.131386534140889</text:p>
          </table:table-cell>
          <table:table-cell office:value-type="float" office:value="-222.265717061247" calcext:value-type="float">
            <text:p>-222.265717061247</text:p>
          </table:table-cell>
          <table:table-cell office:value-type="float" office:value="-205.863708956684" calcext:value-type="float">
            <text:p>-205.863708956684</text:p>
          </table:table-cell>
          <table:table-cell office:value-type="float" office:value="-223.019358279629" calcext:value-type="float">
            <text:p>-223.019358279629</text:p>
          </table:table-cell>
          <table:table-cell office:value-type="float" office:value="750" calcext:value-type="float">
            <text:p>750</text:p>
          </table:table-cell>
          <table:table-cell office:value-type="float" office:value="-223.62088842641" calcext:value-type="float">
            <text:p>-223.62088842641</text:p>
          </table:table-cell>
        </table:table-row>
        <table:table-row table:style-name="ro1">
          <table:table-cell office:value-type="string" calcext:value-type="string">
            <text:p>2019-12-02 22:10:36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701399426538" calcext:value-type="float">
            <text:p>72.4701399426538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8339" calcext:value-type="float">
            <text:p>4088339</text:p>
          </table:table-cell>
          <table:table-cell office:value-type="float" office:value="2018216" calcext:value-type="float">
            <text:p>2018216</text:p>
          </table:table-cell>
          <table:table-cell office:value-type="float" office:value="232784" calcext:value-type="float">
            <text:p>232784</text:p>
          </table:table-cell>
          <table:table-cell office:value-type="float" office:value="369774" calcext:value-type="float">
            <text:p>369774</text:p>
          </table:table-cell>
          <table:table-cell office:value-type="float" office:value="226028" calcext:value-type="float">
            <text:p>2260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47" calcext:value-type="float">
            <text:p>221347</text:p>
          </table:table-cell>
          <table:table-cell office:value-type="float" office:value="220410" calcext:value-type="float">
            <text:p>220410</text:p>
          </table:table-cell>
          <table:table-cell office:value-type="float" office:value="2.43684022865775" calcext:value-type="float">
            <text:p>2.43684022865775</text:p>
          </table:table-cell>
          <table:table-cell office:value-type="float" office:value="1.20295062100299" calcext:value-type="float">
            <text:p>1.20295062100299</text:p>
          </table:table-cell>
          <table:table-cell office:value-type="float" office:value="0.138750092834245" calcext:value-type="float">
            <text:p>0.138750092834245</text:p>
          </table:table-cell>
          <table:table-cell office:value-type="float" office:value="0.220402505445779" calcext:value-type="float">
            <text:p>0.220402505445779</text:p>
          </table:table-cell>
          <table:table-cell office:value-type="float" office:value="0.134723202553177" calcext:value-type="float">
            <text:p>0.134723202553177</text:p>
          </table:table-cell>
          <table:table-cell office:value-type="float" office:value="5" calcext:value-type="float">
            <text:p>5</text:p>
          </table:table-cell>
          <table:table-cell office:value-type="float" office:value="0.131933108798636" calcext:value-type="float">
            <text:p>0.131933108798636</text:p>
          </table:table-cell>
          <table:table-cell office:value-type="float" office:value="0.131374613210513" calcext:value-type="float">
            <text:p>0.131374613210513</text:p>
          </table:table-cell>
          <table:table-cell office:value-type="float" office:value="-222.249981433151" calcext:value-type="float">
            <text:p>-222.249981433151</text:p>
          </table:table-cell>
          <table:table-cell office:value-type="float" office:value="-205.919498910844" calcext:value-type="float">
            <text:p>-205.919498910844</text:p>
          </table:table-cell>
          <table:table-cell office:value-type="float" office:value="-223.055359489365" calcext:value-type="float">
            <text:p>-223.055359489365</text:p>
          </table:table-cell>
          <table:table-cell office:value-type="float" office:value="750" calcext:value-type="float">
            <text:p>750</text:p>
          </table:table-cell>
          <table:table-cell office:value-type="float" office:value="-223.613378240273" calcext:value-type="float">
            <text:p>-223.613378240273</text:p>
          </table:table-cell>
        </table:table-row>
        <table:table-row table:style-name="ro1">
          <table:table-cell office:value-type="string" calcext:value-type="string">
            <text:p>2019-12-02 22:10:38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709193495413" calcext:value-type="float">
            <text:p>72.4709193495413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151" calcext:value-type="float">
            <text:p>4087151</text:p>
          </table:table-cell>
          <table:table-cell office:value-type="float" office:value="2017927" calcext:value-type="float">
            <text:p>2017927</text:p>
          </table:table-cell>
          <table:table-cell office:value-type="float" office:value="232740" calcext:value-type="float">
            <text:p>232740</text:p>
          </table:table-cell>
          <table:table-cell office:value-type="float" office:value="369326" calcext:value-type="float">
            <text:p>369326</text:p>
          </table:table-cell>
          <table:table-cell office:value-type="float" office:value="225641" calcext:value-type="float">
            <text:p>225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68" calcext:value-type="float">
            <text:p>221468</text:p>
          </table:table-cell>
          <table:table-cell office:value-type="float" office:value="220390" calcext:value-type="float">
            <text:p>220390</text:p>
          </table:table-cell>
          <table:table-cell office:value-type="float" office:value="2.43613212539341" calcext:value-type="float">
            <text:p>2.43613212539341</text:p>
          </table:table-cell>
          <table:table-cell office:value-type="float" office:value="1.20277836355905" calcext:value-type="float">
            <text:p>1.20277836355905</text:p>
          </table:table-cell>
          <table:table-cell office:value-type="float" office:value="0.138723866787418" calcext:value-type="float">
            <text:p>0.138723866787418</text:p>
          </table:table-cell>
          <table:table-cell office:value-type="float" office:value="0.220135476605353" calcext:value-type="float">
            <text:p>0.220135476605353</text:p>
          </table:table-cell>
          <table:table-cell office:value-type="float" office:value="0.134492532550398" calcext:value-type="float">
            <text:p>0.134492532550398</text:p>
          </table:table-cell>
          <table:table-cell office:value-type="float" office:value="5" calcext:value-type="float">
            <text:p>5</text:p>
          </table:table-cell>
          <table:table-cell office:value-type="float" office:value="0.132005230427412" calcext:value-type="float">
            <text:p>0.132005230427412</text:p>
          </table:table-cell>
          <table:table-cell office:value-type="float" office:value="0.131362692280137" calcext:value-type="float">
            <text:p>0.131362692280137</text:p>
          </table:table-cell>
          <table:table-cell office:value-type="float" office:value="-222.255226642516" calcext:value-type="float">
            <text:p>-222.255226642516</text:p>
          </table:table-cell>
          <table:table-cell office:value-type="float" office:value="-205.972904678929" calcext:value-type="float">
            <text:p>-205.972904678929</text:p>
          </table:table-cell>
          <table:table-cell office:value-type="float" office:value="-223.10149348992" calcext:value-type="float">
            <text:p>-223.10149348992</text:p>
          </table:table-cell>
          <table:table-cell office:value-type="float" office:value="750" calcext:value-type="float">
            <text:p>750</text:p>
          </table:table-cell>
          <table:table-cell office:value-type="float" office:value="-223.598953914518" calcext:value-type="float">
            <text:p>-223.598953914518</text:p>
          </table:table-cell>
        </table:table-row>
        <table:table-row table:style-name="ro1">
          <table:table-cell office:value-type="string" calcext:value-type="string">
            <text:p>2019-12-02 22:10:39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812161336212" calcext:value-type="float">
            <text:p>72.4812161336212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7137" calcext:value-type="float">
            <text:p>4087137</text:p>
          </table:table-cell>
          <table:table-cell office:value-type="float" office:value="2035759" calcext:value-type="float">
            <text:p>2035759</text:p>
          </table:table-cell>
          <table:table-cell office:value-type="float" office:value="233198" calcext:value-type="float">
            <text:p>233198</text:p>
          </table:table-cell>
          <table:table-cell office:value-type="float" office:value="368852" calcext:value-type="float">
            <text:p>368852</text:p>
          </table:table-cell>
          <table:table-cell office:value-type="float" office:value="224953" calcext:value-type="float">
            <text:p>2249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5" calcext:value-type="float">
            <text:p>221705</text:p>
          </table:table-cell>
          <table:table-cell office:value-type="float" office:value="220317" calcext:value-type="float">
            <text:p>220317</text:p>
          </table:table-cell>
          <table:table-cell office:value-type="float" office:value="2.43612378074214" calcext:value-type="float">
            <text:p>2.43612378074214</text:p>
          </table:table-cell>
          <table:table-cell office:value-type="float" office:value="1.21340706508244" calcext:value-type="float">
            <text:p>1.21340706508244</text:p>
          </table:table-cell>
          <table:table-cell office:value-type="float" office:value="0.138996856093032" calcext:value-type="float">
            <text:p>0.138996856093032</text:p>
          </table:table-cell>
          <table:table-cell office:value-type="float" office:value="0.219852950555438" calcext:value-type="float">
            <text:p>0.219852950555438</text:p>
          </table:table-cell>
          <table:table-cell office:value-type="float" office:value="0.134082452545458" calcext:value-type="float">
            <text:p>0.134082452545458</text:p>
          </table:table-cell>
          <table:table-cell office:value-type="float" office:value="5" calcext:value-type="float">
            <text:p>5</text:p>
          </table:table-cell>
          <table:table-cell office:value-type="float" office:value="0.132146493452369" calcext:value-type="float">
            <text:p>0.132146493452369</text:p>
          </table:table-cell>
          <table:table-cell office:value-type="float" office:value="0.131319180884264" calcext:value-type="float">
            <text:p>0.131319180884264</text:p>
          </table:table-cell>
          <table:table-cell office:value-type="float" office:value="-222.200628781394" calcext:value-type="float">
            <text:p>-222.200628781394</text:p>
          </table:table-cell>
          <table:table-cell office:value-type="float" office:value="-206.029409888912" calcext:value-type="float">
            <text:p>-206.029409888912</text:p>
          </table:table-cell>
          <table:table-cell office:value-type="float" office:value="-223.183509490908" calcext:value-type="float">
            <text:p>-223.183509490908</text:p>
          </table:table-cell>
          <table:table-cell office:value-type="float" office:value="750" calcext:value-type="float">
            <text:p>750</text:p>
          </table:table-cell>
          <table:table-cell office:value-type="float" office:value="-223.570701309526" calcext:value-type="float">
            <text:p>-223.570701309526</text:p>
          </table:table-cell>
        </table:table-row>
        <table:table-row table:style-name="ro1">
          <table:table-cell office:value-type="string" calcext:value-type="string">
            <text:p>2019-12-02 22:10:4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808263056663" calcext:value-type="float">
            <text:p>72.4808263056663</text:p>
          </table:table-cell>
          <table:table-cell office:value-type="float" office:value="982.208165114242" calcext:value-type="float">
            <text:p>982.208165114242</text:p>
          </table:table-cell>
          <table:table-cell office:value-type="float" office:value="4087016" calcext:value-type="float">
            <text:p>4087016</text:p>
          </table:table-cell>
          <table:table-cell office:value-type="float" office:value="2027699" calcext:value-type="float">
            <text:p>2027699</text:p>
          </table:table-cell>
          <table:table-cell office:value-type="float" office:value="233429" calcext:value-type="float">
            <text:p>233429</text:p>
          </table:table-cell>
          <table:table-cell office:value-type="float" office:value="368540" calcext:value-type="float">
            <text:p>368540</text:p>
          </table:table-cell>
          <table:table-cell office:value-type="float" office:value="225308" calcext:value-type="float">
            <text:p>2253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00" calcext:value-type="float">
            <text:p>221500</text:p>
          </table:table-cell>
          <table:table-cell office:value-type="float" office:value="220310" calcext:value-type="float">
            <text:p>220310</text:p>
          </table:table-cell>
          <table:table-cell office:value-type="float" office:value="2.43605165911337" calcext:value-type="float">
            <text:p>2.43605165911337</text:p>
          </table:table-cell>
          <table:table-cell office:value-type="float" office:value="1.20860293014084" calcext:value-type="float">
            <text:p>1.20860293014084</text:p>
          </table:table-cell>
          <table:table-cell office:value-type="float" office:value="0.139134542838877" calcext:value-type="float">
            <text:p>0.139134542838877</text:p>
          </table:table-cell>
          <table:table-cell office:value-type="float" office:value="0.21966698404157" calcext:value-type="float">
            <text:p>0.21966698404157</text:p>
          </table:table-cell>
          <table:table-cell office:value-type="float" office:value="0.134294049059635" calcext:value-type="float">
            <text:p>0.134294049059635</text:p>
          </table:table-cell>
          <table:table-cell office:value-type="float" office:value="5" calcext:value-type="float">
            <text:p>5</text:p>
          </table:table-cell>
          <table:table-cell office:value-type="float" office:value="0.132024303916014" calcext:value-type="float">
            <text:p>0.132024303916014</text:p>
          </table:table-cell>
          <table:table-cell office:value-type="float" office:value="0.131315008558632" calcext:value-type="float">
            <text:p>0.131315008558632</text:p>
          </table:table-cell>
          <table:table-cell office:value-type="float" office:value="-222.173091432225" calcext:value-type="float">
            <text:p>-222.173091432225</text:p>
          </table:table-cell>
          <table:table-cell office:value-type="float" office:value="-206.066603191686" calcext:value-type="float">
            <text:p>-206.066603191686</text:p>
          </table:table-cell>
          <table:table-cell office:value-type="float" office:value="-223.141190188073" calcext:value-type="float">
            <text:p>-223.141190188073</text:p>
          </table:table-cell>
          <table:table-cell office:value-type="float" office:value="750" calcext:value-type="float">
            <text:p>750</text:p>
          </table:table-cell>
          <table:table-cell office:value-type="float" office:value="-223.595139216797" calcext:value-type="float">
            <text:p>-223.595139216797</text:p>
          </table:table-cell>
        </table:table-row>
        <table:table-row table:style-name="ro1">
          <table:table-cell office:value-type="string" calcext:value-type="string">
            <text:p>2019-12-02 22:10:41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4800466210301" calcext:value-type="float">
            <text:p>72.4800466210301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8048" calcext:value-type="float">
            <text:p>4088048</text:p>
          </table:table-cell>
          <table:table-cell office:value-type="float" office:value="2014185" calcext:value-type="float">
            <text:p>2014185</text:p>
          </table:table-cell>
          <table:table-cell office:value-type="float" office:value="233408" calcext:value-type="float">
            <text:p>233408</text:p>
          </table:table-cell>
          <table:table-cell office:value-type="float" office:value="368151" calcext:value-type="float">
            <text:p>368151</text:p>
          </table:table-cell>
          <table:table-cell office:value-type="float" office:value="226373" calcext:value-type="float">
            <text:p>2263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27" calcext:value-type="float">
            <text:p>22122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.43666677912078" calcext:value-type="float">
            <text:p>2.43666677912078</text:p>
          </table:table-cell>
          <table:table-cell office:value-type="float" office:value="1.20054795748567" calcext:value-type="float">
            <text:p>1.20054795748567</text:p>
          </table:table-cell>
          <table:table-cell office:value-type="float" office:value="0.139122025861982" calcext:value-type="float">
            <text:p>0.139122025861982</text:p>
          </table:table-cell>
          <table:table-cell office:value-type="float" office:value="0.219435121945753" calcext:value-type="float">
            <text:p>0.219435121945753</text:p>
          </table:table-cell>
          <table:table-cell office:value-type="float" office:value="0.134928838602166" calcext:value-type="float">
            <text:p>0.134928838602166</text:p>
          </table:table-cell>
          <table:table-cell office:value-type="float" office:value="5" calcext:value-type="float">
            <text:p>5</text:p>
          </table:table-cell>
          <table:table-cell office:value-type="float" office:value="0.131861583216379" calcext:value-type="float">
            <text:p>0.131861583216379</text:p>
          </table:table-cell>
          <table:table-cell office:value-type="float" office:value="0.131357327861467" calcext:value-type="float">
            <text:p>0.131357327861467</text:p>
          </table:table-cell>
          <table:table-cell office:value-type="float" office:value="-222.175594827604" calcext:value-type="float">
            <text:p>-222.175594827604</text:p>
          </table:table-cell>
          <table:table-cell office:value-type="float" office:value="-206.112975610849" calcext:value-type="float">
            <text:p>-206.112975610849</text:p>
          </table:table-cell>
          <table:table-cell office:value-type="float" office:value="-223.014232279567" calcext:value-type="float">
            <text:p>-223.014232279567</text:p>
          </table:table-cell>
          <table:table-cell office:value-type="float" office:value="750" calcext:value-type="float">
            <text:p>750</text:p>
          </table:table-cell>
          <table:table-cell office:value-type="float" office:value="-223.627683356724" calcext:value-type="float">
            <text:p>-223.627683356724</text:p>
          </table:table-cell>
        </table:table-row>
        <table:table-row table:style-name="ro1">
          <table:table-cell office:value-type="string" calcext:value-type="string">
            <text:p>2019-12-02 22:10:43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4857795769985" calcext:value-type="float">
            <text:p>72.4857795769985</text:p>
          </table:table-cell>
          <table:table-cell office:value-type="float" office:value="982.199642538903" calcext:value-type="float">
            <text:p>982.199642538903</text:p>
          </table:table-cell>
          <table:table-cell office:value-type="float" office:value="4088560" calcext:value-type="float">
            <text:p>4088560</text:p>
          </table:table-cell>
          <table:table-cell office:value-type="float" office:value="2017205" calcext:value-type="float">
            <text:p>2017205</text:p>
          </table:table-cell>
          <table:table-cell office:value-type="float" office:value="233539" calcext:value-type="float">
            <text:p>233539</text:p>
          </table:table-cell>
          <table:table-cell office:value-type="float" office:value="367719" calcext:value-type="float">
            <text:p>367719</text:p>
          </table:table-cell>
          <table:table-cell office:value-type="float" office:value="226310" calcext:value-type="float">
            <text:p>2263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05" calcext:value-type="float">
            <text:p>221205</text:p>
          </table:table-cell>
          <table:table-cell office:value-type="float" office:value="220406" calcext:value-type="float">
            <text:p>220406</text:p>
          </table:table-cell>
          <table:table-cell office:value-type="float" office:value="2.43697195493841" calcext:value-type="float">
            <text:p>2.43697195493841</text:p>
          </table:table-cell>
          <table:table-cell office:value-type="float" office:value="1.20234801797247" calcext:value-type="float">
            <text:p>1.20234801797247</text:p>
          </table:table-cell>
          <table:table-cell office:value-type="float" office:value="0.139200107955945" calcext:value-type="float">
            <text:p>0.139200107955945</text:p>
          </table:table-cell>
          <table:table-cell office:value-type="float" office:value="0.219177629849628" calcext:value-type="float">
            <text:p>0.219177629849628</text:p>
          </table:table-cell>
          <table:table-cell office:value-type="float" office:value="0.134891287671481" calcext:value-type="float">
            <text:p>0.134891287671481</text:p>
          </table:table-cell>
          <table:table-cell office:value-type="float" office:value="5" calcext:value-type="float">
            <text:p>5</text:p>
          </table:table-cell>
          <table:table-cell office:value-type="float" office:value="0.131848470192965" calcext:value-type="float">
            <text:p>0.131848470192965</text:p>
          </table:table-cell>
          <table:table-cell office:value-type="float" office:value="0.131372229024438" calcext:value-type="float">
            <text:p>0.131372229024438</text:p>
          </table:table-cell>
          <table:table-cell office:value-type="float" office:value="-222.159978408811" calcext:value-type="float">
            <text:p>-222.159978408811</text:p>
          </table:table-cell>
          <table:table-cell office:value-type="float" office:value="-206.164474030074" calcext:value-type="float">
            <text:p>-206.164474030074</text:p>
          </table:table-cell>
          <table:table-cell office:value-type="float" office:value="-223.021742465704" calcext:value-type="float">
            <text:p>-223.021742465704</text:p>
          </table:table-cell>
          <table:table-cell office:value-type="float" office:value="750" calcext:value-type="float">
            <text:p>750</text:p>
          </table:table-cell>
          <table:table-cell office:value-type="float" office:value="-223.630305961407" calcext:value-type="float">
            <text:p>-223.630305961407</text:p>
          </table:table-cell>
        </table:table-row>
        <table:table-row table:style-name="ro1">
          <table:table-cell office:value-type="string" calcext:value-type="string">
            <text:p>2019-12-02 22:10:44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273941497442" calcext:value-type="float">
            <text:p>72.4273941497442</text:p>
          </table:table-cell>
          <table:table-cell office:value-type="float" office:value="982.153221642833" calcext:value-type="float">
            <text:p>982.153221642833</text:p>
          </table:table-cell>
          <table:table-cell office:value-type="float" office:value="4089061" calcext:value-type="float">
            <text:p>4089061</text:p>
          </table:table-cell>
          <table:table-cell office:value-type="float" office:value="2016935" calcext:value-type="float">
            <text:p>2016935</text:p>
          </table:table-cell>
          <table:table-cell office:value-type="float" office:value="233428" calcext:value-type="float">
            <text:p>233428</text:p>
          </table:table-cell>
          <table:table-cell office:value-type="float" office:value="367097" calcext:value-type="float">
            <text:p>367097</text:p>
          </table:table-cell>
          <table:table-cell office:value-type="float" office:value="226345" calcext:value-type="float">
            <text:p>2263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46" calcext:value-type="float">
            <text:p>221046</text:p>
          </table:table-cell>
          <table:table-cell office:value-type="float" office:value="220400" calcext:value-type="float">
            <text:p>220400</text:p>
          </table:table-cell>
          <table:table-cell office:value-type="float" office:value="2.43727057424433" calcext:value-type="float">
            <text:p>2.43727057424433</text:p>
          </table:table-cell>
          <table:table-cell office:value-type="float" office:value="1.20218708541239" calcext:value-type="float">
            <text:p>1.20218708541239</text:p>
          </table:table-cell>
          <table:table-cell office:value-type="float" office:value="0.139133946792358" calcext:value-type="float">
            <text:p>0.139133946792358</text:p>
          </table:table-cell>
          <table:table-cell office:value-type="float" office:value="0.218806888914929" calcext:value-type="float">
            <text:p>0.218806888914929</text:p>
          </table:table-cell>
          <table:table-cell office:value-type="float" office:value="0.134912149299639" calcext:value-type="float">
            <text:p>0.134912149299639</text:p>
          </table:table-cell>
          <table:table-cell office:value-type="float" office:value="5" calcext:value-type="float">
            <text:p>5</text:p>
          </table:table-cell>
          <table:table-cell office:value-type="float" office:value="0.131753698796475" calcext:value-type="float">
            <text:p>0.131753698796475</text:p>
          </table:table-cell>
          <table:table-cell office:value-type="float" office:value="0.131368652745325" calcext:value-type="float">
            <text:p>0.131368652745325</text:p>
          </table:table-cell>
          <table:table-cell office:value-type="float" office:value="-222.173210641528" calcext:value-type="float">
            <text:p>-222.173210641528</text:p>
          </table:table-cell>
          <table:table-cell office:value-type="float" office:value="-206.238622217014" calcext:value-type="float">
            <text:p>-206.238622217014</text:p>
          </table:table-cell>
          <table:table-cell office:value-type="float" office:value="-223.017570140072" calcext:value-type="float">
            <text:p>-223.017570140072</text:p>
          </table:table-cell>
          <table:table-cell office:value-type="float" office:value="750" calcext:value-type="float">
            <text:p>750</text:p>
          </table:table-cell>
          <table:table-cell office:value-type="float" office:value="-223.649260240705" calcext:value-type="float">
            <text:p>-223.649260240705</text:p>
          </table:table-cell>
        </table:table-row>
        <table:table-row table:style-name="ro1">
          <table:table-cell office:value-type="string" calcext:value-type="string">
            <text:p>2019-12-02 22:10:4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3998998634799" calcext:value-type="float">
            <text:p>72.3998998634799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7314" calcext:value-type="float">
            <text:p>4087314</text:p>
          </table:table-cell>
          <table:table-cell office:value-type="float" office:value="2014882" calcext:value-type="float">
            <text:p>2014882</text:p>
          </table:table-cell>
          <table:table-cell office:value-type="float" office:value="233488" calcext:value-type="float">
            <text:p>233488</text:p>
          </table:table-cell>
          <table:table-cell office:value-type="float" office:value="366717" calcext:value-type="float">
            <text:p>366717</text:p>
          </table:table-cell>
          <table:table-cell office:value-type="float" office:value="227014" calcext:value-type="float">
            <text:p>2270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36" calcext:value-type="float">
            <text:p>220936</text:p>
          </table:table-cell>
          <table:table-cell office:value-type="float" office:value="220402" calcext:value-type="float">
            <text:p>220402</text:p>
          </table:table-cell>
          <table:table-cell office:value-type="float" office:value="2.43622928097597" calcext:value-type="float">
            <text:p>2.43622928097597</text:p>
          </table:table-cell>
          <table:table-cell office:value-type="float" office:value="1.20096340190928" calcext:value-type="float">
            <text:p>1.20096340190928</text:p>
          </table:table-cell>
          <table:table-cell office:value-type="float" office:value="0.139169709583486" calcext:value-type="float">
            <text:p>0.139169709583486</text:p>
          </table:table-cell>
          <table:table-cell office:value-type="float" office:value="0.218580391237782" calcext:value-type="float">
            <text:p>0.218580391237782</text:p>
          </table:table-cell>
          <table:table-cell office:value-type="float" office:value="0.135310904420722" calcext:value-type="float">
            <text:p>0.135310904420722</text:p>
          </table:table-cell>
          <table:table-cell office:value-type="float" office:value="5" calcext:value-type="float">
            <text:p>5</text:p>
          </table:table-cell>
          <table:table-cell office:value-type="float" office:value="0.131688133679406" calcext:value-type="float">
            <text:p>0.131688133679406</text:p>
          </table:table-cell>
          <table:table-cell office:value-type="float" office:value="0.131369844838362" calcext:value-type="float">
            <text:p>0.131369844838362</text:p>
          </table:table-cell>
          <table:table-cell office:value-type="float" office:value="-222.166058083303" calcext:value-type="float">
            <text:p>-222.166058083303</text:p>
          </table:table-cell>
          <table:table-cell office:value-type="float" office:value="-206.283921752444" calcext:value-type="float">
            <text:p>-206.283921752444</text:p>
          </table:table-cell>
          <table:table-cell office:value-type="float" office:value="-222.937819115856" calcext:value-type="float">
            <text:p>-222.937819115856</text:p>
          </table:table-cell>
          <table:table-cell office:value-type="float" office:value="750" calcext:value-type="float">
            <text:p>750</text:p>
          </table:table-cell>
          <table:table-cell office:value-type="float" office:value="-223.662373264119" calcext:value-type="float">
            <text:p>-223.662373264119</text:p>
          </table:table-cell>
        </table:table-row>
        <table:table-row table:style-name="ro1">
          <table:table-cell office:value-type="string" calcext:value-type="string">
            <text:p>2019-12-02 22:10:4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64051450134" calcext:value-type="float">
            <text:p>72.364051450134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037" calcext:value-type="float">
            <text:p>4087037</text:p>
          </table:table-cell>
          <table:table-cell office:value-type="float" office:value="2023032" calcext:value-type="float">
            <text:p>2023032</text:p>
          </table:table-cell>
          <table:table-cell office:value-type="float" office:value="233547" calcext:value-type="float">
            <text:p>233547</text:p>
          </table:table-cell>
          <table:table-cell office:value-type="float" office:value="366329" calcext:value-type="float">
            <text:p>366329</text:p>
          </table:table-cell>
          <table:table-cell office:value-type="float" office:value="227575" calcext:value-type="float">
            <text:p>227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27" calcext:value-type="float">
            <text:p>220827</text:p>
          </table:table-cell>
          <table:table-cell office:value-type="float" office:value="220387" calcext:value-type="float">
            <text:p>220387</text:p>
          </table:table-cell>
          <table:table-cell office:value-type="float" office:value="2.43606417609026" calcext:value-type="float">
            <text:p>2.43606417609026</text:p>
          </table:table-cell>
          <table:table-cell office:value-type="float" office:value="1.20582118103757" calcext:value-type="float">
            <text:p>1.20582118103757</text:p>
          </table:table-cell>
          <table:table-cell office:value-type="float" office:value="0.139204876328096" calcext:value-type="float">
            <text:p>0.139204876328096</text:p>
          </table:table-cell>
          <table:table-cell office:value-type="float" office:value="0.218349125188485" calcext:value-type="float">
            <text:p>0.218349125188485</text:p>
          </table:table-cell>
          <table:table-cell office:value-type="float" office:value="0.135645286517773" calcext:value-type="float">
            <text:p>0.135645286517773</text:p>
          </table:table-cell>
          <table:table-cell office:value-type="float" office:value="5" calcext:value-type="float">
            <text:p>5</text:p>
          </table:table-cell>
          <table:table-cell office:value-type="float" office:value="0.131623164608856" calcext:value-type="float">
            <text:p>0.131623164608856</text:p>
          </table:table-cell>
          <table:table-cell office:value-type="float" office:value="0.13136090414058" calcext:value-type="float">
            <text:p>0.13136090414058</text:p>
          </table:table-cell>
          <table:table-cell office:value-type="float" office:value="-222.159024734381" calcext:value-type="float">
            <text:p>-222.159024734381</text:p>
          </table:table-cell>
          <table:table-cell office:value-type="float" office:value="-206.330174962303" calcext:value-type="float">
            <text:p>-206.330174962303</text:p>
          </table:table-cell>
          <table:table-cell office:value-type="float" office:value="-222.870942696445" calcext:value-type="float">
            <text:p>-222.870942696445</text:p>
          </table:table-cell>
          <table:table-cell office:value-type="float" office:value="750" calcext:value-type="float">
            <text:p>750</text:p>
          </table:table-cell>
          <table:table-cell office:value-type="float" office:value="-223.675367078229" calcext:value-type="float">
            <text:p>-223.675367078229</text:p>
          </table:table-cell>
        </table:table-row>
        <table:table-row table:style-name="ro1">
          <table:table-cell office:value-type="string" calcext:value-type="string">
            <text:p>2019-12-02 22:10:48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3739611416726" calcext:value-type="float">
            <text:p>72.3739611416726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6960" calcext:value-type="float">
            <text:p>4086960</text:p>
          </table:table-cell>
          <table:table-cell office:value-type="float" office:value="2022999" calcext:value-type="float">
            <text:p>2022999</text:p>
          </table:table-cell>
          <table:table-cell office:value-type="float" office:value="233521" calcext:value-type="float">
            <text:p>233521</text:p>
          </table:table-cell>
          <table:table-cell office:value-type="float" office:value="365847" calcext:value-type="float">
            <text:p>365847</text:p>
          </table:table-cell>
          <table:table-cell office:value-type="float" office:value="227495" calcext:value-type="float">
            <text:p>2274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63" calcext:value-type="float">
            <text:p>220763</text:p>
          </table:table-cell>
          <table:table-cell office:value-type="float" office:value="220371" calcext:value-type="float">
            <text:p>220371</text:p>
          </table:table-cell>
          <table:table-cell office:value-type="float" office:value="2.43601828050831" calcext:value-type="float">
            <text:p>2.43601828050831</text:p>
          </table:table-cell>
          <table:table-cell office:value-type="float" office:value="1.20580151150245" calcext:value-type="float">
            <text:p>1.20580151150245</text:p>
          </table:table-cell>
          <table:table-cell office:value-type="float" office:value="0.139189379118607" calcext:value-type="float">
            <text:p>0.139189379118607</text:p>
          </table:table-cell>
          <table:table-cell office:value-type="float" office:value="0.218061830766419" calcext:value-type="float">
            <text:p>0.218061830766419</text:p>
          </table:table-cell>
          <table:table-cell office:value-type="float" office:value="0.135597602796269" calcext:value-type="float">
            <text:p>0.135597602796269</text:p>
          </table:table-cell>
          <table:table-cell office:value-type="float" office:value="5" calcext:value-type="float">
            <text:p>5</text:p>
          </table:table-cell>
          <table:table-cell office:value-type="float" office:value="0.131585017631652" calcext:value-type="float">
            <text:p>0.131585017631652</text:p>
          </table:table-cell>
          <table:table-cell office:value-type="float" office:value="0.131351367396279" calcext:value-type="float">
            <text:p>0.131351367396279</text:p>
          </table:table-cell>
          <table:table-cell office:value-type="float" office:value="-222.162124176279" calcext:value-type="float">
            <text:p>-222.162124176279</text:p>
          </table:table-cell>
          <table:table-cell office:value-type="float" office:value="-206.387633846716" calcext:value-type="float">
            <text:p>-206.387633846716</text:p>
          </table:table-cell>
          <table:table-cell office:value-type="float" office:value="-222.880479440746" calcext:value-type="float">
            <text:p>-222.880479440746</text:p>
          </table:table-cell>
          <table:table-cell office:value-type="float" office:value="750" calcext:value-type="float">
            <text:p>750</text:p>
          </table:table-cell>
          <table:table-cell office:value-type="float" office:value="-223.68299647367" calcext:value-type="float">
            <text:p>-223.68299647367</text:p>
          </table:table-cell>
        </table:table-row>
        <table:table-row table:style-name="ro1">
          <table:table-cell office:value-type="string" calcext:value-type="string">
            <text:p>2019-12-02 22:10:4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747383934686" calcext:value-type="float">
            <text:p>72.3747383934686</text:p>
          </table:table-cell>
          <table:table-cell office:value-type="float" office:value="982.307627118311" calcext:value-type="float">
            <text:p>982.307627118311</text:p>
          </table:table-cell>
          <table:table-cell office:value-type="float" office:value="4087195" calcext:value-type="float">
            <text:p>4087195</text:p>
          </table:table-cell>
          <table:table-cell office:value-type="float" office:value="2032300" calcext:value-type="float">
            <text:p>2032300</text:p>
          </table:table-cell>
          <table:table-cell office:value-type="float" office:value="233562" calcext:value-type="float">
            <text:p>233562</text:p>
          </table:table-cell>
          <table:table-cell office:value-type="float" office:value="365446" calcext:value-type="float">
            <text:p>365446</text:p>
          </table:table-cell>
          <table:table-cell office:value-type="float" office:value="227841" calcext:value-type="float">
            <text:p>227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75" calcext:value-type="float">
            <text:p>220675</text:p>
          </table:table-cell>
          <table:table-cell office:value-type="float" office:value="220361" calcext:value-type="float">
            <text:p>220361</text:p>
          </table:table-cell>
          <table:table-cell office:value-type="float" office:value="2.43615835144023" calcext:value-type="float">
            <text:p>2.43615835144023</text:p>
          </table:table-cell>
          <table:table-cell office:value-type="float" office:value="1.21134534017388" calcext:value-type="float">
            <text:p>1.21134534017388</text:p>
          </table:table-cell>
          <table:table-cell office:value-type="float" office:value="0.139213817025878" calcext:value-type="float">
            <text:p>0.139213817025878</text:p>
          </table:table-cell>
          <table:table-cell office:value-type="float" office:value="0.217822816112377" calcext:value-type="float">
            <text:p>0.217822816112377</text:p>
          </table:table-cell>
          <table:table-cell office:value-type="float" office:value="0.135803834891776" calcext:value-type="float">
            <text:p>0.135803834891776</text:p>
          </table:table-cell>
          <table:table-cell office:value-type="float" office:value="5" calcext:value-type="float">
            <text:p>5</text:p>
          </table:table-cell>
          <table:table-cell office:value-type="float" office:value="0.131532565537997" calcext:value-type="float">
            <text:p>0.131532565537997</text:p>
          </table:table-cell>
          <table:table-cell office:value-type="float" office:value="0.131345406931091" calcext:value-type="float">
            <text:p>0.131345406931091</text:p>
          </table:table-cell>
          <table:table-cell office:value-type="float" office:value="-222.157236594824" calcext:value-type="float">
            <text:p>-222.157236594824</text:p>
          </table:table-cell>
          <table:table-cell office:value-type="float" office:value="-206.435436777525" calcext:value-type="float">
            <text:p>-206.435436777525</text:p>
          </table:table-cell>
          <table:table-cell office:value-type="float" office:value="-222.839233021645" calcext:value-type="float">
            <text:p>-222.839233021645</text:p>
          </table:table-cell>
          <table:table-cell office:value-type="float" office:value="750" calcext:value-type="float">
            <text:p>750</text:p>
          </table:table-cell>
          <table:table-cell office:value-type="float" office:value="-223.693486892401" calcext:value-type="float">
            <text:p>-223.693486892401</text:p>
          </table:table-cell>
        </table:table-row>
        <table:table-row table:style-name="ro1">
          <table:table-cell office:value-type="string" calcext:value-type="string">
            <text:p>2019-12-02 22:10:5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693949260622" calcext:value-type="float">
            <text:p>72.3693949260622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6895" calcext:value-type="float">
            <text:p>4086895</text:p>
          </table:table-cell>
          <table:table-cell office:value-type="float" office:value="2038483" calcext:value-type="float">
            <text:p>2038483</text:p>
          </table:table-cell>
          <table:table-cell office:value-type="float" office:value="233385" calcext:value-type="float">
            <text:p>233385</text:p>
          </table:table-cell>
          <table:table-cell office:value-type="float" office:value="364914" calcext:value-type="float">
            <text:p>364914</text:p>
          </table:table-cell>
          <table:table-cell office:value-type="float" office:value="228092" calcext:value-type="float">
            <text:p>2280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63" calcext:value-type="float">
            <text:p>220663</text:p>
          </table:table-cell>
          <table:table-cell office:value-type="float" office:value="220418" calcext:value-type="float">
            <text:p>220418</text:p>
          </table:table-cell>
          <table:table-cell office:value-type="float" office:value="2.43597953748459" calcext:value-type="float">
            <text:p>2.43597953748459</text:p>
          </table:table-cell>
          <table:table-cell office:value-type="float" office:value="1.21503069579967" calcext:value-type="float">
            <text:p>1.21503069579967</text:p>
          </table:table-cell>
          <table:table-cell office:value-type="float" office:value="0.139108316792049" calcext:value-type="float">
            <text:p>0.139108316792049</text:p>
          </table:table-cell>
          <table:table-cell office:value-type="float" office:value="0.217505719364371" calcext:value-type="float">
            <text:p>0.217505719364371</text:p>
          </table:table-cell>
          <table:table-cell office:value-type="float" office:value="0.135953442567997" calcext:value-type="float">
            <text:p>0.135953442567997</text:p>
          </table:table-cell>
          <table:table-cell office:value-type="float" office:value="5" calcext:value-type="float">
            <text:p>5</text:p>
          </table:table-cell>
          <table:table-cell office:value-type="float" office:value="0.131525412979771" calcext:value-type="float">
            <text:p>0.131525412979771</text:p>
          </table:table-cell>
          <table:table-cell office:value-type="float" office:value="0.131379381582663" calcext:value-type="float">
            <text:p>0.131379381582663</text:p>
          </table:table-cell>
          <table:table-cell office:value-type="float" office:value="-222.17833664159" calcext:value-type="float">
            <text:p>-222.17833664159</text:p>
          </table:table-cell>
          <table:table-cell office:value-type="float" office:value="-206.498856127126" calcext:value-type="float">
            <text:p>-206.498856127126</text:p>
          </table:table-cell>
          <table:table-cell office:value-type="float" office:value="-222.809311486401" calcext:value-type="float">
            <text:p>-222.809311486401</text:p>
          </table:table-cell>
          <table:table-cell office:value-type="float" office:value="750" calcext:value-type="float">
            <text:p>750</text:p>
          </table:table-cell>
          <table:table-cell office:value-type="float" office:value="-223.694917404046" calcext:value-type="float">
            <text:p>-223.694917404046</text:p>
          </table:table-cell>
        </table:table-row>
        <table:table-row table:style-name="ro1">
          <table:table-cell office:value-type="string" calcext:value-type="string">
            <text:p>2019-12-02 22:10:5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3690063648175" calcext:value-type="float">
            <text:p>72.3690063648175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6869" calcext:value-type="float">
            <text:p>4086869</text:p>
          </table:table-cell>
          <table:table-cell office:value-type="float" office:value="2031062" calcext:value-type="float">
            <text:p>2031062</text:p>
          </table:table-cell>
          <table:table-cell office:value-type="float" office:value="233460" calcext:value-type="float">
            <text:p>233460</text:p>
          </table:table-cell>
          <table:table-cell office:value-type="float" office:value="364326" calcext:value-type="float">
            <text:p>364326</text:p>
          </table:table-cell>
          <table:table-cell office:value-type="float" office:value="227806" calcext:value-type="float">
            <text:p>2278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98" calcext:value-type="float">
            <text:p>220798</text:p>
          </table:table-cell>
          <table:table-cell office:value-type="float" office:value="220486" calcext:value-type="float">
            <text:p>220486</text:p>
          </table:table-cell>
          <table:table-cell office:value-type="float" office:value="2.4359640402751" calcext:value-type="float">
            <text:p>2.4359640402751</text:p>
          </table:table-cell>
          <table:table-cell office:value-type="float" office:value="1.2106074345836" calcext:value-type="float">
            <text:p>1.2106074345836</text:p>
          </table:table-cell>
          <table:table-cell office:value-type="float" office:value="0.13915302028096" calcext:value-type="float">
            <text:p>0.13915302028096</text:p>
          </table:table-cell>
          <table:table-cell office:value-type="float" office:value="0.217155244011312" calcext:value-type="float">
            <text:p>0.217155244011312</text:p>
          </table:table-cell>
          <table:table-cell office:value-type="float" office:value="0.135782973263618" calcext:value-type="float">
            <text:p>0.135782973263618</text:p>
          </table:table-cell>
          <table:table-cell office:value-type="float" office:value="5" calcext:value-type="float">
            <text:p>5</text:p>
          </table:table-cell>
          <table:table-cell office:value-type="float" office:value="0.13160587925981" calcext:value-type="float">
            <text:p>0.13160587925981</text:p>
          </table:table-cell>
          <table:table-cell office:value-type="float" office:value="0.131419912745942" calcext:value-type="float">
            <text:p>0.131419912745942</text:p>
          </table:table-cell>
          <table:table-cell office:value-type="float" office:value="-222.169395943808" calcext:value-type="float">
            <text:p>-222.169395943808</text:p>
          </table:table-cell>
          <table:table-cell office:value-type="float" office:value="-206.568951197738" calcext:value-type="float">
            <text:p>-206.568951197738</text:p>
          </table:table-cell>
          <table:table-cell office:value-type="float" office:value="-222.843405347276" calcext:value-type="float">
            <text:p>-222.843405347276</text:p>
          </table:table-cell>
          <table:table-cell office:value-type="float" office:value="750" calcext:value-type="float">
            <text:p>750</text:p>
          </table:table-cell>
          <table:table-cell office:value-type="float" office:value="-223.678824148038" calcext:value-type="float">
            <text:p>-223.678824148038</text:p>
          </table:table-cell>
        </table:table-row>
        <table:table-row table:style-name="ro1">
          <table:table-cell office:value-type="string" calcext:value-type="string">
            <text:p>2019-12-02 22:10:5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3739611416726" calcext:value-type="float">
            <text:p>72.3739611416726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6740" calcext:value-type="float">
            <text:p>4086740</text:p>
          </table:table-cell>
          <table:table-cell office:value-type="float" office:value="2013765" calcext:value-type="float">
            <text:p>2013765</text:p>
          </table:table-cell>
          <table:table-cell office:value-type="float" office:value="233289" calcext:value-type="float">
            <text:p>233289</text:p>
          </table:table-cell>
          <table:table-cell office:value-type="float" office:value="363691" calcext:value-type="float">
            <text:p>363691</text:p>
          </table:table-cell>
          <table:table-cell office:value-type="float" office:value="226656" calcext:value-type="float">
            <text:p>2266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61" calcext:value-type="float">
            <text:p>221061</text:p>
          </table:table-cell>
          <table:table-cell office:value-type="float" office:value="220460" calcext:value-type="float">
            <text:p>220460</text:p>
          </table:table-cell>
          <table:table-cell office:value-type="float" office:value="2.43588715027418" calcext:value-type="float">
            <text:p>2.43588715027418</text:p>
          </table:table-cell>
          <table:table-cell office:value-type="float" office:value="1.20029761794777" calcext:value-type="float">
            <text:p>1.20029761794777</text:p>
          </table:table-cell>
          <table:table-cell office:value-type="float" office:value="0.139051096326243" calcext:value-type="float">
            <text:p>0.139051096326243</text:p>
          </table:table-cell>
          <table:table-cell office:value-type="float" office:value="0.216776754471869" calcext:value-type="float">
            <text:p>0.216776754471869</text:p>
          </table:table-cell>
          <table:table-cell office:value-type="float" office:value="0.135097519766989" calcext:value-type="float">
            <text:p>0.135097519766989</text:p>
          </table:table-cell>
          <table:table-cell office:value-type="float" office:value="5" calcext:value-type="float">
            <text:p>5</text:p>
          </table:table-cell>
          <table:table-cell office:value-type="float" office:value="0.131762639494257" calcext:value-type="float">
            <text:p>0.131762639494257</text:p>
          </table:table-cell>
          <table:table-cell office:value-type="float" office:value="0.131404415536453" calcext:value-type="float">
            <text:p>0.131404415536453</text:p>
          </table:table-cell>
          <table:table-cell office:value-type="float" office:value="-222.189780734751" calcext:value-type="float">
            <text:p>-222.189780734751</text:p>
          </table:table-cell>
          <table:table-cell office:value-type="float" office:value="-206.644649105626" calcext:value-type="float">
            <text:p>-206.644649105626</text:p>
          </table:table-cell>
          <table:table-cell office:value-type="float" office:value="-222.980496046602" calcext:value-type="float">
            <text:p>-222.980496046602</text:p>
          </table:table-cell>
          <table:table-cell office:value-type="float" office:value="750" calcext:value-type="float">
            <text:p>750</text:p>
          </table:table-cell>
          <table:table-cell office:value-type="float" office:value="-223.647472101149" calcext:value-type="float">
            <text:p>-223.647472101149</text:p>
          </table:table-cell>
        </table:table-row>
        <table:table-row table:style-name="ro1">
          <table:table-cell office:value-type="string" calcext:value-type="string">
            <text:p>2019-12-02 22:10:54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854253027157" calcext:value-type="float">
            <text:p>72.3854253027157</text:p>
          </table:table-cell>
          <table:table-cell office:value-type="float" office:value="982.280154848959" calcext:value-type="float">
            <text:p>982.280154848959</text:p>
          </table:table-cell>
          <table:table-cell office:value-type="float" office:value="4087240" calcext:value-type="float">
            <text:p>4087240</text:p>
          </table:table-cell>
          <table:table-cell office:value-type="float" office:value="2012954" calcext:value-type="float">
            <text:p>2012954</text:p>
          </table:table-cell>
          <table:table-cell office:value-type="float" office:value="233491" calcext:value-type="float">
            <text:p>233491</text:p>
          </table:table-cell>
          <table:table-cell office:value-type="float" office:value="363090" calcext:value-type="float">
            <text:p>363090</text:p>
          </table:table-cell>
          <table:table-cell office:value-type="float" office:value="225987" calcext:value-type="float">
            <text:p>2259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42" calcext:value-type="float">
            <text:p>221242</text:p>
          </table:table-cell>
          <table:table-cell office:value-type="float" office:value="220354" calcext:value-type="float">
            <text:p>220354</text:p>
          </table:table-cell>
          <table:table-cell office:value-type="float" office:value="2.43618517353358" calcext:value-type="float">
            <text:p>2.43618517353358</text:p>
          </table:table-cell>
          <table:table-cell office:value-type="float" office:value="1.19981422422102" calcext:value-type="float">
            <text:p>1.19981422422102</text:p>
          </table:table-cell>
          <table:table-cell office:value-type="float" office:value="0.139171497723043" calcext:value-type="float">
            <text:p>0.139171497723043</text:p>
          </table:table-cell>
          <table:table-cell office:value-type="float" office:value="0.216418530514065" calcext:value-type="float">
            <text:p>0.216418530514065</text:p>
          </table:table-cell>
          <table:table-cell office:value-type="float" office:value="0.134698764645906" calcext:value-type="float">
            <text:p>0.134698764645906</text:p>
          </table:table-cell>
          <table:table-cell office:value-type="float" office:value="5" calcext:value-type="float">
            <text:p>5</text:p>
          </table:table-cell>
          <table:table-cell office:value-type="float" office:value="0.131870523914161" calcext:value-type="float">
            <text:p>0.131870523914161</text:p>
          </table:table-cell>
          <table:table-cell office:value-type="float" office:value="0.13134123460546" calcext:value-type="float">
            <text:p>0.13134123460546</text:p>
          </table:table-cell>
          <table:table-cell office:value-type="float" office:value="-222.165700455391" calcext:value-type="float">
            <text:p>-222.165700455391</text:p>
          </table:table-cell>
          <table:table-cell office:value-type="float" office:value="-206.716293897187" calcext:value-type="float">
            <text:p>-206.716293897187</text:p>
          </table:table-cell>
          <table:table-cell office:value-type="float" office:value="-223.060247070819" calcext:value-type="float">
            <text:p>-223.060247070819</text:p>
          </table:table-cell>
          <table:table-cell office:value-type="float" office:value="750" calcext:value-type="float">
            <text:p>750</text:p>
          </table:table-cell>
          <table:table-cell office:value-type="float" office:value="-223.625895217168" calcext:value-type="float">
            <text:p>-223.625895217168</text:p>
          </table:table-cell>
        </table:table-row>
        <table:table-row table:style-name="ro1">
          <table:table-cell office:value-type="string" calcext:value-type="string">
            <text:p>2019-12-02 22:10:55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3903799438508" calcext:value-type="float">
            <text:p>72.3903799438508</text:p>
          </table:table-cell>
          <table:table-cell office:value-type="float" office:value="982.271631742322" calcext:value-type="float">
            <text:p>982.271631742322</text:p>
          </table:table-cell>
          <table:table-cell office:value-type="float" office:value="4086776" calcext:value-type="float">
            <text:p>4086776</text:p>
          </table:table-cell>
          <table:table-cell office:value-type="float" office:value="2017448" calcext:value-type="float">
            <text:p>2017448</text:p>
          </table:table-cell>
          <table:table-cell office:value-type="float" office:value="233536" calcext:value-type="float">
            <text:p>233536</text:p>
          </table:table-cell>
          <table:table-cell office:value-type="float" office:value="362473" calcext:value-type="float">
            <text:p>362473</text:p>
          </table:table-cell>
          <table:table-cell office:value-type="float" office:value="225521" calcext:value-type="float">
            <text:p>2255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63" calcext:value-type="float">
            <text:p>221363</text:p>
          </table:table-cell>
          <table:table-cell office:value-type="float" office:value="220327" calcext:value-type="float">
            <text:p>220327</text:p>
          </table:table-cell>
          <table:table-cell office:value-type="float" office:value="2.43590860794885" calcext:value-type="float">
            <text:p>2.43590860794885</text:p>
          </table:table-cell>
          <table:table-cell office:value-type="float" office:value="1.20249285727654" calcext:value-type="float">
            <text:p>1.20249285727654</text:p>
          </table:table-cell>
          <table:table-cell office:value-type="float" office:value="0.139198319816389" calcext:value-type="float">
            <text:p>0.139198319816389</text:p>
          </table:table-cell>
          <table:table-cell office:value-type="float" office:value="0.21605076981196" calcext:value-type="float">
            <text:p>0.21605076981196</text:p>
          </table:table-cell>
          <table:table-cell office:value-type="float" office:value="0.134421006968141" calcext:value-type="float">
            <text:p>0.134421006968141</text:p>
          </table:table-cell>
          <table:table-cell office:value-type="float" office:value="5" calcext:value-type="float">
            <text:p>5</text:p>
          </table:table-cell>
          <table:table-cell office:value-type="float" office:value="0.131942645542937" calcext:value-type="float">
            <text:p>0.131942645542937</text:p>
          </table:table-cell>
          <table:table-cell office:value-type="float" office:value="0.131325141349452" calcext:value-type="float">
            <text:p>0.131325141349452</text:p>
          </table:table-cell>
          <table:table-cell office:value-type="float" office:value="-222.160336036722" calcext:value-type="float">
            <text:p>-222.160336036722</text:p>
          </table:table-cell>
          <table:table-cell office:value-type="float" office:value="-206.789846037608" calcext:value-type="float">
            <text:p>-206.789846037608</text:p>
          </table:table-cell>
          <table:table-cell office:value-type="float" office:value="-223.115798606372" calcext:value-type="float">
            <text:p>-223.115798606372</text:p>
          </table:table-cell>
          <table:table-cell office:value-type="float" office:value="750" calcext:value-type="float">
            <text:p>750</text:p>
          </table:table-cell>
          <table:table-cell office:value-type="float" office:value="-223.611470891413" calcext:value-type="float">
            <text:p>-223.611470891413</text:p>
          </table:table-cell>
        </table:table-row>
        <table:table-row table:style-name="ro1">
          <table:table-cell office:value-type="string" calcext:value-type="string">
            <text:p>2019-12-02 22:10:57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3636629487549" calcext:value-type="float">
            <text:p>72.3636629487549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7109" calcext:value-type="float">
            <text:p>4087109</text:p>
          </table:table-cell>
          <table:table-cell office:value-type="float" office:value="2028295" calcext:value-type="float">
            <text:p>2028295</text:p>
          </table:table-cell>
          <table:table-cell office:value-type="float" office:value="233594" calcext:value-type="float">
            <text:p>233594</text:p>
          </table:table-cell>
          <table:table-cell office:value-type="float" office:value="361812" calcext:value-type="float">
            <text:p>361812</text:p>
          </table:table-cell>
          <table:table-cell office:value-type="float" office:value="225088" calcext:value-type="float">
            <text:p>2250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12" calcext:value-type="float">
            <text:p>221512</text:p>
          </table:table-cell>
          <table:table-cell office:value-type="float" office:value="220344" calcext:value-type="float">
            <text:p>220344</text:p>
          </table:table-cell>
          <table:table-cell office:value-type="float" office:value="2.43610709143962" calcext:value-type="float">
            <text:p>2.43610709143962</text:p>
          </table:table-cell>
          <table:table-cell office:value-type="float" office:value="1.20895817386605" calcext:value-type="float">
            <text:p>1.20895817386605</text:p>
          </table:table-cell>
          <table:table-cell office:value-type="float" office:value="0.13923289051448" calcext:value-type="float">
            <text:p>0.13923289051448</text:p>
          </table:table-cell>
          <table:table-cell office:value-type="float" office:value="0.215656783063028" calcext:value-type="float">
            <text:p>0.215656783063028</text:p>
          </table:table-cell>
          <table:table-cell office:value-type="float" office:value="0.134162918825498" calcext:value-type="float">
            <text:p>0.134162918825498</text:p>
          </table:table-cell>
          <table:table-cell office:value-type="float" office:value="5" calcext:value-type="float">
            <text:p>5</text:p>
          </table:table-cell>
          <table:table-cell office:value-type="float" office:value="0.132031456474239" calcext:value-type="float">
            <text:p>0.132031456474239</text:p>
          </table:table-cell>
          <table:table-cell office:value-type="float" office:value="0.131335274140271" calcext:value-type="float">
            <text:p>0.131335274140271</text:p>
          </table:table-cell>
          <table:table-cell office:value-type="float" office:value="-222.153421897104" calcext:value-type="float">
            <text:p>-222.153421897104</text:p>
          </table:table-cell>
          <table:table-cell office:value-type="float" office:value="-206.868643387394" calcext:value-type="float">
            <text:p>-206.868643387394</text:p>
          </table:table-cell>
          <table:table-cell office:value-type="float" office:value="-223.1674162349" calcext:value-type="float">
            <text:p>-223.1674162349</text:p>
          </table:table-cell>
          <table:table-cell office:value-type="float" office:value="750" calcext:value-type="float">
            <text:p>750</text:p>
          </table:table-cell>
          <table:table-cell office:value-type="float" office:value="-223.593708705152" calcext:value-type="float">
            <text:p>-223.593708705152</text:p>
          </table:table-cell>
        </table:table-row>
        <table:table-row table:style-name="ro1">
          <table:table-cell office:value-type="string" calcext:value-type="string">
            <text:p>2019-12-02 22:10:58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3743497723583" calcext:value-type="float">
            <text:p>72.3743497723583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87150" calcext:value-type="float">
            <text:p>4087150</text:p>
          </table:table-cell>
          <table:table-cell office:value-type="float" office:value="2037220" calcext:value-type="float">
            <text:p>2037220</text:p>
          </table:table-cell>
          <table:table-cell office:value-type="float" office:value="233713" calcext:value-type="float">
            <text:p>233713</text:p>
          </table:table-cell>
          <table:table-cell office:value-type="float" office:value="361609" calcext:value-type="float">
            <text:p>361609</text:p>
          </table:table-cell>
          <table:table-cell office:value-type="float" office:value="224852" calcext:value-type="float">
            <text:p>2248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6" calcext:value-type="float">
            <text:p>221706</text:p>
          </table:table-cell>
          <table:table-cell office:value-type="float" office:value="220331" calcext:value-type="float">
            <text:p>220331</text:p>
          </table:table-cell>
          <table:table-cell office:value-type="float" office:value="2.43613152934689" calcext:value-type="float">
            <text:p>2.43613152934689</text:p>
          </table:table-cell>
          <table:table-cell office:value-type="float" office:value="1.21427788904642" calcext:value-type="float">
            <text:p>1.21427788904642</text:p>
          </table:table-cell>
          <table:table-cell office:value-type="float" office:value="0.139303820050218" calcext:value-type="float">
            <text:p>0.139303820050218</text:p>
          </table:table-cell>
          <table:table-cell office:value-type="float" office:value="0.21553578561971" calcext:value-type="float">
            <text:p>0.21553578561971</text:p>
          </table:table-cell>
          <table:table-cell office:value-type="float" office:value="0.134022251847059" calcext:value-type="float">
            <text:p>0.134022251847059</text:p>
          </table:table-cell>
          <table:table-cell office:value-type="float" office:value="5" calcext:value-type="float">
            <text:p>5</text:p>
          </table:table-cell>
          <table:table-cell office:value-type="float" office:value="0.132147089498888" calcext:value-type="float">
            <text:p>0.132147089498888</text:p>
          </table:table-cell>
          <table:table-cell office:value-type="float" office:value="0.131327525535527" calcext:value-type="float">
            <text:p>0.131327525535527</text:p>
          </table:table-cell>
          <table:table-cell office:value-type="float" office:value="-222.139235989956" calcext:value-type="float">
            <text:p>-222.139235989956</text:p>
          </table:table-cell>
          <table:table-cell office:value-type="float" office:value="-206.892842876058" calcext:value-type="float">
            <text:p>-206.892842876058</text:p>
          </table:table-cell>
          <table:table-cell office:value-type="float" office:value="-223.195549630588" calcext:value-type="float">
            <text:p>-223.195549630588</text:p>
          </table:table-cell>
          <table:table-cell office:value-type="float" office:value="750" calcext:value-type="float">
            <text:p>750</text:p>
          </table:table-cell>
          <table:table-cell office:value-type="float" office:value="-223.570582100222" calcext:value-type="float">
            <text:p>-223.570582100222</text:p>
          </table:table-cell>
        </table:table-row>
        <table:table-row table:style-name="ro1">
          <table:table-cell office:value-type="string" calcext:value-type="string">
            <text:p>2019-12-02 22:10:5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3800818523531" calcext:value-type="float">
            <text:p>72.3800818523531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198" calcext:value-type="float">
            <text:p>4087198</text:p>
          </table:table-cell>
          <table:table-cell office:value-type="float" office:value="2038860" calcext:value-type="float">
            <text:p>2038860</text:p>
          </table:table-cell>
          <table:table-cell office:value-type="float" office:value="233763" calcext:value-type="float">
            <text:p>233763</text:p>
          </table:table-cell>
          <table:table-cell office:value-type="float" office:value="361305" calcext:value-type="float">
            <text:p>361305</text:p>
          </table:table-cell>
          <table:table-cell office:value-type="float" office:value="224767" calcext:value-type="float">
            <text:p>2247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99" calcext:value-type="float">
            <text:p>221599</text:p>
          </table:table-cell>
          <table:table-cell office:value-type="float" office:value="220264" calcext:value-type="float">
            <text:p>220264</text:p>
          </table:table-cell>
          <table:table-cell office:value-type="float" office:value="2.43616013957979" calcext:value-type="float">
            <text:p>2.43616013957979</text:p>
          </table:table-cell>
          <table:table-cell office:value-type="float" office:value="1.21525540533726" calcext:value-type="float">
            <text:p>1.21525540533726</text:p>
          </table:table-cell>
          <table:table-cell office:value-type="float" office:value="0.139333622376158" calcext:value-type="float">
            <text:p>0.139333622376158</text:p>
          </table:table-cell>
          <table:table-cell office:value-type="float" office:value="0.215354587477992" calcext:value-type="float">
            <text:p>0.215354587477992</text:p>
          </table:table-cell>
          <table:table-cell office:value-type="float" office:value="0.13397158789296" calcext:value-type="float">
            <text:p>0.13397158789296</text:p>
          </table:table-cell>
          <table:table-cell office:value-type="float" office:value="5" calcext:value-type="float">
            <text:p>5</text:p>
          </table:table-cell>
          <table:table-cell office:value-type="float" office:value="0.132083312521376" calcext:value-type="float">
            <text:p>0.132083312521376</text:p>
          </table:table-cell>
          <table:table-cell office:value-type="float" office:value="0.131287590418767" calcext:value-type="float">
            <text:p>0.131287590418767</text:p>
          </table:table-cell>
          <table:table-cell office:value-type="float" office:value="-222.133275524768" calcext:value-type="float">
            <text:p>-222.133275524768</text:p>
          </table:table-cell>
          <table:table-cell office:value-type="float" office:value="-206.929082504401" calcext:value-type="float">
            <text:p>-206.929082504401</text:p>
          </table:table-cell>
          <table:table-cell office:value-type="float" office:value="-223.205682421408" calcext:value-type="float">
            <text:p>-223.205682421408</text:p>
          </table:table-cell>
          <table:table-cell office:value-type="float" office:value="750" calcext:value-type="float">
            <text:p>750</text:p>
          </table:table-cell>
          <table:table-cell office:value-type="float" office:value="-223.583337495725" calcext:value-type="float">
            <text:p>-223.583337495725</text:p>
          </table:table-cell>
        </table:table-row>
        <table:table-row table:style-name="ro1">
          <table:table-cell office:value-type="string" calcext:value-type="string">
            <text:p>2019-12-02 22:11:0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3739611416726" calcext:value-type="float">
            <text:p>72.3739611416726</text:p>
          </table:table-cell>
          <table:table-cell office:value-type="float" office:value="982.263108672514" calcext:value-type="float">
            <text:p>982.263108672514</text:p>
          </table:table-cell>
          <table:table-cell office:value-type="float" office:value="4088970" calcext:value-type="float">
            <text:p>4088970</text:p>
          </table:table-cell>
          <table:table-cell office:value-type="float" office:value="2018587" calcext:value-type="float">
            <text:p>2018587</text:p>
          </table:table-cell>
          <table:table-cell office:value-type="float" office:value="233856" calcext:value-type="float">
            <text:p>233856</text:p>
          </table:table-cell>
          <table:table-cell office:value-type="float" office:value="361010" calcext:value-type="float">
            <text:p>361010</text:p>
          </table:table-cell>
          <table:table-cell office:value-type="float" office:value="225810" calcext:value-type="float">
            <text:p>2258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02" calcext:value-type="float">
            <text:p>221202</text:p>
          </table:table-cell>
          <table:table-cell office:value-type="float" office:value="220220" calcext:value-type="float">
            <text:p>220220</text:p>
          </table:table-cell>
          <table:table-cell office:value-type="float" office:value="2.43721633401112" calcext:value-type="float">
            <text:p>2.43721633401112</text:p>
          </table:table-cell>
          <table:table-cell office:value-type="float" office:value="1.20317175426146" calcext:value-type="float">
            <text:p>1.20317175426146</text:p>
          </table:table-cell>
          <table:table-cell office:value-type="float" office:value="0.139389054702408" calcext:value-type="float">
            <text:p>0.139389054702408</text:p>
          </table:table-cell>
          <table:table-cell office:value-type="float" office:value="0.215178753754944" calcext:value-type="float">
            <text:p>0.215178753754944</text:p>
          </table:table-cell>
          <table:table-cell office:value-type="float" office:value="0.134593264412077" calcext:value-type="float">
            <text:p>0.134593264412077</text:p>
          </table:table-cell>
          <table:table-cell office:value-type="float" office:value="5" calcext:value-type="float">
            <text:p>5</text:p>
          </table:table-cell>
          <table:table-cell office:value-type="float" office:value="0.131846682053409" calcext:value-type="float">
            <text:p>0.131846682053409</text:p>
          </table:table-cell>
          <table:table-cell office:value-type="float" office:value="0.131261364371939" calcext:value-type="float">
            <text:p>0.131261364371939</text:p>
          </table:table-cell>
          <table:table-cell office:value-type="float" office:value="-222.122189059518" calcext:value-type="float">
            <text:p>-222.122189059518</text:p>
          </table:table-cell>
          <table:table-cell office:value-type="float" office:value="-206.964249249011" calcext:value-type="float">
            <text:p>-206.964249249011</text:p>
          </table:table-cell>
          <table:table-cell office:value-type="float" office:value="-223.081347117585" calcext:value-type="float">
            <text:p>-223.081347117585</text:p>
          </table:table-cell>
          <table:table-cell office:value-type="float" office:value="750" calcext:value-type="float">
            <text:p>750</text:p>
          </table:table-cell>
          <table:table-cell office:value-type="float" office:value="-223.630663589318" calcext:value-type="float">
            <text:p>-223.630663589318</text:p>
          </table:table-cell>
        </table:table-row>
        <table:table-row table:style-name="ro1">
          <table:table-cell office:value-type="string" calcext:value-type="string">
            <text:p>2019-12-02 22:11:02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3899911335698" calcext:value-type="float">
            <text:p>72.3899911335698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7737" calcext:value-type="float">
            <text:p>4087737</text:p>
          </table:table-cell>
          <table:table-cell office:value-type="float" office:value="2014007" calcext:value-type="float">
            <text:p>2014007</text:p>
          </table:table-cell>
          <table:table-cell office:value-type="float" office:value="233834" calcext:value-type="float">
            <text:p>233834</text:p>
          </table:table-cell>
          <table:table-cell office:value-type="float" office:value="360670" calcext:value-type="float">
            <text:p>360670</text:p>
          </table:table-cell>
          <table:table-cell office:value-type="float" office:value="226820" calcext:value-type="float">
            <text:p>2268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98" calcext:value-type="float">
            <text:p>220998</text:p>
          </table:table-cell>
          <table:table-cell office:value-type="float" office:value="220384" calcext:value-type="float">
            <text:p>220384</text:p>
          </table:table-cell>
          <table:table-cell office:value-type="float" office:value="2.43648140865343" calcext:value-type="float">
            <text:p>2.43648140865343</text:p>
          </table:table-cell>
          <table:table-cell office:value-type="float" office:value="1.20044186120532" calcext:value-type="float">
            <text:p>1.20044186120532</text:p>
          </table:table-cell>
          <table:table-cell office:value-type="float" office:value="0.139375941678994" calcext:value-type="float">
            <text:p>0.139375941678994</text:p>
          </table:table-cell>
          <table:table-cell office:value-type="float" office:value="0.214976097938549" calcext:value-type="float">
            <text:p>0.214976097938549</text:p>
          </table:table-cell>
          <table:table-cell office:value-type="float" office:value="0.135195271396073" calcext:value-type="float">
            <text:p>0.135195271396073</text:p>
          </table:table-cell>
          <table:table-cell office:value-type="float" office:value="5" calcext:value-type="float">
            <text:p>5</text:p>
          </table:table-cell>
          <table:table-cell office:value-type="float" office:value="0.131725088563572" calcext:value-type="float">
            <text:p>0.131725088563572</text:p>
          </table:table-cell>
          <table:table-cell office:value-type="float" office:value="0.131359116001024" calcext:value-type="float">
            <text:p>0.131359116001024</text:p>
          </table:table-cell>
          <table:table-cell office:value-type="float" office:value="-222.124811664201" calcext:value-type="float">
            <text:p>-222.124811664201</text:p>
          </table:table-cell>
          <table:table-cell office:value-type="float" office:value="-207.00478041229" calcext:value-type="float">
            <text:p>-207.00478041229</text:p>
          </table:table-cell>
          <table:table-cell office:value-type="float" office:value="-222.960945720785" calcext:value-type="float">
            <text:p>-222.960945720785</text:p>
          </table:table-cell>
          <table:table-cell office:value-type="float" office:value="750" calcext:value-type="float">
            <text:p>750</text:p>
          </table:table-cell>
          <table:table-cell office:value-type="float" office:value="-223.654982287286" calcext:value-type="float">
            <text:p>-223.654982287286</text:p>
          </table:table-cell>
        </table:table-row>
        <table:table-row table:style-name="ro1">
          <table:table-cell office:value-type="string" calcext:value-type="string">
            <text:p>2019-12-02 22:11:0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113643367984" calcext:value-type="float">
            <text:p>72.4113643367984</text:p>
          </table:table-cell>
          <table:table-cell office:value-type="float" office:value="982.263108672514" calcext:value-type="float">
            <text:p>982.263108672514</text:p>
          </table:table-cell>
          <table:table-cell office:value-type="float" office:value="4087107" calcext:value-type="float">
            <text:p>4087107</text:p>
          </table:table-cell>
          <table:table-cell office:value-type="float" office:value="2019606" calcext:value-type="float">
            <text:p>2019606</text:p>
          </table:table-cell>
          <table:table-cell office:value-type="float" office:value="233810" calcext:value-type="float">
            <text:p>233810</text:p>
          </table:table-cell>
          <table:table-cell office:value-type="float" office:value="360237" calcext:value-type="float">
            <text:p>360237</text:p>
          </table:table-cell>
          <table:table-cell office:value-type="float" office:value="227420" calcext:value-type="float">
            <text:p>2274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45" calcext:value-type="float">
            <text:p>220845</text:p>
          </table:table-cell>
          <table:table-cell office:value-type="float" office:value="220378" calcext:value-type="float">
            <text:p>220378</text:p>
          </table:table-cell>
          <table:table-cell office:value-type="float" office:value="2.43610589934658" calcext:value-type="float">
            <text:p>2.43610589934658</text:p>
          </table:table-cell>
          <table:table-cell office:value-type="float" office:value="1.20377912566413" calcext:value-type="float">
            <text:p>1.20377912566413</text:p>
          </table:table-cell>
          <table:table-cell office:value-type="float" office:value="0.139361636562542" calcext:value-type="float">
            <text:p>0.139361636562542</text:p>
          </table:table-cell>
          <table:table-cell office:value-type="float" office:value="0.214718009795905" calcext:value-type="float">
            <text:p>0.214718009795905</text:p>
          </table:table-cell>
          <table:table-cell office:value-type="float" office:value="0.135552899307358" calcext:value-type="float">
            <text:p>0.135552899307358</text:p>
          </table:table-cell>
          <table:table-cell office:value-type="float" office:value="5" calcext:value-type="float">
            <text:p>5</text:p>
          </table:table-cell>
          <table:table-cell office:value-type="float" office:value="0.131633893446194" calcext:value-type="float">
            <text:p>0.131633893446194</text:p>
          </table:table-cell>
          <table:table-cell office:value-type="float" office:value="0.131355539721911" calcext:value-type="float">
            <text:p>0.131355539721911</text:p>
          </table:table-cell>
          <table:table-cell office:value-type="float" office:value="-222.127672687491" calcext:value-type="float">
            <text:p>-222.127672687491</text:p>
          </table:table-cell>
          <table:table-cell office:value-type="float" office:value="-207.056398040819" calcext:value-type="float">
            <text:p>-207.056398040819</text:p>
          </table:table-cell>
          <table:table-cell office:value-type="float" office:value="-222.889420138528" calcext:value-type="float">
            <text:p>-222.889420138528</text:p>
          </table:table-cell>
          <table:table-cell office:value-type="float" office:value="750" calcext:value-type="float">
            <text:p>750</text:p>
          </table:table-cell>
          <table:table-cell office:value-type="float" office:value="-223.673221310761" calcext:value-type="float">
            <text:p>-223.673221310761</text:p>
          </table:table-cell>
        </table:table-row>
        <table:table-row table:style-name="ro1">
          <table:table-cell office:value-type="string" calcext:value-type="string">
            <text:p>2019-12-02 22:11:04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4323481049143" calcext:value-type="float">
            <text:p>72.4323481049143</text:p>
          </table:table-cell>
          <table:table-cell office:value-type="float" office:value="982.199642538903" calcext:value-type="float">
            <text:p>982.199642538903</text:p>
          </table:table-cell>
          <table:table-cell office:value-type="float" office:value="4087546" calcext:value-type="float">
            <text:p>4087546</text:p>
          </table:table-cell>
          <table:table-cell office:value-type="float" office:value="2022502" calcext:value-type="float">
            <text:p>2022502</text:p>
          </table:table-cell>
          <table:table-cell office:value-type="float" office:value="233708" calcext:value-type="float">
            <text:p>233708</text:p>
          </table:table-cell>
          <table:table-cell office:value-type="float" office:value="359981" calcext:value-type="float">
            <text:p>359981</text:p>
          </table:table-cell>
          <table:table-cell office:value-type="float" office:value="227496" calcext:value-type="float">
            <text:p>2274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6" calcext:value-type="float">
            <text:p>220856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636756376833" calcext:value-type="float">
            <text:p>2.43636756376833</text:p>
          </table:table-cell>
          <table:table-cell office:value-type="float" office:value="1.2055052763826" calcext:value-type="float">
            <text:p>1.2055052763826</text:p>
          </table:table-cell>
          <table:table-cell office:value-type="float" office:value="0.139300839817624" calcext:value-type="float">
            <text:p>0.139300839817624</text:p>
          </table:table-cell>
          <table:table-cell office:value-type="float" office:value="0.21456542188709" calcext:value-type="float">
            <text:p>0.21456542188709</text:p>
          </table:table-cell>
          <table:table-cell office:value-type="float" office:value="0.135598198842788" calcext:value-type="float">
            <text:p>0.135598198842788</text:p>
          </table:table-cell>
          <table:table-cell office:value-type="float" office:value="5" calcext:value-type="float">
            <text:p>5</text:p>
          </table:table-cell>
          <table:table-cell office:value-type="float" office:value="0.131640449957901" calcext:value-type="float">
            <text:p>0.131640449957901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2.139832036475" calcext:value-type="float">
            <text:p>-222.139832036475</text:p>
          </table:table-cell>
          <table:table-cell office:value-type="float" office:value="-207.086915622582" calcext:value-type="float">
            <text:p>-207.086915622582</text:p>
          </table:table-cell>
          <table:table-cell office:value-type="float" office:value="-222.880360231442" calcext:value-type="float">
            <text:p>-222.880360231442</text:p>
          </table:table-cell>
          <table:table-cell office:value-type="float" office:value="750" calcext:value-type="float">
            <text:p>750</text:p>
          </table:table-cell>
          <table:table-cell office:value-type="float" office:value="-223.67191000842" calcext:value-type="float">
            <text:p>-223.67191000842</text:p>
          </table:table-cell>
        </table:table-row>
        <table:table-row table:style-name="ro1">
          <table:table-cell office:value-type="string" calcext:value-type="string">
            <text:p>2019-12-02 22:11:06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491565831533" calcext:value-type="float">
            <text:p>72.4491565831533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6752" calcext:value-type="float">
            <text:p>4086752</text:p>
          </table:table-cell>
          <table:table-cell office:value-type="float" office:value="2027298" calcext:value-type="float">
            <text:p>2027298</text:p>
          </table:table-cell>
          <table:table-cell office:value-type="float" office:value="233728" calcext:value-type="float">
            <text:p>233728</text:p>
          </table:table-cell>
          <table:table-cell office:value-type="float" office:value="359030" calcext:value-type="float">
            <text:p>359030</text:p>
          </table:table-cell>
          <table:table-cell office:value-type="float" office:value="225183" calcext:value-type="float">
            <text:p>2251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59" calcext:value-type="float">
            <text:p>221559</text:p>
          </table:table-cell>
          <table:table-cell office:value-type="float" office:value="220255" calcext:value-type="float">
            <text:p>220255</text:p>
          </table:table-cell>
          <table:table-cell office:value-type="float" office:value="2.4358943028324" calcext:value-type="float">
            <text:p>2.4358943028324</text:p>
          </table:table-cell>
          <table:table-cell office:value-type="float" office:value="1.2083639154868" calcext:value-type="float">
            <text:p>1.2083639154868</text:p>
          </table:table-cell>
          <table:table-cell office:value-type="float" office:value="0.139312760748" calcext:value-type="float">
            <text:p>0.139312760748</text:p>
          </table:table-cell>
          <table:table-cell office:value-type="float" office:value="0.213998581647704" calcext:value-type="float">
            <text:p>0.213998581647704</text:p>
          </table:table-cell>
          <table:table-cell office:value-type="float" office:value="0.134219543244784" calcext:value-type="float">
            <text:p>0.134219543244784</text:p>
          </table:table-cell>
          <table:table-cell office:value-type="float" office:value="5" calcext:value-type="float">
            <text:p>5</text:p>
          </table:table-cell>
          <table:table-cell office:value-type="float" office:value="0.132059470660623" calcext:value-type="float">
            <text:p>0.132059470660623</text:p>
          </table:table-cell>
          <table:table-cell office:value-type="float" office:value="0.131282226000098" calcext:value-type="float">
            <text:p>0.131282226000098</text:p>
          </table:table-cell>
          <table:table-cell office:value-type="float" office:value="-222.1374478504" calcext:value-type="float">
            <text:p>-222.1374478504</text:p>
          </table:table-cell>
          <table:table-cell office:value-type="float" office:value="-207.200283670459" calcext:value-type="float">
            <text:p>-207.200283670459</text:p>
          </table:table-cell>
          <table:table-cell office:value-type="float" office:value="-223.156091351043" calcext:value-type="float">
            <text:p>-223.156091351043</text:p>
          </table:table-cell>
          <table:table-cell office:value-type="float" office:value="750" calcext:value-type="float">
            <text:p>750</text:p>
          </table:table-cell>
          <table:table-cell office:value-type="float" office:value="-223.588105867875" calcext:value-type="float">
            <text:p>-223.588105867875</text:p>
          </table:table-cell>
        </table:table-row>
        <table:table-row table:style-name="ro1">
          <table:table-cell office:value-type="string" calcext:value-type="string">
            <text:p>2019-12-02 22:11:0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602327129944" calcext:value-type="float">
            <text:p>72.4602327129944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803" calcext:value-type="float">
            <text:p>4087803</text:p>
          </table:table-cell>
          <table:table-cell office:value-type="float" office:value="2033882" calcext:value-type="float">
            <text:p>2033882</text:p>
          </table:table-cell>
          <table:table-cell office:value-type="float" office:value="233874" calcext:value-type="float">
            <text:p>233874</text:p>
          </table:table-cell>
          <table:table-cell office:value-type="float" office:value="358658" calcext:value-type="float">
            <text:p>358658</text:p>
          </table:table-cell>
          <table:table-cell office:value-type="float" office:value="224949" calcext:value-type="float">
            <text:p>2249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14" calcext:value-type="float">
            <text:p>221614</text:p>
          </table:table-cell>
          <table:table-cell office:value-type="float" office:value="220327" calcext:value-type="float">
            <text:p>220327</text:p>
          </table:table-cell>
          <table:table-cell office:value-type="float" office:value="2.43652074772367" calcext:value-type="float">
            <text:p>2.43652074772367</text:p>
          </table:table-cell>
          <table:table-cell office:value-type="float" office:value="1.21228828576664" calcext:value-type="float">
            <text:p>1.21228828576664</text:p>
          </table:table-cell>
          <table:table-cell office:value-type="float" office:value="0.139399783539746" calcext:value-type="float">
            <text:p>0.139399783539746</text:p>
          </table:table-cell>
          <table:table-cell office:value-type="float" office:value="0.213776852342707" calcext:value-type="float">
            <text:p>0.213776852342707</text:p>
          </table:table-cell>
          <table:table-cell office:value-type="float" office:value="0.134080068359383" calcext:value-type="float">
            <text:p>0.134080068359383</text:p>
          </table:table-cell>
          <table:table-cell office:value-type="float" office:value="5" calcext:value-type="float">
            <text:p>5</text:p>
          </table:table-cell>
          <table:table-cell office:value-type="float" office:value="0.132092253219158" calcext:value-type="float">
            <text:p>0.132092253219158</text:p>
          </table:table-cell>
          <table:table-cell office:value-type="float" office:value="0.131325141349452" calcext:value-type="float">
            <text:p>0.131325141349452</text:p>
          </table:table-cell>
          <table:table-cell office:value-type="float" office:value="-222.120043292051" calcext:value-type="float">
            <text:p>-222.120043292051</text:p>
          </table:table-cell>
          <table:table-cell office:value-type="float" office:value="-207.244629531459" calcext:value-type="float">
            <text:p>-207.244629531459</text:p>
          </table:table-cell>
          <table:table-cell office:value-type="float" office:value="-223.183986328123" calcext:value-type="float">
            <text:p>-223.183986328123</text:p>
          </table:table-cell>
          <table:table-cell office:value-type="float" office:value="750" calcext:value-type="float">
            <text:p>750</text:p>
          </table:table-cell>
          <table:table-cell office:value-type="float" office:value="-223.581549356168" calcext:value-type="float">
            <text:p>-223.581549356168</text:p>
          </table:table-cell>
        </table:table-row>
        <table:table-row table:style-name="ro1">
          <table:table-cell office:value-type="string" calcext:value-type="string">
            <text:p>2019-12-02 22:11:08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606222823508" calcext:value-type="float">
            <text:p>72.4606222823508</text:p>
          </table:table-cell>
          <table:table-cell office:value-type="float" office:value="982.288677992423" calcext:value-type="float">
            <text:p>982.288677992423</text:p>
          </table:table-cell>
          <table:table-cell office:value-type="float" office:value="4081588" calcext:value-type="float">
            <text:p>4081588</text:p>
          </table:table-cell>
          <table:table-cell office:value-type="float" office:value="2034190" calcext:value-type="float">
            <text:p>2034190</text:p>
          </table:table-cell>
          <table:table-cell office:value-type="float" office:value="233767" calcext:value-type="float">
            <text:p>233767</text:p>
          </table:table-cell>
          <table:table-cell office:value-type="float" office:value="357388" calcext:value-type="float">
            <text:p>357388</text:p>
          </table:table-cell>
          <table:table-cell office:value-type="float" office:value="224799" calcext:value-type="float">
            <text:p>2247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656" calcext:value-type="float">
            <text:p>221656</text:p>
          </table:table-cell>
          <table:table-cell office:value-type="float" office:value="220265" calcext:value-type="float">
            <text:p>220265</text:p>
          </table:table-cell>
          <table:table-cell office:value-type="float" office:value="2.43281631860928" calcext:value-type="float">
            <text:p>2.43281631860928</text:p>
          </table:table-cell>
          <table:table-cell office:value-type="float" office:value="1.21247186809443" calcext:value-type="float">
            <text:p>1.21247186809443</text:p>
          </table:table-cell>
          <table:table-cell office:value-type="float" office:value="0.139336006562234" calcext:value-type="float">
            <text:p>0.139336006562234</text:p>
          </table:table-cell>
          <table:table-cell office:value-type="float" office:value="0.213019873263821" calcext:value-type="float">
            <text:p>0.213019873263821</text:p>
          </table:table-cell>
          <table:table-cell office:value-type="float" office:value="0.133990661381562" calcext:value-type="float">
            <text:p>0.133990661381562</text:p>
          </table:table-cell>
          <table:table-cell office:value-type="float" office:value="5" calcext:value-type="float">
            <text:p>5</text:p>
          </table:table-cell>
          <table:table-cell office:value-type="float" office:value="0.132117287172948" calcext:value-type="float">
            <text:p>0.132117287172948</text:p>
          </table:table-cell>
          <table:table-cell office:value-type="float" office:value="0.131288186465286" calcext:value-type="float">
            <text:p>0.131288186465286</text:p>
          </table:table-cell>
          <table:table-cell office:value-type="float" office:value="-222.132798687553" calcext:value-type="float">
            <text:p>-222.132798687553</text:p>
          </table:table-cell>
          <table:table-cell office:value-type="float" office:value="-207.396025347236" calcext:value-type="float">
            <text:p>-207.396025347236</text:p>
          </table:table-cell>
          <table:table-cell office:value-type="float" office:value="-223.201867723688" calcext:value-type="float">
            <text:p>-223.201867723688</text:p>
          </table:table-cell>
          <table:table-cell office:value-type="float" office:value="750" calcext:value-type="float">
            <text:p>750</text:p>
          </table:table-cell>
          <table:table-cell office:value-type="float" office:value="-223.57654256541" calcext:value-type="float">
            <text:p>-223.57654256541</text:p>
          </table:table-cell>
        </table:table-row>
        <table:table-row table:style-name="ro1">
          <table:table-cell office:value-type="string" calcext:value-type="string">
            <text:p>2019-12-02 22:11:09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701399426538" calcext:value-type="float">
            <text:p>72.4701399426538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5759" calcext:value-type="float">
            <text:p>4085759</text:p>
          </table:table-cell>
          <table:table-cell office:value-type="float" office:value="2038917" calcext:value-type="float">
            <text:p>2038917</text:p>
          </table:table-cell>
          <table:table-cell office:value-type="float" office:value="234043" calcext:value-type="float">
            <text:p>234043</text:p>
          </table:table-cell>
          <table:table-cell office:value-type="float" office:value="357976" calcext:value-type="float">
            <text:p>357976</text:p>
          </table:table-cell>
          <table:table-cell office:value-type="float" office:value="224916" calcext:value-type="float">
            <text:p>2249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702" calcext:value-type="float">
            <text:p>221702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530242863922" calcext:value-type="float">
            <text:p>2.43530242863922</text:p>
          </table:table-cell>
          <table:table-cell office:value-type="float" office:value="1.21528937998884" calcext:value-type="float">
            <text:p>1.21528937998884</text:p>
          </table:table-cell>
          <table:table-cell office:value-type="float" office:value="0.139500515401425" calcext:value-type="float">
            <text:p>0.139500515401425</text:p>
          </table:table-cell>
          <table:table-cell office:value-type="float" office:value="0.21337034861688" calcext:value-type="float">
            <text:p>0.21337034861688</text:p>
          </table:table-cell>
          <table:table-cell office:value-type="float" office:value="0.134060398824262" calcext:value-type="float">
            <text:p>0.134060398824262</text:p>
          </table:table-cell>
          <table:table-cell office:value-type="float" office:value="5" calcext:value-type="float">
            <text:p>5</text:p>
          </table:table-cell>
          <table:table-cell office:value-type="float" office:value="0.132144705312813" calcext:value-type="float">
            <text:p>0.132144705312813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2.099896919715" calcext:value-type="float">
            <text:p>-222.099896919715</text:p>
          </table:table-cell>
          <table:table-cell office:value-type="float" office:value="-207.325930276624" calcext:value-type="float">
            <text:p>-207.325930276624</text:p>
          </table:table-cell>
          <table:table-cell office:value-type="float" office:value="-223.187920235147" calcext:value-type="float">
            <text:p>-223.187920235147</text:p>
          </table:table-cell>
          <table:table-cell office:value-type="float" office:value="750" calcext:value-type="float">
            <text:p>750</text:p>
          </table:table-cell>
          <table:table-cell office:value-type="float" office:value="-223.571058937437" calcext:value-type="float">
            <text:p>-223.571058937437</text:p>
          </table:table-cell>
        </table:table-row>
        <table:table-row table:style-name="ro1">
          <table:table-cell office:value-type="string" calcext:value-type="string">
            <text:p>2019-12-02 22:11:1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869492404475" calcext:value-type="float">
            <text:p>72.4869492404475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103" calcext:value-type="float">
            <text:p>4087103</text:p>
          </table:table-cell>
          <table:table-cell office:value-type="float" office:value="2026106" calcext:value-type="float">
            <text:p>2026106</text:p>
          </table:table-cell>
          <table:table-cell office:value-type="float" office:value="234341" calcext:value-type="float">
            <text:p>234341</text:p>
          </table:table-cell>
          <table:table-cell office:value-type="float" office:value="357810" calcext:value-type="float">
            <text:p>357810</text:p>
          </table:table-cell>
          <table:table-cell office:value-type="float" office:value="225399" calcext:value-type="float">
            <text:p>2253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68" calcext:value-type="float">
            <text:p>221468</text:p>
          </table:table-cell>
          <table:table-cell office:value-type="float" office:value="220301" calcext:value-type="float">
            <text:p>220301</text:p>
          </table:table-cell>
          <table:table-cell office:value-type="float" office:value="2.4361035151605" calcext:value-type="float">
            <text:p>2.4361035151605</text:p>
          </table:table-cell>
          <table:table-cell office:value-type="float" office:value="1.20765342803638" calcext:value-type="float">
            <text:p>1.20765342803638</text:p>
          </table:table-cell>
          <table:table-cell office:value-type="float" office:value="0.13967813726403" calcext:value-type="float">
            <text:p>0.13967813726403</text:p>
          </table:table-cell>
          <table:table-cell office:value-type="float" office:value="0.213271404894758" calcext:value-type="float">
            <text:p>0.213271404894758</text:p>
          </table:table-cell>
          <table:table-cell office:value-type="float" office:value="0.134348289292847" calcext:value-type="float">
            <text:p>0.134348289292847</text:p>
          </table:table-cell>
          <table:table-cell office:value-type="float" office:value="5" calcext:value-type="float">
            <text:p>5</text:p>
          </table:table-cell>
          <table:table-cell office:value-type="float" office:value="0.132005230427412" calcext:value-type="float">
            <text:p>0.132005230427412</text:p>
          </table:table-cell>
          <table:table-cell office:value-type="float" office:value="0.131309644139963" calcext:value-type="float">
            <text:p>0.131309644139963</text:p>
          </table:table-cell>
          <table:table-cell office:value-type="float" office:value="-222.064372547194" calcext:value-type="float">
            <text:p>-222.064372547194</text:p>
          </table:table-cell>
          <table:table-cell office:value-type="float" office:value="-207.345719021048" calcext:value-type="float">
            <text:p>-207.345719021048</text:p>
          </table:table-cell>
          <table:table-cell office:value-type="float" office:value="-223.130342141431" calcext:value-type="float">
            <text:p>-223.130342141431</text:p>
          </table:table-cell>
          <table:table-cell office:value-type="float" office:value="750" calcext:value-type="float">
            <text:p>750</text:p>
          </table:table-cell>
          <table:table-cell office:value-type="float" office:value="-223.598953914518" calcext:value-type="float">
            <text:p>-223.598953914518</text:p>
          </table:table-cell>
        </table:table-row>
        <table:table-row table:style-name="ro1">
          <table:table-cell office:value-type="string" calcext:value-type="string">
            <text:p>2019-12-02 22:11:12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980257801633" calcext:value-type="float">
            <text:p>72.4980257801633</text:p>
          </table:table-cell>
          <table:table-cell office:value-type="float" office:value="982.233733061225" calcext:value-type="float">
            <text:p>982.233733061225</text:p>
          </table:table-cell>
          <table:table-cell office:value-type="float" office:value="4087406" calcext:value-type="float">
            <text:p>4087406</text:p>
          </table:table-cell>
          <table:table-cell office:value-type="float" office:value="2024653" calcext:value-type="float">
            <text:p>2024653</text:p>
          </table:table-cell>
          <table:table-cell office:value-type="float" office:value="234589" calcext:value-type="float">
            <text:p>234589</text:p>
          </table:table-cell>
          <table:table-cell office:value-type="float" office:value="357490" calcext:value-type="float">
            <text:p>357490</text:p>
          </table:table-cell>
          <table:table-cell office:value-type="float" office:value="225358" calcext:value-type="float">
            <text:p>2253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03" calcext:value-type="float">
            <text:p>221503</text:p>
          </table:table-cell>
          <table:table-cell office:value-type="float" office:value="220358" calcext:value-type="float">
            <text:p>220358</text:p>
          </table:table-cell>
          <table:table-cell office:value-type="float" office:value="2.4362841172557" calcext:value-type="float">
            <text:p>2.4362841172557</text:p>
          </table:table-cell>
          <table:table-cell office:value-type="float" office:value="1.20678737244455" calcext:value-type="float">
            <text:p>1.20678737244455</text:p>
          </table:table-cell>
          <table:table-cell office:value-type="float" office:value="0.139825956800694" calcext:value-type="float">
            <text:p>0.139825956800694</text:p>
          </table:table-cell>
          <table:table-cell office:value-type="float" office:value="0.213080670008739" calcext:value-type="float">
            <text:p>0.213080670008739</text:p>
          </table:table-cell>
          <table:table-cell office:value-type="float" office:value="0.134323851385576" calcext:value-type="float">
            <text:p>0.134323851385576</text:p>
          </table:table-cell>
          <table:table-cell office:value-type="float" office:value="5" calcext:value-type="float">
            <text:p>5</text:p>
          </table:table-cell>
          <table:table-cell office:value-type="float" office:value="0.13202609205557" calcext:value-type="float">
            <text:p>0.13202609205557</text:p>
          </table:table-cell>
          <table:table-cell office:value-type="float" office:value="0.131343618791535" calcext:value-type="float">
            <text:p>0.131343618791535</text:p>
          </table:table-cell>
          <table:table-cell office:value-type="float" office:value="-222.034808639861" calcext:value-type="float">
            <text:p>-222.034808639861</text:p>
          </table:table-cell>
          <table:table-cell office:value-type="float" office:value="-207.383865998252" calcext:value-type="float">
            <text:p>-207.383865998252</text:p>
          </table:table-cell>
          <table:table-cell office:value-type="float" office:value="-223.135229722885" calcext:value-type="float">
            <text:p>-223.135229722885</text:p>
          </table:table-cell>
          <table:table-cell office:value-type="float" office:value="750" calcext:value-type="float">
            <text:p>750</text:p>
          </table:table-cell>
          <table:table-cell office:value-type="float" office:value="-223.594781588886" calcext:value-type="float">
            <text:p>-223.594781588886</text:p>
          </table:table-cell>
        </table:table-row>
        <table:table-row table:style-name="ro1">
          <table:table-cell office:value-type="string" calcext:value-type="string">
            <text:p>2019-12-02 22:11:1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915126345927" calcext:value-type="float">
            <text:p>72.4915126345927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7342" calcext:value-type="float">
            <text:p>4087342</text:p>
          </table:table-cell>
          <table:table-cell office:value-type="float" office:value="2025413" calcext:value-type="float">
            <text:p>2025413</text:p>
          </table:table-cell>
          <table:table-cell office:value-type="float" office:value="234631" calcext:value-type="float">
            <text:p>234631</text:p>
          </table:table-cell>
          <table:table-cell office:value-type="float" office:value="357044" calcext:value-type="float">
            <text:p>357044</text:p>
          </table:table-cell>
          <table:table-cell office:value-type="float" office:value="225250" calcext:value-type="float">
            <text:p>2252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03" calcext:value-type="float">
            <text:p>221403</text:p>
          </table:table-cell>
          <table:table-cell office:value-type="float" office:value="220298" calcext:value-type="float">
            <text:p>220298</text:p>
          </table:table-cell>
          <table:table-cell office:value-type="float" office:value="2.4362459702785" calcext:value-type="float">
            <text:p>2.4362459702785</text:p>
          </table:table-cell>
          <table:table-cell office:value-type="float" office:value="1.20724036779885" calcext:value-type="float">
            <text:p>1.20724036779885</text:p>
          </table:table-cell>
          <table:table-cell office:value-type="float" office:value="0.139850990754484" calcext:value-type="float">
            <text:p>0.139850990754484</text:p>
          </table:table-cell>
          <table:table-cell office:value-type="float" office:value="0.212814833261351" calcext:value-type="float">
            <text:p>0.212814833261351</text:p>
          </table:table-cell>
          <table:table-cell office:value-type="float" office:value="0.134259478361544" calcext:value-type="float">
            <text:p>0.134259478361544</text:p>
          </table:table-cell>
          <table:table-cell office:value-type="float" office:value="5" calcext:value-type="float">
            <text:p>5</text:p>
          </table:table-cell>
          <table:table-cell office:value-type="float" office:value="0.131966487403689" calcext:value-type="float">
            <text:p>0.131966487403689</text:p>
          </table:table-cell>
          <table:table-cell office:value-type="float" office:value="0.131307856000406" calcext:value-type="float">
            <text:p>0.131307856000406</text:p>
          </table:table-cell>
          <table:table-cell office:value-type="float" office:value="-222.029801849103" calcext:value-type="float">
            <text:p>-222.029801849103</text:p>
          </table:table-cell>
          <table:table-cell office:value-type="float" office:value="-207.43703334773" calcext:value-type="float">
            <text:p>-207.43703334773</text:p>
          </table:table-cell>
          <table:table-cell office:value-type="float" office:value="-223.148104327691" calcext:value-type="float">
            <text:p>-223.148104327691</text:p>
          </table:table-cell>
          <table:table-cell office:value-type="float" office:value="750" calcext:value-type="float">
            <text:p>750</text:p>
          </table:table-cell>
          <table:table-cell office:value-type="float" office:value="-223.606702519262" calcext:value-type="float">
            <text:p>-223.606702519262</text:p>
          </table:table-cell>
        </table:table-row>
        <table:table-row table:style-name="ro1">
          <table:table-cell office:value-type="string" calcext:value-type="string">
            <text:p>2019-12-02 22:11:14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968557862737" calcext:value-type="float">
            <text:p>72.4968557862737</text:p>
          </table:table-cell>
          <table:table-cell office:value-type="float" office:value="982.208165114242" calcext:value-type="float">
            <text:p>982.208165114242</text:p>
          </table:table-cell>
          <table:table-cell office:value-type="float" office:value="4087094" calcext:value-type="float">
            <text:p>4087094</text:p>
          </table:table-cell>
          <table:table-cell office:value-type="float" office:value="2023717" calcext:value-type="float">
            <text:p>2023717</text:p>
          </table:table-cell>
          <table:table-cell office:value-type="float" office:value="234678" calcext:value-type="float">
            <text:p>234678</text:p>
          </table:table-cell>
          <table:table-cell office:value-type="float" office:value="356744" calcext:value-type="float">
            <text:p>356744</text:p>
          </table:table-cell>
          <table:table-cell office:value-type="float" office:value="225454" calcext:value-type="float">
            <text:p>2254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28" calcext:value-type="float">
            <text:p>221328</text:p>
          </table:table-cell>
          <table:table-cell office:value-type="float" office:value="220266" calcext:value-type="float">
            <text:p>220266</text:p>
          </table:table-cell>
          <table:table-cell office:value-type="float" office:value="2.43609815074183" calcext:value-type="float">
            <text:p>2.43609815074183</text:p>
          </table:table-cell>
          <table:table-cell office:value-type="float" office:value="1.20622947290295" calcext:value-type="float">
            <text:p>1.20622947290295</text:p>
          </table:table-cell>
          <table:table-cell office:value-type="float" office:value="0.139879004940868" calcext:value-type="float">
            <text:p>0.139879004940868</text:p>
          </table:table-cell>
          <table:table-cell office:value-type="float" office:value="0.212636019305708" calcext:value-type="float">
            <text:p>0.212636019305708</text:p>
          </table:table-cell>
          <table:table-cell office:value-type="float" office:value="0.134381071851381" calcext:value-type="float">
            <text:p>0.134381071851381</text:p>
          </table:table-cell>
          <table:table-cell office:value-type="float" office:value="5" calcext:value-type="float">
            <text:p>5</text:p>
          </table:table-cell>
          <table:table-cell office:value-type="float" office:value="0.131921783914779" calcext:value-type="float">
            <text:p>0.131921783914779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-222.024199011826" calcext:value-type="float">
            <text:p>-222.024199011826</text:p>
          </table:table-cell>
          <table:table-cell office:value-type="float" office:value="-207.472796138858" calcext:value-type="float">
            <text:p>-207.472796138858</text:p>
          </table:table-cell>
          <table:table-cell office:value-type="float" office:value="-223.123785629724" calcext:value-type="float">
            <text:p>-223.123785629724</text:p>
          </table:table-cell>
          <table:table-cell office:value-type="float" office:value="750" calcext:value-type="float">
            <text:p>750</text:p>
          </table:table-cell>
          <table:table-cell office:value-type="float" office:value="-223.615643217044" calcext:value-type="float">
            <text:p>-223.615643217044</text:p>
          </table:table-cell>
        </table:table-row>
        <table:table-row table:style-name="ro1">
          <table:table-cell office:value-type="string" calcext:value-type="string">
            <text:p>2019-12-02 22:11:16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182283077827" calcext:value-type="float">
            <text:p>72.5182283077827</text:p>
          </table:table-cell>
          <table:table-cell office:value-type="float" office:value="982.208165114242" calcext:value-type="float">
            <text:p>982.208165114242</text:p>
          </table:table-cell>
          <table:table-cell office:value-type="float" office:value="4087426" calcext:value-type="float">
            <text:p>4087426</text:p>
          </table:table-cell>
          <table:table-cell office:value-type="float" office:value="2016788" calcext:value-type="float">
            <text:p>2016788</text:p>
          </table:table-cell>
          <table:table-cell office:value-type="float" office:value="234807" calcext:value-type="float">
            <text:p>234807</text:p>
          </table:table-cell>
          <table:table-cell office:value-type="float" office:value="355946" calcext:value-type="float">
            <text:p>355946</text:p>
          </table:table-cell>
          <table:table-cell office:value-type="float" office:value="226848" calcext:value-type="float">
            <text:p>2268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38" calcext:value-type="float">
            <text:p>221038</text:p>
          </table:table-cell>
          <table:table-cell office:value-type="float" office:value="220408" calcext:value-type="float">
            <text:p>220408</text:p>
          </table:table-cell>
          <table:table-cell office:value-type="float" office:value="2.43629603818608" calcext:value-type="float">
            <text:p>2.43629603818608</text:p>
          </table:table-cell>
          <table:table-cell office:value-type="float" office:value="1.20209946657413" calcext:value-type="float">
            <text:p>1.20209946657413</text:p>
          </table:table-cell>
          <table:table-cell office:value-type="float" office:value="0.139955894941794" calcext:value-type="float">
            <text:p>0.139955894941794</text:p>
          </table:table-cell>
          <table:table-cell office:value-type="float" office:value="0.212160374183699" calcext:value-type="float">
            <text:p>0.212160374183699</text:p>
          </table:table-cell>
          <table:table-cell office:value-type="float" office:value="0.1352119606986" calcext:value-type="float">
            <text:p>0.1352119606986</text:p>
          </table:table-cell>
          <table:table-cell office:value-type="float" office:value="5" calcext:value-type="float">
            <text:p>5</text:p>
          </table:table-cell>
          <table:table-cell office:value-type="float" office:value="0.131748930424324" calcext:value-type="float">
            <text:p>0.131748930424324</text:p>
          </table:table-cell>
          <table:table-cell office:value-type="float" office:value="0.131373421117475" calcext:value-type="float">
            <text:p>0.131373421117475</text:p>
          </table:table-cell>
          <table:table-cell office:value-type="float" office:value="-222.008821011641" calcext:value-type="float">
            <text:p>-222.008821011641</text:p>
          </table:table-cell>
          <table:table-cell office:value-type="float" office:value="-207.56792516326" calcext:value-type="float">
            <text:p>-207.56792516326</text:p>
          </table:table-cell>
          <table:table-cell office:value-type="float" office:value="-222.95760786028" calcext:value-type="float">
            <text:p>-222.95760786028</text:p>
          </table:table-cell>
          <table:table-cell office:value-type="float" office:value="750" calcext:value-type="float">
            <text:p>750</text:p>
          </table:table-cell>
          <table:table-cell office:value-type="float" office:value="-223.650213915135" calcext:value-type="float">
            <text:p>-223.650213915135</text:p>
          </table:table-cell>
        </table:table-row>
        <table:table-row table:style-name="ro1">
          <table:table-cell office:value-type="string" calcext:value-type="string">
            <text:p>2019-12-02 22:11:1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243520209627" calcext:value-type="float">
            <text:p>72.5243520209627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90919" calcext:value-type="float">
            <text:p>4090919</text:p>
          </table:table-cell>
          <table:table-cell office:value-type="float" office:value="2022114" calcext:value-type="float">
            <text:p>2022114</text:p>
          </table:table-cell>
          <table:table-cell office:value-type="float" office:value="234855" calcext:value-type="float">
            <text:p>234855</text:p>
          </table:table-cell>
          <table:table-cell office:value-type="float" office:value="356083" calcext:value-type="float">
            <text:p>356083</text:p>
          </table:table-cell>
          <table:table-cell office:value-type="float" office:value="227446" calcext:value-type="float">
            <text:p>2274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59" calcext:value-type="float">
            <text:p>220759</text:p>
          </table:table-cell>
          <table:table-cell office:value-type="float" office:value="220432" calcext:value-type="float">
            <text:p>220432</text:p>
          </table:table-cell>
          <table:table-cell office:value-type="float" office:value="2.43837802867627" calcext:value-type="float">
            <text:p>2.43837802867627</text:p>
          </table:table-cell>
          <table:table-cell office:value-type="float" office:value="1.2052740103333" calcext:value-type="float">
            <text:p>1.2052740103333</text:p>
          </table:table-cell>
          <table:table-cell office:value-type="float" office:value="0.139984505174697" calcext:value-type="float">
            <text:p>0.139984505174697</text:p>
          </table:table-cell>
          <table:table-cell office:value-type="float" office:value="0.212242032556776" calcext:value-type="float">
            <text:p>0.212242032556776</text:p>
          </table:table-cell>
          <table:table-cell office:value-type="float" office:value="0.135568396516847" calcext:value-type="float">
            <text:p>0.135568396516847</text:p>
          </table:table-cell>
          <table:table-cell office:value-type="float" office:value="5" calcext:value-type="float">
            <text:p>5</text:p>
          </table:table-cell>
          <table:table-cell office:value-type="float" office:value="0.131582633445577" calcext:value-type="float">
            <text:p>0.131582633445577</text:p>
          </table:table-cell>
          <table:table-cell office:value-type="float" office:value="0.131387726233927" calcext:value-type="float">
            <text:p>0.131387726233927</text:p>
          </table:table-cell>
          <table:table-cell office:value-type="float" office:value="-222.003098965061" calcext:value-type="float">
            <text:p>-222.003098965061</text:p>
          </table:table-cell>
          <table:table-cell office:value-type="float" office:value="-207.551593488645" calcext:value-type="float">
            <text:p>-207.551593488645</text:p>
          </table:table-cell>
          <table:table-cell office:value-type="float" office:value="-222.886320696631" calcext:value-type="float">
            <text:p>-222.886320696631</text:p>
          </table:table-cell>
          <table:table-cell office:value-type="float" office:value="750" calcext:value-type="float">
            <text:p>750</text:p>
          </table:table-cell>
          <table:table-cell office:value-type="float" office:value="-223.683473310885" calcext:value-type="float">
            <text:p>-223.683473310885</text:p>
          </table:table-cell>
        </table:table-row>
        <table:table-row table:style-name="ro1">
          <table:table-cell office:value-type="string" calcext:value-type="string">
            <text:p>2019-12-02 22:11:18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396006929478" calcext:value-type="float">
            <text:p>72.5396006929478</text:p>
          </table:table-cell>
          <table:table-cell office:value-type="float" office:value="982.208165114242" calcext:value-type="float">
            <text:p>982.208165114242</text:p>
          </table:table-cell>
          <table:table-cell office:value-type="float" office:value="4089162" calcext:value-type="float">
            <text:p>4089162</text:p>
          </table:table-cell>
          <table:table-cell office:value-type="float" office:value="2025671" calcext:value-type="float">
            <text:p>2025671</text:p>
          </table:table-cell>
          <table:table-cell office:value-type="float" office:value="234849" calcext:value-type="float">
            <text:p>234849</text:p>
          </table:table-cell>
          <table:table-cell office:value-type="float" office:value="355764" calcext:value-type="float">
            <text:p>355764</text:p>
          </table:table-cell>
          <table:table-cell office:value-type="float" office:value="227732" calcext:value-type="float">
            <text:p>2277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42" calcext:value-type="float">
            <text:p>220642</text:p>
          </table:table-cell>
          <table:table-cell office:value-type="float" office:value="220382" calcext:value-type="float">
            <text:p>220382</text:p>
          </table:table-cell>
          <table:table-cell office:value-type="float" office:value="2.43733077494273" calcext:value-type="float">
            <text:p>2.43733077494273</text:p>
          </table:table-cell>
          <table:table-cell office:value-type="float" office:value="1.2073941478007" calcext:value-type="float">
            <text:p>1.2073941478007</text:p>
          </table:table-cell>
          <table:table-cell office:value-type="float" office:value="0.139980928895584" calcext:value-type="float">
            <text:p>0.139980928895584</text:p>
          </table:table-cell>
          <table:table-cell office:value-type="float" office:value="0.212051893717276" calcext:value-type="float">
            <text:p>0.212051893717276</text:p>
          </table:table-cell>
          <table:table-cell office:value-type="float" office:value="0.135738865821226" calcext:value-type="float">
            <text:p>0.135738865821226</text:p>
          </table:table-cell>
          <table:table-cell office:value-type="float" office:value="5" calcext:value-type="float">
            <text:p>5</text:p>
          </table:table-cell>
          <table:table-cell office:value-type="float" office:value="0.131512896002876" calcext:value-type="float">
            <text:p>0.131512896002876</text:p>
          </table:table-cell>
          <table:table-cell office:value-type="float" office:value="0.131357923907986" calcext:value-type="float">
            <text:p>0.131357923907986</text:p>
          </table:table-cell>
          <table:table-cell office:value-type="float" office:value="-222.003814220883" calcext:value-type="float">
            <text:p>-222.003814220883</text:p>
          </table:table-cell>
          <table:table-cell office:value-type="float" office:value="-207.589621256545" calcext:value-type="float">
            <text:p>-207.589621256545</text:p>
          </table:table-cell>
          <table:table-cell office:value-type="float" office:value="-222.852226835755" calcext:value-type="float">
            <text:p>-222.852226835755</text:p>
          </table:table-cell>
          <table:table-cell office:value-type="float" office:value="750" calcext:value-type="float">
            <text:p>750</text:p>
          </table:table-cell>
          <table:table-cell office:value-type="float" office:value="-223.697420799425" calcext:value-type="float">
            <text:p>-223.697420799425</text:p>
          </table:table-cell>
        </table:table-row>
        <table:table-row table:style-name="ro1">
          <table:table-cell office:value-type="string" calcext:value-type="string">
            <text:p>2019-12-02 22:11:19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358192582284" calcext:value-type="float">
            <text:p>72.5358192582284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169" calcext:value-type="float">
            <text:p>4087169</text:p>
          </table:table-cell>
          <table:table-cell office:value-type="float" office:value="2039654" calcext:value-type="float">
            <text:p>2039654</text:p>
          </table:table-cell>
          <table:table-cell office:value-type="float" office:value="234729" calcext:value-type="float">
            <text:p>234729</text:p>
          </table:table-cell>
          <table:table-cell office:value-type="float" office:value="355282" calcext:value-type="float">
            <text:p>355282</text:p>
          </table:table-cell>
          <table:table-cell office:value-type="float" office:value="227943" calcext:value-type="float">
            <text:p>2279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50" calcext:value-type="float">
            <text:p>220650</text:p>
          </table:table-cell>
          <table:table-cell office:value-type="float" office:value="220487" calcext:value-type="float">
            <text:p>220487</text:p>
          </table:table-cell>
          <table:table-cell office:value-type="float" office:value="2.43614285423074" calcext:value-type="float">
            <text:p>2.43614285423074</text:p>
          </table:table-cell>
          <table:table-cell office:value-type="float" office:value="1.2157286662732" calcext:value-type="float">
            <text:p>1.2157286662732</text:p>
          </table:table-cell>
          <table:table-cell office:value-type="float" office:value="0.139909403313327" calcext:value-type="float">
            <text:p>0.139909403313327</text:p>
          </table:table-cell>
          <table:table-cell office:value-type="float" office:value="0.211764599295211" calcext:value-type="float">
            <text:p>0.211764599295211</text:p>
          </table:table-cell>
          <table:table-cell office:value-type="float" office:value="0.135864631636695" calcext:value-type="float">
            <text:p>0.135864631636695</text:p>
          </table:table-cell>
          <table:table-cell office:value-type="float" office:value="5" calcext:value-type="float">
            <text:p>5</text:p>
          </table:table-cell>
          <table:table-cell office:value-type="float" office:value="0.131517664375027" calcext:value-type="float">
            <text:p>0.131517664375027</text:p>
          </table:table-cell>
          <table:table-cell office:value-type="float" office:value="0.131420508792461" calcext:value-type="float">
            <text:p>0.131420508792461</text:p>
          </table:table-cell>
          <table:table-cell office:value-type="float" office:value="-222.018119337335" calcext:value-type="float">
            <text:p>-222.018119337335</text:p>
          </table:table-cell>
          <table:table-cell office:value-type="float" office:value="-207.647080140958" calcext:value-type="float">
            <text:p>-207.647080140958</text:p>
          </table:table-cell>
          <table:table-cell office:value-type="float" office:value="-222.827073672661" calcext:value-type="float">
            <text:p>-222.827073672661</text:p>
          </table:table-cell>
          <table:table-cell office:value-type="float" office:value="750" calcext:value-type="float">
            <text:p>750</text:p>
          </table:table-cell>
          <table:table-cell office:value-type="float" office:value="-223.696467124995" calcext:value-type="float">
            <text:p>-223.696467124995</text:p>
          </table:table-cell>
        </table:table-row>
        <table:table-row table:style-name="ro1">
          <table:table-cell office:value-type="string" calcext:value-type="string">
            <text:p>2019-12-02 22:11:21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609729417689" calcext:value-type="float">
            <text:p>72.5609729417689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7270" calcext:value-type="float">
            <text:p>4087270</text:p>
          </table:table-cell>
          <table:table-cell office:value-type="float" office:value="2022737" calcext:value-type="float">
            <text:p>2022737</text:p>
          </table:table-cell>
          <table:table-cell office:value-type="float" office:value="234731" calcext:value-type="float">
            <text:p>234731</text:p>
          </table:table-cell>
          <table:table-cell office:value-type="float" office:value="354774" calcext:value-type="float">
            <text:p>354774</text:p>
          </table:table-cell>
          <table:table-cell office:value-type="float" office:value="227355" calcext:value-type="float">
            <text:p>2273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31" calcext:value-type="float">
            <text:p>220931</text:p>
          </table:table-cell>
          <table:table-cell office:value-type="float" office:value="220411" calcext:value-type="float">
            <text:p>220411</text:p>
          </table:table-cell>
          <table:table-cell office:value-type="float" office:value="2.43620305492914" calcext:value-type="float">
            <text:p>2.43620305492914</text:p>
          </table:table-cell>
          <table:table-cell office:value-type="float" office:value="1.20564534731452" calcext:value-type="float">
            <text:p>1.20564534731452</text:p>
          </table:table-cell>
          <table:table-cell office:value-type="float" office:value="0.139910595406365" calcext:value-type="float">
            <text:p>0.139910595406365</text:p>
          </table:table-cell>
          <table:table-cell office:value-type="float" office:value="0.211461807663656" calcext:value-type="float">
            <text:p>0.211461807663656</text:p>
          </table:table-cell>
          <table:table-cell office:value-type="float" office:value="0.135514156283636" calcext:value-type="float">
            <text:p>0.135514156283636</text:p>
          </table:table-cell>
          <table:table-cell office:value-type="float" office:value="5" calcext:value-type="float">
            <text:p>5</text:p>
          </table:table-cell>
          <table:table-cell office:value-type="float" office:value="0.131685153446812" calcext:value-type="float">
            <text:p>0.131685153446812</text:p>
          </table:table-cell>
          <table:table-cell office:value-type="float" office:value="0.131375209257032" calcext:value-type="float">
            <text:p>0.131375209257032</text:p>
          </table:table-cell>
          <table:table-cell office:value-type="float" office:value="-222.017880918727" calcext:value-type="float">
            <text:p>-222.017880918727</text:p>
          </table:table-cell>
          <table:table-cell office:value-type="float" office:value="-207.707638467269" calcext:value-type="float">
            <text:p>-207.707638467269</text:p>
          </table:table-cell>
          <table:table-cell office:value-type="float" office:value="-222.897168743273" calcext:value-type="float">
            <text:p>-222.897168743273</text:p>
          </table:table-cell>
          <table:table-cell office:value-type="float" office:value="750" calcext:value-type="float">
            <text:p>750</text:p>
          </table:table-cell>
          <table:table-cell office:value-type="float" office:value="-223.662969310638" calcext:value-type="float">
            <text:p>-223.662969310638</text:p>
          </table:table-cell>
        </table:table-row>
        <table:table-row table:style-name="ro1">
          <table:table-cell office:value-type="string" calcext:value-type="string">
            <text:p>2019-12-02 22:11:2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453343142146" calcext:value-type="float">
            <text:p>72.5453343142146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7773" calcext:value-type="float">
            <text:p>4087773</text:p>
          </table:table-cell>
          <table:table-cell office:value-type="float" office:value="2031100" calcext:value-type="float">
            <text:p>2031100</text:p>
          </table:table-cell>
          <table:table-cell office:value-type="float" office:value="234857" calcext:value-type="float">
            <text:p>234857</text:p>
          </table:table-cell>
          <table:table-cell office:value-type="float" office:value="354266" calcext:value-type="float">
            <text:p>354266</text:p>
          </table:table-cell>
          <table:table-cell office:value-type="float" office:value="227405" calcext:value-type="float">
            <text:p>2274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06" calcext:value-type="float">
            <text:p>220806</text:p>
          </table:table-cell>
          <table:table-cell office:value-type="float" office:value="220381" calcext:value-type="float">
            <text:p>220381</text:p>
          </table:table-cell>
          <table:table-cell office:value-type="float" office:value="2.4365028663281" calcext:value-type="float">
            <text:p>2.4365028663281</text:p>
          </table:table-cell>
          <table:table-cell office:value-type="float" office:value="1.21063008435131" calcext:value-type="float">
            <text:p>1.21063008435131</text:p>
          </table:table-cell>
          <table:table-cell office:value-type="float" office:value="0.139985697267735" calcext:value-type="float">
            <text:p>0.139985697267735</text:p>
          </table:table-cell>
          <table:table-cell office:value-type="float" office:value="0.211159016032102" calcext:value-type="float">
            <text:p>0.211159016032102</text:p>
          </table:table-cell>
          <table:table-cell office:value-type="float" office:value="0.135543958609576" calcext:value-type="float">
            <text:p>0.135543958609576</text:p>
          </table:table-cell>
          <table:table-cell office:value-type="float" office:value="5" calcext:value-type="float">
            <text:p>5</text:p>
          </table:table-cell>
          <table:table-cell office:value-type="float" office:value="0.131610647631961" calcext:value-type="float">
            <text:p>0.131610647631961</text:p>
          </table:table-cell>
          <table:table-cell office:value-type="float" office:value="0.131357327861467" calcext:value-type="float">
            <text:p>0.131357327861467</text:p>
          </table:table-cell>
          <table:table-cell office:value-type="float" office:value="-222.002860546453" calcext:value-type="float">
            <text:p>-222.002860546453</text:p>
          </table:table-cell>
          <table:table-cell office:value-type="float" office:value="-207.76819679358" calcext:value-type="float">
            <text:p>-207.76819679358</text:p>
          </table:table-cell>
          <table:table-cell office:value-type="float" office:value="-222.891208278085" calcext:value-type="float">
            <text:p>-222.891208278085</text:p>
          </table:table-cell>
          <table:table-cell office:value-type="float" office:value="750" calcext:value-type="float">
            <text:p>750</text:p>
          </table:table-cell>
          <table:table-cell office:value-type="float" office:value="-223.677870473608" calcext:value-type="float">
            <text:p>-223.677870473608</text:p>
          </table:table-cell>
        </table:table-row>
        <table:table-row table:style-name="ro1">
          <table:table-cell office:value-type="string" calcext:value-type="string">
            <text:p>2019-12-02 22:11:2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449437679353" calcext:value-type="float">
            <text:p>72.5449437679353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6803" calcext:value-type="float">
            <text:p>4086803</text:p>
          </table:table-cell>
          <table:table-cell office:value-type="float" office:value="2015431" calcext:value-type="float">
            <text:p>2015431</text:p>
          </table:table-cell>
          <table:table-cell office:value-type="float" office:value="234915" calcext:value-type="float">
            <text:p>234915</text:p>
          </table:table-cell>
          <table:table-cell office:value-type="float" office:value="353973" calcext:value-type="float">
            <text:p>353973</text:p>
          </table:table-cell>
          <table:table-cell office:value-type="float" office:value="226694" calcext:value-type="float">
            <text:p>2266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94" calcext:value-type="float">
            <text:p>220994</text:p>
          </table:table-cell>
          <table:table-cell office:value-type="float" office:value="220295" calcext:value-type="float">
            <text:p>220295</text:p>
          </table:table-cell>
          <table:table-cell office:value-type="float" office:value="2.43592470120486" calcext:value-type="float">
            <text:p>2.43592470120486</text:p>
          </table:table-cell>
          <table:table-cell office:value-type="float" office:value="1.20129063144811" calcext:value-type="float">
            <text:p>1.20129063144811</text:p>
          </table:table-cell>
          <table:table-cell office:value-type="float" office:value="0.140020267965826" calcext:value-type="float">
            <text:p>0.140020267965826</text:p>
          </table:table-cell>
          <table:table-cell office:value-type="float" office:value="0.210984374402091" calcext:value-type="float">
            <text:p>0.210984374402091</text:p>
          </table:table-cell>
          <table:table-cell office:value-type="float" office:value="0.135120169534703" calcext:value-type="float">
            <text:p>0.135120169534703</text:p>
          </table:table-cell>
          <table:table-cell office:value-type="float" office:value="5" calcext:value-type="float">
            <text:p>5</text:p>
          </table:table-cell>
          <table:table-cell office:value-type="float" office:value="0.131722704377497" calcext:value-type="float">
            <text:p>0.131722704377497</text:p>
          </table:table-cell>
          <table:table-cell office:value-type="float" office:value="0.13130606786085" calcext:value-type="float">
            <text:p>0.13130606786085</text:p>
          </table:table-cell>
          <table:table-cell office:value-type="float" office:value="-221.995946406835" calcext:value-type="float">
            <text:p>-221.995946406835</text:p>
          </table:table-cell>
          <table:table-cell office:value-type="float" office:value="-207.803125119582" calcext:value-type="float">
            <text:p>-207.803125119582</text:p>
          </table:table-cell>
          <table:table-cell office:value-type="float" office:value="-222.975966093059" calcext:value-type="float">
            <text:p>-222.975966093059</text:p>
          </table:table-cell>
          <table:table-cell office:value-type="float" office:value="750" calcext:value-type="float">
            <text:p>750</text:p>
          </table:table-cell>
          <table:table-cell office:value-type="float" office:value="-223.655459124501" calcext:value-type="float">
            <text:p>-223.655459124501</text:p>
          </table:table-cell>
        </table:table-row>
        <table:table-row table:style-name="ro1">
          <table:table-cell office:value-type="string" calcext:value-type="string">
            <text:p>2019-12-02 22:11:25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346480359993" calcext:value-type="float">
            <text:p>72.5346480359993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6832" calcext:value-type="float">
            <text:p>4086832</text:p>
          </table:table-cell>
          <table:table-cell office:value-type="float" office:value="2023688" calcext:value-type="float">
            <text:p>2023688</text:p>
          </table:table-cell>
          <table:table-cell office:value-type="float" office:value="234981" calcext:value-type="float">
            <text:p>234981</text:p>
          </table:table-cell>
          <table:table-cell office:value-type="float" office:value="353367" calcext:value-type="float">
            <text:p>353367</text:p>
          </table:table-cell>
          <table:table-cell office:value-type="float" office:value="225132" calcext:value-type="float">
            <text:p>2251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98" calcext:value-type="float">
            <text:p>221498</text:p>
          </table:table-cell>
          <table:table-cell office:value-type="float" office:value="220329" calcext:value-type="float">
            <text:p>220329</text:p>
          </table:table-cell>
          <table:table-cell office:value-type="float" office:value="2.43594198655391" calcext:value-type="float">
            <text:p>2.43594198655391</text:p>
          </table:table-cell>
          <table:table-cell office:value-type="float" office:value="1.20621218755391" calcext:value-type="float">
            <text:p>1.20621218755391</text:p>
          </table:table-cell>
          <table:table-cell office:value-type="float" office:value="0.140059607036067" calcext:value-type="float">
            <text:p>0.140059607036067</text:p>
          </table:table-cell>
          <table:table-cell office:value-type="float" office:value="0.210623170211693" calcext:value-type="float">
            <text:p>0.210623170211693</text:p>
          </table:table-cell>
          <table:table-cell office:value-type="float" office:value="0.134189144872325" calcext:value-type="float">
            <text:p>0.134189144872325</text:p>
          </table:table-cell>
          <table:table-cell office:value-type="float" office:value="5" calcext:value-type="float">
            <text:p>5</text:p>
          </table:table-cell>
          <table:table-cell office:value-type="float" office:value="0.132023111822976" calcext:value-type="float">
            <text:p>0.132023111822976</text:p>
          </table:table-cell>
          <table:table-cell office:value-type="float" office:value="0.131326333442489" calcext:value-type="float">
            <text:p>0.131326333442489</text:p>
          </table:table-cell>
          <table:table-cell office:value-type="float" office:value="-221.988078592787" calcext:value-type="float">
            <text:p>-221.988078592787</text:p>
          </table:table-cell>
          <table:table-cell office:value-type="float" office:value="-207.875365957661" calcext:value-type="float">
            <text:p>-207.875365957661</text:p>
          </table:table-cell>
          <table:table-cell office:value-type="float" office:value="-223.162171025535" calcext:value-type="float">
            <text:p>-223.162171025535</text:p>
          </table:table-cell>
          <table:table-cell office:value-type="float" office:value="750" calcext:value-type="float">
            <text:p>750</text:p>
          </table:table-cell>
          <table:table-cell office:value-type="float" office:value="-223.595377635405" calcext:value-type="float">
            <text:p>-223.595377635405</text:p>
          </table:table-cell>
        </table:table-row>
        <table:table-row table:style-name="ro1">
          <table:table-cell office:value-type="string" calcext:value-type="string">
            <text:p>2019-12-02 22:11:26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350384529844" calcext:value-type="float">
            <text:p>72.5350384529844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6415" calcext:value-type="float">
            <text:p>4086415</text:p>
          </table:table-cell>
          <table:table-cell office:value-type="float" office:value="2040280" calcext:value-type="float">
            <text:p>2040280</text:p>
          </table:table-cell>
          <table:table-cell office:value-type="float" office:value="235148" calcext:value-type="float">
            <text:p>235148</text:p>
          </table:table-cell>
          <table:table-cell office:value-type="float" office:value="353176" calcext:value-type="float">
            <text:p>353176</text:p>
          </table:table-cell>
          <table:table-cell office:value-type="float" office:value="224776" calcext:value-type="float">
            <text:p>2247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575" calcext:value-type="float">
            <text:p>221575</text:p>
          </table:table-cell>
          <table:table-cell office:value-type="float" office:value="220247" calcext:value-type="float">
            <text:p>220247</text:p>
          </table:table-cell>
          <table:table-cell office:value-type="float" office:value="2.43569343515556" calcext:value-type="float">
            <text:p>2.43569343515556</text:p>
          </table:table-cell>
          <table:table-cell office:value-type="float" office:value="1.21610179139397" calcext:value-type="float">
            <text:p>1.21610179139397</text:p>
          </table:table-cell>
          <table:table-cell office:value-type="float" office:value="0.140159146804708" calcext:value-type="float">
            <text:p>0.140159146804708</text:p>
          </table:table-cell>
          <table:table-cell office:value-type="float" office:value="0.210509325326601" calcext:value-type="float">
            <text:p>0.210509325326601</text:p>
          </table:table-cell>
          <table:table-cell office:value-type="float" office:value="0.133976952311629" calcext:value-type="float">
            <text:p>0.133976952311629</text:p>
          </table:table-cell>
          <table:table-cell office:value-type="float" office:value="5" calcext:value-type="float">
            <text:p>5</text:p>
          </table:table-cell>
          <table:table-cell office:value-type="float" office:value="0.132069007404924" calcext:value-type="float">
            <text:p>0.132069007404924</text:p>
          </table:table-cell>
          <table:table-cell office:value-type="float" office:value="0.131277457627947" calcext:value-type="float">
            <text:p>0.131277457627947</text:p>
          </table:table-cell>
          <table:table-cell office:value-type="float" office:value="-221.968170639058" calcext:value-type="float">
            <text:p>-221.968170639058</text:p>
          </table:table-cell>
          <table:table-cell office:value-type="float" office:value="-207.89813493468" calcext:value-type="float">
            <text:p>-207.89813493468</text:p>
          </table:table-cell>
          <table:table-cell office:value-type="float" office:value="-223.204609537674" calcext:value-type="float">
            <text:p>-223.204609537674</text:p>
          </table:table-cell>
          <table:table-cell office:value-type="float" office:value="750" calcext:value-type="float">
            <text:p>750</text:p>
          </table:table-cell>
          <table:table-cell office:value-type="float" office:value="-223.586198519015" calcext:value-type="float">
            <text:p>-223.586198519015</text:p>
          </table:table-cell>
        </table:table-row>
        <table:table-row table:style-name="ro1">
          <table:table-cell office:value-type="string" calcext:value-type="string">
            <text:p>2019-12-02 22:11:2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510680371028" calcext:value-type="float">
            <text:p>72.5510680371028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6967" calcext:value-type="float">
            <text:p>4086967</text:p>
          </table:table-cell>
          <table:table-cell office:value-type="float" office:value="2027817" calcext:value-type="float">
            <text:p>2027817</text:p>
          </table:table-cell>
          <table:table-cell office:value-type="float" office:value="235181" calcext:value-type="float">
            <text:p>235181</text:p>
          </table:table-cell>
          <table:table-cell office:value-type="float" office:value="352917" calcext:value-type="float">
            <text:p>352917</text:p>
          </table:table-cell>
          <table:table-cell office:value-type="float" office:value="225059" calcext:value-type="float">
            <text:p>2250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81" calcext:value-type="float">
            <text:p>221381</text:p>
          </table:table-cell>
          <table:table-cell office:value-type="float" office:value="220303" calcext:value-type="float">
            <text:p>220303</text:p>
          </table:table-cell>
          <table:table-cell office:value-type="float" office:value="2.43602245283394" calcext:value-type="float">
            <text:p>2.43602245283394</text:p>
          </table:table-cell>
          <table:table-cell office:value-type="float" office:value="1.20867326363006" calcext:value-type="float">
            <text:p>1.20867326363006</text:p>
          </table:table-cell>
          <table:table-cell office:value-type="float" office:value="0.140178816339829" calcext:value-type="float">
            <text:p>0.140178816339829</text:p>
          </table:table-cell>
          <table:table-cell office:value-type="float" office:value="0.210354949278229" calcext:value-type="float">
            <text:p>0.210354949278229</text:p>
          </table:table-cell>
          <table:table-cell office:value-type="float" office:value="0.134145633476452" calcext:value-type="float">
            <text:p>0.134145633476452</text:p>
          </table:table-cell>
          <table:table-cell office:value-type="float" office:value="5" calcext:value-type="float">
            <text:p>5</text:p>
          </table:table-cell>
          <table:table-cell office:value-type="float" office:value="0.131953374380276" calcext:value-type="float">
            <text:p>0.131953374380276</text:p>
          </table:table-cell>
          <table:table-cell office:value-type="float" office:value="0.131310836233" calcext:value-type="float">
            <text:p>0.131310836233</text:p>
          </table:table-cell>
          <table:table-cell office:value-type="float" office:value="-221.964236732034" calcext:value-type="float">
            <text:p>-221.964236732034</text:p>
          </table:table-cell>
          <table:table-cell office:value-type="float" office:value="-207.929010144354" calcext:value-type="float">
            <text:p>-207.929010144354</text:p>
          </table:table-cell>
          <table:table-cell office:value-type="float" office:value="-223.17087330471" calcext:value-type="float">
            <text:p>-223.17087330471</text:p>
          </table:table-cell>
          <table:table-cell office:value-type="float" office:value="750" calcext:value-type="float">
            <text:p>750</text:p>
          </table:table-cell>
          <table:table-cell office:value-type="float" office:value="-223.609325123945" calcext:value-type="float">
            <text:p>-223.609325123945</text:p>
          </table:table-cell>
        </table:table-row>
        <table:table-row table:style-name="ro1">
          <table:table-cell office:value-type="string" calcext:value-type="string">
            <text:p>2019-12-02 22:11:28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453343142146" calcext:value-type="float">
            <text:p>72.5453343142146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86923" calcext:value-type="float">
            <text:p>4086923</text:p>
          </table:table-cell>
          <table:table-cell office:value-type="float" office:value="2014679" calcext:value-type="float">
            <text:p>2014679</text:p>
          </table:table-cell>
          <table:table-cell office:value-type="float" office:value="234863" calcext:value-type="float">
            <text:p>234863</text:p>
          </table:table-cell>
          <table:table-cell office:value-type="float" office:value="352235" calcext:value-type="float">
            <text:p>352235</text:p>
          </table:table-cell>
          <table:table-cell office:value-type="float" office:value="225572" calcext:value-type="float">
            <text:p>2255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09" calcext:value-type="float">
            <text:p>221309</text:p>
          </table:table-cell>
          <table:table-cell office:value-type="float" office:value="220378" calcext:value-type="float">
            <text:p>220378</text:p>
          </table:table-cell>
          <table:table-cell office:value-type="float" office:value="2.43599622678712" calcext:value-type="float">
            <text:p>2.43599622678712</text:p>
          </table:table-cell>
          <table:table-cell office:value-type="float" office:value="1.20084240446596" calcext:value-type="float">
            <text:p>1.20084240446596</text:p>
          </table:table-cell>
          <table:table-cell office:value-type="float" office:value="0.139989273546848" calcext:value-type="float">
            <text:p>0.139989273546848</text:p>
          </table:table-cell>
          <table:table-cell office:value-type="float" office:value="0.209948445552402" calcext:value-type="float">
            <text:p>0.209948445552402</text:p>
          </table:table-cell>
          <table:table-cell office:value-type="float" office:value="0.134451405340601" calcext:value-type="float">
            <text:p>0.134451405340601</text:p>
          </table:table-cell>
          <table:table-cell office:value-type="float" office:value="5" calcext:value-type="float">
            <text:p>5</text:p>
          </table:table-cell>
          <table:table-cell office:value-type="float" office:value="0.131910459030921" calcext:value-type="float">
            <text:p>0.131910459030921</text:p>
          </table:table-cell>
          <table:table-cell office:value-type="float" office:value="0.131355539721911" calcext:value-type="float">
            <text:p>0.131355539721911</text:p>
          </table:table-cell>
          <table:table-cell office:value-type="float" office:value="-222.00214529063" calcext:value-type="float">
            <text:p>-222.00214529063</text:p>
          </table:table-cell>
          <table:table-cell office:value-type="float" office:value="-208.01031088952" calcext:value-type="float">
            <text:p>-208.01031088952</text:p>
          </table:table-cell>
          <table:table-cell office:value-type="float" office:value="-223.10971893188" calcext:value-type="float">
            <text:p>-223.10971893188</text:p>
          </table:table-cell>
          <table:table-cell office:value-type="float" office:value="750" calcext:value-type="float">
            <text:p>750</text:p>
          </table:table-cell>
          <table:table-cell office:value-type="float" office:value="-223.617908193816" calcext:value-type="float">
            <text:p>-223.617908193816</text:p>
          </table:table-cell>
        </table:table-row>
        <table:table-row table:style-name="ro1">
          <table:table-cell office:value-type="string" calcext:value-type="string">
            <text:p>2019-12-02 22:11:3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617543839057" calcext:value-type="float">
            <text:p>72.5617543839057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149" calcext:value-type="float">
            <text:p>4087149</text:p>
          </table:table-cell>
          <table:table-cell office:value-type="float" office:value="2030875" calcext:value-type="float">
            <text:p>2030875</text:p>
          </table:table-cell>
          <table:table-cell office:value-type="float" office:value="234906" calcext:value-type="float">
            <text:p>234906</text:p>
          </table:table-cell>
          <table:table-cell office:value-type="float" office:value="351925" calcext:value-type="float">
            <text:p>351925</text:p>
          </table:table-cell>
          <table:table-cell office:value-type="float" office:value="224909" calcext:value-type="float">
            <text:p>224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60" calcext:value-type="float">
            <text:p>221460</text:p>
          </table:table-cell>
          <table:table-cell office:value-type="float" office:value="220301" calcext:value-type="float">
            <text:p>220301</text:p>
          </table:table-cell>
          <table:table-cell office:value-type="float" office:value="2.43613093330037" calcext:value-type="float">
            <text:p>2.43613093330037</text:p>
          </table:table-cell>
          <table:table-cell office:value-type="float" office:value="1.21049597388458" calcext:value-type="float">
            <text:p>1.21049597388458</text:p>
          </table:table-cell>
          <table:table-cell office:value-type="float" office:value="0.140014903547156" calcext:value-type="float">
            <text:p>0.140014903547156</text:p>
          </table:table-cell>
          <table:table-cell office:value-type="float" office:value="0.209763671131572" calcext:value-type="float">
            <text:p>0.209763671131572</text:p>
          </table:table-cell>
          <table:table-cell office:value-type="float" office:value="0.134056226498631" calcext:value-type="float">
            <text:p>0.134056226498631</text:p>
          </table:table-cell>
          <table:table-cell office:value-type="float" office:value="5" calcext:value-type="float">
            <text:p>5</text:p>
          </table:table-cell>
          <table:table-cell office:value-type="float" office:value="0.132000462055261" calcext:value-type="float">
            <text:p>0.132000462055261</text:p>
          </table:table-cell>
          <table:table-cell office:value-type="float" office:value="0.131309644139963" calcext:value-type="float">
            <text:p>0.131309644139963</text:p>
          </table:table-cell>
          <table:table-cell office:value-type="float" office:value="-221.997019290569" calcext:value-type="float">
            <text:p>-221.997019290569</text:p>
          </table:table-cell>
          <table:table-cell office:value-type="float" office:value="-208.047265773686" calcext:value-type="float">
            <text:p>-208.047265773686</text:p>
          </table:table-cell>
          <table:table-cell office:value-type="float" office:value="-223.188754700274" calcext:value-type="float">
            <text:p>-223.188754700274</text:p>
          </table:table-cell>
          <table:table-cell office:value-type="float" office:value="750" calcext:value-type="float">
            <text:p>750</text:p>
          </table:table-cell>
          <table:table-cell office:value-type="float" office:value="-223.599907588948" calcext:value-type="float">
            <text:p>-223.599907588948</text:p>
          </table:table-cell>
        </table:table-row>
        <table:table-row table:style-name="ro1">
          <table:table-cell office:value-type="string" calcext:value-type="string">
            <text:p>2019-12-02 22:11:31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57192498883" calcext:value-type="float">
            <text:p>72.557192498883</text:p>
          </table:table-cell>
          <table:table-cell office:value-type="float" office:value="982.29720117271" calcext:value-type="float">
            <text:p>982.29720117271</text:p>
          </table:table-cell>
          <table:table-cell office:value-type="float" office:value="4086909" calcext:value-type="float">
            <text:p>4086909</text:p>
          </table:table-cell>
          <table:table-cell office:value-type="float" office:value="2034643" calcext:value-type="float">
            <text:p>2034643</text:p>
          </table:table-cell>
          <table:table-cell office:value-type="float" office:value="235017" calcext:value-type="float">
            <text:p>235017</text:p>
          </table:table-cell>
          <table:table-cell office:value-type="float" office:value="351737" calcext:value-type="float">
            <text:p>351737</text:p>
          </table:table-cell>
          <table:table-cell office:value-type="float" office:value="224772" calcext:value-type="float">
            <text:p>2247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44" calcext:value-type="float">
            <text:p>221444</text:p>
          </table:table-cell>
          <table:table-cell office:value-type="float" office:value="220242" calcext:value-type="float">
            <text:p>220242</text:p>
          </table:table-cell>
          <table:table-cell office:value-type="float" office:value="2.43598788213585" calcext:value-type="float">
            <text:p>2.43598788213585</text:p>
          </table:table-cell>
          <table:table-cell office:value-type="float" office:value="1.21274187716745" calcext:value-type="float">
            <text:p>1.21274187716745</text:p>
          </table:table-cell>
          <table:table-cell office:value-type="float" office:value="0.140081064710744" calcext:value-type="float">
            <text:p>0.140081064710744</text:p>
          </table:table-cell>
          <table:table-cell office:value-type="float" office:value="0.209651614386036" calcext:value-type="float">
            <text:p>0.209651614386036</text:p>
          </table:table-cell>
          <table:table-cell office:value-type="float" office:value="0.133974568125554" calcext:value-type="float">
            <text:p>0.133974568125554</text:p>
          </table:table-cell>
          <table:table-cell office:value-type="float" office:value="5" calcext:value-type="float">
            <text:p>5</text:p>
          </table:table-cell>
          <table:table-cell office:value-type="float" office:value="0.13199092531096" calcext:value-type="float">
            <text:p>0.13199092531096</text:p>
          </table:table-cell>
          <table:table-cell office:value-type="float" office:value="0.131274477395353" calcext:value-type="float">
            <text:p>0.131274477395353</text:p>
          </table:table-cell>
          <table:table-cell office:value-type="float" office:value="-221.983787057851" calcext:value-type="float">
            <text:p>-221.983787057851</text:p>
          </table:table-cell>
          <table:table-cell office:value-type="float" office:value="-208.069677122793" calcext:value-type="float">
            <text:p>-208.069677122793</text:p>
          </table:table-cell>
          <table:table-cell office:value-type="float" office:value="-223.205086374889" calcext:value-type="float">
            <text:p>-223.205086374889</text:p>
          </table:table-cell>
          <table:table-cell office:value-type="float" office:value="750" calcext:value-type="float">
            <text:p>750</text:p>
          </table:table-cell>
          <table:table-cell office:value-type="float" office:value="-223.601814937808" calcext:value-type="float">
            <text:p>-223.601814937808</text:p>
          </table:table-cell>
        </table:table-row>
        <table:table-row table:style-name="ro1">
          <table:table-cell office:value-type="string" calcext:value-type="string">
            <text:p>2019-12-02 22:11:3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560205583432" calcext:value-type="float">
            <text:p>72.5560205583432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86845" calcext:value-type="float">
            <text:p>4086845</text:p>
          </table:table-cell>
          <table:table-cell office:value-type="float" office:value="2020637" calcext:value-type="float">
            <text:p>2020637</text:p>
          </table:table-cell>
          <table:table-cell office:value-type="float" office:value="235133" calcext:value-type="float">
            <text:p>235133</text:p>
          </table:table-cell>
          <table:table-cell office:value-type="float" office:value="351488" calcext:value-type="float">
            <text:p>351488</text:p>
          </table:table-cell>
          <table:table-cell office:value-type="float" office:value="225426" calcext:value-type="float">
            <text:p>2254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85" calcext:value-type="float">
            <text:p>221185</text:p>
          </table:table-cell>
          <table:table-cell office:value-type="float" office:value="220197" calcext:value-type="float">
            <text:p>220197</text:p>
          </table:table-cell>
          <table:table-cell office:value-type="float" office:value="2.43594973515865" calcext:value-type="float">
            <text:p>2.43594973515865</text:p>
          </table:table-cell>
          <table:table-cell office:value-type="float" office:value="1.20439364962502" calcext:value-type="float">
            <text:p>1.20439364962502</text:p>
          </table:table-cell>
          <table:table-cell office:value-type="float" office:value="0.140150206106926" calcext:value-type="float">
            <text:p>0.140150206106926</text:p>
          </table:table-cell>
          <table:table-cell office:value-type="float" office:value="0.209503198802852" calcext:value-type="float">
            <text:p>0.209503198802852</text:p>
          </table:table-cell>
          <table:table-cell office:value-type="float" office:value="0.134364382548855" calcext:value-type="float">
            <text:p>0.134364382548855</text:p>
          </table:table-cell>
          <table:table-cell office:value-type="float" office:value="5" calcext:value-type="float">
            <text:p>5</text:p>
          </table:table-cell>
          <table:table-cell office:value-type="float" office:value="0.131836549262589" calcext:value-type="float">
            <text:p>0.131836549262589</text:p>
          </table:table-cell>
          <table:table-cell office:value-type="float" office:value="0.131247655302007" calcext:value-type="float">
            <text:p>0.131247655302007</text:p>
          </table:table-cell>
          <table:table-cell office:value-type="float" office:value="-221.969958778615" calcext:value-type="float">
            <text:p>-221.969958778615</text:p>
          </table:table-cell>
          <table:table-cell office:value-type="float" office:value="-208.09936023943" calcext:value-type="float">
            <text:p>-208.09936023943</text:p>
          </table:table-cell>
          <table:table-cell office:value-type="float" office:value="-223.127123490229" calcext:value-type="float">
            <text:p>-223.127123490229</text:p>
          </table:table-cell>
          <table:table-cell office:value-type="float" office:value="750" calcext:value-type="float">
            <text:p>750</text:p>
          </table:table-cell>
          <table:table-cell office:value-type="float" office:value="-223.632690147482" calcext:value-type="float">
            <text:p>-223.632690147482</text:p>
          </table:table-cell>
        </table:table-row>
        <table:table-row table:style-name="ro1">
          <table:table-cell office:value-type="string" calcext:value-type="string">
            <text:p>2019-12-02 22:11:33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350384529844" calcext:value-type="float">
            <text:p>72.5350384529844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6915" calcext:value-type="float">
            <text:p>4086915</text:p>
          </table:table-cell>
          <table:table-cell office:value-type="float" office:value="2013491" calcext:value-type="float">
            <text:p>2013491</text:p>
          </table:table-cell>
          <table:table-cell office:value-type="float" office:value="235073" calcext:value-type="float">
            <text:p>235073</text:p>
          </table:table-cell>
          <table:table-cell office:value-type="float" office:value="351316" calcext:value-type="float">
            <text:p>351316</text:p>
          </table:table-cell>
          <table:table-cell office:value-type="float" office:value="226645" calcext:value-type="float">
            <text:p>2266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10" calcext:value-type="float">
            <text:p>220910</text:p>
          </table:table-cell>
          <table:table-cell office:value-type="float" office:value="220297" calcext:value-type="float">
            <text:p>220297</text:p>
          </table:table-cell>
          <table:table-cell office:value-type="float" office:value="2.43599145841497" calcext:value-type="float">
            <text:p>2.43599145841497</text:p>
          </table:table-cell>
          <table:table-cell office:value-type="float" office:value="1.20013430120162" calcext:value-type="float">
            <text:p>1.20013430120162</text:p>
          </table:table-cell>
          <table:table-cell office:value-type="float" office:value="0.140114443315797" calcext:value-type="float">
            <text:p>0.140114443315797</text:p>
          </table:table-cell>
          <table:table-cell office:value-type="float" office:value="0.209400678801617" calcext:value-type="float">
            <text:p>0.209400678801617</text:p>
          </table:table-cell>
          <table:table-cell office:value-type="float" office:value="0.135090963255282" calcext:value-type="float">
            <text:p>0.135090963255282</text:p>
          </table:table-cell>
          <table:table-cell office:value-type="float" office:value="5" calcext:value-type="float">
            <text:p>5</text:p>
          </table:table-cell>
          <table:table-cell office:value-type="float" office:value="0.131672636469917" calcext:value-type="float">
            <text:p>0.131672636469917</text:p>
          </table:table-cell>
          <table:table-cell office:value-type="float" office:value="0.131307259953887" calcext:value-type="float">
            <text:p>0.131307259953887</text:p>
          </table:table-cell>
          <table:table-cell office:value-type="float" office:value="-221.977111336841" calcext:value-type="float">
            <text:p>-221.977111336841</text:p>
          </table:table-cell>
          <table:table-cell office:value-type="float" office:value="-208.119864239677" calcext:value-type="float">
            <text:p>-208.119864239677</text:p>
          </table:table-cell>
          <table:table-cell office:value-type="float" office:value="-222.981807348944" calcext:value-type="float">
            <text:p>-222.981807348944</text:p>
          </table:table-cell>
          <table:table-cell office:value-type="float" office:value="750" calcext:value-type="float">
            <text:p>750</text:p>
          </table:table-cell>
          <table:table-cell office:value-type="float" office:value="-223.665472706017" calcext:value-type="float">
            <text:p>-223.665472706017</text:p>
          </table:table-cell>
        </table:table-row>
        <table:table-row table:style-name="ro1">
          <table:table-cell office:value-type="string" calcext:value-type="string">
            <text:p>2019-12-02 22:11:35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346480359993" calcext:value-type="float">
            <text:p>72.5346480359993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90023" calcext:value-type="float">
            <text:p>4090023</text:p>
          </table:table-cell>
          <table:table-cell office:value-type="float" office:value="2024876" calcext:value-type="float">
            <text:p>2024876</text:p>
          </table:table-cell>
          <table:table-cell office:value-type="float" office:value="234877" calcext:value-type="float">
            <text:p>234877</text:p>
          </table:table-cell>
          <table:table-cell office:value-type="float" office:value="350651" calcext:value-type="float">
            <text:p>350651</text:p>
          </table:table-cell>
          <table:table-cell office:value-type="float" office:value="227465" calcext:value-type="float">
            <text:p>2274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48" calcext:value-type="float">
            <text:p>220648</text:p>
          </table:table-cell>
          <table:table-cell office:value-type="float" office:value="220337" calcext:value-type="float">
            <text:p>220337</text:p>
          </table:table-cell>
          <table:table-cell office:value-type="float" office:value="2.43784397099542" calcext:value-type="float">
            <text:p>2.43784397099542</text:p>
          </table:table-cell>
          <table:table-cell office:value-type="float" office:value="1.20692029081825" calcext:value-type="float">
            <text:p>1.20692029081825</text:p>
          </table:table-cell>
          <table:table-cell office:value-type="float" office:value="0.139997618198111" calcext:value-type="float">
            <text:p>0.139997618198111</text:p>
          </table:table-cell>
          <table:table-cell office:value-type="float" office:value="0.20900430786661" calcext:value-type="float">
            <text:p>0.20900430786661</text:p>
          </table:table-cell>
          <table:table-cell office:value-type="float" office:value="0.135579721400705" calcext:value-type="float">
            <text:p>0.135579721400705</text:p>
          </table:table-cell>
          <table:table-cell office:value-type="float" office:value="5" calcext:value-type="float">
            <text:p>5</text:p>
          </table:table-cell>
          <table:table-cell office:value-type="float" office:value="0.131516472281989" calcext:value-type="float">
            <text:p>0.131516472281989</text:p>
          </table:table-cell>
          <table:table-cell office:value-type="float" office:value="0.13133110181464" calcext:value-type="float">
            <text:p>0.13133110181464</text:p>
          </table:table-cell>
          <table:table-cell office:value-type="float" office:value="-222.000476360378" calcext:value-type="float">
            <text:p>-222.000476360378</text:p>
          </table:table-cell>
          <table:table-cell office:value-type="float" office:value="-208.199138426678" calcext:value-type="float">
            <text:p>-208.199138426678</text:p>
          </table:table-cell>
          <table:table-cell office:value-type="float" office:value="-222.884055719859" calcext:value-type="float">
            <text:p>-222.884055719859</text:p>
          </table:table-cell>
          <table:table-cell office:value-type="float" office:value="750" calcext:value-type="float">
            <text:p>750</text:p>
          </table:table-cell>
          <table:table-cell office:value-type="float" office:value="-223.696705543602" calcext:value-type="float">
            <text:p>-223.696705543602</text:p>
          </table:table-cell>
        </table:table-row>
        <table:table-row table:style-name="ro1">
          <table:table-cell office:value-type="string" calcext:value-type="string">
            <text:p>2019-12-02 22:11:36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453343142146" calcext:value-type="float">
            <text:p>72.5453343142146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8757" calcext:value-type="float">
            <text:p>4088757</text:p>
          </table:table-cell>
          <table:table-cell office:value-type="float" office:value="2036099" calcext:value-type="float">
            <text:p>2036099</text:p>
          </table:table-cell>
          <table:table-cell office:value-type="float" office:value="233983" calcext:value-type="float">
            <text:p>233983</text:p>
          </table:table-cell>
          <table:table-cell office:value-type="float" office:value="350331" calcext:value-type="float">
            <text:p>350331</text:p>
          </table:table-cell>
          <table:table-cell office:value-type="float" office:value="227885" calcext:value-type="float">
            <text:p>2278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70" calcext:value-type="float">
            <text:p>220570</text:p>
          </table:table-cell>
          <table:table-cell office:value-type="float" office:value="220330" calcext:value-type="float">
            <text:p>220330</text:p>
          </table:table-cell>
          <table:table-cell office:value-type="float" office:value="2.43708937610261" calcext:value-type="float">
            <text:p>2.43708937610261</text:p>
          </table:table-cell>
          <table:table-cell office:value-type="float" office:value="1.21360972089883" calcext:value-type="float">
            <text:p>1.21360972089883</text:p>
          </table:table-cell>
          <table:table-cell office:value-type="float" office:value="0.139464752610296" calcext:value-type="float">
            <text:p>0.139464752610296</text:p>
          </table:table-cell>
          <table:table-cell office:value-type="float" office:value="0.208813572980591" calcext:value-type="float">
            <text:p>0.208813572980591</text:p>
          </table:table-cell>
          <table:table-cell office:value-type="float" office:value="0.135830060938604" calcext:value-type="float">
            <text:p>0.135830060938604</text:p>
          </table:table-cell>
          <table:table-cell office:value-type="float" office:value="5" calcext:value-type="float">
            <text:p>5</text:p>
          </table:table-cell>
          <table:table-cell office:value-type="float" office:value="0.131469980653522" calcext:value-type="float">
            <text:p>0.131469980653522</text:p>
          </table:table-cell>
          <table:table-cell office:value-type="float" office:value="0.131326929489008" calcext:value-type="float">
            <text:p>0.131326929489008</text:p>
          </table:table-cell>
          <table:table-cell office:value-type="float" office:value="-222.107049477941" calcext:value-type="float">
            <text:p>-222.107049477941</text:p>
          </table:table-cell>
          <table:table-cell office:value-type="float" office:value="-208.237285403882" calcext:value-type="float">
            <text:p>-208.237285403882</text:p>
          </table:table-cell>
          <table:table-cell office:value-type="float" office:value="-222.833987812279" calcext:value-type="float">
            <text:p>-222.833987812279</text:p>
          </table:table-cell>
          <table:table-cell office:value-type="float" office:value="750" calcext:value-type="float">
            <text:p>750</text:p>
          </table:table-cell>
          <table:table-cell office:value-type="float" office:value="-223.706003869296" calcext:value-type="float">
            <text:p>-223.706003869296</text:p>
          </table:table-cell>
        </table:table-row>
        <table:table-row table:style-name="ro1">
          <table:table-cell office:value-type="string" calcext:value-type="string">
            <text:p>2019-12-02 22:11:37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556298923458" calcext:value-type="float">
            <text:p>72.5556298923458</text:p>
          </table:table-cell>
          <table:table-cell office:value-type="float" office:value="982.290580484223" calcext:value-type="float">
            <text:p>982.290580484223</text:p>
          </table:table-cell>
          <table:table-cell office:value-type="float" office:value="4087091" calcext:value-type="float">
            <text:p>4087091</text:p>
          </table:table-cell>
          <table:table-cell office:value-type="float" office:value="2038818" calcext:value-type="float">
            <text:p>2038818</text:p>
          </table:table-cell>
          <table:table-cell office:value-type="float" office:value="234623" calcext:value-type="float">
            <text:p>234623</text:p>
          </table:table-cell>
          <table:table-cell office:value-type="float" office:value="350231" calcext:value-type="float">
            <text:p>350231</text:p>
          </table:table-cell>
          <table:table-cell office:value-type="float" office:value="227856" calcext:value-type="float">
            <text:p>227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18" calcext:value-type="float">
            <text:p>220518</text:p>
          </table:table-cell>
          <table:table-cell office:value-type="float" office:value="220342" calcext:value-type="float">
            <text:p>220342</text:p>
          </table:table-cell>
          <table:table-cell office:value-type="float" office:value="2.43609636260228" calcext:value-type="float">
            <text:p>2.43609636260228</text:p>
          </table:table-cell>
          <table:table-cell office:value-type="float" office:value="1.21523037138347" calcext:value-type="float">
            <text:p>1.21523037138347</text:p>
          </table:table-cell>
          <table:table-cell office:value-type="float" office:value="0.139846222382334" calcext:value-type="float">
            <text:p>0.139846222382334</text:p>
          </table:table-cell>
          <table:table-cell office:value-type="float" office:value="0.208753968328711" calcext:value-type="float">
            <text:p>0.208753968328711</text:p>
          </table:table-cell>
          <table:table-cell office:value-type="float" office:value="0.135812775589559" calcext:value-type="float">
            <text:p>0.135812775589559</text:p>
          </table:table-cell>
          <table:table-cell office:value-type="float" office:value="5" calcext:value-type="float">
            <text:p>5</text:p>
          </table:table-cell>
          <table:table-cell office:value-type="float" office:value="0.131438986234544" calcext:value-type="float">
            <text:p>0.131438986234544</text:p>
          </table:table-cell>
          <table:table-cell office:value-type="float" office:value="0.131334082047234" calcext:value-type="float">
            <text:p>0.131334082047234</text:p>
          </table:table-cell>
          <table:table-cell office:value-type="float" office:value="-222.030755523533" calcext:value-type="float">
            <text:p>-222.030755523533</text:p>
          </table:table-cell>
          <table:table-cell office:value-type="float" office:value="-208.249206334258" calcext:value-type="float">
            <text:p>-208.249206334258</text:p>
          </table:table-cell>
          <table:table-cell office:value-type="float" office:value="-222.837444882088" calcext:value-type="float">
            <text:p>-222.837444882088</text:p>
          </table:table-cell>
          <table:table-cell office:value-type="float" office:value="750" calcext:value-type="float">
            <text:p>750</text:p>
          </table:table-cell>
          <table:table-cell office:value-type="float" office:value="-223.712202753091" calcext:value-type="float">
            <text:p>-223.712202753091</text:p>
          </table:table-cell>
        </table:table-row>
        <table:table-row table:style-name="ro1">
          <table:table-cell office:value-type="string" calcext:value-type="string">
            <text:p>2019-12-02 22:11:39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453343142146" calcext:value-type="float">
            <text:p>72.5453343142146</text:p>
          </table:table-cell>
          <table:table-cell office:value-type="float" office:value="982.271631742322" calcext:value-type="float">
            <text:p>982.271631742322</text:p>
          </table:table-cell>
          <table:table-cell office:value-type="float" office:value="4086714" calcext:value-type="float">
            <text:p>4086714</text:p>
          </table:table-cell>
          <table:table-cell office:value-type="float" office:value="2037675" calcext:value-type="float">
            <text:p>2037675</text:p>
          </table:table-cell>
          <table:table-cell office:value-type="float" office:value="234771" calcext:value-type="float">
            <text:p>234771</text:p>
          </table:table-cell>
          <table:table-cell office:value-type="float" office:value="349508" calcext:value-type="float">
            <text:p>349508</text:p>
          </table:table-cell>
          <table:table-cell office:value-type="float" office:value="224685" calcext:value-type="float">
            <text:p>2246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89" calcext:value-type="float">
            <text:p>221489</text:p>
          </table:table-cell>
          <table:table-cell office:value-type="float" office:value="220282" calcext:value-type="float">
            <text:p>220282</text:p>
          </table:table-cell>
          <table:table-cell office:value-type="float" office:value="2.43587165306469" calcext:value-type="float">
            <text:p>2.43587165306469</text:p>
          </table:table-cell>
          <table:table-cell office:value-type="float" office:value="1.21454909021248" calcext:value-type="float">
            <text:p>1.21454909021248</text:p>
          </table:table-cell>
          <table:table-cell office:value-type="float" office:value="0.139934437267117" calcext:value-type="float">
            <text:p>0.139934437267117</text:p>
          </table:table-cell>
          <table:table-cell office:value-type="float" office:value="0.208323026695612" calcext:value-type="float">
            <text:p>0.208323026695612</text:p>
          </table:table-cell>
          <table:table-cell office:value-type="float" office:value="0.133922712078418" calcext:value-type="float">
            <text:p>0.133922712078418</text:p>
          </table:table-cell>
          <table:table-cell office:value-type="float" office:value="5" calcext:value-type="float">
            <text:p>5</text:p>
          </table:table-cell>
          <table:table-cell office:value-type="float" office:value="0.132017747404307" calcext:value-type="float">
            <text:p>0.132017747404307</text:p>
          </table:table-cell>
          <table:table-cell office:value-type="float" office:value="0.131298319256105" calcext:value-type="float">
            <text:p>0.131298319256105</text:p>
          </table:table-cell>
          <table:table-cell office:value-type="float" office:value="-222.013112546577" calcext:value-type="float">
            <text:p>-222.013112546577</text:p>
          </table:table-cell>
          <table:table-cell office:value-type="float" office:value="-208.335394660878" calcext:value-type="float">
            <text:p>-208.335394660878</text:p>
          </table:table-cell>
          <table:table-cell office:value-type="float" office:value="-223.215457584316" calcext:value-type="float">
            <text:p>-223.215457584316</text:p>
          </table:table-cell>
          <table:table-cell office:value-type="float" office:value="750" calcext:value-type="float">
            <text:p>750</text:p>
          </table:table-cell>
          <table:table-cell office:value-type="float" office:value="-223.596450519139" calcext:value-type="float">
            <text:p>-223.596450519139</text:p>
          </table:table-cell>
        </table:table-row>
        <table:table-row table:style-name="ro1">
          <table:table-cell office:value-type="string" calcext:value-type="string">
            <text:p>2019-12-02 22:11:4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510680371028" calcext:value-type="float">
            <text:p>72.5510680371028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087" calcext:value-type="float">
            <text:p>4087087</text:p>
          </table:table-cell>
          <table:table-cell office:value-type="float" office:value="2019261" calcext:value-type="float">
            <text:p>2019261</text:p>
          </table:table-cell>
          <table:table-cell office:value-type="float" office:value="234672" calcext:value-type="float">
            <text:p>234672</text:p>
          </table:table-cell>
          <table:table-cell office:value-type="float" office:value="349440" calcext:value-type="float">
            <text:p>349440</text:p>
          </table:table-cell>
          <table:table-cell office:value-type="float" office:value="227177" calcext:value-type="float">
            <text:p>2271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50" calcext:value-type="float">
            <text:p>220650</text:p>
          </table:table-cell>
          <table:table-cell office:value-type="float" office:value="220323" calcext:value-type="float">
            <text:p>220323</text:p>
          </table:table-cell>
          <table:table-cell office:value-type="float" office:value="2.4360939784162" calcext:value-type="float">
            <text:p>2.4360939784162</text:p>
          </table:table-cell>
          <table:table-cell office:value-type="float" office:value="1.20357348961514" calcext:value-type="float">
            <text:p>1.20357348961514</text:p>
          </table:table-cell>
          <table:table-cell office:value-type="float" office:value="0.139875428661755" calcext:value-type="float">
            <text:p>0.139875428661755</text:p>
          </table:table-cell>
          <table:table-cell office:value-type="float" office:value="0.208282495532333" calcext:value-type="float">
            <text:p>0.208282495532333</text:p>
          </table:table-cell>
          <table:table-cell office:value-type="float" office:value="0.135408060003288" calcext:value-type="float">
            <text:p>0.135408060003288</text:p>
          </table:table-cell>
          <table:table-cell office:value-type="float" office:value="5" calcext:value-type="float">
            <text:p>5</text:p>
          </table:table-cell>
          <table:table-cell office:value-type="float" office:value="0.131517664375027" calcext:value-type="float">
            <text:p>0.131517664375027</text:p>
          </table:table-cell>
          <table:table-cell office:value-type="float" office:value="0.131322757163376" calcext:value-type="float">
            <text:p>0.131322757163376</text:p>
          </table:table-cell>
          <table:table-cell office:value-type="float" office:value="-222.024914267649" calcext:value-type="float">
            <text:p>-222.024914267649</text:p>
          </table:table-cell>
          <table:table-cell office:value-type="float" office:value="-208.343500893533" calcext:value-type="float">
            <text:p>-208.343500893533</text:p>
          </table:table-cell>
          <table:table-cell office:value-type="float" office:value="-222.918387999342" calcext:value-type="float">
            <text:p>-222.918387999342</text:p>
          </table:table-cell>
          <table:table-cell office:value-type="float" office:value="750" calcext:value-type="float">
            <text:p>750</text:p>
          </table:table-cell>
          <table:table-cell office:value-type="float" office:value="-223.696467124995" calcext:value-type="float">
            <text:p>-223.696467124995</text:p>
          </table:table-cell>
        </table:table-row>
        <table:table-row table:style-name="ro1">
          <table:table-cell office:value-type="string" calcext:value-type="string">
            <text:p>2019-12-02 22:11:4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777838401958" calcext:value-type="float">
            <text:p>72.5777838401958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026" calcext:value-type="float">
            <text:p>4087026</text:p>
          </table:table-cell>
          <table:table-cell office:value-type="float" office:value="2017830" calcext:value-type="float">
            <text:p>2017830</text:p>
          </table:table-cell>
          <table:table-cell office:value-type="float" office:value="234929" calcext:value-type="float">
            <text:p>234929</text:p>
          </table:table-cell>
          <table:table-cell office:value-type="float" office:value="348695" calcext:value-type="float">
            <text:p>348695</text:p>
          </table:table-cell>
          <table:table-cell office:value-type="float" office:value="225408" calcext:value-type="float">
            <text:p>2254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66" calcext:value-type="float">
            <text:p>221266</text:p>
          </table:table-cell>
          <table:table-cell office:value-type="float" office:value="220321" calcext:value-type="float">
            <text:p>220321</text:p>
          </table:table-cell>
          <table:table-cell office:value-type="float" office:value="2.43605761957855" calcext:value-type="float">
            <text:p>2.43605761957855</text:p>
          </table:table-cell>
          <table:table-cell office:value-type="float" office:value="1.20272054704673" calcext:value-type="float">
            <text:p>1.20272054704673</text:p>
          </table:table-cell>
          <table:table-cell office:value-type="float" office:value="0.140028612617089" calcext:value-type="float">
            <text:p>0.140028612617089</text:p>
          </table:table-cell>
          <table:table-cell office:value-type="float" office:value="0.207838440875821" calcext:value-type="float">
            <text:p>0.207838440875821</text:p>
          </table:table-cell>
          <table:table-cell office:value-type="float" office:value="0.134353653711516" calcext:value-type="float">
            <text:p>0.134353653711516</text:p>
          </table:table-cell>
          <table:table-cell office:value-type="float" office:value="5" calcext:value-type="float">
            <text:p>5</text:p>
          </table:table-cell>
          <table:table-cell office:value-type="float" office:value="0.131884829030613" calcext:value-type="float">
            <text:p>0.131884829030613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-221.994277476582" calcext:value-type="float">
            <text:p>-221.994277476582</text:p>
          </table:table-cell>
          <table:table-cell office:value-type="float" office:value="-208.432311824836" calcext:value-type="float">
            <text:p>-208.432311824836</text:p>
          </table:table-cell>
          <table:table-cell office:value-type="float" office:value="-223.129269257697" calcext:value-type="float">
            <text:p>-223.129269257697</text:p>
          </table:table-cell>
          <table:table-cell office:value-type="float" office:value="750" calcext:value-type="float">
            <text:p>750</text:p>
          </table:table-cell>
          <table:table-cell office:value-type="float" office:value="-223.623034193877" calcext:value-type="float">
            <text:p>-223.623034193877</text:p>
          </table:table-cell>
        </table:table-row>
        <table:table-row table:style-name="ro1">
          <table:table-cell office:value-type="string" calcext:value-type="string">
            <text:p>2019-12-02 22:11:4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827360195351" calcext:value-type="float">
            <text:p>72.5827360195351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71769" calcext:value-type="float">
            <text:p>4071769</text:p>
          </table:table-cell>
          <table:table-cell office:value-type="float" office:value="2038475" calcext:value-type="float">
            <text:p>2038475</text:p>
          </table:table-cell>
          <table:table-cell office:value-type="float" office:value="235501" calcext:value-type="float">
            <text:p>235501</text:p>
          </table:table-cell>
          <table:table-cell office:value-type="float" office:value="348516" calcext:value-type="float">
            <text:p>348516</text:p>
          </table:table-cell>
          <table:table-cell office:value-type="float" office:value="224595" calcext:value-type="float">
            <text:p>2245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62" calcext:value-type="float">
            <text:p>221462</text:p>
          </table:table-cell>
          <table:table-cell office:value-type="float" office:value="220254" calcext:value-type="float">
            <text:p>220254</text:p>
          </table:table-cell>
          <table:table-cell office:value-type="float" office:value="2.4269637378411" calcext:value-type="float">
            <text:p>2.4269637378411</text:p>
          </table:table-cell>
          <table:table-cell office:value-type="float" office:value="1.21502592742752" calcext:value-type="float">
            <text:p>1.21502592742752</text:p>
          </table:table-cell>
          <table:table-cell office:value-type="float" office:value="0.140369551225847" calcext:value-type="float">
            <text:p>0.140369551225847</text:p>
          </table:table-cell>
          <table:table-cell office:value-type="float" office:value="0.207731748548955" calcext:value-type="float">
            <text:p>0.207731748548955</text:p>
          </table:table-cell>
          <table:table-cell office:value-type="float" office:value="0.133869067891725" calcext:value-type="float">
            <text:p>0.133869067891725</text:p>
          </table:table-cell>
          <table:table-cell office:value-type="float" office:value="5" calcext:value-type="float">
            <text:p>5</text:p>
          </table:table-cell>
          <table:table-cell office:value-type="float" office:value="0.132001654148299" calcext:value-type="float">
            <text:p>0.132001654148299</text:p>
          </table:table-cell>
          <table:table-cell office:value-type="float" office:value="0.131281629953579" calcext:value-type="float">
            <text:p>0.131281629953579</text:p>
          </table:table-cell>
          <table:table-cell office:value-type="float" office:value="-221.926089754831" calcext:value-type="float">
            <text:p>-221.926089754831</text:p>
          </table:table-cell>
          <table:table-cell office:value-type="float" office:value="-208.453650290209" calcext:value-type="float">
            <text:p>-208.453650290209</text:p>
          </table:table-cell>
          <table:table-cell office:value-type="float" office:value="-223.226186421655" calcext:value-type="float">
            <text:p>-223.226186421655</text:p>
          </table:table-cell>
          <table:table-cell office:value-type="float" office:value="750" calcext:value-type="float">
            <text:p>750</text:p>
          </table:table-cell>
          <table:table-cell office:value-type="float" office:value="-223.59966917034" calcext:value-type="float">
            <text:p>-223.59966917034</text:p>
          </table:table-cell>
        </table:table-row>
        <table:table-row table:style-name="ro1">
          <table:table-cell office:value-type="string" calcext:value-type="string">
            <text:p>2019-12-02 22:11:44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777838401958" calcext:value-type="float">
            <text:p>72.5777838401958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6954" calcext:value-type="float">
            <text:p>4086954</text:p>
          </table:table-cell>
          <table:table-cell office:value-type="float" office:value="2024467" calcext:value-type="float">
            <text:p>2024467</text:p>
          </table:table-cell>
          <table:table-cell office:value-type="float" office:value="235549" calcext:value-type="float">
            <text:p>235549</text:p>
          </table:table-cell>
          <table:table-cell office:value-type="float" office:value="348275" calcext:value-type="float">
            <text:p>348275</text:p>
          </table:table-cell>
          <table:table-cell office:value-type="float" office:value="225185" calcext:value-type="float">
            <text:p>2251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92" calcext:value-type="float">
            <text:p>221192</text:p>
          </table:table-cell>
          <table:table-cell office:value-type="float" office:value="220279" calcext:value-type="float">
            <text:p>220279</text:p>
          </table:table-cell>
          <table:table-cell office:value-type="float" office:value="2.4360147042292" calcext:value-type="float">
            <text:p>2.4360147042292</text:p>
          </table:table-cell>
          <table:table-cell office:value-type="float" office:value="1.20667650779206" calcext:value-type="float">
            <text:p>1.20667650779206</text:p>
          </table:table-cell>
          <table:table-cell office:value-type="float" office:value="0.14039816145875" calcext:value-type="float">
            <text:p>0.14039816145875</text:p>
          </table:table-cell>
          <table:table-cell office:value-type="float" office:value="0.207588101337922" calcext:value-type="float">
            <text:p>0.207588101337922</text:p>
          </table:table-cell>
          <table:table-cell office:value-type="float" office:value="0.134220735337822" calcext:value-type="float">
            <text:p>0.134220735337822</text:p>
          </table:table-cell>
          <table:table-cell office:value-type="float" office:value="5" calcext:value-type="float">
            <text:p>5</text:p>
          </table:table-cell>
          <table:table-cell office:value-type="float" office:value="0.131840721588221" calcext:value-type="float">
            <text:p>0.131840721588221</text:p>
          </table:table-cell>
          <table:table-cell office:value-type="float" office:value="0.131296531116549" calcext:value-type="float">
            <text:p>0.131296531116549</text:p>
          </table:table-cell>
          <table:table-cell office:value-type="float" office:value="-221.92036770825" calcext:value-type="float">
            <text:p>-221.92036770825</text:p>
          </table:table-cell>
          <table:table-cell office:value-type="float" office:value="-208.482379732416" calcext:value-type="float">
            <text:p>-208.482379732416</text:p>
          </table:table-cell>
          <table:table-cell office:value-type="float" office:value="-223.155852932436" calcext:value-type="float">
            <text:p>-223.155852932436</text:p>
          </table:table-cell>
          <table:table-cell office:value-type="float" office:value="750" calcext:value-type="float">
            <text:p>750</text:p>
          </table:table-cell>
          <table:table-cell office:value-type="float" office:value="-223.631855682356" calcext:value-type="float">
            <text:p>-223.631855682356</text:p>
          </table:table-cell>
        </table:table-row>
        <table:table-row table:style-name="ro1">
          <table:table-cell office:value-type="string" calcext:value-type="string">
            <text:p>2019-12-02 22:11:45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773929443401" calcext:value-type="float">
            <text:p>72.5773929443401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87134" calcext:value-type="float">
            <text:p>4087134</text:p>
          </table:table-cell>
          <table:table-cell office:value-type="float" office:value="2014863" calcext:value-type="float">
            <text:p>2014863</text:p>
          </table:table-cell>
          <table:table-cell office:value-type="float" office:value="235597" calcext:value-type="float">
            <text:p>235597</text:p>
          </table:table-cell>
          <table:table-cell office:value-type="float" office:value="348201" calcext:value-type="float">
            <text:p>348201</text:p>
          </table:table-cell>
          <table:table-cell office:value-type="float" office:value="226754" calcext:value-type="float">
            <text:p>2267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2" calcext:value-type="float">
            <text:p>220852</text:p>
          </table:table-cell>
          <table:table-cell office:value-type="float" office:value="220263" calcext:value-type="float">
            <text:p>220263</text:p>
          </table:table-cell>
          <table:table-cell office:value-type="float" office:value="2.43612199260259" calcext:value-type="float">
            <text:p>2.43612199260259</text:p>
          </table:table-cell>
          <table:table-cell office:value-type="float" office:value="1.20095207702542" calcext:value-type="float">
            <text:p>1.20095207702542</text:p>
          </table:table-cell>
          <table:table-cell office:value-type="float" office:value="0.140426771691653" calcext:value-type="float">
            <text:p>0.140426771691653</text:p>
          </table:table-cell>
          <table:table-cell office:value-type="float" office:value="0.20754399389553" calcext:value-type="float">
            <text:p>0.20754399389553</text:p>
          </table:table-cell>
          <table:table-cell office:value-type="float" office:value="0.135155932325832" calcext:value-type="float">
            <text:p>0.135155932325832</text:p>
          </table:table-cell>
          <table:table-cell office:value-type="float" office:value="5" calcext:value-type="float">
            <text:p>5</text:p>
          </table:table-cell>
          <table:table-cell office:value-type="float" office:value="0.131638065771826" calcext:value-type="float">
            <text:p>0.131638065771826</text:p>
          </table:table-cell>
          <table:table-cell office:value-type="float" office:value="0.131286994372248" calcext:value-type="float">
            <text:p>0.131286994372248</text:p>
          </table:table-cell>
          <table:table-cell office:value-type="float" office:value="-221.914645661669" calcext:value-type="float">
            <text:p>-221.914645661669</text:p>
          </table:table-cell>
          <table:table-cell office:value-type="float" office:value="-208.491201220894" calcext:value-type="float">
            <text:p>-208.491201220894</text:p>
          </table:table-cell>
          <table:table-cell office:value-type="float" office:value="-222.968813534834" calcext:value-type="float">
            <text:p>-222.968813534834</text:p>
          </table:table-cell>
          <table:table-cell office:value-type="float" office:value="750" calcext:value-type="float">
            <text:p>750</text:p>
          </table:table-cell>
          <table:table-cell office:value-type="float" office:value="-223.672386845635" calcext:value-type="float">
            <text:p>-223.672386845635</text:p>
          </table:table-cell>
        </table:table-row>
        <table:table-row table:style-name="ro1">
          <table:table-cell office:value-type="string" calcext:value-type="string">
            <text:p>2019-12-02 22:11:46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827360195351" calcext:value-type="float">
            <text:p>72.5827360195351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7095" calcext:value-type="float">
            <text:p>4087095</text:p>
          </table:table-cell>
          <table:table-cell office:value-type="float" office:value="2025577" calcext:value-type="float">
            <text:p>2025577</text:p>
          </table:table-cell>
          <table:table-cell office:value-type="float" office:value="235504" calcext:value-type="float">
            <text:p>235504</text:p>
          </table:table-cell>
          <table:table-cell office:value-type="float" office:value="347517" calcext:value-type="float">
            <text:p>347517</text:p>
          </table:table-cell>
          <table:table-cell office:value-type="float" office:value="227323" calcext:value-type="float">
            <text:p>2273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31" calcext:value-type="float">
            <text:p>220731</text:p>
          </table:table-cell>
          <table:table-cell office:value-type="float" office:value="220319" calcext:value-type="float">
            <text:p>220319</text:p>
          </table:table-cell>
          <table:table-cell office:value-type="float" office:value="2.43609874678835" calcext:value-type="float">
            <text:p>2.43609874678835</text:p>
          </table:table-cell>
          <table:table-cell office:value-type="float" office:value="1.20733811942793" calcext:value-type="float">
            <text:p>1.20733811942793</text:p>
          </table:table-cell>
          <table:table-cell office:value-type="float" office:value="0.140371339365404" calcext:value-type="float">
            <text:p>0.140371339365404</text:p>
          </table:table-cell>
          <table:table-cell office:value-type="float" office:value="0.207136298076665" calcext:value-type="float">
            <text:p>0.207136298076665</text:p>
          </table:table-cell>
          <table:table-cell office:value-type="float" office:value="0.135495082795034" calcext:value-type="float">
            <text:p>0.135495082795034</text:p>
          </table:table-cell>
          <table:table-cell office:value-type="float" office:value="5" calcext:value-type="float">
            <text:p>5</text:p>
          </table:table-cell>
          <table:table-cell office:value-type="float" office:value="0.13156594414305" calcext:value-type="float">
            <text:p>0.13156594414305</text:p>
          </table:table-cell>
          <table:table-cell office:value-type="float" office:value="0.131320372977301" calcext:value-type="float">
            <text:p>0.131320372977301</text:p>
          </table:table-cell>
          <table:table-cell office:value-type="float" office:value="-221.925732126919" calcext:value-type="float">
            <text:p>-221.925732126919</text:p>
          </table:table-cell>
          <table:table-cell office:value-type="float" office:value="-208.572740384667" calcext:value-type="float">
            <text:p>-208.572740384667</text:p>
          </table:table-cell>
          <table:table-cell office:value-type="float" office:value="-222.900983440993" calcext:value-type="float">
            <text:p>-222.900983440993</text:p>
          </table:table-cell>
          <table:table-cell office:value-type="float" office:value="750" calcext:value-type="float">
            <text:p>750</text:p>
          </table:table-cell>
          <table:table-cell office:value-type="float" office:value="-223.68681117139" calcext:value-type="float">
            <text:p>-223.68681117139</text:p>
          </table:table-cell>
        </table:table-row>
        <table:table-row table:style-name="ro1">
          <table:table-cell office:value-type="string" calcext:value-type="string">
            <text:p>2019-12-02 22:11:4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72440696621" calcext:value-type="float">
            <text:p>72.572440696621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6934" calcext:value-type="float">
            <text:p>4086934</text:p>
          </table:table-cell>
          <table:table-cell office:value-type="float" office:value="2014165" calcext:value-type="float">
            <text:p>2014165</text:p>
          </table:table-cell>
          <table:table-cell office:value-type="float" office:value="235531" calcext:value-type="float">
            <text:p>235531</text:p>
          </table:table-cell>
          <table:table-cell office:value-type="float" office:value="347156" calcext:value-type="float">
            <text:p>347156</text:p>
          </table:table-cell>
          <table:table-cell office:value-type="float" office:value="225389" calcext:value-type="float">
            <text:p>2253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12" calcext:value-type="float">
            <text:p>221212</text:p>
          </table:table-cell>
          <table:table-cell office:value-type="float" office:value="220253" calcext:value-type="float">
            <text:p>220253</text:p>
          </table:table-cell>
          <table:table-cell office:value-type="float" office:value="2.43600278329882" calcext:value-type="float">
            <text:p>2.43600278329882</text:p>
          </table:table-cell>
          <table:table-cell office:value-type="float" office:value="1.20053603655529" calcext:value-type="float">
            <text:p>1.20053603655529</text:p>
          </table:table-cell>
          <table:table-cell office:value-type="float" office:value="0.140387432621411" calcext:value-type="float">
            <text:p>0.140387432621411</text:p>
          </table:table-cell>
          <table:table-cell office:value-type="float" office:value="0.206921125283375" calcext:value-type="float">
            <text:p>0.206921125283375</text:p>
          </table:table-cell>
          <table:table-cell office:value-type="float" office:value="0.134342328827659" calcext:value-type="float">
            <text:p>0.134342328827659</text:p>
          </table:table-cell>
          <table:table-cell office:value-type="float" office:value="5" calcext:value-type="float">
            <text:p>5</text:p>
          </table:table-cell>
          <table:table-cell office:value-type="float" office:value="0.131852642518597" calcext:value-type="float">
            <text:p>0.131852642518597</text:p>
          </table:table-cell>
          <table:table-cell office:value-type="float" office:value="0.13128103390706" calcext:value-type="float">
            <text:p>0.13128103390706</text:p>
          </table:table-cell>
          <table:table-cell office:value-type="float" office:value="-221.922513475718" calcext:value-type="float">
            <text:p>-221.922513475718</text:p>
          </table:table-cell>
          <table:table-cell office:value-type="float" office:value="-208.615774943325" calcext:value-type="float">
            <text:p>-208.615774943325</text:p>
          </table:table-cell>
          <table:table-cell office:value-type="float" office:value="-223.131534234468" calcext:value-type="float">
            <text:p>-223.131534234468</text:p>
          </table:table-cell>
          <table:table-cell office:value-type="float" office:value="750" calcext:value-type="float">
            <text:p>750</text:p>
          </table:table-cell>
          <table:table-cell office:value-type="float" office:value="-223.629471496281" calcext:value-type="float">
            <text:p>-223.629471496281</text:p>
          </table:table-cell>
        </table:table-row>
        <table:table-row table:style-name="ro1">
          <table:table-cell office:value-type="string" calcext:value-type="string">
            <text:p>2019-12-02 22:11:4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831269752488" calcext:value-type="float">
            <text:p>72.5831269752488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6819" calcext:value-type="float">
            <text:p>4086819</text:p>
          </table:table-cell>
          <table:table-cell office:value-type="float" office:value="2038114" calcext:value-type="float">
            <text:p>2038114</text:p>
          </table:table-cell>
          <table:table-cell office:value-type="float" office:value="235879" calcext:value-type="float">
            <text:p>235879</text:p>
          </table:table-cell>
          <table:table-cell office:value-type="float" office:value="346816" calcext:value-type="float">
            <text:p>346816</text:p>
          </table:table-cell>
          <table:table-cell office:value-type="float" office:value="224586" calcext:value-type="float">
            <text:p>2245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35" calcext:value-type="float">
            <text:p>221435</text:p>
          </table:table-cell>
          <table:table-cell office:value-type="float" office:value="220225" calcext:value-type="float">
            <text:p>220225</text:p>
          </table:table-cell>
          <table:table-cell office:value-type="float" office:value="2.43593423794916" calcext:value-type="float">
            <text:p>2.43593423794916</text:p>
          </table:table-cell>
          <table:table-cell office:value-type="float" office:value="1.21481075463423" calcext:value-type="float">
            <text:p>1.21481075463423</text:p>
          </table:table-cell>
          <table:table-cell office:value-type="float" office:value="0.140594856809957" calcext:value-type="float">
            <text:p>0.140594856809957</text:p>
          </table:table-cell>
          <table:table-cell office:value-type="float" office:value="0.206718469466981" calcext:value-type="float">
            <text:p>0.206718469466981</text:p>
          </table:table-cell>
          <table:table-cell office:value-type="float" office:value="0.133863703473056" calcext:value-type="float">
            <text:p>0.133863703473056</text:p>
          </table:table-cell>
          <table:table-cell office:value-type="float" office:value="5" calcext:value-type="float">
            <text:p>5</text:p>
          </table:table-cell>
          <table:table-cell office:value-type="float" office:value="0.131985560892291" calcext:value-type="float">
            <text:p>0.131985560892291</text:p>
          </table:table-cell>
          <table:table-cell office:value-type="float" office:value="0.131264344604533" calcext:value-type="float">
            <text:p>0.131264344604533</text:p>
          </table:table-cell>
          <table:table-cell office:value-type="float" office:value="-221.881028638009" calcext:value-type="float">
            <text:p>-221.881028638009</text:p>
          </table:table-cell>
          <table:table-cell office:value-type="float" office:value="-208.656306106604" calcext:value-type="float">
            <text:p>-208.656306106604</text:p>
          </table:table-cell>
          <table:table-cell office:value-type="float" office:value="-223.227259305389" calcext:value-type="float">
            <text:p>-223.227259305389</text:p>
          </table:table-cell>
          <table:table-cell office:value-type="float" office:value="750" calcext:value-type="float">
            <text:p>750</text:p>
          </table:table-cell>
          <table:table-cell office:value-type="float" office:value="-223.602887821542" calcext:value-type="float">
            <text:p>-223.602887821542</text:p>
          </table:table-cell>
        </table:table-row>
        <table:table-row table:style-name="ro1">
          <table:table-cell office:value-type="string" calcext:value-type="string">
            <text:p>2019-12-02 22:11:50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5835179213872" calcext:value-type="float">
            <text:p>72.5835179213872</text:p>
          </table:table-cell>
          <table:table-cell office:value-type="float" office:value="982.233733061225" calcext:value-type="float">
            <text:p>982.233733061225</text:p>
          </table:table-cell>
          <table:table-cell office:value-type="float" office:value="4087274" calcext:value-type="float">
            <text:p>4087274</text:p>
          </table:table-cell>
          <table:table-cell office:value-type="float" office:value="2013813" calcext:value-type="float">
            <text:p>2013813</text:p>
          </table:table-cell>
          <table:table-cell office:value-type="float" office:value="236117" calcext:value-type="float">
            <text:p>236117</text:p>
          </table:table-cell>
          <table:table-cell office:value-type="float" office:value="346749" calcext:value-type="float">
            <text:p>346749</text:p>
          </table:table-cell>
          <table:table-cell office:value-type="float" office:value="225996" calcext:value-type="float">
            <text:p>2259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00" calcext:value-type="float">
            <text:p>221000</text:p>
          </table:table-cell>
          <table:table-cell office:value-type="float" office:value="220244" calcext:value-type="float">
            <text:p>220244</text:p>
          </table:table-cell>
          <table:table-cell office:value-type="float" office:value="2.43620543911522" calcext:value-type="float">
            <text:p>2.43620543911522</text:p>
          </table:table-cell>
          <table:table-cell office:value-type="float" office:value="1.20032622818067" calcext:value-type="float">
            <text:p>1.20032622818067</text:p>
          </table:table-cell>
          <table:table-cell office:value-type="float" office:value="0.140736715881433" calcext:value-type="float">
            <text:p>0.140736715881433</text:p>
          </table:table-cell>
          <table:table-cell office:value-type="float" office:value="0.20667853435022" calcext:value-type="float">
            <text:p>0.20667853435022</text:p>
          </table:table-cell>
          <table:table-cell office:value-type="float" office:value="0.134704129064575" calcext:value-type="float">
            <text:p>0.134704129064575</text:p>
          </table:table-cell>
          <table:table-cell office:value-type="float" office:value="5" calcext:value-type="float">
            <text:p>5</text:p>
          </table:table-cell>
          <table:table-cell office:value-type="float" office:value="0.13172628065661" calcext:value-type="float">
            <text:p>0.13172628065661</text:p>
          </table:table-cell>
          <table:table-cell office:value-type="float" office:value="0.131275669488391" calcext:value-type="float">
            <text:p>0.131275669488391</text:p>
          </table:table-cell>
          <table:table-cell office:value-type="float" office:value="-221.852656823713" calcext:value-type="float">
            <text:p>-221.852656823713</text:p>
          </table:table-cell>
          <table:table-cell office:value-type="float" office:value="-208.664293129956" calcext:value-type="float">
            <text:p>-208.664293129956</text:p>
          </table:table-cell>
          <table:table-cell office:value-type="float" office:value="-223.059174187085" calcext:value-type="float">
            <text:p>-223.059174187085</text:p>
          </table:table-cell>
          <table:table-cell office:value-type="float" office:value="750" calcext:value-type="float">
            <text:p>750</text:p>
          </table:table-cell>
          <table:table-cell office:value-type="float" office:value="-223.654743868678" calcext:value-type="float">
            <text:p>-223.654743868678</text:p>
          </table:table-cell>
        </table:table-row>
        <table:table-row table:style-name="ro1">
          <table:table-cell office:value-type="string" calcext:value-type="string">
            <text:p>2019-12-02 22:11:5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884701017799" calcext:value-type="float">
            <text:p>72.5884701017799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337" calcext:value-type="float">
            <text:p>4087337</text:p>
          </table:table-cell>
          <table:table-cell office:value-type="float" office:value="2014672" calcext:value-type="float">
            <text:p>2014672</text:p>
          </table:table-cell>
          <table:table-cell office:value-type="float" office:value="235643" calcext:value-type="float">
            <text:p>235643</text:p>
          </table:table-cell>
          <table:table-cell office:value-type="float" office:value="346087" calcext:value-type="float">
            <text:p>346087</text:p>
          </table:table-cell>
          <table:table-cell office:value-type="float" office:value="226428" calcext:value-type="float">
            <text:p>2264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63" calcext:value-type="float">
            <text:p>220863</text:p>
          </table:table-cell>
          <table:table-cell office:value-type="float" office:value="220285" calcext:value-type="float">
            <text:p>220285</text:p>
          </table:table-cell>
          <table:table-cell office:value-type="float" office:value="2.4362429900459" calcext:value-type="float">
            <text:p>2.4362429900459</text:p>
          </table:table-cell>
          <table:table-cell office:value-type="float" office:value="1.20083823214033" calcext:value-type="float">
            <text:p>1.20083823214033</text:p>
          </table:table-cell>
          <table:table-cell office:value-type="float" office:value="0.140454189831518" calcext:value-type="float">
            <text:p>0.140454189831518</text:p>
          </table:table-cell>
          <table:table-cell office:value-type="float" office:value="0.206283951554769" calcext:value-type="float">
            <text:p>0.206283951554769</text:p>
          </table:table-cell>
          <table:table-cell office:value-type="float" office:value="0.1349616211607" calcext:value-type="float">
            <text:p>0.1349616211607</text:p>
          </table:table-cell>
          <table:table-cell office:value-type="float" office:value="5" calcext:value-type="float">
            <text:p>5</text:p>
          </table:table-cell>
          <table:table-cell office:value-type="float" office:value="0.131644622283533" calcext:value-type="float">
            <text:p>0.131644622283533</text:p>
          </table:table-cell>
          <table:table-cell office:value-type="float" office:value="0.131300107395662" calcext:value-type="float">
            <text:p>0.131300107395662</text:p>
          </table:table-cell>
          <table:table-cell office:value-type="float" office:value="-221.909162033696" calcext:value-type="float">
            <text:p>-221.909162033696</text:p>
          </table:table-cell>
          <table:table-cell office:value-type="float" office:value="-208.743209689046" calcext:value-type="float">
            <text:p>-208.743209689046</text:p>
          </table:table-cell>
          <table:table-cell office:value-type="float" office:value="-223.00767576786" calcext:value-type="float">
            <text:p>-223.00767576786</text:p>
          </table:table-cell>
          <table:table-cell office:value-type="float" office:value="750" calcext:value-type="float">
            <text:p>750</text:p>
          </table:table-cell>
          <table:table-cell office:value-type="float" office:value="-223.671075543293" calcext:value-type="float">
            <text:p>-223.671075543293</text:p>
          </table:table-cell>
        </table:table-row>
        <table:table-row table:style-name="ro1">
          <table:table-cell office:value-type="string" calcext:value-type="string">
            <text:p>2019-12-02 22:11:53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991563292764" calcext:value-type="float">
            <text:p>72.5991563292764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8816" calcext:value-type="float">
            <text:p>4088816</text:p>
          </table:table-cell>
          <table:table-cell office:value-type="float" office:value="2018907" calcext:value-type="float">
            <text:p>2018907</text:p>
          </table:table-cell>
          <table:table-cell office:value-type="float" office:value="235841" calcext:value-type="float">
            <text:p>235841</text:p>
          </table:table-cell>
          <table:table-cell office:value-type="float" office:value="345673" calcext:value-type="float">
            <text:p>345673</text:p>
          </table:table-cell>
          <table:table-cell office:value-type="float" office:value="226383" calcext:value-type="float">
            <text:p>2263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2" calcext:value-type="float">
            <text:p>220852</text:p>
          </table:table-cell>
          <table:table-cell office:value-type="float" office:value="220303" calcext:value-type="float">
            <text:p>220303</text:p>
          </table:table-cell>
          <table:table-cell office:value-type="float" office:value="2.43712454284722" calcext:value-type="float">
            <text:p>2.43712454284722</text:p>
          </table:table-cell>
          <table:table-cell office:value-type="float" office:value="1.20336248914748" calcext:value-type="float">
            <text:p>1.20336248914748</text:p>
          </table:table-cell>
          <table:table-cell office:value-type="float" office:value="0.140572207042242" calcext:value-type="float">
            <text:p>0.140572207042242</text:p>
          </table:table-cell>
          <table:table-cell office:value-type="float" office:value="0.206037188295983" calcext:value-type="float">
            <text:p>0.206037188295983</text:p>
          </table:table-cell>
          <table:table-cell office:value-type="float" office:value="0.134934799067354" calcext:value-type="float">
            <text:p>0.134934799067354</text:p>
          </table:table-cell>
          <table:table-cell office:value-type="float" office:value="5" calcext:value-type="float">
            <text:p>5</text:p>
          </table:table-cell>
          <table:table-cell office:value-type="float" office:value="0.131638065771826" calcext:value-type="float">
            <text:p>0.131638065771826</text:p>
          </table:table-cell>
          <table:table-cell office:value-type="float" office:value="0.131310836233" calcext:value-type="float">
            <text:p>0.131310836233</text:p>
          </table:table-cell>
          <table:table-cell office:value-type="float" office:value="-221.885558591552" calcext:value-type="float">
            <text:p>-221.885558591552</text:p>
          </table:table-cell>
          <table:table-cell office:value-type="float" office:value="-208.792562340803" calcext:value-type="float">
            <text:p>-208.792562340803</text:p>
          </table:table-cell>
          <table:table-cell office:value-type="float" office:value="-223.013040186529" calcext:value-type="float">
            <text:p>-223.013040186529</text:p>
          </table:table-cell>
          <table:table-cell office:value-type="float" office:value="750" calcext:value-type="float">
            <text:p>750</text:p>
          </table:table-cell>
          <table:table-cell office:value-type="float" office:value="-223.672386845635" calcext:value-type="float">
            <text:p>-223.672386845635</text:p>
          </table:table-cell>
        </table:table-row>
        <table:table-row table:style-name="ro1">
          <table:table-cell office:value-type="string" calcext:value-type="string">
            <text:p>2019-12-02 22:11:54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5991563292764" calcext:value-type="float">
            <text:p>72.5991563292764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8896" calcext:value-type="float">
            <text:p>4088896</text:p>
          </table:table-cell>
          <table:table-cell office:value-type="float" office:value="2018065" calcext:value-type="float">
            <text:p>2018065</text:p>
          </table:table-cell>
          <table:table-cell office:value-type="float" office:value="236010" calcext:value-type="float">
            <text:p>236010</text:p>
          </table:table-cell>
          <table:table-cell office:value-type="float" office:value="345362" calcext:value-type="float">
            <text:p>345362</text:p>
          </table:table-cell>
          <table:table-cell office:value-type="float" office:value="224974" calcext:value-type="float">
            <text:p>2249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49" calcext:value-type="float">
            <text:p>221349</text:p>
          </table:table-cell>
          <table:table-cell office:value-type="float" office:value="220222" calcext:value-type="float">
            <text:p>220222</text:p>
          </table:table-cell>
          <table:table-cell office:value-type="float" office:value="2.43717222656873" calcext:value-type="float">
            <text:p>2.43717222656873</text:p>
          </table:table-cell>
          <table:table-cell office:value-type="float" office:value="1.20286061797865" calcext:value-type="float">
            <text:p>1.20286061797865</text:p>
          </table:table-cell>
          <table:table-cell office:value-type="float" office:value="0.140672938903921" calcext:value-type="float">
            <text:p>0.140672938903921</text:p>
          </table:table-cell>
          <table:table-cell office:value-type="float" office:value="0.205851817828634" calcext:value-type="float">
            <text:p>0.205851817828634</text:p>
          </table:table-cell>
          <table:table-cell office:value-type="float" office:value="0.134094969522353" calcext:value-type="float">
            <text:p>0.134094969522353</text:p>
          </table:table-cell>
          <table:table-cell office:value-type="float" office:value="5" calcext:value-type="float">
            <text:p>5</text:p>
          </table:table-cell>
          <table:table-cell office:value-type="float" office:value="0.131934300891674" calcext:value-type="float">
            <text:p>0.131934300891674</text:p>
          </table:table-cell>
          <table:table-cell office:value-type="float" office:value="0.131262556464977" calcext:value-type="float">
            <text:p>0.131262556464977</text:p>
          </table:table-cell>
          <table:table-cell office:value-type="float" office:value="-221.865412219216" calcext:value-type="float">
            <text:p>-221.865412219216</text:p>
          </table:table-cell>
          <table:table-cell office:value-type="float" office:value="-208.829636434273" calcext:value-type="float">
            <text:p>-208.829636434273</text:p>
          </table:table-cell>
          <table:table-cell office:value-type="float" office:value="-223.181006095529" calcext:value-type="float">
            <text:p>-223.181006095529</text:p>
          </table:table-cell>
          <table:table-cell office:value-type="float" office:value="750" calcext:value-type="float">
            <text:p>750</text:p>
          </table:table-cell>
          <table:table-cell office:value-type="float" office:value="-223.613139821665" calcext:value-type="float">
            <text:p>-223.613139821665</text:p>
          </table:table-cell>
        </table:table-row>
        <table:table-row table:style-name="ro1">
          <table:table-cell office:value-type="string" calcext:value-type="string">
            <text:p>2019-12-02 22:11:5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5942042856428" calcext:value-type="float">
            <text:p>72.5942042856428</text:p>
          </table:table-cell>
          <table:table-cell office:value-type="float" office:value="982.261205515966" calcext:value-type="float">
            <text:p>982.261205515966</text:p>
          </table:table-cell>
          <table:table-cell office:value-type="float" office:value="4087098" calcext:value-type="float">
            <text:p>4087098</text:p>
          </table:table-cell>
          <table:table-cell office:value-type="float" office:value="2038563" calcext:value-type="float">
            <text:p>2038563</text:p>
          </table:table-cell>
          <table:table-cell office:value-type="float" office:value="236292" calcext:value-type="float">
            <text:p>236292</text:p>
          </table:table-cell>
          <table:table-cell office:value-type="float" office:value="345122" calcext:value-type="float">
            <text:p>345122</text:p>
          </table:table-cell>
          <table:table-cell office:value-type="float" office:value="224541" calcext:value-type="float">
            <text:p>2245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92" calcext:value-type="float">
            <text:p>221392</text:p>
          </table:table-cell>
          <table:table-cell office:value-type="float" office:value="220197" calcext:value-type="float">
            <text:p>220197</text:p>
          </table:table-cell>
          <table:table-cell office:value-type="float" office:value="2.43610053492791" calcext:value-type="float">
            <text:p>2.43610053492791</text:p>
          </table:table-cell>
          <table:table-cell office:value-type="float" office:value="1.21507837952118" calcext:value-type="float">
            <text:p>1.21507837952118</text:p>
          </table:table-cell>
          <table:table-cell office:value-type="float" office:value="0.140841024022224" calcext:value-type="float">
            <text:p>0.140841024022224</text:p>
          </table:table-cell>
          <table:table-cell office:value-type="float" office:value="0.20570876666412" calcext:value-type="float">
            <text:p>0.20570876666412</text:p>
          </table:table-cell>
          <table:table-cell office:value-type="float" office:value="0.133836881379709" calcext:value-type="float">
            <text:p>0.133836881379709</text:p>
          </table:table-cell>
          <table:table-cell office:value-type="float" office:value="5" calcext:value-type="float">
            <text:p>5</text:p>
          </table:table-cell>
          <table:table-cell office:value-type="float" office:value="0.131959930891982" calcext:value-type="float">
            <text:p>0.131959930891982</text:p>
          </table:table-cell>
          <table:table-cell office:value-type="float" office:value="0.131247655302007" calcext:value-type="float">
            <text:p>0.131247655302007</text:p>
          </table:table-cell>
          <table:table-cell office:value-type="float" office:value="-221.831795195555" calcext:value-type="float">
            <text:p>-221.831795195555</text:p>
          </table:table-cell>
          <table:table-cell office:value-type="float" office:value="-208.858246667176" calcext:value-type="float">
            <text:p>-208.858246667176</text:p>
          </table:table-cell>
          <table:table-cell office:value-type="float" office:value="-223.232623724058" calcext:value-type="float">
            <text:p>-223.232623724058</text:p>
          </table:table-cell>
          <table:table-cell office:value-type="float" office:value="750" calcext:value-type="float">
            <text:p>750</text:p>
          </table:table-cell>
          <table:table-cell office:value-type="float" office:value="-223.608013821604" calcext:value-type="float">
            <text:p>-223.608013821604</text:p>
          </table:table-cell>
        </table:table-row>
        <table:table-row table:style-name="ro1">
          <table:table-cell office:value-type="string" calcext:value-type="string">
            <text:p>2019-12-02 22:11:56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839088579501" calcext:value-type="float">
            <text:p>72.5839088579501</text:p>
          </table:table-cell>
          <table:table-cell office:value-type="float" office:value="982.269728467431" calcext:value-type="float">
            <text:p>982.269728467431</text:p>
          </table:table-cell>
          <table:table-cell office:value-type="float" office:value="4087142" calcext:value-type="float">
            <text:p>4087142</text:p>
          </table:table-cell>
          <table:table-cell office:value-type="float" office:value="2037580" calcext:value-type="float">
            <text:p>2037580</text:p>
          </table:table-cell>
          <table:table-cell office:value-type="float" office:value="236278" calcext:value-type="float">
            <text:p>236278</text:p>
          </table:table-cell>
          <table:table-cell office:value-type="float" office:value="345205" calcext:value-type="float">
            <text:p>345205</text:p>
          </table:table-cell>
          <table:table-cell office:value-type="float" office:value="227713" calcext:value-type="float">
            <text:p>2277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27" calcext:value-type="float">
            <text:p>220427</text:p>
          </table:table-cell>
          <table:table-cell office:value-type="float" office:value="220309" calcext:value-type="float">
            <text:p>220309</text:p>
          </table:table-cell>
          <table:table-cell office:value-type="float" office:value="2.43612676097474" calcext:value-type="float">
            <text:p>2.43612676097474</text:p>
          </table:table-cell>
          <table:table-cell office:value-type="float" office:value="1.21449246579319" calcext:value-type="float">
            <text:p>1.21449246579319</text:p>
          </table:table-cell>
          <table:table-cell office:value-type="float" office:value="0.140832679370961" calcext:value-type="float">
            <text:p>0.140832679370961</text:p>
          </table:table-cell>
          <table:table-cell office:value-type="float" office:value="0.205758238525181" calcext:value-type="float">
            <text:p>0.205758238525181</text:p>
          </table:table-cell>
          <table:table-cell office:value-type="float" office:value="0.135727540937369" calcext:value-type="float">
            <text:p>0.135727540937369</text:p>
          </table:table-cell>
          <table:table-cell office:value-type="float" office:value="5" calcext:value-type="float">
            <text:p>5</text:p>
          </table:table-cell>
          <table:table-cell office:value-type="float" office:value="0.131384746001333" calcext:value-type="float">
            <text:p>0.131384746001333</text:p>
          </table:table-cell>
          <table:table-cell office:value-type="float" office:value="0.131314412512113" calcext:value-type="float">
            <text:p>0.131314412512113</text:p>
          </table:table-cell>
          <table:table-cell office:value-type="float" office:value="-221.833464125808" calcext:value-type="float">
            <text:p>-221.833464125808</text:p>
          </table:table-cell>
          <table:table-cell office:value-type="float" office:value="-208.848352294964" calcext:value-type="float">
            <text:p>-208.848352294964</text:p>
          </table:table-cell>
          <table:table-cell office:value-type="float" office:value="-222.854491812526" calcext:value-type="float">
            <text:p>-222.854491812526</text:p>
          </table:table-cell>
          <table:table-cell office:value-type="float" office:value="750" calcext:value-type="float">
            <text:p>750</text:p>
          </table:table-cell>
          <table:table-cell office:value-type="float" office:value="-223.723050799734" calcext:value-type="float">
            <text:p>-223.723050799734</text:p>
          </table:table-cell>
        </table:table-row>
        <table:table-row table:style-name="ro1">
          <table:table-cell office:value-type="string" calcext:value-type="string">
            <text:p>2019-12-02 22:11:58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6052817918031" calcext:value-type="float">
            <text:p>72.6052817918031</text:p>
          </table:table-cell>
          <table:table-cell office:value-type="float" office:value="982.29720117271" calcext:value-type="float">
            <text:p>982.29720117271</text:p>
          </table:table-cell>
          <table:table-cell office:value-type="float" office:value="4088436" calcext:value-type="float">
            <text:p>4088436</text:p>
          </table:table-cell>
          <table:table-cell office:value-type="float" office:value="2028598" calcext:value-type="float">
            <text:p>2028598</text:p>
          </table:table-cell>
          <table:table-cell office:value-type="float" office:value="236224" calcext:value-type="float">
            <text:p>236224</text:p>
          </table:table-cell>
          <table:table-cell office:value-type="float" office:value="344679" calcext:value-type="float">
            <text:p>344679</text:p>
          </table:table-cell>
          <table:table-cell office:value-type="float" office:value="227030" calcext:value-type="float">
            <text:p>22703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81" calcext:value-type="float">
            <text:p>220681</text:p>
          </table:table-cell>
          <table:table-cell office:value-type="float" office:value="220344" calcext:value-type="float">
            <text:p>220344</text:p>
          </table:table-cell>
          <table:table-cell office:value-type="float" office:value="2.43689804517007" calcext:value-type="float">
            <text:p>2.43689804517007</text:p>
          </table:table-cell>
          <table:table-cell office:value-type="float" office:value="1.20913877596125" calcext:value-type="float">
            <text:p>1.20913877596125</text:p>
          </table:table-cell>
          <table:table-cell office:value-type="float" office:value="0.140800492858946" calcext:value-type="float">
            <text:p>0.140800492858946</text:p>
          </table:table-cell>
          <table:table-cell office:value-type="float" office:value="0.205444718056288" calcext:value-type="float">
            <text:p>0.205444718056288</text:p>
          </table:table-cell>
          <table:table-cell office:value-type="float" office:value="0.135320441165023" calcext:value-type="float">
            <text:p>0.135320441165023</text:p>
          </table:table-cell>
          <table:table-cell office:value-type="float" office:value="5" calcext:value-type="float">
            <text:p>5</text:p>
          </table:table-cell>
          <table:table-cell office:value-type="float" office:value="0.13153614181711" calcext:value-type="float">
            <text:p>0.13153614181711</text:p>
          </table:table-cell>
          <table:table-cell office:value-type="float" office:value="0.131335274140271" calcext:value-type="float">
            <text:p>0.131335274140271</text:p>
          </table:table-cell>
          <table:table-cell office:value-type="float" office:value="-221.839901428211" calcext:value-type="float">
            <text:p>-221.839901428211</text:p>
          </table:table-cell>
          <table:table-cell office:value-type="float" office:value="-208.911056388742" calcext:value-type="float">
            <text:p>-208.911056388742</text:p>
          </table:table-cell>
          <table:table-cell office:value-type="float" office:value="-222.935911766995" calcext:value-type="float">
            <text:p>-222.935911766995</text:p>
          </table:table-cell>
          <table:table-cell office:value-type="float" office:value="750" calcext:value-type="float">
            <text:p>750</text:p>
          </table:table-cell>
          <table:table-cell office:value-type="float" office:value="-223.692771636578" calcext:value-type="float">
            <text:p>-223.692771636578</text:p>
          </table:table-cell>
        </table:table-row>
        <table:table-row table:style-name="ro1">
          <table:table-cell office:value-type="string" calcext:value-type="string">
            <text:p>2019-12-02 22:11:59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5942042856428" calcext:value-type="float">
            <text:p>72.5942042856428</text:p>
          </table:table-cell>
          <table:table-cell office:value-type="float" office:value="982.261205515966" calcext:value-type="float">
            <text:p>982.261205515966</text:p>
          </table:table-cell>
          <table:table-cell office:value-type="float" office:value="4087766" calcext:value-type="float">
            <text:p>4087766</text:p>
          </table:table-cell>
          <table:table-cell office:value-type="float" office:value="2016350" calcext:value-type="float">
            <text:p>2016350</text:p>
          </table:table-cell>
          <table:table-cell office:value-type="float" office:value="236389" calcext:value-type="float">
            <text:p>236389</text:p>
          </table:table-cell>
          <table:table-cell office:value-type="float" office:value="344339" calcext:value-type="float">
            <text:p>344339</text:p>
          </table:table-cell>
          <table:table-cell office:value-type="float" office:value="226485" calcext:value-type="float">
            <text:p>2264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35" calcext:value-type="float">
            <text:p>220835</text:p>
          </table:table-cell>
          <table:table-cell office:value-type="float" office:value="220294" calcext:value-type="float">
            <text:p>220294</text:p>
          </table:table-cell>
          <table:table-cell office:value-type="float" office:value="2.43649869400247" calcext:value-type="float">
            <text:p>2.43649869400247</text:p>
          </table:table-cell>
          <table:table-cell office:value-type="float" office:value="1.20183839819889" calcext:value-type="float">
            <text:p>1.20183839819889</text:p>
          </table:table-cell>
          <table:table-cell office:value-type="float" office:value="0.140898840534549" calcext:value-type="float">
            <text:p>0.140898840534549</text:p>
          </table:table-cell>
          <table:table-cell office:value-type="float" office:value="0.205242062239893" calcext:value-type="float">
            <text:p>0.205242062239893</text:p>
          </table:table-cell>
          <table:table-cell office:value-type="float" office:value="0.134995595812273" calcext:value-type="float">
            <text:p>0.134995595812273</text:p>
          </table:table-cell>
          <table:table-cell office:value-type="float" office:value="5" calcext:value-type="float">
            <text:p>5</text:p>
          </table:table-cell>
          <table:table-cell office:value-type="float" office:value="0.131627932981006" calcext:value-type="float">
            <text:p>0.131627932981006</text:p>
          </table:table-cell>
          <table:table-cell office:value-type="float" office:value="0.131305471814331" calcext:value-type="float">
            <text:p>0.131305471814331</text:p>
          </table:table-cell>
          <table:table-cell office:value-type="float" office:value="-221.82023189309" calcext:value-type="float">
            <text:p>-221.82023189309</text:p>
          </table:table-cell>
          <table:table-cell office:value-type="float" office:value="-208.951587552021" calcext:value-type="float">
            <text:p>-208.951587552021</text:p>
          </table:table-cell>
          <table:table-cell office:value-type="float" office:value="-223.000880837545" calcext:value-type="float">
            <text:p>-223.000880837545</text:p>
          </table:table-cell>
          <table:table-cell office:value-type="float" office:value="750" calcext:value-type="float">
            <text:p>750</text:p>
          </table:table-cell>
          <table:table-cell office:value-type="float" office:value="-223.674413403799" calcext:value-type="float">
            <text:p>-223.674413403799</text:p>
          </table:table-cell>
        </table:table-row>
        <table:table-row table:style-name="ro1">
          <table:table-cell office:value-type="string" calcext:value-type="string">
            <text:p>2019-12-02 22:12:00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5896430910422" calcext:value-type="float">
            <text:p>72.5896430910422</text:p>
          </table:table-cell>
          <table:table-cell office:value-type="float" office:value="982.305724389821" calcext:value-type="float">
            <text:p>982.305724389821</text:p>
          </table:table-cell>
          <table:table-cell office:value-type="float" office:value="4087649" calcext:value-type="float">
            <text:p>4087649</text:p>
          </table:table-cell>
          <table:table-cell office:value-type="float" office:value="2013664" calcext:value-type="float">
            <text:p>2013664</text:p>
          </table:table-cell>
          <table:table-cell office:value-type="float" office:value="236089" calcext:value-type="float">
            <text:p>236089</text:p>
          </table:table-cell>
          <table:table-cell office:value-type="float" office:value="344070" calcext:value-type="float">
            <text:p>344070</text:p>
          </table:table-cell>
          <table:table-cell office:value-type="float" office:value="226301" calcext:value-type="float">
            <text:p>2263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16" calcext:value-type="float">
            <text:p>220916</text:p>
          </table:table-cell>
          <table:table-cell office:value-type="float" office:value="220325" calcext:value-type="float">
            <text:p>220325</text:p>
          </table:table-cell>
          <table:table-cell office:value-type="float" office:value="2.43642895655977" calcext:value-type="float">
            <text:p>2.43642895655977</text:p>
          </table:table-cell>
          <table:table-cell office:value-type="float" office:value="1.20023741724937" calcext:value-type="float">
            <text:p>1.20023741724937</text:p>
          </table:table-cell>
          <table:table-cell office:value-type="float" office:value="0.140720026578906" calcext:value-type="float">
            <text:p>0.140720026578906</text:p>
          </table:table-cell>
          <table:table-cell office:value-type="float" office:value="0.205081725726333" calcext:value-type="float">
            <text:p>0.205081725726333</text:p>
          </table:table-cell>
          <table:table-cell office:value-type="float" office:value="0.134885923252812" calcext:value-type="float">
            <text:p>0.134885923252812</text:p>
          </table:table-cell>
          <table:table-cell office:value-type="float" office:value="5" calcext:value-type="float">
            <text:p>5</text:p>
          </table:table-cell>
          <table:table-cell office:value-type="float" office:value="0.13167621274903" calcext:value-type="float">
            <text:p>0.13167621274903</text:p>
          </table:table-cell>
          <table:table-cell office:value-type="float" office:value="0.131323949256414" calcext:value-type="float">
            <text:p>0.131323949256414</text:p>
          </table:table-cell>
          <table:table-cell office:value-type="float" office:value="-221.855994684219" calcext:value-type="float">
            <text:p>-221.855994684219</text:p>
          </table:table-cell>
          <table:table-cell office:value-type="float" office:value="-208.983654854733" calcext:value-type="float">
            <text:p>-208.983654854733</text:p>
          </table:table-cell>
          <table:table-cell office:value-type="float" office:value="-223.022815349438" calcext:value-type="float">
            <text:p>-223.022815349438</text:p>
          </table:table-cell>
          <table:table-cell office:value-type="float" office:value="750" calcext:value-type="float">
            <text:p>750</text:p>
          </table:table-cell>
          <table:table-cell office:value-type="float" office:value="-223.664757450194" calcext:value-type="float">
            <text:p>-223.664757450194</text:p>
          </table:table-cell>
        </table:table-row>
        <table:table-row table:style-name="ro1">
          <table:table-cell office:value-type="string" calcext:value-type="string">
            <text:p>2019-12-02 22:12:01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6003296776837" calcext:value-type="float">
            <text:p>72.6003296776837</text:p>
          </table:table-cell>
          <table:table-cell office:value-type="float" office:value="982.278251455718" calcext:value-type="float">
            <text:p>982.278251455718</text:p>
          </table:table-cell>
          <table:table-cell office:value-type="float" office:value="4087622" calcext:value-type="float">
            <text:p>4087622</text:p>
          </table:table-cell>
          <table:table-cell office:value-type="float" office:value="2012686" calcext:value-type="float">
            <text:p>2012686</text:p>
          </table:table-cell>
          <table:table-cell office:value-type="float" office:value="236185" calcext:value-type="float">
            <text:p>236185</text:p>
          </table:table-cell>
          <table:table-cell office:value-type="float" office:value="343633" calcext:value-type="float">
            <text:p>343633</text:p>
          </table:table-cell>
          <table:table-cell office:value-type="float" office:value="225797" calcext:value-type="float">
            <text:p>2257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74" calcext:value-type="float">
            <text:p>221074</text:p>
          </table:table-cell>
          <table:table-cell office:value-type="float" office:value="220196" calcext:value-type="float">
            <text:p>220196</text:p>
          </table:table-cell>
          <table:table-cell office:value-type="float" office:value="2.43641286330376" calcext:value-type="float">
            <text:p>2.43641286330376</text:p>
          </table:table-cell>
          <table:table-cell office:value-type="float" office:value="1.19965448375398" calcext:value-type="float">
            <text:p>1.19965448375398</text:p>
          </table:table-cell>
          <table:table-cell office:value-type="float" office:value="0.140777247044712" calcext:value-type="float">
            <text:p>0.140777247044712</text:p>
          </table:table-cell>
          <table:table-cell office:value-type="float" office:value="0.204821253397614" calcext:value-type="float">
            <text:p>0.204821253397614</text:p>
          </table:table-cell>
          <table:table-cell office:value-type="float" office:value="0.134585515807333" calcext:value-type="float">
            <text:p>0.134585515807333</text:p>
          </table:table-cell>
          <table:table-cell office:value-type="float" office:value="5" calcext:value-type="float">
            <text:p>5</text:p>
          </table:table-cell>
          <table:table-cell office:value-type="float" office:value="0.131770388099001" calcext:value-type="float">
            <text:p>0.131770388099001</text:p>
          </table:table-cell>
          <table:table-cell office:value-type="float" office:value="0.131247059255488" calcext:value-type="float">
            <text:p>0.131247059255488</text:p>
          </table:table-cell>
          <table:table-cell office:value-type="float" office:value="-221.844550591058" calcext:value-type="float">
            <text:p>-221.844550591058</text:p>
          </table:table-cell>
          <table:table-cell office:value-type="float" office:value="-209.035749320477" calcext:value-type="float">
            <text:p>-209.035749320477</text:p>
          </table:table-cell>
          <table:table-cell office:value-type="float" office:value="-223.082896838533" calcext:value-type="float">
            <text:p>-223.082896838533</text:p>
          </table:table-cell>
          <table:table-cell office:value-type="float" office:value="750" calcext:value-type="float">
            <text:p>750</text:p>
          </table:table-cell>
          <table:table-cell office:value-type="float" office:value="-223.6459223802" calcext:value-type="float">
            <text:p>-223.6459223802</text:p>
          </table:table-cell>
        </table:table-row>
        <table:table-row table:style-name="ro1">
          <table:table-cell office:value-type="string" calcext:value-type="string">
            <text:p>2019-12-02 22:12:03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945953419211" calcext:value-type="float">
            <text:p>72.5945953419211</text:p>
          </table:table-cell>
          <table:table-cell office:value-type="float" office:value="982.269728467431" calcext:value-type="float">
            <text:p>982.269728467431</text:p>
          </table:table-cell>
          <table:table-cell office:value-type="float" office:value="4087543" calcext:value-type="float">
            <text:p>4087543</text:p>
          </table:table-cell>
          <table:table-cell office:value-type="float" office:value="2013795" calcext:value-type="float">
            <text:p>2013795</text:p>
          </table:table-cell>
          <table:table-cell office:value-type="float" office:value="236184" calcext:value-type="float">
            <text:p>236184</text:p>
          </table:table-cell>
          <table:table-cell office:value-type="float" office:value="343204" calcext:value-type="float">
            <text:p>343204</text:p>
          </table:table-cell>
          <table:table-cell office:value-type="float" office:value="225504" calcext:value-type="float">
            <text:p>2255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67" calcext:value-type="float">
            <text:p>221067</text:p>
          </table:table-cell>
          <table:table-cell office:value-type="float" office:value="220230" calcext:value-type="float">
            <text:p>220230</text:p>
          </table:table-cell>
          <table:table-cell office:value-type="float" office:value="2.43636577562878" calcext:value-type="float">
            <text:p>2.43636577562878</text:p>
          </table:table-cell>
          <table:table-cell office:value-type="float" office:value="1.20031549934334" calcext:value-type="float">
            <text:p>1.20031549934334</text:p>
          </table:table-cell>
          <table:table-cell office:value-type="float" office:value="0.140776650998193" calcext:value-type="float">
            <text:p>0.140776650998193</text:p>
          </table:table-cell>
          <table:table-cell office:value-type="float" office:value="0.204565549441045" calcext:value-type="float">
            <text:p>0.204565549441045</text:p>
          </table:table-cell>
          <table:table-cell office:value-type="float" office:value="0.134410874177322" calcext:value-type="float">
            <text:p>0.134410874177322</text:p>
          </table:table-cell>
          <table:table-cell office:value-type="float" office:value="5" calcext:value-type="float">
            <text:p>5</text:p>
          </table:table-cell>
          <table:table-cell office:value-type="float" office:value="0.13176621577337" calcext:value-type="float">
            <text:p>0.13176621577337</text:p>
          </table:table-cell>
          <table:table-cell office:value-type="float" office:value="0.131267324837127" calcext:value-type="float">
            <text:p>0.131267324837127</text:p>
          </table:table-cell>
          <table:table-cell office:value-type="float" office:value="-221.844669800361" calcext:value-type="float">
            <text:p>-221.844669800361</text:p>
          </table:table-cell>
          <table:table-cell office:value-type="float" office:value="-209.086890111791" calcext:value-type="float">
            <text:p>-209.086890111791</text:p>
          </table:table-cell>
          <table:table-cell office:value-type="float" office:value="-223.117825164536" calcext:value-type="float">
            <text:p>-223.117825164536</text:p>
          </table:table-cell>
          <table:table-cell office:value-type="float" office:value="750" calcext:value-type="float">
            <text:p>750</text:p>
          </table:table-cell>
          <table:table-cell office:value-type="float" office:value="-223.646756845326" calcext:value-type="float">
            <text:p>-223.646756845326</text:p>
          </table:table-cell>
        </table:table-row>
        <table:table-row table:style-name="ro1">
          <table:table-cell office:value-type="string" calcext:value-type="string">
            <text:p>2019-12-02 22:12:04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999385711233" calcext:value-type="float">
            <text:p>72.5999385711233</text:p>
          </table:table-cell>
          <table:table-cell office:value-type="float" office:value="982.269728467431" calcext:value-type="float">
            <text:p>982.269728467431</text:p>
          </table:table-cell>
          <table:table-cell office:value-type="float" office:value="4087330" calcext:value-type="float">
            <text:p>4087330</text:p>
          </table:table-cell>
          <table:table-cell office:value-type="float" office:value="2038292" calcext:value-type="float">
            <text:p>2038292</text:p>
          </table:table-cell>
          <table:table-cell office:value-type="float" office:value="236486" calcext:value-type="float">
            <text:p>236486</text:p>
          </table:table-cell>
          <table:table-cell office:value-type="float" office:value="342994" calcext:value-type="float">
            <text:p>342994</text:p>
          </table:table-cell>
          <table:table-cell office:value-type="float" office:value="224543" calcext:value-type="float">
            <text:p>2245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15" calcext:value-type="float">
            <text:p>221415</text:p>
          </table:table-cell>
          <table:table-cell office:value-type="float" office:value="220237" calcext:value-type="float">
            <text:p>220237</text:p>
          </table:table-cell>
          <table:table-cell office:value-type="float" office:value="2.43623881772027" calcext:value-type="float">
            <text:p>2.43623881772027</text:p>
          </table:table-cell>
          <table:table-cell office:value-type="float" office:value="1.21491685091458" calcext:value-type="float">
            <text:p>1.21491685091458</text:p>
          </table:table-cell>
          <table:table-cell office:value-type="float" office:value="0.140956657046873" calcext:value-type="float">
            <text:p>0.140956657046873</text:p>
          </table:table-cell>
          <table:table-cell office:value-type="float" office:value="0.204440379672096" calcext:value-type="float">
            <text:p>0.204440379672096</text:p>
          </table:table-cell>
          <table:table-cell office:value-type="float" office:value="0.133838073472747" calcext:value-type="float">
            <text:p>0.133838073472747</text:p>
          </table:table-cell>
          <table:table-cell office:value-type="float" office:value="5" calcext:value-type="float">
            <text:p>5</text:p>
          </table:table-cell>
          <table:table-cell office:value-type="float" office:value="0.131973639961915" calcext:value-type="float">
            <text:p>0.131973639961915</text:p>
          </table:table-cell>
          <table:table-cell office:value-type="float" office:value="0.131271497162759" calcext:value-type="float">
            <text:p>0.131271497162759</text:p>
          </table:table-cell>
          <table:table-cell office:value-type="float" office:value="-221.808668590625" calcext:value-type="float">
            <text:p>-221.808668590625</text:p>
          </table:table-cell>
          <table:table-cell office:value-type="float" office:value="-209.111924065581" calcext:value-type="float">
            <text:p>-209.111924065581</text:p>
          </table:table-cell>
          <table:table-cell office:value-type="float" office:value="-223.232385305451" calcext:value-type="float">
            <text:p>-223.232385305451</text:p>
          </table:table-cell>
          <table:table-cell office:value-type="float" office:value="750" calcext:value-type="float">
            <text:p>750</text:p>
          </table:table-cell>
          <table:table-cell office:value-type="float" office:value="-223.605272007617" calcext:value-type="float">
            <text:p>-223.605272007617</text:p>
          </table:table-cell>
        </table:table-row>
        <table:table-row table:style-name="ro1">
          <table:table-cell office:value-type="string" calcext:value-type="string">
            <text:p>2019-12-02 22:12:0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5781747264762" calcext:value-type="float">
            <text:p>72.5781747264762</text:p>
          </table:table-cell>
          <table:table-cell office:value-type="float" office:value="982.206260628201" calcext:value-type="float">
            <text:p>982.206260628201</text:p>
          </table:table-cell>
          <table:table-cell office:value-type="float" office:value="4087688" calcext:value-type="float">
            <text:p>4087688</text:p>
          </table:table-cell>
          <table:table-cell office:value-type="float" office:value="2013838" calcext:value-type="float">
            <text:p>2013838</text:p>
          </table:table-cell>
          <table:table-cell office:value-type="float" office:value="236451" calcext:value-type="float">
            <text:p>236451</text:p>
          </table:table-cell>
          <table:table-cell office:value-type="float" office:value="342849" calcext:value-type="float">
            <text:p>342849</text:p>
          </table:table-cell>
          <table:table-cell office:value-type="float" office:value="225846" calcext:value-type="float">
            <text:p>225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45" calcext:value-type="float">
            <text:p>220945</text:p>
          </table:table-cell>
          <table:table-cell office:value-type="float" office:value="220253" calcext:value-type="float">
            <text:p>220253</text:p>
          </table:table-cell>
          <table:table-cell office:value-type="float" office:value="2.43645220237401" calcext:value-type="float">
            <text:p>2.43645220237401</text:p>
          </table:table-cell>
          <table:table-cell office:value-type="float" office:value="1.20034112934364" calcext:value-type="float">
            <text:p>1.20034112934364</text:p>
          </table:table-cell>
          <table:table-cell office:value-type="float" office:value="0.140935795418715" calcext:value-type="float">
            <text:p>0.140935795418715</text:p>
          </table:table-cell>
          <table:table-cell office:value-type="float" office:value="0.204353952926869" calcext:value-type="float">
            <text:p>0.204353952926869</text:p>
          </table:table-cell>
          <table:table-cell office:value-type="float" office:value="0.134614722086754" calcext:value-type="float">
            <text:p>0.134614722086754</text:p>
          </table:table-cell>
          <table:table-cell office:value-type="float" office:value="5" calcext:value-type="float">
            <text:p>5</text:p>
          </table:table-cell>
          <table:table-cell office:value-type="float" office:value="0.131693498098075" calcext:value-type="float">
            <text:p>0.131693498098075</text:p>
          </table:table-cell>
          <table:table-cell office:value-type="float" office:value="0.13128103390706" calcext:value-type="float">
            <text:p>0.13128103390706</text:p>
          </table:table-cell>
          <table:table-cell office:value-type="float" office:value="-221.812840916257" calcext:value-type="float">
            <text:p>-221.812840916257</text:p>
          </table:table-cell>
          <table:table-cell office:value-type="float" office:value="-209.129209414626" calcext:value-type="float">
            <text:p>-209.129209414626</text:p>
          </table:table-cell>
          <table:table-cell office:value-type="float" office:value="-223.077055582649" calcext:value-type="float">
            <text:p>-223.077055582649</text:p>
          </table:table-cell>
          <table:table-cell office:value-type="float" office:value="750" calcext:value-type="float">
            <text:p>750</text:p>
          </table:table-cell>
          <table:table-cell office:value-type="float" office:value="-223.661300380385" calcext:value-type="float">
            <text:p>-223.661300380385</text:p>
          </table:table-cell>
        </table:table-row>
        <table:table-row table:style-name="ro1">
          <table:table-cell office:value-type="string" calcext:value-type="string">
            <text:p>2019-12-02 22:12:06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793473278652" calcext:value-type="float">
            <text:p>72.5793473278652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7776" calcext:value-type="float">
            <text:p>4087776</text:p>
          </table:table-cell>
          <table:table-cell office:value-type="float" office:value="2026159" calcext:value-type="float">
            <text:p>2026159</text:p>
          </table:table-cell>
          <table:table-cell office:value-type="float" office:value="235888" calcext:value-type="float">
            <text:p>235888</text:p>
          </table:table-cell>
          <table:table-cell office:value-type="float" office:value="342447" calcext:value-type="float">
            <text:p>342447</text:p>
          </table:table-cell>
          <table:table-cell office:value-type="float" office:value="227248" calcext:value-type="float">
            <text:p>2272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91" calcext:value-type="float">
            <text:p>220591</text:p>
          </table:table-cell>
          <table:table-cell office:value-type="float" office:value="220361" calcext:value-type="float">
            <text:p>220361</text:p>
          </table:table-cell>
          <table:table-cell office:value-type="float" office:value="2.43650465446766" calcext:value-type="float">
            <text:p>2.43650465446766</text:p>
          </table:table-cell>
          <table:table-cell office:value-type="float" office:value="1.20768501850188" calcext:value-type="float">
            <text:p>1.20768501850188</text:p>
          </table:table-cell>
          <table:table-cell office:value-type="float" office:value="0.140600221228626" calcext:value-type="float">
            <text:p>0.140600221228626</text:p>
          </table:table-cell>
          <table:table-cell office:value-type="float" office:value="0.204114342226308" calcext:value-type="float">
            <text:p>0.204114342226308</text:p>
          </table:table-cell>
          <table:table-cell office:value-type="float" office:value="0.135450379306123" calcext:value-type="float">
            <text:p>0.135450379306123</text:p>
          </table:table-cell>
          <table:table-cell office:value-type="float" office:value="5" calcext:value-type="float">
            <text:p>5</text:p>
          </table:table-cell>
          <table:table-cell office:value-type="float" office:value="0.131482497630417" calcext:value-type="float">
            <text:p>0.131482497630417</text:p>
          </table:table-cell>
          <table:table-cell office:value-type="float" office:value="0.131345406931091" calcext:value-type="float">
            <text:p>0.131345406931091</text:p>
          </table:table-cell>
          <table:table-cell office:value-type="float" office:value="-221.879955754275" calcext:value-type="float">
            <text:p>-221.879955754275</text:p>
          </table:table-cell>
          <table:table-cell office:value-type="float" office:value="-209.177131554738" calcext:value-type="float">
            <text:p>-209.177131554738</text:p>
          </table:table-cell>
          <table:table-cell office:value-type="float" office:value="-222.909924138775" calcext:value-type="float">
            <text:p>-222.909924138775</text:p>
          </table:table-cell>
          <table:table-cell office:value-type="float" office:value="750" calcext:value-type="float">
            <text:p>750</text:p>
          </table:table-cell>
          <table:table-cell office:value-type="float" office:value="-223.703500473917" calcext:value-type="float">
            <text:p>-223.703500473917</text:p>
          </table:table-cell>
        </table:table-row>
        <table:table-row table:style-name="ro1">
          <table:table-cell office:value-type="string" calcext:value-type="string">
            <text:p>2019-12-02 22:12:08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785656031812" calcext:value-type="float">
            <text:p>72.5785656031812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472" calcext:value-type="float">
            <text:p>4087472</text:p>
          </table:table-cell>
          <table:table-cell office:value-type="float" office:value="2028144" calcext:value-type="float">
            <text:p>2028144</text:p>
          </table:table-cell>
          <table:table-cell office:value-type="float" office:value="236110" calcext:value-type="float">
            <text:p>236110</text:p>
          </table:table-cell>
          <table:table-cell office:value-type="float" office:value="341892" calcext:value-type="float">
            <text:p>341892</text:p>
          </table:table-cell>
          <table:table-cell office:value-type="float" office:value="224828" calcext:value-type="float">
            <text:p>224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28" calcext:value-type="float">
            <text:p>221328</text:p>
          </table:table-cell>
          <table:table-cell office:value-type="float" office:value="220218" calcext:value-type="float">
            <text:p>220218</text:p>
          </table:table-cell>
          <table:table-cell office:value-type="float" office:value="2.43632345632594" calcext:value-type="float">
            <text:p>2.43632345632594</text:p>
          </table:table-cell>
          <table:table-cell office:value-type="float" office:value="1.20886817084171" calcext:value-type="float">
            <text:p>1.20886817084171</text:p>
          </table:table-cell>
          <table:table-cell office:value-type="float" office:value="0.140732543555801" calcext:value-type="float">
            <text:p>0.140732543555801</text:p>
          </table:table-cell>
          <table:table-cell office:value-type="float" office:value="0.203783536408369" calcext:value-type="float">
            <text:p>0.203783536408369</text:p>
          </table:table-cell>
          <table:table-cell office:value-type="float" office:value="0.134007946730607" calcext:value-type="float">
            <text:p>0.134007946730607</text:p>
          </table:table-cell>
          <table:table-cell office:value-type="float" office:value="5" calcext:value-type="float">
            <text:p>5</text:p>
          </table:table-cell>
          <table:table-cell office:value-type="float" office:value="0.131921783914779" calcext:value-type="float">
            <text:p>0.131921783914779</text:p>
          </table:table-cell>
          <table:table-cell office:value-type="float" office:value="0.131260172278902" calcext:value-type="float">
            <text:p>0.131260172278902</text:p>
          </table:table-cell>
          <table:table-cell office:value-type="float" office:value="-221.85349128884" calcext:value-type="float">
            <text:p>-221.85349128884</text:p>
          </table:table-cell>
          <table:table-cell office:value-type="float" office:value="-209.243292718326" calcext:value-type="float">
            <text:p>-209.243292718326</text:p>
          </table:table-cell>
          <table:table-cell office:value-type="float" office:value="-223.198410653878" calcext:value-type="float">
            <text:p>-223.198410653878</text:p>
          </table:table-cell>
          <table:table-cell office:value-type="float" office:value="750" calcext:value-type="float">
            <text:p>750</text:p>
          </table:table-cell>
          <table:table-cell office:value-type="float" office:value="-223.615643217044" calcext:value-type="float">
            <text:p>-223.615643217044</text:p>
          </table:table-cell>
        </table:table-row>
        <table:table-row table:style-name="ro1">
          <table:table-cell office:value-type="string" calcext:value-type="string">
            <text:p>2019-12-02 22:12:09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678790680766" calcext:value-type="float">
            <text:p>72.5678790680766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5063" calcext:value-type="float">
            <text:p>4085063</text:p>
          </table:table-cell>
          <table:table-cell office:value-type="float" office:value="2015321" calcext:value-type="float">
            <text:p>2015321</text:p>
          </table:table-cell>
          <table:table-cell office:value-type="float" office:value="236301" calcext:value-type="float">
            <text:p>236301</text:p>
          </table:table-cell>
          <table:table-cell office:value-type="float" office:value="341831" calcext:value-type="float">
            <text:p>341831</text:p>
          </table:table-cell>
          <table:table-cell office:value-type="float" office:value="225588" calcext:value-type="float">
            <text:p>225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98" calcext:value-type="float">
            <text:p>221098</text:p>
          </table:table-cell>
          <table:table-cell office:value-type="float" office:value="220186" calcext:value-type="float">
            <text:p>220186</text:p>
          </table:table-cell>
          <table:table-cell office:value-type="float" office:value="2.43488758026213" calcext:value-type="float">
            <text:p>2.43488758026213</text:p>
          </table:table-cell>
          <table:table-cell office:value-type="float" office:value="1.20122506633104" calcext:value-type="float">
            <text:p>1.20122506633104</text:p>
          </table:table-cell>
          <table:table-cell office:value-type="float" office:value="0.140846388440894" calcext:value-type="float">
            <text:p>0.140846388440894</text:p>
          </table:table-cell>
          <table:table-cell office:value-type="float" office:value="0.203747177570722" calcext:value-type="float">
            <text:p>0.203747177570722</text:p>
          </table:table-cell>
          <table:table-cell office:value-type="float" office:value="0.134460942084902" calcext:value-type="float">
            <text:p>0.134460942084902</text:p>
          </table:table-cell>
          <table:table-cell office:value-type="float" office:value="5" calcext:value-type="float">
            <text:p>5</text:p>
          </table:table-cell>
          <table:table-cell office:value-type="float" office:value="0.131784693215453" calcext:value-type="float">
            <text:p>0.131784693215453</text:p>
          </table:table-cell>
          <table:table-cell office:value-type="float" office:value="0.1312410987903" calcext:value-type="float">
            <text:p>0.1312410987903</text:p>
          </table:table-cell>
          <table:table-cell office:value-type="float" office:value="-221.830722311821" calcext:value-type="float">
            <text:p>-221.830722311821</text:p>
          </table:table-cell>
          <table:table-cell office:value-type="float" office:value="-209.250564485856" calcext:value-type="float">
            <text:p>-209.250564485856</text:p>
          </table:table-cell>
          <table:table-cell office:value-type="float" office:value="-223.10781158302" calcext:value-type="float">
            <text:p>-223.10781158302</text:p>
          </table:table-cell>
          <table:table-cell office:value-type="float" office:value="750" calcext:value-type="float">
            <text:p>750</text:p>
          </table:table-cell>
          <table:table-cell office:value-type="float" office:value="-223.643061356909" calcext:value-type="float">
            <text:p>-223.643061356909</text:p>
          </table:table-cell>
        </table:table-row>
        <table:table-row table:style-name="ro1">
          <table:table-cell office:value-type="string" calcext:value-type="string">
            <text:p>2019-12-02 22:12:10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606064115063" calcext:value-type="float">
            <text:p>72.606064115063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9040" calcext:value-type="float">
            <text:p>4089040</text:p>
          </table:table-cell>
          <table:table-cell office:value-type="float" office:value="2034483" calcext:value-type="float">
            <text:p>2034483</text:p>
          </table:table-cell>
          <table:table-cell office:value-type="float" office:value="236055" calcext:value-type="float">
            <text:p>236055</text:p>
          </table:table-cell>
          <table:table-cell office:value-type="float" office:value="341621" calcext:value-type="float">
            <text:p>341621</text:p>
          </table:table-cell>
          <table:table-cell office:value-type="float" office:value="227710" calcext:value-type="float">
            <text:p>22771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49" calcext:value-type="float">
            <text:p>220449</text:p>
          </table:table-cell>
          <table:table-cell office:value-type="float" office:value="220328" calcext:value-type="float">
            <text:p>220328</text:p>
          </table:table-cell>
          <table:table-cell office:value-type="float" office:value="2.43725805726743" calcext:value-type="float">
            <text:p>2.43725805726743</text:p>
          </table:table-cell>
          <table:table-cell office:value-type="float" office:value="1.21264650972444" calcext:value-type="float">
            <text:p>1.21264650972444</text:p>
          </table:table-cell>
          <table:table-cell office:value-type="float" office:value="0.140699760997267" calcext:value-type="float">
            <text:p>0.140699760997267</text:p>
          </table:table-cell>
          <table:table-cell office:value-type="float" office:value="0.203622007801772" calcext:value-type="float">
            <text:p>0.203622007801772</text:p>
          </table:table-cell>
          <table:table-cell office:value-type="float" office:value="0.135725752797813" calcext:value-type="float">
            <text:p>0.135725752797813</text:p>
          </table:table-cell>
          <table:table-cell office:value-type="float" office:value="5" calcext:value-type="float">
            <text:p>5</text:p>
          </table:table-cell>
          <table:table-cell office:value-type="float" office:value="0.131397859024746" calcext:value-type="float">
            <text:p>0.131397859024746</text:p>
          </table:table-cell>
          <table:table-cell office:value-type="float" office:value="0.13132573739597" calcext:value-type="float">
            <text:p>0.13132573739597</text:p>
          </table:table-cell>
          <table:table-cell office:value-type="float" office:value="-221.860047800547" calcext:value-type="float">
            <text:p>-221.860047800547</text:p>
          </table:table-cell>
          <table:table-cell office:value-type="float" office:value="-209.275598439646" calcext:value-type="float">
            <text:p>-209.275598439646</text:p>
          </table:table-cell>
          <table:table-cell office:value-type="float" office:value="-222.854849440437" calcext:value-type="float">
            <text:p>-222.854849440437</text:p>
          </table:table-cell>
          <table:table-cell office:value-type="float" office:value="750" calcext:value-type="float">
            <text:p>750</text:p>
          </table:table-cell>
          <table:table-cell office:value-type="float" office:value="-223.720428195051" calcext:value-type="float">
            <text:p>-223.720428195051</text:p>
          </table:table-cell>
        </table:table-row>
        <table:table-row table:style-name="ro1">
          <table:table-cell office:value-type="string" calcext:value-type="string">
            <text:p>2019-12-02 22:12:1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900340683123" calcext:value-type="float">
            <text:p>72.5900340683123</text:p>
          </table:table-cell>
          <table:table-cell office:value-type="float" office:value="982.286774480825" calcext:value-type="float">
            <text:p>982.286774480825</text:p>
          </table:table-cell>
          <table:table-cell office:value-type="float" office:value="4088059" calcext:value-type="float">
            <text:p>4088059</text:p>
          </table:table-cell>
          <table:table-cell office:value-type="float" office:value="2038413" calcext:value-type="float">
            <text:p>2038413</text:p>
          </table:table-cell>
          <table:table-cell office:value-type="float" office:value="235820" calcext:value-type="float">
            <text:p>235820</text:p>
          </table:table-cell>
          <table:table-cell office:value-type="float" office:value="340996" calcext:value-type="float">
            <text:p>340996</text:p>
          </table:table-cell>
          <table:table-cell office:value-type="float" office:value="227621" calcext:value-type="float">
            <text:p>2276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03" calcext:value-type="float">
            <text:p>220503</text:p>
          </table:table-cell>
          <table:table-cell office:value-type="float" office:value="220312" calcext:value-type="float">
            <text:p>220312</text:p>
          </table:table-cell>
          <table:table-cell office:value-type="float" office:value="2.43667333563248" calcext:value-type="float">
            <text:p>2.43667333563248</text:p>
          </table:table-cell>
          <table:table-cell office:value-type="float" office:value="1.21498897254336" calcext:value-type="float">
            <text:p>1.21498897254336</text:p>
          </table:table-cell>
          <table:table-cell office:value-type="float" office:value="0.140559690065347" calcext:value-type="float">
            <text:p>0.140559690065347</text:p>
          </table:table-cell>
          <table:table-cell office:value-type="float" office:value="0.203249478727517" calcext:value-type="float">
            <text:p>0.203249478727517</text:p>
          </table:table-cell>
          <table:table-cell office:value-type="float" office:value="0.135672704657639" calcext:value-type="float">
            <text:p>0.135672704657639</text:p>
          </table:table-cell>
          <table:table-cell office:value-type="float" office:value="5" calcext:value-type="float">
            <text:p>5</text:p>
          </table:table-cell>
          <table:table-cell office:value-type="float" office:value="0.131430045536762" calcext:value-type="float">
            <text:p>0.131430045536762</text:p>
          </table:table-cell>
          <table:table-cell office:value-type="float" office:value="0.13131620065167" calcext:value-type="float">
            <text:p>0.13131620065167</text:p>
          </table:table-cell>
          <table:table-cell office:value-type="float" office:value="-221.888061986931" calcext:value-type="float">
            <text:p>-221.888061986931</text:p>
          </table:table-cell>
          <table:table-cell office:value-type="float" office:value="-209.350104254497" calcext:value-type="float">
            <text:p>-209.350104254497</text:p>
          </table:table-cell>
          <table:table-cell office:value-type="float" office:value="-222.865459068472" calcext:value-type="float">
            <text:p>-222.865459068472</text:p>
          </table:table-cell>
          <table:table-cell office:value-type="float" office:value="750" calcext:value-type="float">
            <text:p>750</text:p>
          </table:table-cell>
          <table:table-cell office:value-type="float" office:value="-223.713990892648" calcext:value-type="float">
            <text:p>-223.713990892648</text:p>
          </table:table-cell>
        </table:table-row>
        <table:table-row table:style-name="ro1">
          <table:table-cell office:value-type="string" calcext:value-type="string">
            <text:p>2019-12-02 22:12:13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5945953419211" calcext:value-type="float">
            <text:p>72.5945953419211</text:p>
          </table:table-cell>
          <table:table-cell office:value-type="float" office:value="982.187310481894" calcext:value-type="float">
            <text:p>982.187310481894</text:p>
          </table:table-cell>
          <table:table-cell office:value-type="float" office:value="4088476" calcext:value-type="float">
            <text:p>4088476</text:p>
          </table:table-cell>
          <table:table-cell office:value-type="float" office:value="2020952" calcext:value-type="float">
            <text:p>2020952</text:p>
          </table:table-cell>
          <table:table-cell office:value-type="float" office:value="235729" calcext:value-type="float">
            <text:p>235729</text:p>
          </table:table-cell>
          <table:table-cell office:value-type="float" office:value="340312" calcext:value-type="float">
            <text:p>340312</text:p>
          </table:table-cell>
          <table:table-cell office:value-type="float" office:value="226815" calcext:value-type="float">
            <text:p>2268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08" calcext:value-type="float">
            <text:p>220808</text:p>
          </table:table-cell>
          <table:table-cell office:value-type="float" office:value="220201" calcext:value-type="float">
            <text:p>220201</text:p>
          </table:table-cell>
          <table:table-cell office:value-type="float" office:value="2.43692188703083" calcext:value-type="float">
            <text:p>2.43692188703083</text:p>
          </table:table-cell>
          <table:table-cell office:value-type="float" office:value="1.20458140427845" calcext:value-type="float">
            <text:p>1.20458140427845</text:p>
          </table:table-cell>
          <table:table-cell office:value-type="float" office:value="0.140505449832135" calcext:value-type="float">
            <text:p>0.140505449832135</text:p>
          </table:table-cell>
          <table:table-cell office:value-type="float" office:value="0.202841782908652" calcext:value-type="float">
            <text:p>0.202841782908652</text:p>
          </table:table-cell>
          <table:table-cell office:value-type="float" office:value="0.135192291163479" calcext:value-type="float">
            <text:p>0.135192291163479</text:p>
          </table:table-cell>
          <table:table-cell office:value-type="float" office:value="5" calcext:value-type="float">
            <text:p>5</text:p>
          </table:table-cell>
          <table:table-cell office:value-type="float" office:value="0.131611839724998" calcext:value-type="float">
            <text:p>0.131611839724998</text:p>
          </table:table-cell>
          <table:table-cell office:value-type="float" office:value="0.131250039488082" calcext:value-type="float">
            <text:p>0.131250039488082</text:p>
          </table:table-cell>
          <table:table-cell office:value-type="float" office:value="-221.898910033573" calcext:value-type="float">
            <text:p>-221.898910033573</text:p>
          </table:table-cell>
          <table:table-cell office:value-type="float" office:value="-209.43164341827" calcext:value-type="float">
            <text:p>-209.43164341827</text:p>
          </table:table-cell>
          <table:table-cell office:value-type="float" office:value="-222.961541767304" calcext:value-type="float">
            <text:p>-222.961541767304</text:p>
          </table:table-cell>
          <table:table-cell office:value-type="float" office:value="750" calcext:value-type="float">
            <text:p>750</text:p>
          </table:table-cell>
          <table:table-cell office:value-type="float" office:value="-223.677632055" calcext:value-type="float">
            <text:p>-223.677632055</text:p>
          </table:table-cell>
        </table:table-row>
        <table:table-row table:style-name="ro1">
          <table:table-cell office:value-type="string" calcext:value-type="string">
            <text:p>2019-12-02 22:12:1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6064552623299" calcext:value-type="float">
            <text:p>72.6064552623299</text:p>
          </table:table-cell>
          <table:table-cell office:value-type="float" office:value="982.295297542749" calcext:value-type="float">
            <text:p>982.295297542749</text:p>
          </table:table-cell>
          <table:table-cell office:value-type="float" office:value="4088781" calcext:value-type="float">
            <text:p>4088781</text:p>
          </table:table-cell>
          <table:table-cell office:value-type="float" office:value="2022156" calcext:value-type="float">
            <text:p>2022156</text:p>
          </table:table-cell>
          <table:table-cell office:value-type="float" office:value="235857" calcext:value-type="float">
            <text:p>235857</text:p>
          </table:table-cell>
          <table:table-cell office:value-type="float" office:value="339949" calcext:value-type="float">
            <text:p>339949</text:p>
          </table:table-cell>
          <table:table-cell office:value-type="float" office:value="226356" calcext:value-type="float">
            <text:p>2263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60" calcext:value-type="float">
            <text:p>220960</text:p>
          </table:table-cell>
          <table:table-cell office:value-type="float" office:value="220269" calcext:value-type="float">
            <text:p>220269</text:p>
          </table:table-cell>
          <table:table-cell office:value-type="float" office:value="2.43710368121906" calcext:value-type="float">
            <text:p>2.43710368121906</text:p>
          </table:table-cell>
          <table:table-cell office:value-type="float" office:value="1.20529904428709" calcext:value-type="float">
            <text:p>1.20529904428709</text:p>
          </table:table-cell>
          <table:table-cell office:value-type="float" office:value="0.140581743786543" calcext:value-type="float">
            <text:p>0.140581743786543</text:p>
          </table:table-cell>
          <table:table-cell office:value-type="float" office:value="0.202625418022325" calcext:value-type="float">
            <text:p>0.202625418022325</text:p>
          </table:table-cell>
          <table:table-cell office:value-type="float" office:value="0.134918705811346" calcext:value-type="float">
            <text:p>0.134918705811346</text:p>
          </table:table-cell>
          <table:table-cell office:value-type="float" office:value="5" calcext:value-type="float">
            <text:p>5</text:p>
          </table:table-cell>
          <table:table-cell office:value-type="float" office:value="0.131702438795857" calcext:value-type="float">
            <text:p>0.131702438795857</text:p>
          </table:table-cell>
          <table:table-cell office:value-type="float" office:value="0.131290570651361" calcext:value-type="float">
            <text:p>0.131290570651361</text:p>
          </table:table-cell>
          <table:table-cell office:value-type="float" office:value="-221.883651242691" calcext:value-type="float">
            <text:p>-221.883651242691</text:p>
          </table:table-cell>
          <table:table-cell office:value-type="float" office:value="-209.474916395535" calcext:value-type="float">
            <text:p>-209.474916395535</text:p>
          </table:table-cell>
          <table:table-cell office:value-type="float" office:value="-223.016258837731" calcext:value-type="float">
            <text:p>-223.016258837731</text:p>
          </table:table-cell>
          <table:table-cell office:value-type="float" office:value="750" calcext:value-type="float">
            <text:p>750</text:p>
          </table:table-cell>
          <table:table-cell office:value-type="float" office:value="-223.659512240829" calcext:value-type="float">
            <text:p>-223.659512240829</text:p>
          </table:table-cell>
        </table:table-row>
        <table:table-row table:style-name="ro1">
          <table:table-cell office:value-type="string" calcext:value-type="string">
            <text:p>2019-12-02 22:12:15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953774257518" calcext:value-type="float">
            <text:p>72.5953774257518</text:p>
          </table:table-cell>
          <table:table-cell office:value-type="float" office:value="982.259301339616" calcext:value-type="float">
            <text:p>982.259301339616</text:p>
          </table:table-cell>
          <table:table-cell office:value-type="float" office:value="4087433" calcext:value-type="float">
            <text:p>4087433</text:p>
          </table:table-cell>
          <table:table-cell office:value-type="float" office:value="2012768" calcext:value-type="float">
            <text:p>2012768</text:p>
          </table:table-cell>
          <table:table-cell office:value-type="float" office:value="235928" calcext:value-type="float">
            <text:p>235928</text:p>
          </table:table-cell>
          <table:table-cell office:value-type="float" office:value="339543" calcext:value-type="float">
            <text:p>339543</text:p>
          </table:table-cell>
          <table:table-cell office:value-type="float" office:value="226113" calcext:value-type="float">
            <text:p>2261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83" calcext:value-type="float">
            <text:p>220883</text:p>
          </table:table-cell>
          <table:table-cell office:value-type="float" office:value="220275" calcext:value-type="float">
            <text:p>220275</text:p>
          </table:table-cell>
          <table:table-cell office:value-type="float" office:value="2.43630021051171" calcext:value-type="float">
            <text:p>2.43630021051171</text:p>
          </table:table-cell>
          <table:table-cell office:value-type="float" office:value="1.19970335956852" calcext:value-type="float">
            <text:p>1.19970335956852</text:p>
          </table:table-cell>
          <table:table-cell office:value-type="float" office:value="0.140624063089378" calcext:value-type="float">
            <text:p>0.140624063089378</text:p>
          </table:table-cell>
          <table:table-cell office:value-type="float" office:value="0.202383423135689" calcext:value-type="float">
            <text:p>0.202383423135689</text:p>
          </table:table-cell>
          <table:table-cell office:value-type="float" office:value="0.134773866507276" calcext:value-type="float">
            <text:p>0.134773866507276</text:p>
          </table:table-cell>
          <table:table-cell office:value-type="float" office:value="5" calcext:value-type="float">
            <text:p>5</text:p>
          </table:table-cell>
          <table:table-cell office:value-type="float" office:value="0.131656543213909" calcext:value-type="float">
            <text:p>0.131656543213909</text:p>
          </table:table-cell>
          <table:table-cell office:value-type="float" office:value="0.131294146930474" calcext:value-type="float">
            <text:p>0.131294146930474</text:p>
          </table:table-cell>
          <table:table-cell office:value-type="float" office:value="-221.875187382124" calcext:value-type="float">
            <text:p>-221.875187382124</text:p>
          </table:table-cell>
          <table:table-cell office:value-type="float" office:value="-209.523315372862" calcext:value-type="float">
            <text:p>-209.523315372862</text:p>
          </table:table-cell>
          <table:table-cell office:value-type="float" office:value="-223.045226698545" calcext:value-type="float">
            <text:p>-223.045226698545</text:p>
          </table:table-cell>
          <table:table-cell office:value-type="float" office:value="750" calcext:value-type="float">
            <text:p>750</text:p>
          </table:table-cell>
          <table:table-cell office:value-type="float" office:value="-223.668691357218" calcext:value-type="float">
            <text:p>-223.668691357218</text:p>
          </table:table-cell>
        </table:table-row>
        <table:table-row table:style-name="ro1">
          <table:table-cell office:value-type="string" calcext:value-type="string">
            <text:p>2019-12-02 22:12:17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69442000277" calcext:value-type="float">
            <text:p>72.569442000277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115" calcext:value-type="float">
            <text:p>4087115</text:p>
          </table:table-cell>
          <table:table-cell office:value-type="float" office:value="2035465" calcext:value-type="float">
            <text:p>2035465</text:p>
          </table:table-cell>
          <table:table-cell office:value-type="float" office:value="236289" calcext:value-type="float">
            <text:p>236289</text:p>
          </table:table-cell>
          <table:table-cell office:value-type="float" office:value="339338" calcext:value-type="float">
            <text:p>339338</text:p>
          </table:table-cell>
          <table:table-cell office:value-type="float" office:value="224582" calcext:value-type="float">
            <text:p>2245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22" calcext:value-type="float">
            <text:p>221322</text:p>
          </table:table-cell>
          <table:table-cell office:value-type="float" office:value="220208" calcext:value-type="float">
            <text:p>220208</text:p>
          </table:table-cell>
          <table:table-cell office:value-type="float" office:value="2.43611066771873" calcext:value-type="float">
            <text:p>2.43611066771873</text:p>
          </table:table-cell>
          <table:table-cell office:value-type="float" office:value="1.21323182740591" calcext:value-type="float">
            <text:p>1.21323182740591</text:p>
          </table:table-cell>
          <table:table-cell office:value-type="float" office:value="0.140839235882668" calcext:value-type="float">
            <text:p>0.140839235882668</text:p>
          </table:table-cell>
          <table:table-cell office:value-type="float" office:value="0.202261233599333" calcext:value-type="float">
            <text:p>0.202261233599333</text:p>
          </table:table-cell>
          <table:table-cell office:value-type="float" office:value="0.133861319286981" calcext:value-type="float">
            <text:p>0.133861319286981</text:p>
          </table:table-cell>
          <table:table-cell office:value-type="float" office:value="5" calcext:value-type="float">
            <text:p>5</text:p>
          </table:table-cell>
          <table:table-cell office:value-type="float" office:value="0.131918207635666" calcext:value-type="float">
            <text:p>0.131918207635666</text:p>
          </table:table-cell>
          <table:table-cell office:value-type="float" office:value="0.131254211813714" calcext:value-type="float">
            <text:p>0.131254211813714</text:p>
          </table:table-cell>
          <table:table-cell office:value-type="float" office:value="-221.832152823466" calcext:value-type="float">
            <text:p>-221.832152823466</text:p>
          </table:table-cell>
          <table:table-cell office:value-type="float" office:value="-209.547753280133" calcext:value-type="float">
            <text:p>-209.547753280133</text:p>
          </table:table-cell>
          <table:table-cell office:value-type="float" office:value="-223.227736142604" calcext:value-type="float">
            <text:p>-223.227736142604</text:p>
          </table:table-cell>
          <table:table-cell office:value-type="float" office:value="750" calcext:value-type="float">
            <text:p>750</text:p>
          </table:table-cell>
          <table:table-cell office:value-type="float" office:value="-223.616358472867" calcext:value-type="float">
            <text:p>-223.616358472867</text:p>
          </table:table-cell>
        </table:table-row>
        <table:table-row table:style-name="ro1">
          <table:table-cell office:value-type="string" calcext:value-type="string">
            <text:p>2019-12-02 22:12:18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793473278652" calcext:value-type="float">
            <text:p>72.5793473278652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8666" calcext:value-type="float">
            <text:p>4088666</text:p>
          </table:table-cell>
          <table:table-cell office:value-type="float" office:value="2036678" calcext:value-type="float">
            <text:p>2036678</text:p>
          </table:table-cell>
          <table:table-cell office:value-type="float" office:value="236156" calcext:value-type="float">
            <text:p>236156</text:p>
          </table:table-cell>
          <table:table-cell office:value-type="float" office:value="338921" calcext:value-type="float">
            <text:p>338921</text:p>
          </table:table-cell>
          <table:table-cell office:value-type="float" office:value="224649" calcext:value-type="float">
            <text:p>2246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91" calcext:value-type="float">
            <text:p>221391</text:p>
          </table:table-cell>
          <table:table-cell office:value-type="float" office:value="220165" calcext:value-type="float">
            <text:p>220165</text:p>
          </table:table-cell>
          <table:table-cell office:value-type="float" office:value="2.4370351358694" calcext:value-type="float">
            <text:p>2.4370351358694</text:p>
          </table:table-cell>
          <table:table-cell office:value-type="float" office:value="1.21395483183322" calcext:value-type="float">
            <text:p>1.21395483183322</text:p>
          </table:table-cell>
          <table:table-cell office:value-type="float" office:value="0.140759961695666" calcext:value-type="float">
            <text:p>0.140759961695666</text:p>
          </table:table-cell>
          <table:table-cell office:value-type="float" office:value="0.20201268220099" calcext:value-type="float">
            <text:p>0.20201268220099</text:p>
          </table:table-cell>
          <table:table-cell office:value-type="float" office:value="0.133901254403741" calcext:value-type="float">
            <text:p>0.133901254403741</text:p>
          </table:table-cell>
          <table:table-cell office:value-type="float" office:value="5" calcext:value-type="float">
            <text:p>5</text:p>
          </table:table-cell>
          <table:table-cell office:value-type="float" office:value="0.131959334845464" calcext:value-type="float">
            <text:p>0.131959334845464</text:p>
          </table:table-cell>
          <table:table-cell office:value-type="float" office:value="0.131228581813405" calcext:value-type="float">
            <text:p>0.131228581813405</text:p>
          </table:table-cell>
          <table:table-cell office:value-type="float" office:value="-221.848007660867" calcext:value-type="float">
            <text:p>-221.848007660867</text:p>
          </table:table-cell>
          <table:table-cell office:value-type="float" office:value="-209.597463559802" calcext:value-type="float">
            <text:p>-209.597463559802</text:p>
          </table:table-cell>
          <table:table-cell office:value-type="float" office:value="-223.219749119252" calcext:value-type="float">
            <text:p>-223.219749119252</text:p>
          </table:table-cell>
          <table:table-cell office:value-type="float" office:value="750" calcext:value-type="float">
            <text:p>750</text:p>
          </table:table-cell>
          <table:table-cell office:value-type="float" office:value="-223.608133030907" calcext:value-type="float">
            <text:p>-223.608133030907</text:p>
          </table:table-cell>
        </table:table-row>
        <table:table-row table:style-name="ro1">
          <table:table-cell office:value-type="string" calcext:value-type="string">
            <text:p>2019-12-02 22:12:1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793473278652" calcext:value-type="float">
            <text:p>72.5793473278652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6997" calcext:value-type="float">
            <text:p>4086997</text:p>
          </table:table-cell>
          <table:table-cell office:value-type="float" office:value="2021389" calcext:value-type="float">
            <text:p>2021389</text:p>
          </table:table-cell>
          <table:table-cell office:value-type="float" office:value="236250" calcext:value-type="float">
            <text:p>236250</text:p>
          </table:table-cell>
          <table:table-cell office:value-type="float" office:value="338803" calcext:value-type="float">
            <text:p>338803</text:p>
          </table:table-cell>
          <table:table-cell office:value-type="float" office:value="225136" calcext:value-type="float">
            <text:p>2251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72" calcext:value-type="float">
            <text:p>221072</text:p>
          </table:table-cell>
          <table:table-cell office:value-type="float" office:value="220219" calcext:value-type="float">
            <text:p>220219</text:p>
          </table:table-cell>
          <table:table-cell office:value-type="float" office:value="2.43604033422951" calcext:value-type="float">
            <text:p>2.43604033422951</text:p>
          </table:table-cell>
          <table:table-cell office:value-type="float" office:value="1.20484187660717" calcext:value-type="float">
            <text:p>1.20484187660717</text:p>
          </table:table-cell>
          <table:table-cell office:value-type="float" office:value="0.140815990068434" calcext:value-type="float">
            <text:p>0.140815990068434</text:p>
          </table:table-cell>
          <table:table-cell office:value-type="float" office:value="0.201942348711771" calcext:value-type="float">
            <text:p>0.201942348711771</text:p>
          </table:table-cell>
          <table:table-cell office:value-type="float" office:value="0.1341915290584" calcext:value-type="float">
            <text:p>0.1341915290584</text:p>
          </table:table-cell>
          <table:table-cell office:value-type="float" office:value="5" calcext:value-type="float">
            <text:p>5</text:p>
          </table:table-cell>
          <table:table-cell office:value-type="float" office:value="0.131769196005964" calcext:value-type="float">
            <text:p>0.131769196005964</text:p>
          </table:table-cell>
          <table:table-cell office:value-type="float" office:value="0.13126076832542" calcext:value-type="float">
            <text:p>0.13126076832542</text:p>
          </table:table-cell>
          <table:table-cell office:value-type="float" office:value="-221.836801986313" calcext:value-type="float">
            <text:p>-221.836801986313</text:p>
          </table:table-cell>
          <table:table-cell office:value-type="float" office:value="-209.611530257646" calcext:value-type="float">
            <text:p>-209.611530257646</text:p>
          </table:table-cell>
          <table:table-cell office:value-type="float" office:value="-223.16169418832" calcext:value-type="float">
            <text:p>-223.16169418832</text:p>
          </table:table-cell>
          <table:table-cell office:value-type="float" office:value="750" calcext:value-type="float">
            <text:p>750</text:p>
          </table:table-cell>
          <table:table-cell office:value-type="float" office:value="-223.646160798807" calcext:value-type="float">
            <text:p>-223.646160798807</text:p>
          </table:table-cell>
        </table:table-row>
        <table:table-row table:style-name="ro1">
          <table:table-cell office:value-type="string" calcext:value-type="string">
            <text:p>2019-12-02 22:12:20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5957684533041" calcext:value-type="float">
            <text:p>72.5957684533041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7307" calcext:value-type="float">
            <text:p>4087307</text:p>
          </table:table-cell>
          <table:table-cell office:value-type="float" office:value="2011619" calcext:value-type="float">
            <text:p>2011619</text:p>
          </table:table-cell>
          <table:table-cell office:value-type="float" office:value="236122" calcext:value-type="float">
            <text:p>236122</text:p>
          </table:table-cell>
          <table:table-cell office:value-type="float" office:value="338496" calcext:value-type="float">
            <text:p>338496</text:p>
          </table:table-cell>
          <table:table-cell office:value-type="float" office:value="226207" calcext:value-type="float">
            <text:p>2262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44" calcext:value-type="float">
            <text:p>220744</text:p>
          </table:table-cell>
          <table:table-cell office:value-type="float" office:value="220211" calcext:value-type="float">
            <text:p>220211</text:p>
          </table:table-cell>
          <table:table-cell office:value-type="float" office:value="2.43622510865034" calcext:value-type="float">
            <text:p>2.43622510865034</text:p>
          </table:table-cell>
          <table:table-cell office:value-type="float" office:value="1.19901850211841" calcext:value-type="float">
            <text:p>1.19901850211841</text:p>
          </table:table-cell>
          <table:table-cell office:value-type="float" office:value="0.140739696114027" calcext:value-type="float">
            <text:p>0.140739696114027</text:p>
          </table:table-cell>
          <table:table-cell office:value-type="float" office:value="0.201759362430496" calcext:value-type="float">
            <text:p>0.201759362430496</text:p>
          </table:table-cell>
          <table:table-cell office:value-type="float" office:value="0.134829894880044" calcext:value-type="float">
            <text:p>0.134829894880044</text:p>
          </table:table-cell>
          <table:table-cell office:value-type="float" office:value="5" calcext:value-type="float">
            <text:p>5</text:p>
          </table:table-cell>
          <table:table-cell office:value-type="float" office:value="0.131573692747795" calcext:value-type="float">
            <text:p>0.131573692747795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-221.852060777195" calcext:value-type="float">
            <text:p>-221.852060777195</text:p>
          </table:table-cell>
          <table:table-cell office:value-type="float" office:value="-209.648127513901" calcext:value-type="float">
            <text:p>-209.648127513901</text:p>
          </table:table-cell>
          <table:table-cell office:value-type="float" office:value="-223.034021023991" calcext:value-type="float">
            <text:p>-223.034021023991</text:p>
          </table:table-cell>
          <table:table-cell office:value-type="float" office:value="750" calcext:value-type="float">
            <text:p>750</text:p>
          </table:table-cell>
          <table:table-cell office:value-type="float" office:value="-223.685261450441" calcext:value-type="float">
            <text:p>-223.685261450441</text:p>
          </table:table-cell>
        </table:table-row>
        <table:table-row table:style-name="ro1">
          <table:table-cell office:value-type="string" calcext:value-type="string">
            <text:p>2019-12-02 22:12:2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908159941264" calcext:value-type="float">
            <text:p>72.5908159941264</text:p>
          </table:table-cell>
          <table:table-cell office:value-type="float" office:value="982.248873465493" calcext:value-type="float">
            <text:p>982.248873465493</text:p>
          </table:table-cell>
          <table:table-cell office:value-type="float" office:value="4087131" calcext:value-type="float">
            <text:p>4087131</text:p>
          </table:table-cell>
          <table:table-cell office:value-type="float" office:value="2037483" calcext:value-type="float">
            <text:p>2037483</text:p>
          </table:table-cell>
          <table:table-cell office:value-type="float" office:value="235836" calcext:value-type="float">
            <text:p>235836</text:p>
          </table:table-cell>
          <table:table-cell office:value-type="float" office:value="338218" calcext:value-type="float">
            <text:p>338218</text:p>
          </table:table-cell>
          <table:table-cell office:value-type="float" office:value="227716" calcext:value-type="float">
            <text:p>2277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67" calcext:value-type="float">
            <text:p>220467</text:p>
          </table:table-cell>
          <table:table-cell office:value-type="float" office:value="220295" calcext:value-type="float">
            <text:p>220295</text:p>
          </table:table-cell>
          <table:table-cell office:value-type="float" office:value="2.43612020446303" calcext:value-type="float">
            <text:p>2.43612020446303</text:p>
          </table:table-cell>
          <table:table-cell office:value-type="float" office:value="1.21443464928086" calcext:value-type="float">
            <text:p>1.21443464928086</text:p>
          </table:table-cell>
          <table:table-cell office:value-type="float" office:value="0.140569226809648" calcext:value-type="float">
            <text:p>0.140569226809648</text:p>
          </table:table-cell>
          <table:table-cell office:value-type="float" office:value="0.201593661498268" calcext:value-type="float">
            <text:p>0.201593661498268</text:p>
          </table:table-cell>
          <table:table-cell office:value-type="float" office:value="0.135729329076925" calcext:value-type="float">
            <text:p>0.135729329076925</text:p>
          </table:table-cell>
          <table:table-cell office:value-type="float" office:value="5" calcext:value-type="float">
            <text:p>5</text:p>
          </table:table-cell>
          <table:table-cell office:value-type="float" office:value="0.131408587862085" calcext:value-type="float">
            <text:p>0.131408587862085</text:p>
          </table:table-cell>
          <table:table-cell office:value-type="float" office:value="0.13130606786085" calcext:value-type="float">
            <text:p>0.13130606786085</text:p>
          </table:table-cell>
          <table:table-cell office:value-type="float" office:value="-221.88615463807" calcext:value-type="float">
            <text:p>-221.88615463807</text:p>
          </table:table-cell>
          <table:table-cell office:value-type="float" office:value="-209.681267700346" calcext:value-type="float">
            <text:p>-209.681267700346</text:p>
          </table:table-cell>
          <table:table-cell office:value-type="float" office:value="-222.854134184615" calcext:value-type="float">
            <text:p>-222.854134184615</text:p>
          </table:table-cell>
          <table:table-cell office:value-type="float" office:value="750" calcext:value-type="float">
            <text:p>750</text:p>
          </table:table-cell>
          <table:table-cell office:value-type="float" office:value="-223.718282427583" calcext:value-type="float">
            <text:p>-223.718282427583</text:p>
          </table:table-cell>
        </table:table-row>
        <table:table-row table:style-name="ro1">
          <table:table-cell office:value-type="string" calcext:value-type="string">
            <text:p>2019-12-02 22:12:23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801290142478" calcext:value-type="float">
            <text:p>72.5801290142478</text:p>
          </table:table-cell>
          <table:table-cell office:value-type="float" office:value="982.276347042632" calcext:value-type="float">
            <text:p>982.276347042632</text:p>
          </table:table-cell>
          <table:table-cell office:value-type="float" office:value="4087069" calcext:value-type="float">
            <text:p>4087069</text:p>
          </table:table-cell>
          <table:table-cell office:value-type="float" office:value="2019928" calcext:value-type="float">
            <text:p>2019928</text:p>
          </table:table-cell>
          <table:table-cell office:value-type="float" office:value="235703" calcext:value-type="float">
            <text:p>235703</text:p>
          </table:table-cell>
          <table:table-cell office:value-type="float" office:value="337618" calcext:value-type="float">
            <text:p>337618</text:p>
          </table:table-cell>
          <table:table-cell office:value-type="float" office:value="226788" calcext:value-type="float">
            <text:p>2267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76" calcext:value-type="float">
            <text:p>220676</text:p>
          </table:table-cell>
          <table:table-cell office:value-type="float" office:value="220303" calcext:value-type="float">
            <text:p>220303</text:p>
          </table:table-cell>
          <table:table-cell office:value-type="float" office:value="2.43608324957886" calcext:value-type="float">
            <text:p>2.43608324957886</text:p>
          </table:table-cell>
          <table:table-cell office:value-type="float" office:value="1.20397105264319" calcext:value-type="float">
            <text:p>1.20397105264319</text:p>
          </table:table-cell>
          <table:table-cell office:value-type="float" office:value="0.140489952622646" calcext:value-type="float">
            <text:p>0.140489952622646</text:p>
          </table:table-cell>
          <table:table-cell office:value-type="float" office:value="0.201236033586983" calcext:value-type="float">
            <text:p>0.201236033586983</text:p>
          </table:table-cell>
          <table:table-cell office:value-type="float" office:value="0.135176197907471" calcext:value-type="float">
            <text:p>0.135176197907471</text:p>
          </table:table-cell>
          <table:table-cell office:value-type="float" office:value="5" calcext:value-type="float">
            <text:p>5</text:p>
          </table:table-cell>
          <table:table-cell office:value-type="float" office:value="0.131533161584516" calcext:value-type="float">
            <text:p>0.131533161584516</text:p>
          </table:table-cell>
          <table:table-cell office:value-type="float" office:value="0.131310836233" calcext:value-type="float">
            <text:p>0.131310836233</text:p>
          </table:table-cell>
          <table:table-cell office:value-type="float" office:value="-221.902009475471" calcext:value-type="float">
            <text:p>-221.902009475471</text:p>
          </table:table-cell>
          <table:table-cell office:value-type="float" office:value="-209.752793282603" calcext:value-type="float">
            <text:p>-209.752793282603</text:p>
          </table:table-cell>
          <table:table-cell office:value-type="float" office:value="-222.964760418506" calcext:value-type="float">
            <text:p>-222.964760418506</text:p>
          </table:table-cell>
          <table:table-cell office:value-type="float" office:value="750" calcext:value-type="float">
            <text:p>750</text:p>
          </table:table-cell>
          <table:table-cell office:value-type="float" office:value="-223.693367683097" calcext:value-type="float">
            <text:p>-223.693367683097</text:p>
          </table:table-cell>
        </table:table-row>
        <table:table-row table:style-name="ro1">
          <table:table-cell office:value-type="string" calcext:value-type="string">
            <text:p>2019-12-02 22:12:24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965504796828" calcext:value-type="float">
            <text:p>72.5965504796828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7138" calcext:value-type="float">
            <text:p>4087138</text:p>
          </table:table-cell>
          <table:table-cell office:value-type="float" office:value="2015736" calcext:value-type="float">
            <text:p>2015736</text:p>
          </table:table-cell>
          <table:table-cell office:value-type="float" office:value="235547" calcext:value-type="float">
            <text:p>235547</text:p>
          </table:table-cell>
          <table:table-cell office:value-type="float" office:value="336939" calcext:value-type="float">
            <text:p>336939</text:p>
          </table:table-cell>
          <table:table-cell office:value-type="float" office:value="225387" calcext:value-type="float">
            <text:p>2253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85" calcext:value-type="float">
            <text:p>221085</text:p>
          </table:table-cell>
          <table:table-cell office:value-type="float" office:value="220317" calcext:value-type="float">
            <text:p>220317</text:p>
          </table:table-cell>
          <table:table-cell office:value-type="float" office:value="2.43612437678866" calcext:value-type="float">
            <text:p>2.43612437678866</text:p>
          </table:table-cell>
          <table:table-cell office:value-type="float" office:value="1.20147242563634" calcext:value-type="float">
            <text:p>1.20147242563634</text:p>
          </table:table-cell>
          <table:table-cell office:value-type="float" office:value="0.140396969365712" calcext:value-type="float">
            <text:p>0.140396969365712</text:p>
          </table:table-cell>
          <table:table-cell office:value-type="float" office:value="0.200831318000712" calcext:value-type="float">
            <text:p>0.200831318000712</text:p>
          </table:table-cell>
          <table:table-cell office:value-type="float" office:value="0.134341136734621" calcext:value-type="float">
            <text:p>0.134341136734621</text:p>
          </table:table-cell>
          <table:table-cell office:value-type="float" office:value="5" calcext:value-type="float">
            <text:p>5</text:p>
          </table:table-cell>
          <table:table-cell office:value-type="float" office:value="0.131776944610708" calcext:value-type="float">
            <text:p>0.131776944610708</text:p>
          </table:table-cell>
          <table:table-cell office:value-type="float" office:value="0.131319180884264" calcext:value-type="float">
            <text:p>0.131319180884264</text:p>
          </table:table-cell>
          <table:table-cell office:value-type="float" office:value="-221.920606126858" calcext:value-type="float">
            <text:p>-221.920606126858</text:p>
          </table:table-cell>
          <table:table-cell office:value-type="float" office:value="-209.833736399858" calcext:value-type="float">
            <text:p>-209.833736399858</text:p>
          </table:table-cell>
          <table:table-cell office:value-type="float" office:value="-223.131772653076" calcext:value-type="float">
            <text:p>-223.131772653076</text:p>
          </table:table-cell>
          <table:table-cell office:value-type="float" office:value="750" calcext:value-type="float">
            <text:p>750</text:p>
          </table:table-cell>
          <table:table-cell office:value-type="float" office:value="-223.644611077858" calcext:value-type="float">
            <text:p>-223.644611077858</text:p>
          </table:table-cell>
        </table:table-row>
        <table:table-row table:style-name="ro1">
          <table:table-cell office:value-type="string" calcext:value-type="string">
            <text:p>2019-12-02 22:12:26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644891297601" calcext:value-type="float">
            <text:p>72.5644891297601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7013" calcext:value-type="float">
            <text:p>4087013</text:p>
          </table:table-cell>
          <table:table-cell office:value-type="float" office:value="2028691" calcext:value-type="float">
            <text:p>2028691</text:p>
          </table:table-cell>
          <table:table-cell office:value-type="float" office:value="235986" calcext:value-type="float">
            <text:p>235986</text:p>
          </table:table-cell>
          <table:table-cell office:value-type="float" office:value="336494" calcext:value-type="float">
            <text:p>336494</text:p>
          </table:table-cell>
          <table:table-cell office:value-type="float" office:value="224786" calcext:value-type="float">
            <text:p>2247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11" calcext:value-type="float">
            <text:p>221311</text:p>
          </table:table-cell>
          <table:table-cell office:value-type="float" office:value="220146" calcext:value-type="float">
            <text:p>220146</text:p>
          </table:table-cell>
          <table:table-cell office:value-type="float" office:value="2.43604987097381" calcext:value-type="float">
            <text:p>2.43604987097381</text:p>
          </table:table-cell>
          <table:table-cell office:value-type="float" office:value="1.2091942082875" calcext:value-type="float">
            <text:p>1.2091942082875</text:p>
          </table:table-cell>
          <table:table-cell office:value-type="float" office:value="0.140658633787469" calcext:value-type="float">
            <text:p>0.140658633787469</text:p>
          </table:table-cell>
          <table:table-cell office:value-type="float" office:value="0.200566077299842" calcext:value-type="float">
            <text:p>0.200566077299842</text:p>
          </table:table-cell>
          <table:table-cell office:value-type="float" office:value="0.133982912776817" calcext:value-type="float">
            <text:p>0.133982912776817</text:p>
          </table:table-cell>
          <table:table-cell office:value-type="float" office:value="5" calcext:value-type="float">
            <text:p>5</text:p>
          </table:table-cell>
          <table:table-cell office:value-type="float" office:value="0.131911651123959" calcext:value-type="float">
            <text:p>0.131911651123959</text:p>
          </table:table-cell>
          <table:table-cell office:value-type="float" office:value="0.131217256929547" calcext:value-type="float">
            <text:p>0.131217256929547</text:p>
          </table:table-cell>
          <table:table-cell office:value-type="float" office:value="-221.868273242506" calcext:value-type="float">
            <text:p>-221.868273242506</text:p>
          </table:table-cell>
          <table:table-cell office:value-type="float" office:value="-209.886784540031" calcext:value-type="float">
            <text:p>-209.886784540031</text:p>
          </table:table-cell>
          <table:table-cell office:value-type="float" office:value="-223.203417444636" calcext:value-type="float">
            <text:p>-223.203417444636</text:p>
          </table:table-cell>
          <table:table-cell office:value-type="float" office:value="750" calcext:value-type="float">
            <text:p>750</text:p>
          </table:table-cell>
          <table:table-cell office:value-type="float" office:value="-223.617669775208" calcext:value-type="float">
            <text:p>-223.617669775208</text:p>
          </table:table-cell>
        </table:table-row>
        <table:table-row table:style-name="ro1">
          <table:table-cell office:value-type="string" calcext:value-type="string">
            <text:p>2019-12-02 22:12:2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698327093887" calcext:value-type="float">
            <text:p>72.5698327093887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92335" calcext:value-type="float">
            <text:p>4092335</text:p>
          </table:table-cell>
          <table:table-cell office:value-type="float" office:value="2037987" calcext:value-type="float">
            <text:p>2037987</text:p>
          </table:table-cell>
          <table:table-cell office:value-type="float" office:value="236089" calcext:value-type="float">
            <text:p>236089</text:p>
          </table:table-cell>
          <table:table-cell office:value-type="float" office:value="336512" calcext:value-type="float">
            <text:p>336512</text:p>
          </table:table-cell>
          <table:table-cell office:value-type="float" office:value="227650" calcext:value-type="float">
            <text:p>2276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84" calcext:value-type="float">
            <text:p>220484</text:p>
          </table:table-cell>
          <table:table-cell office:value-type="float" office:value="220344" calcext:value-type="float">
            <text:p>220344</text:p>
          </table:table-cell>
          <table:table-cell office:value-type="float" office:value="2.43922203054691" calcext:value-type="float">
            <text:p>2.43922203054691</text:p>
          </table:table-cell>
          <table:table-cell office:value-type="float" office:value="1.21473505672634" calcext:value-type="float">
            <text:p>1.21473505672634</text:p>
          </table:table-cell>
          <table:table-cell office:value-type="float" office:value="0.140720026578906" calcext:value-type="float">
            <text:p>0.140720026578906</text:p>
          </table:table-cell>
          <table:table-cell office:value-type="float" office:value="0.200576806137181" calcext:value-type="float">
            <text:p>0.200576806137181</text:p>
          </table:table-cell>
          <table:table-cell office:value-type="float" office:value="0.135689990006684" calcext:value-type="float">
            <text:p>0.135689990006684</text:p>
          </table:table-cell>
          <table:table-cell office:value-type="float" office:value="5" calcext:value-type="float">
            <text:p>5</text:p>
          </table:table-cell>
          <table:table-cell office:value-type="float" office:value="0.131418720652905" calcext:value-type="float">
            <text:p>0.131418720652905</text:p>
          </table:table-cell>
          <table:table-cell office:value-type="float" office:value="0.131335274140271" calcext:value-type="float">
            <text:p>0.131335274140271</text:p>
          </table:table-cell>
          <table:table-cell office:value-type="float" office:value="-221.855994684219" calcext:value-type="float">
            <text:p>-221.855994684219</text:p>
          </table:table-cell>
          <table:table-cell office:value-type="float" office:value="-209.884638772564" calcext:value-type="float">
            <text:p>-209.884638772564</text:p>
          </table:table-cell>
          <table:table-cell office:value-type="float" office:value="-222.862001998663" calcext:value-type="float">
            <text:p>-222.862001998663</text:p>
          </table:table-cell>
          <table:table-cell office:value-type="float" office:value="750" calcext:value-type="float">
            <text:p>750</text:p>
          </table:table-cell>
          <table:table-cell office:value-type="float" office:value="-223.716255869419" calcext:value-type="float">
            <text:p>-223.716255869419</text:p>
          </table:table-cell>
        </table:table-row>
        <table:table-row table:style-name="ro1">
          <table:table-cell office:value-type="string" calcext:value-type="string">
            <text:p>2019-12-02 22:12:28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751762804939" calcext:value-type="float">
            <text:p>72.5751762804939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8942" calcext:value-type="float">
            <text:p>4088942</text:p>
          </table:table-cell>
          <table:table-cell office:value-type="float" office:value="2021511" calcext:value-type="float">
            <text:p>2021511</text:p>
          </table:table-cell>
          <table:table-cell office:value-type="float" office:value="235991" calcext:value-type="float">
            <text:p>235991</text:p>
          </table:table-cell>
          <table:table-cell office:value-type="float" office:value="335978" calcext:value-type="float">
            <text:p>335978</text:p>
          </table:table-cell>
          <table:table-cell office:value-type="float" office:value="226207" calcext:value-type="float">
            <text:p>2262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31" calcext:value-type="float">
            <text:p>220831</text:p>
          </table:table-cell>
          <table:table-cell office:value-type="float" office:value="220263" calcext:value-type="float">
            <text:p>220263</text:p>
          </table:table-cell>
          <table:table-cell office:value-type="float" office:value="2.43719964470859" calcext:value-type="float">
            <text:p>2.43719964470859</text:p>
          </table:table-cell>
          <table:table-cell office:value-type="float" office:value="1.20491459428246" calcext:value-type="float">
            <text:p>1.20491459428246</text:p>
          </table:table-cell>
          <table:table-cell office:value-type="float" office:value="0.140661614020063" calcext:value-type="float">
            <text:p>0.140661614020063</text:p>
          </table:table-cell>
          <table:table-cell office:value-type="float" office:value="0.200258517296137" calcext:value-type="float">
            <text:p>0.200258517296137</text:p>
          </table:table-cell>
          <table:table-cell office:value-type="float" office:value="0.134829894880044" calcext:value-type="float">
            <text:p>0.134829894880044</text:p>
          </table:table-cell>
          <table:table-cell office:value-type="float" office:value="5" calcext:value-type="float">
            <text:p>5</text:p>
          </table:table-cell>
          <table:table-cell office:value-type="float" office:value="0.131625548794931" calcext:value-type="float">
            <text:p>0.131625548794931</text:p>
          </table:table-cell>
          <table:table-cell office:value-type="float" office:value="0.131286994372248" calcext:value-type="float">
            <text:p>0.131286994372248</text:p>
          </table:table-cell>
          <table:table-cell office:value-type="float" office:value="-221.867677195987" calcext:value-type="float">
            <text:p>-221.867677195987</text:p>
          </table:table-cell>
          <table:table-cell office:value-type="float" office:value="-209.948296540772" calcext:value-type="float">
            <text:p>-209.948296540772</text:p>
          </table:table-cell>
          <table:table-cell office:value-type="float" office:value="-223.034021023991" calcext:value-type="float">
            <text:p>-223.034021023991</text:p>
          </table:table-cell>
          <table:table-cell office:value-type="float" office:value="750" calcext:value-type="float">
            <text:p>750</text:p>
          </table:table-cell>
          <table:table-cell office:value-type="float" office:value="-223.674890241014" calcext:value-type="float">
            <text:p>-223.674890241014</text:p>
          </table:table-cell>
        </table:table-row>
        <table:table-row table:style-name="ro1">
          <table:table-cell office:value-type="string" calcext:value-type="string">
            <text:p>2019-12-02 22:12:29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862542762457" calcext:value-type="float">
            <text:p>72.5862542762457</text:p>
          </table:table-cell>
          <table:table-cell office:value-type="float" office:value="982.238444845038" calcext:value-type="float">
            <text:p>982.238444845038</text:p>
          </table:table-cell>
          <table:table-cell office:value-type="float" office:value="4087018" calcext:value-type="float">
            <text:p>4087018</text:p>
          </table:table-cell>
          <table:table-cell office:value-type="float" office:value="2020659" calcext:value-type="float">
            <text:p>2020659</text:p>
          </table:table-cell>
          <table:table-cell office:value-type="float" office:value="236232" calcext:value-type="float">
            <text:p>236232</text:p>
          </table:table-cell>
          <table:table-cell office:value-type="float" office:value="335435" calcext:value-type="float">
            <text:p>335435</text:p>
          </table:table-cell>
          <table:table-cell office:value-type="float" office:value="224746" calcext:value-type="float">
            <text:p>2247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87" calcext:value-type="float">
            <text:p>221287</text:p>
          </table:table-cell>
          <table:table-cell office:value-type="float" office:value="220178" calcext:value-type="float">
            <text:p>220178</text:p>
          </table:table-cell>
          <table:table-cell office:value-type="float" office:value="2.4360528512064" calcext:value-type="float">
            <text:p>2.4360528512064</text:p>
          </table:table-cell>
          <table:table-cell office:value-type="float" office:value="1.20440676264844" calcext:value-type="float">
            <text:p>1.20440676264844</text:p>
          </table:table-cell>
          <table:table-cell office:value-type="float" office:value="0.140805261231096" calcext:value-type="float">
            <text:p>0.140805261231096</text:p>
          </table:table-cell>
          <table:table-cell office:value-type="float" office:value="0.199934864036425" calcext:value-type="float">
            <text:p>0.199934864036425</text:p>
          </table:table-cell>
          <table:table-cell office:value-type="float" office:value="0.133959070916065" calcext:value-type="float">
            <text:p>0.133959070916065</text:p>
          </table:table-cell>
          <table:table-cell office:value-type="float" office:value="5" calcext:value-type="float">
            <text:p>5</text:p>
          </table:table-cell>
          <table:table-cell office:value-type="float" office:value="0.131897346007508" calcext:value-type="float">
            <text:p>0.131897346007508</text:p>
          </table:table-cell>
          <table:table-cell office:value-type="float" office:value="0.131236330418149" calcext:value-type="float">
            <text:p>0.131236330418149</text:p>
          </table:table-cell>
          <table:table-cell office:value-type="float" office:value="-221.838947753781" calcext:value-type="float">
            <text:p>-221.838947753781</text:p>
          </table:table-cell>
          <table:table-cell office:value-type="float" office:value="-210.013027192715" calcext:value-type="float">
            <text:p>-210.013027192715</text:p>
          </table:table-cell>
          <table:table-cell office:value-type="float" office:value="-223.208185816787" calcext:value-type="float">
            <text:p>-223.208185816787</text:p>
          </table:table-cell>
          <table:table-cell office:value-type="float" office:value="750" calcext:value-type="float">
            <text:p>750</text:p>
          </table:table-cell>
          <table:table-cell office:value-type="float" office:value="-223.620530798498" calcext:value-type="float">
            <text:p>-223.620530798498</text:p>
          </table:table-cell>
        </table:table-row>
        <table:table-row table:style-name="ro1">
          <table:table-cell office:value-type="string" calcext:value-type="string">
            <text:p>2019-12-02 22:12:31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755670398886" calcext:value-type="float">
            <text:p>72.5755670398886</text:p>
          </table:table-cell>
          <table:table-cell office:value-type="float" office:value="982.293392892899" calcext:value-type="float">
            <text:p>982.293392892899</text:p>
          </table:table-cell>
          <table:table-cell office:value-type="float" office:value="4086777" calcext:value-type="float">
            <text:p>4086777</text:p>
          </table:table-cell>
          <table:table-cell office:value-type="float" office:value="2031018" calcext:value-type="float">
            <text:p>2031018</text:p>
          </table:table-cell>
          <table:table-cell office:value-type="float" office:value="236396" calcext:value-type="float">
            <text:p>236396</text:p>
          </table:table-cell>
          <table:table-cell office:value-type="float" office:value="335406" calcext:value-type="float">
            <text:p>335406</text:p>
          </table:table-cell>
          <table:table-cell office:value-type="float" office:value="224697" calcext:value-type="float">
            <text:p>2246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48" calcext:value-type="float">
            <text:p>221148</text:p>
          </table:table-cell>
          <table:table-cell office:value-type="float" office:value="220256" calcext:value-type="float">
            <text:p>220256</text:p>
          </table:table-cell>
          <table:table-cell office:value-type="float" office:value="2.43590920399537" calcext:value-type="float">
            <text:p>2.43590920399537</text:p>
          </table:table-cell>
          <table:table-cell office:value-type="float" office:value="1.21058120853677" calcext:value-type="float">
            <text:p>1.21058120853677</text:p>
          </table:table-cell>
          <table:table-cell office:value-type="float" office:value="0.14090301286018" calcext:value-type="float">
            <text:p>0.14090301286018</text:p>
          </table:table-cell>
          <table:table-cell office:value-type="float" office:value="0.199917578687379" calcext:value-type="float">
            <text:p>0.199917578687379</text:p>
          </table:table-cell>
          <table:table-cell office:value-type="float" office:value="0.133929864636644" calcext:value-type="float">
            <text:p>0.133929864636644</text:p>
          </table:table-cell>
          <table:table-cell office:value-type="float" office:value="5" calcext:value-type="float">
            <text:p>5</text:p>
          </table:table-cell>
          <table:table-cell office:value-type="float" office:value="0.131814495541393" calcext:value-type="float">
            <text:p>0.131814495541393</text:p>
          </table:table-cell>
          <table:table-cell office:value-type="float" office:value="0.131282822046616" calcext:value-type="float">
            <text:p>0.131282822046616</text:p>
          </table:table-cell>
          <table:table-cell office:value-type="float" office:value="-221.819397427964" calcext:value-type="float">
            <text:p>-221.819397427964</text:p>
          </table:table-cell>
          <table:table-cell office:value-type="float" office:value="-210.016484262524" calcext:value-type="float">
            <text:p>-210.016484262524</text:p>
          </table:table-cell>
          <table:table-cell office:value-type="float" office:value="-223.214027072671" calcext:value-type="float">
            <text:p>-223.214027072671</text:p>
          </table:table-cell>
          <table:table-cell office:value-type="float" office:value="750" calcext:value-type="float">
            <text:p>750</text:p>
          </table:table-cell>
          <table:table-cell office:value-type="float" office:value="-223.637100891721" calcext:value-type="float">
            <text:p>-223.637100891721</text:p>
          </table:table-cell>
        </table:table-row>
        <table:table-row table:style-name="ro1">
          <table:table-cell office:value-type="string" calcext:value-type="string">
            <text:p>2019-12-02 22:12:32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492392503615" calcext:value-type="float">
            <text:p>72.5492392503615</text:p>
          </table:table-cell>
          <table:table-cell office:value-type="float" office:value="982.274441609631" calcext:value-type="float">
            <text:p>982.274441609631</text:p>
          </table:table-cell>
          <table:table-cell office:value-type="float" office:value="4087039" calcext:value-type="float">
            <text:p>4087039</text:p>
          </table:table-cell>
          <table:table-cell office:value-type="float" office:value="2015279" calcext:value-type="float">
            <text:p>2015279</text:p>
          </table:table-cell>
          <table:table-cell office:value-type="float" office:value="236442" calcext:value-type="float">
            <text:p>236442</text:p>
          </table:table-cell>
          <table:table-cell office:value-type="float" office:value="335254" calcext:value-type="float">
            <text:p>335254</text:p>
          </table:table-cell>
          <table:table-cell office:value-type="float" office:value="226787" calcext:value-type="float">
            <text:p>2267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01" calcext:value-type="float">
            <text:p>220601</text:p>
          </table:table-cell>
          <table:table-cell office:value-type="float" office:value="220307" calcext:value-type="float">
            <text:p>220307</text:p>
          </table:table-cell>
          <table:table-cell office:value-type="float" office:value="2.4360653681833" calcext:value-type="float">
            <text:p>2.4360653681833</text:p>
          </table:table-cell>
          <table:table-cell office:value-type="float" office:value="1.20120003237725" calcext:value-type="float">
            <text:p>1.20120003237725</text:p>
          </table:table-cell>
          <table:table-cell office:value-type="float" office:value="0.140930431000046" calcext:value-type="float">
            <text:p>0.140930431000046</text:p>
          </table:table-cell>
          <table:table-cell office:value-type="float" office:value="0.19982697961652" calcext:value-type="float">
            <text:p>0.19982697961652</text:p>
          </table:table-cell>
          <table:table-cell office:value-type="float" office:value="0.135175601860953" calcext:value-type="float">
            <text:p>0.135175601860953</text:p>
          </table:table-cell>
          <table:table-cell office:value-type="float" office:value="5" calcext:value-type="float">
            <text:p>5</text:p>
          </table:table-cell>
          <table:table-cell office:value-type="float" office:value="0.131488458095605" calcext:value-type="float">
            <text:p>0.131488458095605</text:p>
          </table:table-cell>
          <table:table-cell office:value-type="float" office:value="0.131313220419076" calcext:value-type="float">
            <text:p>0.131313220419076</text:p>
          </table:table-cell>
          <table:table-cell office:value-type="float" office:value="-221.813913799991" calcext:value-type="float">
            <text:p>-221.813913799991</text:p>
          </table:table-cell>
          <table:table-cell office:value-type="float" office:value="-210.034604076696" calcext:value-type="float">
            <text:p>-210.034604076696</text:p>
          </table:table-cell>
          <table:table-cell office:value-type="float" office:value="-222.964879627809" calcext:value-type="float">
            <text:p>-222.964879627809</text:p>
          </table:table-cell>
          <table:table-cell office:value-type="float" office:value="750" calcext:value-type="float">
            <text:p>750</text:p>
          </table:table-cell>
          <table:table-cell office:value-type="float" office:value="-223.702308380879" calcext:value-type="float">
            <text:p>-223.702308380879</text:p>
          </table:table-cell>
        </table:table-row>
        <table:table-row table:style-name="ro1">
          <table:table-cell office:value-type="string" calcext:value-type="string">
            <text:p>2019-12-02 22:12:33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492392503615" calcext:value-type="float">
            <text:p>72.5492392503615</text:p>
          </table:table-cell>
          <table:table-cell office:value-type="float" office:value="982.274441609631" calcext:value-type="float">
            <text:p>982.274441609631</text:p>
          </table:table-cell>
          <table:table-cell office:value-type="float" office:value="4087070" calcext:value-type="float">
            <text:p>4087070</text:p>
          </table:table-cell>
          <table:table-cell office:value-type="float" office:value="2017193" calcext:value-type="float">
            <text:p>2017193</text:p>
          </table:table-cell>
          <table:table-cell office:value-type="float" office:value="236272" calcext:value-type="float">
            <text:p>236272</text:p>
          </table:table-cell>
          <table:table-cell office:value-type="float" office:value="335050" calcext:value-type="float">
            <text:p>335050</text:p>
          </table:table-cell>
          <table:table-cell office:value-type="float" office:value="226907" calcext:value-type="float">
            <text:p>2269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44" calcext:value-type="float">
            <text:p>220544</text:p>
          </table:table-cell>
          <table:table-cell office:value-type="float" office:value="220320" calcext:value-type="float">
            <text:p>220320</text:p>
          </table:table-cell>
          <table:table-cell office:value-type="float" office:value="2.43608384562538" calcext:value-type="float">
            <text:p>2.43608384562538</text:p>
          </table:table-cell>
          <table:table-cell office:value-type="float" office:value="1.20234086541425" calcext:value-type="float">
            <text:p>1.20234086541425</text:p>
          </table:table-cell>
          <table:table-cell office:value-type="float" office:value="0.140829103091848" calcext:value-type="float">
            <text:p>0.140829103091848</text:p>
          </table:table-cell>
          <table:table-cell office:value-type="float" office:value="0.199705386126683" calcext:value-type="float">
            <text:p>0.199705386126683</text:p>
          </table:table-cell>
          <table:table-cell office:value-type="float" office:value="0.13524712744321" calcext:value-type="float">
            <text:p>0.13524712744321</text:p>
          </table:table-cell>
          <table:table-cell office:value-type="float" office:value="5" calcext:value-type="float">
            <text:p>5</text:p>
          </table:table-cell>
          <table:table-cell office:value-type="float" office:value="0.131454483444033" calcext:value-type="float">
            <text:p>0.131454483444033</text:p>
          </table:table-cell>
          <table:table-cell office:value-type="float" office:value="0.13132096902382" calcext:value-type="float">
            <text:p>0.13132096902382</text:p>
          </table:table-cell>
          <table:table-cell office:value-type="float" office:value="-221.83417938163" calcext:value-type="float">
            <text:p>-221.83417938163</text:p>
          </table:table-cell>
          <table:table-cell office:value-type="float" office:value="-210.058922774663" calcext:value-type="float">
            <text:p>-210.058922774663</text:p>
          </table:table-cell>
          <table:table-cell office:value-type="float" office:value="-222.950574511358" calcext:value-type="float">
            <text:p>-222.950574511358</text:p>
          </table:table-cell>
          <table:table-cell office:value-type="float" office:value="750" calcext:value-type="float">
            <text:p>750</text:p>
          </table:table-cell>
          <table:table-cell office:value-type="float" office:value="-223.709103311193" calcext:value-type="float">
            <text:p>-223.709103311193</text:p>
          </table:table-cell>
        </table:table-row>
        <table:table-row table:style-name="ro1">
          <table:table-cell office:value-type="string" calcext:value-type="string">
            <text:p>2019-12-02 22:12:34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496296913116" calcext:value-type="float">
            <text:p>72.5496296913116</text:p>
          </table:table-cell>
          <table:table-cell office:value-type="float" office:value="982.282964397959" calcext:value-type="float">
            <text:p>982.282964397959</text:p>
          </table:table-cell>
          <table:table-cell office:value-type="float" office:value="4087046" calcext:value-type="float">
            <text:p>4087046</text:p>
          </table:table-cell>
          <table:table-cell office:value-type="float" office:value="2021257" calcext:value-type="float">
            <text:p>2021257</text:p>
          </table:table-cell>
          <table:table-cell office:value-type="float" office:value="236248" calcext:value-type="float">
            <text:p>236248</text:p>
          </table:table-cell>
          <table:table-cell office:value-type="float" office:value="334726" calcext:value-type="float">
            <text:p>334726</text:p>
          </table:table-cell>
          <table:table-cell office:value-type="float" office:value="227109" calcext:value-type="float">
            <text:p>2271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58" calcext:value-type="float">
            <text:p>220458</text:p>
          </table:table-cell>
          <table:table-cell office:value-type="float" office:value="220256" calcext:value-type="float">
            <text:p>220256</text:p>
          </table:table-cell>
          <table:table-cell office:value-type="float" office:value="2.43606954050893" calcext:value-type="float">
            <text:p>2.43606954050893</text:p>
          </table:table-cell>
          <table:table-cell office:value-type="float" office:value="1.20476319846668" calcext:value-type="float">
            <text:p>1.20476319846668</text:p>
          </table:table-cell>
          <table:table-cell office:value-type="float" office:value="0.140814797975397" calcext:value-type="float">
            <text:p>0.140814797975397</text:p>
          </table:table-cell>
          <table:table-cell office:value-type="float" office:value="0.19951226705459" calcext:value-type="float">
            <text:p>0.19951226705459</text:p>
          </table:table-cell>
          <table:table-cell office:value-type="float" office:value="0.135367528840009" calcext:value-type="float">
            <text:p>0.135367528840009</text:p>
          </table:table-cell>
          <table:table-cell office:value-type="float" office:value="5" calcext:value-type="float">
            <text:p>5</text:p>
          </table:table-cell>
          <table:table-cell office:value-type="float" office:value="0.131403223443416" calcext:value-type="float">
            <text:p>0.131403223443416</text:p>
          </table:table-cell>
          <table:table-cell office:value-type="float" office:value="0.131282822046616" calcext:value-type="float">
            <text:p>0.131282822046616</text:p>
          </table:table-cell>
          <table:table-cell office:value-type="float" office:value="-221.837040404921" calcext:value-type="float">
            <text:p>-221.837040404921</text:p>
          </table:table-cell>
          <table:table-cell office:value-type="float" office:value="-210.097546589082" calcext:value-type="float">
            <text:p>-210.097546589082</text:p>
          </table:table-cell>
          <table:table-cell office:value-type="float" office:value="-222.926494231998" calcext:value-type="float">
            <text:p>-222.926494231998</text:p>
          </table:table-cell>
          <table:table-cell office:value-type="float" office:value="750" calcext:value-type="float">
            <text:p>750</text:p>
          </table:table-cell>
          <table:table-cell office:value-type="float" office:value="-223.719355311317" calcext:value-type="float">
            <text:p>-223.719355311317</text:p>
          </table:table-cell>
        </table:table-row>
        <table:table-row table:style-name="ro1">
          <table:table-cell office:value-type="string" calcext:value-type="string">
            <text:p>2019-12-02 22:12:36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38161444151" calcext:value-type="float">
            <text:p>72.538161444151</text:p>
          </table:table-cell>
          <table:table-cell office:value-type="float" office:value="982.293392892899" calcext:value-type="float">
            <text:p>982.293392892899</text:p>
          </table:table-cell>
          <table:table-cell office:value-type="float" office:value="4086948" calcext:value-type="float">
            <text:p>4086948</text:p>
          </table:table-cell>
          <table:table-cell office:value-type="float" office:value="2028999" calcext:value-type="float">
            <text:p>2028999</text:p>
          </table:table-cell>
          <table:table-cell office:value-type="float" office:value="235573" calcext:value-type="float">
            <text:p>235573</text:p>
          </table:table-cell>
          <table:table-cell office:value-type="float" office:value="334094" calcext:value-type="float">
            <text:p>334094</text:p>
          </table:table-cell>
          <table:table-cell office:value-type="float" office:value="227356" calcext:value-type="float">
            <text:p>2273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80" calcext:value-type="float">
            <text:p>220480</text:p>
          </table:table-cell>
          <table:table-cell office:value-type="float" office:value="220316" calcext:value-type="float">
            <text:p>220316</text:p>
          </table:table-cell>
          <table:table-cell office:value-type="float" office:value="2.43601112795009" calcext:value-type="float">
            <text:p>2.43601112795009</text:p>
          </table:table-cell>
          <table:table-cell office:value-type="float" office:value="1.2093777906153" calcext:value-type="float">
            <text:p>1.2093777906153</text:p>
          </table:table-cell>
          <table:table-cell office:value-type="float" office:value="0.140412466575201" calcext:value-type="float">
            <text:p>0.140412466575201</text:p>
          </table:table-cell>
          <table:table-cell office:value-type="float" office:value="0.199135565654703" calcext:value-type="float">
            <text:p>0.199135565654703</text:p>
          </table:table-cell>
          <table:table-cell office:value-type="float" office:value="0.135514752330154" calcext:value-type="float">
            <text:p>0.135514752330154</text:p>
          </table:table-cell>
          <table:table-cell office:value-type="float" office:value="5" calcext:value-type="float">
            <text:p>5</text:p>
          </table:table-cell>
          <table:table-cell office:value-type="float" office:value="0.131416336466829" calcext:value-type="float">
            <text:p>0.131416336466829</text:p>
          </table:table-cell>
          <table:table-cell office:value-type="float" office:value="0.131318584837745" calcext:value-type="float">
            <text:p>0.131318584837745</text:p>
          </table:table-cell>
          <table:table-cell office:value-type="float" office:value="-221.91750668496" calcext:value-type="float">
            <text:p>-221.91750668496</text:p>
          </table:table-cell>
          <table:table-cell office:value-type="float" office:value="-210.172886869059" calcext:value-type="float">
            <text:p>-210.172886869059</text:p>
          </table:table-cell>
          <table:table-cell office:value-type="float" office:value="-222.897049533969" calcext:value-type="float">
            <text:p>-222.897049533969</text:p>
          </table:table-cell>
          <table:table-cell office:value-type="float" office:value="750" calcext:value-type="float">
            <text:p>750</text:p>
          </table:table-cell>
          <table:table-cell office:value-type="float" office:value="-223.716732706634" calcext:value-type="float">
            <text:p>-223.716732706634</text:p>
          </table:table-cell>
        </table:table-row>
        <table:table-row table:style-name="ro1">
          <table:table-cell office:value-type="string" calcext:value-type="string">
            <text:p>2019-12-02 22:12:37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332080244702" calcext:value-type="float">
            <text:p>72.5332080244702</text:p>
          </table:table-cell>
          <table:table-cell office:value-type="float" office:value="982.219493147556" calcext:value-type="float">
            <text:p>982.219493147556</text:p>
          </table:table-cell>
          <table:table-cell office:value-type="float" office:value="4086748" calcext:value-type="float">
            <text:p>4086748</text:p>
          </table:table-cell>
          <table:table-cell office:value-type="float" office:value="2031978" calcext:value-type="float">
            <text:p>2031978</text:p>
          </table:table-cell>
          <table:table-cell office:value-type="float" office:value="236448" calcext:value-type="float">
            <text:p>236448</text:p>
          </table:table-cell>
          <table:table-cell office:value-type="float" office:value="334081" calcext:value-type="float">
            <text:p>334081</text:p>
          </table:table-cell>
          <table:table-cell office:value-type="float" office:value="227541" calcext:value-type="float">
            <text:p>2275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71" calcext:value-type="float">
            <text:p>220371</text:p>
          </table:table-cell>
          <table:table-cell office:value-type="float" office:value="220248" calcext:value-type="float">
            <text:p>220248</text:p>
          </table:table-cell>
          <table:table-cell office:value-type="float" office:value="2.43589191864633" calcext:value-type="float">
            <text:p>2.43589191864633</text:p>
          </table:table-cell>
          <table:table-cell office:value-type="float" office:value="1.21115341319483" calcext:value-type="float">
            <text:p>1.21115341319483</text:p>
          </table:table-cell>
          <table:table-cell office:value-type="float" office:value="0.140934007279159" calcext:value-type="float">
            <text:p>0.140934007279159</text:p>
          </table:table-cell>
          <table:table-cell office:value-type="float" office:value="0.199127817049958" calcext:value-type="float">
            <text:p>0.199127817049958</text:p>
          </table:table-cell>
          <table:table-cell office:value-type="float" office:value="0.135625020936134" calcext:value-type="float">
            <text:p>0.135625020936134</text:p>
          </table:table-cell>
          <table:table-cell office:value-type="float" office:value="5" calcext:value-type="float">
            <text:p>5</text:p>
          </table:table-cell>
          <table:table-cell office:value-type="float" office:value="0.131351367396279" calcext:value-type="float">
            <text:p>0.131351367396279</text:p>
          </table:table-cell>
          <table:table-cell office:value-type="float" office:value="0.131278053674466" calcext:value-type="float">
            <text:p>0.131278053674466</text:p>
          </table:table-cell>
          <table:table-cell office:value-type="float" office:value="-221.813198544168" calcext:value-type="float">
            <text:p>-221.813198544168</text:p>
          </table:table-cell>
          <table:table-cell office:value-type="float" office:value="-210.174436590008" calcext:value-type="float">
            <text:p>-210.174436590008</text:p>
          </table:table-cell>
          <table:table-cell office:value-type="float" office:value="-222.874995812773" calcext:value-type="float">
            <text:p>-222.874995812773</text:p>
          </table:table-cell>
          <table:table-cell office:value-type="float" office:value="750" calcext:value-type="float">
            <text:p>750</text:p>
          </table:table-cell>
          <table:table-cell office:value-type="float" office:value="-223.729726520744" calcext:value-type="float">
            <text:p>-223.729726520744</text:p>
          </table:table-cell>
        </table:table-row>
        <table:table-row table:style-name="ro1">
          <table:table-cell office:value-type="string" calcext:value-type="string">
            <text:p>2019-12-02 22:12:38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603172523392" calcext:value-type="float">
            <text:p>72.5603172523392</text:p>
          </table:table-cell>
          <table:table-cell office:value-type="float" office:value="982.310438890403" calcext:value-type="float">
            <text:p>982.310438890403</text:p>
          </table:table-cell>
          <table:table-cell office:value-type="float" office:value="4087131" calcext:value-type="float">
            <text:p>4087131</text:p>
          </table:table-cell>
          <table:table-cell office:value-type="float" office:value="2033518" calcext:value-type="float">
            <text:p>2033518</text:p>
          </table:table-cell>
          <table:table-cell office:value-type="float" office:value="236101" calcext:value-type="float">
            <text:p>236101</text:p>
          </table:table-cell>
          <table:table-cell office:value-type="float" office:value="333777" calcext:value-type="float">
            <text:p>333777</text:p>
          </table:table-cell>
          <table:table-cell office:value-type="float" office:value="227539" calcext:value-type="float">
            <text:p>2275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59" calcext:value-type="float">
            <text:p>220359</text:p>
          </table:table-cell>
          <table:table-cell office:value-type="float" office:value="220398" calcext:value-type="float">
            <text:p>220398</text:p>
          </table:table-cell>
          <table:table-cell office:value-type="float" office:value="2.43612020446303" calcext:value-type="float">
            <text:p>2.43612020446303</text:p>
          </table:table-cell>
          <table:table-cell office:value-type="float" office:value="1.21207132483379" calcext:value-type="float">
            <text:p>1.21207132483379</text:p>
          </table:table-cell>
          <table:table-cell office:value-type="float" office:value="0.140727179137132" calcext:value-type="float">
            <text:p>0.140727179137132</text:p>
          </table:table-cell>
          <table:table-cell office:value-type="float" office:value="0.198946618908241" calcext:value-type="float">
            <text:p>0.198946618908241</text:p>
          </table:table-cell>
          <table:table-cell office:value-type="float" office:value="0.135623828843096" calcext:value-type="float">
            <text:p>0.135623828843096</text:p>
          </table:table-cell>
          <table:table-cell office:value-type="float" office:value="5" calcext:value-type="float">
            <text:p>5</text:p>
          </table:table-cell>
          <table:table-cell office:value-type="float" office:value="0.131344214838054" calcext:value-type="float">
            <text:p>0.131344214838054</text:p>
          </table:table-cell>
          <table:table-cell office:value-type="float" office:value="0.131367460652287" calcext:value-type="float">
            <text:p>0.131367460652287</text:p>
          </table:table-cell>
          <table:table-cell office:value-type="float" office:value="-221.854564172574" calcext:value-type="float">
            <text:p>-221.854564172574</text:p>
          </table:table-cell>
          <table:table-cell office:value-type="float" office:value="-210.210676218352" calcext:value-type="float">
            <text:p>-210.210676218352</text:p>
          </table:table-cell>
          <table:table-cell office:value-type="float" office:value="-222.875234231381" calcext:value-type="float">
            <text:p>-222.875234231381</text:p>
          </table:table-cell>
          <table:table-cell office:value-type="float" office:value="750" calcext:value-type="float">
            <text:p>750</text:p>
          </table:table-cell>
          <table:table-cell office:value-type="float" office:value="-223.731157032389" calcext:value-type="float">
            <text:p>-223.731157032389</text:p>
          </table:table-cell>
        </table:table-row>
        <table:table-row table:style-name="ro1">
          <table:table-cell office:value-type="string" calcext:value-type="string">
            <text:p>2019-12-02 22:12:40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492392503615" calcext:value-type="float">
            <text:p>72.5492392503615</text:p>
          </table:table-cell>
          <table:table-cell office:value-type="float" office:value="982.274441609631" calcext:value-type="float">
            <text:p>982.274441609631</text:p>
          </table:table-cell>
          <table:table-cell office:value-type="float" office:value="4086905" calcext:value-type="float">
            <text:p>4086905</text:p>
          </table:table-cell>
          <table:table-cell office:value-type="float" office:value="2034638" calcext:value-type="float">
            <text:p>2034638</text:p>
          </table:table-cell>
          <table:table-cell office:value-type="float" office:value="236286" calcext:value-type="float">
            <text:p>236286</text:p>
          </table:table-cell>
          <table:table-cell office:value-type="float" office:value="333358" calcext:value-type="float">
            <text:p>333358</text:p>
          </table:table-cell>
          <table:table-cell office:value-type="float" office:value="227572" calcext:value-type="float">
            <text:p>2275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21" calcext:value-type="float">
            <text:p>220321</text:p>
          </table:table-cell>
          <table:table-cell office:value-type="float" office:value="220298" calcext:value-type="float">
            <text:p>220298</text:p>
          </table:table-cell>
          <table:table-cell office:value-type="float" office:value="2.43598549794978" calcext:value-type="float">
            <text:p>2.43598549794978</text:p>
          </table:table-cell>
          <table:table-cell office:value-type="float" office:value="1.21273889693485" calcext:value-type="float">
            <text:p>1.21273889693485</text:p>
          </table:table-cell>
          <table:table-cell office:value-type="float" office:value="0.140837447743112" calcext:value-type="float">
            <text:p>0.140837447743112</text:p>
          </table:table-cell>
          <table:table-cell office:value-type="float" office:value="0.19869687541686" calcext:value-type="float">
            <text:p>0.19869687541686</text:p>
          </table:table-cell>
          <table:table-cell office:value-type="float" office:value="0.135643498378217" calcext:value-type="float">
            <text:p>0.135643498378217</text:p>
          </table:table-cell>
          <table:table-cell office:value-type="float" office:value="5" calcext:value-type="float">
            <text:p>5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0.131307856000406" calcext:value-type="float">
            <text:p>0.131307856000406</text:p>
          </table:table-cell>
          <table:table-cell office:value-type="float" office:value="-221.832510451378" calcext:value-type="float">
            <text:p>-221.832510451378</text:p>
          </table:table-cell>
          <table:table-cell office:value-type="float" office:value="-210.260624916628" calcext:value-type="float">
            <text:p>-210.260624916628</text:p>
          </table:table-cell>
          <table:table-cell office:value-type="float" office:value="-222.871300324357" calcext:value-type="float">
            <text:p>-222.871300324357</text:p>
          </table:table-cell>
          <table:table-cell office:value-type="float" office:value="750" calcext:value-type="float">
            <text:p>750</text:p>
          </table:table-cell>
          <table:table-cell office:value-type="float" office:value="-223.735686985932" calcext:value-type="float">
            <text:p>-223.735686985932</text:p>
          </table:table-cell>
        </table:table-row>
        <table:table-row table:style-name="ro1">
          <table:table-cell office:value-type="string" calcext:value-type="string">
            <text:p>2019-12-02 22:12:41</text:p>
          </table:table-cell>
          <table:table-cell office:value-type="float" office:value="24.634720179165" calcext:value-type="float">
            <text:p>24.634720179165</text:p>
          </table:table-cell>
          <table:table-cell office:value-type="float" office:value="72.5553639673212" calcext:value-type="float">
            <text:p>72.5553639673212</text:p>
          </table:table-cell>
          <table:table-cell office:value-type="float" office:value="982.23653784571" calcext:value-type="float">
            <text:p>982.23653784571</text:p>
          </table:table-cell>
          <table:table-cell office:value-type="float" office:value="4086947" calcext:value-type="float">
            <text:p>4086947</text:p>
          </table:table-cell>
          <table:table-cell office:value-type="float" office:value="2029857" calcext:value-type="float">
            <text:p>2029857</text:p>
          </table:table-cell>
          <table:table-cell office:value-type="float" office:value="235451" calcext:value-type="float">
            <text:p>235451</text:p>
          </table:table-cell>
          <table:table-cell office:value-type="float" office:value="332613" calcext:value-type="float">
            <text:p>332613</text:p>
          </table:table-cell>
          <table:table-cell office:value-type="float" office:value="227438" calcext:value-type="float">
            <text:p>2274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17" calcext:value-type="float">
            <text:p>220617</text:p>
          </table:table-cell>
          <table:table-cell office:value-type="float" office:value="220329" calcext:value-type="float">
            <text:p>220329</text:p>
          </table:table-cell>
          <table:table-cell office:value-type="float" office:value="2.43601053190357" calcext:value-type="float">
            <text:p>2.43601053190357</text:p>
          </table:table-cell>
          <table:table-cell office:value-type="float" office:value="1.20988919852843" calcext:value-type="float">
            <text:p>1.20988919852843</text:p>
          </table:table-cell>
          <table:table-cell office:value-type="float" office:value="0.140339748899907" calcext:value-type="float">
            <text:p>0.140339748899907</text:p>
          </table:table-cell>
          <table:table-cell office:value-type="float" office:value="0.198252820760348" calcext:value-type="float">
            <text:p>0.198252820760348</text:p>
          </table:table-cell>
          <table:table-cell office:value-type="float" office:value="0.135563628144697" calcext:value-type="float">
            <text:p>0.135563628144697</text:p>
          </table:table-cell>
          <table:table-cell office:value-type="float" office:value="5" calcext:value-type="float">
            <text:p>5</text:p>
          </table:table-cell>
          <table:table-cell office:value-type="float" office:value="0.131497994839906" calcext:value-type="float">
            <text:p>0.131497994839906</text:p>
          </table:table-cell>
          <table:table-cell office:value-type="float" office:value="0.131326333442489" calcext:value-type="float">
            <text:p>0.131326333442489</text:p>
          </table:table-cell>
          <table:table-cell office:value-type="float" office:value="-221.932050220019" calcext:value-type="float">
            <text:p>-221.932050220019</text:p>
          </table:table-cell>
          <table:table-cell office:value-type="float" office:value="-210.34943584793" calcext:value-type="float">
            <text:p>-210.34943584793</text:p>
          </table:table-cell>
          <table:table-cell office:value-type="float" office:value="-222.887274371061" calcext:value-type="float">
            <text:p>-222.887274371061</text:p>
          </table:table-cell>
          <table:table-cell office:value-type="float" office:value="750" calcext:value-type="float">
            <text:p>750</text:p>
          </table:table-cell>
          <table:table-cell office:value-type="float" office:value="-223.700401032019" calcext:value-type="float">
            <text:p>-223.700401032019</text:p>
          </table:table-cell>
        </table:table-row>
        <table:table-row table:style-name="ro1">
          <table:table-cell office:value-type="string" calcext:value-type="string">
            <text:p>2019-12-02 22:12:42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278642654592" calcext:value-type="float">
            <text:p>72.5278642654592</text:p>
          </table:table-cell>
          <table:table-cell office:value-type="float" office:value="982.219493147556" calcext:value-type="float">
            <text:p>982.219493147556</text:p>
          </table:table-cell>
          <table:table-cell office:value-type="float" office:value="4086842" calcext:value-type="float">
            <text:p>4086842</text:p>
          </table:table-cell>
          <table:table-cell office:value-type="float" office:value="2028016" calcext:value-type="float">
            <text:p>2028016</text:p>
          </table:table-cell>
          <table:table-cell office:value-type="float" office:value="236224" calcext:value-type="float">
            <text:p>236224</text:p>
          </table:table-cell>
          <table:table-cell office:value-type="float" office:value="332551" calcext:value-type="float">
            <text:p>332551</text:p>
          </table:table-cell>
          <table:table-cell office:value-type="float" office:value="227266" calcext:value-type="float">
            <text:p>2272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0" calcext:value-type="float">
            <text:p>220580</text:p>
          </table:table-cell>
          <table:table-cell office:value-type="float" office:value="220315" calcext:value-type="float">
            <text:p>220315</text:p>
          </table:table-cell>
          <table:table-cell office:value-type="float" office:value="2.43594794701909" calcext:value-type="float">
            <text:p>2.43594794701909</text:p>
          </table:table-cell>
          <table:table-cell office:value-type="float" office:value="1.20879187688731" calcext:value-type="float">
            <text:p>1.20879187688731</text:p>
          </table:table-cell>
          <table:table-cell office:value-type="float" office:value="0.140800492858946" calcext:value-type="float">
            <text:p>0.140800492858946</text:p>
          </table:table-cell>
          <table:table-cell office:value-type="float" office:value="0.198215865876182" calcext:value-type="float">
            <text:p>0.198215865876182</text:p>
          </table:table-cell>
          <table:table-cell office:value-type="float" office:value="0.135461108143462" calcext:value-type="float">
            <text:p>0.135461108143462</text:p>
          </table:table-cell>
          <table:table-cell office:value-type="float" office:value="5" calcext:value-type="float">
            <text:p>5</text:p>
          </table:table-cell>
          <table:table-cell office:value-type="float" office:value="0.13147594111871" calcext:value-type="float">
            <text:p>0.13147594111871</text:p>
          </table:table-cell>
          <table:table-cell office:value-type="float" office:value="0.131317988791226" calcext:value-type="float">
            <text:p>0.131317988791226</text:p>
          </table:table-cell>
          <table:table-cell office:value-type="float" office:value="-221.839901428211" calcext:value-type="float">
            <text:p>-221.839901428211</text:p>
          </table:table-cell>
          <table:table-cell office:value-type="float" office:value="-210.356826824764" calcext:value-type="float">
            <text:p>-210.356826824764</text:p>
          </table:table-cell>
          <table:table-cell office:value-type="float" office:value="-222.907778371308" calcext:value-type="float">
            <text:p>-222.907778371308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811776258" calcext:value-type="float">
            <text:p>-223.704811776258</text:p>
          </table:table-cell>
        </table:table-row>
        <table:table-row table:style-name="ro1">
          <table:table-cell office:value-type="string" calcext:value-type="string">
            <text:p>2019-12-02 22:12:43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278642654592" calcext:value-type="float">
            <text:p>72.5278642654592</text:p>
          </table:table-cell>
          <table:table-cell office:value-type="float" office:value="982.274441609631" calcext:value-type="float">
            <text:p>982.274441609631</text:p>
          </table:table-cell>
          <table:table-cell office:value-type="float" office:value="4086855" calcext:value-type="float">
            <text:p>4086855</text:p>
          </table:table-cell>
          <table:table-cell office:value-type="float" office:value="2024905" calcext:value-type="float">
            <text:p>2024905</text:p>
          </table:table-cell>
          <table:table-cell office:value-type="float" office:value="236352" calcext:value-type="float">
            <text:p>236352</text:p>
          </table:table-cell>
          <table:table-cell office:value-type="float" office:value="332340" calcext:value-type="float">
            <text:p>332340</text:p>
          </table:table-cell>
          <table:table-cell office:value-type="float" office:value="227187" calcext:value-type="float">
            <text:p>2271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2" calcext:value-type="float">
            <text:p>220582</text:p>
          </table:table-cell>
          <table:table-cell office:value-type="float" office:value="220352" calcext:value-type="float">
            <text:p>220352</text:p>
          </table:table-cell>
          <table:table-cell office:value-type="float" office:value="2.43595569562384" calcext:value-type="float">
            <text:p>2.43595569562384</text:p>
          </table:table-cell>
          <table:table-cell office:value-type="float" office:value="1.20693757616729" calcext:value-type="float">
            <text:p>1.20693757616729</text:p>
          </table:table-cell>
          <table:table-cell office:value-type="float" office:value="0.140876786813353" calcext:value-type="float">
            <text:p>0.140876786813353</text:p>
          </table:table-cell>
          <table:table-cell office:value-type="float" office:value="0.198090100060713" calcext:value-type="float">
            <text:p>0.198090100060713</text:p>
          </table:table-cell>
          <table:table-cell office:value-type="float" office:value="0.135414020468476" calcext:value-type="float">
            <text:p>0.135414020468476</text:p>
          </table:table-cell>
          <table:table-cell office:value-type="float" office:value="5" calcext:value-type="float">
            <text:p>5</text:p>
          </table:table-cell>
          <table:table-cell office:value-type="float" office:value="0.131477133211748" calcext:value-type="float">
            <text:p>0.131477133211748</text:p>
          </table:table-cell>
          <table:table-cell office:value-type="float" office:value="0.131340042512422" calcext:value-type="float">
            <text:p>0.131340042512422</text:p>
          </table:table-cell>
          <table:table-cell office:value-type="float" office:value="-221.824642637329" calcext:value-type="float">
            <text:p>-221.824642637329</text:p>
          </table:table-cell>
          <table:table-cell office:value-type="float" office:value="-210.381979987857" calcext:value-type="float">
            <text:p>-210.381979987857</text:p>
          </table:table-cell>
          <table:table-cell office:value-type="float" office:value="-222.917195906305" calcext:value-type="float">
            <text:p>-222.917195906305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57335765" calcext:value-type="float">
            <text:p>-223.70457335765</text:p>
          </table:table-cell>
        </table:table-row>
        <table:table-row table:style-name="ro1">
          <table:table-cell office:value-type="string" calcext:value-type="string">
            <text:p>2019-12-02 22:12:45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492392503615" calcext:value-type="float">
            <text:p>72.5492392503615</text:p>
          </table:table-cell>
          <table:table-cell office:value-type="float" office:value="982.301915873248" calcext:value-type="float">
            <text:p>982.301915873248</text:p>
          </table:table-cell>
          <table:table-cell office:value-type="float" office:value="4088354" calcext:value-type="float">
            <text:p>4088354</text:p>
          </table:table-cell>
          <table:table-cell office:value-type="float" office:value="2015152" calcext:value-type="float">
            <text:p>2015152</text:p>
          </table:table-cell>
          <table:table-cell office:value-type="float" office:value="236404" calcext:value-type="float">
            <text:p>236404</text:p>
          </table:table-cell>
          <table:table-cell office:value-type="float" office:value="331915" calcext:value-type="float">
            <text:p>331915</text:p>
          </table:table-cell>
          <table:table-cell office:value-type="float" office:value="226401" calcext:value-type="float">
            <text:p>2264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07" calcext:value-type="float">
            <text:p>220707</text:p>
          </table:table-cell>
          <table:table-cell office:value-type="float" office:value="220277" calcext:value-type="float">
            <text:p>220277</text:p>
          </table:table-cell>
          <table:table-cell office:value-type="float" office:value="2.43684916935553" calcext:value-type="float">
            <text:p>2.43684916935553</text:p>
          </table:table-cell>
          <table:table-cell office:value-type="float" office:value="1.20112433446936" calcext:value-type="float">
            <text:p>1.20112433446936</text:p>
          </table:table-cell>
          <table:table-cell office:value-type="float" office:value="0.140907781232331" calcext:value-type="float">
            <text:p>0.140907781232331</text:p>
          </table:table-cell>
          <table:table-cell office:value-type="float" office:value="0.19783678029022" calcext:value-type="float">
            <text:p>0.19783678029022</text:p>
          </table:table-cell>
          <table:table-cell office:value-type="float" office:value="0.134945527904693" calcext:value-type="float">
            <text:p>0.134945527904693</text:p>
          </table:table-cell>
          <table:table-cell office:value-type="float" office:value="5" calcext:value-type="float">
            <text:p>5</text:p>
          </table:table-cell>
          <table:table-cell office:value-type="float" office:value="0.131551639026599" calcext:value-type="float">
            <text:p>0.131551639026599</text:p>
          </table:table-cell>
          <table:table-cell office:value-type="float" office:value="0.131295339023511" calcext:value-type="float">
            <text:p>0.131295339023511</text:p>
          </table:table-cell>
          <table:table-cell office:value-type="float" office:value="-221.818443753534" calcext:value-type="float">
            <text:p>-221.818443753534</text:p>
          </table:table-cell>
          <table:table-cell office:value-type="float" office:value="-210.432643941956" calcext:value-type="float">
            <text:p>-210.432643941956</text:p>
          </table:table-cell>
          <table:table-cell office:value-type="float" office:value="-223.010894419061" calcext:value-type="float">
            <text:p>-223.010894419061</text:p>
          </table:table-cell>
          <table:table-cell office:value-type="float" office:value="750" calcext:value-type="float">
            <text:p>750</text:p>
          </table:table-cell>
          <table:table-cell office:value-type="float" office:value="-223.68967219468" calcext:value-type="float">
            <text:p>-223.68967219468</text:p>
          </table:table-cell>
        </table:table-row>
        <table:table-row table:style-name="ro1">
          <table:table-cell office:value-type="string" calcext:value-type="string">
            <text:p>2019-12-02 22:12:46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389420961888" calcext:value-type="float">
            <text:p>72.5389420961888</text:p>
          </table:table-cell>
          <table:table-cell office:value-type="float" office:value="982.282964397959" calcext:value-type="float">
            <text:p>982.282964397959</text:p>
          </table:table-cell>
          <table:table-cell office:value-type="float" office:value="4088688" calcext:value-type="float">
            <text:p>4088688</text:p>
          </table:table-cell>
          <table:table-cell office:value-type="float" office:value="2012354" calcext:value-type="float">
            <text:p>2012354</text:p>
          </table:table-cell>
          <table:table-cell office:value-type="float" office:value="236557" calcext:value-type="float">
            <text:p>236557</text:p>
          </table:table-cell>
          <table:table-cell office:value-type="float" office:value="331541" calcext:value-type="float">
            <text:p>331541</text:p>
          </table:table-cell>
          <table:table-cell office:value-type="float" office:value="225396" calcext:value-type="float">
            <text:p>2253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99" calcext:value-type="float">
            <text:p>221199</text:p>
          </table:table-cell>
          <table:table-cell office:value-type="float" office:value="220155" calcext:value-type="float">
            <text:p>220155</text:p>
          </table:table-cell>
          <table:table-cell office:value-type="float" office:value="2.43704824889281" calcext:value-type="float">
            <text:p>2.43704824889281</text:p>
          </table:table-cell>
          <table:table-cell office:value-type="float" office:value="1.19945659630973" calcext:value-type="float">
            <text:p>1.19945659630973</text:p>
          </table:table-cell>
          <table:table-cell office:value-type="float" office:value="0.140998976349709" calcext:value-type="float">
            <text:p>0.140998976349709</text:p>
          </table:table-cell>
          <table:table-cell office:value-type="float" office:value="0.197613858892186" calcext:value-type="float">
            <text:p>0.197613858892186</text:p>
          </table:table-cell>
          <table:table-cell office:value-type="float" office:value="0.13434650115329" calcext:value-type="float">
            <text:p>0.13434650115329</text:p>
          </table:table-cell>
          <table:table-cell office:value-type="float" office:value="5" calcext:value-type="float">
            <text:p>5</text:p>
          </table:table-cell>
          <table:table-cell office:value-type="float" office:value="0.131844893913852" calcext:value-type="float">
            <text:p>0.131844893913852</text:p>
          </table:table-cell>
          <table:table-cell office:value-type="float" office:value="0.131222621348217" calcext:value-type="float">
            <text:p>0.131222621348217</text:p>
          </table:table-cell>
          <table:table-cell office:value-type="float" office:value="-221.800204730058" calcext:value-type="float">
            <text:p>-221.800204730058</text:p>
          </table:table-cell>
          <table:table-cell office:value-type="float" office:value="-210.477228221563" calcext:value-type="float">
            <text:p>-210.477228221563</text:p>
          </table:table-cell>
          <table:table-cell office:value-type="float" office:value="-223.130699769342" calcext:value-type="float">
            <text:p>-223.130699769342</text:p>
          </table:table-cell>
          <table:table-cell office:value-type="float" office:value="750" calcext:value-type="float">
            <text:p>750</text:p>
          </table:table-cell>
          <table:table-cell office:value-type="float" office:value="-223.63102121723" calcext:value-type="float">
            <text:p>-223.63102121723</text:p>
          </table:table-cell>
        </table:table-row>
        <table:table-row table:style-name="ro1">
          <table:table-cell office:value-type="string" calcext:value-type="string">
            <text:p>2019-12-02 22:12:47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39722709925" calcext:value-type="float">
            <text:p>72.539722709925</text:p>
          </table:table-cell>
          <table:table-cell office:value-type="float" office:value="982.300010085027" calcext:value-type="float">
            <text:p>982.300010085027</text:p>
          </table:table-cell>
          <table:table-cell office:value-type="float" office:value="4086657" calcext:value-type="float">
            <text:p>4086657</text:p>
          </table:table-cell>
          <table:table-cell office:value-type="float" office:value="2037430" calcext:value-type="float">
            <text:p>2037430</text:p>
          </table:table-cell>
          <table:table-cell office:value-type="float" office:value="236744" calcext:value-type="float">
            <text:p>236744</text:p>
          </table:table-cell>
          <table:table-cell office:value-type="float" office:value="331202" calcext:value-type="float">
            <text:p>331202</text:p>
          </table:table-cell>
          <table:table-cell office:value-type="float" office:value="224407" calcext:value-type="float">
            <text:p>2244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57" calcext:value-type="float">
            <text:p>221257</text:p>
          </table:table-cell>
          <table:table-cell office:value-type="float" office:value="220224" calcext:value-type="float">
            <text:p>220224</text:p>
          </table:table-cell>
          <table:table-cell office:value-type="float" office:value="2.43583767841311" calcext:value-type="float">
            <text:p>2.43583767841311</text:p>
          </table:table-cell>
          <table:table-cell office:value-type="float" office:value="1.21440305881537" calcext:value-type="float">
            <text:p>1.21440305881537</text:p>
          </table:table-cell>
          <table:table-cell office:value-type="float" office:value="0.141110437048726" calcext:value-type="float">
            <text:p>0.141110437048726</text:p>
          </table:table-cell>
          <table:table-cell office:value-type="float" office:value="0.19741179912231" calcext:value-type="float">
            <text:p>0.19741179912231</text:p>
          </table:table-cell>
          <table:table-cell office:value-type="float" office:value="0.133757011146189" calcext:value-type="float">
            <text:p>0.133757011146189</text:p>
          </table:table-cell>
          <table:table-cell office:value-type="float" office:value="5" calcext:value-type="float">
            <text:p>5</text:p>
          </table:table-cell>
          <table:table-cell office:value-type="float" office:value="0.131879464611943" calcext:value-type="float">
            <text:p>0.131879464611943</text:p>
          </table:table-cell>
          <table:table-cell office:value-type="float" office:value="0.131263748558014" calcext:value-type="float">
            <text:p>0.131263748558014</text:p>
          </table:table-cell>
          <table:table-cell office:value-type="float" office:value="-221.777912590255" calcext:value-type="float">
            <text:p>-221.777912590255</text:p>
          </table:table-cell>
          <table:table-cell office:value-type="float" office:value="-210.517640175538" calcext:value-type="float">
            <text:p>-210.517640175538</text:p>
          </table:table-cell>
          <table:table-cell office:value-type="float" office:value="-223.248597770762" calcext:value-type="float">
            <text:p>-223.248597770762</text:p>
          </table:table-cell>
          <table:table-cell office:value-type="float" office:value="750" calcext:value-type="float">
            <text:p>750</text:p>
          </table:table-cell>
          <table:table-cell office:value-type="float" office:value="-223.624107077611" calcext:value-type="float">
            <text:p>-223.624107077611</text:p>
          </table:table-cell>
        </table:table-row>
        <table:table-row table:style-name="ro1">
          <table:table-cell office:value-type="string" calcext:value-type="string">
            <text:p>2019-12-02 22:12:48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496296913116" calcext:value-type="float">
            <text:p>72.5496296913116</text:p>
          </table:table-cell>
          <table:table-cell office:value-type="float" office:value="982.282964397959" calcext:value-type="float">
            <text:p>982.282964397959</text:p>
          </table:table-cell>
          <table:table-cell office:value-type="float" office:value="4086867" calcext:value-type="float">
            <text:p>4086867</text:p>
          </table:table-cell>
          <table:table-cell office:value-type="float" office:value="2033179" calcext:value-type="float">
            <text:p>2033179</text:p>
          </table:table-cell>
          <table:table-cell office:value-type="float" office:value="236414" calcext:value-type="float">
            <text:p>236414</text:p>
          </table:table-cell>
          <table:table-cell office:value-type="float" office:value="330583" calcext:value-type="float">
            <text:p>330583</text:p>
          </table:table-cell>
          <table:table-cell office:value-type="float" office:value="224557" calcext:value-type="float">
            <text:p>2245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413" calcext:value-type="float">
            <text:p>221413</text:p>
          </table:table-cell>
          <table:table-cell office:value-type="float" office:value="220309" calcext:value-type="float">
            <text:p>220309</text:p>
          </table:table-cell>
          <table:table-cell office:value-type="float" office:value="2.43596284818206" calcext:value-type="float">
            <text:p>2.43596284818206</text:p>
          </table:table-cell>
          <table:table-cell office:value-type="float" office:value="1.21186926506391" calcext:value-type="float">
            <text:p>1.21186926506391</text:p>
          </table:table-cell>
          <table:table-cell office:value-type="float" office:value="0.140913741697519" calcext:value-type="float">
            <text:p>0.140913741697519</text:p>
          </table:table-cell>
          <table:table-cell office:value-type="float" office:value="0.197042846327167" calcext:value-type="float">
            <text:p>0.197042846327167</text:p>
          </table:table-cell>
          <table:table-cell office:value-type="float" office:value="0.13384641812401" calcext:value-type="float">
            <text:p>0.13384641812401</text:p>
          </table:table-cell>
          <table:table-cell office:value-type="float" office:value="5" calcext:value-type="float">
            <text:p>5</text:p>
          </table:table-cell>
          <table:table-cell office:value-type="float" office:value="0.131972447868877" calcext:value-type="float">
            <text:p>0.131972447868877</text:p>
          </table:table-cell>
          <table:table-cell office:value-type="float" office:value="0.131314412512113" calcext:value-type="float">
            <text:p>0.131314412512113</text:p>
          </table:table-cell>
          <table:table-cell office:value-type="float" office:value="-221.817251660496" calcext:value-type="float">
            <text:p>-221.817251660496</text:p>
          </table:table-cell>
          <table:table-cell office:value-type="float" office:value="-210.591430734567" calcext:value-type="float">
            <text:p>-210.591430734567</text:p>
          </table:table-cell>
          <table:table-cell office:value-type="float" office:value="-223.230716375198" calcext:value-type="float">
            <text:p>-223.230716375198</text:p>
          </table:table-cell>
          <table:table-cell office:value-type="float" office:value="750" calcext:value-type="float">
            <text:p>750</text:p>
          </table:table-cell>
          <table:table-cell office:value-type="float" office:value="-223.605510426225" calcext:value-type="float">
            <text:p>-223.605510426225</text:p>
          </table:table-cell>
        </table:table-row>
        <table:table-row table:style-name="ro1">
          <table:table-cell office:value-type="string" calcext:value-type="string">
            <text:p>2019-12-02 22:12:50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39722709925" calcext:value-type="float">
            <text:p>72.539722709925</text:p>
          </table:table-cell>
          <table:table-cell office:value-type="float" office:value="982.24506024999" calcext:value-type="float">
            <text:p>982.24506024999</text:p>
          </table:table-cell>
          <table:table-cell office:value-type="float" office:value="4088707" calcext:value-type="float">
            <text:p>4088707</text:p>
          </table:table-cell>
          <table:table-cell office:value-type="float" office:value="2015555" calcext:value-type="float">
            <text:p>2015555</text:p>
          </table:table-cell>
          <table:table-cell office:value-type="float" office:value="236859" calcext:value-type="float">
            <text:p>236859</text:p>
          </table:table-cell>
          <table:table-cell office:value-type="float" office:value="330977" calcext:value-type="float">
            <text:p>330977</text:p>
          </table:table-cell>
          <table:table-cell office:value-type="float" office:value="225948" calcext:value-type="float">
            <text:p>225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10" calcext:value-type="float">
            <text:p>220910</text:p>
          </table:table-cell>
          <table:table-cell office:value-type="float" office:value="220346" calcext:value-type="float">
            <text:p>220346</text:p>
          </table:table-cell>
          <table:table-cell office:value-type="float" office:value="2.43705957377667" calcext:value-type="float">
            <text:p>2.43705957377667</text:p>
          </table:table-cell>
          <table:table-cell office:value-type="float" office:value="1.20136454121644" calcext:value-type="float">
            <text:p>1.20136454121644</text:p>
          </table:table-cell>
          <table:table-cell office:value-type="float" office:value="0.141178982398389" calcext:value-type="float">
            <text:p>0.141178982398389</text:p>
          </table:table-cell>
          <table:table-cell office:value-type="float" office:value="0.197277688655578" calcext:value-type="float">
            <text:p>0.197277688655578</text:p>
          </table:table-cell>
          <table:table-cell office:value-type="float" office:value="0.134675518831673" calcext:value-type="float">
            <text:p>0.134675518831673</text:p>
          </table:table-cell>
          <table:table-cell office:value-type="float" office:value="5" calcext:value-type="float">
            <text:p>5</text:p>
          </table:table-cell>
          <table:table-cell office:value-type="float" office:value="0.131672636469917" calcext:value-type="float">
            <text:p>0.131672636469917</text:p>
          </table:table-cell>
          <table:table-cell office:value-type="float" office:value="0.131336466233309" calcext:value-type="float">
            <text:p>0.131336466233309</text:p>
          </table:table-cell>
          <table:table-cell office:value-type="float" office:value="-221.764203520322" calcext:value-type="float">
            <text:p>-221.764203520322</text:p>
          </table:table-cell>
          <table:table-cell office:value-type="float" office:value="-210.544462268884" calcext:value-type="float">
            <text:p>-210.544462268884</text:p>
          </table:table-cell>
          <table:table-cell office:value-type="float" office:value="-223.064896233665" calcext:value-type="float">
            <text:p>-223.064896233665</text:p>
          </table:table-cell>
          <table:table-cell office:value-type="float" office:value="750" calcext:value-type="float">
            <text:p>750</text:p>
          </table:table-cell>
          <table:table-cell office:value-type="float" office:value="-223.665472706017" calcext:value-type="float">
            <text:p>-223.665472706017</text:p>
          </table:table-cell>
        </table:table-row>
        <table:table-row table:style-name="ro1">
          <table:table-cell office:value-type="string" calcext:value-type="string">
            <text:p>2019-12-02 22:12:51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496296913116" calcext:value-type="float">
            <text:p>72.5496296913116</text:p>
          </table:table-cell>
          <table:table-cell office:value-type="float" office:value="982.228015478232" calcext:value-type="float">
            <text:p>982.228015478232</text:p>
          </table:table-cell>
          <table:table-cell office:value-type="float" office:value="4088434" calcext:value-type="float">
            <text:p>4088434</text:p>
          </table:table-cell>
          <table:table-cell office:value-type="float" office:value="2016442" calcext:value-type="float">
            <text:p>2016442</text:p>
          </table:table-cell>
          <table:table-cell office:value-type="float" office:value="236916" calcext:value-type="float">
            <text:p>236916</text:p>
          </table:table-cell>
          <table:table-cell office:value-type="float" office:value="330663" calcext:value-type="float">
            <text:p>330663</text:p>
          </table:table-cell>
          <table:table-cell office:value-type="float" office:value="226731" calcext:value-type="float">
            <text:p>2267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17" calcext:value-type="float">
            <text:p>220617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689685307704" calcext:value-type="float">
            <text:p>2.43689685307704</text:p>
          </table:table-cell>
          <table:table-cell office:value-type="float" office:value="1.20189323447862" calcext:value-type="float">
            <text:p>1.20189323447862</text:p>
          </table:table-cell>
          <table:table-cell office:value-type="float" office:value="0.141212957049961" calcext:value-type="float">
            <text:p>0.141212957049961</text:p>
          </table:table-cell>
          <table:table-cell office:value-type="float" office:value="0.197090530048672" calcext:value-type="float">
            <text:p>0.197090530048672</text:p>
          </table:table-cell>
          <table:table-cell office:value-type="float" office:value="0.135142223255899" calcext:value-type="float">
            <text:p>0.135142223255899</text:p>
          </table:table-cell>
          <table:table-cell office:value-type="float" office:value="5" calcext:value-type="float">
            <text:p>5</text:p>
          </table:table-cell>
          <table:table-cell office:value-type="float" office:value="0.131497994839906" calcext:value-type="float">
            <text:p>0.131497994839906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1.757408590008" calcext:value-type="float">
            <text:p>-221.757408590008</text:p>
          </table:table-cell>
          <table:table-cell office:value-type="float" office:value="-210.581893990266" calcext:value-type="float">
            <text:p>-210.581893990266</text:p>
          </table:table-cell>
          <table:table-cell office:value-type="float" office:value="-222.97155534882" calcext:value-type="float">
            <text:p>-222.97155534882</text:p>
          </table:table-cell>
          <table:table-cell office:value-type="float" office:value="750" calcext:value-type="float">
            <text:p>750</text:p>
          </table:table-cell>
          <table:table-cell office:value-type="float" office:value="-223.700401032019" calcext:value-type="float">
            <text:p>-223.700401032019</text:p>
          </table:table-cell>
        </table:table-row>
        <table:table-row table:style-name="ro1">
          <table:table-cell office:value-type="string" calcext:value-type="string">
            <text:p>2019-12-02 22:12:52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504105444856" calcext:value-type="float">
            <text:p>72.5504105444856</text:p>
          </table:table-cell>
          <table:table-cell office:value-type="float" office:value="982.24506024999" calcext:value-type="float">
            <text:p>982.24506024999</text:p>
          </table:table-cell>
          <table:table-cell office:value-type="float" office:value="4088328" calcext:value-type="float">
            <text:p>4088328</text:p>
          </table:table-cell>
          <table:table-cell office:value-type="float" office:value="2035380" calcext:value-type="float">
            <text:p>2035380</text:p>
          </table:table-cell>
          <table:table-cell office:value-type="float" office:value="236800" calcext:value-type="float">
            <text:p>236800</text:p>
          </table:table-cell>
          <table:table-cell office:value-type="float" office:value="330403" calcext:value-type="float">
            <text:p>330403</text:p>
          </table:table-cell>
          <table:table-cell office:value-type="float" office:value="227546" calcext:value-type="float">
            <text:p>2275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65" calcext:value-type="float">
            <text:p>220365</text:p>
          </table:table-cell>
          <table:table-cell office:value-type="float" office:value="220424" calcext:value-type="float">
            <text:p>220424</text:p>
          </table:table-cell>
          <table:table-cell office:value-type="float" office:value="2.43683367214604" calcext:value-type="float">
            <text:p>2.43683367214604</text:p>
          </table:table-cell>
          <table:table-cell office:value-type="float" office:value="1.21318116345181" calcext:value-type="float">
            <text:p>1.21318116345181</text:p>
          </table:table-cell>
          <table:table-cell office:value-type="float" office:value="0.141143815653779" calcext:value-type="float">
            <text:p>0.141143815653779</text:p>
          </table:table-cell>
          <table:table-cell office:value-type="float" office:value="0.196935557953782" calcext:value-type="float">
            <text:p>0.196935557953782</text:p>
          </table:table-cell>
          <table:table-cell office:value-type="float" office:value="0.135628001168728" calcext:value-type="float">
            <text:p>0.135628001168728</text:p>
          </table:table-cell>
          <table:table-cell office:value-type="float" office:value="5" calcext:value-type="float">
            <text:p>5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0.131382957861776" calcext:value-type="float">
            <text:p>0.131382957861776</text:p>
          </table:table-cell>
          <table:table-cell office:value-type="float" office:value="-221.771236869244" calcext:value-type="float">
            <text:p>-221.771236869244</text:p>
          </table:table-cell>
          <table:table-cell office:value-type="float" office:value="-210.612888409244" calcext:value-type="float">
            <text:p>-210.612888409244</text:p>
          </table:table-cell>
          <table:table-cell office:value-type="float" office:value="-222.874399766254" calcext:value-type="float">
            <text:p>-222.874399766254</text:p>
          </table:table-cell>
          <table:table-cell office:value-type="float" office:value="750" calcext:value-type="float">
            <text:p>750</text:p>
          </table:table-cell>
          <table:table-cell office:value-type="float" office:value="-223.730441776567" calcext:value-type="float">
            <text:p>-223.730441776567</text:p>
          </table:table-cell>
        </table:table-row>
        <table:table-row table:style-name="ro1">
          <table:table-cell office:value-type="string" calcext:value-type="string">
            <text:p>2019-12-02 22:12:54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225204979245" calcext:value-type="float">
            <text:p>72.5225204979245</text:p>
          </table:table-cell>
          <table:table-cell office:value-type="float" office:value="982.246967367734" calcext:value-type="float">
            <text:p>982.246967367734</text:p>
          </table:table-cell>
          <table:table-cell office:value-type="float" office:value="4087665" calcext:value-type="float">
            <text:p>4087665</text:p>
          </table:table-cell>
          <table:table-cell office:value-type="float" office:value="2021445" calcext:value-type="float">
            <text:p>2021445</text:p>
          </table:table-cell>
          <table:table-cell office:value-type="float" office:value="236853" calcext:value-type="float">
            <text:p>236853</text:p>
          </table:table-cell>
          <table:table-cell office:value-type="float" office:value="329803" calcext:value-type="float">
            <text:p>329803</text:p>
          </table:table-cell>
          <table:table-cell office:value-type="float" office:value="226844" calcext:value-type="float">
            <text:p>2268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1" calcext:value-type="float">
            <text:p>220581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643849330407" calcext:value-type="float">
            <text:p>2.43643849330407</text:p>
          </table:table-cell>
          <table:table-cell office:value-type="float" office:value="1.20487525521222" calcext:value-type="float">
            <text:p>1.20487525521222</text:p>
          </table:table-cell>
          <table:table-cell office:value-type="float" office:value="0.141175406119276" calcext:value-type="float">
            <text:p>0.141175406119276</text:p>
          </table:table-cell>
          <table:table-cell office:value-type="float" office:value="0.196577930042497" calcext:value-type="float">
            <text:p>0.196577930042497</text:p>
          </table:table-cell>
          <table:table-cell office:value-type="float" office:value="0.135209576512525" calcext:value-type="float">
            <text:p>0.135209576512525</text:p>
          </table:table-cell>
          <table:table-cell office:value-type="float" office:value="5" calcext:value-type="float">
            <text:p>5</text:p>
          </table:table-cell>
          <table:table-cell office:value-type="float" office:value="0.131476537165229" calcext:value-type="float">
            <text:p>0.131476537165229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1.764918776145" calcext:value-type="float">
            <text:p>-221.764918776145</text:p>
          </table:table-cell>
          <table:table-cell office:value-type="float" office:value="-210.684413991501" calcext:value-type="float">
            <text:p>-210.684413991501</text:p>
          </table:table-cell>
          <table:table-cell office:value-type="float" office:value="-222.958084697495" calcext:value-type="float">
            <text:p>-222.958084697495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692566954" calcext:value-type="float">
            <text:p>-223.704692566954</text:p>
          </table:table-cell>
        </table:table-row>
        <table:table-row table:style-name="ro1">
          <table:table-cell office:value-type="string" calcext:value-type="string">
            <text:p>2019-12-02 22:12:55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076590016622" calcext:value-type="float">
            <text:p>72.5076590016622</text:p>
          </table:table-cell>
          <table:table-cell office:value-type="float" office:value="982.300010085027" calcext:value-type="float">
            <text:p>982.300010085027</text:p>
          </table:table-cell>
          <table:table-cell office:value-type="float" office:value="4087236" calcext:value-type="float">
            <text:p>4087236</text:p>
          </table:table-cell>
          <table:table-cell office:value-type="float" office:value="2013677" calcext:value-type="float">
            <text:p>2013677</text:p>
          </table:table-cell>
          <table:table-cell office:value-type="float" office:value="236617" calcext:value-type="float">
            <text:p>236617</text:p>
          </table:table-cell>
          <table:table-cell office:value-type="float" office:value="329427" calcext:value-type="float">
            <text:p>329427</text:p>
          </table:table-cell>
          <table:table-cell office:value-type="float" office:value="226068" calcext:value-type="float">
            <text:p>2260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35" calcext:value-type="float">
            <text:p>220835</text:p>
          </table:table-cell>
          <table:table-cell office:value-type="float" office:value="220324" calcext:value-type="float">
            <text:p>220324</text:p>
          </table:table-cell>
          <table:table-cell office:value-type="float" office:value="2.4361827893475" calcext:value-type="float">
            <text:p>2.4361827893475</text:p>
          </table:table-cell>
          <table:table-cell office:value-type="float" office:value="1.20024516585412" calcext:value-type="float">
            <text:p>1.20024516585412</text:p>
          </table:table-cell>
          <table:table-cell office:value-type="float" office:value="0.141034739140837" calcext:value-type="float">
            <text:p>0.141034739140837</text:p>
          </table:table-cell>
          <table:table-cell office:value-type="float" office:value="0.196353816551425" calcext:value-type="float">
            <text:p>0.196353816551425</text:p>
          </table:table-cell>
          <table:table-cell office:value-type="float" office:value="0.134747044413929" calcext:value-type="float">
            <text:p>0.134747044413929</text:p>
          </table:table-cell>
          <table:table-cell office:value-type="float" office:value="5" calcext:value-type="float">
            <text:p>5</text:p>
          </table:table-cell>
          <table:table-cell office:value-type="float" office:value="0.131627932981006" calcext:value-type="float">
            <text:p>0.131627932981006</text:p>
          </table:table-cell>
          <table:table-cell office:value-type="float" office:value="0.131323353209895" calcext:value-type="float">
            <text:p>0.131323353209895</text:p>
          </table:table-cell>
          <table:table-cell office:value-type="float" office:value="-221.793052171833" calcext:value-type="float">
            <text:p>-221.793052171833</text:p>
          </table:table-cell>
          <table:table-cell office:value-type="float" office:value="-210.729236689715" calcext:value-type="float">
            <text:p>-210.729236689715</text:p>
          </table:table-cell>
          <table:table-cell office:value-type="float" office:value="-223.050591117214" calcext:value-type="float">
            <text:p>-223.050591117214</text:p>
          </table:table-cell>
          <table:table-cell office:value-type="float" office:value="750" calcext:value-type="float">
            <text:p>750</text:p>
          </table:table-cell>
          <table:table-cell office:value-type="float" office:value="-223.674413403799" calcext:value-type="float">
            <text:p>-223.674413403799</text:p>
          </table:table-cell>
        </table:table-row>
        <table:table-row table:style-name="ro1">
          <table:table-cell office:value-type="string" calcext:value-type="string">
            <text:p>2019-12-02 22:12:56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236908941525" calcext:value-type="float">
            <text:p>72.5236908941525</text:p>
          </table:table-cell>
          <table:table-cell office:value-type="float" office:value="982.300010085027" calcext:value-type="float">
            <text:p>982.300010085027</text:p>
          </table:table-cell>
          <table:table-cell office:value-type="float" office:value="4086986" calcext:value-type="float">
            <text:p>4086986</text:p>
          </table:table-cell>
          <table:table-cell office:value-type="float" office:value="2030197" calcext:value-type="float">
            <text:p>2030197</text:p>
          </table:table-cell>
          <table:table-cell office:value-type="float" office:value="236937" calcext:value-type="float">
            <text:p>236937</text:p>
          </table:table-cell>
          <table:table-cell office:value-type="float" office:value="329033" calcext:value-type="float">
            <text:p>329033</text:p>
          </table:table-cell>
          <table:table-cell office:value-type="float" office:value="224586" calcext:value-type="float">
            <text:p>2245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50" calcext:value-type="float">
            <text:p>221250</text:p>
          </table:table-cell>
          <table:table-cell office:value-type="float" office:value="220321" calcext:value-type="float">
            <text:p>220321</text:p>
          </table:table-cell>
          <table:table-cell office:value-type="float" office:value="2.4360337777178" calcext:value-type="float">
            <text:p>2.4360337777178</text:p>
          </table:table-cell>
          <table:table-cell office:value-type="float" office:value="1.21009185434483" calcext:value-type="float">
            <text:p>1.21009185434483</text:p>
          </table:table-cell>
          <table:table-cell office:value-type="float" office:value="0.141225474026856" calcext:value-type="float">
            <text:p>0.141225474026856</text:p>
          </table:table-cell>
          <table:table-cell office:value-type="float" office:value="0.196118974223015" calcext:value-type="float">
            <text:p>0.196118974223015</text:p>
          </table:table-cell>
          <table:table-cell office:value-type="float" office:value="0.133863703473056" calcext:value-type="float">
            <text:p>0.133863703473056</text:p>
          </table:table-cell>
          <table:table-cell office:value-type="float" office:value="5" calcext:value-type="float">
            <text:p>5</text:p>
          </table:table-cell>
          <table:table-cell office:value-type="float" office:value="0.131875292286312" calcext:value-type="float">
            <text:p>0.131875292286312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-221.754905194629" calcext:value-type="float">
            <text:p>-221.754905194629</text:p>
          </table:table-cell>
          <table:table-cell office:value-type="float" office:value="-210.776205155397" calcext:value-type="float">
            <text:p>-210.776205155397</text:p>
          </table:table-cell>
          <table:table-cell office:value-type="float" office:value="-223.227259305389" calcext:value-type="float">
            <text:p>-223.227259305389</text:p>
          </table:table-cell>
          <table:table-cell office:value-type="float" office:value="750" calcext:value-type="float">
            <text:p>750</text:p>
          </table:table-cell>
          <table:table-cell office:value-type="float" office:value="-223.624941542738" calcext:value-type="float">
            <text:p>-223.624941542738</text:p>
          </table:table-cell>
        </table:table-row>
        <table:table-row table:style-name="ro1">
          <table:table-cell office:value-type="string" calcext:value-type="string">
            <text:p>2019-12-02 22:12:57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064891441789" calcext:value-type="float">
            <text:p>72.5064891441789</text:p>
          </table:table-cell>
          <table:table-cell office:value-type="float" office:value="982.246967367734" calcext:value-type="float">
            <text:p>982.246967367734</text:p>
          </table:table-cell>
          <table:table-cell office:value-type="float" office:value="4088028" calcext:value-type="float">
            <text:p>4088028</text:p>
          </table:table-cell>
          <table:table-cell office:value-type="float" office:value="2035331" calcext:value-type="float">
            <text:p>2035331</text:p>
          </table:table-cell>
          <table:table-cell office:value-type="float" office:value="236850" calcext:value-type="float">
            <text:p>236850</text:p>
          </table:table-cell>
          <table:table-cell office:value-type="float" office:value="328821" calcext:value-type="float">
            <text:p>328821</text:p>
          </table:table-cell>
          <table:table-cell office:value-type="float" office:value="224588" calcext:value-type="float">
            <text:p>224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68" calcext:value-type="float">
            <text:p>221268</text:p>
          </table:table-cell>
          <table:table-cell office:value-type="float" office:value="220350" calcext:value-type="float">
            <text:p>220350</text:p>
          </table:table-cell>
          <table:table-cell office:value-type="float" office:value="2.4366548581904" calcext:value-type="float">
            <text:p>2.4366548581904</text:p>
          </table:table-cell>
          <table:table-cell office:value-type="float" office:value="1.21315195717239" calcext:value-type="float">
            <text:p>1.21315195717239</text:p>
          </table:table-cell>
          <table:table-cell office:value-type="float" office:value="0.141173617979719" calcext:value-type="float">
            <text:p>0.141173617979719</text:p>
          </table:table-cell>
          <table:table-cell office:value-type="float" office:value="0.195992612361027" calcext:value-type="float">
            <text:p>0.195992612361027</text:p>
          </table:table-cell>
          <table:table-cell office:value-type="float" office:value="0.133864895566093" calcext:value-type="float">
            <text:p>0.133864895566093</text:p>
          </table:table-cell>
          <table:table-cell office:value-type="float" office:value="5" calcext:value-type="float">
            <text:p>5</text:p>
          </table:table-cell>
          <table:table-cell office:value-type="float" office:value="0.13188602112365" calcext:value-type="float">
            <text:p>0.13188602112365</text:p>
          </table:table-cell>
          <table:table-cell office:value-type="float" office:value="0.131338850419384" calcext:value-type="float">
            <text:p>0.131338850419384</text:p>
          </table:table-cell>
          <table:table-cell office:value-type="float" office:value="-221.765276404056" calcext:value-type="float">
            <text:p>-221.765276404056</text:p>
          </table:table-cell>
          <table:table-cell office:value-type="float" office:value="-210.801477527795" calcext:value-type="float">
            <text:p>-210.801477527795</text:p>
          </table:table-cell>
          <table:table-cell office:value-type="float" office:value="-223.227020886781" calcext:value-type="float">
            <text:p>-223.227020886781</text:p>
          </table:table-cell>
          <table:table-cell office:value-type="float" office:value="750" calcext:value-type="float">
            <text:p>750</text:p>
          </table:table-cell>
          <table:table-cell office:value-type="float" office:value="-223.62279577527" calcext:value-type="float">
            <text:p>-223.62279577527</text:p>
          </table:table-cell>
        </table:table-row>
        <table:table-row table:style-name="ro1">
          <table:table-cell office:value-type="string" calcext:value-type="string">
            <text:p>2019-12-02 22:12:59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4969710307144" calcext:value-type="float">
            <text:p>72.4969710307144</text:p>
          </table:table-cell>
          <table:table-cell office:value-type="float" office:value="982.24506024999" calcext:value-type="float">
            <text:p>982.24506024999</text:p>
          </table:table-cell>
          <table:table-cell office:value-type="float" office:value="4086566" calcext:value-type="float">
            <text:p>4086566</text:p>
          </table:table-cell>
          <table:table-cell office:value-type="float" office:value="2025545" calcext:value-type="float">
            <text:p>2025545</text:p>
          </table:table-cell>
          <table:table-cell office:value-type="float" office:value="236814" calcext:value-type="float">
            <text:p>236814</text:p>
          </table:table-cell>
          <table:table-cell office:value-type="float" office:value="328680" calcext:value-type="float">
            <text:p>328680</text:p>
          </table:table-cell>
          <table:table-cell office:value-type="float" office:value="224935" calcext:value-type="float">
            <text:p>2249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23" calcext:value-type="float">
            <text:p>221123</text:p>
          </table:table-cell>
          <table:table-cell office:value-type="float" office:value="220305" calcext:value-type="float">
            <text:p>220305</text:p>
          </table:table-cell>
          <table:table-cell office:value-type="float" office:value="2.4357834381799" calcext:value-type="float">
            <text:p>2.4357834381799</text:p>
          </table:table-cell>
          <table:table-cell office:value-type="float" office:value="1.20731904593933" calcext:value-type="float">
            <text:p>1.20731904593933</text:p>
          </table:table-cell>
          <table:table-cell office:value-type="float" office:value="0.141152160305042" calcext:value-type="float">
            <text:p>0.141152160305042</text:p>
          </table:table-cell>
          <table:table-cell office:value-type="float" office:value="0.195908569801875" calcext:value-type="float">
            <text:p>0.195908569801875</text:p>
          </table:table-cell>
          <table:table-cell office:value-type="float" office:value="0.13407172370812" calcext:value-type="float">
            <text:p>0.13407172370812</text:p>
          </table:table-cell>
          <table:table-cell office:value-type="float" office:value="5" calcext:value-type="float">
            <text:p>5</text:p>
          </table:table-cell>
          <table:table-cell office:value-type="float" office:value="0.131799594378423" calcext:value-type="float">
            <text:p>0.131799594378423</text:p>
          </table:table-cell>
          <table:table-cell office:value-type="float" office:value="0.131312028326038" calcext:value-type="float">
            <text:p>0.131312028326038</text:p>
          </table:table-cell>
          <table:table-cell office:value-type="float" office:value="-221.769567938992" calcext:value-type="float">
            <text:p>-221.769567938992</text:p>
          </table:table-cell>
          <table:table-cell office:value-type="float" office:value="-210.818286039625" calcext:value-type="float">
            <text:p>-210.818286039625</text:p>
          </table:table-cell>
          <table:table-cell office:value-type="float" office:value="-223.185655258376" calcext:value-type="float">
            <text:p>-223.185655258376</text:p>
          </table:table-cell>
          <table:table-cell office:value-type="float" office:value="750" calcext:value-type="float">
            <text:p>750</text:p>
          </table:table-cell>
          <table:table-cell office:value-type="float" office:value="-223.640081124315" calcext:value-type="float">
            <text:p>-223.640081124315</text:p>
          </table:table-cell>
        </table:table-row>
        <table:table-row table:style-name="ro1">
          <table:table-cell office:value-type="string" calcext:value-type="string">
            <text:p>2019-12-02 22:13:00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4908474962073" calcext:value-type="float">
            <text:p>72.4908474962073</text:p>
          </table:table-cell>
          <table:table-cell office:value-type="float" office:value="982.200541050947" calcext:value-type="float">
            <text:p>982.200541050947</text:p>
          </table:table-cell>
          <table:table-cell office:value-type="float" office:value="4087499" calcext:value-type="float">
            <text:p>4087499</text:p>
          </table:table-cell>
          <table:table-cell office:value-type="float" office:value="2021271" calcext:value-type="float">
            <text:p>2021271</text:p>
          </table:table-cell>
          <table:table-cell office:value-type="float" office:value="236747" calcext:value-type="float">
            <text:p>236747</text:p>
          </table:table-cell>
          <table:table-cell office:value-type="float" office:value="328470" calcext:value-type="float">
            <text:p>328470</text:p>
          </table:table-cell>
          <table:table-cell office:value-type="float" office:value="225114" calcext:value-type="float">
            <text:p>2251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18" calcext:value-type="float">
            <text:p>221118</text:p>
          </table:table-cell>
          <table:table-cell office:value-type="float" office:value="220288" calcext:value-type="float">
            <text:p>220288</text:p>
          </table:table-cell>
          <table:table-cell office:value-type="float" office:value="2.43633954958195" calcext:value-type="float">
            <text:p>2.43633954958195</text:p>
          </table:table-cell>
          <table:table-cell office:value-type="float" office:value="1.20477154311795" calcext:value-type="float">
            <text:p>1.20477154311795</text:p>
          </table:table-cell>
          <table:table-cell office:value-type="float" office:value="0.141112225188282" calcext:value-type="float">
            <text:p>0.141112225188282</text:p>
          </table:table-cell>
          <table:table-cell office:value-type="float" office:value="0.195783400032926" calcext:value-type="float">
            <text:p>0.195783400032926</text:p>
          </table:table-cell>
          <table:table-cell office:value-type="float" office:value="0.134178416034987" calcext:value-type="float">
            <text:p>0.134178416034987</text:p>
          </table:table-cell>
          <table:table-cell office:value-type="float" office:value="5" calcext:value-type="float">
            <text:p>5</text:p>
          </table:table-cell>
          <table:table-cell office:value-type="float" office:value="0.131796614145829" calcext:value-type="float">
            <text:p>0.131796614145829</text:p>
          </table:table-cell>
          <table:table-cell office:value-type="float" office:value="0.131301895535218" calcext:value-type="float">
            <text:p>0.131301895535218</text:p>
          </table:table-cell>
          <table:table-cell office:value-type="float" office:value="-221.777554962344" calcext:value-type="float">
            <text:p>-221.777554962344</text:p>
          </table:table-cell>
          <table:table-cell office:value-type="float" office:value="-210.843319993415" calcext:value-type="float">
            <text:p>-210.843319993415</text:p>
          </table:table-cell>
          <table:table-cell office:value-type="float" office:value="-223.164316793003" calcext:value-type="float">
            <text:p>-223.164316793003</text:p>
          </table:table-cell>
          <table:table-cell office:value-type="float" office:value="750" calcext:value-type="float">
            <text:p>750</text:p>
          </table:table-cell>
          <table:table-cell office:value-type="float" office:value="-223.640677170834" calcext:value-type="float">
            <text:p>-223.640677170834</text:p>
          </table:table-cell>
        </table:table-row>
        <table:table-row table:style-name="ro1">
          <table:table-cell office:value-type="string" calcext:value-type="string">
            <text:p>2019-12-02 22:13:01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4862830256698" calcext:value-type="float">
            <text:p>72.4862830256698</text:p>
          </table:table-cell>
          <table:table-cell office:value-type="float" office:value="982.190110501833" calcext:value-type="float">
            <text:p>982.190110501833</text:p>
          </table:table-cell>
          <table:table-cell office:value-type="float" office:value="4088870" calcext:value-type="float">
            <text:p>4088870</text:p>
          </table:table-cell>
          <table:table-cell office:value-type="float" office:value="2013644" calcext:value-type="float">
            <text:p>2013644</text:p>
          </table:table-cell>
          <table:table-cell office:value-type="float" office:value="235962" calcext:value-type="float">
            <text:p>235962</text:p>
          </table:table-cell>
          <table:table-cell office:value-type="float" office:value="328434" calcext:value-type="float">
            <text:p>328434</text:p>
          </table:table-cell>
          <table:table-cell office:value-type="float" office:value="227655" calcext:value-type="float">
            <text:p>2276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46" calcext:value-type="float">
            <text:p>220346</text:p>
          </table:table-cell>
          <table:table-cell office:value-type="float" office:value="220380" calcext:value-type="float">
            <text:p>220380</text:p>
          </table:table-cell>
          <table:table-cell office:value-type="float" office:value="2.43715672935924" calcext:value-type="float">
            <text:p>2.43715672935924</text:p>
          </table:table-cell>
          <table:table-cell office:value-type="float" office:value="1.200225496319" calcext:value-type="float">
            <text:p>1.200225496319</text:p>
          </table:table-cell>
          <table:table-cell office:value-type="float" office:value="0.140644328671018" calcext:value-type="float">
            <text:p>0.140644328671018</text:p>
          </table:table-cell>
          <table:table-cell office:value-type="float" office:value="0.195761942358249" calcext:value-type="float">
            <text:p>0.195761942358249</text:p>
          </table:table-cell>
          <table:table-cell office:value-type="float" office:value="0.135692970239278" calcext:value-type="float">
            <text:p>0.135692970239278</text:p>
          </table:table-cell>
          <table:table-cell office:value-type="float" office:value="5" calcext:value-type="float">
            <text:p>5</text:p>
          </table:table-cell>
          <table:table-cell office:value-type="float" office:value="0.131336466233309" calcext:value-type="float">
            <text:p>0.131336466233309</text:p>
          </table:table-cell>
          <table:table-cell office:value-type="float" office:value="0.131356731814949" calcext:value-type="float">
            <text:p>0.131356731814949</text:p>
          </table:table-cell>
          <table:table-cell office:value-type="float" office:value="-221.871134265796" calcext:value-type="float">
            <text:p>-221.871134265796</text:p>
          </table:table-cell>
          <table:table-cell office:value-type="float" office:value="-210.84761152835" calcext:value-type="float">
            <text:p>-210.84761152835</text:p>
          </table:table-cell>
          <table:table-cell office:value-type="float" office:value="-222.861405952144" calcext:value-type="float">
            <text:p>-222.861405952144</text:p>
          </table:table-cell>
          <table:table-cell office:value-type="float" office:value="750" calcext:value-type="float">
            <text:p>750</text:p>
          </table:table-cell>
          <table:table-cell office:value-type="float" office:value="-223.732706753338" calcext:value-type="float">
            <text:p>-223.732706753338</text:p>
          </table:table-cell>
        </table:table-row>
        <table:table-row table:style-name="ro1">
          <table:table-cell office:value-type="string" calcext:value-type="string">
            <text:p>2019-12-02 22:13:02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496191374745" calcext:value-type="float">
            <text:p>72.496191374745</text:p>
          </table:table-cell>
          <table:table-cell office:value-type="float" office:value="982.228015478232" calcext:value-type="float">
            <text:p>982.228015478232</text:p>
          </table:table-cell>
          <table:table-cell office:value-type="float" office:value="4085974" calcext:value-type="float">
            <text:p>4085974</text:p>
          </table:table-cell>
          <table:table-cell office:value-type="float" office:value="2032520" calcext:value-type="float">
            <text:p>2032520</text:p>
          </table:table-cell>
          <table:table-cell office:value-type="float" office:value="235729" calcext:value-type="float">
            <text:p>235729</text:p>
          </table:table-cell>
          <table:table-cell office:value-type="float" office:value="327897" calcext:value-type="float">
            <text:p>327897</text:p>
          </table:table-cell>
          <table:table-cell office:value-type="float" office:value="227262" calcext:value-type="float">
            <text:p>2272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05" calcext:value-type="float">
            <text:p>220605</text:p>
          </table:table-cell>
          <table:table-cell office:value-type="float" office:value="220456" calcext:value-type="float">
            <text:p>220456</text:p>
          </table:table-cell>
          <table:table-cell office:value-type="float" office:value="2.43543057864077" calcext:value-type="float">
            <text:p>2.43543057864077</text:p>
          </table:table-cell>
          <table:table-cell office:value-type="float" office:value="1.21147647040802" calcext:value-type="float">
            <text:p>1.21147647040802</text:p>
          </table:table-cell>
          <table:table-cell office:value-type="float" office:value="0.140505449832135" calcext:value-type="float">
            <text:p>0.140505449832135</text:p>
          </table:table-cell>
          <table:table-cell office:value-type="float" office:value="0.195441865377648" calcext:value-type="float">
            <text:p>0.195441865377648</text:p>
          </table:table-cell>
          <table:table-cell office:value-type="float" office:value="0.135458723957386" calcext:value-type="float">
            <text:p>0.135458723957386</text:p>
          </table:table-cell>
          <table:table-cell office:value-type="float" office:value="5" calcext:value-type="float">
            <text:p>5</text:p>
          </table:table-cell>
          <table:table-cell office:value-type="float" office:value="0.13149084228168" calcext:value-type="float">
            <text:p>0.13149084228168</text:p>
          </table:table-cell>
          <table:table-cell office:value-type="float" office:value="0.131402031350378" calcext:value-type="float">
            <text:p>0.131402031350378</text:p>
          </table:table-cell>
          <table:table-cell office:value-type="float" office:value="-221.898910033573" calcext:value-type="float">
            <text:p>-221.898910033573</text:p>
          </table:table-cell>
          <table:table-cell office:value-type="float" office:value="-210.91162692447" calcext:value-type="float">
            <text:p>-210.91162692447</text:p>
          </table:table-cell>
          <table:table-cell office:value-type="float" office:value="-222.908255208523" calcext:value-type="float">
            <text:p>-222.908255208523</text:p>
          </table:table-cell>
          <table:table-cell office:value-type="float" office:value="750" calcext:value-type="float">
            <text:p>750</text:p>
          </table:table-cell>
          <table:table-cell office:value-type="float" office:value="-223.701831543664" calcext:value-type="float">
            <text:p>-223.701831543664</text:p>
          </table:table-cell>
        </table:table-row>
        <table:table-row table:style-name="ro1">
          <table:table-cell office:value-type="string" calcext:value-type="string">
            <text:p>2019-12-02 22:13:04</text:p>
          </table:table-cell>
          <table:table-cell office:value-type="float" office:value="24.634720179165" calcext:value-type="float">
            <text:p>24.634720179165</text:p>
          </table:table-cell>
          <table:table-cell office:value-type="float" office:value="72.5019251373923" calcext:value-type="float">
            <text:p>72.5019251373923</text:p>
          </table:table-cell>
          <table:table-cell office:value-type="float" office:value="982.264012523541" calcext:value-type="float">
            <text:p>982.264012523541</text:p>
          </table:table-cell>
          <table:table-cell office:value-type="float" office:value="4087181" calcext:value-type="float">
            <text:p>4087181</text:p>
          </table:table-cell>
          <table:table-cell office:value-type="float" office:value="2012861" calcext:value-type="float">
            <text:p>2012861</text:p>
          </table:table-cell>
          <table:table-cell office:value-type="float" office:value="235710" calcext:value-type="float">
            <text:p>235710</text:p>
          </table:table-cell>
          <table:table-cell office:value-type="float" office:value="327358" calcext:value-type="float">
            <text:p>327358</text:p>
          </table:table-cell>
          <table:table-cell office:value-type="float" office:value="225490" calcext:value-type="float">
            <text:p>2254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76" calcext:value-type="float">
            <text:p>221076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615000678897" calcext:value-type="float">
            <text:p>2.43615000678897</text:p>
          </table:table-cell>
          <table:table-cell office:value-type="float" office:value="1.19975879189477" calcext:value-type="float">
            <text:p>1.19975879189477</text:p>
          </table:table-cell>
          <table:table-cell office:value-type="float" office:value="0.140494124948278" calcext:value-type="float">
            <text:p>0.140494124948278</text:p>
          </table:table-cell>
          <table:table-cell office:value-type="float" office:value="0.195120596304011" calcext:value-type="float">
            <text:p>0.195120596304011</text:p>
          </table:table-cell>
          <table:table-cell office:value-type="float" office:value="0.134402529526058" calcext:value-type="float">
            <text:p>0.134402529526058</text:p>
          </table:table-cell>
          <table:table-cell office:value-type="float" office:value="5" calcext:value-type="float">
            <text:p>5</text:p>
          </table:table-cell>
          <table:table-cell office:value-type="float" office:value="0.131771580192039" calcext:value-type="float">
            <text:p>0.131771580192039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1.901175010344" calcext:value-type="float">
            <text:p>-221.901175010344</text:p>
          </table:table-cell>
          <table:table-cell office:value-type="float" office:value="-210.975880739198" calcext:value-type="float">
            <text:p>-210.975880739198</text:p>
          </table:table-cell>
          <table:table-cell office:value-type="float" office:value="-223.119494094788" calcext:value-type="float">
            <text:p>-223.119494094788</text:p>
          </table:table-cell>
          <table:table-cell office:value-type="float" office:value="750" calcext:value-type="float">
            <text:p>750</text:p>
          </table:table-cell>
          <table:table-cell office:value-type="float" office:value="-223.645683961592" calcext:value-type="float">
            <text:p>-223.645683961592</text:p>
          </table:table-cell>
        </table:table-row>
        <table:table-row table:style-name="ro1">
          <table:table-cell office:value-type="string" calcext:value-type="string">
            <text:p>2019-12-02 22:13:05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068791062488" calcext:value-type="float">
            <text:p>72.5068791062488</text:p>
          </table:table-cell>
          <table:table-cell office:value-type="float" office:value="982.255489927236" calcext:value-type="float">
            <text:p>982.255489927236</text:p>
          </table:table-cell>
          <table:table-cell office:value-type="float" office:value="4088609" calcext:value-type="float">
            <text:p>4088609</text:p>
          </table:table-cell>
          <table:table-cell office:value-type="float" office:value="2036981" calcext:value-type="float">
            <text:p>2036981</text:p>
          </table:table-cell>
          <table:table-cell office:value-type="float" office:value="235850" calcext:value-type="float">
            <text:p>235850</text:p>
          </table:table-cell>
          <table:table-cell office:value-type="float" office:value="327049" calcext:value-type="float">
            <text:p>327049</text:p>
          </table:table-cell>
          <table:table-cell office:value-type="float" office:value="224460" calcext:value-type="float">
            <text:p>2244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76" calcext:value-type="float">
            <text:p>221376</text:p>
          </table:table-cell>
          <table:table-cell office:value-type="float" office:value="220310" calcext:value-type="float">
            <text:p>220310</text:p>
          </table:table-cell>
          <table:table-cell office:value-type="float" office:value="2.43700116121783" calcext:value-type="float">
            <text:p>2.43700116121783</text:p>
          </table:table-cell>
          <table:table-cell office:value-type="float" office:value="1.21413543392842" calcext:value-type="float">
            <text:p>1.21413543392842</text:p>
          </table:table-cell>
          <table:table-cell office:value-type="float" office:value="0.140577571460911" calcext:value-type="float">
            <text:p>0.140577571460911</text:p>
          </table:table-cell>
          <table:table-cell office:value-type="float" office:value="0.194936417929699" calcext:value-type="float">
            <text:p>0.194936417929699</text:p>
          </table:table-cell>
          <table:table-cell office:value-type="float" office:value="0.133788601611686" calcext:value-type="float">
            <text:p>0.133788601611686</text:p>
          </table:table-cell>
          <table:table-cell office:value-type="float" office:value="5" calcext:value-type="float">
            <text:p>5</text:p>
          </table:table-cell>
          <table:table-cell office:value-type="float" office:value="0.131950394147682" calcext:value-type="float">
            <text:p>0.131950394147682</text:p>
          </table:table-cell>
          <table:table-cell office:value-type="float" office:value="0.131315008558632" calcext:value-type="float">
            <text:p>0.131315008558632</text:p>
          </table:table-cell>
          <table:table-cell office:value-type="float" office:value="-221.884485707818" calcext:value-type="float">
            <text:p>-221.884485707818</text:p>
          </table:table-cell>
          <table:table-cell office:value-type="float" office:value="-211.01271641406" calcext:value-type="float">
            <text:p>-211.01271641406</text:p>
          </table:table-cell>
          <table:table-cell office:value-type="float" office:value="-223.242279677663" calcext:value-type="float">
            <text:p>-223.242279677663</text:p>
          </table:table-cell>
          <table:table-cell office:value-type="float" office:value="750" calcext:value-type="float">
            <text:p>750</text:p>
          </table:table-cell>
          <table:table-cell office:value-type="float" office:value="-223.609921170464" calcext:value-type="float">
            <text:p>-223.609921170464</text:p>
          </table:table-cell>
        </table:table-row>
        <table:table-row table:style-name="ro1">
          <table:table-cell office:value-type="string" calcext:value-type="string">
            <text:p>2019-12-02 22:13:06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183469385133" calcext:value-type="float">
            <text:p>72.5183469385133</text:p>
          </table:table-cell>
          <table:table-cell office:value-type="float" office:value="982.217585365051" calcext:value-type="float">
            <text:p>982.217585365051</text:p>
          </table:table-cell>
          <table:table-cell office:value-type="float" office:value="4087742" calcext:value-type="float">
            <text:p>4087742</text:p>
          </table:table-cell>
          <table:table-cell office:value-type="float" office:value="2037010" calcext:value-type="float">
            <text:p>2037010</text:p>
          </table:table-cell>
          <table:table-cell office:value-type="float" office:value="235798" calcext:value-type="float">
            <text:p>235798</text:p>
          </table:table-cell>
          <table:table-cell office:value-type="float" office:value="326656" calcext:value-type="float">
            <text:p>326656</text:p>
          </table:table-cell>
          <table:table-cell office:value-type="float" office:value="224476" calcext:value-type="float">
            <text:p>2244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58" calcext:value-type="float">
            <text:p>221358</text:p>
          </table:table-cell>
          <table:table-cell office:value-type="float" office:value="220329" calcext:value-type="float">
            <text:p>220329</text:p>
          </table:table-cell>
          <table:table-cell office:value-type="float" office:value="2.43648438888602" calcext:value-type="float">
            <text:p>2.43648438888602</text:p>
          </table:table-cell>
          <table:table-cell office:value-type="float" office:value="1.21415271927747" calcext:value-type="float">
            <text:p>1.21415271927747</text:p>
          </table:table-cell>
          <table:table-cell office:value-type="float" office:value="0.140546577041933" calcext:value-type="float">
            <text:p>0.140546577041933</text:p>
          </table:table-cell>
          <table:table-cell office:value-type="float" office:value="0.194702171647808" calcext:value-type="float">
            <text:p>0.194702171647808</text:p>
          </table:table-cell>
          <table:table-cell office:value-type="float" office:value="0.133798138355987" calcext:value-type="float">
            <text:p>0.133798138355987</text:p>
          </table:table-cell>
          <table:table-cell office:value-type="float" office:value="5" calcext:value-type="float">
            <text:p>5</text:p>
          </table:table-cell>
          <table:table-cell office:value-type="float" office:value="0.131939665310343" calcext:value-type="float">
            <text:p>0.131939665310343</text:p>
          </table:table-cell>
          <table:table-cell office:value-type="float" office:value="0.131326333442489" calcext:value-type="float">
            <text:p>0.131326333442489</text:p>
          </table:table-cell>
          <table:table-cell office:value-type="float" office:value="-221.890684591613" calcext:value-type="float">
            <text:p>-221.890684591613</text:p>
          </table:table-cell>
          <table:table-cell office:value-type="float" office:value="-211.059565670438" calcext:value-type="float">
            <text:p>-211.059565670438</text:p>
          </table:table-cell>
          <table:table-cell office:value-type="float" office:value="-223.240372328803" calcext:value-type="float">
            <text:p>-223.240372328803</text:p>
          </table:table-cell>
          <table:table-cell office:value-type="float" office:value="750" calcext:value-type="float">
            <text:p>750</text:p>
          </table:table-cell>
          <table:table-cell office:value-type="float" office:value="-223.612066937931" calcext:value-type="float">
            <text:p>-223.612066937931</text:p>
          </table:table-cell>
        </table:table-row>
        <table:table-row table:style-name="ro1">
          <table:table-cell office:value-type="string" calcext:value-type="string">
            <text:p>2019-12-02 22:13:08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183469385133" calcext:value-type="float">
            <text:p>72.5183469385133</text:p>
          </table:table-cell>
          <table:table-cell office:value-type="float" office:value="982.217585365051" calcext:value-type="float">
            <text:p>982.217585365051</text:p>
          </table:table-cell>
          <table:table-cell office:value-type="float" office:value="4088866" calcext:value-type="float">
            <text:p>4088866</text:p>
          </table:table-cell>
          <table:table-cell office:value-type="float" office:value="2042849" calcext:value-type="float">
            <text:p>2042849</text:p>
          </table:table-cell>
          <table:table-cell office:value-type="float" office:value="235748" calcext:value-type="float">
            <text:p>235748</text:p>
          </table:table-cell>
          <table:table-cell office:value-type="float" office:value="326624" calcext:value-type="float">
            <text:p>326624</text:p>
          </table:table-cell>
          <table:table-cell office:value-type="float" office:value="224455" calcext:value-type="float">
            <text:p>2244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56" calcext:value-type="float">
            <text:p>221256</text:p>
          </table:table-cell>
          <table:table-cell office:value-type="float" office:value="220346" calcext:value-type="float">
            <text:p>220346</text:p>
          </table:table-cell>
          <table:table-cell office:value-type="float" office:value="2.43715434517316" calcext:value-type="float">
            <text:p>2.43715434517316</text:p>
          </table:table-cell>
          <table:table-cell office:value-type="float" office:value="1.21763303490079" calcext:value-type="float">
            <text:p>1.21763303490079</text:p>
          </table:table-cell>
          <table:table-cell office:value-type="float" office:value="0.140516774715993" calcext:value-type="float">
            <text:p>0.140516774715993</text:p>
          </table:table-cell>
          <table:table-cell office:value-type="float" office:value="0.194683098159206" calcext:value-type="float">
            <text:p>0.194683098159206</text:p>
          </table:table-cell>
          <table:table-cell office:value-type="float" office:value="0.133785621379092" calcext:value-type="float">
            <text:p>0.133785621379092</text:p>
          </table:table-cell>
          <table:table-cell office:value-type="float" office:value="5" calcext:value-type="float">
            <text:p>5</text:p>
          </table:table-cell>
          <table:table-cell office:value-type="float" office:value="0.131878868565425" calcext:value-type="float">
            <text:p>0.131878868565425</text:p>
          </table:table-cell>
          <table:table-cell office:value-type="float" office:value="0.131336466233309" calcext:value-type="float">
            <text:p>0.131336466233309</text:p>
          </table:table-cell>
          <table:table-cell office:value-type="float" office:value="-221.896645056801" calcext:value-type="float">
            <text:p>-221.896645056801</text:p>
          </table:table-cell>
          <table:table-cell office:value-type="float" office:value="-211.063380368159" calcext:value-type="float">
            <text:p>-211.063380368159</text:p>
          </table:table-cell>
          <table:table-cell office:value-type="float" office:value="-223.242875724182" calcext:value-type="float">
            <text:p>-223.242875724182</text:p>
          </table:table-cell>
          <table:table-cell office:value-type="float" office:value="750" calcext:value-type="float">
            <text:p>750</text:p>
          </table:table-cell>
          <table:table-cell office:value-type="float" office:value="-223.624226286915" calcext:value-type="float">
            <text:p>-223.624226286915</text:p>
          </table:table-cell>
        </table:table-row>
        <table:table-row table:style-name="ro1">
          <table:table-cell office:value-type="string" calcext:value-type="string">
            <text:p>2019-12-02 22:13:09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274740543722" calcext:value-type="float">
            <text:p>72.5274740543722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85278" calcext:value-type="float">
            <text:p>4085278</text:p>
          </table:table-cell>
          <table:table-cell office:value-type="float" office:value="2032664" calcext:value-type="float">
            <text:p>2032664</text:p>
          </table:table-cell>
          <table:table-cell office:value-type="float" office:value="235494" calcext:value-type="float">
            <text:p>235494</text:p>
          </table:table-cell>
          <table:table-cell office:value-type="float" office:value="326367" calcext:value-type="float">
            <text:p>326367</text:p>
          </table:table-cell>
          <table:table-cell office:value-type="float" office:value="224503" calcext:value-type="float">
            <text:p>2245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74" calcext:value-type="float">
            <text:p>221274</text:p>
          </table:table-cell>
          <table:table-cell office:value-type="float" office:value="220337" calcext:value-type="float">
            <text:p>220337</text:p>
          </table:table-cell>
          <table:table-cell office:value-type="float" office:value="2.43501573026368" calcext:value-type="float">
            <text:p>2.43501573026368</text:p>
          </table:table-cell>
          <table:table-cell office:value-type="float" office:value="1.21156230110673" calcext:value-type="float">
            <text:p>1.21156230110673</text:p>
          </table:table-cell>
          <table:table-cell office:value-type="float" office:value="0.140365378900216" calcext:value-type="float">
            <text:p>0.140365378900216</text:p>
          </table:table-cell>
          <table:table-cell office:value-type="float" office:value="0.194529914203872" calcext:value-type="float">
            <text:p>0.194529914203872</text:p>
          </table:table-cell>
          <table:table-cell office:value-type="float" office:value="0.133814231611995" calcext:value-type="float">
            <text:p>0.133814231611995</text:p>
          </table:table-cell>
          <table:table-cell office:value-type="float" office:value="5" calcext:value-type="float">
            <text:p>5</text:p>
          </table:table-cell>
          <table:table-cell office:value-type="float" office:value="0.131889597402763" calcext:value-type="float">
            <text:p>0.131889597402763</text:p>
          </table:table-cell>
          <table:table-cell office:value-type="float" office:value="0.13133110181464" calcext:value-type="float">
            <text:p>0.13133110181464</text:p>
          </table:table-cell>
          <table:table-cell office:value-type="float" office:value="-221.926924219957" calcext:value-type="float">
            <text:p>-221.926924219957</text:p>
          </table:table-cell>
          <table:table-cell office:value-type="float" office:value="-211.094017159226" calcext:value-type="float">
            <text:p>-211.094017159226</text:p>
          </table:table-cell>
          <table:table-cell office:value-type="float" office:value="-223.237153677601" calcext:value-type="float">
            <text:p>-223.237153677601</text:p>
          </table:table-cell>
          <table:table-cell office:value-type="float" office:value="750" calcext:value-type="float">
            <text:p>750</text:p>
          </table:table-cell>
          <table:table-cell office:value-type="float" office:value="-223.622080519447" calcext:value-type="float">
            <text:p>-223.622080519447</text:p>
          </table:table-cell>
        </table:table-row>
        <table:table-row table:style-name="ro1">
          <table:table-cell office:value-type="string" calcext:value-type="string">
            <text:p>2019-12-02 22:13:10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060991725337" calcext:value-type="float">
            <text:p>72.5060991725337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87949" calcext:value-type="float">
            <text:p>4087949</text:p>
          </table:table-cell>
          <table:table-cell office:value-type="float" office:value="2017608" calcext:value-type="float">
            <text:p>2017608</text:p>
          </table:table-cell>
          <table:table-cell office:value-type="float" office:value="235291" calcext:value-type="float">
            <text:p>235291</text:p>
          </table:table-cell>
          <table:table-cell office:value-type="float" office:value="326299" calcext:value-type="float">
            <text:p>326299</text:p>
          </table:table-cell>
          <table:table-cell office:value-type="float" office:value="225465" calcext:value-type="float">
            <text:p>2254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66" calcext:value-type="float">
            <text:p>220966</text:p>
          </table:table-cell>
          <table:table-cell office:value-type="float" office:value="220285" calcext:value-type="float">
            <text:p>220285</text:p>
          </table:table-cell>
          <table:table-cell office:value-type="float" office:value="2.43660777051541" calcext:value-type="float">
            <text:p>2.43660777051541</text:p>
          </table:table-cell>
          <table:table-cell office:value-type="float" office:value="1.20258822471955" calcext:value-type="float">
            <text:p>1.20258822471955</text:p>
          </table:table-cell>
          <table:table-cell office:value-type="float" office:value="0.140244381456897" calcext:value-type="float">
            <text:p>0.140244381456897</text:p>
          </table:table-cell>
          <table:table-cell office:value-type="float" office:value="0.194489383040593" calcext:value-type="float">
            <text:p>0.194489383040593</text:p>
          </table:table-cell>
          <table:table-cell office:value-type="float" office:value="0.134387628363088" calcext:value-type="float">
            <text:p>0.134387628363088</text:p>
          </table:table-cell>
          <table:table-cell office:value-type="float" office:value="5" calcext:value-type="float">
            <text:p>5</text:p>
          </table:table-cell>
          <table:table-cell office:value-type="float" office:value="0.13170601507497" calcext:value-type="float">
            <text:p>0.13170601507497</text:p>
          </table:table-cell>
          <table:table-cell office:value-type="float" office:value="0.131300107395662" calcext:value-type="float">
            <text:p>0.131300107395662</text:p>
          </table:table-cell>
          <table:table-cell office:value-type="float" office:value="-221.951123708621" calcext:value-type="float">
            <text:p>-221.951123708621</text:p>
          </table:table-cell>
          <table:table-cell office:value-type="float" office:value="-211.102123391881" calcext:value-type="float">
            <text:p>-211.102123391881</text:p>
          </table:table-cell>
          <table:table-cell office:value-type="float" office:value="-223.122474327382" calcext:value-type="float">
            <text:p>-223.122474327382</text:p>
          </table:table-cell>
          <table:table-cell office:value-type="float" office:value="750" calcext:value-type="float">
            <text:p>750</text:p>
          </table:table-cell>
          <table:table-cell office:value-type="float" office:value="-223.658796985006" calcext:value-type="float">
            <text:p>-223.658796985006</text:p>
          </table:table-cell>
        </table:table-row>
        <table:table-row table:style-name="ro1">
          <table:table-cell office:value-type="string" calcext:value-type="string">
            <text:p>2019-12-02 22:13:11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167866304998" calcext:value-type="float">
            <text:p>72.5167866304998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87842" calcext:value-type="float">
            <text:p>4087842</text:p>
          </table:table-cell>
          <table:table-cell office:value-type="float" office:value="2012356" calcext:value-type="float">
            <text:p>2012356</text:p>
          </table:table-cell>
          <table:table-cell office:value-type="float" office:value="234924" calcext:value-type="float">
            <text:p>234924</text:p>
          </table:table-cell>
          <table:table-cell office:value-type="float" office:value="325842" calcext:value-type="float">
            <text:p>325842</text:p>
          </table:table-cell>
          <table:table-cell office:value-type="float" office:value="226381" calcext:value-type="float">
            <text:p>2263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89" calcext:value-type="float">
            <text:p>220689</text:p>
          </table:table-cell>
          <table:table-cell office:value-type="float" office:value="220436" calcext:value-type="float">
            <text:p>220436</text:p>
          </table:table-cell>
          <table:table-cell office:value-type="float" office:value="2.4365439935379" calcext:value-type="float">
            <text:p>2.4365439935379</text:p>
          </table:table-cell>
          <table:table-cell office:value-type="float" office:value="1.19945778840277" calcext:value-type="float">
            <text:p>1.19945778840277</text:p>
          </table:table-cell>
          <table:table-cell office:value-type="float" office:value="0.140025632384495" calcext:value-type="float">
            <text:p>0.140025632384495</text:p>
          </table:table-cell>
          <table:table-cell office:value-type="float" office:value="0.194216989781498" calcext:value-type="float">
            <text:p>0.194216989781498</text:p>
          </table:table-cell>
          <table:table-cell office:value-type="float" office:value="0.134933606974316" calcext:value-type="float">
            <text:p>0.134933606974316</text:p>
          </table:table-cell>
          <table:table-cell office:value-type="float" office:value="5" calcext:value-type="float">
            <text:p>5</text:p>
          </table:table-cell>
          <table:table-cell office:value-type="float" office:value="0.13154091018926" calcext:value-type="float">
            <text:p>0.13154091018926</text:p>
          </table:table-cell>
          <table:table-cell office:value-type="float" office:value="0.131390110420002" calcext:value-type="float">
            <text:p>0.131390110420002</text:p>
          </table:table-cell>
          <table:table-cell office:value-type="float" office:value="-221.994873523101" calcext:value-type="float">
            <text:p>-221.994873523101</text:p>
          </table:table-cell>
          <table:table-cell office:value-type="float" office:value="-211.1566020437" calcext:value-type="float">
            <text:p>-211.1566020437</text:p>
          </table:table-cell>
          <table:table-cell office:value-type="float" office:value="-223.013278605137" calcext:value-type="float">
            <text:p>-223.013278605137</text:p>
          </table:table-cell>
          <table:table-cell office:value-type="float" office:value="750" calcext:value-type="float">
            <text:p>750</text:p>
          </table:table-cell>
          <table:table-cell office:value-type="float" office:value="-223.691817962148" calcext:value-type="float">
            <text:p>-223.691817962148</text:p>
          </table:table-cell>
        </table:table-row>
        <table:table-row table:style-name="ro1">
          <table:table-cell office:value-type="string" calcext:value-type="string">
            <text:p>2019-12-02 22:13:13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171767218663" calcext:value-type="float">
            <text:p>72.5171767218663</text:p>
          </table:table-cell>
          <table:table-cell office:value-type="float" office:value="982.192018949098" calcext:value-type="float">
            <text:p>982.192018949098</text:p>
          </table:table-cell>
          <table:table-cell office:value-type="float" office:value="4087535" calcext:value-type="float">
            <text:p>4087535</text:p>
          </table:table-cell>
          <table:table-cell office:value-type="float" office:value="2037754" calcext:value-type="float">
            <text:p>2037754</text:p>
          </table:table-cell>
          <table:table-cell office:value-type="float" office:value="234441" calcext:value-type="float">
            <text:p>234441</text:p>
          </table:table-cell>
          <table:table-cell office:value-type="float" office:value="325688" calcext:value-type="float">
            <text:p>325688</text:p>
          </table:table-cell>
          <table:table-cell office:value-type="float" office:value="227589" calcext:value-type="float">
            <text:p>2275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12" calcext:value-type="float">
            <text:p>220312</text:p>
          </table:table-cell>
          <table:table-cell office:value-type="float" office:value="220476" calcext:value-type="float">
            <text:p>220476</text:p>
          </table:table-cell>
          <table:table-cell office:value-type="float" office:value="2.43636100725663" calcext:value-type="float">
            <text:p>2.43636100725663</text:p>
          </table:table-cell>
          <table:table-cell office:value-type="float" office:value="1.21459617788746" calcext:value-type="float">
            <text:p>1.21459617788746</text:p>
          </table:table-cell>
          <table:table-cell office:value-type="float" office:value="0.13973774191591" calcext:value-type="float">
            <text:p>0.13973774191591</text:p>
          </table:table-cell>
          <table:table-cell office:value-type="float" office:value="0.194125198617601" calcext:value-type="float">
            <text:p>0.194125198617601</text:p>
          </table:table-cell>
          <table:table-cell office:value-type="float" office:value="0.135653631169037" calcext:value-type="float">
            <text:p>0.135653631169037</text:p>
          </table:table-cell>
          <table:table-cell office:value-type="float" office:value="5" calcext:value-type="float">
            <text:p>5</text:p>
          </table:table-cell>
          <table:table-cell office:value-type="float" office:value="0.13131620065167" calcext:value-type="float">
            <text:p>0.13131620065167</text:p>
          </table:table-cell>
          <table:table-cell office:value-type="float" office:value="0.131413952280754" calcext:value-type="float">
            <text:p>0.131413952280754</text:p>
          </table:table-cell>
          <table:table-cell office:value-type="float" office:value="-222.052451616818" calcext:value-type="float">
            <text:p>-222.052451616818</text:p>
          </table:table-cell>
          <table:table-cell office:value-type="float" office:value="-211.17496027648" calcext:value-type="float">
            <text:p>-211.17496027648</text:p>
          </table:table-cell>
          <table:table-cell office:value-type="float" office:value="-222.869273766193" calcext:value-type="float">
            <text:p>-222.869273766193</text:p>
          </table:table-cell>
          <table:table-cell office:value-type="float" office:value="750" calcext:value-type="float">
            <text:p>750</text:p>
          </table:table-cell>
          <table:table-cell office:value-type="float" office:value="-223.736759869666" calcext:value-type="float">
            <text:p>-223.736759869666</text:p>
          </table:table-cell>
        </table:table-row>
        <table:table-row table:style-name="ro1">
          <table:table-cell office:value-type="string" calcext:value-type="string">
            <text:p>2019-12-02 22:13:14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007554307655" calcext:value-type="float">
            <text:p>72.5007554307655</text:p>
          </table:table-cell>
          <table:table-cell office:value-type="float" office:value="982.265918858109" calcext:value-type="float">
            <text:p>982.265918858109</text:p>
          </table:table-cell>
          <table:table-cell office:value-type="float" office:value="4087758" calcext:value-type="float">
            <text:p>4087758</text:p>
          </table:table-cell>
          <table:table-cell office:value-type="float" office:value="2029614" calcext:value-type="float">
            <text:p>2029614</text:p>
          </table:table-cell>
          <table:table-cell office:value-type="float" office:value="233875" calcext:value-type="float">
            <text:p>233875</text:p>
          </table:table-cell>
          <table:table-cell office:value-type="float" office:value="325158" calcext:value-type="float">
            <text:p>325158</text:p>
          </table:table-cell>
          <table:table-cell office:value-type="float" office:value="227380" calcext:value-type="float">
            <text:p>2273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64" calcext:value-type="float">
            <text:p>220464</text:p>
          </table:table-cell>
          <table:table-cell office:value-type="float" office:value="220472" calcext:value-type="float">
            <text:p>220472</text:p>
          </table:table-cell>
          <table:table-cell office:value-type="float" office:value="2.43649392563032" calcext:value-type="float">
            <text:p>2.43649392563032</text:p>
          </table:table-cell>
          <table:table-cell office:value-type="float" office:value="1.20974435922436" calcext:value-type="float">
            <text:p>1.20974435922436</text:p>
          </table:table-cell>
          <table:table-cell office:value-type="float" office:value="0.139400379586265" calcext:value-type="float">
            <text:p>0.139400379586265</text:p>
          </table:table-cell>
          <table:table-cell office:value-type="float" office:value="0.193809293962633" calcext:value-type="float">
            <text:p>0.193809293962633</text:p>
          </table:table-cell>
          <table:table-cell office:value-type="float" office:value="0.135529057446606" calcext:value-type="float">
            <text:p>0.135529057446606</text:p>
          </table:table-cell>
          <table:table-cell office:value-type="float" office:value="5" calcext:value-type="float">
            <text:p>5</text:p>
          </table:table-cell>
          <table:table-cell office:value-type="float" office:value="0.131406799722528" calcext:value-type="float">
            <text:p>0.131406799722528</text:p>
          </table:table-cell>
          <table:table-cell office:value-type="float" office:value="0.131411568094679" calcext:value-type="float">
            <text:p>0.131411568094679</text:p>
          </table:table-cell>
          <table:table-cell office:value-type="float" office:value="-222.119924082747" calcext:value-type="float">
            <text:p>-222.119924082747</text:p>
          </table:table-cell>
          <table:table-cell office:value-type="float" office:value="-211.238141207473" calcext:value-type="float">
            <text:p>-211.238141207473</text:p>
          </table:table-cell>
          <table:table-cell office:value-type="float" office:value="-222.894188510679" calcext:value-type="float">
            <text:p>-222.894188510679</text:p>
          </table:table-cell>
          <table:table-cell office:value-type="float" office:value="750" calcext:value-type="float">
            <text:p>750</text:p>
          </table:table-cell>
          <table:table-cell office:value-type="float" office:value="-223.718640055494" calcext:value-type="float">
            <text:p>-223.718640055494</text:p>
          </table:table-cell>
        </table:table-row>
        <table:table-row table:style-name="ro1">
          <table:table-cell office:value-type="string" calcext:value-type="string">
            <text:p>2019-12-02 22:13:15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496191374745" calcext:value-type="float">
            <text:p>72.496191374745</text:p>
          </table:table-cell>
          <table:table-cell office:value-type="float" office:value="982.228015478232" calcext:value-type="float">
            <text:p>982.228015478232</text:p>
          </table:table-cell>
          <table:table-cell office:value-type="float" office:value="4088031" calcext:value-type="float">
            <text:p>4088031</text:p>
          </table:table-cell>
          <table:table-cell office:value-type="float" office:value="2022492" calcext:value-type="float">
            <text:p>2022492</text:p>
          </table:table-cell>
          <table:table-cell office:value-type="float" office:value="233804" calcext:value-type="float">
            <text:p>233804</text:p>
          </table:table-cell>
          <table:table-cell office:value-type="float" office:value="324736" calcext:value-type="float">
            <text:p>324736</text:p>
          </table:table-cell>
          <table:table-cell office:value-type="float" office:value="227015" calcext:value-type="float">
            <text:p>2270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26" calcext:value-type="float">
            <text:p>220526</text:p>
          </table:table-cell>
          <table:table-cell office:value-type="float" office:value="220412" calcext:value-type="float">
            <text:p>220412</text:p>
          </table:table-cell>
          <table:table-cell office:value-type="float" office:value="2.43665664632996" calcext:value-type="float">
            <text:p>2.43665664632996</text:p>
          </table:table-cell>
          <table:table-cell office:value-type="float" office:value="1.20549931591741" calcext:value-type="float">
            <text:p>1.20549931591741</text:p>
          </table:table-cell>
          <table:table-cell office:value-type="float" office:value="0.13935806028343" calcext:value-type="float">
            <text:p>0.13935806028343</text:p>
          </table:table-cell>
          <table:table-cell office:value-type="float" office:value="0.193557762331696" calcext:value-type="float">
            <text:p>0.193557762331696</text:p>
          </table:table-cell>
          <table:table-cell office:value-type="float" office:value="0.135311500467241" calcext:value-type="float">
            <text:p>0.135311500467241</text:p>
          </table:table-cell>
          <table:table-cell office:value-type="float" office:value="5" calcext:value-type="float">
            <text:p>5</text:p>
          </table:table-cell>
          <table:table-cell office:value-type="float" office:value="0.131443754606695" calcext:value-type="float">
            <text:p>0.131443754606695</text:p>
          </table:table-cell>
          <table:table-cell office:value-type="float" office:value="0.13137580530355" calcext:value-type="float">
            <text:p>0.13137580530355</text:p>
          </table:table-cell>
          <table:table-cell office:value-type="float" office:value="-222.128387943314" calcext:value-type="float">
            <text:p>-222.128387943314</text:p>
          </table:table-cell>
          <table:table-cell office:value-type="float" office:value="-211.288447533661" calcext:value-type="float">
            <text:p>-211.288447533661</text:p>
          </table:table-cell>
          <table:table-cell office:value-type="float" office:value="-222.937699906552" calcext:value-type="float">
            <text:p>-222.937699906552</text:p>
          </table:table-cell>
          <table:table-cell office:value-type="float" office:value="750" calcext:value-type="float">
            <text:p>750</text:p>
          </table:table-cell>
          <table:table-cell office:value-type="float" office:value="-223.711249078661" calcext:value-type="float">
            <text:p>-223.711249078661</text:p>
          </table:table-cell>
        </table:table-row>
        <table:table-row table:style-name="ro1">
          <table:table-cell office:value-type="string" calcext:value-type="string">
            <text:p>2019-12-02 22:13:16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62959497404" calcext:value-type="float">
            <text:p>72.462959497404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9567" calcext:value-type="float">
            <text:p>4089567</text:p>
          </table:table-cell>
          <table:table-cell office:value-type="float" office:value="2015928" calcext:value-type="float">
            <text:p>2015928</text:p>
          </table:table-cell>
          <table:table-cell office:value-type="float" office:value="233619" calcext:value-type="float">
            <text:p>233619</text:p>
          </table:table-cell>
          <table:table-cell office:value-type="float" office:value="324323" calcext:value-type="float">
            <text:p>324323</text:p>
          </table:table-cell>
          <table:table-cell office:value-type="float" office:value="225869" calcext:value-type="float">
            <text:p>2258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05" calcext:value-type="float">
            <text:p>220805</text:p>
          </table:table-cell>
          <table:table-cell office:value-type="float" office:value="220422" calcext:value-type="float">
            <text:p>220422</text:p>
          </table:table-cell>
          <table:table-cell office:value-type="float" office:value="2.43757217378285" calcext:value-type="float">
            <text:p>2.43757217378285</text:p>
          </table:table-cell>
          <table:table-cell office:value-type="float" office:value="1.20158686656795" calcext:value-type="float">
            <text:p>1.20158686656795</text:p>
          </table:table-cell>
          <table:table-cell office:value-type="float" office:value="0.13924779167745" calcext:value-type="float">
            <text:p>0.13924779167745</text:p>
          </table:table-cell>
          <table:table-cell office:value-type="float" office:value="0.193311595119428" calcext:value-type="float">
            <text:p>0.193311595119428</text:p>
          </table:table-cell>
          <table:table-cell office:value-type="float" office:value="0.134628431156687" calcext:value-type="float">
            <text:p>0.134628431156687</text:p>
          </table:table-cell>
          <table:table-cell office:value-type="float" office:value="5" calcext:value-type="float">
            <text:p>5</text:p>
          </table:table-cell>
          <table:table-cell office:value-type="float" office:value="0.131610051585442" calcext:value-type="float">
            <text:p>0.131610051585442</text:p>
          </table:table-cell>
          <table:table-cell office:value-type="float" office:value="0.131381765768739" calcext:value-type="float">
            <text:p>0.131381765768739</text:p>
          </table:table-cell>
          <table:table-cell office:value-type="float" office:value="-222.15044166451" calcext:value-type="float">
            <text:p>-222.15044166451</text:p>
          </table:table-cell>
          <table:table-cell office:value-type="float" office:value="-211.337680976114" calcext:value-type="float">
            <text:p>-211.337680976114</text:p>
          </table:table-cell>
          <table:table-cell office:value-type="float" office:value="-223.074313768663" calcext:value-type="float">
            <text:p>-223.074313768663</text:p>
          </table:table-cell>
          <table:table-cell office:value-type="float" office:value="750" calcext:value-type="float">
            <text:p>750</text:p>
          </table:table-cell>
          <table:table-cell office:value-type="float" office:value="-223.677989682912" calcext:value-type="float">
            <text:p>-223.677989682912</text:p>
          </table:table-cell>
        </table:table-row>
        <table:table-row table:style-name="ro1">
          <table:table-cell office:value-type="string" calcext:value-type="string">
            <text:p>2019-12-02 22:13:18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518825965159" calcext:value-type="float">
            <text:p>72.4518825965159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737" calcext:value-type="float">
            <text:p>4087737</text:p>
          </table:table-cell>
          <table:table-cell office:value-type="float" office:value="2019991" calcext:value-type="float">
            <text:p>2019991</text:p>
          </table:table-cell>
          <table:table-cell office:value-type="float" office:value="233353" calcext:value-type="float">
            <text:p>233353</text:p>
          </table:table-cell>
          <table:table-cell office:value-type="float" office:value="323866" calcext:value-type="float">
            <text:p>323866</text:p>
          </table:table-cell>
          <table:table-cell office:value-type="float" office:value="224747" calcext:value-type="float">
            <text:p>2247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359" calcext:value-type="float">
            <text:p>221359</text:p>
          </table:table-cell>
          <table:table-cell office:value-type="float" office:value="220360" calcext:value-type="float">
            <text:p>220360</text:p>
          </table:table-cell>
          <table:table-cell office:value-type="float" office:value="2.43648140865343" calcext:value-type="float">
            <text:p>2.43648140865343</text:p>
          </table:table-cell>
          <table:table-cell office:value-type="float" office:value="1.20400860357387" calcext:value-type="float">
            <text:p>1.20400860357387</text:p>
          </table:table-cell>
          <table:table-cell office:value-type="float" office:value="0.139089243303447" calcext:value-type="float">
            <text:p>0.139089243303447</text:p>
          </table:table-cell>
          <table:table-cell office:value-type="float" office:value="0.193039201860333" calcext:value-type="float">
            <text:p>0.193039201860333</text:p>
          </table:table-cell>
          <table:table-cell office:value-type="float" office:value="0.133959666962584" calcext:value-type="float">
            <text:p>0.133959666962584</text:p>
          </table:table-cell>
          <table:table-cell office:value-type="float" office:value="5" calcext:value-type="float">
            <text:p>5</text:p>
          </table:table-cell>
          <table:table-cell office:value-type="float" office:value="0.131940261356862" calcext:value-type="float">
            <text:p>0.131940261356862</text:p>
          </table:table-cell>
          <table:table-cell office:value-type="float" office:value="0.131344810884572" calcext:value-type="float">
            <text:p>0.131344810884572</text:p>
          </table:table-cell>
          <table:table-cell office:value-type="float" office:value="-222.182151339311" calcext:value-type="float">
            <text:p>-222.182151339311</text:p>
          </table:table-cell>
          <table:table-cell office:value-type="float" office:value="-211.392159627933" calcext:value-type="float">
            <text:p>-211.392159627933</text:p>
          </table:table-cell>
          <table:table-cell office:value-type="float" office:value="-223.208066607483" calcext:value-type="float">
            <text:p>-223.208066607483</text:p>
          </table:table-cell>
          <table:table-cell office:value-type="float" office:value="750" calcext:value-type="float">
            <text:p>750</text:p>
          </table:table-cell>
          <table:table-cell office:value-type="float" office:value="-223.611947728628" calcext:value-type="float">
            <text:p>-223.611947728628</text:p>
          </table:table-cell>
        </table:table-row>
        <table:table-row table:style-name="ro1">
          <table:table-cell office:value-type="string" calcext:value-type="string">
            <text:p>2019-12-02 22:13:19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736469720207" calcext:value-type="float">
            <text:p>72.4736469720207</text:p>
          </table:table-cell>
          <table:table-cell office:value-type="float" office:value="982.202448596623" calcext:value-type="float">
            <text:p>982.202448596623</text:p>
          </table:table-cell>
          <table:table-cell office:value-type="float" office:value="4087780" calcext:value-type="float">
            <text:p>4087780</text:p>
          </table:table-cell>
          <table:table-cell office:value-type="float" office:value="2033022" calcext:value-type="float">
            <text:p>2033022</text:p>
          </table:table-cell>
          <table:table-cell office:value-type="float" office:value="233540" calcext:value-type="float">
            <text:p>233540</text:p>
          </table:table-cell>
          <table:table-cell office:value-type="float" office:value="323777" calcext:value-type="float">
            <text:p>323777</text:p>
          </table:table-cell>
          <table:table-cell office:value-type="float" office:value="224657" calcext:value-type="float">
            <text:p>2246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96" calcext:value-type="float">
            <text:p>221096</text:p>
          </table:table-cell>
          <table:table-cell office:value-type="float" office:value="220422" calcext:value-type="float">
            <text:p>220422</text:p>
          </table:table-cell>
          <table:table-cell office:value-type="float" office:value="2.43650703865374" calcext:value-type="float">
            <text:p>2.43650703865374</text:p>
          </table:table-cell>
          <table:table-cell office:value-type="float" office:value="1.21177568576046" calcext:value-type="float">
            <text:p>1.21177568576046</text:p>
          </table:table-cell>
          <table:table-cell office:value-type="float" office:value="0.139200704002464" calcext:value-type="float">
            <text:p>0.139200704002464</text:p>
          </table:table-cell>
          <table:table-cell office:value-type="float" office:value="0.192986153720159" calcext:value-type="float">
            <text:p>0.192986153720159</text:p>
          </table:table-cell>
          <table:table-cell office:value-type="float" office:value="0.133906022775891" calcext:value-type="float">
            <text:p>0.133906022775891</text:p>
          </table:table-cell>
          <table:table-cell office:value-type="float" office:value="5" calcext:value-type="float">
            <text:p>5</text:p>
          </table:table-cell>
          <table:table-cell office:value-type="float" office:value="0.131783501122415" calcext:value-type="float">
            <text:p>0.131783501122415</text:p>
          </table:table-cell>
          <table:table-cell office:value-type="float" office:value="0.131381765768739" calcext:value-type="float">
            <text:p>0.131381765768739</text:p>
          </table:table-cell>
          <table:table-cell office:value-type="float" office:value="-222.159859199507" calcext:value-type="float">
            <text:p>-222.159859199507</text:p>
          </table:table-cell>
          <table:table-cell office:value-type="float" office:value="-211.402769255968" calcext:value-type="float">
            <text:p>-211.402769255968</text:p>
          </table:table-cell>
          <table:table-cell office:value-type="float" office:value="-223.218795444822" calcext:value-type="float">
            <text:p>-223.218795444822</text:p>
          </table:table-cell>
          <table:table-cell office:value-type="float" office:value="750" calcext:value-type="float">
            <text:p>750</text:p>
          </table:table-cell>
          <table:table-cell office:value-type="float" office:value="-223.643299775517" calcext:value-type="float">
            <text:p>-223.643299775517</text:p>
          </table:table-cell>
        </table:table-row>
        <table:table-row table:style-name="ro1">
          <table:table-cell office:value-type="string" calcext:value-type="string">
            <text:p>2019-12-02 22:13:20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950218189752" calcext:value-type="float">
            <text:p>72.4950218189752</text:p>
          </table:table-cell>
          <table:table-cell office:value-type="float" office:value="982.22992235915" calcext:value-type="float">
            <text:p>982.22992235915</text:p>
          </table:table-cell>
          <table:table-cell office:value-type="float" office:value="4088254" calcext:value-type="float">
            <text:p>4088254</text:p>
          </table:table-cell>
          <table:table-cell office:value-type="float" office:value="2039733" calcext:value-type="float">
            <text:p>2039733</text:p>
          </table:table-cell>
          <table:table-cell office:value-type="float" office:value="233634" calcext:value-type="float">
            <text:p>233634</text:p>
          </table:table-cell>
          <table:table-cell office:value-type="float" office:value="323448" calcext:value-type="float">
            <text:p>323448</text:p>
          </table:table-cell>
          <table:table-cell office:value-type="float" office:value="224526" calcext:value-type="float">
            <text:p>2245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203" calcext:value-type="float">
            <text:p>221203</text:p>
          </table:table-cell>
          <table:table-cell office:value-type="float" office:value="220327" calcext:value-type="float">
            <text:p>220327</text:p>
          </table:table-cell>
          <table:table-cell office:value-type="float" office:value="2.43678956470365" calcext:value-type="float">
            <text:p>2.43678956470365</text:p>
          </table:table-cell>
          <table:table-cell office:value-type="float" office:value="1.21577575394818" calcext:value-type="float">
            <text:p>1.21577575394818</text:p>
          </table:table-cell>
          <table:table-cell office:value-type="float" office:value="0.139256732375232" calcext:value-type="float">
            <text:p>0.139256732375232</text:p>
          </table:table-cell>
          <table:table-cell office:value-type="float" office:value="0.192790054415471" calcext:value-type="float">
            <text:p>0.192790054415471</text:p>
          </table:table-cell>
          <table:table-cell office:value-type="float" office:value="0.133827940681927" calcext:value-type="float">
            <text:p>0.133827940681927</text:p>
          </table:table-cell>
          <table:table-cell office:value-type="float" office:value="5" calcext:value-type="float">
            <text:p>5</text:p>
          </table:table-cell>
          <table:table-cell office:value-type="float" office:value="0.131847278099928" calcext:value-type="float">
            <text:p>0.131847278099928</text:p>
          </table:table-cell>
          <table:table-cell office:value-type="float" office:value="0.131325141349452" calcext:value-type="float">
            <text:p>0.131325141349452</text:p>
          </table:table-cell>
          <table:table-cell office:value-type="float" office:value="-222.148653524954" calcext:value-type="float">
            <text:p>-222.148653524954</text:p>
          </table:table-cell>
          <table:table-cell office:value-type="float" office:value="-211.441989116906" calcext:value-type="float">
            <text:p>-211.441989116906</text:p>
          </table:table-cell>
          <table:table-cell office:value-type="float" office:value="-223.234411863615" calcext:value-type="float">
            <text:p>-223.234411863615</text:p>
          </table:table-cell>
          <table:table-cell office:value-type="float" office:value="750" calcext:value-type="float">
            <text:p>750</text:p>
          </table:table-cell>
          <table:table-cell office:value-type="float" office:value="-223.630544380014" calcext:value-type="float">
            <text:p>-223.630544380014</text:p>
          </table:table-cell>
        </table:table-row>
        <table:table-row table:style-name="ro1">
          <table:table-cell office:value-type="string" calcext:value-type="string">
            <text:p>2019-12-02 22:13:21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003655094057" calcext:value-type="float">
            <text:p>72.5003655094057</text:p>
          </table:table-cell>
          <table:table-cell office:value-type="float" office:value="982.174974855814" calcext:value-type="float">
            <text:p>982.174974855814</text:p>
          </table:table-cell>
          <table:table-cell office:value-type="float" office:value="4087306" calcext:value-type="float">
            <text:p>4087306</text:p>
          </table:table-cell>
          <table:table-cell office:value-type="float" office:value="2021242" calcext:value-type="float">
            <text:p>2021242</text:p>
          </table:table-cell>
          <table:table-cell office:value-type="float" office:value="233448" calcext:value-type="float">
            <text:p>233448</text:p>
          </table:table-cell>
          <table:table-cell office:value-type="float" office:value="323276" calcext:value-type="float">
            <text:p>323276</text:p>
          </table:table-cell>
          <table:table-cell office:value-type="float" office:value="225053" calcext:value-type="float">
            <text:p>2250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32" calcext:value-type="float">
            <text:p>220932</text:p>
          </table:table-cell>
          <table:table-cell office:value-type="float" office:value="220429" calcext:value-type="float">
            <text:p>220429</text:p>
          </table:table-cell>
          <table:table-cell office:value-type="float" office:value="2.43622451260382" calcext:value-type="float">
            <text:p>2.43622451260382</text:p>
          </table:table-cell>
          <table:table-cell office:value-type="float" office:value="1.2047542577689" calcext:value-type="float">
            <text:p>1.2047542577689</text:p>
          </table:table-cell>
          <table:table-cell office:value-type="float" office:value="0.139145867722734" calcext:value-type="float">
            <text:p>0.139145867722734</text:p>
          </table:table-cell>
          <table:table-cell office:value-type="float" office:value="0.192687534414236" calcext:value-type="float">
            <text:p>0.192687534414236</text:p>
          </table:table-cell>
          <table:table-cell office:value-type="float" office:value="0.134142057197339" calcext:value-type="float">
            <text:p>0.134142057197339</text:p>
          </table:table-cell>
          <table:table-cell office:value-type="float" office:value="5" calcext:value-type="float">
            <text:p>5</text:p>
          </table:table-cell>
          <table:table-cell office:value-type="float" office:value="0.131685749493331" calcext:value-type="float">
            <text:p>0.131685749493331</text:p>
          </table:table-cell>
          <table:table-cell office:value-type="float" office:value="0.13138593809437" calcext:value-type="float">
            <text:p>0.13138593809437</text:p>
          </table:table-cell>
          <table:table-cell office:value-type="float" office:value="-222.170826455453" calcext:value-type="float">
            <text:p>-222.170826455453</text:p>
          </table:table-cell>
          <table:table-cell office:value-type="float" office:value="-211.462493117153" calcext:value-type="float">
            <text:p>-211.462493117153</text:p>
          </table:table-cell>
          <table:table-cell office:value-type="float" office:value="-223.171588560532" calcext:value-type="float">
            <text:p>-223.171588560532</text:p>
          </table:table-cell>
          <table:table-cell office:value-type="float" office:value="750" calcext:value-type="float">
            <text:p>750</text:p>
          </table:table-cell>
          <table:table-cell office:value-type="float" office:value="-223.662850101334" calcext:value-type="float">
            <text:p>-223.662850101334</text:p>
          </table:table-cell>
        </table:table-row>
        <table:table-row table:style-name="ro1">
          <table:table-cell office:value-type="string" calcext:value-type="string">
            <text:p>2019-12-02 22:13:23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003655094057" calcext:value-type="float">
            <text:p>72.5003655094057</text:p>
          </table:table-cell>
          <table:table-cell office:value-type="float" office:value="982.257396143396" calcext:value-type="float">
            <text:p>982.257396143396</text:p>
          </table:table-cell>
          <table:table-cell office:value-type="float" office:value="4086994" calcext:value-type="float">
            <text:p>4086994</text:p>
          </table:table-cell>
          <table:table-cell office:value-type="float" office:value="2012677" calcext:value-type="float">
            <text:p>2012677</text:p>
          </table:table-cell>
          <table:table-cell office:value-type="float" office:value="233465" calcext:value-type="float">
            <text:p>233465</text:p>
          </table:table-cell>
          <table:table-cell office:value-type="float" office:value="323073" calcext:value-type="float">
            <text:p>323073</text:p>
          </table:table-cell>
          <table:table-cell office:value-type="float" office:value="226252" calcext:value-type="float">
            <text:p>226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3" calcext:value-type="float">
            <text:p>220583</text:p>
          </table:table-cell>
          <table:table-cell office:value-type="float" office:value="220421" calcext:value-type="float">
            <text:p>220421</text:p>
          </table:table-cell>
          <table:table-cell office:value-type="float" office:value="2.43603854608995" calcext:value-type="float">
            <text:p>2.43603854608995</text:p>
          </table:table-cell>
          <table:table-cell office:value-type="float" office:value="1.19964911933531" calcext:value-type="float">
            <text:p>1.19964911933531</text:p>
          </table:table-cell>
          <table:table-cell office:value-type="float" office:value="0.139156000513554" calcext:value-type="float">
            <text:p>0.139156000513554</text:p>
          </table:table-cell>
          <table:table-cell office:value-type="float" office:value="0.192566536970918" calcext:value-type="float">
            <text:p>0.192566536970918</text:p>
          </table:table-cell>
          <table:table-cell office:value-type="float" office:value="0.13485671697339" calcext:value-type="float">
            <text:p>0.13485671697339</text:p>
          </table:table-cell>
          <table:table-cell office:value-type="float" office:value="5" calcext:value-type="float">
            <text:p>5</text:p>
          </table:table-cell>
          <table:table-cell office:value-type="float" office:value="0.131477729258267" calcext:value-type="float">
            <text:p>0.131477729258267</text:p>
          </table:table-cell>
          <table:table-cell office:value-type="float" office:value="0.13138116972222" calcext:value-type="float">
            <text:p>0.13138116972222</text:p>
          </table:table-cell>
          <table:table-cell office:value-type="float" office:value="-222.168799897289" calcext:value-type="float">
            <text:p>-222.168799897289</text:p>
          </table:table-cell>
          <table:table-cell office:value-type="float" office:value="-211.486692605816" calcext:value-type="float">
            <text:p>-211.486692605816</text:p>
          </table:table-cell>
          <table:table-cell office:value-type="float" office:value="-223.028656605322" calcext:value-type="float">
            <text:p>-223.028656605322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454148347" calcext:value-type="float">
            <text:p>-223.704454148347</text:p>
          </table:table-cell>
        </table:table-row>
        <table:table-row table:style-name="ro1">
          <table:table-cell office:value-type="string" calcext:value-type="string">
            <text:p>2019-12-02 22:13:24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946319479011" calcext:value-type="float">
            <text:p>72.4946319479011</text:p>
          </table:table-cell>
          <table:table-cell office:value-type="float" office:value="982.221399910072" calcext:value-type="float">
            <text:p>982.221399910072</text:p>
          </table:table-cell>
          <table:table-cell office:value-type="float" office:value="4087249" calcext:value-type="float">
            <text:p>4087249</text:p>
          </table:table-cell>
          <table:table-cell office:value-type="float" office:value="2035225" calcext:value-type="float">
            <text:p>2035225</text:p>
          </table:table-cell>
          <table:table-cell office:value-type="float" office:value="233325" calcext:value-type="float">
            <text:p>233325</text:p>
          </table:table-cell>
          <table:table-cell office:value-type="float" office:value="322940" calcext:value-type="float">
            <text:p>322940</text:p>
          </table:table-cell>
          <table:table-cell office:value-type="float" office:value="227451" calcext:value-type="float">
            <text:p>2274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07" calcext:value-type="float">
            <text:p>220207</text:p>
          </table:table-cell>
          <table:table-cell office:value-type="float" office:value="220484" calcext:value-type="float">
            <text:p>220484</text:p>
          </table:table-cell>
          <table:table-cell office:value-type="float" office:value="2.43619053795225" calcext:value-type="float">
            <text:p>2.43619053795225</text:p>
          </table:table-cell>
          <table:table-cell office:value-type="float" office:value="1.2130887762414" calcext:value-type="float">
            <text:p>1.2130887762414</text:p>
          </table:table-cell>
          <table:table-cell office:value-type="float" office:value="0.139072554000921" calcext:value-type="float">
            <text:p>0.139072554000921</text:p>
          </table:table-cell>
          <table:table-cell office:value-type="float" office:value="0.192487262783916" calcext:value-type="float">
            <text:p>0.192487262783916</text:p>
          </table:table-cell>
          <table:table-cell office:value-type="float" office:value="0.135571376749441" calcext:value-type="float">
            <text:p>0.135571376749441</text:p>
          </table:table-cell>
          <table:table-cell office:value-type="float" office:value="5" calcext:value-type="float">
            <text:p>5</text:p>
          </table:table-cell>
          <table:table-cell office:value-type="float" office:value="0.131253615767195" calcext:value-type="float">
            <text:p>0.131253615767195</text:p>
          </table:table-cell>
          <table:table-cell office:value-type="float" office:value="0.131418720652905" calcext:value-type="float">
            <text:p>0.131418720652905</text:p>
          </table:table-cell>
          <table:table-cell office:value-type="float" office:value="-222.185489199816" calcext:value-type="float">
            <text:p>-222.185489199816</text:p>
          </table:table-cell>
          <table:table-cell office:value-type="float" office:value="-211.502547443217" calcext:value-type="float">
            <text:p>-211.502547443217</text:p>
          </table:table-cell>
          <table:table-cell office:value-type="float" office:value="-222.885724650112" calcext:value-type="float">
            <text:p>-222.885724650112</text:p>
          </table:table-cell>
          <table:table-cell office:value-type="float" office:value="750" calcext:value-type="float">
            <text:p>750</text:p>
          </table:table-cell>
          <table:table-cell office:value-type="float" office:value="-223.749276846561" calcext:value-type="float">
            <text:p>-223.749276846561</text:p>
          </table:table-cell>
        </table:table-row>
        <table:table-row table:style-name="ro1">
          <table:table-cell office:value-type="string" calcext:value-type="string">
            <text:p>2019-12-02 22:13:25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4789906965441" calcext:value-type="float">
            <text:p>72.4789906965441</text:p>
          </table:table-cell>
          <table:table-cell office:value-type="float" office:value="982.202448596623" calcext:value-type="float">
            <text:p>982.202448596623</text:p>
          </table:table-cell>
          <table:table-cell office:value-type="float" office:value="4088200" calcext:value-type="float">
            <text:p>4088200</text:p>
          </table:table-cell>
          <table:table-cell office:value-type="float" office:value="2038038" calcext:value-type="float">
            <text:p>2038038</text:p>
          </table:table-cell>
          <table:table-cell office:value-type="float" office:value="233151" calcext:value-type="float">
            <text:p>233151</text:p>
          </table:table-cell>
          <table:table-cell office:value-type="float" office:value="322438" calcext:value-type="float">
            <text:p>322438</text:p>
          </table:table-cell>
          <table:table-cell office:value-type="float" office:value="227554" calcext:value-type="float">
            <text:p>2275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16" calcext:value-type="float">
            <text:p>220216</text:p>
          </table:table-cell>
          <table:table-cell office:value-type="float" office:value="220459" calcext:value-type="float">
            <text:p>220459</text:p>
          </table:table-cell>
          <table:table-cell office:value-type="float" office:value="2.43675737819164" calcext:value-type="float">
            <text:p>2.43675737819164</text:p>
          </table:table-cell>
          <table:table-cell office:value-type="float" office:value="1.2147654550988" calcext:value-type="float">
            <text:p>1.2147654550988</text:p>
          </table:table-cell>
          <table:table-cell office:value-type="float" office:value="0.138968841906648" calcext:value-type="float">
            <text:p>0.138968841906648</text:p>
          </table:table-cell>
          <table:table-cell office:value-type="float" office:value="0.192188047431475" calcext:value-type="float">
            <text:p>0.192188047431475</text:p>
          </table:table-cell>
          <table:table-cell office:value-type="float" office:value="0.135632769540878" calcext:value-type="float">
            <text:p>0.135632769540878</text:p>
          </table:table-cell>
          <table:table-cell office:value-type="float" office:value="5" calcext:value-type="float">
            <text:p>5</text:p>
          </table:table-cell>
          <table:table-cell office:value-type="float" office:value="0.131258980185864" calcext:value-type="float">
            <text:p>0.131258980185864</text:p>
          </table:table-cell>
          <table:table-cell office:value-type="float" office:value="0.131403819489934" calcext:value-type="float">
            <text:p>0.131403819489934</text:p>
          </table:table-cell>
          <table:table-cell office:value-type="float" office:value="-222.20623161867" calcext:value-type="float">
            <text:p>-222.20623161867</text:p>
          </table:table-cell>
          <table:table-cell office:value-type="float" office:value="-211.562390513705" calcext:value-type="float">
            <text:p>-211.562390513705</text:p>
          </table:table-cell>
          <table:table-cell office:value-type="float" office:value="-222.873446091824" calcext:value-type="float">
            <text:p>-222.873446091824</text:p>
          </table:table-cell>
          <table:table-cell office:value-type="float" office:value="750" calcext:value-type="float">
            <text:p>750</text:p>
          </table:table-cell>
          <table:table-cell office:value-type="float" office:value="-223.748203962827" calcext:value-type="float">
            <text:p>-223.748203962827</text:p>
          </table:table-cell>
        </table:table-row>
        <table:table-row table:style-name="ro1">
          <table:table-cell office:value-type="string" calcext:value-type="string">
            <text:p>2019-12-02 22:13:27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56447362461" calcext:value-type="float">
            <text:p>72.456447362461</text:p>
          </table:table-cell>
          <table:table-cell office:value-type="float" office:value="982.231828220125" calcext:value-type="float">
            <text:p>982.231828220125</text:p>
          </table:table-cell>
          <table:table-cell office:value-type="float" office:value="4088902" calcext:value-type="float">
            <text:p>4088902</text:p>
          </table:table-cell>
          <table:table-cell office:value-type="float" office:value="2017086" calcext:value-type="float">
            <text:p>2017086</text:p>
          </table:table-cell>
          <table:table-cell office:value-type="float" office:value="232785" calcext:value-type="float">
            <text:p>232785</text:p>
          </table:table-cell>
          <table:table-cell office:value-type="float" office:value="321901" calcext:value-type="float">
            <text:p>321901</text:p>
          </table:table-cell>
          <table:table-cell office:value-type="float" office:value="226158" calcext:value-type="float">
            <text:p>2261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90" calcext:value-type="float">
            <text:p>220490</text:p>
          </table:table-cell>
          <table:table-cell office:value-type="float" office:value="220455" calcext:value-type="float">
            <text:p>220455</text:p>
          </table:table-cell>
          <table:table-cell office:value-type="float" office:value="2.43717580284784" calcext:value-type="float">
            <text:p>2.43717580284784</text:p>
          </table:table-cell>
          <table:table-cell office:value-type="float" office:value="1.20227708843673" calcext:value-type="float">
            <text:p>1.20227708843673</text:p>
          </table:table-cell>
          <table:table-cell office:value-type="float" office:value="0.138750688880764" calcext:value-type="float">
            <text:p>0.138750688880764</text:p>
          </table:table-cell>
          <table:table-cell office:value-type="float" office:value="0.191867970450875" calcext:value-type="float">
            <text:p>0.191867970450875</text:p>
          </table:table-cell>
          <table:table-cell office:value-type="float" office:value="0.134800688600622" calcext:value-type="float">
            <text:p>0.134800688600622</text:p>
          </table:table-cell>
          <table:table-cell office:value-type="float" office:value="5" calcext:value-type="float">
            <text:p>5</text:p>
          </table:table-cell>
          <table:table-cell office:value-type="float" office:value="0.131422296932017" calcext:value-type="float">
            <text:p>0.131422296932017</text:p>
          </table:table-cell>
          <table:table-cell office:value-type="float" office:value="0.131401435303859" calcext:value-type="float">
            <text:p>0.131401435303859</text:p>
          </table:table-cell>
          <table:table-cell office:value-type="float" office:value="-222.249862223847" calcext:value-type="float">
            <text:p>-222.249862223847</text:p>
          </table:table-cell>
          <table:table-cell office:value-type="float" office:value="-211.626405909825" calcext:value-type="float">
            <text:p>-211.626405909825</text:p>
          </table:table-cell>
          <table:table-cell office:value-type="float" office:value="-223.039862279876" calcext:value-type="float">
            <text:p>-223.039862279876</text:p>
          </table:table-cell>
          <table:table-cell office:value-type="float" office:value="750" calcext:value-type="float">
            <text:p>750</text:p>
          </table:table-cell>
          <table:table-cell office:value-type="float" office:value="-223.715540613597" calcext:value-type="float">
            <text:p>-223.715540613597</text:p>
          </table:table-cell>
        </table:table-row>
        <table:table-row table:style-name="ro1">
          <table:table-cell office:value-type="string" calcext:value-type="string">
            <text:p>2019-12-02 22:13:28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51493194762" calcext:value-type="float">
            <text:p>72.451493194762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88535" calcext:value-type="float">
            <text:p>4088535</text:p>
          </table:table-cell>
          <table:table-cell office:value-type="float" office:value="2037206" calcext:value-type="float">
            <text:p>2037206</text:p>
          </table:table-cell>
          <table:table-cell office:value-type="float" office:value="233294" calcext:value-type="float">
            <text:p>233294</text:p>
          </table:table-cell>
          <table:table-cell office:value-type="float" office:value="322008" calcext:value-type="float">
            <text:p>322008</text:p>
          </table:table-cell>
          <table:table-cell office:value-type="float" office:value="227496" calcext:value-type="float">
            <text:p>2274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06" calcext:value-type="float">
            <text:p>220206</text:p>
          </table:table-cell>
          <table:table-cell office:value-type="float" office:value="220516" calcext:value-type="float">
            <text:p>220516</text:p>
          </table:table-cell>
          <table:table-cell office:value-type="float" office:value="2.43695705377544" calcext:value-type="float">
            <text:p>2.43695705377544</text:p>
          </table:table-cell>
          <table:table-cell office:value-type="float" office:value="1.21426954439515" calcext:value-type="float">
            <text:p>1.21426954439515</text:p>
          </table:table-cell>
          <table:table-cell office:value-type="float" office:value="0.139054076558838" calcext:value-type="float">
            <text:p>0.139054076558838</text:p>
          </table:table-cell>
          <table:table-cell office:value-type="float" office:value="0.191931747428387" calcext:value-type="float">
            <text:p>0.191931747428387</text:p>
          </table:table-cell>
          <table:table-cell office:value-type="float" office:value="0.135598198842788" calcext:value-type="float">
            <text:p>0.135598198842788</text:p>
          </table:table-cell>
          <table:table-cell office:value-type="float" office:value="5" calcext:value-type="float">
            <text:p>5</text:p>
          </table:table-cell>
          <table:table-cell office:value-type="float" office:value="0.131253019720676" calcext:value-type="float">
            <text:p>0.131253019720676</text:p>
          </table:table-cell>
          <table:table-cell office:value-type="float" office:value="0.131437794141506" calcext:value-type="float">
            <text:p>0.131437794141506</text:p>
          </table:table-cell>
          <table:table-cell office:value-type="float" office:value="-222.189184688232" calcext:value-type="float">
            <text:p>-222.189184688232</text:p>
          </table:table-cell>
          <table:table-cell office:value-type="float" office:value="-211.613650514323" calcext:value-type="float">
            <text:p>-211.613650514323</text:p>
          </table:table-cell>
          <table:table-cell office:value-type="float" office:value="-222.880360231442" calcext:value-type="float">
            <text:p>-222.880360231442</text:p>
          </table:table-cell>
          <table:table-cell office:value-type="float" office:value="750" calcext:value-type="float">
            <text:p>750</text:p>
          </table:table-cell>
          <table:table-cell office:value-type="float" office:value="-223.749396055865" calcext:value-type="float">
            <text:p>-223.749396055865</text:p>
          </table:table-cell>
        </table:table-row>
        <table:table-row table:style-name="ro1">
          <table:table-cell office:value-type="string" calcext:value-type="string">
            <text:p>2019-12-02 22:13:29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56447362461" calcext:value-type="float">
            <text:p>72.456447362461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88258" calcext:value-type="float">
            <text:p>4088258</text:p>
          </table:table-cell>
          <table:table-cell office:value-type="float" office:value="2034835" calcext:value-type="float">
            <text:p>2034835</text:p>
          </table:table-cell>
          <table:table-cell office:value-type="float" office:value="232621" calcext:value-type="float">
            <text:p>232621</text:p>
          </table:table-cell>
          <table:table-cell office:value-type="float" office:value="321416" calcext:value-type="float">
            <text:p>321416</text:p>
          </table:table-cell>
          <table:table-cell office:value-type="float" office:value="227368" calcext:value-type="float">
            <text:p>2273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67" calcext:value-type="float">
            <text:p>220267</text:p>
          </table:table-cell>
          <table:table-cell office:value-type="float" office:value="220368" calcext:value-type="float">
            <text:p>220368</text:p>
          </table:table-cell>
          <table:table-cell office:value-type="float" office:value="2.43679194888973" calcext:value-type="float">
            <text:p>2.43679194888973</text:p>
          </table:table-cell>
          <table:table-cell office:value-type="float" office:value="1.21285631809906" calcext:value-type="float">
            <text:p>1.21285631809906</text:p>
          </table:table-cell>
          <table:table-cell office:value-type="float" office:value="0.13865293725168" calcext:value-type="float">
            <text:p>0.13865293725168</text:p>
          </table:table-cell>
          <table:table-cell office:value-type="float" office:value="0.191578887889253" calcext:value-type="float">
            <text:p>0.191578887889253</text:p>
          </table:table-cell>
          <table:table-cell office:value-type="float" office:value="0.13552190488838" calcext:value-type="float">
            <text:p>0.13552190488838</text:p>
          </table:table-cell>
          <table:table-cell office:value-type="float" office:value="5" calcext:value-type="float">
            <text:p>5</text:p>
          </table:table-cell>
          <table:table-cell office:value-type="float" office:value="0.131289378558323" calcext:value-type="float">
            <text:p>0.131289378558323</text:p>
          </table:table-cell>
          <table:table-cell office:value-type="float" office:value="0.131349579256723" calcext:value-type="float">
            <text:p>0.131349579256723</text:p>
          </table:table-cell>
          <table:table-cell office:value-type="float" office:value="-222.269412549664" calcext:value-type="float">
            <text:p>-222.269412549664</text:p>
          </table:table-cell>
          <table:table-cell office:value-type="float" office:value="-211.684222422149" calcext:value-type="float">
            <text:p>-211.684222422149</text:p>
          </table:table-cell>
          <table:table-cell office:value-type="float" office:value="-222.895619022324" calcext:value-type="float">
            <text:p>-222.895619022324</text:p>
          </table:table-cell>
          <table:table-cell office:value-type="float" office:value="750" calcext:value-type="float">
            <text:p>750</text:p>
          </table:table-cell>
          <table:table-cell office:value-type="float" office:value="-223.742124288335" calcext:value-type="float">
            <text:p>-223.742124288335</text:p>
          </table:table-cell>
        </table:table-row>
        <table:table-row table:style-name="ro1">
          <table:table-cell office:value-type="string" calcext:value-type="string">
            <text:p>2019-12-02 22:13:30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4625699855005" calcext:value-type="float">
            <text:p>72.4625699855005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87983" calcext:value-type="float">
            <text:p>4087983</text:p>
          </table:table-cell>
          <table:table-cell office:value-type="float" office:value="2020685" calcext:value-type="float">
            <text:p>2020685</text:p>
          </table:table-cell>
          <table:table-cell office:value-type="float" office:value="233017" calcext:value-type="float">
            <text:p>233017</text:p>
          </table:table-cell>
          <table:table-cell office:value-type="float" office:value="321079" calcext:value-type="float">
            <text:p>321079</text:p>
          </table:table-cell>
          <table:table-cell office:value-type="float" office:value="226660" calcext:value-type="float">
            <text:p>2266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34" calcext:value-type="float">
            <text:p>220534</text:p>
          </table:table-cell>
          <table:table-cell office:value-type="float" office:value="220443" calcext:value-type="float">
            <text:p>220443</text:p>
          </table:table-cell>
          <table:table-cell office:value-type="float" office:value="2.43662803609705" calcext:value-type="float">
            <text:p>2.43662803609705</text:p>
          </table:table-cell>
          <table:table-cell office:value-type="float" office:value="1.20442225985792" calcext:value-type="float">
            <text:p>1.20442225985792</text:p>
          </table:table-cell>
          <table:table-cell office:value-type="float" office:value="0.138888971673128" calcext:value-type="float">
            <text:p>0.138888971673128</text:p>
          </table:table-cell>
          <table:table-cell office:value-type="float" office:value="0.191378020212414" calcext:value-type="float">
            <text:p>0.191378020212414</text:p>
          </table:table-cell>
          <table:table-cell office:value-type="float" office:value="0.135099903953064" calcext:value-type="float">
            <text:p>0.135099903953064</text:p>
          </table:table-cell>
          <table:table-cell office:value-type="float" office:value="5" calcext:value-type="float">
            <text:p>5</text:p>
          </table:table-cell>
          <table:table-cell office:value-type="float" office:value="0.131448522978845" calcext:value-type="float">
            <text:p>0.131448522978845</text:p>
          </table:table-cell>
          <table:table-cell office:value-type="float" office:value="0.131394282745633" calcext:value-type="float">
            <text:p>0.131394282745633</text:p>
          </table:table-cell>
          <table:table-cell office:value-type="float" office:value="-222.222205665374" calcext:value-type="float">
            <text:p>-222.222205665374</text:p>
          </table:table-cell>
          <table:table-cell office:value-type="float" office:value="-211.724395957517" calcext:value-type="float">
            <text:p>-211.724395957517</text:p>
          </table:table-cell>
          <table:table-cell office:value-type="float" office:value="-222.980019209387" calcext:value-type="float">
            <text:p>-222.980019209387</text:p>
          </table:table-cell>
          <table:table-cell office:value-type="float" office:value="750" calcext:value-type="float">
            <text:p>750</text:p>
          </table:table-cell>
          <table:table-cell office:value-type="float" office:value="-223.710295404231" calcext:value-type="float">
            <text:p>-223.710295404231</text:p>
          </table:table-cell>
        </table:table-row>
        <table:table-row table:style-name="ro1">
          <table:table-cell office:value-type="string" calcext:value-type="string">
            <text:p>2019-12-02 22:13:3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4885086576566" calcext:value-type="float">
            <text:p>72.4885086576566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90210" calcext:value-type="float">
            <text:p>4090210</text:p>
          </table:table-cell>
          <table:table-cell office:value-type="float" office:value="2013368" calcext:value-type="float">
            <text:p>2013368</text:p>
          </table:table-cell>
          <table:table-cell office:value-type="float" office:value="233119" calcext:value-type="float">
            <text:p>233119</text:p>
          </table:table-cell>
          <table:table-cell office:value-type="float" office:value="320743" calcext:value-type="float">
            <text:p>320743</text:p>
          </table:table-cell>
          <table:table-cell office:value-type="float" office:value="225149" calcext:value-type="float">
            <text:p>2251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34" calcext:value-type="float">
            <text:p>220834</text:p>
          </table:table-cell>
          <table:table-cell office:value-type="float" office:value="220359" calcext:value-type="float">
            <text:p>220359</text:p>
          </table:table-cell>
          <table:table-cell office:value-type="float" office:value="2.43795543169444" calcext:value-type="float">
            <text:p>2.43795543169444</text:p>
          </table:table-cell>
          <table:table-cell office:value-type="float" office:value="1.2000609874798" calcext:value-type="float">
            <text:p>1.2000609874798</text:p>
          </table:table-cell>
          <table:table-cell office:value-type="float" office:value="0.138949768418046" calcext:value-type="float">
            <text:p>0.138949768418046</text:p>
          </table:table-cell>
          <table:table-cell office:value-type="float" office:value="0.191177748582095" calcext:value-type="float">
            <text:p>0.191177748582095</text:p>
          </table:table-cell>
          <table:table-cell office:value-type="float" office:value="0.134199277663145" calcext:value-type="float">
            <text:p>0.134199277663145</text:p>
          </table:table-cell>
          <table:table-cell office:value-type="float" office:value="5" calcext:value-type="float">
            <text:p>5</text:p>
          </table:table-cell>
          <table:table-cell office:value-type="float" office:value="0.131627336934487" calcext:value-type="float">
            <text:p>0.131627336934487</text:p>
          </table:table-cell>
          <table:table-cell office:value-type="float" office:value="0.131344214838054" calcext:value-type="float">
            <text:p>0.131344214838054</text:p>
          </table:table-cell>
          <table:table-cell office:value-type="float" office:value="-222.210046316391" calcext:value-type="float">
            <text:p>-222.210046316391</text:p>
          </table:table-cell>
          <table:table-cell office:value-type="float" office:value="-211.764450283581" calcext:value-type="float">
            <text:p>-211.764450283581</text:p>
          </table:table-cell>
          <table:table-cell office:value-type="float" office:value="-223.160144467371" calcext:value-type="float">
            <text:p>-223.160144467371</text:p>
          </table:table-cell>
          <table:table-cell office:value-type="float" office:value="750" calcext:value-type="float">
            <text:p>750</text:p>
          </table:table-cell>
          <table:table-cell office:value-type="float" office:value="-223.674532613103" calcext:value-type="float">
            <text:p>-223.674532613103</text:p>
          </table:table-cell>
        </table:table-row>
        <table:table-row table:style-name="ro1">
          <table:table-cell office:value-type="string" calcext:value-type="string">
            <text:p>2019-12-02 22:13:33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5041491706762" calcext:value-type="float">
            <text:p>72.5041491706762</text:p>
          </table:table-cell>
          <table:table-cell office:value-type="float" office:value="982.223305652665" calcext:value-type="float">
            <text:p>982.223305652665</text:p>
          </table:table-cell>
          <table:table-cell office:value-type="float" office:value="4087901" calcext:value-type="float">
            <text:p>4087901</text:p>
          </table:table-cell>
          <table:table-cell office:value-type="float" office:value="2012570" calcext:value-type="float">
            <text:p>2012570</text:p>
          </table:table-cell>
          <table:table-cell office:value-type="float" office:value="233340" calcext:value-type="float">
            <text:p>233340</text:p>
          </table:table-cell>
          <table:table-cell office:value-type="float" office:value="320917" calcext:value-type="float">
            <text:p>320917</text:p>
          </table:table-cell>
          <table:table-cell office:value-type="float" office:value="226343" calcext:value-type="float">
            <text:p>2263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43" calcext:value-type="float">
            <text:p>220343</text:p>
          </table:table-cell>
          <table:table-cell office:value-type="float" office:value="220435" calcext:value-type="float">
            <text:p>220435</text:p>
          </table:table-cell>
          <table:table-cell office:value-type="float" office:value="2.43657916028251" calcext:value-type="float">
            <text:p>2.43657916028251</text:p>
          </table:table-cell>
          <table:table-cell office:value-type="float" office:value="1.1995853423578" calcext:value-type="float">
            <text:p>1.1995853423578</text:p>
          </table:table-cell>
          <table:table-cell office:value-type="float" office:value="0.139081494698703" calcext:value-type="float">
            <text:p>0.139081494698703</text:p>
          </table:table-cell>
          <table:table-cell office:value-type="float" office:value="0.191281460676367" calcext:value-type="float">
            <text:p>0.191281460676367</text:p>
          </table:table-cell>
          <table:table-cell office:value-type="float" office:value="0.134910957206602" calcext:value-type="float">
            <text:p>0.134910957206602</text:p>
          </table:table-cell>
          <table:table-cell office:value-type="float" office:value="5" calcext:value-type="float">
            <text:p>5</text:p>
          </table:table-cell>
          <table:table-cell office:value-type="float" office:value="0.131334678093753" calcext:value-type="float">
            <text:p>0.131334678093753</text:p>
          </table:table-cell>
          <table:table-cell office:value-type="float" office:value="0.131389514373483" calcext:value-type="float">
            <text:p>0.131389514373483</text:p>
          </table:table-cell>
          <table:table-cell office:value-type="float" office:value="-222.183701060259" calcext:value-type="float">
            <text:p>-222.183701060259</text:p>
          </table:table-cell>
          <table:table-cell office:value-type="float" office:value="-211.743707864727" calcext:value-type="float">
            <text:p>-211.743707864727</text:p>
          </table:table-cell>
          <table:table-cell office:value-type="float" office:value="-223.01780855868" calcext:value-type="float">
            <text:p>-223.01780855868</text:p>
          </table:table-cell>
          <table:table-cell office:value-type="float" office:value="750" calcext:value-type="float">
            <text:p>750</text:p>
          </table:table-cell>
          <table:table-cell office:value-type="float" office:value="-223.733064381249" calcext:value-type="float">
            <text:p>-223.733064381249</text:p>
          </table:table-cell>
        </table:table-row>
        <table:table-row table:style-name="ro1">
          <table:table-cell office:value-type="string" calcext:value-type="string">
            <text:p>2019-12-02 22:13:3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4942420672515" calcext:value-type="float">
            <text:p>72.4942420672515</text:p>
          </table:table-cell>
          <table:table-cell office:value-type="float" office:value="982.212877497805" calcext:value-type="float">
            <text:p>982.212877497805</text:p>
          </table:table-cell>
          <table:table-cell office:value-type="float" office:value="4088383" calcext:value-type="float">
            <text:p>4088383</text:p>
          </table:table-cell>
          <table:table-cell office:value-type="float" office:value="2034368" calcext:value-type="float">
            <text:p>2034368</text:p>
          </table:table-cell>
          <table:table-cell office:value-type="float" office:value="233010" calcext:value-type="float">
            <text:p>233010</text:p>
          </table:table-cell>
          <table:table-cell office:value-type="float" office:value="320530" calcext:value-type="float">
            <text:p>320530</text:p>
          </table:table-cell>
          <table:table-cell office:value-type="float" office:value="227214" calcext:value-type="float">
            <text:p>2272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61" calcext:value-type="float">
            <text:p>220361</text:p>
          </table:table-cell>
          <table:table-cell office:value-type="float" office:value="220464" calcext:value-type="float">
            <text:p>220464</text:p>
          </table:table-cell>
          <table:table-cell office:value-type="float" office:value="2.43686645470458" calcext:value-type="float">
            <text:p>2.43686645470458</text:p>
          </table:table-cell>
          <table:table-cell office:value-type="float" office:value="1.21257796437478" calcext:value-type="float">
            <text:p>1.21257796437478</text:p>
          </table:table-cell>
          <table:table-cell office:value-type="float" office:value="0.138884799347496" calcext:value-type="float">
            <text:p>0.138884799347496</text:p>
          </table:table-cell>
          <table:table-cell office:value-type="float" office:value="0.191050790673589" calcext:value-type="float">
            <text:p>0.191050790673589</text:p>
          </table:table-cell>
          <table:table-cell office:value-type="float" office:value="0.135430113724484" calcext:value-type="float">
            <text:p>0.135430113724484</text:p>
          </table:table-cell>
          <table:table-cell office:value-type="float" office:value="5" calcext:value-type="float">
            <text:p>5</text:p>
          </table:table-cell>
          <table:table-cell office:value-type="float" office:value="0.131345406931091" calcext:value-type="float">
            <text:p>0.131345406931091</text:p>
          </table:table-cell>
          <table:table-cell office:value-type="float" office:value="0.131406799722528" calcext:value-type="float">
            <text:p>0.131406799722528</text:p>
          </table:table-cell>
          <table:table-cell office:value-type="float" office:value="-222.223040130501" calcext:value-type="float">
            <text:p>-222.223040130501</text:p>
          </table:table-cell>
          <table:table-cell office:value-type="float" office:value="-211.789841865282" calcext:value-type="float">
            <text:p>-211.789841865282</text:p>
          </table:table-cell>
          <table:table-cell office:value-type="float" office:value="-222.913977255103" calcext:value-type="float">
            <text:p>-222.913977255103</text:p>
          </table:table-cell>
          <table:table-cell office:value-type="float" office:value="750" calcext:value-type="float">
            <text:p>750</text:p>
          </table:table-cell>
          <table:table-cell office:value-type="float" office:value="-223.730918613782" calcext:value-type="float">
            <text:p>-223.730918613782</text:p>
          </table:table-cell>
        </table:table-row>
        <table:table-row table:style-name="ro1">
          <table:table-cell office:value-type="string" calcext:value-type="string">
            <text:p>2019-12-02 22:13:35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4770421433412" calcext:value-type="float">
            <text:p>72.4770421433412</text:p>
          </table:table-cell>
          <table:table-cell office:value-type="float" office:value="982.242255783869" calcext:value-type="float">
            <text:p>982.242255783869</text:p>
          </table:table-cell>
          <table:table-cell office:value-type="float" office:value="4087826" calcext:value-type="float">
            <text:p>4087826</text:p>
          </table:table-cell>
          <table:table-cell office:value-type="float" office:value="2009958" calcext:value-type="float">
            <text:p>2009958</text:p>
          </table:table-cell>
          <table:table-cell office:value-type="float" office:value="232947" calcext:value-type="float">
            <text:p>232947</text:p>
          </table:table-cell>
          <table:table-cell office:value-type="float" office:value="320015" calcext:value-type="float">
            <text:p>320015</text:p>
          </table:table-cell>
          <table:table-cell office:value-type="float" office:value="225722" calcext:value-type="float">
            <text:p>225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44" calcext:value-type="float">
            <text:p>220644</text:p>
          </table:table-cell>
          <table:table-cell office:value-type="float" office:value="220390" calcext:value-type="float">
            <text:p>220390</text:p>
          </table:table-cell>
          <table:table-cell office:value-type="float" office:value="2.4365344567936" calcext:value-type="float">
            <text:p>2.4365344567936</text:p>
          </table:table-cell>
          <table:table-cell office:value-type="float" office:value="1.19802846885067" calcext:value-type="float">
            <text:p>1.19802846885067</text:p>
          </table:table-cell>
          <table:table-cell office:value-type="float" office:value="0.138847248416811" calcext:value-type="float">
            <text:p>0.138847248416811</text:p>
          </table:table-cell>
          <table:table-cell office:value-type="float" office:value="0.190743826716402" calcext:value-type="float">
            <text:p>0.190743826716402</text:p>
          </table:table-cell>
          <table:table-cell office:value-type="float" office:value="0.134540812318422" calcext:value-type="float">
            <text:p>0.134540812318422</text:p>
          </table:table-cell>
          <table:table-cell office:value-type="float" office:value="5" calcext:value-type="float">
            <text:p>5</text:p>
          </table:table-cell>
          <table:table-cell office:value-type="float" office:value="0.131514088095914" calcext:value-type="float">
            <text:p>0.131514088095914</text:p>
          </table:table-cell>
          <table:table-cell office:value-type="float" office:value="0.131362692280137" calcext:value-type="float">
            <text:p>0.131362692280137</text:p>
          </table:table-cell>
          <table:table-cell office:value-type="float" office:value="-222.230550316638" calcext:value-type="float">
            <text:p>-222.230550316638</text:p>
          </table:table-cell>
          <table:table-cell office:value-type="float" office:value="-211.85123465672" calcext:value-type="float">
            <text:p>-211.85123465672</text:p>
          </table:table-cell>
          <table:table-cell office:value-type="float" office:value="-223.091837536316" calcext:value-type="float">
            <text:p>-223.091837536316</text:p>
          </table:table-cell>
          <table:table-cell office:value-type="float" office:value="750" calcext:value-type="float">
            <text:p>750</text:p>
          </table:table-cell>
          <table:table-cell office:value-type="float" office:value="-223.697182380817" calcext:value-type="float">
            <text:p>-223.697182380817</text:p>
          </table:table-cell>
        </table:table-row>
        <table:table-row table:style-name="ro1">
          <table:table-cell office:value-type="string" calcext:value-type="string">
            <text:p>2019-12-02 22:13:37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507143625276" calcext:value-type="float">
            <text:p>72.4507143625276</text:p>
          </table:table-cell>
          <table:table-cell office:value-type="float" office:value="982.305724389821" calcext:value-type="float">
            <text:p>982.305724389821</text:p>
          </table:table-cell>
          <table:table-cell office:value-type="float" office:value="4087875" calcext:value-type="float">
            <text:p>4087875</text:p>
          </table:table-cell>
          <table:table-cell office:value-type="float" office:value="2012258" calcext:value-type="float">
            <text:p>2012258</text:p>
          </table:table-cell>
          <table:table-cell office:value-type="float" office:value="232964" calcext:value-type="float">
            <text:p>232964</text:p>
          </table:table-cell>
          <table:table-cell office:value-type="float" office:value="319554" calcext:value-type="float">
            <text:p>319554</text:p>
          </table:table-cell>
          <table:table-cell office:value-type="float" office:value="225434" calcext:value-type="float">
            <text:p>2254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58" calcext:value-type="float">
            <text:p>220758</text:p>
          </table:table-cell>
          <table:table-cell office:value-type="float" office:value="220427" calcext:value-type="float">
            <text:p>220427</text:p>
          </table:table-cell>
          <table:table-cell office:value-type="float" office:value="2.43656366307302" calcext:value-type="float">
            <text:p>2.43656366307302</text:p>
          </table:table-cell>
          <table:table-cell office:value-type="float" office:value="1.19939937584393" calcext:value-type="float">
            <text:p>1.19939937584393</text:p>
          </table:table-cell>
          <table:table-cell office:value-type="float" office:value="0.138857381207631" calcext:value-type="float">
            <text:p>0.138857381207631</text:p>
          </table:table-cell>
          <table:table-cell office:value-type="float" office:value="0.190469049271232" calcext:value-type="float">
            <text:p>0.190469049271232</text:p>
          </table:table-cell>
          <table:table-cell office:value-type="float" office:value="0.134369150921005" calcext:value-type="float">
            <text:p>0.134369150921005</text:p>
          </table:table-cell>
          <table:table-cell office:value-type="float" office:value="5" calcext:value-type="float">
            <text:p>5</text:p>
          </table:table-cell>
          <table:table-cell office:value-type="float" office:value="0.131582037399058" calcext:value-type="float">
            <text:p>0.131582037399058</text:p>
          </table:table-cell>
          <table:table-cell office:value-type="float" office:value="0.131384746001333" calcext:value-type="float">
            <text:p>0.131384746001333</text:p>
          </table:table-cell>
          <table:table-cell office:value-type="float" office:value="-222.228523758474" calcext:value-type="float">
            <text:p>-222.228523758474</text:p>
          </table:table-cell>
          <table:table-cell office:value-type="float" office:value="-211.906190145754" calcext:value-type="float">
            <text:p>-211.906190145754</text:p>
          </table:table-cell>
          <table:table-cell office:value-type="float" office:value="-223.126169815799" calcext:value-type="float">
            <text:p>-223.126169815799</text:p>
          </table:table-cell>
          <table:table-cell office:value-type="float" office:value="750" calcext:value-type="float">
            <text:p>750</text:p>
          </table:table-cell>
          <table:table-cell office:value-type="float" office:value="-223.683592520188" calcext:value-type="float">
            <text:p>-223.683592520188</text:p>
          </table:table-cell>
        </table:table-row>
        <table:table-row table:style-name="ro1">
          <table:table-cell office:value-type="string" calcext:value-type="string">
            <text:p>2019-12-02 22:13:38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4507143625276" calcext:value-type="float">
            <text:p>72.4507143625276</text:p>
          </table:table-cell>
          <table:table-cell office:value-type="float" office:value="982.278251455718" calcext:value-type="float">
            <text:p>982.278251455718</text:p>
          </table:table-cell>
          <table:table-cell office:value-type="float" office:value="4088203" calcext:value-type="float">
            <text:p>4088203</text:p>
          </table:table-cell>
          <table:table-cell office:value-type="float" office:value="2023775" calcext:value-type="float">
            <text:p>2023775</text:p>
          </table:table-cell>
          <table:table-cell office:value-type="float" office:value="233299" calcext:value-type="float">
            <text:p>233299</text:p>
          </table:table-cell>
          <table:table-cell office:value-type="float" office:value="319838" calcext:value-type="float">
            <text:p>319838</text:p>
          </table:table-cell>
          <table:table-cell office:value-type="float" office:value="226861" calcext:value-type="float">
            <text:p>2268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61" calcext:value-type="float">
            <text:p>220261</text:p>
          </table:table-cell>
          <table:table-cell office:value-type="float" office:value="220336" calcext:value-type="float">
            <text:p>220336</text:p>
          </table:table-cell>
          <table:table-cell office:value-type="float" office:value="2.43675916633119" calcext:value-type="float">
            <text:p>2.43675916633119</text:p>
          </table:table-cell>
          <table:table-cell office:value-type="float" office:value="1.20626404360104" calcext:value-type="float">
            <text:p>1.20626404360104</text:p>
          </table:table-cell>
          <table:table-cell office:value-type="float" office:value="0.139057056791432" calcext:value-type="float">
            <text:p>0.139057056791432</text:p>
          </table:table-cell>
          <table:table-cell office:value-type="float" office:value="0.190638326482573" calcext:value-type="float">
            <text:p>0.190638326482573</text:p>
          </table:table-cell>
          <table:table-cell office:value-type="float" office:value="0.135219709303344" calcext:value-type="float">
            <text:p>0.135219709303344</text:p>
          </table:table-cell>
          <table:table-cell office:value-type="float" office:value="5" calcext:value-type="float">
            <text:p>5</text:p>
          </table:table-cell>
          <table:table-cell office:value-type="float" office:value="0.13128580227921" calcext:value-type="float">
            <text:p>0.13128580227921</text:p>
          </table:table-cell>
          <table:table-cell office:value-type="float" office:value="0.131330505768121" calcext:value-type="float">
            <text:p>0.131330505768121</text:p>
          </table:table-cell>
          <table:table-cell office:value-type="float" office:value="-222.188588641714" calcext:value-type="float">
            <text:p>-222.188588641714</text:p>
          </table:table-cell>
          <table:table-cell office:value-type="float" office:value="-211.872334703485" calcext:value-type="float">
            <text:p>-211.872334703485</text:p>
          </table:table-cell>
          <table:table-cell office:value-type="float" office:value="-222.956058139331" calcext:value-type="float">
            <text:p>-222.956058139331</text:p>
          </table:table-cell>
          <table:table-cell office:value-type="float" office:value="750" calcext:value-type="float">
            <text:p>750</text:p>
          </table:table-cell>
          <table:table-cell office:value-type="float" office:value="-223.742839544158" calcext:value-type="float">
            <text:p>-223.742839544158</text:p>
          </table:table-cell>
        </table:table-row>
        <table:table-row table:style-name="ro1">
          <table:table-cell office:value-type="string" calcext:value-type="string">
            <text:p>2019-12-02 22:13:39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4285618090077" calcext:value-type="float">
            <text:p>72.4285618090077</text:p>
          </table:table-cell>
          <table:table-cell office:value-type="float" office:value="982.261205515966" calcext:value-type="float">
            <text:p>982.261205515966</text:p>
          </table:table-cell>
          <table:table-cell office:value-type="float" office:value="4088980" calcext:value-type="float">
            <text:p>4088980</text:p>
          </table:table-cell>
          <table:table-cell office:value-type="float" office:value="2040402" calcext:value-type="float">
            <text:p>2040402</text:p>
          </table:table-cell>
          <table:table-cell office:value-type="float" office:value="233344" calcext:value-type="float">
            <text:p>233344</text:p>
          </table:table-cell>
          <table:table-cell office:value-type="float" office:value="319480" calcext:value-type="float">
            <text:p>319480</text:p>
          </table:table-cell>
          <table:table-cell office:value-type="float" office:value="227428" calcext:value-type="float">
            <text:p>2274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66" calcext:value-type="float">
            <text:p>220166</text:p>
          </table:table-cell>
          <table:table-cell office:value-type="float" office:value="220428" calcext:value-type="float">
            <text:p>220428</text:p>
          </table:table-cell>
          <table:table-cell office:value-type="float" office:value="2.43722229447631" calcext:value-type="float">
            <text:p>2.43722229447631</text:p>
          </table:table-cell>
          <table:table-cell office:value-type="float" office:value="1.21617450906927" calcext:value-type="float">
            <text:p>1.21617450906927</text:p>
          </table:table-cell>
          <table:table-cell office:value-type="float" office:value="0.139083878884778" calcext:value-type="float">
            <text:p>0.139083878884778</text:p>
          </table:table-cell>
          <table:table-cell office:value-type="float" office:value="0.19042494182884" calcext:value-type="float">
            <text:p>0.19042494182884</text:p>
          </table:table-cell>
          <table:table-cell office:value-type="float" office:value="0.135557667679509" calcext:value-type="float">
            <text:p>0.135557667679509</text:p>
          </table:table-cell>
          <table:table-cell office:value-type="float" office:value="5" calcext:value-type="float">
            <text:p>5</text:p>
          </table:table-cell>
          <table:table-cell office:value-type="float" office:value="0.131229177859924" calcext:value-type="float">
            <text:p>0.131229177859924</text:p>
          </table:table-cell>
          <table:table-cell office:value-type="float" office:value="0.131385342047851" calcext:value-type="float">
            <text:p>0.131385342047851</text:p>
          </table:table-cell>
          <table:table-cell office:value-type="float" office:value="-222.183224223044" calcext:value-type="float">
            <text:p>-222.183224223044</text:p>
          </table:table-cell>
          <table:table-cell office:value-type="float" office:value="-211.915011634232" calcext:value-type="float">
            <text:p>-211.915011634232</text:p>
          </table:table-cell>
          <table:table-cell office:value-type="float" office:value="-222.888466464098" calcext:value-type="float">
            <text:p>-222.888466464098</text:p>
          </table:table-cell>
          <table:table-cell office:value-type="float" office:value="750" calcext:value-type="float">
            <text:p>750</text:p>
          </table:table-cell>
          <table:table-cell office:value-type="float" office:value="-223.754164428015" calcext:value-type="float">
            <text:p>-223.754164428015</text:p>
          </table:table-cell>
        </table:table-row>
        <table:table-row table:style-name="ro1">
          <table:table-cell office:value-type="string" calcext:value-type="string">
            <text:p>2019-12-02 22:13:4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174858259317" calcext:value-type="float">
            <text:p>72.4174858259317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679" calcext:value-type="float">
            <text:p>4087679</text:p>
          </table:table-cell>
          <table:table-cell office:value-type="float" office:value="2033665" calcext:value-type="float">
            <text:p>2033665</text:p>
          </table:table-cell>
          <table:table-cell office:value-type="float" office:value="233806" calcext:value-type="float">
            <text:p>233806</text:p>
          </table:table-cell>
          <table:table-cell office:value-type="float" office:value="319141" calcext:value-type="float">
            <text:p>319141</text:p>
          </table:table-cell>
          <table:table-cell office:value-type="float" office:value="227305" calcext:value-type="float">
            <text:p>2273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21" calcext:value-type="float">
            <text:p>220221</text:p>
          </table:table-cell>
          <table:table-cell office:value-type="float" office:value="220441" calcext:value-type="float">
            <text:p>220441</text:p>
          </table:table-cell>
          <table:table-cell office:value-type="float" office:value="2.43644683795534" calcext:value-type="float">
            <text:p>2.43644683795534</text:p>
          </table:table-cell>
          <table:table-cell office:value-type="float" office:value="1.21215894367205" calcext:value-type="float">
            <text:p>1.21215894367205</text:p>
          </table:table-cell>
          <table:table-cell office:value-type="float" office:value="0.139359252376467" calcext:value-type="float">
            <text:p>0.139359252376467</text:p>
          </table:table-cell>
          <table:table-cell office:value-type="float" office:value="0.190222882058964" calcext:value-type="float">
            <text:p>0.190222882058964</text:p>
          </table:table-cell>
          <table:table-cell office:value-type="float" office:value="0.135484353957695" calcext:value-type="float">
            <text:p>0.135484353957695</text:p>
          </table:table-cell>
          <table:table-cell office:value-type="float" office:value="5" calcext:value-type="float">
            <text:p>5</text:p>
          </table:table-cell>
          <table:table-cell office:value-type="float" office:value="0.131261960418458" calcext:value-type="float">
            <text:p>0.131261960418458</text:p>
          </table:table-cell>
          <table:table-cell office:value-type="float" office:value="0.131393090652596" calcext:value-type="float">
            <text:p>0.131393090652596</text:p>
          </table:table-cell>
          <table:table-cell office:value-type="float" office:value="-222.128149524707" calcext:value-type="float">
            <text:p>-222.128149524707</text:p>
          </table:table-cell>
          <table:table-cell office:value-type="float" office:value="-211.955423588207" calcext:value-type="float">
            <text:p>-211.955423588207</text:p>
          </table:table-cell>
          <table:table-cell office:value-type="float" office:value="-222.903129208461" calcext:value-type="float">
            <text:p>-222.903129208461</text:p>
          </table:table-cell>
          <table:table-cell office:value-type="float" office:value="750" calcext:value-type="float">
            <text:p>750</text:p>
          </table:table-cell>
          <table:table-cell office:value-type="float" office:value="-223.747607916308" calcext:value-type="float">
            <text:p>-223.747607916308</text:p>
          </table:table-cell>
        </table:table-row>
        <table:table-row table:style-name="ro1">
          <table:table-cell office:value-type="string" calcext:value-type="string">
            <text:p>2019-12-02 22:13:4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170967259045" calcext:value-type="float">
            <text:p>72.4170967259045</text:p>
          </table:table-cell>
          <table:table-cell office:value-type="float" office:value="982.271631742322" calcext:value-type="float">
            <text:p>982.271631742322</text:p>
          </table:table-cell>
          <table:table-cell office:value-type="float" office:value="4087699" calcext:value-type="float">
            <text:p>4087699</text:p>
          </table:table-cell>
          <table:table-cell office:value-type="float" office:value="2030678" calcext:value-type="float">
            <text:p>2030678</text:p>
          </table:table-cell>
          <table:table-cell office:value-type="float" office:value="234000" calcext:value-type="float">
            <text:p>234000</text:p>
          </table:table-cell>
          <table:table-cell office:value-type="float" office:value="318826" calcext:value-type="float">
            <text:p>318826</text:p>
          </table:table-cell>
          <table:table-cell office:value-type="float" office:value="227212" calcext:value-type="float">
            <text:p>2272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28" calcext:value-type="float">
            <text:p>220228</text:p>
          </table:table-cell>
          <table:table-cell office:value-type="float" office:value="220464" calcext:value-type="float">
            <text:p>220464</text:p>
          </table:table-cell>
          <table:table-cell office:value-type="float" office:value="2.43645875888571" calcext:value-type="float">
            <text:p>2.43645875888571</text:p>
          </table:table-cell>
          <table:table-cell office:value-type="float" office:value="1.21037855272037" calcext:value-type="float">
            <text:p>1.21037855272037</text:p>
          </table:table-cell>
          <table:table-cell office:value-type="float" office:value="0.139474885401116" calcext:value-type="float">
            <text:p>0.139474885401116</text:p>
          </table:table-cell>
          <table:table-cell office:value-type="float" office:value="0.190035127405539" calcext:value-type="float">
            <text:p>0.190035127405539</text:p>
          </table:table-cell>
          <table:table-cell office:value-type="float" office:value="0.135428921631446" calcext:value-type="float">
            <text:p>0.135428921631446</text:p>
          </table:table-cell>
          <table:table-cell office:value-type="float" office:value="5" calcext:value-type="float">
            <text:p>5</text:p>
          </table:table-cell>
          <table:table-cell office:value-type="float" office:value="0.13126613274409" calcext:value-type="float">
            <text:p>0.13126613274409</text:p>
          </table:table-cell>
          <table:table-cell office:value-type="float" office:value="0.131406799722528" calcext:value-type="float">
            <text:p>0.131406799722528</text:p>
          </table:table-cell>
          <table:table-cell office:value-type="float" office:value="-222.105022919777" calcext:value-type="float">
            <text:p>-222.105022919777</text:p>
          </table:table-cell>
          <table:table-cell office:value-type="float" office:value="-211.992974518892" calcext:value-type="float">
            <text:p>-211.992974518892</text:p>
          </table:table-cell>
          <table:table-cell office:value-type="float" office:value="-222.914215673711" calcext:value-type="float">
            <text:p>-222.914215673711</text:p>
          </table:table-cell>
          <table:table-cell office:value-type="float" office:value="750" calcext:value-type="float">
            <text:p>750</text:p>
          </table:table-cell>
          <table:table-cell office:value-type="float" office:value="-223.746773451182" calcext:value-type="float">
            <text:p>-223.746773451182</text:p>
          </table:table-cell>
        </table:table-row>
        <table:table-row table:style-name="ro1">
          <table:table-cell office:value-type="string" calcext:value-type="string">
            <text:p>2019-12-02 22:13:43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4420269426" calcext:value-type="float">
            <text:p>72.44420269426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7836" calcext:value-type="float">
            <text:p>4087836</text:p>
          </table:table-cell>
          <table:table-cell office:value-type="float" office:value="2017713" calcext:value-type="float">
            <text:p>2017713</text:p>
          </table:table-cell>
          <table:table-cell office:value-type="float" office:value="233696" calcext:value-type="float">
            <text:p>233696</text:p>
          </table:table-cell>
          <table:table-cell office:value-type="float" office:value="318457" calcext:value-type="float">
            <text:p>318457</text:p>
          </table:table-cell>
          <table:table-cell office:value-type="float" office:value="226352" calcext:value-type="float">
            <text:p>226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56" calcext:value-type="float">
            <text:p>220456</text:p>
          </table:table-cell>
          <table:table-cell office:value-type="float" office:value="220484" calcext:value-type="float">
            <text:p>220484</text:p>
          </table:table-cell>
          <table:table-cell office:value-type="float" office:value="2.43654041725879" calcext:value-type="float">
            <text:p>2.43654041725879</text:p>
          </table:table-cell>
          <table:table-cell office:value-type="float" office:value="1.20265080960403" calcext:value-type="float">
            <text:p>1.20265080960403</text:p>
          </table:table-cell>
          <table:table-cell office:value-type="float" office:value="0.139293687259398" calcext:value-type="float">
            <text:p>0.139293687259398</text:p>
          </table:table-cell>
          <table:table-cell office:value-type="float" office:value="0.189815186240099" calcext:value-type="float">
            <text:p>0.189815186240099</text:p>
          </table:table-cell>
          <table:table-cell office:value-type="float" office:value="0.134916321625271" calcext:value-type="float">
            <text:p>0.134916321625271</text:p>
          </table:table-cell>
          <table:table-cell office:value-type="float" office:value="5" calcext:value-type="float">
            <text:p>5</text:p>
          </table:table-cell>
          <table:table-cell office:value-type="float" office:value="0.131402031350378" calcext:value-type="float">
            <text:p>0.131402031350378</text:p>
          </table:table-cell>
          <table:table-cell office:value-type="float" office:value="0.131418720652905" calcext:value-type="float">
            <text:p>0.131418720652905</text:p>
          </table:table-cell>
          <table:table-cell office:value-type="float" office:value="-222.14126254812" calcext:value-type="float">
            <text:p>-222.14126254812</text:p>
          </table:table-cell>
          <table:table-cell office:value-type="float" office:value="-212.03696275198" calcext:value-type="float">
            <text:p>-212.03696275198</text:p>
          </table:table-cell>
          <table:table-cell office:value-type="float" office:value="-223.016735674946" calcext:value-type="float">
            <text:p>-223.016735674946</text:p>
          </table:table-cell>
          <table:table-cell office:value-type="float" office:value="750" calcext:value-type="float">
            <text:p>750</text:p>
          </table:table-cell>
          <table:table-cell office:value-type="float" office:value="-223.719593729924" calcext:value-type="float">
            <text:p>-223.719593729924</text:p>
          </table:table-cell>
        </table:table-row>
        <table:table-row table:style-name="ro1">
          <table:table-cell office:value-type="string" calcext:value-type="string">
            <text:p>2019-12-02 22:13:44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548893819382" calcext:value-type="float">
            <text:p>72.4548893819382</text:p>
          </table:table-cell>
          <table:table-cell office:value-type="float" office:value="982.252682601324" calcext:value-type="float">
            <text:p>982.252682601324</text:p>
          </table:table-cell>
          <table:table-cell office:value-type="float" office:value="4087613" calcext:value-type="float">
            <text:p>4087613</text:p>
          </table:table-cell>
          <table:table-cell office:value-type="float" office:value="2012553" calcext:value-type="float">
            <text:p>2012553</text:p>
          </table:table-cell>
          <table:table-cell office:value-type="float" office:value="233835" calcext:value-type="float">
            <text:p>233835</text:p>
          </table:table-cell>
          <table:table-cell office:value-type="float" office:value="318124" calcext:value-type="float">
            <text:p>318124</text:p>
          </table:table-cell>
          <table:table-cell office:value-type="float" office:value="225633" calcext:value-type="float">
            <text:p>2256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70" calcext:value-type="float">
            <text:p>220670</text:p>
          </table:table-cell>
          <table:table-cell office:value-type="float" office:value="220384" calcext:value-type="float">
            <text:p>220384</text:p>
          </table:table-cell>
          <table:table-cell office:value-type="float" office:value="2.43640749888509" calcext:value-type="float">
            <text:p>2.43640749888509</text:p>
          </table:table-cell>
          <table:table-cell office:value-type="float" office:value="1.19957520956698" calcext:value-type="float">
            <text:p>1.19957520956698</text:p>
          </table:table-cell>
          <table:table-cell office:value-type="float" office:value="0.139376537725513" calcext:value-type="float">
            <text:p>0.139376537725513</text:p>
          </table:table-cell>
          <table:table-cell office:value-type="float" office:value="0.189616702749336" calcext:value-type="float">
            <text:p>0.189616702749336</text:p>
          </table:table-cell>
          <table:table-cell office:value-type="float" office:value="0.134487764178248" calcext:value-type="float">
            <text:p>0.134487764178248</text:p>
          </table:table-cell>
          <table:table-cell office:value-type="float" office:value="5" calcext:value-type="float">
            <text:p>5</text:p>
          </table:table-cell>
          <table:table-cell office:value-type="float" office:value="0.131529585305403" calcext:value-type="float">
            <text:p>0.131529585305403</text:p>
          </table:table-cell>
          <table:table-cell office:value-type="float" office:value="0.131359116001024" calcext:value-type="float">
            <text:p>0.131359116001024</text:p>
          </table:table-cell>
          <table:table-cell office:value-type="float" office:value="-222.124692454897" calcext:value-type="float">
            <text:p>-222.124692454897</text:p>
          </table:table-cell>
          <table:table-cell office:value-type="float" office:value="-212.076659450133" calcext:value-type="float">
            <text:p>-212.076659450133</text:p>
          </table:table-cell>
          <table:table-cell office:value-type="float" office:value="-223.10244716435" calcext:value-type="float">
            <text:p>-223.10244716435</text:p>
          </table:table-cell>
          <table:table-cell office:value-type="float" office:value="750" calcext:value-type="float">
            <text:p>750</text:p>
          </table:table-cell>
          <table:table-cell office:value-type="float" office:value="-223.694082938919" calcext:value-type="float">
            <text:p>-223.694082938919</text:p>
          </table:table-cell>
        </table:table-row>
        <table:table-row table:style-name="ro1">
          <table:table-cell office:value-type="string" calcext:value-type="string">
            <text:p>2019-12-02 22:13:46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915126345927" calcext:value-type="float">
            <text:p>72.4915126345927</text:p>
          </table:table-cell>
          <table:table-cell office:value-type="float" office:value="982.125749939701" calcext:value-type="float">
            <text:p>982.125749939701</text:p>
          </table:table-cell>
          <table:table-cell office:value-type="float" office:value="4087816" calcext:value-type="float">
            <text:p>4087816</text:p>
          </table:table-cell>
          <table:table-cell office:value-type="float" office:value="2015806" calcext:value-type="float">
            <text:p>2015806</text:p>
          </table:table-cell>
          <table:table-cell office:value-type="float" office:value="233979" calcext:value-type="float">
            <text:p>233979</text:p>
          </table:table-cell>
          <table:table-cell office:value-type="float" office:value="317665" calcext:value-type="float">
            <text:p>317665</text:p>
          </table:table-cell>
          <table:table-cell office:value-type="float" office:value="224907" calcext:value-type="float">
            <text:p>2249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28" calcext:value-type="float">
            <text:p>220828</text:p>
          </table:table-cell>
          <table:table-cell office:value-type="float" office:value="220278" calcext:value-type="float">
            <text:p>220278</text:p>
          </table:table-cell>
          <table:table-cell office:value-type="float" office:value="2.43652849632841" calcext:value-type="float">
            <text:p>2.43652849632841</text:p>
          </table:table-cell>
          <table:table-cell office:value-type="float" office:value="1.20151414889266" calcext:value-type="float">
            <text:p>1.20151414889266</text:p>
          </table:table-cell>
          <table:table-cell office:value-type="float" office:value="0.139462368424221" calcext:value-type="float">
            <text:p>0.139462368424221</text:p>
          </table:table-cell>
          <table:table-cell office:value-type="float" office:value="0.189343117397203" calcext:value-type="float">
            <text:p>0.189343117397203</text:p>
          </table:table-cell>
          <table:table-cell office:value-type="float" office:value="0.134055034405593" calcext:value-type="float">
            <text:p>0.134055034405593</text:p>
          </table:table-cell>
          <table:table-cell office:value-type="float" office:value="5" calcext:value-type="float">
            <text:p>5</text:p>
          </table:table-cell>
          <table:table-cell office:value-type="float" office:value="0.131623760655375" calcext:value-type="float">
            <text:p>0.131623760655375</text:p>
          </table:table-cell>
          <table:table-cell office:value-type="float" office:value="0.13129593507003" calcext:value-type="float">
            <text:p>0.13129593507003</text:p>
          </table:table-cell>
          <table:table-cell office:value-type="float" office:value="-222.107526315156" calcext:value-type="float">
            <text:p>-222.107526315156</text:p>
          </table:table-cell>
          <table:table-cell office:value-type="float" office:value="-212.131376520559" calcext:value-type="float">
            <text:p>-212.131376520559</text:p>
          </table:table-cell>
          <table:table-cell office:value-type="float" office:value="-223.188993118881" calcext:value-type="float">
            <text:p>-223.188993118881</text:p>
          </table:table-cell>
          <table:table-cell office:value-type="float" office:value="750" calcext:value-type="float">
            <text:p>750</text:p>
          </table:table-cell>
          <table:table-cell office:value-type="float" office:value="-223.675247868925" calcext:value-type="float">
            <text:p>-223.675247868925</text:p>
          </table:table-cell>
        </table:table-row>
        <table:table-row table:style-name="ro1">
          <table:table-cell office:value-type="string" calcext:value-type="string">
            <text:p>2019-12-02 22:13:4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4762626550319" calcext:value-type="float">
            <text:p>72.4762626550319</text:p>
          </table:table-cell>
          <table:table-cell office:value-type="float" office:value="982.307627118311" calcext:value-type="float">
            <text:p>982.307627118311</text:p>
          </table:table-cell>
          <table:table-cell office:value-type="float" office:value="4086348" calcext:value-type="float">
            <text:p>4086348</text:p>
          </table:table-cell>
          <table:table-cell office:value-type="float" office:value="2031815" calcext:value-type="float">
            <text:p>2031815</text:p>
          </table:table-cell>
          <table:table-cell office:value-type="float" office:value="234050" calcext:value-type="float">
            <text:p>234050</text:p>
          </table:table-cell>
          <table:table-cell office:value-type="float" office:value="317360" calcext:value-type="float">
            <text:p>317360</text:p>
          </table:table-cell>
          <table:table-cell office:value-type="float" office:value="224379" calcext:value-type="float">
            <text:p>2243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172" calcext:value-type="float">
            <text:p>221172</text:p>
          </table:table-cell>
          <table:table-cell office:value-type="float" office:value="220246" calcext:value-type="float">
            <text:p>220246</text:p>
          </table:table-cell>
          <table:table-cell office:value-type="float" office:value="2.4356535000388" calcext:value-type="float">
            <text:p>2.4356535000388</text:p>
          </table:table-cell>
          <table:table-cell office:value-type="float" office:value="1.21105625761226" calcext:value-type="float">
            <text:p>1.21105625761226</text:p>
          </table:table-cell>
          <table:table-cell office:value-type="float" office:value="0.139504687727056" calcext:value-type="float">
            <text:p>0.139504687727056</text:p>
          </table:table-cell>
          <table:table-cell office:value-type="float" office:value="0.189161323208967" calcext:value-type="float">
            <text:p>0.189161323208967</text:p>
          </table:table-cell>
          <table:table-cell office:value-type="float" office:value="0.133740321843663" calcext:value-type="float">
            <text:p>0.133740321843663</text:p>
          </table:table-cell>
          <table:table-cell office:value-type="float" office:value="5" calcext:value-type="float">
            <text:p>5</text:p>
          </table:table-cell>
          <table:table-cell office:value-type="float" office:value="0.131828800657845" calcext:value-type="float">
            <text:p>0.131828800657845</text:p>
          </table:table-cell>
          <table:table-cell office:value-type="float" office:value="0.131276861581428" calcext:value-type="float">
            <text:p>0.131276861581428</text:p>
          </table:table-cell>
          <table:table-cell office:value-type="float" office:value="-222.099062454589" calcext:value-type="float">
            <text:p>-222.099062454589</text:p>
          </table:table-cell>
          <table:table-cell office:value-type="float" office:value="-212.167735358207" calcext:value-type="float">
            <text:p>-212.167735358207</text:p>
          </table:table-cell>
          <table:table-cell office:value-type="float" office:value="-223.251935631268" calcext:value-type="float">
            <text:p>-223.251935631268</text:p>
          </table:table-cell>
          <table:table-cell office:value-type="float" office:value="750" calcext:value-type="float">
            <text:p>750</text:p>
          </table:table-cell>
          <table:table-cell office:value-type="float" office:value="-223.634239868431" calcext:value-type="float">
            <text:p>-223.634239868431</text:p>
          </table:table-cell>
        </table:table-row>
        <table:table-row table:style-name="ro1">
          <table:table-cell office:value-type="string" calcext:value-type="string">
            <text:p>2019-12-02 22:13:48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972457938123" calcext:value-type="float">
            <text:p>72.4972457938123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9690" calcext:value-type="float">
            <text:p>4089690</text:p>
          </table:table-cell>
          <table:table-cell office:value-type="float" office:value="2036293" calcext:value-type="float">
            <text:p>2036293</text:p>
          </table:table-cell>
          <table:table-cell office:value-type="float" office:value="234110" calcext:value-type="float">
            <text:p>234110</text:p>
          </table:table-cell>
          <table:table-cell office:value-type="float" office:value="317374" calcext:value-type="float">
            <text:p>317374</text:p>
          </table:table-cell>
          <table:table-cell office:value-type="float" office:value="224393" calcext:value-type="float">
            <text:p>2243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98" calcext:value-type="float">
            <text:p>220898</text:p>
          </table:table-cell>
          <table:table-cell office:value-type="float" office:value="220273" calcext:value-type="float">
            <text:p>220273</text:p>
          </table:table-cell>
          <table:table-cell office:value-type="float" office:value="2.43764548750466" calcext:value-type="float">
            <text:p>2.43764548750466</text:p>
          </table:table-cell>
          <table:table-cell office:value-type="float" office:value="1.21372535392348" calcext:value-type="float">
            <text:p>1.21372535392348</text:p>
          </table:table-cell>
          <table:table-cell office:value-type="float" office:value="0.139540450518185" calcext:value-type="float">
            <text:p>0.139540450518185</text:p>
          </table:table-cell>
          <table:table-cell office:value-type="float" office:value="0.18916966786023" calcext:value-type="float">
            <text:p>0.18916966786023</text:p>
          </table:table-cell>
          <table:table-cell office:value-type="float" office:value="0.133748666494926" calcext:value-type="float">
            <text:p>0.133748666494926</text:p>
          </table:table-cell>
          <table:table-cell office:value-type="float" office:value="5" calcext:value-type="float">
            <text:p>5</text:p>
          </table:table-cell>
          <table:table-cell office:value-type="float" office:value="0.131665483911691" calcext:value-type="float">
            <text:p>0.131665483911691</text:p>
          </table:table-cell>
          <table:table-cell office:value-type="float" office:value="0.131292954837436" calcext:value-type="float">
            <text:p>0.131292954837436</text:p>
          </table:table-cell>
          <table:table-cell office:value-type="float" office:value="-222.091909896363" calcext:value-type="float">
            <text:p>-222.091909896363</text:p>
          </table:table-cell>
          <table:table-cell office:value-type="float" office:value="-212.166066427954" calcext:value-type="float">
            <text:p>-212.166066427954</text:p>
          </table:table-cell>
          <table:table-cell office:value-type="float" office:value="-223.250266701015" calcext:value-type="float">
            <text:p>-223.250266701015</text:p>
          </table:table-cell>
          <table:table-cell office:value-type="float" office:value="750" calcext:value-type="float">
            <text:p>750</text:p>
          </table:table-cell>
          <table:table-cell office:value-type="float" office:value="-223.666903217662" calcext:value-type="float">
            <text:p>-223.666903217662</text:p>
          </table:table-cell>
        </table:table-row>
        <table:table-row table:style-name="ro1">
          <table:table-cell office:value-type="string" calcext:value-type="string">
            <text:p>2019-12-02 22:13:49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4705296508853" calcext:value-type="float">
            <text:p>72.4705296508853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7698" calcext:value-type="float">
            <text:p>4087698</text:p>
          </table:table-cell>
          <table:table-cell office:value-type="float" office:value="2018794" calcext:value-type="float">
            <text:p>2018794</text:p>
          </table:table-cell>
          <table:table-cell office:value-type="float" office:value="233888" calcext:value-type="float">
            <text:p>233888</text:p>
          </table:table-cell>
          <table:table-cell office:value-type="float" office:value="317231" calcext:value-type="float">
            <text:p>317231</text:p>
          </table:table-cell>
          <table:table-cell office:value-type="float" office:value="225195" calcext:value-type="float">
            <text:p>2251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29" calcext:value-type="float">
            <text:p>220729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645816283919" calcext:value-type="float">
            <text:p>2.43645816283919</text:p>
          </table:table-cell>
          <table:table-cell office:value-type="float" office:value="1.20329513589086" calcext:value-type="float">
            <text:p>1.20329513589086</text:p>
          </table:table-cell>
          <table:table-cell office:value-type="float" office:value="0.13940812819101" calcext:value-type="float">
            <text:p>0.13940812819101</text:p>
          </table:table-cell>
          <table:table-cell office:value-type="float" office:value="0.18908443320804" calcext:value-type="float">
            <text:p>0.18908443320804</text:p>
          </table:table-cell>
          <table:table-cell office:value-type="float" office:value="0.13422669580301" calcext:value-type="float">
            <text:p>0.13422669580301</text:p>
          </table:table-cell>
          <table:table-cell office:value-type="float" office:value="5" calcext:value-type="float">
            <text:p>5</text:p>
          </table:table-cell>
          <table:table-cell office:value-type="float" office:value="0.131564752050013" calcext:value-type="float">
            <text:p>0.131564752050013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2.118374361798" calcext:value-type="float">
            <text:p>-222.118374361798</text:p>
          </table:table-cell>
          <table:table-cell office:value-type="float" office:value="-212.183113358392" calcext:value-type="float">
            <text:p>-212.183113358392</text:p>
          </table:table-cell>
          <table:table-cell office:value-type="float" office:value="-223.154660839398" calcext:value-type="float">
            <text:p>-223.154660839398</text:p>
          </table:table-cell>
          <table:table-cell office:value-type="float" office:value="750" calcext:value-type="float">
            <text:p>750</text:p>
          </table:table-cell>
          <table:table-cell office:value-type="float" office:value="-223.687049589997" calcext:value-type="float">
            <text:p>-223.687049589997</text:p>
          </table:table-cell>
        </table:table-row>
        <table:table-row table:style-name="ro1">
          <table:table-cell office:value-type="string" calcext:value-type="string">
            <text:p>2019-12-02 22:13:51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4915126345927" calcext:value-type="float">
            <text:p>72.4915126345927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7888" calcext:value-type="float">
            <text:p>4087888</text:p>
          </table:table-cell>
          <table:table-cell office:value-type="float" office:value="2019053" calcext:value-type="float">
            <text:p>2019053</text:p>
          </table:table-cell>
          <table:table-cell office:value-type="float" office:value="233939" calcext:value-type="float">
            <text:p>233939</text:p>
          </table:table-cell>
          <table:table-cell office:value-type="float" office:value="317098" calcext:value-type="float">
            <text:p>317098</text:p>
          </table:table-cell>
          <table:table-cell office:value-type="float" office:value="226405" calcext:value-type="float">
            <text:p>2264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0403" calcext:value-type="float">
            <text:p>220403</text:p>
          </table:table-cell>
          <table:table-cell office:value-type="float" office:value="2.43657141167777" calcext:value-type="float">
            <text:p>2.43657141167777</text:p>
          </table:table-cell>
          <table:table-cell office:value-type="float" office:value="1.20344951193923" calcext:value-type="float">
            <text:p>1.20344951193923</text:p>
          </table:table-cell>
          <table:table-cell office:value-type="float" office:value="0.139438526563469" calcext:value-type="float">
            <text:p>0.139438526563469</text:p>
          </table:table-cell>
          <table:table-cell office:value-type="float" office:value="0.189005159021039" calcext:value-type="float">
            <text:p>0.189005159021039</text:p>
          </table:table-cell>
          <table:table-cell office:value-type="float" office:value="0.134947912090768" calcext:value-type="float">
            <text:p>0.134947912090768</text:p>
          </table:table-cell>
          <table:table-cell office:value-type="float" office:value="5" calcext:value-type="float">
            <text:p>5</text:p>
          </table:table-cell>
          <table:table-cell office:value-type="float" office:value="0.131357327861467" calcext:value-type="float">
            <text:p>0.131357327861467</text:p>
          </table:table-cell>
          <table:table-cell office:value-type="float" office:value="0.131370440884881" calcext:value-type="float">
            <text:p>0.131370440884881</text:p>
          </table:table-cell>
          <table:table-cell office:value-type="float" office:value="-222.112294687306" calcext:value-type="float">
            <text:p>-222.112294687306</text:p>
          </table:table-cell>
          <table:table-cell office:value-type="float" office:value="-212.198968195792" calcext:value-type="float">
            <text:p>-212.198968195792</text:p>
          </table:table-cell>
          <table:table-cell office:value-type="float" office:value="-223.010417581846" calcext:value-type="float">
            <text:p>-223.010417581846</text:p>
          </table:table-cell>
          <table:table-cell office:value-type="float" office:value="750" calcext:value-type="float">
            <text:p>750</text:p>
          </table:table-cell>
          <table:table-cell office:value-type="float" office:value="-223.728534427707" calcext:value-type="float">
            <text:p>-223.728534427707</text:p>
          </table:table-cell>
        </table:table-row>
        <table:table-row table:style-name="ro1">
          <table:table-cell office:value-type="string" calcext:value-type="string">
            <text:p>2019-12-02 22:13:5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025889968327" calcext:value-type="float">
            <text:p>72.5025889968327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4023" calcext:value-type="float">
            <text:p>4084023</text:p>
          </table:table-cell>
          <table:table-cell office:value-type="float" office:value="2022944" calcext:value-type="float">
            <text:p>2022944</text:p>
          </table:table-cell>
          <table:table-cell office:value-type="float" office:value="233917" calcext:value-type="float">
            <text:p>233917</text:p>
          </table:table-cell>
          <table:table-cell office:value-type="float" office:value="316883" calcext:value-type="float">
            <text:p>316883</text:p>
          </table:table-cell>
          <table:table-cell office:value-type="float" office:value="226919" calcext:value-type="float">
            <text:p>2269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12" calcext:value-type="float">
            <text:p>220212</text:p>
          </table:table-cell>
          <table:table-cell office:value-type="float" office:value="220426" calcext:value-type="float">
            <text:p>220426</text:p>
          </table:table-cell>
          <table:table-cell office:value-type="float" office:value="2.43426769188257" calcext:value-type="float">
            <text:p>2.43426769188257</text:p>
          </table:table-cell>
          <table:table-cell office:value-type="float" office:value="1.20576872894391" calcext:value-type="float">
            <text:p>1.20576872894391</text:p>
          </table:table-cell>
          <table:table-cell office:value-type="float" office:value="0.139425413540055" calcext:value-type="float">
            <text:p>0.139425413540055</text:p>
          </table:table-cell>
          <table:table-cell office:value-type="float" office:value="0.188877009019495" calcext:value-type="float">
            <text:p>0.188877009019495</text:p>
          </table:table-cell>
          <table:table-cell office:value-type="float" office:value="0.135254280001435" calcext:value-type="float">
            <text:p>0.135254280001435</text:p>
          </table:table-cell>
          <table:table-cell office:value-type="float" office:value="5" calcext:value-type="float">
            <text:p>5</text:p>
          </table:table-cell>
          <table:table-cell office:value-type="float" office:value="0.131256595999789" calcext:value-type="float">
            <text:p>0.131256595999789</text:p>
          </table:table-cell>
          <table:table-cell office:value-type="float" office:value="0.131384149954814" calcext:value-type="float">
            <text:p>0.131384149954814</text:p>
          </table:table-cell>
          <table:table-cell office:value-type="float" office:value="-222.114917291989" calcext:value-type="float">
            <text:p>-222.114917291989</text:p>
          </table:table-cell>
          <table:table-cell office:value-type="float" office:value="-212.224598196101" calcext:value-type="float">
            <text:p>-212.224598196101</text:p>
          </table:table-cell>
          <table:table-cell office:value-type="float" office:value="-222.949143999713" calcext:value-type="float">
            <text:p>-222.949143999713</text:p>
          </table:table-cell>
          <table:table-cell office:value-type="float" office:value="750" calcext:value-type="float">
            <text:p>750</text:p>
          </table:table-cell>
          <table:table-cell office:value-type="float" office:value="-223.748680800042" calcext:value-type="float">
            <text:p>-223.748680800042</text:p>
          </table:table-cell>
        </table:table-row>
        <table:table-row table:style-name="ro1">
          <table:table-cell office:value-type="string" calcext:value-type="string">
            <text:p>2019-12-02 22:13:5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021989294332" calcext:value-type="float">
            <text:p>72.5021989294332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7019" calcext:value-type="float">
            <text:p>4087019</text:p>
          </table:table-cell>
          <table:table-cell office:value-type="float" office:value="2036719" calcext:value-type="float">
            <text:p>2036719</text:p>
          </table:table-cell>
          <table:table-cell office:value-type="float" office:value="233973" calcext:value-type="float">
            <text:p>233973</text:p>
          </table:table-cell>
          <table:table-cell office:value-type="float" office:value="316615" calcext:value-type="float">
            <text:p>316615</text:p>
          </table:table-cell>
          <table:table-cell office:value-type="float" office:value="227370" calcext:value-type="float">
            <text:p>22737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27" calcext:value-type="float">
            <text:p>220027</text:p>
          </table:table-cell>
          <table:table-cell office:value-type="float" office:value="220337" calcext:value-type="float">
            <text:p>220337</text:p>
          </table:table-cell>
          <table:table-cell office:value-type="float" office:value="2.43605344725292" calcext:value-type="float">
            <text:p>2.43605344725292</text:p>
          </table:table-cell>
          <table:table-cell office:value-type="float" office:value="1.21397926974049" calcext:value-type="float">
            <text:p>1.21397926974049</text:p>
          </table:table-cell>
          <table:table-cell office:value-type="float" office:value="0.139458792145108" calcext:value-type="float">
            <text:p>0.139458792145108</text:p>
          </table:table-cell>
          <table:table-cell office:value-type="float" office:value="0.188717268552455" calcext:value-type="float">
            <text:p>0.188717268552455</text:p>
          </table:table-cell>
          <table:table-cell office:value-type="float" office:value="0.135523096981418" calcext:value-type="float">
            <text:p>0.135523096981418</text:p>
          </table:table-cell>
          <table:table-cell office:value-type="float" office:value="5" calcext:value-type="float">
            <text:p>5</text:p>
          </table:table-cell>
          <table:table-cell office:value-type="float" office:value="0.131146327393809" calcext:value-type="float">
            <text:p>0.131146327393809</text:p>
          </table:table-cell>
          <table:table-cell office:value-type="float" office:value="0.13133110181464" calcext:value-type="float">
            <text:p>0.13133110181464</text:p>
          </table:table-cell>
          <table:table-cell office:value-type="float" office:value="-222.108241570978" calcext:value-type="float">
            <text:p>-222.108241570978</text:p>
          </table:table-cell>
          <table:table-cell office:value-type="float" office:value="-212.256546289509" calcext:value-type="float">
            <text:p>-212.256546289509</text:p>
          </table:table-cell>
          <table:table-cell office:value-type="float" office:value="-222.895380603716" calcext:value-type="float">
            <text:p>-222.895380603716</text:p>
          </table:table-cell>
          <table:table-cell office:value-type="float" office:value="750" calcext:value-type="float">
            <text:p>750</text:p>
          </table:table-cell>
          <table:table-cell office:value-type="float" office:value="-223.770734521238" calcext:value-type="float">
            <text:p>-223.770734521238</text:p>
          </table:table-cell>
        </table:table-row>
        <table:table-row table:style-name="ro1">
          <table:table-cell office:value-type="string" calcext:value-type="string">
            <text:p>2019-12-02 22:13:55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025889968327" calcext:value-type="float">
            <text:p>72.5025889968327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6953" calcext:value-type="float">
            <text:p>4086953</text:p>
          </table:table-cell>
          <table:table-cell office:value-type="float" office:value="2018614" calcext:value-type="float">
            <text:p>2018614</text:p>
          </table:table-cell>
          <table:table-cell office:value-type="float" office:value="233872" calcext:value-type="float">
            <text:p>233872</text:p>
          </table:table-cell>
          <table:table-cell office:value-type="float" office:value="316113" calcext:value-type="float">
            <text:p>316113</text:p>
          </table:table-cell>
          <table:table-cell office:value-type="float" office:value="226476" calcext:value-type="float">
            <text:p>2264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04" calcext:value-type="float">
            <text:p>220404</text:p>
          </table:table-cell>
          <table:table-cell office:value-type="float" office:value="220506" calcext:value-type="float">
            <text:p>220506</text:p>
          </table:table-cell>
          <table:table-cell office:value-type="float" office:value="2.43601410818268" calcext:value-type="float">
            <text:p>2.43601410818268</text:p>
          </table:table-cell>
          <table:table-cell office:value-type="float" office:value="1.20318784751747" calcext:value-type="float">
            <text:p>1.20318784751747</text:p>
          </table:table-cell>
          <table:table-cell office:value-type="float" office:value="0.139398591446709" calcext:value-type="float">
            <text:p>0.139398591446709</text:p>
          </table:table-cell>
          <table:table-cell office:value-type="float" office:value="0.188418053200013" calcext:value-type="float">
            <text:p>0.188418053200013</text:p>
          </table:table-cell>
          <table:table-cell office:value-type="float" office:value="0.134990231393603" calcext:value-type="float">
            <text:p>0.134990231393603</text:p>
          </table:table-cell>
          <table:table-cell office:value-type="float" office:value="5" calcext:value-type="float">
            <text:p>5</text:p>
          </table:table-cell>
          <table:table-cell office:value-type="float" office:value="0.1313710369314" calcext:value-type="float">
            <text:p>0.1313710369314</text:p>
          </table:table-cell>
          <table:table-cell office:value-type="float" office:value="0.131431833676318" calcext:value-type="float">
            <text:p>0.131431833676318</text:p>
          </table:table-cell>
          <table:table-cell office:value-type="float" office:value="-222.120281710658" calcext:value-type="float">
            <text:p>-222.120281710658</text:p>
          </table:table-cell>
          <table:table-cell office:value-type="float" office:value="-212.316389359997" calcext:value-type="float">
            <text:p>-212.316389359997</text:p>
          </table:table-cell>
          <table:table-cell office:value-type="float" office:value="-223.001953721279" calcext:value-type="float">
            <text:p>-223.001953721279</text:p>
          </table:table-cell>
          <table:table-cell office:value-type="float" office:value="750" calcext:value-type="float">
            <text:p>750</text:p>
          </table:table-cell>
          <table:table-cell office:value-type="float" office:value="-223.72579261372" calcext:value-type="float">
            <text:p>-223.72579261372</text:p>
          </table:table-cell>
        </table:table-row>
        <table:table-row table:style-name="ro1">
          <table:table-cell office:value-type="string" calcext:value-type="string">
            <text:p>2019-12-02 22:13:56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239617236972" calcext:value-type="float">
            <text:p>72.5239617236972</text:p>
          </table:table-cell>
          <table:table-cell office:value-type="float" office:value="982.161743797361" calcext:value-type="float">
            <text:p>982.161743797361</text:p>
          </table:table-cell>
          <table:table-cell office:value-type="float" office:value="4088197" calcext:value-type="float">
            <text:p>4088197</text:p>
          </table:table-cell>
          <table:table-cell office:value-type="float" office:value="2014731" calcext:value-type="float">
            <text:p>2014731</text:p>
          </table:table-cell>
          <table:table-cell office:value-type="float" office:value="233216" calcext:value-type="float">
            <text:p>233216</text:p>
          </table:table-cell>
          <table:table-cell office:value-type="float" office:value="315290" calcext:value-type="float">
            <text:p>315290</text:p>
          </table:table-cell>
          <table:table-cell office:value-type="float" office:value="225029" calcext:value-type="float">
            <text:p>22502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4" calcext:value-type="float">
            <text:p>220854</text:p>
          </table:table-cell>
          <table:table-cell office:value-type="float" office:value="220341" calcext:value-type="float">
            <text:p>220341</text:p>
          </table:table-cell>
          <table:table-cell office:value-type="float" office:value="2.43675559005208" calcext:value-type="float">
            <text:p>2.43675559005208</text:p>
          </table:table-cell>
          <table:table-cell office:value-type="float" office:value="1.20087339888494" calcext:value-type="float">
            <text:p>1.20087339888494</text:p>
          </table:table-cell>
          <table:table-cell office:value-type="float" office:value="0.13900758493037" calcext:value-type="float">
            <text:p>0.13900758493037</text:p>
          </table:table-cell>
          <table:table-cell office:value-type="float" office:value="0.187927506915034" calcext:value-type="float">
            <text:p>0.187927506915034</text:p>
          </table:table-cell>
          <table:table-cell office:value-type="float" office:value="0.134127752080888" calcext:value-type="float">
            <text:p>0.134127752080888</text:p>
          </table:table-cell>
          <table:table-cell office:value-type="float" office:value="5" calcext:value-type="float">
            <text:p>5</text:p>
          </table:table-cell>
          <table:table-cell office:value-type="float" office:value="0.131639257864864" calcext:value-type="float">
            <text:p>0.131639257864864</text:p>
          </table:table-cell>
          <table:table-cell office:value-type="float" office:value="0.131333486000715" calcext:value-type="float">
            <text:p>0.131333486000715</text:p>
          </table:table-cell>
          <table:table-cell office:value-type="float" office:value="-222.198483013926" calcext:value-type="float">
            <text:p>-222.198483013926</text:p>
          </table:table-cell>
          <table:table-cell office:value-type="float" office:value="-212.414498616993" calcext:value-type="float">
            <text:p>-212.414498616993</text:p>
          </table:table-cell>
          <table:table-cell office:value-type="float" office:value="-223.174449583822" calcext:value-type="float">
            <text:p>-223.174449583822</text:p>
          </table:table-cell>
          <table:table-cell office:value-type="float" office:value="750" calcext:value-type="float">
            <text:p>750</text:p>
          </table:table-cell>
          <table:table-cell office:value-type="float" office:value="-223.672148427027" calcext:value-type="float">
            <text:p>-223.672148427027</text:p>
          </table:table-cell>
        </table:table-row>
        <table:table-row table:style-name="ro1">
          <table:table-cell office:value-type="string" calcext:value-type="string">
            <text:p>2019-12-02 22:13:57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5445532120806" calcext:value-type="float">
            <text:p>72.5445532120806</text:p>
          </table:table-cell>
          <table:table-cell office:value-type="float" office:value="982.199642538903" calcext:value-type="float">
            <text:p>982.199642538903</text:p>
          </table:table-cell>
          <table:table-cell office:value-type="float" office:value="4089064" calcext:value-type="float">
            <text:p>4089064</text:p>
          </table:table-cell>
          <table:table-cell office:value-type="float" office:value="2040665" calcext:value-type="float">
            <text:p>2040665</text:p>
          </table:table-cell>
          <table:table-cell office:value-type="float" office:value="234142" calcext:value-type="float">
            <text:p>234142</text:p>
          </table:table-cell>
          <table:table-cell office:value-type="float" office:value="315392" calcext:value-type="float">
            <text:p>315392</text:p>
          </table:table-cell>
          <table:table-cell office:value-type="float" office:value="224171" calcext:value-type="float">
            <text:p>2241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53" calcext:value-type="float">
            <text:p>221053</text:p>
          </table:table-cell>
          <table:table-cell office:value-type="float" office:value="220251" calcext:value-type="float">
            <text:p>220251</text:p>
          </table:table-cell>
          <table:table-cell office:value-type="float" office:value="2.43727236238389" calcext:value-type="float">
            <text:p>2.43727236238389</text:p>
          </table:table-cell>
          <table:table-cell office:value-type="float" office:value="1.21633126930371" calcext:value-type="float">
            <text:p>1.21633126930371</text:p>
          </table:table-cell>
          <table:table-cell office:value-type="float" office:value="0.139559524006787" calcext:value-type="float">
            <text:p>0.139559524006787</text:p>
          </table:table-cell>
          <table:table-cell office:value-type="float" office:value="0.187988303659952" calcext:value-type="float">
            <text:p>0.187988303659952</text:p>
          </table:table-cell>
          <table:table-cell office:value-type="float" office:value="0.13361634416775" calcext:value-type="float">
            <text:p>0.13361634416775</text:p>
          </table:table-cell>
          <table:table-cell office:value-type="float" office:value="5" calcext:value-type="float">
            <text:p>5</text:p>
          </table:table-cell>
          <table:table-cell office:value-type="float" office:value="0.131757871122106" calcext:value-type="float">
            <text:p>0.131757871122106</text:p>
          </table:table-cell>
          <table:table-cell office:value-type="float" office:value="0.131279841814022" calcext:value-type="float">
            <text:p>0.131279841814022</text:p>
          </table:table-cell>
          <table:table-cell office:value-type="float" office:value="-222.088095198643" calcext:value-type="float">
            <text:p>-222.088095198643</text:p>
          </table:table-cell>
          <table:table-cell office:value-type="float" office:value="-212.40233926801" calcext:value-type="float">
            <text:p>-212.40233926801</text:p>
          </table:table-cell>
          <table:table-cell office:value-type="float" office:value="-223.27673116645" calcext:value-type="float">
            <text:p>-223.27673116645</text:p>
          </table:table-cell>
          <table:table-cell office:value-type="float" office:value="750" calcext:value-type="float">
            <text:p>750</text:p>
          </table:table-cell>
          <table:table-cell office:value-type="float" office:value="-223.648425775579" calcext:value-type="float">
            <text:p>-223.648425775579</text:p>
          </table:table-cell>
        </table:table-row>
        <table:table-row table:style-name="ro1">
          <table:table-cell office:value-type="string" calcext:value-type="string">
            <text:p>2019-12-02 22:13:58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502868344013" calcext:value-type="float">
            <text:p>72.5502868344013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7035" calcext:value-type="float">
            <text:p>4087035</text:p>
          </table:table-cell>
          <table:table-cell office:value-type="float" office:value="2014525" calcext:value-type="float">
            <text:p>2014525</text:p>
          </table:table-cell>
          <table:table-cell office:value-type="float" office:value="234163" calcext:value-type="float">
            <text:p>234163</text:p>
          </table:table-cell>
          <table:table-cell office:value-type="float" office:value="315536" calcext:value-type="float">
            <text:p>315536</text:p>
          </table:table-cell>
          <table:table-cell office:value-type="float" office:value="226428" calcext:value-type="float">
            <text:p>2264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21" calcext:value-type="float">
            <text:p>220321</text:p>
          </table:table-cell>
          <table:table-cell office:value-type="float" office:value="220452" calcext:value-type="float">
            <text:p>220452</text:p>
          </table:table-cell>
          <table:table-cell office:value-type="float" office:value="2.43606298399722" calcext:value-type="float">
            <text:p>2.43606298399722</text:p>
          </table:table-cell>
          <table:table-cell office:value-type="float" office:value="1.20075061330207" calcext:value-type="float">
            <text:p>1.20075061330207</text:p>
          </table:table-cell>
          <table:table-cell office:value-type="float" office:value="0.139572040983682" calcext:value-type="float">
            <text:p>0.139572040983682</text:p>
          </table:table-cell>
          <table:table-cell office:value-type="float" office:value="0.188074134358661" calcext:value-type="float">
            <text:p>0.188074134358661</text:p>
          </table:table-cell>
          <table:table-cell office:value-type="float" office:value="0.1349616211607" calcext:value-type="float">
            <text:p>0.1349616211607</text:p>
          </table:table-cell>
          <table:table-cell office:value-type="float" office:value="5" calcext:value-type="float">
            <text:p>5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0.131399647164303" calcext:value-type="float">
            <text:p>0.131399647164303</text:p>
          </table:table-cell>
          <table:table-cell office:value-type="float" office:value="-222.085591803264" calcext:value-type="float">
            <text:p>-222.085591803264</text:p>
          </table:table-cell>
          <table:table-cell office:value-type="float" office:value="-212.385173128268" calcext:value-type="float">
            <text:p>-212.385173128268</text:p>
          </table:table-cell>
          <table:table-cell office:value-type="float" office:value="-223.00767576786" calcext:value-type="float">
            <text:p>-223.00767576786</text:p>
          </table:table-cell>
          <table:table-cell office:value-type="float" office:value="750" calcext:value-type="float">
            <text:p>750</text:p>
          </table:table-cell>
          <table:table-cell office:value-type="float" office:value="-223.735686985932" calcext:value-type="float">
            <text:p>-223.735686985932</text:p>
          </table:table-cell>
        </table:table-row>
        <table:table-row table:style-name="ro1">
          <table:table-cell office:value-type="string" calcext:value-type="string">
            <text:p>2019-12-02 22:14:00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561363667625" calcext:value-type="float">
            <text:p>72.561363667625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87849" calcext:value-type="float">
            <text:p>4087849</text:p>
          </table:table-cell>
          <table:table-cell office:value-type="float" office:value="2024380" calcext:value-type="float">
            <text:p>2024380</text:p>
          </table:table-cell>
          <table:table-cell office:value-type="float" office:value="234030" calcext:value-type="float">
            <text:p>234030</text:p>
          </table:table-cell>
          <table:table-cell office:value-type="float" office:value="315354" calcext:value-type="float">
            <text:p>315354</text:p>
          </table:table-cell>
          <table:table-cell office:value-type="float" office:value="226984" calcext:value-type="float">
            <text:p>226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05" calcext:value-type="float">
            <text:p>220105</text:p>
          </table:table-cell>
          <table:table-cell office:value-type="float" office:value="220437" calcext:value-type="float">
            <text:p>220437</text:p>
          </table:table-cell>
          <table:table-cell office:value-type="float" office:value="2.43654816586353" calcext:value-type="float">
            <text:p>2.43654816586353</text:p>
          </table:table-cell>
          <table:table-cell office:value-type="float" office:value="1.20662465174492" calcext:value-type="float">
            <text:p>1.20662465174492</text:p>
          </table:table-cell>
          <table:table-cell office:value-type="float" office:value="0.13949276679668" calcext:value-type="float">
            <text:p>0.13949276679668</text:p>
          </table:table-cell>
          <table:table-cell office:value-type="float" office:value="0.187965653892237" calcext:value-type="float">
            <text:p>0.187965653892237</text:p>
          </table:table-cell>
          <table:table-cell office:value-type="float" office:value="0.135293023025158" calcext:value-type="float">
            <text:p>0.135293023025158</text:p>
          </table:table-cell>
          <table:table-cell office:value-type="float" office:value="5" calcext:value-type="float">
            <text:p>5</text:p>
          </table:table-cell>
          <table:table-cell office:value-type="float" office:value="0.131192819022276" calcext:value-type="float">
            <text:p>0.131192819022276</text:p>
          </table:table-cell>
          <table:table-cell office:value-type="float" office:value="0.131390706466521" calcext:value-type="float">
            <text:p>0.131390706466521</text:p>
          </table:table-cell>
          <table:table-cell office:value-type="float" office:value="-222.101446640664" calcext:value-type="float">
            <text:p>-222.101446640664</text:p>
          </table:table-cell>
          <table:table-cell office:value-type="float" office:value="-212.406869221553" calcext:value-type="float">
            <text:p>-212.406869221553</text:p>
          </table:table-cell>
          <table:table-cell office:value-type="float" office:value="-222.941395394968" calcext:value-type="float">
            <text:p>-222.941395394968</text:p>
          </table:table-cell>
          <table:table-cell office:value-type="float" office:value="750" calcext:value-type="float">
            <text:p>750</text:p>
          </table:table-cell>
          <table:table-cell office:value-type="float" office:value="-223.761436195545" calcext:value-type="float">
            <text:p>-223.761436195545</text:p>
          </table:table-cell>
        </table:table-row>
        <table:table-row table:style-name="ro1">
          <table:table-cell office:value-type="string" calcext:value-type="string">
            <text:p>2019-12-02 22:14:01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5819540793816" calcext:value-type="float">
            <text:p>72.5819540793816</text:p>
          </table:table-cell>
          <table:table-cell office:value-type="float" office:value="982.17217102116" calcext:value-type="float">
            <text:p>982.17217102116</text:p>
          </table:table-cell>
          <table:table-cell office:value-type="float" office:value="4089030" calcext:value-type="float">
            <text:p>4089030</text:p>
          </table:table-cell>
          <table:table-cell office:value-type="float" office:value="2033190" calcext:value-type="float">
            <text:p>2033190</text:p>
          </table:table-cell>
          <table:table-cell office:value-type="float" office:value="233881" calcext:value-type="float">
            <text:p>233881</text:p>
          </table:table-cell>
          <table:table-cell office:value-type="float" office:value="314807" calcext:value-type="float">
            <text:p>314807</text:p>
          </table:table-cell>
          <table:table-cell office:value-type="float" office:value="227031" calcext:value-type="float">
            <text:p>2270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30" calcext:value-type="float">
            <text:p>220230</text:p>
          </table:table-cell>
          <table:table-cell office:value-type="float" office:value="220401" calcext:value-type="float">
            <text:p>220401</text:p>
          </table:table-cell>
          <table:table-cell office:value-type="float" office:value="2.43725209680225" calcext:value-type="float">
            <text:p>2.43725209680225</text:p>
          </table:table-cell>
          <table:table-cell office:value-type="float" office:value="1.21187582157562" calcext:value-type="float">
            <text:p>1.21187582157562</text:p>
          </table:table-cell>
          <table:table-cell office:value-type="float" office:value="0.139403955865378" calcext:value-type="float">
            <text:p>0.139403955865378</text:p>
          </table:table-cell>
          <table:table-cell office:value-type="float" office:value="0.187639616446449" calcext:value-type="float">
            <text:p>0.187639616446449</text:p>
          </table:table-cell>
          <table:table-cell office:value-type="float" office:value="0.135321037211542" calcext:value-type="float">
            <text:p>0.135321037211542</text:p>
          </table:table-cell>
          <table:table-cell office:value-type="float" office:value="5" calcext:value-type="float">
            <text:p>5</text:p>
          </table:table-cell>
          <table:table-cell office:value-type="float" office:value="0.131267324837127" calcext:value-type="float">
            <text:p>0.131267324837127</text:p>
          </table:table-cell>
          <table:table-cell office:value-type="float" office:value="0.131369248791843" calcext:value-type="float">
            <text:p>0.131369248791843</text:p>
          </table:table-cell>
          <table:table-cell office:value-type="float" office:value="-222.119208826924" calcext:value-type="float">
            <text:p>-222.119208826924</text:p>
          </table:table-cell>
          <table:table-cell office:value-type="float" office:value="-212.47207671071" calcext:value-type="float">
            <text:p>-212.47207671071</text:p>
          </table:table-cell>
          <table:table-cell office:value-type="float" office:value="-222.935792557692" calcext:value-type="float">
            <text:p>-222.935792557692</text:p>
          </table:table-cell>
          <table:table-cell office:value-type="float" office:value="750" calcext:value-type="float">
            <text:p>750</text:p>
          </table:table-cell>
          <table:table-cell office:value-type="float" office:value="-223.746535032575" calcext:value-type="float">
            <text:p>-223.746535032575</text:p>
          </table:table-cell>
        </table:table-row>
        <table:table-row table:style-name="ro1">
          <table:table-cell office:value-type="string" calcext:value-type="string">
            <text:p>2019-12-02 22:14:02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762201993207" calcext:value-type="float">
            <text:p>72.5762201993207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7720" calcext:value-type="float">
            <text:p>4087720</text:p>
          </table:table-cell>
          <table:table-cell office:value-type="float" office:value="2019695" calcext:value-type="float">
            <text:p>2019695</text:p>
          </table:table-cell>
          <table:table-cell office:value-type="float" office:value="233708" calcext:value-type="float">
            <text:p>233708</text:p>
          </table:table-cell>
          <table:table-cell office:value-type="float" office:value="314576" calcext:value-type="float">
            <text:p>314576</text:p>
          </table:table-cell>
          <table:table-cell office:value-type="float" office:value="226402" calcext:value-type="float">
            <text:p>226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87" calcext:value-type="float">
            <text:p>220387</text:p>
          </table:table-cell>
          <table:table-cell office:value-type="float" office:value="220414" calcext:value-type="float">
            <text:p>220414</text:p>
          </table:table-cell>
          <table:table-cell office:value-type="float" office:value="2.43647127586261" calcext:value-type="float">
            <text:p>2.43647127586261</text:p>
          </table:table-cell>
          <table:table-cell office:value-type="float" office:value="1.2038321738043" calcext:value-type="float">
            <text:p>1.2038321738043</text:p>
          </table:table-cell>
          <table:table-cell office:value-type="float" office:value="0.139300839817624" calcext:value-type="float">
            <text:p>0.139300839817624</text:p>
          </table:table-cell>
          <table:table-cell office:value-type="float" office:value="0.187501929700605" calcext:value-type="float">
            <text:p>0.187501929700605</text:p>
          </table:table-cell>
          <table:table-cell office:value-type="float" office:value="0.134946123951211" calcext:value-type="float">
            <text:p>0.134946123951211</text:p>
          </table:table-cell>
          <table:table-cell office:value-type="float" office:value="5" calcext:value-type="float">
            <text:p>5</text:p>
          </table:table-cell>
          <table:table-cell office:value-type="float" office:value="0.13136090414058" calcext:value-type="float">
            <text:p>0.13136090414058</text:p>
          </table:table-cell>
          <table:table-cell office:value-type="float" office:value="0.131376997396588" calcext:value-type="float">
            <text:p>0.131376997396588</text:p>
          </table:table-cell>
          <table:table-cell office:value-type="float" office:value="-222.139832036475" calcext:value-type="float">
            <text:p>-222.139832036475</text:p>
          </table:table-cell>
          <table:table-cell office:value-type="float" office:value="-212.499614059879" calcext:value-type="float">
            <text:p>-212.499614059879</text:p>
          </table:table-cell>
          <table:table-cell office:value-type="float" office:value="-223.010775209758" calcext:value-type="float">
            <text:p>-223.010775209758</text:p>
          </table:table-cell>
          <table:table-cell office:value-type="float" office:value="750" calcext:value-type="float">
            <text:p>750</text:p>
          </table:table-cell>
          <table:table-cell office:value-type="float" office:value="-223.727819171884" calcext:value-type="float">
            <text:p>-223.727819171884</text:p>
          </table:table-cell>
        </table:table-row>
        <table:table-row table:style-name="ro1">
          <table:table-cell office:value-type="string" calcext:value-type="string">
            <text:p>2019-12-02 22:14:0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577002038909" calcext:value-type="float">
            <text:p>72.577002038909</text:p>
          </table:table-cell>
          <table:table-cell office:value-type="float" office:value="982.125749939701" calcext:value-type="float">
            <text:p>982.125749939701</text:p>
          </table:table-cell>
          <table:table-cell office:value-type="float" office:value="4089519" calcext:value-type="float">
            <text:p>4089519</text:p>
          </table:table-cell>
          <table:table-cell office:value-type="float" office:value="2014761" calcext:value-type="float">
            <text:p>2014761</text:p>
          </table:table-cell>
          <table:table-cell office:value-type="float" office:value="233960" calcext:value-type="float">
            <text:p>233960</text:p>
          </table:table-cell>
          <table:table-cell office:value-type="float" office:value="314160" calcext:value-type="float">
            <text:p>314160</text:p>
          </table:table-cell>
          <table:table-cell office:value-type="float" office:value="224758" calcext:value-type="float">
            <text:p>2247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57" calcext:value-type="float">
            <text:p>220757</text:p>
          </table:table-cell>
          <table:table-cell office:value-type="float" office:value="220348" calcext:value-type="float">
            <text:p>220348</text:p>
          </table:table-cell>
          <table:table-cell office:value-type="float" office:value="2.43754356354994" calcext:value-type="float">
            <text:p>2.43754356354994</text:p>
          </table:table-cell>
          <table:table-cell office:value-type="float" office:value="1.2008912802805" calcext:value-type="float">
            <text:p>1.2008912802805</text:p>
          </table:table-cell>
          <table:table-cell office:value-type="float" office:value="0.139451043540364" calcext:value-type="float">
            <text:p>0.139451043540364</text:p>
          </table:table-cell>
          <table:table-cell office:value-type="float" office:value="0.18725397434878" calcext:value-type="float">
            <text:p>0.18725397434878</text:p>
          </table:table-cell>
          <table:table-cell office:value-type="float" office:value="0.133966223474291" calcext:value-type="float">
            <text:p>0.133966223474291</text:p>
          </table:table-cell>
          <table:table-cell office:value-type="float" office:value="5" calcext:value-type="float">
            <text:p>5</text:p>
          </table:table-cell>
          <table:table-cell office:value-type="float" office:value="0.131581441352539" calcext:value-type="float">
            <text:p>0.131581441352539</text:p>
          </table:table-cell>
          <table:table-cell office:value-type="float" office:value="0.131337658326347" calcext:value-type="float">
            <text:p>0.131337658326347</text:p>
          </table:table-cell>
          <table:table-cell office:value-type="float" office:value="-222.109791291927" calcext:value-type="float">
            <text:p>-222.109791291927</text:p>
          </table:table-cell>
          <table:table-cell office:value-type="float" office:value="-212.549205130244" calcext:value-type="float">
            <text:p>-212.549205130244</text:p>
          </table:table-cell>
          <table:table-cell office:value-type="float" office:value="-223.206755305142" calcext:value-type="float">
            <text:p>-223.206755305142</text:p>
          </table:table-cell>
          <table:table-cell office:value-type="float" office:value="750" calcext:value-type="float">
            <text:p>750</text:p>
          </table:table-cell>
          <table:table-cell office:value-type="float" office:value="-223.683711729492" calcext:value-type="float">
            <text:p>-223.683711729492</text:p>
          </table:table-cell>
        </table:table-row>
        <table:table-row table:style-name="ro1">
          <table:table-cell office:value-type="string" calcext:value-type="string">
            <text:p>2019-12-02 22:14:0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922488606208" calcext:value-type="float">
            <text:p>72.5922488606208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7974" calcext:value-type="float">
            <text:p>4087974</text:p>
          </table:table-cell>
          <table:table-cell office:value-type="float" office:value="2016865" calcext:value-type="float">
            <text:p>2016865</text:p>
          </table:table-cell>
          <table:table-cell office:value-type="float" office:value="233962" calcext:value-type="float">
            <text:p>233962</text:p>
          </table:table-cell>
          <table:table-cell office:value-type="float" office:value="313830" calcext:value-type="float">
            <text:p>313830</text:p>
          </table:table-cell>
          <table:table-cell office:value-type="float" office:value="224584" calcext:value-type="float">
            <text:p>2245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21" calcext:value-type="float">
            <text:p>221021</text:p>
          </table:table-cell>
          <table:table-cell office:value-type="float" office:value="220316" calcext:value-type="float">
            <text:p>220316</text:p>
          </table:table-cell>
          <table:table-cell office:value-type="float" office:value="2.43662267167838" calcext:value-type="float">
            <text:p>2.43662267167838</text:p>
          </table:table-cell>
          <table:table-cell office:value-type="float" office:value="1.20214536215608" calcext:value-type="float">
            <text:p>1.20214536215608</text:p>
          </table:table-cell>
          <table:table-cell office:value-type="float" office:value="0.139452235633401" calcext:value-type="float">
            <text:p>0.139452235633401</text:p>
          </table:table-cell>
          <table:table-cell office:value-type="float" office:value="0.187057278997574" calcext:value-type="float">
            <text:p>0.187057278997574</text:p>
          </table:table-cell>
          <table:table-cell office:value-type="float" office:value="0.133862511380018" calcext:value-type="float">
            <text:p>0.133862511380018</text:p>
          </table:table-cell>
          <table:table-cell office:value-type="float" office:value="5" calcext:value-type="float">
            <text:p>5</text:p>
          </table:table-cell>
          <table:table-cell office:value-type="float" office:value="0.131738797633505" calcext:value-type="float">
            <text:p>0.131738797633505</text:p>
          </table:table-cell>
          <table:table-cell office:value-type="float" office:value="0.131318584837745" calcext:value-type="float">
            <text:p>0.131318584837745</text:p>
          </table:table-cell>
          <table:table-cell office:value-type="float" office:value="-222.10955287332" calcext:value-type="float">
            <text:p>-222.10955287332</text:p>
          </table:table-cell>
          <table:table-cell office:value-type="float" office:value="-212.588544200485" calcext:value-type="float">
            <text:p>-212.588544200485</text:p>
          </table:table-cell>
          <table:table-cell office:value-type="float" office:value="-223.227497723996" calcext:value-type="float">
            <text:p>-223.227497723996</text:p>
          </table:table-cell>
          <table:table-cell office:value-type="float" office:value="750" calcext:value-type="float">
            <text:p>750</text:p>
          </table:table-cell>
          <table:table-cell office:value-type="float" office:value="-223.652240473299" calcext:value-type="float">
            <text:p>-223.652240473299</text:p>
          </table:table-cell>
        </table:table-row>
        <table:table-row table:style-name="ro1">
          <table:table-cell office:value-type="string" calcext:value-type="string">
            <text:p>2019-12-02 22:14:06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922488606208" calcext:value-type="float">
            <text:p>72.5922488606208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8568" calcext:value-type="float">
            <text:p>4088568</text:p>
          </table:table-cell>
          <table:table-cell office:value-type="float" office:value="2029760" calcext:value-type="float">
            <text:p>2029760</text:p>
          </table:table-cell>
          <table:table-cell office:value-type="float" office:value="233496" calcext:value-type="float">
            <text:p>233496</text:p>
          </table:table-cell>
          <table:table-cell office:value-type="float" office:value="313514" calcext:value-type="float">
            <text:p>313514</text:p>
          </table:table-cell>
          <table:table-cell office:value-type="float" office:value="224486" calcext:value-type="float">
            <text:p>2244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36" calcext:value-type="float">
            <text:p>220936</text:p>
          </table:table-cell>
          <table:table-cell office:value-type="float" office:value="220410" calcext:value-type="float">
            <text:p>220410</text:p>
          </table:table-cell>
          <table:table-cell office:value-type="float" office:value="2.43697672331056" calcext:value-type="float">
            <text:p>2.43697672331056</text:p>
          </table:table-cell>
          <table:table-cell office:value-type="float" office:value="1.20983138201611" calcext:value-type="float">
            <text:p>1.20983138201611</text:p>
          </table:table-cell>
          <table:table-cell office:value-type="float" office:value="0.139174477955637" calcext:value-type="float">
            <text:p>0.139174477955637</text:p>
          </table:table-cell>
          <table:table-cell office:value-type="float" office:value="0.18686892829763" calcext:value-type="float">
            <text:p>0.18686892829763</text:p>
          </table:table-cell>
          <table:table-cell office:value-type="float" office:value="0.133804098821175" calcext:value-type="float">
            <text:p>0.133804098821175</text:p>
          </table:table-cell>
          <table:table-cell office:value-type="float" office:value="5" calcext:value-type="float">
            <text:p>5</text:p>
          </table:table-cell>
          <table:table-cell office:value-type="float" office:value="0.131688133679406" calcext:value-type="float">
            <text:p>0.131688133679406</text:p>
          </table:table-cell>
          <table:table-cell office:value-type="float" office:value="0.131374613210513" calcext:value-type="float">
            <text:p>0.131374613210513</text:p>
          </table:table-cell>
          <table:table-cell office:value-type="float" office:value="-222.165104408873" calcext:value-type="float">
            <text:p>-222.165104408873</text:p>
          </table:table-cell>
          <table:table-cell office:value-type="float" office:value="-212.626214340474" calcext:value-type="float">
            <text:p>-212.626214340474</text:p>
          </table:table-cell>
          <table:table-cell office:value-type="float" office:value="-223.239180235765" calcext:value-type="float">
            <text:p>-223.239180235765</text:p>
          </table:table-cell>
          <table:table-cell office:value-type="float" office:value="750" calcext:value-type="float">
            <text:p>750</text:p>
          </table:table-cell>
          <table:table-cell office:value-type="float" office:value="-223.662373264119" calcext:value-type="float">
            <text:p>-223.662373264119</text:p>
          </table:table-cell>
        </table:table-row>
        <table:table-row table:style-name="ro1">
          <table:table-cell office:value-type="string" calcext:value-type="string">
            <text:p>2019-12-02 22:14:07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5926399647759" calcext:value-type="float">
            <text:p>72.5926399647759</text:p>
          </table:table-cell>
          <table:table-cell office:value-type="float" office:value="982.199642538903" calcext:value-type="float">
            <text:p>982.199642538903</text:p>
          </table:table-cell>
          <table:table-cell office:value-type="float" office:value="4087878" calcext:value-type="float">
            <text:p>4087878</text:p>
          </table:table-cell>
          <table:table-cell office:value-type="float" office:value="2020629" calcext:value-type="float">
            <text:p>2020629</text:p>
          </table:table-cell>
          <table:table-cell office:value-type="float" office:value="233417" calcext:value-type="float">
            <text:p>233417</text:p>
          </table:table-cell>
          <table:table-cell office:value-type="float" office:value="313306" calcext:value-type="float">
            <text:p>313306</text:p>
          </table:table-cell>
          <table:table-cell office:value-type="float" office:value="224522" calcext:value-type="float">
            <text:p>2245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72" calcext:value-type="float">
            <text:p>220872</text:p>
          </table:table-cell>
          <table:table-cell office:value-type="float" office:value="220353" calcext:value-type="float">
            <text:p>220353</text:p>
          </table:table-cell>
          <table:table-cell office:value-type="float" office:value="2.43656545121258" calcext:value-type="float">
            <text:p>2.43656545121258</text:p>
          </table:table-cell>
          <table:table-cell office:value-type="float" office:value="1.20438888125287" calcext:value-type="float">
            <text:p>1.20438888125287</text:p>
          </table:table-cell>
          <table:table-cell office:value-type="float" office:value="0.139127390280651" calcext:value-type="float">
            <text:p>0.139127390280651</text:p>
          </table:table-cell>
          <table:table-cell office:value-type="float" office:value="0.186744950621718" calcext:value-type="float">
            <text:p>0.186744950621718</text:p>
          </table:table-cell>
          <table:table-cell office:value-type="float" office:value="0.133825556495852" calcext:value-type="float">
            <text:p>0.133825556495852</text:p>
          </table:table-cell>
          <table:table-cell office:value-type="float" office:value="5" calcext:value-type="float">
            <text:p>5</text:p>
          </table:table-cell>
          <table:table-cell office:value-type="float" office:value="0.131649986702202" calcext:value-type="float">
            <text:p>0.131649986702202</text:p>
          </table:table-cell>
          <table:table-cell office:value-type="float" office:value="0.131340638558941" calcext:value-type="float">
            <text:p>0.131340638558941</text:p>
          </table:table-cell>
          <table:table-cell office:value-type="float" office:value="-222.17452194387" calcext:value-type="float">
            <text:p>-222.17452194387</text:p>
          </table:table-cell>
          <table:table-cell office:value-type="float" office:value="-212.651009875656" calcext:value-type="float">
            <text:p>-212.651009875656</text:p>
          </table:table-cell>
          <table:table-cell office:value-type="float" office:value="-223.23488870083" calcext:value-type="float">
            <text:p>-223.23488870083</text:p>
          </table:table-cell>
          <table:table-cell office:value-type="float" office:value="750" calcext:value-type="float">
            <text:p>750</text:p>
          </table:table-cell>
          <table:table-cell office:value-type="float" office:value="-223.67000265956" calcext:value-type="float">
            <text:p>-223.67000265956</text:p>
          </table:table-cell>
        </table:table-row>
        <table:table-row table:style-name="ro1">
          <table:table-cell office:value-type="string" calcext:value-type="string">
            <text:p>2019-12-02 22:14:09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922488606208" calcext:value-type="float">
            <text:p>72.5922488606208</text:p>
          </table:table-cell>
          <table:table-cell office:value-type="float" office:value="982.108706198765" calcext:value-type="float">
            <text:p>982.108706198765</text:p>
          </table:table-cell>
          <table:table-cell office:value-type="float" office:value="4087889" calcext:value-type="float">
            <text:p>4087889</text:p>
          </table:table-cell>
          <table:table-cell office:value-type="float" office:value="2037542" calcext:value-type="float">
            <text:p>2037542</text:p>
          </table:table-cell>
          <table:table-cell office:value-type="float" office:value="233502" calcext:value-type="float">
            <text:p>233502</text:p>
          </table:table-cell>
          <table:table-cell office:value-type="float" office:value="313422" calcext:value-type="float">
            <text:p>313422</text:p>
          </table:table-cell>
          <table:table-cell office:value-type="float" office:value="227374" calcext:value-type="float">
            <text:p>2273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75" calcext:value-type="float">
            <text:p>220075</text:p>
          </table:table-cell>
          <table:table-cell office:value-type="float" office:value="220468" calcext:value-type="float">
            <text:p>220468</text:p>
          </table:table-cell>
          <table:table-cell office:value-type="float" office:value="2.43657200772429" calcext:value-type="float">
            <text:p>2.43657200772429</text:p>
          </table:table-cell>
          <table:table-cell office:value-type="float" office:value="1.21446981602547" calcext:value-type="float">
            <text:p>1.21446981602547</text:p>
          </table:table-cell>
          <table:table-cell office:value-type="float" office:value="0.13917805423475" calcext:value-type="float">
            <text:p>0.13917805423475</text:p>
          </table:table-cell>
          <table:table-cell office:value-type="float" office:value="0.1868140920179" calcext:value-type="float">
            <text:p>0.1868140920179</text:p>
          </table:table-cell>
          <table:table-cell office:value-type="float" office:value="0.135525481167493" calcext:value-type="float">
            <text:p>0.135525481167493</text:p>
          </table:table-cell>
          <table:table-cell office:value-type="float" office:value="5" calcext:value-type="float">
            <text:p>5</text:p>
          </table:table-cell>
          <table:table-cell office:value-type="float" office:value="0.131174937626712" calcext:value-type="float">
            <text:p>0.131174937626712</text:p>
          </table:table-cell>
          <table:table-cell office:value-type="float" office:value="0.131409183908604" calcext:value-type="float">
            <text:p>0.131409183908604</text:p>
          </table:table-cell>
          <table:table-cell office:value-type="float" office:value="-222.16438915305" calcext:value-type="float">
            <text:p>-222.16438915305</text:p>
          </table:table-cell>
          <table:table-cell office:value-type="float" office:value="-212.63718159642" calcext:value-type="float">
            <text:p>-212.63718159642</text:p>
          </table:table-cell>
          <table:table-cell office:value-type="float" office:value="-222.894903766501" calcext:value-type="float">
            <text:p>-222.894903766501</text:p>
          </table:table-cell>
          <table:table-cell office:value-type="float" office:value="750" calcext:value-type="float">
            <text:p>750</text:p>
          </table:table-cell>
          <table:table-cell office:value-type="float" office:value="-223.765012474658" calcext:value-type="float">
            <text:p>-223.765012474658</text:p>
          </table:table-cell>
        </table:table-row>
        <table:table-row table:style-name="ro1">
          <table:table-cell office:value-type="string" calcext:value-type="string">
            <text:p>2019-12-02 22:14:10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5819540793816" calcext:value-type="float">
            <text:p>72.5819540793816</text:p>
          </table:table-cell>
          <table:table-cell office:value-type="float" office:value="982.227114078362" calcext:value-type="float">
            <text:p>982.227114078362</text:p>
          </table:table-cell>
          <table:table-cell office:value-type="float" office:value="4086531" calcext:value-type="float">
            <text:p>4086531</text:p>
          </table:table-cell>
          <table:table-cell office:value-type="float" office:value="2025704" calcext:value-type="float">
            <text:p>2025704</text:p>
          </table:table-cell>
          <table:table-cell office:value-type="float" office:value="233095" calcext:value-type="float">
            <text:p>233095</text:p>
          </table:table-cell>
          <table:table-cell office:value-type="float" office:value="312976" calcext:value-type="float">
            <text:p>312976</text:p>
          </table:table-cell>
          <table:table-cell office:value-type="float" office:value="226827" calcext:value-type="float">
            <text:p>2268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08" calcext:value-type="float">
            <text:p>220208</text:p>
          </table:table-cell>
          <table:table-cell office:value-type="float" office:value="220440" calcext:value-type="float">
            <text:p>220440</text:p>
          </table:table-cell>
          <table:table-cell office:value-type="float" office:value="2.43576257655174" calcext:value-type="float">
            <text:p>2.43576257655174</text:p>
          </table:table-cell>
          <table:table-cell office:value-type="float" office:value="1.20741381733582" calcext:value-type="float">
            <text:p>1.20741381733582</text:p>
          </table:table-cell>
          <table:table-cell office:value-type="float" office:value="0.138935463301595" calcext:value-type="float">
            <text:p>0.138935463301595</text:p>
          </table:table-cell>
          <table:table-cell office:value-type="float" office:value="0.186548255270512" calcext:value-type="float">
            <text:p>0.186548255270512</text:p>
          </table:table-cell>
          <table:table-cell office:value-type="float" office:value="0.135199443721705" calcext:value-type="float">
            <text:p>0.135199443721705</text:p>
          </table:table-cell>
          <table:table-cell office:value-type="float" office:value="5" calcext:value-type="float">
            <text:p>5</text:p>
          </table:table-cell>
          <table:table-cell office:value-type="float" office:value="0.131254211813714" calcext:value-type="float">
            <text:p>0.131254211813714</text:p>
          </table:table-cell>
          <table:table-cell office:value-type="float" office:value="0.131392494606077" calcext:value-type="float">
            <text:p>0.131392494606077</text:p>
          </table:table-cell>
          <table:table-cell office:value-type="float" office:value="-222.212907339681" calcext:value-type="float">
            <text:p>-222.212907339681</text:p>
          </table:table-cell>
          <table:table-cell office:value-type="float" office:value="-212.690348945898" calcext:value-type="float">
            <text:p>-212.690348945898</text:p>
          </table:table-cell>
          <table:table-cell office:value-type="float" office:value="-222.960111255659" calcext:value-type="float">
            <text:p>-222.960111255659</text:p>
          </table:table-cell>
          <table:table-cell office:value-type="float" office:value="750" calcext:value-type="float">
            <text:p>750</text:p>
          </table:table-cell>
          <table:table-cell office:value-type="float" office:value="-223.749157637257" calcext:value-type="float">
            <text:p>-223.749157637257</text:p>
          </table:table-cell>
        </table:table-row>
        <table:table-row table:style-name="ro1">
          <table:table-cell office:value-type="string" calcext:value-type="string">
            <text:p>2019-12-02 22:14:11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5979828946911" calcext:value-type="float">
            <text:p>72.5979828946911</text:p>
          </table:table-cell>
          <table:table-cell office:value-type="float" office:value="982.199642538903" calcext:value-type="float">
            <text:p>982.199642538903</text:p>
          </table:table-cell>
          <table:table-cell office:value-type="float" office:value="4087079" calcext:value-type="float">
            <text:p>4087079</text:p>
          </table:table-cell>
          <table:table-cell office:value-type="float" office:value="2011991" calcext:value-type="float">
            <text:p>2011991</text:p>
          </table:table-cell>
          <table:table-cell office:value-type="float" office:value="232861" calcext:value-type="float">
            <text:p>232861</text:p>
          </table:table-cell>
          <table:table-cell office:value-type="float" office:value="312130" calcext:value-type="float">
            <text:p>312130</text:p>
          </table:table-cell>
          <table:table-cell office:value-type="float" office:value="225689" calcext:value-type="float">
            <text:p>2256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86" calcext:value-type="float">
            <text:p>220486</text:p>
          </table:table-cell>
          <table:table-cell office:value-type="float" office:value="220386" calcext:value-type="float">
            <text:p>220386</text:p>
          </table:table-cell>
          <table:table-cell office:value-type="float" office:value="2.43608921004405" calcext:value-type="float">
            <text:p>2.43608921004405</text:p>
          </table:table-cell>
          <table:table-cell office:value-type="float" office:value="1.19924023142341" calcext:value-type="float">
            <text:p>1.19924023142341</text:p>
          </table:table-cell>
          <table:table-cell office:value-type="float" office:value="0.138795988416194" calcext:value-type="float">
            <text:p>0.138795988416194</text:p>
          </table:table-cell>
          <table:table-cell office:value-type="float" office:value="0.1860439999156" calcext:value-type="float">
            <text:p>0.1860439999156</text:p>
          </table:table-cell>
          <table:table-cell office:value-type="float" office:value="0.134521142783301" calcext:value-type="float">
            <text:p>0.134521142783301</text:p>
          </table:table-cell>
          <table:table-cell office:value-type="float" office:value="5" calcext:value-type="float">
            <text:p>5</text:p>
          </table:table-cell>
          <table:table-cell office:value-type="float" office:value="0.131419912745942" calcext:value-type="float">
            <text:p>0.131419912745942</text:p>
          </table:table-cell>
          <table:table-cell office:value-type="float" office:value="0.131360308094061" calcext:value-type="float">
            <text:p>0.131360308094061</text:p>
          </table:table-cell>
          <table:table-cell office:value-type="float" office:value="-222.240802316761" calcext:value-type="float">
            <text:p>-222.240802316761</text:p>
          </table:table-cell>
          <table:table-cell office:value-type="float" office:value="-212.79120001688" calcext:value-type="float">
            <text:p>-212.79120001688</text:p>
          </table:table-cell>
          <table:table-cell office:value-type="float" office:value="-223.09577144334" calcext:value-type="float">
            <text:p>-223.09577144334</text:p>
          </table:table-cell>
          <table:table-cell office:value-type="float" office:value="750" calcext:value-type="float">
            <text:p>750</text:p>
          </table:table-cell>
          <table:table-cell office:value-type="float" office:value="-223.716017450812" calcext:value-type="float">
            <text:p>-223.716017450812</text:p>
          </table:table-cell>
        </table:table-row>
        <table:table-row table:style-name="ro1">
          <table:table-cell office:value-type="string" calcext:value-type="string">
            <text:p>2019-12-02 22:14:12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975917306786" calcext:value-type="float">
            <text:p>72.5975917306786</text:p>
          </table:table-cell>
          <table:table-cell office:value-type="float" office:value="982.218591311035" calcext:value-type="float">
            <text:p>982.218591311035</text:p>
          </table:table-cell>
          <table:table-cell office:value-type="float" office:value="4087513" calcext:value-type="float">
            <text:p>4087513</text:p>
          </table:table-cell>
          <table:table-cell office:value-type="float" office:value="2011249" calcext:value-type="float">
            <text:p>2011249</text:p>
          </table:table-cell>
          <table:table-cell office:value-type="float" office:value="233217" calcext:value-type="float">
            <text:p>233217</text:p>
          </table:table-cell>
          <table:table-cell office:value-type="float" office:value="312343" calcext:value-type="float">
            <text:p>312343</text:p>
          </table:table-cell>
          <table:table-cell office:value-type="float" office:value="225571" calcext:value-type="float">
            <text:p>2255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96" calcext:value-type="float">
            <text:p>220596</text:p>
          </table:table-cell>
          <table:table-cell office:value-type="float" office:value="220345" calcext:value-type="float">
            <text:p>220345</text:p>
          </table:table-cell>
          <table:table-cell office:value-type="float" office:value="2.43634789423321" calcext:value-type="float">
            <text:p>2.43634789423321</text:p>
          </table:table-cell>
          <table:table-cell office:value-type="float" office:value="1.19879796490645" calcext:value-type="float">
            <text:p>1.19879796490645</text:p>
          </table:table-cell>
          <table:table-cell office:value-type="float" office:value="0.139008180976889" calcext:value-type="float">
            <text:p>0.139008180976889</text:p>
          </table:table-cell>
          <table:table-cell office:value-type="float" office:value="0.186170957824106" calcext:value-type="float">
            <text:p>0.186170957824106</text:p>
          </table:table-cell>
          <table:table-cell office:value-type="float" office:value="0.134450809294082" calcext:value-type="float">
            <text:p>0.134450809294082</text:p>
          </table:table-cell>
          <table:table-cell office:value-type="float" office:value="5" calcext:value-type="float">
            <text:p>5</text:p>
          </table:table-cell>
          <table:table-cell office:value-type="float" office:value="0.131485477863011" calcext:value-type="float">
            <text:p>0.131485477863011</text:p>
          </table:table-cell>
          <table:table-cell office:value-type="float" office:value="0.13133587018679" calcext:value-type="float">
            <text:p>0.13133587018679</text:p>
          </table:table-cell>
          <table:table-cell office:value-type="float" office:value="-222.198363804622" calcext:value-type="float">
            <text:p>-222.198363804622</text:p>
          </table:table-cell>
          <table:table-cell office:value-type="float" office:value="-212.765808435179" calcext:value-type="float">
            <text:p>-212.765808435179</text:p>
          </table:table-cell>
          <table:table-cell office:value-type="float" office:value="-223.109838141184" calcext:value-type="float">
            <text:p>-223.109838141184</text:p>
          </table:table-cell>
          <table:table-cell office:value-type="float" office:value="750" calcext:value-type="float">
            <text:p>750</text:p>
          </table:table-cell>
          <table:table-cell office:value-type="float" office:value="-223.702904427398" calcext:value-type="float">
            <text:p>-223.702904427398</text:p>
          </table:table-cell>
        </table:table-row>
        <table:table-row table:style-name="ro1">
          <table:table-cell office:value-type="string" calcext:value-type="string">
            <text:p>2019-12-02 22:14:14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975917306786" calcext:value-type="float">
            <text:p>72.5975917306786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7774" calcext:value-type="float">
            <text:p>4087774</text:p>
          </table:table-cell>
          <table:table-cell office:value-type="float" office:value="2021781" calcext:value-type="float">
            <text:p>2021781</text:p>
          </table:table-cell>
          <table:table-cell office:value-type="float" office:value="233477" calcext:value-type="float">
            <text:p>233477</text:p>
          </table:table-cell>
          <table:table-cell office:value-type="float" office:value="311969" calcext:value-type="float">
            <text:p>311969</text:p>
          </table:table-cell>
          <table:table-cell office:value-type="float" office:value="224574" calcext:value-type="float">
            <text:p>2245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03" calcext:value-type="float">
            <text:p>220903</text:p>
          </table:table-cell>
          <table:table-cell office:value-type="float" office:value="220378" calcext:value-type="float">
            <text:p>220378</text:p>
          </table:table-cell>
          <table:table-cell office:value-type="float" office:value="2.43650346237462" calcext:value-type="float">
            <text:p>2.43650346237462</text:p>
          </table:table-cell>
          <table:table-cell office:value-type="float" office:value="1.20507552684254" calcext:value-type="float">
            <text:p>1.20507552684254</text:p>
          </table:table-cell>
          <table:table-cell office:value-type="float" office:value="0.139163153071779" calcext:value-type="float">
            <text:p>0.139163153071779</text:p>
          </table:table-cell>
          <table:table-cell office:value-type="float" office:value="0.185948036426072" calcext:value-type="float">
            <text:p>0.185948036426072</text:p>
          </table:table-cell>
          <table:table-cell office:value-type="float" office:value="0.13385655091483" calcext:value-type="float">
            <text:p>0.13385655091483</text:p>
          </table:table-cell>
          <table:table-cell office:value-type="float" office:value="5" calcext:value-type="float">
            <text:p>5</text:p>
          </table:table-cell>
          <table:table-cell office:value-type="float" office:value="0.131668464144285" calcext:value-type="float">
            <text:p>0.131668464144285</text:p>
          </table:table-cell>
          <table:table-cell office:value-type="float" office:value="0.131355539721911" calcext:value-type="float">
            <text:p>0.131355539721911</text:p>
          </table:table-cell>
          <table:table-cell office:value-type="float" office:value="-222.167369385644" calcext:value-type="float">
            <text:p>-222.167369385644</text:p>
          </table:table-cell>
          <table:table-cell office:value-type="float" office:value="-212.810392714786" calcext:value-type="float">
            <text:p>-212.810392714786</text:p>
          </table:table-cell>
          <table:table-cell office:value-type="float" office:value="-223.228689817034" calcext:value-type="float">
            <text:p>-223.228689817034</text:p>
          </table:table-cell>
          <table:table-cell office:value-type="float" office:value="750" calcext:value-type="float">
            <text:p>750</text:p>
          </table:table-cell>
          <table:table-cell office:value-type="float" office:value="-223.666307171143" calcext:value-type="float">
            <text:p>-223.666307171143</text:p>
          </table:table-cell>
        </table:table-row>
        <table:table-row table:style-name="ro1">
          <table:table-cell office:value-type="string" calcext:value-type="string">
            <text:p>2019-12-02 22:14:1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029345922153" calcext:value-type="float">
            <text:p>72.6029345922153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7587" calcext:value-type="float">
            <text:p>4087587</text:p>
          </table:table-cell>
          <table:table-cell office:value-type="float" office:value="2036572" calcext:value-type="float">
            <text:p>2036572</text:p>
          </table:table-cell>
          <table:table-cell office:value-type="float" office:value="233032" calcext:value-type="float">
            <text:p>233032</text:p>
          </table:table-cell>
          <table:table-cell office:value-type="float" office:value="311767" calcext:value-type="float">
            <text:p>311767</text:p>
          </table:table-cell>
          <table:table-cell office:value-type="float" office:value="224050" calcext:value-type="float">
            <text:p>22405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1074" calcext:value-type="float">
            <text:p>221074</text:p>
          </table:table-cell>
          <table:table-cell office:value-type="float" office:value="220359" calcext:value-type="float">
            <text:p>220359</text:p>
          </table:table-cell>
          <table:table-cell office:value-type="float" office:value="2.43639200167561" calcext:value-type="float">
            <text:p>2.43639200167561</text:p>
          </table:table-cell>
          <table:table-cell office:value-type="float" office:value="1.21389165090223" calcext:value-type="float">
            <text:p>1.21389165090223</text:p>
          </table:table-cell>
          <table:table-cell office:value-type="float" office:value="0.13889791237091" calcext:value-type="float">
            <text:p>0.13889791237091</text:p>
          </table:table-cell>
          <table:table-cell office:value-type="float" office:value="0.185827635029272" calcext:value-type="float">
            <text:p>0.185827635029272</text:p>
          </table:table-cell>
          <table:table-cell office:value-type="float" office:value="0.133544222538975" calcext:value-type="float">
            <text:p>0.133544222538975</text:p>
          </table:table-cell>
          <table:table-cell office:value-type="float" office:value="5" calcext:value-type="float">
            <text:p>5</text:p>
          </table:table-cell>
          <table:table-cell office:value-type="float" office:value="0.131770388099001" calcext:value-type="float">
            <text:p>0.131770388099001</text:p>
          </table:table-cell>
          <table:table-cell office:value-type="float" office:value="0.131344214838054" calcext:value-type="float">
            <text:p>0.131344214838054</text:p>
          </table:table-cell>
          <table:table-cell office:value-type="float" office:value="-222.220417525818" calcext:value-type="float">
            <text:p>-222.220417525818</text:p>
          </table:table-cell>
          <table:table-cell office:value-type="float" office:value="-212.834472994145" calcext:value-type="float">
            <text:p>-212.834472994145</text:p>
          </table:table-cell>
          <table:table-cell office:value-type="float" office:value="-223.291155492205" calcext:value-type="float">
            <text:p>-223.291155492205</text:p>
          </table:table-cell>
          <table:table-cell office:value-type="float" office:value="750" calcext:value-type="float">
            <text:p>750</text:p>
          </table:table-cell>
          <table:table-cell office:value-type="float" office:value="-223.6459223802" calcext:value-type="float">
            <text:p>-223.6459223802</text:p>
          </table:table-cell>
        </table:table-row>
        <table:table-row table:style-name="ro1">
          <table:table-cell office:value-type="string" calcext:value-type="string">
            <text:p>2019-12-02 22:14:16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078861519289" calcext:value-type="float">
            <text:p>72.6078861519289</text:p>
          </table:table-cell>
          <table:table-cell office:value-type="float" office:value="982.155126438614" calcext:value-type="float">
            <text:p>982.155126438614</text:p>
          </table:table-cell>
          <table:table-cell office:value-type="float" office:value="4086774" calcext:value-type="float">
            <text:p>4086774</text:p>
          </table:table-cell>
          <table:table-cell office:value-type="float" office:value="2023318" calcext:value-type="float">
            <text:p>2023318</text:p>
          </table:table-cell>
          <table:table-cell office:value-type="float" office:value="234130" calcext:value-type="float">
            <text:p>234130</text:p>
          </table:table-cell>
          <table:table-cell office:value-type="float" office:value="311784" calcext:value-type="float">
            <text:p>311784</text:p>
          </table:table-cell>
          <table:table-cell office:value-type="float" office:value="224614" calcext:value-type="float">
            <text:p>2246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94" calcext:value-type="float">
            <text:p>220794</text:p>
          </table:table-cell>
          <table:table-cell office:value-type="float" office:value="220328" calcext:value-type="float">
            <text:p>220328</text:p>
          </table:table-cell>
          <table:table-cell office:value-type="float" office:value="2.43590741585581" calcext:value-type="float">
            <text:p>2.43590741585581</text:p>
          </table:table-cell>
          <table:table-cell office:value-type="float" office:value="1.20599165034195" calcext:value-type="float">
            <text:p>1.20599165034195</text:p>
          </table:table-cell>
          <table:table-cell office:value-type="float" office:value="0.139552371448561" calcext:value-type="float">
            <text:p>0.139552371448561</text:p>
          </table:table-cell>
          <table:table-cell office:value-type="float" office:value="0.185837767820092" calcext:value-type="float">
            <text:p>0.185837767820092</text:p>
          </table:table-cell>
          <table:table-cell office:value-type="float" office:value="0.133880392775582" calcext:value-type="float">
            <text:p>0.133880392775582</text:p>
          </table:table-cell>
          <table:table-cell office:value-type="float" office:value="5" calcext:value-type="float">
            <text:p>5</text:p>
          </table:table-cell>
          <table:table-cell office:value-type="float" office:value="0.131603495073735" calcext:value-type="float">
            <text:p>0.131603495073735</text:p>
          </table:table-cell>
          <table:table-cell office:value-type="float" office:value="0.13132573739597" calcext:value-type="float">
            <text:p>0.13132573739597</text:p>
          </table:table-cell>
          <table:table-cell office:value-type="float" office:value="-222.089525710288" calcext:value-type="float">
            <text:p>-222.089525710288</text:p>
          </table:table-cell>
          <table:table-cell office:value-type="float" office:value="-212.832446435982" calcext:value-type="float">
            <text:p>-212.832446435982</text:p>
          </table:table-cell>
          <table:table-cell office:value-type="float" office:value="-223.223921444883" calcext:value-type="float">
            <text:p>-223.223921444883</text:p>
          </table:table-cell>
          <table:table-cell office:value-type="float" office:value="750" calcext:value-type="float">
            <text:p>750</text:p>
          </table:table-cell>
          <table:table-cell office:value-type="float" office:value="-223.679300985253" calcext:value-type="float">
            <text:p>-223.679300985253</text:p>
          </table:table-cell>
        </table:table-row>
        <table:table-row table:style-name="ro1">
          <table:table-cell office:value-type="string" calcext:value-type="string">
            <text:p>2019-12-02 22:14:17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078861519289" calcext:value-type="float">
            <text:p>72.6078861519289</text:p>
          </table:table-cell>
          <table:table-cell office:value-type="float" office:value="982.127655400221" calcext:value-type="float">
            <text:p>982.127655400221</text:p>
          </table:table-cell>
          <table:table-cell office:value-type="float" office:value="4087011" calcext:value-type="float">
            <text:p>4087011</text:p>
          </table:table-cell>
          <table:table-cell office:value-type="float" office:value="2021916" calcext:value-type="float">
            <text:p>2021916</text:p>
          </table:table-cell>
          <table:table-cell office:value-type="float" office:value="234042" calcext:value-type="float">
            <text:p>234042</text:p>
          </table:table-cell>
          <table:table-cell office:value-type="float" office:value="311340" calcext:value-type="float">
            <text:p>311340</text:p>
          </table:table-cell>
          <table:table-cell office:value-type="float" office:value="225462" calcext:value-type="float">
            <text:p>2254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68" calcext:value-type="float">
            <text:p>220568</text:p>
          </table:table-cell>
          <table:table-cell office:value-type="float" office:value="220345" calcext:value-type="float">
            <text:p>220345</text:p>
          </table:table-cell>
          <table:table-cell office:value-type="float" office:value="2.43604867888077" calcext:value-type="float">
            <text:p>2.43604867888077</text:p>
          </table:table-cell>
          <table:table-cell office:value-type="float" office:value="1.20515599312258" calcext:value-type="float">
            <text:p>1.20515599312258</text:p>
          </table:table-cell>
          <table:table-cell office:value-type="float" office:value="0.139499919354906" calcext:value-type="float">
            <text:p>0.139499919354906</text:p>
          </table:table-cell>
          <table:table-cell office:value-type="float" office:value="0.185573123165741" calcext:value-type="float">
            <text:p>0.185573123165741</text:p>
          </table:table-cell>
          <table:table-cell office:value-type="float" office:value="0.134385840223532" calcext:value-type="float">
            <text:p>0.134385840223532</text:p>
          </table:table-cell>
          <table:table-cell office:value-type="float" office:value="5" calcext:value-type="float">
            <text:p>5</text:p>
          </table:table-cell>
          <table:table-cell office:value-type="float" office:value="0.131468788560485" calcext:value-type="float">
            <text:p>0.131468788560485</text:p>
          </table:table-cell>
          <table:table-cell office:value-type="float" office:value="0.13133587018679" calcext:value-type="float">
            <text:p>0.13133587018679</text:p>
          </table:table-cell>
          <table:table-cell office:value-type="float" office:value="-222.100016129019" calcext:value-type="float">
            <text:p>-222.100016129019</text:p>
          </table:table-cell>
          <table:table-cell office:value-type="float" office:value="-212.885375366852" calcext:value-type="float">
            <text:p>-212.885375366852</text:p>
          </table:table-cell>
          <table:table-cell office:value-type="float" office:value="-223.122831955294" calcext:value-type="float">
            <text:p>-223.122831955294</text:p>
          </table:table-cell>
          <table:table-cell office:value-type="float" office:value="750" calcext:value-type="float">
            <text:p>750</text:p>
          </table:table-cell>
          <table:table-cell office:value-type="float" office:value="-223.706242287903" calcext:value-type="float">
            <text:p>-223.706242287903</text:p>
          </table:table-cell>
        </table:table-row>
        <table:table-row table:style-name="ro1">
          <table:table-cell office:value-type="string" calcext:value-type="string">
            <text:p>2019-12-02 22:14:19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132289365666" calcext:value-type="float">
            <text:p>72.6132289365666</text:p>
          </table:table-cell>
          <table:table-cell office:value-type="float" office:value="982.237539684078" calcext:value-type="float">
            <text:p>982.237539684078</text:p>
          </table:table-cell>
          <table:table-cell office:value-type="float" office:value="4088365" calcext:value-type="float">
            <text:p>4088365</text:p>
          </table:table-cell>
          <table:table-cell office:value-type="float" office:value="2027317" calcext:value-type="float">
            <text:p>2027317</text:p>
          </table:table-cell>
          <table:table-cell office:value-type="float" office:value="234449" calcext:value-type="float">
            <text:p>234449</text:p>
          </table:table-cell>
          <table:table-cell office:value-type="float" office:value="311267" calcext:value-type="float">
            <text:p>311267</text:p>
          </table:table-cell>
          <table:table-cell office:value-type="float" office:value="224742" calcext:value-type="float">
            <text:p>2247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76" calcext:value-type="float">
            <text:p>220676</text:p>
          </table:table-cell>
          <table:table-cell office:value-type="float" office:value="220364" calcext:value-type="float">
            <text:p>220364</text:p>
          </table:table-cell>
          <table:table-cell office:value-type="float" office:value="2.43685572586724" calcext:value-type="float">
            <text:p>2.43685572586724</text:p>
          </table:table-cell>
          <table:table-cell office:value-type="float" office:value="1.20837524037066" calcext:value-type="float">
            <text:p>1.20837524037066</text:p>
          </table:table-cell>
          <table:table-cell office:value-type="float" office:value="0.139742510288061" calcext:value-type="float">
            <text:p>0.139742510288061</text:p>
          </table:table-cell>
          <table:table-cell office:value-type="float" office:value="0.185529611769868" calcext:value-type="float">
            <text:p>0.185529611769868</text:p>
          </table:table-cell>
          <table:table-cell office:value-type="float" office:value="0.13395668672999" calcext:value-type="float">
            <text:p>0.13395668672999</text:p>
          </table:table-cell>
          <table:table-cell office:value-type="float" office:value="5" calcext:value-type="float">
            <text:p>5</text:p>
          </table:table-cell>
          <table:table-cell office:value-type="float" office:value="0.131533161584516" calcext:value-type="float">
            <text:p>0.131533161584516</text:p>
          </table:table-cell>
          <table:table-cell office:value-type="float" office:value="0.131347195070648" calcext:value-type="float">
            <text:p>0.131347195070648</text:p>
          </table:table-cell>
          <table:table-cell office:value-type="float" office:value="-222.051497942388" calcext:value-type="float">
            <text:p>-222.051497942388</text:p>
          </table:table-cell>
          <table:table-cell office:value-type="float" office:value="-212.894077646026" calcext:value-type="float">
            <text:p>-212.894077646026</text:p>
          </table:table-cell>
          <table:table-cell office:value-type="float" office:value="-223.208662654002" calcext:value-type="float">
            <text:p>-223.208662654002</text:p>
          </table:table-cell>
          <table:table-cell office:value-type="float" office:value="750" calcext:value-type="float">
            <text:p>750</text:p>
          </table:table-cell>
          <table:table-cell office:value-type="float" office:value="-223.693367683097" calcext:value-type="float">
            <text:p>-223.693367683097</text:p>
          </table:table-cell>
        </table:table-row>
        <table:table-row table:style-name="ro1">
          <table:table-cell office:value-type="string" calcext:value-type="string">
            <text:p>2019-12-02 22:14:20</text:p>
          </table:table-cell>
          <table:table-cell office:value-type="float" office:value="24.5488024704391" calcext:value-type="float">
            <text:p>24.5488024704391</text:p>
          </table:table-cell>
          <table:table-cell office:value-type="float" office:value="72.60215211575" calcext:value-type="float">
            <text:p>72.60215211575</text:p>
          </table:table-cell>
          <table:table-cell office:value-type="float" office:value="982.146604202591" calcext:value-type="float">
            <text:p>982.146604202591</text:p>
          </table:table-cell>
          <table:table-cell office:value-type="float" office:value="4086902" calcext:value-type="float">
            <text:p>4086902</text:p>
          </table:table-cell>
          <table:table-cell office:value-type="float" office:value="2023126" calcext:value-type="float">
            <text:p>2023126</text:p>
          </table:table-cell>
          <table:table-cell office:value-type="float" office:value="234376" calcext:value-type="float">
            <text:p>234376</text:p>
          </table:table-cell>
          <table:table-cell office:value-type="float" office:value="310890" calcext:value-type="float">
            <text:p>310890</text:p>
          </table:table-cell>
          <table:table-cell office:value-type="float" office:value="224661" calcext:value-type="float">
            <text:p>2246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06" calcext:value-type="float">
            <text:p>220706</text:p>
          </table:table-cell>
          <table:table-cell office:value-type="float" office:value="220343" calcext:value-type="float">
            <text:p>220343</text:p>
          </table:table-cell>
          <table:table-cell office:value-type="float" office:value="2.43598370981022" calcext:value-type="float">
            <text:p>2.43598370981022</text:p>
          </table:table-cell>
          <table:table-cell office:value-type="float" office:value="1.20587720941033" calcext:value-type="float">
            <text:p>1.20587720941033</text:p>
          </table:table-cell>
          <table:table-cell office:value-type="float" office:value="0.139698998892188" calcext:value-type="float">
            <text:p>0.139698998892188</text:p>
          </table:table-cell>
          <table:table-cell office:value-type="float" office:value="0.185304902232278" calcext:value-type="float">
            <text:p>0.185304902232278</text:p>
          </table:table-cell>
          <table:table-cell office:value-type="float" office:value="0.133908406961966" calcext:value-type="float">
            <text:p>0.133908406961966</text:p>
          </table:table-cell>
          <table:table-cell office:value-type="float" office:value="5" calcext:value-type="float">
            <text:p>5</text:p>
          </table:table-cell>
          <table:table-cell office:value-type="float" office:value="0.13155104298008" calcext:value-type="float">
            <text:p>0.13155104298008</text:p>
          </table:table-cell>
          <table:table-cell office:value-type="float" office:value="0.131334678093753" calcext:value-type="float">
            <text:p>0.131334678093753</text:p>
          </table:table-cell>
          <table:table-cell office:value-type="float" office:value="-222.060200221562" calcext:value-type="float">
            <text:p>-222.060200221562</text:p>
          </table:table-cell>
          <table:table-cell office:value-type="float" office:value="-212.939019553544" calcext:value-type="float">
            <text:p>-212.939019553544</text:p>
          </table:table-cell>
          <table:table-cell office:value-type="float" office:value="-223.218318607607" calcext:value-type="float">
            <text:p>-223.218318607607</text:p>
          </table:table-cell>
          <table:table-cell office:value-type="float" office:value="750" calcext:value-type="float">
            <text:p>750</text:p>
          </table:table-cell>
          <table:table-cell office:value-type="float" office:value="-223.689791403984" calcext:value-type="float">
            <text:p>-223.689791403984</text:p>
          </table:table-cell>
        </table:table-row>
        <table:table-row table:style-name="ro1">
          <table:table-cell office:value-type="string" calcext:value-type="string">
            <text:p>2019-12-02 22:14:21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5918577468903" calcext:value-type="float">
            <text:p>72.5918577468903</text:p>
          </table:table-cell>
          <table:table-cell office:value-type="float" office:value="982.210068580542" calcext:value-type="float">
            <text:p>982.210068580542</text:p>
          </table:table-cell>
          <table:table-cell office:value-type="float" office:value="4087713" calcext:value-type="float">
            <text:p>4087713</text:p>
          </table:table-cell>
          <table:table-cell office:value-type="float" office:value="2034046" calcext:value-type="float">
            <text:p>2034046</text:p>
          </table:table-cell>
          <table:table-cell office:value-type="float" office:value="234285" calcext:value-type="float">
            <text:p>234285</text:p>
          </table:table-cell>
          <table:table-cell office:value-type="float" office:value="310713" calcext:value-type="float">
            <text:p>310713</text:p>
          </table:table-cell>
          <table:table-cell office:value-type="float" office:value="224340" calcext:value-type="float">
            <text:p>2243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1" calcext:value-type="float">
            <text:p>220851</text:p>
          </table:table-cell>
          <table:table-cell office:value-type="float" office:value="220336" calcext:value-type="float">
            <text:p>220336</text:p>
          </table:table-cell>
          <table:table-cell office:value-type="float" office:value="2.43646710353698" calcext:value-type="float">
            <text:p>2.43646710353698</text:p>
          </table:table-cell>
          <table:table-cell office:value-type="float" office:value="1.21238603739572" calcext:value-type="float">
            <text:p>1.21238603739572</text:p>
          </table:table-cell>
          <table:table-cell office:value-type="float" office:value="0.139644758658976" calcext:value-type="float">
            <text:p>0.139644758658976</text:p>
          </table:table-cell>
          <table:table-cell office:value-type="float" office:value="0.185199401998449" calcext:value-type="float">
            <text:p>0.185199401998449</text:p>
          </table:table-cell>
          <table:table-cell office:value-type="float" office:value="0.133717076029429" calcext:value-type="float">
            <text:p>0.133717076029429</text:p>
          </table:table-cell>
          <table:table-cell office:value-type="float" office:value="5" calcext:value-type="float">
            <text:p>5</text:p>
          </table:table-cell>
          <table:table-cell office:value-type="float" office:value="0.131637469725307" calcext:value-type="float">
            <text:p>0.131637469725307</text:p>
          </table:table-cell>
          <table:table-cell office:value-type="float" office:value="0.131330505768121" calcext:value-type="float">
            <text:p>0.131330505768121</text:p>
          </table:table-cell>
          <table:table-cell office:value-type="float" office:value="-222.071048268205" calcext:value-type="float">
            <text:p>-222.071048268205</text:p>
          </table:table-cell>
          <table:table-cell office:value-type="float" office:value="-212.96011960031" calcext:value-type="float">
            <text:p>-212.96011960031</text:p>
          </table:table-cell>
          <table:table-cell office:value-type="float" office:value="-223.256584794114" calcext:value-type="float">
            <text:p>-223.256584794114</text:p>
          </table:table-cell>
          <table:table-cell office:value-type="float" office:value="750" calcext:value-type="float">
            <text:p>750</text:p>
          </table:table-cell>
          <table:table-cell office:value-type="float" office:value="-223.672506054939" calcext:value-type="float">
            <text:p>-223.672506054939</text:p>
          </table:table-cell>
        </table:table-row>
        <table:table-row table:style-name="ro1">
          <table:table-cell office:value-type="string" calcext:value-type="string">
            <text:p>2019-12-02 22:14:23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5922488606208" calcext:value-type="float">
            <text:p>72.5922488606208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7056" calcext:value-type="float">
            <text:p>4087056</text:p>
          </table:table-cell>
          <table:table-cell office:value-type="float" office:value="2020915" calcext:value-type="float">
            <text:p>2020915</text:p>
          </table:table-cell>
          <table:table-cell office:value-type="float" office:value="234326" calcext:value-type="float">
            <text:p>234326</text:p>
          </table:table-cell>
          <table:table-cell office:value-type="float" office:value="310492" calcext:value-type="float">
            <text:p>310492</text:p>
          </table:table-cell>
          <table:table-cell office:value-type="float" office:value="224742" calcext:value-type="float">
            <text:p>2247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63" calcext:value-type="float">
            <text:p>220763</text:p>
          </table:table-cell>
          <table:table-cell office:value-type="float" office:value="220265" calcext:value-type="float">
            <text:p>220265</text:p>
          </table:table-cell>
          <table:table-cell office:value-type="float" office:value="2.43607550097412" calcext:value-type="float">
            <text:p>2.43607550097412</text:p>
          </table:table-cell>
          <table:table-cell office:value-type="float" office:value="1.20455935055725" calcext:value-type="float">
            <text:p>1.20455935055725</text:p>
          </table:table-cell>
          <table:table-cell office:value-type="float" office:value="0.139669196566248" calcext:value-type="float">
            <text:p>0.139669196566248</text:p>
          </table:table-cell>
          <table:table-cell office:value-type="float" office:value="0.185067675717792" calcext:value-type="float">
            <text:p>0.185067675717792</text:p>
          </table:table-cell>
          <table:table-cell office:value-type="float" office:value="0.13395668672999" calcext:value-type="float">
            <text:p>0.13395668672999</text:p>
          </table:table-cell>
          <table:table-cell office:value-type="float" office:value="5" calcext:value-type="float">
            <text:p>5</text:p>
          </table:table-cell>
          <table:table-cell office:value-type="float" office:value="0.131585017631652" calcext:value-type="float">
            <text:p>0.131585017631652</text:p>
          </table:table-cell>
          <table:table-cell office:value-type="float" office:value="0.131288186465286" calcext:value-type="float">
            <text:p>0.131288186465286</text:p>
          </table:table-cell>
          <table:table-cell office:value-type="float" office:value="-222.06616068675" calcext:value-type="float">
            <text:p>-222.06616068675</text:p>
          </table:table-cell>
          <table:table-cell office:value-type="float" office:value="-212.986464856442" calcext:value-type="float">
            <text:p>-212.986464856442</text:p>
          </table:table-cell>
          <table:table-cell office:value-type="float" office:value="-223.208662654002" calcext:value-type="float">
            <text:p>-223.208662654002</text:p>
          </table:table-cell>
          <table:table-cell office:value-type="float" office:value="750" calcext:value-type="float">
            <text:p>750</text:p>
          </table:table-cell>
          <table:table-cell office:value-type="float" office:value="-223.68299647367" calcext:value-type="float">
            <text:p>-223.68299647367</text:p>
          </table:table-cell>
        </table:table-row>
        <table:table-row table:style-name="ro1">
          <table:table-cell office:value-type="string" calcext:value-type="string">
            <text:p>2019-12-02 22:14:24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5972005570908" calcext:value-type="float">
            <text:p>72.5972005570908</text:p>
          </table:table-cell>
          <table:table-cell office:value-type="float" office:value="982.182597498721" calcext:value-type="float">
            <text:p>982.182597498721</text:p>
          </table:table-cell>
          <table:table-cell office:value-type="float" office:value="4086711" calcext:value-type="float">
            <text:p>4086711</text:p>
          </table:table-cell>
          <table:table-cell office:value-type="float" office:value="2012010" calcext:value-type="float">
            <text:p>2012010</text:p>
          </table:table-cell>
          <table:table-cell office:value-type="float" office:value="234448" calcext:value-type="float">
            <text:p>234448</text:p>
          </table:table-cell>
          <table:table-cell office:value-type="float" office:value="310325" calcext:value-type="float">
            <text:p>310325</text:p>
          </table:table-cell>
          <table:table-cell office:value-type="float" office:value="226094" calcext:value-type="float">
            <text:p>2260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19" calcext:value-type="float">
            <text:p>220319</text:p>
          </table:table-cell>
          <table:table-cell office:value-type="float" office:value="220401" calcext:value-type="float">
            <text:p>220401</text:p>
          </table:table-cell>
          <table:table-cell office:value-type="float" office:value="2.43586986492513" calcext:value-type="float">
            <text:p>2.43586986492513</text:p>
          </table:table-cell>
          <table:table-cell office:value-type="float" office:value="1.19925155630726" calcext:value-type="float">
            <text:p>1.19925155630726</text:p>
          </table:table-cell>
          <table:table-cell office:value-type="float" office:value="0.139741914241542" calcext:value-type="float">
            <text:p>0.139741914241542</text:p>
          </table:table-cell>
          <table:table-cell office:value-type="float" office:value="0.184968135949151" calcext:value-type="float">
            <text:p>0.184968135949151</text:p>
          </table:table-cell>
          <table:table-cell office:value-type="float" office:value="0.134762541623419" calcext:value-type="float">
            <text:p>0.134762541623419</text:p>
          </table:table-cell>
          <table:table-cell office:value-type="float" office:value="5" calcext:value-type="float">
            <text:p>5</text:p>
          </table:table-cell>
          <table:table-cell office:value-type="float" office:value="0.131320372977301" calcext:value-type="float">
            <text:p>0.131320372977301</text:p>
          </table:table-cell>
          <table:table-cell office:value-type="float" office:value="0.131369248791843" calcext:value-type="float">
            <text:p>0.131369248791843</text:p>
          </table:table-cell>
          <table:table-cell office:value-type="float" office:value="-222.051617151692" calcext:value-type="float">
            <text:p>-222.051617151692</text:p>
          </table:table-cell>
          <table:table-cell office:value-type="float" office:value="-213.00637281017" calcext:value-type="float">
            <text:p>-213.00637281017</text:p>
          </table:table-cell>
          <table:table-cell office:value-type="float" office:value="-223.047491675316" calcext:value-type="float">
            <text:p>-223.047491675316</text:p>
          </table:table-cell>
          <table:table-cell office:value-type="float" office:value="750" calcext:value-type="float">
            <text:p>750</text:p>
          </table:table-cell>
          <table:table-cell office:value-type="float" office:value="-223.73592540454" calcext:value-type="float">
            <text:p>-223.73592540454</text:p>
          </table:table-cell>
        </table:table-row>
        <table:table-row table:style-name="ro1">
          <table:table-cell office:value-type="string" calcext:value-type="string">
            <text:p>2019-12-02 22:14:2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082774452309" calcext:value-type="float">
            <text:p>72.6082774452309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3751" calcext:value-type="float">
            <text:p>4083751</text:p>
          </table:table-cell>
          <table:table-cell office:value-type="float" office:value="2021517" calcext:value-type="float">
            <text:p>2021517</text:p>
          </table:table-cell>
          <table:table-cell office:value-type="float" office:value="234568" calcext:value-type="float">
            <text:p>234568</text:p>
          </table:table-cell>
          <table:table-cell office:value-type="float" office:value="310219" calcext:value-type="float">
            <text:p>310219</text:p>
          </table:table-cell>
          <table:table-cell office:value-type="float" office:value="226667" calcext:value-type="float">
            <text:p>2266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74" calcext:value-type="float">
            <text:p>220074</text:p>
          </table:table-cell>
          <table:table-cell office:value-type="float" office:value="220476" calcext:value-type="float">
            <text:p>220476</text:p>
          </table:table-cell>
          <table:table-cell office:value-type="float" office:value="2.43410556722946" calcext:value-type="float">
            <text:p>2.43410556722946</text:p>
          </table:table-cell>
          <table:table-cell office:value-type="float" office:value="1.20491817056157" calcext:value-type="float">
            <text:p>1.20491817056157</text:p>
          </table:table-cell>
          <table:table-cell office:value-type="float" office:value="0.139813439823799" calcext:value-type="float">
            <text:p>0.139813439823799</text:p>
          </table:table-cell>
          <table:table-cell office:value-type="float" office:value="0.184904955018157" calcext:value-type="float">
            <text:p>0.184904955018157</text:p>
          </table:table-cell>
          <table:table-cell office:value-type="float" office:value="0.135104076278696" calcext:value-type="float">
            <text:p>0.135104076278696</text:p>
          </table:table-cell>
          <table:table-cell office:value-type="float" office:value="5" calcext:value-type="float">
            <text:p>5</text:p>
          </table:table-cell>
          <table:table-cell office:value-type="float" office:value="0.131174341580193" calcext:value-type="float">
            <text:p>0.131174341580193</text:p>
          </table:table-cell>
          <table:table-cell office:value-type="float" office:value="0.131413952280754" calcext:value-type="float">
            <text:p>0.131413952280754</text:p>
          </table:table-cell>
          <table:table-cell office:value-type="float" office:value="-222.03731203524" calcext:value-type="float">
            <text:p>-222.03731203524</text:p>
          </table:table-cell>
          <table:table-cell office:value-type="float" office:value="-213.019008996369" calcext:value-type="float">
            <text:p>-213.019008996369</text:p>
          </table:table-cell>
          <table:table-cell office:value-type="float" office:value="-222.979184744261" calcext:value-type="float">
            <text:p>-222.979184744261</text:p>
          </table:table-cell>
          <table:table-cell office:value-type="float" office:value="750" calcext:value-type="float">
            <text:p>750</text:p>
          </table:table-cell>
          <table:table-cell office:value-type="float" office:value="-223.765131683961" calcext:value-type="float">
            <text:p>-223.765131683961</text:p>
          </table:table-cell>
        </table:table-row>
        <table:table-row table:style-name="ro1">
          <table:table-cell office:value-type="string" calcext:value-type="string">
            <text:p>2019-12-02 22:14:26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296487720822" calcext:value-type="float">
            <text:p>72.6296487720822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6890" calcext:value-type="float">
            <text:p>4086890</text:p>
          </table:table-cell>
          <table:table-cell office:value-type="float" office:value="2029781" calcext:value-type="float">
            <text:p>2029781</text:p>
          </table:table-cell>
          <table:table-cell office:value-type="float" office:value="234594" calcext:value-type="float">
            <text:p>234594</text:p>
          </table:table-cell>
          <table:table-cell office:value-type="float" office:value="309686" calcext:value-type="float">
            <text:p>309686</text:p>
          </table:table-cell>
          <table:table-cell office:value-type="float" office:value="227025" calcext:value-type="float">
            <text:p>2270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24" calcext:value-type="float">
            <text:p>219924</text:p>
          </table:table-cell>
          <table:table-cell office:value-type="float" office:value="220462" calcext:value-type="float">
            <text:p>220462</text:p>
          </table:table-cell>
          <table:table-cell office:value-type="float" office:value="2.435976557252" calcext:value-type="float">
            <text:p>2.435976557252</text:p>
          </table:table-cell>
          <table:table-cell office:value-type="float" office:value="1.209843898993" calcext:value-type="float">
            <text:p>1.209843898993</text:p>
          </table:table-cell>
          <table:table-cell office:value-type="float" office:value="0.139828937033288" calcext:value-type="float">
            <text:p>0.139828937033288</text:p>
          </table:table-cell>
          <table:table-cell office:value-type="float" office:value="0.184587262223633" calcext:value-type="float">
            <text:p>0.184587262223633</text:p>
          </table:table-cell>
          <table:table-cell office:value-type="float" office:value="0.135317460932429" calcext:value-type="float">
            <text:p>0.135317460932429</text:p>
          </table:table-cell>
          <table:table-cell office:value-type="float" office:value="5" calcext:value-type="float">
            <text:p>5</text:p>
          </table:table-cell>
          <table:table-cell office:value-type="float" office:value="0.131084934602372" calcext:value-type="float">
            <text:p>0.131084934602372</text:p>
          </table:table-cell>
          <table:table-cell office:value-type="float" office:value="0.131405607629491" calcext:value-type="float">
            <text:p>0.131405607629491</text:p>
          </table:table-cell>
          <table:table-cell office:value-type="float" office:value="-222.034212593342" calcext:value-type="float">
            <text:p>-222.034212593342</text:p>
          </table:table-cell>
          <table:table-cell office:value-type="float" office:value="-213.082547555273" calcext:value-type="float">
            <text:p>-213.082547555273</text:p>
          </table:table-cell>
          <table:table-cell office:value-type="float" office:value="-222.936507813514" calcext:value-type="float">
            <text:p>-222.936507813514</text:p>
          </table:table-cell>
          <table:table-cell office:value-type="float" office:value="750" calcext:value-type="float">
            <text:p>750</text:p>
          </table:table-cell>
          <table:table-cell office:value-type="float" office:value="-223.783013079526" calcext:value-type="float">
            <text:p>-223.783013079526</text:p>
          </table:table-cell>
        </table:table-row>
        <table:table-row table:style-name="ro1">
          <table:table-cell office:value-type="string" calcext:value-type="string">
            <text:p>2019-12-02 22:14:28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345999899083" calcext:value-type="float">
            <text:p>72.6345999899083</text:p>
          </table:table-cell>
          <table:table-cell office:value-type="float" office:value="982.237539684078" calcext:value-type="float">
            <text:p>982.237539684078</text:p>
          </table:table-cell>
          <table:table-cell office:value-type="float" office:value="4086928" calcext:value-type="float">
            <text:p>4086928</text:p>
          </table:table-cell>
          <table:table-cell office:value-type="float" office:value="2028188" calcext:value-type="float">
            <text:p>2028188</text:p>
          </table:table-cell>
          <table:table-cell office:value-type="float" office:value="234413" calcext:value-type="float">
            <text:p>234413</text:p>
          </table:table-cell>
          <table:table-cell office:value-type="float" office:value="309316" calcext:value-type="float">
            <text:p>309316</text:p>
          </table:table-cell>
          <table:table-cell office:value-type="float" office:value="226908" calcext:value-type="float">
            <text:p>22690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72" calcext:value-type="float">
            <text:p>220072</text:p>
          </table:table-cell>
          <table:table-cell office:value-type="float" office:value="220459" calcext:value-type="float">
            <text:p>220459</text:p>
          </table:table-cell>
          <table:table-cell office:value-type="float" office:value="2.43599920701971" calcext:value-type="float">
            <text:p>2.43599920701971</text:p>
          </table:table-cell>
          <table:table-cell office:value-type="float" office:value="1.20889439688854" calcext:value-type="float">
            <text:p>1.20889439688854</text:p>
          </table:table-cell>
          <table:table-cell office:value-type="float" office:value="0.139721052613384" calcext:value-type="float">
            <text:p>0.139721052613384</text:p>
          </table:table-cell>
          <table:table-cell office:value-type="float" office:value="0.184366725011674" calcext:value-type="float">
            <text:p>0.184366725011674</text:p>
          </table:table-cell>
          <table:table-cell office:value-type="float" office:value="0.135247723489728" calcext:value-type="float">
            <text:p>0.135247723489728</text:p>
          </table:table-cell>
          <table:table-cell office:value-type="float" office:value="5" calcext:value-type="float">
            <text:p>5</text:p>
          </table:table-cell>
          <table:table-cell office:value-type="float" office:value="0.131173149487156" calcext:value-type="float">
            <text:p>0.131173149487156</text:p>
          </table:table-cell>
          <table:table-cell office:value-type="float" office:value="0.131403819489934" calcext:value-type="float">
            <text:p>0.131403819489934</text:p>
          </table:table-cell>
          <table:table-cell office:value-type="float" office:value="-222.055789477323" calcext:value-type="float">
            <text:p>-222.055789477323</text:p>
          </table:table-cell>
          <table:table-cell office:value-type="float" office:value="-213.126654997665" calcext:value-type="float">
            <text:p>-213.126654997665</text:p>
          </table:table-cell>
          <table:table-cell office:value-type="float" office:value="-222.950455302054" calcext:value-type="float">
            <text:p>-222.950455302054</text:p>
          </table:table-cell>
          <table:table-cell office:value-type="float" office:value="750" calcext:value-type="float">
            <text:p>750</text:p>
          </table:table-cell>
          <table:table-cell office:value-type="float" office:value="-223.765370102569" calcext:value-type="float">
            <text:p>-223.765370102569</text:p>
          </table:table-cell>
        </table:table-row>
        <table:table-row table:style-name="ro1">
          <table:table-cell office:value-type="string" calcext:value-type="string">
            <text:p>2019-12-02 22:14:29</text:p>
          </table:table-cell>
          <table:table-cell office:value-type="float" office:value="24.5437484901922" calcext:value-type="float">
            <text:p>24.5437484901922</text:p>
          </table:table-cell>
          <table:table-cell office:value-type="float" office:value="72.6551872141771" calcext:value-type="float">
            <text:p>72.6551872141771</text:p>
          </table:table-cell>
          <table:table-cell office:value-type="float" office:value="982.138082003406" calcext:value-type="float">
            <text:p>982.138082003406</text:p>
          </table:table-cell>
          <table:table-cell office:value-type="float" office:value="4086897" calcext:value-type="float">
            <text:p>4086897</text:p>
          </table:table-cell>
          <table:table-cell office:value-type="float" office:value="2013476" calcext:value-type="float">
            <text:p>2013476</text:p>
          </table:table-cell>
          <table:table-cell office:value-type="float" office:value="234574" calcext:value-type="float">
            <text:p>234574</text:p>
          </table:table-cell>
          <table:table-cell office:value-type="float" office:value="308938" calcext:value-type="float">
            <text:p>308938</text:p>
          </table:table-cell>
          <table:table-cell office:value-type="float" office:value="225863" calcext:value-type="float">
            <text:p>2258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45" calcext:value-type="float">
            <text:p>220345</text:p>
          </table:table-cell>
          <table:table-cell office:value-type="float" office:value="220436" calcext:value-type="float">
            <text:p>220436</text:p>
          </table:table-cell>
          <table:table-cell office:value-type="float" office:value="2.43598072957763" calcext:value-type="float">
            <text:p>2.43598072957763</text:p>
          </table:table-cell>
          <table:table-cell office:value-type="float" office:value="1.20012536050384" calcext:value-type="float">
            <text:p>1.20012536050384</text:p>
          </table:table-cell>
          <table:table-cell office:value-type="float" office:value="0.139817016102912" calcext:value-type="float">
            <text:p>0.139817016102912</text:p>
          </table:table-cell>
          <table:table-cell office:value-type="float" office:value="0.184141419427564" calcext:value-type="float">
            <text:p>0.184141419427564</text:p>
          </table:table-cell>
          <table:table-cell office:value-type="float" office:value="0.134624854877574" calcext:value-type="float">
            <text:p>0.134624854877574</text:p>
          </table:table-cell>
          <table:table-cell office:value-type="float" office:value="5" calcext:value-type="float">
            <text:p>5</text:p>
          </table:table-cell>
          <table:table-cell office:value-type="float" office:value="0.13133587018679" calcext:value-type="float">
            <text:p>0.13133587018679</text:p>
          </table:table-cell>
          <table:table-cell office:value-type="float" office:value="0.131390110420002" calcext:value-type="float">
            <text:p>0.131390110420002</text:p>
          </table:table-cell>
          <table:table-cell office:value-type="float" office:value="-222.036596779418" calcext:value-type="float">
            <text:p>-222.036596779418</text:p>
          </table:table-cell>
          <table:table-cell office:value-type="float" office:value="-213.171716114487" calcext:value-type="float">
            <text:p>-213.171716114487</text:p>
          </table:table-cell>
          <table:table-cell office:value-type="float" office:value="-223.075029024485" calcext:value-type="float">
            <text:p>-223.075029024485</text:p>
          </table:table-cell>
          <table:table-cell office:value-type="float" office:value="750" calcext:value-type="float">
            <text:p>750</text:p>
          </table:table-cell>
          <table:table-cell office:value-type="float" office:value="-223.732825962642" calcext:value-type="float">
            <text:p>-223.732825962642</text:p>
          </table:table-cell>
        </table:table-row>
        <table:table-row table:style-name="ro1">
          <table:table-cell office:value-type="string" calcext:value-type="string">
            <text:p>2019-12-02 22:14:30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613136148647" calcext:value-type="float">
            <text:p>72.6613136148647</text:p>
          </table:table-cell>
          <table:table-cell office:value-type="float" office:value="982.155126438614" calcext:value-type="float">
            <text:p>982.155126438614</text:p>
          </table:table-cell>
          <table:table-cell office:value-type="float" office:value="4086828" calcext:value-type="float">
            <text:p>4086828</text:p>
          </table:table-cell>
          <table:table-cell office:value-type="float" office:value="2013434" calcext:value-type="float">
            <text:p>2013434</text:p>
          </table:table-cell>
          <table:table-cell office:value-type="float" office:value="234520" calcext:value-type="float">
            <text:p>234520</text:p>
          </table:table-cell>
          <table:table-cell office:value-type="float" office:value="308731" calcext:value-type="float">
            <text:p>308731</text:p>
          </table:table-cell>
          <table:table-cell office:value-type="float" office:value="224958" calcext:value-type="float">
            <text:p>224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59" calcext:value-type="float">
            <text:p>220559</text:p>
          </table:table-cell>
          <table:table-cell office:value-type="float" office:value="220309" calcext:value-type="float">
            <text:p>220309</text:p>
          </table:table-cell>
          <table:table-cell office:value-type="float" office:value="2.43593960236783" calcext:value-type="float">
            <text:p>2.43593960236783</text:p>
          </table:table-cell>
          <table:table-cell office:value-type="float" office:value="1.20010032655005" calcext:value-type="float">
            <text:p>1.20010032655005</text:p>
          </table:table-cell>
          <table:table-cell office:value-type="float" office:value="0.139784829590896" calcext:value-type="float">
            <text:p>0.139784829590896</text:p>
          </table:table-cell>
          <table:table-cell office:value-type="float" office:value="0.184018037798171" calcext:value-type="float">
            <text:p>0.184018037798171</text:p>
          </table:table-cell>
          <table:table-cell office:value-type="float" office:value="0.134085432778052" calcext:value-type="float">
            <text:p>0.134085432778052</text:p>
          </table:table-cell>
          <table:table-cell office:value-type="float" office:value="5" calcext:value-type="float">
            <text:p>5</text:p>
          </table:table-cell>
          <table:table-cell office:value-type="float" office:value="0.131463424141815" calcext:value-type="float">
            <text:p>0.131463424141815</text:p>
          </table:table-cell>
          <table:table-cell office:value-type="float" office:value="0.131314412512113" calcext:value-type="float">
            <text:p>0.131314412512113</text:p>
          </table:table-cell>
          <table:table-cell office:value-type="float" office:value="-222.043034081821" calcext:value-type="float">
            <text:p>-222.043034081821</text:p>
          </table:table-cell>
          <table:table-cell office:value-type="float" office:value="-213.196392440366" calcext:value-type="float">
            <text:p>-213.196392440366</text:p>
          </table:table-cell>
          <table:table-cell office:value-type="float" office:value="-223.182913444389" calcext:value-type="float">
            <text:p>-223.182913444389</text:p>
          </table:table-cell>
          <table:table-cell office:value-type="float" office:value="750" calcext:value-type="float">
            <text:p>750</text:p>
          </table:table-cell>
          <table:table-cell office:value-type="float" office:value="-223.707315171637" calcext:value-type="float">
            <text:p>-223.707315171637</text:p>
          </table:table-cell>
        </table:table-row>
        <table:table-row table:style-name="ro1">
          <table:table-cell office:value-type="string" calcext:value-type="string">
            <text:p>2019-12-02 22:14:31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670482660092" calcext:value-type="float">
            <text:p>72.6670482660092</text:p>
          </table:table-cell>
          <table:table-cell office:value-type="float" office:value="982.218591311035" calcext:value-type="float">
            <text:p>982.218591311035</text:p>
          </table:table-cell>
          <table:table-cell office:value-type="float" office:value="4086892" calcext:value-type="float">
            <text:p>4086892</text:p>
          </table:table-cell>
          <table:table-cell office:value-type="float" office:value="2031964" calcext:value-type="float">
            <text:p>2031964</text:p>
          </table:table-cell>
          <table:table-cell office:value-type="float" office:value="234712" calcext:value-type="float">
            <text:p>234712</text:p>
          </table:table-cell>
          <table:table-cell office:value-type="float" office:value="308376" calcext:value-type="float">
            <text:p>308376</text:p>
          </table:table-cell>
          <table:table-cell office:value-type="float" office:value="224161" calcext:value-type="float">
            <text:p>2241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9" calcext:value-type="float">
            <text:p>220859</text:p>
          </table:table-cell>
          <table:table-cell office:value-type="float" office:value="220280" calcext:value-type="float">
            <text:p>220280</text:p>
          </table:table-cell>
          <table:table-cell office:value-type="float" office:value="2.43597774934503" calcext:value-type="float">
            <text:p>2.43597774934503</text:p>
          </table:table-cell>
          <table:table-cell office:value-type="float" office:value="1.21114506854356" calcext:value-type="float">
            <text:p>1.21114506854356</text:p>
          </table:table-cell>
          <table:table-cell office:value-type="float" office:value="0.139899270522508" calcext:value-type="float">
            <text:p>0.139899270522508</text:p>
          </table:table-cell>
          <table:table-cell office:value-type="float" office:value="0.183806441283994" calcext:value-type="float">
            <text:p>0.183806441283994</text:p>
          </table:table-cell>
          <table:table-cell office:value-type="float" office:value="0.133610383702562" calcext:value-type="float">
            <text:p>0.133610383702562</text:p>
          </table:table-cell>
          <table:table-cell office:value-type="float" office:value="5" calcext:value-type="float">
            <text:p>5</text:p>
          </table:table-cell>
          <table:table-cell office:value-type="float" office:value="0.131642238097458" calcext:value-type="float">
            <text:p>0.131642238097458</text:p>
          </table:table-cell>
          <table:table-cell office:value-type="float" office:value="0.131297127163068" calcext:value-type="float">
            <text:p>0.131297127163068</text:p>
          </table:table-cell>
          <table:table-cell office:value-type="float" office:value="-222.020145895498" calcext:value-type="float">
            <text:p>-222.020145895498</text:p>
          </table:table-cell>
          <table:table-cell office:value-type="float" office:value="-213.238711743201" calcext:value-type="float">
            <text:p>-213.238711743201</text:p>
          </table:table-cell>
          <table:table-cell office:value-type="float" office:value="-223.277923259488" calcext:value-type="float">
            <text:p>-223.277923259488</text:p>
          </table:table-cell>
          <table:table-cell office:value-type="float" office:value="750" calcext:value-type="float">
            <text:p>750</text:p>
          </table:table-cell>
          <table:table-cell office:value-type="float" office:value="-223.671552380508" calcext:value-type="float">
            <text:p>-223.671552380508</text:p>
          </table:table-cell>
        </table:table-row>
        <table:table-row table:style-name="ro1">
          <table:table-cell office:value-type="string" calcext:value-type="string">
            <text:p>2019-12-02 22:14:33</text:p>
          </table:table-cell>
          <table:table-cell office:value-type="float" office:value="24.5437484901922" calcext:value-type="float">
            <text:p>24.5437484901922</text:p>
          </table:table-cell>
          <table:table-cell office:value-type="float" office:value="72.6712149533336" calcext:value-type="float">
            <text:p>72.6712149533336</text:p>
          </table:table-cell>
          <table:table-cell office:value-type="float" office:value="982.165552605879" calcext:value-type="float">
            <text:p>982.165552605879</text:p>
          </table:table-cell>
          <table:table-cell office:value-type="float" office:value="4086829" calcext:value-type="float">
            <text:p>4086829</text:p>
          </table:table-cell>
          <table:table-cell office:value-type="float" office:value="2033759" calcext:value-type="float">
            <text:p>2033759</text:p>
          </table:table-cell>
          <table:table-cell office:value-type="float" office:value="234955" calcext:value-type="float">
            <text:p>234955</text:p>
          </table:table-cell>
          <table:table-cell office:value-type="float" office:value="308226" calcext:value-type="float">
            <text:p>308226</text:p>
          </table:table-cell>
          <table:table-cell office:value-type="float" office:value="224109" calcext:value-type="float">
            <text:p>2241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11" calcext:value-type="float">
            <text:p>220811</text:p>
          </table:table-cell>
          <table:table-cell office:value-type="float" office:value="220309" calcext:value-type="float">
            <text:p>220309</text:p>
          </table:table-cell>
          <table:table-cell office:value-type="float" office:value="2.43594019841435" calcext:value-type="float">
            <text:p>2.43594019841435</text:p>
          </table:table-cell>
          <table:table-cell office:value-type="float" office:value="1.21221497204482" calcext:value-type="float">
            <text:p>1.21221497204482</text:p>
          </table:table-cell>
          <table:table-cell office:value-type="float" office:value="0.140044109826578" calcext:value-type="float">
            <text:p>0.140044109826578</text:p>
          </table:table-cell>
          <table:table-cell office:value-type="float" office:value="0.183717034306173" calcext:value-type="float">
            <text:p>0.183717034306173</text:p>
          </table:table-cell>
          <table:table-cell office:value-type="float" office:value="0.133579389283584" calcext:value-type="float">
            <text:p>0.133579389283584</text:p>
          </table:table-cell>
          <table:table-cell office:value-type="float" office:value="5" calcext:value-type="float">
            <text:p>5</text:p>
          </table:table-cell>
          <table:table-cell office:value-type="float" office:value="0.131613627864555" calcext:value-type="float">
            <text:p>0.131613627864555</text:p>
          </table:table-cell>
          <table:table-cell office:value-type="float" office:value="0.131314412512113" calcext:value-type="float">
            <text:p>0.131314412512113</text:p>
          </table:table-cell>
          <table:table-cell office:value-type="float" office:value="-221.991178034684" calcext:value-type="float">
            <text:p>-221.991178034684</text:p>
          </table:table-cell>
          <table:table-cell office:value-type="float" office:value="-213.256593138765" calcext:value-type="float">
            <text:p>-213.256593138765</text:p>
          </table:table-cell>
          <table:table-cell office:value-type="float" office:value="-223.284122143283" calcext:value-type="float">
            <text:p>-223.284122143283</text:p>
          </table:table-cell>
          <table:table-cell office:value-type="float" office:value="750" calcext:value-type="float">
            <text:p>750</text:p>
          </table:table-cell>
          <table:table-cell office:value-type="float" office:value="-223.677274427089" calcext:value-type="float">
            <text:p>-223.677274427089</text:p>
          </table:table-cell>
        </table:table-row>
        <table:table-row table:style-name="ro1">
          <table:table-cell office:value-type="string" calcext:value-type="string">
            <text:p>2019-12-02 22:14:34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719990052008" calcext:value-type="float">
            <text:p>72.6719990052008</text:p>
          </table:table-cell>
          <table:table-cell office:value-type="float" office:value="982.155126438614" calcext:value-type="float">
            <text:p>982.155126438614</text:p>
          </table:table-cell>
          <table:table-cell office:value-type="float" office:value="4086830" calcext:value-type="float">
            <text:p>4086830</text:p>
          </table:table-cell>
          <table:table-cell office:value-type="float" office:value="2013810" calcext:value-type="float">
            <text:p>2013810</text:p>
          </table:table-cell>
          <table:table-cell office:value-type="float" office:value="234788" calcext:value-type="float">
            <text:p>234788</text:p>
          </table:table-cell>
          <table:table-cell office:value-type="float" office:value="307997" calcext:value-type="float">
            <text:p>307997</text:p>
          </table:table-cell>
          <table:table-cell office:value-type="float" office:value="224886" calcext:value-type="float">
            <text:p>2248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48" calcext:value-type="float">
            <text:p>220648</text:p>
          </table:table-cell>
          <table:table-cell office:value-type="float" office:value="220315" calcext:value-type="float">
            <text:p>220315</text:p>
          </table:table-cell>
          <table:table-cell office:value-type="float" office:value="2.43594079446087" calcext:value-type="float">
            <text:p>2.43594079446087</text:p>
          </table:table-cell>
          <table:table-cell office:value-type="float" office:value="1.20032444004112" calcext:value-type="float">
            <text:p>1.20032444004112</text:p>
          </table:table-cell>
          <table:table-cell office:value-type="float" office:value="0.139944570057937" calcext:value-type="float">
            <text:p>0.139944570057937</text:p>
          </table:table-cell>
          <table:table-cell office:value-type="float" office:value="0.183580539653366" calcext:value-type="float">
            <text:p>0.183580539653366</text:p>
          </table:table-cell>
          <table:table-cell office:value-type="float" office:value="0.134042517428698" calcext:value-type="float">
            <text:p>0.134042517428698</text:p>
          </table:table-cell>
          <table:table-cell office:value-type="float" office:value="5" calcext:value-type="float">
            <text:p>5</text:p>
          </table:table-cell>
          <table:table-cell office:value-type="float" office:value="0.131516472281989" calcext:value-type="float">
            <text:p>0.131516472281989</text:p>
          </table:table-cell>
          <table:table-cell office:value-type="float" office:value="0.131317988791226" calcext:value-type="float">
            <text:p>0.131317988791226</text:p>
          </table:table-cell>
          <table:table-cell office:value-type="float" office:value="-222.011085988413" calcext:value-type="float">
            <text:p>-222.011085988413</text:p>
          </table:table-cell>
          <table:table-cell office:value-type="float" office:value="-213.283892069327" calcext:value-type="float">
            <text:p>-213.283892069327</text:p>
          </table:table-cell>
          <table:table-cell office:value-type="float" office:value="-223.19149651426" calcext:value-type="float">
            <text:p>-223.19149651426</text:p>
          </table:table-cell>
          <table:table-cell office:value-type="float" office:value="750" calcext:value-type="float">
            <text:p>750</text:p>
          </table:table-cell>
          <table:table-cell office:value-type="float" office:value="-223.696705543602" calcext:value-type="float">
            <text:p>-223.696705543602</text:p>
          </table:table-cell>
        </table:table-row>
        <table:table-row table:style-name="ro1">
          <table:table-cell office:value-type="string" calcext:value-type="string">
            <text:p>2019-12-02 22:14:35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719990052008" calcext:value-type="float">
            <text:p>72.6719990052008</text:p>
          </table:table-cell>
          <table:table-cell office:value-type="float" office:value="982.182597498721" calcext:value-type="float">
            <text:p>982.182597498721</text:p>
          </table:table-cell>
          <table:table-cell office:value-type="float" office:value="4088658" calcext:value-type="float">
            <text:p>4088658</text:p>
          </table:table-cell>
          <table:table-cell office:value-type="float" office:value="2031594" calcext:value-type="float">
            <text:p>2031594</text:p>
          </table:table-cell>
          <table:table-cell office:value-type="float" office:value="235151" calcext:value-type="float">
            <text:p>235151</text:p>
          </table:table-cell>
          <table:table-cell office:value-type="float" office:value="307628" calcext:value-type="float">
            <text:p>307628</text:p>
          </table:table-cell>
          <table:table-cell office:value-type="float" office:value="224026" calcext:value-type="float">
            <text:p>2240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06" calcext:value-type="float">
            <text:p>220906</text:p>
          </table:table-cell>
          <table:table-cell office:value-type="float" office:value="220295" calcext:value-type="float">
            <text:p>220295</text:p>
          </table:table-cell>
          <table:table-cell office:value-type="float" office:value="2.43703036749725" calcext:value-type="float">
            <text:p>2.43703036749725</text:p>
          </table:table-cell>
          <table:table-cell office:value-type="float" office:value="1.2109245313316" calcext:value-type="float">
            <text:p>1.2109245313316</text:p>
          </table:table-cell>
          <table:table-cell office:value-type="float" office:value="0.140160934944264" calcext:value-type="float">
            <text:p>0.140160934944264</text:p>
          </table:table-cell>
          <table:table-cell office:value-type="float" office:value="0.183360598487925" calcext:value-type="float">
            <text:p>0.183360598487925</text:p>
          </table:table-cell>
          <table:table-cell office:value-type="float" office:value="0.133529917422523" calcext:value-type="float">
            <text:p>0.133529917422523</text:p>
          </table:table-cell>
          <table:table-cell office:value-type="float" office:value="5" calcext:value-type="float">
            <text:p>5</text:p>
          </table:table-cell>
          <table:table-cell office:value-type="float" office:value="0.131670252283842" calcext:value-type="float">
            <text:p>0.131670252283842</text:p>
          </table:table-cell>
          <table:table-cell office:value-type="float" office:value="0.13130606786085" calcext:value-type="float">
            <text:p>0.13130606786085</text:p>
          </table:table-cell>
          <table:table-cell office:value-type="float" office:value="-221.967813011147" calcext:value-type="float">
            <text:p>-221.967813011147</text:p>
          </table:table-cell>
          <table:table-cell office:value-type="float" office:value="-213.327880302415" calcext:value-type="float">
            <text:p>-213.327880302415</text:p>
          </table:table-cell>
          <table:table-cell office:value-type="float" office:value="-223.294016515495" calcext:value-type="float">
            <text:p>-223.294016515495</text:p>
          </table:table-cell>
          <table:table-cell office:value-type="float" office:value="750" calcext:value-type="float">
            <text:p>750</text:p>
          </table:table-cell>
          <table:table-cell office:value-type="float" office:value="-223.665949543232" calcext:value-type="float">
            <text:p>-223.665949543232</text:p>
          </table:table-cell>
        </table:table-row>
        <table:table-row table:style-name="ro1">
          <table:table-cell office:value-type="string" calcext:value-type="string">
            <text:p>2019-12-02 22:14:36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6674402081499" calcext:value-type="float">
            <text:p>72.6674402081499</text:p>
          </table:table-cell>
          <table:table-cell office:value-type="float" office:value="982.254585639535" calcext:value-type="float">
            <text:p>982.254585639535</text:p>
          </table:table-cell>
          <table:table-cell office:value-type="float" office:value="4086974" calcext:value-type="float">
            <text:p>4086974</text:p>
          </table:table-cell>
          <table:table-cell office:value-type="float" office:value="2033531" calcext:value-type="float">
            <text:p>2033531</text:p>
          </table:table-cell>
          <table:table-cell office:value-type="float" office:value="235214" calcext:value-type="float">
            <text:p>235214</text:p>
          </table:table-cell>
          <table:table-cell office:value-type="float" office:value="307709" calcext:value-type="float">
            <text:p>307709</text:p>
          </table:table-cell>
          <table:table-cell office:value-type="float" office:value="224364" calcext:value-type="float">
            <text:p>2243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02" calcext:value-type="float">
            <text:p>220702</text:p>
          </table:table-cell>
          <table:table-cell office:value-type="float" office:value="220257" calcext:value-type="float">
            <text:p>220257</text:p>
          </table:table-cell>
          <table:table-cell office:value-type="float" office:value="2.43602662515958" calcext:value-type="float">
            <text:p>2.43602662515958</text:p>
          </table:table-cell>
          <table:table-cell office:value-type="float" office:value="1.21207907343853" calcext:value-type="float">
            <text:p>1.21207907343853</text:p>
          </table:table-cell>
          <table:table-cell office:value-type="float" office:value="0.140198485874949" calcext:value-type="float">
            <text:p>0.140198485874949</text:p>
          </table:table-cell>
          <table:table-cell office:value-type="float" office:value="0.183408878255949" calcext:value-type="float">
            <text:p>0.183408878255949</text:p>
          </table:table-cell>
          <table:table-cell office:value-type="float" office:value="0.13373138114588" calcext:value-type="float">
            <text:p>0.13373138114588</text:p>
          </table:table-cell>
          <table:table-cell office:value-type="float" office:value="5" calcext:value-type="float">
            <text:p>5</text:p>
          </table:table-cell>
          <table:table-cell office:value-type="float" office:value="0.131548658794005" calcext:value-type="float">
            <text:p>0.131548658794005</text:p>
          </table:table-cell>
          <table:table-cell office:value-type="float" office:value="0.131283418093135" calcext:value-type="float">
            <text:p>0.131283418093135</text:p>
          </table:table-cell>
          <table:table-cell office:value-type="float" office:value="-221.96030282501" calcext:value-type="float">
            <text:p>-221.96030282501</text:p>
          </table:table-cell>
          <table:table-cell office:value-type="float" office:value="-213.31822434881" calcext:value-type="float">
            <text:p>-213.31822434881</text:p>
          </table:table-cell>
          <table:table-cell office:value-type="float" office:value="-223.253723770824" calcext:value-type="float">
            <text:p>-223.253723770824</text:p>
          </table:table-cell>
          <table:table-cell office:value-type="float" office:value="750" calcext:value-type="float">
            <text:p>750</text:p>
          </table:table-cell>
          <table:table-cell office:value-type="float" office:value="-223.690268241199" calcext:value-type="float">
            <text:p>-223.690268241199</text:p>
          </table:table-cell>
        </table:table-row>
        <table:table-row table:style-name="ro1">
          <table:table-cell office:value-type="string" calcext:value-type="string">
            <text:p>2019-12-02 22:14:38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617055067258" calcext:value-type="float">
            <text:p>72.6617055067258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6869" calcext:value-type="float">
            <text:p>4086869</text:p>
          </table:table-cell>
          <table:table-cell office:value-type="float" office:value="2011842" calcext:value-type="float">
            <text:p>2011842</text:p>
          </table:table-cell>
          <table:table-cell office:value-type="float" office:value="235312" calcext:value-type="float">
            <text:p>235312</text:p>
          </table:table-cell>
          <table:table-cell office:value-type="float" office:value="307541" calcext:value-type="float">
            <text:p>307541</text:p>
          </table:table-cell>
          <table:table-cell office:value-type="float" office:value="225458" calcext:value-type="float">
            <text:p>2254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75" calcext:value-type="float">
            <text:p>220375</text:p>
          </table:table-cell>
          <table:table-cell office:value-type="float" office:value="220354" calcext:value-type="float">
            <text:p>220354</text:p>
          </table:table-cell>
          <table:table-cell office:value-type="float" office:value="2.4359640402751" calcext:value-type="float">
            <text:p>2.4359640402751</text:p>
          </table:table-cell>
          <table:table-cell office:value-type="float" office:value="1.1991514204921" calcext:value-type="float">
            <text:p>1.1991514204921</text:p>
          </table:table-cell>
          <table:table-cell office:value-type="float" office:value="0.140256898433792" calcext:value-type="float">
            <text:p>0.140256898433792</text:p>
          </table:table-cell>
          <table:table-cell office:value-type="float" office:value="0.183308742440789" calcext:value-type="float">
            <text:p>0.183308742440789</text:p>
          </table:table-cell>
          <table:table-cell office:value-type="float" office:value="0.134383456037457" calcext:value-type="float">
            <text:p>0.134383456037457</text:p>
          </table:table-cell>
          <table:table-cell office:value-type="float" office:value="5" calcext:value-type="float">
            <text:p>5</text:p>
          </table:table-cell>
          <table:table-cell office:value-type="float" office:value="0.131353751582354" calcext:value-type="float">
            <text:p>0.131353751582354</text:p>
          </table:table-cell>
          <table:table-cell office:value-type="float" office:value="0.13134123460546" calcext:value-type="float">
            <text:p>0.13134123460546</text:p>
          </table:table-cell>
          <table:table-cell office:value-type="float" office:value="-221.948620313242" calcext:value-type="float">
            <text:p>-221.948620313242</text:p>
          </table:table-cell>
          <table:table-cell office:value-type="float" office:value="-213.338251511842" calcext:value-type="float">
            <text:p>-213.338251511842</text:p>
          </table:table-cell>
          <table:table-cell office:value-type="float" office:value="-223.123308792509" calcext:value-type="float">
            <text:p>-223.123308792509</text:p>
          </table:table-cell>
          <table:table-cell office:value-type="float" office:value="750" calcext:value-type="float">
            <text:p>750</text:p>
          </table:table-cell>
          <table:table-cell office:value-type="float" office:value="-223.729249683529" calcext:value-type="float">
            <text:p>-223.729249683529</text:p>
          </table:table-cell>
        </table:table-row>
        <table:table-row table:style-name="ro1">
          <table:table-cell office:value-type="string" calcext:value-type="string">
            <text:p>2019-12-02 22:14:39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559709069152" calcext:value-type="float">
            <text:p>72.6559709069152</text:p>
          </table:table-cell>
          <table:table-cell office:value-type="float" office:value="982.210068580542" calcext:value-type="float">
            <text:p>982.210068580542</text:p>
          </table:table-cell>
          <table:table-cell office:value-type="float" office:value="4088538" calcext:value-type="float">
            <text:p>4088538</text:p>
          </table:table-cell>
          <table:table-cell office:value-type="float" office:value="2031826" calcext:value-type="float">
            <text:p>2031826</text:p>
          </table:table-cell>
          <table:table-cell office:value-type="float" office:value="235060" calcext:value-type="float">
            <text:p>235060</text:p>
          </table:table-cell>
          <table:table-cell office:value-type="float" office:value="307402" calcext:value-type="float">
            <text:p>307402</text:p>
          </table:table-cell>
          <table:table-cell office:value-type="float" office:value="226967" calcext:value-type="float">
            <text:p>226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93" calcext:value-type="float">
            <text:p>219893</text:p>
          </table:table-cell>
          <table:table-cell office:value-type="float" office:value="220421" calcext:value-type="float">
            <text:p>220421</text:p>
          </table:table-cell>
          <table:table-cell office:value-type="float" office:value="2.43695884191499" calcext:value-type="float">
            <text:p>2.43695884191499</text:p>
          </table:table-cell>
          <table:table-cell office:value-type="float" office:value="1.21106281412397" calcext:value-type="float">
            <text:p>1.21106281412397</text:p>
          </table:table-cell>
          <table:table-cell office:value-type="float" office:value="0.140106694711053" calcext:value-type="float">
            <text:p>0.140106694711053</text:p>
          </table:table-cell>
          <table:table-cell office:value-type="float" office:value="0.183225891974675" calcext:value-type="float">
            <text:p>0.183225891974675</text:p>
          </table:table-cell>
          <table:table-cell office:value-type="float" office:value="0.135282890234338" calcext:value-type="float">
            <text:p>0.135282890234338</text:p>
          </table:table-cell>
          <table:table-cell office:value-type="float" office:value="5" calcext:value-type="float">
            <text:p>5</text:p>
          </table:table-cell>
          <table:table-cell office:value-type="float" office:value="0.131066457160289" calcext:value-type="float">
            <text:p>0.131066457160289</text:p>
          </table:table-cell>
          <table:table-cell office:value-type="float" office:value="0.13138116972222" calcext:value-type="float">
            <text:p>0.13138116972222</text:p>
          </table:table-cell>
          <table:table-cell office:value-type="float" office:value="-221.978661057789" calcext:value-type="float">
            <text:p>-221.978661057789</text:p>
          </table:table-cell>
          <table:table-cell office:value-type="float" office:value="-213.354821605065" calcext:value-type="float">
            <text:p>-213.354821605065</text:p>
          </table:table-cell>
          <table:table-cell office:value-type="float" office:value="-222.943421953132" calcext:value-type="float">
            <text:p>-222.943421953132</text:p>
          </table:table-cell>
          <table:table-cell office:value-type="float" office:value="750" calcext:value-type="float">
            <text:p>750</text:p>
          </table:table-cell>
          <table:table-cell office:value-type="float" office:value="-223.786708567942" calcext:value-type="float">
            <text:p>-223.786708567942</text:p>
          </table:table-cell>
        </table:table-row>
        <table:table-row table:style-name="ro1">
          <table:table-cell office:value-type="string" calcext:value-type="string">
            <text:p>2019-12-02 22:14:40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563627389213" calcext:value-type="float">
            <text:p>72.6563627389213</text:p>
          </table:table-cell>
          <table:table-cell office:value-type="float" office:value="982.218591311035" calcext:value-type="float">
            <text:p>982.218591311035</text:p>
          </table:table-cell>
          <table:table-cell office:value-type="float" office:value="4087182" calcext:value-type="float">
            <text:p>4087182</text:p>
          </table:table-cell>
          <table:table-cell office:value-type="float" office:value="2034246" calcext:value-type="float">
            <text:p>2034246</text:p>
          </table:table-cell>
          <table:table-cell office:value-type="float" office:value="234963" calcext:value-type="float">
            <text:p>234963</text:p>
          </table:table-cell>
          <table:table-cell office:value-type="float" office:value="307034" calcext:value-type="float">
            <text:p>307034</text:p>
          </table:table-cell>
          <table:table-cell office:value-type="float" office:value="227034" calcext:value-type="float">
            <text:p>2270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34" calcext:value-type="float">
            <text:p>219934</text:p>
          </table:table-cell>
          <table:table-cell office:value-type="float" office:value="220327" calcext:value-type="float">
            <text:p>220327</text:p>
          </table:table-cell>
          <table:table-cell office:value-type="float" office:value="2.43615060283549" calcext:value-type="float">
            <text:p>2.43615060283549</text:p>
          </table:table-cell>
          <table:table-cell office:value-type="float" office:value="1.21250524669948" calcext:value-type="float">
            <text:p>1.21250524669948</text:p>
          </table:table-cell>
          <table:table-cell office:value-type="float" office:value="0.140048878198728" calcext:value-type="float">
            <text:p>0.140048878198728</text:p>
          </table:table-cell>
          <table:table-cell office:value-type="float" office:value="0.183006546855753" calcext:value-type="float">
            <text:p>0.183006546855753</text:p>
          </table:table-cell>
          <table:table-cell office:value-type="float" office:value="0.135322825351098" calcext:value-type="float">
            <text:p>0.135322825351098</text:p>
          </table:table-cell>
          <table:table-cell office:value-type="float" office:value="5" calcext:value-type="float">
            <text:p>5</text:p>
          </table:table-cell>
          <table:table-cell office:value-type="float" office:value="0.13109089506756" calcext:value-type="float">
            <text:p>0.13109089506756</text:p>
          </table:table-cell>
          <table:table-cell office:value-type="float" office:value="0.131325141349452" calcext:value-type="float">
            <text:p>0.131325141349452</text:p>
          </table:table-cell>
          <table:table-cell office:value-type="float" office:value="-221.990224360254" calcext:value-type="float">
            <text:p>-221.990224360254</text:p>
          </table:table-cell>
          <table:table-cell office:value-type="float" office:value="-213.398690628849" calcext:value-type="float">
            <text:p>-213.398690628849</text:p>
          </table:table-cell>
          <table:table-cell office:value-type="float" office:value="-222.93543492978" calcext:value-type="float">
            <text:p>-222.93543492978</text:p>
          </table:table-cell>
          <table:table-cell office:value-type="float" office:value="750" calcext:value-type="float">
            <text:p>750</text:p>
          </table:table-cell>
          <table:table-cell office:value-type="float" office:value="-223.781820986488" calcext:value-type="float">
            <text:p>-223.781820986488</text:p>
          </table:table-cell>
        </table:table-row>
        <table:table-row table:style-name="ro1">
          <table:table-cell office:value-type="string" calcext:value-type="string">
            <text:p>2019-12-02 22:14:42</text:p>
          </table:table-cell>
          <table:table-cell office:value-type="float" office:value="24.5488024704391" calcext:value-type="float">
            <text:p>24.5488024704391</text:p>
          </table:table-cell>
          <table:table-cell office:value-type="float" office:value="72.6716069840548" calcext:value-type="float">
            <text:p>72.6716069840548</text:p>
          </table:table-cell>
          <table:table-cell office:value-type="float" office:value="982.174075033881" calcext:value-type="float">
            <text:p>982.174075033881</text:p>
          </table:table-cell>
          <table:table-cell office:value-type="float" office:value="4087200" calcext:value-type="float">
            <text:p>4087200</text:p>
          </table:table-cell>
          <table:table-cell office:value-type="float" office:value="2018789" calcext:value-type="float">
            <text:p>2018789</text:p>
          </table:table-cell>
          <table:table-cell office:value-type="float" office:value="234903" calcext:value-type="float">
            <text:p>234903</text:p>
          </table:table-cell>
          <table:table-cell office:value-type="float" office:value="306676" calcext:value-type="float">
            <text:p>306676</text:p>
          </table:table-cell>
          <table:table-cell office:value-type="float" office:value="226301" calcext:value-type="float">
            <text:p>2263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23" calcext:value-type="float">
            <text:p>220223</text:p>
          </table:table-cell>
          <table:table-cell office:value-type="float" office:value="220438" calcext:value-type="float">
            <text:p>220438</text:p>
          </table:table-cell>
          <table:table-cell office:value-type="float" office:value="2.43616133167283" calcext:value-type="float">
            <text:p>2.43616133167283</text:p>
          </table:table-cell>
          <table:table-cell office:value-type="float" office:value="1.20329215565826" calcext:value-type="float">
            <text:p>1.20329215565826</text:p>
          </table:table-cell>
          <table:table-cell office:value-type="float" office:value="0.1400131154076" calcext:value-type="float">
            <text:p>0.1400131154076</text:p>
          </table:table-cell>
          <table:table-cell office:value-type="float" office:value="0.18279316220202" calcext:value-type="float">
            <text:p>0.18279316220202</text:p>
          </table:table-cell>
          <table:table-cell office:value-type="float" office:value="0.134885923252812" calcext:value-type="float">
            <text:p>0.134885923252812</text:p>
          </table:table-cell>
          <table:table-cell office:value-type="float" office:value="5" calcext:value-type="float">
            <text:p>5</text:p>
          </table:table-cell>
          <table:table-cell office:value-type="float" office:value="0.131263152511496" calcext:value-type="float">
            <text:p>0.131263152511496</text:p>
          </table:table-cell>
          <table:table-cell office:value-type="float" office:value="0.131391302513039" calcext:value-type="float">
            <text:p>0.131391302513039</text:p>
          </table:table-cell>
          <table:table-cell office:value-type="float" office:value="-221.99737691848" calcext:value-type="float">
            <text:p>-221.99737691848</text:p>
          </table:table-cell>
          <table:table-cell office:value-type="float" office:value="-213.441367559596" calcext:value-type="float">
            <text:p>-213.441367559596</text:p>
          </table:table-cell>
          <table:table-cell office:value-type="float" office:value="-223.022815349438" calcext:value-type="float">
            <text:p>-223.022815349438</text:p>
          </table:table-cell>
          <table:table-cell office:value-type="float" office:value="750" calcext:value-type="float">
            <text:p>750</text:p>
          </table:table-cell>
          <table:table-cell office:value-type="float" office:value="-223.747369497701" calcext:value-type="float">
            <text:p>-223.747369497701</text:p>
          </table:table-cell>
        </table:table-row>
        <table:table-row table:style-name="ro1">
          <table:table-cell office:value-type="string" calcext:value-type="string">
            <text:p>2019-12-02 22:14:43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666563142932" calcext:value-type="float">
            <text:p>72.6666563142932</text:p>
          </table:table-cell>
          <table:table-cell office:value-type="float" office:value="982.182597498721" calcext:value-type="float">
            <text:p>982.182597498721</text:p>
          </table:table-cell>
          <table:table-cell office:value-type="float" office:value="4086919" calcext:value-type="float">
            <text:p>4086919</text:p>
          </table:table-cell>
          <table:table-cell office:value-type="float" office:value="2011596" calcext:value-type="float">
            <text:p>2011596</text:p>
          </table:table-cell>
          <table:table-cell office:value-type="float" office:value="235280" calcext:value-type="float">
            <text:p>235280</text:p>
          </table:table-cell>
          <table:table-cell office:value-type="float" office:value="306321" calcext:value-type="float">
            <text:p>306321</text:p>
          </table:table-cell>
          <table:table-cell office:value-type="float" office:value="225445" calcext:value-type="float">
            <text:p>225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61" calcext:value-type="float">
            <text:p>220461</text:p>
          </table:table-cell>
          <table:table-cell office:value-type="float" office:value="220314" calcext:value-type="float">
            <text:p>220314</text:p>
          </table:table-cell>
          <table:table-cell office:value-type="float" office:value="2.43599384260104" calcext:value-type="float">
            <text:p>2.43599384260104</text:p>
          </table:table-cell>
          <table:table-cell office:value-type="float" office:value="1.19900479304848" calcext:value-type="float">
            <text:p>1.19900479304848</text:p>
          </table:table-cell>
          <table:table-cell office:value-type="float" office:value="0.140237824945191" calcext:value-type="float">
            <text:p>0.140237824945191</text:p>
          </table:table-cell>
          <table:table-cell office:value-type="float" office:value="0.182581565687843" calcext:value-type="float">
            <text:p>0.182581565687843</text:p>
          </table:table-cell>
          <table:table-cell office:value-type="float" office:value="0.134375707432712" calcext:value-type="float">
            <text:p>0.134375707432712</text:p>
          </table:table-cell>
          <table:table-cell office:value-type="float" office:value="5" calcext:value-type="float">
            <text:p>5</text:p>
          </table:table-cell>
          <table:table-cell office:value-type="float" office:value="0.131405011582972" calcext:value-type="float">
            <text:p>0.131405011582972</text:p>
          </table:table-cell>
          <table:table-cell office:value-type="float" office:value="0.131317392744707" calcext:value-type="float">
            <text:p>0.131317392744707</text:p>
          </table:table-cell>
          <table:table-cell office:value-type="float" office:value="-221.952435010962" calcext:value-type="float">
            <text:p>-221.952435010962</text:p>
          </table:table-cell>
          <table:table-cell office:value-type="float" office:value="-213.483686862431" calcext:value-type="float">
            <text:p>-213.483686862431</text:p>
          </table:table-cell>
          <table:table-cell office:value-type="float" office:value="-223.124858513458" calcext:value-type="float">
            <text:p>-223.124858513458</text:p>
          </table:table-cell>
          <table:table-cell office:value-type="float" office:value="750" calcext:value-type="float">
            <text:p>750</text:p>
          </table:table-cell>
          <table:table-cell office:value-type="float" office:value="-223.718997683406" calcext:value-type="float">
            <text:p>-223.718997683406</text:p>
          </table:table-cell>
        </table:table-row>
        <table:table-row table:style-name="ro1">
          <table:table-cell office:value-type="string" calcext:value-type="string">
            <text:p>2019-12-02 22:14:44</text:p>
          </table:table-cell>
          <table:table-cell office:value-type="float" office:value="24.553856450977" calcext:value-type="float">
            <text:p>24.553856450977</text:p>
          </table:table-cell>
          <table:table-cell office:value-type="float" office:value="72.6773416875875" calcext:value-type="float">
            <text:p>72.6773416875875</text:p>
          </table:table-cell>
          <table:table-cell office:value-type="float" office:value="982.182597498721" calcext:value-type="float">
            <text:p>982.182597498721</text:p>
          </table:table-cell>
          <table:table-cell office:value-type="float" office:value="4087101" calcext:value-type="float">
            <text:p>4087101</text:p>
          </table:table-cell>
          <table:table-cell office:value-type="float" office:value="2030120" calcext:value-type="float">
            <text:p>2030120</text:p>
          </table:table-cell>
          <table:table-cell office:value-type="float" office:value="235721" calcext:value-type="float">
            <text:p>235721</text:p>
          </table:table-cell>
          <table:table-cell office:value-type="float" office:value="306185" calcext:value-type="float">
            <text:p>306185</text:p>
          </table:table-cell>
          <table:table-cell office:value-type="float" office:value="224157" calcext:value-type="float">
            <text:p>2241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25" calcext:value-type="float">
            <text:p>220725</text:p>
          </table:table-cell>
          <table:table-cell office:value-type="float" office:value="220316" calcext:value-type="float">
            <text:p>220316</text:p>
          </table:table-cell>
          <table:table-cell office:value-type="float" office:value="2.43610232306747" calcext:value-type="float">
            <text:p>2.43610232306747</text:p>
          </table:table-cell>
          <table:table-cell office:value-type="float" office:value="1.21004595876288" calcext:value-type="float">
            <text:p>1.21004595876288</text:p>
          </table:table-cell>
          <table:table-cell office:value-type="float" office:value="0.140500681459985" calcext:value-type="float">
            <text:p>0.140500681459985</text:p>
          </table:table-cell>
          <table:table-cell office:value-type="float" office:value="0.182500503361285" calcext:value-type="float">
            <text:p>0.182500503361285</text:p>
          </table:table-cell>
          <table:table-cell office:value-type="float" office:value="0.133607999516487" calcext:value-type="float">
            <text:p>0.133607999516487</text:p>
          </table:table-cell>
          <table:table-cell office:value-type="float" office:value="5" calcext:value-type="float">
            <text:p>5</text:p>
          </table:table-cell>
          <table:table-cell office:value-type="float" office:value="0.131562367863937" calcext:value-type="float">
            <text:p>0.131562367863937</text:p>
          </table:table-cell>
          <table:table-cell office:value-type="float" office:value="0.131318584837745" calcext:value-type="float">
            <text:p>0.131318584837745</text:p>
          </table:table-cell>
          <table:table-cell office:value-type="float" office:value="-221.899863708003" calcext:value-type="float">
            <text:p>-221.899863708003</text:p>
          </table:table-cell>
          <table:table-cell office:value-type="float" office:value="-213.499899327743" calcext:value-type="float">
            <text:p>-213.499899327743</text:p>
          </table:table-cell>
          <table:table-cell office:value-type="float" office:value="-223.278400096703" calcext:value-type="float">
            <text:p>-223.278400096703</text:p>
          </table:table-cell>
          <table:table-cell office:value-type="float" office:value="750" calcext:value-type="float">
            <text:p>750</text:p>
          </table:table-cell>
          <table:table-cell office:value-type="float" office:value="-223.687526427213" calcext:value-type="float">
            <text:p>-223.687526427213</text:p>
          </table:table-cell>
        </table:table-row>
        <table:table-row table:style-name="ro1">
          <table:table-cell office:value-type="string" calcext:value-type="string">
            <text:p>2019-12-02 22:14:4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670482660092" calcext:value-type="float">
            <text:p>72.6670482660092</text:p>
          </table:table-cell>
          <table:table-cell office:value-type="float" office:value="982.273533997459" calcext:value-type="float">
            <text:p>982.273533997459</text:p>
          </table:table-cell>
          <table:table-cell office:value-type="float" office:value="4086964" calcext:value-type="float">
            <text:p>4086964</text:p>
          </table:table-cell>
          <table:table-cell office:value-type="float" office:value="2016177" calcext:value-type="float">
            <text:p>2016177</text:p>
          </table:table-cell>
          <table:table-cell office:value-type="float" office:value="235707" calcext:value-type="float">
            <text:p>235707</text:p>
          </table:table-cell>
          <table:table-cell office:value-type="float" office:value="305858" calcext:value-type="float">
            <text:p>305858</text:p>
          </table:table-cell>
          <table:table-cell office:value-type="float" office:value="224813" calcext:value-type="float">
            <text:p>2248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52" calcext:value-type="float">
            <text:p>220552</text:p>
          </table:table-cell>
          <table:table-cell office:value-type="float" office:value="220277" calcext:value-type="float">
            <text:p>220277</text:p>
          </table:table-cell>
          <table:table-cell office:value-type="float" office:value="2.43602066469439" calcext:value-type="float">
            <text:p>2.43602066469439</text:p>
          </table:table-cell>
          <table:table-cell office:value-type="float" office:value="1.20173528215114" calcext:value-type="float">
            <text:p>1.20173528215114</text:p>
          </table:table-cell>
          <table:table-cell office:value-type="float" office:value="0.140492336808722" calcext:value-type="float">
            <text:p>0.140492336808722</text:p>
          </table:table-cell>
          <table:table-cell office:value-type="float" office:value="0.182305596149635" calcext:value-type="float">
            <text:p>0.182305596149635</text:p>
          </table:table-cell>
          <table:table-cell office:value-type="float" office:value="0.133999006032825" calcext:value-type="float">
            <text:p>0.133999006032825</text:p>
          </table:table-cell>
          <table:table-cell office:value-type="float" office:value="5" calcext:value-type="float">
            <text:p>5</text:p>
          </table:table-cell>
          <table:table-cell office:value-type="float" office:value="0.131459251816184" calcext:value-type="float">
            <text:p>0.131459251816184</text:p>
          </table:table-cell>
          <table:table-cell office:value-type="float" office:value="0.131295339023511" calcext:value-type="float">
            <text:p>0.131295339023511</text:p>
          </table:table-cell>
          <table:table-cell office:value-type="float" office:value="-221.901532638256" calcext:value-type="float">
            <text:p>-221.901532638256</text:p>
          </table:table-cell>
          <table:table-cell office:value-type="float" office:value="-213.538880770073" calcext:value-type="float">
            <text:p>-213.538880770073</text:p>
          </table:table-cell>
          <table:table-cell office:value-type="float" office:value="-223.200198793435" calcext:value-type="float">
            <text:p>-223.200198793435</text:p>
          </table:table-cell>
          <table:table-cell office:value-type="float" office:value="750" calcext:value-type="float">
            <text:p>750</text:p>
          </table:table-cell>
          <table:table-cell office:value-type="float" office:value="-223.708149636763" calcext:value-type="float">
            <text:p>-223.708149636763</text:p>
          </table:table-cell>
        </table:table-row>
        <table:table-row table:style-name="ro1">
          <table:table-cell office:value-type="string" calcext:value-type="string">
            <text:p>2019-12-02 22:14:47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617055067258" calcext:value-type="float">
            <text:p>72.6617055067258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86869" calcext:value-type="float">
            <text:p>4086869</text:p>
          </table:table-cell>
          <table:table-cell office:value-type="float" office:value="2012440" calcext:value-type="float">
            <text:p>2012440</text:p>
          </table:table-cell>
          <table:table-cell office:value-type="float" office:value="235795" calcext:value-type="float">
            <text:p>235795</text:p>
          </table:table-cell>
          <table:table-cell office:value-type="float" office:value="305987" calcext:value-type="float">
            <text:p>305987</text:p>
          </table:table-cell>
          <table:table-cell office:value-type="float" office:value="225856" calcext:value-type="float">
            <text:p>2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03" calcext:value-type="float">
            <text:p>220303</text:p>
          </table:table-cell>
          <table:table-cell office:value-type="float" office:value="220322" calcext:value-type="float">
            <text:p>220322</text:p>
          </table:table-cell>
          <table:table-cell office:value-type="float" office:value="2.4359640402751" calcext:value-type="float">
            <text:p>2.4359640402751</text:p>
          </table:table-cell>
          <table:table-cell office:value-type="float" office:value="1.19950785631035" calcext:value-type="float">
            <text:p>1.19950785631035</text:p>
          </table:table-cell>
          <table:table-cell office:value-type="float" office:value="0.140544788902377" calcext:value-type="float">
            <text:p>0.140544788902377</text:p>
          </table:table-cell>
          <table:table-cell office:value-type="float" office:value="0.182382486150561" calcext:value-type="float">
            <text:p>0.182382486150561</text:p>
          </table:table-cell>
          <table:table-cell office:value-type="float" office:value="0.134620682551942" calcext:value-type="float">
            <text:p>0.134620682551942</text:p>
          </table:table-cell>
          <table:table-cell office:value-type="float" office:value="5" calcext:value-type="float">
            <text:p>5</text:p>
          </table:table-cell>
          <table:table-cell office:value-type="float" office:value="0.131310836233" calcext:value-type="float">
            <text:p>0.131310836233</text:p>
          </table:table-cell>
          <table:table-cell office:value-type="float" office:value="0.131322161116858" calcext:value-type="float">
            <text:p>0.131322161116858</text:p>
          </table:table-cell>
          <table:table-cell office:value-type="float" office:value="-221.891042219525" calcext:value-type="float">
            <text:p>-221.891042219525</text:p>
          </table:table-cell>
          <table:table-cell office:value-type="float" office:value="-213.523502769888" calcext:value-type="float">
            <text:p>-213.523502769888</text:p>
          </table:table-cell>
          <table:table-cell office:value-type="float" office:value="-223.075863489612" calcext:value-type="float">
            <text:p>-223.075863489612</text:p>
          </table:table-cell>
          <table:table-cell office:value-type="float" office:value="750" calcext:value-type="float">
            <text:p>750</text:p>
          </table:table-cell>
          <table:table-cell office:value-type="float" office:value="-223.7378327534" calcext:value-type="float">
            <text:p>-223.7378327534</text:p>
          </table:table-cell>
        </table:table-row>
        <table:table-row table:style-name="ro1">
          <table:table-cell office:value-type="string" calcext:value-type="string">
            <text:p>2019-12-02 22:14:48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6781258208625" calcext:value-type="float">
            <text:p>72.6781258208625</text:p>
          </table:table-cell>
          <table:table-cell office:value-type="float" office:value="982.144699525132" calcext:value-type="float">
            <text:p>982.144699525132</text:p>
          </table:table-cell>
          <table:table-cell office:value-type="float" office:value="4087138" calcext:value-type="float">
            <text:p>4087138</text:p>
          </table:table-cell>
          <table:table-cell office:value-type="float" office:value="2030226" calcext:value-type="float">
            <text:p>2030226</text:p>
          </table:table-cell>
          <table:table-cell office:value-type="float" office:value="235827" calcext:value-type="float">
            <text:p>235827</text:p>
          </table:table-cell>
          <table:table-cell office:value-type="float" office:value="305729" calcext:value-type="float">
            <text:p>305729</text:p>
          </table:table-cell>
          <table:table-cell office:value-type="float" office:value="226852" calcext:value-type="float">
            <text:p>2268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93" calcext:value-type="float">
            <text:p>219893</text:p>
          </table:table-cell>
          <table:table-cell office:value-type="float" office:value="220380" calcext:value-type="float">
            <text:p>220380</text:p>
          </table:table-cell>
          <table:table-cell office:value-type="float" office:value="2.43612437678866" calcext:value-type="float">
            <text:p>2.43612437678866</text:p>
          </table:table-cell>
          <table:table-cell office:value-type="float" office:value="1.21010913969387" calcext:value-type="float">
            <text:p>1.21010913969387</text:p>
          </table:table-cell>
          <table:table-cell office:value-type="float" office:value="0.140563862390979" calcext:value-type="float">
            <text:p>0.140563862390979</text:p>
          </table:table-cell>
          <table:table-cell office:value-type="float" office:value="0.182228706148709" calcext:value-type="float">
            <text:p>0.182228706148709</text:p>
          </table:table-cell>
          <table:table-cell office:value-type="float" office:value="0.135214344884675" calcext:value-type="float">
            <text:p>0.135214344884675</text:p>
          </table:table-cell>
          <table:table-cell office:value-type="float" office:value="5" calcext:value-type="float">
            <text:p>5</text:p>
          </table:table-cell>
          <table:table-cell office:value-type="float" office:value="0.131066457160289" calcext:value-type="float">
            <text:p>0.131066457160289</text:p>
          </table:table-cell>
          <table:table-cell office:value-type="float" office:value="0.131356731814949" calcext:value-type="float">
            <text:p>0.131356731814949</text:p>
          </table:table-cell>
          <table:table-cell office:value-type="float" office:value="-221.887227521804" calcext:value-type="float">
            <text:p>-221.887227521804</text:p>
          </table:table-cell>
          <table:table-cell office:value-type="float" office:value="-213.554258770258" calcext:value-type="float">
            <text:p>-213.554258770258</text:p>
          </table:table-cell>
          <table:table-cell office:value-type="float" office:value="-222.957131023065" calcext:value-type="float">
            <text:p>-222.957131023065</text:p>
          </table:table-cell>
          <table:table-cell office:value-type="float" office:value="750" calcext:value-type="float">
            <text:p>750</text:p>
          </table:table-cell>
          <table:table-cell office:value-type="float" office:value="-223.786708567942" calcext:value-type="float">
            <text:p>-223.786708567942</text:p>
          </table:table-cell>
        </table:table-row>
        <table:table-row table:style-name="ro1">
          <table:table-cell office:value-type="string" calcext:value-type="string">
            <text:p>2019-12-02 22:14:49</text:p>
          </table:table-cell>
          <table:table-cell office:value-type="float" office:value="24.563964412926" calcext:value-type="float">
            <text:p>24.563964412926</text:p>
          </table:table-cell>
          <table:table-cell office:value-type="float" office:value="72.7048397035211" calcext:value-type="float">
            <text:p>72.7048397035211</text:p>
          </table:table-cell>
          <table:table-cell office:value-type="float" office:value="982.199642538903" calcext:value-type="float">
            <text:p>982.199642538903</text:p>
          </table:table-cell>
          <table:table-cell office:value-type="float" office:value="4087877" calcext:value-type="float">
            <text:p>4087877</text:p>
          </table:table-cell>
          <table:table-cell office:value-type="float" office:value="2028934" calcext:value-type="float">
            <text:p>2028934</text:p>
          </table:table-cell>
          <table:table-cell office:value-type="float" office:value="235703" calcext:value-type="float">
            <text:p>235703</text:p>
          </table:table-cell>
          <table:table-cell office:value-type="float" office:value="305406" calcext:value-type="float">
            <text:p>305406</text:p>
          </table:table-cell>
          <table:table-cell office:value-type="float" office:value="226774" calcext:value-type="float">
            <text:p>2267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53" calcext:value-type="float">
            <text:p>220053</text:p>
          </table:table-cell>
          <table:table-cell office:value-type="float" office:value="220375" calcext:value-type="float">
            <text:p>220375</text:p>
          </table:table-cell>
          <table:table-cell office:value-type="float" office:value="2.43656485516606" calcext:value-type="float">
            <text:p>2.43656485516606</text:p>
          </table:table-cell>
          <table:table-cell office:value-type="float" office:value="1.20933904759157" calcext:value-type="float">
            <text:p>1.20933904759157</text:p>
          </table:table-cell>
          <table:table-cell office:value-type="float" office:value="0.140489952622646" calcext:value-type="float">
            <text:p>0.140489952622646</text:p>
          </table:table-cell>
          <table:table-cell office:value-type="float" office:value="0.182036183123134" calcext:value-type="float">
            <text:p>0.182036183123134</text:p>
          </table:table-cell>
          <table:table-cell office:value-type="float" office:value="0.135167853256208" calcext:value-type="float">
            <text:p>0.135167853256208</text:p>
          </table:table-cell>
          <table:table-cell office:value-type="float" office:value="5" calcext:value-type="float">
            <text:p>5</text:p>
          </table:table-cell>
          <table:table-cell office:value-type="float" office:value="0.131161824603298" calcext:value-type="float">
            <text:p>0.131161824603298</text:p>
          </table:table-cell>
          <table:table-cell office:value-type="float" office:value="0.131353751582354" calcext:value-type="float">
            <text:p>0.131353751582354</text:p>
          </table:table-cell>
          <table:table-cell office:value-type="float" office:value="-221.902009475471" calcext:value-type="float">
            <text:p>-221.902009475471</text:p>
          </table:table-cell>
          <table:table-cell office:value-type="float" office:value="-213.592763375373" calcext:value-type="float">
            <text:p>-213.592763375373</text:p>
          </table:table-cell>
          <table:table-cell office:value-type="float" office:value="-222.966429348758" calcext:value-type="float">
            <text:p>-222.966429348758</text:p>
          </table:table-cell>
          <table:table-cell office:value-type="float" office:value="750" calcext:value-type="float">
            <text:p>750</text:p>
          </table:table-cell>
          <table:table-cell office:value-type="float" office:value="-223.76763507934" calcext:value-type="float">
            <text:p>-223.76763507934</text:p>
          </table:table-cell>
        </table:table-row>
        <table:table-row table:style-name="ro1">
          <table:table-cell office:value-type="string" calcext:value-type="string">
            <text:p>2019-12-02 22:14:50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7113596599554" calcext:value-type="float">
            <text:p>72.7113596599554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88034" calcext:value-type="float">
            <text:p>4088034</text:p>
          </table:table-cell>
          <table:table-cell office:value-type="float" office:value="2012467" calcext:value-type="float">
            <text:p>2012467</text:p>
          </table:table-cell>
          <table:table-cell office:value-type="float" office:value="235849" calcext:value-type="float">
            <text:p>235849</text:p>
          </table:table-cell>
          <table:table-cell office:value-type="float" office:value="305056" calcext:value-type="float">
            <text:p>305056</text:p>
          </table:table-cell>
          <table:table-cell office:value-type="float" office:value="225449" calcext:value-type="float">
            <text:p>2254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32" calcext:value-type="float">
            <text:p>220432</text:p>
          </table:table-cell>
          <table:table-cell office:value-type="float" office:value="220351" calcext:value-type="float">
            <text:p>220351</text:p>
          </table:table-cell>
          <table:table-cell office:value-type="float" office:value="2.43665843446951" calcext:value-type="float">
            <text:p>2.43665843446951</text:p>
          </table:table-cell>
          <table:table-cell office:value-type="float" office:value="1.19952394956636" calcext:value-type="float">
            <text:p>1.19952394956636</text:p>
          </table:table-cell>
          <table:table-cell office:value-type="float" office:value="0.140576975414392" calcext:value-type="float">
            <text:p>0.140576975414392</text:p>
          </table:table-cell>
          <table:table-cell office:value-type="float" office:value="0.181827566841551" calcext:value-type="float">
            <text:p>0.181827566841551</text:p>
          </table:table-cell>
          <table:table-cell office:value-type="float" office:value="0.134378091618787" calcext:value-type="float">
            <text:p>0.134378091618787</text:p>
          </table:table-cell>
          <table:table-cell office:value-type="float" office:value="5" calcext:value-type="float">
            <text:p>5</text:p>
          </table:table-cell>
          <table:table-cell office:value-type="float" office:value="0.131387726233927" calcext:value-type="float">
            <text:p>0.131387726233927</text:p>
          </table:table-cell>
          <table:table-cell office:value-type="float" office:value="0.131339446465903" calcext:value-type="float">
            <text:p>0.131339446465903</text:p>
          </table:table-cell>
          <table:table-cell office:value-type="float" office:value="-221.884604917122" calcext:value-type="float">
            <text:p>-221.884604917122</text:p>
          </table:table-cell>
          <table:table-cell office:value-type="float" office:value="-213.63448663169" calcext:value-type="float">
            <text:p>-213.63448663169</text:p>
          </table:table-cell>
          <table:table-cell office:value-type="float" office:value="-223.124381676243" calcext:value-type="float">
            <text:p>-223.124381676243</text:p>
          </table:table-cell>
          <table:table-cell office:value-type="float" office:value="750" calcext:value-type="float">
            <text:p>750</text:p>
          </table:table-cell>
          <table:table-cell office:value-type="float" office:value="-223.722454753215" calcext:value-type="float">
            <text:p>-223.722454753215</text:p>
          </table:table-cell>
        </table:table-row>
        <table:table-row table:style-name="ro1">
          <table:table-cell office:value-type="string" calcext:value-type="string">
            <text:p>2019-12-02 22:14:5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7163101298613" calcext:value-type="float">
            <text:p>72.7163101298613</text:p>
          </table:table-cell>
          <table:table-cell office:value-type="float" office:value="982.244159723508" calcext:value-type="float">
            <text:p>982.244159723508</text:p>
          </table:table-cell>
          <table:table-cell office:value-type="float" office:value="4090219" calcext:value-type="float">
            <text:p>4090219</text:p>
          </table:table-cell>
          <table:table-cell office:value-type="float" office:value="2032849" calcext:value-type="float">
            <text:p>2032849</text:p>
          </table:table-cell>
          <table:table-cell office:value-type="float" office:value="236074" calcext:value-type="float">
            <text:p>236074</text:p>
          </table:table-cell>
          <table:table-cell office:value-type="float" office:value="304693" calcext:value-type="float">
            <text:p>304693</text:p>
          </table:table-cell>
          <table:table-cell office:value-type="float" office:value="223956" calcext:value-type="float">
            <text:p>2239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82" calcext:value-type="float">
            <text:p>220982</text:p>
          </table:table-cell>
          <table:table-cell office:value-type="float" office:value="220266" calcext:value-type="float">
            <text:p>220266</text:p>
          </table:table-cell>
          <table:table-cell office:value-type="float" office:value="2.43796079611311" calcext:value-type="float">
            <text:p>2.43796079611311</text:p>
          </table:table-cell>
          <table:table-cell office:value-type="float" office:value="1.21167256971271" calcext:value-type="float">
            <text:p>1.21167256971271</text:p>
          </table:table-cell>
          <table:table-cell office:value-type="float" office:value="0.140711085881124" calcext:value-type="float">
            <text:p>0.140711085881124</text:p>
          </table:table-cell>
          <table:table-cell office:value-type="float" office:value="0.181611201955223" calcext:value-type="float">
            <text:p>0.181611201955223</text:p>
          </table:table-cell>
          <table:table-cell office:value-type="float" office:value="0.133488194166207" calcext:value-type="float">
            <text:p>0.133488194166207</text:p>
          </table:table-cell>
          <table:table-cell office:value-type="float" office:value="5" calcext:value-type="float">
            <text:p>5</text:p>
          </table:table-cell>
          <table:table-cell office:value-type="float" office:value="0.131715551819271" calcext:value-type="float">
            <text:p>0.131715551819271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-221.857782823775" calcext:value-type="float">
            <text:p>-221.857782823775</text:p>
          </table:table-cell>
          <table:table-cell office:value-type="float" office:value="-213.677759608955" calcext:value-type="float">
            <text:p>-213.677759608955</text:p>
          </table:table-cell>
          <table:table-cell office:value-type="float" office:value="-223.302361166759" calcext:value-type="float">
            <text:p>-223.302361166759</text:p>
          </table:table-cell>
          <table:table-cell office:value-type="float" office:value="750" calcext:value-type="float">
            <text:p>750</text:p>
          </table:table-cell>
          <table:table-cell office:value-type="float" office:value="-223.656889636146" calcext:value-type="float">
            <text:p>-223.656889636146</text:p>
          </table:table-cell>
        </table:table-row>
        <table:table-row table:style-name="ro1">
          <table:table-cell office:value-type="string" calcext:value-type="string">
            <text:p>2019-12-02 22:14:53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7060167294276" calcext:value-type="float">
            <text:p>72.7060167294276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7498" calcext:value-type="float">
            <text:p>4087498</text:p>
          </table:table-cell>
          <table:table-cell office:value-type="float" office:value="2038925" calcext:value-type="float">
            <text:p>2038925</text:p>
          </table:table-cell>
          <table:table-cell office:value-type="float" office:value="236050" calcext:value-type="float">
            <text:p>236050</text:p>
          </table:table-cell>
          <table:table-cell office:value-type="float" office:value="304715" calcext:value-type="float">
            <text:p>304715</text:p>
          </table:table-cell>
          <table:table-cell office:value-type="float" office:value="223906" calcext:value-type="float">
            <text:p>2239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50" calcext:value-type="float">
            <text:p>220850</text:p>
          </table:table-cell>
          <table:table-cell office:value-type="float" office:value="220252" calcext:value-type="float">
            <text:p>220252</text:p>
          </table:table-cell>
          <table:table-cell office:value-type="float" office:value="2.43633895353543" calcext:value-type="float">
            <text:p>2.43633895353543</text:p>
          </table:table-cell>
          <table:table-cell office:value-type="float" office:value="1.21529414836099" calcext:value-type="float">
            <text:p>1.21529414836099</text:p>
          </table:table-cell>
          <table:table-cell office:value-type="float" office:value="0.140696780764673" calcext:value-type="float">
            <text:p>0.140696780764673</text:p>
          </table:table-cell>
          <table:table-cell office:value-type="float" office:value="0.181624314978637" calcext:value-type="float">
            <text:p>0.181624314978637</text:p>
          </table:table-cell>
          <table:table-cell office:value-type="float" office:value="0.133458391840266" calcext:value-type="float">
            <text:p>0.133458391840266</text:p>
          </table:table-cell>
          <table:table-cell office:value-type="float" office:value="5" calcext:value-type="float">
            <text:p>5</text:p>
          </table:table-cell>
          <table:table-cell office:value-type="float" office:value="0.131636873678788" calcext:value-type="float">
            <text:p>0.131636873678788</text:p>
          </table:table-cell>
          <table:table-cell office:value-type="float" office:value="0.131280437860541" calcext:value-type="float">
            <text:p>0.131280437860541</text:p>
          </table:table-cell>
          <table:table-cell office:value-type="float" office:value="-221.860643847065" calcext:value-type="float">
            <text:p>-221.860643847065</text:p>
          </table:table-cell>
          <table:table-cell office:value-type="float" office:value="-213.675137004273" calcext:value-type="float">
            <text:p>-213.675137004273</text:p>
          </table:table-cell>
          <table:table-cell office:value-type="float" office:value="-223.308321631947" calcext:value-type="float">
            <text:p>-223.308321631947</text:p>
          </table:table-cell>
          <table:table-cell office:value-type="float" office:value="750" calcext:value-type="float">
            <text:p>750</text:p>
          </table:table-cell>
          <table:table-cell office:value-type="float" office:value="-223.672625264242" calcext:value-type="float">
            <text:p>-223.672625264242</text:p>
          </table:table-cell>
        </table:table-row>
        <table:table-row table:style-name="ro1">
          <table:table-cell office:value-type="string" calcext:value-type="string">
            <text:p>2019-12-02 22:14:54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892035714728" calcext:value-type="float">
            <text:p>72.6892035714728</text:p>
          </table:table-cell>
          <table:table-cell office:value-type="float" office:value="982.18069336768" calcext:value-type="float">
            <text:p>982.18069336768</text:p>
          </table:table-cell>
          <table:table-cell office:value-type="float" office:value="4087679" calcext:value-type="float">
            <text:p>4087679</text:p>
          </table:table-cell>
          <table:table-cell office:value-type="float" office:value="2011147" calcext:value-type="float">
            <text:p>2011147</text:p>
          </table:table-cell>
          <table:table-cell office:value-type="float" office:value="236124" calcext:value-type="float">
            <text:p>236124</text:p>
          </table:table-cell>
          <table:table-cell office:value-type="float" office:value="304744" calcext:value-type="float">
            <text:p>304744</text:p>
          </table:table-cell>
          <table:table-cell office:value-type="float" office:value="225445" calcext:value-type="float">
            <text:p>225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28" calcext:value-type="float">
            <text:p>220428</text:p>
          </table:table-cell>
          <table:table-cell office:value-type="float" office:value="220342" calcext:value-type="float">
            <text:p>220342</text:p>
          </table:table-cell>
          <table:table-cell office:value-type="float" office:value="2.43644683795534" calcext:value-type="float">
            <text:p>2.43644683795534</text:p>
          </table:table-cell>
          <table:table-cell office:value-type="float" office:value="1.19873716816153" calcext:value-type="float">
            <text:p>1.19873716816153</text:p>
          </table:table-cell>
          <table:table-cell office:value-type="float" office:value="0.140740888207065" calcext:value-type="float">
            <text:p>0.140740888207065</text:p>
          </table:table-cell>
          <table:table-cell office:value-type="float" office:value="0.181641600327683" calcext:value-type="float">
            <text:p>0.181641600327683</text:p>
          </table:table-cell>
          <table:table-cell office:value-type="float" office:value="0.134375707432712" calcext:value-type="float">
            <text:p>0.134375707432712</text:p>
          </table:table-cell>
          <table:table-cell office:value-type="float" office:value="5" calcext:value-type="float">
            <text:p>5</text:p>
          </table:table-cell>
          <table:table-cell office:value-type="float" office:value="0.131385342047851" calcext:value-type="float">
            <text:p>0.131385342047851</text:p>
          </table:table-cell>
          <table:table-cell office:value-type="float" office:value="0.131334082047234" calcext:value-type="float">
            <text:p>0.131334082047234</text:p>
          </table:table-cell>
          <table:table-cell office:value-type="float" office:value="-221.851822358587" calcext:value-type="float">
            <text:p>-221.851822358587</text:p>
          </table:table-cell>
          <table:table-cell office:value-type="float" office:value="-213.671679934463" calcext:value-type="float">
            <text:p>-213.671679934463</text:p>
          </table:table-cell>
          <table:table-cell office:value-type="float" office:value="-223.124858513458" calcext:value-type="float">
            <text:p>-223.124858513458</text:p>
          </table:table-cell>
          <table:table-cell office:value-type="float" office:value="750" calcext:value-type="float">
            <text:p>750</text:p>
          </table:table-cell>
          <table:table-cell office:value-type="float" office:value="-223.72293159043" calcext:value-type="float">
            <text:p>-223.72293159043</text:p>
          </table:table-cell>
        </table:table-row>
        <table:table-row table:style-name="ro1">
          <table:table-cell office:value-type="string" calcext:value-type="string">
            <text:p>2019-12-02 22:14:56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842528291193" calcext:value-type="float">
            <text:p>72.6842528291193</text:p>
          </table:table-cell>
          <table:table-cell office:value-type="float" office:value="982.161743797361" calcext:value-type="float">
            <text:p>982.161743797361</text:p>
          </table:table-cell>
          <table:table-cell office:value-type="float" office:value="4088251" calcext:value-type="float">
            <text:p>4088251</text:p>
          </table:table-cell>
          <table:table-cell office:value-type="float" office:value="2021593" calcext:value-type="float">
            <text:p>2021593</text:p>
          </table:table-cell>
          <table:table-cell office:value-type="float" office:value="235986" calcext:value-type="float">
            <text:p>235986</text:p>
          </table:table-cell>
          <table:table-cell office:value-type="float" office:value="304680" calcext:value-type="float">
            <text:p>304680</text:p>
          </table:table-cell>
          <table:table-cell office:value-type="float" office:value="226222" calcext:value-type="float">
            <text:p>2262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00" calcext:value-type="float">
            <text:p>220200</text:p>
          </table:table-cell>
          <table:table-cell office:value-type="float" office:value="220321" calcext:value-type="float">
            <text:p>220321</text:p>
          </table:table-cell>
          <table:table-cell office:value-type="float" office:value="2.43678777656409" calcext:value-type="float">
            <text:p>2.43678777656409</text:p>
          </table:table-cell>
          <table:table-cell office:value-type="float" office:value="1.204963470097" calcext:value-type="float">
            <text:p>1.204963470097</text:p>
          </table:table-cell>
          <table:table-cell office:value-type="float" office:value="0.140658633787469" calcext:value-type="float">
            <text:p>0.140658633787469</text:p>
          </table:table-cell>
          <table:table-cell office:value-type="float" office:value="0.181603453350479" calcext:value-type="float">
            <text:p>0.181603453350479</text:p>
          </table:table-cell>
          <table:table-cell office:value-type="float" office:value="0.134838835577826" calcext:value-type="float">
            <text:p>0.134838835577826</text:p>
          </table:table-cell>
          <table:table-cell office:value-type="float" office:value="5" calcext:value-type="float">
            <text:p>5</text:p>
          </table:table-cell>
          <table:table-cell office:value-type="float" office:value="0.131249443441563" calcext:value-type="float">
            <text:p>0.131249443441563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-221.868273242506" calcext:value-type="float">
            <text:p>-221.868273242506</text:p>
          </table:table-cell>
          <table:table-cell office:value-type="float" office:value="-213.679309329904" calcext:value-type="float">
            <text:p>-213.679309329904</text:p>
          </table:table-cell>
          <table:table-cell office:value-type="float" office:value="-223.032232884435" calcext:value-type="float">
            <text:p>-223.032232884435</text:p>
          </table:table-cell>
          <table:table-cell office:value-type="float" office:value="750" calcext:value-type="float">
            <text:p>750</text:p>
          </table:table-cell>
          <table:table-cell office:value-type="float" office:value="-223.750111311687" calcext:value-type="float">
            <text:p>-223.750111311687</text:p>
          </table:table-cell>
        </table:table-row>
        <table:table-row table:style-name="ro1">
          <table:table-cell office:value-type="string" calcext:value-type="string">
            <text:p>2019-12-02 22:14:57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735669940318" calcext:value-type="float">
            <text:p>72.6735669940318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7157" calcext:value-type="float">
            <text:p>4087157</text:p>
          </table:table-cell>
          <table:table-cell office:value-type="float" office:value="2019036" calcext:value-type="float">
            <text:p>2019036</text:p>
          </table:table-cell>
          <table:table-cell office:value-type="float" office:value="236003" calcext:value-type="float">
            <text:p>236003</text:p>
          </table:table-cell>
          <table:table-cell office:value-type="float" office:value="304465" calcext:value-type="float">
            <text:p>304465</text:p>
          </table:table-cell>
          <table:table-cell office:value-type="float" office:value="226545" calcext:value-type="float">
            <text:p>2265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31" calcext:value-type="float">
            <text:p>220031</text:p>
          </table:table-cell>
          <table:table-cell office:value-type="float" office:value="220481" calcext:value-type="float">
            <text:p>220481</text:p>
          </table:table-cell>
          <table:table-cell office:value-type="float" office:value="2.43613570167252" calcext:value-type="float">
            <text:p>2.43613570167252</text:p>
          </table:table-cell>
          <table:table-cell office:value-type="float" office:value="1.20343937914841" calcext:value-type="float">
            <text:p>1.20343937914841</text:p>
          </table:table-cell>
          <table:table-cell office:value-type="float" office:value="0.140668766578289" calcext:value-type="float">
            <text:p>0.140668766578289</text:p>
          </table:table-cell>
          <table:table-cell office:value-type="float" office:value="0.181475303348935" calcext:value-type="float">
            <text:p>0.181475303348935</text:p>
          </table:table-cell>
          <table:table-cell office:value-type="float" office:value="0.135031358603401" calcext:value-type="float">
            <text:p>0.135031358603401</text:p>
          </table:table-cell>
          <table:table-cell office:value-type="float" office:value="5" calcext:value-type="float">
            <text:p>5</text:p>
          </table:table-cell>
          <table:table-cell office:value-type="float" office:value="0.131148711579885" calcext:value-type="float">
            <text:p>0.131148711579885</text:p>
          </table:table-cell>
          <table:table-cell office:value-type="float" office:value="0.131416932513348" calcext:value-type="float">
            <text:p>0.131416932513348</text:p>
          </table:table-cell>
          <table:table-cell office:value-type="float" office:value="-221.866246684342" calcext:value-type="float">
            <text:p>-221.866246684342</text:p>
          </table:table-cell>
          <table:table-cell office:value-type="float" office:value="-213.704939330213" calcext:value-type="float">
            <text:p>-213.704939330213</text:p>
          </table:table-cell>
          <table:table-cell office:value-type="float" office:value="-222.99372827932" calcext:value-type="float">
            <text:p>-222.99372827932</text:p>
          </table:table-cell>
          <table:table-cell office:value-type="float" office:value="750" calcext:value-type="float">
            <text:p>750</text:p>
          </table:table-cell>
          <table:table-cell office:value-type="float" office:value="-223.770257684023" calcext:value-type="float">
            <text:p>-223.770257684023</text:p>
          </table:table-cell>
        </table:table-row>
        <table:table-row table:style-name="ro1">
          <table:table-cell office:value-type="string" calcext:value-type="string">
            <text:p>2019-12-02 22:14:58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575381774878" calcext:value-type="float">
            <text:p>72.6575381774878</text:p>
          </table:table-cell>
          <table:table-cell office:value-type="float" office:value="982.134271865411" calcext:value-type="float">
            <text:p>982.134271865411</text:p>
          </table:table-cell>
          <table:table-cell office:value-type="float" office:value="4079170" calcext:value-type="float">
            <text:p>4079170</text:p>
          </table:table-cell>
          <table:table-cell office:value-type="float" office:value="2025573" calcext:value-type="float">
            <text:p>2025573</text:p>
          </table:table-cell>
          <table:table-cell office:value-type="float" office:value="235609" calcext:value-type="float">
            <text:p>235609</text:p>
          </table:table-cell>
          <table:table-cell office:value-type="float" office:value="304316" calcext:value-type="float">
            <text:p>304316</text:p>
          </table:table-cell>
          <table:table-cell office:value-type="float" office:value="226886" calcext:value-type="float">
            <text:p>2268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49" calcext:value-type="float">
            <text:p>219849</text:p>
          </table:table-cell>
          <table:table-cell office:value-type="float" office:value="220386" calcext:value-type="float">
            <text:p>220386</text:p>
          </table:table-cell>
          <table:table-cell office:value-type="float" office:value="2.4313750781268" calcext:value-type="float">
            <text:p>2.4313750781268</text:p>
          </table:table-cell>
          <table:table-cell office:value-type="float" office:value="1.20733573524186" calcext:value-type="float">
            <text:p>1.20733573524186</text:p>
          </table:table-cell>
          <table:table-cell office:value-type="float" office:value="0.140433924249878" calcext:value-type="float">
            <text:p>0.140433924249878</text:p>
          </table:table-cell>
          <table:table-cell office:value-type="float" office:value="0.181386492417633" calcext:value-type="float">
            <text:p>0.181386492417633</text:p>
          </table:table-cell>
          <table:table-cell office:value-type="float" office:value="0.135234610466315" calcext:value-type="float">
            <text:p>0.135234610466315</text:p>
          </table:table-cell>
          <table:table-cell office:value-type="float" office:value="5" calcext:value-type="float">
            <text:p>5</text:p>
          </table:table-cell>
          <table:table-cell office:value-type="float" office:value="0.131040231113461" calcext:value-type="float">
            <text:p>0.131040231113461</text:p>
          </table:table-cell>
          <table:table-cell office:value-type="float" office:value="0.131360308094061" calcext:value-type="float">
            <text:p>0.131360308094061</text:p>
          </table:table-cell>
          <table:table-cell office:value-type="float" office:value="-221.913215150024" calcext:value-type="float">
            <text:p>-221.913215150024</text:p>
          </table:table-cell>
          <table:table-cell office:value-type="float" office:value="-213.722701516473" calcext:value-type="float">
            <text:p>-213.722701516473</text:p>
          </table:table-cell>
          <table:table-cell office:value-type="float" office:value="-222.953077906737" calcext:value-type="float">
            <text:p>-222.953077906737</text:p>
          </table:table-cell>
          <table:table-cell office:value-type="float" office:value="750" calcext:value-type="float">
            <text:p>750</text:p>
          </table:table-cell>
          <table:table-cell office:value-type="float" office:value="-223.791953777308" calcext:value-type="float">
            <text:p>-223.791953777308</text:p>
          </table:table-cell>
        </table:table-row>
        <table:table-row table:style-name="ro1">
          <table:table-cell office:value-type="string" calcext:value-type="string">
            <text:p>2019-12-02 22:15:0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472439311776" calcext:value-type="float">
            <text:p>72.6472439311776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78655" calcext:value-type="float">
            <text:p>4078655</text:p>
          </table:table-cell>
          <table:table-cell office:value-type="float" office:value="2032918" calcext:value-type="float">
            <text:p>2032918</text:p>
          </table:table-cell>
          <table:table-cell office:value-type="float" office:value="235545" calcext:value-type="float">
            <text:p>235545</text:p>
          </table:table-cell>
          <table:table-cell office:value-type="float" office:value="303274" calcext:value-type="float">
            <text:p>303274</text:p>
          </table:table-cell>
          <table:table-cell office:value-type="float" office:value="223813" calcext:value-type="float">
            <text:p>2238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26" calcext:value-type="float">
            <text:p>220826</text:p>
          </table:table-cell>
          <table:table-cell office:value-type="float" office:value="220218" calcext:value-type="float">
            <text:p>220218</text:p>
          </table:table-cell>
          <table:table-cell office:value-type="float" office:value="2.43106811416961" calcext:value-type="float">
            <text:p>2.43106811416961</text:p>
          </table:table-cell>
          <table:table-cell office:value-type="float" office:value="1.2117136969225" calcext:value-type="float">
            <text:p>1.2117136969225</text:p>
          </table:table-cell>
          <table:table-cell office:value-type="float" office:value="0.140395777272675" calcext:value-type="float">
            <text:p>0.140395777272675</text:p>
          </table:table-cell>
          <table:table-cell office:value-type="float" office:value="0.180765411945035" calcext:value-type="float">
            <text:p>0.180765411945035</text:p>
          </table:table-cell>
          <table:table-cell office:value-type="float" office:value="0.133402959514017" calcext:value-type="float">
            <text:p>0.133402959514017</text:p>
          </table:table-cell>
          <table:table-cell office:value-type="float" office:value="5" calcext:value-type="float">
            <text:p>5</text:p>
          </table:table-cell>
          <table:table-cell office:value-type="float" office:value="0.131622568562337" calcext:value-type="float">
            <text:p>0.131622568562337</text:p>
          </table:table-cell>
          <table:table-cell office:value-type="float" office:value="0.131260172278902" calcext:value-type="float">
            <text:p>0.131260172278902</text:p>
          </table:table-cell>
          <table:table-cell office:value-type="float" office:value="-221.920844545465" calcext:value-type="float">
            <text:p>-221.920844545465</text:p>
          </table:table-cell>
          <table:table-cell office:value-type="float" office:value="-213.846917610993" calcext:value-type="float">
            <text:p>-213.846917610993</text:p>
          </table:table-cell>
          <table:table-cell office:value-type="float" office:value="-223.319408097197" calcext:value-type="float">
            <text:p>-223.319408097197</text:p>
          </table:table-cell>
          <table:table-cell office:value-type="float" office:value="750" calcext:value-type="float">
            <text:p>750</text:p>
          </table:table-cell>
          <table:table-cell office:value-type="float" office:value="-223.675486287533" calcext:value-type="float">
            <text:p>-223.675486287533</text:p>
          </table:table-cell>
        </table:table-row>
        <table:table-row table:style-name="ro1">
          <table:table-cell office:value-type="string" calcext:value-type="string">
            <text:p>2019-12-02 22:15:02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365578570749" calcext:value-type="float">
            <text:p>72.6365578570749</text:p>
          </table:table-cell>
          <table:table-cell office:value-type="float" office:value="982.170265988716" calcext:value-type="float">
            <text:p>982.170265988716</text:p>
          </table:table-cell>
          <table:table-cell office:value-type="float" office:value="4087616" calcext:value-type="float">
            <text:p>4087616</text:p>
          </table:table-cell>
          <table:table-cell office:value-type="float" office:value="2037770" calcext:value-type="float">
            <text:p>2037770</text:p>
          </table:table-cell>
          <table:table-cell office:value-type="float" office:value="235410" calcext:value-type="float">
            <text:p>235410</text:p>
          </table:table-cell>
          <table:table-cell office:value-type="float" office:value="303130" calcext:value-type="float">
            <text:p>303130</text:p>
          </table:table-cell>
          <table:table-cell office:value-type="float" office:value="223890" calcext:value-type="float">
            <text:p>2238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863" calcext:value-type="float">
            <text:p>220863</text:p>
          </table:table-cell>
          <table:table-cell office:value-type="float" office:value="220387" calcext:value-type="float">
            <text:p>220387</text:p>
          </table:table-cell>
          <table:table-cell office:value-type="float" office:value="2.43640928702465" calcext:value-type="float">
            <text:p>2.43640928702465</text:p>
          </table:table-cell>
          <table:table-cell office:value-type="float" office:value="1.21460571463176" calcext:value-type="float">
            <text:p>1.21460571463176</text:p>
          </table:table-cell>
          <table:table-cell office:value-type="float" office:value="0.140315310992636" calcext:value-type="float">
            <text:p>0.140315310992636</text:p>
          </table:table-cell>
          <table:table-cell office:value-type="float" office:value="0.180679581246326" calcext:value-type="float">
            <text:p>0.180679581246326</text:p>
          </table:table-cell>
          <table:table-cell office:value-type="float" office:value="0.133448855095965" calcext:value-type="float">
            <text:p>0.133448855095965</text:p>
          </table:table-cell>
          <table:table-cell office:value-type="float" office:value="5" calcext:value-type="float">
            <text:p>5</text:p>
          </table:table-cell>
          <table:table-cell office:value-type="float" office:value="0.131644622283533" calcext:value-type="float">
            <text:p>0.131644622283533</text:p>
          </table:table-cell>
          <table:table-cell office:value-type="float" office:value="0.13136090414058" calcext:value-type="float">
            <text:p>0.13136090414058</text:p>
          </table:table-cell>
          <table:table-cell office:value-type="float" office:value="-221.936937801473" calcext:value-type="float">
            <text:p>-221.936937801473</text:p>
          </table:table-cell>
          <table:table-cell office:value-type="float" office:value="-213.864083750735" calcext:value-type="float">
            <text:p>-213.864083750735</text:p>
          </table:table-cell>
          <table:table-cell office:value-type="float" office:value="-223.310228980807" calcext:value-type="float">
            <text:p>-223.310228980807</text:p>
          </table:table-cell>
          <table:table-cell office:value-type="float" office:value="750" calcext:value-type="float">
            <text:p>750</text:p>
          </table:table-cell>
          <table:table-cell office:value-type="float" office:value="-223.671075543293" calcext:value-type="float">
            <text:p>-223.671075543293</text:p>
          </table:table-cell>
        </table:table-row>
        <table:table-row table:style-name="ro1">
          <table:table-cell office:value-type="string" calcext:value-type="string">
            <text:p>2019-12-02 22:15:04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308233128141" calcext:value-type="float">
            <text:p>72.6308233128141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7944" calcext:value-type="float">
            <text:p>4087944</text:p>
          </table:table-cell>
          <table:table-cell office:value-type="float" office:value="2031346" calcext:value-type="float">
            <text:p>2031346</text:p>
          </table:table-cell>
          <table:table-cell office:value-type="float" office:value="235449" calcext:value-type="float">
            <text:p>235449</text:p>
          </table:table-cell>
          <table:table-cell office:value-type="float" office:value="302980" calcext:value-type="float">
            <text:p>302980</text:p>
          </table:table-cell>
          <table:table-cell office:value-type="float" office:value="224083" calcext:value-type="float">
            <text:p>2240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55" calcext:value-type="float">
            <text:p>220755</text:p>
          </table:table-cell>
          <table:table-cell office:value-type="float" office:value="220272" calcext:value-type="float">
            <text:p>220272</text:p>
          </table:table-cell>
          <table:table-cell office:value-type="float" office:value="2.43660479028282" calcext:value-type="float">
            <text:p>2.43660479028282</text:p>
          </table:table-cell>
          <table:table-cell office:value-type="float" office:value="1.21077671179494" calcext:value-type="float">
            <text:p>1.21077671179494</text:p>
          </table:table-cell>
          <table:table-cell office:value-type="float" office:value="0.140338556806869" calcext:value-type="float">
            <text:p>0.140338556806869</text:p>
          </table:table-cell>
          <table:table-cell office:value-type="float" office:value="0.180590174268505" calcext:value-type="float">
            <text:p>0.180590174268505</text:p>
          </table:table-cell>
          <table:table-cell office:value-type="float" office:value="0.133563892074095" calcext:value-type="float">
            <text:p>0.133563892074095</text:p>
          </table:table-cell>
          <table:table-cell office:value-type="float" office:value="5" calcext:value-type="float">
            <text:p>5</text:p>
          </table:table-cell>
          <table:table-cell office:value-type="float" office:value="0.131580249259502" calcext:value-type="float">
            <text:p>0.131580249259502</text:p>
          </table:table-cell>
          <table:table-cell office:value-type="float" office:value="0.131292358790917" calcext:value-type="float">
            <text:p>0.131292358790917</text:p>
          </table:table-cell>
          <table:table-cell office:value-type="float" office:value="-221.932288638626" calcext:value-type="float">
            <text:p>-221.932288638626</text:p>
          </table:table-cell>
          <table:table-cell office:value-type="float" office:value="-213.881965146299" calcext:value-type="float">
            <text:p>-213.881965146299</text:p>
          </table:table-cell>
          <table:table-cell office:value-type="float" office:value="-223.287221585181" calcext:value-type="float">
            <text:p>-223.287221585181</text:p>
          </table:table-cell>
          <table:table-cell office:value-type="float" office:value="750" calcext:value-type="float">
            <text:p>750</text:p>
          </table:table-cell>
          <table:table-cell office:value-type="float" office:value="-223.6839501481" calcext:value-type="float">
            <text:p>-223.6839501481</text:p>
          </table:table-cell>
        </table:table-row>
        <table:table-row table:style-name="ro1">
          <table:table-cell office:value-type="string" calcext:value-type="string">
            <text:p>2019-12-02 22:15:05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6529786797205" calcext:value-type="float">
            <text:p>72.6529786797205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87481" calcext:value-type="float">
            <text:p>4087481</text:p>
          </table:table-cell>
          <table:table-cell office:value-type="float" office:value="2015722" calcext:value-type="float">
            <text:p>2015722</text:p>
          </table:table-cell>
          <table:table-cell office:value-type="float" office:value="235425" calcext:value-type="float">
            <text:p>235425</text:p>
          </table:table-cell>
          <table:table-cell office:value-type="float" office:value="302848" calcext:value-type="float">
            <text:p>302848</text:p>
          </table:table-cell>
          <table:table-cell office:value-type="float" office:value="224983" calcext:value-type="float">
            <text:p>2249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92" calcext:value-type="float">
            <text:p>220492</text:p>
          </table:table-cell>
          <table:table-cell office:value-type="float" office:value="220181" calcext:value-type="float">
            <text:p>220181</text:p>
          </table:table-cell>
          <table:table-cell office:value-type="float" office:value="2.43632882074461" calcext:value-type="float">
            <text:p>2.43632882074461</text:p>
          </table:table-cell>
          <table:table-cell office:value-type="float" office:value="1.20146408098508" calcext:value-type="float">
            <text:p>1.20146408098508</text:p>
          </table:table-cell>
          <table:table-cell office:value-type="float" office:value="0.140324251690418" calcext:value-type="float">
            <text:p>0.140324251690418</text:p>
          </table:table-cell>
          <table:table-cell office:value-type="float" office:value="0.180511496128022" calcext:value-type="float">
            <text:p>0.180511496128022</text:p>
          </table:table-cell>
          <table:table-cell office:value-type="float" office:value="0.134100333941023" calcext:value-type="float">
            <text:p>0.134100333941023</text:p>
          </table:table-cell>
          <table:table-cell office:value-type="float" office:value="5" calcext:value-type="float">
            <text:p>5</text:p>
          </table:table-cell>
          <table:table-cell office:value-type="float" office:value="0.131423489025055" calcext:value-type="float">
            <text:p>0.131423489025055</text:p>
          </table:table-cell>
          <table:table-cell office:value-type="float" office:value="0.131238118557706" calcext:value-type="float">
            <text:p>0.131238118557706</text:p>
          </table:table-cell>
          <table:table-cell office:value-type="float" office:value="-221.935149661916" calcext:value-type="float">
            <text:p>-221.935149661916</text:p>
          </table:table-cell>
          <table:table-cell office:value-type="float" office:value="-213.897700774396" calcext:value-type="float">
            <text:p>-213.897700774396</text:p>
          </table:table-cell>
          <table:table-cell office:value-type="float" office:value="-223.179933211795" calcext:value-type="float">
            <text:p>-223.179933211795</text:p>
          </table:table-cell>
          <table:table-cell office:value-type="float" office:value="750" calcext:value-type="float">
            <text:p>750</text:p>
          </table:table-cell>
          <table:table-cell office:value-type="float" office:value="-223.715302194989" calcext:value-type="float">
            <text:p>-223.715302194989</text:p>
          </table:table-cell>
        </table:table-row>
        <table:table-row table:style-name="ro1">
          <table:table-cell office:value-type="string" calcext:value-type="string">
            <text:p>2019-12-02 22:15:06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6426840979384" calcext:value-type="float">
            <text:p>72.6426840979384</text:p>
          </table:table-cell>
          <table:table-cell office:value-type="float" office:value="982.214783122023" calcext:value-type="float">
            <text:p>982.214783122023</text:p>
          </table:table-cell>
          <table:table-cell office:value-type="float" office:value="4087605" calcext:value-type="float">
            <text:p>4087605</text:p>
          </table:table-cell>
          <table:table-cell office:value-type="float" office:value="2037937" calcext:value-type="float">
            <text:p>2037937</text:p>
          </table:table-cell>
          <table:table-cell office:value-type="float" office:value="235164" calcext:value-type="float">
            <text:p>235164</text:p>
          </table:table-cell>
          <table:table-cell office:value-type="float" office:value="302736" calcext:value-type="float">
            <text:p>302736</text:p>
          </table:table-cell>
          <table:table-cell office:value-type="float" office:value="227076" calcext:value-type="float">
            <text:p>227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69" calcext:value-type="float">
            <text:p>219869</text:p>
          </table:table-cell>
          <table:table-cell office:value-type="float" office:value="220290" calcext:value-type="float">
            <text:p>220290</text:p>
          </table:table-cell>
          <table:table-cell office:value-type="float" office:value="2.43640273051294" calcext:value-type="float">
            <text:p>2.43640273051294</text:p>
          </table:table-cell>
          <table:table-cell office:value-type="float" office:value="1.2147052544004" calcext:value-type="float">
            <text:p>1.2147052544004</text:p>
          </table:table-cell>
          <table:table-cell office:value-type="float" office:value="0.140168683549009" calcext:value-type="float">
            <text:p>0.140168683549009</text:p>
          </table:table-cell>
          <table:table-cell office:value-type="float" office:value="0.180444738917916" calcext:value-type="float">
            <text:p>0.180444738917916</text:p>
          </table:table-cell>
          <table:table-cell office:value-type="float" office:value="0.135347859304888" calcext:value-type="float">
            <text:p>0.135347859304888</text:p>
          </table:table-cell>
          <table:table-cell office:value-type="float" office:value="5" calcext:value-type="float">
            <text:p>5</text:p>
          </table:table-cell>
          <table:table-cell office:value-type="float" office:value="0.131052152043838" calcext:value-type="float">
            <text:p>0.131052152043838</text:p>
          </table:table-cell>
          <table:table-cell office:value-type="float" office:value="0.131303087628256" calcext:value-type="float">
            <text:p>0.131303087628256</text:p>
          </table:table-cell>
          <table:table-cell office:value-type="float" office:value="-221.966263290198" calcext:value-type="float">
            <text:p>-221.966263290198</text:p>
          </table:table-cell>
          <table:table-cell office:value-type="float" office:value="-213.911052216417" calcext:value-type="float">
            <text:p>-213.911052216417</text:p>
          </table:table-cell>
          <table:table-cell office:value-type="float" office:value="-222.930428139022" calcext:value-type="float">
            <text:p>-222.930428139022</text:p>
          </table:table-cell>
          <table:table-cell office:value-type="float" office:value="750" calcext:value-type="float">
            <text:p>750</text:p>
          </table:table-cell>
          <table:table-cell office:value-type="float" office:value="-223.789569591232" calcext:value-type="float">
            <text:p>-223.789569591232</text:p>
          </table:table-cell>
        </table:table-row>
        <table:table-row table:style-name="ro1">
          <table:table-cell office:value-type="string" calcext:value-type="string">
            <text:p>2019-12-02 22:15:0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419008983872" calcext:value-type="float">
            <text:p>72.6419008983872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7799" calcext:value-type="float">
            <text:p>4087799</text:p>
          </table:table-cell>
          <table:table-cell office:value-type="float" office:value="2034538" calcext:value-type="float">
            <text:p>2034538</text:p>
          </table:table-cell>
          <table:table-cell office:value-type="float" office:value="234997" calcext:value-type="float">
            <text:p>234997</text:p>
          </table:table-cell>
          <table:table-cell office:value-type="float" office:value="302436" calcext:value-type="float">
            <text:p>302436</text:p>
          </table:table-cell>
          <table:table-cell office:value-type="float" office:value="227051" calcext:value-type="float">
            <text:p>2270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68" calcext:value-type="float">
            <text:p>219868</text:p>
          </table:table-cell>
          <table:table-cell office:value-type="float" office:value="220397" calcext:value-type="float">
            <text:p>220397</text:p>
          </table:table-cell>
          <table:table-cell office:value-type="float" office:value="2.43651836353759" calcext:value-type="float">
            <text:p>2.43651836353759</text:p>
          </table:table-cell>
          <table:table-cell office:value-type="float" office:value="1.21267929228297" calcext:value-type="float">
            <text:p>1.21267929228297</text:p>
          </table:table-cell>
          <table:table-cell office:value-type="float" office:value="0.140069143780368" calcext:value-type="float">
            <text:p>0.140069143780368</text:p>
          </table:table-cell>
          <table:table-cell office:value-type="float" office:value="0.180265924962273" calcext:value-type="float">
            <text:p>0.180265924962273</text:p>
          </table:table-cell>
          <table:table-cell office:value-type="float" office:value="0.135332958141918" calcext:value-type="float">
            <text:p>0.135332958141918</text:p>
          </table:table-cell>
          <table:table-cell office:value-type="float" office:value="5" calcext:value-type="float">
            <text:p>5</text:p>
          </table:table-cell>
          <table:table-cell office:value-type="float" office:value="0.131051555997319" calcext:value-type="float">
            <text:p>0.131051555997319</text:p>
          </table:table-cell>
          <table:table-cell office:value-type="float" office:value="0.131366864605768" calcext:value-type="float">
            <text:p>0.131366864605768</text:p>
          </table:table-cell>
          <table:table-cell office:value-type="float" office:value="-221.986171243926" calcext:value-type="float">
            <text:p>-221.986171243926</text:p>
          </table:table-cell>
          <table:table-cell office:value-type="float" office:value="-213.946815007545" calcext:value-type="float">
            <text:p>-213.946815007545</text:p>
          </table:table-cell>
          <table:table-cell office:value-type="float" office:value="-222.933408371616" calcext:value-type="float">
            <text:p>-222.933408371616</text:p>
          </table:table-cell>
          <table:table-cell office:value-type="float" office:value="750" calcext:value-type="float">
            <text:p>750</text:p>
          </table:table-cell>
          <table:table-cell office:value-type="float" office:value="-223.789688800536" calcext:value-type="float">
            <text:p>-223.789688800536</text:p>
          </table:table-cell>
        </table:table-row>
        <table:table-row table:style-name="ro1">
          <table:table-cell office:value-type="string" calcext:value-type="string">
            <text:p>2019-12-02 22:15:09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6529786797205" calcext:value-type="float">
            <text:p>72.6529786797205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84434" calcext:value-type="float">
            <text:p>4084434</text:p>
          </table:table-cell>
          <table:table-cell office:value-type="float" office:value="2012409" calcext:value-type="float">
            <text:p>2012409</text:p>
          </table:table-cell>
          <table:table-cell office:value-type="float" office:value="234852" calcext:value-type="float">
            <text:p>234852</text:p>
          </table:table-cell>
          <table:table-cell office:value-type="float" office:value="301904" calcext:value-type="float">
            <text:p>301904</text:p>
          </table:table-cell>
          <table:table-cell office:value-type="float" office:value="224701" calcext:value-type="float">
            <text:p>2247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75" calcext:value-type="float">
            <text:p>220575</text:p>
          </table:table-cell>
          <table:table-cell office:value-type="float" office:value="220279" calcext:value-type="float">
            <text:p>220279</text:p>
          </table:table-cell>
          <table:table-cell office:value-type="float" office:value="2.4345126670018" calcext:value-type="float">
            <text:p>2.4345126670018</text:p>
          </table:table-cell>
          <table:table-cell office:value-type="float" office:value="1.19948937886827" calcext:value-type="float">
            <text:p>1.19948937886827</text:p>
          </table:table-cell>
          <table:table-cell office:value-type="float" office:value="0.139982717035141" calcext:value-type="float">
            <text:p>0.139982717035141</text:p>
          </table:table-cell>
          <table:table-cell office:value-type="float" office:value="0.179948828214267" calcext:value-type="float">
            <text:p>0.179948828214267</text:p>
          </table:table-cell>
          <table:table-cell office:value-type="float" office:value="0.133932248822719" calcext:value-type="float">
            <text:p>0.133932248822719</text:p>
          </table:table-cell>
          <table:table-cell office:value-type="float" office:value="5" calcext:value-type="float">
            <text:p>5</text:p>
          </table:table-cell>
          <table:table-cell office:value-type="float" office:value="0.131472960886116" calcext:value-type="float">
            <text:p>0.131472960886116</text:p>
          </table:table-cell>
          <table:table-cell office:value-type="float" office:value="0.131296531116549" calcext:value-type="float">
            <text:p>0.131296531116549</text:p>
          </table:table-cell>
          <table:table-cell office:value-type="float" office:value="-222.003456592972" calcext:value-type="float">
            <text:p>-222.003456592972</text:p>
          </table:table-cell>
          <table:table-cell office:value-type="float" office:value="-214.010234357147" calcext:value-type="float">
            <text:p>-214.010234357147</text:p>
          </table:table-cell>
          <table:table-cell office:value-type="float" office:value="-223.213550235456" calcext:value-type="float">
            <text:p>-223.213550235456</text:p>
          </table:table-cell>
          <table:table-cell office:value-type="float" office:value="750" calcext:value-type="float">
            <text:p>750</text:p>
          </table:table-cell>
          <table:table-cell office:value-type="float" office:value="-223.705407822777" calcext:value-type="float">
            <text:p>-223.705407822777</text:p>
          </table:table-cell>
        </table:table-row>
        <table:table-row table:style-name="ro1">
          <table:table-cell office:value-type="string" calcext:value-type="string">
            <text:p>2019-12-02 22:15:11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6529786797205" calcext:value-type="float">
            <text:p>72.6529786797205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86969" calcext:value-type="float">
            <text:p>4086969</text:p>
          </table:table-cell>
          <table:table-cell office:value-type="float" office:value="2015995" calcext:value-type="float">
            <text:p>2015995</text:p>
          </table:table-cell>
          <table:table-cell office:value-type="float" office:value="234637" calcext:value-type="float">
            <text:p>234637</text:p>
          </table:table-cell>
          <table:table-cell office:value-type="float" office:value="301349" calcext:value-type="float">
            <text:p>301349</text:p>
          </table:table-cell>
          <table:table-cell office:value-type="float" office:value="224612" calcext:value-type="float">
            <text:p>2246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17" calcext:value-type="float">
            <text:p>220617</text:p>
          </table:table-cell>
          <table:table-cell office:value-type="float" office:value="220264" calcext:value-type="float">
            <text:p>220264</text:p>
          </table:table-cell>
          <table:table-cell office:value-type="float" office:value="2.43602364492698" calcext:value-type="float">
            <text:p>2.43602364492698</text:p>
          </table:table-cell>
          <table:table-cell office:value-type="float" office:value="1.20162680168471" calcext:value-type="float">
            <text:p>1.20162680168471</text:p>
          </table:table-cell>
          <table:table-cell office:value-type="float" office:value="0.139854567033597" calcext:value-type="float">
            <text:p>0.139854567033597</text:p>
          </table:table-cell>
          <table:table-cell office:value-type="float" office:value="0.179618022396329" calcext:value-type="float">
            <text:p>0.179618022396329</text:p>
          </table:table-cell>
          <table:table-cell office:value-type="float" office:value="0.133879200682545" calcext:value-type="float">
            <text:p>0.133879200682545</text:p>
          </table:table-cell>
          <table:table-cell office:value-type="float" office:value="5" calcext:value-type="float">
            <text:p>5</text:p>
          </table:table-cell>
          <table:table-cell office:value-type="float" office:value="0.131497994839906" calcext:value-type="float">
            <text:p>0.131497994839906</text:p>
          </table:table-cell>
          <table:table-cell office:value-type="float" office:value="0.131287590418767" calcext:value-type="float">
            <text:p>0.131287590418767</text:p>
          </table:table-cell>
          <table:table-cell office:value-type="float" office:value="-222.029086593281" calcext:value-type="float">
            <text:p>-222.029086593281</text:p>
          </table:table-cell>
          <table:table-cell office:value-type="float" office:value="-214.076395520734" calcext:value-type="float">
            <text:p>-214.076395520734</text:p>
          </table:table-cell>
          <table:table-cell office:value-type="float" office:value="-223.224159863491" calcext:value-type="float">
            <text:p>-223.224159863491</text:p>
          </table:table-cell>
          <table:table-cell office:value-type="float" office:value="750" calcext:value-type="float">
            <text:p>750</text:p>
          </table:table-cell>
          <table:table-cell office:value-type="float" office:value="-223.700401032019" calcext:value-type="float">
            <text:p>-223.700401032019</text:p>
          </table:table-cell>
        </table:table-row>
        <table:table-row table:style-name="ro1">
          <table:table-cell office:value-type="string" calcext:value-type="string">
            <text:p>2019-12-02 22:15:12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628811248575" calcext:value-type="float">
            <text:p>72.6628811248575</text:p>
          </table:table-cell>
          <table:table-cell office:value-type="float" office:value="982.161743797361" calcext:value-type="float">
            <text:p>982.161743797361</text:p>
          </table:table-cell>
          <table:table-cell office:value-type="float" office:value="4086870" calcext:value-type="float">
            <text:p>4086870</text:p>
          </table:table-cell>
          <table:table-cell office:value-type="float" office:value="2028420" calcext:value-type="float">
            <text:p>2028420</text:p>
          </table:table-cell>
          <table:table-cell office:value-type="float" office:value="234825" calcext:value-type="float">
            <text:p>234825</text:p>
          </table:table-cell>
          <table:table-cell office:value-type="float" office:value="301123" calcext:value-type="float">
            <text:p>301123</text:p>
          </table:table-cell>
          <table:table-cell office:value-type="float" office:value="224057" calcext:value-type="float">
            <text:p>224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89" calcext:value-type="float">
            <text:p>220789</text:p>
          </table:table-cell>
          <table:table-cell office:value-type="float" office:value="220236" calcext:value-type="float">
            <text:p>220236</text:p>
          </table:table-cell>
          <table:table-cell office:value-type="float" office:value="2.43596463632162" calcext:value-type="float">
            <text:p>2.43596463632162</text:p>
          </table:table-cell>
          <table:table-cell office:value-type="float" office:value="1.20903267968091" calcext:value-type="float">
            <text:p>1.20903267968091</text:p>
          </table:table-cell>
          <table:table-cell office:value-type="float" office:value="0.139966623779133" calcext:value-type="float">
            <text:p>0.139966623779133</text:p>
          </table:table-cell>
          <table:table-cell office:value-type="float" office:value="0.179483315883078" calcext:value-type="float">
            <text:p>0.179483315883078</text:p>
          </table:table-cell>
          <table:table-cell office:value-type="float" office:value="0.133548394864606" calcext:value-type="float">
            <text:p>0.133548394864606</text:p>
          </table:table-cell>
          <table:table-cell office:value-type="float" office:value="5" calcext:value-type="float">
            <text:p>5</text:p>
          </table:table-cell>
          <table:table-cell office:value-type="float" office:value="0.131600514841141" calcext:value-type="float">
            <text:p>0.131600514841141</text:p>
          </table:table-cell>
          <table:table-cell office:value-type="float" office:value="0.13127090111624" calcext:value-type="float">
            <text:p>0.13127090111624</text:p>
          </table:table-cell>
          <table:table-cell office:value-type="float" office:value="-222.006675244173" calcext:value-type="float">
            <text:p>-222.006675244173</text:p>
          </table:table-cell>
          <table:table-cell office:value-type="float" office:value="-214.103336823384" calcext:value-type="float">
            <text:p>-214.103336823384</text:p>
          </table:table-cell>
          <table:table-cell office:value-type="float" office:value="-223.290321027079" calcext:value-type="float">
            <text:p>-223.290321027079</text:p>
          </table:table-cell>
          <table:table-cell office:value-type="float" office:value="750" calcext:value-type="float">
            <text:p>750</text:p>
          </table:table-cell>
          <table:table-cell office:value-type="float" office:value="-223.679897031772" calcext:value-type="float">
            <text:p>-223.679897031772</text:p>
          </table:table-cell>
        </table:table-row>
        <table:table-row table:style-name="ro1">
          <table:table-cell office:value-type="string" calcext:value-type="string">
            <text:p>2019-12-02 22:15:14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575381774878" calcext:value-type="float">
            <text:p>72.6575381774878</text:p>
          </table:table-cell>
          <table:table-cell office:value-type="float" office:value="982.161743797361" calcext:value-type="float">
            <text:p>982.161743797361</text:p>
          </table:table-cell>
          <table:table-cell office:value-type="float" office:value="4086887" calcext:value-type="float">
            <text:p>4086887</text:p>
          </table:table-cell>
          <table:table-cell office:value-type="float" office:value="2036693" calcext:value-type="float">
            <text:p>2036693</text:p>
          </table:table-cell>
          <table:table-cell office:value-type="float" office:value="234996" calcext:value-type="float">
            <text:p>234996</text:p>
          </table:table-cell>
          <table:table-cell office:value-type="float" office:value="301016" calcext:value-type="float">
            <text:p>301016</text:p>
          </table:table-cell>
          <table:table-cell office:value-type="float" office:value="223889" calcext:value-type="float">
            <text:p>2238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927" calcext:value-type="float">
            <text:p>220927</text:p>
          </table:table-cell>
          <table:table-cell office:value-type="float" office:value="220268" calcext:value-type="float">
            <text:p>220268</text:p>
          </table:table-cell>
          <table:table-cell office:value-type="float" office:value="2.43597476911244" calcext:value-type="float">
            <text:p>2.43597476911244</text:p>
          </table:table-cell>
          <table:table-cell office:value-type="float" office:value="1.21396377253101" calcext:value-type="float">
            <text:p>1.21396377253101</text:p>
          </table:table-cell>
          <table:table-cell office:value-type="float" office:value="0.140068547733849" calcext:value-type="float">
            <text:p>0.140068547733849</text:p>
          </table:table-cell>
          <table:table-cell office:value-type="float" office:value="0.179419538905566" calcext:value-type="float">
            <text:p>0.179419538905566</text:p>
          </table:table-cell>
          <table:table-cell office:value-type="float" office:value="0.133448259049446" calcext:value-type="float">
            <text:p>0.133448259049446</text:p>
          </table:table-cell>
          <table:table-cell office:value-type="float" office:value="5" calcext:value-type="float">
            <text:p>5</text:p>
          </table:table-cell>
          <table:table-cell office:value-type="float" office:value="0.131682769260737" calcext:value-type="float">
            <text:p>0.131682769260737</text:p>
          </table:table-cell>
          <table:table-cell office:value-type="float" office:value="0.131289974604842" calcext:value-type="float">
            <text:p>0.131289974604842</text:p>
          </table:table-cell>
          <table:table-cell office:value-type="float" office:value="-221.98629045323" calcext:value-type="float">
            <text:p>-221.98629045323</text:p>
          </table:table-cell>
          <table:table-cell office:value-type="float" office:value="-214.116092218887" calcext:value-type="float">
            <text:p>-214.116092218887</text:p>
          </table:table-cell>
          <table:table-cell office:value-type="float" office:value="-223.310348190111" calcext:value-type="float">
            <text:p>-223.310348190111</text:p>
          </table:table-cell>
          <table:table-cell office:value-type="float" office:value="750" calcext:value-type="float">
            <text:p>750</text:p>
          </table:table-cell>
          <table:table-cell office:value-type="float" office:value="-223.663446147853" calcext:value-type="float">
            <text:p>-223.663446147853</text:p>
          </table:table-cell>
        </table:table-row>
        <table:table-row table:style-name="ro1">
          <table:table-cell office:value-type="string" calcext:value-type="string">
            <text:p>2019-12-02 22:15:15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632729784175" calcext:value-type="float">
            <text:p>72.6632729784175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0753" calcext:value-type="float">
            <text:p>4080753</text:p>
          </table:table-cell>
          <table:table-cell office:value-type="float" office:value="2038058" calcext:value-type="float">
            <text:p>2038058</text:p>
          </table:table-cell>
          <table:table-cell office:value-type="float" office:value="235030" calcext:value-type="float">
            <text:p>235030</text:p>
          </table:table-cell>
          <table:table-cell office:value-type="float" office:value="301129" calcext:value-type="float">
            <text:p>301129</text:p>
          </table:table-cell>
          <table:table-cell office:value-type="float" office:value="227054" calcext:value-type="float">
            <text:p>2270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94" calcext:value-type="float">
            <text:p>219894</text:p>
          </table:table-cell>
          <table:table-cell office:value-type="float" office:value="220348" calcext:value-type="float">
            <text:p>220348</text:p>
          </table:table-cell>
          <table:table-cell office:value-type="float" office:value="2.43231861976607" calcext:value-type="float">
            <text:p>2.43231861976607</text:p>
          </table:table-cell>
          <table:table-cell office:value-type="float" office:value="1.21477737602918" calcext:value-type="float">
            <text:p>1.21477737602918</text:p>
          </table:table-cell>
          <table:table-cell office:value-type="float" office:value="0.140088813315489" calcext:value-type="float">
            <text:p>0.140088813315489</text:p>
          </table:table-cell>
          <table:table-cell office:value-type="float" office:value="0.179486892162191" calcext:value-type="float">
            <text:p>0.179486892162191</text:p>
          </table:table-cell>
          <table:table-cell office:value-type="float" office:value="0.135334746281474" calcext:value-type="float">
            <text:p>0.135334746281474</text:p>
          </table:table-cell>
          <table:table-cell office:value-type="float" office:value="5" calcext:value-type="float">
            <text:p>5</text:p>
          </table:table-cell>
          <table:table-cell office:value-type="float" office:value="0.131067053206808" calcext:value-type="float">
            <text:p>0.131067053206808</text:p>
          </table:table-cell>
          <table:table-cell office:value-type="float" office:value="0.131337658326347" calcext:value-type="float">
            <text:p>0.131337658326347</text:p>
          </table:table-cell>
          <table:table-cell office:value-type="float" office:value="-221.982237336902" calcext:value-type="float">
            <text:p>-221.982237336902</text:p>
          </table:table-cell>
          <table:table-cell office:value-type="float" office:value="-214.102621567562" calcext:value-type="float">
            <text:p>-214.102621567562</text:p>
          </table:table-cell>
          <table:table-cell office:value-type="float" office:value="-222.933050743705" calcext:value-type="float">
            <text:p>-222.933050743705</text:p>
          </table:table-cell>
          <table:table-cell office:value-type="float" office:value="750" calcext:value-type="float">
            <text:p>750</text:p>
          </table:table-cell>
          <table:table-cell office:value-type="float" office:value="-223.786589358638" calcext:value-type="float">
            <text:p>-223.786589358638</text:p>
          </table:table-cell>
        </table:table-row>
        <table:table-row table:style-name="ro1">
          <table:table-cell office:value-type="string" calcext:value-type="string">
            <text:p>2019-12-02 22:15:16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628811248575" calcext:value-type="float">
            <text:p>72.6628811248575</text:p>
          </table:table-cell>
          <table:table-cell office:value-type="float" office:value="982.161743797361" calcext:value-type="float">
            <text:p>982.161743797361</text:p>
          </table:table-cell>
          <table:table-cell office:value-type="float" office:value="4081326" calcext:value-type="float">
            <text:p>4081326</text:p>
          </table:table-cell>
          <table:table-cell office:value-type="float" office:value="2030830" calcext:value-type="float">
            <text:p>2030830</text:p>
          </table:table-cell>
          <table:table-cell office:value-type="float" office:value="234947" calcext:value-type="float">
            <text:p>234947</text:p>
          </table:table-cell>
          <table:table-cell office:value-type="float" office:value="300769" calcext:value-type="float">
            <text:p>300769</text:p>
          </table:table-cell>
          <table:table-cell office:value-type="float" office:value="226751" calcext:value-type="float">
            <text:p>2267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80" calcext:value-type="float">
            <text:p>219980</text:p>
          </table:table-cell>
          <table:table-cell office:value-type="float" office:value="220339" calcext:value-type="float">
            <text:p>220339</text:p>
          </table:table-cell>
          <table:table-cell office:value-type="float" office:value="2.43266015442135" calcext:value-type="float">
            <text:p>2.43266015442135</text:p>
          </table:table-cell>
          <table:table-cell office:value-type="float" office:value="1.21046915179123" calcext:value-type="float">
            <text:p>1.21046915179123</text:p>
          </table:table-cell>
          <table:table-cell office:value-type="float" office:value="0.140039341454427" calcext:value-type="float">
            <text:p>0.140039341454427</text:p>
          </table:table-cell>
          <table:table-cell office:value-type="float" office:value="0.17927231541542" calcext:value-type="float">
            <text:p>0.17927231541542</text:p>
          </table:table-cell>
          <table:table-cell office:value-type="float" office:value="0.135154144186276" calcext:value-type="float">
            <text:p>0.135154144186276</text:p>
          </table:table-cell>
          <table:table-cell office:value-type="float" office:value="5" calcext:value-type="float">
            <text:p>5</text:p>
          </table:table-cell>
          <table:table-cell office:value-type="float" office:value="0.131118313207425" calcext:value-type="float">
            <text:p>0.131118313207425</text:p>
          </table:table-cell>
          <table:table-cell office:value-type="float" office:value="0.131332293907677" calcext:value-type="float">
            <text:p>0.131332293907677</text:p>
          </table:table-cell>
          <table:table-cell office:value-type="float" office:value="-221.992131709115" calcext:value-type="float">
            <text:p>-221.992131709115</text:p>
          </table:table-cell>
          <table:table-cell office:value-type="float" office:value="-214.145536916916" calcext:value-type="float">
            <text:p>-214.145536916916</text:p>
          </table:table-cell>
          <table:table-cell office:value-type="float" office:value="-222.969171162745" calcext:value-type="float">
            <text:p>-222.969171162745</text:p>
          </table:table-cell>
          <table:table-cell office:value-type="float" office:value="750" calcext:value-type="float">
            <text:p>750</text:p>
          </table:table-cell>
          <table:table-cell office:value-type="float" office:value="-223.776337358515" calcext:value-type="float">
            <text:p>-223.776337358515</text:p>
          </table:table-cell>
        </table:table-row>
        <table:table-row table:style-name="ro1">
          <table:table-cell office:value-type="string" calcext:value-type="string">
            <text:p>2019-12-02 22:15:18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571463742076" calcext:value-type="float">
            <text:p>72.6571463742076</text:p>
          </table:table-cell>
          <table:table-cell office:value-type="float" office:value="982.125749939701" calcext:value-type="float">
            <text:p>982.125749939701</text:p>
          </table:table-cell>
          <table:table-cell office:value-type="float" office:value="4076357" calcext:value-type="float">
            <text:p>4076357</text:p>
          </table:table-cell>
          <table:table-cell office:value-type="float" office:value="2016853" calcext:value-type="float">
            <text:p>2016853</text:p>
          </table:table-cell>
          <table:table-cell office:value-type="float" office:value="234821" calcext:value-type="float">
            <text:p>234821</text:p>
          </table:table-cell>
          <table:table-cell office:value-type="float" office:value="300116" calcext:value-type="float">
            <text:p>300116</text:p>
          </table:table-cell>
          <table:table-cell office:value-type="float" office:value="225883" calcext:value-type="float">
            <text:p>2258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39" calcext:value-type="float">
            <text:p>220239</text:p>
          </table:table-cell>
          <table:table-cell office:value-type="float" office:value="220383" calcext:value-type="float">
            <text:p>220383</text:p>
          </table:table-cell>
          <table:table-cell office:value-type="float" office:value="2.42969839926939" calcext:value-type="float">
            <text:p>2.42969839926939</text:p>
          </table:table-cell>
          <table:table-cell office:value-type="float" office:value="1.20213820959785" calcext:value-type="float">
            <text:p>1.20213820959785</text:p>
          </table:table-cell>
          <table:table-cell office:value-type="float" office:value="0.139964239593058" calcext:value-type="float">
            <text:p>0.139964239593058</text:p>
          </table:table-cell>
          <table:table-cell office:value-type="float" office:value="0.178883097038638" calcext:value-type="float">
            <text:p>0.178883097038638</text:p>
          </table:table-cell>
          <table:table-cell office:value-type="float" office:value="0.13463677580795" calcext:value-type="float">
            <text:p>0.13463677580795</text:p>
          </table:table-cell>
          <table:table-cell office:value-type="float" office:value="5" calcext:value-type="float">
            <text:p>5</text:p>
          </table:table-cell>
          <table:table-cell office:value-type="float" office:value="0.131272689255797" calcext:value-type="float">
            <text:p>0.131272689255797</text:p>
          </table:table-cell>
          <table:table-cell office:value-type="float" office:value="0.131358519954505" calcext:value-type="float">
            <text:p>0.131358519954505</text:p>
          </table:table-cell>
          <table:table-cell office:value-type="float" office:value="-222.007152081388" calcext:value-type="float">
            <text:p>-222.007152081388</text:p>
          </table:table-cell>
          <table:table-cell office:value-type="float" office:value="-214.223380592272" calcext:value-type="float">
            <text:p>-214.223380592272</text:p>
          </table:table-cell>
          <table:table-cell office:value-type="float" office:value="-223.07264483841" calcext:value-type="float">
            <text:p>-223.07264483841</text:p>
          </table:table-cell>
          <table:table-cell office:value-type="float" office:value="750" calcext:value-type="float">
            <text:p>750</text:p>
          </table:table-cell>
          <table:table-cell office:value-type="float" office:value="-223.745462148841" calcext:value-type="float">
            <text:p>-223.745462148841</text:p>
          </table:table-cell>
        </table:table-row>
        <table:table-row table:style-name="ro1">
          <table:table-cell office:value-type="string" calcext:value-type="string">
            <text:p>2019-12-02 22:15:19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731750111869" calcext:value-type="float">
            <text:p>72.6731750111869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8162" calcext:value-type="float">
            <text:p>4088162</text:p>
          </table:table-cell>
          <table:table-cell office:value-type="float" office:value="2013968" calcext:value-type="float">
            <text:p>2013968</text:p>
          </table:table-cell>
          <table:table-cell office:value-type="float" office:value="234820" calcext:value-type="float">
            <text:p>234820</text:p>
          </table:table-cell>
          <table:table-cell office:value-type="float" office:value="300227" calcext:value-type="float">
            <text:p>300227</text:p>
          </table:table-cell>
          <table:table-cell office:value-type="float" office:value="225661" calcext:value-type="float">
            <text:p>2256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70" calcext:value-type="float">
            <text:p>220270</text:p>
          </table:table-cell>
          <table:table-cell office:value-type="float" office:value="220341" calcext:value-type="float">
            <text:p>220341</text:p>
          </table:table-cell>
          <table:table-cell office:value-type="float" office:value="2.43673472842392" calcext:value-type="float">
            <text:p>2.43673472842392</text:p>
          </table:table-cell>
          <table:table-cell office:value-type="float" office:value="1.20041861539109" calcext:value-type="float">
            <text:p>1.20041861539109</text:p>
          </table:table-cell>
          <table:table-cell office:value-type="float" office:value="0.139963643546539" calcext:value-type="float">
            <text:p>0.139963643546539</text:p>
          </table:table-cell>
          <table:table-cell office:value-type="float" office:value="0.178949258202226" calcext:value-type="float">
            <text:p>0.178949258202226</text:p>
          </table:table-cell>
          <table:table-cell office:value-type="float" office:value="0.134504453480775" calcext:value-type="float">
            <text:p>0.134504453480775</text:p>
          </table:table-cell>
          <table:table-cell office:value-type="float" office:value="5" calcext:value-type="float">
            <text:p>5</text:p>
          </table:table-cell>
          <table:table-cell office:value-type="float" office:value="0.13129116669788" calcext:value-type="float">
            <text:p>0.13129116669788</text:p>
          </table:table-cell>
          <table:table-cell office:value-type="float" office:value="0.131333486000715" calcext:value-type="float">
            <text:p>0.131333486000715</text:p>
          </table:table-cell>
          <table:table-cell office:value-type="float" office:value="-222.007271290692" calcext:value-type="float">
            <text:p>-222.007271290692</text:p>
          </table:table-cell>
          <table:table-cell office:value-type="float" office:value="-214.210148359555" calcext:value-type="float">
            <text:p>-214.210148359555</text:p>
          </table:table-cell>
          <table:table-cell office:value-type="float" office:value="-223.099109303845" calcext:value-type="float">
            <text:p>-223.099109303845</text:p>
          </table:table-cell>
          <table:table-cell office:value-type="float" office:value="750" calcext:value-type="float">
            <text:p>750</text:p>
          </table:table-cell>
          <table:table-cell office:value-type="float" office:value="-223.741766660424" calcext:value-type="float">
            <text:p>-223.741766660424</text:p>
          </table:table-cell>
        </table:table-row>
        <table:table-row table:style-name="ro1">
          <table:table-cell office:value-type="string" calcext:value-type="string">
            <text:p>2019-12-02 22:15:20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510199625957" calcext:value-type="float">
            <text:p>72.6510199625957</text:p>
          </table:table-cell>
          <table:table-cell office:value-type="float" office:value="982.136177444261" calcext:value-type="float">
            <text:p>982.136177444261</text:p>
          </table:table-cell>
          <table:table-cell office:value-type="float" office:value="4087109" calcext:value-type="float">
            <text:p>4087109</text:p>
          </table:table-cell>
          <table:table-cell office:value-type="float" office:value="2021951" calcext:value-type="float">
            <text:p>2021951</text:p>
          </table:table-cell>
          <table:table-cell office:value-type="float" office:value="234890" calcext:value-type="float">
            <text:p>234890</text:p>
          </table:table-cell>
          <table:table-cell office:value-type="float" office:value="299763" calcext:value-type="float">
            <text:p>299763</text:p>
          </table:table-cell>
          <table:table-cell office:value-type="float" office:value="224244" calcext:value-type="float">
            <text:p>2242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20" calcext:value-type="float">
            <text:p>220720</text:p>
          </table:table-cell>
          <table:table-cell office:value-type="float" office:value="220293" calcext:value-type="float">
            <text:p>220293</text:p>
          </table:table-cell>
          <table:table-cell office:value-type="float" office:value="2.43610709143962" calcext:value-type="float">
            <text:p>2.43610709143962</text:p>
          </table:table-cell>
          <table:table-cell office:value-type="float" office:value="1.20517685475074" calcext:value-type="float">
            <text:p>1.20517685475074</text:p>
          </table:table-cell>
          <table:table-cell office:value-type="float" office:value="0.140005366802855" calcext:value-type="float">
            <text:p>0.140005366802855</text:p>
          </table:table-cell>
          <table:table-cell office:value-type="float" office:value="0.178672692617499" calcext:value-type="float">
            <text:p>0.178672692617499</text:p>
          </table:table-cell>
          <table:table-cell office:value-type="float" office:value="0.133659855563623" calcext:value-type="float">
            <text:p>0.133659855563623</text:p>
          </table:table-cell>
          <table:table-cell office:value-type="float" office:value="5" calcext:value-type="float">
            <text:p>5</text:p>
          </table:table-cell>
          <table:table-cell office:value-type="float" office:value="0.131559387631343" calcext:value-type="float">
            <text:p>0.131559387631343</text:p>
          </table:table-cell>
          <table:table-cell office:value-type="float" office:value="0.131304875767812" calcext:value-type="float">
            <text:p>0.131304875767812</text:p>
          </table:table-cell>
          <table:table-cell office:value-type="float" office:value="-221.998926639429" calcext:value-type="float">
            <text:p>-221.998926639429</text:p>
          </table:table-cell>
          <table:table-cell office:value-type="float" office:value="-214.2654614765" calcext:value-type="float">
            <text:p>-214.2654614765</text:p>
          </table:table-cell>
          <table:table-cell office:value-type="float" office:value="-223.268028887275" calcext:value-type="float">
            <text:p>-223.268028887275</text:p>
          </table:table-cell>
          <table:table-cell office:value-type="float" office:value="750" calcext:value-type="float">
            <text:p>750</text:p>
          </table:table-cell>
          <table:table-cell office:value-type="float" office:value="-223.688122473731" calcext:value-type="float">
            <text:p>-223.688122473731</text:p>
          </table:table-cell>
        </table:table-row>
        <table:table-row table:style-name="ro1">
          <table:table-cell office:value-type="string" calcext:value-type="string">
            <text:p>2019-12-02 22:15:21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510199625957" calcext:value-type="float">
            <text:p>72.6510199625957</text:p>
          </table:table-cell>
          <table:table-cell office:value-type="float" office:value="982.191120000396" calcext:value-type="float">
            <text:p>982.191120000396</text:p>
          </table:table-cell>
          <table:table-cell office:value-type="float" office:value="4087155" calcext:value-type="float">
            <text:p>4087155</text:p>
          </table:table-cell>
          <table:table-cell office:value-type="float" office:value="2030264" calcext:value-type="float">
            <text:p>2030264</text:p>
          </table:table-cell>
          <table:table-cell office:value-type="float" office:value="234928" calcext:value-type="float">
            <text:p>234928</text:p>
          </table:table-cell>
          <table:table-cell office:value-type="float" office:value="299581" calcext:value-type="float">
            <text:p>299581</text:p>
          </table:table-cell>
          <table:table-cell office:value-type="float" office:value="223931" calcext:value-type="float">
            <text:p>2239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93" calcext:value-type="float">
            <text:p>220793</text:p>
          </table:table-cell>
          <table:table-cell office:value-type="float" office:value="220258" calcext:value-type="float">
            <text:p>220258</text:p>
          </table:table-cell>
          <table:table-cell office:value-type="float" office:value="2.43613450957948" calcext:value-type="float">
            <text:p>2.43613450957948</text:p>
          </table:table-cell>
          <table:table-cell office:value-type="float" office:value="1.21013178946159" calcext:value-type="float">
            <text:p>1.21013178946159</text:p>
          </table:table-cell>
          <table:table-cell office:value-type="float" office:value="0.14002801657057" calcext:value-type="float">
            <text:p>0.14002801657057</text:p>
          </table:table-cell>
          <table:table-cell office:value-type="float" office:value="0.178564212151076" calcext:value-type="float">
            <text:p>0.178564212151076</text:p>
          </table:table-cell>
          <table:table-cell office:value-type="float" office:value="0.133473293003236" calcext:value-type="float">
            <text:p>0.133473293003236</text:p>
          </table:table-cell>
          <table:table-cell office:value-type="float" office:value="5" calcext:value-type="float">
            <text:p>5</text:p>
          </table:table-cell>
          <table:table-cell office:value-type="float" office:value="0.131602899027216" calcext:value-type="float">
            <text:p>0.131602899027216</text:p>
          </table:table-cell>
          <table:table-cell office:value-type="float" office:value="0.131284014139654" calcext:value-type="float">
            <text:p>0.131284014139654</text:p>
          </table:table-cell>
          <table:table-cell office:value-type="float" office:value="-221.994396685886" calcext:value-type="float">
            <text:p>-221.994396685886</text:p>
          </table:table-cell>
          <table:table-cell office:value-type="float" office:value="-214.287157569785" calcext:value-type="float">
            <text:p>-214.287157569785</text:p>
          </table:table-cell>
          <table:table-cell office:value-type="float" office:value="-223.305341399353" calcext:value-type="float">
            <text:p>-223.305341399353</text:p>
          </table:table-cell>
          <table:table-cell office:value-type="float" office:value="750" calcext:value-type="float">
            <text:p>750</text:p>
          </table:table-cell>
          <table:table-cell office:value-type="float" office:value="-223.679420194557" calcext:value-type="float">
            <text:p>-223.679420194557</text:p>
          </table:table-cell>
        </table:table-row>
        <table:table-row table:style-name="ro1">
          <table:table-cell office:value-type="string" calcext:value-type="string">
            <text:p>2019-12-02 22:15:2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518034781715" calcext:value-type="float">
            <text:p>72.6518034781715</text:p>
          </table:table-cell>
          <table:table-cell office:value-type="float" office:value="982.153221642833" calcext:value-type="float">
            <text:p>982.153221642833</text:p>
          </table:table-cell>
          <table:table-cell office:value-type="float" office:value="4086939" calcext:value-type="float">
            <text:p>4086939</text:p>
          </table:table-cell>
          <table:table-cell office:value-type="float" office:value="2037751" calcext:value-type="float">
            <text:p>2037751</text:p>
          </table:table-cell>
          <table:table-cell office:value-type="float" office:value="234975" calcext:value-type="float">
            <text:p>234975</text:p>
          </table:table-cell>
          <table:table-cell office:value-type="float" office:value="299438" calcext:value-type="float">
            <text:p>299438</text:p>
          </table:table-cell>
          <table:table-cell office:value-type="float" office:value="223844" calcext:value-type="float">
            <text:p>2238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19" calcext:value-type="float">
            <text:p>220719</text:p>
          </table:table-cell>
          <table:table-cell office:value-type="float" office:value="220228" calcext:value-type="float">
            <text:p>220228</text:p>
          </table:table-cell>
          <table:table-cell office:value-type="float" office:value="2.43600576353142" calcext:value-type="float">
            <text:p>2.43600576353142</text:p>
          </table:table-cell>
          <table:table-cell office:value-type="float" office:value="1.2145943897479" calcext:value-type="float">
            <text:p>1.2145943897479</text:p>
          </table:table-cell>
          <table:table-cell office:value-type="float" office:value="0.140056030756954" calcext:value-type="float">
            <text:p>0.140056030756954</text:p>
          </table:table-cell>
          <table:table-cell office:value-type="float" office:value="0.178478977498886" calcext:value-type="float">
            <text:p>0.178478977498886</text:p>
          </table:table-cell>
          <table:table-cell office:value-type="float" office:value="0.1334214369561" calcext:value-type="float">
            <text:p>0.1334214369561</text:p>
          </table:table-cell>
          <table:table-cell office:value-type="float" office:value="5" calcext:value-type="float">
            <text:p>5</text:p>
          </table:table-cell>
          <table:table-cell office:value-type="float" office:value="0.131558791584824" calcext:value-type="float">
            <text:p>0.131558791584824</text:p>
          </table:table-cell>
          <table:table-cell office:value-type="float" office:value="0.13126613274409" calcext:value-type="float">
            <text:p>0.13126613274409</text:p>
          </table:table-cell>
          <table:table-cell office:value-type="float" office:value="-221.988793848609" calcext:value-type="float">
            <text:p>-221.988793848609</text:p>
          </table:table-cell>
          <table:table-cell office:value-type="float" office:value="-214.304204500223" calcext:value-type="float">
            <text:p>-214.304204500223</text:p>
          </table:table-cell>
          <table:table-cell office:value-type="float" office:value="-223.31571260878" calcext:value-type="float">
            <text:p>-223.31571260878</text:p>
          </table:table-cell>
          <table:table-cell office:value-type="float" office:value="750" calcext:value-type="float">
            <text:p>750</text:p>
          </table:table-cell>
          <table:table-cell office:value-type="float" office:value="-223.688241683035" calcext:value-type="float">
            <text:p>-223.688241683035</text:p>
          </table:table-cell>
        </table:table-row>
        <table:table-row table:style-name="ro1">
          <table:table-cell office:value-type="string" calcext:value-type="string">
            <text:p>2019-12-02 22:15:24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415092842487" calcext:value-type="float">
            <text:p>72.6415092842487</text:p>
          </table:table-cell>
          <table:table-cell office:value-type="float" office:value="982.189215751028" calcext:value-type="float">
            <text:p>982.189215751028</text:p>
          </table:table-cell>
          <table:table-cell office:value-type="float" office:value="4086848" calcext:value-type="float">
            <text:p>4086848</text:p>
          </table:table-cell>
          <table:table-cell office:value-type="float" office:value="2027455" calcext:value-type="float">
            <text:p>2027455</text:p>
          </table:table-cell>
          <table:table-cell office:value-type="float" office:value="234882" calcext:value-type="float">
            <text:p>234882</text:p>
          </table:table-cell>
          <table:table-cell office:value-type="float" office:value="299383" calcext:value-type="float">
            <text:p>299383</text:p>
          </table:table-cell>
          <table:table-cell office:value-type="float" office:value="224139" calcext:value-type="float">
            <text:p>2241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33" calcext:value-type="float">
            <text:p>220633</text:p>
          </table:table-cell>
          <table:table-cell office:value-type="float" office:value="220311" calcext:value-type="float">
            <text:p>220311</text:p>
          </table:table-cell>
          <table:table-cell office:value-type="float" office:value="2.43595152329821" calcext:value-type="float">
            <text:p>2.43595152329821</text:p>
          </table:table-cell>
          <table:table-cell office:value-type="float" office:value="1.20845749479026" calcext:value-type="float">
            <text:p>1.20845749479026</text:p>
          </table:table-cell>
          <table:table-cell office:value-type="float" office:value="0.140000598430705" calcext:value-type="float">
            <text:p>0.140000598430705</text:p>
          </table:table-cell>
          <table:table-cell office:value-type="float" office:value="0.178446194940352" calcext:value-type="float">
            <text:p>0.178446194940352</text:p>
          </table:table-cell>
          <table:table-cell office:value-type="float" office:value="0.133597270679149" calcext:value-type="float">
            <text:p>0.133597270679149</text:p>
          </table:table-cell>
          <table:table-cell office:value-type="float" office:value="5" calcext:value-type="float">
            <text:p>5</text:p>
          </table:table-cell>
          <table:table-cell office:value-type="float" office:value="0.131507531584207" calcext:value-type="float">
            <text:p>0.131507531584207</text:p>
          </table:table-cell>
          <table:table-cell office:value-type="float" office:value="0.131315604605151" calcext:value-type="float">
            <text:p>0.131315604605151</text:p>
          </table:table-cell>
          <table:table-cell office:value-type="float" office:value="-221.999880313859" calcext:value-type="float">
            <text:p>-221.999880313859</text:p>
          </table:table-cell>
          <table:table-cell office:value-type="float" office:value="-214.31076101193" calcext:value-type="float">
            <text:p>-214.31076101193</text:p>
          </table:table-cell>
          <table:table-cell office:value-type="float" office:value="-223.28054586417" calcext:value-type="float">
            <text:p>-223.28054586417</text:p>
          </table:table-cell>
          <table:table-cell office:value-type="float" office:value="750" calcext:value-type="float">
            <text:p>750</text:p>
          </table:table-cell>
          <table:table-cell office:value-type="float" office:value="-223.698493683159" calcext:value-type="float">
            <text:p>-223.698493683159</text:p>
          </table:table-cell>
        </table:table-row>
        <table:table-row table:style-name="ro1">
          <table:table-cell office:value-type="string" calcext:value-type="string">
            <text:p>2019-12-02 22:15:25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670482660092" calcext:value-type="float">
            <text:p>72.6670482660092</text:p>
          </table:table-cell>
          <table:table-cell office:value-type="float" office:value="982.081234974985" calcext:value-type="float">
            <text:p>982.081234974985</text:p>
          </table:table-cell>
          <table:table-cell office:value-type="float" office:value="4086979" calcext:value-type="float">
            <text:p>4086979</text:p>
          </table:table-cell>
          <table:table-cell office:value-type="float" office:value="2012053" calcext:value-type="float">
            <text:p>2012053</text:p>
          </table:table-cell>
          <table:table-cell office:value-type="float" office:value="235121" calcext:value-type="float">
            <text:p>235121</text:p>
          </table:table-cell>
          <table:table-cell office:value-type="float" office:value="299390" calcext:value-type="float">
            <text:p>299390</text:p>
          </table:table-cell>
          <table:table-cell office:value-type="float" office:value="225313" calcext:value-type="float">
            <text:p>2253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07" calcext:value-type="float">
            <text:p>220207</text:p>
          </table:table-cell>
          <table:table-cell office:value-type="float" office:value="220321" calcext:value-type="float">
            <text:p>220321</text:p>
          </table:table-cell>
          <table:table-cell office:value-type="float" office:value="2.43602960539217" calcext:value-type="float">
            <text:p>2.43602960539217</text:p>
          </table:table-cell>
          <table:table-cell office:value-type="float" office:value="1.19927718630757" calcext:value-type="float">
            <text:p>1.19927718630757</text:p>
          </table:table-cell>
          <table:table-cell office:value-type="float" office:value="0.1401430535487" calcext:value-type="float">
            <text:p>0.1401430535487</text:p>
          </table:table-cell>
          <table:table-cell office:value-type="float" office:value="0.178450367265983" calcext:value-type="float">
            <text:p>0.178450367265983</text:p>
          </table:table-cell>
          <table:table-cell office:value-type="float" office:value="0.134297029292229" calcext:value-type="float">
            <text:p>0.134297029292229</text:p>
          </table:table-cell>
          <table:table-cell office:value-type="float" office:value="5" calcext:value-type="float">
            <text:p>5</text:p>
          </table:table-cell>
          <table:table-cell office:value-type="float" office:value="0.131253615767195" calcext:value-type="float">
            <text:p>0.131253615767195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-221.97138929026" calcext:value-type="float">
            <text:p>-221.97138929026</text:p>
          </table:table-cell>
          <table:table-cell office:value-type="float" office:value="-214.309926546803" calcext:value-type="float">
            <text:p>-214.309926546803</text:p>
          </table:table-cell>
          <table:table-cell office:value-type="float" office:value="-223.140594141554" calcext:value-type="float">
            <text:p>-223.140594141554</text:p>
          </table:table-cell>
          <table:table-cell office:value-type="float" office:value="750" calcext:value-type="float">
            <text:p>750</text:p>
          </table:table-cell>
          <table:table-cell office:value-type="float" office:value="-223.749276846561" calcext:value-type="float">
            <text:p>-223.749276846561</text:p>
          </table:table-cell>
        </table:table-row>
        <table:table-row table:style-name="ro1">
          <table:table-cell office:value-type="string" calcext:value-type="string">
            <text:p>2019-12-02 22:15:26</text:p>
          </table:table-cell>
          <table:table-cell office:value-type="float" office:value="24.558910431806" calcext:value-type="float">
            <text:p>24.558910431806</text:p>
          </table:table-cell>
          <table:table-cell office:value-type="float" office:value="72.6670482660092" calcext:value-type="float">
            <text:p>72.6670482660092</text:p>
          </table:table-cell>
          <table:table-cell office:value-type="float" office:value="982.163648711471" calcext:value-type="float">
            <text:p>982.163648711471</text:p>
          </table:table-cell>
          <table:table-cell office:value-type="float" office:value="4078296" calcext:value-type="float">
            <text:p>4078296</text:p>
          </table:table-cell>
          <table:table-cell office:value-type="float" office:value="2012731" calcext:value-type="float">
            <text:p>2012731</text:p>
          </table:table-cell>
          <table:table-cell office:value-type="float" office:value="235048" calcext:value-type="float">
            <text:p>235048</text:p>
          </table:table-cell>
          <table:table-cell office:value-type="float" office:value="299107" calcext:value-type="float">
            <text:p>299107</text:p>
          </table:table-cell>
          <table:table-cell office:value-type="float" office:value="226295" calcext:value-type="float">
            <text:p>2262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54" calcext:value-type="float">
            <text:p>219954</text:p>
          </table:table-cell>
          <table:table-cell office:value-type="float" office:value="220289" calcext:value-type="float">
            <text:p>220289</text:p>
          </table:table-cell>
          <table:table-cell office:value-type="float" office:value="2.43085413346936" calcext:value-type="float">
            <text:p>2.43085413346936</text:p>
          </table:table-cell>
          <table:table-cell office:value-type="float" office:value="1.19968130584732" calcext:value-type="float">
            <text:p>1.19968130584732</text:p>
          </table:table-cell>
          <table:table-cell office:value-type="float" office:value="0.140099542152827" calcext:value-type="float">
            <text:p>0.140099542152827</text:p>
          </table:table-cell>
          <table:table-cell office:value-type="float" office:value="0.178281686101161" calcext:value-type="float">
            <text:p>0.178281686101161</text:p>
          </table:table-cell>
          <table:table-cell office:value-type="float" office:value="0.134882346973699" calcext:value-type="float">
            <text:p>0.134882346973699</text:p>
          </table:table-cell>
          <table:table-cell office:value-type="float" office:value="5" calcext:value-type="float">
            <text:p>5</text:p>
          </table:table-cell>
          <table:table-cell office:value-type="float" office:value="0.131102815997936" calcext:value-type="float">
            <text:p>0.131102815997936</text:p>
          </table:table-cell>
          <table:table-cell office:value-type="float" office:value="0.131302491581737" calcext:value-type="float">
            <text:p>0.131302491581737</text:p>
          </table:table-cell>
          <table:table-cell office:value-type="float" office:value="-221.980091569435" calcext:value-type="float">
            <text:p>-221.980091569435</text:p>
          </table:table-cell>
          <table:table-cell office:value-type="float" office:value="-214.343662779768" calcext:value-type="float">
            <text:p>-214.343662779768</text:p>
          </table:table-cell>
          <table:table-cell office:value-type="float" office:value="-223.02353060526" calcext:value-type="float">
            <text:p>-223.02353060526</text:p>
          </table:table-cell>
          <table:table-cell office:value-type="float" office:value="750" calcext:value-type="float">
            <text:p>750</text:p>
          </table:table-cell>
          <table:table-cell office:value-type="float" office:value="-223.779436800413" calcext:value-type="float">
            <text:p>-223.779436800413</text:p>
          </table:table-cell>
        </table:table-row>
        <table:table-row table:style-name="ro1">
          <table:table-cell office:value-type="string" calcext:value-type="string">
            <text:p>2019-12-02 22:15:28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624892617222" calcext:value-type="float">
            <text:p>72.6624892617222</text:p>
          </table:table-cell>
          <table:table-cell office:value-type="float" office:value="982.153221642833" calcext:value-type="float">
            <text:p>982.153221642833</text:p>
          </table:table-cell>
          <table:table-cell office:value-type="float" office:value="4078343" calcext:value-type="float">
            <text:p>4078343</text:p>
          </table:table-cell>
          <table:table-cell office:value-type="float" office:value="2032352" calcext:value-type="float">
            <text:p>2032352</text:p>
          </table:table-cell>
          <table:table-cell office:value-type="float" office:value="234913" calcext:value-type="float">
            <text:p>234913</text:p>
          </table:table-cell>
          <table:table-cell office:value-type="float" office:value="298946" calcext:value-type="float">
            <text:p>298946</text:p>
          </table:table-cell>
          <table:table-cell office:value-type="float" office:value="226971" calcext:value-type="float">
            <text:p>2269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13" calcext:value-type="float">
            <text:p>219713</text:p>
          </table:table-cell>
          <table:table-cell office:value-type="float" office:value="220345" calcext:value-type="float">
            <text:p>220345</text:p>
          </table:table-cell>
          <table:table-cell office:value-type="float" office:value="2.43088214765574" calcext:value-type="float">
            <text:p>2.43088214765574</text:p>
          </table:table-cell>
          <table:table-cell office:value-type="float" office:value="1.21137633459286" calcext:value-type="float">
            <text:p>1.21137633459286</text:p>
          </table:table-cell>
          <table:table-cell office:value-type="float" office:value="0.140019075872788" calcext:value-type="float">
            <text:p>0.140019075872788</text:p>
          </table:table-cell>
          <table:table-cell office:value-type="float" office:value="0.178185722611633" calcext:value-type="float">
            <text:p>0.178185722611633</text:p>
          </table:table-cell>
          <table:table-cell office:value-type="float" office:value="0.135285274420413" calcext:value-type="float">
            <text:p>0.135285274420413</text:p>
          </table:table-cell>
          <table:table-cell office:value-type="float" office:value="5" calcext:value-type="float">
            <text:p>5</text:p>
          </table:table-cell>
          <table:table-cell office:value-type="float" office:value="0.130959168786904" calcext:value-type="float">
            <text:p>0.130959168786904</text:p>
          </table:table-cell>
          <table:table-cell office:value-type="float" office:value="0.13133587018679" calcext:value-type="float">
            <text:p>0.13133587018679</text:p>
          </table:table-cell>
          <table:table-cell office:value-type="float" office:value="-221.996184825442" calcext:value-type="float">
            <text:p>-221.996184825442</text:p>
          </table:table-cell>
          <table:table-cell office:value-type="float" office:value="-214.362855477673" calcext:value-type="float">
            <text:p>-214.362855477673</text:p>
          </table:table-cell>
          <table:table-cell office:value-type="float" office:value="-222.942945115917" calcext:value-type="float">
            <text:p>-222.942945115917</text:p>
          </table:table-cell>
          <table:table-cell office:value-type="float" office:value="750" calcext:value-type="float">
            <text:p>750</text:p>
          </table:table-cell>
          <table:table-cell office:value-type="float" office:value="-223.808166242619" calcext:value-type="float">
            <text:p>-223.808166242619</text:p>
          </table:table-cell>
        </table:table-row>
        <table:table-row table:style-name="ro1">
          <table:table-cell office:value-type="string" calcext:value-type="string">
            <text:p>2019-12-02 22:15:2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579299711927" calcext:value-type="float">
            <text:p>72.6579299711927</text:p>
          </table:table-cell>
          <table:table-cell office:value-type="float" office:value="982.142793827946" calcext:value-type="float">
            <text:p>982.142793827946</text:p>
          </table:table-cell>
          <table:table-cell office:value-type="float" office:value="4086983" calcext:value-type="float">
            <text:p>4086983</text:p>
          </table:table-cell>
          <table:table-cell office:value-type="float" office:value="2033921" calcext:value-type="float">
            <text:p>2033921</text:p>
          </table:table-cell>
          <table:table-cell office:value-type="float" office:value="234980" calcext:value-type="float">
            <text:p>234980</text:p>
          </table:table-cell>
          <table:table-cell office:value-type="float" office:value="298541" calcext:value-type="float">
            <text:p>298541</text:p>
          </table:table-cell>
          <table:table-cell office:value-type="float" office:value="226860" calcext:value-type="float">
            <text:p>2268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90" calcext:value-type="float">
            <text:p>219790</text:p>
          </table:table-cell>
          <table:table-cell office:value-type="float" office:value="220425" calcext:value-type="float">
            <text:p>220425</text:p>
          </table:table-cell>
          <table:table-cell office:value-type="float" office:value="2.43603198957825" calcext:value-type="float">
            <text:p>2.43603198957825</text:p>
          </table:table-cell>
          <table:table-cell office:value-type="float" office:value="1.21231153158087" calcext:value-type="float">
            <text:p>1.21231153158087</text:p>
          </table:table-cell>
          <table:table-cell office:value-type="float" office:value="0.140059010989548" calcext:value-type="float">
            <text:p>0.140059010989548</text:p>
          </table:table-cell>
          <table:table-cell office:value-type="float" office:value="0.177944323771515" calcext:value-type="float">
            <text:p>0.177944323771515</text:p>
          </table:table-cell>
          <table:table-cell office:value-type="float" office:value="0.135219113256826" calcext:value-type="float">
            <text:p>0.135219113256826</text:p>
          </table:table-cell>
          <table:table-cell office:value-type="float" office:value="5" calcext:value-type="float">
            <text:p>5</text:p>
          </table:table-cell>
          <table:table-cell office:value-type="float" office:value="0.131005064368852" calcext:value-type="float">
            <text:p>0.131005064368852</text:p>
          </table:table-cell>
          <table:table-cell office:value-type="float" office:value="0.131383553908295" calcext:value-type="float">
            <text:p>0.131383553908295</text:p>
          </table:table-cell>
          <table:table-cell office:value-type="float" office:value="-221.98819780209" calcext:value-type="float">
            <text:p>-221.98819780209</text:p>
          </table:table-cell>
          <table:table-cell office:value-type="float" office:value="-214.411135245697" calcext:value-type="float">
            <text:p>-214.411135245697</text:p>
          </table:table-cell>
          <table:table-cell office:value-type="float" office:value="-222.956177348635" calcext:value-type="float">
            <text:p>-222.956177348635</text:p>
          </table:table-cell>
          <table:table-cell office:value-type="float" office:value="750" calcext:value-type="float">
            <text:p>750</text:p>
          </table:table-cell>
          <table:table-cell office:value-type="float" office:value="-223.79898712623" calcext:value-type="float">
            <text:p>-223.79898712623</text:p>
          </table:table-cell>
        </table:table-row>
        <table:table-row table:style-name="ro1">
          <table:table-cell office:value-type="string" calcext:value-type="string">
            <text:p>2019-12-02 22:15:30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731750111869" calcext:value-type="float">
            <text:p>72.6731750111869</text:p>
          </table:table-cell>
          <table:table-cell office:value-type="float" office:value="982.23563688252" calcext:value-type="float">
            <text:p>982.23563688252</text:p>
          </table:table-cell>
          <table:table-cell office:value-type="float" office:value="4089572" calcext:value-type="float">
            <text:p>4089572</text:p>
          </table:table-cell>
          <table:table-cell office:value-type="float" office:value="2030859" calcext:value-type="float">
            <text:p>2030859</text:p>
          </table:table-cell>
          <table:table-cell office:value-type="float" office:value="235010" calcext:value-type="float">
            <text:p>235010</text:p>
          </table:table-cell>
          <table:table-cell office:value-type="float" office:value="298022" calcext:value-type="float">
            <text:p>298022</text:p>
          </table:table-cell>
          <table:table-cell office:value-type="float" office:value="226600" calcext:value-type="float">
            <text:p>2266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52" calcext:value-type="float">
            <text:p>219952</text:p>
          </table:table-cell>
          <table:table-cell office:value-type="float" office:value="220273" calcext:value-type="float">
            <text:p>220273</text:p>
          </table:table-cell>
          <table:table-cell office:value-type="float" office:value="2.43757515401544" calcext:value-type="float">
            <text:p>2.43757515401544</text:p>
          </table:table-cell>
          <table:table-cell office:value-type="float" office:value="1.21048643714028" calcext:value-type="float">
            <text:p>1.21048643714028</text:p>
          </table:table-cell>
          <table:table-cell office:value-type="float" office:value="0.140076892385112" calcext:value-type="float">
            <text:p>0.140076892385112</text:p>
          </table:table-cell>
          <table:table-cell office:value-type="float" office:value="0.177634975628254" calcext:value-type="float">
            <text:p>0.177634975628254</text:p>
          </table:table-cell>
          <table:table-cell office:value-type="float" office:value="0.135064141161935" calcext:value-type="float">
            <text:p>0.135064141161935</text:p>
          </table:table-cell>
          <table:table-cell office:value-type="float" office:value="5" calcext:value-type="float">
            <text:p>5</text:p>
          </table:table-cell>
          <table:table-cell office:value-type="float" office:value="0.131101623904899" calcext:value-type="float">
            <text:p>0.131101623904899</text:p>
          </table:table-cell>
          <table:table-cell office:value-type="float" office:value="0.131292954837436" calcext:value-type="float">
            <text:p>0.131292954837436</text:p>
          </table:table-cell>
          <table:table-cell office:value-type="float" office:value="-221.984621522978" calcext:value-type="float">
            <text:p>-221.984621522978</text:p>
          </table:table-cell>
          <table:table-cell office:value-type="float" office:value="-214.473004874349" calcext:value-type="float">
            <text:p>-214.473004874349</text:p>
          </table:table-cell>
          <table:table-cell office:value-type="float" office:value="-222.987171767613" calcext:value-type="float">
            <text:p>-222.987171767613</text:p>
          </table:table-cell>
          <table:table-cell office:value-type="float" office:value="750" calcext:value-type="float">
            <text:p>750</text:p>
          </table:table-cell>
          <table:table-cell office:value-type="float" office:value="-223.77967521902" calcext:value-type="float">
            <text:p>-223.77967521902</text:p>
          </table:table-cell>
        </table:table-row>
        <table:table-row table:style-name="ro1">
          <table:table-cell office:value-type="string" calcext:value-type="string">
            <text:p>2019-12-02 22:15:31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899878867129" calcext:value-type="float">
            <text:p>72.6899878867129</text:p>
          </table:table-cell>
          <table:table-cell office:value-type="float" office:value="982.115321688891" calcext:value-type="float">
            <text:p>982.115321688891</text:p>
          </table:table-cell>
          <table:table-cell office:value-type="float" office:value="4089589" calcext:value-type="float">
            <text:p>4089589</text:p>
          </table:table-cell>
          <table:table-cell office:value-type="float" office:value="2037374" calcext:value-type="float">
            <text:p>2037374</text:p>
          </table:table-cell>
          <table:table-cell office:value-type="float" office:value="234958" calcext:value-type="float">
            <text:p>234958</text:p>
          </table:table-cell>
          <table:table-cell office:value-type="float" office:value="298094" calcext:value-type="float">
            <text:p>298094</text:p>
          </table:table-cell>
          <table:table-cell office:value-type="float" office:value="226839" calcext:value-type="float">
            <text:p>2268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84" calcext:value-type="float">
            <text:p>219884</text:p>
          </table:table-cell>
          <table:table-cell office:value-type="float" office:value="220391" calcext:value-type="float">
            <text:p>220391</text:p>
          </table:table-cell>
          <table:table-cell office:value-type="float" office:value="2.43758528680626" calcext:value-type="float">
            <text:p>2.43758528680626</text:p>
          </table:table-cell>
          <table:table-cell office:value-type="float" office:value="1.21436968021031" calcext:value-type="float">
            <text:p>1.21436968021031</text:p>
          </table:table-cell>
          <table:table-cell office:value-type="float" office:value="0.140045897966134" calcext:value-type="float">
            <text:p>0.140045897966134</text:p>
          </table:table-cell>
          <table:table-cell office:value-type="float" office:value="0.177677890977608" calcext:value-type="float">
            <text:p>0.177677890977608</text:p>
          </table:table-cell>
          <table:table-cell office:value-type="float" office:value="0.135206596279931" calcext:value-type="float">
            <text:p>0.135206596279931</text:p>
          </table:table-cell>
          <table:table-cell office:value-type="float" office:value="5" calcext:value-type="float">
            <text:p>5</text:p>
          </table:table-cell>
          <table:table-cell office:value-type="float" office:value="0.13106109274162" calcext:value-type="float">
            <text:p>0.13106109274162</text:p>
          </table:table-cell>
          <table:table-cell office:value-type="float" office:value="0.131363288326655" calcext:value-type="float">
            <text:p>0.131363288326655</text:p>
          </table:table-cell>
          <table:table-cell office:value-type="float" office:value="-221.990820406773" calcext:value-type="float">
            <text:p>-221.990820406773</text:p>
          </table:table-cell>
          <table:table-cell office:value-type="float" office:value="-214.464421804478" calcext:value-type="float">
            <text:p>-214.464421804478</text:p>
          </table:table-cell>
          <table:table-cell office:value-type="float" office:value="-222.958680744014" calcext:value-type="float">
            <text:p>-222.958680744014</text:p>
          </table:table-cell>
          <table:table-cell office:value-type="float" office:value="750" calcext:value-type="float">
            <text:p>750</text:p>
          </table:table-cell>
          <table:table-cell office:value-type="float" office:value="-223.787781451676" calcext:value-type="float">
            <text:p>-223.787781451676</text:p>
          </table:table-cell>
        </table:table-row>
        <table:table-row table:style-name="ro1">
          <table:table-cell office:value-type="string" calcext:value-type="string">
            <text:p>2019-12-02 22:15:33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731750111869" calcext:value-type="float">
            <text:p>72.6731750111869</text:p>
          </table:table-cell>
          <table:table-cell office:value-type="float" office:value="982.263108672514" calcext:value-type="float">
            <text:p>982.263108672514</text:p>
          </table:table-cell>
          <table:table-cell office:value-type="float" office:value="4090027" calcext:value-type="float">
            <text:p>4090027</text:p>
          </table:table-cell>
          <table:table-cell office:value-type="float" office:value="2036270" calcext:value-type="float">
            <text:p>2036270</text:p>
          </table:table-cell>
          <table:table-cell office:value-type="float" office:value="235012" calcext:value-type="float">
            <text:p>235012</text:p>
          </table:table-cell>
          <table:table-cell office:value-type="float" office:value="297782" calcext:value-type="float">
            <text:p>297782</text:p>
          </table:table-cell>
          <table:table-cell office:value-type="float" office:value="226519" calcext:value-type="float">
            <text:p>2265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90" calcext:value-type="float">
            <text:p>219990</text:p>
          </table:table-cell>
          <table:table-cell office:value-type="float" office:value="220304" calcext:value-type="float">
            <text:p>220304</text:p>
          </table:table-cell>
          <table:table-cell office:value-type="float" office:value="2.4378463551815" calcext:value-type="float">
            <text:p>2.4378463551815</text:p>
          </table:table-cell>
          <table:table-cell office:value-type="float" office:value="1.21371164485355" calcext:value-type="float">
            <text:p>1.21371164485355</text:p>
          </table:table-cell>
          <table:table-cell office:value-type="float" office:value="0.14007808447815" calcext:value-type="float">
            <text:p>0.14007808447815</text:p>
          </table:table-cell>
          <table:table-cell office:value-type="float" office:value="0.17749192446374" calcext:value-type="float">
            <text:p>0.17749192446374</text:p>
          </table:table-cell>
          <table:table-cell office:value-type="float" office:value="0.135015861393912" calcext:value-type="float">
            <text:p>0.135015861393912</text:p>
          </table:table-cell>
          <table:table-cell office:value-type="float" office:value="5" calcext:value-type="float">
            <text:p>5</text:p>
          </table:table-cell>
          <table:table-cell office:value-type="float" office:value="0.131124273672613" calcext:value-type="float">
            <text:p>0.131124273672613</text:p>
          </table:table-cell>
          <table:table-cell office:value-type="float" office:value="0.131311432279519" calcext:value-type="float">
            <text:p>0.131311432279519</text:p>
          </table:table-cell>
          <table:table-cell office:value-type="float" office:value="-221.98438310437" calcext:value-type="float">
            <text:p>-221.98438310437</text:p>
          </table:table-cell>
          <table:table-cell office:value-type="float" office:value="-214.501615107252" calcext:value-type="float">
            <text:p>-214.501615107252</text:p>
          </table:table-cell>
          <table:table-cell office:value-type="float" office:value="-222.996827721218" calcext:value-type="float">
            <text:p>-222.996827721218</text:p>
          </table:table-cell>
          <table:table-cell office:value-type="float" office:value="750" calcext:value-type="float">
            <text:p>750</text:p>
          </table:table-cell>
          <table:table-cell office:value-type="float" office:value="-223.775145265477" calcext:value-type="float">
            <text:p>-223.775145265477</text:p>
          </table:table-cell>
        </table:table-row>
        <table:table-row table:style-name="ro1">
          <table:table-cell office:value-type="string" calcext:value-type="string">
            <text:p>2019-12-02 22:15:34</text:p>
          </table:table-cell>
          <table:table-cell office:value-type="float" office:value="24.569018394337" calcext:value-type="float">
            <text:p>24.569018394337</text:p>
          </table:table-cell>
          <table:table-cell office:value-type="float" office:value="72.6785178731371" calcext:value-type="float">
            <text:p>72.6785178731371</text:p>
          </table:table-cell>
          <table:table-cell office:value-type="float" office:value="982.125749939701" calcext:value-type="float">
            <text:p>982.125749939701</text:p>
          </table:table-cell>
          <table:table-cell office:value-type="float" office:value="4089746" calcext:value-type="float">
            <text:p>4089746</text:p>
          </table:table-cell>
          <table:table-cell office:value-type="float" office:value="2029448" calcext:value-type="float">
            <text:p>2029448</text:p>
          </table:table-cell>
          <table:table-cell office:value-type="float" office:value="235123" calcext:value-type="float">
            <text:p>235123</text:p>
          </table:table-cell>
          <table:table-cell office:value-type="float" office:value="297560" calcext:value-type="float">
            <text:p>297560</text:p>
          </table:table-cell>
          <table:table-cell office:value-type="float" office:value="226242" calcext:value-type="float">
            <text:p>2262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31" calcext:value-type="float">
            <text:p>220131</text:p>
          </table:table-cell>
          <table:table-cell office:value-type="float" office:value="220309" calcext:value-type="float">
            <text:p>220309</text:p>
          </table:table-cell>
          <table:table-cell office:value-type="float" office:value="2.43767886610971" calcext:value-type="float">
            <text:p>2.43767886610971</text:p>
          </table:table-cell>
          <table:table-cell office:value-type="float" office:value="1.20964541550224" calcext:value-type="float">
            <text:p>1.20964541550224</text:p>
          </table:table-cell>
          <table:table-cell office:value-type="float" office:value="0.140144245641738" calcext:value-type="float">
            <text:p>0.140144245641738</text:p>
          </table:table-cell>
          <table:table-cell office:value-type="float" office:value="0.177359602136565" calcext:value-type="float">
            <text:p>0.177359602136565</text:p>
          </table:table-cell>
          <table:table-cell office:value-type="float" office:value="0.134850756508202" calcext:value-type="float">
            <text:p>0.134850756508202</text:p>
          </table:table-cell>
          <table:table-cell office:value-type="float" office:value="5" calcext:value-type="float">
            <text:p>5</text:p>
          </table:table-cell>
          <table:table-cell office:value-type="float" office:value="0.131208316231765" calcext:value-type="float">
            <text:p>0.131208316231765</text:p>
          </table:table-cell>
          <table:table-cell office:value-type="float" office:value="0.131314412512113" calcext:value-type="float">
            <text:p>0.131314412512113</text:p>
          </table:table-cell>
          <table:table-cell office:value-type="float" office:value="-221.971150871652" calcext:value-type="float">
            <text:p>-221.971150871652</text:p>
          </table:table-cell>
          <table:table-cell office:value-type="float" office:value="-214.528079572687" calcext:value-type="float">
            <text:p>-214.528079572687</text:p>
          </table:table-cell>
          <table:table-cell office:value-type="float" office:value="-223.02984869836" calcext:value-type="float">
            <text:p>-223.02984869836</text:p>
          </table:table-cell>
          <table:table-cell office:value-type="float" office:value="750" calcext:value-type="float">
            <text:p>750</text:p>
          </table:table-cell>
          <table:table-cell office:value-type="float" office:value="-223.758336753647" calcext:value-type="float">
            <text:p>-223.758336753647</text:p>
          </table:table-cell>
        </table:table-row>
        <table:table-row table:style-name="ro1">
          <table:table-cell office:value-type="string" calcext:value-type="string">
            <text:p>2019-12-02 22:15:35</text:p>
          </table:table-cell>
          <table:table-cell office:value-type="float" office:value="24.5740723760391" calcext:value-type="float">
            <text:p>24.5740723760391</text:p>
          </table:table-cell>
          <table:table-cell office:value-type="float" office:value="72.6521952215965" calcext:value-type="float">
            <text:p>72.6521952215965</text:p>
          </table:table-cell>
          <table:table-cell office:value-type="float" office:value="982.21668772641" calcext:value-type="float">
            <text:p>982.21668772641</text:p>
          </table:table-cell>
          <table:table-cell office:value-type="float" office:value="4089702" calcext:value-type="float">
            <text:p>4089702</text:p>
          </table:table-cell>
          <table:table-cell office:value-type="float" office:value="2037383" calcext:value-type="float">
            <text:p>2037383</text:p>
          </table:table-cell>
          <table:table-cell office:value-type="float" office:value="235373" calcext:value-type="float">
            <text:p>235373</text:p>
          </table:table-cell>
          <table:table-cell office:value-type="float" office:value="297137" calcext:value-type="float">
            <text:p>297137</text:p>
          </table:table-cell>
          <table:table-cell office:value-type="float" office:value="223924" calcext:value-type="float">
            <text:p>2239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53" calcext:value-type="float">
            <text:p>220753</text:p>
          </table:table-cell>
          <table:table-cell office:value-type="float" office:value="220267" calcext:value-type="float">
            <text:p>220267</text:p>
          </table:table-cell>
          <table:table-cell office:value-type="float" office:value="2.43765264006289" calcext:value-type="float">
            <text:p>2.43765264006289</text:p>
          </table:table-cell>
          <table:table-cell office:value-type="float" office:value="1.21437504462898" calcext:value-type="float">
            <text:p>1.21437504462898</text:p>
          </table:table-cell>
          <table:table-cell office:value-type="float" office:value="0.14029325727144" calcext:value-type="float">
            <text:p>0.14029325727144</text:p>
          </table:table-cell>
          <table:table-cell office:value-type="float" office:value="0.177107474459109" calcext:value-type="float">
            <text:p>0.177107474459109</text:p>
          </table:table-cell>
          <table:table-cell office:value-type="float" office:value="0.133469120677605" calcext:value-type="float">
            <text:p>0.133469120677605</text:p>
          </table:table-cell>
          <table:table-cell office:value-type="float" office:value="5" calcext:value-type="float">
            <text:p>5</text:p>
          </table:table-cell>
          <table:table-cell office:value-type="float" office:value="0.131579057166464" calcext:value-type="float">
            <text:p>0.131579057166464</text:p>
          </table:table-cell>
          <table:table-cell office:value-type="float" office:value="0.131289378558323" calcext:value-type="float">
            <text:p>0.131289378558323</text:p>
          </table:table-cell>
          <table:table-cell office:value-type="float" office:value="-221.941348545712" calcext:value-type="float">
            <text:p>-221.941348545712</text:p>
          </table:table-cell>
          <table:table-cell office:value-type="float" office:value="-214.578505108178" calcext:value-type="float">
            <text:p>-214.578505108178</text:p>
          </table:table-cell>
          <table:table-cell office:value-type="float" office:value="-223.306175864479" calcext:value-type="float">
            <text:p>-223.306175864479</text:p>
          </table:table-cell>
          <table:table-cell office:value-type="float" office:value="750" calcext:value-type="float">
            <text:p>750</text:p>
          </table:table-cell>
          <table:table-cell office:value-type="float" office:value="-223.684188566707" calcext:value-type="float">
            <text:p>-223.684188566707</text:p>
          </table:table-cell>
        </table:table-row>
        <table:table-row table:style-name="ro1">
          <table:table-cell office:value-type="string" calcext:value-type="string">
            <text:p>2019-12-02 22:15:37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365578570749" calcext:value-type="float">
            <text:p>72.6365578570749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91332" calcext:value-type="float">
            <text:p>4091332</text:p>
          </table:table-cell>
          <table:table-cell office:value-type="float" office:value="2026200" calcext:value-type="float">
            <text:p>2026200</text:p>
          </table:table-cell>
          <table:table-cell office:value-type="float" office:value="235227" calcext:value-type="float">
            <text:p>235227</text:p>
          </table:table-cell>
          <table:table-cell office:value-type="float" office:value="296913" calcext:value-type="float">
            <text:p>296913</text:p>
          </table:table-cell>
          <table:table-cell office:value-type="float" office:value="225820" calcext:value-type="float">
            <text:p>2258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66" calcext:value-type="float">
            <text:p>220166</text:p>
          </table:table-cell>
          <table:table-cell office:value-type="float" office:value="220382" calcext:value-type="float">
            <text:p>220382</text:p>
          </table:table-cell>
          <table:table-cell office:value-type="float" office:value="2.43862419588854" calcext:value-type="float">
            <text:p>2.43862419588854</text:p>
          </table:table-cell>
          <table:table-cell office:value-type="float" office:value="1.20770945640915" calcext:value-type="float">
            <text:p>1.20770945640915</text:p>
          </table:table-cell>
          <table:table-cell office:value-type="float" office:value="0.140206234479694" calcext:value-type="float">
            <text:p>0.140206234479694</text:p>
          </table:table-cell>
          <table:table-cell office:value-type="float" office:value="0.176973960038896" calcext:value-type="float">
            <text:p>0.176973960038896</text:p>
          </table:table-cell>
          <table:table-cell office:value-type="float" office:value="0.134599224877265" calcext:value-type="float">
            <text:p>0.134599224877265</text:p>
          </table:table-cell>
          <table:table-cell office:value-type="float" office:value="5" calcext:value-type="float">
            <text:p>5</text:p>
          </table:table-cell>
          <table:table-cell office:value-type="float" office:value="0.131229177859924" calcext:value-type="float">
            <text:p>0.131229177859924</text:p>
          </table:table-cell>
          <table:table-cell office:value-type="float" office:value="0.131357923907986" calcext:value-type="float">
            <text:p>0.131357923907986</text:p>
          </table:table-cell>
          <table:table-cell office:value-type="float" office:value="-221.958753104061" calcext:value-type="float">
            <text:p>-221.958753104061</text:p>
          </table:table-cell>
          <table:table-cell office:value-type="float" office:value="-214.605207992221" calcext:value-type="float">
            <text:p>-214.605207992221</text:p>
          </table:table-cell>
          <table:table-cell office:value-type="float" office:value="-223.080155024547" calcext:value-type="float">
            <text:p>-223.080155024547</text:p>
          </table:table-cell>
          <table:table-cell office:value-type="float" office:value="750" calcext:value-type="float">
            <text:p>750</text:p>
          </table:table-cell>
          <table:table-cell office:value-type="float" office:value="-223.754164428015" calcext:value-type="float">
            <text:p>-223.754164428015</text:p>
          </table:table-cell>
        </table:table-row>
        <table:table-row table:style-name="ro1">
          <table:table-cell office:value-type="string" calcext:value-type="string">
            <text:p>2019-12-02 22:15:38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312148072408" calcext:value-type="float">
            <text:p>72.6312148072408</text:p>
          </table:table-cell>
          <table:table-cell office:value-type="float" office:value="982.197738171203" calcext:value-type="float">
            <text:p>982.197738171203</text:p>
          </table:table-cell>
          <table:table-cell office:value-type="float" office:value="4089862" calcext:value-type="float">
            <text:p>4089862</text:p>
          </table:table-cell>
          <table:table-cell office:value-type="float" office:value="2017307" calcext:value-type="float">
            <text:p>2017307</text:p>
          </table:table-cell>
          <table:table-cell office:value-type="float" office:value="235230" calcext:value-type="float">
            <text:p>235230</text:p>
          </table:table-cell>
          <table:table-cell office:value-type="float" office:value="296727" calcext:value-type="float">
            <text:p>296727</text:p>
          </table:table-cell>
          <table:table-cell office:value-type="float" office:value="225571" calcext:value-type="float">
            <text:p>2255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54" calcext:value-type="float">
            <text:p>220154</text:p>
          </table:table-cell>
          <table:table-cell office:value-type="float" office:value="220315" calcext:value-type="float">
            <text:p>220315</text:p>
          </table:table-cell>
          <table:table-cell office:value-type="float" office:value="2.43774800750589" calcext:value-type="float">
            <text:p>2.43774800750589</text:p>
          </table:table-cell>
          <table:table-cell office:value-type="float" office:value="1.20240881471739" calcext:value-type="float">
            <text:p>1.20240881471739</text:p>
          </table:table-cell>
          <table:table-cell office:value-type="float" office:value="0.14020802261925" calcext:value-type="float">
            <text:p>0.14020802261925</text:p>
          </table:table-cell>
          <table:table-cell office:value-type="float" office:value="0.176863095386397" calcext:value-type="float">
            <text:p>0.176863095386397</text:p>
          </table:table-cell>
          <table:table-cell office:value-type="float" office:value="0.134450809294082" calcext:value-type="float">
            <text:p>0.134450809294082</text:p>
          </table:table-cell>
          <table:table-cell office:value-type="float" office:value="5" calcext:value-type="float">
            <text:p>5</text:p>
          </table:table-cell>
          <table:table-cell office:value-type="float" office:value="0.131222025301698" calcext:value-type="float">
            <text:p>0.131222025301698</text:p>
          </table:table-cell>
          <table:table-cell office:value-type="float" office:value="0.131317988791226" calcext:value-type="float">
            <text:p>0.131317988791226</text:p>
          </table:table-cell>
          <table:table-cell office:value-type="float" office:value="-221.95839547615" calcext:value-type="float">
            <text:p>-221.95839547615</text:p>
          </table:table-cell>
          <table:table-cell office:value-type="float" office:value="-214.627380922721" calcext:value-type="float">
            <text:p>-214.627380922721</text:p>
          </table:table-cell>
          <table:table-cell office:value-type="float" office:value="-223.109838141184" calcext:value-type="float">
            <text:p>-223.109838141184</text:p>
          </table:table-cell>
          <table:table-cell office:value-type="float" office:value="750" calcext:value-type="float">
            <text:p>750</text:p>
          </table:table-cell>
          <table:table-cell office:value-type="float" office:value="-223.75559493966" calcext:value-type="float">
            <text:p>-223.75559493966</text:p>
          </table:table-cell>
        </table:table-row>
        <table:table-row table:style-name="ro1">
          <table:table-cell office:value-type="string" calcext:value-type="string">
            <text:p>2019-12-02 22:15:39</text:p>
          </table:table-cell>
          <table:table-cell office:value-type="float" office:value="24.5791263580322" calcext:value-type="float">
            <text:p>24.5791263580322</text:p>
          </table:table-cell>
          <table:table-cell office:value-type="float" office:value="72.6044994302419" calcext:value-type="float">
            <text:p>72.6044994302419</text:p>
          </table:table-cell>
          <table:table-cell office:value-type="float" office:value="982.225210375405" calcext:value-type="float">
            <text:p>982.225210375405</text:p>
          </table:table-cell>
          <table:table-cell office:value-type="float" office:value="4090665" calcext:value-type="float">
            <text:p>4090665</text:p>
          </table:table-cell>
          <table:table-cell office:value-type="float" office:value="2023130" calcext:value-type="float">
            <text:p>2023130</text:p>
          </table:table-cell>
          <table:table-cell office:value-type="float" office:value="235267" calcext:value-type="float">
            <text:p>235267</text:p>
          </table:table-cell>
          <table:table-cell office:value-type="float" office:value="296569" calcext:value-type="float">
            <text:p>296569</text:p>
          </table:table-cell>
          <table:table-cell office:value-type="float" office:value="225862" calcext:value-type="float">
            <text:p>2258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18" calcext:value-type="float">
            <text:p>220118</text:p>
          </table:table-cell>
          <table:table-cell office:value-type="float" office:value="220337" calcext:value-type="float">
            <text:p>220337</text:p>
          </table:table-cell>
          <table:table-cell office:value-type="float" office:value="2.4382266328605" calcext:value-type="float">
            <text:p>2.4382266328605</text:p>
          </table:table-cell>
          <table:table-cell office:value-type="float" office:value="1.20587959359641" calcext:value-type="float">
            <text:p>1.20587959359641</text:p>
          </table:table-cell>
          <table:table-cell office:value-type="float" office:value="0.140230076340446" calcext:value-type="float">
            <text:p>0.140230076340446</text:p>
          </table:table-cell>
          <table:table-cell office:value-type="float" office:value="0.176768920036426" calcext:value-type="float">
            <text:p>0.176768920036426</text:p>
          </table:table-cell>
          <table:table-cell office:value-type="float" office:value="0.134624258831055" calcext:value-type="float">
            <text:p>0.134624258831055</text:p>
          </table:table-cell>
          <table:table-cell office:value-type="float" office:value="5" calcext:value-type="float">
            <text:p>5</text:p>
          </table:table-cell>
          <table:table-cell office:value-type="float" office:value="0.131200567627021" calcext:value-type="float">
            <text:p>0.131200567627021</text:p>
          </table:table-cell>
          <table:table-cell office:value-type="float" office:value="0.13133110181464" calcext:value-type="float">
            <text:p>0.13133110181464</text:p>
          </table:table-cell>
          <table:table-cell office:value-type="float" office:value="-221.953984731911" calcext:value-type="float">
            <text:p>-221.953984731911</text:p>
          </table:table-cell>
          <table:table-cell office:value-type="float" office:value="-214.646215992715" calcext:value-type="float">
            <text:p>-214.646215992715</text:p>
          </table:table-cell>
          <table:table-cell office:value-type="float" office:value="-223.075148233789" calcext:value-type="float">
            <text:p>-223.075148233789</text:p>
          </table:table-cell>
          <table:table-cell office:value-type="float" office:value="750" calcext:value-type="float">
            <text:p>750</text:p>
          </table:table-cell>
          <table:table-cell office:value-type="float" office:value="-223.759886474596" calcext:value-type="float">
            <text:p>-223.759886474596</text:p>
          </table:table-cell>
        </table:table-row>
        <table:table-row table:style-name="ro1">
          <table:table-cell office:value-type="string" calcext:value-type="string">
            <text:p>2019-12-02 22:15:40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6369494017824" calcext:value-type="float">
            <text:p>72.6369494017824</text:p>
          </table:table-cell>
          <table:table-cell office:value-type="float" office:value="982.123843459429" calcext:value-type="float">
            <text:p>982.123843459429</text:p>
          </table:table-cell>
          <table:table-cell office:value-type="float" office:value="4081865" calcext:value-type="float">
            <text:p>4081865</text:p>
          </table:table-cell>
          <table:table-cell office:value-type="float" office:value="2023956" calcext:value-type="float">
            <text:p>2023956</text:p>
          </table:table-cell>
          <table:table-cell office:value-type="float" office:value="235180" calcext:value-type="float">
            <text:p>235180</text:p>
          </table:table-cell>
          <table:table-cell office:value-type="float" office:value="296417" calcext:value-type="float">
            <text:p>296417</text:p>
          </table:table-cell>
          <table:table-cell office:value-type="float" office:value="226390" calcext:value-type="float">
            <text:p>22639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06" calcext:value-type="float">
            <text:p>220006</text:p>
          </table:table-cell>
          <table:table-cell office:value-type="float" office:value="220368" calcext:value-type="float">
            <text:p>220368</text:p>
          </table:table-cell>
          <table:table-cell office:value-type="float" office:value="2.43298142349499" calcext:value-type="float">
            <text:p>2.43298142349499</text:p>
          </table:table-cell>
          <table:table-cell office:value-type="float" office:value="1.20637192802095" calcext:value-type="float">
            <text:p>1.20637192802095</text:p>
          </table:table-cell>
          <table:table-cell office:value-type="float" office:value="0.14017822029331" calcext:value-type="float">
            <text:p>0.14017822029331</text:p>
          </table:table-cell>
          <table:table-cell office:value-type="float" office:value="0.176678320965567" calcext:value-type="float">
            <text:p>0.176678320965567</text:p>
          </table:table-cell>
          <table:table-cell office:value-type="float" office:value="0.134938971392986" calcext:value-type="float">
            <text:p>0.134938971392986</text:p>
          </table:table-cell>
          <table:table-cell office:value-type="float" office:value="5" calcext:value-type="float">
            <text:p>5</text:p>
          </table:table-cell>
          <table:table-cell office:value-type="float" office:value="0.131133810416914" calcext:value-type="float">
            <text:p>0.131133810416914</text:p>
          </table:table-cell>
          <table:table-cell office:value-type="float" office:value="0.131349579256723" calcext:value-type="float">
            <text:p>0.131349579256723</text:p>
          </table:table-cell>
          <table:table-cell office:value-type="float" office:value="-221.964355941338" calcext:value-type="float">
            <text:p>-221.964355941338</text:p>
          </table:table-cell>
          <table:table-cell office:value-type="float" office:value="-214.664335806887" calcext:value-type="float">
            <text:p>-214.664335806887</text:p>
          </table:table-cell>
          <table:table-cell office:value-type="float" office:value="-223.012205721403" calcext:value-type="float">
            <text:p>-223.012205721403</text:p>
          </table:table-cell>
          <table:table-cell office:value-type="float" office:value="750" calcext:value-type="float">
            <text:p>750</text:p>
          </table:table-cell>
          <table:table-cell office:value-type="float" office:value="-223.773237916617" calcext:value-type="float">
            <text:p>-223.773237916617</text:p>
          </table:table-cell>
        </table:table-row>
        <table:table-row table:style-name="ro1">
          <table:table-cell office:value-type="string" calcext:value-type="string">
            <text:p>2019-12-02 22:15:42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6583217553223" calcext:value-type="float">
            <text:p>72.6583217553223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90683" calcext:value-type="float">
            <text:p>4090683</text:p>
          </table:table-cell>
          <table:table-cell office:value-type="float" office:value="2037911" calcext:value-type="float">
            <text:p>2037911</text:p>
          </table:table-cell>
          <table:table-cell office:value-type="float" office:value="235117" calcext:value-type="float">
            <text:p>235117</text:p>
          </table:table-cell>
          <table:table-cell office:value-type="float" office:value="296332" calcext:value-type="float">
            <text:p>296332</text:p>
          </table:table-cell>
          <table:table-cell office:value-type="float" office:value="226794" calcext:value-type="float">
            <text:p>2267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50" calcext:value-type="float">
            <text:p>219850</text:p>
          </table:table-cell>
          <table:table-cell office:value-type="float" office:value="220365" calcext:value-type="float">
            <text:p>220365</text:p>
          </table:table-cell>
          <table:table-cell office:value-type="float" office:value="2.43823736169784" calcext:value-type="float">
            <text:p>2.43823736169784</text:p>
          </table:table-cell>
          <table:table-cell office:value-type="float" office:value="1.21468975719091" calcext:value-type="float">
            <text:p>1.21468975719091</text:p>
          </table:table-cell>
          <table:table-cell office:value-type="float" office:value="0.140140669362625" calcext:value-type="float">
            <text:p>0.140140669362625</text:p>
          </table:table-cell>
          <table:table-cell office:value-type="float" office:value="0.176627657011468" calcext:value-type="float">
            <text:p>0.176627657011468</text:p>
          </table:table-cell>
          <table:table-cell office:value-type="float" office:value="0.135179774186584" calcext:value-type="float">
            <text:p>0.135179774186584</text:p>
          </table:table-cell>
          <table:table-cell office:value-type="float" office:value="5" calcext:value-type="float">
            <text:p>5</text:p>
          </table:table-cell>
          <table:table-cell office:value-type="float" office:value="0.13104082715998" calcext:value-type="float">
            <text:p>0.13104082715998</text:p>
          </table:table-cell>
          <table:table-cell office:value-type="float" office:value="0.131347791117166" calcext:value-type="float">
            <text:p>0.131347791117166</text:p>
          </table:table-cell>
          <table:table-cell office:value-type="float" office:value="-221.971866127475" calcext:value-type="float">
            <text:p>-221.971866127475</text:p>
          </table:table-cell>
          <table:table-cell office:value-type="float" office:value="-214.674468597706" calcext:value-type="float">
            <text:p>-214.674468597706</text:p>
          </table:table-cell>
          <table:table-cell office:value-type="float" office:value="-222.964045162683" calcext:value-type="float">
            <text:p>-222.964045162683</text:p>
          </table:table-cell>
          <table:table-cell office:value-type="float" office:value="750" calcext:value-type="float">
            <text:p>750</text:p>
          </table:table-cell>
          <table:table-cell office:value-type="float" office:value="-223.791834568004" calcext:value-type="float">
            <text:p>-223.791834568004</text:p>
          </table:table-cell>
        </table:table-row>
        <table:table-row table:style-name="ro1">
          <table:table-cell office:value-type="string" calcext:value-type="string">
            <text:p>2019-12-02 22:15:43</text:p>
          </table:table-cell>
          <table:table-cell office:value-type="float" office:value="24.5841803403164" calcext:value-type="float">
            <text:p>24.5841803403164</text:p>
          </table:table-cell>
          <table:table-cell office:value-type="float" office:value="72.6743509309955" calcext:value-type="float">
            <text:p>72.6743509309955</text:p>
          </table:table-cell>
          <table:table-cell office:value-type="float" office:value="982.178788216894" calcext:value-type="float">
            <text:p>982.178788216894</text:p>
          </table:table-cell>
          <table:table-cell office:value-type="float" office:value="4090474" calcext:value-type="float">
            <text:p>4090474</text:p>
          </table:table-cell>
          <table:table-cell office:value-type="float" office:value="2042564" calcext:value-type="float">
            <text:p>2042564</text:p>
          </table:table-cell>
          <table:table-cell office:value-type="float" office:value="235210" calcext:value-type="float">
            <text:p>235210</text:p>
          </table:table-cell>
          <table:table-cell office:value-type="float" office:value="296127" calcext:value-type="float">
            <text:p>296127</text:p>
          </table:table-cell>
          <table:table-cell office:value-type="float" office:value="226958" calcext:value-type="float">
            <text:p>2269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75" calcext:value-type="float">
            <text:p>219775</text:p>
          </table:table-cell>
          <table:table-cell office:value-type="float" office:value="220308" calcext:value-type="float">
            <text:p>220308</text:p>
          </table:table-cell>
          <table:table-cell office:value-type="float" office:value="2.43811278797541" calcext:value-type="float">
            <text:p>2.43811278797541</text:p>
          </table:table-cell>
          <table:table-cell office:value-type="float" office:value="1.21746316164293" calcext:value-type="float">
            <text:p>1.21746316164293</text:p>
          </table:table-cell>
          <table:table-cell office:value-type="float" office:value="0.140196101688874" calcext:value-type="float">
            <text:p>0.140196101688874</text:p>
          </table:table-cell>
          <table:table-cell office:value-type="float" office:value="0.176505467475112" calcext:value-type="float">
            <text:p>0.176505467475112</text:p>
          </table:table-cell>
          <table:table-cell office:value-type="float" office:value="0.135277525815669" calcext:value-type="float">
            <text:p>0.135277525815669</text:p>
          </table:table-cell>
          <table:table-cell office:value-type="float" office:value="5" calcext:value-type="float">
            <text:p>5</text:p>
          </table:table-cell>
          <table:table-cell office:value-type="float" office:value="0.13099612367107" calcext:value-type="float">
            <text:p>0.13099612367107</text:p>
          </table:table-cell>
          <table:table-cell office:value-type="float" office:value="0.131313816465594" calcext:value-type="float">
            <text:p>0.131313816465594</text:p>
          </table:table-cell>
          <table:table-cell office:value-type="float" office:value="-221.960779662225" calcext:value-type="float">
            <text:p>-221.960779662225</text:p>
          </table:table-cell>
          <table:table-cell office:value-type="float" office:value="-214.698906504978" calcext:value-type="float">
            <text:p>-214.698906504978</text:p>
          </table:table-cell>
          <table:table-cell office:value-type="float" office:value="-222.944494836866" calcext:value-type="float">
            <text:p>-222.944494836866</text:p>
          </table:table-cell>
          <table:table-cell office:value-type="float" office:value="750" calcext:value-type="float">
            <text:p>750</text:p>
          </table:table-cell>
          <table:table-cell office:value-type="float" office:value="-223.800775265786" calcext:value-type="float">
            <text:p>-223.800775265786</text:p>
          </table:table-cell>
        </table:table-row>
        <table:table-row table:style-name="ro1">
          <table:table-cell office:value-type="string" calcext:value-type="string">
            <text:p>2019-12-02 22:15:44</text:p>
          </table:table-cell>
          <table:table-cell office:value-type="float" office:value="24.5892343228916" calcext:value-type="float">
            <text:p>24.5892343228916</text:p>
          </table:table-cell>
          <table:table-cell office:value-type="float" office:value="72.6747428851145" calcext:value-type="float">
            <text:p>72.6747428851145</text:p>
          </table:table-cell>
          <table:table-cell office:value-type="float" office:value="982.104892691809" calcext:value-type="float">
            <text:p>982.104892691809</text:p>
          </table:table-cell>
          <table:table-cell office:value-type="float" office:value="4090492" calcext:value-type="float">
            <text:p>4090492</text:p>
          </table:table-cell>
          <table:table-cell office:value-type="float" office:value="2042165" calcext:value-type="float">
            <text:p>2042165</text:p>
          </table:table-cell>
          <table:table-cell office:value-type="float" office:value="235367" calcext:value-type="float">
            <text:p>235367</text:p>
          </table:table-cell>
          <table:table-cell office:value-type="float" office:value="295828" calcext:value-type="float">
            <text:p>295828</text:p>
          </table:table-cell>
          <table:table-cell office:value-type="float" office:value="226887" calcext:value-type="float">
            <text:p>2268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56" calcext:value-type="float">
            <text:p>219756</text:p>
          </table:table-cell>
          <table:table-cell office:value-type="float" office:value="220405" calcext:value-type="float">
            <text:p>220405</text:p>
          </table:table-cell>
          <table:table-cell office:value-type="float" office:value="2.43812351681274" calcext:value-type="float">
            <text:p>2.43812351681274</text:p>
          </table:table-cell>
          <table:table-cell office:value-type="float" office:value="1.21722533908192" calcext:value-type="float">
            <text:p>1.21722533908192</text:p>
          </table:table-cell>
          <table:table-cell office:value-type="float" office:value="0.140289680992327" calcext:value-type="float">
            <text:p>0.140289680992327</text:p>
          </table:table-cell>
          <table:table-cell office:value-type="float" office:value="0.176327249565989" calcext:value-type="float">
            <text:p>0.176327249565989</text:p>
          </table:table-cell>
          <table:table-cell office:value-type="float" office:value="0.135235206512833" calcext:value-type="float">
            <text:p>0.135235206512833</text:p>
          </table:table-cell>
          <table:table-cell office:value-type="float" office:value="5" calcext:value-type="float">
            <text:p>5</text:p>
          </table:table-cell>
          <table:table-cell office:value-type="float" office:value="0.130984798787212" calcext:value-type="float">
            <text:p>0.130984798787212</text:p>
          </table:table-cell>
          <table:table-cell office:value-type="float" office:value="0.131371632977919" calcext:value-type="float">
            <text:p>0.131371632977919</text:p>
          </table:table-cell>
          <table:table-cell office:value-type="float" office:value="-221.942063801535" calcext:value-type="float">
            <text:p>-221.942063801535</text:p>
          </table:table-cell>
          <table:table-cell office:value-type="float" office:value="-214.734550086802" calcext:value-type="float">
            <text:p>-214.734550086802</text:p>
          </table:table-cell>
          <table:table-cell office:value-type="float" office:value="-222.952958697433" calcext:value-type="float">
            <text:p>-222.952958697433</text:p>
          </table:table-cell>
          <table:table-cell office:value-type="float" office:value="750" calcext:value-type="float">
            <text:p>750</text:p>
          </table:table-cell>
          <table:table-cell office:value-type="float" office:value="-223.803040242558" calcext:value-type="float">
            <text:p>-223.803040242558</text:p>
          </table:table-cell>
        </table:table-row>
        <table:table-row table:style-name="ro1">
          <table:table-cell office:value-type="string" calcext:value-type="string">
            <text:p>2019-12-02 22:15:45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643075683351" calcext:value-type="float">
            <text:p>72.643075683351</text:p>
          </table:table-cell>
          <table:table-cell office:value-type="float" office:value="982.140887110964" calcext:value-type="float">
            <text:p>982.140887110964</text:p>
          </table:table-cell>
          <table:table-cell office:value-type="float" office:value="4090219" calcext:value-type="float">
            <text:p>4090219</text:p>
          </table:table-cell>
          <table:table-cell office:value-type="float" office:value="2043540" calcext:value-type="float">
            <text:p>2043540</text:p>
          </table:table-cell>
          <table:table-cell office:value-type="float" office:value="235610" calcext:value-type="float">
            <text:p>235610</text:p>
          </table:table-cell>
          <table:table-cell office:value-type="float" office:value="295687" calcext:value-type="float">
            <text:p>295687</text:p>
          </table:table-cell>
          <table:table-cell office:value-type="float" office:value="226936" calcext:value-type="float">
            <text:p>22693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30" calcext:value-type="float">
            <text:p>219730</text:p>
          </table:table-cell>
          <table:table-cell office:value-type="float" office:value="220415" calcext:value-type="float">
            <text:p>220415</text:p>
          </table:table-cell>
          <table:table-cell office:value-type="float" office:value="2.43796079611311" calcext:value-type="float">
            <text:p>2.43796079611311</text:p>
          </table:table-cell>
          <table:table-cell office:value-type="float" office:value="1.21804490304529" calcext:value-type="float">
            <text:p>1.21804490304529</text:p>
          </table:table-cell>
          <table:table-cell office:value-type="float" office:value="0.140434520296397" calcext:value-type="float">
            <text:p>0.140434520296397</text:p>
          </table:table-cell>
          <table:table-cell office:value-type="float" office:value="0.176243207006837" calcext:value-type="float">
            <text:p>0.176243207006837</text:p>
          </table:table-cell>
          <table:table-cell office:value-type="float" office:value="0.135264412792255" calcext:value-type="float">
            <text:p>0.135264412792255</text:p>
          </table:table-cell>
          <table:table-cell office:value-type="float" office:value="5" calcext:value-type="float">
            <text:p>5</text:p>
          </table:table-cell>
          <table:table-cell office:value-type="float" office:value="0.130969301577723" calcext:value-type="float">
            <text:p>0.130969301577723</text:p>
          </table:table-cell>
          <table:table-cell office:value-type="float" office:value="0.131377593443107" calcext:value-type="float">
            <text:p>0.131377593443107</text:p>
          </table:table-cell>
          <table:table-cell office:value-type="float" office:value="-221.913095940721" calcext:value-type="float">
            <text:p>-221.913095940721</text:p>
          </table:table-cell>
          <table:table-cell office:value-type="float" office:value="-214.751358598633" calcext:value-type="float">
            <text:p>-214.751358598633</text:p>
          </table:table-cell>
          <table:table-cell office:value-type="float" office:value="-222.947117441549" calcext:value-type="float">
            <text:p>-222.947117441549</text:p>
          </table:table-cell>
          <table:table-cell office:value-type="float" office:value="750" calcext:value-type="float">
            <text:p>750</text:p>
          </table:table-cell>
          <table:table-cell office:value-type="float" office:value="-223.806139684455" calcext:value-type="float">
            <text:p>-223.806139684455</text:p>
          </table:table-cell>
        </table:table-row>
        <table:table-row table:style-name="ro1">
          <table:table-cell office:value-type="string" calcext:value-type="string">
            <text:p>2019-12-02 22:15:47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6163594937274" calcext:value-type="float">
            <text:p>72.6163594937274</text:p>
          </table:table-cell>
          <table:table-cell office:value-type="float" office:value="982.16835993648" calcext:value-type="float">
            <text:p>982.16835993648</text:p>
          </table:table-cell>
          <table:table-cell office:value-type="float" office:value="4090437" calcext:value-type="float">
            <text:p>4090437</text:p>
          </table:table-cell>
          <table:table-cell office:value-type="float" office:value="2040135" calcext:value-type="float">
            <text:p>2040135</text:p>
          </table:table-cell>
          <table:table-cell office:value-type="float" office:value="235814" calcext:value-type="float">
            <text:p>235814</text:p>
          </table:table-cell>
          <table:table-cell office:value-type="float" office:value="295423" calcext:value-type="float">
            <text:p>295423</text:p>
          </table:table-cell>
          <table:table-cell office:value-type="float" office:value="226873" calcext:value-type="float">
            <text:p>2268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652" calcext:value-type="float">
            <text:p>219652</text:p>
          </table:table-cell>
          <table:table-cell office:value-type="float" office:value="220304" calcext:value-type="float">
            <text:p>220304</text:p>
          </table:table-cell>
          <table:table-cell office:value-type="float" office:value="2.43809073425421" calcext:value-type="float">
            <text:p>2.43809073425421</text:p>
          </table:table-cell>
          <table:table-cell office:value-type="float" office:value="1.21601536464874" calcext:value-type="float">
            <text:p>1.21601536464874</text:p>
          </table:table-cell>
          <table:table-cell office:value-type="float" office:value="0.140556113786234" calcext:value-type="float">
            <text:p>0.140556113786234</text:p>
          </table:table-cell>
          <table:table-cell office:value-type="float" office:value="0.176085850725871" calcext:value-type="float">
            <text:p>0.176085850725871</text:p>
          </table:table-cell>
          <table:table-cell office:value-type="float" office:value="0.13522686186157" calcext:value-type="float">
            <text:p>0.13522686186157</text:p>
          </table:table-cell>
          <table:table-cell office:value-type="float" office:value="5" calcext:value-type="float">
            <text:p>5</text:p>
          </table:table-cell>
          <table:table-cell office:value-type="float" office:value="0.130922809949256" calcext:value-type="float">
            <text:p>0.130922809949256</text:p>
          </table:table-cell>
          <table:table-cell office:value-type="float" office:value="0.131311432279519" calcext:value-type="float">
            <text:p>0.131311432279519</text:p>
          </table:table-cell>
          <table:table-cell office:value-type="float" office:value="-221.888777242753" calcext:value-type="float">
            <text:p>-221.888777242753</text:p>
          </table:table-cell>
          <table:table-cell office:value-type="float" office:value="-214.782829854826" calcext:value-type="float">
            <text:p>-214.782829854826</text:p>
          </table:table-cell>
          <table:table-cell office:value-type="float" office:value="-222.954627627686" calcext:value-type="float">
            <text:p>-222.954627627686</text:p>
          </table:table-cell>
          <table:table-cell office:value-type="float" office:value="750" calcext:value-type="float">
            <text:p>750</text:p>
          </table:table-cell>
          <table:table-cell office:value-type="float" office:value="-223.815438010149" calcext:value-type="float">
            <text:p>-223.815438010149</text:p>
          </table:table-cell>
        </table:table-row>
        <table:table-row table:style-name="ro1">
          <table:table-cell office:value-type="string" calcext:value-type="string">
            <text:p>2019-12-02 22:15:48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6110162302353" calcext:value-type="float">
            <text:p>72.6110162302353</text:p>
          </table:table-cell>
          <table:table-cell office:value-type="float" office:value="982.16835993648" calcext:value-type="float">
            <text:p>982.16835993648</text:p>
          </table:table-cell>
          <table:table-cell office:value-type="float" office:value="4090376" calcext:value-type="float">
            <text:p>4090376</text:p>
          </table:table-cell>
          <table:table-cell office:value-type="float" office:value="2035385" calcext:value-type="float">
            <text:p>2035385</text:p>
          </table:table-cell>
          <table:table-cell office:value-type="float" office:value="235973" calcext:value-type="float">
            <text:p>235973</text:p>
          </table:table-cell>
          <table:table-cell office:value-type="float" office:value="295198" calcext:value-type="float">
            <text:p>295198</text:p>
          </table:table-cell>
          <table:table-cell office:value-type="float" office:value="226649" calcext:value-type="float">
            <text:p>2266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24" calcext:value-type="float">
            <text:p>219824</text:p>
          </table:table-cell>
          <table:table-cell office:value-type="float" office:value="220385" calcext:value-type="float">
            <text:p>220385</text:p>
          </table:table-cell>
          <table:table-cell office:value-type="float" office:value="2.43805437541656" calcext:value-type="float">
            <text:p>2.43805437541656</text:p>
          </table:table-cell>
          <table:table-cell office:value-type="float" office:value="1.2131841436844" calcext:value-type="float">
            <text:p>1.2131841436844</text:p>
          </table:table-cell>
          <table:table-cell office:value-type="float" office:value="0.140650885182725" calcext:value-type="float">
            <text:p>0.140650885182725</text:p>
          </table:table-cell>
          <table:table-cell office:value-type="float" office:value="0.17595174025914" calcext:value-type="float">
            <text:p>0.17595174025914</text:p>
          </table:table-cell>
          <table:table-cell office:value-type="float" office:value="0.135093347441357" calcext:value-type="float">
            <text:p>0.135093347441357</text:p>
          </table:table-cell>
          <table:table-cell office:value-type="float" office:value="5" calcext:value-type="float">
            <text:p>5</text:p>
          </table:table-cell>
          <table:table-cell office:value-type="float" office:value="0.131025329950491" calcext:value-type="float">
            <text:p>0.131025329950491</text:p>
          </table:table-cell>
          <table:table-cell office:value-type="float" office:value="0.131359712047543" calcext:value-type="float">
            <text:p>0.131359712047543</text:p>
          </table:table-cell>
          <table:table-cell office:value-type="float" office:value="-221.869822963455" calcext:value-type="float">
            <text:p>-221.869822963455</text:p>
          </table:table-cell>
          <table:table-cell office:value-type="float" office:value="-214.809651948172" calcext:value-type="float">
            <text:p>-214.809651948172</text:p>
          </table:table-cell>
          <table:table-cell office:value-type="float" office:value="-222.981330511729" calcext:value-type="float">
            <text:p>-222.981330511729</text:p>
          </table:table-cell>
          <table:table-cell office:value-type="float" office:value="750" calcext:value-type="float">
            <text:p>750</text:p>
          </table:table-cell>
          <table:table-cell office:value-type="float" office:value="-223.794934009902" calcext:value-type="float">
            <text:p>-223.794934009902</text:p>
          </table:table-cell>
        </table:table-row>
        <table:table-row table:style-name="ro1">
          <table:table-cell office:value-type="string" calcext:value-type="string">
            <text:p>2019-12-02 22:15:49</text:p>
          </table:table-cell>
          <table:table-cell office:value-type="float" office:value="24.5942883057578" calcext:value-type="float">
            <text:p>24.5942883057578</text:p>
          </table:table-cell>
          <table:table-cell office:value-type="float" office:value="72.5896430910422" calcext:value-type="float">
            <text:p>72.5896430910422</text:p>
          </table:table-cell>
          <table:table-cell office:value-type="float" office:value="982.195832783714" calcext:value-type="float">
            <text:p>982.195832783714</text:p>
          </table:table-cell>
          <table:table-cell office:value-type="float" office:value="4090260" calcext:value-type="float">
            <text:p>4090260</text:p>
          </table:table-cell>
          <table:table-cell office:value-type="float" office:value="2024778" calcext:value-type="float">
            <text:p>2024778</text:p>
          </table:table-cell>
          <table:table-cell office:value-type="float" office:value="236265" calcext:value-type="float">
            <text:p>236265</text:p>
          </table:table-cell>
          <table:table-cell office:value-type="float" office:value="294998" calcext:value-type="float">
            <text:p>294998</text:p>
          </table:table-cell>
          <table:table-cell office:value-type="float" office:value="226346" calcext:value-type="float">
            <text:p>2263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94" calcext:value-type="float">
            <text:p>219894</text:p>
          </table:table-cell>
          <table:table-cell office:value-type="float" office:value="220388" calcext:value-type="float">
            <text:p>220388</text:p>
          </table:table-cell>
          <table:table-cell office:value-type="float" office:value="2.43798523402038" calcext:value-type="float">
            <text:p>2.43798523402038</text:p>
          </table:table-cell>
          <table:table-cell office:value-type="float" office:value="1.20686187825941" calcext:value-type="float">
            <text:p>1.20686187825941</text:p>
          </table:table-cell>
          <table:table-cell office:value-type="float" office:value="0.140824930766217" calcext:value-type="float">
            <text:p>0.140824930766217</text:p>
          </table:table-cell>
          <table:table-cell office:value-type="float" office:value="0.175832530955378" calcext:value-type="float">
            <text:p>0.175832530955378</text:p>
          </table:table-cell>
          <table:table-cell office:value-type="float" office:value="0.134912745346158" calcext:value-type="float">
            <text:p>0.134912745346158</text:p>
          </table:table-cell>
          <table:table-cell office:value-type="float" office:value="5" calcext:value-type="float">
            <text:p>5</text:p>
          </table:table-cell>
          <table:table-cell office:value-type="float" office:value="0.131067053206808" calcext:value-type="float">
            <text:p>0.131067053206808</text:p>
          </table:table-cell>
          <table:table-cell office:value-type="float" office:value="0.131361500187099" calcext:value-type="float">
            <text:p>0.131361500187099</text:p>
          </table:table-cell>
          <table:table-cell office:value-type="float" office:value="-221.835013846757" calcext:value-type="float">
            <text:p>-221.835013846757</text:p>
          </table:table-cell>
          <table:table-cell office:value-type="float" office:value="-214.833493808924" calcext:value-type="float">
            <text:p>-214.833493808924</text:p>
          </table:table-cell>
          <table:table-cell office:value-type="float" office:value="-223.017450930768" calcext:value-type="float">
            <text:p>-223.017450930768</text:p>
          </table:table-cell>
          <table:table-cell office:value-type="float" office:value="750" calcext:value-type="float">
            <text:p>750</text:p>
          </table:table-cell>
          <table:table-cell office:value-type="float" office:value="-223.786589358638" calcext:value-type="float">
            <text:p>-223.786589358638</text:p>
          </table:table-cell>
        </table:table-row>
        <table:table-row table:style-name="ro1">
          <table:table-cell office:value-type="string" calcext:value-type="string">
            <text:p>2019-12-02 22:15:51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5953774257518" calcext:value-type="float">
            <text:p>72.5953774257518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90888" calcext:value-type="float">
            <text:p>4090888</text:p>
          </table:table-cell>
          <table:table-cell office:value-type="float" office:value="2043576" calcext:value-type="float">
            <text:p>2043576</text:p>
          </table:table-cell>
          <table:table-cell office:value-type="float" office:value="236103" calcext:value-type="float">
            <text:p>236103</text:p>
          </table:table-cell>
          <table:table-cell office:value-type="float" office:value="294489" calcext:value-type="float">
            <text:p>294489</text:p>
          </table:table-cell>
          <table:table-cell office:value-type="float" office:value="223824" calcext:value-type="float">
            <text:p>2238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00" calcext:value-type="float">
            <text:p>220700</text:p>
          </table:table-cell>
          <table:table-cell office:value-type="float" office:value="220227" calcext:value-type="float">
            <text:p>220227</text:p>
          </table:table-cell>
          <table:table-cell office:value-type="float" office:value="2.43835955123419" calcext:value-type="float">
            <text:p>2.43835955123419</text:p>
          </table:table-cell>
          <table:table-cell office:value-type="float" office:value="1.21806636071996" calcext:value-type="float">
            <text:p>1.21806636071996</text:p>
          </table:table-cell>
          <table:table-cell office:value-type="float" office:value="0.14072837123017" calcext:value-type="float">
            <text:p>0.14072837123017</text:p>
          </table:table-cell>
          <table:table-cell office:value-type="float" office:value="0.175529143277305" calcext:value-type="float">
            <text:p>0.175529143277305</text:p>
          </table:table-cell>
          <table:table-cell office:value-type="float" office:value="0.133409516025724" calcext:value-type="float">
            <text:p>0.133409516025724</text:p>
          </table:table-cell>
          <table:table-cell office:value-type="float" office:value="5" calcext:value-type="float">
            <text:p>5</text:p>
          </table:table-cell>
          <table:table-cell office:value-type="float" office:value="0.131547466700967" calcext:value-type="float">
            <text:p>0.131547466700967</text:p>
          </table:table-cell>
          <table:table-cell office:value-type="float" office:value="0.131265536697571" calcext:value-type="float">
            <text:p>0.131265536697571</text:p>
          </table:table-cell>
          <table:table-cell office:value-type="float" office:value="-221.854325753966" calcext:value-type="float">
            <text:p>-221.854325753966</text:p>
          </table:table-cell>
          <table:table-cell office:value-type="float" office:value="-214.894171344539" calcext:value-type="float">
            <text:p>-214.894171344539</text:p>
          </table:table-cell>
          <table:table-cell office:value-type="float" office:value="-223.318096794855" calcext:value-type="float">
            <text:p>-223.318096794855</text:p>
          </table:table-cell>
          <table:table-cell office:value-type="float" office:value="750" calcext:value-type="float">
            <text:p>750</text:p>
          </table:table-cell>
          <table:table-cell office:value-type="float" office:value="-223.690506659807" calcext:value-type="float">
            <text:p>-223.690506659807</text:p>
          </table:table-cell>
        </table:table-row>
        <table:table-row table:style-name="ro1">
          <table:table-cell office:value-type="string" calcext:value-type="string">
            <text:p>2019-12-02 22:15:52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6220940851098" calcext:value-type="float">
            <text:p>72.6220940851098</text:p>
          </table:table-cell>
          <table:table-cell office:value-type="float" office:value="982.176882046295" calcext:value-type="float">
            <text:p>982.176882046295</text:p>
          </table:table-cell>
          <table:table-cell office:value-type="float" office:value="4090682" calcext:value-type="float">
            <text:p>4090682</text:p>
          </table:table-cell>
          <table:table-cell office:value-type="float" office:value="2041905" calcext:value-type="float">
            <text:p>2041905</text:p>
          </table:table-cell>
          <table:table-cell office:value-type="float" office:value="236396" calcext:value-type="float">
            <text:p>236396</text:p>
          </table:table-cell>
          <table:table-cell office:value-type="float" office:value="294271" calcext:value-type="float">
            <text:p>294271</text:p>
          </table:table-cell>
          <table:table-cell office:value-type="float" office:value="223843" calcext:value-type="float">
            <text:p>2238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19" calcext:value-type="float">
            <text:p>220619</text:p>
          </table:table-cell>
          <table:table-cell office:value-type="float" office:value="220239" calcext:value-type="float">
            <text:p>220239</text:p>
          </table:table-cell>
          <table:table-cell office:value-type="float" office:value="2.43823676565132" calcext:value-type="float">
            <text:p>2.43823676565132</text:p>
          </table:table-cell>
          <table:table-cell office:value-type="float" office:value="1.21707036698703" calcext:value-type="float">
            <text:p>1.21707036698703</text:p>
          </table:table-cell>
          <table:table-cell office:value-type="float" office:value="0.14090301286018" calcext:value-type="float">
            <text:p>0.14090301286018</text:p>
          </table:table-cell>
          <table:table-cell office:value-type="float" office:value="0.175399205136204" calcext:value-type="float">
            <text:p>0.175399205136204</text:p>
          </table:table-cell>
          <table:table-cell office:value-type="float" office:value="0.133420840909581" calcext:value-type="float">
            <text:p>0.133420840909581</text:p>
          </table:table-cell>
          <table:table-cell office:value-type="float" office:value="5" calcext:value-type="float">
            <text:p>5</text:p>
          </table:table-cell>
          <table:table-cell office:value-type="float" office:value="0.131499186932944" calcext:value-type="float">
            <text:p>0.131499186932944</text:p>
          </table:table-cell>
          <table:table-cell office:value-type="float" office:value="0.131272689255797" calcext:value-type="float">
            <text:p>0.131272689255797</text:p>
          </table:table-cell>
          <table:table-cell office:value-type="float" office:value="-221.819397427964" calcext:value-type="float">
            <text:p>-221.819397427964</text:p>
          </table:table-cell>
          <table:table-cell office:value-type="float" office:value="-214.920158972759" calcext:value-type="float">
            <text:p>-214.920158972759</text:p>
          </table:table-cell>
          <table:table-cell office:value-type="float" office:value="-223.315831818084" calcext:value-type="float">
            <text:p>-223.315831818084</text:p>
          </table:table-cell>
          <table:table-cell office:value-type="float" office:value="750" calcext:value-type="float">
            <text:p>750</text:p>
          </table:table-cell>
          <table:table-cell office:value-type="float" office:value="-223.700162613411" calcext:value-type="float">
            <text:p>-223.700162613411</text:p>
          </table:table-cell>
        </table:table-row>
        <table:table-row table:style-name="ro1">
          <table:table-cell office:value-type="string" calcext:value-type="string">
            <text:p>2019-12-02 22:15:53</text:p>
          </table:table-cell>
          <table:table-cell office:value-type="float" office:value="24.5993422889151" calcext:value-type="float">
            <text:p>24.5993422889151</text:p>
          </table:table-cell>
          <table:table-cell office:value-type="float" office:value="72.6007207746687" calcext:value-type="float">
            <text:p>72.6007207746687</text:p>
          </table:table-cell>
          <table:table-cell office:value-type="float" office:value="982.204355122351" calcext:value-type="float">
            <text:p>982.204355122351</text:p>
          </table:table-cell>
          <table:table-cell office:value-type="float" office:value="4090542" calcext:value-type="float">
            <text:p>4090542</text:p>
          </table:table-cell>
          <table:table-cell office:value-type="float" office:value="2041021" calcext:value-type="float">
            <text:p>2041021</text:p>
          </table:table-cell>
          <table:table-cell office:value-type="float" office:value="236223" calcext:value-type="float">
            <text:p>236223</text:p>
          </table:table-cell>
          <table:table-cell office:value-type="float" office:value="294058" calcext:value-type="float">
            <text:p>294058</text:p>
          </table:table-cell>
          <table:table-cell office:value-type="float" office:value="223787" calcext:value-type="float">
            <text:p>2237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09" calcext:value-type="float">
            <text:p>220609</text:p>
          </table:table-cell>
          <table:table-cell office:value-type="float" office:value="220193" calcext:value-type="float">
            <text:p>220193</text:p>
          </table:table-cell>
          <table:table-cell office:value-type="float" office:value="2.43815331913868" calcext:value-type="float">
            <text:p>2.43815331913868</text:p>
          </table:table-cell>
          <table:table-cell office:value-type="float" office:value="1.21654346186441" calcext:value-type="float">
            <text:p>1.21654346186441</text:p>
          </table:table-cell>
          <table:table-cell office:value-type="float" office:value="0.140799896812427" calcext:value-type="float">
            <text:p>0.140799896812427</text:p>
          </table:table-cell>
          <table:table-cell office:value-type="float" office:value="0.175272247227698" calcext:value-type="float">
            <text:p>0.175272247227698</text:p>
          </table:table-cell>
          <table:table-cell office:value-type="float" office:value="0.133387462304528" calcext:value-type="float">
            <text:p>0.133387462304528</text:p>
          </table:table-cell>
          <table:table-cell office:value-type="float" office:value="5" calcext:value-type="float">
            <text:p>5</text:p>
          </table:table-cell>
          <table:table-cell office:value-type="float" office:value="0.131493226467756" calcext:value-type="float">
            <text:p>0.131493226467756</text:p>
          </table:table-cell>
          <table:table-cell office:value-type="float" office:value="0.131245271115931" calcext:value-type="float">
            <text:p>0.131245271115931</text:p>
          </table:table-cell>
          <table:table-cell office:value-type="float" office:value="-221.840020637515" calcext:value-type="float">
            <text:p>-221.840020637515</text:p>
          </table:table-cell>
          <table:table-cell office:value-type="float" office:value="-214.94555055446" calcext:value-type="float">
            <text:p>-214.94555055446</text:p>
          </table:table-cell>
          <table:table-cell office:value-type="float" office:value="-223.322507539094" calcext:value-type="float">
            <text:p>-223.322507539094</text:p>
          </table:table-cell>
          <table:table-cell office:value-type="float" office:value="750" calcext:value-type="float">
            <text:p>750</text:p>
          </table:table-cell>
          <table:table-cell office:value-type="float" office:value="-223.701354706449" calcext:value-type="float">
            <text:p>-223.701354706449</text:p>
          </table:table-cell>
        </table:table-row>
        <table:table-row table:style-name="ro1">
          <table:table-cell office:value-type="string" calcext:value-type="string">
            <text:p>2019-12-02 22:15:54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5957684533041" calcext:value-type="float">
            <text:p>72.5957684533041</text:p>
          </table:table-cell>
          <table:table-cell office:value-type="float" office:value="982.240350824401" calcext:value-type="float">
            <text:p>982.240350824401</text:p>
          </table:table-cell>
          <table:table-cell office:value-type="float" office:value="4090783" calcext:value-type="float">
            <text:p>4090783</text:p>
          </table:table-cell>
          <table:table-cell office:value-type="float" office:value="2021425" calcext:value-type="float">
            <text:p>2021425</text:p>
          </table:table-cell>
          <table:table-cell office:value-type="float" office:value="235979" calcext:value-type="float">
            <text:p>235979</text:p>
          </table:table-cell>
          <table:table-cell office:value-type="float" office:value="293730" calcext:value-type="float">
            <text:p>293730</text:p>
          </table:table-cell>
          <table:table-cell office:value-type="float" office:value="224496" calcext:value-type="float">
            <text:p>2244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64" calcext:value-type="float">
            <text:p>220464</text:p>
          </table:table-cell>
          <table:table-cell office:value-type="float" office:value="220267" calcext:value-type="float">
            <text:p>220267</text:p>
          </table:table-cell>
          <table:table-cell office:value-type="float" office:value="2.43829696634972" calcext:value-type="float">
            <text:p>2.43829696634972</text:p>
          </table:table-cell>
          <table:table-cell office:value-type="float" office:value="1.20486333428184" calcext:value-type="float">
            <text:p>1.20486333428184</text:p>
          </table:table-cell>
          <table:table-cell office:value-type="float" office:value="0.140654461461837" calcext:value-type="float">
            <text:p>0.140654461461837</text:p>
          </table:table-cell>
          <table:table-cell office:value-type="float" office:value="0.175076743969529" calcext:value-type="float">
            <text:p>0.175076743969529</text:p>
          </table:table-cell>
          <table:table-cell office:value-type="float" office:value="0.133810059286363" calcext:value-type="float">
            <text:p>0.133810059286363</text:p>
          </table:table-cell>
          <table:table-cell office:value-type="float" office:value="5" calcext:value-type="float">
            <text:p>5</text:p>
          </table:table-cell>
          <table:table-cell office:value-type="float" office:value="0.131406799722528" calcext:value-type="float">
            <text:p>0.131406799722528</text:p>
          </table:table-cell>
          <table:table-cell office:value-type="float" office:value="0.131289378558323" calcext:value-type="float">
            <text:p>0.131289378558323</text:p>
          </table:table-cell>
          <table:table-cell office:value-type="float" office:value="-221.869107707632" calcext:value-type="float">
            <text:p>-221.869107707632</text:p>
          </table:table-cell>
          <table:table-cell office:value-type="float" office:value="-214.984651206094" calcext:value-type="float">
            <text:p>-214.984651206094</text:p>
          </table:table-cell>
          <table:table-cell office:value-type="float" office:value="-223.237988142727" calcext:value-type="float">
            <text:p>-223.237988142727</text:p>
          </table:table-cell>
          <table:table-cell office:value-type="float" office:value="750" calcext:value-type="float">
            <text:p>750</text:p>
          </table:table-cell>
          <table:table-cell office:value-type="float" office:value="-223.718640055494" calcext:value-type="float">
            <text:p>-223.718640055494</text:p>
          </table:table-cell>
        </table:table-row>
        <table:table-row table:style-name="ro1">
          <table:table-cell office:value-type="string" calcext:value-type="string">
            <text:p>2019-12-02 22:15:56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6331721357445" calcext:value-type="float">
            <text:p>72.6331721357445</text:p>
          </table:table-cell>
          <table:table-cell office:value-type="float" office:value="982.130457648321" calcext:value-type="float">
            <text:p>982.130457648321</text:p>
          </table:table-cell>
          <table:table-cell office:value-type="float" office:value="4090602" calcext:value-type="float">
            <text:p>4090602</text:p>
          </table:table-cell>
          <table:table-cell office:value-type="float" office:value="2025692" calcext:value-type="float">
            <text:p>2025692</text:p>
          </table:table-cell>
          <table:table-cell office:value-type="float" office:value="235857" calcext:value-type="float">
            <text:p>235857</text:p>
          </table:table-cell>
          <table:table-cell office:value-type="float" office:value="293452" calcext:value-type="float">
            <text:p>293452</text:p>
          </table:table-cell>
          <table:table-cell office:value-type="float" office:value="224177" calcext:value-type="float">
            <text:p>2241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06" calcext:value-type="float">
            <text:p>220506</text:p>
          </table:table-cell>
          <table:table-cell office:value-type="float" office:value="220249" calcext:value-type="float">
            <text:p>220249</text:p>
          </table:table-cell>
          <table:table-cell office:value-type="float" office:value="2.43818908192981" calcext:value-type="float">
            <text:p>2.43818908192981</text:p>
          </table:table-cell>
          <table:table-cell office:value-type="float" office:value="1.2074066647776" calcext:value-type="float">
            <text:p>1.2074066647776</text:p>
          </table:table-cell>
          <table:table-cell office:value-type="float" office:value="0.140581743786543" calcext:value-type="float">
            <text:p>0.140581743786543</text:p>
          </table:table-cell>
          <table:table-cell office:value-type="float" office:value="0.1749110430373" calcext:value-type="float">
            <text:p>0.1749110430373</text:p>
          </table:table-cell>
          <table:table-cell office:value-type="float" office:value="0.133619920446863" calcext:value-type="float">
            <text:p>0.133619920446863</text:p>
          </table:table-cell>
          <table:table-cell office:value-type="float" office:value="5" calcext:value-type="float">
            <text:p>5</text:p>
          </table:table-cell>
          <table:table-cell office:value-type="float" office:value="0.131431833676318" calcext:value-type="float">
            <text:p>0.131431833676318</text:p>
          </table:table-cell>
          <table:table-cell office:value-type="float" office:value="0.131278649720985" calcext:value-type="float">
            <text:p>0.131278649720985</text:p>
          </table:table-cell>
          <table:table-cell office:value-type="float" office:value="-221.883651242691" calcext:value-type="float">
            <text:p>-221.883651242691</text:p>
          </table:table-cell>
          <table:table-cell office:value-type="float" office:value="-215.01779139254" calcext:value-type="float">
            <text:p>-215.01779139254</text:p>
          </table:table-cell>
          <table:table-cell office:value-type="float" office:value="-223.276015910627" calcext:value-type="float">
            <text:p>-223.276015910627</text:p>
          </table:table-cell>
          <table:table-cell office:value-type="float" office:value="750" calcext:value-type="float">
            <text:p>750</text:p>
          </table:table-cell>
          <table:table-cell office:value-type="float" office:value="-223.713633264736" calcext:value-type="float">
            <text:p>-223.713633264736</text:p>
          </table:table-cell>
        </table:table-row>
        <table:table-row table:style-name="ro1">
          <table:table-cell office:value-type="string" calcext:value-type="string">
            <text:p>2019-12-02 22:15:5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6232680368961" calcext:value-type="float">
            <text:p>72.6232680368961</text:p>
          </table:table-cell>
          <table:table-cell office:value-type="float" office:value="982.174974855814" calcext:value-type="float">
            <text:p>982.174974855814</text:p>
          </table:table-cell>
          <table:table-cell office:value-type="float" office:value="4090628" calcext:value-type="float">
            <text:p>4090628</text:p>
          </table:table-cell>
          <table:table-cell office:value-type="float" office:value="2022673" calcext:value-type="float">
            <text:p>2022673</text:p>
          </table:table-cell>
          <table:table-cell office:value-type="float" office:value="235765" calcext:value-type="float">
            <text:p>235765</text:p>
          </table:table-cell>
          <table:table-cell office:value-type="float" office:value="293307" calcext:value-type="float">
            <text:p>293307</text:p>
          </table:table-cell>
          <table:table-cell office:value-type="float" office:value="224312" calcext:value-type="float">
            <text:p>2243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58" calcext:value-type="float">
            <text:p>220458</text:p>
          </table:table-cell>
          <table:table-cell office:value-type="float" office:value="220246" calcext:value-type="float">
            <text:p>220246</text:p>
          </table:table-cell>
          <table:table-cell office:value-type="float" office:value="2.4382045791393" calcext:value-type="float">
            <text:p>2.4382045791393</text:p>
          </table:table-cell>
          <table:table-cell office:value-type="float" office:value="1.20560720033731" calcext:value-type="float">
            <text:p>1.20560720033731</text:p>
          </table:table-cell>
          <table:table-cell office:value-type="float" office:value="0.140526907506813" calcext:value-type="float">
            <text:p>0.140526907506813</text:p>
          </table:table-cell>
          <table:table-cell office:value-type="float" office:value="0.174824616292073" calcext:value-type="float">
            <text:p>0.174824616292073</text:p>
          </table:table-cell>
          <table:table-cell office:value-type="float" office:value="0.133700386726902" calcext:value-type="float">
            <text:p>0.133700386726902</text:p>
          </table:table-cell>
          <table:table-cell office:value-type="float" office:value="5" calcext:value-type="float">
            <text:p>5</text:p>
          </table:table-cell>
          <table:table-cell office:value-type="float" office:value="0.131403223443416" calcext:value-type="float">
            <text:p>0.131403223443416</text:p>
          </table:table-cell>
          <table:table-cell office:value-type="float" office:value="0.131276861581428" calcext:value-type="float">
            <text:p>0.131276861581428</text:p>
          </table:table-cell>
          <table:table-cell office:value-type="float" office:value="-221.894618498637" calcext:value-type="float">
            <text:p>-221.894618498637</text:p>
          </table:table-cell>
          <table:table-cell office:value-type="float" office:value="-215.035076741585" calcext:value-type="float">
            <text:p>-215.035076741585</text:p>
          </table:table-cell>
          <table:table-cell office:value-type="float" office:value="-223.25992265462" calcext:value-type="float">
            <text:p>-223.25992265462</text:p>
          </table:table-cell>
          <table:table-cell office:value-type="float" office:value="750" calcext:value-type="float">
            <text:p>750</text:p>
          </table:table-cell>
          <table:table-cell office:value-type="float" office:value="-223.719355311317" calcext:value-type="float">
            <text:p>-223.719355311317</text:p>
          </table:table-cell>
        </table:table-row>
        <table:table-row table:style-name="ro1">
          <table:table-cell office:value-type="string" calcext:value-type="string">
            <text:p>2019-12-02 22:15:58</text:p>
          </table:table-cell>
          <table:table-cell office:value-type="float" office:value="24.6043962723634" calcext:value-type="float">
            <text:p>24.6043962723634</text:p>
          </table:table-cell>
          <table:table-cell office:value-type="float" office:value="72.6278287781073" calcext:value-type="float">
            <text:p>72.6278287781073</text:p>
          </table:table-cell>
          <table:table-cell office:value-type="float" office:value="982.185404192926" calcext:value-type="float">
            <text:p>982.185404192926</text:p>
          </table:table-cell>
          <table:table-cell office:value-type="float" office:value="4090755" calcext:value-type="float">
            <text:p>4090755</text:p>
          </table:table-cell>
          <table:table-cell office:value-type="float" office:value="2017013" calcext:value-type="float">
            <text:p>2017013</text:p>
          </table:table-cell>
          <table:table-cell office:value-type="float" office:value="235733" calcext:value-type="float">
            <text:p>235733</text:p>
          </table:table-cell>
          <table:table-cell office:value-type="float" office:value="293097" calcext:value-type="float">
            <text:p>293097</text:p>
          </table:table-cell>
          <table:table-cell office:value-type="float" office:value="225018" calcext:value-type="float">
            <text:p>2250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11" calcext:value-type="float">
            <text:p>220311</text:p>
          </table:table-cell>
          <table:table-cell office:value-type="float" office:value="220330" calcext:value-type="float">
            <text:p>220330</text:p>
          </table:table-cell>
          <table:table-cell office:value-type="float" office:value="2.43828027704719" calcext:value-type="float">
            <text:p>2.43828027704719</text:p>
          </table:table-cell>
          <table:table-cell office:value-type="float" office:value="1.20223357704086" calcext:value-type="float">
            <text:p>1.20223357704086</text:p>
          </table:table-cell>
          <table:table-cell office:value-type="float" office:value="0.140507834018211" calcext:value-type="float">
            <text:p>0.140507834018211</text:p>
          </table:table-cell>
          <table:table-cell office:value-type="float" office:value="0.174699446523124" calcext:value-type="float">
            <text:p>0.174699446523124</text:p>
          </table:table-cell>
          <table:table-cell office:value-type="float" office:value="0.134121195569181" calcext:value-type="float">
            <text:p>0.134121195569181</text:p>
          </table:table-cell>
          <table:table-cell office:value-type="float" office:value="5" calcext:value-type="float">
            <text:p>5</text:p>
          </table:table-cell>
          <table:table-cell office:value-type="float" office:value="0.131315604605151" calcext:value-type="float">
            <text:p>0.131315604605151</text:p>
          </table:table-cell>
          <table:table-cell office:value-type="float" office:value="0.131326929489008" calcext:value-type="float">
            <text:p>0.131326929489008</text:p>
          </table:table-cell>
          <table:table-cell office:value-type="float" office:value="-221.898433196358" calcext:value-type="float">
            <text:p>-221.898433196358</text:p>
          </table:table-cell>
          <table:table-cell office:value-type="float" office:value="-215.060110695375" calcext:value-type="float">
            <text:p>-215.060110695375</text:p>
          </table:table-cell>
          <table:table-cell office:value-type="float" office:value="-223.175760886164" calcext:value-type="float">
            <text:p>-223.175760886164</text:p>
          </table:table-cell>
          <table:table-cell office:value-type="float" office:value="750" calcext:value-type="float">
            <text:p>750</text:p>
          </table:table-cell>
          <table:table-cell office:value-type="float" office:value="-223.73687907897" calcext:value-type="float">
            <text:p>-223.73687907897</text:p>
          </table:table-cell>
        </table:table-row>
        <table:table-row table:style-name="ro1">
          <table:table-cell office:value-type="string" calcext:value-type="string">
            <text:p>2019-12-02 22:15:59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6282201552258" calcext:value-type="float">
            <text:p>72.6282201552258</text:p>
          </table:table-cell>
          <table:table-cell office:value-type="float" office:value="982.166452864384" calcext:value-type="float">
            <text:p>982.166452864384</text:p>
          </table:table-cell>
          <table:table-cell office:value-type="float" office:value="4090651" calcext:value-type="float">
            <text:p>4090651</text:p>
          </table:table-cell>
          <table:table-cell office:value-type="float" office:value="2017958" calcext:value-type="float">
            <text:p>2017958</text:p>
          </table:table-cell>
          <table:table-cell office:value-type="float" office:value="235789" calcext:value-type="float">
            <text:p>235789</text:p>
          </table:table-cell>
          <table:table-cell office:value-type="float" office:value="292870" calcext:value-type="float">
            <text:p>292870</text:p>
          </table:table-cell>
          <table:table-cell office:value-type="float" office:value="225424" calcext:value-type="float">
            <text:p>2254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98" calcext:value-type="float">
            <text:p>220098</text:p>
          </table:table-cell>
          <table:table-cell office:value-type="float" office:value="220280" calcext:value-type="float">
            <text:p>220280</text:p>
          </table:table-cell>
          <table:table-cell office:value-type="float" office:value="2.43821828820923" calcext:value-type="float">
            <text:p>2.43821828820923</text:p>
          </table:table-cell>
          <table:table-cell office:value-type="float" office:value="1.20279684100113" calcext:value-type="float">
            <text:p>1.20279684100113</text:p>
          </table:table-cell>
          <table:table-cell office:value-type="float" office:value="0.140541212623264" calcext:value-type="float">
            <text:p>0.140541212623264</text:p>
          </table:table-cell>
          <table:table-cell office:value-type="float" office:value="0.174564143963354" calcext:value-type="float">
            <text:p>0.174564143963354</text:p>
          </table:table-cell>
          <table:table-cell office:value-type="float" office:value="0.134363190455817" calcext:value-type="float">
            <text:p>0.134363190455817</text:p>
          </table:table-cell>
          <table:table-cell office:value-type="float" office:value="5" calcext:value-type="float">
            <text:p>5</text:p>
          </table:table-cell>
          <table:table-cell office:value-type="float" office:value="0.131188646696645" calcext:value-type="float">
            <text:p>0.131188646696645</text:p>
          </table:table-cell>
          <table:table-cell office:value-type="float" office:value="0.131297127163068" calcext:value-type="float">
            <text:p>0.131297127163068</text:p>
          </table:table-cell>
          <table:table-cell office:value-type="float" office:value="-221.891757475347" calcext:value-type="float">
            <text:p>-221.891757475347</text:p>
          </table:table-cell>
          <table:table-cell office:value-type="float" office:value="-215.087171207329" calcext:value-type="float">
            <text:p>-215.087171207329</text:p>
          </table:table-cell>
          <table:table-cell office:value-type="float" office:value="-223.127361908837" calcext:value-type="float">
            <text:p>-223.127361908837</text:p>
          </table:table-cell>
          <table:table-cell office:value-type="float" office:value="750" calcext:value-type="float">
            <text:p>750</text:p>
          </table:table-cell>
          <table:table-cell office:value-type="float" office:value="-223.762270660671" calcext:value-type="float">
            <text:p>-223.762270660671</text:p>
          </table:table-cell>
        </table:table-row>
        <table:table-row table:style-name="ro1">
          <table:table-cell office:value-type="string" calcext:value-type="string">
            <text:p>2019-12-02 22:16:02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854725084486" calcext:value-type="float">
            <text:p>72.5854725084486</text:p>
          </table:table-cell>
          <table:table-cell office:value-type="float" office:value="982.193926376369" calcext:value-type="float">
            <text:p>982.193926376369</text:p>
          </table:table-cell>
          <table:table-cell office:value-type="float" office:value="4090786" calcext:value-type="float">
            <text:p>4090786</text:p>
          </table:table-cell>
          <table:table-cell office:value-type="float" office:value="2018027" calcext:value-type="float">
            <text:p>2018027</text:p>
          </table:table-cell>
          <table:table-cell office:value-type="float" office:value="235892" calcext:value-type="float">
            <text:p>235892</text:p>
          </table:table-cell>
          <table:table-cell office:value-type="float" office:value="292671" calcext:value-type="float">
            <text:p>292671</text:p>
          </table:table-cell>
          <table:table-cell office:value-type="float" office:value="225632" calcext:value-type="float">
            <text:p>2256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98" calcext:value-type="float">
            <text:p>220098</text:p>
          </table:table-cell>
          <table:table-cell office:value-type="float" office:value="220302" calcext:value-type="float">
            <text:p>220302</text:p>
          </table:table-cell>
          <table:table-cell office:value-type="float" office:value="2.43829875448927" calcext:value-type="float">
            <text:p>2.43829875448927</text:p>
          </table:table-cell>
          <table:table-cell office:value-type="float" office:value="1.20283796821093" calcext:value-type="float">
            <text:p>1.20283796821093</text:p>
          </table:table-cell>
          <table:table-cell office:value-type="float" office:value="0.140602605414701" calcext:value-type="float">
            <text:p>0.140602605414701</text:p>
          </table:table-cell>
          <table:table-cell office:value-type="float" office:value="0.174445530706111" calcext:value-type="float">
            <text:p>0.174445530706111</text:p>
          </table:table-cell>
          <table:table-cell office:value-type="float" office:value="0.134487168131729" calcext:value-type="float">
            <text:p>0.134487168131729</text:p>
          </table:table-cell>
          <table:table-cell office:value-type="float" office:value="5" calcext:value-type="float">
            <text:p>5</text:p>
          </table:table-cell>
          <table:table-cell office:value-type="float" office:value="0.131188646696645" calcext:value-type="float">
            <text:p>0.131188646696645</text:p>
          </table:table-cell>
          <table:table-cell office:value-type="float" office:value="0.131310240186481" calcext:value-type="float">
            <text:p>0.131310240186481</text:p>
          </table:table-cell>
          <table:table-cell office:value-type="float" office:value="-221.87947891706" calcext:value-type="float">
            <text:p>-221.87947891706</text:p>
          </table:table-cell>
          <table:table-cell office:value-type="float" office:value="-215.110893858778" calcext:value-type="float">
            <text:p>-215.110893858778</text:p>
          </table:table-cell>
          <table:table-cell office:value-type="float" office:value="-223.102566373654" calcext:value-type="float">
            <text:p>-223.102566373654</text:p>
          </table:table-cell>
          <table:table-cell office:value-type="float" office:value="750" calcext:value-type="float">
            <text:p>750</text:p>
          </table:table-cell>
          <table:table-cell office:value-type="float" office:value="-223.762270660671" calcext:value-type="float">
            <text:p>-223.762270660671</text:p>
          </table:table-cell>
        </table:table-row>
        <table:table-row table:style-name="ro1">
          <table:table-cell office:value-type="string" calcext:value-type="string">
            <text:p>2019-12-02 22:16:03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538019449334" calcext:value-type="float">
            <text:p>72.5538019449334</text:p>
          </table:table-cell>
          <table:table-cell office:value-type="float" office:value="982.147501136725" calcext:value-type="float">
            <text:p>982.147501136725</text:p>
          </table:table-cell>
          <table:table-cell office:value-type="float" office:value="4090743" calcext:value-type="float">
            <text:p>4090743</text:p>
          </table:table-cell>
          <table:table-cell office:value-type="float" office:value="2024723" calcext:value-type="float">
            <text:p>2024723</text:p>
          </table:table-cell>
          <table:table-cell office:value-type="float" office:value="235992" calcext:value-type="float">
            <text:p>235992</text:p>
          </table:table-cell>
          <table:table-cell office:value-type="float" office:value="292299" calcext:value-type="float">
            <text:p>292299</text:p>
          </table:table-cell>
          <table:table-cell office:value-type="float" office:value="224559" calcext:value-type="float">
            <text:p>2245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36" calcext:value-type="float">
            <text:p>220336</text:p>
          </table:table-cell>
          <table:table-cell office:value-type="float" office:value="220274" calcext:value-type="float">
            <text:p>220274</text:p>
          </table:table-cell>
          <table:table-cell office:value-type="float" office:value="2.43827312448896" calcext:value-type="float">
            <text:p>2.43827312448896</text:p>
          </table:table-cell>
          <table:table-cell office:value-type="float" office:value="1.20682909570087" calcext:value-type="float">
            <text:p>1.20682909570087</text:p>
          </table:table-cell>
          <table:table-cell office:value-type="float" office:value="0.140662210066582" calcext:value-type="float">
            <text:p>0.140662210066582</text:p>
          </table:table-cell>
          <table:table-cell office:value-type="float" office:value="0.174223801401115" calcext:value-type="float">
            <text:p>0.174223801401115</text:p>
          </table:table-cell>
          <table:table-cell office:value-type="float" office:value="0.133847610217048" calcext:value-type="float">
            <text:p>0.133847610217048</text:p>
          </table:table-cell>
          <table:table-cell office:value-type="float" office:value="5" calcext:value-type="float">
            <text:p>5</text:p>
          </table:table-cell>
          <table:table-cell office:value-type="float" office:value="0.131330505768121" calcext:value-type="float">
            <text:p>0.131330505768121</text:p>
          </table:table-cell>
          <table:table-cell office:value-type="float" office:value="0.131293550883955" calcext:value-type="float">
            <text:p>0.131293550883955</text:p>
          </table:table-cell>
          <table:table-cell office:value-type="float" office:value="-221.867557986684" calcext:value-type="float">
            <text:p>-221.867557986684</text:p>
          </table:table-cell>
          <table:table-cell office:value-type="float" office:value="-215.155239719777" calcext:value-type="float">
            <text:p>-215.155239719777</text:p>
          </table:table-cell>
          <table:table-cell office:value-type="float" office:value="-223.23047795659" calcext:value-type="float">
            <text:p>-223.23047795659</text:p>
          </table:table-cell>
          <table:table-cell office:value-type="float" office:value="750" calcext:value-type="float">
            <text:p>750</text:p>
          </table:table-cell>
          <table:table-cell office:value-type="float" office:value="-223.733898846376" calcext:value-type="float">
            <text:p>-223.733898846376</text:p>
          </table:table-cell>
        </table:table-row>
        <table:table-row table:style-name="ro1">
          <table:table-cell office:value-type="string" calcext:value-type="string">
            <text:p>2019-12-02 22:16:05</text:p>
          </table:table-cell>
          <table:table-cell office:value-type="float" office:value="24.6094502561027" calcext:value-type="float">
            <text:p>24.6094502561027</text:p>
          </table:table-cell>
          <table:table-cell office:value-type="float" office:value="72.5160064190407" calcext:value-type="float">
            <text:p>72.5160064190407</text:p>
          </table:table-cell>
          <table:table-cell office:value-type="float" office:value="982.166452864384" calcext:value-type="float">
            <text:p>982.166452864384</text:p>
          </table:table-cell>
          <table:table-cell office:value-type="float" office:value="4090563" calcext:value-type="float">
            <text:p>4090563</text:p>
          </table:table-cell>
          <table:table-cell office:value-type="float" office:value="2029543" calcext:value-type="float">
            <text:p>2029543</text:p>
          </table:table-cell>
          <table:table-cell office:value-type="float" office:value="235909" calcext:value-type="float">
            <text:p>235909</text:p>
          </table:table-cell>
          <table:table-cell office:value-type="float" office:value="291920" calcext:value-type="float">
            <text:p>291920</text:p>
          </table:table-cell>
          <table:table-cell office:value-type="float" office:value="224254" calcext:value-type="float">
            <text:p>2242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50" calcext:value-type="float">
            <text:p>220450</text:p>
          </table:table-cell>
          <table:table-cell office:value-type="float" office:value="220258" calcext:value-type="float">
            <text:p>220258</text:p>
          </table:table-cell>
          <table:table-cell office:value-type="float" office:value="2.43816583611558" calcext:value-type="float">
            <text:p>2.43816583611558</text:p>
          </table:table-cell>
          <table:table-cell office:value-type="float" office:value="1.20970203992153" calcext:value-type="float">
            <text:p>1.20970203992153</text:p>
          </table:table-cell>
          <table:table-cell office:value-type="float" office:value="0.140612738205521" calcext:value-type="float">
            <text:p>0.140612738205521</text:p>
          </table:table-cell>
          <table:table-cell office:value-type="float" office:value="0.173997899770486" calcext:value-type="float">
            <text:p>0.173997899770486</text:p>
          </table:table-cell>
          <table:table-cell office:value-type="float" office:value="0.133665816028811" calcext:value-type="float">
            <text:p>0.133665816028811</text:p>
          </table:table-cell>
          <table:table-cell office:value-type="float" office:value="5" calcext:value-type="float">
            <text:p>5</text:p>
          </table:table-cell>
          <table:table-cell office:value-type="float" office:value="0.131398455071265" calcext:value-type="float">
            <text:p>0.131398455071265</text:p>
          </table:table-cell>
          <table:table-cell office:value-type="float" office:value="0.131284014139654" calcext:value-type="float">
            <text:p>0.131284014139654</text:p>
          </table:table-cell>
          <table:table-cell office:value-type="float" office:value="-221.877452358896" calcext:value-type="float">
            <text:p>-221.877452358896</text:p>
          </table:table-cell>
          <table:table-cell office:value-type="float" office:value="-215.200420045903" calcext:value-type="float">
            <text:p>-215.200420045903</text:p>
          </table:table-cell>
          <table:table-cell office:value-type="float" office:value="-223.266836794238" calcext:value-type="float">
            <text:p>-223.266836794238</text:p>
          </table:table-cell>
          <table:table-cell office:value-type="float" office:value="750" calcext:value-type="float">
            <text:p>750</text:p>
          </table:table-cell>
          <table:table-cell office:value-type="float" office:value="-223.720308985747" calcext:value-type="float">
            <text:p>-223.720308985747</text:p>
          </table:table-cell>
        </table:table-row>
        <table:table-row table:style-name="ro1">
          <table:table-cell office:value-type="string" calcext:value-type="string">
            <text:p>2019-12-02 22:16:06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217401858956" calcext:value-type="float">
            <text:p>72.5217401858956</text:p>
          </table:table-cell>
          <table:table-cell office:value-type="float" office:value="982.147501136725" calcext:value-type="float">
            <text:p>982.147501136725</text:p>
          </table:table-cell>
          <table:table-cell office:value-type="float" office:value="4082091" calcext:value-type="float">
            <text:p>4082091</text:p>
          </table:table-cell>
          <table:table-cell office:value-type="float" office:value="2036824" calcext:value-type="float">
            <text:p>2036824</text:p>
          </table:table-cell>
          <table:table-cell office:value-type="float" office:value="235013" calcext:value-type="float">
            <text:p>235013</text:p>
          </table:table-cell>
          <table:table-cell office:value-type="float" office:value="291189" calcext:value-type="float">
            <text:p>291189</text:p>
          </table:table-cell>
          <table:table-cell office:value-type="float" office:value="223673" calcext:value-type="float">
            <text:p>2236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05" calcext:value-type="float">
            <text:p>220705</text:p>
          </table:table-cell>
          <table:table-cell office:value-type="float" office:value="220070" calcext:value-type="float">
            <text:p>220070</text:p>
          </table:table-cell>
          <table:table-cell office:value-type="float" office:value="2.43311613000824" calcext:value-type="float">
            <text:p>2.43311613000824</text:p>
          </table:table-cell>
          <table:table-cell office:value-type="float" office:value="1.21404185462497" calcext:value-type="float">
            <text:p>1.21404185462497</text:p>
          </table:table-cell>
          <table:table-cell office:value-type="float" office:value="0.140078680524669" calcext:value-type="float">
            <text:p>0.140078680524669</text:p>
          </table:table-cell>
          <table:table-cell office:value-type="float" office:value="0.173562189765238" calcext:value-type="float">
            <text:p>0.173562189765238</text:p>
          </table:table-cell>
          <table:table-cell office:value-type="float" office:value="0.133319513001384" calcext:value-type="float">
            <text:p>0.133319513001384</text:p>
          </table:table-cell>
          <table:table-cell office:value-type="float" office:value="5" calcext:value-type="float">
            <text:p>5</text:p>
          </table:table-cell>
          <table:table-cell office:value-type="float" office:value="0.131550446933561" calcext:value-type="float">
            <text:p>0.131550446933561</text:p>
          </table:table-cell>
          <table:table-cell office:value-type="float" office:value="0.131171957394118" calcext:value-type="float">
            <text:p>0.131171957394118</text:p>
          </table:table-cell>
          <table:table-cell office:value-type="float" office:value="-221.984263895066" calcext:value-type="float">
            <text:p>-221.984263895066</text:p>
          </table:table-cell>
          <table:table-cell office:value-type="float" office:value="-215.287562046952" calcext:value-type="float">
            <text:p>-215.287562046952</text:p>
          </table:table-cell>
          <table:table-cell office:value-type="float" office:value="-223.336097399723" calcext:value-type="float">
            <text:p>-223.336097399723</text:p>
          </table:table-cell>
          <table:table-cell office:value-type="float" office:value="750" calcext:value-type="float">
            <text:p>750</text:p>
          </table:table-cell>
          <table:table-cell office:value-type="float" office:value="-223.689910613288" calcext:value-type="float">
            <text:p>-223.689910613288</text:p>
          </table:table-cell>
        </table:table-row>
        <table:table-row table:style-name="ro1">
          <table:table-cell office:value-type="string" calcext:value-type="string">
            <text:p>2019-12-02 22:16:07</text:p>
          </table:table-cell>
          <table:table-cell office:value-type="float" office:value="24.6145042401331" calcext:value-type="float">
            <text:p>24.6145042401331</text:p>
          </table:table-cell>
          <table:table-cell office:value-type="float" office:value="72.5591455416084" calcext:value-type="float">
            <text:p>72.5591455416084</text:p>
          </table:table-cell>
          <table:table-cell office:value-type="float" office:value="982.174974855814" calcext:value-type="float">
            <text:p>982.174974855814</text:p>
          </table:table-cell>
          <table:table-cell office:value-type="float" office:value="4090544" calcext:value-type="float">
            <text:p>4090544</text:p>
          </table:table-cell>
          <table:table-cell office:value-type="float" office:value="2042920" calcext:value-type="float">
            <text:p>2042920</text:p>
          </table:table-cell>
          <table:table-cell office:value-type="float" office:value="235634" calcext:value-type="float">
            <text:p>235634</text:p>
          </table:table-cell>
          <table:table-cell office:value-type="float" office:value="291336" calcext:value-type="float">
            <text:p>291336</text:p>
          </table:table-cell>
          <table:table-cell office:value-type="float" office:value="223677" calcext:value-type="float">
            <text:p>2236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3" calcext:value-type="float">
            <text:p>220583</text:p>
          </table:table-cell>
          <table:table-cell office:value-type="float" office:value="220218" calcext:value-type="float">
            <text:p>220218</text:p>
          </table:table-cell>
          <table:table-cell office:value-type="float" office:value="2.43815451123172" calcext:value-type="float">
            <text:p>2.43815451123172</text:p>
          </table:table-cell>
          <table:table-cell office:value-type="float" office:value="1.21767535420362" calcext:value-type="float">
            <text:p>1.21767535420362</text:p>
          </table:table-cell>
          <table:table-cell office:value-type="float" office:value="0.140448825412849" calcext:value-type="float">
            <text:p>0.140448825412849</text:p>
          </table:table-cell>
          <table:table-cell office:value-type="float" office:value="0.173649808603502" calcext:value-type="float">
            <text:p>0.173649808603502</text:p>
          </table:table-cell>
          <table:table-cell office:value-type="float" office:value="0.133321897187459" calcext:value-type="float">
            <text:p>0.133321897187459</text:p>
          </table:table-cell>
          <table:table-cell office:value-type="float" office:value="5" calcext:value-type="float">
            <text:p>5</text:p>
          </table:table-cell>
          <table:table-cell office:value-type="float" office:value="0.131477729258267" calcext:value-type="float">
            <text:p>0.131477729258267</text:p>
          </table:table-cell>
          <table:table-cell office:value-type="float" office:value="0.131260172278902" calcext:value-type="float">
            <text:p>0.131260172278902</text:p>
          </table:table-cell>
          <table:table-cell office:value-type="float" office:value="-221.91023491743" calcext:value-type="float">
            <text:p>-221.91023491743</text:p>
          </table:table-cell>
          <table:table-cell office:value-type="float" office:value="-215.2700382793" calcext:value-type="float">
            <text:p>-215.2700382793</text:p>
          </table:table-cell>
          <table:table-cell office:value-type="float" office:value="-223.335620562508" calcext:value-type="float">
            <text:p>-223.335620562508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454148347" calcext:value-type="float">
            <text:p>-223.704454148347</text:p>
          </table:table-cell>
        </table:table-row>
        <table:table-row table:style-name="ro1">
          <table:table-cell office:value-type="string" calcext:value-type="string">
            <text:p>2019-12-02 22:16:08</text:p>
          </table:table-cell>
          <table:table-cell office:value-type="float" office:value="24.6195582244545" calcext:value-type="float">
            <text:p>24.6195582244545</text:p>
          </table:table-cell>
          <table:table-cell office:value-type="float" office:value="72.5862542762457" calcext:value-type="float">
            <text:p>72.5862542762457</text:p>
          </table:table-cell>
          <table:table-cell office:value-type="float" office:value="982.128549009943" calcext:value-type="float">
            <text:p>982.128549009943</text:p>
          </table:table-cell>
          <table:table-cell office:value-type="float" office:value="4084350" calcext:value-type="float">
            <text:p>4084350</text:p>
          </table:table-cell>
          <table:table-cell office:value-type="float" office:value="2037469" calcext:value-type="float">
            <text:p>2037469</text:p>
          </table:table-cell>
          <table:table-cell office:value-type="float" office:value="234932" calcext:value-type="float">
            <text:p>234932</text:p>
          </table:table-cell>
          <table:table-cell office:value-type="float" office:value="290671" calcext:value-type="float">
            <text:p>290671</text:p>
          </table:table-cell>
          <table:table-cell office:value-type="float" office:value="223843" calcext:value-type="float">
            <text:p>2238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43" calcext:value-type="float">
            <text:p>220643</text:p>
          </table:table-cell>
          <table:table-cell office:value-type="float" office:value="220122" calcext:value-type="float">
            <text:p>220122</text:p>
          </table:table-cell>
          <table:table-cell office:value-type="float" office:value="2.43446259909422" calcext:value-type="float">
            <text:p>2.43446259909422</text:p>
          </table:table-cell>
          <table:table-cell office:value-type="float" office:value="1.2144263046296" calcext:value-type="float">
            <text:p>1.2144263046296</text:p>
          </table:table-cell>
          <table:table-cell office:value-type="float" office:value="0.140030400756645" calcext:value-type="float">
            <text:p>0.140030400756645</text:p>
          </table:table-cell>
          <table:table-cell office:value-type="float" office:value="0.173253437668495" calcext:value-type="float">
            <text:p>0.173253437668495</text:p>
          </table:table-cell>
          <table:table-cell office:value-type="float" office:value="0.133420840909581" calcext:value-type="float">
            <text:p>0.133420840909581</text:p>
          </table:table-cell>
          <table:table-cell office:value-type="float" office:value="5" calcext:value-type="float">
            <text:p>5</text:p>
          </table:table-cell>
          <table:table-cell office:value-type="float" office:value="0.131513492049395" calcext:value-type="float">
            <text:p>0.131513492049395</text:p>
          </table:table-cell>
          <table:table-cell office:value-type="float" office:value="0.131202951813096" calcext:value-type="float">
            <text:p>0.131202951813096</text:p>
          </table:table-cell>
          <table:table-cell office:value-type="float" office:value="-221.993919848671" calcext:value-type="float">
            <text:p>-221.993919848671</text:p>
          </table:table-cell>
          <table:table-cell office:value-type="float" office:value="-215.349312466301" calcext:value-type="float">
            <text:p>-215.349312466301</text:p>
          </table:table-cell>
          <table:table-cell office:value-type="float" office:value="-223.315831818084" calcext:value-type="float">
            <text:p>-223.315831818084</text:p>
          </table:table-cell>
          <table:table-cell office:value-type="float" office:value="750" calcext:value-type="float">
            <text:p>750</text:p>
          </table:table-cell>
          <table:table-cell office:value-type="float" office:value="-223.697301590121" calcext:value-type="float">
            <text:p>-223.697301590121</text:p>
          </table:table-cell>
        </table:table-row>
        <table:table-row table:style-name="ro1">
          <table:table-cell office:value-type="string" calcext:value-type="string">
            <text:p>2019-12-02 22:16:10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82473843587" calcext:value-type="float">
            <text:p>72.582473843587</text:p>
          </table:table-cell>
          <table:table-cell office:value-type="float" office:value="982.190110501833" calcext:value-type="float">
            <text:p>982.190110501833</text:p>
          </table:table-cell>
          <table:table-cell office:value-type="float" office:value="4087322" calcext:value-type="float">
            <text:p>4087322</text:p>
          </table:table-cell>
          <table:table-cell office:value-type="float" office:value="2029617" calcext:value-type="float">
            <text:p>2029617</text:p>
          </table:table-cell>
          <table:table-cell office:value-type="float" office:value="235500" calcext:value-type="float">
            <text:p>235500</text:p>
          </table:table-cell>
          <table:table-cell office:value-type="float" office:value="290698" calcext:value-type="float">
            <text:p>290698</text:p>
          </table:table-cell>
          <table:table-cell office:value-type="float" office:value="224060" calcext:value-type="float">
            <text:p>22406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40" calcext:value-type="float">
            <text:p>220540</text:p>
          </table:table-cell>
          <table:table-cell office:value-type="float" office:value="220180" calcext:value-type="float">
            <text:p>220180</text:p>
          </table:table-cell>
          <table:table-cell office:value-type="float" office:value="2.43623404934812" calcext:value-type="float">
            <text:p>2.43623404934812</text:p>
          </table:table-cell>
          <table:table-cell office:value-type="float" office:value="1.20974614736392" calcext:value-type="float">
            <text:p>1.20974614736392</text:p>
          </table:table-cell>
          <table:table-cell office:value-type="float" office:value="0.140368955179328" calcext:value-type="float">
            <text:p>0.140368955179328</text:p>
          </table:table-cell>
          <table:table-cell office:value-type="float" office:value="0.173269530924503" calcext:value-type="float">
            <text:p>0.173269530924503</text:p>
          </table:table-cell>
          <table:table-cell office:value-type="float" office:value="0.133550183004163" calcext:value-type="float">
            <text:p>0.133550183004163</text:p>
          </table:table-cell>
          <table:table-cell office:value-type="float" office:value="5" calcext:value-type="float">
            <text:p>5</text:p>
          </table:table-cell>
          <table:table-cell office:value-type="float" office:value="0.131452099257958" calcext:value-type="float">
            <text:p>0.131452099257958</text:p>
          </table:table-cell>
          <table:table-cell office:value-type="float" office:value="0.131237522511187" calcext:value-type="float">
            <text:p>0.131237522511187</text:p>
          </table:table-cell>
          <table:table-cell office:value-type="float" office:value="-221.926208964134" calcext:value-type="float">
            <text:p>-221.926208964134</text:p>
          </table:table-cell>
          <table:table-cell office:value-type="float" office:value="-215.346093815099" calcext:value-type="float">
            <text:p>-215.346093815099</text:p>
          </table:table-cell>
          <table:table-cell office:value-type="float" office:value="-223.289963399167" calcext:value-type="float">
            <text:p>-223.289963399167</text:p>
          </table:table-cell>
          <table:table-cell office:value-type="float" office:value="750" calcext:value-type="float">
            <text:p>750</text:p>
          </table:table-cell>
          <table:table-cell office:value-type="float" office:value="-223.709580148408" calcext:value-type="float">
            <text:p>-223.709580148408</text:p>
          </table:table-cell>
        </table:table-row>
        <table:table-row table:style-name="ro1">
          <table:table-cell office:value-type="string" calcext:value-type="string">
            <text:p>2019-12-02 22:16:11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870360057414" calcext:value-type="float">
            <text:p>72.5870360057414</text:p>
          </table:table-cell>
          <table:table-cell office:value-type="float" office:value="982.200541050947" calcext:value-type="float">
            <text:p>982.200541050947</text:p>
          </table:table-cell>
          <table:table-cell office:value-type="float" office:value="4089719" calcext:value-type="float">
            <text:p>4089719</text:p>
          </table:table-cell>
          <table:table-cell office:value-type="float" office:value="2027925" calcext:value-type="float">
            <text:p>2027925</text:p>
          </table:table-cell>
          <table:table-cell office:value-type="float" office:value="234725" calcext:value-type="float">
            <text:p>234725</text:p>
          </table:table-cell>
          <table:table-cell office:value-type="float" office:value="290487" calcext:value-type="float">
            <text:p>290487</text:p>
          </table:table-cell>
          <table:table-cell office:value-type="float" office:value="223933" calcext:value-type="float">
            <text:p>2239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59" calcext:value-type="float">
            <text:p>220559</text:p>
          </table:table-cell>
          <table:table-cell office:value-type="float" office:value="220266" calcext:value-type="float">
            <text:p>220266</text:p>
          </table:table-cell>
          <table:table-cell office:value-type="float" office:value="2.4376627728537" calcext:value-type="float">
            <text:p>2.4376627728537</text:p>
          </table:table-cell>
          <table:table-cell office:value-type="float" office:value="1.2087376366541" calcext:value-type="float">
            <text:p>1.2087376366541</text:p>
          </table:table-cell>
          <table:table-cell office:value-type="float" office:value="0.139907019127252" calcext:value-type="float">
            <text:p>0.139907019127252</text:p>
          </table:table-cell>
          <table:table-cell office:value-type="float" office:value="0.173143765109034" calcext:value-type="float">
            <text:p>0.173143765109034</text:p>
          </table:table-cell>
          <table:table-cell office:value-type="float" office:value="0.133474485096274" calcext:value-type="float">
            <text:p>0.133474485096274</text:p>
          </table:table-cell>
          <table:table-cell office:value-type="float" office:value="5" calcext:value-type="float">
            <text:p>5</text:p>
          </table:table-cell>
          <table:table-cell office:value-type="float" office:value="0.131463424141815" calcext:value-type="float">
            <text:p>0.131463424141815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-222.01859617455" calcext:value-type="float">
            <text:p>-222.01859617455</text:p>
          </table:table-cell>
          <table:table-cell office:value-type="float" office:value="-215.371246978193" calcext:value-type="float">
            <text:p>-215.371246978193</text:p>
          </table:table-cell>
          <table:table-cell office:value-type="float" office:value="-223.305102980745" calcext:value-type="float">
            <text:p>-223.305102980745</text:p>
          </table:table-cell>
          <table:table-cell office:value-type="float" office:value="750" calcext:value-type="float">
            <text:p>750</text:p>
          </table:table-cell>
          <table:table-cell office:value-type="float" office:value="-223.707315171637" calcext:value-type="float">
            <text:p>-223.707315171637</text:p>
          </table:table-cell>
        </table:table-row>
        <table:table-row table:style-name="ro1">
          <table:table-cell office:value-type="string" calcext:value-type="string">
            <text:p>2019-12-02 22:16:12</text:p>
          </table:table-cell>
          <table:table-cell office:value-type="float" office:value="24.6296661939705" calcext:value-type="float">
            <text:p>24.6296661939705</text:p>
          </table:table-cell>
          <table:table-cell office:value-type="float" office:value="72.576348529952" calcext:value-type="float">
            <text:p>72.576348529952</text:p>
          </table:table-cell>
          <table:table-cell office:value-type="float" office:value="982.228015478232" calcext:value-type="float">
            <text:p>982.228015478232</text:p>
          </table:table-cell>
          <table:table-cell office:value-type="float" office:value="4090602" calcext:value-type="float">
            <text:p>4090602</text:p>
          </table:table-cell>
          <table:table-cell office:value-type="float" office:value="2023321" calcext:value-type="float">
            <text:p>2023321</text:p>
          </table:table-cell>
          <table:table-cell office:value-type="float" office:value="235373" calcext:value-type="float">
            <text:p>235373</text:p>
          </table:table-cell>
          <table:table-cell office:value-type="float" office:value="290344" calcext:value-type="float">
            <text:p>290344</text:p>
          </table:table-cell>
          <table:table-cell office:value-type="float" office:value="224269" calcext:value-type="float">
            <text:p>2242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72" calcext:value-type="float">
            <text:p>220572</text:p>
          </table:table-cell>
          <table:table-cell office:value-type="float" office:value="220240" calcext:value-type="float">
            <text:p>220240</text:p>
          </table:table-cell>
          <table:table-cell office:value-type="float" office:value="2.43818908192981" calcext:value-type="float">
            <text:p>2.43818908192981</text:p>
          </table:table-cell>
          <table:table-cell office:value-type="float" office:value="1.2059934384815" calcext:value-type="float">
            <text:p>1.2059934384815</text:p>
          </table:table-cell>
          <table:table-cell office:value-type="float" office:value="0.14029325727144" calcext:value-type="float">
            <text:p>0.14029325727144</text:p>
          </table:table-cell>
          <table:table-cell office:value-type="float" office:value="0.173058530456845" calcext:value-type="float">
            <text:p>0.173058530456845</text:p>
          </table:table-cell>
          <table:table-cell office:value-type="float" office:value="0.133674756726594" calcext:value-type="float">
            <text:p>0.133674756726594</text:p>
          </table:table-cell>
          <table:table-cell office:value-type="float" office:value="5" calcext:value-type="float">
            <text:p>5</text:p>
          </table:table-cell>
          <table:table-cell office:value-type="float" office:value="0.13147117274656" calcext:value-type="float">
            <text:p>0.13147117274656</text:p>
          </table:table-cell>
          <table:table-cell office:value-type="float" office:value="0.131273285302315" calcext:value-type="float">
            <text:p>0.131273285302315</text:p>
          </table:table-cell>
          <table:table-cell office:value-type="float" office:value="-221.941348545712" calcext:value-type="float">
            <text:p>-221.941348545712</text:p>
          </table:table-cell>
          <table:table-cell office:value-type="float" office:value="-215.388293908631" calcext:value-type="float">
            <text:p>-215.388293908631</text:p>
          </table:table-cell>
          <table:table-cell office:value-type="float" office:value="-223.265048654681" calcext:value-type="float">
            <text:p>-223.265048654681</text:p>
          </table:table-cell>
          <table:table-cell office:value-type="float" office:value="750" calcext:value-type="float">
            <text:p>750</text:p>
          </table:table-cell>
          <table:table-cell office:value-type="float" office:value="-223.705765450688" calcext:value-type="float">
            <text:p>-223.705765450688</text:p>
          </table:table-cell>
        </table:table-row>
        <table:table-row table:style-name="ro1">
          <table:table-cell office:value-type="string" calcext:value-type="string">
            <text:p>2019-12-02 22:16:13</text:p>
          </table:table-cell>
          <table:table-cell office:value-type="float" office:value="24.624612209067" calcext:value-type="float">
            <text:p>24.624612209067</text:p>
          </table:table-cell>
          <table:table-cell office:value-type="float" office:value="72.5866451457812" calcext:value-type="float">
            <text:p>72.5866451457812</text:p>
          </table:table-cell>
          <table:table-cell office:value-type="float" office:value="982.137070617339" calcext:value-type="float">
            <text:p>982.137070617339</text:p>
          </table:table-cell>
          <table:table-cell office:value-type="float" office:value="4090480" calcext:value-type="float">
            <text:p>4090480</text:p>
          </table:table-cell>
          <table:table-cell office:value-type="float" office:value="2025901" calcext:value-type="float">
            <text:p>2025901</text:p>
          </table:table-cell>
          <table:table-cell office:value-type="float" office:value="235454" calcext:value-type="float">
            <text:p>235454</text:p>
          </table:table-cell>
          <table:table-cell office:value-type="float" office:value="290137" calcext:value-type="float">
            <text:p>290137</text:p>
          </table:table-cell>
          <table:table-cell office:value-type="float" office:value="224305" calcext:value-type="float">
            <text:p>2243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04" calcext:value-type="float">
            <text:p>220504</text:p>
          </table:table-cell>
          <table:table-cell office:value-type="float" office:value="220254" calcext:value-type="float">
            <text:p>220254</text:p>
          </table:table-cell>
          <table:table-cell office:value-type="float" office:value="2.43811636425452" calcext:value-type="float">
            <text:p>2.43811636425452</text:p>
          </table:table-cell>
          <table:table-cell office:value-type="float" office:value="1.20753123850003" calcext:value-type="float">
            <text:p>1.20753123850003</text:p>
          </table:table-cell>
          <table:table-cell office:value-type="float" office:value="0.140341537039463" calcext:value-type="float">
            <text:p>0.140341537039463</text:p>
          </table:table-cell>
          <table:table-cell office:value-type="float" office:value="0.172935148827451" calcext:value-type="float">
            <text:p>0.172935148827451</text:p>
          </table:table-cell>
          <table:table-cell office:value-type="float" office:value="0.133696214401271" calcext:value-type="float">
            <text:p>0.133696214401271</text:p>
          </table:table-cell>
          <table:table-cell office:value-type="float" office:value="5" calcext:value-type="float">
            <text:p>5</text:p>
          </table:table-cell>
          <table:table-cell office:value-type="float" office:value="0.131430641583281" calcext:value-type="float">
            <text:p>0.131430641583281</text:p>
          </table:table-cell>
          <table:table-cell office:value-type="float" office:value="0.131281629953579" calcext:value-type="float">
            <text:p>0.131281629953579</text:p>
          </table:table-cell>
          <table:table-cell office:value-type="float" office:value="-221.931692592107" calcext:value-type="float">
            <text:p>-221.931692592107</text:p>
          </table:table-cell>
          <table:table-cell office:value-type="float" office:value="-215.41297023451" calcext:value-type="float">
            <text:p>-215.41297023451</text:p>
          </table:table-cell>
          <table:table-cell office:value-type="float" office:value="-223.260757119746" calcext:value-type="float">
            <text:p>-223.260757119746</text:p>
          </table:table-cell>
          <table:table-cell office:value-type="float" office:value="750" calcext:value-type="float">
            <text:p>750</text:p>
          </table:table-cell>
          <table:table-cell office:value-type="float" office:value="-223.713871683344" calcext:value-type="float">
            <text:p>-223.713871683344</text:p>
          </table:table-cell>
        </table:table-row>
        <table:table-row table:style-name="ro1">
          <table:table-cell office:value-type="string" calcext:value-type="string">
            <text:p>2019-12-02 22:16:15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82473843587" calcext:value-type="float">
            <text:p>72.582473843587</text:p>
          </table:table-cell>
          <table:table-cell office:value-type="float" office:value="982.162635660336" calcext:value-type="float">
            <text:p>982.162635660336</text:p>
          </table:table-cell>
          <table:table-cell office:value-type="float" office:value="4090338" calcext:value-type="float">
            <text:p>4090338</text:p>
          </table:table-cell>
          <table:table-cell office:value-type="float" office:value="2032211" calcext:value-type="float">
            <text:p>2032211</text:p>
          </table:table-cell>
          <table:table-cell office:value-type="float" office:value="235540" calcext:value-type="float">
            <text:p>235540</text:p>
          </table:table-cell>
          <table:table-cell office:value-type="float" office:value="289909" calcext:value-type="float">
            <text:p>289909</text:p>
          </table:table-cell>
          <table:table-cell office:value-type="float" office:value="226349" calcext:value-type="float">
            <text:p>2263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60" calcext:value-type="float">
            <text:p>219960</text:p>
          </table:table-cell>
          <table:table-cell office:value-type="float" office:value="220333" calcext:value-type="float">
            <text:p>220333</text:p>
          </table:table-cell>
          <table:table-cell office:value-type="float" office:value="2.43803172564885" calcext:value-type="float">
            <text:p>2.43803172564885</text:p>
          </table:table-cell>
          <table:table-cell office:value-type="float" office:value="1.21129229203371" calcext:value-type="float">
            <text:p>1.21129229203371</text:p>
          </table:table-cell>
          <table:table-cell office:value-type="float" office:value="0.140392797040081" calcext:value-type="float">
            <text:p>0.140392797040081</text:p>
          </table:table-cell>
          <table:table-cell office:value-type="float" office:value="0.172799250221163" calcext:value-type="float">
            <text:p>0.172799250221163</text:p>
          </table:table-cell>
          <table:table-cell office:value-type="float" office:value="0.134914533485715" calcext:value-type="float">
            <text:p>0.134914533485715</text:p>
          </table:table-cell>
          <table:table-cell office:value-type="float" office:value="5" calcext:value-type="float">
            <text:p>5</text:p>
          </table:table-cell>
          <table:table-cell office:value-type="float" office:value="0.131106392277049" calcext:value-type="float">
            <text:p>0.131106392277049</text:p>
          </table:table-cell>
          <table:table-cell office:value-type="float" office:value="0.131328717628565" calcext:value-type="float">
            <text:p>0.131328717628565</text:p>
          </table:table-cell>
          <table:table-cell office:value-type="float" office:value="-221.921440591984" calcext:value-type="float">
            <text:p>-221.921440591984</text:p>
          </table:table-cell>
          <table:table-cell office:value-type="float" office:value="-215.440149955767" calcext:value-type="float">
            <text:p>-215.440149955767</text:p>
          </table:table-cell>
          <table:table-cell office:value-type="float" office:value="-223.017093302857" calcext:value-type="float">
            <text:p>-223.017093302857</text:p>
          </table:table-cell>
          <table:table-cell office:value-type="float" office:value="750" calcext:value-type="float">
            <text:p>750</text:p>
          </table:table-cell>
          <table:table-cell office:value-type="float" office:value="-223.77872154459" calcext:value-type="float">
            <text:p>-223.77872154459</text:p>
          </table:table-cell>
        </table:table-row>
        <table:table-row table:style-name="ro1">
          <table:table-cell office:value-type="string" calcext:value-type="string">
            <text:p>2019-12-02 22:16:16</text:p>
          </table:table-cell>
          <table:table-cell office:value-type="float" office:value="24.634720179165" calcext:value-type="float">
            <text:p>24.634720179165</text:p>
          </table:table-cell>
          <table:table-cell office:value-type="float" office:value="72.5660516310189" calcext:value-type="float">
            <text:p>72.5660516310189</text:p>
          </table:table-cell>
          <table:table-cell office:value-type="float" office:value="982.181588555208" calcext:value-type="float">
            <text:p>982.181588555208</text:p>
          </table:table-cell>
          <table:table-cell office:value-type="float" office:value="4088659" calcext:value-type="float">
            <text:p>4088659</text:p>
          </table:table-cell>
          <table:table-cell office:value-type="float" office:value="2032886" calcext:value-type="float">
            <text:p>2032886</text:p>
          </table:table-cell>
          <table:table-cell office:value-type="float" office:value="235452" calcext:value-type="float">
            <text:p>235452</text:p>
          </table:table-cell>
          <table:table-cell office:value-type="float" office:value="289855" calcext:value-type="float">
            <text:p>289855</text:p>
          </table:table-cell>
          <table:table-cell office:value-type="float" office:value="226447" calcext:value-type="float">
            <text:p>2264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06" calcext:value-type="float">
            <text:p>219906</text:p>
          </table:table-cell>
          <table:table-cell office:value-type="float" office:value="220415" calcext:value-type="float">
            <text:p>220415</text:p>
          </table:table-cell>
          <table:table-cell office:value-type="float" office:value="2.43703096354377" calcext:value-type="float">
            <text:p>2.43703096354377</text:p>
          </table:table-cell>
          <table:table-cell office:value-type="float" office:value="1.2116946234339" calcext:value-type="float">
            <text:p>1.2116946234339</text:p>
          </table:table-cell>
          <table:table-cell office:value-type="float" office:value="0.140340344946426" calcext:value-type="float">
            <text:p>0.140340344946426</text:p>
          </table:table-cell>
          <table:table-cell office:value-type="float" office:value="0.172767063709147" calcext:value-type="float">
            <text:p>0.172767063709147</text:p>
          </table:table-cell>
          <table:table-cell office:value-type="float" office:value="0.134972946044558" calcext:value-type="float">
            <text:p>0.134972946044558</text:p>
          </table:table-cell>
          <table:table-cell office:value-type="float" office:value="5" calcext:value-type="float">
            <text:p>5</text:p>
          </table:table-cell>
          <table:table-cell office:value-type="float" office:value="0.131074205765033" calcext:value-type="float">
            <text:p>0.131074205765033</text:p>
          </table:table-cell>
          <table:table-cell office:value-type="float" office:value="0.131377593443107" calcext:value-type="float">
            <text:p>0.131377593443107</text:p>
          </table:table-cell>
          <table:table-cell office:value-type="float" office:value="-221.931931010715" calcext:value-type="float">
            <text:p>-221.931931010715</text:p>
          </table:table-cell>
          <table:table-cell office:value-type="float" office:value="-215.446587258171" calcext:value-type="float">
            <text:p>-215.446587258171</text:p>
          </table:table-cell>
          <table:table-cell office:value-type="float" office:value="-223.005410791088" calcext:value-type="float">
            <text:p>-223.005410791088</text:p>
          </table:table-cell>
          <table:table-cell office:value-type="float" office:value="750" calcext:value-type="float">
            <text:p>750</text:p>
          </table:table-cell>
          <table:table-cell office:value-type="float" office:value="-223.785158846993" calcext:value-type="float">
            <text:p>-223.785158846993</text:p>
          </table:table-cell>
        </table:table-row>
        <table:table-row table:style-name="ro1">
          <table:table-cell office:value-type="string" calcext:value-type="string">
            <text:p>2019-12-02 22:16:17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610983449495" calcext:value-type="float">
            <text:p>72.5610983449495</text:p>
          </table:table-cell>
          <table:table-cell office:value-type="float" office:value="982.162635660336" calcext:value-type="float">
            <text:p>982.162635660336</text:p>
          </table:table-cell>
          <table:table-cell office:value-type="float" office:value="4090705" calcext:value-type="float">
            <text:p>4090705</text:p>
          </table:table-cell>
          <table:table-cell office:value-type="float" office:value="2037822" calcext:value-type="float">
            <text:p>2037822</text:p>
          </table:table-cell>
          <table:table-cell office:value-type="float" office:value="235242" calcext:value-type="float">
            <text:p>235242</text:p>
          </table:table-cell>
          <table:table-cell office:value-type="float" office:value="289658" calcext:value-type="float">
            <text:p>289658</text:p>
          </table:table-cell>
          <table:table-cell office:value-type="float" office:value="226689" calcext:value-type="float">
            <text:p>2266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84" calcext:value-type="float">
            <text:p>219784</text:p>
          </table:table-cell>
          <table:table-cell office:value-type="float" office:value="220425" calcext:value-type="float">
            <text:p>220425</text:p>
          </table:table-cell>
          <table:table-cell office:value-type="float" office:value="2.43825047472125" calcext:value-type="float">
            <text:p>2.43825047472125</text:p>
          </table:table-cell>
          <table:table-cell office:value-type="float" office:value="1.21463670905074" calcext:value-type="float">
            <text:p>1.21463670905074</text:p>
          </table:table-cell>
          <table:table-cell office:value-type="float" office:value="0.140215175177476" calcext:value-type="float">
            <text:p>0.140215175177476</text:p>
          </table:table-cell>
          <table:table-cell office:value-type="float" office:value="0.172649642544942" calcext:value-type="float">
            <text:p>0.172649642544942</text:p>
          </table:table-cell>
          <table:table-cell office:value-type="float" office:value="0.135117189302109" calcext:value-type="float">
            <text:p>0.135117189302109</text:p>
          </table:table-cell>
          <table:table-cell office:value-type="float" office:value="5" calcext:value-type="float">
            <text:p>5</text:p>
          </table:table-cell>
          <table:table-cell office:value-type="float" office:value="0.131001488089739" calcext:value-type="float">
            <text:p>0.131001488089739</text:p>
          </table:table-cell>
          <table:table-cell office:value-type="float" office:value="0.131383553908295" calcext:value-type="float">
            <text:p>0.131383553908295</text:p>
          </table:table-cell>
          <table:table-cell office:value-type="float" office:value="-221.956964964505" calcext:value-type="float">
            <text:p>-221.956964964505</text:p>
          </table:table-cell>
          <table:table-cell office:value-type="float" office:value="-215.470071491012" calcext:value-type="float">
            <text:p>-215.470071491012</text:p>
          </table:table-cell>
          <table:table-cell office:value-type="float" office:value="-222.976562139578" calcext:value-type="float">
            <text:p>-222.976562139578</text:p>
          </table:table-cell>
          <table:table-cell office:value-type="float" office:value="750" calcext:value-type="float">
            <text:p>750</text:p>
          </table:table-cell>
          <table:table-cell office:value-type="float" office:value="-223.799702382052" calcext:value-type="float">
            <text:p>-223.799702382052</text:p>
          </table:table-cell>
        </table:table-row>
        <table:table-row table:style-name="ro1">
          <table:table-cell office:value-type="string" calcext:value-type="string">
            <text:p>2019-12-02 22:16:18</text:p>
          </table:table-cell>
          <table:table-cell office:value-type="float" office:value="24.6448281504272" calcext:value-type="float">
            <text:p>24.6448281504272</text:p>
          </table:table-cell>
          <table:table-cell office:value-type="float" office:value="72.5721767629762" calcext:value-type="float">
            <text:p>72.5721767629762</text:p>
          </table:table-cell>
          <table:table-cell office:value-type="float" office:value="982.198632485256" calcext:value-type="float">
            <text:p>982.198632485256</text:p>
          </table:table-cell>
          <table:table-cell office:value-type="float" office:value="4090682" calcext:value-type="float">
            <text:p>4090682</text:p>
          </table:table-cell>
          <table:table-cell office:value-type="float" office:value="2039174" calcext:value-type="float">
            <text:p>2039174</text:p>
          </table:table-cell>
          <table:table-cell office:value-type="float" office:value="235299" calcext:value-type="float">
            <text:p>235299</text:p>
          </table:table-cell>
          <table:table-cell office:value-type="float" office:value="289555" calcext:value-type="float">
            <text:p>289555</text:p>
          </table:table-cell>
          <table:table-cell office:value-type="float" office:value="226697" calcext:value-type="float">
            <text:p>2266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41" calcext:value-type="float">
            <text:p>219741</text:p>
          </table:table-cell>
          <table:table-cell office:value-type="float" office:value="220287" calcext:value-type="float">
            <text:p>220287</text:p>
          </table:table-cell>
          <table:table-cell office:value-type="float" office:value="2.43823676565132" calcext:value-type="float">
            <text:p>2.43823676565132</text:p>
          </table:table-cell>
          <table:table-cell office:value-type="float" office:value="1.21544256394417" calcext:value-type="float">
            <text:p>1.21544256394417</text:p>
          </table:table-cell>
          <table:table-cell office:value-type="float" office:value="0.140249149829048" calcext:value-type="float">
            <text:p>0.140249149829048</text:p>
          </table:table-cell>
          <table:table-cell office:value-type="float" office:value="0.172588249753505" calcext:value-type="float">
            <text:p>0.172588249753505</text:p>
          </table:table-cell>
          <table:table-cell office:value-type="float" office:value="0.13512195767426" calcext:value-type="float">
            <text:p>0.13512195767426</text:p>
          </table:table-cell>
          <table:table-cell office:value-type="float" office:value="5" calcext:value-type="float">
            <text:p>5</text:p>
          </table:table-cell>
          <table:table-cell office:value-type="float" office:value="0.13097585808943" calcext:value-type="float">
            <text:p>0.13097585808943</text:p>
          </table:table-cell>
          <table:table-cell office:value-type="float" office:value="0.131301299488699" calcext:value-type="float">
            <text:p>0.131301299488699</text:p>
          </table:table-cell>
          <table:table-cell office:value-type="float" office:value="-221.95017003419" calcext:value-type="float">
            <text:p>-221.95017003419</text:p>
          </table:table-cell>
          <table:table-cell office:value-type="float" office:value="-215.482350049299" calcext:value-type="float">
            <text:p>-215.482350049299</text:p>
          </table:table-cell>
          <table:table-cell office:value-type="float" office:value="-222.975608465148" calcext:value-type="float">
            <text:p>-222.975608465148</text:p>
          </table:table-cell>
          <table:table-cell office:value-type="float" office:value="750" calcext:value-type="float">
            <text:p>750</text:p>
          </table:table-cell>
          <table:table-cell office:value-type="float" office:value="-223.804828382114" calcext:value-type="float">
            <text:p>-223.804828382114</text:p>
          </table:table-cell>
        </table:table-row>
        <table:table-row table:style-name="ro1">
          <table:table-cell office:value-type="string" calcext:value-type="string">
            <text:p>2019-12-02 22:16:20</text:p>
          </table:table-cell>
          <table:table-cell office:value-type="float" office:value="24.6448281504272" calcext:value-type="float">
            <text:p>24.6448281504272</text:p>
          </table:table-cell>
          <table:table-cell office:value-type="float" office:value="72.5614888768917" calcext:value-type="float">
            <text:p>72.5614888768917</text:p>
          </table:table-cell>
          <table:table-cell office:value-type="float" office:value="982.253582691068" calcext:value-type="float">
            <text:p>982.253582691068</text:p>
          </table:table-cell>
          <table:table-cell office:value-type="float" office:value="4090413" calcext:value-type="float">
            <text:p>4090413</text:p>
          </table:table-cell>
          <table:table-cell office:value-type="float" office:value="2043868" calcext:value-type="float">
            <text:p>2043868</text:p>
          </table:table-cell>
          <table:table-cell office:value-type="float" office:value="235310" calcext:value-type="float">
            <text:p>235310</text:p>
          </table:table-cell>
          <table:table-cell office:value-type="float" office:value="289388" calcext:value-type="float">
            <text:p>289388</text:p>
          </table:table-cell>
          <table:table-cell office:value-type="float" office:value="226791" calcext:value-type="float">
            <text:p>2267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13" calcext:value-type="float">
            <text:p>219713</text:p>
          </table:table-cell>
          <table:table-cell office:value-type="float" office:value="220259" calcext:value-type="float">
            <text:p>220259</text:p>
          </table:table-cell>
          <table:table-cell office:value-type="float" office:value="2.43807642913776" calcext:value-type="float">
            <text:p>2.43807642913776</text:p>
          </table:table-cell>
          <table:table-cell office:value-type="float" office:value="1.21824040630345" calcext:value-type="float">
            <text:p>1.21824040630345</text:p>
          </table:table-cell>
          <table:table-cell office:value-type="float" office:value="0.140255706340755" calcext:value-type="float">
            <text:p>0.140255706340755</text:p>
          </table:table-cell>
          <table:table-cell office:value-type="float" office:value="0.172488709984864" calcext:value-type="float">
            <text:p>0.172488709984864</text:p>
          </table:table-cell>
          <table:table-cell office:value-type="float" office:value="0.135177986047028" calcext:value-type="float">
            <text:p>0.135177986047028</text:p>
          </table:table-cell>
          <table:table-cell office:value-type="float" office:value="5" calcext:value-type="float">
            <text:p>5</text:p>
          </table:table-cell>
          <table:table-cell office:value-type="float" office:value="0.130959168786904" calcext:value-type="float">
            <text:p>0.130959168786904</text:p>
          </table:table-cell>
          <table:table-cell office:value-type="float" office:value="0.131284610186173" calcext:value-type="float">
            <text:p>0.131284610186173</text:p>
          </table:table-cell>
          <table:table-cell office:value-type="float" office:value="-221.948858731849" calcext:value-type="float">
            <text:p>-221.948858731849</text:p>
          </table:table-cell>
          <table:table-cell office:value-type="float" office:value="-215.502258003027" calcext:value-type="float">
            <text:p>-215.502258003027</text:p>
          </table:table-cell>
          <table:table-cell office:value-type="float" office:value="-222.964402790594" calcext:value-type="float">
            <text:p>-222.964402790594</text:p>
          </table:table-cell>
          <table:table-cell office:value-type="float" office:value="750" calcext:value-type="float">
            <text:p>750</text:p>
          </table:table-cell>
          <table:table-cell office:value-type="float" office:value="-223.808166242619" calcext:value-type="float">
            <text:p>-223.808166242619</text:p>
          </table:table-cell>
        </table:table-row>
        <table:table-row table:style-name="ro1">
          <table:table-cell office:value-type="string" calcext:value-type="string">
            <text:p>2019-12-02 22:16:21</text:p>
          </table:table-cell>
          <table:table-cell office:value-type="float" office:value="24.6448281504272" calcext:value-type="float">
            <text:p>24.6448281504272</text:p>
          </table:table-cell>
          <table:table-cell office:value-type="float" office:value="72.5508009567097" calcext:value-type="float">
            <text:p>72.5508009567097</text:p>
          </table:table-cell>
          <table:table-cell office:value-type="float" office:value="982.198632485256" calcext:value-type="float">
            <text:p>982.198632485256</text:p>
          </table:table-cell>
          <table:table-cell office:value-type="float" office:value="4089249" calcext:value-type="float">
            <text:p>4089249</text:p>
          </table:table-cell>
          <table:table-cell office:value-type="float" office:value="2040301" calcext:value-type="float">
            <text:p>2040301</text:p>
          </table:table-cell>
          <table:table-cell office:value-type="float" office:value="234740" calcext:value-type="float">
            <text:p>234740</text:p>
          </table:table-cell>
          <table:table-cell office:value-type="float" office:value="288749" calcext:value-type="float">
            <text:p>288749</text:p>
          </table:table-cell>
          <table:table-cell office:value-type="float" office:value="223713" calcext:value-type="float">
            <text:p>2237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13" calcext:value-type="float">
            <text:p>220613</text:p>
          </table:table-cell>
          <table:table-cell office:value-type="float" office:value="220174" calcext:value-type="float">
            <text:p>220174</text:p>
          </table:table-cell>
          <table:table-cell office:value-type="float" office:value="2.43738263098987" calcext:value-type="float">
            <text:p>2.43738263098987</text:p>
          </table:table-cell>
          <table:table-cell office:value-type="float" office:value="1.21611430837087" calcext:value-type="float">
            <text:p>1.21611430837087</text:p>
          </table:table-cell>
          <table:table-cell office:value-type="float" office:value="0.139915959825034" calcext:value-type="float">
            <text:p>0.139915959825034</text:p>
          </table:table-cell>
          <table:table-cell office:value-type="float" office:value="0.172107836259346" calcext:value-type="float">
            <text:p>0.172107836259346</text:p>
          </table:table-cell>
          <table:table-cell office:value-type="float" office:value="0.133343354862136" calcext:value-type="float">
            <text:p>0.133343354862136</text:p>
          </table:table-cell>
          <table:table-cell office:value-type="float" office:value="5" calcext:value-type="float">
            <text:p>5</text:p>
          </table:table-cell>
          <table:table-cell office:value-type="float" office:value="0.131495610653831" calcext:value-type="float">
            <text:p>0.131495610653831</text:p>
          </table:table-cell>
          <table:table-cell office:value-type="float" office:value="0.131233946232074" calcext:value-type="float">
            <text:p>0.131233946232074</text:p>
          </table:table-cell>
          <table:table-cell office:value-type="float" office:value="-222.016808034993" calcext:value-type="float">
            <text:p>-222.016808034993</text:p>
          </table:table-cell>
          <table:table-cell office:value-type="float" office:value="-215.578432748131" calcext:value-type="float">
            <text:p>-215.578432748131</text:p>
          </table:table-cell>
          <table:table-cell office:value-type="float" office:value="-223.331329027573" calcext:value-type="float">
            <text:p>-223.331329027573</text:p>
          </table:table-cell>
          <table:table-cell office:value-type="float" office:value="750" calcext:value-type="float">
            <text:p>750</text:p>
          </table:table-cell>
          <table:table-cell office:value-type="float" office:value="-223.700877869234" calcext:value-type="float">
            <text:p>-223.700877869234</text:p>
          </table:table-cell>
        </table:table-row>
        <table:table-row table:style-name="ro1">
          <table:table-cell office:value-type="string" calcext:value-type="string">
            <text:p>2019-12-02 22:16:22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664422323952" calcext:value-type="float">
            <text:p>72.5664422323952</text:p>
          </table:table-cell>
          <table:table-cell office:value-type="float" office:value="982.162635660336" calcext:value-type="float">
            <text:p>982.162635660336</text:p>
          </table:table-cell>
          <table:table-cell office:value-type="float" office:value="4090511" calcext:value-type="float">
            <text:p>4090511</text:p>
          </table:table-cell>
          <table:table-cell office:value-type="float" office:value="2043271" calcext:value-type="float">
            <text:p>2043271</text:p>
          </table:table-cell>
          <table:table-cell office:value-type="float" office:value="235440" calcext:value-type="float">
            <text:p>235440</text:p>
          </table:table-cell>
          <table:table-cell office:value-type="float" office:value="288554" calcext:value-type="float">
            <text:p>288554</text:p>
          </table:table-cell>
          <table:table-cell office:value-type="float" office:value="223665" calcext:value-type="float">
            <text:p>223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80" calcext:value-type="float">
            <text:p>220680</text:p>
          </table:table-cell>
          <table:table-cell office:value-type="float" office:value="220135" calcext:value-type="float">
            <text:p>220135</text:p>
          </table:table-cell>
          <table:table-cell office:value-type="float" office:value="2.4381348416966" calcext:value-type="float">
            <text:p>2.4381348416966</text:p>
          </table:table-cell>
          <table:table-cell office:value-type="float" office:value="1.21788456653173" calcext:value-type="float">
            <text:p>1.21788456653173</text:p>
          </table:table-cell>
          <table:table-cell office:value-type="float" office:value="0.1403331923882" calcext:value-type="float">
            <text:p>0.1403331923882</text:p>
          </table:table-cell>
          <table:table-cell office:value-type="float" office:value="0.171991607188178" calcext:value-type="float">
            <text:p>0.171991607188178</text:p>
          </table:table-cell>
          <table:table-cell office:value-type="float" office:value="0.133314744629233" calcext:value-type="float">
            <text:p>0.133314744629233</text:p>
          </table:table-cell>
          <table:table-cell office:value-type="float" office:value="5" calcext:value-type="float">
            <text:p>5</text:p>
          </table:table-cell>
          <table:table-cell office:value-type="float" office:value="0.131535545770591" calcext:value-type="float">
            <text:p>0.131535545770591</text:p>
          </table:table-cell>
          <table:table-cell office:value-type="float" office:value="0.131210700417841" calcext:value-type="float">
            <text:p>0.131210700417841</text:p>
          </table:table-cell>
          <table:table-cell office:value-type="float" office:value="-221.93336152236" calcext:value-type="float">
            <text:p>-221.93336152236</text:p>
          </table:table-cell>
          <table:table-cell office:value-type="float" office:value="-215.601678562364" calcext:value-type="float">
            <text:p>-215.601678562364</text:p>
          </table:table-cell>
          <table:table-cell office:value-type="float" office:value="-223.337051074153" calcext:value-type="float">
            <text:p>-223.337051074153</text:p>
          </table:table-cell>
          <table:table-cell office:value-type="float" office:value="750" calcext:value-type="float">
            <text:p>750</text:p>
          </table:table-cell>
          <table:table-cell office:value-type="float" office:value="-223.692890845882" calcext:value-type="float">
            <text:p>-223.692890845882</text:p>
          </table:table-cell>
        </table:table-row>
        <table:table-row table:style-name="ro1">
          <table:table-cell office:value-type="string" calcext:value-type="string">
            <text:p>2019-12-02 22:16:24</text:p>
          </table:table-cell>
          <table:table-cell office:value-type="float" office:value="24.6397741646506" calcext:value-type="float">
            <text:p>24.6397741646506</text:p>
          </table:table-cell>
          <table:table-cell office:value-type="float" office:value="72.5504105444856" calcext:value-type="float">
            <text:p>72.5504105444856</text:p>
          </table:table-cell>
          <table:table-cell office:value-type="float" office:value="982.162635660336" calcext:value-type="float">
            <text:p>982.162635660336</text:p>
          </table:table-cell>
          <table:table-cell office:value-type="float" office:value="4090315" calcext:value-type="float">
            <text:p>4090315</text:p>
          </table:table-cell>
          <table:table-cell office:value-type="float" office:value="2043897" calcext:value-type="float">
            <text:p>2043897</text:p>
          </table:table-cell>
          <table:table-cell office:value-type="float" office:value="235441" calcext:value-type="float">
            <text:p>235441</text:p>
          </table:table-cell>
          <table:table-cell office:value-type="float" office:value="288323" calcext:value-type="float">
            <text:p>288323</text:p>
          </table:table-cell>
          <table:table-cell office:value-type="float" office:value="223755" calcext:value-type="float">
            <text:p>223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736" calcext:value-type="float">
            <text:p>220736</text:p>
          </table:table-cell>
          <table:table-cell office:value-type="float" office:value="220205" calcext:value-type="float">
            <text:p>220205</text:p>
          </table:table-cell>
          <table:table-cell office:value-type="float" office:value="2.43801801657891" calcext:value-type="float">
            <text:p>2.43801801657891</text:p>
          </table:table-cell>
          <table:table-cell office:value-type="float" office:value="1.2182576916525" calcext:value-type="float">
            <text:p>1.2182576916525</text:p>
          </table:table-cell>
          <table:table-cell office:value-type="float" office:value="0.140333788434719" calcext:value-type="float">
            <text:p>0.140333788434719</text:p>
          </table:table-cell>
          <table:table-cell office:value-type="float" office:value="0.171853920442333" calcext:value-type="float">
            <text:p>0.171853920442333</text:p>
          </table:table-cell>
          <table:table-cell office:value-type="float" office:value="0.133368388815926" calcext:value-type="float">
            <text:p>0.133368388815926</text:p>
          </table:table-cell>
          <table:table-cell office:value-type="float" office:value="5" calcext:value-type="float">
            <text:p>5</text:p>
          </table:table-cell>
          <table:table-cell office:value-type="float" office:value="0.131568924375644" calcext:value-type="float">
            <text:p>0.131568924375644</text:p>
          </table:table-cell>
          <table:table-cell office:value-type="float" office:value="0.131252423674157" calcext:value-type="float">
            <text:p>0.131252423674157</text:p>
          </table:table-cell>
          <table:table-cell office:value-type="float" office:value="-221.933242313056" calcext:value-type="float">
            <text:p>-221.933242313056</text:p>
          </table:table-cell>
          <table:table-cell office:value-type="float" office:value="-215.629215911533" calcext:value-type="float">
            <text:p>-215.629215911533</text:p>
          </table:table-cell>
          <table:table-cell office:value-type="float" office:value="-223.326322236815" calcext:value-type="float">
            <text:p>-223.326322236815</text:p>
          </table:table-cell>
          <table:table-cell office:value-type="float" office:value="750" calcext:value-type="float">
            <text:p>750</text:p>
          </table:table-cell>
          <table:table-cell office:value-type="float" office:value="-223.686215124871" calcext:value-type="float">
            <text:p>-223.686215124871</text:p>
          </table:table-cell>
        </table:table-row>
        <table:table-row table:style-name="ro1">
          <table:table-cell office:value-type="string" calcext:value-type="string">
            <text:p>2019-12-02 22:16:25</text:p>
          </table:table-cell>
          <table:table-cell office:value-type="float" office:value="24.6498821364949" calcext:value-type="float">
            <text:p>24.6498821364949</text:p>
          </table:table-cell>
          <table:table-cell office:value-type="float" office:value="72.5511913593583" calcext:value-type="float">
            <text:p>72.5511913593583</text:p>
          </table:table-cell>
          <table:table-cell office:value-type="float" office:value="982.152203928891" calcext:value-type="float">
            <text:p>982.152203928891</text:p>
          </table:table-cell>
          <table:table-cell office:value-type="float" office:value="4090717" calcext:value-type="float">
            <text:p>4090717</text:p>
          </table:table-cell>
          <table:table-cell office:value-type="float" office:value="2031701" calcext:value-type="float">
            <text:p>2031701</text:p>
          </table:table-cell>
          <table:table-cell office:value-type="float" office:value="235387" calcext:value-type="float">
            <text:p>235387</text:p>
          </table:table-cell>
          <table:table-cell office:value-type="float" office:value="288052" calcext:value-type="float">
            <text:p>288052</text:p>
          </table:table-cell>
          <table:table-cell office:value-type="float" office:value="223942" calcext:value-type="float">
            <text:p>2239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1" calcext:value-type="float">
            <text:p>220581</text:p>
          </table:table-cell>
          <table:table-cell office:value-type="float" office:value="220274" calcext:value-type="float">
            <text:p>220274</text:p>
          </table:table-cell>
          <table:table-cell office:value-type="float" office:value="2.43825762727948" calcext:value-type="float">
            <text:p>2.43825762727948</text:p>
          </table:table-cell>
          <table:table-cell office:value-type="float" office:value="1.21098830830912" calcext:value-type="float">
            <text:p>1.21098830830912</text:p>
          </table:table-cell>
          <table:table-cell office:value-type="float" office:value="0.140301601922703" calcext:value-type="float">
            <text:p>0.140301601922703</text:p>
          </table:table-cell>
          <table:table-cell office:value-type="float" office:value="0.171692391835736" calcext:value-type="float">
            <text:p>0.171692391835736</text:p>
          </table:table-cell>
          <table:table-cell office:value-type="float" office:value="0.133479849514943" calcext:value-type="float">
            <text:p>0.133479849514943</text:p>
          </table:table-cell>
          <table:table-cell office:value-type="float" office:value="5" calcext:value-type="float">
            <text:p>5</text:p>
          </table:table-cell>
          <table:table-cell office:value-type="float" office:value="0.131476537165229" calcext:value-type="float">
            <text:p>0.131476537165229</text:p>
          </table:table-cell>
          <table:table-cell office:value-type="float" office:value="0.131293550883955" calcext:value-type="float">
            <text:p>0.131293550883955</text:p>
          </table:table-cell>
          <table:table-cell office:value-type="float" office:value="-221.939679615459" calcext:value-type="float">
            <text:p>-221.939679615459</text:p>
          </table:table-cell>
          <table:table-cell office:value-type="float" office:value="-215.661521632853" calcext:value-type="float">
            <text:p>-215.661521632853</text:p>
          </table:table-cell>
          <table:table-cell office:value-type="float" office:value="-223.304030097011" calcext:value-type="float">
            <text:p>-223.304030097011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692566954" calcext:value-type="float">
            <text:p>-223.704692566954</text:p>
          </table:table-cell>
        </table:table-row>
        <table:table-row table:style-name="ro1">
          <table:table-cell office:value-type="string" calcext:value-type="string">
            <text:p>2019-12-02 22:16:26</text:p>
          </table:table-cell>
          <table:table-cell office:value-type="float" office:value="24.6599901095033" calcext:value-type="float">
            <text:p>24.6599901095033</text:p>
          </table:table-cell>
          <table:table-cell office:value-type="float" office:value="72.5412838224929" calcext:value-type="float">
            <text:p>72.5412838224929</text:p>
          </table:table-cell>
          <table:table-cell office:value-type="float" office:value="982.169247164392" calcext:value-type="float">
            <text:p>982.169247164392</text:p>
          </table:table-cell>
          <table:table-cell office:value-type="float" office:value="4090576" calcext:value-type="float">
            <text:p>4090576</text:p>
          </table:table-cell>
          <table:table-cell office:value-type="float" office:value="2040006" calcext:value-type="float">
            <text:p>2040006</text:p>
          </table:table-cell>
          <table:table-cell office:value-type="float" office:value="235695" calcext:value-type="float">
            <text:p>235695</text:p>
          </table:table-cell>
          <table:table-cell office:value-type="float" office:value="288037" calcext:value-type="float">
            <text:p>288037</text:p>
          </table:table-cell>
          <table:table-cell office:value-type="float" office:value="223837" calcext:value-type="float">
            <text:p>2238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72" calcext:value-type="float">
            <text:p>220572</text:p>
          </table:table-cell>
          <table:table-cell office:value-type="float" office:value="220187" calcext:value-type="float">
            <text:p>220187</text:p>
          </table:table-cell>
          <table:table-cell office:value-type="float" office:value="2.43817358472032" calcext:value-type="float">
            <text:p>2.43817358472032</text:p>
          </table:table-cell>
          <table:table-cell office:value-type="float" office:value="1.21593847464782" calcext:value-type="float">
            <text:p>1.21593847464782</text:p>
          </table:table-cell>
          <table:table-cell office:value-type="float" office:value="0.140485184250496" calcext:value-type="float">
            <text:p>0.140485184250496</text:p>
          </table:table-cell>
          <table:table-cell office:value-type="float" office:value="0.171683451137954" calcext:value-type="float">
            <text:p>0.171683451137954</text:p>
          </table:table-cell>
          <table:table-cell office:value-type="float" office:value="0.133417264630468" calcext:value-type="float">
            <text:p>0.133417264630468</text:p>
          </table:table-cell>
          <table:table-cell office:value-type="float" office:value="5" calcext:value-type="float">
            <text:p>5</text:p>
          </table:table-cell>
          <table:table-cell office:value-type="float" office:value="0.13147117274656" calcext:value-type="float">
            <text:p>0.13147117274656</text:p>
          </table:table-cell>
          <table:table-cell office:value-type="float" office:value="0.131241694836819" calcext:value-type="float">
            <text:p>0.131241694836819</text:p>
          </table:table-cell>
          <table:table-cell office:value-type="float" office:value="-221.902963149901" calcext:value-type="float">
            <text:p>-221.902963149901</text:p>
          </table:table-cell>
          <table:table-cell office:value-type="float" office:value="-215.663309772409" calcext:value-type="float">
            <text:p>-215.663309772409</text:p>
          </table:table-cell>
          <table:table-cell office:value-type="float" office:value="-223.316547073906" calcext:value-type="float">
            <text:p>-223.316547073906</text:p>
          </table:table-cell>
          <table:table-cell office:value-type="float" office:value="750" calcext:value-type="float">
            <text:p>750</text:p>
          </table:table-cell>
          <table:table-cell office:value-type="float" office:value="-223.705765450688" calcext:value-type="float">
            <text:p>-223.705765450688</text:p>
          </table:table-cell>
        </table:table-row>
        <table:table-row table:style-name="ro1">
          <table:table-cell office:value-type="string" calcext:value-type="string">
            <text:p>2019-12-02 22:16:27</text:p>
          </table:table-cell>
          <table:table-cell office:value-type="float" office:value="24.6498821364949" calcext:value-type="float">
            <text:p>24.6498821364949</text:p>
          </table:table-cell>
          <table:table-cell office:value-type="float" office:value="72.5191270350676" calcext:value-type="float">
            <text:p>72.5191270350676</text:p>
          </table:table-cell>
          <table:table-cell office:value-type="float" office:value="982.207154505475" calcext:value-type="float">
            <text:p>982.207154505475</text:p>
          </table:table-cell>
          <table:table-cell office:value-type="float" office:value="4091011" calcext:value-type="float">
            <text:p>4091011</text:p>
          </table:table-cell>
          <table:table-cell office:value-type="float" office:value="2043127" calcext:value-type="float">
            <text:p>2043127</text:p>
          </table:table-cell>
          <table:table-cell office:value-type="float" office:value="235593" calcext:value-type="float">
            <text:p>235593</text:p>
          </table:table-cell>
          <table:table-cell office:value-type="float" office:value="287696" calcext:value-type="float">
            <text:p>287696</text:p>
          </table:table-cell>
          <table:table-cell office:value-type="float" office:value="223647" calcext:value-type="float">
            <text:p>2236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33" calcext:value-type="float">
            <text:p>220633</text:p>
          </table:table-cell>
          <table:table-cell office:value-type="float" office:value="220249" calcext:value-type="float">
            <text:p>220249</text:p>
          </table:table-cell>
          <table:table-cell office:value-type="float" office:value="2.43843286495601" calcext:value-type="float">
            <text:p>2.43843286495601</text:p>
          </table:table-cell>
          <table:table-cell office:value-type="float" office:value="1.21779873583302" calcext:value-type="float">
            <text:p>1.21779873583302</text:p>
          </table:table-cell>
          <table:table-cell office:value-type="float" office:value="0.140424387505578" calcext:value-type="float">
            <text:p>0.140424387505578</text:p>
          </table:table-cell>
          <table:table-cell office:value-type="float" office:value="0.171480199275041" calcext:value-type="float">
            <text:p>0.171480199275041</text:p>
          </table:table-cell>
          <table:table-cell office:value-type="float" office:value="0.133304015791895" calcext:value-type="float">
            <text:p>0.133304015791895</text:p>
          </table:table-cell>
          <table:table-cell office:value-type="float" office:value="5" calcext:value-type="float">
            <text:p>5</text:p>
          </table:table-cell>
          <table:table-cell office:value-type="float" office:value="0.131507531584207" calcext:value-type="float">
            <text:p>0.131507531584207</text:p>
          </table:table-cell>
          <table:table-cell office:value-type="float" office:value="0.131278649720985" calcext:value-type="float">
            <text:p>0.131278649720985</text:p>
          </table:table-cell>
          <table:table-cell office:value-type="float" office:value="-221.915122498884" calcext:value-type="float">
            <text:p>-221.915122498884</text:p>
          </table:table-cell>
          <table:table-cell office:value-type="float" office:value="-215.703960144992" calcext:value-type="float">
            <text:p>-215.703960144992</text:p>
          </table:table-cell>
          <table:table-cell office:value-type="float" office:value="-223.339196841621" calcext:value-type="float">
            <text:p>-223.339196841621</text:p>
          </table:table-cell>
          <table:table-cell office:value-type="float" office:value="750" calcext:value-type="float">
            <text:p>750</text:p>
          </table:table-cell>
          <table:table-cell office:value-type="float" office:value="-223.698493683159" calcext:value-type="float">
            <text:p>-223.698493683159</text:p>
          </table:table-cell>
        </table:table-row>
        <table:table-row table:style-name="ro1">
          <table:table-cell office:value-type="string" calcext:value-type="string">
            <text:p>2019-12-02 22:16:29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615097410724" calcext:value-type="float">
            <text:p>72.4615097410724</text:p>
          </table:table-cell>
          <table:table-cell office:value-type="float" office:value="982.232720786884" calcext:value-type="float">
            <text:p>982.232720786884</text:p>
          </table:table-cell>
          <table:table-cell office:value-type="float" office:value="4090909" calcext:value-type="float">
            <text:p>4090909</text:p>
          </table:table-cell>
          <table:table-cell office:value-type="float" office:value="2036397" calcext:value-type="float">
            <text:p>2036397</text:p>
          </table:table-cell>
          <table:table-cell office:value-type="float" office:value="235460" calcext:value-type="float">
            <text:p>235460</text:p>
          </table:table-cell>
          <table:table-cell office:value-type="float" office:value="287709" calcext:value-type="float">
            <text:p>287709</text:p>
          </table:table-cell>
          <table:table-cell office:value-type="float" office:value="224084" calcext:value-type="float">
            <text:p>2240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77" calcext:value-type="float">
            <text:p>220477</text:p>
          </table:table-cell>
          <table:table-cell office:value-type="float" office:value="220201" calcext:value-type="float">
            <text:p>220201</text:p>
          </table:table-cell>
          <table:table-cell office:value-type="float" office:value="2.43837206821109" calcext:value-type="float">
            <text:p>2.43837206821109</text:p>
          </table:table-cell>
          <table:table-cell office:value-type="float" office:value="1.21378734276144" calcext:value-type="float">
            <text:p>1.21378734276144</text:p>
          </table:table-cell>
          <table:table-cell office:value-type="float" office:value="0.140345113318576" calcext:value-type="float">
            <text:p>0.140345113318576</text:p>
          </table:table-cell>
          <table:table-cell office:value-type="float" office:value="0.171487947879785" calcext:value-type="float">
            <text:p>0.171487947879785</text:p>
          </table:table-cell>
          <table:table-cell office:value-type="float" office:value="0.133564488120614" calcext:value-type="float">
            <text:p>0.133564488120614</text:p>
          </table:table-cell>
          <table:table-cell office:value-type="float" office:value="5" calcext:value-type="float">
            <text:p>5</text:p>
          </table:table-cell>
          <table:table-cell office:value-type="float" office:value="0.131414548327273" calcext:value-type="float">
            <text:p>0.131414548327273</text:p>
          </table:table-cell>
          <table:table-cell office:value-type="float" office:value="0.131250039488082" calcext:value-type="float">
            <text:p>0.131250039488082</text:p>
          </table:table-cell>
          <table:table-cell office:value-type="float" office:value="-221.930977336285" calcext:value-type="float">
            <text:p>-221.930977336285</text:p>
          </table:table-cell>
          <table:table-cell office:value-type="float" office:value="-215.702410424043" calcext:value-type="float">
            <text:p>-215.702410424043</text:p>
          </table:table-cell>
          <table:table-cell office:value-type="float" office:value="-223.287102375877" calcext:value-type="float">
            <text:p>-223.287102375877</text:p>
          </table:table-cell>
          <table:table-cell office:value-type="float" office:value="750" calcext:value-type="float">
            <text:p>750</text:p>
          </table:table-cell>
          <table:table-cell office:value-type="float" office:value="-223.717090334545" calcext:value-type="float">
            <text:p>-223.717090334545</text:p>
          </table:table-cell>
        </table:table-row>
        <table:table-row table:style-name="ro1">
          <table:table-cell office:value-type="string" calcext:value-type="string">
            <text:p>2019-12-02 22:16:30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668540897901" calcext:value-type="float">
            <text:p>72.4668540897901</text:p>
          </table:table-cell>
          <table:table-cell office:value-type="float" office:value="982.205244801244" calcext:value-type="float">
            <text:p>982.205244801244</text:p>
          </table:table-cell>
          <table:table-cell office:value-type="float" office:value="4090569" calcext:value-type="float">
            <text:p>4090569</text:p>
          </table:table-cell>
          <table:table-cell office:value-type="float" office:value="2042375" calcext:value-type="float">
            <text:p>2042375</text:p>
          </table:table-cell>
          <table:table-cell office:value-type="float" office:value="235573" calcext:value-type="float">
            <text:p>235573</text:p>
          </table:table-cell>
          <table:table-cell office:value-type="float" office:value="287387" calcext:value-type="float">
            <text:p>287387</text:p>
          </table:table-cell>
          <table:table-cell office:value-type="float" office:value="223764" calcext:value-type="float">
            <text:p>22376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52" calcext:value-type="float">
            <text:p>220452</text:p>
          </table:table-cell>
          <table:table-cell office:value-type="float" office:value="220206" calcext:value-type="float">
            <text:p>220206</text:p>
          </table:table-cell>
          <table:table-cell office:value-type="float" office:value="2.43816941239469" calcext:value-type="float">
            <text:p>2.43816941239469</text:p>
          </table:table-cell>
          <table:table-cell office:value-type="float" office:value="1.21735050885087" calcext:value-type="float">
            <text:p>1.21735050885087</text:p>
          </table:table-cell>
          <table:table-cell office:value-type="float" office:value="0.140412466575201" calcext:value-type="float">
            <text:p>0.140412466575201</text:p>
          </table:table-cell>
          <table:table-cell office:value-type="float" office:value="0.171296020900729" calcext:value-type="float">
            <text:p>0.171296020900729</text:p>
          </table:table-cell>
          <table:table-cell office:value-type="float" office:value="0.133373753234595" calcext:value-type="float">
            <text:p>0.133373753234595</text:p>
          </table:table-cell>
          <table:table-cell office:value-type="float" office:value="5" calcext:value-type="float">
            <text:p>5</text:p>
          </table:table-cell>
          <table:table-cell office:value-type="float" office:value="0.131399647164303" calcext:value-type="float">
            <text:p>0.131399647164303</text:p>
          </table:table-cell>
          <table:table-cell office:value-type="float" office:value="0.131253019720676" calcext:value-type="float">
            <text:p>0.131253019720676</text:p>
          </table:table-cell>
          <table:table-cell office:value-type="float" office:value="-221.91750668496" calcext:value-type="float">
            <text:p>-221.91750668496</text:p>
          </table:table-cell>
          <table:table-cell office:value-type="float" office:value="-215.740795819854" calcext:value-type="float">
            <text:p>-215.740795819854</text:p>
          </table:table-cell>
          <table:table-cell office:value-type="float" office:value="-223.325249353081" calcext:value-type="float">
            <text:p>-223.325249353081</text:p>
          </table:table-cell>
          <table:table-cell office:value-type="float" office:value="750" calcext:value-type="float">
            <text:p>750</text:p>
          </table:table-cell>
          <table:table-cell office:value-type="float" office:value="-223.720070567139" calcext:value-type="float">
            <text:p>-223.720070567139</text:p>
          </table:table-cell>
        </table:table-row>
        <table:table-row table:style-name="ro1">
          <table:table-cell office:value-type="string" calcext:value-type="string">
            <text:p>2019-12-02 22:16:31</text:p>
          </table:table-cell>
          <table:table-cell office:value-type="float" office:value="24.6549361228535" calcext:value-type="float">
            <text:p>24.6549361228535</text:p>
          </table:table-cell>
          <table:table-cell office:value-type="float" office:value="72.4981404428529" calcext:value-type="float">
            <text:p>72.4981404428529</text:p>
          </table:table-cell>
          <table:table-cell office:value-type="float" office:value="982.160725528246" calcext:value-type="float">
            <text:p>982.160725528246</text:p>
          </table:table-cell>
          <table:table-cell office:value-type="float" office:value="4090563" calcext:value-type="float">
            <text:p>4090563</text:p>
          </table:table-cell>
          <table:table-cell office:value-type="float" office:value="2022569" calcext:value-type="float">
            <text:p>2022569</text:p>
          </table:table-cell>
          <table:table-cell office:value-type="float" office:value="235577" calcext:value-type="float">
            <text:p>235577</text:p>
          </table:table-cell>
          <table:table-cell office:value-type="float" office:value="287274" calcext:value-type="float">
            <text:p>287274</text:p>
          </table:table-cell>
          <table:table-cell office:value-type="float" office:value="224520" calcext:value-type="float">
            <text:p>2245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83" calcext:value-type="float">
            <text:p>220283</text:p>
          </table:table-cell>
          <table:table-cell office:value-type="float" office:value="220220" calcext:value-type="float">
            <text:p>220220</text:p>
          </table:table-cell>
          <table:table-cell office:value-type="float" office:value="2.43816583611558" calcext:value-type="float">
            <text:p>2.43816583611558</text:p>
          </table:table-cell>
          <table:table-cell office:value-type="float" office:value="1.20554521149936" calcext:value-type="float">
            <text:p>1.20554521149936</text:p>
          </table:table-cell>
          <table:table-cell office:value-type="float" office:value="0.140414850761277" calcext:value-type="float">
            <text:p>0.140414850761277</text:p>
          </table:table-cell>
          <table:table-cell office:value-type="float" office:value="0.171228667644104" calcext:value-type="float">
            <text:p>0.171228667644104</text:p>
          </table:table-cell>
          <table:table-cell office:value-type="float" office:value="0.133824364402814" calcext:value-type="float">
            <text:p>0.133824364402814</text:p>
          </table:table-cell>
          <table:table-cell office:value-type="float" office:value="5" calcext:value-type="float">
            <text:p>5</text:p>
          </table:table-cell>
          <table:table-cell office:value-type="float" office:value="0.131298915302624" calcext:value-type="float">
            <text:p>0.131298915302624</text:p>
          </table:table-cell>
          <table:table-cell office:value-type="float" office:value="0.131261364371939" calcext:value-type="float">
            <text:p>0.131261364371939</text:p>
          </table:table-cell>
          <table:table-cell office:value-type="float" office:value="-221.917029847745" calcext:value-type="float">
            <text:p>-221.917029847745</text:p>
          </table:table-cell>
          <table:table-cell office:value-type="float" office:value="-215.754266471179" calcext:value-type="float">
            <text:p>-215.754266471179</text:p>
          </table:table-cell>
          <table:table-cell office:value-type="float" office:value="-223.235127119437" calcext:value-type="float">
            <text:p>-223.235127119437</text:p>
          </table:table-cell>
          <table:table-cell office:value-type="float" office:value="750" calcext:value-type="float">
            <text:p>750</text:p>
          </table:table-cell>
          <table:table-cell office:value-type="float" office:value="-223.740216939475" calcext:value-type="float">
            <text:p>-223.740216939475</text:p>
          </table:table-cell>
        </table:table-row>
        <table:table-row table:style-name="ro1">
          <table:table-cell office:value-type="string" calcext:value-type="string">
            <text:p>2019-12-02 22:16:32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882313994095" calcext:value-type="float">
            <text:p>72.4882313994095</text:p>
          </table:table-cell>
          <table:table-cell office:value-type="float" office:value="982.15029289513" calcext:value-type="float">
            <text:p>982.15029289513</text:p>
          </table:table-cell>
          <table:table-cell office:value-type="float" office:value="4090455" calcext:value-type="float">
            <text:p>4090455</text:p>
          </table:table-cell>
          <table:table-cell office:value-type="float" office:value="2024259" calcext:value-type="float">
            <text:p>2024259</text:p>
          </table:table-cell>
          <table:table-cell office:value-type="float" office:value="235570" calcext:value-type="float">
            <text:p>235570</text:p>
          </table:table-cell>
          <table:table-cell office:value-type="float" office:value="286790" calcext:value-type="float">
            <text:p>286790</text:p>
          </table:table-cell>
          <table:table-cell office:value-type="float" office:value="224200" calcext:value-type="float">
            <text:p>2242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82" calcext:value-type="float">
            <text:p>220482</text:p>
          </table:table-cell>
          <table:table-cell office:value-type="float" office:value="220274" calcext:value-type="float">
            <text:p>220274</text:p>
          </table:table-cell>
          <table:table-cell office:value-type="float" office:value="2.43810146309155" calcext:value-type="float">
            <text:p>2.43810146309155</text:p>
          </table:table-cell>
          <table:table-cell office:value-type="float" office:value="1.20655253011614" calcext:value-type="float">
            <text:p>1.20655253011614</text:p>
          </table:table-cell>
          <table:table-cell office:value-type="float" office:value="0.140410678435645" calcext:value-type="float">
            <text:p>0.140410678435645</text:p>
          </table:table-cell>
          <table:table-cell office:value-type="float" office:value="0.170940181129" calcext:value-type="float">
            <text:p>0.170940181129</text:p>
          </table:table-cell>
          <table:table-cell office:value-type="float" office:value="0.133633629516796" calcext:value-type="float">
            <text:p>0.133633629516796</text:p>
          </table:table-cell>
          <table:table-cell office:value-type="float" office:value="5" calcext:value-type="float">
            <text:p>5</text:p>
          </table:table-cell>
          <table:table-cell office:value-type="float" office:value="0.131417528559867" calcext:value-type="float">
            <text:p>0.131417528559867</text:p>
          </table:table-cell>
          <table:table-cell office:value-type="float" office:value="0.131293550883955" calcext:value-type="float">
            <text:p>0.131293550883955</text:p>
          </table:table-cell>
          <table:table-cell office:value-type="float" office:value="-221.917864312871" calcext:value-type="float">
            <text:p>-221.917864312871</text:p>
          </table:table-cell>
          <table:table-cell office:value-type="float" office:value="-215.8119637742" calcext:value-type="float">
            <text:p>-215.8119637742</text:p>
          </table:table-cell>
          <table:table-cell office:value-type="float" office:value="-223.273274096641" calcext:value-type="float">
            <text:p>-223.273274096641</text:p>
          </table:table-cell>
          <table:table-cell office:value-type="float" office:value="750" calcext:value-type="float">
            <text:p>750</text:p>
          </table:table-cell>
          <table:table-cell office:value-type="float" office:value="-223.716494288027" calcext:value-type="float">
            <text:p>-223.716494288027</text:p>
          </table:table-cell>
        </table:table-row>
        <table:table-row table:style-name="ro1">
          <table:table-cell office:value-type="string" calcext:value-type="string">
            <text:p>2019-12-02 22:16:34</text:p>
          </table:table-cell>
          <table:table-cell office:value-type="float" office:value="24.6599901095033" calcext:value-type="float">
            <text:p>24.6599901095033</text:p>
          </table:table-cell>
          <table:table-cell office:value-type="float" office:value="72.4985302277482" calcext:value-type="float">
            <text:p>72.4985302277482</text:p>
          </table:table-cell>
          <table:table-cell office:value-type="float" office:value="982.19672289948" calcext:value-type="float">
            <text:p>982.19672289948</text:p>
          </table:table-cell>
          <table:table-cell office:value-type="float" office:value="4090625" calcext:value-type="float">
            <text:p>4090625</text:p>
          </table:table-cell>
          <table:table-cell office:value-type="float" office:value="2023705" calcext:value-type="float">
            <text:p>2023705</text:p>
          </table:table-cell>
          <table:table-cell office:value-type="float" office:value="235431" calcext:value-type="float">
            <text:p>235431</text:p>
          </table:table-cell>
          <table:table-cell office:value-type="float" office:value="286538" calcext:value-type="float">
            <text:p>286538</text:p>
          </table:table-cell>
          <table:table-cell office:value-type="float" office:value="224261" calcext:value-type="float">
            <text:p>2242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04" calcext:value-type="float">
            <text:p>220404</text:p>
          </table:table-cell>
          <table:table-cell office:value-type="float" office:value="220204" calcext:value-type="float">
            <text:p>220204</text:p>
          </table:table-cell>
          <table:table-cell office:value-type="float" office:value="2.43820279099975" calcext:value-type="float">
            <text:p>2.43820279099975</text:p>
          </table:table-cell>
          <table:table-cell office:value-type="float" office:value="1.20622232034472" calcext:value-type="float">
            <text:p>1.20622232034472</text:p>
          </table:table-cell>
          <table:table-cell office:value-type="float" office:value="0.140327827969531" calcext:value-type="float">
            <text:p>0.140327827969531</text:p>
          </table:table-cell>
          <table:table-cell office:value-type="float" office:value="0.170789977406261" calcext:value-type="float">
            <text:p>0.170789977406261</text:p>
          </table:table-cell>
          <table:table-cell office:value-type="float" office:value="0.133669988354443" calcext:value-type="float">
            <text:p>0.133669988354443</text:p>
          </table:table-cell>
          <table:table-cell office:value-type="float" office:value="5" calcext:value-type="float">
            <text:p>5</text:p>
          </table:table-cell>
          <table:table-cell office:value-type="float" office:value="0.1313710369314" calcext:value-type="float">
            <text:p>0.1313710369314</text:p>
          </table:table-cell>
          <table:table-cell office:value-type="float" office:value="0.131251827627638" calcext:value-type="float">
            <text:p>0.131251827627638</text:p>
          </table:table-cell>
          <table:table-cell office:value-type="float" office:value="-221.934434406094" calcext:value-type="float">
            <text:p>-221.934434406094</text:p>
          </table:table-cell>
          <table:table-cell office:value-type="float" office:value="-215.842004518748" calcext:value-type="float">
            <text:p>-215.842004518748</text:p>
          </table:table-cell>
          <table:table-cell office:value-type="float" office:value="-223.266002329111" calcext:value-type="float">
            <text:p>-223.266002329111</text:p>
          </table:table-cell>
          <table:table-cell office:value-type="float" office:value="750" calcext:value-type="float">
            <text:p>750</text:p>
          </table:table-cell>
          <table:table-cell office:value-type="float" office:value="-223.72579261372" calcext:value-type="float">
            <text:p>-223.72579261372</text:p>
          </table:table-cell>
        </table:table-row>
        <table:table-row table:style-name="ro1">
          <table:table-cell office:value-type="string" calcext:value-type="string">
            <text:p>2019-12-02 22:16:35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935757055014" calcext:value-type="float">
            <text:p>72.4935757055014</text:p>
          </table:table-cell>
          <table:table-cell office:value-type="float" office:value="982.177768837326" calcext:value-type="float">
            <text:p>982.177768837326</text:p>
          </table:table-cell>
          <table:table-cell office:value-type="float" office:value="4090661" calcext:value-type="float">
            <text:p>4090661</text:p>
          </table:table-cell>
          <table:table-cell office:value-type="float" office:value="2018736" calcext:value-type="float">
            <text:p>2018736</text:p>
          </table:table-cell>
          <table:table-cell office:value-type="float" office:value="235245" calcext:value-type="float">
            <text:p>235245</text:p>
          </table:table-cell>
          <table:table-cell office:value-type="float" office:value="286233" calcext:value-type="float">
            <text:p>286233</text:p>
          </table:table-cell>
          <table:table-cell office:value-type="float" office:value="225402" calcext:value-type="float">
            <text:p>225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02" calcext:value-type="float">
            <text:p>220102</text:p>
          </table:table-cell>
          <table:table-cell office:value-type="float" office:value="220255" calcext:value-type="float">
            <text:p>220255</text:p>
          </table:table-cell>
          <table:table-cell office:value-type="float" office:value="2.43822424867442" calcext:value-type="float">
            <text:p>2.43822424867442</text:p>
          </table:table-cell>
          <table:table-cell office:value-type="float" office:value="1.20326056519277" calcext:value-type="float">
            <text:p>1.20326056519277</text:p>
          </table:table-cell>
          <table:table-cell office:value-type="float" office:value="0.140216963317032" calcext:value-type="float">
            <text:p>0.140216963317032</text:p>
          </table:table-cell>
          <table:table-cell office:value-type="float" office:value="0.170608183218024" calcext:value-type="float">
            <text:p>0.170608183218024</text:p>
          </table:table-cell>
          <table:table-cell office:value-type="float" office:value="0.134350077432403" calcext:value-type="float">
            <text:p>0.134350077432403</text:p>
          </table:table-cell>
          <table:table-cell office:value-type="float" office:value="5" calcext:value-type="float">
            <text:p>5</text:p>
          </table:table-cell>
          <table:table-cell office:value-type="float" office:value="0.13119103088272" calcext:value-type="float">
            <text:p>0.13119103088272</text:p>
          </table:table-cell>
          <table:table-cell office:value-type="float" office:value="0.131282226000098" calcext:value-type="float">
            <text:p>0.131282226000098</text:p>
          </table:table-cell>
          <table:table-cell office:value-type="float" office:value="-221.956607336594" calcext:value-type="float">
            <text:p>-221.956607336594</text:p>
          </table:table-cell>
          <table:table-cell office:value-type="float" office:value="-215.878363356395" calcext:value-type="float">
            <text:p>-215.878363356395</text:p>
          </table:table-cell>
          <table:table-cell office:value-type="float" office:value="-223.129984513519" calcext:value-type="float">
            <text:p>-223.129984513519</text:p>
          </table:table-cell>
          <table:table-cell office:value-type="float" office:value="750" calcext:value-type="float">
            <text:p>750</text:p>
          </table:table-cell>
          <table:table-cell office:value-type="float" office:value="-223.761793823456" calcext:value-type="float">
            <text:p>-223.761793823456</text:p>
          </table:table-cell>
        </table:table-row>
        <table:table-row table:style-name="ro1">
          <table:table-cell office:value-type="string" calcext:value-type="string">
            <text:p>2019-12-02 22:16:36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828870847924" calcext:value-type="float">
            <text:p>72.4828870847924</text:p>
          </table:table-cell>
          <table:table-cell office:value-type="float" office:value="982.232720786884" calcext:value-type="float">
            <text:p>982.232720786884</text:p>
          </table:table-cell>
          <table:table-cell office:value-type="float" office:value="4090578" calcext:value-type="float">
            <text:p>4090578</text:p>
          </table:table-cell>
          <table:table-cell office:value-type="float" office:value="2022884" calcext:value-type="float">
            <text:p>2022884</text:p>
          </table:table-cell>
          <table:table-cell office:value-type="float" office:value="235871" calcext:value-type="float">
            <text:p>235871</text:p>
          </table:table-cell>
          <table:table-cell office:value-type="float" office:value="286565" calcext:value-type="float">
            <text:p>286565</text:p>
          </table:table-cell>
          <table:table-cell office:value-type="float" office:value="224474" calcext:value-type="float">
            <text:p>22447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88" calcext:value-type="float">
            <text:p>220288</text:p>
          </table:table-cell>
          <table:table-cell office:value-type="float" office:value="220141" calcext:value-type="float">
            <text:p>220141</text:p>
          </table:table-cell>
          <table:table-cell office:value-type="float" office:value="2.43817477681336" calcext:value-type="float">
            <text:p>2.43817477681336</text:p>
          </table:table-cell>
          <table:table-cell office:value-type="float" office:value="1.20573296615278" calcext:value-type="float">
            <text:p>1.20573296615278</text:p>
          </table:table-cell>
          <table:table-cell office:value-type="float" office:value="0.140590088437806" calcext:value-type="float">
            <text:p>0.140590088437806</text:p>
          </table:table-cell>
          <table:table-cell office:value-type="float" office:value="0.170806070662269" calcext:value-type="float">
            <text:p>0.170806070662269</text:p>
          </table:table-cell>
          <table:table-cell office:value-type="float" office:value="0.133796946262949" calcext:value-type="float">
            <text:p>0.133796946262949</text:p>
          </table:table-cell>
          <table:table-cell office:value-type="float" office:value="5" calcext:value-type="float">
            <text:p>5</text:p>
          </table:table-cell>
          <table:table-cell office:value-type="float" office:value="0.131301895535218" calcext:value-type="float">
            <text:p>0.131301895535218</text:p>
          </table:table-cell>
          <table:table-cell office:value-type="float" office:value="0.131214276696953" calcext:value-type="float">
            <text:p>0.131214276696953</text:p>
          </table:table-cell>
          <table:table-cell office:value-type="float" office:value="-221.881982312439" calcext:value-type="float">
            <text:p>-221.881982312439</text:p>
          </table:table-cell>
          <table:table-cell office:value-type="float" office:value="-215.838785867546" calcext:value-type="float">
            <text:p>-215.838785867546</text:p>
          </table:table-cell>
          <table:table-cell office:value-type="float" office:value="-223.24061074741" calcext:value-type="float">
            <text:p>-223.24061074741</text:p>
          </table:table-cell>
          <table:table-cell office:value-type="float" office:value="750" calcext:value-type="float">
            <text:p>750</text:p>
          </table:table-cell>
          <table:table-cell office:value-type="float" office:value="-223.739620892956" calcext:value-type="float">
            <text:p>-223.739620892956</text:p>
          </table:table-cell>
        </table:table-row>
        <table:table-row table:style-name="ro1">
          <table:table-cell office:value-type="string" calcext:value-type="string">
            <text:p>2019-12-02 22:16:38</text:p>
          </table:table-cell>
          <table:table-cell office:value-type="float" office:value="24.6700980836758" calcext:value-type="float">
            <text:p>24.6700980836758</text:p>
          </table:table-cell>
          <table:table-cell office:value-type="float" office:value="72.4779322879482" calcext:value-type="float">
            <text:p>72.4779322879482</text:p>
          </table:table-cell>
          <table:table-cell office:value-type="float" office:value="982.268719190458" calcext:value-type="float">
            <text:p>982.268719190458</text:p>
          </table:table-cell>
          <table:table-cell office:value-type="float" office:value="4090458" calcext:value-type="float">
            <text:p>4090458</text:p>
          </table:table-cell>
          <table:table-cell office:value-type="float" office:value="2043450" calcext:value-type="float">
            <text:p>2043450</text:p>
          </table:table-cell>
          <table:table-cell office:value-type="float" office:value="235833" calcext:value-type="float">
            <text:p>235833</text:p>
          </table:table-cell>
          <table:table-cell office:value-type="float" office:value="286189" calcext:value-type="float">
            <text:p>286189</text:p>
          </table:table-cell>
          <table:table-cell office:value-type="float" office:value="223742" calcext:value-type="float">
            <text:p>2237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84" calcext:value-type="float">
            <text:p>220584</text:p>
          </table:table-cell>
          <table:table-cell office:value-type="float" office:value="220212" calcext:value-type="float">
            <text:p>220212</text:p>
          </table:table-cell>
          <table:table-cell office:value-type="float" office:value="2.4381032512311" calcext:value-type="float">
            <text:p>2.4381032512311</text:p>
          </table:table-cell>
          <table:table-cell office:value-type="float" office:value="1.21799125885859" calcext:value-type="float">
            <text:p>1.21799125885859</text:p>
          </table:table-cell>
          <table:table-cell office:value-type="float" office:value="0.140567438670092" calcext:value-type="float">
            <text:p>0.140567438670092</text:p>
          </table:table-cell>
          <table:table-cell office:value-type="float" office:value="0.170581957171197" calcext:value-type="float">
            <text:p>0.170581957171197</text:p>
          </table:table-cell>
          <table:table-cell office:value-type="float" office:value="0.133360640211182" calcext:value-type="float">
            <text:p>0.133360640211182</text:p>
          </table:table-cell>
          <table:table-cell office:value-type="float" office:value="5" calcext:value-type="float">
            <text:p>5</text:p>
          </table:table-cell>
          <table:table-cell office:value-type="float" office:value="0.131478325304785" calcext:value-type="float">
            <text:p>0.131478325304785</text:p>
          </table:table-cell>
          <table:table-cell office:value-type="float" office:value="0.131256595999789" calcext:value-type="float">
            <text:p>0.131256595999789</text:p>
          </table:table-cell>
          <table:table-cell office:value-type="float" office:value="-221.886512265982" calcext:value-type="float">
            <text:p>-221.886512265982</text:p>
          </table:table-cell>
          <table:table-cell office:value-type="float" office:value="-215.883608565761" calcext:value-type="float">
            <text:p>-215.883608565761</text:p>
          </table:table-cell>
          <table:table-cell office:value-type="float" office:value="-223.327871957764" calcext:value-type="float">
            <text:p>-223.327871957764</text:p>
          </table:table-cell>
          <table:table-cell office:value-type="float" office:value="750" calcext:value-type="float">
            <text:p>750</text:p>
          </table:table-cell>
          <table:table-cell office:value-type="float" office:value="-223.704334939043" calcext:value-type="float">
            <text:p>-223.704334939043</text:p>
          </table:table-cell>
        </table:table-row>
        <table:table-row table:style-name="ro1">
          <table:table-cell office:value-type="string" calcext:value-type="string">
            <text:p>2019-12-02 22:16:39</text:p>
          </table:table-cell>
          <table:table-cell office:value-type="float" office:value="24.6599901095033" calcext:value-type="float">
            <text:p>24.6599901095033</text:p>
          </table:table-cell>
          <table:table-cell office:value-type="float" office:value="72.482497489057" calcext:value-type="float">
            <text:p>72.482497489057</text:p>
          </table:table-cell>
          <table:table-cell office:value-type="float" office:value="982.251674434822" calcext:value-type="float">
            <text:p>982.251674434822</text:p>
          </table:table-cell>
          <table:table-cell office:value-type="float" office:value="4090383" calcext:value-type="float">
            <text:p>4090383</text:p>
          </table:table-cell>
          <table:table-cell office:value-type="float" office:value="2043268" calcext:value-type="float">
            <text:p>2043268</text:p>
          </table:table-cell>
          <table:table-cell office:value-type="float" office:value="235904" calcext:value-type="float">
            <text:p>235904</text:p>
          </table:table-cell>
          <table:table-cell office:value-type="float" office:value="285857" calcext:value-type="float">
            <text:p>285857</text:p>
          </table:table-cell>
          <table:table-cell office:value-type="float" office:value="223641" calcext:value-type="float">
            <text:p>223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637" calcext:value-type="float">
            <text:p>220637</text:p>
          </table:table-cell>
          <table:table-cell office:value-type="float" office:value="220163" calcext:value-type="float">
            <text:p>220163</text:p>
          </table:table-cell>
          <table:table-cell office:value-type="float" office:value="2.43805854774219" calcext:value-type="float">
            <text:p>2.43805854774219</text:p>
          </table:table-cell>
          <table:table-cell office:value-type="float" office:value="1.21788277839217" calcext:value-type="float">
            <text:p>1.21788277839217</text:p>
          </table:table-cell>
          <table:table-cell office:value-type="float" office:value="0.140609757972927" calcext:value-type="float">
            <text:p>0.140609757972927</text:p>
          </table:table-cell>
          <table:table-cell office:value-type="float" office:value="0.170384069726952" calcext:value-type="float">
            <text:p>0.170384069726952</text:p>
          </table:table-cell>
          <table:table-cell office:value-type="float" office:value="0.133300439512782" calcext:value-type="float">
            <text:p>0.133300439512782</text:p>
          </table:table-cell>
          <table:table-cell office:value-type="float" office:value="5" calcext:value-type="float">
            <text:p>5</text:p>
          </table:table-cell>
          <table:table-cell office:value-type="float" office:value="0.131509915770282" calcext:value-type="float">
            <text:p>0.131509915770282</text:p>
          </table:table-cell>
          <table:table-cell office:value-type="float" office:value="0.131227389720367" calcext:value-type="float">
            <text:p>0.131227389720367</text:p>
          </table:table-cell>
          <table:table-cell office:value-type="float" office:value="-221.878048405415" calcext:value-type="float">
            <text:p>-221.878048405415</text:p>
          </table:table-cell>
          <table:table-cell office:value-type="float" office:value="-215.92318605461" calcext:value-type="float">
            <text:p>-215.92318605461</text:p>
          </table:table-cell>
          <table:table-cell office:value-type="float" office:value="-223.339912097444" calcext:value-type="float">
            <text:p>-223.339912097444</text:p>
          </table:table-cell>
          <table:table-cell office:value-type="float" office:value="750" calcext:value-type="float">
            <text:p>750</text:p>
          </table:table-cell>
          <table:table-cell office:value-type="float" office:value="-223.698016845944" calcext:value-type="float">
            <text:p>-223.698016845944</text:p>
          </table:table-cell>
        </table:table-row>
        <table:table-row table:style-name="ro1">
          <table:table-cell office:value-type="string" calcext:value-type="string">
            <text:p>2019-12-02 22:16:40</text:p>
          </table:table-cell>
          <table:table-cell office:value-type="float" office:value="24.6700980836758" calcext:value-type="float">
            <text:p>24.6700980836758</text:p>
          </table:table-cell>
          <table:table-cell office:value-type="float" office:value="72.4672434963639" calcext:value-type="float">
            <text:p>72.4672434963639</text:p>
          </table:table-cell>
          <table:table-cell office:value-type="float" office:value="982.241242954265" calcext:value-type="float">
            <text:p>982.241242954265</text:p>
          </table:table-cell>
          <table:table-cell office:value-type="float" office:value="4090484" calcext:value-type="float">
            <text:p>4090484</text:p>
          </table:table-cell>
          <table:table-cell office:value-type="float" office:value="2030704" calcext:value-type="float">
            <text:p>2030704</text:p>
          </table:table-cell>
          <table:table-cell office:value-type="float" office:value="235700" calcext:value-type="float">
            <text:p>235700</text:p>
          </table:table-cell>
          <table:table-cell office:value-type="float" office:value="285539" calcext:value-type="float">
            <text:p>285539</text:p>
          </table:table-cell>
          <table:table-cell office:value-type="float" office:value="223948" calcext:value-type="float">
            <text:p>2239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547" calcext:value-type="float">
            <text:p>220547</text:p>
          </table:table-cell>
          <table:table-cell office:value-type="float" office:value="220261" calcext:value-type="float">
            <text:p>220261</text:p>
          </table:table-cell>
          <table:table-cell office:value-type="float" office:value="2.43811874844059" calcext:value-type="float">
            <text:p>2.43811874844059</text:p>
          </table:table-cell>
          <table:table-cell office:value-type="float" office:value="1.21039404992986" calcext:value-type="float">
            <text:p>1.21039404992986</text:p>
          </table:table-cell>
          <table:table-cell office:value-type="float" office:value="0.14048816448309" calcext:value-type="float">
            <text:p>0.14048816448309</text:p>
          </table:table-cell>
          <table:table-cell office:value-type="float" office:value="0.170194526933971" calcext:value-type="float">
            <text:p>0.170194526933971</text:p>
          </table:table-cell>
          <table:table-cell office:value-type="float" office:value="0.133483425794056" calcext:value-type="float">
            <text:p>0.133483425794056</text:p>
          </table:table-cell>
          <table:table-cell office:value-type="float" office:value="5" calcext:value-type="float">
            <text:p>5</text:p>
          </table:table-cell>
          <table:table-cell office:value-type="float" office:value="0.131456271583589" calcext:value-type="float">
            <text:p>0.131456271583589</text:p>
          </table:table-cell>
          <table:table-cell office:value-type="float" office:value="0.13128580227921" calcext:value-type="float">
            <text:p>0.13128580227921</text:p>
          </table:table-cell>
          <table:table-cell office:value-type="float" office:value="-221.902367103382" calcext:value-type="float">
            <text:p>-221.902367103382</text:p>
          </table:table-cell>
          <table:table-cell office:value-type="float" office:value="-215.961094613206" calcext:value-type="float">
            <text:p>-215.961094613206</text:p>
          </table:table-cell>
          <table:table-cell office:value-type="float" office:value="-223.303314841189" calcext:value-type="float">
            <text:p>-223.303314841189</text:p>
          </table:table-cell>
          <table:table-cell office:value-type="float" office:value="750" calcext:value-type="float">
            <text:p>750</text:p>
          </table:table-cell>
          <table:table-cell office:value-type="float" office:value="-223.708745683282" calcext:value-type="float">
            <text:p>-223.708745683282</text:p>
          </table:table-cell>
        </table:table-row>
        <table:table-row table:style-name="ro1">
          <table:table-cell office:value-type="string" calcext:value-type="string">
            <text:p>2019-12-02 22:16:41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561653838295" calcext:value-type="float">
            <text:p>72.4561653838295</text:p>
          </table:table-cell>
          <table:table-cell office:value-type="float" office:value="982.205244801244" calcext:value-type="float">
            <text:p>982.205244801244</text:p>
          </table:table-cell>
          <table:table-cell office:value-type="float" office:value="4090539" calcext:value-type="float">
            <text:p>4090539</text:p>
          </table:table-cell>
          <table:table-cell office:value-type="float" office:value="2029539" calcext:value-type="float">
            <text:p>2029539</text:p>
          </table:table-cell>
          <table:table-cell office:value-type="float" office:value="235212" calcext:value-type="float">
            <text:p>235212</text:p>
          </table:table-cell>
          <table:table-cell office:value-type="float" office:value="285456" calcext:value-type="float">
            <text:p>285456</text:p>
          </table:table-cell>
          <table:table-cell office:value-type="float" office:value="223911" calcext:value-type="float">
            <text:p>22391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79" calcext:value-type="float">
            <text:p>220479</text:p>
          </table:table-cell>
          <table:table-cell office:value-type="float" office:value="220204" calcext:value-type="float">
            <text:p>220204</text:p>
          </table:table-cell>
          <table:table-cell office:value-type="float" office:value="2.43815153099913" calcext:value-type="float">
            <text:p>2.43815153099913</text:p>
          </table:table-cell>
          <table:table-cell office:value-type="float" office:value="1.20969965573545" calcext:value-type="float">
            <text:p>1.20969965573545</text:p>
          </table:table-cell>
          <table:table-cell office:value-type="float" office:value="0.140197293781912" calcext:value-type="float">
            <text:p>0.140197293781912</text:p>
          </table:table-cell>
          <table:table-cell office:value-type="float" office:value="0.17014505507291" calcext:value-type="float">
            <text:p>0.17014505507291</text:p>
          </table:table-cell>
          <table:table-cell office:value-type="float" office:value="0.13346137207286" calcext:value-type="float">
            <text:p>0.13346137207286</text:p>
          </table:table-cell>
          <table:table-cell office:value-type="float" office:value="5" calcext:value-type="float">
            <text:p>5</text:p>
          </table:table-cell>
          <table:table-cell office:value-type="float" office:value="0.131415740420311" calcext:value-type="float">
            <text:p>0.131415740420311</text:p>
          </table:table-cell>
          <table:table-cell office:value-type="float" office:value="0.131251827627638" calcext:value-type="float">
            <text:p>0.131251827627638</text:p>
          </table:table-cell>
          <table:table-cell office:value-type="float" office:value="-221.960541243618" calcext:value-type="float">
            <text:p>-221.960541243618</text:p>
          </table:table-cell>
          <table:table-cell office:value-type="float" office:value="-215.970988985418" calcext:value-type="float">
            <text:p>-215.970988985418</text:p>
          </table:table-cell>
          <table:table-cell office:value-type="float" office:value="-223.307725585428" calcext:value-type="float">
            <text:p>-223.307725585428</text:p>
          </table:table-cell>
          <table:table-cell office:value-type="float" office:value="750" calcext:value-type="float">
            <text:p>750</text:p>
          </table:table-cell>
          <table:table-cell office:value-type="float" office:value="-223.716851915938" calcext:value-type="float">
            <text:p>-223.716851915938</text:p>
          </table:table-cell>
        </table:table-row>
        <table:table-row table:style-name="ro1">
          <table:table-cell office:value-type="string" calcext:value-type="string">
            <text:p>2019-12-02 22:16:43</text:p>
          </table:table-cell>
          <table:table-cell office:value-type="float" office:value="24.665044096444" calcext:value-type="float">
            <text:p>24.665044096444</text:p>
          </table:table-cell>
          <table:table-cell office:value-type="float" office:value="72.4454766437682" calcext:value-type="float">
            <text:p>72.4454766437682</text:p>
          </table:table-cell>
          <table:table-cell office:value-type="float" office:value="982.232720786884" calcext:value-type="float">
            <text:p>982.232720786884</text:p>
          </table:table-cell>
          <table:table-cell office:value-type="float" office:value="4069573" calcext:value-type="float">
            <text:p>4069573</text:p>
          </table:table-cell>
          <table:table-cell office:value-type="float" office:value="2034452" calcext:value-type="float">
            <text:p>2034452</text:p>
          </table:table-cell>
          <table:table-cell office:value-type="float" office:value="235597" calcext:value-type="float">
            <text:p>235597</text:p>
          </table:table-cell>
          <table:table-cell office:value-type="float" office:value="285871" calcext:value-type="float">
            <text:p>285871</text:p>
          </table:table-cell>
          <table:table-cell office:value-type="float" office:value="226625" calcext:value-type="float">
            <text:p>2266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614" calcext:value-type="float">
            <text:p>219614</text:p>
          </table:table-cell>
          <table:table-cell office:value-type="float" office:value="220271" calcext:value-type="float">
            <text:p>220271</text:p>
          </table:table-cell>
          <table:table-cell office:value-type="float" office:value="2.4256548196858" calcext:value-type="float">
            <text:p>2.4256548196858</text:p>
          </table:table-cell>
          <table:table-cell office:value-type="float" office:value="1.21262803228236" calcext:value-type="float">
            <text:p>1.21262803228236</text:p>
          </table:table-cell>
          <table:table-cell office:value-type="float" office:value="0.140426771691653" calcext:value-type="float">
            <text:p>0.140426771691653</text:p>
          </table:table-cell>
          <table:table-cell office:value-type="float" office:value="0.170392414378216" calcext:value-type="float">
            <text:p>0.170392414378216</text:p>
          </table:table-cell>
          <table:table-cell office:value-type="float" office:value="0.135079042324906" calcext:value-type="float">
            <text:p>0.135079042324906</text:p>
          </table:table-cell>
          <table:table-cell office:value-type="float" office:value="5" calcext:value-type="float">
            <text:p>5</text:p>
          </table:table-cell>
          <table:table-cell office:value-type="float" office:value="0.130900160181541" calcext:value-type="float">
            <text:p>0.130900160181541</text:p>
          </table:table-cell>
          <table:table-cell office:value-type="float" office:value="0.131291762744398" calcext:value-type="float">
            <text:p>0.131291762744398</text:p>
          </table:table-cell>
          <table:table-cell office:value-type="float" office:value="-221.914645661669" calcext:value-type="float">
            <text:p>-221.914645661669</text:p>
          </table:table-cell>
          <table:table-cell office:value-type="float" office:value="-215.921517124357" calcext:value-type="float">
            <text:p>-215.921517124357</text:p>
          </table:table-cell>
          <table:table-cell office:value-type="float" office:value="-222.984191535019" calcext:value-type="float">
            <text:p>-222.984191535019</text:p>
          </table:table-cell>
          <table:table-cell office:value-type="float" office:value="750" calcext:value-type="float">
            <text:p>750</text:p>
          </table:table-cell>
          <table:table-cell office:value-type="float" office:value="-223.819967963692" calcext:value-type="float">
            <text:p>-223.819967963692</text:p>
          </table:table-cell>
        </table:table-row>
        <table:table-row table:style-name="ro1">
          <table:table-cell office:value-type="string" calcext:value-type="string">
            <text:p>2019-12-02 22:16:44</text:p>
          </table:table-cell>
          <table:table-cell office:value-type="float" office:value="24.6700980836758" calcext:value-type="float">
            <text:p>24.6700980836758</text:p>
          </table:table-cell>
          <table:table-cell office:value-type="float" office:value="72.4512102450471" calcext:value-type="float">
            <text:p>72.4512102450471</text:p>
          </table:table-cell>
          <table:table-cell office:value-type="float" office:value="982.158814376021" calcext:value-type="float">
            <text:p>982.158814376021</text:p>
          </table:table-cell>
          <table:table-cell office:value-type="float" office:value="4090508" calcext:value-type="float">
            <text:p>4090508</text:p>
          </table:table-cell>
          <table:table-cell office:value-type="float" office:value="2026601" calcext:value-type="float">
            <text:p>2026601</text:p>
          </table:table-cell>
          <table:table-cell office:value-type="float" office:value="235707" calcext:value-type="float">
            <text:p>235707</text:p>
          </table:table-cell>
          <table:table-cell office:value-type="float" office:value="285708" calcext:value-type="float">
            <text:p>285708</text:p>
          </table:table-cell>
          <table:table-cell office:value-type="float" office:value="226295" calcext:value-type="float">
            <text:p>2262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04" calcext:value-type="float">
            <text:p>219804</text:p>
          </table:table-cell>
          <table:table-cell office:value-type="float" office:value="220207" calcext:value-type="float">
            <text:p>220207</text:p>
          </table:table-cell>
          <table:table-cell office:value-type="float" office:value="2.43813305355704" calcext:value-type="float">
            <text:p>2.43813305355704</text:p>
          </table:table-cell>
          <table:table-cell office:value-type="float" office:value="1.20794847106319" calcext:value-type="float">
            <text:p>1.20794847106319</text:p>
          </table:table-cell>
          <table:table-cell office:value-type="float" office:value="0.140492336808722" calcext:value-type="float">
            <text:p>0.140492336808722</text:p>
          </table:table-cell>
          <table:table-cell office:value-type="float" office:value="0.17029525879565" calcext:value-type="float">
            <text:p>0.17029525879565</text:p>
          </table:table-cell>
          <table:table-cell office:value-type="float" office:value="0.134882346973699" calcext:value-type="float">
            <text:p>0.134882346973699</text:p>
          </table:table-cell>
          <table:table-cell office:value-type="float" office:value="5" calcext:value-type="float">
            <text:p>5</text:p>
          </table:table-cell>
          <table:table-cell office:value-type="float" office:value="0.131013409020115" calcext:value-type="float">
            <text:p>0.131013409020115</text:p>
          </table:table-cell>
          <table:table-cell office:value-type="float" office:value="0.131253615767195" calcext:value-type="float">
            <text:p>0.131253615767195</text:p>
          </table:table-cell>
          <table:table-cell office:value-type="float" office:value="-221.901532638256" calcext:value-type="float">
            <text:p>-221.901532638256</text:p>
          </table:table-cell>
          <table:table-cell office:value-type="float" office:value="-215.94094824087" calcext:value-type="float">
            <text:p>-215.94094824087</text:p>
          </table:table-cell>
          <table:table-cell office:value-type="float" office:value="-223.02353060526" calcext:value-type="float">
            <text:p>-223.02353060526</text:p>
          </table:table-cell>
          <table:table-cell office:value-type="float" office:value="750" calcext:value-type="float">
            <text:p>750</text:p>
          </table:table-cell>
          <table:table-cell office:value-type="float" office:value="-223.797318195977" calcext:value-type="float">
            <text:p>-223.797318195977</text:p>
          </table:table-cell>
        </table:table-row>
        <table:table-row table:style-name="ro1">
          <table:table-cell office:value-type="string" calcext:value-type="string">
            <text:p>2019-12-02 22:16:45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4626777524797" calcext:value-type="float">
            <text:p>72.4626777524797</text:p>
          </table:table-cell>
          <table:table-cell office:value-type="float" office:value="982.203334076839" calcext:value-type="float">
            <text:p>982.203334076839</text:p>
          </table:table-cell>
          <table:table-cell office:value-type="float" office:value="4090477" calcext:value-type="float">
            <text:p>4090477</text:p>
          </table:table-cell>
          <table:table-cell office:value-type="float" office:value="2017296" calcext:value-type="float">
            <text:p>2017296</text:p>
          </table:table-cell>
          <table:table-cell office:value-type="float" office:value="235637" calcext:value-type="float">
            <text:p>235637</text:p>
          </table:table-cell>
          <table:table-cell office:value-type="float" office:value="285268" calcext:value-type="float">
            <text:p>285268</text:p>
          </table:table-cell>
          <table:table-cell office:value-type="float" office:value="225256" calcext:value-type="float">
            <text:p>2252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69" calcext:value-type="float">
            <text:p>220069</text:p>
          </table:table-cell>
          <table:table-cell office:value-type="float" office:value="220240" calcext:value-type="float">
            <text:p>220240</text:p>
          </table:table-cell>
          <table:table-cell office:value-type="float" office:value="2.43811457611496" calcext:value-type="float">
            <text:p>2.43811457611496</text:p>
          </table:table-cell>
          <table:table-cell office:value-type="float" office:value="1.20240225820568" calcext:value-type="float">
            <text:p>1.20240225820568</text:p>
          </table:table-cell>
          <table:table-cell office:value-type="float" office:value="0.140450613552405" calcext:value-type="float">
            <text:p>0.140450613552405</text:p>
          </table:table-cell>
          <table:table-cell office:value-type="float" office:value="0.170032998327374" calcext:value-type="float">
            <text:p>0.170032998327374</text:p>
          </table:table-cell>
          <table:table-cell office:value-type="float" office:value="0.134263054640657" calcext:value-type="float">
            <text:p>0.134263054640657</text:p>
          </table:table-cell>
          <table:table-cell office:value-type="float" office:value="5" calcext:value-type="float">
            <text:p>5</text:p>
          </table:table-cell>
          <table:table-cell office:value-type="float" office:value="0.131171361347599" calcext:value-type="float">
            <text:p>0.131171361347599</text:p>
          </table:table-cell>
          <table:table-cell office:value-type="float" office:value="0.131273285302315" calcext:value-type="float">
            <text:p>0.131273285302315</text:p>
          </table:table-cell>
          <table:table-cell office:value-type="float" office:value="-221.909877289519" calcext:value-type="float">
            <text:p>-221.909877289519</text:p>
          </table:table-cell>
          <table:table-cell office:value-type="float" office:value="-215.993400334525" calcext:value-type="float">
            <text:p>-215.993400334525</text:p>
          </table:table-cell>
          <table:table-cell office:value-type="float" office:value="-223.147389071869" calcext:value-type="float">
            <text:p>-223.147389071869</text:p>
          </table:table-cell>
          <table:table-cell office:value-type="float" office:value="750" calcext:value-type="float">
            <text:p>750</text:p>
          </table:table-cell>
          <table:table-cell office:value-type="float" office:value="-223.76572773048" calcext:value-type="float">
            <text:p>-223.76572773048</text:p>
          </table:table-cell>
        </table:table-row>
        <table:table-row table:style-name="ro1">
          <table:table-cell office:value-type="string" calcext:value-type="string">
            <text:p>2019-12-02 22:16:46</text:p>
          </table:table-cell>
          <table:table-cell office:value-type="float" office:value="24.6700980836758" calcext:value-type="float">
            <text:p>24.6700980836758</text:p>
          </table:table-cell>
          <table:table-cell office:value-type="float" office:value="72.456554670678" calcext:value-type="float">
            <text:p>72.456554670678</text:p>
          </table:table-cell>
          <table:table-cell office:value-type="float" office:value="982.131338226718" calcext:value-type="float">
            <text:p>982.131338226718</text:p>
          </table:table-cell>
          <table:table-cell office:value-type="float" office:value="4090953" calcext:value-type="float">
            <text:p>4090953</text:p>
          </table:table-cell>
          <table:table-cell office:value-type="float" office:value="2021007" calcext:value-type="float">
            <text:p>2021007</text:p>
          </table:table-cell>
          <table:table-cell office:value-type="float" office:value="235560" calcext:value-type="float">
            <text:p>235560</text:p>
          </table:table-cell>
          <table:table-cell office:value-type="float" office:value="285181" calcext:value-type="float">
            <text:p>285181</text:p>
          </table:table-cell>
          <table:table-cell office:value-type="float" office:value="226133" calcext:value-type="float">
            <text:p>2261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42" calcext:value-type="float">
            <text:p>219842</text:p>
          </table:table-cell>
          <table:table-cell office:value-type="float" office:value="220242" calcext:value-type="float">
            <text:p>220242</text:p>
          </table:table-cell>
          <table:table-cell office:value-type="float" office:value="2.43839829425791" calcext:value-type="float">
            <text:p>2.43839829425791</text:p>
          </table:table-cell>
          <table:table-cell office:value-type="float" office:value="1.20461418683698" calcext:value-type="float">
            <text:p>1.20461418683698</text:p>
          </table:table-cell>
          <table:table-cell office:value-type="float" office:value="0.140404717970457" calcext:value-type="float">
            <text:p>0.140404717970457</text:p>
          </table:table-cell>
          <table:table-cell office:value-type="float" office:value="0.169981142280238" calcext:value-type="float">
            <text:p>0.169981142280238</text:p>
          </table:table-cell>
          <table:table-cell office:value-type="float" office:value="0.134785787437652" calcext:value-type="float">
            <text:p>0.134785787437652</text:p>
          </table:table-cell>
          <table:table-cell office:value-type="float" office:value="5" calcext:value-type="float">
            <text:p>5</text:p>
          </table:table-cell>
          <table:table-cell office:value-type="float" office:value="0.13103605878783" calcext:value-type="float">
            <text:p>0.13103605878783</text:p>
          </table:table-cell>
          <table:table-cell office:value-type="float" office:value="0.131274477395353" calcext:value-type="float">
            <text:p>0.131274477395353</text:p>
          </table:table-cell>
          <table:table-cell office:value-type="float" office:value="-221.919056405909" calcext:value-type="float">
            <text:p>-221.919056405909</text:p>
          </table:table-cell>
          <table:table-cell office:value-type="float" office:value="-216.003771543952" calcext:value-type="float">
            <text:p>-216.003771543952</text:p>
          </table:table-cell>
          <table:table-cell office:value-type="float" office:value="-223.04284251247" calcext:value-type="float">
            <text:p>-223.04284251247</text:p>
          </table:table-cell>
          <table:table-cell office:value-type="float" office:value="750" calcext:value-type="float">
            <text:p>750</text:p>
          </table:table-cell>
          <table:table-cell office:value-type="float" office:value="-223.792788242434" calcext:value-type="float">
            <text:p>-223.792788242434</text:p>
          </table:table-cell>
        </table:table-row>
        <table:table-row table:style-name="ro1">
          <table:table-cell office:value-type="string" calcext:value-type="string">
            <text:p>2019-12-02 22:16:48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4466441164097" calcext:value-type="float">
            <text:p>72.4466441164097</text:p>
          </table:table-cell>
          <table:table-cell office:value-type="float" office:value="982.148380841188" calcext:value-type="float">
            <text:p>982.148380841188</text:p>
          </table:table-cell>
          <table:table-cell office:value-type="float" office:value="4090844" calcext:value-type="float">
            <text:p>4090844</text:p>
          </table:table-cell>
          <table:table-cell office:value-type="float" office:value="2018244" calcext:value-type="float">
            <text:p>2018244</text:p>
          </table:table-cell>
          <table:table-cell office:value-type="float" office:value="235456" calcext:value-type="float">
            <text:p>235456</text:p>
          </table:table-cell>
          <table:table-cell office:value-type="float" office:value="285068" calcext:value-type="float">
            <text:p>285068</text:p>
          </table:table-cell>
          <table:table-cell office:value-type="float" office:value="225740" calcext:value-type="float">
            <text:p>22574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07" calcext:value-type="float">
            <text:p>219907</text:p>
          </table:table-cell>
          <table:table-cell office:value-type="float" office:value="220339" calcext:value-type="float">
            <text:p>220339</text:p>
          </table:table-cell>
          <table:table-cell office:value-type="float" office:value="2.43833332518736" calcext:value-type="float">
            <text:p>2.43833332518736</text:p>
          </table:table-cell>
          <table:table-cell office:value-type="float" office:value="1.20296731030551" calcext:value-type="float">
            <text:p>1.20296731030551</text:p>
          </table:table-cell>
          <table:table-cell office:value-type="float" office:value="0.140342729132501" calcext:value-type="float">
            <text:p>0.140342729132501</text:p>
          </table:table-cell>
          <table:table-cell office:value-type="float" office:value="0.169913789023613" calcext:value-type="float">
            <text:p>0.169913789023613</text:p>
          </table:table-cell>
          <table:table-cell office:value-type="float" office:value="0.13455154115576" calcext:value-type="float">
            <text:p>0.13455154115576</text:p>
          </table:table-cell>
          <table:table-cell office:value-type="float" office:value="5" calcext:value-type="float">
            <text:p>5</text:p>
          </table:table-cell>
          <table:table-cell office:value-type="float" office:value="0.131074801811552" calcext:value-type="float">
            <text:p>0.131074801811552</text:p>
          </table:table-cell>
          <table:table-cell office:value-type="float" office:value="0.131332293907677" calcext:value-type="float">
            <text:p>0.131332293907677</text:p>
          </table:table-cell>
          <table:table-cell office:value-type="float" office:value="-221.9314541735" calcext:value-type="float">
            <text:p>-221.9314541735</text:p>
          </table:table-cell>
          <table:table-cell office:value-type="float" office:value="-216.017242195277" calcext:value-type="float">
            <text:p>-216.017242195277</text:p>
          </table:table-cell>
          <table:table-cell office:value-type="float" office:value="-223.089691768848" calcext:value-type="float">
            <text:p>-223.089691768848</text:p>
          </table:table-cell>
          <table:table-cell office:value-type="float" office:value="750" calcext:value-type="float">
            <text:p>750</text:p>
          </table:table-cell>
          <table:table-cell office:value-type="float" office:value="-223.78503963769" calcext:value-type="float">
            <text:p>-223.78503963769</text:p>
          </table:table-cell>
        </table:table-row>
        <table:table-row table:style-name="ro1">
          <table:table-cell office:value-type="string" calcext:value-type="string">
            <text:p>2019-12-02 22:16:49</text:p>
          </table:table-cell>
          <table:table-cell office:value-type="float" office:value="24.6751520711987" calcext:value-type="float">
            <text:p>24.6751520711987</text:p>
          </table:table-cell>
          <table:table-cell office:value-type="float" office:value="72.4355659548226" calcext:value-type="float">
            <text:p>72.4355659548226</text:p>
          </table:table-cell>
          <table:table-cell office:value-type="float" office:value="982.22228871513" calcext:value-type="float">
            <text:p>982.22228871513</text:p>
          </table:table-cell>
          <table:table-cell office:value-type="float" office:value="4090591" calcext:value-type="float">
            <text:p>4090591</text:p>
          </table:table-cell>
          <table:table-cell office:value-type="float" office:value="2017810" calcext:value-type="float">
            <text:p>2017810</text:p>
          </table:table-cell>
          <table:table-cell office:value-type="float" office:value="235891" calcext:value-type="float">
            <text:p>235891</text:p>
          </table:table-cell>
          <table:table-cell office:value-type="float" office:value="284807" calcext:value-type="float">
            <text:p>284807</text:p>
          </table:table-cell>
          <table:table-cell office:value-type="float" office:value="225187" calcext:value-type="float">
            <text:p>2251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27" calcext:value-type="float">
            <text:p>220027</text:p>
          </table:table-cell>
          <table:table-cell office:value-type="float" office:value="220301" calcext:value-type="float">
            <text:p>220301</text:p>
          </table:table-cell>
          <table:table-cell office:value-type="float" office:value="2.43818252541811" calcext:value-type="float">
            <text:p>2.43818252541811</text:p>
          </table:table-cell>
          <table:table-cell office:value-type="float" office:value="1.20270862611635" calcext:value-type="float">
            <text:p>1.20270862611635</text:p>
          </table:table-cell>
          <table:table-cell office:value-type="float" office:value="0.140602009368182" calcext:value-type="float">
            <text:p>0.140602009368182</text:p>
          </table:table-cell>
          <table:table-cell office:value-type="float" office:value="0.169758220882204" calcext:value-type="float">
            <text:p>0.169758220882204</text:p>
          </table:table-cell>
          <table:table-cell office:value-type="float" office:value="0.13422192743086" calcext:value-type="float">
            <text:p>0.13422192743086</text:p>
          </table:table-cell>
          <table:table-cell office:value-type="float" office:value="5" calcext:value-type="float">
            <text:p>5</text:p>
          </table:table-cell>
          <table:table-cell office:value-type="float" office:value="0.131146327393809" calcext:value-type="float">
            <text:p>0.131146327393809</text:p>
          </table:table-cell>
          <table:table-cell office:value-type="float" office:value="0.131309644139963" calcext:value-type="float">
            <text:p>0.131309644139963</text:p>
          </table:table-cell>
          <table:table-cell office:value-type="float" office:value="-221.879598126364" calcext:value-type="float">
            <text:p>-221.879598126364</text:p>
          </table:table-cell>
          <table:table-cell office:value-type="float" office:value="-216.048355823559" calcext:value-type="float">
            <text:p>-216.048355823559</text:p>
          </table:table-cell>
          <table:table-cell office:value-type="float" office:value="-223.155614513828" calcext:value-type="float">
            <text:p>-223.155614513828</text:p>
          </table:table-cell>
          <table:table-cell office:value-type="float" office:value="750" calcext:value-type="float">
            <text:p>750</text:p>
          </table:table-cell>
          <table:table-cell office:value-type="float" office:value="-223.770734521238" calcext:value-type="float">
            <text:p>-223.770734521238</text:p>
          </table:table-cell>
        </table:table-row>
        <table:table-row table:style-name="ro1">
          <table:table-cell office:value-type="string" calcext:value-type="string">
            <text:p>2019-12-02 22:16:50</text:p>
          </table:table-cell>
          <table:table-cell office:value-type="float" office:value="24.6700980836758" calcext:value-type="float">
            <text:p>24.6700980836758</text:p>
          </table:table-cell>
          <table:table-cell office:value-type="float" office:value="72.4458658108908" calcext:value-type="float">
            <text:p>72.4458658108908</text:p>
          </table:table-cell>
          <table:table-cell office:value-type="float" office:value="982.186290547047" calcext:value-type="float">
            <text:p>982.186290547047</text:p>
          </table:table-cell>
          <table:table-cell office:value-type="float" office:value="4090859" calcext:value-type="float">
            <text:p>4090859</text:p>
          </table:table-cell>
          <table:table-cell office:value-type="float" office:value="2040457" calcext:value-type="float">
            <text:p>2040457</text:p>
          </table:table-cell>
          <table:table-cell office:value-type="float" office:value="235756" calcext:value-type="float">
            <text:p>235756</text:p>
          </table:table-cell>
          <table:table-cell office:value-type="float" office:value="284200" calcext:value-type="float">
            <text:p>284200</text:p>
          </table:table-cell>
          <table:table-cell office:value-type="float" office:value="223932" calcext:value-type="float">
            <text:p>2239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55" calcext:value-type="float">
            <text:p>220455</text:p>
          </table:table-cell>
          <table:table-cell office:value-type="float" office:value="220145" calcext:value-type="float">
            <text:p>220145</text:p>
          </table:table-cell>
          <table:table-cell office:value-type="float" office:value="2.43834226588515" calcext:value-type="float">
            <text:p>2.43834226588515</text:p>
          </table:table-cell>
          <table:table-cell office:value-type="float" office:value="1.2162072916278" calcext:value-type="float">
            <text:p>1.2162072916278</text:p>
          </table:table-cell>
          <table:table-cell office:value-type="float" office:value="0.140521543088143" calcext:value-type="float">
            <text:p>0.140521543088143</text:p>
          </table:table-cell>
          <table:table-cell office:value-type="float" office:value="0.169396420645287" calcext:value-type="float">
            <text:p>0.169396420645287</text:p>
          </table:table-cell>
          <table:table-cell office:value-type="float" office:value="0.133473889049755" calcext:value-type="float">
            <text:p>0.133473889049755</text:p>
          </table:table-cell>
          <table:table-cell office:value-type="float" office:value="5" calcext:value-type="float">
            <text:p>5</text:p>
          </table:table-cell>
          <table:table-cell office:value-type="float" office:value="0.131401435303859" calcext:value-type="float">
            <text:p>0.131401435303859</text:p>
          </table:table-cell>
          <table:table-cell office:value-type="float" office:value="0.131216660883029" calcext:value-type="float">
            <text:p>0.131216660883029</text:p>
          </table:table-cell>
          <table:table-cell office:value-type="float" office:value="-221.895691382371" calcext:value-type="float">
            <text:p>-221.895691382371</text:p>
          </table:table-cell>
          <table:table-cell office:value-type="float" office:value="-216.120715870943" calcext:value-type="float">
            <text:p>-216.120715870943</text:p>
          </table:table-cell>
          <table:table-cell office:value-type="float" office:value="-223.305222190049" calcext:value-type="float">
            <text:p>-223.305222190049</text:p>
          </table:table-cell>
          <table:table-cell office:value-type="float" office:value="750" calcext:value-type="float">
            <text:p>750</text:p>
          </table:table-cell>
          <table:table-cell office:value-type="float" office:value="-223.719712939228" calcext:value-type="float">
            <text:p>-223.719712939228</text:p>
          </table:table-cell>
        </table:table-row>
        <table:table-row table:style-name="ro1">
          <table:table-cell office:value-type="string" calcext:value-type="string">
            <text:p>2019-12-02 22:16:51</text:p>
          </table:table-cell>
          <table:table-cell office:value-type="float" office:value="24.6751520711987" calcext:value-type="float">
            <text:p>24.6751520711987</text:p>
          </table:table-cell>
          <table:table-cell office:value-type="float" office:value="72.4409104658931" calcext:value-type="float">
            <text:p>72.4409104658931</text:p>
          </table:table-cell>
          <table:table-cell office:value-type="float" office:value="982.249765158432" calcext:value-type="float">
            <text:p>982.249765158432</text:p>
          </table:table-cell>
          <table:table-cell office:value-type="float" office:value="4090135" calcext:value-type="float">
            <text:p>4090135</text:p>
          </table:table-cell>
          <table:table-cell office:value-type="float" office:value="2033716" calcext:value-type="float">
            <text:p>2033716</text:p>
          </table:table-cell>
          <table:table-cell office:value-type="float" office:value="235891" calcext:value-type="float">
            <text:p>235891</text:p>
          </table:table-cell>
          <table:table-cell office:value-type="float" office:value="284219" calcext:value-type="float">
            <text:p>284219</text:p>
          </table:table-cell>
          <table:table-cell office:value-type="float" office:value="223901" calcext:value-type="float">
            <text:p>2239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93" calcext:value-type="float">
            <text:p>220493</text:p>
          </table:table-cell>
          <table:table-cell office:value-type="float" office:value="220154" calcext:value-type="float">
            <text:p>220154</text:p>
          </table:table-cell>
          <table:table-cell office:value-type="float" office:value="2.43791072820553" calcext:value-type="float">
            <text:p>2.43791072820553</text:p>
          </table:table-cell>
          <table:table-cell office:value-type="float" office:value="1.21218934204451" calcext:value-type="float">
            <text:p>1.21218934204451</text:p>
          </table:table-cell>
          <table:table-cell office:value-type="float" office:value="0.140602009368182" calcext:value-type="float">
            <text:p>0.140602009368182</text:p>
          </table:table-cell>
          <table:table-cell office:value-type="float" office:value="0.169407745529145" calcext:value-type="float">
            <text:p>0.169407745529145</text:p>
          </table:table-cell>
          <table:table-cell office:value-type="float" office:value="0.133455411607672" calcext:value-type="float">
            <text:p>0.133455411607672</text:p>
          </table:table-cell>
          <table:table-cell office:value-type="float" office:value="5" calcext:value-type="float">
            <text:p>5</text:p>
          </table:table-cell>
          <table:table-cell office:value-type="float" office:value="0.131424085071574" calcext:value-type="float">
            <text:p>0.131424085071574</text:p>
          </table:table-cell>
          <table:table-cell office:value-type="float" office:value="0.131222025301698" calcext:value-type="float">
            <text:p>0.131222025301698</text:p>
          </table:table-cell>
          <table:table-cell office:value-type="float" office:value="-221.879598126364" calcext:value-type="float">
            <text:p>-221.879598126364</text:p>
          </table:table-cell>
          <table:table-cell office:value-type="float" office:value="-216.118450894171" calcext:value-type="float">
            <text:p>-216.118450894171</text:p>
          </table:table-cell>
          <table:table-cell office:value-type="float" office:value="-223.308917678466" calcext:value-type="float">
            <text:p>-223.308917678466</text:p>
          </table:table-cell>
          <table:table-cell office:value-type="float" office:value="750" calcext:value-type="float">
            <text:p>750</text:p>
          </table:table-cell>
          <table:table-cell office:value-type="float" office:value="-223.715182985685" calcext:value-type="float">
            <text:p>-223.715182985685</text:p>
          </table:table-cell>
        </table:table-row>
        <table:table-row table:style-name="ro1">
          <table:table-cell office:value-type="string" calcext:value-type="string">
            <text:p>2019-12-02 22:16:53</text:p>
          </table:table-cell>
          <table:table-cell office:value-type="float" office:value="24.6751520711987" calcext:value-type="float">
            <text:p>24.6751520711987</text:p>
          </table:table-cell>
          <table:table-cell office:value-type="float" office:value="72.4569439479511" calcext:value-type="float">
            <text:p>72.4569439479511</text:p>
          </table:table-cell>
          <table:table-cell office:value-type="float" office:value="982.194812293551" calcext:value-type="float">
            <text:p>982.194812293551</text:p>
          </table:table-cell>
          <table:table-cell office:value-type="float" office:value="4089996" calcext:value-type="float">
            <text:p>4089996</text:p>
          </table:table-cell>
          <table:table-cell office:value-type="float" office:value="2028552" calcext:value-type="float">
            <text:p>2028552</text:p>
          </table:table-cell>
          <table:table-cell office:value-type="float" office:value="235893" calcext:value-type="float">
            <text:p>235893</text:p>
          </table:table-cell>
          <table:table-cell office:value-type="float" office:value="284071" calcext:value-type="float">
            <text:p>284071</text:p>
          </table:table-cell>
          <table:table-cell office:value-type="float" office:value="224091" calcext:value-type="float">
            <text:p>2240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38" calcext:value-type="float">
            <text:p>220338</text:p>
          </table:table-cell>
          <table:table-cell office:value-type="float" office:value="220187" calcext:value-type="float">
            <text:p>220187</text:p>
          </table:table-cell>
          <table:table-cell office:value-type="float" office:value="2.43782787773941" calcext:value-type="float">
            <text:p>2.43782787773941</text:p>
          </table:table-cell>
          <table:table-cell office:value-type="float" office:value="1.20911135782139" calcext:value-type="float">
            <text:p>1.20911135782139</text:p>
          </table:table-cell>
          <table:table-cell office:value-type="float" office:value="0.14060320146122" calcext:value-type="float">
            <text:p>0.14060320146122</text:p>
          </table:table-cell>
          <table:table-cell office:value-type="float" office:value="0.169319530644361" calcext:value-type="float">
            <text:p>0.169319530644361</text:p>
          </table:table-cell>
          <table:table-cell office:value-type="float" office:value="0.133568660446246" calcext:value-type="float">
            <text:p>0.133568660446246</text:p>
          </table:table-cell>
          <table:table-cell office:value-type="float" office:value="5" calcext:value-type="float">
            <text:p>5</text:p>
          </table:table-cell>
          <table:table-cell office:value-type="float" office:value="0.131331697861159" calcext:value-type="float">
            <text:p>0.131331697861159</text:p>
          </table:table-cell>
          <table:table-cell office:value-type="float" office:value="0.131241694836819" calcext:value-type="float">
            <text:p>0.131241694836819</text:p>
          </table:table-cell>
          <table:table-cell office:value-type="float" office:value="-221.879359707756" calcext:value-type="float">
            <text:p>-221.879359707756</text:p>
          </table:table-cell>
          <table:table-cell office:value-type="float" office:value="-216.136093871128" calcext:value-type="float">
            <text:p>-216.136093871128</text:p>
          </table:table-cell>
          <table:table-cell office:value-type="float" office:value="-223.286267910751" calcext:value-type="float">
            <text:p>-223.286267910751</text:p>
          </table:table-cell>
          <table:table-cell office:value-type="float" office:value="750" calcext:value-type="float">
            <text:p>750</text:p>
          </table:table-cell>
          <table:table-cell office:value-type="float" office:value="-223.733660427768" calcext:value-type="float">
            <text:p>-223.733660427768</text:p>
          </table:table-cell>
        </table:table-row>
        <table:table-row table:style-name="ro1">
          <table:table-cell office:value-type="string" calcext:value-type="string">
            <text:p>2019-12-02 22:16:54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4359549830676" calcext:value-type="float">
            <text:p>72.4359549830676</text:p>
          </table:table-cell>
          <table:table-cell office:value-type="float" office:value="982.203334076839" calcext:value-type="float">
            <text:p>982.203334076839</text:p>
          </table:table-cell>
          <table:table-cell office:value-type="float" office:value="4090141" calcext:value-type="float">
            <text:p>4090141</text:p>
          </table:table-cell>
          <table:table-cell office:value-type="float" office:value="2019266" calcext:value-type="float">
            <text:p>2019266</text:p>
          </table:table-cell>
          <table:table-cell office:value-type="float" office:value="235795" calcext:value-type="float">
            <text:p>235795</text:p>
          </table:table-cell>
          <table:table-cell office:value-type="float" office:value="284036" calcext:value-type="float">
            <text:p>284036</text:p>
          </table:table-cell>
          <table:table-cell office:value-type="float" office:value="224772" calcext:value-type="float">
            <text:p>2247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72" calcext:value-type="float">
            <text:p>220172</text:p>
          </table:table-cell>
          <table:table-cell office:value-type="float" office:value="220266" calcext:value-type="float">
            <text:p>220266</text:p>
          </table:table-cell>
          <table:table-cell office:value-type="float" office:value="2.43791430448464" calcext:value-type="float">
            <text:p>2.43791430448464</text:p>
          </table:table-cell>
          <table:table-cell office:value-type="float" office:value="1.20357646984774" calcext:value-type="float">
            <text:p>1.20357646984774</text:p>
          </table:table-cell>
          <table:table-cell office:value-type="float" office:value="0.140544788902377" calcext:value-type="float">
            <text:p>0.140544788902377</text:p>
          </table:table-cell>
          <table:table-cell office:value-type="float" office:value="0.169298669016203" calcext:value-type="float">
            <text:p>0.169298669016203</text:p>
          </table:table-cell>
          <table:table-cell office:value-type="float" office:value="0.133974568125554" calcext:value-type="float">
            <text:p>0.133974568125554</text:p>
          </table:table-cell>
          <table:table-cell office:value-type="float" office:value="5" calcext:value-type="float">
            <text:p>5</text:p>
          </table:table-cell>
          <table:table-cell office:value-type="float" office:value="0.131232754139036" calcext:value-type="float">
            <text:p>0.131232754139036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-221.891042219525" calcext:value-type="float">
            <text:p>-221.891042219525</text:p>
          </table:table-cell>
          <table:table-cell office:value-type="float" office:value="-216.140266196759" calcext:value-type="float">
            <text:p>-216.140266196759</text:p>
          </table:table-cell>
          <table:table-cell office:value-type="float" office:value="-223.205086374889" calcext:value-type="float">
            <text:p>-223.205086374889</text:p>
          </table:table-cell>
          <table:table-cell office:value-type="float" office:value="750" calcext:value-type="float">
            <text:p>750</text:p>
          </table:table-cell>
          <table:table-cell office:value-type="float" office:value="-223.753449172193" calcext:value-type="float">
            <text:p>-223.753449172193</text:p>
          </table:table-cell>
        </table:table-row>
        <table:table-row table:style-name="ro1">
          <table:table-cell office:value-type="string" calcext:value-type="string">
            <text:p>2019-12-02 22:16:55</text:p>
          </table:table-cell>
          <table:table-cell office:value-type="float" office:value="24.6751520711987" calcext:value-type="float">
            <text:p>24.6751520711987</text:p>
          </table:table-cell>
          <table:table-cell office:value-type="float" office:value="72.4355659548226" calcext:value-type="float">
            <text:p>72.4355659548226</text:p>
          </table:table-cell>
          <table:table-cell office:value-type="float" office:value="982.194812293551" calcext:value-type="float">
            <text:p>982.194812293551</text:p>
          </table:table-cell>
          <table:table-cell office:value-type="float" office:value="4090221" calcext:value-type="float">
            <text:p>4090221</text:p>
          </table:table-cell>
          <table:table-cell office:value-type="float" office:value="2017463" calcext:value-type="float">
            <text:p>2017463</text:p>
          </table:table-cell>
          <table:table-cell office:value-type="float" office:value="236025" calcext:value-type="float">
            <text:p>236025</text:p>
          </table:table-cell>
          <table:table-cell office:value-type="float" office:value="283911" calcext:value-type="float">
            <text:p>283911</text:p>
          </table:table-cell>
          <table:table-cell office:value-type="float" office:value="225216" calcext:value-type="float">
            <text:p>2252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70" calcext:value-type="float">
            <text:p>220070</text:p>
          </table:table-cell>
          <table:table-cell office:value-type="float" office:value="220239" calcext:value-type="float">
            <text:p>220239</text:p>
          </table:table-cell>
          <table:table-cell office:value-type="float" office:value="2.43796198820615" calcext:value-type="float">
            <text:p>2.43796198820615</text:p>
          </table:table-cell>
          <table:table-cell office:value-type="float" office:value="1.20250179797432" calcext:value-type="float">
            <text:p>1.20250179797432</text:p>
          </table:table-cell>
          <table:table-cell office:value-type="float" office:value="0.140681879601703" calcext:value-type="float">
            <text:p>0.140681879601703</text:p>
          </table:table-cell>
          <table:table-cell office:value-type="float" office:value="0.169224163201352" calcext:value-type="float">
            <text:p>0.169224163201352</text:p>
          </table:table-cell>
          <table:table-cell office:value-type="float" office:value="0.134239212779905" calcext:value-type="float">
            <text:p>0.134239212779905</text:p>
          </table:table-cell>
          <table:table-cell office:value-type="float" office:value="5" calcext:value-type="float">
            <text:p>5</text:p>
          </table:table-cell>
          <table:table-cell office:value-type="float" office:value="0.131171957394118" calcext:value-type="float">
            <text:p>0.131171957394118</text:p>
          </table:table-cell>
          <table:table-cell office:value-type="float" office:value="0.131272689255797" calcext:value-type="float">
            <text:p>0.131272689255797</text:p>
          </table:table-cell>
          <table:table-cell office:value-type="float" office:value="-221.863624079659" calcext:value-type="float">
            <text:p>-221.863624079659</text:p>
          </table:table-cell>
          <table:table-cell office:value-type="float" office:value="-216.15516735973" calcext:value-type="float">
            <text:p>-216.15516735973</text:p>
          </table:table-cell>
          <table:table-cell office:value-type="float" office:value="-223.152157444019" calcext:value-type="float">
            <text:p>-223.152157444019</text:p>
          </table:table-cell>
          <table:table-cell office:value-type="float" office:value="750" calcext:value-type="float">
            <text:p>750</text:p>
          </table:table-cell>
          <table:table-cell office:value-type="float" office:value="-223.765608521176" calcext:value-type="float">
            <text:p>-223.765608521176</text:p>
          </table:table-cell>
        </table:table-row>
        <table:table-row table:style-name="ro1">
          <table:table-cell office:value-type="string" calcext:value-type="string">
            <text:p>2019-12-02 22:16:57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457722473771" calcext:value-type="float">
            <text:p>72.457722473771</text:p>
          </table:table-cell>
          <table:table-cell office:value-type="float" office:value="982.156902203592" calcext:value-type="float">
            <text:p>982.156902203592</text:p>
          </table:table-cell>
          <table:table-cell office:value-type="float" office:value="4091641" calcext:value-type="float">
            <text:p>4091641</text:p>
          </table:table-cell>
          <table:table-cell office:value-type="float" office:value="2042917" calcext:value-type="float">
            <text:p>2042917</text:p>
          </table:table-cell>
          <table:table-cell office:value-type="float" office:value="235728" calcext:value-type="float">
            <text:p>235728</text:p>
          </table:table-cell>
          <table:table-cell office:value-type="float" office:value="283607" calcext:value-type="float">
            <text:p>283607</text:p>
          </table:table-cell>
          <table:table-cell office:value-type="float" office:value="226680" calcext:value-type="float">
            <text:p>2266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59" calcext:value-type="float">
            <text:p>219759</text:p>
          </table:table-cell>
          <table:table-cell office:value-type="float" office:value="220378" calcext:value-type="float">
            <text:p>220378</text:p>
          </table:table-cell>
          <table:table-cell office:value-type="float" office:value="2.43880837426285" calcext:value-type="float">
            <text:p>2.43880837426285</text:p>
          </table:table-cell>
          <table:table-cell office:value-type="float" office:value="1.21767356606407" calcext:value-type="float">
            <text:p>1.21767356606407</text:p>
          </table:table-cell>
          <table:table-cell office:value-type="float" office:value="0.140504853785617" calcext:value-type="float">
            <text:p>0.140504853785617</text:p>
          </table:table-cell>
          <table:table-cell office:value-type="float" office:value="0.169042965059634" calcext:value-type="float">
            <text:p>0.169042965059634</text:p>
          </table:table-cell>
          <table:table-cell office:value-type="float" office:value="0.13511182488344" calcext:value-type="float">
            <text:p>0.13511182488344</text:p>
          </table:table-cell>
          <table:table-cell office:value-type="float" office:value="5" calcext:value-type="float">
            <text:p>5</text:p>
          </table:table-cell>
          <table:table-cell office:value-type="float" office:value="0.130986586926769" calcext:value-type="float">
            <text:p>0.130986586926769</text:p>
          </table:table-cell>
          <table:table-cell office:value-type="float" office:value="0.131355539721911" calcext:value-type="float">
            <text:p>0.131355539721911</text:p>
          </table:table-cell>
          <table:table-cell office:value-type="float" office:value="-221.899029242877" calcext:value-type="float">
            <text:p>-221.899029242877</text:p>
          </table:table-cell>
          <table:table-cell office:value-type="float" office:value="-216.191406988073" calcext:value-type="float">
            <text:p>-216.191406988073</text:p>
          </table:table-cell>
          <table:table-cell office:value-type="float" office:value="-222.977635023312" calcext:value-type="float">
            <text:p>-222.977635023312</text:p>
          </table:table-cell>
          <table:table-cell office:value-type="float" office:value="750" calcext:value-type="float">
            <text:p>750</text:p>
          </table:table-cell>
          <table:table-cell office:value-type="float" office:value="-223.802682614646" calcext:value-type="float">
            <text:p>-223.802682614646</text:p>
          </table:table-cell>
        </table:table-row>
        <table:table-row table:style-name="ro1">
          <table:table-cell office:value-type="string" calcext:value-type="string">
            <text:p>2019-12-02 22:16:58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4527670572353" calcext:value-type="float">
            <text:p>72.4527670572353</text:p>
          </table:table-cell>
          <table:table-cell office:value-type="float" office:value="982.220377753751" calcext:value-type="float">
            <text:p>982.220377753751</text:p>
          </table:table-cell>
          <table:table-cell office:value-type="float" office:value="4090719" calcext:value-type="float">
            <text:p>4090719</text:p>
          </table:table-cell>
          <table:table-cell office:value-type="float" office:value="2041777" calcext:value-type="float">
            <text:p>2041777</text:p>
          </table:table-cell>
          <table:table-cell office:value-type="float" office:value="236147" calcext:value-type="float">
            <text:p>236147</text:p>
          </table:table-cell>
          <table:table-cell office:value-type="float" office:value="283423" calcext:value-type="float">
            <text:p>283423</text:p>
          </table:table-cell>
          <table:table-cell office:value-type="float" office:value="226733" calcext:value-type="float">
            <text:p>2267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05" calcext:value-type="float">
            <text:p>219705</text:p>
          </table:table-cell>
          <table:table-cell office:value-type="float" office:value="220289" calcext:value-type="float">
            <text:p>220289</text:p>
          </table:table-cell>
          <table:table-cell office:value-type="float" office:value="2.43825881937251" calcext:value-type="float">
            <text:p>2.43825881937251</text:p>
          </table:table-cell>
          <table:table-cell office:value-type="float" office:value="1.21699407303263" calcext:value-type="float">
            <text:p>1.21699407303263</text:p>
          </table:table-cell>
          <table:table-cell office:value-type="float" office:value="0.140754597276997" calcext:value-type="float">
            <text:p>0.140754597276997</text:p>
          </table:table-cell>
          <table:table-cell office:value-type="float" office:value="0.168933292500173" calcext:value-type="float">
            <text:p>0.168933292500173</text:p>
          </table:table-cell>
          <table:table-cell office:value-type="float" office:value="0.135143415348937" calcext:value-type="float">
            <text:p>0.135143415348937</text:p>
          </table:table-cell>
          <table:table-cell office:value-type="float" office:value="5" calcext:value-type="float">
            <text:p>5</text:p>
          </table:table-cell>
          <table:table-cell office:value-type="float" office:value="0.130954400414753" calcext:value-type="float">
            <text:p>0.130954400414753</text:p>
          </table:table-cell>
          <table:table-cell office:value-type="float" office:value="0.131302491581737" calcext:value-type="float">
            <text:p>0.131302491581737</text:p>
          </table:table-cell>
          <table:table-cell office:value-type="float" office:value="-221.849080544601" calcext:value-type="float">
            <text:p>-221.849080544601</text:p>
          </table:table-cell>
          <table:table-cell office:value-type="float" office:value="-216.213341499965" calcext:value-type="float">
            <text:p>-216.213341499965</text:p>
          </table:table-cell>
          <table:table-cell office:value-type="float" office:value="-222.971316930213" calcext:value-type="float">
            <text:p>-222.971316930213</text:p>
          </table:table-cell>
          <table:table-cell office:value-type="float" office:value="750" calcext:value-type="float">
            <text:p>750</text:p>
          </table:table-cell>
          <table:table-cell office:value-type="float" office:value="-223.809119917049" calcext:value-type="float">
            <text:p>-223.809119917049</text:p>
          </table:table-cell>
        </table:table-row>
        <table:table-row table:style-name="ro1">
          <table:table-cell office:value-type="string" calcext:value-type="string">
            <text:p>2019-12-02 22:16:59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4260436039312" calcext:value-type="float">
            <text:p>72.4260436039312</text:p>
          </table:table-cell>
          <table:table-cell office:value-type="float" office:value="982.1929006674" calcext:value-type="float">
            <text:p>982.1929006674</text:p>
          </table:table-cell>
          <table:table-cell office:value-type="float" office:value="4090776" calcext:value-type="float">
            <text:p>4090776</text:p>
          </table:table-cell>
          <table:table-cell office:value-type="float" office:value="2043021" calcext:value-type="float">
            <text:p>2043021</text:p>
          </table:table-cell>
          <table:table-cell office:value-type="float" office:value="236611" calcext:value-type="float">
            <text:p>236611</text:p>
          </table:table-cell>
          <table:table-cell office:value-type="float" office:value="283243" calcext:value-type="float">
            <text:p>283243</text:p>
          </table:table-cell>
          <table:table-cell office:value-type="float" office:value="226709" calcext:value-type="float">
            <text:p>2267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79" calcext:value-type="float">
            <text:p>219579</text:p>
          </table:table-cell>
          <table:table-cell office:value-type="float" office:value="220339" calcext:value-type="float">
            <text:p>220339</text:p>
          </table:table-cell>
          <table:table-cell office:value-type="float" office:value="2.43829279402409" calcext:value-type="float">
            <text:p>2.43829279402409</text:p>
          </table:table-cell>
          <table:table-cell office:value-type="float" office:value="1.21773555490202" calcext:value-type="float">
            <text:p>1.21773555490202</text:p>
          </table:table-cell>
          <table:table-cell office:value-type="float" office:value="0.141031162861724" calcext:value-type="float">
            <text:p>0.141031162861724</text:p>
          </table:table-cell>
          <table:table-cell office:value-type="float" office:value="0.168826004126788" calcext:value-type="float">
            <text:p>0.168826004126788</text:p>
          </table:table-cell>
          <table:table-cell office:value-type="float" office:value="0.135129110232486" calcext:value-type="float">
            <text:p>0.135129110232486</text:p>
          </table:table-cell>
          <table:table-cell office:value-type="float" office:value="5" calcext:value-type="float">
            <text:p>5</text:p>
          </table:table-cell>
          <table:table-cell office:value-type="float" office:value="0.130879298553383" calcext:value-type="float">
            <text:p>0.130879298553383</text:p>
          </table:table-cell>
          <table:table-cell office:value-type="float" office:value="0.131332293907677" calcext:value-type="float">
            <text:p>0.131332293907677</text:p>
          </table:table-cell>
          <table:table-cell office:value-type="float" office:value="-221.793767427655" calcext:value-type="float">
            <text:p>-221.793767427655</text:p>
          </table:table-cell>
          <table:table-cell office:value-type="float" office:value="-216.234799174642" calcext:value-type="float">
            <text:p>-216.234799174642</text:p>
          </table:table-cell>
          <table:table-cell office:value-type="float" office:value="-222.974177953503" calcext:value-type="float">
            <text:p>-222.974177953503</text:p>
          </table:table-cell>
          <table:table-cell office:value-type="float" office:value="750" calcext:value-type="float">
            <text:p>750</text:p>
          </table:table-cell>
          <table:table-cell office:value-type="float" office:value="-223.824140289323" calcext:value-type="float">
            <text:p>-223.824140289323</text:p>
          </table:table-cell>
        </table:table-row>
        <table:table-row table:style-name="ro1">
          <table:table-cell office:value-type="string" calcext:value-type="string">
            <text:p>2019-12-02 22:17:00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3825088048129" calcext:value-type="float">
            <text:p>72.3825088048129</text:p>
          </table:table-cell>
          <table:table-cell office:value-type="float" office:value="982.203334076839" calcext:value-type="float">
            <text:p>982.203334076839</text:p>
          </table:table-cell>
          <table:table-cell office:value-type="float" office:value="4090982" calcext:value-type="float">
            <text:p>4090982</text:p>
          </table:table-cell>
          <table:table-cell office:value-type="float" office:value="2041894" calcext:value-type="float">
            <text:p>2041894</text:p>
          </table:table-cell>
          <table:table-cell office:value-type="float" office:value="236605" calcext:value-type="float">
            <text:p>236605</text:p>
          </table:table-cell>
          <table:table-cell office:value-type="float" office:value="283212" calcext:value-type="float">
            <text:p>283212</text:p>
          </table:table-cell>
          <table:table-cell office:value-type="float" office:value="226796" calcext:value-type="float">
            <text:p>2267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488" calcext:value-type="float">
            <text:p>219488</text:p>
          </table:table-cell>
          <table:table-cell office:value-type="float" office:value="220275" calcext:value-type="float">
            <text:p>220275</text:p>
          </table:table-cell>
          <table:table-cell office:value-type="float" office:value="2.43841557960696" calcext:value-type="float">
            <text:p>2.43841557960696</text:p>
          </table:table-cell>
          <table:table-cell office:value-type="float" office:value="1.21706381047533" calcext:value-type="float">
            <text:p>1.21706381047533</text:p>
          </table:table-cell>
          <table:table-cell office:value-type="float" office:value="0.141027586582611" calcext:value-type="float">
            <text:p>0.141027586582611</text:p>
          </table:table-cell>
          <table:table-cell office:value-type="float" office:value="0.168807526684705" calcext:value-type="float">
            <text:p>0.168807526684705</text:p>
          </table:table-cell>
          <table:table-cell office:value-type="float" office:value="0.135180966279622" calcext:value-type="float">
            <text:p>0.135180966279622</text:p>
          </table:table-cell>
          <table:table-cell office:value-type="float" office:value="5" calcext:value-type="float">
            <text:p>5</text:p>
          </table:table-cell>
          <table:table-cell office:value-type="float" office:value="0.130825058320172" calcext:value-type="float">
            <text:p>0.130825058320172</text:p>
          </table:table-cell>
          <table:table-cell office:value-type="float" office:value="0.131294146930474" calcext:value-type="float">
            <text:p>0.131294146930474</text:p>
          </table:table-cell>
          <table:table-cell office:value-type="float" office:value="-221.794482683478" calcext:value-type="float">
            <text:p>-221.794482683478</text:p>
          </table:table-cell>
          <table:table-cell office:value-type="float" office:value="-216.238494663059" calcext:value-type="float">
            <text:p>-216.238494663059</text:p>
          </table:table-cell>
          <table:table-cell office:value-type="float" office:value="-222.963806744076" calcext:value-type="float">
            <text:p>-222.963806744076</text:p>
          </table:table-cell>
          <table:table-cell office:value-type="float" office:value="750" calcext:value-type="float">
            <text:p>750</text:p>
          </table:table-cell>
          <table:table-cell office:value-type="float" office:value="-223.834988335966" calcext:value-type="float">
            <text:p>-223.834988335966</text:p>
          </table:table-cell>
        </table:table-row>
        <table:table-row table:style-name="ro1">
          <table:table-cell office:value-type="string" calcext:value-type="string">
            <text:p>2019-12-02 22:17:02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3557853959702" calcext:value-type="float">
            <text:p>72.3557853959702</text:p>
          </table:table-cell>
          <table:table-cell office:value-type="float" office:value="982.093427692429" calcext:value-type="float">
            <text:p>982.093427692429</text:p>
          </table:table-cell>
          <table:table-cell office:value-type="float" office:value="4089845" calcext:value-type="float">
            <text:p>4089845</text:p>
          </table:table-cell>
          <table:table-cell office:value-type="float" office:value="2020439" calcext:value-type="float">
            <text:p>2020439</text:p>
          </table:table-cell>
          <table:table-cell office:value-type="float" office:value="236443" calcext:value-type="float">
            <text:p>236443</text:p>
          </table:table-cell>
          <table:table-cell office:value-type="float" office:value="282491" calcext:value-type="float">
            <text:p>282491</text:p>
          </table:table-cell>
          <table:table-cell office:value-type="float" office:value="224347" calcext:value-type="float">
            <text:p>2243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99" calcext:value-type="float">
            <text:p>220399</text:p>
          </table:table-cell>
          <table:table-cell office:value-type="float" office:value="220282" calcext:value-type="float">
            <text:p>220282</text:p>
          </table:table-cell>
          <table:table-cell office:value-type="float" office:value="2.43773787471507" calcext:value-type="float">
            <text:p>2.43773787471507</text:p>
          </table:table-cell>
          <table:table-cell office:value-type="float" office:value="1.2042756324143" calcext:value-type="float">
            <text:p>1.2042756324143</text:p>
          </table:table-cell>
          <table:table-cell office:value-type="float" office:value="0.140931027046564" calcext:value-type="float">
            <text:p>0.140931027046564</text:p>
          </table:table-cell>
          <table:table-cell office:value-type="float" office:value="0.168377777144644" calcext:value-type="float">
            <text:p>0.168377777144644</text:p>
          </table:table-cell>
          <table:table-cell office:value-type="float" office:value="0.133721248355061" calcext:value-type="float">
            <text:p>0.133721248355061</text:p>
          </table:table-cell>
          <table:table-cell office:value-type="float" office:value="5" calcext:value-type="float">
            <text:p>5</text:p>
          </table:table-cell>
          <table:table-cell office:value-type="float" office:value="0.131368056698806" calcext:value-type="float">
            <text:p>0.131368056698806</text:p>
          </table:table-cell>
          <table:table-cell office:value-type="float" office:value="0.131298319256105" calcext:value-type="float">
            <text:p>0.131298319256105</text:p>
          </table:table-cell>
          <table:table-cell office:value-type="float" office:value="-221.813794590687" calcext:value-type="float">
            <text:p>-221.813794590687</text:p>
          </table:table-cell>
          <table:table-cell office:value-type="float" office:value="-216.324444571071" calcext:value-type="float">
            <text:p>-216.324444571071</text:p>
          </table:table-cell>
          <table:table-cell office:value-type="float" office:value="-223.255750328988" calcext:value-type="float">
            <text:p>-223.255750328988</text:p>
          </table:table-cell>
          <table:table-cell office:value-type="float" office:value="750" calcext:value-type="float">
            <text:p>750</text:p>
          </table:table-cell>
          <table:table-cell office:value-type="float" office:value="-223.726388660239" calcext:value-type="float">
            <text:p>-223.726388660239</text:p>
          </table:table-cell>
        </table:table-row>
        <table:table-row table:style-name="ro1">
          <table:table-cell office:value-type="string" calcext:value-type="string">
            <text:p>2019-12-02 22:17:03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3504406886244" calcext:value-type="float">
            <text:p>72.3504406886244</text:p>
          </table:table-cell>
          <table:table-cell office:value-type="float" office:value="982.148380841188" calcext:value-type="float">
            <text:p>982.148380841188</text:p>
          </table:table-cell>
          <table:table-cell office:value-type="float" office:value="4094103" calcext:value-type="float">
            <text:p>4094103</text:p>
          </table:table-cell>
          <table:table-cell office:value-type="float" office:value="2021611" calcext:value-type="float">
            <text:p>2021611</text:p>
          </table:table-cell>
          <table:table-cell office:value-type="float" office:value="236440" calcext:value-type="float">
            <text:p>236440</text:p>
          </table:table-cell>
          <table:table-cell office:value-type="float" office:value="282450" calcext:value-type="float">
            <text:p>282450</text:p>
          </table:table-cell>
          <table:table-cell office:value-type="float" office:value="225661" calcext:value-type="float">
            <text:p>2256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67" calcext:value-type="float">
            <text:p>219867</text:p>
          </table:table-cell>
          <table:table-cell office:value-type="float" office:value="220195" calcext:value-type="float">
            <text:p>220195</text:p>
          </table:table-cell>
          <table:table-cell office:value-type="float" office:value="2.44027584079216" calcext:value-type="float">
            <text:p>2.44027584079216</text:p>
          </table:table-cell>
          <table:table-cell office:value-type="float" office:value="1.20497419893434" calcext:value-type="float">
            <text:p>1.20497419893434</text:p>
          </table:table-cell>
          <table:table-cell office:value-type="float" office:value="0.140929238907008" calcext:value-type="float">
            <text:p>0.140929238907008</text:p>
          </table:table-cell>
          <table:table-cell office:value-type="float" office:value="0.168353339237373" calcext:value-type="float">
            <text:p>0.168353339237373</text:p>
          </table:table-cell>
          <table:table-cell office:value-type="float" office:value="0.134504453480775" calcext:value-type="float">
            <text:p>0.134504453480775</text:p>
          </table:table-cell>
          <table:table-cell office:value-type="float" office:value="5" calcext:value-type="float">
            <text:p>5</text:p>
          </table:table-cell>
          <table:table-cell office:value-type="float" office:value="0.1310509599508" calcext:value-type="float">
            <text:p>0.1310509599508</text:p>
          </table:table-cell>
          <table:table-cell office:value-type="float" office:value="0.131246463208969" calcext:value-type="float">
            <text:p>0.131246463208969</text:p>
          </table:table-cell>
          <table:table-cell office:value-type="float" office:value="-221.814152218598" calcext:value-type="float">
            <text:p>-221.814152218598</text:p>
          </table:table-cell>
          <table:table-cell office:value-type="float" office:value="-216.329332152525" calcext:value-type="float">
            <text:p>-216.329332152525</text:p>
          </table:table-cell>
          <table:table-cell office:value-type="float" office:value="-223.099109303845" calcext:value-type="float">
            <text:p>-223.099109303845</text:p>
          </table:table-cell>
          <table:table-cell office:value-type="float" office:value="750" calcext:value-type="float">
            <text:p>750</text:p>
          </table:table-cell>
          <table:table-cell office:value-type="float" office:value="-223.78980800984" calcext:value-type="float">
            <text:p>-223.78980800984</text:p>
          </table:table-cell>
        </table:table-row>
        <table:table-row table:style-name="ro1">
          <table:table-cell office:value-type="string" calcext:value-type="string">
            <text:p>2019-12-02 22:17:04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3619064463363" calcext:value-type="float">
            <text:p>72.3619064463363</text:p>
          </table:table-cell>
          <table:table-cell office:value-type="float" office:value="982.165423602773" calcext:value-type="float">
            <text:p>982.165423602773</text:p>
          </table:table-cell>
          <table:table-cell office:value-type="float" office:value="4089058" calcext:value-type="float">
            <text:p>4089058</text:p>
          </table:table-cell>
          <table:table-cell office:value-type="float" office:value="2029757" calcext:value-type="float">
            <text:p>2029757</text:p>
          </table:table-cell>
          <table:table-cell office:value-type="float" office:value="236458" calcext:value-type="float">
            <text:p>236458</text:p>
          </table:table-cell>
          <table:table-cell office:value-type="float" office:value="282517" calcext:value-type="float">
            <text:p>282517</text:p>
          </table:table-cell>
          <table:table-cell office:value-type="float" office:value="225978" calcext:value-type="float">
            <text:p>2259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03" calcext:value-type="float">
            <text:p>219803</text:p>
          </table:table-cell>
          <table:table-cell office:value-type="float" office:value="220334" calcext:value-type="float">
            <text:p>220334</text:p>
          </table:table-cell>
          <table:table-cell office:value-type="float" office:value="2.43726878610477" calcext:value-type="float">
            <text:p>2.43726878610477</text:p>
          </table:table-cell>
          <table:table-cell office:value-type="float" office:value="1.20982959387655" calcext:value-type="float">
            <text:p>1.20982959387655</text:p>
          </table:table-cell>
          <table:table-cell office:value-type="float" office:value="0.140939967744347" calcext:value-type="float">
            <text:p>0.140939967744347</text:p>
          </table:table-cell>
          <table:table-cell office:value-type="float" office:value="0.168393274354133" calcext:value-type="float">
            <text:p>0.168393274354133</text:p>
          </table:table-cell>
          <table:table-cell office:value-type="float" office:value="0.134693400227237" calcext:value-type="float">
            <text:p>0.134693400227237</text:p>
          </table:table-cell>
          <table:table-cell office:value-type="float" office:value="5" calcext:value-type="float">
            <text:p>5</text:p>
          </table:table-cell>
          <table:table-cell office:value-type="float" office:value="0.131012812973596" calcext:value-type="float">
            <text:p>0.131012812973596</text:p>
          </table:table-cell>
          <table:table-cell office:value-type="float" office:value="0.131329313675083" calcext:value-type="float">
            <text:p>0.131329313675083</text:p>
          </table:table-cell>
          <table:table-cell office:value-type="float" office:value="-221.812006451131" calcext:value-type="float">
            <text:p>-221.812006451131</text:p>
          </table:table-cell>
          <table:table-cell office:value-type="float" office:value="-216.321345129173" calcext:value-type="float">
            <text:p>-216.321345129173</text:p>
          </table:table-cell>
          <table:table-cell office:value-type="float" office:value="-223.061319954553" calcext:value-type="float">
            <text:p>-223.061319954553</text:p>
          </table:table-cell>
          <table:table-cell office:value-type="float" office:value="750" calcext:value-type="float">
            <text:p>750</text:p>
          </table:table-cell>
          <table:table-cell office:value-type="float" office:value="-223.797437405281" calcext:value-type="float">
            <text:p>-223.797437405281</text:p>
          </table:table-cell>
        </table:table-row>
        <table:table-row table:style-name="ro1">
          <table:table-cell office:value-type="string" calcext:value-type="string">
            <text:p>2019-12-02 22:17:05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3935866484247" calcext:value-type="float">
            <text:p>72.3935866484247</text:p>
          </table:table-cell>
          <table:table-cell office:value-type="float" office:value="982.211855896906" calcext:value-type="float">
            <text:p>982.211855896906</text:p>
          </table:table-cell>
          <table:table-cell office:value-type="float" office:value="4090913" calcext:value-type="float">
            <text:p>4090913</text:p>
          </table:table-cell>
          <table:table-cell office:value-type="float" office:value="2031346" calcext:value-type="float">
            <text:p>2031346</text:p>
          </table:table-cell>
          <table:table-cell office:value-type="float" office:value="236232" calcext:value-type="float">
            <text:p>236232</text:p>
          </table:table-cell>
          <table:table-cell office:value-type="float" office:value="282350" calcext:value-type="float">
            <text:p>282350</text:p>
          </table:table-cell>
          <table:table-cell office:value-type="float" office:value="226169" calcext:value-type="float">
            <text:p>2261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40" calcext:value-type="float">
            <text:p>219840</text:p>
          </table:table-cell>
          <table:table-cell office:value-type="float" office:value="220255" calcext:value-type="float">
            <text:p>220255</text:p>
          </table:table-cell>
          <table:table-cell office:value-type="float" office:value="2.43837445239716" calcext:value-type="float">
            <text:p>2.43837445239716</text:p>
          </table:table-cell>
          <table:table-cell office:value-type="float" office:value="1.21077671179494" calcext:value-type="float">
            <text:p>1.21077671179494</text:p>
          </table:table-cell>
          <table:table-cell office:value-type="float" office:value="0.140805261231096" calcext:value-type="float">
            <text:p>0.140805261231096</text:p>
          </table:table-cell>
          <table:table-cell office:value-type="float" office:value="0.168293734585492" calcext:value-type="float">
            <text:p>0.168293734585492</text:p>
          </table:table-cell>
          <table:table-cell office:value-type="float" office:value="0.134807245112329" calcext:value-type="float">
            <text:p>0.134807245112329</text:p>
          </table:table-cell>
          <table:table-cell office:value-type="float" office:value="5" calcext:value-type="float">
            <text:p>5</text:p>
          </table:table-cell>
          <table:table-cell office:value-type="float" office:value="0.131034866694792" calcext:value-type="float">
            <text:p>0.131034866694792</text:p>
          </table:table-cell>
          <table:table-cell office:value-type="float" office:value="0.131282226000098" calcext:value-type="float">
            <text:p>0.131282226000098</text:p>
          </table:table-cell>
          <table:table-cell office:value-type="float" office:value="-221.838947753781" calcext:value-type="float">
            <text:p>-221.838947753781</text:p>
          </table:table-cell>
          <table:table-cell office:value-type="float" office:value="-216.341253082902" calcext:value-type="float">
            <text:p>-216.341253082902</text:p>
          </table:table-cell>
          <table:table-cell office:value-type="float" office:value="-223.038550977534" calcext:value-type="float">
            <text:p>-223.038550977534</text:p>
          </table:table-cell>
          <table:table-cell office:value-type="float" office:value="750" calcext:value-type="float">
            <text:p>750</text:p>
          </table:table-cell>
          <table:table-cell office:value-type="float" office:value="-223.793026661042" calcext:value-type="float">
            <text:p>-223.793026661042</text:p>
          </table:table-cell>
        </table:table-row>
        <table:table-row table:style-name="ro1">
          <table:table-cell office:value-type="string" calcext:value-type="string">
            <text:p>2019-12-02 22:17:07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4157429229894" calcext:value-type="float">
            <text:p>72.4157429229894</text:p>
          </table:table-cell>
          <table:table-cell office:value-type="float" office:value="982.228899647373" calcext:value-type="float">
            <text:p>982.228899647373</text:p>
          </table:table-cell>
          <table:table-cell office:value-type="float" office:value="4090900" calcext:value-type="float">
            <text:p>4090900</text:p>
          </table:table-cell>
          <table:table-cell office:value-type="float" office:value="2055517" calcext:value-type="float">
            <text:p>2055517</text:p>
          </table:table-cell>
          <table:table-cell office:value-type="float" office:value="236018" calcext:value-type="float">
            <text:p>236018</text:p>
          </table:table-cell>
          <table:table-cell office:value-type="float" office:value="282223" calcext:value-type="float">
            <text:p>282223</text:p>
          </table:table-cell>
          <table:table-cell office:value-type="float" office:value="226304" calcext:value-type="float">
            <text:p>2263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23" calcext:value-type="float">
            <text:p>219723</text:p>
          </table:table-cell>
          <table:table-cell office:value-type="float" office:value="220321" calcext:value-type="float">
            <text:p>220321</text:p>
          </table:table-cell>
          <table:table-cell office:value-type="float" office:value="2.43836670379242" calcext:value-type="float">
            <text:p>2.43836670379242</text:p>
          </table:table-cell>
          <table:table-cell office:value-type="float" office:value="1.22518375220105" calcext:value-type="float">
            <text:p>1.22518375220105</text:p>
          </table:table-cell>
          <table:table-cell office:value-type="float" office:value="0.140677707276071" calcext:value-type="float">
            <text:p>0.140677707276071</text:p>
          </table:table-cell>
          <table:table-cell office:value-type="float" office:value="0.168218036677603" calcext:value-type="float">
            <text:p>0.168218036677603</text:p>
          </table:table-cell>
          <table:table-cell office:value-type="float" office:value="0.134887711392368" calcext:value-type="float">
            <text:p>0.134887711392368</text:p>
          </table:table-cell>
          <table:table-cell office:value-type="float" office:value="5" calcext:value-type="float">
            <text:p>5</text:p>
          </table:table-cell>
          <table:table-cell office:value-type="float" office:value="0.130965129252092" calcext:value-type="float">
            <text:p>0.130965129252092</text:p>
          </table:table-cell>
          <table:table-cell office:value-type="float" office:value="0.131321565070339" calcext:value-type="float">
            <text:p>0.131321565070339</text:p>
          </table:table-cell>
          <table:table-cell office:value-type="float" office:value="-221.864458544786" calcext:value-type="float">
            <text:p>-221.864458544786</text:p>
          </table:table-cell>
          <table:table-cell office:value-type="float" office:value="-216.356392664479" calcext:value-type="float">
            <text:p>-216.356392664479</text:p>
          </table:table-cell>
          <table:table-cell office:value-type="float" office:value="-223.022457721526" calcext:value-type="float">
            <text:p>-223.022457721526</text:p>
          </table:table-cell>
          <table:table-cell office:value-type="float" office:value="750" calcext:value-type="float">
            <text:p>750</text:p>
          </table:table-cell>
          <table:table-cell office:value-type="float" office:value="-223.806974149582" calcext:value-type="float">
            <text:p>-223.806974149582</text:p>
          </table:table-cell>
        </table:table-row>
        <table:table-row table:style-name="ro1">
          <table:table-cell office:value-type="string" calcext:value-type="string">
            <text:p>2019-12-02 22:17:08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4103981298336" calcext:value-type="float">
            <text:p>72.4103981298336</text:p>
          </table:table-cell>
          <table:table-cell office:value-type="float" office:value="982.118990516982" calcext:value-type="float">
            <text:p>982.118990516982</text:p>
          </table:table-cell>
          <table:table-cell office:value-type="float" office:value="4089749" calcext:value-type="float">
            <text:p>4089749</text:p>
          </table:table-cell>
          <table:table-cell office:value-type="float" office:value="2032086" calcext:value-type="float">
            <text:p>2032086</text:p>
          </table:table-cell>
          <table:table-cell office:value-type="float" office:value="236130" calcext:value-type="float">
            <text:p>236130</text:p>
          </table:table-cell>
          <table:table-cell office:value-type="float" office:value="281042" calcext:value-type="float">
            <text:p>281042</text:p>
          </table:table-cell>
          <table:table-cell office:value-type="float" office:value="226294" calcext:value-type="float">
            <text:p>2262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55" calcext:value-type="float">
            <text:p>219755</text:p>
          </table:table-cell>
          <table:table-cell office:value-type="float" office:value="220224" calcext:value-type="float">
            <text:p>220224</text:p>
          </table:table-cell>
          <table:table-cell office:value-type="float" office:value="2.43768065424927" calcext:value-type="float">
            <text:p>2.43768065424927</text:p>
          </table:table-cell>
          <table:table-cell office:value-type="float" office:value="1.21121778621886" calcext:value-type="float">
            <text:p>1.21121778621886</text:p>
          </table:table-cell>
          <table:table-cell office:value-type="float" office:value="0.140744464486178" calcext:value-type="float">
            <text:p>0.140744464486178</text:p>
          </table:table-cell>
          <table:table-cell office:value-type="float" office:value="0.167514105738891" calcext:value-type="float">
            <text:p>0.167514105738891</text:p>
          </table:table-cell>
          <table:table-cell office:value-type="float" office:value="0.13488175092718" calcext:value-type="float">
            <text:p>0.13488175092718</text:p>
          </table:table-cell>
          <table:table-cell office:value-type="float" office:value="5" calcext:value-type="float">
            <text:p>5</text:p>
          </table:table-cell>
          <table:table-cell office:value-type="float" office:value="0.130984202740693" calcext:value-type="float">
            <text:p>0.130984202740693</text:p>
          </table:table-cell>
          <table:table-cell office:value-type="float" office:value="0.131263748558014" calcext:value-type="float">
            <text:p>0.131263748558014</text:p>
          </table:table-cell>
          <table:table-cell office:value-type="float" office:value="-221.851107102764" calcext:value-type="float">
            <text:p>-221.851107102764</text:p>
          </table:table-cell>
          <table:table-cell office:value-type="float" office:value="-216.497178852222" calcext:value-type="float">
            <text:p>-216.497178852222</text:p>
          </table:table-cell>
          <table:table-cell office:value-type="float" office:value="-223.023649814564" calcext:value-type="float">
            <text:p>-223.023649814564</text:p>
          </table:table-cell>
          <table:table-cell office:value-type="float" office:value="750" calcext:value-type="float">
            <text:p>750</text:p>
          </table:table-cell>
          <table:table-cell office:value-type="float" office:value="-223.803159451861" calcext:value-type="float">
            <text:p>-223.803159451861</text:p>
          </table:table-cell>
        </table:table-row>
        <table:table-row table:style-name="ro1">
          <table:table-cell office:value-type="string" calcext:value-type="string">
            <text:p>2019-12-02 22:17:09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393975178604" calcext:value-type="float">
            <text:p>72.393975178604</text:p>
          </table:table-cell>
          <table:table-cell office:value-type="float" office:value="982.13794655987" calcext:value-type="float">
            <text:p>982.13794655987</text:p>
          </table:table-cell>
          <table:table-cell office:value-type="float" office:value="4089048" calcext:value-type="float">
            <text:p>4089048</text:p>
          </table:table-cell>
          <table:table-cell office:value-type="float" office:value="2024058" calcext:value-type="float">
            <text:p>2024058</text:p>
          </table:table-cell>
          <table:table-cell office:value-type="float" office:value="236338" calcext:value-type="float">
            <text:p>236338</text:p>
          </table:table-cell>
          <table:table-cell office:value-type="float" office:value="281887" calcext:value-type="float">
            <text:p>281887</text:p>
          </table:table-cell>
          <table:table-cell office:value-type="float" office:value="225878" calcext:value-type="float">
            <text:p>2258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54" calcext:value-type="float">
            <text:p>219854</text:p>
          </table:table-cell>
          <table:table-cell office:value-type="float" office:value="220354" calcext:value-type="float">
            <text:p>220354</text:p>
          </table:table-cell>
          <table:table-cell office:value-type="float" office:value="2.43726282563958" calcext:value-type="float">
            <text:p>2.43726282563958</text:p>
          </table:table-cell>
          <table:table-cell office:value-type="float" office:value="1.20643272476586" calcext:value-type="float">
            <text:p>1.20643272476586</text:p>
          </table:table-cell>
          <table:table-cell office:value-type="float" office:value="0.14086844216209" calcext:value-type="float">
            <text:p>0.14086844216209</text:p>
          </table:table-cell>
          <table:table-cell office:value-type="float" office:value="0.168017765047284" calcext:value-type="float">
            <text:p>0.168017765047284</text:p>
          </table:table-cell>
          <table:table-cell office:value-type="float" office:value="0.134633795575356" calcext:value-type="float">
            <text:p>0.134633795575356</text:p>
          </table:table-cell>
          <table:table-cell office:value-type="float" office:value="5" calcext:value-type="float">
            <text:p>5</text:p>
          </table:table-cell>
          <table:table-cell office:value-type="float" office:value="0.131043211346055" calcext:value-type="float">
            <text:p>0.131043211346055</text:p>
          </table:table-cell>
          <table:table-cell office:value-type="float" office:value="0.13134123460546" calcext:value-type="float">
            <text:p>0.13134123460546</text:p>
          </table:table-cell>
          <table:table-cell office:value-type="float" office:value="-221.826311567582" calcext:value-type="float">
            <text:p>-221.826311567582</text:p>
          </table:table-cell>
          <table:table-cell office:value-type="float" office:value="-216.396446990543" calcext:value-type="float">
            <text:p>-216.396446990543</text:p>
          </table:table-cell>
          <table:table-cell office:value-type="float" office:value="-223.073240884929" calcext:value-type="float">
            <text:p>-223.073240884929</text:p>
          </table:table-cell>
          <table:table-cell office:value-type="float" office:value="750" calcext:value-type="float">
            <text:p>750</text:p>
          </table:table-cell>
          <table:table-cell office:value-type="float" office:value="-223.791357730789" calcext:value-type="float">
            <text:p>-223.791357730789</text:p>
          </table:table-cell>
        </table:table-row>
        <table:table-row table:style-name="ro1">
          <table:table-cell office:value-type="string" calcext:value-type="string">
            <text:p>2019-12-02 22:17:10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4050533281513" calcext:value-type="float">
            <text:p>72.4050533281513</text:p>
          </table:table-cell>
          <table:table-cell office:value-type="float" office:value="982.118990516982" calcext:value-type="float">
            <text:p>982.118990516982</text:p>
          </table:table-cell>
          <table:table-cell office:value-type="float" office:value="4091180" calcext:value-type="float">
            <text:p>4091180</text:p>
          </table:table-cell>
          <table:table-cell office:value-type="float" office:value="2027341" calcext:value-type="float">
            <text:p>2027341</text:p>
          </table:table-cell>
          <table:table-cell office:value-type="float" office:value="236447" calcext:value-type="float">
            <text:p>236447</text:p>
          </table:table-cell>
          <table:table-cell office:value-type="float" office:value="281624" calcext:value-type="float">
            <text:p>281624</text:p>
          </table:table-cell>
          <table:table-cell office:value-type="float" office:value="225528" calcext:value-type="float">
            <text:p>2255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98" calcext:value-type="float">
            <text:p>219898</text:p>
          </table:table-cell>
          <table:table-cell office:value-type="float" office:value="220236" calcext:value-type="float">
            <text:p>220236</text:p>
          </table:table-cell>
          <table:table-cell office:value-type="float" office:value="2.43853359681768" calcext:value-type="float">
            <text:p>2.43853359681768</text:p>
          </table:table-cell>
          <table:table-cell office:value-type="float" office:value="1.20838954548711" calcext:value-type="float">
            <text:p>1.20838954548711</text:p>
          </table:table-cell>
          <table:table-cell office:value-type="float" office:value="0.14093341123264" calcext:value-type="float">
            <text:p>0.14093341123264</text:p>
          </table:table-cell>
          <table:table-cell office:value-type="float" office:value="0.167861004812837" calcext:value-type="float">
            <text:p>0.167861004812837</text:p>
          </table:table-cell>
          <table:table-cell office:value-type="float" office:value="0.134425179293773" calcext:value-type="float">
            <text:p>0.134425179293773</text:p>
          </table:table-cell>
          <table:table-cell office:value-type="float" office:value="5" calcext:value-type="float">
            <text:p>5</text:p>
          </table:table-cell>
          <table:table-cell office:value-type="float" office:value="0.131069437392883" calcext:value-type="float">
            <text:p>0.131069437392883</text:p>
          </table:table-cell>
          <table:table-cell office:value-type="float" office:value="0.13127090111624" calcext:value-type="float">
            <text:p>0.13127090111624</text:p>
          </table:table-cell>
          <table:table-cell office:value-type="float" office:value="-221.813317753472" calcext:value-type="float">
            <text:p>-221.813317753472</text:p>
          </table:table-cell>
          <table:table-cell office:value-type="float" office:value="-216.427799037433" calcext:value-type="float">
            <text:p>-216.427799037433</text:p>
          </table:table-cell>
          <table:table-cell office:value-type="float" office:value="-223.114964141245" calcext:value-type="float">
            <text:p>-223.114964141245</text:p>
          </table:table-cell>
          <table:table-cell office:value-type="float" office:value="750" calcext:value-type="float">
            <text:p>750</text:p>
          </table:table-cell>
          <table:table-cell office:value-type="float" office:value="-223.786112521423" calcext:value-type="float">
            <text:p>-223.786112521423</text:p>
          </table:table-cell>
        </table:table-row>
        <table:table-row table:style-name="ro1">
          <table:table-cell office:value-type="string" calcext:value-type="string">
            <text:p>2019-12-02 22:17:12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3779408508377" calcext:value-type="float">
            <text:p>72.3779408508377</text:p>
          </table:table-cell>
          <table:table-cell office:value-type="float" office:value="982.1929006674" calcext:value-type="float">
            <text:p>982.1929006674</text:p>
          </table:table-cell>
          <table:table-cell office:value-type="float" office:value="4091311" calcext:value-type="float">
            <text:p>4091311</text:p>
          </table:table-cell>
          <table:table-cell office:value-type="float" office:value="2018346" calcext:value-type="float">
            <text:p>2018346</text:p>
          </table:table-cell>
          <table:table-cell office:value-type="float" office:value="236677" calcext:value-type="float">
            <text:p>236677</text:p>
          </table:table-cell>
          <table:table-cell office:value-type="float" office:value="281798" calcext:value-type="float">
            <text:p>281798</text:p>
          </table:table-cell>
          <table:table-cell office:value-type="float" office:value="225381" calcext:value-type="float">
            <text:p>2253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54" calcext:value-type="float">
            <text:p>219954</text:p>
          </table:table-cell>
          <table:table-cell office:value-type="float" office:value="220240" calcext:value-type="float">
            <text:p>220240</text:p>
          </table:table-cell>
          <table:table-cell office:value-type="float" office:value="2.43861167891165" calcext:value-type="float">
            <text:p>2.43861167891165</text:p>
          </table:table-cell>
          <table:table-cell office:value-type="float" office:value="1.20302810705043" calcext:value-type="float">
            <text:p>1.20302810705043</text:p>
          </table:table-cell>
          <table:table-cell office:value-type="float" office:value="0.141070501931966" calcext:value-type="float">
            <text:p>0.141070501931966</text:p>
          </table:table-cell>
          <table:table-cell office:value-type="float" office:value="0.16796471690711" calcext:value-type="float">
            <text:p>0.16796471690711</text:p>
          </table:table-cell>
          <table:table-cell office:value-type="float" office:value="0.134337560455508" calcext:value-type="float">
            <text:p>0.134337560455508</text:p>
          </table:table-cell>
          <table:table-cell office:value-type="float" office:value="5" calcext:value-type="float">
            <text:p>5</text:p>
          </table:table-cell>
          <table:table-cell office:value-type="float" office:value="0.131102815997936" calcext:value-type="float">
            <text:p>0.131102815997936</text:p>
          </table:table-cell>
          <table:table-cell office:value-type="float" office:value="0.131273285302315" calcext:value-type="float">
            <text:p>0.131273285302315</text:p>
          </table:table-cell>
          <table:table-cell office:value-type="float" office:value="-221.785899613607" calcext:value-type="float">
            <text:p>-221.785899613607</text:p>
          </table:table-cell>
          <table:table-cell office:value-type="float" office:value="-216.407056618578" calcext:value-type="float">
            <text:p>-216.407056618578</text:p>
          </table:table-cell>
          <table:table-cell office:value-type="float" office:value="-223.132487908898" calcext:value-type="float">
            <text:p>-223.132487908898</text:p>
          </table:table-cell>
          <table:table-cell office:value-type="float" office:value="750" calcext:value-type="float">
            <text:p>750</text:p>
          </table:table-cell>
          <table:table-cell office:value-type="float" office:value="-223.779436800413" calcext:value-type="float">
            <text:p>-223.779436800413</text:p>
          </table:table-cell>
        </table:table-row>
        <table:table-row table:style-name="ro1">
          <table:table-cell office:value-type="string" calcext:value-type="string">
            <text:p>2019-12-02 22:17:13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626827595803" calcext:value-type="float">
            <text:p>72.3626827595803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90948" calcext:value-type="float">
            <text:p>4090948</text:p>
          </table:table-cell>
          <table:table-cell office:value-type="float" office:value="2019581" calcext:value-type="float">
            <text:p>2019581</text:p>
          </table:table-cell>
          <table:table-cell office:value-type="float" office:value="236640" calcext:value-type="float">
            <text:p>236640</text:p>
          </table:table-cell>
          <table:table-cell office:value-type="float" office:value="281281" calcext:value-type="float">
            <text:p>281281</text:p>
          </table:table-cell>
          <table:table-cell office:value-type="float" office:value="225744" calcext:value-type="float">
            <text:p>22574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44" calcext:value-type="float">
            <text:p>219744</text:p>
          </table:table-cell>
          <table:table-cell office:value-type="float" office:value="220242" calcext:value-type="float">
            <text:p>220242</text:p>
          </table:table-cell>
          <table:table-cell office:value-type="float" office:value="2.43839531402532" calcext:value-type="float">
            <text:p>2.43839531402532</text:p>
          </table:table-cell>
          <table:table-cell office:value-type="float" office:value="1.20376422450116" calcext:value-type="float">
            <text:p>1.20376422450116</text:p>
          </table:table-cell>
          <table:table-cell office:value-type="float" office:value="0.14104844821077" calcext:value-type="float">
            <text:p>0.14104844821077</text:p>
          </table:table-cell>
          <table:table-cell office:value-type="float" office:value="0.167656560856886" calcext:value-type="float">
            <text:p>0.167656560856886</text:p>
          </table:table-cell>
          <table:table-cell office:value-type="float" office:value="0.134553925341836" calcext:value-type="float">
            <text:p>0.134553925341836</text:p>
          </table:table-cell>
          <table:table-cell office:value-type="float" office:value="5" calcext:value-type="float">
            <text:p>5</text:p>
          </table:table-cell>
          <table:table-cell office:value-type="float" office:value="0.130977646228987" calcext:value-type="float">
            <text:p>0.130977646228987</text:p>
          </table:table-cell>
          <table:table-cell office:value-type="float" office:value="0.131274477395353" calcext:value-type="float">
            <text:p>0.131274477395353</text:p>
          </table:table-cell>
          <table:table-cell office:value-type="float" office:value="-221.790310357846" calcext:value-type="float">
            <text:p>-221.790310357846</text:p>
          </table:table-cell>
          <table:table-cell office:value-type="float" office:value="-216.468687828623" calcext:value-type="float">
            <text:p>-216.468687828623</text:p>
          </table:table-cell>
          <table:table-cell office:value-type="float" office:value="-223.089214931633" calcext:value-type="float">
            <text:p>-223.089214931633</text:p>
          </table:table-cell>
          <table:table-cell office:value-type="float" office:value="750" calcext:value-type="float">
            <text:p>750</text:p>
          </table:table-cell>
          <table:table-cell office:value-type="float" office:value="-223.804470754203" calcext:value-type="float">
            <text:p>-223.804470754203</text:p>
          </table:table-cell>
        </table:table-row>
        <table:table-row table:style-name="ro1">
          <table:table-cell office:value-type="string" calcext:value-type="string">
            <text:p>2019-12-02 22:17:14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840624274571" calcext:value-type="float">
            <text:p>72.3840624274571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89719" calcext:value-type="float">
            <text:p>4089719</text:p>
          </table:table-cell>
          <table:table-cell office:value-type="float" office:value="2029839" calcext:value-type="float">
            <text:p>2029839</text:p>
          </table:table-cell>
          <table:table-cell office:value-type="float" office:value="236692" calcext:value-type="float">
            <text:p>236692</text:p>
          </table:table-cell>
          <table:table-cell office:value-type="float" office:value="281511" calcext:value-type="float">
            <text:p>281511</text:p>
          </table:table-cell>
          <table:table-cell office:value-type="float" office:value="226224" calcext:value-type="float">
            <text:p>2262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75" calcext:value-type="float">
            <text:p>219575</text:p>
          </table:table-cell>
          <table:table-cell office:value-type="float" office:value="220309" calcext:value-type="float">
            <text:p>220309</text:p>
          </table:table-cell>
          <table:table-cell office:value-type="float" office:value="2.4376627728537" calcext:value-type="float">
            <text:p>2.4376627728537</text:p>
          </table:table-cell>
          <table:table-cell office:value-type="float" office:value="1.20987846969109" calcext:value-type="float">
            <text:p>1.20987846969109</text:p>
          </table:table-cell>
          <table:table-cell office:value-type="float" office:value="0.141079442629748" calcext:value-type="float">
            <text:p>0.141079442629748</text:p>
          </table:table-cell>
          <table:table-cell office:value-type="float" office:value="0.167793651556212" calcext:value-type="float">
            <text:p>0.167793651556212</text:p>
          </table:table-cell>
          <table:table-cell office:value-type="float" office:value="0.134840027670864" calcext:value-type="float">
            <text:p>0.134840027670864</text:p>
          </table:table-cell>
          <table:table-cell office:value-type="float" office:value="5" calcext:value-type="float">
            <text:p>5</text:p>
          </table:table-cell>
          <table:table-cell office:value-type="float" office:value="0.130876914367308" calcext:value-type="float">
            <text:p>0.130876914367308</text:p>
          </table:table-cell>
          <table:table-cell office:value-type="float" office:value="0.131314412512113" calcext:value-type="float">
            <text:p>0.131314412512113</text:p>
          </table:table-cell>
          <table:table-cell office:value-type="float" office:value="-221.78411147405" calcext:value-type="float">
            <text:p>-221.78411147405</text:p>
          </table:table-cell>
          <table:table-cell office:value-type="float" office:value="-216.441269688758" calcext:value-type="float">
            <text:p>-216.441269688758</text:p>
          </table:table-cell>
          <table:table-cell office:value-type="float" office:value="-223.031994465827" calcext:value-type="float">
            <text:p>-223.031994465827</text:p>
          </table:table-cell>
          <table:table-cell office:value-type="float" office:value="750" calcext:value-type="float">
            <text:p>750</text:p>
          </table:table-cell>
          <table:table-cell office:value-type="float" office:value="-223.824617126538" calcext:value-type="float">
            <text:p>-223.824617126538</text:p>
          </table:table-cell>
        </table:table-row>
        <table:table-row table:style-name="ro1">
          <table:table-cell office:value-type="string" calcext:value-type="string">
            <text:p>2019-12-02 22:17:16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729843390053" calcext:value-type="float">
            <text:p>72.3729843390053</text:p>
          </table:table-cell>
          <table:table-cell office:value-type="float" office:value="982.118990516982" calcext:value-type="float">
            <text:p>982.118990516982</text:p>
          </table:table-cell>
          <table:table-cell office:value-type="float" office:value="4090827" calcext:value-type="float">
            <text:p>4090827</text:p>
          </table:table-cell>
          <table:table-cell office:value-type="float" office:value="2021103" calcext:value-type="float">
            <text:p>2021103</text:p>
          </table:table-cell>
          <table:table-cell office:value-type="float" office:value="236754" calcext:value-type="float">
            <text:p>236754</text:p>
          </table:table-cell>
          <table:table-cell office:value-type="float" office:value="281242" calcext:value-type="float">
            <text:p>281242</text:p>
          </table:table-cell>
          <table:table-cell office:value-type="float" office:value="225869" calcext:value-type="float">
            <text:p>2258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29" calcext:value-type="float">
            <text:p>219729</text:p>
          </table:table-cell>
          <table:table-cell office:value-type="float" office:value="220249" calcext:value-type="float">
            <text:p>220249</text:p>
          </table:table-cell>
          <table:table-cell office:value-type="float" office:value="2.43832319239654" calcext:value-type="float">
            <text:p>2.43832319239654</text:p>
          </table:table-cell>
          <table:table-cell office:value-type="float" office:value="1.20467140730279" calcext:value-type="float">
            <text:p>1.20467140730279</text:p>
          </table:table-cell>
          <table:table-cell office:value-type="float" office:value="0.141116397513914" calcext:value-type="float">
            <text:p>0.141116397513914</text:p>
          </table:table-cell>
          <table:table-cell office:value-type="float" office:value="0.167633315042652" calcext:value-type="float">
            <text:p>0.167633315042652</text:p>
          </table:table-cell>
          <table:table-cell office:value-type="float" office:value="0.134628431156687" calcext:value-type="float">
            <text:p>0.134628431156687</text:p>
          </table:table-cell>
          <table:table-cell office:value-type="float" office:value="5" calcext:value-type="float">
            <text:p>5</text:p>
          </table:table-cell>
          <table:table-cell office:value-type="float" office:value="0.130968705531204" calcext:value-type="float">
            <text:p>0.130968705531204</text:p>
          </table:table-cell>
          <table:table-cell office:value-type="float" office:value="0.131278649720985" calcext:value-type="float">
            <text:p>0.131278649720985</text:p>
          </table:table-cell>
          <table:table-cell office:value-type="float" office:value="-221.776720497217" calcext:value-type="float">
            <text:p>-221.776720497217</text:p>
          </table:table-cell>
          <table:table-cell office:value-type="float" office:value="-216.473336991469" calcext:value-type="float">
            <text:p>-216.473336991469</text:p>
          </table:table-cell>
          <table:table-cell office:value-type="float" office:value="-223.074313768663" calcext:value-type="float">
            <text:p>-223.074313768663</text:p>
          </table:table-cell>
          <table:table-cell office:value-type="float" office:value="750" calcext:value-type="float">
            <text:p>750</text:p>
          </table:table-cell>
          <table:table-cell office:value-type="float" office:value="-223.806258893759" calcext:value-type="float">
            <text:p>-223.806258893759</text:p>
          </table:table-cell>
        </table:table-row>
        <table:table-row table:style-name="ro1">
          <table:table-cell office:value-type="string" calcext:value-type="string">
            <text:p>2019-12-02 22:17:17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787175232777" calcext:value-type="float">
            <text:p>72.3787175232777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90917" calcext:value-type="float">
            <text:p>4090917</text:p>
          </table:table-cell>
          <table:table-cell office:value-type="float" office:value="2018552" calcext:value-type="float">
            <text:p>2018552</text:p>
          </table:table-cell>
          <table:table-cell office:value-type="float" office:value="236853" calcext:value-type="float">
            <text:p>236853</text:p>
          </table:table-cell>
          <table:table-cell office:value-type="float" office:value="281037" calcext:value-type="float">
            <text:p>281037</text:p>
          </table:table-cell>
          <table:table-cell office:value-type="float" office:value="225673" calcext:value-type="float">
            <text:p>2256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54" calcext:value-type="float">
            <text:p>219854</text:p>
          </table:table-cell>
          <table:table-cell office:value-type="float" office:value="220272" calcext:value-type="float">
            <text:p>220272</text:p>
          </table:table-cell>
          <table:table-cell office:value-type="float" office:value="2.43837683658324" calcext:value-type="float">
            <text:p>2.43837683658324</text:p>
          </table:table-cell>
          <table:table-cell office:value-type="float" office:value="1.20315089263331" calcext:value-type="float">
            <text:p>1.20315089263331</text:p>
          </table:table-cell>
          <table:table-cell office:value-type="float" office:value="0.141175406119276" calcext:value-type="float">
            <text:p>0.141175406119276</text:p>
          </table:table-cell>
          <table:table-cell office:value-type="float" office:value="0.167511125506297" calcext:value-type="float">
            <text:p>0.167511125506297</text:p>
          </table:table-cell>
          <table:table-cell office:value-type="float" office:value="0.134511606039" calcext:value-type="float">
            <text:p>0.134511606039</text:p>
          </table:table-cell>
          <table:table-cell office:value-type="float" office:value="5" calcext:value-type="float">
            <text:p>5</text:p>
          </table:table-cell>
          <table:table-cell office:value-type="float" office:value="0.131043211346055" calcext:value-type="float">
            <text:p>0.131043211346055</text:p>
          </table:table-cell>
          <table:table-cell office:value-type="float" office:value="0.131292358790917" calcext:value-type="float">
            <text:p>0.131292358790917</text:p>
          </table:table-cell>
          <table:table-cell office:value-type="float" office:value="-221.764918776145" calcext:value-type="float">
            <text:p>-221.764918776145</text:p>
          </table:table-cell>
          <table:table-cell office:value-type="float" office:value="-216.497774898741" calcext:value-type="float">
            <text:p>-216.497774898741</text:p>
          </table:table-cell>
          <table:table-cell office:value-type="float" office:value="-223.0976787922" calcext:value-type="float">
            <text:p>-223.0976787922</text:p>
          </table:table-cell>
          <table:table-cell office:value-type="float" office:value="750" calcext:value-type="float">
            <text:p>750</text:p>
          </table:table-cell>
          <table:table-cell office:value-type="float" office:value="-223.791357730789" calcext:value-type="float">
            <text:p>-223.791357730789</text:p>
          </table:table-cell>
        </table:table-row>
        <table:table-row table:style-name="ro1">
          <table:table-cell office:value-type="string" calcext:value-type="string">
            <text:p>2019-12-02 22:17:18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943636992079" calcext:value-type="float">
            <text:p>72.3943636992079</text:p>
          </table:table-cell>
          <table:table-cell office:value-type="float" office:value="982.201422332189" calcext:value-type="float">
            <text:p>982.201422332189</text:p>
          </table:table-cell>
          <table:table-cell office:value-type="float" office:value="4090938" calcext:value-type="float">
            <text:p>4090938</text:p>
          </table:table-cell>
          <table:table-cell office:value-type="float" office:value="2021300" calcext:value-type="float">
            <text:p>2021300</text:p>
          </table:table-cell>
          <table:table-cell office:value-type="float" office:value="236935" calcext:value-type="float">
            <text:p>236935</text:p>
          </table:table-cell>
          <table:table-cell office:value-type="float" office:value="280905" calcext:value-type="float">
            <text:p>280905</text:p>
          </table:table-cell>
          <table:table-cell office:value-type="float" office:value="225255" calcext:value-type="float">
            <text:p>2252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57" calcext:value-type="float">
            <text:p>219957</text:p>
          </table:table-cell>
          <table:table-cell office:value-type="float" office:value="220251" calcext:value-type="float">
            <text:p>220251</text:p>
          </table:table-cell>
          <table:table-cell office:value-type="float" office:value="2.43838935356013" calcext:value-type="float">
            <text:p>2.43838935356013</text:p>
          </table:table-cell>
          <table:table-cell office:value-type="float" office:value="1.20478882846699" calcext:value-type="float">
            <text:p>1.20478882846699</text:p>
          </table:table-cell>
          <table:table-cell office:value-type="float" office:value="0.141224281933818" calcext:value-type="float">
            <text:p>0.141224281933818</text:p>
          </table:table-cell>
          <table:table-cell office:value-type="float" office:value="0.167432447365814" calcext:value-type="float">
            <text:p>0.167432447365814</text:p>
          </table:table-cell>
          <table:table-cell office:value-type="float" office:value="0.134262458594138" calcext:value-type="float">
            <text:p>0.134262458594138</text:p>
          </table:table-cell>
          <table:table-cell office:value-type="float" office:value="5" calcext:value-type="float">
            <text:p>5</text:p>
          </table:table-cell>
          <table:table-cell office:value-type="float" office:value="0.131104604137493" calcext:value-type="float">
            <text:p>0.131104604137493</text:p>
          </table:table-cell>
          <table:table-cell office:value-type="float" office:value="0.131279841814022" calcext:value-type="float">
            <text:p>0.131279841814022</text:p>
          </table:table-cell>
          <table:table-cell office:value-type="float" office:value="-221.755143613236" calcext:value-type="float">
            <text:p>-221.755143613236</text:p>
          </table:table-cell>
          <table:table-cell office:value-type="float" office:value="-216.513510526837" calcext:value-type="float">
            <text:p>-216.513510526837</text:p>
          </table:table-cell>
          <table:table-cell office:value-type="float" office:value="-223.147508281172" calcext:value-type="float">
            <text:p>-223.147508281172</text:p>
          </table:table-cell>
          <table:table-cell office:value-type="float" office:value="750" calcext:value-type="float">
            <text:p>750</text:p>
          </table:table-cell>
          <table:table-cell office:value-type="float" office:value="-223.779079172501" calcext:value-type="float">
            <text:p>-223.779079172501</text:p>
          </table:table-cell>
        </table:table-row>
        <table:table-row table:style-name="ro1">
          <table:table-cell office:value-type="string" calcext:value-type="string">
            <text:p>2019-12-02 22:17:19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947522102364" calcext:value-type="float">
            <text:p>72.3947522102364</text:p>
          </table:table-cell>
          <table:table-cell office:value-type="float" office:value="982.182466511458" calcext:value-type="float">
            <text:p>982.182466511458</text:p>
          </table:table-cell>
          <table:table-cell office:value-type="float" office:value="4089081" calcext:value-type="float">
            <text:p>4089081</text:p>
          </table:table-cell>
          <table:table-cell office:value-type="float" office:value="2018466" calcext:value-type="float">
            <text:p>2018466</text:p>
          </table:table-cell>
          <table:table-cell office:value-type="float" office:value="236909" calcext:value-type="float">
            <text:p>236909</text:p>
          </table:table-cell>
          <table:table-cell office:value-type="float" office:value="280668" calcext:value-type="float">
            <text:p>280668</text:p>
          </table:table-cell>
          <table:table-cell office:value-type="float" office:value="225707" calcext:value-type="float">
            <text:p>2257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09" calcext:value-type="float">
            <text:p>219809</text:p>
          </table:table-cell>
          <table:table-cell office:value-type="float" office:value="220291" calcext:value-type="float">
            <text:p>220291</text:p>
          </table:table-cell>
          <table:table-cell office:value-type="float" office:value="2.43728249517471" calcext:value-type="float">
            <text:p>2.43728249517471</text:p>
          </table:table-cell>
          <table:table-cell office:value-type="float" office:value="1.20309963263269" calcext:value-type="float">
            <text:p>1.20309963263269</text:p>
          </table:table-cell>
          <table:table-cell office:value-type="float" office:value="0.141208784724329" calcext:value-type="float">
            <text:p>0.141208784724329</text:p>
          </table:table-cell>
          <table:table-cell office:value-type="float" office:value="0.167291184340857" calcext:value-type="float">
            <text:p>0.167291184340857</text:p>
          </table:table-cell>
          <table:table-cell office:value-type="float" office:value="0.13453187162064" calcext:value-type="float">
            <text:p>0.13453187162064</text:p>
          </table:table-cell>
          <table:table-cell office:value-type="float" office:value="5" calcext:value-type="float">
            <text:p>5</text:p>
          </table:table-cell>
          <table:table-cell office:value-type="float" office:value="0.131016389252709" calcext:value-type="float">
            <text:p>0.131016389252709</text:p>
          </table:table-cell>
          <table:table-cell office:value-type="float" office:value="0.131303683674775" calcext:value-type="float">
            <text:p>0.131303683674775</text:p>
          </table:table-cell>
          <table:table-cell office:value-type="float" office:value="-221.758243055134" calcext:value-type="float">
            <text:p>-221.758243055134</text:p>
          </table:table-cell>
          <table:table-cell office:value-type="float" office:value="-216.541763131829" calcext:value-type="float">
            <text:p>-216.541763131829</text:p>
          </table:table-cell>
          <table:table-cell office:value-type="float" office:value="-223.093625675872" calcext:value-type="float">
            <text:p>-223.093625675872</text:p>
          </table:table-cell>
          <table:table-cell office:value-type="float" office:value="750" calcext:value-type="float">
            <text:p>750</text:p>
          </table:table-cell>
          <table:table-cell office:value-type="float" office:value="-223.796722149458" calcext:value-type="float">
            <text:p>-223.796722149458</text:p>
          </table:table-cell>
        </table:table-row>
        <table:table-row table:style-name="ro1">
          <table:table-cell office:value-type="string" calcext:value-type="string">
            <text:p>2019-12-02 22:17:21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890188719467" calcext:value-type="float">
            <text:p>72.3890188719467</text:p>
          </table:table-cell>
          <table:table-cell office:value-type="float" office:value="982.146467766993" calcext:value-type="float">
            <text:p>982.146467766993</text:p>
          </table:table-cell>
          <table:table-cell office:value-type="float" office:value="4091238" calcext:value-type="float">
            <text:p>4091238</text:p>
          </table:table-cell>
          <table:table-cell office:value-type="float" office:value="2015260" calcext:value-type="float">
            <text:p>2015260</text:p>
          </table:table-cell>
          <table:table-cell office:value-type="float" office:value="236660" calcext:value-type="float">
            <text:p>236660</text:p>
          </table:table-cell>
          <table:table-cell office:value-type="float" office:value="280652" calcext:value-type="float">
            <text:p>280652</text:p>
          </table:table-cell>
          <table:table-cell office:value-type="float" office:value="226671" calcext:value-type="float">
            <text:p>2266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14" calcext:value-type="float">
            <text:p>219514</text:p>
          </table:table-cell>
          <table:table-cell office:value-type="float" office:value="220299" calcext:value-type="float">
            <text:p>220299</text:p>
          </table:table-cell>
          <table:table-cell office:value-type="float" office:value="2.43856816751577" calcext:value-type="float">
            <text:p>2.43856816751577</text:p>
          </table:table-cell>
          <table:table-cell office:value-type="float" office:value="1.20118870749339" calcext:value-type="float">
            <text:p>1.20118870749339</text:p>
          </table:table-cell>
          <table:table-cell office:value-type="float" office:value="0.141060369141146" calcext:value-type="float">
            <text:p>0.141060369141146</text:p>
          </table:table-cell>
          <table:table-cell office:value-type="float" office:value="0.167281647596556" calcext:value-type="float">
            <text:p>0.167281647596556</text:p>
          </table:table-cell>
          <table:table-cell office:value-type="float" office:value="0.135106460464771" calcext:value-type="float">
            <text:p>0.135106460464771</text:p>
          </table:table-cell>
          <table:table-cell office:value-type="float" office:value="5" calcext:value-type="float">
            <text:p>5</text:p>
          </table:table-cell>
          <table:table-cell office:value-type="float" office:value="0.130840555529661" calcext:value-type="float">
            <text:p>0.130840555529661</text:p>
          </table:table-cell>
          <table:table-cell office:value-type="float" office:value="0.131308452046925" calcext:value-type="float">
            <text:p>0.131308452046925</text:p>
          </table:table-cell>
          <table:table-cell office:value-type="float" office:value="-221.787926171771" calcext:value-type="float">
            <text:p>-221.787926171771</text:p>
          </table:table-cell>
          <table:table-cell office:value-type="float" office:value="-216.543670480689" calcext:value-type="float">
            <text:p>-216.543670480689</text:p>
          </table:table-cell>
          <table:table-cell office:value-type="float" office:value="-222.978707907046" calcext:value-type="float">
            <text:p>-222.978707907046</text:p>
          </table:table-cell>
          <table:table-cell office:value-type="float" office:value="750" calcext:value-type="float">
            <text:p>750</text:p>
          </table:table-cell>
          <table:table-cell office:value-type="float" office:value="-223.831888894068" calcext:value-type="float">
            <text:p>-223.831888894068</text:p>
          </table:table-cell>
        </table:table-row>
        <table:table-row table:style-name="ro1">
          <table:table-cell office:value-type="string" calcext:value-type="string">
            <text:p>2019-12-02 22:17:22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836740361593" calcext:value-type="float">
            <text:p>72.3836740361593</text:p>
          </table:table-cell>
          <table:table-cell office:value-type="float" office:value="982.146467766993" calcext:value-type="float">
            <text:p>982.146467766993</text:p>
          </table:table-cell>
          <table:table-cell office:value-type="float" office:value="4089860" calcext:value-type="float">
            <text:p>4089860</text:p>
          </table:table-cell>
          <table:table-cell office:value-type="float" office:value="2042564" calcext:value-type="float">
            <text:p>2042564</text:p>
          </table:table-cell>
          <table:table-cell office:value-type="float" office:value="236647" calcext:value-type="float">
            <text:p>236647</text:p>
          </table:table-cell>
          <table:table-cell office:value-type="float" office:value="280438" calcext:value-type="float">
            <text:p>280438</text:p>
          </table:table-cell>
          <table:table-cell office:value-type="float" office:value="226601" calcext:value-type="float">
            <text:p>22660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614" calcext:value-type="float">
            <text:p>219614</text:p>
          </table:table-cell>
          <table:table-cell office:value-type="float" office:value="220320" calcext:value-type="float">
            <text:p>220320</text:p>
          </table:table-cell>
          <table:table-cell office:value-type="float" office:value="2.43774681541286" calcext:value-type="float">
            <text:p>2.43774681541286</text:p>
          </table:table-cell>
          <table:table-cell office:value-type="float" office:value="1.21746316164293" calcext:value-type="float">
            <text:p>1.21746316164293</text:p>
          </table:table-cell>
          <table:table-cell office:value-type="float" office:value="0.141052620536401" calcext:value-type="float">
            <text:p>0.141052620536401</text:p>
          </table:table-cell>
          <table:table-cell office:value-type="float" office:value="0.167154093641531" calcext:value-type="float">
            <text:p>0.167154093641531</text:p>
          </table:table-cell>
          <table:table-cell office:value-type="float" office:value="0.135064737208454" calcext:value-type="float">
            <text:p>0.135064737208454</text:p>
          </table:table-cell>
          <table:table-cell office:value-type="float" office:value="5" calcext:value-type="float">
            <text:p>5</text:p>
          </table:table-cell>
          <table:table-cell office:value-type="float" office:value="0.130900160181541" calcext:value-type="float">
            <text:p>0.130900160181541</text:p>
          </table:table-cell>
          <table:table-cell office:value-type="float" office:value="0.13132096902382" calcext:value-type="float">
            <text:p>0.13132096902382</text:p>
          </table:table-cell>
          <table:table-cell office:value-type="float" office:value="-221.78947589272" calcext:value-type="float">
            <text:p>-221.78947589272</text:p>
          </table:table-cell>
          <table:table-cell office:value-type="float" office:value="-216.569181271694" calcext:value-type="float">
            <text:p>-216.569181271694</text:p>
          </table:table-cell>
          <table:table-cell office:value-type="float" office:value="-222.987052558309" calcext:value-type="float">
            <text:p>-222.987052558309</text:p>
          </table:table-cell>
          <table:table-cell office:value-type="float" office:value="750" calcext:value-type="float">
            <text:p>750</text:p>
          </table:table-cell>
          <table:table-cell office:value-type="float" office:value="-223.819967963692" calcext:value-type="float">
            <text:p>-223.819967963692</text:p>
          </table:table-cell>
        </table:table-row>
        <table:table-row table:style-name="ro1">
          <table:table-cell office:value-type="string" calcext:value-type="string">
            <text:p>2019-12-02 22:17:23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787175232777" calcext:value-type="float">
            <text:p>72.3787175232777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89924" calcext:value-type="float">
            <text:p>4089924</text:p>
          </table:table-cell>
          <table:table-cell office:value-type="float" office:value="2017223" calcext:value-type="float">
            <text:p>2017223</text:p>
          </table:table-cell>
          <table:table-cell office:value-type="float" office:value="236615" calcext:value-type="float">
            <text:p>236615</text:p>
          </table:table-cell>
          <table:table-cell office:value-type="float" office:value="279979" calcext:value-type="float">
            <text:p>279979</text:p>
          </table:table-cell>
          <table:table-cell office:value-type="float" office:value="225243" calcext:value-type="float">
            <text:p>2252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48" calcext:value-type="float">
            <text:p>219948</text:p>
          </table:table-cell>
          <table:table-cell office:value-type="float" office:value="220189" calcext:value-type="float">
            <text:p>220189</text:p>
          </table:table-cell>
          <table:table-cell office:value-type="float" office:value="2.43778496239006" calcext:value-type="float">
            <text:p>2.43778496239006</text:p>
          </table:table-cell>
          <table:table-cell office:value-type="float" office:value="1.20235874680981" calcext:value-type="float">
            <text:p>1.20235874680981</text:p>
          </table:table-cell>
          <table:table-cell office:value-type="float" office:value="0.1410335470478" calcext:value-type="float">
            <text:p>0.1410335470478</text:p>
          </table:table-cell>
          <table:table-cell office:value-type="float" office:value="0.166880508289398" calcext:value-type="float">
            <text:p>0.166880508289398</text:p>
          </table:table-cell>
          <table:table-cell office:value-type="float" office:value="0.134255306035913" calcext:value-type="float">
            <text:p>0.134255306035913</text:p>
          </table:table-cell>
          <table:table-cell office:value-type="float" office:value="5" calcext:value-type="float">
            <text:p>5</text:p>
          </table:table-cell>
          <table:table-cell office:value-type="float" office:value="0.131099239718823" calcext:value-type="float">
            <text:p>0.131099239718823</text:p>
          </table:table-cell>
          <table:table-cell office:value-type="float" office:value="0.131242886929856" calcext:value-type="float">
            <text:p>0.131242886929856</text:p>
          </table:table-cell>
          <table:table-cell office:value-type="float" office:value="-221.79329059044" calcext:value-type="float">
            <text:p>-221.79329059044</text:p>
          </table:table-cell>
          <table:table-cell office:value-type="float" office:value="-216.62389834212" calcext:value-type="float">
            <text:p>-216.62389834212</text:p>
          </table:table-cell>
          <table:table-cell office:value-type="float" office:value="-223.148938792817" calcext:value-type="float">
            <text:p>-223.148938792817</text:p>
          </table:table-cell>
          <table:table-cell office:value-type="float" office:value="750" calcext:value-type="float">
            <text:p>750</text:p>
          </table:table-cell>
          <table:table-cell office:value-type="float" office:value="-223.780152056235" calcext:value-type="float">
            <text:p>-223.780152056235</text:p>
          </table:table-cell>
        </table:table-row>
        <table:table-row table:style-name="ro1">
          <table:table-cell office:value-type="string" calcext:value-type="string">
            <text:p>2019-12-02 22:17:24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56949729327" calcext:value-type="float">
            <text:p>72.356949729327</text:p>
          </table:table-cell>
          <table:table-cell office:value-type="float" office:value="982.146467766993" calcext:value-type="float">
            <text:p>982.146467766993</text:p>
          </table:table-cell>
          <table:table-cell office:value-type="float" office:value="4091428" calcext:value-type="float">
            <text:p>4091428</text:p>
          </table:table-cell>
          <table:table-cell office:value-type="float" office:value="2045363" calcext:value-type="float">
            <text:p>2045363</text:p>
          </table:table-cell>
          <table:table-cell office:value-type="float" office:value="236616" calcext:value-type="float">
            <text:p>236616</text:p>
          </table:table-cell>
          <table:table-cell office:value-type="float" office:value="280174" calcext:value-type="float">
            <text:p>280174</text:p>
          </table:table-cell>
          <table:table-cell office:value-type="float" office:value="226698" calcext:value-type="float">
            <text:p>2266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488" calcext:value-type="float">
            <text:p>219488</text:p>
          </table:table-cell>
          <table:table-cell office:value-type="float" office:value="220301" calcext:value-type="float">
            <text:p>220301</text:p>
          </table:table-cell>
          <table:table-cell office:value-type="float" office:value="2.43868141635435" calcext:value-type="float">
            <text:p>2.43868141635435</text:p>
          </table:table-cell>
          <table:table-cell office:value-type="float" office:value="1.21913149584907" calcext:value-type="float">
            <text:p>1.21913149584907</text:p>
          </table:table-cell>
          <table:table-cell office:value-type="float" office:value="0.141034143094318" calcext:value-type="float">
            <text:p>0.141034143094318</text:p>
          </table:table-cell>
          <table:table-cell office:value-type="float" office:value="0.166996737360565" calcext:value-type="float">
            <text:p>0.166996737360565</text:p>
          </table:table-cell>
          <table:table-cell office:value-type="float" office:value="0.135122553720779" calcext:value-type="float">
            <text:p>0.135122553720779</text:p>
          </table:table-cell>
          <table:table-cell office:value-type="float" office:value="5" calcext:value-type="float">
            <text:p>5</text:p>
          </table:table-cell>
          <table:table-cell office:value-type="float" office:value="0.130825058320172" calcext:value-type="float">
            <text:p>0.130825058320172</text:p>
          </table:table-cell>
          <table:table-cell office:value-type="float" office:value="0.131309644139963" calcext:value-type="float">
            <text:p>0.131309644139963</text:p>
          </table:table-cell>
          <table:table-cell office:value-type="float" office:value="-221.793171381136" calcext:value-type="float">
            <text:p>-221.793171381136</text:p>
          </table:table-cell>
          <table:table-cell office:value-type="float" office:value="-216.600652527887" calcext:value-type="float">
            <text:p>-216.600652527887</text:p>
          </table:table-cell>
          <table:table-cell office:value-type="float" office:value="-222.975489255844" calcext:value-type="float">
            <text:p>-222.975489255844</text:p>
          </table:table-cell>
          <table:table-cell office:value-type="float" office:value="750" calcext:value-type="float">
            <text:p>750</text:p>
          </table:table-cell>
          <table:table-cell office:value-type="float" office:value="-223.834988335966" calcext:value-type="float">
            <text:p>-223.834988335966</text:p>
          </table:table-cell>
        </table:table-row>
        <table:table-row table:style-name="ro1">
          <table:table-cell office:value-type="string" calcext:value-type="string">
            <text:p>2019-12-02 22:17:26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676394776389" calcext:value-type="float">
            <text:p>72.3676394776389</text:p>
          </table:table-cell>
          <table:table-cell office:value-type="float" office:value="982.146467766993" calcext:value-type="float">
            <text:p>982.146467766993</text:p>
          </table:table-cell>
          <table:table-cell office:value-type="float" office:value="4090792" calcext:value-type="float">
            <text:p>4090792</text:p>
          </table:table-cell>
          <table:table-cell office:value-type="float" office:value="2035306" calcext:value-type="float">
            <text:p>2035306</text:p>
          </table:table-cell>
          <table:table-cell office:value-type="float" office:value="235837" calcext:value-type="float">
            <text:p>235837</text:p>
          </table:table-cell>
          <table:table-cell office:value-type="float" office:value="279554" calcext:value-type="float">
            <text:p>279554</text:p>
          </table:table-cell>
          <table:table-cell office:value-type="float" office:value="226399" calcext:value-type="float">
            <text:p>2263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80" calcext:value-type="float">
            <text:p>219580</text:p>
          </table:table-cell>
          <table:table-cell office:value-type="float" office:value="220254" calcext:value-type="float">
            <text:p>220254</text:p>
          </table:table-cell>
          <table:table-cell office:value-type="float" office:value="2.43830233076839" calcext:value-type="float">
            <text:p>2.43830233076839</text:p>
          </table:table-cell>
          <table:table-cell office:value-type="float" office:value="1.21313705600942" calcext:value-type="float">
            <text:p>1.21313705600942</text:p>
          </table:table-cell>
          <table:table-cell office:value-type="float" office:value="0.140569822856167" calcext:value-type="float">
            <text:p>0.140569822856167</text:p>
          </table:table-cell>
          <table:table-cell office:value-type="float" office:value="0.166627188518904" calcext:value-type="float">
            <text:p>0.166627188518904</text:p>
          </table:table-cell>
          <table:table-cell office:value-type="float" office:value="0.134944335811655" calcext:value-type="float">
            <text:p>0.134944335811655</text:p>
          </table:table-cell>
          <table:table-cell office:value-type="float" office:value="5" calcext:value-type="float">
            <text:p>5</text:p>
          </table:table-cell>
          <table:table-cell office:value-type="float" office:value="0.130879894599902" calcext:value-type="float">
            <text:p>0.130879894599902</text:p>
          </table:table-cell>
          <table:table-cell office:value-type="float" office:value="0.131281629953579" calcext:value-type="float">
            <text:p>0.131281629953579</text:p>
          </table:table-cell>
          <table:table-cell office:value-type="float" office:value="-221.886035428767" calcext:value-type="float">
            <text:p>-221.886035428767</text:p>
          </table:table-cell>
          <table:table-cell office:value-type="float" office:value="-216.674562296219" calcext:value-type="float">
            <text:p>-216.674562296219</text:p>
          </table:table-cell>
          <table:table-cell office:value-type="float" office:value="-223.011132837669" calcext:value-type="float">
            <text:p>-223.011132837669</text:p>
          </table:table-cell>
          <table:table-cell office:value-type="float" office:value="750" calcext:value-type="float">
            <text:p>750</text:p>
          </table:table-cell>
          <table:table-cell office:value-type="float" office:value="-223.82402108002" calcext:value-type="float">
            <text:p>-223.82402108002</text:p>
          </table:table-cell>
        </table:table-row>
        <table:table-row table:style-name="ro1">
          <table:table-cell office:value-type="string" calcext:value-type="string">
            <text:p>2019-12-02 22:17:27</text:p>
          </table:table-cell>
          <table:table-cell office:value-type="float" office:value="24.7054760024475" calcext:value-type="float">
            <text:p>24.7054760024475</text:p>
          </table:table-cell>
          <table:table-cell office:value-type="float" office:value="72.3684158914642" calcext:value-type="float">
            <text:p>72.3684158914642</text:p>
          </table:table-cell>
          <table:table-cell office:value-type="float" office:value="982.136032583879" calcext:value-type="float">
            <text:p>982.136032583879</text:p>
          </table:table-cell>
          <table:table-cell office:value-type="float" office:value="4090716" calcext:value-type="float">
            <text:p>4090716</text:p>
          </table:table-cell>
          <table:table-cell office:value-type="float" office:value="2026889" calcext:value-type="float">
            <text:p>2026889</text:p>
          </table:table-cell>
          <table:table-cell office:value-type="float" office:value="236456" calcext:value-type="float">
            <text:p>236456</text:p>
          </table:table-cell>
          <table:table-cell office:value-type="float" office:value="279863" calcext:value-type="float">
            <text:p>279863</text:p>
          </table:table-cell>
          <table:table-cell office:value-type="float" office:value="226152" calcext:value-type="float">
            <text:p>2261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93" calcext:value-type="float">
            <text:p>219593</text:p>
          </table:table-cell>
          <table:table-cell office:value-type="float" office:value="220220" calcext:value-type="float">
            <text:p>220220</text:p>
          </table:table-cell>
          <table:table-cell office:value-type="float" office:value="2.43825703123296" calcext:value-type="float">
            <text:p>2.43825703123296</text:p>
          </table:table-cell>
          <table:table-cell office:value-type="float" office:value="1.20812013246061" calcext:value-type="float">
            <text:p>1.20812013246061</text:p>
          </table:table-cell>
          <table:table-cell office:value-type="float" office:value="0.140938775651309" calcext:value-type="float">
            <text:p>0.140938775651309</text:p>
          </table:table-cell>
          <table:table-cell office:value-type="float" office:value="0.166811366893216" calcext:value-type="float">
            <text:p>0.166811366893216</text:p>
          </table:table-cell>
          <table:table-cell office:value-type="float" office:value="0.134797112321509" calcext:value-type="float">
            <text:p>0.134797112321509</text:p>
          </table:table-cell>
          <table:table-cell office:value-type="float" office:value="5" calcext:value-type="float">
            <text:p>5</text:p>
          </table:table-cell>
          <table:table-cell office:value-type="float" office:value="0.130887643204646" calcext:value-type="float">
            <text:p>0.130887643204646</text:p>
          </table:table-cell>
          <table:table-cell office:value-type="float" office:value="0.131261364371939" calcext:value-type="float">
            <text:p>0.131261364371939</text:p>
          </table:table-cell>
          <table:table-cell office:value-type="float" office:value="-221.812244869738" calcext:value-type="float">
            <text:p>-221.812244869738</text:p>
          </table:table-cell>
          <table:table-cell office:value-type="float" office:value="-216.637726621357" calcext:value-type="float">
            <text:p>-216.637726621357</text:p>
          </table:table-cell>
          <table:table-cell office:value-type="float" office:value="-223.040577535698" calcext:value-type="float">
            <text:p>-223.040577535698</text:p>
          </table:table-cell>
          <table:table-cell office:value-type="float" office:value="750" calcext:value-type="float">
            <text:p>750</text:p>
          </table:table-cell>
          <table:table-cell office:value-type="float" office:value="-223.822471359071" calcext:value-type="float">
            <text:p>-223.822471359071</text:p>
          </table:table-cell>
        </table:table-row>
        <table:table-row table:style-name="ro1">
          <table:table-cell office:value-type="string" calcext:value-type="string">
            <text:p>2019-12-02 22:17:28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733726105717" calcext:value-type="float">
            <text:p>72.3733726105717</text:p>
          </table:table-cell>
          <table:table-cell office:value-type="float" office:value="982.182466511458" calcext:value-type="float">
            <text:p>982.182466511458</text:p>
          </table:table-cell>
          <table:table-cell office:value-type="float" office:value="4090549" calcext:value-type="float">
            <text:p>4090549</text:p>
          </table:table-cell>
          <table:table-cell office:value-type="float" office:value="2017918" calcext:value-type="float">
            <text:p>2017918</text:p>
          </table:table-cell>
          <table:table-cell office:value-type="float" office:value="236559" calcext:value-type="float">
            <text:p>236559</text:p>
          </table:table-cell>
          <table:table-cell office:value-type="float" office:value="279755" calcext:value-type="float">
            <text:p>279755</text:p>
          </table:table-cell>
          <table:table-cell office:value-type="float" office:value="225649" calcext:value-type="float">
            <text:p>2256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00" calcext:value-type="float">
            <text:p>219800</text:p>
          </table:table-cell>
          <table:table-cell office:value-type="float" office:value="220289" calcext:value-type="float">
            <text:p>220289</text:p>
          </table:table-cell>
          <table:table-cell office:value-type="float" office:value="2.43815749146432" calcext:value-type="float">
            <text:p>2.43815749146432</text:p>
          </table:table-cell>
          <table:table-cell office:value-type="float" office:value="1.20277299914038" calcext:value-type="float">
            <text:p>1.20277299914038</text:p>
          </table:table-cell>
          <table:table-cell office:value-type="float" office:value="0.141000168442746" calcext:value-type="float">
            <text:p>0.141000168442746</text:p>
          </table:table-cell>
          <table:table-cell office:value-type="float" office:value="0.166746993869185" calcext:value-type="float">
            <text:p>0.166746993869185</text:p>
          </table:table-cell>
          <table:table-cell office:value-type="float" office:value="0.134497300922549" calcext:value-type="float">
            <text:p>0.134497300922549</text:p>
          </table:table-cell>
          <table:table-cell office:value-type="float" office:value="5" calcext:value-type="float">
            <text:p>5</text:p>
          </table:table-cell>
          <table:table-cell office:value-type="float" office:value="0.13101102483404" calcext:value-type="float">
            <text:p>0.13101102483404</text:p>
          </table:table-cell>
          <table:table-cell office:value-type="float" office:value="0.131302491581737" calcext:value-type="float">
            <text:p>0.131302491581737</text:p>
          </table:table-cell>
          <table:table-cell office:value-type="float" office:value="-221.799966311451" calcext:value-type="float">
            <text:p>-221.799966311451</text:p>
          </table:table-cell>
          <table:table-cell office:value-type="float" office:value="-216.650601226163" calcext:value-type="float">
            <text:p>-216.650601226163</text:p>
          </table:table-cell>
          <table:table-cell office:value-type="float" office:value="-223.10053981549" calcext:value-type="float">
            <text:p>-223.10053981549</text:p>
          </table:table-cell>
          <table:table-cell office:value-type="float" office:value="750" calcext:value-type="float">
            <text:p>750</text:p>
          </table:table-cell>
          <table:table-cell office:value-type="float" office:value="-223.797795033192" calcext:value-type="float">
            <text:p>-223.797795033192</text:p>
          </table:table-cell>
        </table:table-row>
        <table:table-row table:style-name="ro1">
          <table:table-cell office:value-type="string" calcext:value-type="string">
            <text:p>2019-12-02 22:17:30</text:p>
          </table:table-cell>
          <table:table-cell office:value-type="float" office:value="24.7155839818588" calcext:value-type="float">
            <text:p>24.7155839818588</text:p>
          </table:table-cell>
          <table:table-cell office:value-type="float" office:value="72.3531569133337" calcext:value-type="float">
            <text:p>72.3531569133337</text:p>
          </table:table-cell>
          <table:table-cell office:value-type="float" office:value="982.208031150263" calcext:value-type="float">
            <text:p>982.208031150263</text:p>
          </table:table-cell>
          <table:table-cell office:value-type="float" office:value="4090600" calcext:value-type="float">
            <text:p>4090600</text:p>
          </table:table-cell>
          <table:table-cell office:value-type="float" office:value="2016756" calcext:value-type="float">
            <text:p>2016756</text:p>
          </table:table-cell>
          <table:table-cell office:value-type="float" office:value="236481" calcext:value-type="float">
            <text:p>236481</text:p>
          </table:table-cell>
          <table:table-cell office:value-type="float" office:value="279358" calcext:value-type="float">
            <text:p>279358</text:p>
          </table:table-cell>
          <table:table-cell office:value-type="float" office:value="224917" calcext:value-type="float">
            <text:p>2249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46" calcext:value-type="float">
            <text:p>220046</text:p>
          </table:table-cell>
          <table:table-cell office:value-type="float" office:value="220171" calcext:value-type="float">
            <text:p>220171</text:p>
          </table:table-cell>
          <table:table-cell office:value-type="float" office:value="2.43818788983677" calcext:value-type="float">
            <text:p>2.43818788983677</text:p>
          </table:table-cell>
          <table:table-cell office:value-type="float" office:value="1.20208039308553" calcext:value-type="float">
            <text:p>1.20208039308553</text:p>
          </table:table-cell>
          <table:table-cell office:value-type="float" office:value="0.140953676814279" calcext:value-type="float">
            <text:p>0.140953676814279</text:p>
          </table:table-cell>
          <table:table-cell office:value-type="float" office:value="0.166510363401218" calcext:value-type="float">
            <text:p>0.166510363401218</text:p>
          </table:table-cell>
          <table:table-cell office:value-type="float" office:value="0.134060994870781" calcext:value-type="float">
            <text:p>0.134060994870781</text:p>
          </table:table-cell>
          <table:table-cell office:value-type="float" office:value="5" calcext:value-type="float">
            <text:p>5</text:p>
          </table:table-cell>
          <table:table-cell office:value-type="float" office:value="0.131157652277667" calcext:value-type="float">
            <text:p>0.131157652277667</text:p>
          </table:table-cell>
          <table:table-cell office:value-type="float" office:value="0.131232158092518" calcext:value-type="float">
            <text:p>0.131232158092518</text:p>
          </table:table-cell>
          <table:table-cell office:value-type="float" office:value="-221.809264637144" calcext:value-type="float">
            <text:p>-221.809264637144</text:p>
          </table:table-cell>
          <table:table-cell office:value-type="float" office:value="-216.697927319756" calcext:value-type="float">
            <text:p>-216.697927319756</text:p>
          </table:table-cell>
          <table:table-cell office:value-type="float" office:value="-223.187801025844" calcext:value-type="float">
            <text:p>-223.187801025844</text:p>
          </table:table-cell>
          <table:table-cell office:value-type="float" office:value="750" calcext:value-type="float">
            <text:p>750</text:p>
          </table:table-cell>
          <table:table-cell office:value-type="float" office:value="-223.768469544467" calcext:value-type="float">
            <text:p>-223.768469544467</text:p>
          </table:table-cell>
        </table:table-row>
        <table:table-row table:style-name="ro1">
          <table:table-cell office:value-type="string" calcext:value-type="string">
            <text:p>2019-12-02 22:17:31</text:p>
          </table:table-cell>
          <table:table-cell office:value-type="float" office:value="24.7105299920076" calcext:value-type="float">
            <text:p>24.7105299920076</text:p>
          </table:table-cell>
          <table:table-cell office:value-type="float" office:value="72.352768909959" calcext:value-type="float">
            <text:p>72.352768909959</text:p>
          </table:table-cell>
          <table:table-cell office:value-type="float" office:value="982.172031608991" calcext:value-type="float">
            <text:p>982.172031608991</text:p>
          </table:table-cell>
          <table:table-cell office:value-type="float" office:value="4090488" calcext:value-type="float">
            <text:p>4090488</text:p>
          </table:table-cell>
          <table:table-cell office:value-type="float" office:value="2025456" calcext:value-type="float">
            <text:p>2025456</text:p>
          </table:table-cell>
          <table:table-cell office:value-type="float" office:value="235704" calcext:value-type="float">
            <text:p>235704</text:p>
          </table:table-cell>
          <table:table-cell office:value-type="float" office:value="278889" calcext:value-type="float">
            <text:p>278889</text:p>
          </table:table-cell>
          <table:table-cell office:value-type="float" office:value="224073" calcext:value-type="float">
            <text:p>2240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52" calcext:value-type="float">
            <text:p>220352</text:p>
          </table:table-cell>
          <table:table-cell office:value-type="float" office:value="220157" calcext:value-type="float">
            <text:p>220157</text:p>
          </table:table-cell>
          <table:table-cell office:value-type="float" office:value="2.43812113262667" calcext:value-type="float">
            <text:p>2.43812113262667</text:p>
          </table:table-cell>
          <table:table-cell office:value-type="float" office:value="1.20726599779916" calcext:value-type="float">
            <text:p>1.20726599779916</text:p>
          </table:table-cell>
          <table:table-cell office:value-type="float" office:value="0.140490548669165" calcext:value-type="float">
            <text:p>0.140490548669165</text:p>
          </table:table-cell>
          <table:table-cell office:value-type="float" office:value="0.166230817583897" calcext:value-type="float">
            <text:p>0.166230817583897</text:p>
          </table:table-cell>
          <table:table-cell office:value-type="float" office:value="0.133557931608907" calcext:value-type="float">
            <text:p>0.133557931608907</text:p>
          </table:table-cell>
          <table:table-cell office:value-type="float" office:value="5" calcext:value-type="float">
            <text:p>5</text:p>
          </table:table-cell>
          <table:table-cell office:value-type="float" office:value="0.131340042512422" calcext:value-type="float">
            <text:p>0.131340042512422</text:p>
          </table:table-cell>
          <table:table-cell office:value-type="float" office:value="0.131223813441254" calcext:value-type="float">
            <text:p>0.131223813441254</text:p>
          </table:table-cell>
          <table:table-cell office:value-type="float" office:value="-221.901890266167" calcext:value-type="float">
            <text:p>-221.901890266167</text:p>
          </table:table-cell>
          <table:table-cell office:value-type="float" office:value="-216.753836483221" calcext:value-type="float">
            <text:p>-216.753836483221</text:p>
          </table:table-cell>
          <table:table-cell office:value-type="float" office:value="-223.288413678219" calcext:value-type="float">
            <text:p>-223.288413678219</text:p>
          </table:table-cell>
          <table:table-cell office:value-type="float" office:value="750" calcext:value-type="float">
            <text:p>750</text:p>
          </table:table-cell>
          <table:table-cell office:value-type="float" office:value="-223.731991497516" calcext:value-type="float">
            <text:p>-223.731991497516</text:p>
          </table:table-cell>
        </table:table-row>
        <table:table-row table:style-name="ro1">
          <table:table-cell office:value-type="string" calcext:value-type="string">
            <text:p>2019-12-02 22:17:32</text:p>
          </table:table-cell>
          <table:table-cell office:value-type="float" office:value="24.7054760024475" calcext:value-type="float">
            <text:p>24.7054760024475</text:p>
          </table:table-cell>
          <table:table-cell office:value-type="float" office:value="72.3363458258128" calcext:value-type="float">
            <text:p>72.3363458258128</text:p>
          </table:table-cell>
          <table:table-cell office:value-type="float" office:value="982.081077233699" calcext:value-type="float">
            <text:p>982.081077233699</text:p>
          </table:table-cell>
          <table:table-cell office:value-type="float" office:value="4090361" calcext:value-type="float">
            <text:p>4090361</text:p>
          </table:table-cell>
          <table:table-cell office:value-type="float" office:value="2016786" calcext:value-type="float">
            <text:p>2016786</text:p>
          </table:table-cell>
          <table:table-cell office:value-type="float" office:value="236398" calcext:value-type="float">
            <text:p>236398</text:p>
          </table:table-cell>
          <table:table-cell office:value-type="float" office:value="279173" calcext:value-type="float">
            <text:p>279173</text:p>
          </table:table-cell>
          <table:table-cell office:value-type="float" office:value="225105" calcext:value-type="float">
            <text:p>2251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78" calcext:value-type="float">
            <text:p>219978</text:p>
          </table:table-cell>
          <table:table-cell office:value-type="float" office:value="220247" calcext:value-type="float">
            <text:p>220247</text:p>
          </table:table-cell>
          <table:table-cell office:value-type="float" office:value="2.43804543471878" calcext:value-type="float">
            <text:p>2.43804543471878</text:p>
          </table:table-cell>
          <table:table-cell office:value-type="float" office:value="1.20209827448109" calcext:value-type="float">
            <text:p>1.20209827448109</text:p>
          </table:table-cell>
          <table:table-cell office:value-type="float" office:value="0.140904204953218" calcext:value-type="float">
            <text:p>0.140904204953218</text:p>
          </table:table-cell>
          <table:table-cell office:value-type="float" office:value="0.166400094795238" calcext:value-type="float">
            <text:p>0.166400094795238</text:p>
          </table:table-cell>
          <table:table-cell office:value-type="float" office:value="0.134173051616317" calcext:value-type="float">
            <text:p>0.134173051616317</text:p>
          </table:table-cell>
          <table:table-cell office:value-type="float" office:value="5" calcext:value-type="float">
            <text:p>5</text:p>
          </table:table-cell>
          <table:table-cell office:value-type="float" office:value="0.131117121114388" calcext:value-type="float">
            <text:p>0.131117121114388</text:p>
          </table:table-cell>
          <table:table-cell office:value-type="float" office:value="0.131277457627947" calcext:value-type="float">
            <text:p>0.131277457627947</text:p>
          </table:table-cell>
          <table:table-cell office:value-type="float" office:value="-221.819159009356" calcext:value-type="float">
            <text:p>-221.819159009356</text:p>
          </table:table-cell>
          <table:table-cell office:value-type="float" office:value="-216.719981040952" calcext:value-type="float">
            <text:p>-216.719981040952</text:p>
          </table:table-cell>
          <table:table-cell office:value-type="float" office:value="-223.165389676737" calcext:value-type="float">
            <text:p>-223.165389676737</text:p>
          </table:table-cell>
          <table:table-cell office:value-type="float" office:value="750" calcext:value-type="float">
            <text:p>750</text:p>
          </table:table-cell>
          <table:table-cell office:value-type="float" office:value="-223.776575777122" calcext:value-type="float">
            <text:p>-223.776575777122</text:p>
          </table:table-cell>
        </table:table-row>
        <table:table-row table:style-name="ro1">
          <table:table-cell office:value-type="string" calcext:value-type="string">
            <text:p>2019-12-02 22:17:33</text:p>
          </table:table-cell>
          <table:table-cell office:value-type="float" office:value="24.7054760024475" calcext:value-type="float">
            <text:p>24.7054760024475</text:p>
          </table:table-cell>
          <table:table-cell office:value-type="float" office:value="72.3310007850275" calcext:value-type="float">
            <text:p>72.3310007850275</text:p>
          </table:table-cell>
          <table:table-cell office:value-type="float" office:value="982.108554897926" calcext:value-type="float">
            <text:p>982.108554897926</text:p>
          </table:table-cell>
          <table:table-cell office:value-type="float" office:value="4090476" calcext:value-type="float">
            <text:p>4090476</text:p>
          </table:table-cell>
          <table:table-cell office:value-type="float" office:value="2024382" calcext:value-type="float">
            <text:p>2024382</text:p>
          </table:table-cell>
          <table:table-cell office:value-type="float" office:value="236022" calcext:value-type="float">
            <text:p>236022</text:p>
          </table:table-cell>
          <table:table-cell office:value-type="float" office:value="279027" calcext:value-type="float">
            <text:p>279027</text:p>
          </table:table-cell>
          <table:table-cell office:value-type="float" office:value="224261" calcext:value-type="float">
            <text:p>2242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11" calcext:value-type="float">
            <text:p>220211</text:p>
          </table:table-cell>
          <table:table-cell office:value-type="float" office:value="220246" calcext:value-type="float">
            <text:p>220246</text:p>
          </table:table-cell>
          <table:table-cell office:value-type="float" office:value="2.43811398006844" calcext:value-type="float">
            <text:p>2.43811398006844</text:p>
          </table:table-cell>
          <table:table-cell office:value-type="float" office:value="1.20662584383796" calcext:value-type="float">
            <text:p>1.20662584383796</text:p>
          </table:table-cell>
          <table:table-cell office:value-type="float" office:value="0.140680091462146" calcext:value-type="float">
            <text:p>0.140680091462146</text:p>
          </table:table-cell>
          <table:table-cell office:value-type="float" office:value="0.166313072003492" calcext:value-type="float">
            <text:p>0.166313072003492</text:p>
          </table:table-cell>
          <table:table-cell office:value-type="float" office:value="0.133669988354443" calcext:value-type="float">
            <text:p>0.133669988354443</text:p>
          </table:table-cell>
          <table:table-cell office:value-type="float" office:value="5" calcext:value-type="float">
            <text:p>5</text:p>
          </table:table-cell>
          <table:table-cell office:value-type="float" office:value="0.13125599995327" calcext:value-type="float">
            <text:p>0.13125599995327</text:p>
          </table:table-cell>
          <table:table-cell office:value-type="float" office:value="0.131276861581428" calcext:value-type="float">
            <text:p>0.131276861581428</text:p>
          </table:table-cell>
          <table:table-cell office:value-type="float" office:value="-221.863981707571" calcext:value-type="float">
            <text:p>-221.863981707571</text:p>
          </table:table-cell>
          <table:table-cell office:value-type="float" office:value="-216.737385599302" calcext:value-type="float">
            <text:p>-216.737385599302</text:p>
          </table:table-cell>
          <table:table-cell office:value-type="float" office:value="-223.266002329111" calcext:value-type="float">
            <text:p>-223.266002329111</text:p>
          </table:table-cell>
          <table:table-cell office:value-type="float" office:value="750" calcext:value-type="float">
            <text:p>750</text:p>
          </table:table-cell>
          <table:table-cell office:value-type="float" office:value="-223.748800009346" calcext:value-type="float">
            <text:p>-223.748800009346</text:p>
          </table:table-cell>
        </table:table-row>
        <table:table-row table:style-name="ro1">
          <table:table-cell office:value-type="string" calcext:value-type="string">
            <text:p>2019-12-02 22:17:35</text:p>
          </table:table-cell>
          <table:table-cell office:value-type="float" office:value="24.7054760024475" calcext:value-type="float">
            <text:p>24.7054760024475</text:p>
          </table:table-cell>
          <table:table-cell office:value-type="float" office:value="72.3256557357154" calcext:value-type="float">
            <text:p>72.3256557357154</text:p>
          </table:table-cell>
          <table:table-cell office:value-type="float" office:value="982.190988020959" calcext:value-type="float">
            <text:p>982.190988020959</text:p>
          </table:table-cell>
          <table:table-cell office:value-type="float" office:value="4090387" calcext:value-type="float">
            <text:p>4090387</text:p>
          </table:table-cell>
          <table:table-cell office:value-type="float" office:value="2041143" calcext:value-type="float">
            <text:p>2041143</text:p>
          </table:table-cell>
          <table:table-cell office:value-type="float" office:value="235840" calcext:value-type="float">
            <text:p>235840</text:p>
          </table:table-cell>
          <table:table-cell office:value-type="float" office:value="278744" calcext:value-type="float">
            <text:p>278744</text:p>
          </table:table-cell>
          <table:table-cell office:value-type="float" office:value="223581" calcext:value-type="float">
            <text:p>2235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78" calcext:value-type="float">
            <text:p>220478</text:p>
          </table:table-cell>
          <table:table-cell office:value-type="float" office:value="220178" calcext:value-type="float">
            <text:p>220178</text:p>
          </table:table-cell>
          <table:table-cell office:value-type="float" office:value="2.43806093192827" calcext:value-type="float">
            <text:p>2.43806093192827</text:p>
          </table:table-cell>
          <table:table-cell office:value-type="float" office:value="1.2166161795397" calcext:value-type="float">
            <text:p>1.2166161795397</text:p>
          </table:table-cell>
          <table:table-cell office:value-type="float" office:value="0.140571610995723" calcext:value-type="float">
            <text:p>0.140571610995723</text:p>
          </table:table-cell>
          <table:table-cell office:value-type="float" office:value="0.16614439083867" calcext:value-type="float">
            <text:p>0.16614439083867</text:p>
          </table:table-cell>
          <table:table-cell office:value-type="float" office:value="0.133264676721654" calcext:value-type="float">
            <text:p>0.133264676721654</text:p>
          </table:table-cell>
          <table:table-cell office:value-type="float" office:value="5" calcext:value-type="float">
            <text:p>5</text:p>
          </table:table-cell>
          <table:table-cell office:value-type="float" office:value="0.131415144373792" calcext:value-type="float">
            <text:p>0.131415144373792</text:p>
          </table:table-cell>
          <table:table-cell office:value-type="float" office:value="0.131236330418149" calcext:value-type="float">
            <text:p>0.131236330418149</text:p>
          </table:table-cell>
          <table:table-cell office:value-type="float" office:value="-221.885677800855" calcext:value-type="float">
            <text:p>-221.885677800855</text:p>
          </table:table-cell>
          <table:table-cell office:value-type="float" office:value="-216.771121832266" calcext:value-type="float">
            <text:p>-216.771121832266</text:p>
          </table:table-cell>
          <table:table-cell office:value-type="float" office:value="-223.347064655669" calcext:value-type="float">
            <text:p>-223.347064655669</text:p>
          </table:table-cell>
          <table:table-cell office:value-type="float" office:value="750" calcext:value-type="float">
            <text:p>750</text:p>
          </table:table-cell>
          <table:table-cell office:value-type="float" office:value="-223.716971125242" calcext:value-type="float">
            <text:p>-223.716971125242</text:p>
          </table:table-cell>
        </table:table-row>
        <table:table-row table:style-name="ro1">
          <table:table-cell office:value-type="string" calcext:value-type="string">
            <text:p>2019-12-02 22:17:36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252680125253" calcext:value-type="float">
            <text:p>72.3252680125253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90885" calcext:value-type="float">
            <text:p>4090885</text:p>
          </table:table-cell>
          <table:table-cell office:value-type="float" office:value="2038940" calcext:value-type="float">
            <text:p>2038940</text:p>
          </table:table-cell>
          <table:table-cell office:value-type="float" office:value="234831" calcext:value-type="float">
            <text:p>234831</text:p>
          </table:table-cell>
          <table:table-cell office:value-type="float" office:value="278002" calcext:value-type="float">
            <text:p>278002</text:p>
          </table:table-cell>
          <table:table-cell office:value-type="float" office:value="223445" calcext:value-type="float">
            <text:p>223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436" calcext:value-type="float">
            <text:p>220436</text:p>
          </table:table-cell>
          <table:table-cell office:value-type="float" office:value="220198" calcext:value-type="float">
            <text:p>220198</text:p>
          </table:table-cell>
          <table:table-cell office:value-type="float" office:value="2.43835776309464" calcext:value-type="float">
            <text:p>2.43835776309464</text:p>
          </table:table-cell>
          <table:table-cell office:value-type="float" office:value="1.21530308905877" calcext:value-type="float">
            <text:p>1.21530308905877</text:p>
          </table:table-cell>
          <table:table-cell office:value-type="float" office:value="0.139970200058246" calcext:value-type="float">
            <text:p>0.139970200058246</text:p>
          </table:table-cell>
          <table:table-cell office:value-type="float" office:value="0.165702124321714" calcext:value-type="float">
            <text:p>0.165702124321714</text:p>
          </table:table-cell>
          <table:table-cell office:value-type="float" office:value="0.133183614395096" calcext:value-type="float">
            <text:p>0.133183614395096</text:p>
          </table:table-cell>
          <table:table-cell office:value-type="float" office:value="5" calcext:value-type="float">
            <text:p>5</text:p>
          </table:table-cell>
          <table:table-cell office:value-type="float" office:value="0.131390110420002" calcext:value-type="float">
            <text:p>0.131390110420002</text:p>
          </table:table-cell>
          <table:table-cell office:value-type="float" office:value="0.131248251348525" calcext:value-type="float">
            <text:p>0.131248251348525</text:p>
          </table:table-cell>
          <table:table-cell office:value-type="float" office:value="-222.005959988351" calcext:value-type="float">
            <text:p>-222.005959988351</text:p>
          </table:table-cell>
          <table:table-cell office:value-type="float" office:value="-216.859575135657" calcext:value-type="float">
            <text:p>-216.859575135657</text:p>
          </table:table-cell>
          <table:table-cell office:value-type="float" office:value="-223.363277120981" calcext:value-type="float">
            <text:p>-223.363277120981</text:p>
          </table:table-cell>
          <table:table-cell office:value-type="float" office:value="750" calcext:value-type="float">
            <text:p>750</text:p>
          </table:table-cell>
          <table:table-cell office:value-type="float" office:value="-223.721977916" calcext:value-type="float">
            <text:p>-223.721977916</text:p>
          </table:table-cell>
        </table:table-row>
        <table:table-row table:style-name="ro1">
          <table:table-cell office:value-type="string" calcext:value-type="string">
            <text:p>2019-12-02 22:17:37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145780080567" calcext:value-type="float">
            <text:p>72.3145780080567</text:p>
          </table:table-cell>
          <table:table-cell office:value-type="float" office:value="982.182466511458" calcext:value-type="float">
            <text:p>982.182466511458</text:p>
          </table:table-cell>
          <table:table-cell office:value-type="float" office:value="4089107" calcext:value-type="float">
            <text:p>4089107</text:p>
          </table:table-cell>
          <table:table-cell office:value-type="float" office:value="2016763" calcext:value-type="float">
            <text:p>2016763</text:p>
          </table:table-cell>
          <table:table-cell office:value-type="float" office:value="235483" calcext:value-type="float">
            <text:p>235483</text:p>
          </table:table-cell>
          <table:table-cell office:value-type="float" office:value="278645" calcext:value-type="float">
            <text:p>278645</text:p>
          </table:table-cell>
          <table:table-cell office:value-type="float" office:value="225582" calcext:value-type="float">
            <text:p>2255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67" calcext:value-type="float">
            <text:p>219767</text:p>
          </table:table-cell>
          <table:table-cell office:value-type="float" office:value="220253" calcext:value-type="float">
            <text:p>220253</text:p>
          </table:table-cell>
          <table:table-cell office:value-type="float" office:value="2.43729799238419" calcext:value-type="float">
            <text:p>2.43729799238419</text:p>
          </table:table-cell>
          <table:table-cell office:value-type="float" office:value="1.20208456541116" calcext:value-type="float">
            <text:p>1.20208456541116</text:p>
          </table:table-cell>
          <table:table-cell office:value-type="float" office:value="0.140358822388509" calcext:value-type="float">
            <text:p>0.140358822388509</text:p>
          </table:table-cell>
          <table:table-cell office:value-type="float" office:value="0.166085382233308" calcext:value-type="float">
            <text:p>0.166085382233308</text:p>
          </table:table-cell>
          <table:table-cell office:value-type="float" office:value="0.134457365805789" calcext:value-type="float">
            <text:p>0.134457365805789</text:p>
          </table:table-cell>
          <table:table-cell office:value-type="float" office:value="5" calcext:value-type="float">
            <text:p>5</text:p>
          </table:table-cell>
          <table:table-cell office:value-type="float" office:value="0.130991355298919" calcext:value-type="float">
            <text:p>0.130991355298919</text:p>
          </table:table-cell>
          <table:table-cell office:value-type="float" office:value="0.13128103390706" calcext:value-type="float">
            <text:p>0.13128103390706</text:p>
          </table:table-cell>
          <table:table-cell office:value-type="float" office:value="-221.928235522298" calcext:value-type="float">
            <text:p>-221.928235522298</text:p>
          </table:table-cell>
          <table:table-cell office:value-type="float" office:value="-216.782923553338" calcext:value-type="float">
            <text:p>-216.782923553338</text:p>
          </table:table-cell>
          <table:table-cell office:value-type="float" office:value="-223.108526838842" calcext:value-type="float">
            <text:p>-223.108526838842</text:p>
          </table:table-cell>
          <table:table-cell office:value-type="float" office:value="750" calcext:value-type="float">
            <text:p>750</text:p>
          </table:table-cell>
          <table:table-cell office:value-type="float" office:value="-223.801728940216" calcext:value-type="float">
            <text:p>-223.801728940216</text:p>
          </table:table-cell>
        </table:table-row>
        <table:table-row table:style-name="ro1">
          <table:table-cell office:value-type="string" calcext:value-type="string">
            <text:p>2019-12-02 22:17:38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303887969482" calcext:value-type="float">
            <text:p>72.303887969482</text:p>
          </table:table-cell>
          <table:table-cell office:value-type="float" office:value="982.127511532045" calcext:value-type="float">
            <text:p>982.127511532045</text:p>
          </table:table-cell>
          <table:table-cell office:value-type="float" office:value="4091156" calcext:value-type="float">
            <text:p>4091156</text:p>
          </table:table-cell>
          <table:table-cell office:value-type="float" office:value="2017313" calcext:value-type="float">
            <text:p>2017313</text:p>
          </table:table-cell>
          <table:table-cell office:value-type="float" office:value="235432" calcext:value-type="float">
            <text:p>235432</text:p>
          </table:table-cell>
          <table:table-cell office:value-type="float" office:value="278485" calcext:value-type="float">
            <text:p>278485</text:p>
          </table:table-cell>
          <table:table-cell office:value-type="float" office:value="225135" calcext:value-type="float">
            <text:p>2251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98" calcext:value-type="float">
            <text:p>219898</text:p>
          </table:table-cell>
          <table:table-cell office:value-type="float" office:value="220248" calcext:value-type="float">
            <text:p>220248</text:p>
          </table:table-cell>
          <table:table-cell office:value-type="float" office:value="2.43851929170123" calcext:value-type="float">
            <text:p>2.43851929170123</text:p>
          </table:table-cell>
          <table:table-cell office:value-type="float" office:value="1.2024123909965" calcext:value-type="float">
            <text:p>1.2024123909965</text:p>
          </table:table-cell>
          <table:table-cell office:value-type="float" office:value="0.140328424016049" calcext:value-type="float">
            <text:p>0.140328424016049</text:p>
          </table:table-cell>
          <table:table-cell office:value-type="float" office:value="0.165990014790298" calcext:value-type="float">
            <text:p>0.165990014790298</text:p>
          </table:table-cell>
          <table:table-cell office:value-type="float" office:value="0.134190933011881" calcext:value-type="float">
            <text:p>0.134190933011881</text:p>
          </table:table-cell>
          <table:table-cell office:value-type="float" office:value="5" calcext:value-type="float">
            <text:p>5</text:p>
          </table:table-cell>
          <table:table-cell office:value-type="float" office:value="0.131069437392883" calcext:value-type="float">
            <text:p>0.131069437392883</text:p>
          </table:table-cell>
          <table:table-cell office:value-type="float" office:value="0.131278053674466" calcext:value-type="float">
            <text:p>0.131278053674466</text:p>
          </table:table-cell>
          <table:table-cell office:value-type="float" office:value="-221.93431519679" calcext:value-type="float">
            <text:p>-221.93431519679</text:p>
          </table:table-cell>
          <table:table-cell office:value-type="float" office:value="-216.80199704194" calcext:value-type="float">
            <text:p>-216.80199704194</text:p>
          </table:table-cell>
          <table:table-cell office:value-type="float" office:value="-223.161813397624" calcext:value-type="float">
            <text:p>-223.161813397624</text:p>
          </table:table-cell>
          <table:table-cell office:value-type="float" office:value="750" calcext:value-type="float">
            <text:p>750</text:p>
          </table:table-cell>
          <table:table-cell office:value-type="float" office:value="-223.786112521423" calcext:value-type="float">
            <text:p>-223.786112521423</text:p>
          </table:table-cell>
        </table:table-row>
        <table:table-row table:style-name="ro1">
          <table:table-cell office:value-type="string" calcext:value-type="string">
            <text:p>2019-12-02 22:17:40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088454398707" calcext:value-type="float">
            <text:p>72.3088454398707</text:p>
          </table:table-cell>
          <table:table-cell office:value-type="float" office:value="982.173945038729" calcext:value-type="float">
            <text:p>982.173945038729</text:p>
          </table:table-cell>
          <table:table-cell office:value-type="float" office:value="4090560" calcext:value-type="float">
            <text:p>4090560</text:p>
          </table:table-cell>
          <table:table-cell office:value-type="float" office:value="2023031" calcext:value-type="float">
            <text:p>2023031</text:p>
          </table:table-cell>
          <table:table-cell office:value-type="float" office:value="234865" calcext:value-type="float">
            <text:p>234865</text:p>
          </table:table-cell>
          <table:table-cell office:value-type="float" office:value="278120" calcext:value-type="float">
            <text:p>278120</text:p>
          </table:table-cell>
          <table:table-cell office:value-type="float" office:value="224383" calcext:value-type="float">
            <text:p>2243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43" calcext:value-type="float">
            <text:p>220143</text:p>
          </table:table-cell>
          <table:table-cell office:value-type="float" office:value="220225" calcext:value-type="float">
            <text:p>220225</text:p>
          </table:table-cell>
          <table:table-cell office:value-type="float" office:value="2.43816404797602" calcext:value-type="float">
            <text:p>2.43816404797602</text:p>
          </table:table-cell>
          <table:table-cell office:value-type="float" office:value="1.20582058499105" calcext:value-type="float">
            <text:p>1.20582058499105</text:p>
          </table:table-cell>
          <table:table-cell office:value-type="float" office:value="0.139990465639885" calcext:value-type="float">
            <text:p>0.139990465639885</text:p>
          </table:table-cell>
          <table:table-cell office:value-type="float" office:value="0.165772457810933" calcext:value-type="float">
            <text:p>0.165772457810933</text:p>
          </table:table-cell>
          <table:table-cell office:value-type="float" office:value="0.133742706029738" calcext:value-type="float">
            <text:p>0.133742706029738</text:p>
          </table:table-cell>
          <table:table-cell office:value-type="float" office:value="5" calcext:value-type="float">
            <text:p>5</text:p>
          </table:table-cell>
          <table:table-cell office:value-type="float" office:value="0.131215468789991" calcext:value-type="float">
            <text:p>0.131215468789991</text:p>
          </table:table-cell>
          <table:table-cell office:value-type="float" office:value="0.131264344604533" calcext:value-type="float">
            <text:p>0.131264344604533</text:p>
          </table:table-cell>
          <table:table-cell office:value-type="float" office:value="-222.001906872023" calcext:value-type="float">
            <text:p>-222.001906872023</text:p>
          </table:table-cell>
          <table:table-cell office:value-type="float" office:value="-216.845508437813" calcext:value-type="float">
            <text:p>-216.845508437813</text:p>
          </table:table-cell>
          <table:table-cell office:value-type="float" office:value="-223.251458794052" calcext:value-type="float">
            <text:p>-223.251458794052</text:p>
          </table:table-cell>
          <table:table-cell office:value-type="float" office:value="750" calcext:value-type="float">
            <text:p>750</text:p>
          </table:table-cell>
          <table:table-cell office:value-type="float" office:value="-223.756906242002" calcext:value-type="float">
            <text:p>-223.756906242002</text:p>
          </table:table-cell>
        </table:table-row>
        <table:table-row table:style-name="ro1">
          <table:table-cell office:value-type="string" calcext:value-type="string">
            <text:p>2019-12-02 22:17:41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2981555039798" calcext:value-type="float">
            <text:p>72.2981555039798</text:p>
          </table:table-cell>
          <table:table-cell office:value-type="float" office:value="982.173945038729" calcext:value-type="float">
            <text:p>982.173945038729</text:p>
          </table:table-cell>
          <table:table-cell office:value-type="float" office:value="4090705" calcext:value-type="float">
            <text:p>4090705</text:p>
          </table:table-cell>
          <table:table-cell office:value-type="float" office:value="2021264" calcext:value-type="float">
            <text:p>2021264</text:p>
          </table:table-cell>
          <table:table-cell office:value-type="float" office:value="234359" calcext:value-type="float">
            <text:p>234359</text:p>
          </table:table-cell>
          <table:table-cell office:value-type="float" office:value="277760" calcext:value-type="float">
            <text:p>277760</text:p>
          </table:table-cell>
          <table:table-cell office:value-type="float" office:value="224312" calcext:value-type="float">
            <text:p>2243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65" calcext:value-type="float">
            <text:p>220165</text:p>
          </table:table-cell>
          <table:table-cell office:value-type="float" office:value="220196" calcext:value-type="float">
            <text:p>220196</text:p>
          </table:table-cell>
          <table:table-cell office:value-type="float" office:value="2.43825047472125" calcext:value-type="float">
            <text:p>2.43825047472125</text:p>
          </table:table-cell>
          <table:table-cell office:value-type="float" office:value="1.20476737079231" calcext:value-type="float">
            <text:p>1.20476737079231</text:p>
          </table:table-cell>
          <table:table-cell office:value-type="float" office:value="0.139688866101368" calcext:value-type="float">
            <text:p>0.139688866101368</text:p>
          </table:table-cell>
          <table:table-cell office:value-type="float" office:value="0.165557881064162" calcext:value-type="float">
            <text:p>0.165557881064162</text:p>
          </table:table-cell>
          <table:table-cell office:value-type="float" office:value="0.133700386726902" calcext:value-type="float">
            <text:p>0.133700386726902</text:p>
          </table:table-cell>
          <table:table-cell office:value-type="float" office:value="5" calcext:value-type="float">
            <text:p>5</text:p>
          </table:table-cell>
          <table:table-cell office:value-type="float" office:value="0.131228581813405" calcext:value-type="float">
            <text:p>0.131228581813405</text:p>
          </table:table-cell>
          <table:table-cell office:value-type="float" office:value="0.131247059255488" calcext:value-type="float">
            <text:p>0.131247059255488</text:p>
          </table:table-cell>
          <table:table-cell office:value-type="float" office:value="-222.062226779726" calcext:value-type="float">
            <text:p>-222.062226779726</text:p>
          </table:table-cell>
          <table:table-cell office:value-type="float" office:value="-216.888423787167" calcext:value-type="float">
            <text:p>-216.888423787167</text:p>
          </table:table-cell>
          <table:table-cell office:value-type="float" office:value="-223.25992265462" calcext:value-type="float">
            <text:p>-223.25992265462</text:p>
          </table:table-cell>
          <table:table-cell office:value-type="float" office:value="750" calcext:value-type="float">
            <text:p>750</text:p>
          </table:table-cell>
          <table:table-cell office:value-type="float" office:value="-223.754283637319" calcext:value-type="float">
            <text:p>-223.754283637319</text:p>
          </table:table-cell>
        </table:table-row>
        <table:table-row table:style-name="ro1">
          <table:table-cell office:value-type="string" calcext:value-type="string">
            <text:p>2019-12-02 22:17:42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195353416564" calcext:value-type="float">
            <text:p>72.3195353416564</text:p>
          </table:table-cell>
          <table:table-cell office:value-type="float" office:value="982.118990516982" calcext:value-type="float">
            <text:p>982.118990516982</text:p>
          </table:table-cell>
          <table:table-cell office:value-type="float" office:value="4090565" calcext:value-type="float">
            <text:p>4090565</text:p>
          </table:table-cell>
          <table:table-cell office:value-type="float" office:value="2021289" calcext:value-type="float">
            <text:p>2021289</text:p>
          </table:table-cell>
          <table:table-cell office:value-type="float" office:value="234309" calcext:value-type="float">
            <text:p>234309</text:p>
          </table:table-cell>
          <table:table-cell office:value-type="float" office:value="277734" calcext:value-type="float">
            <text:p>277734</text:p>
          </table:table-cell>
          <table:table-cell office:value-type="float" office:value="225651" calcext:value-type="float">
            <text:p>22565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00" calcext:value-type="float">
            <text:p>219900</text:p>
          </table:table-cell>
          <table:table-cell office:value-type="float" office:value="220322" calcext:value-type="float">
            <text:p>220322</text:p>
          </table:table-cell>
          <table:table-cell office:value-type="float" office:value="2.43816702820862" calcext:value-type="float">
            <text:p>2.43816702820862</text:p>
          </table:table-cell>
          <table:table-cell office:value-type="float" office:value="1.20478227195528" calcext:value-type="float">
            <text:p>1.20478227195528</text:p>
          </table:table-cell>
          <table:table-cell office:value-type="float" office:value="0.139659063775428" calcext:value-type="float">
            <text:p>0.139659063775428</text:p>
          </table:table-cell>
          <table:table-cell office:value-type="float" office:value="0.165542383854673" calcext:value-type="float">
            <text:p>0.165542383854673</text:p>
          </table:table-cell>
          <table:table-cell office:value-type="float" office:value="0.134498493015587" calcext:value-type="float">
            <text:p>0.134498493015587</text:p>
          </table:table-cell>
          <table:table-cell office:value-type="float" office:value="5" calcext:value-type="float">
            <text:p>5</text:p>
          </table:table-cell>
          <table:table-cell office:value-type="float" office:value="0.131070629485921" calcext:value-type="float">
            <text:p>0.131070629485921</text:p>
          </table:table-cell>
          <table:table-cell office:value-type="float" office:value="0.131322161116858" calcext:value-type="float">
            <text:p>0.131322161116858</text:p>
          </table:table-cell>
          <table:table-cell office:value-type="float" office:value="-222.068187244914" calcext:value-type="float">
            <text:p>-222.068187244914</text:p>
          </table:table-cell>
          <table:table-cell office:value-type="float" office:value="-216.891523229065" calcext:value-type="float">
            <text:p>-216.891523229065</text:p>
          </table:table-cell>
          <table:table-cell office:value-type="float" office:value="-223.100301396883" calcext:value-type="float">
            <text:p>-223.100301396883</text:p>
          </table:table-cell>
          <table:table-cell office:value-type="float" office:value="750" calcext:value-type="float">
            <text:p>750</text:p>
          </table:table-cell>
          <table:table-cell office:value-type="float" office:value="-223.785874102816" calcext:value-type="float">
            <text:p>-223.785874102816</text:p>
          </table:table-cell>
        </table:table-row>
        <table:table-row table:style-name="ro1">
          <table:table-cell office:value-type="string" calcext:value-type="string">
            <text:p>2019-12-02 22:17:43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141903950267" calcext:value-type="float">
            <text:p>72.3141903950267</text:p>
          </table:table-cell>
          <table:table-cell office:value-type="float" office:value="982.146467766993" calcext:value-type="float">
            <text:p>982.146467766993</text:p>
          </table:table-cell>
          <table:table-cell office:value-type="float" office:value="4090420" calcext:value-type="float">
            <text:p>4090420</text:p>
          </table:table-cell>
          <table:table-cell office:value-type="float" office:value="2031100" calcext:value-type="float">
            <text:p>2031100</text:p>
          </table:table-cell>
          <table:table-cell office:value-type="float" office:value="234118" calcext:value-type="float">
            <text:p>234118</text:p>
          </table:table-cell>
          <table:table-cell office:value-type="float" office:value="277709" calcext:value-type="float">
            <text:p>277709</text:p>
          </table:table-cell>
          <table:table-cell office:value-type="float" office:value="226216" calcext:value-type="float">
            <text:p>2262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728" calcext:value-type="float">
            <text:p>219728</text:p>
          </table:table-cell>
          <table:table-cell office:value-type="float" office:value="220297" calcext:value-type="float">
            <text:p>220297</text:p>
          </table:table-cell>
          <table:table-cell office:value-type="float" office:value="2.43808060146339" calcext:value-type="float">
            <text:p>2.43808060146339</text:p>
          </table:table-cell>
          <table:table-cell office:value-type="float" office:value="1.21063008435131" calcext:value-type="float">
            <text:p>1.21063008435131</text:p>
          </table:table-cell>
          <table:table-cell office:value-type="float" office:value="0.139545218890335" calcext:value-type="float">
            <text:p>0.139545218890335</text:p>
          </table:table-cell>
          <table:table-cell office:value-type="float" office:value="0.165527482691703" calcext:value-type="float">
            <text:p>0.165527482691703</text:p>
          </table:table-cell>
          <table:table-cell office:value-type="float" office:value="0.134835259298713" calcext:value-type="float">
            <text:p>0.134835259298713</text:p>
          </table:table-cell>
          <table:table-cell office:value-type="float" office:value="5" calcext:value-type="float">
            <text:p>5</text:p>
          </table:table-cell>
          <table:table-cell office:value-type="float" office:value="0.130968109484686" calcext:value-type="float">
            <text:p>0.130968109484686</text:p>
          </table:table-cell>
          <table:table-cell office:value-type="float" office:value="0.131307259953887" calcext:value-type="float">
            <text:p>0.131307259953887</text:p>
          </table:table-cell>
          <table:table-cell office:value-type="float" office:value="-222.090956221933" calcext:value-type="float">
            <text:p>-222.090956221933</text:p>
          </table:table-cell>
          <table:table-cell office:value-type="float" office:value="-216.894503461659" calcext:value-type="float">
            <text:p>-216.894503461659</text:p>
          </table:table-cell>
          <table:table-cell office:value-type="float" office:value="-223.032948140257" calcext:value-type="float">
            <text:p>-223.032948140257</text:p>
          </table:table-cell>
          <table:table-cell office:value-type="float" office:value="750" calcext:value-type="float">
            <text:p>750</text:p>
          </table:table-cell>
          <table:table-cell office:value-type="float" office:value="-223.806378103063" calcext:value-type="float">
            <text:p>-223.806378103063</text:p>
          </table:table-cell>
        </table:table-row>
        <table:table-row table:style-name="ro1">
          <table:table-cell office:value-type="string" calcext:value-type="string">
            <text:p>2019-12-02 22:17:45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3088454398707" calcext:value-type="float">
            <text:p>72.3088454398707</text:p>
          </table:table-cell>
          <table:table-cell office:value-type="float" office:value="982.118990516982" calcext:value-type="float">
            <text:p>982.118990516982</text:p>
          </table:table-cell>
          <table:table-cell office:value-type="float" office:value="4090533" calcext:value-type="float">
            <text:p>4090533</text:p>
          </table:table-cell>
          <table:table-cell office:value-type="float" office:value="2038893" calcext:value-type="float">
            <text:p>2038893</text:p>
          </table:table-cell>
          <table:table-cell office:value-type="float" office:value="234038" calcext:value-type="float">
            <text:p>234038</text:p>
          </table:table-cell>
          <table:table-cell office:value-type="float" office:value="277603" calcext:value-type="float">
            <text:p>277603</text:p>
          </table:table-cell>
          <table:table-cell office:value-type="float" office:value="226557" calcext:value-type="float">
            <text:p>2265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63" calcext:value-type="float">
            <text:p>219563</text:p>
          </table:table-cell>
          <table:table-cell office:value-type="float" office:value="220307" calcext:value-type="float">
            <text:p>220307</text:p>
          </table:table-cell>
          <table:table-cell office:value-type="float" office:value="2.43814795472001" calcext:value-type="float">
            <text:p>2.43814795472001</text:p>
          </table:table-cell>
          <table:table-cell office:value-type="float" office:value="1.21527507487238" calcext:value-type="float">
            <text:p>1.21527507487238</text:p>
          </table:table-cell>
          <table:table-cell office:value-type="float" office:value="0.139497535168831" calcext:value-type="float">
            <text:p>0.139497535168831</text:p>
          </table:table-cell>
          <table:table-cell office:value-type="float" office:value="0.16546430176071" calcext:value-type="float">
            <text:p>0.16546430176071</text:p>
          </table:table-cell>
          <table:table-cell office:value-type="float" office:value="0.135038511161627" calcext:value-type="float">
            <text:p>0.135038511161627</text:p>
          </table:table-cell>
          <table:table-cell office:value-type="float" office:value="5" calcext:value-type="float">
            <text:p>5</text:p>
          </table:table-cell>
          <table:table-cell office:value-type="float" office:value="0.130869761809082" calcext:value-type="float">
            <text:p>0.130869761809082</text:p>
          </table:table-cell>
          <table:table-cell office:value-type="float" office:value="0.131313220419076" calcext:value-type="float">
            <text:p>0.131313220419076</text:p>
          </table:table-cell>
          <table:table-cell office:value-type="float" office:value="-222.100492966234" calcext:value-type="float">
            <text:p>-222.100492966234</text:p>
          </table:table-cell>
          <table:table-cell office:value-type="float" office:value="-216.907139647858" calcext:value-type="float">
            <text:p>-216.907139647858</text:p>
          </table:table-cell>
          <table:table-cell office:value-type="float" office:value="-222.992297767675" calcext:value-type="float">
            <text:p>-222.992297767675</text:p>
          </table:table-cell>
          <table:table-cell office:value-type="float" office:value="750" calcext:value-type="float">
            <text:p>750</text:p>
          </table:table-cell>
          <table:table-cell office:value-type="float" office:value="-223.826047638184" calcext:value-type="float">
            <text:p>-223.826047638184</text:p>
          </table:table-cell>
        </table:table-row>
        <table:table-row table:style-name="ro1">
          <table:table-cell office:value-type="string" calcext:value-type="string">
            <text:p>2019-12-02 22:17:46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2985429374049" calcext:value-type="float">
            <text:p>72.2985429374049</text:p>
          </table:table-cell>
          <table:table-cell office:value-type="float" office:value="982.209944033752" calcext:value-type="float">
            <text:p>982.209944033752</text:p>
          </table:table-cell>
          <table:table-cell office:value-type="float" office:value="4090724" calcext:value-type="float">
            <text:p>4090724</text:p>
          </table:table-cell>
          <table:table-cell office:value-type="float" office:value="2042514" calcext:value-type="float">
            <text:p>2042514</text:p>
          </table:table-cell>
          <table:table-cell office:value-type="float" office:value="234024" calcext:value-type="float">
            <text:p>234024</text:p>
          </table:table-cell>
          <table:table-cell office:value-type="float" office:value="277517" calcext:value-type="float">
            <text:p>277517</text:p>
          </table:table-cell>
          <table:table-cell office:value-type="float" office:value="226676" calcext:value-type="float">
            <text:p>2266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468" calcext:value-type="float">
            <text:p>219468</text:p>
          </table:table-cell>
          <table:table-cell office:value-type="float" office:value="220355" calcext:value-type="float">
            <text:p>220355</text:p>
          </table:table-cell>
          <table:table-cell office:value-type="float" office:value="2.43826179960511" calcext:value-type="float">
            <text:p>2.43826179960511</text:p>
          </table:table-cell>
          <table:table-cell office:value-type="float" office:value="1.21743335931699" calcext:value-type="float">
            <text:p>1.21743335931699</text:p>
          </table:table-cell>
          <table:table-cell office:value-type="float" office:value="0.139489190517567" calcext:value-type="float">
            <text:p>0.139489190517567</text:p>
          </table:table-cell>
          <table:table-cell office:value-type="float" office:value="0.165413041760092" calcext:value-type="float">
            <text:p>0.165413041760092</text:p>
          </table:table-cell>
          <table:table-cell office:value-type="float" office:value="0.135109440697365" calcext:value-type="float">
            <text:p>0.135109440697365</text:p>
          </table:table-cell>
          <table:table-cell office:value-type="float" office:value="5" calcext:value-type="float">
            <text:p>5</text:p>
          </table:table-cell>
          <table:table-cell office:value-type="float" office:value="0.130813137389796" calcext:value-type="float">
            <text:p>0.130813137389796</text:p>
          </table:table-cell>
          <table:table-cell office:value-type="float" office:value="0.131341830651978" calcext:value-type="float">
            <text:p>0.131341830651978</text:p>
          </table:table-cell>
          <table:table-cell office:value-type="float" office:value="-222.102161896486" calcext:value-type="float">
            <text:p>-222.102161896486</text:p>
          </table:table-cell>
          <table:table-cell office:value-type="float" office:value="-216.917391647982" calcext:value-type="float">
            <text:p>-216.917391647982</text:p>
          </table:table-cell>
          <table:table-cell office:value-type="float" office:value="-222.978111860527" calcext:value-type="float">
            <text:p>-222.978111860527</text:p>
          </table:table-cell>
          <table:table-cell office:value-type="float" office:value="750" calcext:value-type="float">
            <text:p>750</text:p>
          </table:table-cell>
          <table:table-cell office:value-type="float" office:value="-223.837372522041" calcext:value-type="float">
            <text:p>-223.837372522041</text:p>
          </table:table-cell>
        </table:table-row>
        <table:table-row table:style-name="ro1">
          <table:table-cell office:value-type="string" calcext:value-type="string">
            <text:p>2019-12-02 22:17:47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2985429374049" calcext:value-type="float">
            <text:p>72.2985429374049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90688" calcext:value-type="float">
            <text:p>4090688</text:p>
          </table:table-cell>
          <table:table-cell office:value-type="float" office:value="2039942" calcext:value-type="float">
            <text:p>2039942</text:p>
          </table:table-cell>
          <table:table-cell office:value-type="float" office:value="233582" calcext:value-type="float">
            <text:p>233582</text:p>
          </table:table-cell>
          <table:table-cell office:value-type="float" office:value="277301" calcext:value-type="float">
            <text:p>277301</text:p>
          </table:table-cell>
          <table:table-cell office:value-type="float" office:value="226562" calcext:value-type="float">
            <text:p>2265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40" calcext:value-type="float">
            <text:p>219540</text:p>
          </table:table-cell>
          <table:table-cell office:value-type="float" office:value="220288" calcext:value-type="float">
            <text:p>220288</text:p>
          </table:table-cell>
          <table:table-cell office:value-type="float" office:value="2.43824034193043" calcext:value-type="float">
            <text:p>2.43824034193043</text:p>
          </table:table-cell>
          <table:table-cell office:value-type="float" office:value="1.21590032767061" calcext:value-type="float">
            <text:p>1.21590032767061</text:p>
          </table:table-cell>
          <table:table-cell office:value-type="float" office:value="0.139225737956254" calcext:value-type="float">
            <text:p>0.139225737956254</text:p>
          </table:table-cell>
          <table:table-cell office:value-type="float" office:value="0.165284295712029" calcext:value-type="float">
            <text:p>0.165284295712029</text:p>
          </table:table-cell>
          <table:table-cell office:value-type="float" office:value="0.135041491394221" calcext:value-type="float">
            <text:p>0.135041491394221</text:p>
          </table:table-cell>
          <table:table-cell office:value-type="float" office:value="5" calcext:value-type="float">
            <text:p>5</text:p>
          </table:table-cell>
          <table:table-cell office:value-type="float" office:value="0.13085605273915" calcext:value-type="float">
            <text:p>0.13085605273915</text:p>
          </table:table-cell>
          <table:table-cell office:value-type="float" office:value="0.131301895535218" calcext:value-type="float">
            <text:p>0.131301895535218</text:p>
          </table:table-cell>
          <table:table-cell office:value-type="float" office:value="-222.154852408749" calcext:value-type="float">
            <text:p>-222.154852408749</text:p>
          </table:table-cell>
          <table:table-cell office:value-type="float" office:value="-216.943140857594" calcext:value-type="float">
            <text:p>-216.943140857594</text:p>
          </table:table-cell>
          <table:table-cell office:value-type="float" office:value="-222.991701721156" calcext:value-type="float">
            <text:p>-222.991701721156</text:p>
          </table:table-cell>
          <table:table-cell office:value-type="float" office:value="750" calcext:value-type="float">
            <text:p>750</text:p>
          </table:table-cell>
          <table:table-cell office:value-type="float" office:value="-223.82878945217" calcext:value-type="float">
            <text:p>-223.82878945217</text:p>
          </table:table-cell>
        </table:table-row>
        <table:table-row table:style-name="ro1">
          <table:table-cell office:value-type="string" calcext:value-type="string">
            <text:p>2019-12-02 22:17:49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2866908778818" calcext:value-type="float">
            <text:p>72.2866908778818</text:p>
          </table:table-cell>
          <table:table-cell office:value-type="float" office:value="982.156902203592" calcext:value-type="float">
            <text:p>982.156902203592</text:p>
          </table:table-cell>
          <table:table-cell office:value-type="float" office:value="4090472" calcext:value-type="float">
            <text:p>4090472</text:p>
          </table:table-cell>
          <table:table-cell office:value-type="float" office:value="2041278" calcext:value-type="float">
            <text:p>2041278</text:p>
          </table:table-cell>
          <table:table-cell office:value-type="float" office:value="233818" calcext:value-type="float">
            <text:p>233818</text:p>
          </table:table-cell>
          <table:table-cell office:value-type="float" office:value="277301" calcext:value-type="float">
            <text:p>277301</text:p>
          </table:table-cell>
          <table:table-cell office:value-type="float" office:value="226612" calcext:value-type="float">
            <text:p>2266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470" calcext:value-type="float">
            <text:p>219470</text:p>
          </table:table-cell>
          <table:table-cell office:value-type="float" office:value="220280" calcext:value-type="float">
            <text:p>220280</text:p>
          </table:table-cell>
          <table:table-cell office:value-type="float" office:value="2.43811159588237" calcext:value-type="float">
            <text:p>2.43811159588237</text:p>
          </table:table-cell>
          <table:table-cell office:value-type="float" office:value="1.21669664581974" calcext:value-type="float">
            <text:p>1.21669664581974</text:p>
          </table:table-cell>
          <table:table-cell office:value-type="float" office:value="0.139366404934693" calcext:value-type="float">
            <text:p>0.139366404934693</text:p>
          </table:table-cell>
          <table:table-cell office:value-type="float" office:value="0.165284295712029" calcext:value-type="float">
            <text:p>0.165284295712029</text:p>
          </table:table-cell>
          <table:table-cell office:value-type="float" office:value="0.135071293720161" calcext:value-type="float">
            <text:p>0.135071293720161</text:p>
          </table:table-cell>
          <table:table-cell office:value-type="float" office:value="5" calcext:value-type="float">
            <text:p>5</text:p>
          </table:table-cell>
          <table:table-cell office:value-type="float" office:value="0.130814329482833" calcext:value-type="float">
            <text:p>0.130814329482833</text:p>
          </table:table-cell>
          <table:table-cell office:value-type="float" office:value="0.131297127163068" calcext:value-type="float">
            <text:p>0.131297127163068</text:p>
          </table:table-cell>
          <table:table-cell office:value-type="float" office:value="-222.126719013061" calcext:value-type="float">
            <text:p>-222.126719013061</text:p>
          </table:table-cell>
          <table:table-cell office:value-type="float" office:value="-216.943140857594" calcext:value-type="float">
            <text:p>-216.943140857594</text:p>
          </table:table-cell>
          <table:table-cell office:value-type="float" office:value="-222.985741255968" calcext:value-type="float">
            <text:p>-222.985741255968</text:p>
          </table:table-cell>
          <table:table-cell office:value-type="float" office:value="750" calcext:value-type="float">
            <text:p>750</text:p>
          </table:table-cell>
          <table:table-cell office:value-type="float" office:value="-223.837134103433" calcext:value-type="float">
            <text:p>-223.837134103433</text:p>
          </table:table-cell>
        </table:table-row>
        <table:table-row table:style-name="ro1">
          <table:table-cell office:value-type="string" calcext:value-type="string">
            <text:p>2019-12-02 22:17:50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2977680609792" calcext:value-type="float">
            <text:p>72.2977680609792</text:p>
          </table:table-cell>
          <table:table-cell office:value-type="float" office:value="982.13794655987" calcext:value-type="float">
            <text:p>982.13794655987</text:p>
          </table:table-cell>
          <table:table-cell office:value-type="float" office:value="4090683" calcext:value-type="float">
            <text:p>4090683</text:p>
          </table:table-cell>
          <table:table-cell office:value-type="float" office:value="2031952" calcext:value-type="float">
            <text:p>2031952</text:p>
          </table:table-cell>
          <table:table-cell office:value-type="float" office:value="233972" calcext:value-type="float">
            <text:p>233972</text:p>
          </table:table-cell>
          <table:table-cell office:value-type="float" office:value="277126" calcext:value-type="float">
            <text:p>277126</text:p>
          </table:table-cell>
          <table:table-cell office:value-type="float" office:value="226281" calcext:value-type="float">
            <text:p>2262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499" calcext:value-type="float">
            <text:p>219499</text:p>
          </table:table-cell>
          <table:table-cell office:value-type="float" office:value="220337" calcext:value-type="float">
            <text:p>220337</text:p>
          </table:table-cell>
          <table:table-cell office:value-type="float" office:value="2.43823736169784" calcext:value-type="float">
            <text:p>2.43823736169784</text:p>
          </table:table-cell>
          <table:table-cell office:value-type="float" office:value="1.21113791598534" calcext:value-type="float">
            <text:p>1.21113791598534</text:p>
          </table:table-cell>
          <table:table-cell office:value-type="float" office:value="0.139458196098589" calcext:value-type="float">
            <text:p>0.139458196098589</text:p>
          </table:table-cell>
          <table:table-cell office:value-type="float" office:value="0.165179987571238" calcext:value-type="float">
            <text:p>0.165179987571238</text:p>
          </table:table-cell>
          <table:table-cell office:value-type="float" office:value="0.134874002322436" calcext:value-type="float">
            <text:p>0.134874002322436</text:p>
          </table:table-cell>
          <table:table-cell office:value-type="float" office:value="5" calcext:value-type="float">
            <text:p>5</text:p>
          </table:table-cell>
          <table:table-cell office:value-type="float" office:value="0.130831614831879" calcext:value-type="float">
            <text:p>0.130831614831879</text:p>
          </table:table-cell>
          <table:table-cell office:value-type="float" office:value="0.13133110181464" calcext:value-type="float">
            <text:p>0.13133110181464</text:p>
          </table:table-cell>
          <table:table-cell office:value-type="float" office:value="-222.108360780282" calcext:value-type="float">
            <text:p>-222.108360780282</text:p>
          </table:table-cell>
          <table:table-cell office:value-type="float" office:value="-216.964002485752" calcext:value-type="float">
            <text:p>-216.964002485752</text:p>
          </table:table-cell>
          <table:table-cell office:value-type="float" office:value="-223.025199535513" calcext:value-type="float">
            <text:p>-223.025199535513</text:p>
          </table:table-cell>
          <table:table-cell office:value-type="float" office:value="750" calcext:value-type="float">
            <text:p>750</text:p>
          </table:table-cell>
          <table:table-cell office:value-type="float" office:value="-223.833677033624" calcext:value-type="float">
            <text:p>-223.833677033624</text:p>
          </table:table-cell>
        </table:table-row>
        <table:table-row table:style-name="ro1">
          <table:table-cell office:value-type="string" calcext:value-type="string">
            <text:p>2019-12-02 22:17:51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2763883263574" calcext:value-type="float">
            <text:p>72.2763883263574</text:p>
          </table:table-cell>
          <table:table-cell office:value-type="float" office:value="982.082992539235" calcext:value-type="float">
            <text:p>982.082992539235</text:p>
          </table:table-cell>
          <table:table-cell office:value-type="float" office:value="4090404" calcext:value-type="float">
            <text:p>4090404</text:p>
          </table:table-cell>
          <table:table-cell office:value-type="float" office:value="2030343" calcext:value-type="float">
            <text:p>2030343</text:p>
          </table:table-cell>
          <table:table-cell office:value-type="float" office:value="234018" calcext:value-type="float">
            <text:p>234018</text:p>
          </table:table-cell>
          <table:table-cell office:value-type="float" office:value="276970" calcext:value-type="float">
            <text:p>276970</text:p>
          </table:table-cell>
          <table:table-cell office:value-type="float" office:value="226258" calcext:value-type="float">
            <text:p>2262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47" calcext:value-type="float">
            <text:p>219547</text:p>
          </table:table-cell>
          <table:table-cell office:value-type="float" office:value="220278" calcext:value-type="float">
            <text:p>220278</text:p>
          </table:table-cell>
          <table:table-cell office:value-type="float" office:value="2.43807106471909" calcext:value-type="float">
            <text:p>2.43807106471909</text:p>
          </table:table-cell>
          <table:table-cell office:value-type="float" office:value="1.21017887713657" calcext:value-type="float">
            <text:p>1.21017887713657</text:p>
          </table:table-cell>
          <table:table-cell office:value-type="float" office:value="0.139485614238455" calcext:value-type="float">
            <text:p>0.139485614238455</text:p>
          </table:table-cell>
          <table:table-cell office:value-type="float" office:value="0.165087004314304" calcext:value-type="float">
            <text:p>0.165087004314304</text:p>
          </table:table-cell>
          <table:table-cell office:value-type="float" office:value="0.134860293252503" calcext:value-type="float">
            <text:p>0.134860293252503</text:p>
          </table:table-cell>
          <table:table-cell office:value-type="float" office:value="5" calcext:value-type="float">
            <text:p>5</text:p>
          </table:table-cell>
          <table:table-cell office:value-type="float" office:value="0.130860225064781" calcext:value-type="float">
            <text:p>0.130860225064781</text:p>
          </table:table-cell>
          <table:table-cell office:value-type="float" office:value="0.13129593507003" calcext:value-type="float">
            <text:p>0.13129593507003</text:p>
          </table:table-cell>
          <table:table-cell office:value-type="float" office:value="-222.102877152309" calcext:value-type="float">
            <text:p>-222.102877152309</text:p>
          </table:table-cell>
          <table:table-cell office:value-type="float" office:value="-216.982599137139" calcext:value-type="float">
            <text:p>-216.982599137139</text:p>
          </table:table-cell>
          <table:table-cell office:value-type="float" office:value="-223.027941349499" calcext:value-type="float">
            <text:p>-223.027941349499</text:p>
          </table:table-cell>
          <table:table-cell office:value-type="float" office:value="750" calcext:value-type="float">
            <text:p>750</text:p>
          </table:table-cell>
          <table:table-cell office:value-type="float" office:value="-223.827954987044" calcext:value-type="float">
            <text:p>-223.827954987044</text:p>
          </table:table-cell>
        </table:table-row>
        <table:table-row table:style-name="ro1">
          <table:table-cell office:value-type="string" calcext:value-type="string">
            <text:p>2019-12-02 22:17:52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2439316147601" calcext:value-type="float">
            <text:p>72.2439316147601</text:p>
          </table:table-cell>
          <table:table-cell office:value-type="float" office:value="982.184379039387" calcext:value-type="float">
            <text:p>982.184379039387</text:p>
          </table:table-cell>
          <table:table-cell office:value-type="float" office:value="4090560" calcext:value-type="float">
            <text:p>4090560</text:p>
          </table:table-cell>
          <table:table-cell office:value-type="float" office:value="2032945" calcext:value-type="float">
            <text:p>2032945</text:p>
          </table:table-cell>
          <table:table-cell office:value-type="float" office:value="234170" calcext:value-type="float">
            <text:p>234170</text:p>
          </table:table-cell>
          <table:table-cell office:value-type="float" office:value="276912" calcext:value-type="float">
            <text:p>276912</text:p>
          </table:table-cell>
          <table:table-cell office:value-type="float" office:value="226296" calcext:value-type="float">
            <text:p>22629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19" calcext:value-type="float">
            <text:p>219519</text:p>
          </table:table-cell>
          <table:table-cell office:value-type="float" office:value="220255" calcext:value-type="float">
            <text:p>220255</text:p>
          </table:table-cell>
          <table:table-cell office:value-type="float" office:value="2.43816404797602" calcext:value-type="float">
            <text:p>2.43816404797602</text:p>
          </table:table-cell>
          <table:table-cell office:value-type="float" office:value="1.21172979017851" calcext:value-type="float">
            <text:p>1.21172979017851</text:p>
          </table:table-cell>
          <table:table-cell office:value-type="float" office:value="0.139576213309313" calcext:value-type="float">
            <text:p>0.139576213309313</text:p>
          </table:table-cell>
          <table:table-cell office:value-type="float" office:value="0.165052433616213" calcext:value-type="float">
            <text:p>0.165052433616213</text:p>
          </table:table-cell>
          <table:table-cell office:value-type="float" office:value="0.134882943020218" calcext:value-type="float">
            <text:p>0.134882943020218</text:p>
          </table:table-cell>
          <table:table-cell office:value-type="float" office:value="5" calcext:value-type="float">
            <text:p>5</text:p>
          </table:table-cell>
          <table:table-cell office:value-type="float" office:value="0.130843535762255" calcext:value-type="float">
            <text:p>0.130843535762255</text:p>
          </table:table-cell>
          <table:table-cell office:value-type="float" office:value="0.131282226000098" calcext:value-type="float">
            <text:p>0.131282226000098</text:p>
          </table:table-cell>
          <table:table-cell office:value-type="float" office:value="-222.084757338137" calcext:value-type="float">
            <text:p>-222.084757338137</text:p>
          </table:table-cell>
          <table:table-cell office:value-type="float" office:value="-216.989513276757" calcext:value-type="float">
            <text:p>-216.989513276757</text:p>
          </table:table-cell>
          <table:table-cell office:value-type="float" office:value="-223.023411395956" calcext:value-type="float">
            <text:p>-223.023411395956</text:p>
          </table:table-cell>
          <table:table-cell office:value-type="float" office:value="750" calcext:value-type="float">
            <text:p>750</text:p>
          </table:table-cell>
          <table:table-cell office:value-type="float" office:value="-223.831292847549" calcext:value-type="float">
            <text:p>-223.831292847549</text:p>
          </table:table-cell>
        </table:table-row>
        <table:table-row table:style-name="ro1">
          <table:table-cell office:value-type="string" calcext:value-type="string">
            <text:p>2019-12-02 22:17:54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22828342468" calcext:value-type="float">
            <text:p>72.22828342468</text:p>
          </table:table-cell>
          <table:table-cell office:value-type="float" office:value="982.165423602773" calcext:value-type="float">
            <text:p>982.165423602773</text:p>
          </table:table-cell>
          <table:table-cell office:value-type="float" office:value="4090500" calcext:value-type="float">
            <text:p>4090500</text:p>
          </table:table-cell>
          <table:table-cell office:value-type="float" office:value="2019151" calcext:value-type="float">
            <text:p>2019151</text:p>
          </table:table-cell>
          <table:table-cell office:value-type="float" office:value="234361" calcext:value-type="float">
            <text:p>234361</text:p>
          </table:table-cell>
          <table:table-cell office:value-type="float" office:value="276391" calcext:value-type="float">
            <text:p>276391</text:p>
          </table:table-cell>
          <table:table-cell office:value-type="float" office:value="225841" calcext:value-type="float">
            <text:p>2258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673" calcext:value-type="float">
            <text:p>219673</text:p>
          </table:table-cell>
          <table:table-cell office:value-type="float" office:value="220340" calcext:value-type="float">
            <text:p>220340</text:p>
          </table:table-cell>
          <table:table-cell office:value-type="float" office:value="2.43812828518489" calcext:value-type="float">
            <text:p>2.43812828518489</text:p>
          </table:table-cell>
          <table:table-cell office:value-type="float" office:value="1.20350792449807" calcext:value-type="float">
            <text:p>1.20350792449807</text:p>
          </table:table-cell>
          <table:table-cell office:value-type="float" office:value="0.139690058194406" calcext:value-type="float">
            <text:p>0.139690058194406</text:p>
          </table:table-cell>
          <table:table-cell office:value-type="float" office:value="0.164741893379914" calcext:value-type="float">
            <text:p>0.164741893379914</text:p>
          </table:table-cell>
          <table:table-cell office:value-type="float" office:value="0.13461174185416" calcext:value-type="float">
            <text:p>0.13461174185416</text:p>
          </table:table-cell>
          <table:table-cell office:value-type="float" office:value="5" calcext:value-type="float">
            <text:p>5</text:p>
          </table:table-cell>
          <table:table-cell office:value-type="float" office:value="0.130935326926151" calcext:value-type="float">
            <text:p>0.130935326926151</text:p>
          </table:table-cell>
          <table:table-cell office:value-type="float" office:value="0.131332889954196" calcext:value-type="float">
            <text:p>0.131332889954196</text:p>
          </table:table-cell>
          <table:table-cell office:value-type="float" office:value="-222.061988361119" calcext:value-type="float">
            <text:p>-222.061988361119</text:p>
          </table:table-cell>
          <table:table-cell office:value-type="float" office:value="-217.051621324017" calcext:value-type="float">
            <text:p>-217.051621324017</text:p>
          </table:table-cell>
          <table:table-cell office:value-type="float" office:value="-223.077651629168" calcext:value-type="float">
            <text:p>-223.077651629168</text:p>
          </table:table-cell>
          <table:table-cell office:value-type="float" office:value="750" calcext:value-type="float">
            <text:p>750</text:p>
          </table:table-cell>
          <table:table-cell office:value-type="float" office:value="-223.81293461477" calcext:value-type="float">
            <text:p>-223.81293461477</text:p>
          </table:table-cell>
        </table:table-row>
        <table:table-row table:style-name="ro1">
          <table:table-cell office:value-type="string" calcext:value-type="string">
            <text:p>2019-12-02 22:17:55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2118618093296" calcext:value-type="float">
            <text:p>72.2118618093296</text:p>
          </table:table-cell>
          <table:table-cell office:value-type="float" office:value="982.101948597172" calcext:value-type="float">
            <text:p>982.101948597172</text:p>
          </table:table-cell>
          <table:table-cell office:value-type="float" office:value="4091165" calcext:value-type="float">
            <text:p>4091165</text:p>
          </table:table-cell>
          <table:table-cell office:value-type="float" office:value="2015910" calcext:value-type="float">
            <text:p>2015910</text:p>
          </table:table-cell>
          <table:table-cell office:value-type="float" office:value="234606" calcext:value-type="float">
            <text:p>234606</text:p>
          </table:table-cell>
          <table:table-cell office:value-type="float" office:value="276458" calcext:value-type="float">
            <text:p>276458</text:p>
          </table:table-cell>
          <table:table-cell office:value-type="float" office:value="225369" calcext:value-type="float">
            <text:p>2253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854" calcext:value-type="float">
            <text:p>219854</text:p>
          </table:table-cell>
          <table:table-cell office:value-type="float" office:value="220210" calcext:value-type="float">
            <text:p>220210</text:p>
          </table:table-cell>
          <table:table-cell office:value-type="float" office:value="2.4385246561199" calcext:value-type="float">
            <text:p>2.4385246561199</text:p>
          </table:table-cell>
          <table:table-cell office:value-type="float" office:value="1.20157613773062" calcext:value-type="float">
            <text:p>1.20157613773062</text:p>
          </table:table-cell>
          <table:table-cell office:value-type="float" office:value="0.139836089591514" calcext:value-type="float">
            <text:p>0.139836089591514</text:p>
          </table:table-cell>
          <table:table-cell office:value-type="float" office:value="0.164781828496674" calcext:value-type="float">
            <text:p>0.164781828496674</text:p>
          </table:table-cell>
          <table:table-cell office:value-type="float" office:value="0.134330407897283" calcext:value-type="float">
            <text:p>0.134330407897283</text:p>
          </table:table-cell>
          <table:table-cell office:value-type="float" office:value="5" calcext:value-type="float">
            <text:p>5</text:p>
          </table:table-cell>
          <table:table-cell office:value-type="float" office:value="0.131043211346055" calcext:value-type="float">
            <text:p>0.131043211346055</text:p>
          </table:table-cell>
          <table:table-cell office:value-type="float" office:value="0.131255403906751" calcext:value-type="float">
            <text:p>0.131255403906751</text:p>
          </table:table-cell>
          <table:table-cell office:value-type="float" office:value="-222.032782081697" calcext:value-type="float">
            <text:p>-222.032782081697</text:p>
          </table:table-cell>
          <table:table-cell office:value-type="float" office:value="-217.043634300665" calcext:value-type="float">
            <text:p>-217.043634300665</text:p>
          </table:table-cell>
          <table:table-cell office:value-type="float" office:value="-223.133918420543" calcext:value-type="float">
            <text:p>-223.133918420543</text:p>
          </table:table-cell>
          <table:table-cell office:value-type="float" office:value="750" calcext:value-type="float">
            <text:p>750</text:p>
          </table:table-cell>
          <table:table-cell office:value-type="float" office:value="-223.791357730789" calcext:value-type="float">
            <text:p>-223.791357730789</text:p>
          </table:table-cell>
        </table:table-row>
        <table:table-row table:style-name="ro1">
          <table:table-cell office:value-type="string" calcext:value-type="string">
            <text:p>2019-12-02 22:17:56</text:p>
          </table:table-cell>
          <table:table-cell office:value-type="float" office:value="24.6700980836758" calcext:value-type="float">
            <text:p>24.6700980836758</text:p>
          </table:table-cell>
          <table:table-cell office:value-type="float" office:value="72.1572537062993" calcext:value-type="float">
            <text:p>72.1572537062993</text:p>
          </table:table-cell>
          <table:table-cell office:value-type="float" office:value="982.186290547047" calcext:value-type="float">
            <text:p>982.186290547047</text:p>
          </table:table-cell>
          <table:table-cell office:value-type="float" office:value="4090995" calcext:value-type="float">
            <text:p>4090995</text:p>
          </table:table-cell>
          <table:table-cell office:value-type="float" office:value="2026316" calcext:value-type="float">
            <text:p>2026316</text:p>
          </table:table-cell>
          <table:table-cell office:value-type="float" office:value="234452" calcext:value-type="float">
            <text:p>234452</text:p>
          </table:table-cell>
          <table:table-cell office:value-type="float" office:value="276418" calcext:value-type="float">
            <text:p>276418</text:p>
          </table:table-cell>
          <table:table-cell office:value-type="float" office:value="226235" calcext:value-type="float">
            <text:p>2262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537" calcext:value-type="float">
            <text:p>219537</text:p>
          </table:table-cell>
          <table:table-cell office:value-type="float" office:value="220271" calcext:value-type="float">
            <text:p>220271</text:p>
          </table:table-cell>
          <table:table-cell office:value-type="float" office:value="2.4384233282117" calcext:value-type="float">
            <text:p>2.4384233282117</text:p>
          </table:table-cell>
          <table:table-cell office:value-type="float" office:value="1.20777859780533" calcext:value-type="float">
            <text:p>1.20777859780533</text:p>
          </table:table-cell>
          <table:table-cell office:value-type="float" office:value="0.139744298427617" calcext:value-type="float">
            <text:p>0.139744298427617</text:p>
          </table:table-cell>
          <table:table-cell office:value-type="float" office:value="0.164757986635922" calcext:value-type="float">
            <text:p>0.164757986635922</text:p>
          </table:table-cell>
          <table:table-cell office:value-type="float" office:value="0.13484658418257" calcext:value-type="float">
            <text:p>0.13484658418257</text:p>
          </table:table-cell>
          <table:table-cell office:value-type="float" office:value="5" calcext:value-type="float">
            <text:p>5</text:p>
          </table:table-cell>
          <table:table-cell office:value-type="float" office:value="0.130854264599593" calcext:value-type="float">
            <text:p>0.130854264599593</text:p>
          </table:table-cell>
          <table:table-cell office:value-type="float" office:value="0.131291762744398" calcext:value-type="float">
            <text:p>0.131291762744398</text:p>
          </table:table-cell>
          <table:table-cell office:value-type="float" office:value="-222.051140314477" calcext:value-type="float">
            <text:p>-222.051140314477</text:p>
          </table:table-cell>
          <table:table-cell office:value-type="float" office:value="-217.048402672816" calcext:value-type="float">
            <text:p>-217.048402672816</text:p>
          </table:table-cell>
          <table:table-cell office:value-type="float" office:value="-223.030683163486" calcext:value-type="float">
            <text:p>-223.030683163486</text:p>
          </table:table-cell>
          <table:table-cell office:value-type="float" office:value="750" calcext:value-type="float">
            <text:p>750</text:p>
          </table:table-cell>
          <table:table-cell office:value-type="float" office:value="-223.829147080081" calcext:value-type="float">
            <text:p>-223.829147080081</text:p>
          </table:table-cell>
        </table:table-row>
        <table:table-row table:style-name="ro1">
          <table:table-cell office:value-type="string" calcext:value-type="string">
            <text:p>2019-12-02 22:17:57</text:p>
          </table:table-cell>
          <table:table-cell office:value-type="float" office:value="24.6802060590126" calcext:value-type="float">
            <text:p>24.6802060590126</text:p>
          </table:table-cell>
          <table:table-cell office:value-type="float" office:value="72.1099200339235" calcext:value-type="float">
            <text:p>72.1099200339235</text:p>
          </table:table-cell>
          <table:table-cell office:value-type="float" office:value="982.148380841188" calcext:value-type="float">
            <text:p>982.148380841188</text:p>
          </table:table-cell>
          <table:table-cell office:value-type="float" office:value="4090468" calcext:value-type="float">
            <text:p>4090468</text:p>
          </table:table-cell>
          <table:table-cell office:value-type="float" office:value="2034525" calcext:value-type="float">
            <text:p>2034525</text:p>
          </table:table-cell>
          <table:table-cell office:value-type="float" office:value="234403" calcext:value-type="float">
            <text:p>234403</text:p>
          </table:table-cell>
          <table:table-cell office:value-type="float" office:value="276082" calcext:value-type="float">
            <text:p>276082</text:p>
          </table:table-cell>
          <table:table-cell office:value-type="float" office:value="226475" calcext:value-type="float">
            <text:p>2264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460" calcext:value-type="float">
            <text:p>219460</text:p>
          </table:table-cell>
          <table:table-cell office:value-type="float" office:value="220302" calcext:value-type="float">
            <text:p>220302</text:p>
          </table:table-cell>
          <table:table-cell office:value-type="float" office:value="2.43810921169629" calcext:value-type="float">
            <text:p>2.43810921169629</text:p>
          </table:table-cell>
          <table:table-cell office:value-type="float" office:value="1.21267154367823" calcext:value-type="float">
            <text:p>1.21267154367823</text:p>
          </table:table-cell>
          <table:table-cell office:value-type="float" office:value="0.139715092148196" calcext:value-type="float">
            <text:p>0.139715092148196</text:p>
          </table:table-cell>
          <table:table-cell office:value-type="float" office:value="0.164557715005602" calcext:value-type="float">
            <text:p>0.164557715005602</text:p>
          </table:table-cell>
          <table:table-cell office:value-type="float" office:value="0.134989635347084" calcext:value-type="float">
            <text:p>0.134989635347084</text:p>
          </table:table-cell>
          <table:table-cell office:value-type="float" office:value="5" calcext:value-type="float">
            <text:p>5</text:p>
          </table:table-cell>
          <table:table-cell office:value-type="float" office:value="0.130808369017645" calcext:value-type="float">
            <text:p>0.130808369017645</text:p>
          </table:table-cell>
          <table:table-cell office:value-type="float" office:value="0.131310240186481" calcext:value-type="float">
            <text:p>0.131310240186481</text:p>
          </table:table-cell>
          <table:table-cell office:value-type="float" office:value="-222.056981570361" calcext:value-type="float">
            <text:p>-222.056981570361</text:p>
          </table:table-cell>
          <table:table-cell office:value-type="float" office:value="-217.08845699888" calcext:value-type="float">
            <text:p>-217.08845699888</text:p>
          </table:table-cell>
          <table:table-cell office:value-type="float" office:value="-223.002072930583" calcext:value-type="float">
            <text:p>-223.002072930583</text:p>
          </table:table-cell>
          <table:table-cell office:value-type="float" office:value="750" calcext:value-type="float">
            <text:p>750</text:p>
          </table:table-cell>
          <table:table-cell office:value-type="float" office:value="-223.838326196471" calcext:value-type="float">
            <text:p>-223.838326196471</text:p>
          </table:table-cell>
        </table:table-row>
        <table:table-row table:style-name="ro1">
          <table:table-cell office:value-type="string" calcext:value-type="string">
            <text:p>2019-12-02 22:17:59</text:p>
          </table:table-cell>
          <table:table-cell office:value-type="float" office:value="24.6751520711987" calcext:value-type="float">
            <text:p>24.6751520711987</text:p>
          </table:table-cell>
          <table:table-cell office:value-type="float" office:value="72.1255697255242" calcext:value-type="float">
            <text:p>72.1255697255242</text:p>
          </table:table-cell>
          <table:table-cell office:value-type="float" office:value="982.112383159152" calcext:value-type="float">
            <text:p>982.112383159152</text:p>
          </table:table-cell>
          <table:table-cell office:value-type="float" office:value="4090849" calcext:value-type="float">
            <text:p>4090849</text:p>
          </table:table-cell>
          <table:table-cell office:value-type="float" office:value="2017712" calcext:value-type="float">
            <text:p>2017712</text:p>
          </table:table-cell>
          <table:table-cell office:value-type="float" office:value="234693" calcext:value-type="float">
            <text:p>234693</text:p>
          </table:table-cell>
          <table:table-cell office:value-type="float" office:value="275868" calcext:value-type="float">
            <text:p>275868</text:p>
          </table:table-cell>
          <table:table-cell office:value-type="float" office:value="224846" calcext:value-type="float">
            <text:p>224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61" calcext:value-type="float">
            <text:p>219961</text:p>
          </table:table-cell>
          <table:table-cell office:value-type="float" office:value="220266" calcext:value-type="float">
            <text:p>220266</text:p>
          </table:table-cell>
          <table:table-cell office:value-type="float" office:value="2.43833630541996" calcext:value-type="float">
            <text:p>2.43833630541996</text:p>
          </table:table-cell>
          <table:table-cell office:value-type="float" office:value="1.20265021355751" calcext:value-type="float">
            <text:p>1.20265021355751</text:p>
          </table:table-cell>
          <table:table-cell office:value-type="float" office:value="0.13988794563865" calcext:value-type="float">
            <text:p>0.13988794563865</text:p>
          </table:table-cell>
          <table:table-cell office:value-type="float" office:value="0.164430161050577" calcext:value-type="float">
            <text:p>0.164430161050577</text:p>
          </table:table-cell>
          <table:table-cell office:value-type="float" office:value="0.134018675567946" calcext:value-type="float">
            <text:p>0.134018675567946</text:p>
          </table:table-cell>
          <table:table-cell office:value-type="float" office:value="5" calcext:value-type="float">
            <text:p>5</text:p>
          </table:table-cell>
          <table:table-cell office:value-type="float" office:value="0.131106988323568" calcext:value-type="float">
            <text:p>0.131106988323568</text:p>
          </table:table-cell>
          <table:table-cell office:value-type="float" office:value="0.131288782511804" calcext:value-type="float">
            <text:p>0.131288782511804</text:p>
          </table:table-cell>
          <table:table-cell office:value-type="float" office:value="-222.02241087227" calcext:value-type="float">
            <text:p>-222.02241087227</text:p>
          </table:table-cell>
          <table:table-cell office:value-type="float" office:value="-217.113967789885" calcext:value-type="float">
            <text:p>-217.113967789885</text:p>
          </table:table-cell>
          <table:table-cell office:value-type="float" office:value="-223.196264886411" calcext:value-type="float">
            <text:p>-223.196264886411</text:p>
          </table:table-cell>
          <table:table-cell office:value-type="float" office:value="750" calcext:value-type="float">
            <text:p>750</text:p>
          </table:table-cell>
          <table:table-cell office:value-type="float" office:value="-223.778602335286" calcext:value-type="float">
            <text:p>-223.778602335286</text:p>
          </table:table-cell>
        </table:table-row>
        <table:table-row table:style-name="ro1">
          <table:table-cell office:value-type="string" calcext:value-type="string">
            <text:p>2019-12-02 22:18:00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1801778323863" calcext:value-type="float">
            <text:p>72.1801778323863</text:p>
          </table:table-cell>
          <table:table-cell office:value-type="float" office:value="982.165423602773" calcext:value-type="float">
            <text:p>982.165423602773</text:p>
          </table:table-cell>
          <table:table-cell office:value-type="float" office:value="4090028" calcext:value-type="float">
            <text:p>4090028</text:p>
          </table:table-cell>
          <table:table-cell office:value-type="float" office:value="2021952" calcext:value-type="float">
            <text:p>2021952</text:p>
          </table:table-cell>
          <table:table-cell office:value-type="float" office:value="234618" calcext:value-type="float">
            <text:p>234618</text:p>
          </table:table-cell>
          <table:table-cell office:value-type="float" office:value="275559" calcext:value-type="float">
            <text:p>275559</text:p>
          </table:table-cell>
          <table:table-cell office:value-type="float" office:value="224416" calcext:value-type="float">
            <text:p>2244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99" calcext:value-type="float">
            <text:p>219999</text:p>
          </table:table-cell>
          <table:table-cell office:value-type="float" office:value="220228" calcext:value-type="float">
            <text:p>220228</text:p>
          </table:table-cell>
          <table:table-cell office:value-type="float" office:value="2.43784695122802" calcext:value-type="float">
            <text:p>2.43784695122802</text:p>
          </table:table-cell>
          <table:table-cell office:value-type="float" office:value="1.20517745079725" calcext:value-type="float">
            <text:p>1.20517745079725</text:p>
          </table:table-cell>
          <table:table-cell office:value-type="float" office:value="0.13984324214974" calcext:value-type="float">
            <text:p>0.13984324214974</text:p>
          </table:table-cell>
          <table:table-cell office:value-type="float" office:value="0.164245982676266" calcext:value-type="float">
            <text:p>0.164245982676266</text:p>
          </table:table-cell>
          <table:table-cell office:value-type="float" office:value="0.133762375564858" calcext:value-type="float">
            <text:p>0.133762375564858</text:p>
          </table:table-cell>
          <table:table-cell office:value-type="float" office:value="5" calcext:value-type="float">
            <text:p>5</text:p>
          </table:table-cell>
          <table:table-cell office:value-type="float" office:value="0.131129638091283" calcext:value-type="float">
            <text:p>0.131129638091283</text:p>
          </table:table-cell>
          <table:table-cell office:value-type="float" office:value="0.13126613274409" calcext:value-type="float">
            <text:p>0.13126613274409</text:p>
          </table:table-cell>
          <table:table-cell office:value-type="float" office:value="-222.031351570052" calcext:value-type="float">
            <text:p>-222.031351570052</text:p>
          </table:table-cell>
          <table:table-cell office:value-type="float" office:value="-217.150803464747" calcext:value-type="float">
            <text:p>-217.150803464747</text:p>
          </table:table-cell>
          <table:table-cell office:value-type="float" office:value="-223.247524887028" calcext:value-type="float">
            <text:p>-223.247524887028</text:p>
          </table:table-cell>
          <table:table-cell office:value-type="float" office:value="750" calcext:value-type="float">
            <text:p>750</text:p>
          </table:table-cell>
          <table:table-cell office:value-type="float" office:value="-223.774072381743" calcext:value-type="float">
            <text:p>-223.774072381743</text:p>
          </table:table-cell>
        </table:table-row>
        <table:table-row table:style-name="ro1">
          <table:table-cell office:value-type="string" calcext:value-type="string">
            <text:p>2019-12-02 22:18:01</text:p>
          </table:table-cell>
          <table:table-cell office:value-type="float" office:value="24.6953680242004" calcext:value-type="float">
            <text:p>24.6953680242004</text:p>
          </table:table-cell>
          <table:table-cell office:value-type="float" office:value="72.2019445462241" calcext:value-type="float">
            <text:p>72.2019445462241</text:p>
          </table:table-cell>
          <table:table-cell office:value-type="float" office:value="982.173945038729" calcext:value-type="float">
            <text:p>982.173945038729</text:p>
          </table:table-cell>
          <table:table-cell office:value-type="float" office:value="4089910" calcext:value-type="float">
            <text:p>4089910</text:p>
          </table:table-cell>
          <table:table-cell office:value-type="float" office:value="2024074" calcext:value-type="float">
            <text:p>2024074</text:p>
          </table:table-cell>
          <table:table-cell office:value-type="float" office:value="234644" calcext:value-type="float">
            <text:p>234644</text:p>
          </table:table-cell>
          <table:table-cell office:value-type="float" office:value="275508" calcext:value-type="float">
            <text:p>275508</text:p>
          </table:table-cell>
          <table:table-cell office:value-type="float" office:value="224120" calcext:value-type="float">
            <text:p>22412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144" calcext:value-type="float">
            <text:p>220144</text:p>
          </table:table-cell>
          <table:table-cell office:value-type="float" office:value="220248" calcext:value-type="float">
            <text:p>220248</text:p>
          </table:table-cell>
          <table:table-cell office:value-type="float" office:value="2.4377766177388" calcext:value-type="float">
            <text:p>2.4377766177388</text:p>
          </table:table-cell>
          <table:table-cell office:value-type="float" office:value="1.20644226151016" calcext:value-type="float">
            <text:p>1.20644226151016</text:p>
          </table:table-cell>
          <table:table-cell office:value-type="float" office:value="0.139858739359229" calcext:value-type="float">
            <text:p>0.139858739359229</text:p>
          </table:table-cell>
          <table:table-cell office:value-type="float" office:value="0.164215584303806" calcext:value-type="float">
            <text:p>0.164215584303806</text:p>
          </table:table-cell>
          <table:table-cell office:value-type="float" office:value="0.133585945795291" calcext:value-type="float">
            <text:p>0.133585945795291</text:p>
          </table:table-cell>
          <table:table-cell office:value-type="float" office:value="5" calcext:value-type="float">
            <text:p>5</text:p>
          </table:table-cell>
          <table:table-cell office:value-type="float" office:value="0.13121606483651" calcext:value-type="float">
            <text:p>0.13121606483651</text:p>
          </table:table-cell>
          <table:table-cell office:value-type="float" office:value="0.131278053674466" calcext:value-type="float">
            <text:p>0.131278053674466</text:p>
          </table:table-cell>
          <table:table-cell office:value-type="float" office:value="-222.028252128154" calcext:value-type="float">
            <text:p>-222.028252128154</text:p>
          </table:table-cell>
          <table:table-cell office:value-type="float" office:value="-217.156883139239" calcext:value-type="float">
            <text:p>-217.156883139239</text:p>
          </table:table-cell>
          <table:table-cell office:value-type="float" office:value="-223.282810840942" calcext:value-type="float">
            <text:p>-223.282810840942</text:p>
          </table:table-cell>
          <table:table-cell office:value-type="float" office:value="750" calcext:value-type="float">
            <text:p>750</text:p>
          </table:table-cell>
          <table:table-cell office:value-type="float" office:value="-223.756787032698" calcext:value-type="float">
            <text:p>-223.756787032698</text:p>
          </table:table-cell>
        </table:table-row>
        <table:table-row table:style-name="ro1">
          <table:table-cell office:value-type="string" calcext:value-type="string">
            <text:p>2019-12-02 22:18:02</text:p>
          </table:table-cell>
          <table:table-cell office:value-type="float" office:value="24.6903140355134" calcext:value-type="float">
            <text:p>24.6903140355134</text:p>
          </table:table-cell>
          <table:table-cell office:value-type="float" office:value="72.2443184686409" calcext:value-type="float">
            <text:p>72.2443184686409</text:p>
          </table:table-cell>
          <table:table-cell office:value-type="float" office:value="982.165423602773" calcext:value-type="float">
            <text:p>982.165423602773</text:p>
          </table:table-cell>
          <table:table-cell office:value-type="float" office:value="4090357" calcext:value-type="float">
            <text:p>4090357</text:p>
          </table:table-cell>
          <table:table-cell office:value-type="float" office:value="2021068" calcext:value-type="float">
            <text:p>2021068</text:p>
          </table:table-cell>
          <table:table-cell office:value-type="float" office:value="234526" calcext:value-type="float">
            <text:p>234526</text:p>
          </table:table-cell>
          <table:table-cell office:value-type="float" office:value="275514" calcext:value-type="float">
            <text:p>275514</text:p>
          </table:table-cell>
          <table:table-cell office:value-type="float" office:value="224327" calcext:value-type="float">
            <text:p>2243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34" calcext:value-type="float">
            <text:p>220034</text:p>
          </table:table-cell>
          <table:table-cell office:value-type="float" office:value="220208" calcext:value-type="float">
            <text:p>220208</text:p>
          </table:table-cell>
          <table:table-cell office:value-type="float" office:value="2.4380430505327" calcext:value-type="float">
            <text:p>2.4380430505327</text:p>
          </table:table-cell>
          <table:table-cell office:value-type="float" office:value="1.20465054567463" calcext:value-type="float">
            <text:p>1.20465054567463</text:p>
          </table:table-cell>
          <table:table-cell office:value-type="float" office:value="0.139788405870009" calcext:value-type="float">
            <text:p>0.139788405870009</text:p>
          </table:table-cell>
          <table:table-cell office:value-type="float" office:value="0.164219160582919" calcext:value-type="float">
            <text:p>0.164219160582919</text:p>
          </table:table-cell>
          <table:table-cell office:value-type="float" office:value="0.133709327424684" calcext:value-type="float">
            <text:p>0.133709327424684</text:p>
          </table:table-cell>
          <table:table-cell office:value-type="float" office:value="5" calcext:value-type="float">
            <text:p>5</text:p>
          </table:table-cell>
          <table:table-cell office:value-type="float" office:value="0.131150499719441" calcext:value-type="float">
            <text:p>0.131150499719441</text:p>
          </table:table-cell>
          <table:table-cell office:value-type="float" office:value="0.131254211813714" calcext:value-type="float">
            <text:p>0.131254211813714</text:p>
          </table:table-cell>
          <table:table-cell office:value-type="float" office:value="-222.042318825998" calcext:value-type="float">
            <text:p>-222.042318825998</text:p>
          </table:table-cell>
          <table:table-cell office:value-type="float" office:value="-217.156167883416" calcext:value-type="float">
            <text:p>-217.156167883416</text:p>
          </table:table-cell>
          <table:table-cell office:value-type="float" office:value="-223.258134515063" calcext:value-type="float">
            <text:p>-223.258134515063</text:p>
          </table:table-cell>
          <table:table-cell office:value-type="float" office:value="750" calcext:value-type="float">
            <text:p>750</text:p>
          </table:table-cell>
          <table:table-cell office:value-type="float" office:value="-223.769900056112" calcext:value-type="float">
            <text:p>-223.769900056112</text:p>
          </table:table-cell>
        </table:table-row>
        <table:table-row table:style-name="ro1">
          <table:table-cell office:value-type="string" calcext:value-type="string">
            <text:p>2019-12-02 22:18:04</text:p>
          </table:table-cell>
          <table:table-cell office:value-type="float" office:value="24.7004220131785" calcext:value-type="float">
            <text:p>24.7004220131785</text:p>
          </table:table-cell>
          <table:table-cell office:value-type="float" office:value="72.2504372650179" calcext:value-type="float">
            <text:p>72.2504372650179</text:p>
          </table:table-cell>
          <table:table-cell office:value-type="float" office:value="982.154989010889" calcext:value-type="float">
            <text:p>982.154989010889</text:p>
          </table:table-cell>
          <table:table-cell office:value-type="float" office:value="4090051" calcext:value-type="float">
            <text:p>4090051</text:p>
          </table:table-cell>
          <table:table-cell office:value-type="float" office:value="2017935" calcext:value-type="float">
            <text:p>2017935</text:p>
          </table:table-cell>
          <table:table-cell office:value-type="float" office:value="234664" calcext:value-type="float">
            <text:p>234664</text:p>
          </table:table-cell>
          <table:table-cell office:value-type="float" office:value="275268" calcext:value-type="float">
            <text:p>275268</text:p>
          </table:table-cell>
          <table:table-cell office:value-type="float" office:value="224805" calcext:value-type="float">
            <text:p>2248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19953" calcext:value-type="float">
            <text:p>219953</text:p>
          </table:table-cell>
          <table:table-cell office:value-type="float" office:value="220246" calcext:value-type="float">
            <text:p>220246</text:p>
          </table:table-cell>
          <table:table-cell office:value-type="float" office:value="2.43786066029795" calcext:value-type="float">
            <text:p>2.43786066029795</text:p>
          </table:table-cell>
          <table:table-cell office:value-type="float" office:value="1.2027831319312" calcext:value-type="float">
            <text:p>1.2027831319312</text:p>
          </table:table-cell>
          <table:table-cell office:value-type="float" office:value="0.139870660289605" calcext:value-type="float">
            <text:p>0.139870660289605</text:p>
          </table:table-cell>
          <table:table-cell office:value-type="float" office:value="0.164072533139292" calcext:value-type="float">
            <text:p>0.164072533139292</text:p>
          </table:table-cell>
          <table:table-cell office:value-type="float" office:value="0.133994237660675" calcext:value-type="float">
            <text:p>0.133994237660675</text:p>
          </table:table-cell>
          <table:table-cell office:value-type="float" office:value="5" calcext:value-type="float">
            <text:p>5</text:p>
          </table:table-cell>
          <table:table-cell office:value-type="float" office:value="0.131102219951417" calcext:value-type="float">
            <text:p>0.131102219951417</text:p>
          </table:table-cell>
          <table:table-cell office:value-type="float" office:value="0.131276861581428" calcext:value-type="float">
            <text:p>0.131276861581428</text:p>
          </table:table-cell>
          <table:table-cell office:value-type="float" office:value="-222.025867942079" calcext:value-type="float">
            <text:p>-222.025867942079</text:p>
          </table:table-cell>
          <table:table-cell office:value-type="float" office:value="-217.185493372142" calcext:value-type="float">
            <text:p>-217.185493372142</text:p>
          </table:table-cell>
          <table:table-cell office:value-type="float" office:value="-223.201152467865" calcext:value-type="float">
            <text:p>-223.201152467865</text:p>
          </table:table-cell>
          <table:table-cell office:value-type="float" office:value="750" calcext:value-type="float">
            <text:p>750</text:p>
          </table:table-cell>
          <table:table-cell office:value-type="float" office:value="-223.779556009717" calcext:value-type="float">
            <text:p>-223.779556009717</text:p>
          </table:table-cell>
        </table:table-row>
        <table:table-row table:style-name="ro1">
          <table:table-cell office:value-type="string" calcext:value-type="string">
            <text:p>2019-12-02 22:18:05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2546214816962" calcext:value-type="float">
            <text:p>72.2546214816962</text:p>
          </table:table-cell>
          <table:table-cell office:value-type="float" office:value="982.12942538952" calcext:value-type="float">
            <text:p>982.12942538952</text:p>
          </table:table-cell>
          <table:table-cell office:value-type="float" office:value="4089988" calcext:value-type="float">
            <text:p>4089988</text:p>
          </table:table-cell>
          <table:table-cell office:value-type="float" office:value="2026094" calcext:value-type="float">
            <text:p>2026094</text:p>
          </table:table-cell>
          <table:table-cell office:value-type="float" office:value="234736" calcext:value-type="float">
            <text:p>234736</text:p>
          </table:table-cell>
          <table:table-cell office:value-type="float" office:value="275073" calcext:value-type="float">
            <text:p>275073</text:p>
          </table:table-cell>
          <table:table-cell office:value-type="float" office:value="224112" calcext:value-type="float">
            <text:p>2241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083" calcext:value-type="float">
            <text:p>220083</text:p>
          </table:table-cell>
          <table:table-cell office:value-type="float" office:value="220195" calcext:value-type="float">
            <text:p>220195</text:p>
          </table:table-cell>
          <table:table-cell office:value-type="float" office:value="2.43782310936726" calcext:value-type="float">
            <text:p>2.43782310936726</text:p>
          </table:table-cell>
          <table:table-cell office:value-type="float" office:value="1.20764627547816" calcext:value-type="float">
            <text:p>1.20764627547816</text:p>
          </table:table-cell>
          <table:table-cell office:value-type="float" office:value="0.139913575638959" calcext:value-type="float">
            <text:p>0.139913575638959</text:p>
          </table:table-cell>
          <table:table-cell office:value-type="float" office:value="0.163956304068125" calcext:value-type="float">
            <text:p>0.163956304068125</text:p>
          </table:table-cell>
          <table:table-cell office:value-type="float" office:value="0.133581177423141" calcext:value-type="float">
            <text:p>0.133581177423141</text:p>
          </table:table-cell>
          <table:table-cell office:value-type="float" office:value="5" calcext:value-type="float">
            <text:p>5</text:p>
          </table:table-cell>
          <table:table-cell office:value-type="float" office:value="0.131179705998862" calcext:value-type="float">
            <text:p>0.131179705998862</text:p>
          </table:table-cell>
          <table:table-cell office:value-type="float" office:value="0.131246463208969" calcext:value-type="float">
            <text:p>0.131246463208969</text:p>
          </table:table-cell>
          <table:table-cell office:value-type="float" office:value="-222.017284872208" calcext:value-type="float">
            <text:p>-222.017284872208</text:p>
          </table:table-cell>
          <table:table-cell office:value-type="float" office:value="-217.208739186375" calcext:value-type="float">
            <text:p>-217.208739186375</text:p>
          </table:table-cell>
          <table:table-cell office:value-type="float" office:value="-223.283764515372" calcext:value-type="float">
            <text:p>-223.283764515372</text:p>
          </table:table-cell>
          <table:table-cell office:value-type="float" office:value="750" calcext:value-type="float">
            <text:p>750</text:p>
          </table:table-cell>
          <table:table-cell office:value-type="float" office:value="-223.764058800228" calcext:value-type="float">
            <text:p>-223.764058800228</text:p>
          </table:table-cell>
        </table:table-row>
        <table:table-row table:style-name="ro1">
          <table:table-cell office:value-type="string" calcext:value-type="string">
            <text:p>2019-12-02 22:18:06</text:p>
          </table:table-cell>
          <table:table-cell office:value-type="float" office:value="24.6852600471175" calcext:value-type="float">
            <text:p>24.6852600471175</text:p>
          </table:table-cell>
          <table:table-cell office:value-type="float" office:value="72.2546214816962" calcext:value-type="float">
            <text:p>72.2546214816962</text:p>
          </table:table-cell>
          <table:table-cell office:value-type="float" office:value="982.156902203592" calcext:value-type="float">
            <text:p>982.156902203592</text:p>
          </table:table-cell>
          <table:table-cell office:value-type="float" office:value="4089938" calcext:value-type="float">
            <text:p>4089938</text:p>
          </table:table-cell>
          <table:table-cell office:value-type="float" office:value="2032932" calcext:value-type="float">
            <text:p>2032932</text:p>
          </table:table-cell>
          <table:table-cell office:value-type="float" office:value="234528" calcext:value-type="float">
            <text:p>234528</text:p>
          </table:table-cell>
          <table:table-cell office:value-type="float" office:value="274690" calcext:value-type="float">
            <text:p>274690</text:p>
          </table:table-cell>
          <table:table-cell office:value-type="float" office:value="223700" calcext:value-type="float">
            <text:p>22370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222" calcext:value-type="float">
            <text:p>220222</text:p>
          </table:table-cell>
          <table:table-cell office:value-type="float" office:value="220162" calcext:value-type="float">
            <text:p>220162</text:p>
          </table:table-cell>
          <table:table-cell office:value-type="float" office:value="2.43779330704132" calcext:value-type="float">
            <text:p>2.43779330704132</text:p>
          </table:table-cell>
          <table:table-cell office:value-type="float" office:value="1.21172204157377" calcext:value-type="float">
            <text:p>1.21172204157377</text:p>
          </table:table-cell>
          <table:table-cell office:value-type="float" office:value="0.139789597963047" calcext:value-type="float">
            <text:p>0.139789597963047</text:p>
          </table:table-cell>
          <table:table-cell office:value-type="float" office:value="0.163728018251421" calcext:value-type="float">
            <text:p>0.163728018251421</text:p>
          </table:table-cell>
          <table:table-cell office:value-type="float" office:value="0.133335606257392" calcext:value-type="float">
            <text:p>0.133335606257392</text:p>
          </table:table-cell>
          <table:table-cell office:value-type="float" office:value="5" calcext:value-type="float">
            <text:p>5</text:p>
          </table:table-cell>
          <table:table-cell office:value-type="float" office:value="0.131262556464977" calcext:value-type="float">
            <text:p>0.131262556464977</text:p>
          </table:table-cell>
          <table:table-cell office:value-type="float" office:value="0.131226793673848" calcext:value-type="float">
            <text:p>0.131226793673848</text:p>
          </table:table-cell>
          <table:table-cell office:value-type="float" office:value="-222.042080407391" calcext:value-type="float">
            <text:p>-222.042080407391</text:p>
          </table:table-cell>
          <table:table-cell office:value-type="float" office:value="-217.254396349716" calcext:value-type="float">
            <text:p>-217.254396349716</text:p>
          </table:table-cell>
          <table:table-cell office:value-type="float" office:value="-223.332878748522" calcext:value-type="float">
            <text:p>-223.332878748522</text:p>
          </table:table-cell>
          <table:table-cell office:value-type="float" office:value="750" calcext:value-type="float">
            <text:p>750</text:p>
          </table:table-cell>
          <table:table-cell office:value-type="float" office:value="-223.747488707005" calcext:value-type="float">
            <text:p>-223.747488707005</text:p>
          </table:table-cell>
        </table:table-row>
        <table:table-row table:style-name="ro1">
          <table:table-cell office:value-type="string" calcext:value-type="string">
            <text:p>2019-12-02 22:18:08</text:p>
          </table:table-cell>
          <table:table-cell office:value-type="float" office:value="24.6751520711987" calcext:value-type="float">
            <text:p>24.6751520711987</text:p>
          </table:table-cell>
          <table:table-cell office:value-type="float" office:value="72.2431578782717" calcext:value-type="float">
            <text:p>72.2431578782717</text:p>
          </table:table-cell>
          <table:table-cell office:value-type="float" office:value="982.139859515562" calcext:value-type="float">
            <text:p>982.139859515562</text:p>
          </table:table-cell>
          <table:table-cell office:value-type="float" office:value="4089880" calcext:value-type="float">
            <text:p>4089880</text:p>
          </table:table-cell>
          <table:table-cell office:value-type="float" office:value="2042304" calcext:value-type="float">
            <text:p>2042304</text:p>
          </table:table-cell>
          <table:table-cell office:value-type="float" office:value="234074" calcext:value-type="float">
            <text:p>234074</text:p>
          </table:table-cell>
          <table:table-cell office:value-type="float" office:value="274601" calcext:value-type="float">
            <text:p>274601</text:p>
          </table:table-cell>
          <table:table-cell office:value-type="float" office:value="223292" calcext:value-type="float">
            <text:p>2232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220381" calcext:value-type="float">
            <text:p>220381</text:p>
          </table:table-cell>
          <table:table-cell office:value-type="float" office:value="220148" calcext:value-type="float">
            <text:p>220148</text:p>
          </table:table-cell>
          <table:table-cell office:value-type="float" office:value="2.43775873634323" calcext:value-type="float">
            <text:p>2.43775873634323</text:p>
          </table:table-cell>
          <table:table-cell office:value-type="float" office:value="1.21730818954804" calcext:value-type="float">
            <text:p>1.21730818954804</text:p>
          </table:table-cell>
          <table:table-cell office:value-type="float" office:value="0.139518992843508" calcext:value-type="float">
            <text:p>0.139518992843508</text:p>
          </table:table-cell>
          <table:table-cell office:value-type="float" office:value="0.163674970111247" calcext:value-type="float">
            <text:p>0.163674970111247</text:p>
          </table:table-cell>
          <table:table-cell office:value-type="float" office:value="0.133092419277718" calcext:value-type="float">
            <text:p>0.133092419277718</text:p>
          </table:table-cell>
          <table:table-cell office:value-type="float" office:value="5" calcext:value-type="float">
            <text:p>5</text:p>
          </table:table-cell>
          <table:table-cell office:value-type="float" office:value="0.131357327861467" calcext:value-type="float">
            <text:p>0.131357327861467</text:p>
          </table:table-cell>
          <table:table-cell office:value-type="float" office:value="0.131218449022585" calcext:value-type="float">
            <text:p>0.131218449022585</text:p>
          </table:table-cell>
          <table:table-cell office:value-type="float" office:value="-222.096201431298" calcext:value-type="float">
            <text:p>-222.096201431298</text:p>
          </table:table-cell>
          <table:table-cell office:value-type="float" office:value="-217.265005977751" calcext:value-type="float">
            <text:p>-217.265005977751</text:p>
          </table:table-cell>
          <table:table-cell office:value-type="float" office:value="-223.381516144456" calcext:value-type="float">
            <text:p>-223.381516144456</text:p>
          </table:table-cell>
          <table:table-cell office:value-type="float" office:value="750" calcext:value-type="float">
            <text:p>750</text:p>
          </table:table-cell>
          <table:table-cell office:value-type="float" office:value="-223.728534427707" calcext:value-type="float">
            <text:p>-223.728534427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25" meta:object-count="0"/>
    <meta:generator>LibreOffice/5.2.7.2$Linux_ARM_EABI LibreOffice_project/20m0$Build-2</meta:generator>
  </office:meta>
</office:document-meta>
</file>